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1354in"/>
    </style:style>
    <style:style style:name="co2" style:family="table-column">
      <style:table-column-properties fo:break-before="auto" style:column-width="1.0728in"/>
    </style:style>
    <style:style style:name="co3" style:family="table-column">
      <style:table-column-properties fo:break-before="auto" style:column-width="0.9165in"/>
    </style:style>
    <style:style style:name="co4" style:family="table-column">
      <style:table-column-properties fo:break-before="auto" style:column-width="0.8854in"/>
    </style:style>
    <style:style style:name="co5" style:family="table-column">
      <style:table-column-properties fo:break-before="auto" style:column-width="0.5984in"/>
    </style:style>
    <style:style style:name="co6" style:family="table-column">
      <style:table-column-properties fo:break-before="auto" style:column-width="0.5646in"/>
    </style:style>
    <style:style style:name="co7" style:family="table-column">
      <style:table-column-properties fo:break-before="auto" style:column-width="0.5472in"/>
    </style:style>
    <style:style style:name="co8" style:family="table-column">
      <style:table-column-properties fo:break-before="auto" style:column-width="0.7016in"/>
    </style:style>
    <style:style style:name="co9" style:family="table-column">
      <style:table-column-properties fo:break-before="auto" style:column-width="0.6846in"/>
    </style:style>
    <style:style style:name="co10" style:family="table-column">
      <style:table-column-properties fo:break-before="auto" style:column-width="0.1929in"/>
    </style:style>
    <style:style style:name="co11" style:family="table-column">
      <style:table-column-properties fo:break-before="auto" style:column-width="0.7917in"/>
    </style:style>
    <style:style style:name="co12" style:family="table-column">
      <style:table-column-properties fo:break-before="auto" style:column-width="0.7701in"/>
    </style:style>
    <style:style style:name="co13" style:family="table-column">
      <style:table-column-properties fo:break-before="auto" style:column-width="0.7874in"/>
    </style:style>
    <style:style style:name="co14" style:family="table-column">
      <style:table-column-properties fo:break-before="auto" style:column-width="0.9071in"/>
    </style:style>
    <style:style style:name="co15" style:family="table-column">
      <style:table-column-properties fo:break-before="auto" style:column-width="0.9417in"/>
    </style:style>
    <style:style style:name="co16" style:family="table-column">
      <style:table-column-properties fo:break-before="auto" style:column-width="0.2898in"/>
    </style:style>
    <style:style style:name="co17" style:family="table-column">
      <style:table-column-properties fo:break-before="auto" style:column-width="0.65in"/>
    </style:style>
    <style:style style:name="co18" style:family="table-column">
      <style:table-column-properties fo:break-before="auto" style:column-width="0.5819in"/>
    </style:style>
    <style:style style:name="co19" style:family="table-column">
      <style:table-column-properties fo:break-before="auto" style:column-width="0.6701in"/>
    </style:style>
    <style:style style:name="co20" style:family="table-column">
      <style:table-column-properties fo:break-before="auto" style:column-width="0.6945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text-underline-style="solid" style:text-underline-width="auto" style:text-underline-color="font-color"/>
    </style:style>
    <style:style style:name="gr1" style:family="graphic">
      <style:graphic-properties draw:ole-draw-aspect="1"/>
    </style:style>
  </office:automatic-styles>
  <office:body>
    <office:spreadsheet>
      <table:calculation-settings table:automatic-find-labels="false" table:use-regular-expressions="false"/>
      <table:table table:name="Datos_Nao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2" table:number-columns-repeated="2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3" table:number-columns-repeated="988" table:default-cell-style-name="ce1"/>
        <table:table-column table:style-name="co3" table:number-columns-repeated="24" table:default-cell-style-name="Default"/>
        <table:table-row table:style-name="ro1">
          <table:table-cell office:value-type="string" calcext:value-type="string">
            <text:p>X Torso</text:p>
          </table:table-cell>
          <table:table-cell office:value-type="string" calcext:value-type="string">
            <text:p>Y Torso</text:p>
          </table:table-cell>
          <table:table-cell office:value-type="string" calcext:value-type="string">
            <text:p>Z Torso</text:p>
          </table:table-cell>
          <table:table-cell table:style-name="Default" office:value-type="string" calcext:value-type="string">
            <text:p>WX Torso</text:p>
          </table:table-cell>
          <table:table-cell table:style-name="Default" office:value-type="string" calcext:value-type="string">
            <text:p>WY Torso</text:p>
          </table:table-cell>
          <table:table-cell table:style-name="Default" office:value-type="string" calcext:value-type="string">
            <text:p>WZ Torso</text:p>
          </table:table-cell>
          <table:table-cell table:number-columns-repeated="3"/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Default" office:value-type="float" office:value="-0.00861632823944092" calcext:value-type="float">
            <text:p>-0.0086163282</text:p>
          </table:table-cell>
          <table:table-cell table:style-name="Default" office:value-type="float" office:value="-0.0122712831944227" calcext:value-type="float">
            <text:p>-0.0122712832</text:p>
          </table:table-cell>
          <table:table-cell table:style-name="Default" office:value-type="float" office:value="0.32926619052887" calcext:value-type="float">
            <text:p>0.3292661905</text:p>
          </table:table-cell>
          <table:table-cell table:style-name="Default" office:value-type="float" office:value="0.0319020003080368" calcext:value-type="float">
            <text:p>0.0319020003</text:p>
          </table:table-cell>
          <table:table-cell table:style-name="Default" office:value-type="float" office:value="-0.00153218524064869" calcext:value-type="float">
            <text:p>-0.0015321852</text:p>
          </table:table-cell>
          <table:table-cell table:style-name="Default" office:value-type="float" office:value="-0.000244131602812558" calcext:value-type="float">
            <text:p>-0.0002441316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906942971050739" calcext:value-type="float">
            <text:p>-0.0090694297</text:p>
          </table:table-cell>
          <table:table-cell table:style-name="Default" office:value-type="float" office:value="-0.0134379602968693" calcext:value-type="float">
            <text:p>-0.0134379603</text:p>
          </table:table-cell>
          <table:table-cell table:style-name="Default" office:value-type="float" office:value="0.329269051551819" calcext:value-type="float">
            <text:p>0.3292690516</text:p>
          </table:table-cell>
          <table:table-cell table:style-name="Default" office:value-type="float" office:value="0.029070571064949" calcext:value-type="float">
            <text:p>0.0290705711</text:p>
          </table:table-cell>
          <table:table-cell table:style-name="Default" office:value-type="float" office:value="-0.00238154199905694" calcext:value-type="float">
            <text:p>-0.002381542</text:p>
          </table:table-cell>
          <table:table-cell table:style-name="Default" office:value-type="float" office:value="-0.00153501832392067" calcext:value-type="float">
            <text:p>-0.0015350183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940656941384077" calcext:value-type="float">
            <text:p>-0.0094065694</text:p>
          </table:table-cell>
          <table:table-cell table:style-name="Default" office:value-type="float" office:value="-0.0142315151169896" calcext:value-type="float">
            <text:p>-0.0142315151</text:p>
          </table:table-cell>
          <table:table-cell table:style-name="Default" office:value-type="float" office:value="0.329267024993896" calcext:value-type="float">
            <text:p>0.329267025</text:p>
          </table:table-cell>
          <table:table-cell table:style-name="Default" office:value-type="float" office:value="0.0269170813262463" calcext:value-type="float">
            <text:p>0.0269170813</text:p>
          </table:table-cell>
          <table:table-cell table:style-name="Default" office:value-type="float" office:value="-0.00302565144374967" calcext:value-type="float">
            <text:p>-0.0030256514</text:p>
          </table:table-cell>
          <table:table-cell table:style-name="Default" office:value-type="float" office:value="-0.00246955710463226" calcext:value-type="float">
            <text:p>-0.0024695571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959519855678082" calcext:value-type="float">
            <text:p>-0.0095951986</text:p>
          </table:table-cell>
          <table:table-cell table:style-name="Default" office:value-type="float" office:value="-0.0146600278094411" calcext:value-type="float">
            <text:p>-0.0146600278</text:p>
          </table:table-cell>
          <table:table-cell table:style-name="Default" office:value-type="float" office:value="0.329264253377914" calcext:value-type="float">
            <text:p>0.3292642534</text:p>
          </table:table-cell>
          <table:table-cell table:style-name="Default" office:value-type="float" office:value="0.025702154263854" calcext:value-type="float">
            <text:p>0.0257021543</text:p>
          </table:table-cell>
          <table:table-cell table:style-name="Default" office:value-type="float" office:value="-0.00338836316950619" calcext:value-type="float">
            <text:p>-0.0033883632</text:p>
          </table:table-cell>
          <table:table-cell table:style-name="Default" office:value-type="float" office:value="-0.0029883359093219" calcext:value-type="float">
            <text:p>-0.002988335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979670416563749" calcext:value-type="float">
            <text:p>-0.0097967042</text:p>
          </table:table-cell>
          <table:table-cell table:style-name="Default" office:value-type="float" office:value="-0.0151086859405041" calcext:value-type="float">
            <text:p>-0.0151086859</text:p>
          </table:table-cell>
          <table:table-cell table:style-name="Default" office:value-type="float" office:value="0.329260051250458" calcext:value-type="float">
            <text:p>0.3292600513</text:p>
          </table:table-cell>
          <table:table-cell table:style-name="Default" office:value-type="float" office:value="0.0243986155837774" calcext:value-type="float">
            <text:p>0.0243986156</text:p>
          </table:table-cell>
          <table:table-cell table:style-name="Default" office:value-type="float" office:value="-0.00377698498778045" calcext:value-type="float">
            <text:p>-0.003776985</text:p>
          </table:table-cell>
          <table:table-cell table:style-name="Default" office:value-type="float" office:value="-0.00354059715755284" calcext:value-type="float">
            <text:p>-0.0035405972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101221296936274" calcext:value-type="float">
            <text:p>-0.0101221297</text:p>
          </table:table-cell>
          <table:table-cell table:style-name="Default" office:value-type="float" office:value="-0.0158175602555275" calcext:value-type="float">
            <text:p>-0.0158175603</text:p>
          </table:table-cell>
          <table:table-cell table:style-name="Default" office:value-type="float" office:value="0.329250484704971" calcext:value-type="float">
            <text:p>0.3292504847</text:p>
          </table:table-cell>
          <table:table-cell table:style-name="Default" office:value-type="float" office:value="0.022283086553216" calcext:value-type="float">
            <text:p>0.0222830866</text:p>
          </table:table-cell>
          <table:table-cell table:style-name="Default" office:value-type="float" office:value="-0.0044065099209547" calcext:value-type="float">
            <text:p>-0.0044065099</text:p>
          </table:table-cell>
          <table:table-cell table:style-name="Default" office:value-type="float" office:value="-0.00443031592294574" calcext:value-type="float">
            <text:p>-0.004430315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103539060801268" calcext:value-type="float">
            <text:p>-0.0103539061</text:p>
          </table:table-cell>
          <table:table-cell table:style-name="Default" office:value-type="float" office:value="-0.0163130052387714" calcext:value-type="float">
            <text:p>-0.0163130052</text:p>
          </table:table-cell>
          <table:table-cell table:style-name="Default" office:value-type="float" office:value="0.32924148440361" calcext:value-type="float">
            <text:p>0.3292414844</text:p>
          </table:table-cell>
          <table:table-cell table:style-name="Default" office:value-type="float" office:value="0.0207699276506901" calcext:value-type="float">
            <text:p>0.0207699277</text:p>
          </table:table-cell>
          <table:table-cell table:style-name="Default" office:value-type="float" office:value="-0.00485589681193233" calcext:value-type="float">
            <text:p>-0.0048558968</text:p>
          </table:table-cell>
          <table:table-cell table:style-name="Default" office:value-type="float" office:value="-0.00506333727389574" calcext:value-type="float">
            <text:p>-0.0050633373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105970380827785" calcext:value-type="float">
            <text:p>-0.0105970381</text:p>
          </table:table-cell>
          <table:table-cell table:style-name="Default" office:value-type="float" office:value="-0.0168257690966129" calcext:value-type="float">
            <text:p>-0.0168257691</text:p>
          </table:table-cell>
          <table:table-cell table:style-name="Default" office:value-type="float" office:value="0.329230129718781" calcext:value-type="float">
            <text:p>0.3292301297</text:p>
          </table:table-cell>
          <table:table-cell table:style-name="Default" office:value-type="float" office:value="0.0191777646541595" calcext:value-type="float">
            <text:p>0.0191777647</text:p>
          </table:table-cell>
          <table:table-cell table:style-name="Default" office:value-type="float" office:value="-0.00532795302569866" calcext:value-type="float">
            <text:p>-0.005327953</text:p>
          </table:table-cell>
          <table:table-cell table:style-name="Default" office:value-type="float" office:value="-0.00572756584733725" calcext:value-type="float">
            <text:p>-0.0057275658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108511326834559" calcext:value-type="float">
            <text:p>-0.0108511327</text:p>
          </table:table-cell>
          <table:table-cell table:style-name="Default" office:value-type="float" office:value="-0.017355177551508" calcext:value-type="float">
            <text:p>-0.0173551776</text:p>
          </table:table-cell>
          <table:table-cell table:style-name="Default" office:value-type="float" office:value="0.329216122627258" calcext:value-type="float">
            <text:p>0.3292161226</text:p>
          </table:table-cell>
          <table:table-cell table:style-name="Default" office:value-type="float" office:value="0.0175093375146389" calcext:value-type="float">
            <text:p>0.0175093375</text:p>
          </table:table-cell>
          <table:table-cell table:style-name="Default" office:value-type="float" office:value="-0.00582172581925988" calcext:value-type="float">
            <text:p>-0.0058217258</text:p>
          </table:table-cell>
          <table:table-cell table:style-name="Default" office:value-type="float" office:value="-0.00642228871583939" calcext:value-type="float">
            <text:p>-0.0064222887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109821315854788" calcext:value-type="float">
            <text:p>-0.0109821316</text:p>
          </table:table-cell>
          <table:table-cell table:style-name="Default" office:value-type="float" office:value="-0.0176257956773043" calcext:value-type="float">
            <text:p>-0.0176257957</text:p>
          </table:table-cell>
          <table:table-cell table:style-name="Default" office:value-type="float" office:value="0.329208046197891" calcext:value-type="float">
            <text:p>0.3292080462</text:p>
          </table:table-cell>
          <table:table-cell table:style-name="Default" office:value-type="float" office:value="0.0166474021971226" calcext:value-type="float">
            <text:p>0.0166474022</text:p>
          </table:table-cell>
          <table:table-cell table:style-name="Default" office:value-type="float" office:value="-0.00607646582648158" calcext:value-type="float">
            <text:p>-0.0060764658</text:p>
          </table:table-cell>
          <table:table-cell table:style-name="Default" office:value-type="float" office:value="-0.00678086327388883" calcext:value-type="float">
            <text:p>-0.0067808633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112518379464746" calcext:value-type="float">
            <text:p>-0.0112518379</text:p>
          </table:table-cell>
          <table:table-cell table:style-name="Default" office:value-type="float" office:value="-0.0181786101311445" calcext:value-type="float">
            <text:p>-0.0181786101</text:p>
          </table:table-cell>
          <table:table-cell table:style-name="Default" office:value-type="float" office:value="0.329189598560333" calcext:value-type="float">
            <text:p>0.3291895986</text:p>
          </table:table-cell>
          <table:table-cell table:style-name="Default" office:value-type="float" office:value="0.0148698017001152" calcext:value-type="float">
            <text:p>0.0148698017</text:p>
          </table:table-cell>
          <table:table-cell table:style-name="Default" office:value-type="float" office:value="-0.00660105561837554" calcext:value-type="float">
            <text:p>-0.0066010556</text:p>
          </table:table-cell>
          <table:table-cell table:style-name="Default" office:value-type="float" office:value="-0.00752012804150581" calcext:value-type="float">
            <text:p>-0.007520128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115313977003098" calcext:value-type="float">
            <text:p>-0.0115313977</text:p>
          </table:table-cell>
          <table:table-cell table:style-name="Default" office:value-type="float" office:value="-0.0187460519373417" calcext:value-type="float">
            <text:p>-0.0187460519</text:p>
          </table:table-cell>
          <table:table-cell table:style-name="Default" office:value-type="float" office:value="0.329167813062668" calcext:value-type="float">
            <text:p>0.3291678131</text:p>
          </table:table-cell>
          <table:table-cell table:style-name="Default" office:value-type="float" office:value="0.0130229089409113" calcext:value-type="float">
            <text:p>0.0130229089</text:p>
          </table:table-cell>
          <table:table-cell table:style-name="Default" office:value-type="float" office:value="-0.00714498152956367" calcext:value-type="float">
            <text:p>-0.0071449815</text:p>
          </table:table-cell>
          <table:table-cell table:style-name="Default" office:value-type="float" office:value="-0.00828822236508131" calcext:value-type="float">
            <text:p>-0.0082882224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11674739420414" calcext:value-type="float">
            <text:p>-0.0116747394</text:p>
          </table:table-cell>
          <table:table-cell table:style-name="Default" office:value-type="float" office:value="-0.0190349984914064" calcext:value-type="float">
            <text:p>-0.0190349985</text:p>
          </table:table-cell>
          <table:table-cell table:style-name="Default" office:value-type="float" office:value="0.329155623912811" calcext:value-type="float">
            <text:p>0.3291556239</text:p>
          </table:table-cell>
          <table:table-cell table:style-name="Default" office:value-type="float" office:value="0.0120743392035365" calcext:value-type="float">
            <text:p>0.0120743392</text:p>
          </table:table-cell>
          <table:table-cell table:style-name="Default" office:value-type="float" office:value="-0.00742390844970941" calcext:value-type="float">
            <text:p>-0.0074239084</text:p>
          </table:table-cell>
          <table:table-cell table:style-name="Default" office:value-type="float" office:value="-0.00868279486894608" calcext:value-type="float">
            <text:p>-0.008682794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119682587683201" calcext:value-type="float">
            <text:p>-0.0119682588</text:p>
          </table:table-cell>
          <table:table-cell table:style-name="Default" office:value-type="float" office:value="-0.0196229480206966" calcext:value-type="float">
            <text:p>-0.019622948</text:p>
          </table:table-cell>
          <table:table-cell table:style-name="Default" office:value-type="float" office:value="0.329128414392471" calcext:value-type="float">
            <text:p>0.3291284144</text:p>
          </table:table-cell>
          <table:table-cell table:style-name="Default" office:value-type="float" office:value="0.0101287197321653" calcext:value-type="float">
            <text:p>0.0101287197</text:p>
          </table:table-cell>
          <table:table-cell table:style-name="Default" office:value-type="float" office:value="-0.0079950662329793" calcext:value-type="float">
            <text:p>-0.0079950662</text:p>
          </table:table-cell>
          <table:table-cell table:style-name="Default" office:value-type="float" office:value="-0.00949278194457293" calcext:value-type="float">
            <text:p>-0.009492781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121183823794127" calcext:value-type="float">
            <text:p>-0.0121183824</text:p>
          </table:table-cell>
          <table:table-cell table:style-name="Default" office:value-type="float" office:value="-0.0199217461049557" calcext:value-type="float">
            <text:p>-0.0199217461</text:p>
          </table:table-cell>
          <table:table-cell table:style-name="Default" office:value-type="float" office:value="0.329113364219665" calcext:value-type="float">
            <text:p>0.3291133642</text:p>
          </table:table-cell>
          <table:table-cell table:style-name="Default" office:value-type="float" office:value="0.00913235731422901" calcext:value-type="float">
            <text:p>0.0091323573</text:p>
          </table:table-cell>
          <table:table-cell table:style-name="Default" office:value-type="float" office:value="-0.00828707031905651" calcext:value-type="float">
            <text:p>-0.0082870703</text:p>
          </table:table-cell>
          <table:table-cell table:style-name="Default" office:value-type="float" office:value="-0.00990804843604565" calcext:value-type="float">
            <text:p>-0.0099080484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122705949470401" calcext:value-type="float">
            <text:p>-0.0122705949</text:p>
          </table:table-cell>
          <table:table-cell table:style-name="Default" office:value-type="float" office:value="-0.0202236175537109" calcext:value-type="float">
            <text:p>-0.0202236176</text:p>
          </table:table-cell>
          <table:table-cell table:style-name="Default" office:value-type="float" office:value="0.329097270965576" calcext:value-type="float">
            <text:p>0.329097271</text:p>
          </table:table-cell>
          <table:table-cell table:style-name="Default" office:value-type="float" office:value="0.00812075473368168" calcext:value-type="float">
            <text:p>0.0081207547</text:p>
          </table:table-cell>
          <table:table-cell table:style-name="Default" office:value-type="float" office:value="-0.00858319643884897" calcext:value-type="float">
            <text:p>-0.0085831964</text:p>
          </table:table-cell>
          <table:table-cell table:style-name="Default" office:value-type="float" office:value="-0.010329901240766" calcext:value-type="float">
            <text:p>-0.0103299012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125812646001577" calcext:value-type="float">
            <text:p>-0.0125812646</text:p>
          </table:table-cell>
          <table:table-cell table:style-name="Default" office:value-type="float" office:value="-0.0208361987024546" calcext:value-type="float">
            <text:p>-0.0208361987</text:p>
          </table:table-cell>
          <table:table-cell table:style-name="Default" office:value-type="float" office:value="0.329061985015869" calcext:value-type="float">
            <text:p>0.329061985</text:p>
          </table:table-cell>
          <table:table-cell table:style-name="Default" office:value-type="float" office:value="0.00605323072522879" calcext:value-type="float">
            <text:p>0.0060532307</text:p>
          </table:table-cell>
          <table:table-cell table:style-name="Default" office:value-type="float" office:value="-0.00918732583522797" calcext:value-type="float">
            <text:p>-0.0091873258</text:p>
          </table:table-cell>
          <table:table-cell table:style-name="Default" office:value-type="float" office:value="-0.0111934039741755" calcext:value-type="float">
            <text:p>-0.011193404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128998244181275" calcext:value-type="float">
            <text:p>-0.0128998244</text:p>
          </table:table-cell>
          <table:table-cell table:style-name="Default" office:value-type="float" office:value="-0.02145991101861" calcext:value-type="float">
            <text:p>-0.021459911</text:p>
          </table:table-cell>
          <table:table-cell table:style-name="Default" office:value-type="float" office:value="0.329022318124771" calcext:value-type="float">
            <text:p>0.3290223181</text:p>
          </table:table-cell>
          <table:table-cell table:style-name="Default" office:value-type="float" office:value="0.00392893375828862" calcext:value-type="float">
            <text:p>0.0039289338</text:p>
          </table:table-cell>
          <table:table-cell table:style-name="Default" office:value-type="float" office:value="-0.00980650167912245" calcext:value-type="float">
            <text:p>-0.0098065017</text:p>
          </table:table-cell>
          <table:table-cell table:style-name="Default" office:value-type="float" office:value="-0.0120825180783868" calcext:value-type="float">
            <text:p>-0.0120825181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130619471892715" calcext:value-type="float">
            <text:p>-0.0130619472</text:p>
          </table:table-cell>
          <table:table-cell table:style-name="Default" office:value-type="float" office:value="-0.0217757094651461" calcext:value-type="float">
            <text:p>-0.0217757095</text:p>
          </table:table-cell>
          <table:table-cell table:style-name="Default" office:value-type="float" office:value="0.329000771045685" calcext:value-type="float">
            <text:p>0.329000771</text:p>
          </table:table-cell>
          <table:table-cell table:style-name="Default" office:value-type="float" office:value="0.00284635811112821" calcext:value-type="float">
            <text:p>0.0028463581</text:p>
          </table:table-cell>
          <table:table-cell table:style-name="Default" office:value-type="float" office:value="-0.0101214442402124" calcext:value-type="float">
            <text:p>-0.0101214442</text:p>
          </table:table-cell>
          <table:table-cell table:style-name="Default" office:value-type="float" office:value="-0.0125364558771253" calcext:value-type="float">
            <text:p>-0.012536455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133915329352021" calcext:value-type="float">
            <text:p>-0.0133915329</text:p>
          </table:table-cell>
          <table:table-cell table:style-name="Default" office:value-type="float" office:value="-0.0224146954715252" calcext:value-type="float">
            <text:p>-0.0224146955</text:p>
          </table:table-cell>
          <table:table-cell table:style-name="Default" office:value-type="float" office:value="0.328954070806503" calcext:value-type="float">
            <text:p>0.3289540708</text:p>
          </table:table-cell>
          <table:table-cell table:style-name="Default" office:value-type="float" office:value="0.000642097089439631" calcext:value-type="float">
            <text:p>0.0006420971</text:p>
          </table:table-cell>
          <table:table-cell table:style-name="Default" office:value-type="float" office:value="-0.0107613988220692" calcext:value-type="float">
            <text:p>-0.0107613988</text:p>
          </table:table-cell>
          <table:table-cell table:style-name="Default" office:value-type="float" office:value="-0.0134625779464841" calcext:value-type="float">
            <text:p>-0.013462577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1355891674757" calcext:value-type="float">
            <text:p>-0.0135589167</text:p>
          </table:table-cell>
          <table:table-cell table:style-name="Default" office:value-type="float" office:value="-0.0227376818656921" calcext:value-type="float">
            <text:p>-0.0227376819</text:p>
          </table:table-cell>
          <table:table-cell table:style-name="Default" office:value-type="float" office:value="0.328928887844086" calcext:value-type="float">
            <text:p>0.3289288878</text:p>
          </table:table-cell>
          <table:table-cell table:style-name="Default" office:value-type="float" office:value="-0.000478912785183638" calcext:value-type="float">
            <text:p>-0.0004789128</text:p>
          </table:table-cell>
          <table:table-cell table:style-name="Default" office:value-type="float" office:value="-0.0110861826688051" calcext:value-type="float">
            <text:p>-0.0110861827</text:p>
          </table:table-cell>
          <table:table-cell table:style-name="Default" office:value-type="float" office:value="-0.013934631831944" calcext:value-type="float">
            <text:p>-0.0139346318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138985738158226" calcext:value-type="float">
            <text:p>-0.0138985738</text:p>
          </table:table-cell>
          <table:table-cell table:style-name="Default" office:value-type="float" office:value="-0.0233901776373386" calcext:value-type="float">
            <text:p>-0.0233901776</text:p>
          </table:table-cell>
          <table:table-cell table:style-name="Default" office:value-type="float" office:value="0.328874707221985" calcext:value-type="float">
            <text:p>0.3288747072</text:p>
          </table:table-cell>
          <table:table-cell table:style-name="Default" office:value-type="float" office:value="-0.00275690667331219" calcext:value-type="float">
            <text:p>-0.0027569067</text:p>
          </table:table-cell>
          <table:table-cell table:style-name="Default" office:value-type="float" office:value="-0.0117448018863797" calcext:value-type="float">
            <text:p>-0.0117448019</text:p>
          </table:table-cell>
          <table:table-cell table:style-name="Default" office:value-type="float" office:value="-0.0148960119113326" calcext:value-type="float">
            <text:p>-0.014896011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144194141030312" calcext:value-type="float">
            <text:p>-0.0144194141</text:p>
          </table:table-cell>
          <table:table-cell table:style-name="Default" office:value-type="float" office:value="-0.0243837721645832" calcext:value-type="float">
            <text:p>-0.0243837722</text:p>
          </table:table-cell>
          <table:table-cell table:style-name="Default" office:value-type="float" office:value="0.328783690929413" calcext:value-type="float">
            <text:p>0.3287836909</text:p>
          </table:table-cell>
          <table:table-cell table:style-name="Default" office:value-type="float" office:value="-0.00625866604968906" calcext:value-type="float">
            <text:p>-0.006258666</text:p>
          </table:table-cell>
          <table:table-cell table:style-name="Default" office:value-type="float" office:value="-0.0127535341307521" calcext:value-type="float">
            <text:p>-0.0127535341</text:p>
          </table:table-cell>
          <table:table-cell table:style-name="Default" office:value-type="float" office:value="-0.0163801722228527" calcext:value-type="float">
            <text:p>-0.0163801722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145958662033081" calcext:value-type="float">
            <text:p>-0.0145958662</text:p>
          </table:table-cell>
          <table:table-cell table:style-name="Default" office:value-type="float" office:value="-0.024718526750803" calcext:value-type="float">
            <text:p>-0.0247185268</text:p>
          </table:table-cell>
          <table:table-cell table:style-name="Default" office:value-type="float" office:value="0.328750640153885" calcext:value-type="float">
            <text:p>0.3287506402</text:p>
          </table:table-cell>
          <table:table-cell table:style-name="Default" office:value-type="float" office:value="-0.00744716729968786" calcext:value-type="float">
            <text:p>-0.0074471673</text:p>
          </table:table-cell>
          <table:table-cell table:style-name="Default" office:value-type="float" office:value="-0.0130948508158326" calcext:value-type="float">
            <text:p>-0.0130948508</text:p>
          </table:table-cell>
          <table:table-cell table:style-name="Default" office:value-type="float" office:value="-0.0168856009840965" calcext:value-type="float">
            <text:p>-0.016885601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149526465684176" calcext:value-type="float">
            <text:p>-0.0149526466</text:p>
          </table:table-cell>
          <table:table-cell table:style-name="Default" office:value-type="float" office:value="-0.0253928005695343" calcext:value-type="float">
            <text:p>-0.0253928006</text:p>
          </table:table-cell>
          <table:table-cell table:style-name="Default" office:value-type="float" office:value="0.328680396080017" calcext:value-type="float">
            <text:p>0.3286803961</text:p>
          </table:table-cell>
          <table:table-cell table:style-name="Default" office:value-type="float" office:value="-0.00985392834991217" calcext:value-type="float">
            <text:p>-0.0098539283</text:p>
          </table:table-cell>
          <table:table-cell table:style-name="Default" office:value-type="float" office:value="-0.0137843964621425" calcext:value-type="float">
            <text:p>-0.0137843965</text:p>
          </table:table-cell>
          <table:table-cell table:style-name="Default" office:value-type="float" office:value="-0.0179121308028698" calcext:value-type="float">
            <text:p>-0.0179121308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151328798383474" calcext:value-type="float">
            <text:p>-0.0151328798</text:p>
          </table:table-cell>
          <table:table-cell table:style-name="Default" office:value-type="float" office:value="-0.0257321186363697" calcext:value-type="float">
            <text:p>-0.0257321186</text:p>
          </table:table-cell>
          <table:table-cell table:style-name="Default" office:value-type="float" office:value="0.328643172979355" calcext:value-type="float">
            <text:p>0.328643173</text:p>
          </table:table-cell>
          <table:table-cell table:style-name="Default" office:value-type="float" office:value="-0.0110715134069324" calcext:value-type="float">
            <text:p>-0.0110715134</text:p>
          </table:table-cell>
          <table:table-cell table:style-name="Default" office:value-type="float" office:value="-0.0141323916614056" calcext:value-type="float">
            <text:p>-0.0141323917</text:p>
          </table:table-cell>
          <table:table-cell table:style-name="Default" office:value-type="float" office:value="-0.0184329114854336" calcext:value-type="float">
            <text:p>-0.0184329115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154967335984111" calcext:value-type="float">
            <text:p>-0.0154967336</text:p>
          </table:table-cell>
          <table:table-cell table:style-name="Default" office:value-type="float" office:value="-0.0264146719127893" calcext:value-type="float">
            <text:p>-0.0264146719</text:p>
          </table:table-cell>
          <table:table-cell table:style-name="Default" office:value-type="float" office:value="0.328564435243607" calcext:value-type="float">
            <text:p>0.3285644352</text:p>
          </table:table-cell>
          <table:table-cell table:style-name="Default" office:value-type="float" office:value="-0.0135333817452192" calcext:value-type="float">
            <text:p>-0.0135333817</text:p>
          </table:table-cell>
          <table:table-cell table:style-name="Default" office:value-type="float" office:value="-0.0148342531174421" calcext:value-type="float">
            <text:p>-0.0148342531</text:p>
          </table:table-cell>
          <table:table-cell table:style-name="Default" office:value-type="float" office:value="-0.0194889679551125" calcext:value-type="float">
            <text:p>-0.019488968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15680268406868" calcext:value-type="float">
            <text:p>-0.0156802684</text:p>
          </table:table-cell>
          <table:table-cell table:style-name="Default" office:value-type="float" office:value="-0.0267576985061169" calcext:value-type="float">
            <text:p>-0.0267576985</text:p>
          </table:table-cell>
          <table:table-cell table:style-name="Default" office:value-type="float" office:value="0.328522890806198" calcext:value-type="float">
            <text:p>0.3285228908</text:p>
          </table:table-cell>
          <table:table-cell table:style-name="Default" office:value-type="float" office:value="-0.0147769618779421" calcext:value-type="float">
            <text:p>-0.0147769619</text:p>
          </table:table-cell>
          <table:table-cell table:style-name="Default" office:value-type="float" office:value="-0.0151878800243139" calcext:value-type="float">
            <text:p>-0.01518788</text:p>
          </table:table-cell>
          <table:table-cell table:style-name="Default" office:value-type="float" office:value="-0.0200240705162287" calcext:value-type="float">
            <text:p>-0.0200240705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160502158105373" calcext:value-type="float">
            <text:p>-0.0160502158</text:p>
          </table:table-cell>
          <table:table-cell table:style-name="Default" office:value-type="float" office:value="-0.0274468008428812" calcext:value-type="float">
            <text:p>-0.0274468008</text:p>
          </table:table-cell>
          <table:table-cell table:style-name="Default" office:value-type="float" office:value="0.328435391187668" calcext:value-type="float">
            <text:p>0.3284353912</text:p>
          </table:table-cell>
          <table:table-cell table:style-name="Default" office:value-type="float" office:value="-0.0172876641154289" calcext:value-type="float">
            <text:p>-0.0172876641</text:p>
          </table:table-cell>
          <table:table-cell table:style-name="Default" office:value-type="float" office:value="-0.0158999375998974" calcext:value-type="float">
            <text:p>-0.0158999376</text:p>
          </table:table-cell>
          <table:table-cell table:style-name="Default" office:value-type="float" office:value="-0.0211077816784382" calcext:value-type="float">
            <text:p>-0.0211077817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162365566939116" calcext:value-type="float">
            <text:p>-0.0162365567</text:p>
          </table:table-cell>
          <table:table-cell table:style-name="Default" office:value-type="float" office:value="-0.0277926772832871" calcext:value-type="float">
            <text:p>-0.0277926773</text:p>
          </table:table-cell>
          <table:table-cell table:style-name="Default" office:value-type="float" office:value="0.328389436006546" calcext:value-type="float">
            <text:p>0.328389436</text:p>
          </table:table-cell>
          <table:table-cell table:style-name="Default" office:value-type="float" office:value="-0.0185541212558746" calcext:value-type="float">
            <text:p>-0.0185541213</text:p>
          </table:table-cell>
          <table:table-cell table:style-name="Default" office:value-type="float" office:value="-0.0162581466138363" calcext:value-type="float">
            <text:p>-0.0162581466</text:p>
          </table:table-cell>
          <table:table-cell table:style-name="Default" office:value-type="float" office:value="-0.0216561462730169" calcext:value-type="float">
            <text:p>-0.0216561463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166116524487734" calcext:value-type="float">
            <text:p>-0.0166116524</text:p>
          </table:table-cell>
          <table:table-cell table:style-name="Default" office:value-type="float" office:value="-0.0284865852445364" calcext:value-type="float">
            <text:p>-0.0284865852</text:p>
          </table:table-cell>
          <table:table-cell table:style-name="Default" office:value-type="float" office:value="0.328293025493622" calcext:value-type="float">
            <text:p>0.3282930255</text:p>
          </table:table-cell>
          <table:table-cell table:style-name="Default" office:value-type="float" office:value="-0.0211075376719236" calcext:value-type="float">
            <text:p>-0.0211075377</text:p>
          </table:table-cell>
          <table:table-cell table:style-name="Default" office:value-type="float" office:value="-0.0169783756136894" calcext:value-type="float">
            <text:p>-0.0169783756</text:p>
          </table:table-cell>
          <table:table-cell table:style-name="Default" office:value-type="float" office:value="-0.022765276953578" calcext:value-type="float">
            <text:p>-0.022765277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168002769351006" calcext:value-type="float">
            <text:p>-0.0168002769</text:p>
          </table:table-cell>
          <table:table-cell table:style-name="Default" office:value-type="float" office:value="-0.0288344211876392" calcext:value-type="float">
            <text:p>-0.0288344212</text:p>
          </table:table-cell>
          <table:table-cell table:style-name="Default" office:value-type="float" office:value="0.328242570161819" calcext:value-type="float">
            <text:p>0.3282425702</text:p>
          </table:table-cell>
          <table:table-cell table:style-name="Default" office:value-type="float" office:value="-0.0223938059061766" calcext:value-type="float">
            <text:p>-0.0223938059</text:p>
          </table:table-cell>
          <table:table-cell table:style-name="Default" office:value-type="float" office:value="-0.0173401609063149" calcext:value-type="float">
            <text:p>-0.0173401609</text:p>
          </table:table-cell>
          <table:table-cell table:style-name="Default" office:value-type="float" office:value="-0.0233258046209812" calcext:value-type="float">
            <text:p>-0.0233258046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173699874430895" calcext:value-type="float">
            <text:p>-0.0173699874</text:p>
          </table:table-cell>
          <table:table-cell table:style-name="Default" office:value-type="float" office:value="-0.029880415648222" calcext:value-type="float">
            <text:p>-0.0298804156</text:p>
          </table:table-cell>
          <table:table-cell table:style-name="Default" office:value-type="float" office:value="0.328082114458084" calcext:value-type="float">
            <text:p>0.3280821145</text:p>
          </table:table-cell>
          <table:table-cell table:style-name="Default" office:value-type="float" office:value="-0.0262867342680693" calcext:value-type="float">
            <text:p>-0.0262867343</text:p>
          </table:table-cell>
          <table:table-cell table:style-name="Default" office:value-type="float" office:value="-0.0184308290481567" calcext:value-type="float">
            <text:p>-0.018430829</text:p>
          </table:table-cell>
          <table:table-cell table:style-name="Default" office:value-type="float" office:value="-0.0250297356396914" calcext:value-type="float">
            <text:p>-0.0250297356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175609551370144" calcext:value-type="float">
            <text:p>-0.0175609551</text:p>
          </table:table-cell>
          <table:table-cell table:style-name="Default" office:value-type="float" office:value="-0.0302295945584774" calcext:value-type="float">
            <text:p>-0.0302295946</text:p>
          </table:table-cell>
          <table:table-cell table:style-name="Default" office:value-type="float" office:value="0.328025579452515" calcext:value-type="float">
            <text:p>0.3280255795</text:p>
          </table:table-cell>
          <table:table-cell table:style-name="Default" office:value-type="float" office:value="-0.0275946129113436" calcext:value-type="float">
            <text:p>-0.0275946129</text:p>
          </table:table-cell>
          <table:table-cell table:style-name="Default" office:value-type="float" office:value="-0.018795795738697" calcext:value-type="float">
            <text:p>-0.0187957957</text:p>
          </table:table-cell>
          <table:table-cell table:style-name="Default" office:value-type="float" office:value="-0.0256047025322914" calcext:value-type="float">
            <text:p>-0.0256047025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17944198101759" calcext:value-type="float">
            <text:p>-0.0179441981</text:p>
          </table:table-cell>
          <table:table-cell table:style-name="Default" office:value-type="float" office:value="-0.0309281125664711" calcext:value-type="float">
            <text:p>-0.0309281126</text:p>
          </table:table-cell>
          <table:table-cell table:style-name="Default" office:value-type="float" office:value="0.327908009290695" calcext:value-type="float">
            <text:p>0.3279080093</text:p>
          </table:table-cell>
          <table:table-cell table:style-name="Default" office:value-type="float" office:value="-0.0302236638963223" calcext:value-type="float">
            <text:p>-0.0302236639</text:p>
          </table:table-cell>
          <table:table-cell table:style-name="Default" office:value-type="float" office:value="-0.0195271708071232" calcext:value-type="float">
            <text:p>-0.0195271708</text:p>
          </table:table-cell>
          <table:table-cell table:style-name="Default" office:value-type="float" office:value="-0.0267644543200731" calcext:value-type="float">
            <text:p>-0.0267644543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181363262236118" calcext:value-type="float">
            <text:p>-0.0181363262</text:p>
          </table:table-cell>
          <table:table-cell table:style-name="Default" office:value-type="float" office:value="-0.0312772877514362" calcext:value-type="float">
            <text:p>-0.0312772878</text:p>
          </table:table-cell>
          <table:table-cell table:style-name="Default" office:value-type="float" office:value="0.327846974134445" calcext:value-type="float">
            <text:p>0.3278469741</text:p>
          </table:table-cell>
          <table:table-cell table:style-name="Default" office:value-type="float" office:value="-0.031544167548418" calcext:value-type="float">
            <text:p>-0.0315441675</text:p>
          </table:table-cell>
          <table:table-cell table:style-name="Default" office:value-type="float" office:value="-0.0198933556675911" calcext:value-type="float">
            <text:p>-0.0198933557</text:p>
          </table:table-cell>
          <table:table-cell table:style-name="Default" office:value-type="float" office:value="-0.0273489151149988" calcext:value-type="float">
            <text:p>-0.0273489151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183287709951401" calcext:value-type="float">
            <text:p>-0.018328771</text:p>
          </table:table-cell>
          <table:table-cell table:style-name="Default" office:value-type="float" office:value="-0.0316262617707252" calcext:value-type="float">
            <text:p>-0.0316262618</text:p>
          </table:table-cell>
          <table:table-cell table:style-name="Default" office:value-type="float" office:value="0.327784448862076" calcext:value-type="float">
            <text:p>0.3277844489</text:p>
          </table:table-cell>
          <table:table-cell table:style-name="Default" office:value-type="float" office:value="-0.0328681841492653" calcext:value-type="float">
            <text:p>-0.0328681841</text:p>
          </table:table-cell>
          <table:table-cell table:style-name="Default" office:value-type="float" office:value="-0.020259715616703" calcext:value-type="float">
            <text:p>-0.0202597156</text:p>
          </table:table-cell>
          <table:table-cell table:style-name="Default" office:value-type="float" office:value="-0.0279363226145506" calcext:value-type="float">
            <text:p>-0.0279363226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191003046929836" calcext:value-type="float">
            <text:p>-0.0191003047</text:p>
          </table:table-cell>
          <table:table-cell table:style-name="Default" office:value-type="float" office:value="-0.0330185070633888" calcext:value-type="float">
            <text:p>-0.0330185071</text:p>
          </table:table-cell>
          <table:table-cell table:style-name="Default" office:value-type="float" office:value="0.327519476413727" calcext:value-type="float">
            <text:p>0.3275194764</text:p>
          </table:table-cell>
          <table:table-cell table:style-name="Default" office:value-type="float" office:value="-0.0381927564740181" calcext:value-type="float">
            <text:p>-0.0381927565</text:p>
          </table:table-cell>
          <table:table-cell table:style-name="Default" office:value-type="float" office:value="-0.0217249151319265" calcext:value-type="float">
            <text:p>-0.0217249151</text:p>
          </table:table-cell>
          <table:table-cell table:style-name="Default" office:value-type="float" office:value="-0.0303117968142033" calcext:value-type="float">
            <text:p>-0.0303117968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192933678627014" calcext:value-type="float">
            <text:p>-0.0192933679</text:p>
          </table:table-cell>
          <table:table-cell table:style-name="Default" office:value-type="float" office:value="-0.0333651453256607" calcext:value-type="float">
            <text:p>-0.0333651453</text:p>
          </table:table-cell>
          <table:table-cell table:style-name="Default" office:value-type="float" office:value="0.327449589967728" calcext:value-type="float">
            <text:p>0.32744959</text:p>
          </table:table-cell>
          <table:table-cell table:style-name="Default" office:value-type="float" office:value="-0.0395292937755585" calcext:value-type="float">
            <text:p>-0.0395292938</text:p>
          </table:table-cell>
          <table:table-cell table:style-name="Default" office:value-type="float" office:value="-0.0220906138420105" calcext:value-type="float">
            <text:p>-0.0220906138</text:p>
          </table:table-cell>
          <table:table-cell table:style-name="Default" office:value-type="float" office:value="-0.0309114791452885" calcext:value-type="float">
            <text:p>-0.0309114791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196793265640736" calcext:value-type="float">
            <text:p>-0.0196793266</text:p>
          </table:table-cell>
          <table:table-cell table:style-name="Default" office:value-type="float" office:value="-0.0340561866760254" calcext:value-type="float">
            <text:p>-0.0340561867</text:p>
          </table:table-cell>
          <table:table-cell table:style-name="Default" office:value-type="float" office:value="0.327305495738983" calcext:value-type="float">
            <text:p>0.3273054957</text:p>
          </table:table-cell>
          <table:table-cell table:style-name="Default" office:value-type="float" office:value="-0.0422065258026123" calcext:value-type="float">
            <text:p>-0.0422065258</text:p>
          </table:table-cell>
          <table:table-cell table:style-name="Default" office:value-type="float" office:value="-0.0228205546736717" calcext:value-type="float">
            <text:p>-0.0228205547</text:p>
          </table:table-cell>
          <table:table-cell table:style-name="Default" office:value-type="float" office:value="-0.0321167334914207" calcext:value-type="float">
            <text:p>-0.0321167335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200647618621588" calcext:value-type="float">
            <text:p>-0.0200647619</text:p>
          </table:table-cell>
          <table:table-cell table:style-name="Default" office:value-type="float" office:value="-0.0347435623407364" calcext:value-type="float">
            <text:p>-0.0347435623</text:p>
          </table:table-cell>
          <table:table-cell table:style-name="Default" office:value-type="float" office:value="0.327155768871307" calcext:value-type="float">
            <text:p>0.3271557689</text:p>
          </table:table-cell>
          <table:table-cell table:style-name="Default" office:value-type="float" office:value="-0.0448870062828064" calcext:value-type="float">
            <text:p>-0.0448870063</text:p>
          </table:table-cell>
          <table:table-cell table:style-name="Default" office:value-type="float" office:value="-0.0235478542745113" calcext:value-type="float">
            <text:p>-0.0235478543</text:p>
          </table:table-cell>
          <table:table-cell table:style-name="Default" office:value-type="float" office:value="-0.033328965306282" calcext:value-type="float">
            <text:p>-0.0333289653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204492397606373" calcext:value-type="float">
            <text:p>-0.0204492398</text:p>
          </table:table-cell>
          <table:table-cell table:style-name="Default" office:value-type="float" office:value="-0.0354265533387661" calcext:value-type="float">
            <text:p>-0.0354265533</text:p>
          </table:table-cell>
          <table:table-cell table:style-name="Default" office:value-type="float" office:value="0.32700052857399" calcext:value-type="float">
            <text:p>0.3270005286</text:p>
          </table:table-cell>
          <table:table-cell table:style-name="Default" office:value-type="float" office:value="-0.0475680008530617" calcext:value-type="float">
            <text:p>-0.0475680009</text:p>
          </table:table-cell>
          <table:table-cell table:style-name="Default" office:value-type="float" office:value="-0.0242716986685991" calcext:value-type="float">
            <text:p>-0.0242716987</text:p>
          </table:table-cell>
          <table:table-cell table:style-name="Default" office:value-type="float" office:value="-0.034546859562397" calcext:value-type="float">
            <text:p>-0.0345468596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208322871476412" calcext:value-type="float">
            <text:p>-0.0208322871</text:p>
          </table:table-cell>
          <table:table-cell table:style-name="Default" office:value-type="float" office:value="-0.0361044406890869" calcext:value-type="float">
            <text:p>-0.0361044407</text:p>
          </table:table-cell>
          <table:table-cell table:style-name="Default" office:value-type="float" office:value="0.32684001326561" calcext:value-type="float">
            <text:p>0.3268400133</text:p>
          </table:table-cell>
          <table:table-cell table:style-name="Default" office:value-type="float" office:value="-0.0502468012273312" calcext:value-type="float">
            <text:p>-0.0502468012</text:p>
          </table:table-cell>
          <table:table-cell table:style-name="Default" office:value-type="float" office:value="-0.0249912682920694" calcext:value-type="float">
            <text:p>-0.0249912683</text:p>
          </table:table-cell>
          <table:table-cell table:style-name="Default" office:value-type="float" office:value="-0.0357691831886768" calcext:value-type="float">
            <text:p>-0.0357691832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212135687470436" calcext:value-type="float">
            <text:p>-0.0212135687</text:p>
          </table:table-cell>
          <table:table-cell table:style-name="Default" office:value-type="float" office:value="-0.0367765873670578" calcext:value-type="float">
            <text:p>-0.0367765874</text:p>
          </table:table-cell>
          <table:table-cell table:style-name="Default" office:value-type="float" office:value="0.326674342155457" calcext:value-type="float">
            <text:p>0.3266743422</text:p>
          </table:table-cell>
          <table:table-cell table:style-name="Default" office:value-type="float" office:value="-0.0529207363724709" calcext:value-type="float">
            <text:p>-0.0529207364</text:p>
          </table:table-cell>
          <table:table-cell table:style-name="Default" office:value-type="float" office:value="-0.0257057659327984" calcext:value-type="float">
            <text:p>-0.0257057659</text:p>
          </table:table-cell>
          <table:table-cell table:style-name="Default" office:value-type="float" office:value="-0.0369947478175163" calcext:value-type="float">
            <text:p>-0.0369947478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215926729142666" calcext:value-type="float">
            <text:p>-0.0215926729</text:p>
          </table:table-cell>
          <table:table-cell table:style-name="Default" office:value-type="float" office:value="-0.037442222237587" calcext:value-type="float">
            <text:p>-0.0374422222</text:p>
          </table:table-cell>
          <table:table-cell table:style-name="Default" office:value-type="float" office:value="0.326503753662109" calcext:value-type="float">
            <text:p>0.3265037537</text:p>
          </table:table-cell>
          <table:table-cell table:style-name="Default" office:value-type="float" office:value="-0.055587075650692" calcext:value-type="float">
            <text:p>-0.0555870757</text:p>
          </table:table-cell>
          <table:table-cell table:style-name="Default" office:value-type="float" office:value="-0.0264144297689199" calcext:value-type="float">
            <text:p>-0.0264144298</text:p>
          </table:table-cell>
          <table:table-cell table:style-name="Default" office:value-type="float" office:value="-0.0382221266627312" calcext:value-type="float">
            <text:p>-0.0382221267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219691563397646" calcext:value-type="float">
            <text:p>-0.0219691563</text:p>
          </table:table-cell>
          <table:table-cell table:style-name="Default" office:value-type="float" office:value="-0.0381006933748722" calcext:value-type="float">
            <text:p>-0.0381006934</text:p>
          </table:table-cell>
          <table:table-cell table:style-name="Default" office:value-type="float" office:value="0.32632851600647" calcext:value-type="float">
            <text:p>0.326328516</text:p>
          </table:table-cell>
          <table:table-cell table:style-name="Default" office:value-type="float" office:value="-0.0582431778311729" calcext:value-type="float">
            <text:p>-0.0582431778</text:p>
          </table:table-cell>
          <table:table-cell table:style-name="Default" office:value-type="float" office:value="-0.027116471901536" calcext:value-type="float">
            <text:p>-0.0271164719</text:p>
          </table:table-cell>
          <table:table-cell table:style-name="Default" office:value-type="float" office:value="-0.039450004696846" calcext:value-type="float">
            <text:p>-0.0394500047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225280933082104" calcext:value-type="float">
            <text:p>-0.0225280933</text:p>
          </table:table-cell>
          <table:table-cell table:style-name="Default" office:value-type="float" office:value="-0.0390734933316708" calcext:value-type="float">
            <text:p>-0.0390734933</text:p>
          </table:table-cell>
          <table:table-cell table:style-name="Default" office:value-type="float" office:value="0.326057463884354" calcext:value-type="float">
            <text:p>0.3260574639</text:p>
          </table:table-cell>
          <table:table-cell table:style-name="Default" office:value-type="float" office:value="-0.0622021779417992" calcext:value-type="float">
            <text:p>-0.0622021779</text:p>
          </table:table-cell>
          <table:table-cell table:style-name="Default" office:value-type="float" office:value="-0.0281554274260998" calcext:value-type="float">
            <text:p>-0.0281554274</text:p>
          </table:table-cell>
          <table:table-cell table:style-name="Default" office:value-type="float" office:value="-0.0412900224328041" calcext:value-type="float">
            <text:p>-0.0412900224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230789482593536" calcext:value-type="float">
            <text:p>-0.0230789483</text:p>
          </table:table-cell>
          <table:table-cell table:style-name="Default" office:value-type="float" office:value="-0.0400263555347919" calcext:value-type="float">
            <text:p>-0.0400263555</text:p>
          </table:table-cell>
          <table:table-cell table:style-name="Default" office:value-type="float" office:value="0.325777381658554" calcext:value-type="float">
            <text:p>0.3257773817</text:p>
          </table:table-cell>
          <table:table-cell table:style-name="Default" office:value-type="float" office:value="-0.0661228746175766" calcext:value-type="float">
            <text:p>-0.0661228746</text:p>
          </table:table-cell>
          <table:table-cell table:style-name="Default" office:value-type="float" office:value="-0.0291752927005291" calcext:value-type="float">
            <text:p>-0.0291752927</text:p>
          </table:table-cell>
          <table:table-cell table:style-name="Default" office:value-type="float" office:value="-0.0431234054267407" calcext:value-type="float">
            <text:p>-0.0431234054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232605431228876" calcext:value-type="float">
            <text:p>-0.0232605431</text:p>
          </table:table-cell>
          <table:table-cell table:style-name="Default" office:value-type="float" office:value="-0.0403391942381859" calcext:value-type="float">
            <text:p>-0.0403391942</text:p>
          </table:table-cell>
          <table:table-cell table:style-name="Default" office:value-type="float" office:value="0.325682193040848" calcext:value-type="float">
            <text:p>0.325682193</text:p>
          </table:table-cell>
          <table:table-cell table:style-name="Default" office:value-type="float" office:value="-0.067419707775116" calcext:value-type="float">
            <text:p>-0.0674197078</text:p>
          </table:table-cell>
          <table:table-cell table:style-name="Default" office:value-type="float" office:value="-0.0295105930417776" calcext:value-type="float">
            <text:p>-0.029510593</text:p>
          </table:table-cell>
          <table:table-cell table:style-name="Default" office:value-type="float" office:value="-0.043732300400734" calcext:value-type="float">
            <text:p>-0.0437323004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236203894019127" calcext:value-type="float">
            <text:p>-0.0236203894</text:p>
          </table:table-cell>
          <table:table-cell table:style-name="Default" office:value-type="float" office:value="-0.0409571193158627" calcext:value-type="float">
            <text:p>-0.0409571193</text:p>
          </table:table-cell>
          <table:table-cell table:style-name="Default" office:value-type="float" office:value="0.325489401817322" calcext:value-type="float">
            <text:p>0.3254894018</text:p>
          </table:table-cell>
          <table:table-cell table:style-name="Default" office:value-type="float" office:value="-0.0699962675571442" calcext:value-type="float">
            <text:p>-0.0699962676</text:p>
          </table:table-cell>
          <table:table-cell table:style-name="Default" office:value-type="float" office:value="-0.0301736444234848" calcext:value-type="float">
            <text:p>-0.0301736444</text:p>
          </table:table-cell>
          <table:table-cell table:style-name="Default" office:value-type="float" office:value="-0.0449456088244915" calcext:value-type="float">
            <text:p>-0.0449456088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237985700368881" calcext:value-type="float">
            <text:p>-0.02379857</text:p>
          </table:table-cell>
          <table:table-cell table:style-name="Default" office:value-type="float" office:value="-0.0412620902061462" calcext:value-type="float">
            <text:p>-0.0412620902</text:p>
          </table:table-cell>
          <table:table-cell table:style-name="Default" office:value-type="float" office:value="0.325391829013824" calcext:value-type="float">
            <text:p>0.325391829</text:p>
          </table:table-cell>
          <table:table-cell table:style-name="Default" office:value-type="float" office:value="-0.0712753087282181" calcext:value-type="float">
            <text:p>-0.0712753087</text:p>
          </table:table-cell>
          <table:table-cell table:style-name="Default" office:value-type="float" office:value="-0.030501214787364" calcext:value-type="float">
            <text:p>-0.0305012148</text:p>
          </table:table-cell>
          <table:table-cell table:style-name="Default" office:value-type="float" office:value="-0.0455497205257416" calcext:value-type="float">
            <text:p>-0.0455497205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24151124060154" calcext:value-type="float">
            <text:p>-0.0241511241</text:p>
          </table:table-cell>
          <table:table-cell table:style-name="Default" office:value-type="float" office:value="-0.0418636053800583" calcext:value-type="float">
            <text:p>-0.0418636054</text:p>
          </table:table-cell>
          <table:table-cell table:style-name="Default" office:value-type="float" office:value="0.325194627046585" calcext:value-type="float">
            <text:p>0.325194627</text:p>
          </table:table-cell>
          <table:table-cell table:style-name="Default" office:value-type="float" office:value="-0.0738132745027542" calcext:value-type="float">
            <text:p>-0.0738132745</text:p>
          </table:table-cell>
          <table:table-cell table:style-name="Default" office:value-type="float" office:value="-0.031148049980402" calcext:value-type="float">
            <text:p>-0.03114805</text:p>
          </table:table-cell>
          <table:table-cell table:style-name="Default" office:value-type="float" office:value="-0.0467517152428627" calcext:value-type="float">
            <text:p>-0.0467517152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244983434677124" calcext:value-type="float">
            <text:p>-0.0244983435</text:p>
          </table:table-cell>
          <table:table-cell table:style-name="Default" office:value-type="float" office:value="-0.0424533486366272" calcext:value-type="float">
            <text:p>-0.0424533486</text:p>
          </table:table-cell>
          <table:table-cell table:style-name="Default" office:value-type="float" office:value="0.32499498128891" calcext:value-type="float">
            <text:p>0.3249949813</text:p>
          </table:table-cell>
          <table:table-cell table:style-name="Default" office:value-type="float" office:value="-0.0763221830129623" calcext:value-type="float">
            <text:p>-0.076322183</text:p>
          </table:table-cell>
          <table:table-cell table:style-name="Default" office:value-type="float" office:value="-0.0317832492291927" calcext:value-type="float">
            <text:p>-0.0317832492</text:p>
          </table:table-cell>
          <table:table-cell table:style-name="Default" office:value-type="float" office:value="-0.0479443669319153" calcext:value-type="float">
            <text:p>-0.047944366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246698372066021" calcext:value-type="float">
            <text:p>-0.0246698372</text:p>
          </table:table-cell>
          <table:table-cell table:style-name="Default" office:value-type="float" office:value="-0.0427436158061028" calcext:value-type="float">
            <text:p>-0.0427436158</text:p>
          </table:table-cell>
          <table:table-cell table:style-name="Default" office:value-type="float" office:value="0.324894338846207" calcext:value-type="float">
            <text:p>0.3248943388</text:p>
          </table:table-cell>
          <table:table-cell table:style-name="Default" office:value-type="float" office:value="-0.0775649100542069" calcext:value-type="float">
            <text:p>-0.0775649101</text:p>
          </table:table-cell>
          <table:table-cell table:style-name="Default" office:value-type="float" office:value="-0.0320962555706501" calcext:value-type="float">
            <text:p>-0.0320962556</text:p>
          </table:table-cell>
          <table:table-cell table:style-name="Default" office:value-type="float" office:value="-0.0485366992652416" calcext:value-type="float">
            <text:p>-0.0485366993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250083729624748" calcext:value-type="float">
            <text:p>-0.025008373</text:p>
          </table:table-cell>
          <table:table-cell table:style-name="Default" office:value-type="float" office:value="-0.0433146134018898" calcext:value-type="float">
            <text:p>-0.0433146134</text:p>
          </table:table-cell>
          <table:table-cell table:style-name="Default" office:value-type="float" office:value="0.324691742658615" calcext:value-type="float">
            <text:p>0.3246917427</text:p>
          </table:table-cell>
          <table:table-cell table:style-name="Default" office:value-type="float" office:value="-0.0800251588225365" calcext:value-type="float">
            <text:p>-0.0800251588</text:p>
          </table:table-cell>
          <table:table-cell table:style-name="Default" office:value-type="float" office:value="-0.0327127277851105" calcext:value-type="float">
            <text:p>-0.0327127278</text:p>
          </table:table-cell>
          <table:table-cell table:style-name="Default" office:value-type="float" office:value="-0.0497124083340168" calcext:value-type="float">
            <text:p>-0.0497124083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251753143966198" calcext:value-type="float">
            <text:p>-0.0251753144</text:p>
          </table:table-cell>
          <table:table-cell table:style-name="Default" office:value-type="float" office:value="-0.0435951426625252" calcext:value-type="float">
            <text:p>-0.0435951427</text:p>
          </table:table-cell>
          <table:table-cell table:style-name="Default" office:value-type="float" office:value="0.324589878320694" calcext:value-type="float">
            <text:p>0.3245898783</text:p>
          </table:table-cell>
          <table:table-cell table:style-name="Default" office:value-type="float" office:value="-0.0812420397996903" calcext:value-type="float">
            <text:p>-0.0812420398</text:p>
          </table:table-cell>
          <table:table-cell table:style-name="Default" office:value-type="float" office:value="-0.0330160260200501" calcext:value-type="float">
            <text:p>-0.033016026</text:p>
          </table:table-cell>
          <table:table-cell table:style-name="Default" office:value-type="float" office:value="-0.0502954460680485" calcext:value-type="float">
            <text:p>-0.0502954461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253406316041946" calcext:value-type="float">
            <text:p>-0.0253406316</text:p>
          </table:table-cell>
          <table:table-cell table:style-name="Default" office:value-type="float" office:value="-0.0438723005354405" calcext:value-type="float">
            <text:p>-0.0438723005</text:p>
          </table:table-cell>
          <table:table-cell table:style-name="Default" office:value-type="float" office:value="0.324487686157227" calcext:value-type="float">
            <text:p>0.3244876862</text:p>
          </table:table-cell>
          <table:table-cell table:style-name="Default" office:value-type="float" office:value="-0.0824496597051621" calcext:value-type="float">
            <text:p>-0.0824496597</text:p>
          </table:table-cell>
          <table:table-cell table:style-name="Default" office:value-type="float" office:value="-0.0333159379661083" calcext:value-type="float">
            <text:p>-0.033315938</text:p>
          </table:table-cell>
          <table:table-cell table:style-name="Default" office:value-type="float" office:value="-0.0508749894797802" calcext:value-type="float">
            <text:p>-0.0508749895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256662741303444" calcext:value-type="float">
            <text:p>-0.0256662741</text:p>
          </table:table-cell>
          <table:table-cell table:style-name="Default" office:value-type="float" office:value="-0.0444160848855972" calcext:value-type="float">
            <text:p>-0.0444160849</text:p>
          </table:table-cell>
          <table:table-cell table:style-name="Default" office:value-type="float" office:value="0.324282616376877" calcext:value-type="float">
            <text:p>0.3242826164</text:p>
          </table:table-cell>
          <table:table-cell table:style-name="Default" office:value-type="float" office:value="-0.0848357230424881" calcext:value-type="float">
            <text:p>-0.084835723</text:p>
          </table:table-cell>
          <table:table-cell table:style-name="Default" office:value-type="float" office:value="-0.0339051783084869" calcext:value-type="float">
            <text:p>-0.0339051783</text:p>
          </table:table-cell>
          <table:table-cell table:style-name="Default" office:value-type="float" office:value="-0.0520227402448654" calcext:value-type="float">
            <text:p>-0.0520227402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25826521217823" calcext:value-type="float">
            <text:p>-0.0258265212</text:p>
          </table:table-cell>
          <table:table-cell table:style-name="Default" office:value-type="float" office:value="-0.0446825958788395" calcext:value-type="float">
            <text:p>-0.0446825959</text:p>
          </table:table-cell>
          <table:table-cell table:style-name="Default" office:value-type="float" office:value="0.324179828166962" calcext:value-type="float">
            <text:p>0.3241798282</text:p>
          </table:table-cell>
          <table:table-cell table:style-name="Default" office:value-type="float" office:value="-0.0860134810209275" calcext:value-type="float">
            <text:p>-0.086013481</text:p>
          </table:table-cell>
          <table:table-cell table:style-name="Default" office:value-type="float" office:value="-0.0341943725943565" calcext:value-type="float">
            <text:p>-0.0341943726</text:p>
          </table:table-cell>
          <table:table-cell table:style-name="Default" office:value-type="float" office:value="-0.0525906309485436" calcext:value-type="float">
            <text:p>-0.052590630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261415392160416" calcext:value-type="float">
            <text:p>-0.0261415392</text:p>
          </table:table-cell>
          <table:table-cell table:style-name="Default" office:value-type="float" office:value="-0.0452044494450092" calcext:value-type="float">
            <text:p>-0.0452044494</text:p>
          </table:table-cell>
          <table:table-cell table:style-name="Default" office:value-type="float" office:value="0.323974102735519" calcext:value-type="float">
            <text:p>0.3239741027</text:p>
          </table:table-cell>
          <table:table-cell table:style-name="Default" office:value-type="float" office:value="-0.0883368477225304" calcext:value-type="float">
            <text:p>-0.0883368477</text:p>
          </table:table-cell>
          <table:table-cell table:style-name="Default" office:value-type="float" office:value="-0.0347615592181683" calcext:value-type="float">
            <text:p>-0.0347615592</text:p>
          </table:table-cell>
          <table:table-cell table:style-name="Default" office:value-type="float" office:value="-0.0537134259939194" calcext:value-type="float">
            <text:p>-0.053713426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283991172909737" calcext:value-type="float">
            <text:p>-0.0283991173</text:p>
          </table:table-cell>
          <table:table-cell table:style-name="Default" office:value-type="float" office:value="-0.0454929918050766" calcext:value-type="float">
            <text:p>-0.0454929918</text:p>
          </table:table-cell>
          <table:table-cell table:style-name="Default" office:value-type="float" office:value="0.323657661676407" calcext:value-type="float">
            <text:p>0.3236576617</text:p>
          </table:table-cell>
          <table:table-cell table:style-name="Default" office:value-type="float" office:value="-0.0909576416015625" calcext:value-type="float">
            <text:p>-0.0909576416</text:p>
          </table:table-cell>
          <table:table-cell table:style-name="Default" office:value-type="float" office:value="-0.041370652616024" calcext:value-type="float">
            <text:p>-0.0413706526</text:p>
          </table:table-cell>
          <table:table-cell table:style-name="Default" office:value-type="float" office:value="-0.0548156723380089" calcext:value-type="float">
            <text:p>-0.0548156723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2849380671978" calcext:value-type="float">
            <text:p>-0.0284938067</text:p>
          </table:table-cell>
          <table:table-cell table:style-name="Default" office:value-type="float" office:value="-0.0460721850395203" calcext:value-type="float">
            <text:p>-0.046072185</text:p>
          </table:table-cell>
          <table:table-cell table:style-name="Default" office:value-type="float" office:value="0.323630630970001" calcext:value-type="float">
            <text:p>0.323630631</text:p>
          </table:table-cell>
          <table:table-cell table:style-name="Default" office:value-type="float" office:value="-0.0910589769482613" calcext:value-type="float">
            <text:p>-0.0910589769</text:p>
          </table:table-cell>
          <table:table-cell table:style-name="Default" office:value-type="float" office:value="-0.0414128713309765" calcext:value-type="float">
            <text:p>-0.0414128713</text:p>
          </table:table-cell>
          <table:table-cell table:style-name="Default" office:value-type="float" office:value="-0.055400438606739" calcext:value-type="float">
            <text:p>-0.0554004386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28707604855299" calcext:value-type="float">
            <text:p>-0.0287076049</text:p>
          </table:table-cell>
          <table:table-cell table:style-name="Default" office:value-type="float" office:value="-0.0471321977674961" calcext:value-type="float">
            <text:p>-0.0471321978</text:p>
          </table:table-cell>
          <table:table-cell table:style-name="Default" office:value-type="float" office:value="0.323516309261322" calcext:value-type="float">
            <text:p>0.3235163093</text:p>
          </table:table-cell>
          <table:table-cell table:style-name="Default" office:value-type="float" office:value="-0.0914837568998337" calcext:value-type="float">
            <text:p>-0.0914837569</text:p>
          </table:table-cell>
          <table:table-cell table:style-name="Default" office:value-type="float" office:value="-0.0415904447436333" calcext:value-type="float">
            <text:p>-0.0415904447</text:p>
          </table:table-cell>
          <table:table-cell table:style-name="Default" office:value-type="float" office:value="-0.056544441729784" calcext:value-type="float">
            <text:p>-0.0565444417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289423763751984" calcext:value-type="float">
            <text:p>-0.0289423764</text:p>
          </table:table-cell>
          <table:table-cell table:style-name="Default" office:value-type="float" office:value="-0.0480926372110844" calcext:value-type="float">
            <text:p>-0.0480926372</text:p>
          </table:table-cell>
          <table:table-cell table:style-name="Default" office:value-type="float" office:value="0.323346734046936" calcext:value-type="float">
            <text:p>0.323346734</text:p>
          </table:table-cell>
          <table:table-cell table:style-name="Default" office:value-type="float" office:value="-0.0921057611703873" calcext:value-type="float">
            <text:p>-0.0921057612</text:p>
          </table:table-cell>
          <table:table-cell table:style-name="Default" office:value-type="float" office:value="-0.0418521948158741" calcext:value-type="float">
            <text:p>-0.0418521948</text:p>
          </table:table-cell>
          <table:table-cell table:style-name="Default" office:value-type="float" office:value="-0.0576568841934204" calcext:value-type="float">
            <text:p>-0.0576568842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291885882616043" calcext:value-type="float">
            <text:p>-0.0291885883</text:p>
          </table:table-cell>
          <table:table-cell table:style-name="Default" office:value-type="float" office:value="-0.0489789694547653" calcext:value-type="float">
            <text:p>-0.0489789695</text:p>
          </table:table-cell>
          <table:table-cell table:style-name="Default" office:value-type="float" office:value="0.323142737150192" calcext:value-type="float">
            <text:p>0.3231427372</text:p>
          </table:table-cell>
          <table:table-cell table:style-name="Default" office:value-type="float" office:value="-0.0928436666727066" calcext:value-type="float">
            <text:p>-0.0928436667</text:p>
          </table:table-cell>
          <table:table-cell table:style-name="Default" office:value-type="float" office:value="-0.0421654917299748" calcext:value-type="float">
            <text:p>-0.0421654917</text:p>
          </table:table-cell>
          <table:table-cell table:style-name="Default" office:value-type="float" office:value="-0.0587394386529923" calcext:value-type="float">
            <text:p>-0.0587394387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294400230050087" calcext:value-type="float">
            <text:p>-0.029440023</text:p>
          </table:table-cell>
          <table:table-cell table:style-name="Default" office:value-type="float" office:value="-0.0498071052134037" calcext:value-type="float">
            <text:p>-0.0498071052</text:p>
          </table:table-cell>
          <table:table-cell table:style-name="Default" office:value-type="float" office:value="0.322917878627777" calcext:value-type="float">
            <text:p>0.3229178786</text:p>
          </table:table-cell>
          <table:table-cell table:style-name="Default" office:value-type="float" office:value="-0.0936451554298401" calcext:value-type="float">
            <text:p>-0.0936451554</text:p>
          </table:table-cell>
          <table:table-cell table:style-name="Default" office:value-type="float" office:value="-0.0425096116960049" calcext:value-type="float">
            <text:p>-0.0425096117</text:p>
          </table:table-cell>
          <table:table-cell table:style-name="Default" office:value-type="float" office:value="-0.059792198240757" calcext:value-type="float">
            <text:p>-0.0597921982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29692767187953" calcext:value-type="float">
            <text:p>-0.0296927672</text:p>
          </table:table-cell>
          <table:table-cell table:style-name="Default" office:value-type="float" office:value="-0.0505867898464203" calcext:value-type="float">
            <text:p>-0.0505867898</text:p>
          </table:table-cell>
          <table:table-cell table:style-name="Default" office:value-type="float" office:value="0.322681099176407" calcext:value-type="float">
            <text:p>0.3226810992</text:p>
          </table:table-cell>
          <table:table-cell table:style-name="Default" office:value-type="float" office:value="-0.0944762676954269" calcext:value-type="float">
            <text:p>-0.0944762677</text:p>
          </table:table-cell>
          <table:table-cell table:style-name="Default" office:value-type="float" office:value="-0.0428713224828243" calcext:value-type="float">
            <text:p>-0.0428713225</text:p>
          </table:table-cell>
          <table:table-cell table:style-name="Default" office:value-type="float" office:value="-0.0608146153390408" calcext:value-type="float">
            <text:p>-0.0608146153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298187546432018" calcext:value-type="float">
            <text:p>-0.0298187546</text:p>
          </table:table-cell>
          <table:table-cell table:style-name="Default" office:value-type="float" office:value="-0.0509604401886463" calcext:value-type="float">
            <text:p>-0.0509604402</text:p>
          </table:table-cell>
          <table:table-cell table:style-name="Default" office:value-type="float" office:value="0.32256019115448" calcext:value-type="float">
            <text:p>0.3225601912</text:p>
          </table:table-cell>
          <table:table-cell table:style-name="Default" office:value-type="float" office:value="-0.0948957055807114" calcext:value-type="float">
            <text:p>-0.0948957056</text:p>
          </table:table-cell>
          <table:table-cell table:style-name="Default" office:value-type="float" office:value="-0.0430560261011124" calcext:value-type="float">
            <text:p>-0.0430560261</text:p>
          </table:table-cell>
          <table:table-cell table:style-name="Default" office:value-type="float" office:value="-0.0613142400979996" calcext:value-type="float">
            <text:p>-0.0613142401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29944159090519" calcext:value-type="float">
            <text:p>-0.0299441591</text:p>
          </table:table-cell>
          <table:table-cell table:style-name="Default" office:value-type="float" office:value="-0.0513239465653896" calcext:value-type="float">
            <text:p>-0.0513239466</text:p>
          </table:table-cell>
          <table:table-cell table:style-name="Default" office:value-type="float" office:value="0.322438418865204" calcext:value-type="float">
            <text:p>0.3224384189</text:p>
          </table:table-cell>
          <table:table-cell table:style-name="Default" office:value-type="float" office:value="-0.0953148975968361" calcext:value-type="float">
            <text:p>-0.0953148976</text:p>
          </table:table-cell>
          <table:table-cell table:style-name="Default" office:value-type="float" office:value="-0.0432422645390034" calcext:value-type="float">
            <text:p>-0.0432422645</text:p>
          </table:table-cell>
          <table:table-cell table:style-name="Default" office:value-type="float" office:value="-0.0618057474493981" calcext:value-type="float">
            <text:p>-0.0618057474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301924925297499" calcext:value-type="float">
            <text:p>-0.0301924925</text:p>
          </table:table-cell>
          <table:table-cell table:style-name="Default" office:value-type="float" office:value="-0.0520220287144184" calcext:value-type="float">
            <text:p>-0.0520220287</text:p>
          </table:table-cell>
          <table:table-cell table:style-name="Default" office:value-type="float" office:value="0.322194069623947" calcext:value-type="float">
            <text:p>0.3221940696</text:p>
          </table:table-cell>
          <table:table-cell table:style-name="Default" office:value-type="float" office:value="-0.0961465314030647" calcext:value-type="float">
            <text:p>-0.0961465314</text:p>
          </table:table-cell>
          <table:table-cell table:style-name="Default" office:value-type="float" office:value="-0.0436171554028988" calcext:value-type="float">
            <text:p>-0.0436171554</text:p>
          </table:table-cell>
          <table:table-cell table:style-name="Default" office:value-type="float" office:value="-0.0627643391489983" calcext:value-type="float">
            <text:p>-0.0627643391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304366387426853" calcext:value-type="float">
            <text:p>-0.0304366387</text:p>
          </table:table-cell>
          <table:table-cell table:style-name="Default" office:value-type="float" office:value="-0.0526828579604626" calcext:value-type="float">
            <text:p>-0.052682858</text:p>
          </table:table-cell>
          <table:table-cell table:style-name="Default" office:value-type="float" office:value="0.321950942277908" calcext:value-type="float">
            <text:p>0.3219509423</text:p>
          </table:table-cell>
          <table:table-cell table:style-name="Default" office:value-type="float" office:value="-0.0969614386558533" calcext:value-type="float">
            <text:p>-0.0969614387</text:p>
          </table:table-cell>
          <table:table-cell table:style-name="Default" office:value-type="float" office:value="-0.0439927615225315" calcext:value-type="float">
            <text:p>-0.0439927615</text:p>
          </table:table-cell>
          <table:table-cell table:style-name="Default" office:value-type="float" office:value="-0.0636889114975929" calcext:value-type="float">
            <text:p>-0.0636889115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307932235300541" calcext:value-type="float">
            <text:p>-0.0307932235</text:p>
          </table:table-cell>
          <table:table-cell table:style-name="Default" office:value-type="float" office:value="-0.0536057054996491" calcext:value-type="float">
            <text:p>-0.0536057055</text:p>
          </table:table-cell>
          <table:table-cell table:style-name="Default" office:value-type="float" office:value="0.321593165397644" calcext:value-type="float">
            <text:p>0.3215931654</text:p>
          </table:table-cell>
          <table:table-cell table:style-name="Default" office:value-type="float" office:value="-0.0981386750936508" calcext:value-type="float">
            <text:p>-0.0981386751</text:p>
          </table:table-cell>
          <table:table-cell table:style-name="Default" office:value-type="float" office:value="-0.0445534400641918" calcext:value-type="float">
            <text:p>-0.0445534401</text:p>
          </table:table-cell>
          <table:table-cell table:style-name="Default" office:value-type="float" office:value="-0.0650080740451813" calcext:value-type="float">
            <text:p>-0.065008074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310237854719162" calcext:value-type="float">
            <text:p>-0.0310237855</text:p>
          </table:table-cell>
          <table:table-cell table:style-name="Default" office:value-type="float" office:value="-0.0541754588484764" calcext:value-type="float">
            <text:p>-0.0541754588</text:p>
          </table:table-cell>
          <table:table-cell table:style-name="Default" office:value-type="float" office:value="0.321361601352692" calcext:value-type="float">
            <text:p>0.3213616014</text:p>
          </table:table-cell>
          <table:table-cell table:style-name="Default" office:value-type="float" office:value="-0.0988871529698372" calcext:value-type="float">
            <text:p>-0.098887153</text:p>
          </table:table-cell>
          <table:table-cell table:style-name="Default" office:value-type="float" office:value="-0.0449239388108254" calcext:value-type="float">
            <text:p>-0.0449239388</text:p>
          </table:table-cell>
          <table:table-cell table:style-name="Default" office:value-type="float" office:value="-0.0658400803804398" calcext:value-type="float">
            <text:p>-0.0658400804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312481671571732" calcext:value-type="float">
            <text:p>-0.0312481672</text:p>
          </table:table-cell>
          <table:table-cell table:style-name="Default" office:value-type="float" office:value="-0.0547083057463169" calcext:value-type="float">
            <text:p>-0.0547083057</text:p>
          </table:table-cell>
          <table:table-cell table:style-name="Default" office:value-type="float" office:value="0.321137130260468" calcext:value-type="float">
            <text:p>0.3211371303</text:p>
          </table:table-cell>
          <table:table-cell table:style-name="Default" office:value-type="float" office:value="-0.099603109061718" calcext:value-type="float">
            <text:p>-0.0996031091</text:p>
          </table:table-cell>
          <table:table-cell table:style-name="Default" office:value-type="float" office:value="-0.0452912673354149" calcext:value-type="float">
            <text:p>-0.0452912673</text:p>
          </table:table-cell>
          <table:table-cell table:style-name="Default" office:value-type="float" office:value="-0.0666317939758301" calcext:value-type="float">
            <text:p>-0.066631794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314660742878914" calcext:value-type="float">
            <text:p>-0.0314660743</text:p>
          </table:table-cell>
          <table:table-cell table:style-name="Default" office:value-type="float" office:value="-0.0552037246525288" calcext:value-type="float">
            <text:p>-0.0552037247</text:p>
          </table:table-cell>
          <table:table-cell table:style-name="Default" office:value-type="float" office:value="0.320920795202255" calcext:value-type="float">
            <text:p>0.3209207952</text:p>
          </table:table-cell>
          <table:table-cell table:style-name="Default" office:value-type="float" office:value="-0.100284248590469" calcext:value-type="float">
            <text:p>-0.1002842486</text:p>
          </table:table-cell>
          <table:table-cell table:style-name="Default" office:value-type="float" office:value="-0.0456552989780903" calcext:value-type="float">
            <text:p>-0.045655299</text:p>
          </table:table-cell>
          <table:table-cell table:style-name="Default" office:value-type="float" office:value="-0.0673815831542015" calcext:value-type="float">
            <text:p>-0.0673815832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316772758960724" calcext:value-type="float">
            <text:p>-0.0316772759</text:p>
          </table:table-cell>
          <table:table-cell table:style-name="Default" office:value-type="float" office:value="-0.0556608363986015" calcext:value-type="float">
            <text:p>-0.0556608364</text:p>
          </table:table-cell>
          <table:table-cell table:style-name="Default" office:value-type="float" office:value="0.320713639259338" calcext:value-type="float">
            <text:p>0.3207136393</text:p>
          </table:table-cell>
          <table:table-cell table:style-name="Default" office:value-type="float" office:value="-0.100928790867329" calcext:value-type="float">
            <text:p>-0.1009287909</text:p>
          </table:table-cell>
          <table:table-cell table:style-name="Default" office:value-type="float" office:value="-0.0460160635411739" calcext:value-type="float">
            <text:p>-0.0460160635</text:p>
          </table:table-cell>
          <table:table-cell table:style-name="Default" office:value-type="float" office:value="-0.0680875554680824" calcext:value-type="float">
            <text:p>-0.0680875555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318815894424915" calcext:value-type="float">
            <text:p>-0.0318815894</text:p>
          </table:table-cell>
          <table:table-cell table:style-name="Default" office:value-type="float" office:value="-0.0560789108276367" calcext:value-type="float">
            <text:p>-0.0560789108</text:p>
          </table:table-cell>
          <table:table-cell table:style-name="Default" office:value-type="float" office:value="0.320516526699066" calcext:value-type="float">
            <text:p>0.3205165267</text:p>
          </table:table-cell>
          <table:table-cell table:style-name="Default" office:value-type="float" office:value="-0.101535201072693" calcext:value-type="float">
            <text:p>-0.1015352011</text:p>
          </table:table-cell>
          <table:table-cell table:style-name="Default" office:value-type="float" office:value="-0.0463737398386002" calcext:value-type="float">
            <text:p>-0.0463737398</text:p>
          </table:table-cell>
          <table:table-cell table:style-name="Default" office:value-type="float" office:value="-0.0687479004263878" calcext:value-type="float">
            <text:p>-0.0687479004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319810844957829" calcext:value-type="float">
            <text:p>-0.0319810845</text:p>
          </table:table-cell>
          <table:table-cell table:style-name="Default" office:value-type="float" office:value="-0.0562729462981224" calcext:value-type="float">
            <text:p>-0.0562729463</text:p>
          </table:table-cell>
          <table:table-cell table:style-name="Default" office:value-type="float" office:value="0.320421993732452" calcext:value-type="float">
            <text:p>0.3204219937</text:p>
          </table:table-cell>
          <table:table-cell table:style-name="Default" office:value-type="float" office:value="-0.101823672652245" calcext:value-type="float">
            <text:p>-0.1018236727</text:p>
          </table:table-cell>
          <table:table-cell table:style-name="Default" office:value-type="float" office:value="-0.0465514808893204" calcext:value-type="float">
            <text:p>-0.0465514809</text:p>
          </table:table-cell>
          <table:table-cell table:style-name="Default" office:value-type="float" office:value="-0.0690603479743004" calcext:value-type="float">
            <text:p>-0.069060348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321746915578842" calcext:value-type="float">
            <text:p>-0.0321746916</text:p>
          </table:table-cell>
          <table:table-cell table:style-name="Default" office:value-type="float" office:value="-0.0566305890679359" calcext:value-type="float">
            <text:p>-0.0566305891</text:p>
          </table:table-cell>
          <table:table-cell table:style-name="Default" office:value-type="float" office:value="0.320241510868072" calcext:value-type="float">
            <text:p>0.3202415109</text:p>
          </table:table-cell>
          <table:table-cell table:style-name="Default" office:value-type="float" office:value="-0.102370351552963" calcext:value-type="float">
            <text:p>-0.1023703516</text:p>
          </table:table-cell>
          <table:table-cell table:style-name="Default" office:value-type="float" office:value="-0.0469049662351608" calcext:value-type="float">
            <text:p>-0.0469049662</text:p>
          </table:table-cell>
          <table:table-cell table:style-name="Default" office:value-type="float" office:value="-0.0696487575769424" calcext:value-type="float">
            <text:p>-0.0696487576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322687774896622" calcext:value-type="float">
            <text:p>-0.0322687775</text:p>
          </table:table-cell>
          <table:table-cell table:style-name="Default" office:value-type="float" office:value="-0.0567938759922981" calcext:value-type="float">
            <text:p>-0.056793876</text:p>
          </table:table-cell>
          <table:table-cell table:style-name="Default" office:value-type="float" office:value="0.320155769586563" calcext:value-type="float">
            <text:p>0.3201557696</text:p>
          </table:table-cell>
          <table:table-cell table:style-name="Default" office:value-type="float" office:value="-0.102628238499165" calcext:value-type="float">
            <text:p>-0.1026282385</text:p>
          </table:table-cell>
          <table:table-cell table:style-name="Default" office:value-type="float" office:value="-0.0470807813107967" calcext:value-type="float">
            <text:p>-0.0470807813</text:p>
          </table:table-cell>
          <table:table-cell table:style-name="Default" office:value-type="float" office:value="-0.0699242055416107" calcext:value-type="float">
            <text:p>-0.0699242055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324513465166092" calcext:value-type="float">
            <text:p>-0.0324513465</text:p>
          </table:table-cell>
          <table:table-cell table:style-name="Default" office:value-type="float" office:value="-0.0570889264345169" calcext:value-type="float">
            <text:p>-0.0570889264</text:p>
          </table:table-cell>
          <table:table-cell table:style-name="Default" office:value-type="float" office:value="0.319993764162064" calcext:value-type="float">
            <text:p>0.3199937642</text:p>
          </table:table-cell>
          <table:table-cell table:style-name="Default" office:value-type="float" office:value="-0.103112399578094" calcext:value-type="float">
            <text:p>-0.1031123996</text:p>
          </table:table-cell>
          <table:table-cell table:style-name="Default" office:value-type="float" office:value="-0.0474306903779507" calcext:value-type="float">
            <text:p>-0.0474306904</text:p>
          </table:table-cell>
          <table:table-cell table:style-name="Default" office:value-type="float" office:value="-0.0704364776611328" calcext:value-type="float">
            <text:p>-0.0704364777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326263681054115" calcext:value-type="float">
            <text:p>-0.0326263681</text:p>
          </table:table-cell>
          <table:table-cell table:style-name="Default" office:value-type="float" office:value="-0.0573409646749497" calcext:value-type="float">
            <text:p>-0.0573409647</text:p>
          </table:table-cell>
          <table:table-cell table:style-name="Default" office:value-type="float" office:value="0.319844990968704" calcext:value-type="float">
            <text:p>0.319844991</text:p>
          </table:table-cell>
          <table:table-cell table:style-name="Default" office:value-type="float" office:value="-0.103553436696529" calcext:value-type="float">
            <text:p>-0.1035534367</text:p>
          </table:table-cell>
          <table:table-cell table:style-name="Default" office:value-type="float" office:value="-0.0477786175906658" calcext:value-type="float">
            <text:p>-0.0477786176</text:p>
          </table:table-cell>
          <table:table-cell table:style-name="Default" office:value-type="float" office:value="-0.0708955079317093" calcext:value-type="float">
            <text:p>-0.070895507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327109917998314" calcext:value-type="float">
            <text:p>-0.0327109918</text:p>
          </table:table-cell>
          <table:table-cell table:style-name="Default" office:value-type="float" office:value="-0.0574505627155304" calcext:value-type="float">
            <text:p>-0.0574505627</text:p>
          </table:table-cell>
          <table:table-cell table:style-name="Default" office:value-type="float" office:value="0.319775819778442" calcext:value-type="float">
            <text:p>0.3197758198</text:p>
          </table:table-cell>
          <table:table-cell table:style-name="Default" office:value-type="float" office:value="-0.103757426142693" calcext:value-type="float">
            <text:p>-0.1037574261</text:p>
          </table:table-cell>
          <table:table-cell table:style-name="Default" office:value-type="float" office:value="-0.0479519292712212" calcext:value-type="float">
            <text:p>-0.0479519293</text:p>
          </table:table-cell>
          <table:table-cell table:style-name="Default" office:value-type="float" office:value="-0.071104608476162" calcext:value-type="float">
            <text:p>-0.0711046085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328744240105152" calcext:value-type="float">
            <text:p>-0.032874424</text:p>
          </table:table-cell>
          <table:table-cell table:style-name="Default" office:value-type="float" office:value="-0.0576362311840057" calcext:value-type="float">
            <text:p>-0.0576362312</text:p>
          </table:table-cell>
          <table:table-cell table:style-name="Default" office:value-type="float" office:value="0.319648295640945" calcext:value-type="float">
            <text:p>0.3196482956</text:p>
          </table:table-cell>
          <table:table-cell table:style-name="Default" office:value-type="float" office:value="-0.104131698608398" calcext:value-type="float">
            <text:p>-0.1041316986</text:p>
          </table:table-cell>
          <table:table-cell table:style-name="Default" office:value-type="float" office:value="-0.0482974387705326" calcext:value-type="float">
            <text:p>-0.0482974388</text:p>
          </table:table-cell>
          <table:table-cell table:style-name="Default" office:value-type="float" office:value="-0.0714806914329529" calcext:value-type="float">
            <text:p>-0.0714806914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330299437046051" calcext:value-type="float">
            <text:p>-0.0330299437</text:p>
          </table:table-cell>
          <table:table-cell table:style-name="Default" office:value-type="float" office:value="-0.0577762685716152" calcext:value-type="float">
            <text:p>-0.0577762686</text:p>
          </table:table-cell>
          <table:table-cell table:style-name="Default" office:value-type="float" office:value="0.319535791873932" calcext:value-type="float">
            <text:p>0.3195357919</text:p>
          </table:table-cell>
          <table:table-cell table:style-name="Default" office:value-type="float" office:value="-0.104460075497627" calcext:value-type="float">
            <text:p>-0.1044600755</text:p>
          </table:table-cell>
          <table:table-cell table:style-name="Default" office:value-type="float" office:value="-0.0486416630446911" calcext:value-type="float">
            <text:p>-0.048641663</text:p>
          </table:table-cell>
          <table:table-cell table:style-name="Default" office:value-type="float" office:value="-0.0717990919947624" calcext:value-type="float">
            <text:p>-0.071799092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331047028303146" calcext:value-type="float">
            <text:p>-0.0331047028</text:p>
          </table:table-cell>
          <table:table-cell table:style-name="Default" office:value-type="float" office:value="-0.0578288771212101" calcext:value-type="float">
            <text:p>-0.0578288771</text:p>
          </table:table-cell>
          <table:table-cell table:style-name="Default" office:value-type="float" office:value="0.319485396146774" calcext:value-type="float">
            <text:p>0.3194853961</text:p>
          </table:table-cell>
          <table:table-cell table:style-name="Default" office:value-type="float" office:value="-0.104606710374355" calcext:value-type="float">
            <text:p>-0.1046067104</text:p>
          </table:table-cell>
          <table:table-cell table:style-name="Default" office:value-type="float" office:value="-0.048813384026289" calcext:value-type="float">
            <text:p>-0.048813384</text:p>
          </table:table-cell>
          <table:table-cell table:style-name="Default" office:value-type="float" office:value="-0.0719360634684563" calcext:value-type="float">
            <text:p>-0.0719360635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332481227815151" calcext:value-type="float">
            <text:p>-0.0332481228</text:p>
          </table:table-cell>
          <table:table-cell table:style-name="Default" office:value-type="float" office:value="-0.0578985586762428" calcext:value-type="float">
            <text:p>-0.0578985587</text:p>
          </table:table-cell>
          <table:table-cell table:style-name="Default" office:value-type="float" office:value="0.319396674633026" calcext:value-type="float">
            <text:p>0.3193966746</text:p>
          </table:table-cell>
          <table:table-cell table:style-name="Default" office:value-type="float" office:value="-0.104864187538624" calcext:value-type="float">
            <text:p>-0.1048641875</text:p>
          </table:table-cell>
          <table:table-cell table:style-name="Default" office:value-type="float" office:value="-0.049156203866005" calcext:value-type="float">
            <text:p>-0.0491562039</text:p>
          </table:table-cell>
          <table:table-cell table:style-name="Default" office:value-type="float" office:value="-0.0721644759178162" calcext:value-type="float">
            <text:p>-0.072164475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333833023905754" calcext:value-type="float">
            <text:p>-0.0333833024</text:p>
          </table:table-cell>
          <table:table-cell table:style-name="Default" office:value-type="float" office:value="-0.0579199679195881" calcext:value-type="float">
            <text:p>-0.0579199679</text:p>
          </table:table-cell>
          <table:table-cell table:style-name="Default" office:value-type="float" office:value="0.319324523210526" calcext:value-type="float">
            <text:p>0.3193245232</text:p>
          </table:table-cell>
          <table:table-cell table:style-name="Default" office:value-type="float" office:value="-0.105073131620884" calcext:value-type="float">
            <text:p>-0.1050731316</text:p>
          </table:table-cell>
          <table:table-cell table:style-name="Default" office:value-type="float" office:value="-0.0494983419775963" calcext:value-type="float">
            <text:p>-0.049498342</text:p>
          </table:table-cell>
          <table:table-cell table:style-name="Default" office:value-type="float" office:value="-0.0723306387662888" calcext:value-type="float">
            <text:p>-0.0723306388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334477573633194" calcext:value-type="float">
            <text:p>-0.0334477574</text:p>
          </table:table-cell>
          <table:table-cell table:style-name="Default" office:value-type="float" office:value="-0.0579122677445412" calcext:value-type="float">
            <text:p>-0.0579122677</text:p>
          </table:table-cell>
          <table:table-cell table:style-name="Default" office:value-type="float" office:value="0.319294840097427" calcext:value-type="float">
            <text:p>0.3192948401</text:p>
          </table:table-cell>
          <table:table-cell table:style-name="Default" office:value-type="float" office:value="-0.105159014463425" calcext:value-type="float">
            <text:p>-0.1051590145</text:p>
          </table:table-cell>
          <table:table-cell table:style-name="Default" office:value-type="float" office:value="-0.0496692210435867" calcext:value-type="float">
            <text:p>-0.049669221</text:p>
          </table:table-cell>
          <table:table-cell table:style-name="Default" office:value-type="float" office:value="-0.0723898485302925" calcext:value-type="float">
            <text:p>-0.0723898485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335700251162052" calcext:value-type="float">
            <text:p>-0.0335700251</text:p>
          </table:table-cell>
          <table:table-cell table:style-name="Default" office:value-type="float" office:value="-0.0578561238944531" calcext:value-type="float">
            <text:p>-0.0578561239</text:p>
          </table:table-cell>
          <table:table-cell table:style-name="Default" office:value-type="float" office:value="0.319248765707016" calcext:value-type="float">
            <text:p>0.3192487657</text:p>
          </table:table-cell>
          <table:table-cell table:style-name="Default" office:value-type="float" office:value="-0.105291910469532" calcext:value-type="float">
            <text:p>-0.1052919105</text:p>
          </table:table-cell>
          <table:table-cell table:style-name="Default" office:value-type="float" office:value="-0.0500121340155602" calcext:value-type="float">
            <text:p>-0.050012134</text:p>
          </table:table-cell>
          <table:table-cell table:style-name="Default" office:value-type="float" office:value="-0.0724597051739693" calcext:value-type="float">
            <text:p>-0.0724597052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336276814341545" calcext:value-type="float">
            <text:p>-0.0336276814</text:p>
          </table:table-cell>
          <table:table-cell table:style-name="Default" office:value-type="float" office:value="-0.0578018352389336" calcext:value-type="float">
            <text:p>-0.0578018352</text:p>
          </table:table-cell>
          <table:table-cell table:style-name="Default" office:value-type="float" office:value="0.319232910871506" calcext:value-type="float">
            <text:p>0.3192329109</text:p>
          </table:table-cell>
          <table:table-cell table:style-name="Default" office:value-type="float" office:value="-0.105335935950279" calcext:value-type="float">
            <text:p>-0.105335936</text:p>
          </table:table-cell>
          <table:table-cell table:style-name="Default" office:value-type="float" office:value="-0.050188235938549" calcext:value-type="float">
            <text:p>-0.0501882359</text:p>
          </table:table-cell>
          <table:table-cell table:style-name="Default" office:value-type="float" office:value="-0.0724708139896393" calcext:value-type="float">
            <text:p>-0.072470814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337389670312405" calcext:value-type="float">
            <text:p>-0.033738967</text:p>
          </table:table-cell>
          <table:table-cell table:style-name="Default" office:value-type="float" office:value="-0.0576407574117184" calcext:value-type="float">
            <text:p>-0.0576407574</text:p>
          </table:table-cell>
          <table:table-cell table:style-name="Default" office:value-type="float" office:value="0.319216907024384" calcext:value-type="float">
            <text:p>0.319216907</text:p>
          </table:table-cell>
          <table:table-cell table:style-name="Default" office:value-type="float" office:value="-0.105371683835983" calcext:value-type="float">
            <text:p>-0.1053716838</text:p>
          </table:table-cell>
          <table:table-cell table:style-name="Default" office:value-type="float" office:value="-0.0505600906908512" calcext:value-type="float">
            <text:p>-0.0505600907</text:p>
          </table:table-cell>
          <table:table-cell table:style-name="Default" office:value-type="float" office:value="-0.0724463388323784" calcext:value-type="float">
            <text:p>-0.0724463388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338482186198235" calcext:value-type="float">
            <text:p>-0.0338482186</text:p>
          </table:table-cell>
          <table:table-cell table:style-name="Default" office:value-type="float" office:value="-0.0574131421744823" calcext:value-type="float">
            <text:p>-0.0574131422</text:p>
          </table:table-cell>
          <table:table-cell table:style-name="Default" office:value-type="float" office:value="0.319222718477249" calcext:value-type="float">
            <text:p>0.3192227185</text:p>
          </table:table-cell>
          <table:table-cell table:style-name="Default" office:value-type="float" office:value="-0.105331614613533" calcext:value-type="float">
            <text:p>-0.1053316146</text:p>
          </table:table-cell>
          <table:table-cell table:style-name="Default" office:value-type="float" office:value="-0.0509671270847321" calcext:value-type="float">
            <text:p>-0.0509671271</text:p>
          </table:table-cell>
          <table:table-cell table:style-name="Default" office:value-type="float" office:value="-0.0723610296845436" calcext:value-type="float">
            <text:p>-0.0723610297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339029356837273" calcext:value-type="float">
            <text:p>-0.0339029357</text:p>
          </table:table-cell>
          <table:table-cell table:style-name="Default" office:value-type="float" office:value="-0.0572754256427288" calcext:value-type="float">
            <text:p>-0.0572754256</text:p>
          </table:table-cell>
          <table:table-cell table:style-name="Default" office:value-type="float" office:value="0.319233983755112" calcext:value-type="float">
            <text:p>0.3192339838</text:p>
          </table:table-cell>
          <table:table-cell table:style-name="Default" office:value-type="float" office:value="-0.105281680822372" calcext:value-type="float">
            <text:p>-0.1052816808</text:p>
          </table:table-cell>
          <table:table-cell table:style-name="Default" office:value-type="float" office:value="-0.0511861369013786" calcext:value-type="float">
            <text:p>-0.0511861369</text:p>
          </table:table-cell>
          <table:table-cell table:style-name="Default" office:value-type="float" office:value="-0.0722959041595459" calcext:value-type="float">
            <text:p>-0.0722959042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340137705206871" calcext:value-type="float">
            <text:p>-0.0340137705</text:p>
          </table:table-cell>
          <table:table-cell table:style-name="Default" office:value-type="float" office:value="-0.0569537878036499" calcext:value-type="float">
            <text:p>-0.0569537878</text:p>
          </table:table-cell>
          <table:table-cell table:style-name="Default" office:value-type="float" office:value="0.319273382425308" calcext:value-type="float">
            <text:p>0.3192733824</text:p>
          </table:table-cell>
          <table:table-cell table:style-name="Default" office:value-type="float" office:value="-0.105120606720448" calcext:value-type="float">
            <text:p>-0.1051206067</text:p>
          </table:table-cell>
          <table:table-cell table:style-name="Default" office:value-type="float" office:value="-0.0516579449176788" calcext:value-type="float">
            <text:p>-0.0516579449</text:p>
          </table:table-cell>
          <table:table-cell table:style-name="Default" office:value-type="float" office:value="-0.0721212923526764" calcext:value-type="float">
            <text:p>-0.0721212924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340702086687088" calcext:value-type="float">
            <text:p>-0.0340702087</text:p>
          </table:table-cell>
          <table:table-cell table:style-name="Default" office:value-type="float" office:value="-0.056770496070385" calcext:value-type="float">
            <text:p>-0.0567704961</text:p>
          </table:table-cell>
          <table:table-cell table:style-name="Default" office:value-type="float" office:value="0.319301426410675" calcext:value-type="float">
            <text:p>0.3193014264</text:p>
          </table:table-cell>
          <table:table-cell table:style-name="Default" office:value-type="float" office:value="-0.105009198188782" calcext:value-type="float">
            <text:p>-0.1050091982</text:p>
          </table:table-cell>
          <table:table-cell table:style-name="Default" office:value-type="float" office:value="-0.0519114285707474" calcext:value-type="float">
            <text:p>-0.0519114286</text:p>
          </table:table-cell>
          <table:table-cell table:style-name="Default" office:value-type="float" office:value="-0.0720120966434479" calcext:value-type="float">
            <text:p>-0.0720120966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342448391020298" calcext:value-type="float">
            <text:p>-0.0342448391</text:p>
          </table:table-cell>
          <table:table-cell table:style-name="Default" office:value-type="float" office:value="-0.0561334528028965" calcext:value-type="float">
            <text:p>-0.0561334528</text:p>
          </table:table-cell>
          <table:table-cell table:style-name="Default" office:value-type="float" office:value="0.319418460130692" calcext:value-type="float">
            <text:p>0.3194184601</text:p>
          </table:table-cell>
          <table:table-cell table:style-name="Default" office:value-type="float" office:value="-0.104551538825035" calcext:value-type="float">
            <text:p>-0.1045515388</text:p>
          </table:table-cell>
          <table:table-cell table:style-name="Default" office:value-type="float" office:value="-0.0527443327009678" calcext:value-type="float">
            <text:p>-0.0527443327</text:p>
          </table:table-cell>
          <table:table-cell table:style-name="Default" office:value-type="float" office:value="-0.0715972632169724" calcext:value-type="float">
            <text:p>-0.0715972632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343662947416306" calcext:value-type="float">
            <text:p>-0.0343662947</text:p>
          </table:table-cell>
          <table:table-cell table:style-name="Default" office:value-type="float" office:value="-0.05563835054636" calcext:value-type="float">
            <text:p>-0.0556383505</text:p>
          </table:table-cell>
          <table:table-cell table:style-name="Default" office:value-type="float" office:value="0.319523155689239" calcext:value-type="float">
            <text:p>0.3195231557</text:p>
          </table:table-cell>
          <table:table-cell table:style-name="Default" office:value-type="float" office:value="-0.10414457321167" calcext:value-type="float">
            <text:p>-0.1041445732</text:p>
          </table:table-cell>
          <table:table-cell table:style-name="Default" office:value-type="float" office:value="-0.0533604510128498" calcext:value-type="float">
            <text:p>-0.053360451</text:p>
          </table:table-cell>
          <table:table-cell table:style-name="Default" office:value-type="float" office:value="-0.0712489858269692" calcext:value-type="float">
            <text:p>-0.0712489858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344921201467514" calcext:value-type="float">
            <text:p>-0.0344921201</text:p>
          </table:table-cell>
          <table:table-cell table:style-name="Default" office:value-type="float" office:value="-0.0550887994468212" calcext:value-type="float">
            <text:p>-0.0550887994</text:p>
          </table:table-cell>
          <table:table-cell table:style-name="Default" office:value-type="float" office:value="0.319648265838623" calcext:value-type="float">
            <text:p>0.3196482658</text:p>
          </table:table-cell>
          <table:table-cell table:style-name="Default" office:value-type="float" office:value="-0.103657610714436" calcext:value-type="float">
            <text:p>-0.1036576107</text:p>
          </table:table-cell>
          <table:table-cell table:style-name="Default" office:value-type="float" office:value="-0.0540247969329357" calcext:value-type="float">
            <text:p>-0.0540247969</text:p>
          </table:table-cell>
          <table:table-cell table:style-name="Default" office:value-type="float" office:value="-0.0708439275622368" calcext:value-type="float">
            <text:p>-0.0708439276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345566719770432" calcext:value-type="float">
            <text:p>-0.034556672</text:p>
          </table:table-cell>
          <table:table-cell table:style-name="Default" office:value-type="float" office:value="-0.0547940284013748" calcext:value-type="float">
            <text:p>-0.0547940284</text:p>
          </table:table-cell>
          <table:table-cell table:style-name="Default" office:value-type="float" office:value="0.319718211889267" calcext:value-type="float">
            <text:p>0.3197182119</text:p>
          </table:table-cell>
          <table:table-cell table:style-name="Default" office:value-type="float" office:value="-0.10338468849659" calcext:value-type="float">
            <text:p>-0.1033846885</text:p>
          </table:table-cell>
          <table:table-cell table:style-name="Default" office:value-type="float" office:value="-0.0543748028576374" calcext:value-type="float">
            <text:p>-0.0543748029</text:p>
          </table:table-cell>
          <table:table-cell table:style-name="Default" office:value-type="float" office:value="-0.070620097219944" calcext:value-type="float">
            <text:p>-0.0706200972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346890911459923" calcext:value-type="float">
            <text:p>-0.0346890911</text:p>
          </table:table-cell>
          <table:table-cell table:style-name="Default" office:value-type="float" office:value="-0.0541654862463474" calcext:value-type="float">
            <text:p>-0.0541654862</text:p>
          </table:table-cell>
          <table:table-cell table:style-name="Default" office:value-type="float" office:value="0.319872289896011" calcext:value-type="float">
            <text:p>0.3198722899</text:p>
          </table:table-cell>
          <table:table-cell table:style-name="Default" office:value-type="float" office:value="-0.102781116962433" calcext:value-type="float">
            <text:p>-0.102781117</text:p>
          </table:table-cell>
          <table:table-cell table:style-name="Default" office:value-type="float" office:value="-0.055109765380621" calcext:value-type="float">
            <text:p>-0.0551097654</text:p>
          </table:table-cell>
          <table:table-cell table:style-name="Default" office:value-type="float" office:value="-0.0701305568218231" calcext:value-type="float">
            <text:p>-0.0701305568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348259136080742" calcext:value-type="float">
            <text:p>-0.0348259136</text:p>
          </table:table-cell>
          <table:table-cell table:style-name="Default" office:value-type="float" office:value="-0.0534859746694565" calcext:value-type="float">
            <text:p>-0.0534859747</text:p>
          </table:table-cell>
          <table:table-cell table:style-name="Default" office:value-type="float" office:value="0.320044428110123" calcext:value-type="float">
            <text:p>0.3200444281</text:p>
          </table:table-cell>
          <table:table-cell table:style-name="Default" office:value-type="float" office:value="-0.102102257311344" calcext:value-type="float">
            <text:p>-0.1021022573</text:p>
          </table:table-cell>
          <table:table-cell table:style-name="Default" office:value-type="float" office:value="-0.0558902509510517" calcext:value-type="float">
            <text:p>-0.055890251</text:p>
          </table:table-cell>
          <table:table-cell table:style-name="Default" office:value-type="float" office:value="-0.069584883749485" calcext:value-type="float">
            <text:p>-0.0695848837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349670313298702" calcext:value-type="float">
            <text:p>-0.0349670313</text:p>
          </table:table-cell>
          <table:table-cell table:style-name="Default" office:value-type="float" office:value="-0.0527568869292736" calcext:value-type="float">
            <text:p>-0.0527568869</text:p>
          </table:table-cell>
          <table:table-cell table:style-name="Default" office:value-type="float" office:value="0.320233553647995" calcext:value-type="float">
            <text:p>0.3202335536</text:p>
          </table:table-cell>
          <table:table-cell table:style-name="Default" office:value-type="float" office:value="-0.101350203156471" calcext:value-type="float">
            <text:p>-0.1013502032</text:p>
          </table:table-cell>
          <table:table-cell table:style-name="Default" office:value-type="float" office:value="-0.0567147880792618" calcext:value-type="float">
            <text:p>-0.0567147881</text:p>
          </table:table-cell>
          <table:table-cell table:style-name="Default" office:value-type="float" office:value="-0.0689836218953133" calcext:value-type="float">
            <text:p>-0.068983621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351863689720631" calcext:value-type="float">
            <text:p>-0.035186369</text:p>
          </table:table-cell>
          <table:table-cell table:style-name="Default" office:value-type="float" office:value="-0.0515731237828732" calcext:value-type="float">
            <text:p>-0.0515731238</text:p>
          </table:table-cell>
          <table:table-cell table:style-name="Default" office:value-type="float" office:value="0.320546627044678" calcext:value-type="float">
            <text:p>0.320546627</text:p>
          </table:table-cell>
          <table:table-cell table:style-name="Default" office:value-type="float" office:value="-0.100089646875858" calcext:value-type="float">
            <text:p>-0.1000896469</text:p>
          </table:table-cell>
          <table:table-cell table:style-name="Default" office:value-type="float" office:value="-0.0580306574702263" calcext:value-type="float">
            <text:p>-0.0580306575</text:p>
          </table:table-cell>
          <table:table-cell table:style-name="Default" office:value-type="float" office:value="-0.0679778382182121" calcext:value-type="float">
            <text:p>-0.0679778382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35337507724762" calcext:value-type="float">
            <text:p>-0.0353375077</text:p>
          </table:table-cell>
          <table:table-cell table:style-name="Default" office:value-type="float" office:value="-0.0507258214056492" calcext:value-type="float">
            <text:p>-0.0507258214</text:p>
          </table:table-cell>
          <table:table-cell table:style-name="Default" office:value-type="float" office:value="0.320773243904114" calcext:value-type="float">
            <text:p>0.3207732439</text:p>
          </table:table-cell>
          <table:table-cell table:style-name="Default" office:value-type="float" office:value="-0.0991642102599144" calcext:value-type="float">
            <text:p>-0.0991642103</text:p>
          </table:table-cell>
          <table:table-cell table:style-name="Default" office:value-type="float" office:value="-0.0589581467211247" calcext:value-type="float">
            <text:p>-0.0589581467</text:p>
          </table:table-cell>
          <table:table-cell table:style-name="Default" office:value-type="float" office:value="-0.0672385022044182" calcext:value-type="float">
            <text:p>-0.0672385022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354923717677593" calcext:value-type="float">
            <text:p>-0.0354923718</text:p>
          </table:table-cell>
          <table:table-cell table:style-name="Default" office:value-type="float" office:value="-0.0498335584998131" calcext:value-type="float">
            <text:p>-0.0498335585</text:p>
          </table:table-cell>
          <table:table-cell table:style-name="Default" office:value-type="float" office:value="0.321012824773788" calcext:value-type="float">
            <text:p>0.3210128248</text:p>
          </table:table-cell>
          <table:table-cell table:style-name="Default" office:value-type="float" office:value="-0.0981732755899429" calcext:value-type="float">
            <text:p>-0.0981732756</text:p>
          </table:table-cell>
          <table:table-cell table:style-name="Default" office:value-type="float" office:value="-0.0599237456917763" calcext:value-type="float">
            <text:p>-0.0599237457</text:p>
          </table:table-cell>
          <table:table-cell table:style-name="Default" office:value-type="float" office:value="-0.066444456577301" calcext:value-type="float">
            <text:p>-0.0664444566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310232900083065" calcext:value-type="float">
            <text:p>-0.03102329</text:p>
          </table:table-cell>
          <table:table-cell table:style-name="Default" office:value-type="float" office:value="-0.0446160882711411" calcext:value-type="float">
            <text:p>-0.0446160883</text:p>
          </table:table-cell>
          <table:table-cell table:style-name="Default" office:value-type="float" office:value="0.322617799043655" calcext:value-type="float">
            <text:p>0.322617799</text:p>
          </table:table-cell>
          <table:table-cell table:style-name="Default" office:value-type="float" office:value="-0.111350804567337" calcext:value-type="float">
            <text:p>-0.1113508046</text:p>
          </table:table-cell>
          <table:table-cell table:style-name="Default" office:value-type="float" office:value="-0.0474518500268459" calcext:value-type="float">
            <text:p>-0.04745185</text:p>
          </table:table-cell>
          <table:table-cell table:style-name="Default" office:value-type="float" office:value="-0.0648459047079086" calcext:value-type="float">
            <text:p>-0.0648459047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309338103979826" calcext:value-type="float">
            <text:p>-0.0309338104</text:p>
          </table:table-cell>
          <table:table-cell table:style-name="Default" office:value-type="float" office:value="-0.043515607714653" calcext:value-type="float">
            <text:p>-0.0435156077</text:p>
          </table:table-cell>
          <table:table-cell table:style-name="Default" office:value-type="float" office:value="0.322733998298645" calcext:value-type="float">
            <text:p>0.3227339983</text:p>
          </table:table-cell>
          <table:table-cell table:style-name="Default" office:value-type="float" office:value="-0.110638022422791" calcext:value-type="float">
            <text:p>-0.1106380224</text:p>
          </table:table-cell>
          <table:table-cell table:style-name="Default" office:value-type="float" office:value="-0.0477341040968895" calcext:value-type="float">
            <text:p>-0.0477341041</text:p>
          </table:table-cell>
          <table:table-cell table:style-name="Default" office:value-type="float" office:value="-0.0639219135046005" calcext:value-type="float">
            <text:p>-0.0639219135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308916307985783" calcext:value-type="float">
            <text:p>-0.0308916308</text:p>
          </table:table-cell>
          <table:table-cell table:style-name="Default" office:value-type="float" office:value="-0.0424733087420464" calcext:value-type="float">
            <text:p>-0.0424733087</text:p>
          </table:table-cell>
          <table:table-cell table:style-name="Default" office:value-type="float" office:value="0.322909951210022" calcext:value-type="float">
            <text:p>0.3229099512</text:p>
          </table:table-cell>
          <table:table-cell table:style-name="Default" office:value-type="float" office:value="-0.109547890722752" calcext:value-type="float">
            <text:p>-0.1095478907</text:p>
          </table:table-cell>
          <table:table-cell table:style-name="Default" office:value-type="float" office:value="-0.0481663197278977" calcext:value-type="float">
            <text:p>-0.0481663197</text:p>
          </table:table-cell>
          <table:table-cell table:style-name="Default" office:value-type="float" office:value="-0.0629582405090332" calcext:value-type="float">
            <text:p>-0.0629582405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308829993009567" calcext:value-type="float">
            <text:p>-0.0308829993</text:p>
          </table:table-cell>
          <table:table-cell table:style-name="Default" office:value-type="float" office:value="-0.0419633574783802" calcext:value-type="float">
            <text:p>-0.0419633575</text:p>
          </table:table-cell>
          <table:table-cell table:style-name="Default" office:value-type="float" office:value="0.323014080524445" calcext:value-type="float">
            <text:p>0.3230140805</text:p>
          </table:table-cell>
          <table:table-cell table:style-name="Default" office:value-type="float" office:value="-0.108897559344769" calcext:value-type="float">
            <text:p>-0.1088975593</text:p>
          </table:table-cell>
          <table:table-cell table:style-name="Default" office:value-type="float" office:value="-0.048424419015646" calcext:value-type="float">
            <text:p>-0.048424419</text:p>
          </table:table-cell>
          <table:table-cell table:style-name="Default" office:value-type="float" office:value="-0.0624599903821945" calcext:value-type="float">
            <text:p>-0.0624599904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308836922049522" calcext:value-type="float">
            <text:p>-0.0308836922</text:p>
          </table:table-cell>
          <table:table-cell table:style-name="Default" office:value-type="float" office:value="-0.0409517213702202" calcext:value-type="float">
            <text:p>-0.0409517214</text:p>
          </table:table-cell>
          <table:table-cell table:style-name="Default" office:value-type="float" office:value="0.323245853185654" calcext:value-type="float">
            <text:p>0.3232458532</text:p>
          </table:table-cell>
          <table:table-cell table:style-name="Default" office:value-type="float" office:value="-0.10743573307991" calcext:value-type="float">
            <text:p>-0.1074357331</text:p>
          </table:table-cell>
          <table:table-cell table:style-name="Default" office:value-type="float" office:value="-0.0490049868822098" calcext:value-type="float">
            <text:p>-0.0490049869</text:p>
          </table:table-cell>
          <table:table-cell table:style-name="Default" office:value-type="float" office:value="-0.0614292956888676" calcext:value-type="float">
            <text:p>-0.0614292957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308909416198731" calcext:value-type="float">
            <text:p>-0.0308909416</text:p>
          </table:table-cell>
          <table:table-cell table:style-name="Default" office:value-type="float" office:value="-0.0404461100697517" calcext:value-type="float">
            <text:p>-0.0404461101</text:p>
          </table:table-cell>
          <table:table-cell table:style-name="Default" office:value-type="float" office:value="0.323370933532715" calcext:value-type="float">
            <text:p>0.3233709335</text:p>
          </table:table-cell>
          <table:table-cell table:style-name="Default" office:value-type="float" office:value="-0.106638565659523" calcext:value-type="float">
            <text:p>-0.1066385657</text:p>
          </table:table-cell>
          <table:table-cell table:style-name="Default" office:value-type="float" office:value="-0.0493217594921589" calcext:value-type="float">
            <text:p>-0.0493217595</text:p>
          </table:table-cell>
          <table:table-cell table:style-name="Default" office:value-type="float" office:value="-0.0608961656689644" calcext:value-type="float">
            <text:p>-0.0608961657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309155900031328" calcext:value-type="float">
            <text:p>-0.03091559</text:p>
          </table:table-cell>
          <table:table-cell table:style-name="Default" office:value-type="float" office:value="-0.0394283719360828" calcext:value-type="float">
            <text:p>-0.0394283719</text:p>
          </table:table-cell>
          <table:table-cell table:style-name="Default" office:value-type="float" office:value="0.323634773492813" calcext:value-type="float">
            <text:p>0.3236347735</text:p>
          </table:table-cell>
          <table:table-cell table:style-name="Default" office:value-type="float" office:value="-0.104938194155693" calcext:value-type="float">
            <text:p>-0.1049381942</text:p>
          </table:table-cell>
          <table:table-cell table:style-name="Default" office:value-type="float" office:value="-0.0499977096915245" calcext:value-type="float">
            <text:p>-0.0499977097</text:p>
          </table:table-cell>
          <table:table-cell table:style-name="Default" office:value-type="float" office:value="-0.0597939640283585" calcext:value-type="float">
            <text:p>-0.059793964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309319104999304" calcext:value-type="float">
            <text:p>-0.0309319105</text:p>
          </table:table-cell>
          <table:table-cell table:style-name="Default" office:value-type="float" office:value="-0.0389143489301205" calcext:value-type="float">
            <text:p>-0.0389143489</text:p>
          </table:table-cell>
          <table:table-cell table:style-name="Default" office:value-type="float" office:value="0.323772072792053" calcext:value-type="float">
            <text:p>0.3237720728</text:p>
          </table:table-cell>
          <table:table-cell table:style-name="Default" office:value-type="float" office:value="-0.104042641818523" calcext:value-type="float">
            <text:p>-0.1040426418</text:p>
          </table:table-cell>
          <table:table-cell table:style-name="Default" office:value-type="float" office:value="-0.0503537580370903" calcext:value-type="float">
            <text:p>-0.050353758</text:p>
          </table:table-cell>
          <table:table-cell table:style-name="Default" office:value-type="float" office:value="-0.0592246055603027" calcext:value-type="float">
            <text:p>-0.0592246056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309705846011639" calcext:value-type="float">
            <text:p>-0.0309705846</text:p>
          </table:table-cell>
          <table:table-cell table:style-name="Default" office:value-type="float" office:value="-0.0378728359937668" calcext:value-type="float">
            <text:p>-0.037872836</text:p>
          </table:table-cell>
          <table:table-cell table:style-name="Default" office:value-type="float" office:value="0.324054628610611" calcext:value-type="float">
            <text:p>0.3240546286</text:p>
          </table:table-cell>
          <table:table-cell table:style-name="Default" office:value-type="float" office:value="-0.102175205945969" calcext:value-type="float">
            <text:p>-0.1021752059</text:p>
          </table:table-cell>
          <table:table-cell table:style-name="Default" office:value-type="float" office:value="-0.0510960333049297" calcext:value-type="float">
            <text:p>-0.0510960333</text:p>
          </table:table-cell>
          <table:table-cell table:style-name="Default" office:value-type="float" office:value="-0.058049313724041" calcext:value-type="float">
            <text:p>-0.0580493137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310154892504215" calcext:value-type="float">
            <text:p>-0.0310154893</text:p>
          </table:table-cell>
          <table:table-cell table:style-name="Default" office:value-type="float" office:value="-0.0368107706308365" calcext:value-type="float">
            <text:p>-0.0368107706</text:p>
          </table:table-cell>
          <table:table-cell table:style-name="Default" office:value-type="float" office:value="0.324345022439957" calcext:value-type="float">
            <text:p>0.3243450224</text:p>
          </table:table-cell>
          <table:table-cell table:style-name="Default" office:value-type="float" office:value="-0.100219771265984" calcext:value-type="float">
            <text:p>-0.1002197713</text:p>
          </table:table-cell>
          <table:table-cell table:style-name="Default" office:value-type="float" office:value="-0.0518727265298367" calcext:value-type="float">
            <text:p>-0.0518727265</text:p>
          </table:table-cell>
          <table:table-cell table:style-name="Default" office:value-type="float" office:value="-0.0568251051008701" calcext:value-type="float">
            <text:p>-0.0568251051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310397818684578" calcext:value-type="float">
            <text:p>-0.0310397819</text:p>
          </table:table-cell>
          <table:table-cell table:style-name="Default" office:value-type="float" office:value="-0.0362714976072311" calcext:value-type="float">
            <text:p>-0.0362714976</text:p>
          </table:table-cell>
          <table:table-cell table:style-name="Default" office:value-type="float" office:value="0.324492305517197" calcext:value-type="float">
            <text:p>0.3244923055</text:p>
          </table:table-cell>
          <table:table-cell table:style-name="Default" office:value-type="float" office:value="-0.0992130264639854" calcext:value-type="float">
            <text:p>-0.0992130265</text:p>
          </table:table-cell>
          <table:table-cell table:style-name="Default" office:value-type="float" office:value="-0.0522722266614437" calcext:value-type="float">
            <text:p>-0.0522722267</text:p>
          </table:table-cell>
          <table:table-cell table:style-name="Default" office:value-type="float" office:value="-0.0561947450041771" calcext:value-type="float">
            <text:p>-0.056194745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310913287103176" calcext:value-type="float">
            <text:p>-0.0310913287</text:p>
          </table:table-cell>
          <table:table-cell table:style-name="Default" office:value-type="float" office:value="-0.0351758003234863" calcext:value-type="float">
            <text:p>-0.0351758003</text:p>
          </table:table-cell>
          <table:table-cell table:style-name="Default" office:value-type="float" office:value="0.324789822101593" calcext:value-type="float">
            <text:p>0.3247898221</text:p>
          </table:table-cell>
          <table:table-cell table:style-name="Default" office:value-type="float" office:value="-0.0971475467085839" calcext:value-type="float">
            <text:p>-0.0971475467</text:p>
          </table:table-cell>
          <table:table-cell table:style-name="Default" office:value-type="float" office:value="-0.0530908927321434" calcext:value-type="float">
            <text:p>-0.0530908927</text:p>
          </table:table-cell>
          <table:table-cell table:style-name="Default" office:value-type="float" office:value="-0.0548977926373482" calcext:value-type="float">
            <text:p>-0.0548977926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311460644006729" calcext:value-type="float">
            <text:p>-0.0311460644</text:p>
          </table:table-cell>
          <table:table-cell table:style-name="Default" office:value-type="float" office:value="-0.0340571179986" calcext:value-type="float">
            <text:p>-0.034057118</text:p>
          </table:table-cell>
          <table:table-cell table:style-name="Default" office:value-type="float" office:value="0.325089693069458" calcext:value-type="float">
            <text:p>0.3250896931</text:p>
          </table:table-cell>
          <table:table-cell table:style-name="Default" office:value-type="float" office:value="-0.0950189903378487" calcext:value-type="float">
            <text:p>-0.0950189903</text:p>
          </table:table-cell>
          <table:table-cell table:style-name="Default" office:value-type="float" office:value="-0.0539328381419182" calcext:value-type="float">
            <text:p>-0.0539328381</text:p>
          </table:table-cell>
          <table:table-cell table:style-name="Default" office:value-type="float" office:value="-0.0535529516637325" calcext:value-type="float">
            <text:p>-0.0535529517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312034040689468" calcext:value-type="float">
            <text:p>-0.0312034041</text:p>
          </table:table-cell>
          <table:table-cell table:style-name="Default" office:value-type="float" office:value="-0.0329156965017319" calcext:value-type="float">
            <text:p>-0.0329156965</text:p>
          </table:table-cell>
          <table:table-cell table:style-name="Default" office:value-type="float" office:value="0.325390428304672" calcext:value-type="float">
            <text:p>0.3253904283</text:p>
          </table:table-cell>
          <table:table-cell table:style-name="Default" office:value-type="float" office:value="-0.0928333550691605" calcext:value-type="float">
            <text:p>-0.0928333551</text:p>
          </table:table-cell>
          <table:table-cell table:style-name="Default" office:value-type="float" office:value="-0.0547950603067875" calcext:value-type="float">
            <text:p>-0.0547950603</text:p>
          </table:table-cell>
          <table:table-cell table:style-name="Default" office:value-type="float" office:value="-0.0521607808768749" calcext:value-type="float">
            <text:p>-0.052160780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312328599393368" calcext:value-type="float">
            <text:p>-0.0312328599</text:p>
          </table:table-cell>
          <table:table-cell table:style-name="Default" office:value-type="float" office:value="-0.0323365852236748" calcext:value-type="float">
            <text:p>-0.0323365852</text:p>
          </table:table-cell>
          <table:table-cell table:style-name="Default" office:value-type="float" office:value="0.325540691614151" calcext:value-type="float">
            <text:p>0.3255406916</text:p>
          </table:table-cell>
          <table:table-cell table:style-name="Default" office:value-type="float" office:value="-0.0917207375168801" calcext:value-type="float">
            <text:p>-0.0917207375</text:p>
          </table:table-cell>
          <table:table-cell table:style-name="Default" office:value-type="float" office:value="-0.0552329495549202" calcext:value-type="float">
            <text:p>-0.0552329496</text:p>
          </table:table-cell>
          <table:table-cell table:style-name="Default" office:value-type="float" office:value="-0.0514472164213658" calcext:value-type="float">
            <text:p>-0.0514472164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312931388616562" calcext:value-type="float">
            <text:p>-0.0312931389</text:p>
          </table:table-cell>
          <table:table-cell table:style-name="Default" office:value-type="float" office:value="-0.0311622526496649" calcext:value-type="float">
            <text:p>-0.0311622526</text:p>
          </table:table-cell>
          <table:table-cell table:style-name="Default" office:value-type="float" office:value="0.325840353965759" calcext:value-type="float">
            <text:p>0.325840354</text:p>
          </table:table-cell>
          <table:table-cell table:style-name="Default" office:value-type="float" office:value="-0.089458629488945" calcext:value-type="float">
            <text:p>-0.0894586295</text:p>
          </table:table-cell>
          <table:table-cell table:style-name="Default" office:value-type="float" office:value="-0.0561208240687847" calcext:value-type="float">
            <text:p>-0.0561208241</text:p>
          </table:table-cell>
          <table:table-cell table:style-name="Default" office:value-type="float" office:value="-0.049985446035862" calcext:value-type="float">
            <text:p>-0.049985446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313238389790058" calcext:value-type="float">
            <text:p>-0.031323839</text:p>
          </table:table-cell>
          <table:table-cell table:style-name="Default" office:value-type="float" office:value="-0.0305671747773886" calcext:value-type="float">
            <text:p>-0.0305671748</text:p>
          </table:table-cell>
          <table:table-cell table:style-name="Default" office:value-type="float" office:value="0.325989425182343" calcext:value-type="float">
            <text:p>0.3259894252</text:p>
          </table:table-cell>
          <table:table-cell table:style-name="Default" office:value-type="float" office:value="-0.0883101597428322" calcext:value-type="float">
            <text:p>-0.0883101597</text:p>
          </table:table-cell>
          <table:table-cell table:style-name="Default" office:value-type="float" office:value="-0.0565702542662621" calcext:value-type="float">
            <text:p>-0.0565702543</text:p>
          </table:table-cell>
          <table:table-cell table:style-name="Default" office:value-type="float" office:value="-0.0492376238107681" calcext:value-type="float">
            <text:p>-0.0492376238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314178727567196" calcext:value-type="float">
            <text:p>-0.0314178728</text:p>
          </table:table-cell>
          <table:table-cell table:style-name="Default" office:value-type="float" office:value="-0.0287520252168179" calcext:value-type="float">
            <text:p>-0.0287520252</text:p>
          </table:table-cell>
          <table:table-cell table:style-name="Default" office:value-type="float" office:value="0.326432198286057" calcext:value-type="float">
            <text:p>0.3264321983</text:p>
          </table:table-cell>
          <table:table-cell table:style-name="Default" office:value-type="float" office:value="-0.0848005935549736" calcext:value-type="float">
            <text:p>-0.0848005936</text:p>
          </table:table-cell>
          <table:table-cell table:style-name="Default" office:value-type="float" office:value="-0.0579374320805073" calcext:value-type="float">
            <text:p>-0.0579374321</text:p>
          </table:table-cell>
          <table:table-cell table:style-name="Default" office:value-type="float" office:value="-0.0469273030757904" calcext:value-type="float">
            <text:p>-0.0469273031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315139070153236" calcext:value-type="float">
            <text:p>-0.031513907</text:p>
          </table:table-cell>
          <table:table-cell table:style-name="Default" office:value-type="float" office:value="-0.026894835755229" calcext:value-type="float">
            <text:p>-0.0268948358</text:p>
          </table:table-cell>
          <table:table-cell table:style-name="Default" office:value-type="float" office:value="0.326865792274475" calcext:value-type="float">
            <text:p>0.3268657923</text:p>
          </table:table-cell>
          <table:table-cell table:style-name="Default" office:value-type="float" office:value="-0.0812038332223892" calcext:value-type="float">
            <text:p>-0.0812038332</text:p>
          </table:table-cell>
          <table:table-cell table:style-name="Default" office:value-type="float" office:value="-0.0593276359140873" calcext:value-type="float">
            <text:p>-0.0593276359</text:p>
          </table:table-cell>
          <table:table-cell table:style-name="Default" office:value-type="float" office:value="-0.0445198304951191" calcext:value-type="float">
            <text:p>-0.0445198305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31546238809824" calcext:value-type="float">
            <text:p>-0.0315462388</text:p>
          </table:table-cell>
          <table:table-cell table:style-name="Default" office:value-type="float" office:value="-0.0262671448290348" calcext:value-type="float">
            <text:p>-0.0262671448</text:p>
          </table:table-cell>
          <table:table-cell table:style-name="Default" office:value-type="float" office:value="0.32700777053833" calcext:value-type="float">
            <text:p>0.3270077705</text:p>
          </table:table-cell>
          <table:table-cell table:style-name="Default" office:value-type="float" office:value="-0.0799874365329742" calcext:value-type="float">
            <text:p>-0.0799874365</text:p>
          </table:table-cell>
          <table:table-cell table:style-name="Default" office:value-type="float" office:value="-0.0597950220108032" calcext:value-type="float">
            <text:p>-0.059795022</text:p>
          </table:table-cell>
          <table:table-cell table:style-name="Default" office:value-type="float" office:value="-0.043696440756321" calcext:value-type="float">
            <text:p>-0.0436964408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316111296415329" calcext:value-type="float">
            <text:p>-0.0316111296</text:p>
          </table:table-cell>
          <table:table-cell table:style-name="Default" office:value-type="float" office:value="-0.0249996352940798" calcext:value-type="float">
            <text:p>-0.0249996353</text:p>
          </table:table-cell>
          <table:table-cell table:style-name="Default" office:value-type="float" office:value="0.327287197113037" calcext:value-type="float">
            <text:p>0.3272871971</text:p>
          </table:table-cell>
          <table:table-cell table:style-name="Default" office:value-type="float" office:value="-0.0775307938456535" calcext:value-type="float">
            <text:p>-0.0775307938</text:p>
          </table:table-cell>
          <table:table-cell table:style-name="Default" office:value-type="float" office:value="-0.0607343129813671" calcext:value-type="float">
            <text:p>-0.060734313</text:p>
          </table:table-cell>
          <table:table-cell table:style-name="Default" office:value-type="float" office:value="-0.0420190580189228" calcext:value-type="float">
            <text:p>-0.042019058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317085944116116" calcext:value-type="float">
            <text:p>-0.0317085944</text:p>
          </table:table-cell>
          <table:table-cell table:style-name="Default" office:value-type="float" office:value="-0.0230706073343754" calcext:value-type="float">
            <text:p>-0.0230706073</text:p>
          </table:table-cell>
          <table:table-cell table:style-name="Default" office:value-type="float" office:value="0.32769376039505" calcext:value-type="float">
            <text:p>0.3276937604</text:p>
          </table:table-cell>
          <table:table-cell table:style-name="Default" office:value-type="float" office:value="-0.0737919062376022" calcext:value-type="float">
            <text:p>-0.0737919062</text:p>
          </table:table-cell>
          <table:table-cell table:style-name="Default" office:value-type="float" office:value="-0.0621510334312916" calcext:value-type="float">
            <text:p>-0.0621510334</text:p>
          </table:table-cell>
          <table:table-cell table:style-name="Default" office:value-type="float" office:value="-0.039429422467947" calcext:value-type="float">
            <text:p>-0.0394294225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317733809351921" calcext:value-type="float">
            <text:p>-0.0317733809</text:p>
          </table:table-cell>
          <table:table-cell table:style-name="Default" office:value-type="float" office:value="-0.0217679291963577" calcext:value-type="float">
            <text:p>-0.0217679292</text:p>
          </table:table-cell>
          <table:table-cell table:style-name="Default" office:value-type="float" office:value="0.327955335378647" calcext:value-type="float">
            <text:p>0.3279553354</text:p>
          </table:table-cell>
          <table:table-cell table:style-name="Default" office:value-type="float" office:value="-0.07126784324646" calcext:value-type="float">
            <text:p>-0.0712678432</text:p>
          </table:table-cell>
          <table:table-cell table:style-name="Default" office:value-type="float" office:value="-0.0630979686975479" calcext:value-type="float">
            <text:p>-0.0630979687</text:p>
          </table:table-cell>
          <table:table-cell table:style-name="Default" office:value-type="float" office:value="-0.0376559793949127" calcext:value-type="float">
            <text:p>-0.0376559794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318376533687115" calcext:value-type="float">
            <text:p>-0.0318376534</text:p>
          </table:table-cell>
          <table:table-cell table:style-name="Default" office:value-type="float" office:value="-0.0204534456133843" calcext:value-type="float">
            <text:p>-0.0204534456</text:p>
          </table:table-cell>
          <table:table-cell table:style-name="Default" office:value-type="float" office:value="0.328208535909653" calcext:value-type="float">
            <text:p>0.3282085359</text:p>
          </table:table-cell>
          <table:table-cell table:style-name="Default" office:value-type="float" office:value="-0.0687220245599747" calcext:value-type="float">
            <text:p>-0.0687220246</text:p>
          </table:table-cell>
          <table:table-cell table:style-name="Default" office:value-type="float" office:value="-0.0640446841716766" calcext:value-type="float">
            <text:p>-0.0640446842</text:p>
          </table:table-cell>
          <table:table-cell table:style-name="Default" office:value-type="float" office:value="-0.0358466170728207" calcext:value-type="float">
            <text:p>-0.0358466171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318695455789566" calcext:value-type="float">
            <text:p>-0.0318695456</text:p>
          </table:table-cell>
          <table:table-cell table:style-name="Default" office:value-type="float" office:value="-0.0197921823710203" calcext:value-type="float">
            <text:p>-0.0197921824</text:p>
          </table:table-cell>
          <table:table-cell table:style-name="Default" office:value-type="float" office:value="0.328331798315048" calcext:value-type="float">
            <text:p>0.3283317983</text:p>
          </table:table-cell>
          <table:table-cell table:style-name="Default" office:value-type="float" office:value="-0.067441925406456" calcext:value-type="float">
            <text:p>-0.0674419254</text:p>
          </table:table-cell>
          <table:table-cell table:style-name="Default" office:value-type="float" office:value="-0.0645173713564873" calcext:value-type="float">
            <text:p>-0.0645173714</text:p>
          </table:table-cell>
          <table:table-cell table:style-name="Default" office:value-type="float" office:value="-0.0349289998412132" calcext:value-type="float">
            <text:p>-0.0349289998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319326147437096" calcext:value-type="float">
            <text:p>-0.0319326147</text:p>
          </table:table-cell>
          <table:table-cell table:style-name="Default" office:value-type="float" office:value="-0.0184624250978231" calcext:value-type="float">
            <text:p>-0.0184624251</text:p>
          </table:table-cell>
          <table:table-cell table:style-name="Default" office:value-type="float" office:value="0.328571259975433" calcext:value-type="float">
            <text:p>0.32857126</text:p>
          </table:table-cell>
          <table:table-cell table:style-name="Default" office:value-type="float" office:value="-0.0648690685629845" calcext:value-type="float">
            <text:p>-0.0648690686</text:p>
          </table:table-cell>
          <table:table-cell table:style-name="Default" office:value-type="float" office:value="-0.0654603093862534" calcext:value-type="float">
            <text:p>-0.0654603094</text:p>
          </table:table-cell>
          <table:table-cell table:style-name="Default" office:value-type="float" office:value="-0.0330689363181591" calcext:value-type="float">
            <text:p>-0.0330689363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319637581706047" calcext:value-type="float">
            <text:p>-0.0319637582</text:p>
          </table:table-cell>
          <table:table-cell table:style-name="Default" office:value-type="float" office:value="-0.0177942737936974" calcext:value-type="float">
            <text:p>-0.0177942738</text:p>
          </table:table-cell>
          <table:table-cell table:style-name="Default" office:value-type="float" office:value="0.328687340021133" calcext:value-type="float">
            <text:p>0.32868734</text:p>
          </table:table-cell>
          <table:table-cell table:style-name="Default" office:value-type="float" office:value="-0.0635770559310913" calcext:value-type="float">
            <text:p>-0.0635770559</text:p>
          </table:table-cell>
          <table:table-cell table:style-name="Default" office:value-type="float" office:value="-0.0659300982952118" calcext:value-type="float">
            <text:p>-0.0659300983</text:p>
          </table:table-cell>
          <table:table-cell table:style-name="Default" office:value-type="float" office:value="-0.0321269109845161" calcext:value-type="float">
            <text:p>-0.032126911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320552438497543" calcext:value-type="float">
            <text:p>-0.0320552438</text:p>
          </table:table-cell>
          <table:table-cell table:style-name="Default" office:value-type="float" office:value="-0.0157787892967463" calcext:value-type="float">
            <text:p>-0.0157787893</text:p>
          </table:table-cell>
          <table:table-cell table:style-name="Default" office:value-type="float" office:value="0.329020112752914" calcext:value-type="float">
            <text:p>0.3290201128</text:p>
          </table:table-cell>
          <table:table-cell table:style-name="Default" office:value-type="float" office:value="-0.0596829243004322" calcext:value-type="float">
            <text:p>-0.0596829243</text:p>
          </table:table-cell>
          <table:table-cell table:style-name="Default" office:value-type="float" office:value="-0.0673299506306648" calcext:value-type="float">
            <text:p>-0.0673299506</text:p>
          </table:table-cell>
          <table:table-cell table:style-name="Default" office:value-type="float" office:value="-0.0292555205523968" calcext:value-type="float">
            <text:p>-0.0292555206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32114289700985" calcext:value-type="float">
            <text:p>-0.0321142897</text:p>
          </table:table-cell>
          <table:table-cell table:style-name="Default" office:value-type="float" office:value="-0.0144275911152363" calcext:value-type="float">
            <text:p>-0.0144275911</text:p>
          </table:table-cell>
          <table:table-cell table:style-name="Default" office:value-type="float" office:value="0.329228490591049" calcext:value-type="float">
            <text:p>0.3292284906</text:p>
          </table:table-cell>
          <table:table-cell table:style-name="Default" office:value-type="float" office:value="-0.0570753589272499" calcext:value-type="float">
            <text:p>-0.0570753589</text:p>
          </table:table-cell>
          <table:table-cell table:style-name="Default" office:value-type="float" office:value="-0.0682530403137207" calcext:value-type="float">
            <text:p>-0.0682530403</text:p>
          </table:table-cell>
          <table:table-cell table:style-name="Default" office:value-type="float" office:value="-0.0273059606552124" calcext:value-type="float">
            <text:p>-0.0273059607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321993082761765" calcext:value-type="float">
            <text:p>-0.0321993083</text:p>
          </table:table-cell>
          <table:table-cell table:style-name="Default" office:value-type="float" office:value="-0.0123929344117641" calcext:value-type="float">
            <text:p>-0.0123929344</text:p>
          </table:table-cell>
          <table:table-cell table:style-name="Default" office:value-type="float" office:value="0.329519867897034" calcext:value-type="float">
            <text:p>0.3295198679</text:p>
          </table:table-cell>
          <table:table-cell table:style-name="Default" office:value-type="float" office:value="-0.0531538426876068" calcext:value-type="float">
            <text:p>-0.0531538427</text:p>
          </table:table-cell>
          <table:table-cell table:style-name="Default" office:value-type="float" office:value="-0.0696180462837219" calcext:value-type="float">
            <text:p>-0.0696180463</text:p>
          </table:table-cell>
          <table:table-cell table:style-name="Default" office:value-type="float" office:value="-0.0243337415158749" calcext:value-type="float">
            <text:p>-0.0243337415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322532281279564" calcext:value-type="float">
            <text:p>-0.0322532281</text:p>
          </table:table-cell>
          <table:table-cell table:style-name="Default" office:value-type="float" office:value="-0.0110332258045673" calcext:value-type="float">
            <text:p>-0.0110332258</text:p>
          </table:table-cell>
          <table:table-cell table:style-name="Default" office:value-type="float" office:value="0.32969942688942" calcext:value-type="float">
            <text:p>0.3296994269</text:p>
          </table:table-cell>
          <table:table-cell table:style-name="Default" office:value-type="float" office:value="-0.050536822527647" calcext:value-type="float">
            <text:p>-0.0505368225</text:p>
          </table:table-cell>
          <table:table-cell table:style-name="Default" office:value-type="float" office:value="-0.0705123692750931" calcext:value-type="float">
            <text:p>-0.0705123693</text:p>
          </table:table-cell>
          <table:table-cell table:style-name="Default" office:value-type="float" office:value="-0.0223232116550207" calcext:value-type="float">
            <text:p>-0.0223232117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322793051600456" calcext:value-type="float">
            <text:p>-0.0322793052</text:p>
          </table:table-cell>
          <table:table-cell table:style-name="Default" office:value-type="float" office:value="-0.0103529095649719" calcext:value-type="float">
            <text:p>-0.0103529096</text:p>
          </table:table-cell>
          <table:table-cell table:style-name="Default" office:value-type="float" office:value="0.329784721136093" calcext:value-type="float">
            <text:p>0.3297847211</text:p>
          </table:table-cell>
          <table:table-cell table:style-name="Default" office:value-type="float" office:value="-0.0492285341024399" calcext:value-type="float">
            <text:p>-0.0492285341</text:p>
          </table:table-cell>
          <table:table-cell table:style-name="Default" office:value-type="float" office:value="-0.0709541961550713" calcext:value-type="float">
            <text:p>-0.0709541962</text:p>
          </table:table-cell>
          <table:table-cell table:style-name="Default" office:value-type="float" office:value="-0.0213101636618376" calcext:value-type="float">
            <text:p>-0.0213101637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323534347116947" calcext:value-type="float">
            <text:p>-0.0323534347</text:p>
          </table:table-cell>
          <table:table-cell table:style-name="Default" office:value-type="float" office:value="-0.00831219181418419" calcext:value-type="float">
            <text:p>-0.0083121918</text:p>
          </table:table-cell>
          <table:table-cell table:style-name="Default" office:value-type="float" office:value="0.330022156238556" calcext:value-type="float">
            <text:p>0.3300221562</text:p>
          </table:table-cell>
          <table:table-cell table:style-name="Default" office:value-type="float" office:value="-0.0453085638582707" calcext:value-type="float">
            <text:p>-0.0453085639</text:p>
          </table:table-cell>
          <table:table-cell table:style-name="Default" office:value-type="float" office:value="-0.0722558423876762" calcext:value-type="float">
            <text:p>-0.0722558424</text:p>
          </table:table-cell>
          <table:table-cell table:style-name="Default" office:value-type="float" office:value="-0.0182428453117609" calcext:value-type="float">
            <text:p>-0.0182428453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323767140507698" calcext:value-type="float">
            <text:p>-0.0323767141</text:p>
          </table:table-cell>
          <table:table-cell table:style-name="Default" office:value-type="float" office:value="-0.00763259641826153" calcext:value-type="float">
            <text:p>-0.0076325964</text:p>
          </table:table-cell>
          <table:table-cell table:style-name="Default" office:value-type="float" office:value="0.330095082521439" calcext:value-type="float">
            <text:p>0.3300950825</text:p>
          </table:table-cell>
          <table:table-cell table:style-name="Default" office:value-type="float" office:value="-0.044004712253809" calcext:value-type="float">
            <text:p>-0.0440047123</text:p>
          </table:table-cell>
          <table:table-cell table:style-name="Default" office:value-type="float" office:value="-0.0726810693740845" calcext:value-type="float">
            <text:p>-0.0726810694</text:p>
          </table:table-cell>
          <table:table-cell table:style-name="Default" office:value-type="float" office:value="-0.0172120966017246" calcext:value-type="float">
            <text:p>-0.0172120966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324209071695805" calcext:value-type="float">
            <text:p>-0.0324209072</text:p>
          </table:table-cell>
          <table:table-cell table:style-name="Default" office:value-type="float" office:value="-0.00627550855278969" calcext:value-type="float">
            <text:p>-0.0062755086</text:p>
          </table:table-cell>
          <table:table-cell table:style-name="Default" office:value-type="float" office:value="0.330231487751007" calcext:value-type="float">
            <text:p>0.3302314878</text:p>
          </table:table-cell>
          <table:table-cell table:style-name="Default" office:value-type="float" office:value="-0.0414031222462654" calcext:value-type="float">
            <text:p>-0.0414031222</text:p>
          </table:table-cell>
          <table:table-cell table:style-name="Default" office:value-type="float" office:value="-0.0735173374414444" calcext:value-type="float">
            <text:p>-0.0735173374</text:p>
          </table:table-cell>
          <table:table-cell table:style-name="Default" office:value-type="float" office:value="-0.0151397222653031" calcext:value-type="float">
            <text:p>-0.0151397223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324417650699616" calcext:value-type="float">
            <text:p>-0.0324417651</text:p>
          </table:table-cell>
          <table:table-cell table:style-name="Default" office:value-type="float" office:value="-0.0055982880294323" calcext:value-type="float">
            <text:p>-0.005598288</text:p>
          </table:table-cell>
          <table:table-cell table:style-name="Default" office:value-type="float" office:value="0.33029493689537" calcext:value-type="float">
            <text:p>0.3302949369</text:p>
          </table:table-cell>
          <table:table-cell table:style-name="Default" office:value-type="float" office:value="-0.0401060804724693" calcext:value-type="float">
            <text:p>-0.0401060805</text:p>
          </table:table-cell>
          <table:table-cell table:style-name="Default" office:value-type="float" office:value="-0.0739279836416245" calcext:value-type="float">
            <text:p>-0.0739279836</text:p>
          </table:table-cell>
          <table:table-cell table:style-name="Default" office:value-type="float" office:value="-0.0140988295897841" calcext:value-type="float">
            <text:p>-0.0140988296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324808694422245" calcext:value-type="float">
            <text:p>-0.0324808694</text:p>
          </table:table-cell>
          <table:table-cell table:style-name="Default" office:value-type="float" office:value="-0.0042475052177906" calcext:value-type="float">
            <text:p>-0.0042475052</text:p>
          </table:table-cell>
          <table:table-cell table:style-name="Default" office:value-type="float" office:value="0.330412328243256" calcext:value-type="float">
            <text:p>0.3304123282</text:p>
          </table:table-cell>
          <table:table-cell table:style-name="Default" office:value-type="float" office:value="-0.0375211089849472" calcext:value-type="float">
            <text:p>-0.037521109</text:p>
          </table:table-cell>
          <table:table-cell table:style-name="Default" office:value-type="float" office:value="-0.0747333094477654" calcext:value-type="float">
            <text:p>-0.0747333094</text:p>
          </table:table-cell>
          <table:table-cell table:style-name="Default" office:value-type="float" office:value="-0.0120090497657657" calcext:value-type="float">
            <text:p>-0.0120090498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325325429439545" calcext:value-type="float">
            <text:p>-0.0325325429</text:p>
          </table:table-cell>
          <table:table-cell table:style-name="Default" office:value-type="float" office:value="-0.00223299115896225" calcext:value-type="float">
            <text:p>-0.0022329912</text:p>
          </table:table-cell>
          <table:table-cell table:style-name="Default" office:value-type="float" office:value="0.33056452870369" calcext:value-type="float">
            <text:p>0.3305645287</text:p>
          </table:table-cell>
          <table:table-cell table:style-name="Default" office:value-type="float" office:value="-0.0336713679134846" calcext:value-type="float">
            <text:p>-0.0336713679</text:p>
          </table:table-cell>
          <table:table-cell table:style-name="Default" office:value-type="float" office:value="-0.0758985355496407" calcext:value-type="float">
            <text:p>-0.0758985355</text:p>
          </table:table-cell>
          <table:table-cell table:style-name="Default" office:value-type="float" office:value="-0.00885953847318888" calcext:value-type="float">
            <text:p>-0.0088595385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325619615614414" calcext:value-type="float">
            <text:p>-0.0325619616</text:p>
          </table:table-cell>
          <table:table-cell table:style-name="Default" office:value-type="float" office:value="-0.000899778679013252" calcext:value-type="float">
            <text:p>-0.0008997787</text:p>
          </table:table-cell>
          <table:table-cell table:style-name="Default" office:value-type="float" office:value="0.330650120973587" calcext:value-type="float">
            <text:p>0.330650121</text:p>
          </table:table-cell>
          <table:table-cell table:style-name="Default" office:value-type="float" office:value="-0.0311270225793123" calcext:value-type="float">
            <text:p>-0.0311270226</text:p>
          </table:table-cell>
          <table:table-cell table:style-name="Default" office:value-type="float" office:value="-0.0766447260975838" calcext:value-type="float">
            <text:p>-0.0766447261</text:p>
          </table:table-cell>
          <table:table-cell table:style-name="Default" office:value-type="float" office:value="-0.00675393547862768" calcext:value-type="float">
            <text:p>-0.0067539355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325750708580017" calcext:value-type="float">
            <text:p>-0.0325750709</text:p>
          </table:table-cell>
          <table:table-cell table:style-name="Default" office:value-type="float" office:value="-0.000236637890338898" calcext:value-type="float">
            <text:p>-0.0002366379</text:p>
          </table:table-cell>
          <table:table-cell table:style-name="Default" office:value-type="float" office:value="0.330688208341598" calcext:value-type="float">
            <text:p>0.3306882083</text:p>
          </table:table-cell>
          <table:table-cell table:style-name="Default" office:value-type="float" office:value="-0.0298624560236931" calcext:value-type="float">
            <text:p>-0.029862456</text:p>
          </table:table-cell>
          <table:table-cell table:style-name="Default" office:value-type="float" office:value="-0.0770080834627152" calcext:value-type="float">
            <text:p>-0.0770080835</text:p>
          </table:table-cell>
          <table:table-cell table:style-name="Default" office:value-type="float" office:value="-0.00570028088986874" calcext:value-type="float">
            <text:p>-0.005700280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325980074703693" calcext:value-type="float">
            <text:p>-0.0325980075</text:p>
          </table:table-cell>
          <table:table-cell table:style-name="Default" office:value-type="float" office:value="0.00108181312680244" calcext:value-type="float">
            <text:p>0.0010818131</text:p>
          </table:table-cell>
          <table:table-cell table:style-name="Default" office:value-type="float" office:value="0.330754965543747" calcext:value-type="float">
            <text:p>0.3307549655</text:p>
          </table:table-cell>
          <table:table-cell table:style-name="Default" office:value-type="float" office:value="-0.0273500923067331" calcext:value-type="float">
            <text:p>-0.0273500923</text:p>
          </table:table-cell>
          <table:table-cell table:style-name="Default" office:value-type="float" office:value="-0.0777144804596901" calcext:value-type="float">
            <text:p>-0.0777144805</text:p>
          </table:table-cell>
          <table:table-cell table:style-name="Default" office:value-type="float" office:value="-0.00359325739555061" calcext:value-type="float">
            <text:p>-0.0035932574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326163284480572" calcext:value-type="float">
            <text:p>-0.0326163284</text:p>
          </table:table-cell>
          <table:table-cell table:style-name="Default" office:value-type="float" office:value="0.00238868221640587" calcext:value-type="float">
            <text:p>0.0023886822</text:p>
          </table:table-cell>
          <table:table-cell table:style-name="Default" office:value-type="float" office:value="0.330809414386749" calcext:value-type="float">
            <text:p>0.3308094144</text:p>
          </table:table-cell>
          <table:table-cell table:style-name="Default" office:value-type="float" office:value="-0.0248621497303247" calcext:value-type="float">
            <text:p>-0.0248621497</text:p>
          </table:table-cell>
          <table:table-cell table:style-name="Default" office:value-type="float" office:value="-0.0783926397562027" calcext:value-type="float">
            <text:p>-0.0783926398</text:p>
          </table:table-cell>
          <table:table-cell table:style-name="Default" office:value-type="float" office:value="-0.00148886756505817" calcext:value-type="float">
            <text:p>-0.0014888676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326236523687839" calcext:value-type="float">
            <text:p>-0.0326236524</text:p>
          </table:table-cell>
          <table:table-cell table:style-name="Default" office:value-type="float" office:value="0.00303734187036753" calcext:value-type="float">
            <text:p>0.0030373419</text:p>
          </table:table-cell>
          <table:table-cell table:style-name="Default" office:value-type="float" office:value="0.330832064151764" calcext:value-type="float">
            <text:p>0.3308320642</text:p>
          </table:table-cell>
          <table:table-cell table:style-name="Default" office:value-type="float" office:value="-0.0236280951648951" calcext:value-type="float">
            <text:p>-0.0236280952</text:p>
          </table:table-cell>
          <table:table-cell table:style-name="Default" office:value-type="float" office:value="-0.0787207037210465" calcext:value-type="float">
            <text:p>-0.0787207037</text:p>
          </table:table-cell>
          <table:table-cell table:style-name="Default" office:value-type="float" office:value="-0.000438539602328092" calcext:value-type="float">
            <text:p>-0.0004385396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326346531510353" calcext:value-type="float">
            <text:p>-0.0326346532</text:p>
          </table:table-cell>
          <table:table-cell table:style-name="Default" office:value-type="float" office:value="0.00432419031858444" calcext:value-type="float">
            <text:p>0.0043241903</text:p>
          </table:table-cell>
          <table:table-cell table:style-name="Default" office:value-type="float" office:value="0.330868393182755" calcext:value-type="float">
            <text:p>0.3308683932</text:p>
          </table:table-cell>
          <table:table-cell table:style-name="Default" office:value-type="float" office:value="-0.0211813449859619" calcext:value-type="float">
            <text:p>-0.021181345</text:p>
          </table:table-cell>
          <table:table-cell table:style-name="Default" office:value-type="float" office:value="-0.0793540924787521" calcext:value-type="float">
            <text:p>-0.0793540925</text:p>
          </table:table-cell>
          <table:table-cell table:style-name="Default" office:value-type="float" office:value="0.00165630294941366" calcext:value-type="float">
            <text:p>0.001656302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326382294297218" calcext:value-type="float">
            <text:p>-0.0326382294</text:p>
          </table:table-cell>
          <table:table-cell table:style-name="Default" office:value-type="float" office:value="0.00496203172951937" calcext:value-type="float">
            <text:p>0.0049620317</text:p>
          </table:table-cell>
          <table:table-cell table:style-name="Default" office:value-type="float" office:value="0.330882161855698" calcext:value-type="float">
            <text:p>0.3308821619</text:p>
          </table:table-cell>
          <table:table-cell table:style-name="Default" office:value-type="float" office:value="-0.0199692379683256" calcext:value-type="float">
            <text:p>-0.019969238</text:p>
          </table:table-cell>
          <table:table-cell table:style-name="Default" office:value-type="float" office:value="-0.0796591117978096" calcext:value-type="float">
            <text:p>-0.0796591118</text:p>
          </table:table-cell>
          <table:table-cell table:style-name="Default" office:value-type="float" office:value="0.00270022451877594" calcext:value-type="float">
            <text:p>0.0027002245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326413959264755" calcext:value-type="float">
            <text:p>-0.0326413959</text:p>
          </table:table-cell>
          <table:table-cell table:style-name="Default" office:value-type="float" office:value="0.0062257181853056" calcext:value-type="float">
            <text:p>0.0062257182</text:p>
          </table:table-cell>
          <table:table-cell table:style-name="Default" office:value-type="float" office:value="0.330901086330414" calcext:value-type="float">
            <text:p>0.3309010863</text:p>
          </table:table-cell>
          <table:table-cell table:style-name="Default" office:value-type="float" office:value="-0.0175690706819296" calcext:value-type="float">
            <text:p>-0.0175690707</text:p>
          </table:table-cell>
          <table:table-cell table:style-name="Default" office:value-type="float" office:value="-0.0802450031042099" calcext:value-type="float">
            <text:p>-0.0802450031</text:p>
          </table:table-cell>
          <table:table-cell table:style-name="Default" office:value-type="float" office:value="0.0047788992524147" calcext:value-type="float">
            <text:p>0.0047788993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326409339904785" calcext:value-type="float">
            <text:p>-0.032640934</text:p>
          </table:table-cell>
          <table:table-cell table:style-name="Default" office:value-type="float" office:value="0.00685119908303023" calcext:value-type="float">
            <text:p>0.0068511991</text:p>
          </table:table-cell>
          <table:table-cell table:style-name="Default" office:value-type="float" office:value="0.330906331539154" calcext:value-type="float">
            <text:p>0.3309063315</text:p>
          </table:table-cell>
          <table:table-cell table:style-name="Default" office:value-type="float" office:value="-0.0163815952837467" calcext:value-type="float">
            <text:p>-0.0163815953</text:p>
          </table:table-cell>
          <table:table-cell table:style-name="Default" office:value-type="float" office:value="-0.0805256068706513" calcext:value-type="float">
            <text:p>-0.0805256069</text:p>
          </table:table-cell>
          <table:table-cell table:style-name="Default" office:value-type="float" office:value="0.00581298395991326" calcext:value-type="float">
            <text:p>0.005812984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326358675956726" calcext:value-type="float">
            <text:p>-0.0326358676</text:p>
          </table:table-cell>
          <table:table-cell table:style-name="Default" office:value-type="float" office:value="0.00808855704963207" calcext:value-type="float">
            <text:p>0.008088557</text:p>
          </table:table-cell>
          <table:table-cell table:style-name="Default" office:value-type="float" office:value="0.330908626317978" calcext:value-type="float">
            <text:p>0.3309086263</text:p>
          </table:table-cell>
          <table:table-cell table:style-name="Default" office:value-type="float" office:value="-0.0140333231538534" calcext:value-type="float">
            <text:p>-0.0140333232</text:p>
          </table:table-cell>
          <table:table-cell table:style-name="Default" office:value-type="float" office:value="-0.0810614824295044" calcext:value-type="float">
            <text:p>-0.0810614824</text:p>
          </table:table-cell>
          <table:table-cell table:style-name="Default" office:value-type="float" office:value="0.00786851346492767" calcext:value-type="float">
            <text:p>0.0078685135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326311849057674" calcext:value-type="float">
            <text:p>-0.0326311849</text:p>
          </table:table-cell>
          <table:table-cell table:style-name="Default" office:value-type="float" office:value="0.00870009139180183" calcext:value-type="float">
            <text:p>0.0087000914</text:p>
          </table:table-cell>
          <table:table-cell table:style-name="Default" office:value-type="float" office:value="0.330905795097351" calcext:value-type="float">
            <text:p>0.3309057951</text:p>
          </table:table-cell>
          <table:table-cell table:style-name="Default" office:value-type="float" office:value="-0.0128731168806553" calcext:value-type="float">
            <text:p>-0.0128731169</text:p>
          </table:table-cell>
          <table:table-cell table:style-name="Default" office:value-type="float" office:value="-0.0813164636492729" calcext:value-type="float">
            <text:p>-0.0813164636</text:p>
          </table:table-cell>
          <table:table-cell table:style-name="Default" office:value-type="float" office:value="0.00888923183083534" calcext:value-type="float">
            <text:p>0.0088892318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326250493526459" calcext:value-type="float">
            <text:p>-0.0326250494</text:p>
          </table:table-cell>
          <table:table-cell table:style-name="Default" office:value-type="float" office:value="0.00930662173777819" calcext:value-type="float">
            <text:p>0.0093066217</text:p>
          </table:table-cell>
          <table:table-cell table:style-name="Default" office:value-type="float" office:value="0.330900400876999" calcext:value-type="float">
            <text:p>0.3309004009</text:p>
          </table:table-cell>
          <table:table-cell table:style-name="Default" office:value-type="float" office:value="-0.0117225609719753" calcext:value-type="float">
            <text:p>-0.011722561</text:p>
          </table:table-cell>
          <table:table-cell table:style-name="Default" office:value-type="float" office:value="-0.0815626457333565" calcext:value-type="float">
            <text:p>-0.0815626457</text:p>
          </table:table-cell>
          <table:table-cell table:style-name="Default" office:value-type="float" office:value="0.00990473385900259" calcext:value-type="float">
            <text:p>0.009904733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326083190739155" calcext:value-type="float">
            <text:p>-0.0326083191</text:p>
          </table:table-cell>
          <table:table-cell table:style-name="Default" office:value-type="float" office:value="0.0105040427297354" calcext:value-type="float">
            <text:p>0.0105040427</text:p>
          </table:table-cell>
          <table:table-cell table:style-name="Default" office:value-type="float" office:value="0.330882161855698" calcext:value-type="float">
            <text:p>0.3308821619</text:p>
          </table:table-cell>
          <table:table-cell table:style-name="Default" office:value-type="float" office:value="-0.00945156160742044" calcext:value-type="float">
            <text:p>-0.0094515616</text:p>
          </table:table-cell>
          <table:table-cell table:style-name="Default" office:value-type="float" office:value="-0.0820281654596329" calcext:value-type="float">
            <text:p>-0.0820281655</text:p>
          </table:table-cell>
          <table:table-cell table:style-name="Default" office:value-type="float" office:value="0.0119186583906412" calcext:value-type="float">
            <text:p>0.0119186584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325854830443859" calcext:value-type="float">
            <text:p>-0.032585483</text:p>
          </table:table-cell>
          <table:table-cell table:style-name="Default" office:value-type="float" office:value="0.0116793625056744" calcext:value-type="float">
            <text:p>0.0116793625</text:p>
          </table:table-cell>
          <table:table-cell table:style-name="Default" office:value-type="float" office:value="0.330854296684265" calcext:value-type="float">
            <text:p>0.3308542967</text:p>
          </table:table-cell>
          <table:table-cell table:style-name="Default" office:value-type="float" office:value="-0.00722261378541589" calcext:value-type="float">
            <text:p>-0.0072226138</text:p>
          </table:table-cell>
          <table:table-cell table:style-name="Default" office:value-type="float" office:value="-0.082457035779953" calcext:value-type="float">
            <text:p>-0.0824570358</text:p>
          </table:table-cell>
          <table:table-cell table:style-name="Default" office:value-type="float" office:value="0.0139066688716412" calcext:value-type="float">
            <text:p>0.013906668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325563661754131" calcext:value-type="float">
            <text:p>-0.0325563662</text:p>
          </table:table-cell>
          <table:table-cell table:style-name="Default" office:value-type="float" office:value="0.0128312557935715" calcext:value-type="float">
            <text:p>0.0128312558</text:p>
          </table:table-cell>
          <table:table-cell table:style-name="Default" office:value-type="float" office:value="0.330817490816116" calcext:value-type="float">
            <text:p>0.3308174908</text:p>
          </table:table-cell>
          <table:table-cell table:style-name="Default" office:value-type="float" office:value="-0.00503798434510827" calcext:value-type="float">
            <text:p>-0.0050379843</text:p>
          </table:table-cell>
          <table:table-cell table:style-name="Default" office:value-type="float" office:value="-0.0828483924269676" calcext:value-type="float">
            <text:p>-0.0828483924</text:p>
          </table:table-cell>
          <table:table-cell table:style-name="Default" office:value-type="float" office:value="0.015865933150053" calcext:value-type="float">
            <text:p>0.0158659332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325208082795143" calcext:value-type="float">
            <text:p>-0.0325208083</text:p>
          </table:table-cell>
          <table:table-cell table:style-name="Default" office:value-type="float" office:value="0.013958347029984" calcext:value-type="float">
            <text:p>0.013958347</text:p>
          </table:table-cell>
          <table:table-cell table:style-name="Default" office:value-type="float" office:value="0.330772250890732" calcext:value-type="float">
            <text:p>0.3307722509</text:p>
          </table:table-cell>
          <table:table-cell table:style-name="Default" office:value-type="float" office:value="-0.00289985886774957" calcext:value-type="float">
            <text:p>-0.0028998589</text:p>
          </table:table-cell>
          <table:table-cell table:style-name="Default" office:value-type="float" office:value="-0.0832014232873917" calcext:value-type="float">
            <text:p>-0.0832014233</text:p>
          </table:table-cell>
          <table:table-cell table:style-name="Default" office:value-type="float" office:value="0.0177930295467377" calcext:value-type="float">
            <text:p>0.0177930295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32478678971529" calcext:value-type="float">
            <text:p>-0.032478679</text:p>
          </table:table-cell>
          <table:table-cell table:style-name="Default" office:value-type="float" office:value="0.0150592401623726" calcext:value-type="float">
            <text:p>0.0150592402</text:p>
          </table:table-cell>
          <table:table-cell table:style-name="Default" office:value-type="float" office:value="0.330719262361526" calcext:value-type="float">
            <text:p>0.3307192624</text:p>
          </table:table-cell>
          <table:table-cell table:style-name="Default" office:value-type="float" office:value="-0.000810492318123579" calcext:value-type="float">
            <text:p>-0.0008104923</text:p>
          </table:table-cell>
          <table:table-cell table:style-name="Default" office:value-type="float" office:value="-0.0835153162479401" calcext:value-type="float">
            <text:p>-0.0835153162</text:p>
          </table:table-cell>
          <table:table-cell table:style-name="Default" office:value-type="float" office:value="0.0196847375482321" calcext:value-type="float">
            <text:p>0.0196847375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324297919869423" calcext:value-type="float">
            <text:p>-0.032429792</text:p>
          </table:table-cell>
          <table:table-cell table:style-name="Default" office:value-type="float" office:value="0.016132578253746" calcext:value-type="float">
            <text:p>0.0161325783</text:p>
          </table:table-cell>
          <table:table-cell table:style-name="Default" office:value-type="float" office:value="0.330659180879593" calcext:value-type="float">
            <text:p>0.3306591809</text:p>
          </table:table-cell>
          <table:table-cell table:style-name="Default" office:value-type="float" office:value="0.0012279519578442" calcext:value-type="float">
            <text:p>0.001227952</text:p>
          </table:table-cell>
          <table:table-cell table:style-name="Default" office:value-type="float" office:value="-0.0837893486022949" calcext:value-type="float">
            <text:p>-0.0837893486</text:p>
          </table:table-cell>
          <table:table-cell table:style-name="Default" office:value-type="float" office:value="0.0215375982224941" calcext:value-type="float">
            <text:p>0.0215375982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323435552418232" calcext:value-type="float">
            <text:p>-0.0323435552</text:p>
          </table:table-cell>
          <table:table-cell table:style-name="Default" office:value-type="float" office:value="0.0176878869533539" calcext:value-type="float">
            <text:p>0.017687887</text:p>
          </table:table-cell>
          <table:table-cell table:style-name="Default" office:value-type="float" office:value="0.330557197332382" calcext:value-type="float">
            <text:p>0.3305571973</text:p>
          </table:table-cell>
          <table:table-cell table:style-name="Default" office:value-type="float" office:value="0.00418534362688661" calcext:value-type="float">
            <text:p>0.0041853436</text:p>
          </table:table-cell>
          <table:table-cell table:style-name="Default" office:value-type="float" office:value="-0.0841242149472237" calcext:value-type="float">
            <text:p>-0.0841242149</text:p>
          </table:table-cell>
          <table:table-cell table:style-name="Default" office:value-type="float" office:value="0.0242374110966921" calcext:value-type="float">
            <text:p>0.0242374111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322772413492203" calcext:value-type="float">
            <text:p>-0.0322772413</text:p>
          </table:table-cell>
          <table:table-cell table:style-name="Default" office:value-type="float" office:value="0.0186863485723734" calcext:value-type="float">
            <text:p>0.0186863486</text:p>
          </table:table-cell>
          <table:table-cell table:style-name="Default" office:value-type="float" office:value="0.330482453107834" calcext:value-type="float">
            <text:p>0.3304824531</text:p>
          </table:table-cell>
          <table:table-cell table:style-name="Default" office:value-type="float" office:value="0.00608694925904274" calcext:value-type="float">
            <text:p>0.0060869493</text:p>
          </table:table-cell>
          <table:table-cell table:style-name="Default" office:value-type="float" office:value="-0.0842957571148873" calcext:value-type="float">
            <text:p>-0.0842957571</text:p>
          </table:table-cell>
          <table:table-cell table:style-name="Default" office:value-type="float" office:value="0.025979133322835" calcext:value-type="float">
            <text:p>0.0259791333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322037190198898" calcext:value-type="float">
            <text:p>-0.032203719</text:p>
          </table:table-cell>
          <table:table-cell table:style-name="Default" office:value-type="float" office:value="0.0196525286883116" calcext:value-type="float">
            <text:p>0.0196525287</text:p>
          </table:table-cell>
          <table:table-cell table:style-name="Default" office:value-type="float" office:value="0.330403119325638" calcext:value-type="float">
            <text:p>0.3304031193</text:p>
          </table:table-cell>
          <table:table-cell table:style-name="Default" office:value-type="float" office:value="0.00793004781007767" calcext:value-type="float">
            <text:p>0.0079300478</text:p>
          </table:table-cell>
          <table:table-cell table:style-name="Default" office:value-type="float" office:value="-0.0844252482056618" calcext:value-type="float">
            <text:p>-0.0844252482</text:p>
          </table:table-cell>
          <table:table-cell table:style-name="Default" office:value-type="float" office:value="0.0276707578450441" calcext:value-type="float">
            <text:p>0.0276707578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321641862392426" calcext:value-type="float">
            <text:p>-0.0321641862</text:p>
          </table:table-cell>
          <table:table-cell table:style-name="Default" office:value-type="float" office:value="0.0201230961829424" calcext:value-type="float">
            <text:p>0.0201230962</text:p>
          </table:table-cell>
          <table:table-cell table:style-name="Default" office:value-type="float" office:value="0.330361932516098" calcext:value-type="float">
            <text:p>0.3303619325</text:p>
          </table:table-cell>
          <table:table-cell table:style-name="Default" office:value-type="float" office:value="0.00882897712290287" calcext:value-type="float">
            <text:p>0.0088289771</text:p>
          </table:table-cell>
          <table:table-cell table:style-name="Default" office:value-type="float" office:value="-0.0844740346074104" calcext:value-type="float">
            <text:p>-0.0844740346</text:p>
          </table:table-cell>
          <table:table-cell table:style-name="Default" office:value-type="float" office:value="0.0284966249018908" calcext:value-type="float">
            <text:p>0.028496624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321228168904781" calcext:value-type="float">
            <text:p>-0.0321228169</text:p>
          </table:table-cell>
          <table:table-cell table:style-name="Default" office:value-type="float" office:value="0.0205850638449192" calcext:value-type="float">
            <text:p>0.0205850638</text:p>
          </table:table-cell>
          <table:table-cell table:style-name="Default" office:value-type="float" office:value="0.330319941043854" calcext:value-type="float">
            <text:p>0.330319941</text:p>
          </table:table-cell>
          <table:table-cell table:style-name="Default" office:value-type="float" office:value="0.00971249118447304" calcext:value-type="float">
            <text:p>0.0097124912</text:p>
          </table:table-cell>
          <table:table-cell table:style-name="Default" office:value-type="float" office:value="-0.0845121294260025" calcext:value-type="float">
            <text:p>-0.0845121294</text:p>
          </table:table-cell>
          <table:table-cell table:style-name="Default" office:value-type="float" office:value="0.0293088350445032" calcext:value-type="float">
            <text:p>0.029308835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320345237851143" calcext:value-type="float">
            <text:p>-0.0320345238</text:p>
          </table:table-cell>
          <table:table-cell table:style-name="Default" office:value-type="float" office:value="0.0214825682342052" calcext:value-type="float">
            <text:p>0.0214825682</text:p>
          </table:table-cell>
          <table:table-cell table:style-name="Default" office:value-type="float" office:value="0.330233812332153" calcext:value-type="float">
            <text:p>0.3302338123</text:p>
          </table:table-cell>
          <table:table-cell table:style-name="Default" office:value-type="float" office:value="0.0114321205765009" calcext:value-type="float">
            <text:p>0.0114321206</text:p>
          </table:table-cell>
          <table:table-cell table:style-name="Default" office:value-type="float" office:value="-0.0845559611916542" calcext:value-type="float">
            <text:p>-0.0845559612</text:p>
          </table:table-cell>
          <table:table-cell table:style-name="Default" office:value-type="float" office:value="0.0308900997042656" calcext:value-type="float">
            <text:p>0.0308900997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319386832416058" calcext:value-type="float">
            <text:p>-0.0319386832</text:p>
          </table:table-cell>
          <table:table-cell table:style-name="Default" office:value-type="float" office:value="0.0223437752574682" calcext:value-type="float">
            <text:p>0.0223437753</text:p>
          </table:table-cell>
          <table:table-cell table:style-name="Default" office:value-type="float" office:value="0.330145508050919" calcext:value-type="float">
            <text:p>0.3301455081</text:p>
          </table:table-cell>
          <table:table-cell table:style-name="Default" office:value-type="float" office:value="0.0130868228152394" calcext:value-type="float">
            <text:p>0.0130868228</text:p>
          </table:table-cell>
          <table:table-cell table:style-name="Default" office:value-type="float" office:value="-0.0845562592148781" calcext:value-type="float">
            <text:p>-0.0845562592</text:p>
          </table:table-cell>
          <table:table-cell table:style-name="Default" office:value-type="float" office:value="0.0324114114046097" calcext:value-type="float">
            <text:p>0.0324114114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318878665566444" calcext:value-type="float">
            <text:p>-0.0318878666</text:p>
          </table:table-cell>
          <table:table-cell table:style-name="Default" office:value-type="float" office:value="0.0227603316307068" calcext:value-type="float">
            <text:p>0.0227603316</text:p>
          </table:table-cell>
          <table:table-cell table:style-name="Default" office:value-type="float" office:value="0.330100804567337" calcext:value-type="float">
            <text:p>0.3301008046</text:p>
          </table:table-cell>
          <table:table-cell table:style-name="Default" office:value-type="float" office:value="0.0138891460373998" calcext:value-type="float">
            <text:p>0.013889146</text:p>
          </table:table-cell>
          <table:table-cell table:style-name="Default" office:value-type="float" office:value="-0.0845399796962738" calcext:value-type="float">
            <text:p>-0.0845399797</text:p>
          </table:table-cell>
          <table:table-cell table:style-name="Default" office:value-type="float" office:value="0.0331485718488693" calcext:value-type="float">
            <text:p>0.0331485718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317805036902428" calcext:value-type="float">
            <text:p>-0.0317805037</text:p>
          </table:table-cell>
          <table:table-cell table:style-name="Default" office:value-type="float" office:value="0.0235645193606615" calcext:value-type="float">
            <text:p>0.0235645194</text:p>
          </table:table-cell>
          <table:table-cell table:style-name="Default" office:value-type="float" office:value="0.330010831356049" calcext:value-type="float">
            <text:p>0.3300108314</text:p>
          </table:table-cell>
          <table:table-cell table:style-name="Default" office:value-type="float" office:value="0.0154424011707306" calcext:value-type="float">
            <text:p>0.0154424012</text:p>
          </table:table-cell>
          <table:table-cell table:style-name="Default" office:value-type="float" office:value="-0.0844741761684418" calcext:value-type="float">
            <text:p>-0.0844741762</text:p>
          </table:table-cell>
          <table:table-cell table:style-name="Default" office:value-type="float" office:value="0.0345737114548683" calcext:value-type="float">
            <text:p>0.0345737115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31665313988924" calcext:value-type="float">
            <text:p>-0.031665314</text:p>
          </table:table-cell>
          <table:table-cell table:style-name="Default" office:value-type="float" office:value="0.0243290551006794" calcext:value-type="float">
            <text:p>0.0243290551</text:p>
          </table:table-cell>
          <table:table-cell table:style-name="Default" office:value-type="float" office:value="0.329920738935471" calcext:value-type="float">
            <text:p>0.3299207389</text:p>
          </table:table-cell>
          <table:table-cell table:style-name="Default" office:value-type="float" office:value="0.016925347968936" calcext:value-type="float">
            <text:p>0.016925348</text:p>
          </table:table-cell>
          <table:table-cell table:style-name="Default" office:value-type="float" office:value="-0.0843638256192207" calcext:value-type="float">
            <text:p>-0.0843638256</text:p>
          </table:table-cell>
          <table:table-cell table:style-name="Default" office:value-type="float" office:value="0.0359309762716293" calcext:value-type="float">
            <text:p>0.0359309763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316047742962837" calcext:value-type="float">
            <text:p>-0.0316047743</text:p>
          </table:table-cell>
          <table:table-cell table:style-name="Default" office:value-type="float" office:value="0.0246960036456585" calcext:value-type="float">
            <text:p>0.0246960036</text:p>
          </table:table-cell>
          <table:table-cell table:style-name="Default" office:value-type="float" office:value="0.329875916242599" calcext:value-type="float">
            <text:p>0.3298759162</text:p>
          </table:table-cell>
          <table:table-cell table:style-name="Default" office:value-type="float" office:value="0.0176397878676653" calcext:value-type="float">
            <text:p>0.0176397879</text:p>
          </table:table-cell>
          <table:table-cell table:style-name="Default" office:value-type="float" office:value="-0.0842918008565903" calcext:value-type="float">
            <text:p>-0.0842918009</text:p>
          </table:table-cell>
          <table:table-cell table:style-name="Default" office:value-type="float" office:value="0.03658302500844" calcext:value-type="float">
            <text:p>0.036583025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314776748418808" calcext:value-type="float">
            <text:p>-0.0314776748</text:p>
          </table:table-cell>
          <table:table-cell table:style-name="Default" office:value-type="float" office:value="0.0253985896706581" calcext:value-type="float">
            <text:p>0.0253985897</text:p>
          </table:table-cell>
          <table:table-cell table:style-name="Default" office:value-type="float" office:value="0.329787284135818" calcext:value-type="float">
            <text:p>0.3297872841</text:p>
          </table:table-cell>
          <table:table-cell table:style-name="Default" office:value-type="float" office:value="0.0190131962299347" calcext:value-type="float">
            <text:p>0.0190131962</text:p>
          </table:table-cell>
          <table:table-cell table:style-name="Default" office:value-type="float" office:value="-0.0841138735413551" calcext:value-type="float">
            <text:p>-0.0841138735</text:p>
          </table:table-cell>
          <table:table-cell table:style-name="Default" office:value-type="float" office:value="0.0378323085606098" calcext:value-type="float">
            <text:p>0.0378323086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313425734639168" calcext:value-type="float">
            <text:p>-0.0313425735</text:p>
          </table:table-cell>
          <table:table-cell table:style-name="Default" office:value-type="float" office:value="0.0260581076145172" calcext:value-type="float">
            <text:p>0.0260581076</text:p>
          </table:table-cell>
          <table:table-cell table:style-name="Default" office:value-type="float" office:value="0.329700738191605" calcext:value-type="float">
            <text:p>0.3297007382</text:p>
          </table:table-cell>
          <table:table-cell table:style-name="Default" office:value-type="float" office:value="0.0203108694404364" calcext:value-type="float">
            <text:p>0.0203108694</text:p>
          </table:table-cell>
          <table:table-cell table:style-name="Default" office:value-type="float" office:value="-0.0838904231786728" calcext:value-type="float">
            <text:p>-0.0838904232</text:p>
          </table:table-cell>
          <table:table-cell table:style-name="Default" office:value-type="float" office:value="0.0390056893229485" calcext:value-type="float">
            <text:p>0.0390056893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311993174254894" calcext:value-type="float">
            <text:p>-0.0311993174</text:p>
          </table:table-cell>
          <table:table-cell table:style-name="Default" office:value-type="float" office:value="0.0266733653843403" calcext:value-type="float">
            <text:p>0.0266733654</text:p>
          </table:table-cell>
          <table:table-cell table:style-name="Default" office:value-type="float" office:value="0.32961705327034" calcext:value-type="float">
            <text:p>0.3296170533</text:p>
          </table:table-cell>
          <table:table-cell table:style-name="Default" office:value-type="float" office:value="0.0215306244790554" calcext:value-type="float">
            <text:p>0.0215306245</text:p>
          </table:table-cell>
          <table:table-cell table:style-name="Default" office:value-type="float" office:value="-0.0836210995912552" calcext:value-type="float">
            <text:p>-0.0836210996</text:p>
          </table:table-cell>
          <table:table-cell table:style-name="Default" office:value-type="float" office:value="0.0401002392172813" calcext:value-type="float">
            <text:p>0.0401002392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310478694736958" calcext:value-type="float">
            <text:p>-0.0310478695</text:p>
          </table:table-cell>
          <table:table-cell table:style-name="Default" office:value-type="float" office:value="0.0272429715842009" calcext:value-type="float">
            <text:p>0.0272429716</text:p>
          </table:table-cell>
          <table:table-cell table:style-name="Default" office:value-type="float" office:value="0.329537153244019" calcext:value-type="float">
            <text:p>0.3295371532</text:p>
          </table:table-cell>
          <table:table-cell table:style-name="Default" office:value-type="float" office:value="0.022670229896903" calcext:value-type="float">
            <text:p>0.0226702299</text:p>
          </table:table-cell>
          <table:table-cell table:style-name="Default" office:value-type="float" office:value="-0.0833054855465889" calcext:value-type="float">
            <text:p>-0.0833054855</text:p>
          </table:table-cell>
          <table:table-cell table:style-name="Default" office:value-type="float" office:value="0.0411130115389824" calcext:value-type="float">
            <text:p>0.0411130115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308880899101496" calcext:value-type="float">
            <text:p>-0.0308880899</text:p>
          </table:table-cell>
          <table:table-cell table:style-name="Default" office:value-type="float" office:value="0.0277656596153975" calcext:value-type="float">
            <text:p>0.0277656596</text:p>
          </table:table-cell>
          <table:table-cell table:style-name="Default" office:value-type="float" office:value="0.3294617831707" calcext:value-type="float">
            <text:p>0.3294617832</text:p>
          </table:table-cell>
          <table:table-cell table:style-name="Default" office:value-type="float" office:value="0.0237274654209614" calcext:value-type="float">
            <text:p>0.0237274654</text:p>
          </table:table-cell>
          <table:table-cell table:style-name="Default" office:value-type="float" office:value="-0.0829432755708695" calcext:value-type="float">
            <text:p>-0.0829432756</text:p>
          </table:table-cell>
          <table:table-cell table:style-name="Default" office:value-type="float" office:value="0.0420410856604576" calcext:value-type="float">
            <text:p>0.0420410857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30719917267561" calcext:value-type="float">
            <text:p>-0.0307199173</text:p>
          </table:table-cell>
          <table:table-cell table:style-name="Default" office:value-type="float" office:value="0.0282400418072939" calcext:value-type="float">
            <text:p>0.0282400418</text:p>
          </table:table-cell>
          <table:table-cell table:style-name="Default" office:value-type="float" office:value="0.329391747713089" calcext:value-type="float">
            <text:p>0.3293917477</text:p>
          </table:table-cell>
          <table:table-cell table:style-name="Default" office:value-type="float" office:value="0.0247000195086002" calcext:value-type="float">
            <text:p>0.0247000195</text:p>
          </table:table-cell>
          <table:table-cell table:style-name="Default" office:value-type="float" office:value="-0.0825340524315834" calcext:value-type="float">
            <text:p>-0.0825340524</text:p>
          </table:table-cell>
          <table:table-cell table:style-name="Default" office:value-type="float" office:value="0.0428814254701138" calcext:value-type="float">
            <text:p>0.0428814255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305432807654142" calcext:value-type="float">
            <text:p>-0.0305432808</text:p>
          </table:table-cell>
          <table:table-cell table:style-name="Default" office:value-type="float" office:value="0.0286648496985436" calcext:value-type="float">
            <text:p>0.0286648497</text:p>
          </table:table-cell>
          <table:table-cell table:style-name="Default" office:value-type="float" office:value="0.329327881336212" calcext:value-type="float">
            <text:p>0.3293278813</text:p>
          </table:table-cell>
          <table:table-cell table:style-name="Default" office:value-type="float" office:value="0.0255856513977051" calcext:value-type="float">
            <text:p>0.0255856514</text:p>
          </table:table-cell>
          <table:table-cell table:style-name="Default" office:value-type="float" office:value="-0.0820773541927338" calcext:value-type="float">
            <text:p>-0.0820773542</text:p>
          </table:table-cell>
          <table:table-cell table:style-name="Default" office:value-type="float" office:value="0.043631587177515" calcext:value-type="float">
            <text:p>0.0436315872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304517447948456" calcext:value-type="float">
            <text:p>-0.0304517448</text:p>
          </table:table-cell>
          <table:table-cell table:style-name="Default" office:value-type="float" office:value="0.028858195990324" calcext:value-type="float">
            <text:p>0.028858196</text:p>
          </table:table-cell>
          <table:table-cell table:style-name="Default" office:value-type="float" office:value="0.329298496246338" calcext:value-type="float">
            <text:p>0.3292984962</text:p>
          </table:table-cell>
          <table:table-cell table:style-name="Default" office:value-type="float" office:value="0.0259951651096344" calcext:value-type="float">
            <text:p>0.0259951651</text:p>
          </table:table-cell>
          <table:table-cell table:style-name="Default" office:value-type="float" office:value="-0.0818310603499413" calcext:value-type="float">
            <text:p>-0.0818310603</text:p>
          </table:table-cell>
          <table:table-cell table:style-name="Default" office:value-type="float" office:value="0.0439718924462795" calcext:value-type="float">
            <text:p>0.0439718924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302621778100729" calcext:value-type="float">
            <text:p>-0.0302621778</text:p>
          </table:table-cell>
          <table:table-cell table:style-name="Default" office:value-type="float" office:value="0.029206071048975" calcext:value-type="float">
            <text:p>0.029206071</text:p>
          </table:table-cell>
          <table:table-cell table:style-name="Default" office:value-type="float" office:value="0.329245299100876" calcext:value-type="float">
            <text:p>0.3292452991</text:p>
          </table:table-cell>
          <table:table-cell table:style-name="Default" office:value-type="float" office:value="0.0267460476607084" calcext:value-type="float">
            <text:p>0.0267460477</text:p>
          </table:table-cell>
          <table:table-cell table:style-name="Default" office:value-type="float" office:value="-0.0813023746013642" calcext:value-type="float">
            <text:p>-0.0813023746</text:p>
          </table:table-cell>
          <table:table-cell table:style-name="Default" office:value-type="float" office:value="0.0445813797414303" calcext:value-type="float">
            <text:p>0.0445813797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301641635596752" calcext:value-type="float">
            <text:p>-0.0301641636</text:p>
          </table:table-cell>
          <table:table-cell table:style-name="Default" office:value-type="float" office:value="0.0293602086603642" calcext:value-type="float">
            <text:p>0.0293602087</text:p>
          </table:table-cell>
          <table:table-cell table:style-name="Default" office:value-type="float" office:value="0.329221665859222" calcext:value-type="float">
            <text:p>0.3292216659</text:p>
          </table:table-cell>
          <table:table-cell table:style-name="Default" office:value-type="float" office:value="0.0270868502557278" calcext:value-type="float">
            <text:p>0.0270868503</text:p>
          </table:table-cell>
          <table:table-cell table:style-name="Default" office:value-type="float" office:value="-0.0810198113322258" calcext:value-type="float">
            <text:p>-0.0810198113</text:p>
          </table:table-cell>
          <table:table-cell table:style-name="Default" office:value-type="float" office:value="0.0448499619960785" calcext:value-type="float">
            <text:p>0.044849962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299614705145359" calcext:value-type="float">
            <text:p>-0.0299614705</text:p>
          </table:table-cell>
          <table:table-cell table:style-name="Default" office:value-type="float" office:value="0.0296280849725008" calcext:value-type="float">
            <text:p>0.029628085</text:p>
          </table:table-cell>
          <table:table-cell table:style-name="Default" office:value-type="float" office:value="0.329180747270584" calcext:value-type="float">
            <text:p>0.3291807473</text:p>
          </table:table-cell>
          <table:table-cell table:style-name="Default" office:value-type="float" office:value="0.0276976525783539" calcext:value-type="float">
            <text:p>0.0276976526</text:p>
          </table:table-cell>
          <table:table-cell table:style-name="Default" office:value-type="float" office:value="-0.0804179459810257" calcext:value-type="float">
            <text:p>-0.080417946</text:p>
          </table:table-cell>
          <table:table-cell table:style-name="Default" office:value-type="float" office:value="0.0453130826354027" calcext:value-type="float">
            <text:p>0.0453130826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298568271100521" calcext:value-type="float">
            <text:p>-0.0298568271</text:p>
          </table:table-cell>
          <table:table-cell table:style-name="Default" office:value-type="float" office:value="0.0297415666282177" calcext:value-type="float">
            <text:p>0.0297415666</text:p>
          </table:table-cell>
          <table:table-cell table:style-name="Default" office:value-type="float" office:value="0.329163640737534" calcext:value-type="float">
            <text:p>0.3291636407</text:p>
          </table:table-cell>
          <table:table-cell table:style-name="Default" office:value-type="float" office:value="0.0279670562595129" calcext:value-type="float">
            <text:p>0.0279670563</text:p>
          </table:table-cell>
          <table:table-cell table:style-name="Default" office:value-type="float" office:value="-0.0800985097885132" calcext:value-type="float">
            <text:p>-0.0800985098</text:p>
          </table:table-cell>
          <table:table-cell table:style-name="Default" office:value-type="float" office:value="0.0455070957541466" calcext:value-type="float">
            <text:p>0.0455070958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296407900750637" calcext:value-type="float">
            <text:p>-0.0296407901</text:p>
          </table:table-cell>
          <table:table-cell table:style-name="Default" office:value-type="float" office:value="0.0299265459179878" calcext:value-type="float">
            <text:p>0.0299265459</text:p>
          </table:table-cell>
          <table:table-cell table:style-name="Default" office:value-type="float" office:value="0.329136520624161" calcext:value-type="float">
            <text:p>0.3291365206</text:p>
          </table:table-cell>
          <table:table-cell table:style-name="Default" office:value-type="float" office:value="0.0284323263913393" calcext:value-type="float">
            <text:p>0.0284323264</text:p>
          </table:table-cell>
          <table:table-cell table:style-name="Default" office:value-type="float" office:value="-0.0794222429394722" calcext:value-type="float">
            <text:p>-0.0794222429</text:p>
          </table:table-cell>
          <table:table-cell table:style-name="Default" office:value-type="float" office:value="0.0458185188472271" calcext:value-type="float">
            <text:p>0.0458185188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292997658252716" calcext:value-type="float">
            <text:p>-0.0292997658</text:p>
          </table:table-cell>
          <table:table-cell table:style-name="Default" office:value-type="float" office:value="0.0300966929644346" calcext:value-type="float">
            <text:p>0.030096693</text:p>
          </table:table-cell>
          <table:table-cell table:style-name="Default" office:value-type="float" office:value="0.329114735126495" calcext:value-type="float">
            <text:p>0.3291147351</text:p>
          </table:table-cell>
          <table:table-cell table:style-name="Default" office:value-type="float" office:value="0.0289417803287506" calcext:value-type="float">
            <text:p>0.0289417803</text:p>
          </table:table-cell>
          <table:table-cell table:style-name="Default" office:value-type="float" office:value="-0.0783130675554276" calcext:value-type="float">
            <text:p>-0.0783130676</text:p>
          </table:table-cell>
          <table:table-cell table:style-name="Default" office:value-type="float" office:value="0.0460900068283081" calcext:value-type="float">
            <text:p>0.0460900068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290609262883663" calcext:value-type="float">
            <text:p>-0.0290609263</text:p>
          </table:table-cell>
          <table:table-cell table:style-name="Default" office:value-type="float" office:value="0.0301365740597248" calcext:value-type="float">
            <text:p>0.0301365741</text:p>
          </table:table-cell>
          <table:table-cell table:style-name="Default" office:value-type="float" office:value="0.329113572835922" calcext:value-type="float">
            <text:p>0.3291135728</text:p>
          </table:table-cell>
          <table:table-cell table:style-name="Default" office:value-type="float" office:value="0.0291519723832607" calcext:value-type="float">
            <text:p>0.0291519724</text:p>
          </table:table-cell>
          <table:table-cell table:style-name="Default" office:value-type="float" office:value="-0.0775093287229538" calcext:value-type="float">
            <text:p>-0.0775093287</text:p>
          </table:table-cell>
          <table:table-cell table:style-name="Default" office:value-type="float" office:value="0.046137347817421" calcext:value-type="float">
            <text:p>0.0461373478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289380140602589" calcext:value-type="float">
            <text:p>-0.0289380141</text:p>
          </table:table-cell>
          <table:table-cell table:style-name="Default" office:value-type="float" office:value="0.0301339216530323" calcext:value-type="float">
            <text:p>0.0301339217</text:p>
          </table:table-cell>
          <table:table-cell table:style-name="Default" office:value-type="float" office:value="0.329117178916931" calcext:value-type="float">
            <text:p>0.3291171789</text:p>
          </table:table-cell>
          <table:table-cell table:style-name="Default" office:value-type="float" office:value="0.0292172841727734" calcext:value-type="float">
            <text:p>0.0292172842</text:p>
          </table:table-cell>
          <table:table-cell table:style-name="Default" office:value-type="float" office:value="-0.07708790153265" calcext:value-type="float">
            <text:p>-0.0770879015</text:p>
          </table:table-cell>
          <table:table-cell table:style-name="Default" office:value-type="float" office:value="0.0461201779544354" calcext:value-type="float">
            <text:p>0.046120178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286829322576523" calcext:value-type="float">
            <text:p>-0.0286829323</text:p>
          </table:table-cell>
          <table:table-cell table:style-name="Default" office:value-type="float" office:value="0.0300932712852955" calcext:value-type="float">
            <text:p>0.0300932713</text:p>
          </table:table-cell>
          <table:table-cell table:style-name="Default" office:value-type="float" office:value="0.329132556915283" calcext:value-type="float">
            <text:p>0.3291325569</text:p>
          </table:table-cell>
          <table:table-cell table:style-name="Default" office:value-type="float" office:value="0.029279638081789" calcext:value-type="float">
            <text:p>0.0292796381</text:p>
          </table:table-cell>
          <table:table-cell table:style-name="Default" office:value-type="float" office:value="-0.0762013271450996" calcext:value-type="float">
            <text:p>-0.0762013271</text:p>
          </table:table-cell>
          <table:table-cell table:style-name="Default" office:value-type="float" office:value="0.0460090339183807" calcext:value-type="float">
            <text:p>0.046009033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282694548368454" calcext:value-type="float">
            <text:p>-0.0282694548</text:p>
          </table:table-cell>
          <table:table-cell table:style-name="Default" office:value-type="float" office:value="0.0299470741301775" calcext:value-type="float">
            <text:p>0.0299470741</text:p>
          </table:table-cell>
          <table:table-cell table:style-name="Default" office:value-type="float" office:value="0.329174011945724" calcext:value-type="float">
            <text:p>0.3291740119</text:p>
          </table:table-cell>
          <table:table-cell table:style-name="Default" office:value-type="float" office:value="0.029258256778121" calcext:value-type="float">
            <text:p>0.0292582568</text:p>
          </table:table-cell>
          <table:table-cell table:style-name="Default" office:value-type="float" office:value="-0.0747441276907921" calcext:value-type="float">
            <text:p>-0.0747441277</text:p>
          </table:table-cell>
          <table:table-cell table:style-name="Default" office:value-type="float" office:value="0.0456606857478619" calcext:value-type="float">
            <text:p>0.0456606857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281222686171532" calcext:value-type="float">
            <text:p>-0.0281222686</text:p>
          </table:table-cell>
          <table:table-cell table:style-name="Default" office:value-type="float" office:value="0.0298734586685896" calcext:value-type="float">
            <text:p>0.0298734587</text:p>
          </table:table-cell>
          <table:table-cell table:style-name="Default" office:value-type="float" office:value="0.329192310571671" calcext:value-type="float">
            <text:p>0.3291923106</text:p>
          </table:table-cell>
          <table:table-cell table:style-name="Default" office:value-type="float" office:value="0.0292305797338486" calcext:value-type="float">
            <text:p>0.0292305797</text:p>
          </table:table-cell>
          <table:table-cell table:style-name="Default" office:value-type="float" office:value="-0.0742217227816582" calcext:value-type="float">
            <text:p>-0.0742217228</text:p>
          </table:table-cell>
          <table:table-cell table:style-name="Default" office:value-type="float" office:value="0.0454976484179497" calcext:value-type="float">
            <text:p>0.0454976484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278130434453487" calcext:value-type="float">
            <text:p>-0.0278130434</text:p>
          </table:table-cell>
          <table:table-cell table:style-name="Default" office:value-type="float" office:value="0.0296873115003109" calcext:value-type="float">
            <text:p>0.0296873115</text:p>
          </table:table-cell>
          <table:table-cell table:style-name="Default" office:value-type="float" office:value="0.329235047101974" calcext:value-type="float">
            <text:p>0.3292350471</text:p>
          </table:table-cell>
          <table:table-cell table:style-name="Default" office:value-type="float" office:value="0.0291540753096342" calcext:value-type="float">
            <text:p>0.0291540753</text:p>
          </table:table-cell>
          <table:table-cell table:style-name="Default" office:value-type="float" office:value="-0.0731201320886612" calcext:value-type="float">
            <text:p>-0.0731201321</text:p>
          </table:table-cell>
          <table:table-cell table:style-name="Default" office:value-type="float" office:value="0.0451040491461754" calcext:value-type="float">
            <text:p>0.0451040491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274837352335453" calcext:value-type="float">
            <text:p>-0.0274837352</text:p>
          </table:table-cell>
          <table:table-cell table:style-name="Default" office:value-type="float" office:value="0.029448825865984" calcext:value-type="float">
            <text:p>0.0294488259</text:p>
          </table:table-cell>
          <table:table-cell table:style-name="Default" office:value-type="float" office:value="0.329285502433777" calcext:value-type="float">
            <text:p>0.3292855024</text:p>
          </table:table-cell>
          <table:table-cell table:style-name="Default" office:value-type="float" office:value="0.0290561709553003" calcext:value-type="float">
            <text:p>0.029056171</text:p>
          </table:table-cell>
          <table:table-cell table:style-name="Default" office:value-type="float" office:value="-0.0719426199793816" calcext:value-type="float">
            <text:p>-0.07194262</text:p>
          </table:table-cell>
          <table:table-cell table:style-name="Default" office:value-type="float" office:value="0.0446239076554775" calcext:value-type="float">
            <text:p>0.0446239077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273115877062082" calcext:value-type="float">
            <text:p>-0.0273115877</text:p>
          </table:table-cell>
          <table:table-cell table:style-name="Default" office:value-type="float" office:value="0.0293100029230118" calcext:value-type="float">
            <text:p>0.0293100029</text:p>
          </table:table-cell>
          <table:table-cell table:style-name="Default" office:value-type="float" office:value="0.329313397407532" calcext:value-type="float">
            <text:p>0.3293133974</text:p>
          </table:table-cell>
          <table:table-cell table:style-name="Default" office:value-type="float" office:value="0.0290010403841734" calcext:value-type="float">
            <text:p>0.0290010404</text:p>
          </table:table-cell>
          <table:table-cell table:style-name="Default" office:value-type="float" office:value="-0.0713256299495697" calcext:value-type="float">
            <text:p>-0.0713256299</text:p>
          </table:table-cell>
          <table:table-cell table:style-name="Default" office:value-type="float" office:value="0.0443528257310391" calcext:value-type="float">
            <text:p>0.0443528257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271344259381294" calcext:value-type="float">
            <text:p>-0.0271344259</text:p>
          </table:table-cell>
          <table:table-cell table:style-name="Default" office:value-type="float" office:value="0.0291582494974136" calcext:value-type="float">
            <text:p>0.0291582495</text:p>
          </table:table-cell>
          <table:table-cell table:style-name="Default" office:value-type="float" office:value="0.329342991113663" calcext:value-type="float">
            <text:p>0.3293429911</text:p>
          </table:table-cell>
          <table:table-cell table:style-name="Default" office:value-type="float" office:value="0.0289424620568752" calcext:value-type="float">
            <text:p>0.0289424621</text:p>
          </table:table-cell>
          <table:table-cell table:style-name="Default" office:value-type="float" office:value="-0.0706900358200073" calcext:value-type="float">
            <text:p>-0.0706900358</text:p>
          </table:table-cell>
          <table:table-cell table:style-name="Default" office:value-type="float" office:value="0.0440618731081486" calcext:value-type="float">
            <text:p>0.0440618731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267654806375504" calcext:value-type="float">
            <text:p>-0.0267654806</text:p>
          </table:table-cell>
          <table:table-cell table:style-name="Default" office:value-type="float" office:value="0.0288165733218193" calcext:value-type="float">
            <text:p>0.0288165733</text:p>
          </table:table-cell>
          <table:table-cell table:style-name="Default" office:value-type="float" office:value="0.329406917095184" calcext:value-type="float">
            <text:p>0.3294069171</text:p>
          </table:table-cell>
          <table:table-cell table:style-name="Default" office:value-type="float" office:value="0.0288164932280779" calcext:value-type="float">
            <text:p>0.0288164932</text:p>
          </table:table-cell>
          <table:table-cell table:style-name="Default" office:value-type="float" office:value="-0.0693639442324638" calcext:value-type="float">
            <text:p>-0.0693639442</text:p>
          </table:table-cell>
          <table:table-cell table:style-name="Default" office:value-type="float" office:value="0.0434228181838989" calcext:value-type="float">
            <text:p>0.0434228182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263775289058685" calcext:value-type="float">
            <text:p>-0.0263775289</text:p>
          </table:table-cell>
          <table:table-cell table:style-name="Default" office:value-type="float" office:value="0.028425021097064" calcext:value-type="float">
            <text:p>0.0284250211</text:p>
          </table:table-cell>
          <table:table-cell table:style-name="Default" office:value-type="float" office:value="0.329476594924927" calcext:value-type="float">
            <text:p>0.3294765949</text:p>
          </table:table-cell>
          <table:table-cell table:style-name="Default" office:value-type="float" office:value="0.0286805406212807" calcext:value-type="float">
            <text:p>0.0286805406</text:p>
          </table:table-cell>
          <table:table-cell table:style-name="Default" office:value-type="float" office:value="-0.0679665505886078" calcext:value-type="float">
            <text:p>-0.0679665506</text:p>
          </table:table-cell>
          <table:table-cell table:style-name="Default" office:value-type="float" office:value="0.0427117645740509" calcext:value-type="float">
            <text:p>0.0427117646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261766351759434" calcext:value-type="float">
            <text:p>-0.0261766352</text:p>
          </table:table-cell>
          <table:table-cell table:style-name="Default" office:value-type="float" office:value="0.0282110311090946" calcext:value-type="float">
            <text:p>0.0282110311</text:p>
          </table:table-cell>
          <table:table-cell table:style-name="Default" office:value-type="float" office:value="0.329513430595398" calcext:value-type="float">
            <text:p>0.3295134306</text:p>
          </table:table-cell>
          <table:table-cell table:style-name="Default" office:value-type="float" office:value="0.0286093018949032" calcext:value-type="float">
            <text:p>0.0286093019</text:p>
          </table:table-cell>
          <table:table-cell table:style-name="Default" office:value-type="float" office:value="-0.0672418624162674" calcext:value-type="float">
            <text:p>-0.0672418624</text:p>
          </table:table-cell>
          <table:table-cell table:style-name="Default" office:value-type="float" office:value="0.0423308424651623" calcext:value-type="float">
            <text:p>0.0423308425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257615298032761" calcext:value-type="float">
            <text:p>-0.0257615298</text:p>
          </table:table-cell>
          <table:table-cell table:style-name="Default" office:value-type="float" office:value="0.0277476646006107" calcext:value-type="float">
            <text:p>0.0277476646</text:p>
          </table:table-cell>
          <table:table-cell table:style-name="Default" office:value-type="float" office:value="0.32959058880806" calcext:value-type="float">
            <text:p>0.3295905888</text:p>
          </table:table-cell>
          <table:table-cell table:style-name="Default" office:value-type="float" office:value="0.0284609012305737" calcext:value-type="float">
            <text:p>0.0284609012</text:p>
          </table:table-cell>
          <table:table-cell table:style-name="Default" office:value-type="float" office:value="-0.0657422319054604" calcext:value-type="float">
            <text:p>-0.0657422319</text:p>
          </table:table-cell>
          <table:table-cell table:style-name="Default" office:value-type="float" office:value="0.0415215753018856" calcext:value-type="float">
            <text:p>0.0415215753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255475454032421" calcext:value-type="float">
            <text:p>-0.0255475454</text:p>
          </table:table-cell>
          <table:table-cell table:style-name="Default" office:value-type="float" office:value="0.0274987798184156" calcext:value-type="float">
            <text:p>0.0274987798</text:p>
          </table:table-cell>
          <table:table-cell table:style-name="Default" office:value-type="float" office:value="0.329630762338638" calcext:value-type="float">
            <text:p>0.3296307623</text:p>
          </table:table-cell>
          <table:table-cell table:style-name="Default" office:value-type="float" office:value="0.028383931145072" calcext:value-type="float">
            <text:p>0.0283839311</text:p>
          </table:table-cell>
          <table:table-cell table:style-name="Default" office:value-type="float" office:value="-0.0649679750204086" calcext:value-type="float">
            <text:p>-0.064967975</text:p>
          </table:table-cell>
          <table:table-cell table:style-name="Default" office:value-type="float" office:value="0.0410945080220699" calcext:value-type="float">
            <text:p>0.041094508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253293849527836" calcext:value-type="float">
            <text:p>-0.025329385</text:p>
          </table:table-cell>
          <table:table-cell table:style-name="Default" office:value-type="float" office:value="0.0272386781871319" calcext:value-type="float">
            <text:p>0.0272386782</text:p>
          </table:table-cell>
          <table:table-cell table:style-name="Default" office:value-type="float" office:value="0.329671859741211" calcext:value-type="float">
            <text:p>0.3296718597</text:p>
          </table:table-cell>
          <table:table-cell table:style-name="Default" office:value-type="float" office:value="0.0283052045851946" calcext:value-type="float">
            <text:p>0.0283052046</text:p>
          </table:table-cell>
          <table:table-cell table:style-name="Default" office:value-type="float" office:value="-0.0641778856515884" calcext:value-type="float">
            <text:p>-0.0641778857</text:p>
          </table:table-cell>
          <table:table-cell table:style-name="Default" office:value-type="float" office:value="0.0406533516943455" calcext:value-type="float">
            <text:p>0.0406533517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248810388147831" calcext:value-type="float">
            <text:p>-0.0248810388</text:p>
          </table:table-cell>
          <table:table-cell table:style-name="Default" office:value-type="float" office:value="0.026685930788517" calcext:value-type="float">
            <text:p>0.0266859308</text:p>
          </table:table-cell>
          <table:table-cell table:style-name="Default" office:value-type="float" office:value="0.329756557941437" calcext:value-type="float">
            <text:p>0.3297565579</text:p>
          </table:table-cell>
          <table:table-cell table:style-name="Default" office:value-type="float" office:value="0.028142673894763" calcext:value-type="float">
            <text:p>0.0281426739</text:p>
          </table:table-cell>
          <table:table-cell table:style-name="Default" office:value-type="float" office:value="-0.0625517219305039" calcext:value-type="float">
            <text:p>-0.0625517219</text:p>
          </table:table-cell>
          <table:table-cell table:style-name="Default" office:value-type="float" office:value="0.0397314764559269" calcext:value-type="float">
            <text:p>0.0397314765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244173929095268" calcext:value-type="float">
            <text:p>-0.0244173929</text:p>
          </table:table-cell>
          <table:table-cell table:style-name="Default" office:value-type="float" office:value="0.0260914117097855" calcext:value-type="float">
            <text:p>0.0260914117</text:p>
          </table:table-cell>
          <table:table-cell table:style-name="Default" office:value-type="float" office:value="0.329843997955322" calcext:value-type="float">
            <text:p>0.329843998</text:p>
          </table:table-cell>
          <table:table-cell table:style-name="Default" office:value-type="float" office:value="0.0279735997319222" calcext:value-type="float">
            <text:p>0.0279735997</text:p>
          </table:table-cell>
          <table:table-cell table:style-name="Default" office:value-type="float" office:value="-0.0608666874468327" calcext:value-type="float">
            <text:p>-0.0608666874</text:p>
          </table:table-cell>
          <table:table-cell table:style-name="Default" office:value-type="float" office:value="0.0387612096965313" calcext:value-type="float">
            <text:p>0.0387612097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239394009113312" calcext:value-type="float">
            <text:p>-0.0239394009</text:p>
          </table:table-cell>
          <table:table-cell table:style-name="Default" office:value-type="float" office:value="0.0254570357501507" calcext:value-type="float">
            <text:p>0.0254570358</text:p>
          </table:table-cell>
          <table:table-cell table:style-name="Default" office:value-type="float" office:value="0.329933524131775" calcext:value-type="float">
            <text:p>0.3299335241</text:p>
          </table:table-cell>
          <table:table-cell table:style-name="Default" office:value-type="float" office:value="0.0277981944382191" calcext:value-type="float">
            <text:p>0.0277981944</text:p>
          </table:table-cell>
          <table:table-cell table:style-name="Default" office:value-type="float" office:value="-0.059125792235136" calcext:value-type="float">
            <text:p>-0.0591257922</text:p>
          </table:table-cell>
          <table:table-cell table:style-name="Default" office:value-type="float" office:value="0.037747822701931" calcext:value-type="float">
            <text:p>0.0377478227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236953347921371" calcext:value-type="float">
            <text:p>-0.0236953348</text:p>
          </table:table-cell>
          <table:table-cell table:style-name="Default" office:value-type="float" office:value="0.0251255724579096" calcext:value-type="float">
            <text:p>0.0251255725</text:p>
          </table:table-cell>
          <table:table-cell table:style-name="Default" office:value-type="float" office:value="0.329978823661804" calcext:value-type="float">
            <text:p>0.3299788237</text:p>
          </table:table-cell>
          <table:table-cell table:style-name="Default" office:value-type="float" office:value="0.0277081541717052" calcext:value-type="float">
            <text:p>0.0277081542</text:p>
          </table:table-cell>
          <table:table-cell table:style-name="Default" office:value-type="float" office:value="-0.058235377073288" calcext:value-type="float">
            <text:p>-0.0582353771</text:p>
          </table:table-cell>
          <table:table-cell table:style-name="Default" office:value-type="float" office:value="0.0372265577316284" calcext:value-type="float">
            <text:p>0.0372265577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231975503265858" calcext:value-type="float">
            <text:p>-0.0231975503</text:p>
          </table:table-cell>
          <table:table-cell table:style-name="Default" office:value-type="float" office:value="0.0244353301823139" calcext:value-type="float">
            <text:p>0.0244353302</text:p>
          </table:table-cell>
          <table:table-cell table:style-name="Default" office:value-type="float" office:value="0.3300701379776" calcext:value-type="float">
            <text:p>0.330070138</text:p>
          </table:table-cell>
          <table:table-cell table:style-name="Default" office:value-type="float" office:value="0.0275235418230295" calcext:value-type="float">
            <text:p>0.0275235418</text:p>
          </table:table-cell>
          <table:table-cell table:style-name="Default" office:value-type="float" office:value="-0.0564165152609348" calcext:value-type="float">
            <text:p>-0.0564165153</text:p>
          </table:table-cell>
          <table:table-cell table:style-name="Default" office:value-type="float" office:value="0.0361582040786743" calcext:value-type="float">
            <text:p>0.0361582041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224286913871765" calcext:value-type="float">
            <text:p>-0.0224286914</text:p>
          </table:table-cell>
          <table:table-cell table:style-name="Default" office:value-type="float" office:value="0.0233355201780796" calcext:value-type="float">
            <text:p>0.0233355202</text:p>
          </table:table-cell>
          <table:table-cell table:style-name="Default" office:value-type="float" office:value="0.330207467079163" calcext:value-type="float">
            <text:p>0.3302074671</text:p>
          </table:table-cell>
          <table:table-cell table:style-name="Default" office:value-type="float" office:value="0.0272354837507009" calcext:value-type="float">
            <text:p>0.0272354838</text:p>
          </table:table-cell>
          <table:table-cell table:style-name="Default" office:value-type="float" office:value="-0.053599052131176" calcext:value-type="float">
            <text:p>-0.0535990521</text:p>
          </table:table-cell>
          <table:table-cell table:style-name="Default" office:value-type="float" office:value="0.0345003455877304" calcext:value-type="float">
            <text:p>0.0345003456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22166945040226" calcext:value-type="float">
            <text:p>-0.022166945</text:p>
          </table:table-cell>
          <table:table-cell table:style-name="Default" office:value-type="float" office:value="0.022952813655138" calcext:value-type="float">
            <text:p>0.0229528137</text:p>
          </table:table-cell>
          <table:table-cell table:style-name="Default" office:value-type="float" office:value="0.330253005027771" calcext:value-type="float">
            <text:p>0.330253005</text:p>
          </table:table-cell>
          <table:table-cell table:style-name="Default" office:value-type="float" office:value="0.0271365474909544" calcext:value-type="float">
            <text:p>0.0271365475</text:p>
          </table:table-cell>
          <table:table-cell table:style-name="Default" office:value-type="float" office:value="-0.0526377186179161" calcext:value-type="float">
            <text:p>-0.0526377186</text:p>
          </table:table-cell>
          <table:table-cell table:style-name="Default" office:value-type="float" office:value="0.0339353531599045" calcext:value-type="float">
            <text:p>0.0339353532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216359682381153" calcext:value-type="float">
            <text:p>-0.0216359682</text:p>
          </table:table-cell>
          <table:table-cell table:style-name="Default" office:value-type="float" office:value="0.0221647042781115" calcext:value-type="float">
            <text:p>0.0221647043</text:p>
          </table:table-cell>
          <table:table-cell table:style-name="Default" office:value-type="float" office:value="0.330343216657639" calcext:value-type="float">
            <text:p>0.3303432167</text:p>
          </table:table-cell>
          <table:table-cell table:style-name="Default" office:value-type="float" office:value="0.0269344281405211" calcext:value-type="float">
            <text:p>0.0269344281</text:p>
          </table:table-cell>
          <table:table-cell table:style-name="Default" office:value-type="float" office:value="-0.0506842620670795" calcext:value-type="float">
            <text:p>-0.0506842621</text:p>
          </table:table-cell>
          <table:table-cell table:style-name="Default" office:value-type="float" office:value="0.0327908582985401" calcext:value-type="float">
            <text:p>0.0327908583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213670134544373" calcext:value-type="float">
            <text:p>-0.0213670135</text:p>
          </table:table-cell>
          <table:table-cell table:style-name="Default" office:value-type="float" office:value="0.0217598397284746" calcext:value-type="float">
            <text:p>0.0217598397</text:p>
          </table:table-cell>
          <table:table-cell table:style-name="Default" office:value-type="float" office:value="0.330387741327286" calcext:value-type="float">
            <text:p>0.3303877413</text:p>
          </table:table-cell>
          <table:table-cell table:style-name="Default" office:value-type="float" office:value="0.0268312972038984" calcext:value-type="float">
            <text:p>0.0268312972</text:p>
          </table:table-cell>
          <table:table-cell table:style-name="Default" office:value-type="float" office:value="-0.0496929362416268" calcext:value-type="float">
            <text:p>-0.0496929362</text:p>
          </table:table-cell>
          <table:table-cell table:style-name="Default" office:value-type="float" office:value="0.0322122536599636" calcext:value-type="float">
            <text:p>0.0322122537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208226889371872" calcext:value-type="float">
            <text:p>-0.0208226889</text:p>
          </table:table-cell>
          <table:table-cell table:style-name="Default" office:value-type="float" office:value="0.0209299065172672" calcext:value-type="float">
            <text:p>0.0209299065</text:p>
          </table:table-cell>
          <table:table-cell table:style-name="Default" office:value-type="float" office:value="0.330475300550461" calcext:value-type="float">
            <text:p>0.3304753006</text:p>
          </table:table-cell>
          <table:table-cell table:style-name="Default" office:value-type="float" office:value="0.0266209840774536" calcext:value-type="float">
            <text:p>0.0266209841</text:p>
          </table:table-cell>
          <table:table-cell table:style-name="Default" office:value-type="float" office:value="-0.047683134675026" calcext:value-type="float">
            <text:p>-0.0476831347</text:p>
          </table:table-cell>
          <table:table-cell table:style-name="Default" office:value-type="float" office:value="0.0310457218438387" calcext:value-type="float">
            <text:p>0.0310457218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202706307172775" calcext:value-type="float">
            <text:p>-0.0202706307</text:p>
          </table:table-cell>
          <table:table-cell table:style-name="Default" office:value-type="float" office:value="0.0200747922062874" calcext:value-type="float">
            <text:p>0.0200747922</text:p>
          </table:table-cell>
          <table:table-cell table:style-name="Default" office:value-type="float" office:value="0.33056029677391" calcext:value-type="float">
            <text:p>0.3305602968</text:p>
          </table:table-cell>
          <table:table-cell table:style-name="Default" office:value-type="float" office:value="0.0264054387807846" calcext:value-type="float">
            <text:p>0.0264054388</text:p>
          </table:table-cell>
          <table:table-cell table:style-name="Default" office:value-type="float" office:value="-0.0456399694085121" calcext:value-type="float">
            <text:p>-0.0456399694</text:p>
          </table:table-cell>
          <table:table-cell table:style-name="Default" office:value-type="float" office:value="0.0298700761049986" calcext:value-type="float">
            <text:p>0.0298700761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19992008805275" calcext:value-type="float">
            <text:p>-0.0199920088</text:p>
          </table:table-cell>
          <table:table-cell table:style-name="Default" office:value-type="float" office:value="0.019638430327177" calcext:value-type="float">
            <text:p>0.0196384303</text:p>
          </table:table-cell>
          <table:table-cell table:style-name="Default" office:value-type="float" office:value="0.330601632595062" calcext:value-type="float">
            <text:p>0.3306016326</text:p>
          </table:table-cell>
          <table:table-cell table:style-name="Default" office:value-type="float" office:value="0.02629579231143" calcext:value-type="float">
            <text:p>0.0262957923</text:p>
          </table:table-cell>
          <table:table-cell table:style-name="Default" office:value-type="float" office:value="-0.0446069352328777" calcext:value-type="float">
            <text:p>-0.0446069352</text:p>
          </table:table-cell>
          <table:table-cell table:style-name="Default" office:value-type="float" office:value="0.0292802639305592" calcext:value-type="float">
            <text:p>0.029280263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194301642477512" calcext:value-type="float">
            <text:p>-0.0194301642</text:p>
          </table:table-cell>
          <table:table-cell table:style-name="Default" office:value-type="float" office:value="0.0187495201826096" calcext:value-type="float">
            <text:p>0.0187495202</text:p>
          </table:table-cell>
          <table:table-cell table:style-name="Default" office:value-type="float" office:value="0.330681711435318" calcext:value-type="float">
            <text:p>0.3306817114</text:p>
          </table:table-cell>
          <table:table-cell table:style-name="Default" office:value-type="float" office:value="0.0260728988796473" calcext:value-type="float">
            <text:p>0.0260728989</text:p>
          </table:table-cell>
          <table:table-cell table:style-name="Default" office:value-type="float" office:value="-0.0425201170146465" calcext:value-type="float">
            <text:p>-0.042520117</text:p>
          </table:table-cell>
          <table:table-cell table:style-name="Default" office:value-type="float" office:value="0.0280991271138191" calcext:value-type="float">
            <text:p>0.0280991271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188630111515522" calcext:value-type="float">
            <text:p>-0.0188630112</text:p>
          </table:table-cell>
          <table:table-cell table:style-name="Default" office:value-type="float" office:value="0.0178407728672028" calcext:value-type="float">
            <text:p>0.0178407729</text:p>
          </table:table-cell>
          <table:table-cell table:style-name="Default" office:value-type="float" office:value="0.330757915973663" calcext:value-type="float">
            <text:p>0.330757916</text:p>
          </table:table-cell>
          <table:table-cell table:style-name="Default" office:value-type="float" office:value="0.0258454419672489" calcext:value-type="float">
            <text:p>0.025845442</text:p>
          </table:table-cell>
          <table:table-cell table:style-name="Default" office:value-type="float" office:value="-0.0404085479676724" calcext:value-type="float">
            <text:p>-0.040408548</text:p>
          </table:table-cell>
          <table:table-cell table:style-name="Default" office:value-type="float" office:value="0.02691949903965" calcext:value-type="float">
            <text:p>0.02691949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185777097940445" calcext:value-type="float">
            <text:p>-0.0185777098</text:p>
          </table:table-cell>
          <table:table-cell table:style-name="Default" office:value-type="float" office:value="0.0173796731978655" calcext:value-type="float">
            <text:p>0.0173796732</text:p>
          </table:table-cell>
          <table:table-cell table:style-name="Default" office:value-type="float" office:value="0.330794394016266" calcext:value-type="float">
            <text:p>0.330794394</text:p>
          </table:table-cell>
          <table:table-cell table:style-name="Default" office:value-type="float" office:value="0.0257300995290279" calcext:value-type="float">
            <text:p>0.0257300995</text:p>
          </table:table-cell>
          <table:table-cell table:style-name="Default" office:value-type="float" office:value="-0.0393445864319801" calcext:value-type="float">
            <text:p>-0.0393445864</text:p>
          </table:table-cell>
          <table:table-cell table:style-name="Default" office:value-type="float" office:value="0.0263313688337803" calcext:value-type="float">
            <text:p>0.0263313688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180043801665306" calcext:value-type="float">
            <text:p>-0.0180043802</text:p>
          </table:table-cell>
          <table:table-cell table:style-name="Default" office:value-type="float" office:value="0.0164453350007534" calcext:value-type="float">
            <text:p>0.016445335</text:p>
          </table:table-cell>
          <table:table-cell table:style-name="Default" office:value-type="float" office:value="0.330863773822784" calcext:value-type="float">
            <text:p>0.3308637738</text:p>
          </table:table-cell>
          <table:table-cell table:style-name="Default" office:value-type="float" office:value="0.0254964083433151" calcext:value-type="float">
            <text:p>0.0254964083</text:p>
          </table:table-cell>
          <table:table-cell table:style-name="Default" office:value-type="float" office:value="-0.0372025370597839" calcext:value-type="float">
            <text:p>-0.0372025371</text:p>
          </table:table-cell>
          <table:table-cell table:style-name="Default" office:value-type="float" office:value="0.0251609459519386" calcext:value-type="float">
            <text:p>0.025160946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17428083345294" calcext:value-type="float">
            <text:p>-0.0174280833</text:p>
          </table:table-cell>
          <table:table-cell table:style-name="Default" office:value-type="float" office:value="0.0154966814443469" calcext:value-type="float">
            <text:p>0.0154966814</text:p>
          </table:table-cell>
          <table:table-cell table:style-name="Default" office:value-type="float" office:value="0.330928146839142" calcext:value-type="float">
            <text:p>0.3309281468</text:p>
          </table:table-cell>
          <table:table-cell table:style-name="Default" office:value-type="float" office:value="0.025259030982852" calcext:value-type="float">
            <text:p>0.025259031</text:p>
          </table:table-cell>
          <table:table-cell table:style-name="Default" office:value-type="float" office:value="-0.0350446663796902" calcext:value-type="float">
            <text:p>-0.0350446664</text:p>
          </table:table-cell>
          <table:table-cell table:style-name="Default" office:value-type="float" office:value="0.0240013040602207" calcext:value-type="float">
            <text:p>0.0240013041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171391814947128" calcext:value-type="float">
            <text:p>-0.0171391815</text:p>
          </table:table-cell>
          <table:table-cell table:style-name="Default" office:value-type="float" office:value="0.0150176910683513" calcext:value-type="float">
            <text:p>0.0150176911</text:p>
          </table:table-cell>
          <table:table-cell table:style-name="Default" office:value-type="float" office:value="0.330958336591721" calcext:value-type="float">
            <text:p>0.3309583366</text:p>
          </table:table-cell>
          <table:table-cell table:style-name="Default" office:value-type="float" office:value="0.025139082223177" calcext:value-type="float">
            <text:p>0.0251390822</text:p>
          </table:table-cell>
          <table:table-cell table:style-name="Default" office:value-type="float" office:value="-0.0339609421789646" calcext:value-type="float">
            <text:p>-0.0339609422</text:p>
          </table:table-cell>
          <table:table-cell table:style-name="Default" office:value-type="float" office:value="0.0234265085309744" calcext:value-type="float">
            <text:p>0.0234265085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165603198111057" calcext:value-type="float">
            <text:p>-0.0165603198</text:p>
          </table:table-cell>
          <table:table-cell table:style-name="Default" office:value-type="float" office:value="0.014051740989089" calcext:value-type="float">
            <text:p>0.014051741</text:p>
          </table:table-cell>
          <table:table-cell table:style-name="Default" office:value-type="float" office:value="0.331014484167099" calcext:value-type="float">
            <text:p>0.3310144842</text:p>
          </table:table-cell>
          <table:table-cell table:style-name="Default" office:value-type="float" office:value="0.0248969364911318" calcext:value-type="float">
            <text:p>0.0248969365</text:p>
          </table:table-cell>
          <table:table-cell table:style-name="Default" office:value-type="float" office:value="-0.0317862331867218" calcext:value-type="float">
            <text:p>-0.0317862332</text:p>
          </table:table-cell>
          <table:table-cell table:style-name="Default" office:value-type="float" office:value="0.0222890917211771" calcext:value-type="float">
            <text:p>0.0222890917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159809924662113" calcext:value-type="float">
            <text:p>-0.0159809925</text:p>
          </table:table-cell>
          <table:table-cell table:style-name="Default" office:value-type="float" office:value="0.0130770578980446" calcext:value-type="float">
            <text:p>0.0130770579</text:p>
          </table:table-cell>
          <table:table-cell table:style-name="Default" office:value-type="float" office:value="0.331064730882645" calcext:value-type="float">
            <text:p>0.3310647309</text:p>
          </table:table-cell>
          <table:table-cell table:style-name="Default" office:value-type="float" office:value="0.0246521569788456" calcext:value-type="float">
            <text:p>0.024652157</text:p>
          </table:table-cell>
          <table:table-cell table:style-name="Default" office:value-type="float" office:value="-0.0296049751341343" calcext:value-type="float">
            <text:p>-0.0296049751</text:p>
          </table:table-cell>
          <table:table-cell table:style-name="Default" office:value-type="float" office:value="0.0211702734231949" calcext:value-type="float">
            <text:p>0.0211702734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154021065682173" calcext:value-type="float">
            <text:p>-0.0154021066</text:p>
          </table:table-cell>
          <table:table-cell table:style-name="Default" office:value-type="float" office:value="0.0120959123596549" calcext:value-type="float">
            <text:p>0.0120959124</text:p>
          </table:table-cell>
          <table:table-cell table:style-name="Default" office:value-type="float" office:value="0.331108868122101" calcext:value-type="float">
            <text:p>0.3311088681</text:p>
          </table:table-cell>
          <table:table-cell table:style-name="Default" office:value-type="float" office:value="0.0244052074849606" calcext:value-type="float">
            <text:p>0.0244052075</text:p>
          </table:table-cell>
          <table:table-cell table:style-name="Default" office:value-type="float" office:value="-0.0274209417402744" calcext:value-type="float">
            <text:p>-0.0274209417</text:p>
          </table:table-cell>
          <table:table-cell table:style-name="Default" office:value-type="float" office:value="0.0200730580836534" calcext:value-type="float">
            <text:p>0.0200730581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148246558383107" calcext:value-type="float">
            <text:p>-0.0148246558</text:p>
          </table:table-cell>
          <table:table-cell table:style-name="Default" office:value-type="float" office:value="0.0111105833202601" calcext:value-type="float">
            <text:p>0.0111105833</text:p>
          </table:table-cell>
          <table:table-cell table:style-name="Default" office:value-type="float" office:value="0.331146687269211" calcext:value-type="float">
            <text:p>0.3311466873</text:p>
          </table:table-cell>
          <table:table-cell table:style-name="Default" office:value-type="float" office:value="0.0241565704345703" calcext:value-type="float">
            <text:p>0.0241565704</text:p>
          </table:table-cell>
          <table:table-cell table:style-name="Default" office:value-type="float" office:value="-0.0252379477024078" calcext:value-type="float">
            <text:p>-0.0252379477</text:p>
          </table:table-cell>
          <table:table-cell table:style-name="Default" office:value-type="float" office:value="0.0189998000860214" calcext:value-type="float">
            <text:p>0.0189998001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145367495715618" calcext:value-type="float">
            <text:p>-0.0145367496</text:p>
          </table:table-cell>
          <table:table-cell table:style-name="Default" office:value-type="float" office:value="0.0106170438230038" calcext:value-type="float">
            <text:p>0.0106170438</text:p>
          </table:table-cell>
          <table:table-cell table:style-name="Default" office:value-type="float" office:value="0.331163167953491" calcext:value-type="float">
            <text:p>0.331163168</text:p>
          </table:table-cell>
          <table:table-cell table:style-name="Default" office:value-type="float" office:value="0.0240317899733782" calcext:value-type="float">
            <text:p>0.02403179</text:p>
          </table:table-cell>
          <table:table-cell table:style-name="Default" office:value-type="float" office:value="-0.0241480469703674" calcext:value-type="float">
            <text:p>-0.024148047</text:p>
          </table:table-cell>
          <table:table-cell table:style-name="Default" office:value-type="float" office:value="0.0184729918837547" calcext:value-type="float">
            <text:p>0.018472991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142495725303888" calcext:value-type="float">
            <text:p>-0.0142495725</text:p>
          </table:table-cell>
          <table:table-cell table:style-name="Default" office:value-type="float" office:value="0.0101233180612326" calcext:value-type="float">
            <text:p>0.0101233181</text:p>
          </table:table-cell>
          <table:table-cell table:style-name="Default" office:value-type="float" office:value="0.331178039312363" calcext:value-type="float">
            <text:p>0.3311780393</text:p>
          </table:table-cell>
          <table:table-cell table:style-name="Default" office:value-type="float" office:value="0.0239067934453487" calcext:value-type="float">
            <text:p>0.0239067934</text:p>
          </table:table-cell>
          <table:table-cell table:style-name="Default" office:value-type="float" office:value="-0.0230598598718643" calcext:value-type="float">
            <text:p>-0.0230598599</text:p>
          </table:table-cell>
          <table:table-cell table:style-name="Default" office:value-type="float" office:value="0.0179529935121536" calcext:value-type="float">
            <text:p>0.0179529935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133935576304793" calcext:value-type="float">
            <text:p>-0.0133935576</text:p>
          </table:table-cell>
          <table:table-cell table:style-name="Default" office:value-type="float" office:value="0.0086438748985529" calcext:value-type="float">
            <text:p>0.0086438749</text:p>
          </table:table-cell>
          <table:table-cell table:style-name="Default" office:value-type="float" office:value="0.331212729215622" calcext:value-type="float">
            <text:p>0.3312127292</text:p>
          </table:table-cell>
          <table:table-cell table:style-name="Default" office:value-type="float" office:value="0.0235312059521675" calcext:value-type="float">
            <text:p>0.023531206</text:p>
          </table:table-cell>
          <table:table-cell table:style-name="Default" office:value-type="float" office:value="-0.0198104921728373" calcext:value-type="float">
            <text:p>-0.0198104922</text:p>
          </table:table-cell>
          <table:table-cell table:style-name="Default" office:value-type="float" office:value="0.0164369828999043" calcext:value-type="float">
            <text:p>0.016436982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128286480903625" calcext:value-type="float">
            <text:p>-0.0128286481</text:p>
          </table:table-cell>
          <table:table-cell table:style-name="Default" office:value-type="float" office:value="0.00766191072762013" calcext:value-type="float">
            <text:p>0.0076619107</text:p>
          </table:table-cell>
          <table:table-cell table:style-name="Default" office:value-type="float" office:value="0.331227600574493" calcext:value-type="float">
            <text:p>0.3312276006</text:p>
          </table:table-cell>
          <table:table-cell table:style-name="Default" office:value-type="float" office:value="0.0232809986919165" calcext:value-type="float">
            <text:p>0.0232809987</text:p>
          </table:table-cell>
          <table:table-cell table:style-name="Default" office:value-type="float" office:value="-0.0176618173718452" calcext:value-type="float">
            <text:p>-0.0176618174</text:p>
          </table:table-cell>
          <table:table-cell table:style-name="Default" office:value-type="float" office:value="0.0154651021584868" calcext:value-type="float">
            <text:p>0.0154651022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122695285826921" calcext:value-type="float">
            <text:p>-0.0122695286</text:p>
          </table:table-cell>
          <table:table-cell table:style-name="Default" office:value-type="float" office:value="0.00668607372790575" calcext:value-type="float">
            <text:p>0.0066860737</text:p>
          </table:table-cell>
          <table:table-cell table:style-name="Default" office:value-type="float" office:value="0.331235975027084" calcext:value-type="float">
            <text:p>0.331235975</text:p>
          </table:table-cell>
          <table:table-cell table:style-name="Default" office:value-type="float" office:value="0.0230316147208214" calcext:value-type="float">
            <text:p>0.0230316147</text:p>
          </table:table-cell>
          <table:table-cell table:style-name="Default" office:value-type="float" office:value="-0.0155318528413773" calcext:value-type="float">
            <text:p>-0.0155318528</text:p>
          </table:table-cell>
          <table:table-cell table:style-name="Default" office:value-type="float" office:value="0.0145261995494366" calcext:value-type="float">
            <text:p>0.0145261995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117171388119459" calcext:value-type="float">
            <text:p>-0.0117171388</text:p>
          </table:table-cell>
          <table:table-cell table:style-name="Default" office:value-type="float" office:value="0.00571870617568493" calcext:value-type="float">
            <text:p>0.0057187062</text:p>
          </table:table-cell>
          <table:table-cell table:style-name="Default" office:value-type="float" office:value="0.331237882375717" calcext:value-type="float">
            <text:p>0.3312378824</text:p>
          </table:table-cell>
          <table:table-cell table:style-name="Default" office:value-type="float" office:value="0.0227836035192013" calcext:value-type="float">
            <text:p>0.0227836035</text:p>
          </table:table-cell>
          <table:table-cell table:style-name="Default" office:value-type="float" office:value="-0.0134245743975043" calcext:value-type="float">
            <text:p>-0.0134245744</text:p>
          </table:table-cell>
          <table:table-cell table:style-name="Default" office:value-type="float" office:value="0.0136217102408409" calcext:value-type="float">
            <text:p>0.0136217102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114437574520707" calcext:value-type="float">
            <text:p>-0.0114437575</text:p>
          </table:table-cell>
          <table:table-cell table:style-name="Default" office:value-type="float" office:value="0.00523897120729089" calcext:value-type="float">
            <text:p>0.0052389712</text:p>
          </table:table-cell>
          <table:table-cell table:style-name="Default" office:value-type="float" office:value="0.331236451864243" calcext:value-type="float">
            <text:p>0.3312364519</text:p>
          </table:table-cell>
          <table:table-cell table:style-name="Default" office:value-type="float" office:value="0.0226603243499994" calcext:value-type="float">
            <text:p>0.0226603243</text:p>
          </table:table-cell>
          <table:table-cell table:style-name="Default" office:value-type="float" office:value="-0.0123806959018111" calcext:value-type="float">
            <text:p>-0.0123806959</text:p>
          </table:table-cell>
          <table:table-cell table:style-name="Default" office:value-type="float" office:value="0.0131826363503933" calcext:value-type="float">
            <text:p>0.0131826364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109032243490219" calcext:value-type="float">
            <text:p>-0.0109032243</text:p>
          </table:table-cell>
          <table:table-cell table:style-name="Default" office:value-type="float" office:value="0.00428873626515269" calcext:value-type="float">
            <text:p>0.0042887363</text:p>
          </table:table-cell>
          <table:table-cell table:style-name="Default" office:value-type="float" office:value="0.331229001283646" calcext:value-type="float">
            <text:p>0.3312290013</text:p>
          </table:table-cell>
          <table:table-cell table:style-name="Default" office:value-type="float" office:value="0.0224155765026808" calcext:value-type="float">
            <text:p>0.0224155765</text:p>
          </table:table-cell>
          <table:table-cell table:style-name="Default" office:value-type="float" office:value="-0.0103149712085724" calcext:value-type="float">
            <text:p>-0.0103149712</text:p>
          </table:table-cell>
          <table:table-cell table:style-name="Default" office:value-type="float" office:value="0.0123316468670964" calcext:value-type="float">
            <text:p>0.012331646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101097887381911" calcext:value-type="float">
            <text:p>-0.0101097887</text:p>
          </table:table-cell>
          <table:table-cell table:style-name="Default" office:value-type="float" office:value="0.00289101991802454" calcext:value-type="float">
            <text:p>0.0028910199</text:p>
          </table:table-cell>
          <table:table-cell table:style-name="Default" office:value-type="float" office:value="0.331206649541855" calcext:value-type="float">
            <text:p>0.3312066495</text:p>
          </table:table-cell>
          <table:table-cell table:style-name="Default" office:value-type="float" office:value="0.0220541004091501" calcext:value-type="float">
            <text:p>0.0220541004</text:p>
          </table:table-cell>
          <table:table-cell table:style-name="Default" office:value-type="float" office:value="-0.00727904122322798" calcext:value-type="float">
            <text:p>-0.0072790412</text:p>
          </table:table-cell>
          <table:table-cell table:style-name="Default" office:value-type="float" office:value="0.0111246863380075" calcext:value-type="float">
            <text:p>0.0111246863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985041912645102" calcext:value-type="float">
            <text:p>-0.0098504191</text:p>
          </table:table-cell>
          <table:table-cell table:style-name="Default" office:value-type="float" office:value="0.00243367999792099" calcext:value-type="float">
            <text:p>0.00243368</text:p>
          </table:table-cell>
          <table:table-cell table:style-name="Default" office:value-type="float" office:value="0.331196397542953" calcext:value-type="float">
            <text:p>0.3311963975</text:p>
          </table:table-cell>
          <table:table-cell table:style-name="Default" office:value-type="float" office:value="0.0219354182481766" calcext:value-type="float">
            <text:p>0.0219354182</text:p>
          </table:table-cell>
          <table:table-cell table:style-name="Default" office:value-type="float" office:value="-0.00628578942269087" calcext:value-type="float">
            <text:p>-0.0062857894</text:p>
          </table:table-cell>
          <table:table-cell table:style-name="Default" office:value-type="float" office:value="0.0107411993667483" calcext:value-type="float">
            <text:p>0.0107411994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934004504233599" calcext:value-type="float">
            <text:p>-0.009340045</text:p>
          </table:table-cell>
          <table:table-cell table:style-name="Default" office:value-type="float" office:value="0.00153349339962006" calcext:value-type="float">
            <text:p>0.0015334934</text:p>
          </table:table-cell>
          <table:table-cell table:style-name="Default" office:value-type="float" office:value="0.331171870231628" calcext:value-type="float">
            <text:p>0.3311718702</text:p>
          </table:table-cell>
          <table:table-cell table:style-name="Default" office:value-type="float" office:value="0.021701218560338" calcext:value-type="float">
            <text:p>0.0217012186</text:p>
          </table:table-cell>
          <table:table-cell table:style-name="Default" office:value-type="float" office:value="-0.00433040643110871" calcext:value-type="float">
            <text:p>-0.0043304064</text:p>
          </table:table-cell>
          <table:table-cell table:style-name="Default" office:value-type="float" office:value="0.0100028095766902" calcext:value-type="float">
            <text:p>0.0100028096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884165521711111" calcext:value-type="float">
            <text:p>-0.0088416552</text:p>
          </table:table-cell>
          <table:table-cell table:style-name="Default" office:value-type="float" office:value="0.000654729083180428" calcext:value-type="float">
            <text:p>0.0006547291</text:p>
          </table:table-cell>
          <table:table-cell table:style-name="Default" office:value-type="float" office:value="0.331142365932465" calcext:value-type="float">
            <text:p>0.3311423659</text:p>
          </table:table-cell>
          <table:table-cell table:style-name="Default" office:value-type="float" office:value="0.0214717853814363" calcext:value-type="float">
            <text:p>0.0214717854</text:p>
          </table:table-cell>
          <table:table-cell table:style-name="Default" office:value-type="float" office:value="-0.00241988268680871" calcext:value-type="float">
            <text:p>-0.0024198827</text:p>
          </table:table-cell>
          <table:table-cell table:style-name="Default" office:value-type="float" office:value="0.00930288154631853" calcext:value-type="float">
            <text:p>0.0093028815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835610646754503" calcext:value-type="float">
            <text:p>-0.0083561065</text:p>
          </table:table-cell>
          <table:table-cell table:style-name="Default" office:value-type="float" office:value="-0.000200235284864902" calcext:value-type="float">
            <text:p>-0.0002002353</text:p>
          </table:table-cell>
          <table:table-cell table:style-name="Default" office:value-type="float" office:value="0.331108301877975" calcext:value-type="float">
            <text:p>0.3311083019</text:p>
          </table:table-cell>
          <table:table-cell table:style-name="Default" office:value-type="float" office:value="0.0212476849555969" calcext:value-type="float">
            <text:p>0.021247685</text:p>
          </table:table-cell>
          <table:table-cell table:style-name="Default" office:value-type="float" office:value="-0.000558257394004613" calcext:value-type="float">
            <text:p>-0.0005582574</text:p>
          </table:table-cell>
          <table:table-cell table:style-name="Default" office:value-type="float" office:value="0.00864149536937475" calcext:value-type="float">
            <text:p>0.0086414954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788443814963102" calcext:value-type="float">
            <text:p>-0.0078844381</text:p>
          </table:table-cell>
          <table:table-cell table:style-name="Default" office:value-type="float" office:value="-0.00102912448346615" calcext:value-type="float">
            <text:p>-0.0010291245</text:p>
          </table:table-cell>
          <table:table-cell table:style-name="Default" office:value-type="float" office:value="0.331070125102997" calcext:value-type="float">
            <text:p>0.3310701251</text:p>
          </table:table-cell>
          <table:table-cell table:style-name="Default" office:value-type="float" office:value="0.0210295040160418" calcext:value-type="float">
            <text:p>0.021029504</text:p>
          </table:table-cell>
          <table:table-cell table:style-name="Default" office:value-type="float" office:value="0.00125044223386794" calcext:value-type="float">
            <text:p>0.0012504422</text:p>
          </table:table-cell>
          <table:table-cell table:style-name="Default" office:value-type="float" office:value="0.00801877118647099" calcext:value-type="float">
            <text:p>0.0080187712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7427501026541" calcext:value-type="float">
            <text:p>-0.007427501</text:p>
          </table:table-cell>
          <table:table-cell table:style-name="Default" office:value-type="float" office:value="-0.00182951241731644" calcext:value-type="float">
            <text:p>-0.0018295124</text:p>
          </table:table-cell>
          <table:table-cell table:style-name="Default" office:value-type="float" office:value="0.331028342247009" calcext:value-type="float">
            <text:p>0.3310283422</text:p>
          </table:table-cell>
          <table:table-cell table:style-name="Default" office:value-type="float" office:value="0.0208178292959929" calcext:value-type="float">
            <text:p>0.0208178293</text:p>
          </table:table-cell>
          <table:table-cell table:style-name="Default" office:value-type="float" office:value="0.00300219631753862" calcext:value-type="float">
            <text:p>0.0030021963</text:p>
          </table:table-cell>
          <table:table-cell table:style-name="Default" office:value-type="float" office:value="0.0074345669709146" calcext:value-type="float">
            <text:p>0.007434567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720484834164381" calcext:value-type="float">
            <text:p>-0.0072048483</text:p>
          </table:table-cell>
          <table:table-cell table:style-name="Default" office:value-type="float" office:value="-0.00221825949847698" calcext:value-type="float">
            <text:p>-0.0022182595</text:p>
          </table:table-cell>
          <table:table-cell table:style-name="Default" office:value-type="float" office:value="0.33100625872612" calcext:value-type="float">
            <text:p>0.3310062587</text:p>
          </table:table-cell>
          <table:table-cell table:style-name="Default" office:value-type="float" office:value="0.0207146164029837" calcext:value-type="float">
            <text:p>0.0207146164</text:p>
          </table:table-cell>
          <table:table-cell table:style-name="Default" office:value-type="float" office:value="0.00385545962490141" calcext:value-type="float">
            <text:p>0.0038554596</text:p>
          </table:table-cell>
          <table:table-cell table:style-name="Default" office:value-type="float" office:value="0.00715690525248647" calcext:value-type="float">
            <text:p>0.0071569053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677180802449584" calcext:value-type="float">
            <text:p>-0.006771808</text:p>
          </table:table-cell>
          <table:table-cell table:style-name="Default" office:value-type="float" office:value="-0.00297147501260042" calcext:value-type="float">
            <text:p>-0.002971475</text:p>
          </table:table-cell>
          <table:table-cell table:style-name="Default" office:value-type="float" office:value="0.330960094928741" calcext:value-type="float">
            <text:p>0.3309600949</text:p>
          </table:table-cell>
          <table:table-cell table:style-name="Default" office:value-type="float" office:value="0.0205137655138969" calcext:value-type="float">
            <text:p>0.0205137655</text:p>
          </table:table-cell>
          <table:table-cell table:style-name="Default" office:value-type="float" office:value="0.00551427248865366" calcext:value-type="float">
            <text:p>0.0055142725</text:p>
          </table:table-cell>
          <table:table-cell table:style-name="Default" office:value-type="float" office:value="0.00663005840033293" calcext:value-type="float">
            <text:p>0.0066300584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635582953691483" calcext:value-type="float">
            <text:p>-0.0063558295</text:p>
          </table:table-cell>
          <table:table-cell table:style-name="Default" office:value-type="float" office:value="-0.0036902567371726" calcext:value-type="float">
            <text:p>-0.0036902567</text:p>
          </table:table-cell>
          <table:table-cell table:style-name="Default" office:value-type="float" office:value="0.330911725759506" calcext:value-type="float">
            <text:p>0.3309117258</text:p>
          </table:table-cell>
          <table:table-cell table:style-name="Default" office:value-type="float" office:value="0.0203208532184362" calcext:value-type="float">
            <text:p>0.0203208532</text:p>
          </table:table-cell>
          <table:table-cell table:style-name="Default" office:value-type="float" office:value="0.00710614491254091" calcext:value-type="float">
            <text:p>0.0071061449</text:p>
          </table:table-cell>
          <table:table-cell table:style-name="Default" office:value-type="float" office:value="0.00614118948578835" calcext:value-type="float">
            <text:p>0.0061411895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61545530334115" calcext:value-type="float">
            <text:p>-0.006154553</text:p>
          </table:table-cell>
          <table:table-cell table:style-name="Default" office:value-type="float" office:value="-0.00403599534183741" calcext:value-type="float">
            <text:p>-0.0040359953</text:p>
          </table:table-cell>
          <table:table-cell table:style-name="Default" office:value-type="float" office:value="0.330886900424957" calcext:value-type="float">
            <text:p>0.3308869004</text:p>
          </table:table-cell>
          <table:table-cell table:style-name="Default" office:value-type="float" office:value="0.0202275291085243" calcext:value-type="float">
            <text:p>0.0202275291</text:p>
          </table:table-cell>
          <table:table-cell table:style-name="Default" office:value-type="float" office:value="0.00787573587149382" calcext:value-type="float">
            <text:p>0.0078757359</text:p>
          </table:table-cell>
          <table:table-cell table:style-name="Default" office:value-type="float" office:value="0.00591079099103808" calcext:value-type="float">
            <text:p>0.005910791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576592143625021" calcext:value-type="float">
            <text:p>-0.0057659214</text:p>
          </table:table-cell>
          <table:table-cell table:style-name="Default" office:value-type="float" office:value="-0.00469871331006289" calcext:value-type="float">
            <text:p>-0.0046987133</text:p>
          </table:table-cell>
          <table:table-cell table:style-name="Default" office:value-type="float" office:value="0.330836325883865" calcext:value-type="float">
            <text:p>0.3308363259</text:p>
          </table:table-cell>
          <table:table-cell table:style-name="Default" office:value-type="float" office:value="0.020047515630722" calcext:value-type="float">
            <text:p>0.0200475156</text:p>
          </table:table-cell>
          <table:table-cell table:style-name="Default" office:value-type="float" office:value="0.00935974344611168" calcext:value-type="float">
            <text:p>0.0093597434</text:p>
          </table:table-cell>
          <table:table-cell table:style-name="Default" office:value-type="float" office:value="0.00547781912609935" calcext:value-type="float">
            <text:p>0.0054778191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539666507393122" calcext:value-type="float">
            <text:p>-0.0053966651</text:p>
          </table:table-cell>
          <table:table-cell table:style-name="Default" office:value-type="float" office:value="-0.00532112643122673" calcext:value-type="float">
            <text:p>-0.0053211264</text:p>
          </table:table-cell>
          <table:table-cell table:style-name="Default" office:value-type="float" office:value="0.330785155296326" calcext:value-type="float">
            <text:p>0.3307851553</text:p>
          </table:table-cell>
          <table:table-cell table:style-name="Default" office:value-type="float" office:value="0.0198767837136984" calcext:value-type="float">
            <text:p>0.0198767837</text:p>
          </table:table-cell>
          <table:table-cell table:style-name="Default" office:value-type="float" office:value="0.0107668982818723" calcext:value-type="float">
            <text:p>0.0107668983</text:p>
          </table:table-cell>
          <table:table-cell table:style-name="Default" office:value-type="float" office:value="0.00508162379264832" calcext:value-type="float">
            <text:p>0.0050816238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521959271281958" calcext:value-type="float">
            <text:p>-0.0052195927</text:p>
          </table:table-cell>
          <table:table-cell table:style-name="Default" office:value-type="float" office:value="-0.00561648048460484" calcext:value-type="float">
            <text:p>-0.0056164805</text:p>
          </table:table-cell>
          <table:table-cell table:style-name="Default" office:value-type="float" office:value="0.330759525299072" calcext:value-type="float">
            <text:p>0.3307595253</text:p>
          </table:table-cell>
          <table:table-cell table:style-name="Default" office:value-type="float" office:value="0.0197950564324856" calcext:value-type="float">
            <text:p>0.0197950564</text:p>
          </table:table-cell>
          <table:table-cell table:style-name="Default" office:value-type="float" office:value="0.0114404251798987" calcext:value-type="float">
            <text:p>0.0114404252</text:p>
          </table:table-cell>
          <table:table-cell table:style-name="Default" office:value-type="float" office:value="0.00489716697484255" calcext:value-type="float">
            <text:p>0.004897167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488113844767213" calcext:value-type="float">
            <text:p>-0.0048811384</text:p>
          </table:table-cell>
          <table:table-cell table:style-name="Default" office:value-type="float" office:value="-0.00617400370538235" calcext:value-type="float">
            <text:p>-0.0061740037</text:p>
          </table:table-cell>
          <table:table-cell table:style-name="Default" office:value-type="float" office:value="0.330708593130112" calcext:value-type="float">
            <text:p>0.3307085931</text:p>
          </table:table-cell>
          <table:table-cell table:style-name="Default" office:value-type="float" office:value="0.0196391586214304" calcext:value-type="float">
            <text:p>0.0196391586</text:p>
          </table:table-cell>
          <table:table-cell table:style-name="Default" office:value-type="float" office:value="0.0127249462530017" calcext:value-type="float">
            <text:p>0.0127249463</text:p>
          </table:table-cell>
          <table:table-cell table:style-name="Default" office:value-type="float" office:value="0.00455518160015345" calcext:value-type="float">
            <text:p>0.0045551816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456434395164251" calcext:value-type="float">
            <text:p>-0.004564344</text:p>
          </table:table-cell>
          <table:table-cell table:style-name="Default" office:value-type="float" office:value="-0.00668522529304028" calcext:value-type="float">
            <text:p>-0.0066852253</text:p>
          </table:table-cell>
          <table:table-cell table:style-name="Default" office:value-type="float" office:value="0.330658704042435" calcext:value-type="float">
            <text:p>0.330658704</text:p>
          </table:table-cell>
          <table:table-cell table:style-name="Default" office:value-type="float" office:value="0.0194937866181135" calcext:value-type="float">
            <text:p>0.0194937866</text:p>
          </table:table-cell>
          <table:table-cell table:style-name="Default" office:value-type="float" office:value="0.013922824524343" calcext:value-type="float">
            <text:p>0.0139228245</text:p>
          </table:table-cell>
          <table:table-cell table:style-name="Default" office:value-type="float" office:value="0.00424867123365402" calcext:value-type="float">
            <text:p>0.0042486712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44143246486783" calcext:value-type="float">
            <text:p>-0.0044143246</text:p>
          </table:table-cell>
          <table:table-cell table:style-name="Default" office:value-type="float" office:value="-0.00692281313240528" calcext:value-type="float">
            <text:p>-0.0069228131</text:p>
          </table:table-cell>
          <table:table-cell table:style-name="Default" office:value-type="float" office:value="0.330634325742722" calcext:value-type="float">
            <text:p>0.3306343257</text:p>
          </table:table-cell>
          <table:table-cell table:style-name="Default" office:value-type="float" office:value="0.0194252133369446" calcext:value-type="float">
            <text:p>0.0194252133</text:p>
          </table:table-cell>
          <table:table-cell table:style-name="Default" office:value-type="float" office:value="0.0144880507141352" calcext:value-type="float">
            <text:p>0.0144880507</text:p>
          </table:table-cell>
          <table:table-cell table:style-name="Default" office:value-type="float" office:value="0.00410861102864146" calcext:value-type="float">
            <text:p>0.004108611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413172692060471" calcext:value-type="float">
            <text:p>-0.0041317269</text:p>
          </table:table-cell>
          <table:table-cell table:style-name="Default" office:value-type="float" office:value="-0.00736032053828239" calcext:value-type="float">
            <text:p>-0.0073603205</text:p>
          </table:table-cell>
          <table:table-cell table:style-name="Default" office:value-type="float" office:value="0.330587178468704" calcext:value-type="float">
            <text:p>0.3305871785</text:p>
          </table:table-cell>
          <table:table-cell table:style-name="Default" office:value-type="float" office:value="0.0192965604364872" calcext:value-type="float">
            <text:p>0.0192965604</text:p>
          </table:table-cell>
          <table:table-cell table:style-name="Default" office:value-type="float" office:value="0.0155486613512039" calcext:value-type="float">
            <text:p>0.0155486614</text:p>
          </table:table-cell>
          <table:table-cell table:style-name="Default" office:value-type="float" office:value="0.00385461607947946" calcext:value-type="float">
            <text:p>0.0038546161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387305114418268" calcext:value-type="float">
            <text:p>-0.0038730511</text:p>
          </table:table-cell>
          <table:table-cell table:style-name="Default" office:value-type="float" office:value="-0.00774574559181929" calcext:value-type="float">
            <text:p>-0.0077457456</text:p>
          </table:table-cell>
          <table:table-cell table:style-name="Default" office:value-type="float" office:value="0.330542683601379" calcext:value-type="float">
            <text:p>0.3305426836</text:p>
          </table:table-cell>
          <table:table-cell table:style-name="Default" office:value-type="float" office:value="0.0191796254366636" calcext:value-type="float">
            <text:p>0.0191796254</text:p>
          </table:table-cell>
          <table:table-cell table:style-name="Default" office:value-type="float" office:value="0.0165129285305738" calcext:value-type="float">
            <text:p>0.0165129285</text:p>
          </table:table-cell>
          <table:table-cell table:style-name="Default" office:value-type="float" office:value="0.00363523559644818" calcext:value-type="float">
            <text:p>0.0036352356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353189278393984" calcext:value-type="float">
            <text:p>-0.0035318928</text:p>
          </table:table-cell>
          <table:table-cell table:style-name="Default" office:value-type="float" office:value="-0.00822104327380657" calcext:value-type="float">
            <text:p>-0.0082210433</text:p>
          </table:table-cell>
          <table:table-cell table:style-name="Default" office:value-type="float" office:value="0.330482363700867" calcext:value-type="float">
            <text:p>0.3304823637</text:p>
          </table:table-cell>
          <table:table-cell table:style-name="Default" office:value-type="float" office:value="0.0190272387117147" calcext:value-type="float">
            <text:p>0.0190272387</text:p>
          </table:table-cell>
          <table:table-cell table:style-name="Default" office:value-type="float" office:value="0.0177702568471432" calcext:value-type="float">
            <text:p>0.0177702568</text:p>
          </table:table-cell>
          <table:table-cell table:style-name="Default" office:value-type="float" office:value="0.00337049947120249" calcext:value-type="float">
            <text:p>0.0033704995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333703774958849" calcext:value-type="float">
            <text:p>-0.0033370377</text:p>
          </table:table-cell>
          <table:table-cell table:style-name="Default" office:value-type="float" office:value="-0.00846595875918865" calcext:value-type="float">
            <text:p>-0.0084659588</text:p>
          </table:table-cell>
          <table:table-cell table:style-name="Default" office:value-type="float" office:value="0.330447345972061" calcext:value-type="float">
            <text:p>0.330447346</text:p>
          </table:table-cell>
          <table:table-cell table:style-name="Default" office:value-type="float" office:value="0.0189416650682688" calcext:value-type="float">
            <text:p>0.0189416651</text:p>
          </table:table-cell>
          <table:table-cell table:style-name="Default" office:value-type="float" office:value="0.0184768103063107" calcext:value-type="float">
            <text:p>0.0184768103</text:p>
          </table:table-cell>
          <table:table-cell table:style-name="Default" office:value-type="float" office:value="0.00323681114241481" calcext:value-type="float">
            <text:p>0.0032368111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324972998350859" calcext:value-type="float">
            <text:p>-0.00324973</text:p>
          </table:table-cell>
          <table:table-cell table:style-name="Default" office:value-type="float" office:value="-0.00856595393270254" calcext:value-type="float">
            <text:p>-0.0085659539</text:p>
          </table:table-cell>
          <table:table-cell table:style-name="Default" office:value-type="float" office:value="0.330431580543518" calcext:value-type="float">
            <text:p>0.3304315805</text:p>
          </table:table-cell>
          <table:table-cell table:style-name="Default" office:value-type="float" office:value="0.0189038217067719" calcext:value-type="float">
            <text:p>0.0189038217</text:p>
          </table:table-cell>
          <table:table-cell table:style-name="Default" office:value-type="float" office:value="0.018789142370224" calcext:value-type="float">
            <text:p>0.0187891424</text:p>
          </table:table-cell>
          <table:table-cell table:style-name="Default" office:value-type="float" office:value="0.00318293715827167" calcext:value-type="float">
            <text:p>0.0031829372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316928513348103" calcext:value-type="float">
            <text:p>-0.0031692851</text:p>
          </table:table-cell>
          <table:table-cell table:style-name="Default" office:value-type="float" office:value="-0.00865057669579983" calcext:value-type="float">
            <text:p>-0.0086505767</text:p>
          </table:table-cell>
          <table:table-cell table:style-name="Default" office:value-type="float" office:value="0.330417096614838" calcext:value-type="float">
            <text:p>0.3304170966</text:p>
          </table:table-cell>
          <table:table-cell table:style-name="Default" office:value-type="float" office:value="0.0188693981617689" calcext:value-type="float">
            <text:p>0.0188693982</text:p>
          </table:table-cell>
          <table:table-cell table:style-name="Default" office:value-type="float" office:value="0.0190735459327698" calcext:value-type="float">
            <text:p>0.0190735459</text:p>
          </table:table-cell>
          <table:table-cell table:style-name="Default" office:value-type="float" office:value="0.00313764694146812" calcext:value-type="float">
            <text:p>0.003137646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302959606051445" calcext:value-type="float">
            <text:p>-0.0030295961</text:p>
          </table:table-cell>
          <table:table-cell table:style-name="Default" office:value-type="float" office:value="-0.00877258833497763" calcext:value-type="float">
            <text:p>-0.0087725883</text:p>
          </table:table-cell>
          <table:table-cell table:style-name="Default" office:value-type="float" office:value="0.330392211675644" calcext:value-type="float">
            <text:p>0.3303922117</text:p>
          </table:table-cell>
          <table:table-cell table:style-name="Default" office:value-type="float" office:value="0.0188109297305346" calcext:value-type="float">
            <text:p>0.0188109297</text:p>
          </table:table-cell>
          <table:table-cell table:style-name="Default" office:value-type="float" office:value="0.0195566434413195" calcext:value-type="float">
            <text:p>0.0195566434</text:p>
          </table:table-cell>
          <table:table-cell table:style-name="Default" office:value-type="float" office:value="0.00307338335551321" calcext:value-type="float">
            <text:p>0.0030733834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91886646300554" calcext:value-type="float">
            <text:p>-0.0029188665</text:p>
          </table:table-cell>
          <table:table-cell table:style-name="Default" office:value-type="float" office:value="-0.00882966816425324" calcext:value-type="float">
            <text:p>-0.0088296682</text:p>
          </table:table-cell>
          <table:table-cell table:style-name="Default" office:value-type="float" office:value="0.330373167991638" calcext:value-type="float">
            <text:p>0.330373168</text:p>
          </table:table-cell>
          <table:table-cell table:style-name="Default" office:value-type="float" office:value="0.0187666974961758" calcext:value-type="float">
            <text:p>0.0187666975</text:p>
          </table:table-cell>
          <table:table-cell table:style-name="Default" office:value-type="float" office:value="0.0199222881346941" calcext:value-type="float">
            <text:p>0.0199222881</text:p>
          </table:table-cell>
          <table:table-cell table:style-name="Default" office:value-type="float" office:value="0.00304467789828777" calcext:value-type="float">
            <text:p>0.0030446779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83826887607574" calcext:value-type="float">
            <text:p>-0.0028382689</text:p>
          </table:table-cell>
          <table:table-cell table:style-name="Default" office:value-type="float" office:value="-0.00882862787693739" calcext:value-type="float">
            <text:p>-0.0088286279</text:p>
          </table:table-cell>
          <table:table-cell table:style-name="Default" office:value-type="float" office:value="0.330360233783722" calcext:value-type="float">
            <text:p>0.3303602338</text:p>
          </table:table-cell>
          <table:table-cell table:style-name="Default" office:value-type="float" office:value="0.0187367517501116" calcext:value-type="float">
            <text:p>0.0187367518</text:p>
          </table:table-cell>
          <table:table-cell table:style-name="Default" office:value-type="float" office:value="0.0201699193567038" calcext:value-type="float">
            <text:p>0.0201699194</text:p>
          </table:table-cell>
          <table:table-cell table:style-name="Default" office:value-type="float" office:value="0.00304743158631027" calcext:value-type="float">
            <text:p>0.0030474316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78583914041519" calcext:value-type="float">
            <text:p>-0.0027858391</text:p>
          </table:table-cell>
          <table:table-cell table:style-name="Default" office:value-type="float" office:value="-0.00882209930568934" calcext:value-type="float">
            <text:p>-0.0088220993</text:p>
          </table:table-cell>
          <table:table-cell table:style-name="Default" office:value-type="float" office:value="0.330351948738098" calcext:value-type="float">
            <text:p>0.3303519487</text:p>
          </table:table-cell>
          <table:table-cell table:style-name="Default" office:value-type="float" office:value="0.0187175888568163" calcext:value-type="float">
            <text:p>0.0187175889</text:p>
          </table:table-cell>
          <table:table-cell table:style-name="Default" office:value-type="float" office:value="0.0203284081071615" calcext:value-type="float">
            <text:p>0.0203284081</text:p>
          </table:table-cell>
          <table:table-cell table:style-name="Default" office:value-type="float" office:value="0.00305239297449589" calcext:value-type="float">
            <text:p>0.003052393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76719778776169" calcext:value-type="float">
            <text:p>-0.0027671978</text:p>
          </table:table-cell>
          <table:table-cell table:style-name="Default" office:value-type="float" office:value="-0.00881978217512369" calcext:value-type="float">
            <text:p>-0.0088197822</text:p>
          </table:table-cell>
          <table:table-cell table:style-name="Default" office:value-type="float" office:value="0.330348998308182" calcext:value-type="float">
            <text:p>0.3303489983</text:p>
          </table:table-cell>
          <table:table-cell table:style-name="Default" office:value-type="float" office:value="0.0187107734382153" calcext:value-type="float">
            <text:p>0.0187107734</text:p>
          </table:table-cell>
          <table:table-cell table:style-name="Default" office:value-type="float" office:value="0.0203847568482161" calcext:value-type="float">
            <text:p>0.0203847568</text:p>
          </table:table-cell>
          <table:table-cell table:style-name="Default" office:value-type="float" office:value="0.00305418856441975" calcext:value-type="float">
            <text:p>0.0030541886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74036452174187" calcext:value-type="float">
            <text:p>-0.0027403645</text:p>
          </table:table-cell>
          <table:table-cell table:style-name="Default" office:value-type="float" office:value="-0.00881645083427429" calcext:value-type="float">
            <text:p>-0.0088164508</text:p>
          </table:table-cell>
          <table:table-cell table:style-name="Default" office:value-type="float" office:value="0.330344766378403" calcext:value-type="float">
            <text:p>0.3303447664</text:p>
          </table:table-cell>
          <table:table-cell table:style-name="Default" office:value-type="float" office:value="0.0187009666115046" calcext:value-type="float">
            <text:p>0.0187009666</text:p>
          </table:table-cell>
          <table:table-cell table:style-name="Default" office:value-type="float" office:value="0.0204658973962069" calcext:value-type="float">
            <text:p>0.0204658974</text:p>
          </table:table-cell>
          <table:table-cell table:style-name="Default" office:value-type="float" office:value="0.00305667519569397" calcext:value-type="float">
            <text:p>0.0030566752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73082312196493" calcext:value-type="float">
            <text:p>-0.0027308231</text:p>
          </table:table-cell>
          <table:table-cell table:style-name="Default" office:value-type="float" office:value="-0.00881526060402393" calcext:value-type="float">
            <text:p>-0.0088152606</text:p>
          </table:table-cell>
          <table:table-cell table:style-name="Default" office:value-type="float" office:value="0.330343246459961" calcext:value-type="float">
            <text:p>0.3303432465</text:p>
          </table:table-cell>
          <table:table-cell table:style-name="Default" office:value-type="float" office:value="0.01869747787714" calcext:value-type="float">
            <text:p>0.0186974779</text:p>
          </table:table-cell>
          <table:table-cell table:style-name="Default" office:value-type="float" office:value="0.0204947516322136" calcext:value-type="float">
            <text:p>0.0204947516</text:p>
          </table:table-cell>
          <table:table-cell table:style-name="Default" office:value-type="float" office:value="0.00305763469077647" calcext:value-type="float">
            <text:p>0.0030576347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71219946444035" calcext:value-type="float">
            <text:p>-0.0027121995</text:p>
          </table:table-cell>
          <table:table-cell table:style-name="Default" office:value-type="float" office:value="-0.00881292019039393" calcext:value-type="float">
            <text:p>-0.0088129202</text:p>
          </table:table-cell>
          <table:table-cell table:style-name="Default" office:value-type="float" office:value="0.330340325832367" calcext:value-type="float">
            <text:p>0.3303403258</text:p>
          </table:table-cell>
          <table:table-cell table:style-name="Default" office:value-type="float" office:value="0.0186906699091196" calcext:value-type="float">
            <text:p>0.0186906699</text:p>
          </table:table-cell>
          <table:table-cell table:style-name="Default" office:value-type="float" office:value="0.0205510705709457" calcext:value-type="float">
            <text:p>0.0205510706</text:p>
          </table:table-cell>
          <table:table-cell table:style-name="Default" office:value-type="float" office:value="0.00305934506468475" calcext:value-type="float">
            <text:p>0.0030593451</text:p>
          </table:table-cell>
          <table:table-cell table:style-name="Default" table:number-columns-repeated="30"/>
          <table:table-cell table:number-columns-repeated="988"/>
        </table:table-row>
        <table:table-row table:style-name="ro1">
          <table:table-cell table:style-name="Default" office:value-type="float" office:value="-0.00270828045904636" calcext:value-type="float">
            <text:p>-0.0027082805</text:p>
          </table:table-cell>
          <table:table-cell table:style-name="Default" office:value-type="float" office:value="-0.00881243404000998" calcext:value-type="float">
            <text:p>-0.008812434</text:p>
          </table:table-cell>
          <table:table-cell table:style-name="Default" office:value-type="float" office:value="0.330339699983597" calcext:value-type="float">
            <text:p>0.3303397</text:p>
          </table:table-cell>
          <table:table-cell table:style-name="Default" office:value-type="float" office:value="0.0186892431229353" calcext:value-type="float">
            <text:p>0.0186892431</text:p>
          </table:table-cell>
          <table:table-cell table:style-name="Default" office:value-type="float" office:value="0.0205628871917725" calcext:value-type="float">
            <text:p>0.0205628872</text:p>
          </table:table-cell>
          <table:table-cell table:style-name="Default" office:value-type="float" office:value="0.00305969966575503" calcext:value-type="float">
            <text:p>0.003059699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0270266178995371" calcext:value-type="float">
            <text:p>-0.0027026618</text:p>
          </table:table-cell>
          <table:table-cell table:style-name="Default" office:value-type="float" office:value="-0.00881174765527248" calcext:value-type="float">
            <text:p>-0.0088117477</text:p>
          </table:table-cell>
          <table:table-cell table:style-name="Default" office:value-type="float" office:value="0.330338805913925" calcext:value-type="float">
            <text:p>0.3303388059</text:p>
          </table:table-cell>
          <table:table-cell table:style-name="Default" office:value-type="float" office:value="0.0186871886253357" calcext:value-type="float">
            <text:p>0.0186871886</text:p>
          </table:table-cell>
          <table:table-cell table:style-name="Default" office:value-type="float" office:value="0.020579906180501" calcext:value-type="float">
            <text:p>0.0205799062</text:p>
          </table:table-cell>
          <table:table-cell table:style-name="Default" office:value-type="float" office:value="0.00306027103215456" calcext:value-type="float">
            <text:p>0.00306027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0269905850291252" calcext:value-type="float">
            <text:p>-0.0026990585</text:p>
          </table:table-cell>
          <table:table-cell table:style-name="Default" office:value-type="float" office:value="-0.00881130062043667" calcext:value-type="float">
            <text:p>-0.0088113006</text:p>
          </table:table-cell>
          <table:table-cell table:style-name="Default" office:value-type="float" office:value="0.3303382396698" calcext:value-type="float">
            <text:p>0.3303382397</text:p>
          </table:table-cell>
          <table:table-cell table:style-name="Default" office:value-type="float" office:value="0.0186858717352152" calcext:value-type="float">
            <text:p>0.0186858717</text:p>
          </table:table-cell>
          <table:table-cell table:style-name="Default" office:value-type="float" office:value="0.0205907952040434" calcext:value-type="float">
            <text:p>0.0205907952</text:p>
          </table:table-cell>
          <table:table-cell table:style-name="Default" office:value-type="float" office:value="0.00306059187278152" calcext:value-type="float">
            <text:p>0.003060591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0269526336342096" calcext:value-type="float">
            <text:p>-0.0026952634</text:p>
          </table:table-cell>
          <table:table-cell table:style-name="Default" office:value-type="float" office:value="-0.00881083123385906" calcext:value-type="float">
            <text:p>-0.0088108312</text:p>
          </table:table-cell>
          <table:table-cell table:style-name="Default" office:value-type="float" office:value="0.330337643623352" calcext:value-type="float">
            <text:p>0.3303376436</text:p>
          </table:table-cell>
          <table:table-cell table:style-name="Default" office:value-type="float" office:value="0.0186844877898693" calcext:value-type="float">
            <text:p>0.0186844878</text:p>
          </table:table-cell>
          <table:table-cell table:style-name="Default" office:value-type="float" office:value="0.0206022281199694" calcext:value-type="float">
            <text:p>0.0206022281</text:p>
          </table:table-cell>
          <table:table-cell table:style-name="Default" office:value-type="float" office:value="0.00306095043197274" calcext:value-type="float">
            <text:p>0.003060950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026943301782012" calcext:value-type="float">
            <text:p>-0.0026943302</text:p>
          </table:table-cell>
          <table:table-cell table:style-name="Default" office:value-type="float" office:value="-0.00881071202456951" calcext:value-type="float">
            <text:p>-0.008810712</text:p>
          </table:table-cell>
          <table:table-cell table:style-name="Default" office:value-type="float" office:value="0.33033749461174" calcext:value-type="float">
            <text:p>0.3303374946</text:p>
          </table:table-cell>
          <table:table-cell table:style-name="Default" office:value-type="float" office:value="0.0186841432005167" calcext:value-type="float">
            <text:p>0.0186841432</text:p>
          </table:table-cell>
          <table:table-cell table:style-name="Default" office:value-type="float" office:value="0.0206050798296928" calcext:value-type="float">
            <text:p>0.0206050798</text:p>
          </table:table-cell>
          <table:table-cell table:style-name="Default" office:value-type="float" office:value="0.00306107336655259" calcext:value-type="float">
            <text:p>0.003061073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0269399769604206" calcext:value-type="float">
            <text:p>-0.0026939977</text:p>
          </table:table-cell>
          <table:table-cell table:style-name="Default" office:value-type="float" office:value="-0.00881067384034395" calcext:value-type="float">
            <text:p>-0.0088106738</text:p>
          </table:table-cell>
          <table:table-cell table:style-name="Default" office:value-type="float" office:value="0.330337435007095" calcext:value-type="float">
            <text:p>0.330337435</text:p>
          </table:table-cell>
          <table:table-cell table:style-name="Default" office:value-type="float" office:value="0.0186840184032917" calcext:value-type="float">
            <text:p>0.0186840184</text:p>
          </table:table-cell>
          <table:table-cell table:style-name="Default" office:value-type="float" office:value="0.020606093108654" calcext:value-type="float">
            <text:p>0.0206060931</text:p>
          </table:table-cell>
          <table:table-cell table:style-name="Default" office:value-type="float" office:value="0.00306113297119737" calcext:value-type="float">
            <text:p>0.00306113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0269351899623871" calcext:value-type="float">
            <text:p>-0.002693519</text:p>
          </table:table-cell>
          <table:table-cell table:style-name="Default" office:value-type="float" office:value="-0.00881061796098948" calcext:value-type="float">
            <text:p>-0.008810618</text:p>
          </table:table-cell>
          <table:table-cell table:style-name="Default" office:value-type="float" office:value="0.330337375402451" calcext:value-type="float">
            <text:p>0.3303373754</text:p>
          </table:table-cell>
          <table:table-cell table:style-name="Default" office:value-type="float" office:value="0.0186838395893574" calcext:value-type="float">
            <text:p>0.0186838396</text:p>
          </table:table-cell>
          <table:table-cell table:style-name="Default" office:value-type="float" office:value="0.020607553422451" calcext:value-type="float">
            <text:p>0.0206075534</text:p>
          </table:table-cell>
          <table:table-cell table:style-name="Default" office:value-type="float" office:value="0.00306109595112503" calcext:value-type="float">
            <text:p>0.00306109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0269320793449879" calcext:value-type="float">
            <text:p>-0.0026932079</text:p>
          </table:table-cell>
          <table:table-cell table:style-name="Default" office:value-type="float" office:value="-0.00881058163940907" calcext:value-type="float">
            <text:p>-0.0088105816</text:p>
          </table:table-cell>
          <table:table-cell table:style-name="Default" office:value-type="float" office:value="0.330337315797806" calcext:value-type="float">
            <text:p>0.3303373158</text:p>
          </table:table-cell>
          <table:table-cell table:style-name="Default" office:value-type="float" office:value="0.0186837278306484" calcext:value-type="float">
            <text:p>0.0186837278</text:p>
          </table:table-cell>
          <table:table-cell table:style-name="Default" office:value-type="float" office:value="0.0206084866076708" calcext:value-type="float">
            <text:p>0.0206084866</text:p>
          </table:table-cell>
          <table:table-cell table:style-name="Default" office:value-type="float" office:value="0.00306109222583473" calcext:value-type="float">
            <text:p>0.003061092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0269285682588816" calcext:value-type="float">
            <text:p>-0.0026928568</text:p>
          </table:table-cell>
          <table:table-cell table:style-name="Default" office:value-type="float" office:value="-0.00881054159253836" calcext:value-type="float">
            <text:p>-0.0088105416</text:p>
          </table:table-cell>
          <table:table-cell table:style-name="Default" office:value-type="float" office:value="0.330337285995483" calcext:value-type="float">
            <text:p>0.330337286</text:p>
          </table:table-cell>
          <table:table-cell table:style-name="Default" office:value-type="float" office:value="0.018683610484004" calcext:value-type="float">
            <text:p>0.0186836105</text:p>
          </table:table-cell>
          <table:table-cell table:style-name="Default" office:value-type="float" office:value="0.020609475672245" calcext:value-type="float">
            <text:p>0.0206094757</text:p>
          </table:table-cell>
          <table:table-cell table:style-name="Default" office:value-type="float" office:value="0.00306114833801985" calcext:value-type="float">
            <text:p>0.003061148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0269281305372715" calcext:value-type="float">
            <text:p>-0.0026928131</text:p>
          </table:table-cell>
          <table:table-cell table:style-name="Default" office:value-type="float" office:value="-0.00881053693592549" calcext:value-type="float">
            <text:p>-0.0088105369</text:p>
          </table:table-cell>
          <table:table-cell table:style-name="Default" office:value-type="float" office:value="0.330337285995483" calcext:value-type="float">
            <text:p>0.330337286</text:p>
          </table:table-cell>
          <table:table-cell table:style-name="Default" office:value-type="float" office:value="0.0186835937201977" calcext:value-type="float">
            <text:p>0.0186835937</text:p>
          </table:table-cell>
          <table:table-cell table:style-name="Default" office:value-type="float" office:value="0.0206096135079861" calcext:value-type="float">
            <text:p>0.0206096135</text:p>
          </table:table-cell>
          <table:table-cell table:style-name="Default" office:value-type="float" office:value="0.00306116696447134" calcext:value-type="float">
            <text:p>0.00306116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0269277580082417" calcext:value-type="float">
            <text:p>-0.0026927758</text:p>
          </table:table-cell>
          <table:table-cell table:style-name="Default" office:value-type="float" office:value="-0.00881053693592549" calcext:value-type="float">
            <text:p>-0.0088105369</text:p>
          </table:table-cell>
          <table:table-cell table:style-name="Default" office:value-type="float" office:value="0.330337285995483" calcext:value-type="float">
            <text:p>0.330337286</text:p>
          </table:table-cell>
          <table:table-cell table:style-name="Default" office:value-type="float" office:value="0.0186835825443268" calcext:value-type="float">
            <text:p>0.0186835825</text:p>
          </table:table-cell>
          <table:table-cell table:style-name="Default" office:value-type="float" office:value="0.0206097234040499" calcext:value-type="float">
            <text:p>0.0206097234</text:p>
          </table:table-cell>
          <table:table-cell table:style-name="Default" office:value-type="float" office:value="0.00306118186563253" calcext:value-type="float">
            <text:p>0.003061181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0269272178411484" calcext:value-type="float">
            <text:p>-0.0026927218</text:p>
          </table:table-cell>
          <table:table-cell table:style-name="Default" office:value-type="float" office:value="-0.00881052948534489" calcext:value-type="float">
            <text:p>-0.0088105295</text:p>
          </table:table-cell>
          <table:table-cell table:style-name="Default" office:value-type="float" office:value="0.330337285995483" calcext:value-type="float">
            <text:p>0.330337286</text:p>
          </table:table-cell>
          <table:table-cell table:style-name="Default" office:value-type="float" office:value="0.0186835639178753" calcext:value-type="float">
            <text:p>0.0186835639</text:p>
          </table:table-cell>
          <table:table-cell table:style-name="Default" office:value-type="float" office:value="0.0206098798662424" calcext:value-type="float">
            <text:p>0.0206098799</text:p>
          </table:table-cell>
          <table:table-cell table:style-name="Default" office:value-type="float" office:value="0.00306119676679373" calcext:value-type="float">
            <text:p>0.003061196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0269268918782473" calcext:value-type="float">
            <text:p>-0.0026926892</text:p>
          </table:table-cell>
          <table:table-cell table:style-name="Default" office:value-type="float" office:value="-0.00881052203476429" calcext:value-type="float">
            <text:p>-0.008810522</text:p>
          </table:table-cell>
          <table:table-cell table:style-name="Default" office:value-type="float" office:value="0.330337285995483" calcext:value-type="float">
            <text:p>0.330337286</text:p>
          </table:table-cell>
          <table:table-cell table:style-name="Default" office:value-type="float" office:value="0.0186835508793592" calcext:value-type="float">
            <text:p>0.0186835509</text:p>
          </table:table-cell>
          <table:table-cell table:style-name="Default" office:value-type="float" office:value="0.0206099804490805" calcext:value-type="float">
            <text:p>0.0206099804</text:p>
          </table:table-cell>
          <table:table-cell table:style-name="Default" office:value-type="float" office:value="0.00306120794266462" calcext:value-type="float">
            <text:p>0.003061207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0269265100359917" calcext:value-type="float">
            <text:p>-0.002692651</text:p>
          </table:table-cell>
          <table:table-cell table:style-name="Default" office:value-type="float" office:value="-0.00881051830947399" calcext:value-type="float">
            <text:p>-0.0088105183</text:p>
          </table:table-cell>
          <table:table-cell table:style-name="Default" office:value-type="float" office:value="0.330337285995483" calcext:value-type="float">
            <text:p>0.330337286</text:p>
          </table:table-cell>
          <table:table-cell table:style-name="Default" office:value-type="float" office:value="0.0186835378408432" calcext:value-type="float">
            <text:p>0.0186835378</text:p>
          </table:table-cell>
          <table:table-cell table:style-name="Default" office:value-type="float" office:value="0.0206100884824991" calcext:value-type="float">
            <text:p>0.0206100885</text:p>
          </table:table-cell>
          <table:table-cell table:style-name="Default" office:value-type="float" office:value="0.00306121935136616" calcext:value-type="float">
            <text:p>0.003061219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0269264727830887" calcext:value-type="float">
            <text:p>-0.0026926473</text:p>
          </table:table-cell>
          <table:table-cell table:style-name="Default" office:value-type="float" office:value="-0.00881051830947399" calcext:value-type="float">
            <text:p>-0.0088105183</text:p>
          </table:table-cell>
          <table:table-cell table:style-name="Default" office:value-type="float" office:value="0.330337285995483" calcext:value-type="float">
            <text:p>0.330337286</text:p>
          </table:table-cell>
          <table:table-cell table:style-name="Default" office:value-type="float" office:value="0.0186835359781981" calcext:value-type="float">
            <text:p>0.018683536</text:p>
          </table:table-cell>
          <table:table-cell table:style-name="Default" office:value-type="float" office:value="0.0206101052463055" calcext:value-type="float">
            <text:p>0.0206101052</text:p>
          </table:table-cell>
          <table:table-cell table:style-name="Default" office:value-type="float" office:value="0.00306121935136616" calcext:value-type="float">
            <text:p>0.003061219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0269264075905085" calcext:value-type="float">
            <text:p>-0.0026926408</text:p>
          </table:table-cell>
          <table:table-cell table:style-name="Default" office:value-type="float" office:value="-0.00881051644682884" calcext:value-type="float">
            <text:p>-0.0088105164</text:p>
          </table:table-cell>
          <table:table-cell table:style-name="Default" office:value-type="float" office:value="0.330337285995483" calcext:value-type="float">
            <text:p>0.330337286</text:p>
          </table:table-cell>
          <table:table-cell table:style-name="Default" office:value-type="float" office:value="0.0186835322529078" calcext:value-type="float">
            <text:p>0.0186835323</text:p>
          </table:table-cell>
          <table:table-cell table:style-name="Default" office:value-type="float" office:value="0.0206101182848215" calcext:value-type="float">
            <text:p>0.0206101183</text:p>
          </table:table-cell>
          <table:table-cell table:style-name="Default" office:value-type="float" office:value="0.00306121935136616" calcext:value-type="float">
            <text:p>0.003061219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0269263703376055" calcext:value-type="float">
            <text:p>-0.002692637</text:p>
          </table:table-cell>
          <table:table-cell table:style-name="Default" office:value-type="float" office:value="-0.00881050899624825" calcext:value-type="float">
            <text:p>-0.008810509</text:p>
          </table:table-cell>
          <table:table-cell table:style-name="Default" office:value-type="float" office:value="0.330337285995483" calcext:value-type="float">
            <text:p>0.330337286</text:p>
          </table:table-cell>
          <table:table-cell table:style-name="Default" office:value-type="float" office:value="0.0186835285276175" calcext:value-type="float">
            <text:p>0.0186835285</text:p>
          </table:table-cell>
          <table:table-cell table:style-name="Default" office:value-type="float" office:value="0.020610136911273" calcext:value-type="float">
            <text:p>0.0206101369</text:p>
          </table:table-cell>
          <table:table-cell table:style-name="Default" office:value-type="float" office:value="0.00306121935136616" calcext:value-type="float">
            <text:p>0.003061219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026926351711154" calcext:value-type="float">
            <text:p>-0.0026926352</text:p>
          </table:table-cell>
          <table:table-cell table:style-name="Default" office:value-type="float" office:value="-0.00881050899624825" calcext:value-type="float">
            <text:p>-0.008810509</text:p>
          </table:table-cell>
          <table:table-cell table:style-name="Default" office:value-type="float" office:value="0.330337285995483" calcext:value-type="float">
            <text:p>0.330337286</text:p>
          </table:table-cell>
          <table:table-cell table:style-name="Default" office:value-type="float" office:value="0.0186835266649723" calcext:value-type="float">
            <text:p>0.0186835267</text:p>
          </table:table-cell>
          <table:table-cell table:style-name="Default" office:value-type="float" office:value="0.0206101443618536" calcext:value-type="float">
            <text:p>0.0206101444</text:p>
          </table:table-cell>
          <table:table-cell table:style-name="Default" office:value-type="float" office:value="0.00306121935136616" calcext:value-type="float">
            <text:p>0.003061219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0269263051450253" calcext:value-type="float">
            <text:p>-0.0026926305</text:p>
          </table:table-cell>
          <table:table-cell table:style-name="Default" office:value-type="float" office:value="-0.00881051085889339" calcext:value-type="float">
            <text:p>-0.0088105109</text:p>
          </table:table-cell>
          <table:table-cell table:style-name="Default" office:value-type="float" office:value="0.330337285995483" calcext:value-type="float">
            <text:p>0.330337286</text:p>
          </table:table-cell>
          <table:table-cell table:style-name="Default" office:value-type="float" office:value="0.0186835266649723" calcext:value-type="float">
            <text:p>0.0186835267</text:p>
          </table:table-cell>
          <table:table-cell table:style-name="Default" office:value-type="float" office:value="0.0206101574003696" calcext:value-type="float">
            <text:p>0.0206101574</text:p>
          </table:table-cell>
          <table:table-cell table:style-name="Default" office:value-type="float" office:value="0.00306121935136616" calcext:value-type="float">
            <text:p>0.003061219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0269262958317995" calcext:value-type="float">
            <text:p>-0.0026926296</text:p>
          </table:table-cell>
          <table:table-cell table:style-name="Default" office:value-type="float" office:value="-0.00881050899624825" calcext:value-type="float">
            <text:p>-0.008810509</text:p>
          </table:table-cell>
          <table:table-cell table:style-name="Default" office:value-type="float" office:value="0.330337285995483" calcext:value-type="float">
            <text:p>0.330337286</text:p>
          </table:table-cell>
          <table:table-cell table:style-name="Default" office:value-type="float" office:value="0.0186835266649723" calcext:value-type="float">
            <text:p>0.0186835267</text:p>
          </table:table-cell>
          <table:table-cell table:style-name="Default" office:value-type="float" office:value="0.0206101611256599" calcext:value-type="float">
            <text:p>0.0206101611</text:p>
          </table:table-cell>
          <table:table-cell table:style-name="Default" office:value-type="float" office:value="0.00306122307665646" calcext:value-type="float">
            <text:p>0.003061223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0269262958317995" calcext:value-type="float">
            <text:p>-0.0026926296</text:p>
          </table:table-cell>
          <table:table-cell table:style-name="Default" office:value-type="float" office:value="-0.00881050899624825" calcext:value-type="float">
            <text:p>-0.008810509</text:p>
          </table:table-cell>
          <table:table-cell table:style-name="Default" office:value-type="float" office:value="0.330337285995483" calcext:value-type="float">
            <text:p>0.330337286</text:p>
          </table:table-cell>
          <table:table-cell table:style-name="Default" office:value-type="float" office:value="0.0186835266649723" calcext:value-type="float">
            <text:p>0.0186835267</text:p>
          </table:table-cell>
          <table:table-cell table:style-name="Default" office:value-type="float" office:value="0.0206101629883051" calcext:value-type="float">
            <text:p>0.020610163</text:p>
          </table:table-cell>
          <table:table-cell table:style-name="Default" office:value-type="float" office:value="0.00306122307665646" calcext:value-type="float">
            <text:p>0.0030612231</text:p>
          </table:table-cell>
          <table:table-cell table:style-name="Default" table:number-columns-repeated="6"/>
          <table:table-cell table:number-columns-repeated="1012"/>
        </table:table-row>
        <table:table-row table:style-name="ro1" table:number-rows-repeated="118">
          <table:table-cell table:style-name="Default" table:number-columns-repeated="12"/>
          <table:table-cell table:number-columns-repeated="1012"/>
        </table:table-row>
        <table:table-row table:style-name="ro1" table:number-rows-repeated="10481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tos_MoCap" table:style-name="ta1">
        <table:table-column table:style-name="co4" table:number-columns-repeated="9" table:default-cell-style-name="ce1"/>
        <table:table-column table:style-name="co3" table:number-columns-repeated="1006" table:default-cell-style-name="ce1"/>
        <table:table-column table:style-name="co3" table:number-columns-repeated="9" table:default-cell-style-name="Default"/>
        <table:table-row table:style-name="ro1">
          <table:table-cell office:value-type="string" calcext:value-type="string">
            <text:p>X Torso</text:p>
          </table:table-cell>
          <table:table-cell office:value-type="string" calcext:value-type="string">
            <text:p>Y Torso</text:p>
          </table:table-cell>
          <table:table-cell office:value-type="string" calcext:value-type="string">
            <text:p>Z Torso</text:p>
          </table:table-cell>
          <table:table-cell table:style-name="Default" office:value-type="string" calcext:value-type="string">
            <text:p>WX Torso</text:p>
          </table:table-cell>
          <table:table-cell table:style-name="Default" office:value-type="string" calcext:value-type="string">
            <text:p>WY Torso</text:p>
          </table:table-cell>
          <table:table-cell table:style-name="Default" office:value-type="string" calcext:value-type="string">
            <text:p>WZ Torso</text:p>
          </table:table-cell>
          <table:table-cell table:number-columns-repeated="3"/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Default" office:value-type="float" office:value="0.068078" calcext:value-type="float">
            <text:p>0.068078</text:p>
          </table:table-cell>
          <table:table-cell table:style-name="Default" office:value-type="float" office:value="1.36365" calcext:value-type="float">
            <text:p>1.36365</text:p>
          </table:table-cell>
          <table:table-cell table:style-name="Default" office:value-type="float" office:value="0.000009" calcext:value-type="float">
            <text:p>0.000009</text:p>
          </table:table-cell>
          <table:table-cell table:style-name="Default" office:value-type="float" office:value="-0.001026" calcext:value-type="float">
            <text:p>-0.001026</text:p>
          </table:table-cell>
          <table:table-cell table:style-name="Default" office:value-type="float" office:value="-0.00179" calcext:value-type="float">
            <text:p>-0.00179</text:p>
          </table:table-cell>
          <table:table-cell table:style-name="Default" office:value-type="float" office:value="-0.005324" calcext:value-type="float">
            <text:p>-0.00532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68286" calcext:value-type="float">
            <text:p>0.068286</text:p>
          </table:table-cell>
          <table:table-cell table:style-name="Default" office:value-type="float" office:value="1.363697" calcext:value-type="float">
            <text:p>1.363697</text:p>
          </table:table-cell>
          <table:table-cell table:style-name="Default" office:value-type="float" office:value="-0.000208" calcext:value-type="float">
            <text:p>-0.000208</text:p>
          </table:table-cell>
          <table:table-cell table:style-name="Default" office:value-type="float" office:value="-0.000666" calcext:value-type="float">
            <text:p>-0.000666</text:p>
          </table:table-cell>
          <table:table-cell table:style-name="Default" office:value-type="float" office:value="-0.001661" calcext:value-type="float">
            <text:p>-0.001661</text:p>
          </table:table-cell>
          <table:table-cell table:style-name="Default" office:value-type="float" office:value="-0.005354" calcext:value-type="float">
            <text:p>-0.00535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68499" calcext:value-type="float">
            <text:p>0.068499</text:p>
          </table:table-cell>
          <table:table-cell table:style-name="Default" office:value-type="float" office:value="1.363732" calcext:value-type="float">
            <text:p>1.363732</text:p>
          </table:table-cell>
          <table:table-cell table:style-name="Default" office:value-type="float" office:value="-0.000404" calcext:value-type="float">
            <text:p>-0.000404</text:p>
          </table:table-cell>
          <table:table-cell table:style-name="Default" office:value-type="float" office:value="-0.000274" calcext:value-type="float">
            <text:p>-0.000274</text:p>
          </table:table-cell>
          <table:table-cell table:style-name="Default" office:value-type="float" office:value="-0.001549" calcext:value-type="float">
            <text:p>-0.001549</text:p>
          </table:table-cell>
          <table:table-cell table:style-name="Default" office:value-type="float" office:value="-0.005546" calcext:value-type="float">
            <text:p>-0.00554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68729" calcext:value-type="float">
            <text:p>0.068729</text:p>
          </table:table-cell>
          <table:table-cell table:style-name="Default" office:value-type="float" office:value="1.363767" calcext:value-type="float">
            <text:p>1.363767</text:p>
          </table:table-cell>
          <table:table-cell table:style-name="Default" office:value-type="float" office:value="-0.000587" calcext:value-type="float">
            <text:p>-0.000587</text:p>
          </table:table-cell>
          <table:table-cell table:style-name="Default" office:value-type="float" office:value="-0" calcext:value-type="float">
            <text:p>0</text:p>
          </table:table-cell>
          <table:table-cell table:style-name="Default" office:value-type="float" office:value="-0.001504" calcext:value-type="float">
            <text:p>-0.001504</text:p>
          </table:table-cell>
          <table:table-cell table:style-name="Default" office:value-type="float" office:value="-0.005824" calcext:value-type="float">
            <text:p>-0.00582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6897" calcext:value-type="float">
            <text:p>0.06897</text:p>
          </table:table-cell>
          <table:table-cell table:style-name="Default" office:value-type="float" office:value="1.36377" calcext:value-type="float">
            <text:p>1.36377</text:p>
          </table:table-cell>
          <table:table-cell table:style-name="Default" office:value-type="float" office:value="-0.00076" calcext:value-type="float">
            <text:p>-0.00076</text:p>
          </table:table-cell>
          <table:table-cell table:style-name="Default" office:value-type="float" office:value="0.000236" calcext:value-type="float">
            <text:p>0.000236</text:p>
          </table:table-cell>
          <table:table-cell table:style-name="Default" office:value-type="float" office:value="-0.001482" calcext:value-type="float">
            <text:p>-0.001482</text:p>
          </table:table-cell>
          <table:table-cell table:style-name="Default" office:value-type="float" office:value="-0.006256" calcext:value-type="float">
            <text:p>-0.00625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69208" calcext:value-type="float">
            <text:p>0.069208</text:p>
          </table:table-cell>
          <table:table-cell table:style-name="Default" office:value-type="float" office:value="1.363795" calcext:value-type="float">
            <text:p>1.363795</text:p>
          </table:table-cell>
          <table:table-cell table:style-name="Default" office:value-type="float" office:value="-0.000909" calcext:value-type="float">
            <text:p>-0.000909</text:p>
          </table:table-cell>
          <table:table-cell table:style-name="Default" office:value-type="float" office:value="0.000411" calcext:value-type="float">
            <text:p>0.000411</text:p>
          </table:table-cell>
          <table:table-cell table:style-name="Default" office:value-type="float" office:value="-0.00154" calcext:value-type="float">
            <text:p>-0.00154</text:p>
          </table:table-cell>
          <table:table-cell table:style-name="Default" office:value-type="float" office:value="-0.006619" calcext:value-type="float">
            <text:p>-0.00661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69439" calcext:value-type="float">
            <text:p>0.069439</text:p>
          </table:table-cell>
          <table:table-cell table:style-name="Default" office:value-type="float" office:value="1.363792" calcext:value-type="float">
            <text:p>1.363792</text:p>
          </table:table-cell>
          <table:table-cell table:style-name="Default" office:value-type="float" office:value="-0.001053" calcext:value-type="float">
            <text:p>-0.001053</text:p>
          </table:table-cell>
          <table:table-cell table:style-name="Default" office:value-type="float" office:value="0.000551" calcext:value-type="float">
            <text:p>0.000551</text:p>
          </table:table-cell>
          <table:table-cell table:style-name="Default" office:value-type="float" office:value="-0.001623" calcext:value-type="float">
            <text:p>-0.001623</text:p>
          </table:table-cell>
          <table:table-cell table:style-name="Default" office:value-type="float" office:value="-0.006903" calcext:value-type="float">
            <text:p>-0.00690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69663" calcext:value-type="float">
            <text:p>0.069663</text:p>
          </table:table-cell>
          <table:table-cell table:style-name="Default" office:value-type="float" office:value="1.363778" calcext:value-type="float">
            <text:p>1.363778</text:p>
          </table:table-cell>
          <table:table-cell table:style-name="Default" office:value-type="float" office:value="-0.001188" calcext:value-type="float">
            <text:p>-0.001188</text:p>
          </table:table-cell>
          <table:table-cell table:style-name="Default" office:value-type="float" office:value="0.000717" calcext:value-type="float">
            <text:p>0.000717</text:p>
          </table:table-cell>
          <table:table-cell table:style-name="Default" office:value-type="float" office:value="-0.001715" calcext:value-type="float">
            <text:p>-0.001715</text:p>
          </table:table-cell>
          <table:table-cell table:style-name="Default" office:value-type="float" office:value="-0.007204" calcext:value-type="float">
            <text:p>-0.00720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69862" calcext:value-type="float">
            <text:p>0.069862</text:p>
          </table:table-cell>
          <table:table-cell table:style-name="Default" office:value-type="float" office:value="1.363766" calcext:value-type="float">
            <text:p>1.363766</text:p>
          </table:table-cell>
          <table:table-cell table:style-name="Default" office:value-type="float" office:value="-0.001298" calcext:value-type="float">
            <text:p>-0.001298</text:p>
          </table:table-cell>
          <table:table-cell table:style-name="Default" office:value-type="float" office:value="0.000807" calcext:value-type="float">
            <text:p>0.000807</text:p>
          </table:table-cell>
          <table:table-cell table:style-name="Default" office:value-type="float" office:value="-0.00184" calcext:value-type="float">
            <text:p>-0.00184</text:p>
          </table:table-cell>
          <table:table-cell table:style-name="Default" office:value-type="float" office:value="-0.00747" calcext:value-type="float">
            <text:p>-0.0074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70097" calcext:value-type="float">
            <text:p>0.070097</text:p>
          </table:table-cell>
          <table:table-cell table:style-name="Default" office:value-type="float" office:value="1.36374" calcext:value-type="float">
            <text:p>1.36374</text:p>
          </table:table-cell>
          <table:table-cell table:style-name="Default" office:value-type="float" office:value="-0.00138" calcext:value-type="float">
            <text:p>-0.00138</text:p>
          </table:table-cell>
          <table:table-cell table:style-name="Default" office:value-type="float" office:value="0.00089" calcext:value-type="float">
            <text:p>0.00089</text:p>
          </table:table-cell>
          <table:table-cell table:style-name="Default" office:value-type="float" office:value="-0.001943" calcext:value-type="float">
            <text:p>-0.001943</text:p>
          </table:table-cell>
          <table:table-cell table:style-name="Default" office:value-type="float" office:value="-0.007598" calcext:value-type="float">
            <text:p>-0.00759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70352" calcext:value-type="float">
            <text:p>0.070352</text:p>
          </table:table-cell>
          <table:table-cell table:style-name="Default" office:value-type="float" office:value="1.363706" calcext:value-type="float">
            <text:p>1.363706</text:p>
          </table:table-cell>
          <table:table-cell table:style-name="Default" office:value-type="float" office:value="-0.001465" calcext:value-type="float">
            <text:p>-0.001465</text:p>
          </table:table-cell>
          <table:table-cell table:style-name="Default" office:value-type="float" office:value="0.000951" calcext:value-type="float">
            <text:p>0.000951</text:p>
          </table:table-cell>
          <table:table-cell table:style-name="Default" office:value-type="float" office:value="-0.002077" calcext:value-type="float">
            <text:p>-0.002077</text:p>
          </table:table-cell>
          <table:table-cell table:style-name="Default" office:value-type="float" office:value="-0.007621" calcext:value-type="float">
            <text:p>-0.00762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70572" calcext:value-type="float">
            <text:p>0.070572</text:p>
          </table:table-cell>
          <table:table-cell table:style-name="Default" office:value-type="float" office:value="1.363647" calcext:value-type="float">
            <text:p>1.363647</text:p>
          </table:table-cell>
          <table:table-cell table:style-name="Default" office:value-type="float" office:value="-0.001492" calcext:value-type="float">
            <text:p>-0.001492</text:p>
          </table:table-cell>
          <table:table-cell table:style-name="Default" office:value-type="float" office:value="0.001062" calcext:value-type="float">
            <text:p>0.001062</text:p>
          </table:table-cell>
          <table:table-cell table:style-name="Default" office:value-type="float" office:value="-0.002144" calcext:value-type="float">
            <text:p>-0.002144</text:p>
          </table:table-cell>
          <table:table-cell table:style-name="Default" office:value-type="float" office:value="-0.007627" calcext:value-type="float">
            <text:p>-0.00762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70808" calcext:value-type="float">
            <text:p>0.070808</text:p>
          </table:table-cell>
          <table:table-cell table:style-name="Default" office:value-type="float" office:value="1.36357" calcext:value-type="float">
            <text:p>1.36357</text:p>
          </table:table-cell>
          <table:table-cell table:style-name="Default" office:value-type="float" office:value="-0.001461" calcext:value-type="float">
            <text:p>-0.001461</text:p>
          </table:table-cell>
          <table:table-cell table:style-name="Default" office:value-type="float" office:value="0.001256" calcext:value-type="float">
            <text:p>0.001256</text:p>
          </table:table-cell>
          <table:table-cell table:style-name="Default" office:value-type="float" office:value="-0.00215" calcext:value-type="float">
            <text:p>-0.00215</text:p>
          </table:table-cell>
          <table:table-cell table:style-name="Default" office:value-type="float" office:value="-0.007659" calcext:value-type="float">
            <text:p>-0.00765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71026" calcext:value-type="float">
            <text:p>0.071026</text:p>
          </table:table-cell>
          <table:table-cell table:style-name="Default" office:value-type="float" office:value="1.363484" calcext:value-type="float">
            <text:p>1.363484</text:p>
          </table:table-cell>
          <table:table-cell table:style-name="Default" office:value-type="float" office:value="-0.001435" calcext:value-type="float">
            <text:p>-0.001435</text:p>
          </table:table-cell>
          <table:table-cell table:style-name="Default" office:value-type="float" office:value="0.001303" calcext:value-type="float">
            <text:p>0.001303</text:p>
          </table:table-cell>
          <table:table-cell table:style-name="Default" office:value-type="float" office:value="-0.002105" calcext:value-type="float">
            <text:p>-0.002105</text:p>
          </table:table-cell>
          <table:table-cell table:style-name="Default" office:value-type="float" office:value="-0.007573" calcext:value-type="float">
            <text:p>-0.00757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71233" calcext:value-type="float">
            <text:p>0.071233</text:p>
          </table:table-cell>
          <table:table-cell table:style-name="Default" office:value-type="float" office:value="1.363364" calcext:value-type="float">
            <text:p>1.363364</text:p>
          </table:table-cell>
          <table:table-cell table:style-name="Default" office:value-type="float" office:value="-0.001399" calcext:value-type="float">
            <text:p>-0.001399</text:p>
          </table:table-cell>
          <table:table-cell table:style-name="Default" office:value-type="float" office:value="0.001372" calcext:value-type="float">
            <text:p>0.001372</text:p>
          </table:table-cell>
          <table:table-cell table:style-name="Default" office:value-type="float" office:value="-0.002039" calcext:value-type="float">
            <text:p>-0.002039</text:p>
          </table:table-cell>
          <table:table-cell table:style-name="Default" office:value-type="float" office:value="-0.007352" calcext:value-type="float">
            <text:p>-0.00735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71412" calcext:value-type="float">
            <text:p>0.071412</text:p>
          </table:table-cell>
          <table:table-cell table:style-name="Default" office:value-type="float" office:value="1.363208" calcext:value-type="float">
            <text:p>1.363208</text:p>
          </table:table-cell>
          <table:table-cell table:style-name="Default" office:value-type="float" office:value="-0.00134" calcext:value-type="float">
            <text:p>-0.00134</text:p>
          </table:table-cell>
          <table:table-cell table:style-name="Default" office:value-type="float" office:value="0.001456" calcext:value-type="float">
            <text:p>0.001456</text:p>
          </table:table-cell>
          <table:table-cell table:style-name="Default" office:value-type="float" office:value="-0.00196" calcext:value-type="float">
            <text:p>-0.00196</text:p>
          </table:table-cell>
          <table:table-cell table:style-name="Default" office:value-type="float" office:value="-0.007097" calcext:value-type="float">
            <text:p>-0.00709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71552" calcext:value-type="float">
            <text:p>0.071552</text:p>
          </table:table-cell>
          <table:table-cell table:style-name="Default" office:value-type="float" office:value="1.363033" calcext:value-type="float">
            <text:p>1.363033</text:p>
          </table:table-cell>
          <table:table-cell table:style-name="Default" office:value-type="float" office:value="-0.001289" calcext:value-type="float">
            <text:p>-0.001289</text:p>
          </table:table-cell>
          <table:table-cell table:style-name="Default" office:value-type="float" office:value="0.001493" calcext:value-type="float">
            <text:p>0.001493</text:p>
          </table:table-cell>
          <table:table-cell table:style-name="Default" office:value-type="float" office:value="-0.001846" calcext:value-type="float">
            <text:p>-0.001846</text:p>
          </table:table-cell>
          <table:table-cell table:style-name="Default" office:value-type="float" office:value="-0.006776" calcext:value-type="float">
            <text:p>-0.00677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71665" calcext:value-type="float">
            <text:p>0.071665</text:p>
          </table:table-cell>
          <table:table-cell table:style-name="Default" office:value-type="float" office:value="1.36289" calcext:value-type="float">
            <text:p>1.36289</text:p>
          </table:table-cell>
          <table:table-cell table:style-name="Default" office:value-type="float" office:value="-0.001248" calcext:value-type="float">
            <text:p>-0.001248</text:p>
          </table:table-cell>
          <table:table-cell table:style-name="Default" office:value-type="float" office:value="0.001525" calcext:value-type="float">
            <text:p>0.001525</text:p>
          </table:table-cell>
          <table:table-cell table:style-name="Default" office:value-type="float" office:value="-0.001658" calcext:value-type="float">
            <text:p>-0.001658</text:p>
          </table:table-cell>
          <table:table-cell table:style-name="Default" office:value-type="float" office:value="-0.006536" calcext:value-type="float">
            <text:p>-0.00653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717" calcext:value-type="float">
            <text:p>0.0717</text:p>
          </table:table-cell>
          <table:table-cell table:style-name="Default" office:value-type="float" office:value="1.362805" calcext:value-type="float">
            <text:p>1.362805</text:p>
          </table:table-cell>
          <table:table-cell table:style-name="Default" office:value-type="float" office:value="-0.001182" calcext:value-type="float">
            <text:p>-0.001182</text:p>
          </table:table-cell>
          <table:table-cell table:style-name="Default" office:value-type="float" office:value="0.001576" calcext:value-type="float">
            <text:p>0.001576</text:p>
          </table:table-cell>
          <table:table-cell table:style-name="Default" office:value-type="float" office:value="-0.00151" calcext:value-type="float">
            <text:p>-0.00151</text:p>
          </table:table-cell>
          <table:table-cell table:style-name="Default" office:value-type="float" office:value="-0.006321" calcext:value-type="float">
            <text:p>-0.00632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71693" calcext:value-type="float">
            <text:p>0.071693</text:p>
          </table:table-cell>
          <table:table-cell table:style-name="Default" office:value-type="float" office:value="1.362748" calcext:value-type="float">
            <text:p>1.362748</text:p>
          </table:table-cell>
          <table:table-cell table:style-name="Default" office:value-type="float" office:value="-0.00113" calcext:value-type="float">
            <text:p>-0.00113</text:p>
          </table:table-cell>
          <table:table-cell table:style-name="Default" office:value-type="float" office:value="0.001614" calcext:value-type="float">
            <text:p>0.001614</text:p>
          </table:table-cell>
          <table:table-cell table:style-name="Default" office:value-type="float" office:value="-0.00137" calcext:value-type="float">
            <text:p>-0.00137</text:p>
          </table:table-cell>
          <table:table-cell table:style-name="Default" office:value-type="float" office:value="-0.006333" calcext:value-type="float">
            <text:p>-0.00633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71665" calcext:value-type="float">
            <text:p>0.071665</text:p>
          </table:table-cell>
          <table:table-cell table:style-name="Default" office:value-type="float" office:value="1.362703" calcext:value-type="float">
            <text:p>1.362703</text:p>
          </table:table-cell>
          <table:table-cell table:style-name="Default" office:value-type="float" office:value="-0.001103" calcext:value-type="float">
            <text:p>-0.001103</text:p>
          </table:table-cell>
          <table:table-cell table:style-name="Default" office:value-type="float" office:value="0.001594" calcext:value-type="float">
            <text:p>0.001594</text:p>
          </table:table-cell>
          <table:table-cell table:style-name="Default" office:value-type="float" office:value="-0.001268" calcext:value-type="float">
            <text:p>-0.001268</text:p>
          </table:table-cell>
          <table:table-cell table:style-name="Default" office:value-type="float" office:value="-0.006337" calcext:value-type="float">
            <text:p>-0.00633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71616" calcext:value-type="float">
            <text:p>0.071616</text:p>
          </table:table-cell>
          <table:table-cell table:style-name="Default" office:value-type="float" office:value="1.362652" calcext:value-type="float">
            <text:p>1.362652</text:p>
          </table:table-cell>
          <table:table-cell table:style-name="Default" office:value-type="float" office:value="-0.001087" calcext:value-type="float">
            <text:p>-0.001087</text:p>
          </table:table-cell>
          <table:table-cell table:style-name="Default" office:value-type="float" office:value="0.001584" calcext:value-type="float">
            <text:p>0.001584</text:p>
          </table:table-cell>
          <table:table-cell table:style-name="Default" office:value-type="float" office:value="-0.001224" calcext:value-type="float">
            <text:p>-0.001224</text:p>
          </table:table-cell>
          <table:table-cell table:style-name="Default" office:value-type="float" office:value="-0.006322" calcext:value-type="float">
            <text:p>-0.00632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71537" calcext:value-type="float">
            <text:p>0.071537</text:p>
          </table:table-cell>
          <table:table-cell table:style-name="Default" office:value-type="float" office:value="1.362593" calcext:value-type="float">
            <text:p>1.362593</text:p>
          </table:table-cell>
          <table:table-cell table:style-name="Default" office:value-type="float" office:value="-0.001071" calcext:value-type="float">
            <text:p>-0.001071</text:p>
          </table:table-cell>
          <table:table-cell table:style-name="Default" office:value-type="float" office:value="0.00161" calcext:value-type="float">
            <text:p>0.00161</text:p>
          </table:table-cell>
          <table:table-cell table:style-name="Default" office:value-type="float" office:value="-0.001287" calcext:value-type="float">
            <text:p>-0.001287</text:p>
          </table:table-cell>
          <table:table-cell table:style-name="Default" office:value-type="float" office:value="-0.006308" calcext:value-type="float">
            <text:p>-0.00630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71459" calcext:value-type="float">
            <text:p>0.071459</text:p>
          </table:table-cell>
          <table:table-cell table:style-name="Default" office:value-type="float" office:value="1.362528" calcext:value-type="float">
            <text:p>1.362528</text:p>
          </table:table-cell>
          <table:table-cell table:style-name="Default" office:value-type="float" office:value="-0.001071" calcext:value-type="float">
            <text:p>-0.001071</text:p>
          </table:table-cell>
          <table:table-cell table:style-name="Default" office:value-type="float" office:value="0.001637" calcext:value-type="float">
            <text:p>0.001637</text:p>
          </table:table-cell>
          <table:table-cell table:style-name="Default" office:value-type="float" office:value="-0.001233" calcext:value-type="float">
            <text:p>-0.001233</text:p>
          </table:table-cell>
          <table:table-cell table:style-name="Default" office:value-type="float" office:value="-0.006301" calcext:value-type="float">
            <text:p>-0.00630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71367" calcext:value-type="float">
            <text:p>0.071367</text:p>
          </table:table-cell>
          <table:table-cell table:style-name="Default" office:value-type="float" office:value="1.362515" calcext:value-type="float">
            <text:p>1.362515</text:p>
          </table:table-cell>
          <table:table-cell table:style-name="Default" office:value-type="float" office:value="-0.00106" calcext:value-type="float">
            <text:p>-0.00106</text:p>
          </table:table-cell>
          <table:table-cell table:style-name="Default" office:value-type="float" office:value="0.001638" calcext:value-type="float">
            <text:p>0.001638</text:p>
          </table:table-cell>
          <table:table-cell table:style-name="Default" office:value-type="float" office:value="-0.001268" calcext:value-type="float">
            <text:p>-0.001268</text:p>
          </table:table-cell>
          <table:table-cell table:style-name="Default" office:value-type="float" office:value="-0.006196" calcext:value-type="float">
            <text:p>-0.00619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71275" calcext:value-type="float">
            <text:p>0.071275</text:p>
          </table:table-cell>
          <table:table-cell table:style-name="Default" office:value-type="float" office:value="1.362472" calcext:value-type="float">
            <text:p>1.362472</text:p>
          </table:table-cell>
          <table:table-cell table:style-name="Default" office:value-type="float" office:value="-0.001082" calcext:value-type="float">
            <text:p>-0.001082</text:p>
          </table:table-cell>
          <table:table-cell table:style-name="Default" office:value-type="float" office:value="0.001647" calcext:value-type="float">
            <text:p>0.001647</text:p>
          </table:table-cell>
          <table:table-cell table:style-name="Default" office:value-type="float" office:value="-0.001246" calcext:value-type="float">
            <text:p>-0.001246</text:p>
          </table:table-cell>
          <table:table-cell table:style-name="Default" office:value-type="float" office:value="-0.006167" calcext:value-type="float">
            <text:p>-0.00616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71182" calcext:value-type="float">
            <text:p>0.071182</text:p>
          </table:table-cell>
          <table:table-cell table:style-name="Default" office:value-type="float" office:value="1.362458" calcext:value-type="float">
            <text:p>1.362458</text:p>
          </table:table-cell>
          <table:table-cell table:style-name="Default" office:value-type="float" office:value="-0.001107" calcext:value-type="float">
            <text:p>-0.001107</text:p>
          </table:table-cell>
          <table:table-cell table:style-name="Default" office:value-type="float" office:value="0.001677" calcext:value-type="float">
            <text:p>0.001677</text:p>
          </table:table-cell>
          <table:table-cell table:style-name="Default" office:value-type="float" office:value="-0.001328" calcext:value-type="float">
            <text:p>-0.001328</text:p>
          </table:table-cell>
          <table:table-cell table:style-name="Default" office:value-type="float" office:value="-0.005976" calcext:value-type="float">
            <text:p>-0.00597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71097" calcext:value-type="float">
            <text:p>0.071097</text:p>
          </table:table-cell>
          <table:table-cell table:style-name="Default" office:value-type="float" office:value="1.362433" calcext:value-type="float">
            <text:p>1.362433</text:p>
          </table:table-cell>
          <table:table-cell table:style-name="Default" office:value-type="float" office:value="-0.001147" calcext:value-type="float">
            <text:p>-0.001147</text:p>
          </table:table-cell>
          <table:table-cell table:style-name="Default" office:value-type="float" office:value="0.001646" calcext:value-type="float">
            <text:p>0.001646</text:p>
          </table:table-cell>
          <table:table-cell table:style-name="Default" office:value-type="float" office:value="-0.001416" calcext:value-type="float">
            <text:p>-0.001416</text:p>
          </table:table-cell>
          <table:table-cell table:style-name="Default" office:value-type="float" office:value="-0.005831" calcext:value-type="float">
            <text:p>-0.00583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7103" calcext:value-type="float">
            <text:p>0.07103</text:p>
          </table:table-cell>
          <table:table-cell table:style-name="Default" office:value-type="float" office:value="1.362366" calcext:value-type="float">
            <text:p>1.362366</text:p>
          </table:table-cell>
          <table:table-cell table:style-name="Default" office:value-type="float" office:value="-0.001208" calcext:value-type="float">
            <text:p>-0.001208</text:p>
          </table:table-cell>
          <table:table-cell table:style-name="Default" office:value-type="float" office:value="0.001613" calcext:value-type="float">
            <text:p>0.001613</text:p>
          </table:table-cell>
          <table:table-cell table:style-name="Default" office:value-type="float" office:value="-0.001598" calcext:value-type="float">
            <text:p>-0.001598</text:p>
          </table:table-cell>
          <table:table-cell table:style-name="Default" office:value-type="float" office:value="-0.005642" calcext:value-type="float">
            <text:p>-0.00564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7096" calcext:value-type="float">
            <text:p>0.07096</text:p>
          </table:table-cell>
          <table:table-cell table:style-name="Default" office:value-type="float" office:value="1.362252" calcext:value-type="float">
            <text:p>1.362252</text:p>
          </table:table-cell>
          <table:table-cell table:style-name="Default" office:value-type="float" office:value="-0.001277" calcext:value-type="float">
            <text:p>-0.001277</text:p>
          </table:table-cell>
          <table:table-cell table:style-name="Default" office:value-type="float" office:value="0.001661" calcext:value-type="float">
            <text:p>0.001661</text:p>
          </table:table-cell>
          <table:table-cell table:style-name="Default" office:value-type="float" office:value="-0.001853" calcext:value-type="float">
            <text:p>-0.001853</text:p>
          </table:table-cell>
          <table:table-cell table:style-name="Default" office:value-type="float" office:value="-0.005431" calcext:value-type="float">
            <text:p>-0.00543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70873" calcext:value-type="float">
            <text:p>0.070873</text:p>
          </table:table-cell>
          <table:table-cell table:style-name="Default" office:value-type="float" office:value="1.362146" calcext:value-type="float">
            <text:p>1.362146</text:p>
          </table:table-cell>
          <table:table-cell table:style-name="Default" office:value-type="float" office:value="-0.001365" calcext:value-type="float">
            <text:p>-0.001365</text:p>
          </table:table-cell>
          <table:table-cell table:style-name="Default" office:value-type="float" office:value="0.001657" calcext:value-type="float">
            <text:p>0.001657</text:p>
          </table:table-cell>
          <table:table-cell table:style-name="Default" office:value-type="float" office:value="-0.002067" calcext:value-type="float">
            <text:p>-0.002067</text:p>
          </table:table-cell>
          <table:table-cell table:style-name="Default" office:value-type="float" office:value="-0.005163" calcext:value-type="float">
            <text:p>-0.00516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70777" calcext:value-type="float">
            <text:p>0.070777</text:p>
          </table:table-cell>
          <table:table-cell table:style-name="Default" office:value-type="float" office:value="1.362087" calcext:value-type="float">
            <text:p>1.362087</text:p>
          </table:table-cell>
          <table:table-cell table:style-name="Default" office:value-type="float" office:value="-0.001418" calcext:value-type="float">
            <text:p>-0.001418</text:p>
          </table:table-cell>
          <table:table-cell table:style-name="Default" office:value-type="float" office:value="0.00184" calcext:value-type="float">
            <text:p>0.00184</text:p>
          </table:table-cell>
          <table:table-cell table:style-name="Default" office:value-type="float" office:value="-0.002342" calcext:value-type="float">
            <text:p>-0.002342</text:p>
          </table:table-cell>
          <table:table-cell table:style-name="Default" office:value-type="float" office:value="-0.00506" calcext:value-type="float">
            <text:p>-0.0050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70648" calcext:value-type="float">
            <text:p>0.070648</text:p>
          </table:table-cell>
          <table:table-cell table:style-name="Default" office:value-type="float" office:value="1.362052" calcext:value-type="float">
            <text:p>1.362052</text:p>
          </table:table-cell>
          <table:table-cell table:style-name="Default" office:value-type="float" office:value="-0.001473" calcext:value-type="float">
            <text:p>-0.001473</text:p>
          </table:table-cell>
          <table:table-cell table:style-name="Default" office:value-type="float" office:value="0.0019" calcext:value-type="float">
            <text:p>0.0019</text:p>
          </table:table-cell>
          <table:table-cell table:style-name="Default" office:value-type="float" office:value="-0.002599" calcext:value-type="float">
            <text:p>-0.002599</text:p>
          </table:table-cell>
          <table:table-cell table:style-name="Default" office:value-type="float" office:value="-0.005057" calcext:value-type="float">
            <text:p>-0.00505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70511" calcext:value-type="float">
            <text:p>0.070511</text:p>
          </table:table-cell>
          <table:table-cell table:style-name="Default" office:value-type="float" office:value="1.362033" calcext:value-type="float">
            <text:p>1.362033</text:p>
          </table:table-cell>
          <table:table-cell table:style-name="Default" office:value-type="float" office:value="-0.001542" calcext:value-type="float">
            <text:p>-0.001542</text:p>
          </table:table-cell>
          <table:table-cell table:style-name="Default" office:value-type="float" office:value="0.001835" calcext:value-type="float">
            <text:p>0.001835</text:p>
          </table:table-cell>
          <table:table-cell table:style-name="Default" office:value-type="float" office:value="-0.002884" calcext:value-type="float">
            <text:p>-0.002884</text:p>
          </table:table-cell>
          <table:table-cell table:style-name="Default" office:value-type="float" office:value="-0.005145" calcext:value-type="float">
            <text:p>-0.00514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704" calcext:value-type="float">
            <text:p>0.0704</text:p>
          </table:table-cell>
          <table:table-cell table:style-name="Default" office:value-type="float" office:value="1.361999" calcext:value-type="float">
            <text:p>1.361999</text:p>
          </table:table-cell>
          <table:table-cell table:style-name="Default" office:value-type="float" office:value="-0.001629" calcext:value-type="float">
            <text:p>-0.001629</text:p>
          </table:table-cell>
          <table:table-cell table:style-name="Default" office:value-type="float" office:value="0.001781" calcext:value-type="float">
            <text:p>0.001781</text:p>
          </table:table-cell>
          <table:table-cell table:style-name="Default" office:value-type="float" office:value="-0.003161" calcext:value-type="float">
            <text:p>-0.003161</text:p>
          </table:table-cell>
          <table:table-cell table:style-name="Default" office:value-type="float" office:value="-0.005115" calcext:value-type="float">
            <text:p>-0.00511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70304" calcext:value-type="float">
            <text:p>0.070304</text:p>
          </table:table-cell>
          <table:table-cell table:style-name="Default" office:value-type="float" office:value="1.36192" calcext:value-type="float">
            <text:p>1.36192</text:p>
          </table:table-cell>
          <table:table-cell table:style-name="Default" office:value-type="float" office:value="-0.001734" calcext:value-type="float">
            <text:p>-0.001734</text:p>
          </table:table-cell>
          <table:table-cell table:style-name="Default" office:value-type="float" office:value="0.001788" calcext:value-type="float">
            <text:p>0.001788</text:p>
          </table:table-cell>
          <table:table-cell table:style-name="Default" office:value-type="float" office:value="-0.003415" calcext:value-type="float">
            <text:p>-0.003415</text:p>
          </table:table-cell>
          <table:table-cell table:style-name="Default" office:value-type="float" office:value="-0.005022" calcext:value-type="float">
            <text:p>-0.00502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7023" calcext:value-type="float">
            <text:p>0.07023</text:p>
          </table:table-cell>
          <table:table-cell table:style-name="Default" office:value-type="float" office:value="1.361855" calcext:value-type="float">
            <text:p>1.361855</text:p>
          </table:table-cell>
          <table:table-cell table:style-name="Default" office:value-type="float" office:value="-0.001842" calcext:value-type="float">
            <text:p>-0.001842</text:p>
          </table:table-cell>
          <table:table-cell table:style-name="Default" office:value-type="float" office:value="0.001821" calcext:value-type="float">
            <text:p>0.001821</text:p>
          </table:table-cell>
          <table:table-cell table:style-name="Default" office:value-type="float" office:value="-0.003576" calcext:value-type="float">
            <text:p>-0.003576</text:p>
          </table:table-cell>
          <table:table-cell table:style-name="Default" office:value-type="float" office:value="-0.004895" calcext:value-type="float">
            <text:p>-0.00489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70153" calcext:value-type="float">
            <text:p>0.070153</text:p>
          </table:table-cell>
          <table:table-cell table:style-name="Default" office:value-type="float" office:value="1.361808" calcext:value-type="float">
            <text:p>1.361808</text:p>
          </table:table-cell>
          <table:table-cell table:style-name="Default" office:value-type="float" office:value="-0.001941" calcext:value-type="float">
            <text:p>-0.001941</text:p>
          </table:table-cell>
          <table:table-cell table:style-name="Default" office:value-type="float" office:value="0.001938" calcext:value-type="float">
            <text:p>0.001938</text:p>
          </table:table-cell>
          <table:table-cell table:style-name="Default" office:value-type="float" office:value="-0.003701" calcext:value-type="float">
            <text:p>-0.003701</text:p>
          </table:table-cell>
          <table:table-cell table:style-name="Default" office:value-type="float" office:value="-0.004797" calcext:value-type="float">
            <text:p>-0.00479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7007" calcext:value-type="float">
            <text:p>0.07007</text:p>
          </table:table-cell>
          <table:table-cell table:style-name="Default" office:value-type="float" office:value="1.361766" calcext:value-type="float">
            <text:p>1.361766</text:p>
          </table:table-cell>
          <table:table-cell table:style-name="Default" office:value-type="float" office:value="-0.002016" calcext:value-type="float">
            <text:p>-0.002016</text:p>
          </table:table-cell>
          <table:table-cell table:style-name="Default" office:value-type="float" office:value="0.002083" calcext:value-type="float">
            <text:p>0.002083</text:p>
          </table:table-cell>
          <table:table-cell table:style-name="Default" office:value-type="float" office:value="-0.003841" calcext:value-type="float">
            <text:p>-0.003841</text:p>
          </table:table-cell>
          <table:table-cell table:style-name="Default" office:value-type="float" office:value="-0.004777" calcext:value-type="float">
            <text:p>-0.00477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69975" calcext:value-type="float">
            <text:p>0.069975</text:p>
          </table:table-cell>
          <table:table-cell table:style-name="Default" office:value-type="float" office:value="1.361759" calcext:value-type="float">
            <text:p>1.361759</text:p>
          </table:table-cell>
          <table:table-cell table:style-name="Default" office:value-type="float" office:value="-0.002109" calcext:value-type="float">
            <text:p>-0.002109</text:p>
          </table:table-cell>
          <table:table-cell table:style-name="Default" office:value-type="float" office:value="0.002171" calcext:value-type="float">
            <text:p>0.002171</text:p>
          </table:table-cell>
          <table:table-cell table:style-name="Default" office:value-type="float" office:value="-0.003915" calcext:value-type="float">
            <text:p>-0.003915</text:p>
          </table:table-cell>
          <table:table-cell table:style-name="Default" office:value-type="float" office:value="-0.004698" calcext:value-type="float">
            <text:p>-0.00469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69897" calcext:value-type="float">
            <text:p>0.069897</text:p>
          </table:table-cell>
          <table:table-cell table:style-name="Default" office:value-type="float" office:value="1.361759" calcext:value-type="float">
            <text:p>1.361759</text:p>
          </table:table-cell>
          <table:table-cell table:style-name="Default" office:value-type="float" office:value="-0.002183" calcext:value-type="float">
            <text:p>-0.002183</text:p>
          </table:table-cell>
          <table:table-cell table:style-name="Default" office:value-type="float" office:value="0.002271" calcext:value-type="float">
            <text:p>0.002271</text:p>
          </table:table-cell>
          <table:table-cell table:style-name="Default" office:value-type="float" office:value="-0.003983" calcext:value-type="float">
            <text:p>-0.003983</text:p>
          </table:table-cell>
          <table:table-cell table:style-name="Default" office:value-type="float" office:value="-0.004682" calcext:value-type="float">
            <text:p>-0.00468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69814" calcext:value-type="float">
            <text:p>0.069814</text:p>
          </table:table-cell>
          <table:table-cell table:style-name="Default" office:value-type="float" office:value="1.361742" calcext:value-type="float">
            <text:p>1.361742</text:p>
          </table:table-cell>
          <table:table-cell table:style-name="Default" office:value-type="float" office:value="-0.002246" calcext:value-type="float">
            <text:p>-0.002246</text:p>
          </table:table-cell>
          <table:table-cell table:style-name="Default" office:value-type="float" office:value="0.002423" calcext:value-type="float">
            <text:p>0.002423</text:p>
          </table:table-cell>
          <table:table-cell table:style-name="Default" office:value-type="float" office:value="-0.003983" calcext:value-type="float">
            <text:p>-0.003983</text:p>
          </table:table-cell>
          <table:table-cell table:style-name="Default" office:value-type="float" office:value="-0.004666" calcext:value-type="float">
            <text:p>-0.00466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69726" calcext:value-type="float">
            <text:p>0.069726</text:p>
          </table:table-cell>
          <table:table-cell table:style-name="Default" office:value-type="float" office:value="1.361701" calcext:value-type="float">
            <text:p>1.361701</text:p>
          </table:table-cell>
          <table:table-cell table:style-name="Default" office:value-type="float" office:value="-0.002305" calcext:value-type="float">
            <text:p>-0.002305</text:p>
          </table:table-cell>
          <table:table-cell table:style-name="Default" office:value-type="float" office:value="0.002588" calcext:value-type="float">
            <text:p>0.002588</text:p>
          </table:table-cell>
          <table:table-cell table:style-name="Default" office:value-type="float" office:value="-0.003951" calcext:value-type="float">
            <text:p>-0.003951</text:p>
          </table:table-cell>
          <table:table-cell table:style-name="Default" office:value-type="float" office:value="-0.00464" calcext:value-type="float">
            <text:p>-0.0046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69664" calcext:value-type="float">
            <text:p>0.069664</text:p>
          </table:table-cell>
          <table:table-cell table:style-name="Default" office:value-type="float" office:value="1.361664" calcext:value-type="float">
            <text:p>1.361664</text:p>
          </table:table-cell>
          <table:table-cell table:style-name="Default" office:value-type="float" office:value="-0.002353" calcext:value-type="float">
            <text:p>-0.002353</text:p>
          </table:table-cell>
          <table:table-cell table:style-name="Default" office:value-type="float" office:value="0.002744" calcext:value-type="float">
            <text:p>0.002744</text:p>
          </table:table-cell>
          <table:table-cell table:style-name="Default" office:value-type="float" office:value="-0.003802" calcext:value-type="float">
            <text:p>-0.003802</text:p>
          </table:table-cell>
          <table:table-cell table:style-name="Default" office:value-type="float" office:value="-0.004556" calcext:value-type="float">
            <text:p>-0.00455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69603" calcext:value-type="float">
            <text:p>0.069603</text:p>
          </table:table-cell>
          <table:table-cell table:style-name="Default" office:value-type="float" office:value="1.361631" calcext:value-type="float">
            <text:p>1.361631</text:p>
          </table:table-cell>
          <table:table-cell table:style-name="Default" office:value-type="float" office:value="-0.002383" calcext:value-type="float">
            <text:p>-0.002383</text:p>
          </table:table-cell>
          <table:table-cell table:style-name="Default" office:value-type="float" office:value="0.002842" calcext:value-type="float">
            <text:p>0.002842</text:p>
          </table:table-cell>
          <table:table-cell table:style-name="Default" office:value-type="float" office:value="-0.003532" calcext:value-type="float">
            <text:p>-0.003532</text:p>
          </table:table-cell>
          <table:table-cell table:style-name="Default" office:value-type="float" office:value="-0.004433" calcext:value-type="float">
            <text:p>-0.00443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69505" calcext:value-type="float">
            <text:p>0.069505</text:p>
          </table:table-cell>
          <table:table-cell table:style-name="Default" office:value-type="float" office:value="1.36162" calcext:value-type="float">
            <text:p>1.36162</text:p>
          </table:table-cell>
          <table:table-cell table:style-name="Default" office:value-type="float" office:value="-0.002438" calcext:value-type="float">
            <text:p>-0.002438</text:p>
          </table:table-cell>
          <table:table-cell table:style-name="Default" office:value-type="float" office:value="0.002917" calcext:value-type="float">
            <text:p>0.002917</text:p>
          </table:table-cell>
          <table:table-cell table:style-name="Default" office:value-type="float" office:value="-0.00325" calcext:value-type="float">
            <text:p>-0.00325</text:p>
          </table:table-cell>
          <table:table-cell table:style-name="Default" office:value-type="float" office:value="-0.004398" calcext:value-type="float">
            <text:p>-0.00439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69365" calcext:value-type="float">
            <text:p>0.069365</text:p>
          </table:table-cell>
          <table:table-cell table:style-name="Default" office:value-type="float" office:value="1.361662" calcext:value-type="float">
            <text:p>1.361662</text:p>
          </table:table-cell>
          <table:table-cell table:style-name="Default" office:value-type="float" office:value="-0.002467" calcext:value-type="float">
            <text:p>-0.002467</text:p>
          </table:table-cell>
          <table:table-cell table:style-name="Default" office:value-type="float" office:value="0.003018" calcext:value-type="float">
            <text:p>0.003018</text:p>
          </table:table-cell>
          <table:table-cell table:style-name="Default" office:value-type="float" office:value="-0.003022" calcext:value-type="float">
            <text:p>-0.003022</text:p>
          </table:table-cell>
          <table:table-cell table:style-name="Default" office:value-type="float" office:value="-0.004391" calcext:value-type="float">
            <text:p>-0.00439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69198" calcext:value-type="float">
            <text:p>0.069198</text:p>
          </table:table-cell>
          <table:table-cell table:style-name="Default" office:value-type="float" office:value="1.36172" calcext:value-type="float">
            <text:p>1.36172</text:p>
          </table:table-cell>
          <table:table-cell table:style-name="Default" office:value-type="float" office:value="-0.002502" calcext:value-type="float">
            <text:p>-0.002502</text:p>
          </table:table-cell>
          <table:table-cell table:style-name="Default" office:value-type="float" office:value="0.003182" calcext:value-type="float">
            <text:p>0.003182</text:p>
          </table:table-cell>
          <table:table-cell table:style-name="Default" office:value-type="float" office:value="-0.002765" calcext:value-type="float">
            <text:p>-0.002765</text:p>
          </table:table-cell>
          <table:table-cell table:style-name="Default" office:value-type="float" office:value="-0.004609" calcext:value-type="float">
            <text:p>-0.00460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69021" calcext:value-type="float">
            <text:p>0.069021</text:p>
          </table:table-cell>
          <table:table-cell table:style-name="Default" office:value-type="float" office:value="1.361773" calcext:value-type="float">
            <text:p>1.361773</text:p>
          </table:table-cell>
          <table:table-cell table:style-name="Default" office:value-type="float" office:value="-0.002538" calcext:value-type="float">
            <text:p>-0.002538</text:p>
          </table:table-cell>
          <table:table-cell table:style-name="Default" office:value-type="float" office:value="0.003262" calcext:value-type="float">
            <text:p>0.003262</text:p>
          </table:table-cell>
          <table:table-cell table:style-name="Default" office:value-type="float" office:value="-0.002525" calcext:value-type="float">
            <text:p>-0.002525</text:p>
          </table:table-cell>
          <table:table-cell table:style-name="Default" office:value-type="float" office:value="-0.004975" calcext:value-type="float">
            <text:p>-0.00497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68873" calcext:value-type="float">
            <text:p>0.068873</text:p>
          </table:table-cell>
          <table:table-cell table:style-name="Default" office:value-type="float" office:value="1.361833" calcext:value-type="float">
            <text:p>1.361833</text:p>
          </table:table-cell>
          <table:table-cell table:style-name="Default" office:value-type="float" office:value="-0.002574" calcext:value-type="float">
            <text:p>-0.002574</text:p>
          </table:table-cell>
          <table:table-cell table:style-name="Default" office:value-type="float" office:value="0.003286" calcext:value-type="float">
            <text:p>0.003286</text:p>
          </table:table-cell>
          <table:table-cell table:style-name="Default" office:value-type="float" office:value="-0.002381" calcext:value-type="float">
            <text:p>-0.002381</text:p>
          </table:table-cell>
          <table:table-cell table:style-name="Default" office:value-type="float" office:value="-0.005367" calcext:value-type="float">
            <text:p>-0.00536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68714" calcext:value-type="float">
            <text:p>0.068714</text:p>
          </table:table-cell>
          <table:table-cell table:style-name="Default" office:value-type="float" office:value="1.361879" calcext:value-type="float">
            <text:p>1.361879</text:p>
          </table:table-cell>
          <table:table-cell table:style-name="Default" office:value-type="float" office:value="-0.002598" calcext:value-type="float">
            <text:p>-0.002598</text:p>
          </table:table-cell>
          <table:table-cell table:style-name="Default" office:value-type="float" office:value="0.003379" calcext:value-type="float">
            <text:p>0.003379</text:p>
          </table:table-cell>
          <table:table-cell table:style-name="Default" office:value-type="float" office:value="-0.002302" calcext:value-type="float">
            <text:p>-0.002302</text:p>
          </table:table-cell>
          <table:table-cell table:style-name="Default" office:value-type="float" office:value="-0.005803" calcext:value-type="float">
            <text:p>-0.00580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68577" calcext:value-type="float">
            <text:p>0.068577</text:p>
          </table:table-cell>
          <table:table-cell table:style-name="Default" office:value-type="float" office:value="1.361912" calcext:value-type="float">
            <text:p>1.361912</text:p>
          </table:table-cell>
          <table:table-cell table:style-name="Default" office:value-type="float" office:value="-0.002573" calcext:value-type="float">
            <text:p>-0.002573</text:p>
          </table:table-cell>
          <table:table-cell table:style-name="Default" office:value-type="float" office:value="0.003502" calcext:value-type="float">
            <text:p>0.003502</text:p>
          </table:table-cell>
          <table:table-cell table:style-name="Default" office:value-type="float" office:value="-0.002321" calcext:value-type="float">
            <text:p>-0.002321</text:p>
          </table:table-cell>
          <table:table-cell table:style-name="Default" office:value-type="float" office:value="-0.006174" calcext:value-type="float">
            <text:p>-0.00617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68473" calcext:value-type="float">
            <text:p>0.068473</text:p>
          </table:table-cell>
          <table:table-cell table:style-name="Default" office:value-type="float" office:value="1.361946" calcext:value-type="float">
            <text:p>1.361946</text:p>
          </table:table-cell>
          <table:table-cell table:style-name="Default" office:value-type="float" office:value="-0.002566" calcext:value-type="float">
            <text:p>-0.002566</text:p>
          </table:table-cell>
          <table:table-cell table:style-name="Default" office:value-type="float" office:value="0.003416" calcext:value-type="float">
            <text:p>0.003416</text:p>
          </table:table-cell>
          <table:table-cell table:style-name="Default" office:value-type="float" office:value="-0.002294" calcext:value-type="float">
            <text:p>-0.002294</text:p>
          </table:table-cell>
          <table:table-cell table:style-name="Default" office:value-type="float" office:value="-0.006421" calcext:value-type="float">
            <text:p>-0.00642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68404" calcext:value-type="float">
            <text:p>0.068404</text:p>
          </table:table-cell>
          <table:table-cell table:style-name="Default" office:value-type="float" office:value="1.361951" calcext:value-type="float">
            <text:p>1.361951</text:p>
          </table:table-cell>
          <table:table-cell table:style-name="Default" office:value-type="float" office:value="-0.002572" calcext:value-type="float">
            <text:p>-0.002572</text:p>
          </table:table-cell>
          <table:table-cell table:style-name="Default" office:value-type="float" office:value="0.003299" calcext:value-type="float">
            <text:p>0.003299</text:p>
          </table:table-cell>
          <table:table-cell table:style-name="Default" office:value-type="float" office:value="-0.002288" calcext:value-type="float">
            <text:p>-0.002288</text:p>
          </table:table-cell>
          <table:table-cell table:style-name="Default" office:value-type="float" office:value="-0.006574" calcext:value-type="float">
            <text:p>-0.00657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6837" calcext:value-type="float">
            <text:p>0.06837</text:p>
          </table:table-cell>
          <table:table-cell table:style-name="Default" office:value-type="float" office:value="1.361923" calcext:value-type="float">
            <text:p>1.361923</text:p>
          </table:table-cell>
          <table:table-cell table:style-name="Default" office:value-type="float" office:value="-0.002587" calcext:value-type="float">
            <text:p>-0.002587</text:p>
          </table:table-cell>
          <table:table-cell table:style-name="Default" office:value-type="float" office:value="0.00327" calcext:value-type="float">
            <text:p>0.00327</text:p>
          </table:table-cell>
          <table:table-cell table:style-name="Default" office:value-type="float" office:value="-0.002308" calcext:value-type="float">
            <text:p>-0.002308</text:p>
          </table:table-cell>
          <table:table-cell table:style-name="Default" office:value-type="float" office:value="-0.006643" calcext:value-type="float">
            <text:p>-0.00664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68373" calcext:value-type="float">
            <text:p>0.068373</text:p>
          </table:table-cell>
          <table:table-cell table:style-name="Default" office:value-type="float" office:value="1.361889" calcext:value-type="float">
            <text:p>1.361889</text:p>
          </table:table-cell>
          <table:table-cell table:style-name="Default" office:value-type="float" office:value="-0.002603" calcext:value-type="float">
            <text:p>-0.002603</text:p>
          </table:table-cell>
          <table:table-cell table:style-name="Default" office:value-type="float" office:value="0.003199" calcext:value-type="float">
            <text:p>0.003199</text:p>
          </table:table-cell>
          <table:table-cell table:style-name="Default" office:value-type="float" office:value="-0.002293" calcext:value-type="float">
            <text:p>-0.002293</text:p>
          </table:table-cell>
          <table:table-cell table:style-name="Default" office:value-type="float" office:value="-0.00665" calcext:value-type="float">
            <text:p>-0.0066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68403" calcext:value-type="float">
            <text:p>0.068403</text:p>
          </table:table-cell>
          <table:table-cell table:style-name="Default" office:value-type="float" office:value="1.361858" calcext:value-type="float">
            <text:p>1.361858</text:p>
          </table:table-cell>
          <table:table-cell table:style-name="Default" office:value-type="float" office:value="-0.002621" calcext:value-type="float">
            <text:p>-0.002621</text:p>
          </table:table-cell>
          <table:table-cell table:style-name="Default" office:value-type="float" office:value="0.003118" calcext:value-type="float">
            <text:p>0.003118</text:p>
          </table:table-cell>
          <table:table-cell table:style-name="Default" office:value-type="float" office:value="-0.002295" calcext:value-type="float">
            <text:p>-0.002295</text:p>
          </table:table-cell>
          <table:table-cell table:style-name="Default" office:value-type="float" office:value="-0.006597" calcext:value-type="float">
            <text:p>-0.00659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6845" calcext:value-type="float">
            <text:p>0.06845</text:p>
          </table:table-cell>
          <table:table-cell table:style-name="Default" office:value-type="float" office:value="1.361826" calcext:value-type="float">
            <text:p>1.361826</text:p>
          </table:table-cell>
          <table:table-cell table:style-name="Default" office:value-type="float" office:value="-0.002621" calcext:value-type="float">
            <text:p>-0.002621</text:p>
          </table:table-cell>
          <table:table-cell table:style-name="Default" office:value-type="float" office:value="0.003062" calcext:value-type="float">
            <text:p>0.003062</text:p>
          </table:table-cell>
          <table:table-cell table:style-name="Default" office:value-type="float" office:value="-0.002406" calcext:value-type="float">
            <text:p>-0.002406</text:p>
          </table:table-cell>
          <table:table-cell table:style-name="Default" office:value-type="float" office:value="-0.00649" calcext:value-type="float">
            <text:p>-0.0064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68511" calcext:value-type="float">
            <text:p>0.068511</text:p>
          </table:table-cell>
          <table:table-cell table:style-name="Default" office:value-type="float" office:value="1.361818" calcext:value-type="float">
            <text:p>1.361818</text:p>
          </table:table-cell>
          <table:table-cell table:style-name="Default" office:value-type="float" office:value="-0.002614" calcext:value-type="float">
            <text:p>-0.002614</text:p>
          </table:table-cell>
          <table:table-cell table:style-name="Default" office:value-type="float" office:value="0.002936" calcext:value-type="float">
            <text:p>0.002936</text:p>
          </table:table-cell>
          <table:table-cell table:style-name="Default" office:value-type="float" office:value="-0.00262" calcext:value-type="float">
            <text:p>-0.00262</text:p>
          </table:table-cell>
          <table:table-cell table:style-name="Default" office:value-type="float" office:value="-0.00637" calcext:value-type="float">
            <text:p>-0.0063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68596" calcext:value-type="float">
            <text:p>0.068596</text:p>
          </table:table-cell>
          <table:table-cell table:style-name="Default" office:value-type="float" office:value="1.361805" calcext:value-type="float">
            <text:p>1.361805</text:p>
          </table:table-cell>
          <table:table-cell table:style-name="Default" office:value-type="float" office:value="-0.002623" calcext:value-type="float">
            <text:p>-0.002623</text:p>
          </table:table-cell>
          <table:table-cell table:style-name="Default" office:value-type="float" office:value="0.002761" calcext:value-type="float">
            <text:p>0.002761</text:p>
          </table:table-cell>
          <table:table-cell table:style-name="Default" office:value-type="float" office:value="-0.002902" calcext:value-type="float">
            <text:p>-0.002902</text:p>
          </table:table-cell>
          <table:table-cell table:style-name="Default" office:value-type="float" office:value="-0.006256" calcext:value-type="float">
            <text:p>-0.00625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68693" calcext:value-type="float">
            <text:p>0.068693</text:p>
          </table:table-cell>
          <table:table-cell table:style-name="Default" office:value-type="float" office:value="1.361785" calcext:value-type="float">
            <text:p>1.361785</text:p>
          </table:table-cell>
          <table:table-cell table:style-name="Default" office:value-type="float" office:value="-0.002649" calcext:value-type="float">
            <text:p>-0.002649</text:p>
          </table:table-cell>
          <table:table-cell table:style-name="Default" office:value-type="float" office:value="0.002585" calcext:value-type="float">
            <text:p>0.002585</text:p>
          </table:table-cell>
          <table:table-cell table:style-name="Default" office:value-type="float" office:value="-0.003321" calcext:value-type="float">
            <text:p>-0.003321</text:p>
          </table:table-cell>
          <table:table-cell table:style-name="Default" office:value-type="float" office:value="-0.006196" calcext:value-type="float">
            <text:p>-0.00619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68802" calcext:value-type="float">
            <text:p>0.068802</text:p>
          </table:table-cell>
          <table:table-cell table:style-name="Default" office:value-type="float" office:value="1.361745" calcext:value-type="float">
            <text:p>1.361745</text:p>
          </table:table-cell>
          <table:table-cell table:style-name="Default" office:value-type="float" office:value="-0.002683" calcext:value-type="float">
            <text:p>-0.002683</text:p>
          </table:table-cell>
          <table:table-cell table:style-name="Default" office:value-type="float" office:value="0.002427" calcext:value-type="float">
            <text:p>0.002427</text:p>
          </table:table-cell>
          <table:table-cell table:style-name="Default" office:value-type="float" office:value="-0.003865" calcext:value-type="float">
            <text:p>-0.003865</text:p>
          </table:table-cell>
          <table:table-cell table:style-name="Default" office:value-type="float" office:value="-0.005997" calcext:value-type="float">
            <text:p>-0.00599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68941" calcext:value-type="float">
            <text:p>0.068941</text:p>
          </table:table-cell>
          <table:table-cell table:style-name="Default" office:value-type="float" office:value="1.36171" calcext:value-type="float">
            <text:p>1.36171</text:p>
          </table:table-cell>
          <table:table-cell table:style-name="Default" office:value-type="float" office:value="-0.002722" calcext:value-type="float">
            <text:p>-0.002722</text:p>
          </table:table-cell>
          <table:table-cell table:style-name="Default" office:value-type="float" office:value="0.002217" calcext:value-type="float">
            <text:p>0.002217</text:p>
          </table:table-cell>
          <table:table-cell table:style-name="Default" office:value-type="float" office:value="-0.004382" calcext:value-type="float">
            <text:p>-0.004382</text:p>
          </table:table-cell>
          <table:table-cell table:style-name="Default" office:value-type="float" office:value="-0.00589" calcext:value-type="float">
            <text:p>-0.0058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69077" calcext:value-type="float">
            <text:p>0.069077</text:p>
          </table:table-cell>
          <table:table-cell table:style-name="Default" office:value-type="float" office:value="1.361669" calcext:value-type="float">
            <text:p>1.361669</text:p>
          </table:table-cell>
          <table:table-cell table:style-name="Default" office:value-type="float" office:value="-0.002771" calcext:value-type="float">
            <text:p>-0.002771</text:p>
          </table:table-cell>
          <table:table-cell table:style-name="Default" office:value-type="float" office:value="0.00198" calcext:value-type="float">
            <text:p>0.00198</text:p>
          </table:table-cell>
          <table:table-cell table:style-name="Default" office:value-type="float" office:value="-0.004842" calcext:value-type="float">
            <text:p>-0.004842</text:p>
          </table:table-cell>
          <table:table-cell table:style-name="Default" office:value-type="float" office:value="-0.005827" calcext:value-type="float">
            <text:p>-0.00582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69239" calcext:value-type="float">
            <text:p>0.069239</text:p>
          </table:table-cell>
          <table:table-cell table:style-name="Default" office:value-type="float" office:value="1.361623" calcext:value-type="float">
            <text:p>1.361623</text:p>
          </table:table-cell>
          <table:table-cell table:style-name="Default" office:value-type="float" office:value="-0.002818" calcext:value-type="float">
            <text:p>-0.002818</text:p>
          </table:table-cell>
          <table:table-cell table:style-name="Default" office:value-type="float" office:value="0.001788" calcext:value-type="float">
            <text:p>0.001788</text:p>
          </table:table-cell>
          <table:table-cell table:style-name="Default" office:value-type="float" office:value="-0.005236" calcext:value-type="float">
            <text:p>-0.005236</text:p>
          </table:table-cell>
          <table:table-cell table:style-name="Default" office:value-type="float" office:value="-0.005908" calcext:value-type="float">
            <text:p>-0.00590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69414" calcext:value-type="float">
            <text:p>0.069414</text:p>
          </table:table-cell>
          <table:table-cell table:style-name="Default" office:value-type="float" office:value="1.361597" calcext:value-type="float">
            <text:p>1.361597</text:p>
          </table:table-cell>
          <table:table-cell table:style-name="Default" office:value-type="float" office:value="-0.002849" calcext:value-type="float">
            <text:p>-0.002849</text:p>
          </table:table-cell>
          <table:table-cell table:style-name="Default" office:value-type="float" office:value="0.001609" calcext:value-type="float">
            <text:p>0.001609</text:p>
          </table:table-cell>
          <table:table-cell table:style-name="Default" office:value-type="float" office:value="-0.005713" calcext:value-type="float">
            <text:p>-0.005713</text:p>
          </table:table-cell>
          <table:table-cell table:style-name="Default" office:value-type="float" office:value="-0.005805" calcext:value-type="float">
            <text:p>-0.00580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69594" calcext:value-type="float">
            <text:p>0.069594</text:p>
          </table:table-cell>
          <table:table-cell table:style-name="Default" office:value-type="float" office:value="1.36158" calcext:value-type="float">
            <text:p>1.36158</text:p>
          </table:table-cell>
          <table:table-cell table:style-name="Default" office:value-type="float" office:value="-0.002889" calcext:value-type="float">
            <text:p>-0.002889</text:p>
          </table:table-cell>
          <table:table-cell table:style-name="Default" office:value-type="float" office:value="0.001486" calcext:value-type="float">
            <text:p>0.001486</text:p>
          </table:table-cell>
          <table:table-cell table:style-name="Default" office:value-type="float" office:value="-0.006099" calcext:value-type="float">
            <text:p>-0.006099</text:p>
          </table:table-cell>
          <table:table-cell table:style-name="Default" office:value-type="float" office:value="-0.005743" calcext:value-type="float">
            <text:p>-0.00574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69794" calcext:value-type="float">
            <text:p>0.069794</text:p>
          </table:table-cell>
          <table:table-cell table:style-name="Default" office:value-type="float" office:value="1.361573" calcext:value-type="float">
            <text:p>1.361573</text:p>
          </table:table-cell>
          <table:table-cell table:style-name="Default" office:value-type="float" office:value="-0.002923" calcext:value-type="float">
            <text:p>-0.002923</text:p>
          </table:table-cell>
          <table:table-cell table:style-name="Default" office:value-type="float" office:value="0.00141" calcext:value-type="float">
            <text:p>0.00141</text:p>
          </table:table-cell>
          <table:table-cell table:style-name="Default" office:value-type="float" office:value="-0.006534" calcext:value-type="float">
            <text:p>-0.006534</text:p>
          </table:table-cell>
          <table:table-cell table:style-name="Default" office:value-type="float" office:value="-0.005678" calcext:value-type="float">
            <text:p>-0.00567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70025" calcext:value-type="float">
            <text:p>0.070025</text:p>
          </table:table-cell>
          <table:table-cell table:style-name="Default" office:value-type="float" office:value="1.361578" calcext:value-type="float">
            <text:p>1.361578</text:p>
          </table:table-cell>
          <table:table-cell table:style-name="Default" office:value-type="float" office:value="-0.00296" calcext:value-type="float">
            <text:p>-0.00296</text:p>
          </table:table-cell>
          <table:table-cell table:style-name="Default" office:value-type="float" office:value="0.001291" calcext:value-type="float">
            <text:p>0.001291</text:p>
          </table:table-cell>
          <table:table-cell table:style-name="Default" office:value-type="float" office:value="-0.006987" calcext:value-type="float">
            <text:p>-0.006987</text:p>
          </table:table-cell>
          <table:table-cell table:style-name="Default" office:value-type="float" office:value="-0.005589" calcext:value-type="float">
            <text:p>-0.00558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70294" calcext:value-type="float">
            <text:p>0.070294</text:p>
          </table:table-cell>
          <table:table-cell table:style-name="Default" office:value-type="float" office:value="1.361556" calcext:value-type="float">
            <text:p>1.361556</text:p>
          </table:table-cell>
          <table:table-cell table:style-name="Default" office:value-type="float" office:value="-0.00301" calcext:value-type="float">
            <text:p>-0.00301</text:p>
          </table:table-cell>
          <table:table-cell table:style-name="Default" office:value-type="float" office:value="0.0012" calcext:value-type="float">
            <text:p>0.0012</text:p>
          </table:table-cell>
          <table:table-cell table:style-name="Default" office:value-type="float" office:value="-0.007548" calcext:value-type="float">
            <text:p>-0.007548</text:p>
          </table:table-cell>
          <table:table-cell table:style-name="Default" office:value-type="float" office:value="-0.005515" calcext:value-type="float">
            <text:p>-0.00551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70537" calcext:value-type="float">
            <text:p>0.070537</text:p>
          </table:table-cell>
          <table:table-cell table:style-name="Default" office:value-type="float" office:value="1.361505" calcext:value-type="float">
            <text:p>1.361505</text:p>
          </table:table-cell>
          <table:table-cell table:style-name="Default" office:value-type="float" office:value="-0.003031" calcext:value-type="float">
            <text:p>-0.003031</text:p>
          </table:table-cell>
          <table:table-cell table:style-name="Default" office:value-type="float" office:value="0.001207" calcext:value-type="float">
            <text:p>0.001207</text:p>
          </table:table-cell>
          <table:table-cell table:style-name="Default" office:value-type="float" office:value="-0.008053" calcext:value-type="float">
            <text:p>-0.008053</text:p>
          </table:table-cell>
          <table:table-cell table:style-name="Default" office:value-type="float" office:value="-0.0055" calcext:value-type="float">
            <text:p>-0.005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70794" calcext:value-type="float">
            <text:p>0.070794</text:p>
          </table:table-cell>
          <table:table-cell table:style-name="Default" office:value-type="float" office:value="1.361468" calcext:value-type="float">
            <text:p>1.361468</text:p>
          </table:table-cell>
          <table:table-cell table:style-name="Default" office:value-type="float" office:value="-0.002966" calcext:value-type="float">
            <text:p>-0.002966</text:p>
          </table:table-cell>
          <table:table-cell table:style-name="Default" office:value-type="float" office:value="0.001355" calcext:value-type="float">
            <text:p>0.001355</text:p>
          </table:table-cell>
          <table:table-cell table:style-name="Default" office:value-type="float" office:value="-0.00863" calcext:value-type="float">
            <text:p>-0.00863</text:p>
          </table:table-cell>
          <table:table-cell table:style-name="Default" office:value-type="float" office:value="-0.005367" calcext:value-type="float">
            <text:p>-0.00536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71042" calcext:value-type="float">
            <text:p>0.071042</text:p>
          </table:table-cell>
          <table:table-cell table:style-name="Default" office:value-type="float" office:value="1.361426" calcext:value-type="float">
            <text:p>1.361426</text:p>
          </table:table-cell>
          <table:table-cell table:style-name="Default" office:value-type="float" office:value="-0.002906" calcext:value-type="float">
            <text:p>-0.002906</text:p>
          </table:table-cell>
          <table:table-cell table:style-name="Default" office:value-type="float" office:value="0.001397" calcext:value-type="float">
            <text:p>0.001397</text:p>
          </table:table-cell>
          <table:table-cell table:style-name="Default" office:value-type="float" office:value="-0.009124" calcext:value-type="float">
            <text:p>-0.009124</text:p>
          </table:table-cell>
          <table:table-cell table:style-name="Default" office:value-type="float" office:value="-0.005165" calcext:value-type="float">
            <text:p>-0.00516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71315" calcext:value-type="float">
            <text:p>0.071315</text:p>
          </table:table-cell>
          <table:table-cell table:style-name="Default" office:value-type="float" office:value="1.361377" calcext:value-type="float">
            <text:p>1.361377</text:p>
          </table:table-cell>
          <table:table-cell table:style-name="Default" office:value-type="float" office:value="-0.002841" calcext:value-type="float">
            <text:p>-0.002841</text:p>
          </table:table-cell>
          <table:table-cell table:style-name="Default" office:value-type="float" office:value="0.001499" calcext:value-type="float">
            <text:p>0.001499</text:p>
          </table:table-cell>
          <table:table-cell table:style-name="Default" office:value-type="float" office:value="-0.009677" calcext:value-type="float">
            <text:p>-0.009677</text:p>
          </table:table-cell>
          <table:table-cell table:style-name="Default" office:value-type="float" office:value="-0.005153" calcext:value-type="float">
            <text:p>-0.00515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71614" calcext:value-type="float">
            <text:p>0.071614</text:p>
          </table:table-cell>
          <table:table-cell table:style-name="Default" office:value-type="float" office:value="1.361319" calcext:value-type="float">
            <text:p>1.361319</text:p>
          </table:table-cell>
          <table:table-cell table:style-name="Default" office:value-type="float" office:value="-0.002808" calcext:value-type="float">
            <text:p>-0.002808</text:p>
          </table:table-cell>
          <table:table-cell table:style-name="Default" office:value-type="float" office:value="0.001495" calcext:value-type="float">
            <text:p>0.001495</text:p>
          </table:table-cell>
          <table:table-cell table:style-name="Default" office:value-type="float" office:value="-0.010275" calcext:value-type="float">
            <text:p>-0.010275</text:p>
          </table:table-cell>
          <table:table-cell table:style-name="Default" office:value-type="float" office:value="-0.005282" calcext:value-type="float">
            <text:p>-0.00528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71926" calcext:value-type="float">
            <text:p>0.071926</text:p>
          </table:table-cell>
          <table:table-cell table:style-name="Default" office:value-type="float" office:value="1.361259" calcext:value-type="float">
            <text:p>1.361259</text:p>
          </table:table-cell>
          <table:table-cell table:style-name="Default" office:value-type="float" office:value="-0.002813" calcext:value-type="float">
            <text:p>-0.002813</text:p>
          </table:table-cell>
          <table:table-cell table:style-name="Default" office:value-type="float" office:value="0.001529" calcext:value-type="float">
            <text:p>0.001529</text:p>
          </table:table-cell>
          <table:table-cell table:style-name="Default" office:value-type="float" office:value="-0.01092" calcext:value-type="float">
            <text:p>-0.01092</text:p>
          </table:table-cell>
          <table:table-cell table:style-name="Default" office:value-type="float" office:value="-0.005308" calcext:value-type="float">
            <text:p>-0.00530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72512" calcext:value-type="float">
            <text:p>0.072512</text:p>
          </table:table-cell>
          <table:table-cell table:style-name="Default" office:value-type="float" office:value="1.361233" calcext:value-type="float">
            <text:p>1.361233</text:p>
          </table:table-cell>
          <table:table-cell table:style-name="Default" office:value-type="float" office:value="-0.002593" calcext:value-type="float">
            <text:p>-0.002593</text:p>
          </table:table-cell>
          <table:table-cell table:style-name="Default" office:value-type="float" office:value="0.002343" calcext:value-type="float">
            <text:p>0.002343</text:p>
          </table:table-cell>
          <table:table-cell table:style-name="Default" office:value-type="float" office:value="-0.011371" calcext:value-type="float">
            <text:p>-0.011371</text:p>
          </table:table-cell>
          <table:table-cell table:style-name="Default" office:value-type="float" office:value="-0.00669" calcext:value-type="float">
            <text:p>-0.0066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72787" calcext:value-type="float">
            <text:p>0.072787</text:p>
          </table:table-cell>
          <table:table-cell table:style-name="Default" office:value-type="float" office:value="1.361211" calcext:value-type="float">
            <text:p>1.361211</text:p>
          </table:table-cell>
          <table:table-cell table:style-name="Default" office:value-type="float" office:value="-0.002561" calcext:value-type="float">
            <text:p>-0.002561</text:p>
          </table:table-cell>
          <table:table-cell table:style-name="Default" office:value-type="float" office:value="0.002655" calcext:value-type="float">
            <text:p>0.002655</text:p>
          </table:table-cell>
          <table:table-cell table:style-name="Default" office:value-type="float" office:value="-0.011678" calcext:value-type="float">
            <text:p>-0.011678</text:p>
          </table:table-cell>
          <table:table-cell table:style-name="Default" office:value-type="float" office:value="-0.006795" calcext:value-type="float">
            <text:p>-0.00679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73005" calcext:value-type="float">
            <text:p>0.073005</text:p>
          </table:table-cell>
          <table:table-cell table:style-name="Default" office:value-type="float" office:value="1.361205" calcext:value-type="float">
            <text:p>1.361205</text:p>
          </table:table-cell>
          <table:table-cell table:style-name="Default" office:value-type="float" office:value="-0.002523" calcext:value-type="float">
            <text:p>-0.002523</text:p>
          </table:table-cell>
          <table:table-cell table:style-name="Default" office:value-type="float" office:value="0.002928" calcext:value-type="float">
            <text:p>0.002928</text:p>
          </table:table-cell>
          <table:table-cell table:style-name="Default" office:value-type="float" office:value="-0.011903" calcext:value-type="float">
            <text:p>-0.011903</text:p>
          </table:table-cell>
          <table:table-cell table:style-name="Default" office:value-type="float" office:value="-0.006796" calcext:value-type="float">
            <text:p>-0.00679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73188" calcext:value-type="float">
            <text:p>0.073188</text:p>
          </table:table-cell>
          <table:table-cell table:style-name="Default" office:value-type="float" office:value="1.361184" calcext:value-type="float">
            <text:p>1.361184</text:p>
          </table:table-cell>
          <table:table-cell table:style-name="Default" office:value-type="float" office:value="-0.002506" calcext:value-type="float">
            <text:p>-0.002506</text:p>
          </table:table-cell>
          <table:table-cell table:style-name="Default" office:value-type="float" office:value="0.003199" calcext:value-type="float">
            <text:p>0.003199</text:p>
          </table:table-cell>
          <table:table-cell table:style-name="Default" office:value-type="float" office:value="-0.012056" calcext:value-type="float">
            <text:p>-0.012056</text:p>
          </table:table-cell>
          <table:table-cell table:style-name="Default" office:value-type="float" office:value="-0.00679" calcext:value-type="float">
            <text:p>-0.0067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73349" calcext:value-type="float">
            <text:p>0.073349</text:p>
          </table:table-cell>
          <table:table-cell table:style-name="Default" office:value-type="float" office:value="1.361167" calcext:value-type="float">
            <text:p>1.361167</text:p>
          </table:table-cell>
          <table:table-cell table:style-name="Default" office:value-type="float" office:value="-0.002463" calcext:value-type="float">
            <text:p>-0.002463</text:p>
          </table:table-cell>
          <table:table-cell table:style-name="Default" office:value-type="float" office:value="0.003536" calcext:value-type="float">
            <text:p>0.003536</text:p>
          </table:table-cell>
          <table:table-cell table:style-name="Default" office:value-type="float" office:value="-0.012248" calcext:value-type="float">
            <text:p>-0.012248</text:p>
          </table:table-cell>
          <table:table-cell table:style-name="Default" office:value-type="float" office:value="-0.006872" calcext:value-type="float">
            <text:p>-0.00687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73496" calcext:value-type="float">
            <text:p>0.073496</text:p>
          </table:table-cell>
          <table:table-cell table:style-name="Default" office:value-type="float" office:value="1.361174" calcext:value-type="float">
            <text:p>1.361174</text:p>
          </table:table-cell>
          <table:table-cell table:style-name="Default" office:value-type="float" office:value="-0.0024" calcext:value-type="float">
            <text:p>-0.0024</text:p>
          </table:table-cell>
          <table:table-cell table:style-name="Default" office:value-type="float" office:value="0.003887" calcext:value-type="float">
            <text:p>0.003887</text:p>
          </table:table-cell>
          <table:table-cell table:style-name="Default" office:value-type="float" office:value="-0.012492" calcext:value-type="float">
            <text:p>-0.012492</text:p>
          </table:table-cell>
          <table:table-cell table:style-name="Default" office:value-type="float" office:value="-0.006926" calcext:value-type="float">
            <text:p>-0.00692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7363" calcext:value-type="float">
            <text:p>0.07363</text:p>
          </table:table-cell>
          <table:table-cell table:style-name="Default" office:value-type="float" office:value="1.36117" calcext:value-type="float">
            <text:p>1.36117</text:p>
          </table:table-cell>
          <table:table-cell table:style-name="Default" office:value-type="float" office:value="-0.002339" calcext:value-type="float">
            <text:p>-0.002339</text:p>
          </table:table-cell>
          <table:table-cell table:style-name="Default" office:value-type="float" office:value="0.004204" calcext:value-type="float">
            <text:p>0.004204</text:p>
          </table:table-cell>
          <table:table-cell table:style-name="Default" office:value-type="float" office:value="-0.012751" calcext:value-type="float">
            <text:p>-0.012751</text:p>
          </table:table-cell>
          <table:table-cell table:style-name="Default" office:value-type="float" office:value="-0.006982" calcext:value-type="float">
            <text:p>-0.00698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73751" calcext:value-type="float">
            <text:p>0.073751</text:p>
          </table:table-cell>
          <table:table-cell table:style-name="Default" office:value-type="float" office:value="1.36119" calcext:value-type="float">
            <text:p>1.36119</text:p>
          </table:table-cell>
          <table:table-cell table:style-name="Default" office:value-type="float" office:value="-0.002259" calcext:value-type="float">
            <text:p>-0.002259</text:p>
          </table:table-cell>
          <table:table-cell table:style-name="Default" office:value-type="float" office:value="0.004502" calcext:value-type="float">
            <text:p>0.004502</text:p>
          </table:table-cell>
          <table:table-cell table:style-name="Default" office:value-type="float" office:value="-0.0129" calcext:value-type="float">
            <text:p>-0.0129</text:p>
          </table:table-cell>
          <table:table-cell table:style-name="Default" office:value-type="float" office:value="-0.007137" calcext:value-type="float">
            <text:p>-0.00713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73531" calcext:value-type="float">
            <text:p>0.073531</text:p>
          </table:table-cell>
          <table:table-cell table:style-name="Default" office:value-type="float" office:value="1.361198" calcext:value-type="float">
            <text:p>1.361198</text:p>
          </table:table-cell>
          <table:table-cell table:style-name="Default" office:value-type="float" office:value="-0.002387" calcext:value-type="float">
            <text:p>-0.002387</text:p>
          </table:table-cell>
          <table:table-cell table:style-name="Default" office:value-type="float" office:value="0.003969" calcext:value-type="float">
            <text:p>0.003969</text:p>
          </table:table-cell>
          <table:table-cell table:style-name="Default" office:value-type="float" office:value="-0.012859" calcext:value-type="float">
            <text:p>-0.012859</text:p>
          </table:table-cell>
          <table:table-cell table:style-name="Default" office:value-type="float" office:value="-0.005833" calcext:value-type="float">
            <text:p>-0.00583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73599" calcext:value-type="float">
            <text:p>0.073599</text:p>
          </table:table-cell>
          <table:table-cell table:style-name="Default" office:value-type="float" office:value="1.361289" calcext:value-type="float">
            <text:p>1.361289</text:p>
          </table:table-cell>
          <table:table-cell table:style-name="Default" office:value-type="float" office:value="-0.002279" calcext:value-type="float">
            <text:p>-0.002279</text:p>
          </table:table-cell>
          <table:table-cell table:style-name="Default" office:value-type="float" office:value="0.004048" calcext:value-type="float">
            <text:p>0.004048</text:p>
          </table:table-cell>
          <table:table-cell table:style-name="Default" office:value-type="float" office:value="-0.01284" calcext:value-type="float">
            <text:p>-0.01284</text:p>
          </table:table-cell>
          <table:table-cell table:style-name="Default" office:value-type="float" office:value="-0.005987" calcext:value-type="float">
            <text:p>-0.00598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73636" calcext:value-type="float">
            <text:p>0.073636</text:p>
          </table:table-cell>
          <table:table-cell table:style-name="Default" office:value-type="float" office:value="1.36145" calcext:value-type="float">
            <text:p>1.36145</text:p>
          </table:table-cell>
          <table:table-cell table:style-name="Default" office:value-type="float" office:value="-0.002149" calcext:value-type="float">
            <text:p>-0.002149</text:p>
          </table:table-cell>
          <table:table-cell table:style-name="Default" office:value-type="float" office:value="0.004149" calcext:value-type="float">
            <text:p>0.004149</text:p>
          </table:table-cell>
          <table:table-cell table:style-name="Default" office:value-type="float" office:value="-0.012636" calcext:value-type="float">
            <text:p>-0.012636</text:p>
          </table:table-cell>
          <table:table-cell table:style-name="Default" office:value-type="float" office:value="-0.00625" calcext:value-type="float">
            <text:p>-0.0062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73675" calcext:value-type="float">
            <text:p>0.073675</text:p>
          </table:table-cell>
          <table:table-cell table:style-name="Default" office:value-type="float" office:value="1.361674" calcext:value-type="float">
            <text:p>1.361674</text:p>
          </table:table-cell>
          <table:table-cell table:style-name="Default" office:value-type="float" office:value="-0.001955" calcext:value-type="float">
            <text:p>-0.001955</text:p>
          </table:table-cell>
          <table:table-cell table:style-name="Default" office:value-type="float" office:value="0.00421" calcext:value-type="float">
            <text:p>0.00421</text:p>
          </table:table-cell>
          <table:table-cell table:style-name="Default" office:value-type="float" office:value="-0.012239" calcext:value-type="float">
            <text:p>-0.012239</text:p>
          </table:table-cell>
          <table:table-cell table:style-name="Default" office:value-type="float" office:value="-0.006711" calcext:value-type="float">
            <text:p>-0.00671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73699" calcext:value-type="float">
            <text:p>0.073699</text:p>
          </table:table-cell>
          <table:table-cell table:style-name="Default" office:value-type="float" office:value="1.361943" calcext:value-type="float">
            <text:p>1.361943</text:p>
          </table:table-cell>
          <table:table-cell table:style-name="Default" office:value-type="float" office:value="-0.001671" calcext:value-type="float">
            <text:p>-0.001671</text:p>
          </table:table-cell>
          <table:table-cell table:style-name="Default" office:value-type="float" office:value="0.004251" calcext:value-type="float">
            <text:p>0.004251</text:p>
          </table:table-cell>
          <table:table-cell table:style-name="Default" office:value-type="float" office:value="-0.01169" calcext:value-type="float">
            <text:p>-0.01169</text:p>
          </table:table-cell>
          <table:table-cell table:style-name="Default" office:value-type="float" office:value="-0.007217" calcext:value-type="float">
            <text:p>-0.00721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73731" calcext:value-type="float">
            <text:p>0.073731</text:p>
          </table:table-cell>
          <table:table-cell table:style-name="Default" office:value-type="float" office:value="1.362222" calcext:value-type="float">
            <text:p>1.362222</text:p>
          </table:table-cell>
          <table:table-cell table:style-name="Default" office:value-type="float" office:value="-0.001309" calcext:value-type="float">
            <text:p>-0.001309</text:p>
          </table:table-cell>
          <table:table-cell table:style-name="Default" office:value-type="float" office:value="0.004171" calcext:value-type="float">
            <text:p>0.004171</text:p>
          </table:table-cell>
          <table:table-cell table:style-name="Default" office:value-type="float" office:value="-0.010853" calcext:value-type="float">
            <text:p>-0.010853</text:p>
          </table:table-cell>
          <table:table-cell table:style-name="Default" office:value-type="float" office:value="-0.007823" calcext:value-type="float">
            <text:p>-0.00782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73761" calcext:value-type="float">
            <text:p>0.073761</text:p>
          </table:table-cell>
          <table:table-cell table:style-name="Default" office:value-type="float" office:value="1.362519" calcext:value-type="float">
            <text:p>1.362519</text:p>
          </table:table-cell>
          <table:table-cell table:style-name="Default" office:value-type="float" office:value="-0.000914" calcext:value-type="float">
            <text:p>-0.000914</text:p>
          </table:table-cell>
          <table:table-cell table:style-name="Default" office:value-type="float" office:value="0.003972" calcext:value-type="float">
            <text:p>0.003972</text:p>
          </table:table-cell>
          <table:table-cell table:style-name="Default" office:value-type="float" office:value="-0.009808" calcext:value-type="float">
            <text:p>-0.009808</text:p>
          </table:table-cell>
          <table:table-cell table:style-name="Default" office:value-type="float" office:value="-0.00844" calcext:value-type="float">
            <text:p>-0.0084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73784" calcext:value-type="float">
            <text:p>0.073784</text:p>
          </table:table-cell>
          <table:table-cell table:style-name="Default" office:value-type="float" office:value="1.362818" calcext:value-type="float">
            <text:p>1.362818</text:p>
          </table:table-cell>
          <table:table-cell table:style-name="Default" office:value-type="float" office:value="-0.000511" calcext:value-type="float">
            <text:p>-0.000511</text:p>
          </table:table-cell>
          <table:table-cell table:style-name="Default" office:value-type="float" office:value="0.003652" calcext:value-type="float">
            <text:p>0.003652</text:p>
          </table:table-cell>
          <table:table-cell table:style-name="Default" office:value-type="float" office:value="-0.008741" calcext:value-type="float">
            <text:p>-0.008741</text:p>
          </table:table-cell>
          <table:table-cell table:style-name="Default" office:value-type="float" office:value="-0.009055" calcext:value-type="float">
            <text:p>-0.00905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73812" calcext:value-type="float">
            <text:p>0.073812</text:p>
          </table:table-cell>
          <table:table-cell table:style-name="Default" office:value-type="float" office:value="1.363052" calcext:value-type="float">
            <text:p>1.363052</text:p>
          </table:table-cell>
          <table:table-cell table:style-name="Default" office:value-type="float" office:value="-0.000279" calcext:value-type="float">
            <text:p>-0.000279</text:p>
          </table:table-cell>
          <table:table-cell table:style-name="Default" office:value-type="float" office:value="0.002985" calcext:value-type="float">
            <text:p>0.002985</text:p>
          </table:table-cell>
          <table:table-cell table:style-name="Default" office:value-type="float" office:value="-0.007894" calcext:value-type="float">
            <text:p>-0.007894</text:p>
          </table:table-cell>
          <table:table-cell table:style-name="Default" office:value-type="float" office:value="-0.009312" calcext:value-type="float">
            <text:p>-0.00931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73913" calcext:value-type="float">
            <text:p>0.073913</text:p>
          </table:table-cell>
          <table:table-cell table:style-name="Default" office:value-type="float" office:value="1.363247" calcext:value-type="float">
            <text:p>1.363247</text:p>
          </table:table-cell>
          <table:table-cell table:style-name="Default" office:value-type="float" office:value="-0.000261" calcext:value-type="float">
            <text:p>-0.000261</text:p>
          </table:table-cell>
          <table:table-cell table:style-name="Default" office:value-type="float" office:value="0.002138" calcext:value-type="float">
            <text:p>0.002138</text:p>
          </table:table-cell>
          <table:table-cell table:style-name="Default" office:value-type="float" office:value="-0.007284" calcext:value-type="float">
            <text:p>-0.007284</text:p>
          </table:table-cell>
          <table:table-cell table:style-name="Default" office:value-type="float" office:value="-0.009934" calcext:value-type="float">
            <text:p>-0.00993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74042" calcext:value-type="float">
            <text:p>0.074042</text:p>
          </table:table-cell>
          <table:table-cell table:style-name="Default" office:value-type="float" office:value="1.363401" calcext:value-type="float">
            <text:p>1.363401</text:p>
          </table:table-cell>
          <table:table-cell table:style-name="Default" office:value-type="float" office:value="-0.000469" calcext:value-type="float">
            <text:p>-0.000469</text:p>
          </table:table-cell>
          <table:table-cell table:style-name="Default" office:value-type="float" office:value="0.001316" calcext:value-type="float">
            <text:p>0.001316</text:p>
          </table:table-cell>
          <table:table-cell table:style-name="Default" office:value-type="float" office:value="-0.007032" calcext:value-type="float">
            <text:p>-0.007032</text:p>
          </table:table-cell>
          <table:table-cell table:style-name="Default" office:value-type="float" office:value="-0.010932" calcext:value-type="float">
            <text:p>-0.01093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74161" calcext:value-type="float">
            <text:p>0.074161</text:p>
          </table:table-cell>
          <table:table-cell table:style-name="Default" office:value-type="float" office:value="1.363593" calcext:value-type="float">
            <text:p>1.363593</text:p>
          </table:table-cell>
          <table:table-cell table:style-name="Default" office:value-type="float" office:value="-0.000896" calcext:value-type="float">
            <text:p>-0.000896</text:p>
          </table:table-cell>
          <table:table-cell table:style-name="Default" office:value-type="float" office:value="0.000511" calcext:value-type="float">
            <text:p>0.000511</text:p>
          </table:table-cell>
          <table:table-cell table:style-name="Default" office:value-type="float" office:value="-0.007007" calcext:value-type="float">
            <text:p>-0.007007</text:p>
          </table:table-cell>
          <table:table-cell table:style-name="Default" office:value-type="float" office:value="-0.01185" calcext:value-type="float">
            <text:p>-0.0118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74243" calcext:value-type="float">
            <text:p>0.074243</text:p>
          </table:table-cell>
          <table:table-cell table:style-name="Default" office:value-type="float" office:value="1.36382" calcext:value-type="float">
            <text:p>1.36382</text:p>
          </table:table-cell>
          <table:table-cell table:style-name="Default" office:value-type="float" office:value="-0.001514" calcext:value-type="float">
            <text:p>-0.001514</text:p>
          </table:table-cell>
          <table:table-cell table:style-name="Default" office:value-type="float" office:value="-0.000305" calcext:value-type="float">
            <text:p>-0.000305</text:p>
          </table:table-cell>
          <table:table-cell table:style-name="Default" office:value-type="float" office:value="-0.007051" calcext:value-type="float">
            <text:p>-0.007051</text:p>
          </table:table-cell>
          <table:table-cell table:style-name="Default" office:value-type="float" office:value="-0.012726" calcext:value-type="float">
            <text:p>-0.01272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74376" calcext:value-type="float">
            <text:p>0.074376</text:p>
          </table:table-cell>
          <table:table-cell table:style-name="Default" office:value-type="float" office:value="1.364053" calcext:value-type="float">
            <text:p>1.364053</text:p>
          </table:table-cell>
          <table:table-cell table:style-name="Default" office:value-type="float" office:value="-0.002252" calcext:value-type="float">
            <text:p>-0.002252</text:p>
          </table:table-cell>
          <table:table-cell table:style-name="Default" office:value-type="float" office:value="-0.001167" calcext:value-type="float">
            <text:p>-0.001167</text:p>
          </table:table-cell>
          <table:table-cell table:style-name="Default" office:value-type="float" office:value="-0.007014" calcext:value-type="float">
            <text:p>-0.007014</text:p>
          </table:table-cell>
          <table:table-cell table:style-name="Default" office:value-type="float" office:value="-0.014012" calcext:value-type="float">
            <text:p>-0.01401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74486" calcext:value-type="float">
            <text:p>0.074486</text:p>
          </table:table-cell>
          <table:table-cell table:style-name="Default" office:value-type="float" office:value="1.364329" calcext:value-type="float">
            <text:p>1.364329</text:p>
          </table:table-cell>
          <table:table-cell table:style-name="Default" office:value-type="float" office:value="-0.003117" calcext:value-type="float">
            <text:p>-0.003117</text:p>
          </table:table-cell>
          <table:table-cell table:style-name="Default" office:value-type="float" office:value="-0.001875" calcext:value-type="float">
            <text:p>-0.001875</text:p>
          </table:table-cell>
          <table:table-cell table:style-name="Default" office:value-type="float" office:value="-0.007071" calcext:value-type="float">
            <text:p>-0.007071</text:p>
          </table:table-cell>
          <table:table-cell table:style-name="Default" office:value-type="float" office:value="-0.015021" calcext:value-type="float">
            <text:p>-0.01502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74602" calcext:value-type="float">
            <text:p>0.074602</text:p>
          </table:table-cell>
          <table:table-cell table:style-name="Default" office:value-type="float" office:value="1.364574" calcext:value-type="float">
            <text:p>1.364574</text:p>
          </table:table-cell>
          <table:table-cell table:style-name="Default" office:value-type="float" office:value="-0.004036" calcext:value-type="float">
            <text:p>-0.004036</text:p>
          </table:table-cell>
          <table:table-cell table:style-name="Default" office:value-type="float" office:value="-0.002443" calcext:value-type="float">
            <text:p>-0.002443</text:p>
          </table:table-cell>
          <table:table-cell table:style-name="Default" office:value-type="float" office:value="-0.006835" calcext:value-type="float">
            <text:p>-0.006835</text:p>
          </table:table-cell>
          <table:table-cell table:style-name="Default" office:value-type="float" office:value="-0.016477" calcext:value-type="float">
            <text:p>-0.01647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74713" calcext:value-type="float">
            <text:p>0.074713</text:p>
          </table:table-cell>
          <table:table-cell table:style-name="Default" office:value-type="float" office:value="1.364853" calcext:value-type="float">
            <text:p>1.364853</text:p>
          </table:table-cell>
          <table:table-cell table:style-name="Default" office:value-type="float" office:value="-0.00511" calcext:value-type="float">
            <text:p>-0.00511</text:p>
          </table:table-cell>
          <table:table-cell table:style-name="Default" office:value-type="float" office:value="-0.003163" calcext:value-type="float">
            <text:p>-0.003163</text:p>
          </table:table-cell>
          <table:table-cell table:style-name="Default" office:value-type="float" office:value="-0.006651" calcext:value-type="float">
            <text:p>-0.006651</text:p>
          </table:table-cell>
          <table:table-cell table:style-name="Default" office:value-type="float" office:value="-0.017397" calcext:value-type="float">
            <text:p>-0.01739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74843" calcext:value-type="float">
            <text:p>0.074843</text:p>
          </table:table-cell>
          <table:table-cell table:style-name="Default" office:value-type="float" office:value="1.365129" calcext:value-type="float">
            <text:p>1.365129</text:p>
          </table:table-cell>
          <table:table-cell table:style-name="Default" office:value-type="float" office:value="-0.006343" calcext:value-type="float">
            <text:p>-0.006343</text:p>
          </table:table-cell>
          <table:table-cell table:style-name="Default" office:value-type="float" office:value="-0.00385" calcext:value-type="float">
            <text:p>-0.00385</text:p>
          </table:table-cell>
          <table:table-cell table:style-name="Default" office:value-type="float" office:value="-0.006526" calcext:value-type="float">
            <text:p>-0.006526</text:p>
          </table:table-cell>
          <table:table-cell table:style-name="Default" office:value-type="float" office:value="-0.018546" calcext:value-type="float">
            <text:p>-0.01854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74931" calcext:value-type="float">
            <text:p>0.074931</text:p>
          </table:table-cell>
          <table:table-cell table:style-name="Default" office:value-type="float" office:value="1.365417" calcext:value-type="float">
            <text:p>1.365417</text:p>
          </table:table-cell>
          <table:table-cell table:style-name="Default" office:value-type="float" office:value="-0.007727" calcext:value-type="float">
            <text:p>-0.007727</text:p>
          </table:table-cell>
          <table:table-cell table:style-name="Default" office:value-type="float" office:value="-0.004759" calcext:value-type="float">
            <text:p>-0.004759</text:p>
          </table:table-cell>
          <table:table-cell table:style-name="Default" office:value-type="float" office:value="-0.006221" calcext:value-type="float">
            <text:p>-0.006221</text:p>
          </table:table-cell>
          <table:table-cell table:style-name="Default" office:value-type="float" office:value="-0.019268" calcext:value-type="float">
            <text:p>-0.01926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74959" calcext:value-type="float">
            <text:p>0.074959</text:p>
          </table:table-cell>
          <table:table-cell table:style-name="Default" office:value-type="float" office:value="1.365653" calcext:value-type="float">
            <text:p>1.365653</text:p>
          </table:table-cell>
          <table:table-cell table:style-name="Default" office:value-type="float" office:value="-0.009236" calcext:value-type="float">
            <text:p>-0.009236</text:p>
          </table:table-cell>
          <table:table-cell table:style-name="Default" office:value-type="float" office:value="-0.005589" calcext:value-type="float">
            <text:p>-0.005589</text:p>
          </table:table-cell>
          <table:table-cell table:style-name="Default" office:value-type="float" office:value="-0.005746" calcext:value-type="float">
            <text:p>-0.005746</text:p>
          </table:table-cell>
          <table:table-cell table:style-name="Default" office:value-type="float" office:value="-0.020376" calcext:value-type="float">
            <text:p>-0.02037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75003" calcext:value-type="float">
            <text:p>0.075003</text:p>
          </table:table-cell>
          <table:table-cell table:style-name="Default" office:value-type="float" office:value="1.365824" calcext:value-type="float">
            <text:p>1.365824</text:p>
          </table:table-cell>
          <table:table-cell table:style-name="Default" office:value-type="float" office:value="-0.010915" calcext:value-type="float">
            <text:p>-0.010915</text:p>
          </table:table-cell>
          <table:table-cell table:style-name="Default" office:value-type="float" office:value="-0.006406" calcext:value-type="float">
            <text:p>-0.006406</text:p>
          </table:table-cell>
          <table:table-cell table:style-name="Default" office:value-type="float" office:value="-0.005196" calcext:value-type="float">
            <text:p>-0.005196</text:p>
          </table:table-cell>
          <table:table-cell table:style-name="Default" office:value-type="float" office:value="-0.021378" calcext:value-type="float">
            <text:p>-0.02137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74961" calcext:value-type="float">
            <text:p>0.074961</text:p>
          </table:table-cell>
          <table:table-cell table:style-name="Default" office:value-type="float" office:value="1.365978" calcext:value-type="float">
            <text:p>1.365978</text:p>
          </table:table-cell>
          <table:table-cell table:style-name="Default" office:value-type="float" office:value="-0.012805" calcext:value-type="float">
            <text:p>-0.012805</text:p>
          </table:table-cell>
          <table:table-cell table:style-name="Default" office:value-type="float" office:value="-0.007328" calcext:value-type="float">
            <text:p>-0.007328</text:p>
          </table:table-cell>
          <table:table-cell table:style-name="Default" office:value-type="float" office:value="-0.004504" calcext:value-type="float">
            <text:p>-0.004504</text:p>
          </table:table-cell>
          <table:table-cell table:style-name="Default" office:value-type="float" office:value="-0.022072" calcext:value-type="float">
            <text:p>-0.02207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74926" calcext:value-type="float">
            <text:p>0.074926</text:p>
          </table:table-cell>
          <table:table-cell table:style-name="Default" office:value-type="float" office:value="1.36611" calcext:value-type="float">
            <text:p>1.36611</text:p>
          </table:table-cell>
          <table:table-cell table:style-name="Default" office:value-type="float" office:value="-0.014813" calcext:value-type="float">
            <text:p>-0.014813</text:p>
          </table:table-cell>
          <table:table-cell table:style-name="Default" office:value-type="float" office:value="-0.008171" calcext:value-type="float">
            <text:p>-0.008171</text:p>
          </table:table-cell>
          <table:table-cell table:style-name="Default" office:value-type="float" office:value="-0.003668" calcext:value-type="float">
            <text:p>-0.003668</text:p>
          </table:table-cell>
          <table:table-cell table:style-name="Default" office:value-type="float" office:value="-0.02314" calcext:value-type="float">
            <text:p>-0.0231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74813" calcext:value-type="float">
            <text:p>0.074813</text:p>
          </table:table-cell>
          <table:table-cell table:style-name="Default" office:value-type="float" office:value="1.366223" calcext:value-type="float">
            <text:p>1.366223</text:p>
          </table:table-cell>
          <table:table-cell table:style-name="Default" office:value-type="float" office:value="-0.017009" calcext:value-type="float">
            <text:p>-0.017009</text:p>
          </table:table-cell>
          <table:table-cell table:style-name="Default" office:value-type="float" office:value="-0.009013" calcext:value-type="float">
            <text:p>-0.009013</text:p>
          </table:table-cell>
          <table:table-cell table:style-name="Default" office:value-type="float" office:value="-0.002555" calcext:value-type="float">
            <text:p>-0.002555</text:p>
          </table:table-cell>
          <table:table-cell table:style-name="Default" office:value-type="float" office:value="-0.024249" calcext:value-type="float">
            <text:p>-0.02424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74613" calcext:value-type="float">
            <text:p>0.074613</text:p>
          </table:table-cell>
          <table:table-cell table:style-name="Default" office:value-type="float" office:value="1.366252" calcext:value-type="float">
            <text:p>1.366252</text:p>
          </table:table-cell>
          <table:table-cell table:style-name="Default" office:value-type="float" office:value="-0.019415" calcext:value-type="float">
            <text:p>-0.019415</text:p>
          </table:table-cell>
          <table:table-cell table:style-name="Default" office:value-type="float" office:value="-0.00998" calcext:value-type="float">
            <text:p>-0.00998</text:p>
          </table:table-cell>
          <table:table-cell table:style-name="Default" office:value-type="float" office:value="-0.001411" calcext:value-type="float">
            <text:p>-0.001411</text:p>
          </table:table-cell>
          <table:table-cell table:style-name="Default" office:value-type="float" office:value="-0.025214" calcext:value-type="float">
            <text:p>-0.02521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74321" calcext:value-type="float">
            <text:p>0.074321</text:p>
          </table:table-cell>
          <table:table-cell table:style-name="Default" office:value-type="float" office:value="1.366282" calcext:value-type="float">
            <text:p>1.366282</text:p>
          </table:table-cell>
          <table:table-cell table:style-name="Default" office:value-type="float" office:value="-0.022002" calcext:value-type="float">
            <text:p>-0.022002</text:p>
          </table:table-cell>
          <table:table-cell table:style-name="Default" office:value-type="float" office:value="-0.011014" calcext:value-type="float">
            <text:p>-0.011014</text:p>
          </table:table-cell>
          <table:table-cell table:style-name="Default" office:value-type="float" office:value="-0.000224" calcext:value-type="float">
            <text:p>-0.000224</text:p>
          </table:table-cell>
          <table:table-cell table:style-name="Default" office:value-type="float" office:value="-0.025984" calcext:value-type="float">
            <text:p>-0.02598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7395" calcext:value-type="float">
            <text:p>0.07395</text:p>
          </table:table-cell>
          <table:table-cell table:style-name="Default" office:value-type="float" office:value="1.366204" calcext:value-type="float">
            <text:p>1.366204</text:p>
          </table:table-cell>
          <table:table-cell table:style-name="Default" office:value-type="float" office:value="-0.024765" calcext:value-type="float">
            <text:p>-0.024765</text:p>
          </table:table-cell>
          <table:table-cell table:style-name="Default" office:value-type="float" office:value="-0.011949" calcext:value-type="float">
            <text:p>-0.011949</text:p>
          </table:table-cell>
          <table:table-cell table:style-name="Default" office:value-type="float" office:value="0.000952" calcext:value-type="float">
            <text:p>0.000952</text:p>
          </table:table-cell>
          <table:table-cell table:style-name="Default" office:value-type="float" office:value="-0.027357" calcext:value-type="float">
            <text:p>-0.02735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73448" calcext:value-type="float">
            <text:p>0.073448</text:p>
          </table:table-cell>
          <table:table-cell table:style-name="Default" office:value-type="float" office:value="1.366035" calcext:value-type="float">
            <text:p>1.366035</text:p>
          </table:table-cell>
          <table:table-cell table:style-name="Default" office:value-type="float" office:value="-0.027734" calcext:value-type="float">
            <text:p>-0.027734</text:p>
          </table:table-cell>
          <table:table-cell table:style-name="Default" office:value-type="float" office:value="-0.012824" calcext:value-type="float">
            <text:p>-0.012824</text:p>
          </table:table-cell>
          <table:table-cell table:style-name="Default" office:value-type="float" office:value="0.001886" calcext:value-type="float">
            <text:p>0.001886</text:p>
          </table:table-cell>
          <table:table-cell table:style-name="Default" office:value-type="float" office:value="-0.028741" calcext:value-type="float">
            <text:p>-0.02874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72777" calcext:value-type="float">
            <text:p>0.072777</text:p>
          </table:table-cell>
          <table:table-cell table:style-name="Default" office:value-type="float" office:value="1.365879" calcext:value-type="float">
            <text:p>1.365879</text:p>
          </table:table-cell>
          <table:table-cell table:style-name="Default" office:value-type="float" office:value="-0.030909" calcext:value-type="float">
            <text:p>-0.030909</text:p>
          </table:table-cell>
          <table:table-cell table:style-name="Default" office:value-type="float" office:value="-0.013627" calcext:value-type="float">
            <text:p>-0.013627</text:p>
          </table:table-cell>
          <table:table-cell table:style-name="Default" office:value-type="float" office:value="0.002437" calcext:value-type="float">
            <text:p>0.002437</text:p>
          </table:table-cell>
          <table:table-cell table:style-name="Default" office:value-type="float" office:value="-0.030015" calcext:value-type="float">
            <text:p>-0.03001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72002" calcext:value-type="float">
            <text:p>0.072002</text:p>
          </table:table-cell>
          <table:table-cell table:style-name="Default" office:value-type="float" office:value="1.365731" calcext:value-type="float">
            <text:p>1.365731</text:p>
          </table:table-cell>
          <table:table-cell table:style-name="Default" office:value-type="float" office:value="-0.034379" calcext:value-type="float">
            <text:p>-0.034379</text:p>
          </table:table-cell>
          <table:table-cell table:style-name="Default" office:value-type="float" office:value="-0.014608" calcext:value-type="float">
            <text:p>-0.014608</text:p>
          </table:table-cell>
          <table:table-cell table:style-name="Default" office:value-type="float" office:value="0.002835" calcext:value-type="float">
            <text:p>0.002835</text:p>
          </table:table-cell>
          <table:table-cell table:style-name="Default" office:value-type="float" office:value="-0.03169" calcext:value-type="float">
            <text:p>-0.0316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71164" calcext:value-type="float">
            <text:p>0.071164</text:p>
          </table:table-cell>
          <table:table-cell table:style-name="Default" office:value-type="float" office:value="1.365641" calcext:value-type="float">
            <text:p>1.365641</text:p>
          </table:table-cell>
          <table:table-cell table:style-name="Default" office:value-type="float" office:value="-0.038089" calcext:value-type="float">
            <text:p>-0.038089</text:p>
          </table:table-cell>
          <table:table-cell table:style-name="Default" office:value-type="float" office:value="-0.015647" calcext:value-type="float">
            <text:p>-0.015647</text:p>
          </table:table-cell>
          <table:table-cell table:style-name="Default" office:value-type="float" office:value="0.002753" calcext:value-type="float">
            <text:p>0.002753</text:p>
          </table:table-cell>
          <table:table-cell table:style-name="Default" office:value-type="float" office:value="-0.033403" calcext:value-type="float">
            <text:p>-0.03340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7026" calcext:value-type="float">
            <text:p>0.07026</text:p>
          </table:table-cell>
          <table:table-cell table:style-name="Default" office:value-type="float" office:value="1.365487" calcext:value-type="float">
            <text:p>1.365487</text:p>
          </table:table-cell>
          <table:table-cell table:style-name="Default" office:value-type="float" office:value="-0.04197" calcext:value-type="float">
            <text:p>-0.04197</text:p>
          </table:table-cell>
          <table:table-cell table:style-name="Default" office:value-type="float" office:value="-0.016573" calcext:value-type="float">
            <text:p>-0.016573</text:p>
          </table:table-cell>
          <table:table-cell table:style-name="Default" office:value-type="float" office:value="0.002424" calcext:value-type="float">
            <text:p>0.002424</text:p>
          </table:table-cell>
          <table:table-cell table:style-name="Default" office:value-type="float" office:value="-0.035266" calcext:value-type="float">
            <text:p>-0.03526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6929" calcext:value-type="float">
            <text:p>0.06929</text:p>
          </table:table-cell>
          <table:table-cell table:style-name="Default" office:value-type="float" office:value="1.365355" calcext:value-type="float">
            <text:p>1.365355</text:p>
          </table:table-cell>
          <table:table-cell table:style-name="Default" office:value-type="float" office:value="-0.046081" calcext:value-type="float">
            <text:p>-0.046081</text:p>
          </table:table-cell>
          <table:table-cell table:style-name="Default" office:value-type="float" office:value="-0.017392" calcext:value-type="float">
            <text:p>-0.017392</text:p>
          </table:table-cell>
          <table:table-cell table:style-name="Default" office:value-type="float" office:value="0.00197" calcext:value-type="float">
            <text:p>0.00197</text:p>
          </table:table-cell>
          <table:table-cell table:style-name="Default" office:value-type="float" office:value="-0.036993" calcext:value-type="float">
            <text:p>-0.03699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68347" calcext:value-type="float">
            <text:p>0.068347</text:p>
          </table:table-cell>
          <table:table-cell table:style-name="Default" office:value-type="float" office:value="1.365187" calcext:value-type="float">
            <text:p>1.365187</text:p>
          </table:table-cell>
          <table:table-cell table:style-name="Default" office:value-type="float" office:value="-0.050271" calcext:value-type="float">
            <text:p>-0.050271</text:p>
          </table:table-cell>
          <table:table-cell table:style-name="Default" office:value-type="float" office:value="-0.018047" calcext:value-type="float">
            <text:p>-0.018047</text:p>
          </table:table-cell>
          <table:table-cell table:style-name="Default" office:value-type="float" office:value="0.001291" calcext:value-type="float">
            <text:p>0.001291</text:p>
          </table:table-cell>
          <table:table-cell table:style-name="Default" office:value-type="float" office:value="-0.039013" calcext:value-type="float">
            <text:p>-0.03901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67297" calcext:value-type="float">
            <text:p>0.067297</text:p>
          </table:table-cell>
          <table:table-cell table:style-name="Default" office:value-type="float" office:value="1.364959" calcext:value-type="float">
            <text:p>1.364959</text:p>
          </table:table-cell>
          <table:table-cell table:style-name="Default" office:value-type="float" office:value="-0.054519" calcext:value-type="float">
            <text:p>-0.054519</text:p>
          </table:table-cell>
          <table:table-cell table:style-name="Default" office:value-type="float" office:value="-0.018464" calcext:value-type="float">
            <text:p>-0.018464</text:p>
          </table:table-cell>
          <table:table-cell table:style-name="Default" office:value-type="float" office:value="0.000559" calcext:value-type="float">
            <text:p>0.000559</text:p>
          </table:table-cell>
          <table:table-cell table:style-name="Default" office:value-type="float" office:value="-0.040992" calcext:value-type="float">
            <text:p>-0.04099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66185" calcext:value-type="float">
            <text:p>0.066185</text:p>
          </table:table-cell>
          <table:table-cell table:style-name="Default" office:value-type="float" office:value="1.364682" calcext:value-type="float">
            <text:p>1.364682</text:p>
          </table:table-cell>
          <table:table-cell table:style-name="Default" office:value-type="float" office:value="-0.058822" calcext:value-type="float">
            <text:p>-0.058822</text:p>
          </table:table-cell>
          <table:table-cell table:style-name="Default" office:value-type="float" office:value="-0.018828" calcext:value-type="float">
            <text:p>-0.018828</text:p>
          </table:table-cell>
          <table:table-cell table:style-name="Default" office:value-type="float" office:value="-0.000121" calcext:value-type="float">
            <text:p>-0.000121</text:p>
          </table:table-cell>
          <table:table-cell table:style-name="Default" office:value-type="float" office:value="-0.04308" calcext:value-type="float">
            <text:p>-0.0430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65033" calcext:value-type="float">
            <text:p>0.065033</text:p>
          </table:table-cell>
          <table:table-cell table:style-name="Default" office:value-type="float" office:value="1.36435" calcext:value-type="float">
            <text:p>1.36435</text:p>
          </table:table-cell>
          <table:table-cell table:style-name="Default" office:value-type="float" office:value="-0.063205" calcext:value-type="float">
            <text:p>-0.063205</text:p>
          </table:table-cell>
          <table:table-cell table:style-name="Default" office:value-type="float" office:value="-0.018899" calcext:value-type="float">
            <text:p>-0.018899</text:p>
          </table:table-cell>
          <table:table-cell table:style-name="Default" office:value-type="float" office:value="-0.000742" calcext:value-type="float">
            <text:p>-0.000742</text:p>
          </table:table-cell>
          <table:table-cell table:style-name="Default" office:value-type="float" office:value="-0.045006" calcext:value-type="float">
            <text:p>-0.04500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63851" calcext:value-type="float">
            <text:p>0.063851</text:p>
          </table:table-cell>
          <table:table-cell table:style-name="Default" office:value-type="float" office:value="1.363956" calcext:value-type="float">
            <text:p>1.363956</text:p>
          </table:table-cell>
          <table:table-cell table:style-name="Default" office:value-type="float" office:value="-0.06761" calcext:value-type="float">
            <text:p>-0.06761</text:p>
          </table:table-cell>
          <table:table-cell table:style-name="Default" office:value-type="float" office:value="-0.018919" calcext:value-type="float">
            <text:p>-0.018919</text:p>
          </table:table-cell>
          <table:table-cell table:style-name="Default" office:value-type="float" office:value="-0.001197" calcext:value-type="float">
            <text:p>-0.001197</text:p>
          </table:table-cell>
          <table:table-cell table:style-name="Default" office:value-type="float" office:value="-0.046846" calcext:value-type="float">
            <text:p>-0.04684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62644" calcext:value-type="float">
            <text:p>0.062644</text:p>
          </table:table-cell>
          <table:table-cell table:style-name="Default" office:value-type="float" office:value="1.363558" calcext:value-type="float">
            <text:p>1.363558</text:p>
          </table:table-cell>
          <table:table-cell table:style-name="Default" office:value-type="float" office:value="-0.071956" calcext:value-type="float">
            <text:p>-0.071956</text:p>
          </table:table-cell>
          <table:table-cell table:style-name="Default" office:value-type="float" office:value="-0.018967" calcext:value-type="float">
            <text:p>-0.018967</text:p>
          </table:table-cell>
          <table:table-cell table:style-name="Default" office:value-type="float" office:value="-0.001815" calcext:value-type="float">
            <text:p>-0.001815</text:p>
          </table:table-cell>
          <table:table-cell table:style-name="Default" office:value-type="float" office:value="-0.048983" calcext:value-type="float">
            <text:p>-0.04898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61422" calcext:value-type="float">
            <text:p>0.061422</text:p>
          </table:table-cell>
          <table:table-cell table:style-name="Default" office:value-type="float" office:value="1.363084" calcext:value-type="float">
            <text:p>1.363084</text:p>
          </table:table-cell>
          <table:table-cell table:style-name="Default" office:value-type="float" office:value="-0.076275" calcext:value-type="float">
            <text:p>-0.076275</text:p>
          </table:table-cell>
          <table:table-cell table:style-name="Default" office:value-type="float" office:value="-0.018971" calcext:value-type="float">
            <text:p>-0.018971</text:p>
          </table:table-cell>
          <table:table-cell table:style-name="Default" office:value-type="float" office:value="-0.002228" calcext:value-type="float">
            <text:p>-0.002228</text:p>
          </table:table-cell>
          <table:table-cell table:style-name="Default" office:value-type="float" office:value="-0.050851" calcext:value-type="float">
            <text:p>-0.05085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60237" calcext:value-type="float">
            <text:p>0.060237</text:p>
          </table:table-cell>
          <table:table-cell table:style-name="Default" office:value-type="float" office:value="1.362602" calcext:value-type="float">
            <text:p>1.362602</text:p>
          </table:table-cell>
          <table:table-cell table:style-name="Default" office:value-type="float" office:value="-0.080635" calcext:value-type="float">
            <text:p>-0.080635</text:p>
          </table:table-cell>
          <table:table-cell table:style-name="Default" office:value-type="float" office:value="-0.019138" calcext:value-type="float">
            <text:p>-0.019138</text:p>
          </table:table-cell>
          <table:table-cell table:style-name="Default" office:value-type="float" office:value="-0.002876" calcext:value-type="float">
            <text:p>-0.002876</text:p>
          </table:table-cell>
          <table:table-cell table:style-name="Default" office:value-type="float" office:value="-0.052864" calcext:value-type="float">
            <text:p>-0.05286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59028" calcext:value-type="float">
            <text:p>0.059028</text:p>
          </table:table-cell>
          <table:table-cell table:style-name="Default" office:value-type="float" office:value="1.362114" calcext:value-type="float">
            <text:p>1.362114</text:p>
          </table:table-cell>
          <table:table-cell table:style-name="Default" office:value-type="float" office:value="-0.085021" calcext:value-type="float">
            <text:p>-0.085021</text:p>
          </table:table-cell>
          <table:table-cell table:style-name="Default" office:value-type="float" office:value="-0.019323" calcext:value-type="float">
            <text:p>-0.019323</text:p>
          </table:table-cell>
          <table:table-cell table:style-name="Default" office:value-type="float" office:value="-0.003602" calcext:value-type="float">
            <text:p>-0.003602</text:p>
          </table:table-cell>
          <table:table-cell table:style-name="Default" office:value-type="float" office:value="-0.054727" calcext:value-type="float">
            <text:p>-0.05472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57844" calcext:value-type="float">
            <text:p>0.057844</text:p>
          </table:table-cell>
          <table:table-cell table:style-name="Default" office:value-type="float" office:value="1.361626" calcext:value-type="float">
            <text:p>1.361626</text:p>
          </table:table-cell>
          <table:table-cell table:style-name="Default" office:value-type="float" office:value="-0.089451" calcext:value-type="float">
            <text:p>-0.089451</text:p>
          </table:table-cell>
          <table:table-cell table:style-name="Default" office:value-type="float" office:value="-0.019452" calcext:value-type="float">
            <text:p>-0.019452</text:p>
          </table:table-cell>
          <table:table-cell table:style-name="Default" office:value-type="float" office:value="-0.004927" calcext:value-type="float">
            <text:p>-0.004927</text:p>
          </table:table-cell>
          <table:table-cell table:style-name="Default" office:value-type="float" office:value="-0.056564" calcext:value-type="float">
            <text:p>-0.05656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56598" calcext:value-type="float">
            <text:p>0.056598</text:p>
          </table:table-cell>
          <table:table-cell table:style-name="Default" office:value-type="float" office:value="1.36102" calcext:value-type="float">
            <text:p>1.36102</text:p>
          </table:table-cell>
          <table:table-cell table:style-name="Default" office:value-type="float" office:value="-0.093849" calcext:value-type="float">
            <text:p>-0.093849</text:p>
          </table:table-cell>
          <table:table-cell table:style-name="Default" office:value-type="float" office:value="-0.019458" calcext:value-type="float">
            <text:p>-0.019458</text:p>
          </table:table-cell>
          <table:table-cell table:style-name="Default" office:value-type="float" office:value="-0.006757" calcext:value-type="float">
            <text:p>-0.006757</text:p>
          </table:table-cell>
          <table:table-cell table:style-name="Default" office:value-type="float" office:value="-0.058181" calcext:value-type="float">
            <text:p>-0.05818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55289" calcext:value-type="float">
            <text:p>0.055289</text:p>
          </table:table-cell>
          <table:table-cell table:style-name="Default" office:value-type="float" office:value="1.360361" calcext:value-type="float">
            <text:p>1.360361</text:p>
          </table:table-cell>
          <table:table-cell table:style-name="Default" office:value-type="float" office:value="-0.098183" calcext:value-type="float">
            <text:p>-0.098183</text:p>
          </table:table-cell>
          <table:table-cell table:style-name="Default" office:value-type="float" office:value="-0.01951" calcext:value-type="float">
            <text:p>-0.01951</text:p>
          </table:table-cell>
          <table:table-cell table:style-name="Default" office:value-type="float" office:value="-0.008975" calcext:value-type="float">
            <text:p>-0.008975</text:p>
          </table:table-cell>
          <table:table-cell table:style-name="Default" office:value-type="float" office:value="-0.060092" calcext:value-type="float">
            <text:p>-0.06009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53915" calcext:value-type="float">
            <text:p>0.053915</text:p>
          </table:table-cell>
          <table:table-cell table:style-name="Default" office:value-type="float" office:value="1.359756" calcext:value-type="float">
            <text:p>1.359756</text:p>
          </table:table-cell>
          <table:table-cell table:style-name="Default" office:value-type="float" office:value="-0.102488" calcext:value-type="float">
            <text:p>-0.102488</text:p>
          </table:table-cell>
          <table:table-cell table:style-name="Default" office:value-type="float" office:value="-0.019785" calcext:value-type="float">
            <text:p>-0.019785</text:p>
          </table:table-cell>
          <table:table-cell table:style-name="Default" office:value-type="float" office:value="-0.011562" calcext:value-type="float">
            <text:p>-0.011562</text:p>
          </table:table-cell>
          <table:table-cell table:style-name="Default" office:value-type="float" office:value="-0.061523" calcext:value-type="float">
            <text:p>-0.06152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52476" calcext:value-type="float">
            <text:p>0.052476</text:p>
          </table:table-cell>
          <table:table-cell table:style-name="Default" office:value-type="float" office:value="1.359104" calcext:value-type="float">
            <text:p>1.359104</text:p>
          </table:table-cell>
          <table:table-cell table:style-name="Default" office:value-type="float" office:value="-0.106708" calcext:value-type="float">
            <text:p>-0.106708</text:p>
          </table:table-cell>
          <table:table-cell table:style-name="Default" office:value-type="float" office:value="-0.020226" calcext:value-type="float">
            <text:p>-0.020226</text:p>
          </table:table-cell>
          <table:table-cell table:style-name="Default" office:value-type="float" office:value="-0.014415" calcext:value-type="float">
            <text:p>-0.014415</text:p>
          </table:table-cell>
          <table:table-cell table:style-name="Default" office:value-type="float" office:value="-0.063291" calcext:value-type="float">
            <text:p>-0.06329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5097" calcext:value-type="float">
            <text:p>0.05097</text:p>
          </table:table-cell>
          <table:table-cell table:style-name="Default" office:value-type="float" office:value="1.358395" calcext:value-type="float">
            <text:p>1.358395</text:p>
          </table:table-cell>
          <table:table-cell table:style-name="Default" office:value-type="float" office:value="-0.110788" calcext:value-type="float">
            <text:p>-0.110788</text:p>
          </table:table-cell>
          <table:table-cell table:style-name="Default" office:value-type="float" office:value="-0.020705" calcext:value-type="float">
            <text:p>-0.020705</text:p>
          </table:table-cell>
          <table:table-cell table:style-name="Default" office:value-type="float" office:value="-0.017086" calcext:value-type="float">
            <text:p>-0.017086</text:p>
          </table:table-cell>
          <table:table-cell table:style-name="Default" office:value-type="float" office:value="-0.065413" calcext:value-type="float">
            <text:p>-0.06541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49789" calcext:value-type="float">
            <text:p>0.049789</text:p>
          </table:table-cell>
          <table:table-cell table:style-name="Default" office:value-type="float" office:value="1.357674" calcext:value-type="float">
            <text:p>1.357674</text:p>
          </table:table-cell>
          <table:table-cell table:style-name="Default" office:value-type="float" office:value="-0.114592" calcext:value-type="float">
            <text:p>-0.114592</text:p>
          </table:table-cell>
          <table:table-cell table:style-name="Default" office:value-type="float" office:value="-0.021761" calcext:value-type="float">
            <text:p>-0.021761</text:p>
          </table:table-cell>
          <table:table-cell table:style-name="Default" office:value-type="float" office:value="-0.018285" calcext:value-type="float">
            <text:p>-0.018285</text:p>
          </table:table-cell>
          <table:table-cell table:style-name="Default" office:value-type="float" office:value="-0.066744" calcext:value-type="float">
            <text:p>-0.06674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48047" calcext:value-type="float">
            <text:p>0.048047</text:p>
          </table:table-cell>
          <table:table-cell table:style-name="Default" office:value-type="float" office:value="1.356948" calcext:value-type="float">
            <text:p>1.356948</text:p>
          </table:table-cell>
          <table:table-cell table:style-name="Default" office:value-type="float" office:value="-0.118905" calcext:value-type="float">
            <text:p>-0.118905</text:p>
          </table:table-cell>
          <table:table-cell table:style-name="Default" office:value-type="float" office:value="-0.022266" calcext:value-type="float">
            <text:p>-0.022266</text:p>
          </table:table-cell>
          <table:table-cell table:style-name="Default" office:value-type="float" office:value="-0.022586" calcext:value-type="float">
            <text:p>-0.022586</text:p>
          </table:table-cell>
          <table:table-cell table:style-name="Default" office:value-type="float" office:value="-0.069291" calcext:value-type="float">
            <text:p>-0.06929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46813" calcext:value-type="float">
            <text:p>0.046813</text:p>
          </table:table-cell>
          <table:table-cell table:style-name="Default" office:value-type="float" office:value="1.356328" calcext:value-type="float">
            <text:p>1.356328</text:p>
          </table:table-cell>
          <table:table-cell table:style-name="Default" office:value-type="float" office:value="-0.122541" calcext:value-type="float">
            <text:p>-0.122541</text:p>
          </table:table-cell>
          <table:table-cell table:style-name="Default" office:value-type="float" office:value="-0.023684" calcext:value-type="float">
            <text:p>-0.023684</text:p>
          </table:table-cell>
          <table:table-cell table:style-name="Default" office:value-type="float" office:value="-0.023287" calcext:value-type="float">
            <text:p>-0.023287</text:p>
          </table:table-cell>
          <table:table-cell table:style-name="Default" office:value-type="float" office:value="-0.070325" calcext:value-type="float">
            <text:p>-0.07032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4525" calcext:value-type="float">
            <text:p>0.04525</text:p>
          </table:table-cell>
          <table:table-cell table:style-name="Default" office:value-type="float" office:value="1.355777" calcext:value-type="float">
            <text:p>1.355777</text:p>
          </table:table-cell>
          <table:table-cell table:style-name="Default" office:value-type="float" office:value="-0.126302" calcext:value-type="float">
            <text:p>-0.126302</text:p>
          </table:table-cell>
          <table:table-cell table:style-name="Default" office:value-type="float" office:value="-0.024532" calcext:value-type="float">
            <text:p>-0.024532</text:p>
          </table:table-cell>
          <table:table-cell table:style-name="Default" office:value-type="float" office:value="-0.025633" calcext:value-type="float">
            <text:p>-0.025633</text:p>
          </table:table-cell>
          <table:table-cell table:style-name="Default" office:value-type="float" office:value="-0.071613" calcext:value-type="float">
            <text:p>-0.07161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43722" calcext:value-type="float">
            <text:p>0.043722</text:p>
          </table:table-cell>
          <table:table-cell table:style-name="Default" office:value-type="float" office:value="1.355152" calcext:value-type="float">
            <text:p>1.355152</text:p>
          </table:table-cell>
          <table:table-cell table:style-name="Default" office:value-type="float" office:value="-0.129941" calcext:value-type="float">
            <text:p>-0.129941</text:p>
          </table:table-cell>
          <table:table-cell table:style-name="Default" office:value-type="float" office:value="-0.025308" calcext:value-type="float">
            <text:p>-0.025308</text:p>
          </table:table-cell>
          <table:table-cell table:style-name="Default" office:value-type="float" office:value="-0.028122" calcext:value-type="float">
            <text:p>-0.028122</text:p>
          </table:table-cell>
          <table:table-cell table:style-name="Default" office:value-type="float" office:value="-0.073421" calcext:value-type="float">
            <text:p>-0.07342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42166" calcext:value-type="float">
            <text:p>0.042166</text:p>
          </table:table-cell>
          <table:table-cell table:style-name="Default" office:value-type="float" office:value="1.354535" calcext:value-type="float">
            <text:p>1.354535</text:p>
          </table:table-cell>
          <table:table-cell table:style-name="Default" office:value-type="float" office:value="-0.133376" calcext:value-type="float">
            <text:p>-0.133376</text:p>
          </table:table-cell>
          <table:table-cell table:style-name="Default" office:value-type="float" office:value="-0.026174" calcext:value-type="float">
            <text:p>-0.026174</text:p>
          </table:table-cell>
          <table:table-cell table:style-name="Default" office:value-type="float" office:value="-0.030345" calcext:value-type="float">
            <text:p>-0.030345</text:p>
          </table:table-cell>
          <table:table-cell table:style-name="Default" office:value-type="float" office:value="-0.075202" calcext:value-type="float">
            <text:p>-0.07520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40564" calcext:value-type="float">
            <text:p>0.040564</text:p>
          </table:table-cell>
          <table:table-cell table:style-name="Default" office:value-type="float" office:value="1.353984" calcext:value-type="float">
            <text:p>1.353984</text:p>
          </table:table-cell>
          <table:table-cell table:style-name="Default" office:value-type="float" office:value="-0.136634" calcext:value-type="float">
            <text:p>-0.136634</text:p>
          </table:table-cell>
          <table:table-cell table:style-name="Default" office:value-type="float" office:value="-0.026804" calcext:value-type="float">
            <text:p>-0.026804</text:p>
          </table:table-cell>
          <table:table-cell table:style-name="Default" office:value-type="float" office:value="-0.032817" calcext:value-type="float">
            <text:p>-0.032817</text:p>
          </table:table-cell>
          <table:table-cell table:style-name="Default" office:value-type="float" office:value="-0.076927" calcext:value-type="float">
            <text:p>-0.07692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38947" calcext:value-type="float">
            <text:p>0.038947</text:p>
          </table:table-cell>
          <table:table-cell table:style-name="Default" office:value-type="float" office:value="1.353398" calcext:value-type="float">
            <text:p>1.353398</text:p>
          </table:table-cell>
          <table:table-cell table:style-name="Default" office:value-type="float" office:value="-0.139633" calcext:value-type="float">
            <text:p>-0.139633</text:p>
          </table:table-cell>
          <table:table-cell table:style-name="Default" office:value-type="float" office:value="-0.027315" calcext:value-type="float">
            <text:p>-0.027315</text:p>
          </table:table-cell>
          <table:table-cell table:style-name="Default" office:value-type="float" office:value="-0.035169" calcext:value-type="float">
            <text:p>-0.035169</text:p>
          </table:table-cell>
          <table:table-cell table:style-name="Default" office:value-type="float" office:value="-0.078267" calcext:value-type="float">
            <text:p>-0.07826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37355" calcext:value-type="float">
            <text:p>0.037355</text:p>
          </table:table-cell>
          <table:table-cell table:style-name="Default" office:value-type="float" office:value="1.352781" calcext:value-type="float">
            <text:p>1.352781</text:p>
          </table:table-cell>
          <table:table-cell table:style-name="Default" office:value-type="float" office:value="-0.142326" calcext:value-type="float">
            <text:p>-0.142326</text:p>
          </table:table-cell>
          <table:table-cell table:style-name="Default" office:value-type="float" office:value="-0.027804" calcext:value-type="float">
            <text:p>-0.027804</text:p>
          </table:table-cell>
          <table:table-cell table:style-name="Default" office:value-type="float" office:value="-0.037323" calcext:value-type="float">
            <text:p>-0.037323</text:p>
          </table:table-cell>
          <table:table-cell table:style-name="Default" office:value-type="float" office:value="-0.07955" calcext:value-type="float">
            <text:p>-0.0795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35807" calcext:value-type="float">
            <text:p>0.035807</text:p>
          </table:table-cell>
          <table:table-cell table:style-name="Default" office:value-type="float" office:value="1.352105" calcext:value-type="float">
            <text:p>1.352105</text:p>
          </table:table-cell>
          <table:table-cell table:style-name="Default" office:value-type="float" office:value="-0.144761" calcext:value-type="float">
            <text:p>-0.144761</text:p>
          </table:table-cell>
          <table:table-cell table:style-name="Default" office:value-type="float" office:value="-0.028295" calcext:value-type="float">
            <text:p>-0.028295</text:p>
          </table:table-cell>
          <table:table-cell table:style-name="Default" office:value-type="float" office:value="-0.039309" calcext:value-type="float">
            <text:p>-0.039309</text:p>
          </table:table-cell>
          <table:table-cell table:style-name="Default" office:value-type="float" office:value="-0.080896" calcext:value-type="float">
            <text:p>-0.08089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34233" calcext:value-type="float">
            <text:p>0.034233</text:p>
          </table:table-cell>
          <table:table-cell table:style-name="Default" office:value-type="float" office:value="1.351327" calcext:value-type="float">
            <text:p>1.351327</text:p>
          </table:table-cell>
          <table:table-cell table:style-name="Default" office:value-type="float" office:value="-0.146931" calcext:value-type="float">
            <text:p>-0.146931</text:p>
          </table:table-cell>
          <table:table-cell table:style-name="Default" office:value-type="float" office:value="-0.028715" calcext:value-type="float">
            <text:p>-0.028715</text:p>
          </table:table-cell>
          <table:table-cell table:style-name="Default" office:value-type="float" office:value="-0.041122" calcext:value-type="float">
            <text:p>-0.041122</text:p>
          </table:table-cell>
          <table:table-cell table:style-name="Default" office:value-type="float" office:value="-0.082001" calcext:value-type="float">
            <text:p>-0.08200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32695" calcext:value-type="float">
            <text:p>0.032695</text:p>
          </table:table-cell>
          <table:table-cell table:style-name="Default" office:value-type="float" office:value="1.350469" calcext:value-type="float">
            <text:p>1.350469</text:p>
          </table:table-cell>
          <table:table-cell table:style-name="Default" office:value-type="float" office:value="-0.148917" calcext:value-type="float">
            <text:p>-0.148917</text:p>
          </table:table-cell>
          <table:table-cell table:style-name="Default" office:value-type="float" office:value="-0.029386" calcext:value-type="float">
            <text:p>-0.029386</text:p>
          </table:table-cell>
          <table:table-cell table:style-name="Default" office:value-type="float" office:value="-0.042543" calcext:value-type="float">
            <text:p>-0.042543</text:p>
          </table:table-cell>
          <table:table-cell table:style-name="Default" office:value-type="float" office:value="-0.083488" calcext:value-type="float">
            <text:p>-0.08348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31171" calcext:value-type="float">
            <text:p>0.031171</text:p>
          </table:table-cell>
          <table:table-cell table:style-name="Default" office:value-type="float" office:value="1.349417" calcext:value-type="float">
            <text:p>1.349417</text:p>
          </table:table-cell>
          <table:table-cell table:style-name="Default" office:value-type="float" office:value="-0.150935" calcext:value-type="float">
            <text:p>-0.150935</text:p>
          </table:table-cell>
          <table:table-cell table:style-name="Default" office:value-type="float" office:value="-0.030762" calcext:value-type="float">
            <text:p>-0.030762</text:p>
          </table:table-cell>
          <table:table-cell table:style-name="Default" office:value-type="float" office:value="-0.042814" calcext:value-type="float">
            <text:p>-0.042814</text:p>
          </table:table-cell>
          <table:table-cell table:style-name="Default" office:value-type="float" office:value="-0.086221" calcext:value-type="float">
            <text:p>-0.08622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29507" calcext:value-type="float">
            <text:p>0.029507</text:p>
          </table:table-cell>
          <table:table-cell table:style-name="Default" office:value-type="float" office:value="1.348617" calcext:value-type="float">
            <text:p>1.348617</text:p>
          </table:table-cell>
          <table:table-cell table:style-name="Default" office:value-type="float" office:value="-0.152603" calcext:value-type="float">
            <text:p>-0.152603</text:p>
          </table:table-cell>
          <table:table-cell table:style-name="Default" office:value-type="float" office:value="-0.031824" calcext:value-type="float">
            <text:p>-0.031824</text:p>
          </table:table-cell>
          <table:table-cell table:style-name="Default" office:value-type="float" office:value="-0.043991" calcext:value-type="float">
            <text:p>-0.043991</text:p>
          </table:table-cell>
          <table:table-cell table:style-name="Default" office:value-type="float" office:value="-0.08744" calcext:value-type="float">
            <text:p>-0.0874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27764" calcext:value-type="float">
            <text:p>0.027764</text:p>
          </table:table-cell>
          <table:table-cell table:style-name="Default" office:value-type="float" office:value="1.347876" calcext:value-type="float">
            <text:p>1.347876</text:p>
          </table:table-cell>
          <table:table-cell table:style-name="Default" office:value-type="float" office:value="-0.154082" calcext:value-type="float">
            <text:p>-0.154082</text:p>
          </table:table-cell>
          <table:table-cell table:style-name="Default" office:value-type="float" office:value="-0.033188" calcext:value-type="float">
            <text:p>-0.033188</text:p>
          </table:table-cell>
          <table:table-cell table:style-name="Default" office:value-type="float" office:value="-0.045018" calcext:value-type="float">
            <text:p>-0.045018</text:p>
          </table:table-cell>
          <table:table-cell table:style-name="Default" office:value-type="float" office:value="-0.089029" calcext:value-type="float">
            <text:p>-0.08902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25882" calcext:value-type="float">
            <text:p>0.025882</text:p>
          </table:table-cell>
          <table:table-cell table:style-name="Default" office:value-type="float" office:value="1.347102" calcext:value-type="float">
            <text:p>1.347102</text:p>
          </table:table-cell>
          <table:table-cell table:style-name="Default" office:value-type="float" office:value="-0.155475" calcext:value-type="float">
            <text:p>-0.155475</text:p>
          </table:table-cell>
          <table:table-cell table:style-name="Default" office:value-type="float" office:value="-0.034861" calcext:value-type="float">
            <text:p>-0.034861</text:p>
          </table:table-cell>
          <table:table-cell table:style-name="Default" office:value-type="float" office:value="-0.045721" calcext:value-type="float">
            <text:p>-0.045721</text:p>
          </table:table-cell>
          <table:table-cell table:style-name="Default" office:value-type="float" office:value="-0.090575" calcext:value-type="float">
            <text:p>-0.09057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23904" calcext:value-type="float">
            <text:p>0.023904</text:p>
          </table:table-cell>
          <table:table-cell table:style-name="Default" office:value-type="float" office:value="1.346313" calcext:value-type="float">
            <text:p>1.346313</text:p>
          </table:table-cell>
          <table:table-cell table:style-name="Default" office:value-type="float" office:value="-0.156736" calcext:value-type="float">
            <text:p>-0.156736</text:p>
          </table:table-cell>
          <table:table-cell table:style-name="Default" office:value-type="float" office:value="-0.036754" calcext:value-type="float">
            <text:p>-0.036754</text:p>
          </table:table-cell>
          <table:table-cell table:style-name="Default" office:value-type="float" office:value="-0.046454" calcext:value-type="float">
            <text:p>-0.046454</text:p>
          </table:table-cell>
          <table:table-cell table:style-name="Default" office:value-type="float" office:value="-0.092117" calcext:value-type="float">
            <text:p>-0.09211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21823" calcext:value-type="float">
            <text:p>0.021823</text:p>
          </table:table-cell>
          <table:table-cell table:style-name="Default" office:value-type="float" office:value="1.345463" calcext:value-type="float">
            <text:p>1.345463</text:p>
          </table:table-cell>
          <table:table-cell table:style-name="Default" office:value-type="float" office:value="-0.157878" calcext:value-type="float">
            <text:p>-0.157878</text:p>
          </table:table-cell>
          <table:table-cell table:style-name="Default" office:value-type="float" office:value="-0.038729" calcext:value-type="float">
            <text:p>-0.038729</text:p>
          </table:table-cell>
          <table:table-cell table:style-name="Default" office:value-type="float" office:value="-0.047275" calcext:value-type="float">
            <text:p>-0.047275</text:p>
          </table:table-cell>
          <table:table-cell table:style-name="Default" office:value-type="float" office:value="-0.094017" calcext:value-type="float">
            <text:p>-0.09401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9834" calcext:value-type="float">
            <text:p>0.019834</text:p>
          </table:table-cell>
          <table:table-cell table:style-name="Default" office:value-type="float" office:value="1.344636" calcext:value-type="float">
            <text:p>1.344636</text:p>
          </table:table-cell>
          <table:table-cell table:style-name="Default" office:value-type="float" office:value="-0.159005" calcext:value-type="float">
            <text:p>-0.159005</text:p>
          </table:table-cell>
          <table:table-cell table:style-name="Default" office:value-type="float" office:value="-0.040513" calcext:value-type="float">
            <text:p>-0.040513</text:p>
          </table:table-cell>
          <table:table-cell table:style-name="Default" office:value-type="float" office:value="-0.048753" calcext:value-type="float">
            <text:p>-0.048753</text:p>
          </table:table-cell>
          <table:table-cell table:style-name="Default" office:value-type="float" office:value="-0.09545" calcext:value-type="float">
            <text:p>-0.0954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784" calcext:value-type="float">
            <text:p>0.01784</text:p>
          </table:table-cell>
          <table:table-cell table:style-name="Default" office:value-type="float" office:value="1.343767" calcext:value-type="float">
            <text:p>1.343767</text:p>
          </table:table-cell>
          <table:table-cell table:style-name="Default" office:value-type="float" office:value="-0.160109" calcext:value-type="float">
            <text:p>-0.160109</text:p>
          </table:table-cell>
          <table:table-cell table:style-name="Default" office:value-type="float" office:value="-0.042691" calcext:value-type="float">
            <text:p>-0.042691</text:p>
          </table:table-cell>
          <table:table-cell table:style-name="Default" office:value-type="float" office:value="-0.05022" calcext:value-type="float">
            <text:p>-0.05022</text:p>
          </table:table-cell>
          <table:table-cell table:style-name="Default" office:value-type="float" office:value="-0.097234" calcext:value-type="float">
            <text:p>-0.09723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5864" calcext:value-type="float">
            <text:p>0.015864</text:p>
          </table:table-cell>
          <table:table-cell table:style-name="Default" office:value-type="float" office:value="1.343027" calcext:value-type="float">
            <text:p>1.343027</text:p>
          </table:table-cell>
          <table:table-cell table:style-name="Default" office:value-type="float" office:value="-0.161232" calcext:value-type="float">
            <text:p>-0.161232</text:p>
          </table:table-cell>
          <table:table-cell table:style-name="Default" office:value-type="float" office:value="-0.044968" calcext:value-type="float">
            <text:p>-0.044968</text:p>
          </table:table-cell>
          <table:table-cell table:style-name="Default" office:value-type="float" office:value="-0.051378" calcext:value-type="float">
            <text:p>-0.051378</text:p>
          </table:table-cell>
          <table:table-cell table:style-name="Default" office:value-type="float" office:value="-0.098732" calcext:value-type="float">
            <text:p>-0.09873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392" calcext:value-type="float">
            <text:p>0.01392</text:p>
          </table:table-cell>
          <table:table-cell table:style-name="Default" office:value-type="float" office:value="1.342356" calcext:value-type="float">
            <text:p>1.342356</text:p>
          </table:table-cell>
          <table:table-cell table:style-name="Default" office:value-type="float" office:value="-0.162341" calcext:value-type="float">
            <text:p>-0.162341</text:p>
          </table:table-cell>
          <table:table-cell table:style-name="Default" office:value-type="float" office:value="-0.047127" calcext:value-type="float">
            <text:p>-0.047127</text:p>
          </table:table-cell>
          <table:table-cell table:style-name="Default" office:value-type="float" office:value="-0.052899" calcext:value-type="float">
            <text:p>-0.052899</text:p>
          </table:table-cell>
          <table:table-cell table:style-name="Default" office:value-type="float" office:value="-0.100302" calcext:value-type="float">
            <text:p>-0.10030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2018" calcext:value-type="float">
            <text:p>0.012018</text:p>
          </table:table-cell>
          <table:table-cell table:style-name="Default" office:value-type="float" office:value="1.341738" calcext:value-type="float">
            <text:p>1.341738</text:p>
          </table:table-cell>
          <table:table-cell table:style-name="Default" office:value-type="float" office:value="-0.163472" calcext:value-type="float">
            <text:p>-0.163472</text:p>
          </table:table-cell>
          <table:table-cell table:style-name="Default" office:value-type="float" office:value="-0.048933" calcext:value-type="float">
            <text:p>-0.048933</text:p>
          </table:table-cell>
          <table:table-cell table:style-name="Default" office:value-type="float" office:value="-0.054116" calcext:value-type="float">
            <text:p>-0.054116</text:p>
          </table:table-cell>
          <table:table-cell table:style-name="Default" office:value-type="float" office:value="-0.101484" calcext:value-type="float">
            <text:p>-0.10148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0236" calcext:value-type="float">
            <text:p>0.010236</text:p>
          </table:table-cell>
          <table:table-cell table:style-name="Default" office:value-type="float" office:value="1.341116" calcext:value-type="float">
            <text:p>1.341116</text:p>
          </table:table-cell>
          <table:table-cell table:style-name="Default" office:value-type="float" office:value="-0.164633" calcext:value-type="float">
            <text:p>-0.164633</text:p>
          </table:table-cell>
          <table:table-cell table:style-name="Default" office:value-type="float" office:value="-0.050651" calcext:value-type="float">
            <text:p>-0.050651</text:p>
          </table:table-cell>
          <table:table-cell table:style-name="Default" office:value-type="float" office:value="-0.055533" calcext:value-type="float">
            <text:p>-0.055533</text:p>
          </table:table-cell>
          <table:table-cell table:style-name="Default" office:value-type="float" office:value="-0.102868" calcext:value-type="float">
            <text:p>-0.10286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08444" calcext:value-type="float">
            <text:p>0.008444</text:p>
          </table:table-cell>
          <table:table-cell table:style-name="Default" office:value-type="float" office:value="1.340432" calcext:value-type="float">
            <text:p>1.340432</text:p>
          </table:table-cell>
          <table:table-cell table:style-name="Default" office:value-type="float" office:value="-0.165752" calcext:value-type="float">
            <text:p>-0.165752</text:p>
          </table:table-cell>
          <table:table-cell table:style-name="Default" office:value-type="float" office:value="-0.051997" calcext:value-type="float">
            <text:p>-0.051997</text:p>
          </table:table-cell>
          <table:table-cell table:style-name="Default" office:value-type="float" office:value="-0.056867" calcext:value-type="float">
            <text:p>-0.056867</text:p>
          </table:table-cell>
          <table:table-cell table:style-name="Default" office:value-type="float" office:value="-0.103984" calcext:value-type="float">
            <text:p>-0.10398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06826" calcext:value-type="float">
            <text:p>0.006826</text:p>
          </table:table-cell>
          <table:table-cell table:style-name="Default" office:value-type="float" office:value="1.339807" calcext:value-type="float">
            <text:p>1.339807</text:p>
          </table:table-cell>
          <table:table-cell table:style-name="Default" office:value-type="float" office:value="-0.166883" calcext:value-type="float">
            <text:p>-0.166883</text:p>
          </table:table-cell>
          <table:table-cell table:style-name="Default" office:value-type="float" office:value="-0.05334" calcext:value-type="float">
            <text:p>-0.05334</text:p>
          </table:table-cell>
          <table:table-cell table:style-name="Default" office:value-type="float" office:value="-0.057749" calcext:value-type="float">
            <text:p>-0.057749</text:p>
          </table:table-cell>
          <table:table-cell table:style-name="Default" office:value-type="float" office:value="-0.104874" calcext:value-type="float">
            <text:p>-0.10487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05225" calcext:value-type="float">
            <text:p>0.005225</text:p>
          </table:table-cell>
          <table:table-cell table:style-name="Default" office:value-type="float" office:value="1.339198" calcext:value-type="float">
            <text:p>1.339198</text:p>
          </table:table-cell>
          <table:table-cell table:style-name="Default" office:value-type="float" office:value="-0.167951" calcext:value-type="float">
            <text:p>-0.167951</text:p>
          </table:table-cell>
          <table:table-cell table:style-name="Default" office:value-type="float" office:value="-0.054317" calcext:value-type="float">
            <text:p>-0.054317</text:p>
          </table:table-cell>
          <table:table-cell table:style-name="Default" office:value-type="float" office:value="-0.058831" calcext:value-type="float">
            <text:p>-0.058831</text:p>
          </table:table-cell>
          <table:table-cell table:style-name="Default" office:value-type="float" office:value="-0.105717" calcext:value-type="float">
            <text:p>-0.10571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03711" calcext:value-type="float">
            <text:p>0.003711</text:p>
          </table:table-cell>
          <table:table-cell table:style-name="Default" office:value-type="float" office:value="1.338659" calcext:value-type="float">
            <text:p>1.338659</text:p>
          </table:table-cell>
          <table:table-cell table:style-name="Default" office:value-type="float" office:value="-0.169035" calcext:value-type="float">
            <text:p>-0.169035</text:p>
          </table:table-cell>
          <table:table-cell table:style-name="Default" office:value-type="float" office:value="-0.054959" calcext:value-type="float">
            <text:p>-0.054959</text:p>
          </table:table-cell>
          <table:table-cell table:style-name="Default" office:value-type="float" office:value="-0.059666" calcext:value-type="float">
            <text:p>-0.059666</text:p>
          </table:table-cell>
          <table:table-cell table:style-name="Default" office:value-type="float" office:value="-0.106378" calcext:value-type="float">
            <text:p>-0.10637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02241" calcext:value-type="float">
            <text:p>0.002241</text:p>
          </table:table-cell>
          <table:table-cell table:style-name="Default" office:value-type="float" office:value="1.338173" calcext:value-type="float">
            <text:p>1.338173</text:p>
          </table:table-cell>
          <table:table-cell table:style-name="Default" office:value-type="float" office:value="-0.170041" calcext:value-type="float">
            <text:p>-0.170041</text:p>
          </table:table-cell>
          <table:table-cell table:style-name="Default" office:value-type="float" office:value="-0.055414" calcext:value-type="float">
            <text:p>-0.055414</text:p>
          </table:table-cell>
          <table:table-cell table:style-name="Default" office:value-type="float" office:value="-0.06063" calcext:value-type="float">
            <text:p>-0.06063</text:p>
          </table:table-cell>
          <table:table-cell table:style-name="Default" office:value-type="float" office:value="-0.107071" calcext:value-type="float">
            <text:p>-0.10707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0088" calcext:value-type="float">
            <text:p>0.00088</text:p>
          </table:table-cell>
          <table:table-cell table:style-name="Default" office:value-type="float" office:value="1.337634" calcext:value-type="float">
            <text:p>1.337634</text:p>
          </table:table-cell>
          <table:table-cell table:style-name="Default" office:value-type="float" office:value="-0.171099" calcext:value-type="float">
            <text:p>-0.171099</text:p>
          </table:table-cell>
          <table:table-cell table:style-name="Default" office:value-type="float" office:value="-0.055587" calcext:value-type="float">
            <text:p>-0.055587</text:p>
          </table:table-cell>
          <table:table-cell table:style-name="Default" office:value-type="float" office:value="-0.061327" calcext:value-type="float">
            <text:p>-0.061327</text:p>
          </table:table-cell>
          <table:table-cell table:style-name="Default" office:value-type="float" office:value="-0.107625" calcext:value-type="float">
            <text:p>-0.10762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00403" calcext:value-type="float">
            <text:p>-0.000403</text:p>
          </table:table-cell>
          <table:table-cell table:style-name="Default" office:value-type="float" office:value="1.33713" calcext:value-type="float">
            <text:p>1.33713</text:p>
          </table:table-cell>
          <table:table-cell table:style-name="Default" office:value-type="float" office:value="-0.172145" calcext:value-type="float">
            <text:p>-0.172145</text:p>
          </table:table-cell>
          <table:table-cell table:style-name="Default" office:value-type="float" office:value="-0.055775" calcext:value-type="float">
            <text:p>-0.055775</text:p>
          </table:table-cell>
          <table:table-cell table:style-name="Default" office:value-type="float" office:value="-0.062174" calcext:value-type="float">
            <text:p>-0.062174</text:p>
          </table:table-cell>
          <table:table-cell table:style-name="Default" office:value-type="float" office:value="-0.10808" calcext:value-type="float">
            <text:p>-0.1080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01671" calcext:value-type="float">
            <text:p>-0.001671</text:p>
          </table:table-cell>
          <table:table-cell table:style-name="Default" office:value-type="float" office:value="1.336575" calcext:value-type="float">
            <text:p>1.336575</text:p>
          </table:table-cell>
          <table:table-cell table:style-name="Default" office:value-type="float" office:value="-0.173181" calcext:value-type="float">
            <text:p>-0.173181</text:p>
          </table:table-cell>
          <table:table-cell table:style-name="Default" office:value-type="float" office:value="-0.055919" calcext:value-type="float">
            <text:p>-0.055919</text:p>
          </table:table-cell>
          <table:table-cell table:style-name="Default" office:value-type="float" office:value="-0.06283" calcext:value-type="float">
            <text:p>-0.06283</text:p>
          </table:table-cell>
          <table:table-cell table:style-name="Default" office:value-type="float" office:value="-0.108807" calcext:value-type="float">
            <text:p>-0.10880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02877" calcext:value-type="float">
            <text:p>-0.002877</text:p>
          </table:table-cell>
          <table:table-cell table:style-name="Default" office:value-type="float" office:value="1.336112" calcext:value-type="float">
            <text:p>1.336112</text:p>
          </table:table-cell>
          <table:table-cell table:style-name="Default" office:value-type="float" office:value="-0.174203" calcext:value-type="float">
            <text:p>-0.174203</text:p>
          </table:table-cell>
          <table:table-cell table:style-name="Default" office:value-type="float" office:value="-0.056134" calcext:value-type="float">
            <text:p>-0.056134</text:p>
          </table:table-cell>
          <table:table-cell table:style-name="Default" office:value-type="float" office:value="-0.063372" calcext:value-type="float">
            <text:p>-0.063372</text:p>
          </table:table-cell>
          <table:table-cell table:style-name="Default" office:value-type="float" office:value="-0.109177" calcext:value-type="float">
            <text:p>-0.10917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0409" calcext:value-type="float">
            <text:p>-0.00409</text:p>
          </table:table-cell>
          <table:table-cell table:style-name="Default" office:value-type="float" office:value="1.335689" calcext:value-type="float">
            <text:p>1.335689</text:p>
          </table:table-cell>
          <table:table-cell table:style-name="Default" office:value-type="float" office:value="-0.175201" calcext:value-type="float">
            <text:p>-0.175201</text:p>
          </table:table-cell>
          <table:table-cell table:style-name="Default" office:value-type="float" office:value="-0.056129" calcext:value-type="float">
            <text:p>-0.056129</text:p>
          </table:table-cell>
          <table:table-cell table:style-name="Default" office:value-type="float" office:value="-0.064084" calcext:value-type="float">
            <text:p>-0.064084</text:p>
          </table:table-cell>
          <table:table-cell table:style-name="Default" office:value-type="float" office:value="-0.109504" calcext:value-type="float">
            <text:p>-0.10950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05279" calcext:value-type="float">
            <text:p>-0.005279</text:p>
          </table:table-cell>
          <table:table-cell table:style-name="Default" office:value-type="float" office:value="1.3354" calcext:value-type="float">
            <text:p>1.3354</text:p>
          </table:table-cell>
          <table:table-cell table:style-name="Default" office:value-type="float" office:value="-0.176204" calcext:value-type="float">
            <text:p>-0.176204</text:p>
          </table:table-cell>
          <table:table-cell table:style-name="Default" office:value-type="float" office:value="-0.056204" calcext:value-type="float">
            <text:p>-0.056204</text:p>
          </table:table-cell>
          <table:table-cell table:style-name="Default" office:value-type="float" office:value="-0.064544" calcext:value-type="float">
            <text:p>-0.064544</text:p>
          </table:table-cell>
          <table:table-cell table:style-name="Default" office:value-type="float" office:value="-0.110069" calcext:value-type="float">
            <text:p>-0.11006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06507" calcext:value-type="float">
            <text:p>-0.006507</text:p>
          </table:table-cell>
          <table:table-cell table:style-name="Default" office:value-type="float" office:value="1.335087" calcext:value-type="float">
            <text:p>1.335087</text:p>
          </table:table-cell>
          <table:table-cell table:style-name="Default" office:value-type="float" office:value="-0.177159" calcext:value-type="float">
            <text:p>-0.177159</text:p>
          </table:table-cell>
          <table:table-cell table:style-name="Default" office:value-type="float" office:value="-0.056091" calcext:value-type="float">
            <text:p>-0.056091</text:p>
          </table:table-cell>
          <table:table-cell table:style-name="Default" office:value-type="float" office:value="-0.065312" calcext:value-type="float">
            <text:p>-0.065312</text:p>
          </table:table-cell>
          <table:table-cell table:style-name="Default" office:value-type="float" office:value="-0.110817" calcext:value-type="float">
            <text:p>-0.11081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07616" calcext:value-type="float">
            <text:p>-0.007616</text:p>
          </table:table-cell>
          <table:table-cell table:style-name="Default" office:value-type="float" office:value="1.334807" calcext:value-type="float">
            <text:p>1.334807</text:p>
          </table:table-cell>
          <table:table-cell table:style-name="Default" office:value-type="float" office:value="-0.178127" calcext:value-type="float">
            <text:p>-0.178127</text:p>
          </table:table-cell>
          <table:table-cell table:style-name="Default" office:value-type="float" office:value="-0.05593" calcext:value-type="float">
            <text:p>-0.05593</text:p>
          </table:table-cell>
          <table:table-cell table:style-name="Default" office:value-type="float" office:value="-0.065953" calcext:value-type="float">
            <text:p>-0.065953</text:p>
          </table:table-cell>
          <table:table-cell table:style-name="Default" office:value-type="float" office:value="-0.111282" calcext:value-type="float">
            <text:p>-0.11128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08591" calcext:value-type="float">
            <text:p>-0.008591</text:p>
          </table:table-cell>
          <table:table-cell table:style-name="Default" office:value-type="float" office:value="1.334507" calcext:value-type="float">
            <text:p>1.334507</text:p>
          </table:table-cell>
          <table:table-cell table:style-name="Default" office:value-type="float" office:value="-0.179218" calcext:value-type="float">
            <text:p>-0.179218</text:p>
          </table:table-cell>
          <table:table-cell table:style-name="Default" office:value-type="float" office:value="-0.055491" calcext:value-type="float">
            <text:p>-0.055491</text:p>
          </table:table-cell>
          <table:table-cell table:style-name="Default" office:value-type="float" office:value="-0.066938" calcext:value-type="float">
            <text:p>-0.066938</text:p>
          </table:table-cell>
          <table:table-cell table:style-name="Default" office:value-type="float" office:value="-0.111788" calcext:value-type="float">
            <text:p>-0.11178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09529" calcext:value-type="float">
            <text:p>-0.009529</text:p>
          </table:table-cell>
          <table:table-cell table:style-name="Default" office:value-type="float" office:value="1.334255" calcext:value-type="float">
            <text:p>1.334255</text:p>
          </table:table-cell>
          <table:table-cell table:style-name="Default" office:value-type="float" office:value="-0.18036" calcext:value-type="float">
            <text:p>-0.18036</text:p>
          </table:table-cell>
          <table:table-cell table:style-name="Default" office:value-type="float" office:value="-0.054856" calcext:value-type="float">
            <text:p>-0.054856</text:p>
          </table:table-cell>
          <table:table-cell table:style-name="Default" office:value-type="float" office:value="-0.067551" calcext:value-type="float">
            <text:p>-0.067551</text:p>
          </table:table-cell>
          <table:table-cell table:style-name="Default" office:value-type="float" office:value="-0.111841" calcext:value-type="float">
            <text:p>-0.11184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10427" calcext:value-type="float">
            <text:p>-0.010427</text:p>
          </table:table-cell>
          <table:table-cell table:style-name="Default" office:value-type="float" office:value="1.334089" calcext:value-type="float">
            <text:p>1.334089</text:p>
          </table:table-cell>
          <table:table-cell table:style-name="Default" office:value-type="float" office:value="-0.181546" calcext:value-type="float">
            <text:p>-0.181546</text:p>
          </table:table-cell>
          <table:table-cell table:style-name="Default" office:value-type="float" office:value="-0.053679" calcext:value-type="float">
            <text:p>-0.053679</text:p>
          </table:table-cell>
          <table:table-cell table:style-name="Default" office:value-type="float" office:value="-0.068288" calcext:value-type="float">
            <text:p>-0.068288</text:p>
          </table:table-cell>
          <table:table-cell table:style-name="Default" office:value-type="float" office:value="-0.111949" calcext:value-type="float">
            <text:p>-0.11194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11328" calcext:value-type="float">
            <text:p>-0.011328</text:p>
          </table:table-cell>
          <table:table-cell table:style-name="Default" office:value-type="float" office:value="1.333972" calcext:value-type="float">
            <text:p>1.333972</text:p>
          </table:table-cell>
          <table:table-cell table:style-name="Default" office:value-type="float" office:value="-0.182739" calcext:value-type="float">
            <text:p>-0.182739</text:p>
          </table:table-cell>
          <table:table-cell table:style-name="Default" office:value-type="float" office:value="-0.052198" calcext:value-type="float">
            <text:p>-0.052198</text:p>
          </table:table-cell>
          <table:table-cell table:style-name="Default" office:value-type="float" office:value="-0.068788" calcext:value-type="float">
            <text:p>-0.068788</text:p>
          </table:table-cell>
          <table:table-cell table:style-name="Default" office:value-type="float" office:value="-0.111801" calcext:value-type="float">
            <text:p>-0.11180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12262" calcext:value-type="float">
            <text:p>-0.012262</text:p>
          </table:table-cell>
          <table:table-cell table:style-name="Default" office:value-type="float" office:value="1.333906" calcext:value-type="float">
            <text:p>1.333906</text:p>
          </table:table-cell>
          <table:table-cell table:style-name="Default" office:value-type="float" office:value="-0.183952" calcext:value-type="float">
            <text:p>-0.183952</text:p>
          </table:table-cell>
          <table:table-cell table:style-name="Default" office:value-type="float" office:value="-0.050571" calcext:value-type="float">
            <text:p>-0.050571</text:p>
          </table:table-cell>
          <table:table-cell table:style-name="Default" office:value-type="float" office:value="-0.069048" calcext:value-type="float">
            <text:p>-0.069048</text:p>
          </table:table-cell>
          <table:table-cell table:style-name="Default" office:value-type="float" office:value="-0.111935" calcext:value-type="float">
            <text:p>-0.11193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13172" calcext:value-type="float">
            <text:p>-0.013172</text:p>
          </table:table-cell>
          <table:table-cell table:style-name="Default" office:value-type="float" office:value="1.33391" calcext:value-type="float">
            <text:p>1.33391</text:p>
          </table:table-cell>
          <table:table-cell table:style-name="Default" office:value-type="float" office:value="-0.185094" calcext:value-type="float">
            <text:p>-0.185094</text:p>
          </table:table-cell>
          <table:table-cell table:style-name="Default" office:value-type="float" office:value="-0.048742" calcext:value-type="float">
            <text:p>-0.048742</text:p>
          </table:table-cell>
          <table:table-cell table:style-name="Default" office:value-type="float" office:value="-0.068952" calcext:value-type="float">
            <text:p>-0.068952</text:p>
          </table:table-cell>
          <table:table-cell table:style-name="Default" office:value-type="float" office:value="-0.111735" calcext:value-type="float">
            <text:p>-0.11173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14047" calcext:value-type="float">
            <text:p>-0.014047</text:p>
          </table:table-cell>
          <table:table-cell table:style-name="Default" office:value-type="float" office:value="1.333962" calcext:value-type="float">
            <text:p>1.333962</text:p>
          </table:table-cell>
          <table:table-cell table:style-name="Default" office:value-type="float" office:value="-0.186262" calcext:value-type="float">
            <text:p>-0.186262</text:p>
          </table:table-cell>
          <table:table-cell table:style-name="Default" office:value-type="float" office:value="-0.046666" calcext:value-type="float">
            <text:p>-0.046666</text:p>
          </table:table-cell>
          <table:table-cell table:style-name="Default" office:value-type="float" office:value="-0.068363" calcext:value-type="float">
            <text:p>-0.068363</text:p>
          </table:table-cell>
          <table:table-cell table:style-name="Default" office:value-type="float" office:value="-0.111878" calcext:value-type="float">
            <text:p>-0.11187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15028" calcext:value-type="float">
            <text:p>-0.015028</text:p>
          </table:table-cell>
          <table:table-cell table:style-name="Default" office:value-type="float" office:value="1.334065" calcext:value-type="float">
            <text:p>1.334065</text:p>
          </table:table-cell>
          <table:table-cell table:style-name="Default" office:value-type="float" office:value="-0.187322" calcext:value-type="float">
            <text:p>-0.187322</text:p>
          </table:table-cell>
          <table:table-cell table:style-name="Default" office:value-type="float" office:value="-0.044356" calcext:value-type="float">
            <text:p>-0.044356</text:p>
          </table:table-cell>
          <table:table-cell table:style-name="Default" office:value-type="float" office:value="-0.067124" calcext:value-type="float">
            <text:p>-0.067124</text:p>
          </table:table-cell>
          <table:table-cell table:style-name="Default" office:value-type="float" office:value="-0.111837" calcext:value-type="float">
            <text:p>-0.11183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15983" calcext:value-type="float">
            <text:p>-0.015983</text:p>
          </table:table-cell>
          <table:table-cell table:style-name="Default" office:value-type="float" office:value="1.334245" calcext:value-type="float">
            <text:p>1.334245</text:p>
          </table:table-cell>
          <table:table-cell table:style-name="Default" office:value-type="float" office:value="-0.188306" calcext:value-type="float">
            <text:p>-0.188306</text:p>
          </table:table-cell>
          <table:table-cell table:style-name="Default" office:value-type="float" office:value="-0.04154" calcext:value-type="float">
            <text:p>-0.04154</text:p>
          </table:table-cell>
          <table:table-cell table:style-name="Default" office:value-type="float" office:value="-0.065565" calcext:value-type="float">
            <text:p>-0.065565</text:p>
          </table:table-cell>
          <table:table-cell table:style-name="Default" office:value-type="float" office:value="-0.11235" calcext:value-type="float">
            <text:p>-0.1123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16956" calcext:value-type="float">
            <text:p>-0.016956</text:p>
          </table:table-cell>
          <table:table-cell table:style-name="Default" office:value-type="float" office:value="1.334486" calcext:value-type="float">
            <text:p>1.334486</text:p>
          </table:table-cell>
          <table:table-cell table:style-name="Default" office:value-type="float" office:value="-0.189116" calcext:value-type="float">
            <text:p>-0.189116</text:p>
          </table:table-cell>
          <table:table-cell table:style-name="Default" office:value-type="float" office:value="-0.038843" calcext:value-type="float">
            <text:p>-0.038843</text:p>
          </table:table-cell>
          <table:table-cell table:style-name="Default" office:value-type="float" office:value="-0.063752" calcext:value-type="float">
            <text:p>-0.063752</text:p>
          </table:table-cell>
          <table:table-cell table:style-name="Default" office:value-type="float" office:value="-0.113165" calcext:value-type="float">
            <text:p>-0.11316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17715" calcext:value-type="float">
            <text:p>-0.017715</text:p>
          </table:table-cell>
          <table:table-cell table:style-name="Default" office:value-type="float" office:value="1.334711" calcext:value-type="float">
            <text:p>1.334711</text:p>
          </table:table-cell>
          <table:table-cell table:style-name="Default" office:value-type="float" office:value="-0.189841" calcext:value-type="float">
            <text:p>-0.189841</text:p>
          </table:table-cell>
          <table:table-cell table:style-name="Default" office:value-type="float" office:value="-0.036289" calcext:value-type="float">
            <text:p>-0.036289</text:p>
          </table:table-cell>
          <table:table-cell table:style-name="Default" office:value-type="float" office:value="-0.061583" calcext:value-type="float">
            <text:p>-0.061583</text:p>
          </table:table-cell>
          <table:table-cell table:style-name="Default" office:value-type="float" office:value="-0.113794" calcext:value-type="float">
            <text:p>-0.11379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18337" calcext:value-type="float">
            <text:p>-0.018337</text:p>
          </table:table-cell>
          <table:table-cell table:style-name="Default" office:value-type="float" office:value="1.334886" calcext:value-type="float">
            <text:p>1.334886</text:p>
          </table:table-cell>
          <table:table-cell table:style-name="Default" office:value-type="float" office:value="-0.190449" calcext:value-type="float">
            <text:p>-0.190449</text:p>
          </table:table-cell>
          <table:table-cell table:style-name="Default" office:value-type="float" office:value="-0.033604" calcext:value-type="float">
            <text:p>-0.033604</text:p>
          </table:table-cell>
          <table:table-cell table:style-name="Default" office:value-type="float" office:value="-0.059459" calcext:value-type="float">
            <text:p>-0.059459</text:p>
          </table:table-cell>
          <table:table-cell table:style-name="Default" office:value-type="float" office:value="-0.11412" calcext:value-type="float">
            <text:p>-0.1141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18822" calcext:value-type="float">
            <text:p>-0.018822</text:p>
          </table:table-cell>
          <table:table-cell table:style-name="Default" office:value-type="float" office:value="1.334994" calcext:value-type="float">
            <text:p>1.334994</text:p>
          </table:table-cell>
          <table:table-cell table:style-name="Default" office:value-type="float" office:value="-0.190983" calcext:value-type="float">
            <text:p>-0.190983</text:p>
          </table:table-cell>
          <table:table-cell table:style-name="Default" office:value-type="float" office:value="-0.031247" calcext:value-type="float">
            <text:p>-0.031247</text:p>
          </table:table-cell>
          <table:table-cell table:style-name="Default" office:value-type="float" office:value="-0.057297" calcext:value-type="float">
            <text:p>-0.057297</text:p>
          </table:table-cell>
          <table:table-cell table:style-name="Default" office:value-type="float" office:value="-0.114892" calcext:value-type="float">
            <text:p>-0.11489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1924" calcext:value-type="float">
            <text:p>-0.01924</text:p>
          </table:table-cell>
          <table:table-cell table:style-name="Default" office:value-type="float" office:value="1.335106" calcext:value-type="float">
            <text:p>1.335106</text:p>
          </table:table-cell>
          <table:table-cell table:style-name="Default" office:value-type="float" office:value="-0.191466" calcext:value-type="float">
            <text:p>-0.191466</text:p>
          </table:table-cell>
          <table:table-cell table:style-name="Default" office:value-type="float" office:value="-0.028688" calcext:value-type="float">
            <text:p>-0.028688</text:p>
          </table:table-cell>
          <table:table-cell table:style-name="Default" office:value-type="float" office:value="-0.055727" calcext:value-type="float">
            <text:p>-0.055727</text:p>
          </table:table-cell>
          <table:table-cell table:style-name="Default" office:value-type="float" office:value="-0.115405" calcext:value-type="float">
            <text:p>-0.11540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1953" calcext:value-type="float">
            <text:p>-0.01953</text:p>
          </table:table-cell>
          <table:table-cell table:style-name="Default" office:value-type="float" office:value="1.335228" calcext:value-type="float">
            <text:p>1.335228</text:p>
          </table:table-cell>
          <table:table-cell table:style-name="Default" office:value-type="float" office:value="-0.191967" calcext:value-type="float">
            <text:p>-0.191967</text:p>
          </table:table-cell>
          <table:table-cell table:style-name="Default" office:value-type="float" office:value="-0.026401" calcext:value-type="float">
            <text:p>-0.026401</text:p>
          </table:table-cell>
          <table:table-cell table:style-name="Default" office:value-type="float" office:value="-0.05438" calcext:value-type="float">
            <text:p>-0.05438</text:p>
          </table:table-cell>
          <table:table-cell table:style-name="Default" office:value-type="float" office:value="-0.115883" calcext:value-type="float">
            <text:p>-0.11588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19789" calcext:value-type="float">
            <text:p>-0.019789</text:p>
          </table:table-cell>
          <table:table-cell table:style-name="Default" office:value-type="float" office:value="1.335477" calcext:value-type="float">
            <text:p>1.335477</text:p>
          </table:table-cell>
          <table:table-cell table:style-name="Default" office:value-type="float" office:value="-0.192418" calcext:value-type="float">
            <text:p>-0.192418</text:p>
          </table:table-cell>
          <table:table-cell table:style-name="Default" office:value-type="float" office:value="-0.023994" calcext:value-type="float">
            <text:p>-0.023994</text:p>
          </table:table-cell>
          <table:table-cell table:style-name="Default" office:value-type="float" office:value="-0.053455" calcext:value-type="float">
            <text:p>-0.053455</text:p>
          </table:table-cell>
          <table:table-cell table:style-name="Default" office:value-type="float" office:value="-0.116033" calcext:value-type="float">
            <text:p>-0.11603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19968" calcext:value-type="float">
            <text:p>-0.019968</text:p>
          </table:table-cell>
          <table:table-cell table:style-name="Default" office:value-type="float" office:value="1.335799" calcext:value-type="float">
            <text:p>1.335799</text:p>
          </table:table-cell>
          <table:table-cell table:style-name="Default" office:value-type="float" office:value="-0.192772" calcext:value-type="float">
            <text:p>-0.192772</text:p>
          </table:table-cell>
          <table:table-cell table:style-name="Default" office:value-type="float" office:value="-0.021577" calcext:value-type="float">
            <text:p>-0.021577</text:p>
          </table:table-cell>
          <table:table-cell table:style-name="Default" office:value-type="float" office:value="-0.052994" calcext:value-type="float">
            <text:p>-0.052994</text:p>
          </table:table-cell>
          <table:table-cell table:style-name="Default" office:value-type="float" office:value="-0.115738" calcext:value-type="float">
            <text:p>-0.11573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0073" calcext:value-type="float">
            <text:p>-0.020073</text:p>
          </table:table-cell>
          <table:table-cell table:style-name="Default" office:value-type="float" office:value="1.336222" calcext:value-type="float">
            <text:p>1.336222</text:p>
          </table:table-cell>
          <table:table-cell table:style-name="Default" office:value-type="float" office:value="-0.193008" calcext:value-type="float">
            <text:p>-0.193008</text:p>
          </table:table-cell>
          <table:table-cell table:style-name="Default" office:value-type="float" office:value="-0.019197" calcext:value-type="float">
            <text:p>-0.019197</text:p>
          </table:table-cell>
          <table:table-cell table:style-name="Default" office:value-type="float" office:value="-0.052768" calcext:value-type="float">
            <text:p>-0.052768</text:p>
          </table:table-cell>
          <table:table-cell table:style-name="Default" office:value-type="float" office:value="-0.115476" calcext:value-type="float">
            <text:p>-0.11547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0147" calcext:value-type="float">
            <text:p>-0.020147</text:p>
          </table:table-cell>
          <table:table-cell table:style-name="Default" office:value-type="float" office:value="1.33669" calcext:value-type="float">
            <text:p>1.33669</text:p>
          </table:table-cell>
          <table:table-cell table:style-name="Default" office:value-type="float" office:value="-0.193061" calcext:value-type="float">
            <text:p>-0.193061</text:p>
          </table:table-cell>
          <table:table-cell table:style-name="Default" office:value-type="float" office:value="-0.016941" calcext:value-type="float">
            <text:p>-0.016941</text:p>
          </table:table-cell>
          <table:table-cell table:style-name="Default" office:value-type="float" office:value="-0.052888" calcext:value-type="float">
            <text:p>-0.052888</text:p>
          </table:table-cell>
          <table:table-cell table:style-name="Default" office:value-type="float" office:value="-0.114844" calcext:value-type="float">
            <text:p>-0.11484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0194" calcext:value-type="float">
            <text:p>-0.020194</text:p>
          </table:table-cell>
          <table:table-cell table:style-name="Default" office:value-type="float" office:value="1.337143" calcext:value-type="float">
            <text:p>1.337143</text:p>
          </table:table-cell>
          <table:table-cell table:style-name="Default" office:value-type="float" office:value="-0.192941" calcext:value-type="float">
            <text:p>-0.192941</text:p>
          </table:table-cell>
          <table:table-cell table:style-name="Default" office:value-type="float" office:value="-0.014877" calcext:value-type="float">
            <text:p>-0.014877</text:p>
          </table:table-cell>
          <table:table-cell table:style-name="Default" office:value-type="float" office:value="-0.052778" calcext:value-type="float">
            <text:p>-0.052778</text:p>
          </table:table-cell>
          <table:table-cell table:style-name="Default" office:value-type="float" office:value="-0.114213" calcext:value-type="float">
            <text:p>-0.11421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0232" calcext:value-type="float">
            <text:p>-0.020232</text:p>
          </table:table-cell>
          <table:table-cell table:style-name="Default" office:value-type="float" office:value="1.337655" calcext:value-type="float">
            <text:p>1.337655</text:p>
          </table:table-cell>
          <table:table-cell table:style-name="Default" office:value-type="float" office:value="-0.192665" calcext:value-type="float">
            <text:p>-0.192665</text:p>
          </table:table-cell>
          <table:table-cell table:style-name="Default" office:value-type="float" office:value="-0.01267" calcext:value-type="float">
            <text:p>-0.01267</text:p>
          </table:table-cell>
          <table:table-cell table:style-name="Default" office:value-type="float" office:value="-0.052782" calcext:value-type="float">
            <text:p>-0.052782</text:p>
          </table:table-cell>
          <table:table-cell table:style-name="Default" office:value-type="float" office:value="-0.113399" calcext:value-type="float">
            <text:p>-0.11339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0097" calcext:value-type="float">
            <text:p>-0.020097</text:p>
          </table:table-cell>
          <table:table-cell table:style-name="Default" office:value-type="float" office:value="1.338235" calcext:value-type="float">
            <text:p>1.338235</text:p>
          </table:table-cell>
          <table:table-cell table:style-name="Default" office:value-type="float" office:value="-0.192237" calcext:value-type="float">
            <text:p>-0.192237</text:p>
          </table:table-cell>
          <table:table-cell table:style-name="Default" office:value-type="float" office:value="-0.010611" calcext:value-type="float">
            <text:p>-0.010611</text:p>
          </table:table-cell>
          <table:table-cell table:style-name="Default" office:value-type="float" office:value="-0.05238" calcext:value-type="float">
            <text:p>-0.05238</text:p>
          </table:table-cell>
          <table:table-cell table:style-name="Default" office:value-type="float" office:value="-0.112881" calcext:value-type="float">
            <text:p>-0.11288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19999" calcext:value-type="float">
            <text:p>-0.019999</text:p>
          </table:table-cell>
          <table:table-cell table:style-name="Default" office:value-type="float" office:value="1.338951" calcext:value-type="float">
            <text:p>1.338951</text:p>
          </table:table-cell>
          <table:table-cell table:style-name="Default" office:value-type="float" office:value="-0.19159" calcext:value-type="float">
            <text:p>-0.19159</text:p>
          </table:table-cell>
          <table:table-cell table:style-name="Default" office:value-type="float" office:value="-0.008466" calcext:value-type="float">
            <text:p>-0.008466</text:p>
          </table:table-cell>
          <table:table-cell table:style-name="Default" office:value-type="float" office:value="-0.051764" calcext:value-type="float">
            <text:p>-0.051764</text:p>
          </table:table-cell>
          <table:table-cell table:style-name="Default" office:value-type="float" office:value="-0.111955" calcext:value-type="float">
            <text:p>-0.11195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19865" calcext:value-type="float">
            <text:p>-0.019865</text:p>
          </table:table-cell>
          <table:table-cell table:style-name="Default" office:value-type="float" office:value="1.33976" calcext:value-type="float">
            <text:p>1.33976</text:p>
          </table:table-cell>
          <table:table-cell table:style-name="Default" office:value-type="float" office:value="-0.19066" calcext:value-type="float">
            <text:p>-0.19066</text:p>
          </table:table-cell>
          <table:table-cell table:style-name="Default" office:value-type="float" office:value="-0.006329" calcext:value-type="float">
            <text:p>-0.006329</text:p>
          </table:table-cell>
          <table:table-cell table:style-name="Default" office:value-type="float" office:value="-0.051077" calcext:value-type="float">
            <text:p>-0.051077</text:p>
          </table:table-cell>
          <table:table-cell table:style-name="Default" office:value-type="float" office:value="-0.111133" calcext:value-type="float">
            <text:p>-0.11113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19583" calcext:value-type="float">
            <text:p>-0.019583</text:p>
          </table:table-cell>
          <table:table-cell table:style-name="Default" office:value-type="float" office:value="1.340664" calcext:value-type="float">
            <text:p>1.340664</text:p>
          </table:table-cell>
          <table:table-cell table:style-name="Default" office:value-type="float" office:value="-0.189385" calcext:value-type="float">
            <text:p>-0.189385</text:p>
          </table:table-cell>
          <table:table-cell table:style-name="Default" office:value-type="float" office:value="-0.004376" calcext:value-type="float">
            <text:p>-0.004376</text:p>
          </table:table-cell>
          <table:table-cell table:style-name="Default" office:value-type="float" office:value="-0.050215" calcext:value-type="float">
            <text:p>-0.050215</text:p>
          </table:table-cell>
          <table:table-cell table:style-name="Default" office:value-type="float" office:value="-0.110557" calcext:value-type="float">
            <text:p>-0.11055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19139" calcext:value-type="float">
            <text:p>-0.019139</text:p>
          </table:table-cell>
          <table:table-cell table:style-name="Default" office:value-type="float" office:value="1.341693" calcext:value-type="float">
            <text:p>1.341693</text:p>
          </table:table-cell>
          <table:table-cell table:style-name="Default" office:value-type="float" office:value="-0.187752" calcext:value-type="float">
            <text:p>-0.187752</text:p>
          </table:table-cell>
          <table:table-cell table:style-name="Default" office:value-type="float" office:value="-0.002556" calcext:value-type="float">
            <text:p>-0.002556</text:p>
          </table:table-cell>
          <table:table-cell table:style-name="Default" office:value-type="float" office:value="-0.048921" calcext:value-type="float">
            <text:p>-0.048921</text:p>
          </table:table-cell>
          <table:table-cell table:style-name="Default" office:value-type="float" office:value="-0.109533" calcext:value-type="float">
            <text:p>-0.10953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1867" calcext:value-type="float">
            <text:p>-0.01867</text:p>
          </table:table-cell>
          <table:table-cell table:style-name="Default" office:value-type="float" office:value="1.342752" calcext:value-type="float">
            <text:p>1.342752</text:p>
          </table:table-cell>
          <table:table-cell table:style-name="Default" office:value-type="float" office:value="-0.185753" calcext:value-type="float">
            <text:p>-0.185753</text:p>
          </table:table-cell>
          <table:table-cell table:style-name="Default" office:value-type="float" office:value="-0.000443" calcext:value-type="float">
            <text:p>-0.000443</text:p>
          </table:table-cell>
          <table:table-cell table:style-name="Default" office:value-type="float" office:value="-0.047694" calcext:value-type="float">
            <text:p>-0.047694</text:p>
          </table:table-cell>
          <table:table-cell table:style-name="Default" office:value-type="float" office:value="-0.108541" calcext:value-type="float">
            <text:p>-0.10854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18004" calcext:value-type="float">
            <text:p>-0.018004</text:p>
          </table:table-cell>
          <table:table-cell table:style-name="Default" office:value-type="float" office:value="1.343927" calcext:value-type="float">
            <text:p>1.343927</text:p>
          </table:table-cell>
          <table:table-cell table:style-name="Default" office:value-type="float" office:value="-0.183375" calcext:value-type="float">
            <text:p>-0.183375</text:p>
          </table:table-cell>
          <table:table-cell table:style-name="Default" office:value-type="float" office:value="0.001775" calcext:value-type="float">
            <text:p>0.001775</text:p>
          </table:table-cell>
          <table:table-cell table:style-name="Default" office:value-type="float" office:value="-0.046258" calcext:value-type="float">
            <text:p>-0.046258</text:p>
          </table:table-cell>
          <table:table-cell table:style-name="Default" office:value-type="float" office:value="-0.107359" calcext:value-type="float">
            <text:p>-0.10735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17162" calcext:value-type="float">
            <text:p>-0.017162</text:p>
          </table:table-cell>
          <table:table-cell table:style-name="Default" office:value-type="float" office:value="1.345204" calcext:value-type="float">
            <text:p>1.345204</text:p>
          </table:table-cell>
          <table:table-cell table:style-name="Default" office:value-type="float" office:value="-0.180602" calcext:value-type="float">
            <text:p>-0.180602</text:p>
          </table:table-cell>
          <table:table-cell table:style-name="Default" office:value-type="float" office:value="0.003952" calcext:value-type="float">
            <text:p>0.003952</text:p>
          </table:table-cell>
          <table:table-cell table:style-name="Default" office:value-type="float" office:value="-0.044629" calcext:value-type="float">
            <text:p>-0.044629</text:p>
          </table:table-cell>
          <table:table-cell table:style-name="Default" office:value-type="float" office:value="-0.105797" calcext:value-type="float">
            <text:p>-0.10579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16194" calcext:value-type="float">
            <text:p>-0.016194</text:p>
          </table:table-cell>
          <table:table-cell table:style-name="Default" office:value-type="float" office:value="1.346499" calcext:value-type="float">
            <text:p>1.346499</text:p>
          </table:table-cell>
          <table:table-cell table:style-name="Default" office:value-type="float" office:value="-0.177383" calcext:value-type="float">
            <text:p>-0.177383</text:p>
          </table:table-cell>
          <table:table-cell table:style-name="Default" office:value-type="float" office:value="0.006324" calcext:value-type="float">
            <text:p>0.006324</text:p>
          </table:table-cell>
          <table:table-cell table:style-name="Default" office:value-type="float" office:value="-0.0427" calcext:value-type="float">
            <text:p>-0.0427</text:p>
          </table:table-cell>
          <table:table-cell table:style-name="Default" office:value-type="float" office:value="-0.104099" calcext:value-type="float">
            <text:p>-0.10409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15127" calcext:value-type="float">
            <text:p>-0.015127</text:p>
          </table:table-cell>
          <table:table-cell table:style-name="Default" office:value-type="float" office:value="1.347777" calcext:value-type="float">
            <text:p>1.347777</text:p>
          </table:table-cell>
          <table:table-cell table:style-name="Default" office:value-type="float" office:value="-0.173739" calcext:value-type="float">
            <text:p>-0.173739</text:p>
          </table:table-cell>
          <table:table-cell table:style-name="Default" office:value-type="float" office:value="0.008812" calcext:value-type="float">
            <text:p>0.008812</text:p>
          </table:table-cell>
          <table:table-cell table:style-name="Default" office:value-type="float" office:value="-0.04085" calcext:value-type="float">
            <text:p>-0.04085</text:p>
          </table:table-cell>
          <table:table-cell table:style-name="Default" office:value-type="float" office:value="-0.10242" calcext:value-type="float">
            <text:p>-0.1024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13967" calcext:value-type="float">
            <text:p>-0.013967</text:p>
          </table:table-cell>
          <table:table-cell table:style-name="Default" office:value-type="float" office:value="1.349051" calcext:value-type="float">
            <text:p>1.349051</text:p>
          </table:table-cell>
          <table:table-cell table:style-name="Default" office:value-type="float" office:value="-0.169632" calcext:value-type="float">
            <text:p>-0.169632</text:p>
          </table:table-cell>
          <table:table-cell table:style-name="Default" office:value-type="float" office:value="0.011085" calcext:value-type="float">
            <text:p>0.011085</text:p>
          </table:table-cell>
          <table:table-cell table:style-name="Default" office:value-type="float" office:value="-0.038697" calcext:value-type="float">
            <text:p>-0.038697</text:p>
          </table:table-cell>
          <table:table-cell table:style-name="Default" office:value-type="float" office:value="-0.100418" calcext:value-type="float">
            <text:p>-0.10041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12663" calcext:value-type="float">
            <text:p>-0.012663</text:p>
          </table:table-cell>
          <table:table-cell table:style-name="Default" office:value-type="float" office:value="1.35032" calcext:value-type="float">
            <text:p>1.35032</text:p>
          </table:table-cell>
          <table:table-cell table:style-name="Default" office:value-type="float" office:value="-0.165123" calcext:value-type="float">
            <text:p>-0.165123</text:p>
          </table:table-cell>
          <table:table-cell table:style-name="Default" office:value-type="float" office:value="0.013454" calcext:value-type="float">
            <text:p>0.013454</text:p>
          </table:table-cell>
          <table:table-cell table:style-name="Default" office:value-type="float" office:value="-0.036418" calcext:value-type="float">
            <text:p>-0.036418</text:p>
          </table:table-cell>
          <table:table-cell table:style-name="Default" office:value-type="float" office:value="-0.098775" calcext:value-type="float">
            <text:p>-0.09877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11354" calcext:value-type="float">
            <text:p>-0.011354</text:p>
          </table:table-cell>
          <table:table-cell table:style-name="Default" office:value-type="float" office:value="1.351578" calcext:value-type="float">
            <text:p>1.351578</text:p>
          </table:table-cell>
          <table:table-cell table:style-name="Default" office:value-type="float" office:value="-0.160243" calcext:value-type="float">
            <text:p>-0.160243</text:p>
          </table:table-cell>
          <table:table-cell table:style-name="Default" office:value-type="float" office:value="0.015458" calcext:value-type="float">
            <text:p>0.015458</text:p>
          </table:table-cell>
          <table:table-cell table:style-name="Default" office:value-type="float" office:value="-0.034384" calcext:value-type="float">
            <text:p>-0.034384</text:p>
          </table:table-cell>
          <table:table-cell table:style-name="Default" office:value-type="float" office:value="-0.096812" calcext:value-type="float">
            <text:p>-0.09681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09909" calcext:value-type="float">
            <text:p>-0.009909</text:p>
          </table:table-cell>
          <table:table-cell table:style-name="Default" office:value-type="float" office:value="1.352753" calcext:value-type="float">
            <text:p>1.352753</text:p>
          </table:table-cell>
          <table:table-cell table:style-name="Default" office:value-type="float" office:value="-0.155123" calcext:value-type="float">
            <text:p>-0.155123</text:p>
          </table:table-cell>
          <table:table-cell table:style-name="Default" office:value-type="float" office:value="0.017266" calcext:value-type="float">
            <text:p>0.017266</text:p>
          </table:table-cell>
          <table:table-cell table:style-name="Default" office:value-type="float" office:value="-0.032238" calcext:value-type="float">
            <text:p>-0.032238</text:p>
          </table:table-cell>
          <table:table-cell table:style-name="Default" office:value-type="float" office:value="-0.095005" calcext:value-type="float">
            <text:p>-0.09500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08475" calcext:value-type="float">
            <text:p>-0.008475</text:p>
          </table:table-cell>
          <table:table-cell table:style-name="Default" office:value-type="float" office:value="1.353882" calcext:value-type="float">
            <text:p>1.353882</text:p>
          </table:table-cell>
          <table:table-cell table:style-name="Default" office:value-type="float" office:value="-0.149723" calcext:value-type="float">
            <text:p>-0.149723</text:p>
          </table:table-cell>
          <table:table-cell table:style-name="Default" office:value-type="float" office:value="0.018928" calcext:value-type="float">
            <text:p>0.018928</text:p>
          </table:table-cell>
          <table:table-cell table:style-name="Default" office:value-type="float" office:value="-0.030423" calcext:value-type="float">
            <text:p>-0.030423</text:p>
          </table:table-cell>
          <table:table-cell table:style-name="Default" office:value-type="float" office:value="-0.093377" calcext:value-type="float">
            <text:p>-0.09337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06923" calcext:value-type="float">
            <text:p>-0.006923</text:p>
          </table:table-cell>
          <table:table-cell table:style-name="Default" office:value-type="float" office:value="1.355036" calcext:value-type="float">
            <text:p>1.355036</text:p>
          </table:table-cell>
          <table:table-cell table:style-name="Default" office:value-type="float" office:value="-0.144207" calcext:value-type="float">
            <text:p>-0.144207</text:p>
          </table:table-cell>
          <table:table-cell table:style-name="Default" office:value-type="float" office:value="0.020211" calcext:value-type="float">
            <text:p>0.020211</text:p>
          </table:table-cell>
          <table:table-cell table:style-name="Default" office:value-type="float" office:value="-0.028983" calcext:value-type="float">
            <text:p>-0.028983</text:p>
          </table:table-cell>
          <table:table-cell table:style-name="Default" office:value-type="float" office:value="-0.091895" calcext:value-type="float">
            <text:p>-0.09189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05241" calcext:value-type="float">
            <text:p>-0.005241</text:p>
          </table:table-cell>
          <table:table-cell table:style-name="Default" office:value-type="float" office:value="1.356188" calcext:value-type="float">
            <text:p>1.356188</text:p>
          </table:table-cell>
          <table:table-cell table:style-name="Default" office:value-type="float" office:value="-0.138611" calcext:value-type="float">
            <text:p>-0.138611</text:p>
          </table:table-cell>
          <table:table-cell table:style-name="Default" office:value-type="float" office:value="0.020877" calcext:value-type="float">
            <text:p>0.020877</text:p>
          </table:table-cell>
          <table:table-cell table:style-name="Default" office:value-type="float" office:value="-0.0278" calcext:value-type="float">
            <text:p>-0.0278</text:p>
          </table:table-cell>
          <table:table-cell table:style-name="Default" office:value-type="float" office:value="-0.090086" calcext:value-type="float">
            <text:p>-0.09008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03505" calcext:value-type="float">
            <text:p>-0.003505</text:p>
          </table:table-cell>
          <table:table-cell table:style-name="Default" office:value-type="float" office:value="1.357359" calcext:value-type="float">
            <text:p>1.357359</text:p>
          </table:table-cell>
          <table:table-cell table:style-name="Default" office:value-type="float" office:value="-0.132973" calcext:value-type="float">
            <text:p>-0.132973</text:p>
          </table:table-cell>
          <table:table-cell table:style-name="Default" office:value-type="float" office:value="0.021567" calcext:value-type="float">
            <text:p>0.021567</text:p>
          </table:table-cell>
          <table:table-cell table:style-name="Default" office:value-type="float" office:value="-0.02734" calcext:value-type="float">
            <text:p>-0.02734</text:p>
          </table:table-cell>
          <table:table-cell table:style-name="Default" office:value-type="float" office:value="-0.088238" calcext:value-type="float">
            <text:p>-0.08823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01775" calcext:value-type="float">
            <text:p>-0.001775</text:p>
          </table:table-cell>
          <table:table-cell table:style-name="Default" office:value-type="float" office:value="1.358478" calcext:value-type="float">
            <text:p>1.358478</text:p>
          </table:table-cell>
          <table:table-cell table:style-name="Default" office:value-type="float" office:value="-0.127223" calcext:value-type="float">
            <text:p>-0.127223</text:p>
          </table:table-cell>
          <table:table-cell table:style-name="Default" office:value-type="float" office:value="0.02224" calcext:value-type="float">
            <text:p>0.02224</text:p>
          </table:table-cell>
          <table:table-cell table:style-name="Default" office:value-type="float" office:value="-0.026836" calcext:value-type="float">
            <text:p>-0.026836</text:p>
          </table:table-cell>
          <table:table-cell table:style-name="Default" office:value-type="float" office:value="-0.086307" calcext:value-type="float">
            <text:p>-0.08630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0003" calcext:value-type="float">
            <text:p>-0.00003</text:p>
          </table:table-cell>
          <table:table-cell table:style-name="Default" office:value-type="float" office:value="1.359625" calcext:value-type="float">
            <text:p>1.359625</text:p>
          </table:table-cell>
          <table:table-cell table:style-name="Default" office:value-type="float" office:value="-0.121393" calcext:value-type="float">
            <text:p>-0.121393</text:p>
          </table:table-cell>
          <table:table-cell table:style-name="Default" office:value-type="float" office:value="0.022963" calcext:value-type="float">
            <text:p>0.022963</text:p>
          </table:table-cell>
          <table:table-cell table:style-name="Default" office:value-type="float" office:value="-0.026433" calcext:value-type="float">
            <text:p>-0.026433</text:p>
          </table:table-cell>
          <table:table-cell table:style-name="Default" office:value-type="float" office:value="-0.08437" calcext:value-type="float">
            <text:p>-0.0843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01546" calcext:value-type="float">
            <text:p>0.001546</text:p>
          </table:table-cell>
          <table:table-cell table:style-name="Default" office:value-type="float" office:value="1.360716" calcext:value-type="float">
            <text:p>1.360716</text:p>
          </table:table-cell>
          <table:table-cell table:style-name="Default" office:value-type="float" office:value="-0.115413" calcext:value-type="float">
            <text:p>-0.115413</text:p>
          </table:table-cell>
          <table:table-cell table:style-name="Default" office:value-type="float" office:value="0.023473" calcext:value-type="float">
            <text:p>0.023473</text:p>
          </table:table-cell>
          <table:table-cell table:style-name="Default" office:value-type="float" office:value="-0.02564" calcext:value-type="float">
            <text:p>-0.02564</text:p>
          </table:table-cell>
          <table:table-cell table:style-name="Default" office:value-type="float" office:value="-0.082487" calcext:value-type="float">
            <text:p>-0.08248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03065" calcext:value-type="float">
            <text:p>0.003065</text:p>
          </table:table-cell>
          <table:table-cell table:style-name="Default" office:value-type="float" office:value="1.361755" calcext:value-type="float">
            <text:p>1.361755</text:p>
          </table:table-cell>
          <table:table-cell table:style-name="Default" office:value-type="float" office:value="-0.109345" calcext:value-type="float">
            <text:p>-0.109345</text:p>
          </table:table-cell>
          <table:table-cell table:style-name="Default" office:value-type="float" office:value="0.024351" calcext:value-type="float">
            <text:p>0.024351</text:p>
          </table:table-cell>
          <table:table-cell table:style-name="Default" office:value-type="float" office:value="-0.02471" calcext:value-type="float">
            <text:p>-0.02471</text:p>
          </table:table-cell>
          <table:table-cell table:style-name="Default" office:value-type="float" office:value="-0.080752" calcext:value-type="float">
            <text:p>-0.08075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04444" calcext:value-type="float">
            <text:p>0.004444</text:p>
          </table:table-cell>
          <table:table-cell table:style-name="Default" office:value-type="float" office:value="1.362754" calcext:value-type="float">
            <text:p>1.362754</text:p>
          </table:table-cell>
          <table:table-cell table:style-name="Default" office:value-type="float" office:value="-0.103229" calcext:value-type="float">
            <text:p>-0.103229</text:p>
          </table:table-cell>
          <table:table-cell table:style-name="Default" office:value-type="float" office:value="0.024934" calcext:value-type="float">
            <text:p>0.024934</text:p>
          </table:table-cell>
          <table:table-cell table:style-name="Default" office:value-type="float" office:value="-0.023124" calcext:value-type="float">
            <text:p>-0.023124</text:p>
          </table:table-cell>
          <table:table-cell table:style-name="Default" office:value-type="float" office:value="-0.079143" calcext:value-type="float">
            <text:p>-0.07914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05649" calcext:value-type="float">
            <text:p>0.005649</text:p>
          </table:table-cell>
          <table:table-cell table:style-name="Default" office:value-type="float" office:value="1.363671" calcext:value-type="float">
            <text:p>1.363671</text:p>
          </table:table-cell>
          <table:table-cell table:style-name="Default" office:value-type="float" office:value="-0.097075" calcext:value-type="float">
            <text:p>-0.097075</text:p>
          </table:table-cell>
          <table:table-cell table:style-name="Default" office:value-type="float" office:value="0.025673" calcext:value-type="float">
            <text:p>0.025673</text:p>
          </table:table-cell>
          <table:table-cell table:style-name="Default" office:value-type="float" office:value="-0.021525" calcext:value-type="float">
            <text:p>-0.021525</text:p>
          </table:table-cell>
          <table:table-cell table:style-name="Default" office:value-type="float" office:value="-0.07767" calcext:value-type="float">
            <text:p>-0.0776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06353" calcext:value-type="float">
            <text:p>0.006353</text:p>
          </table:table-cell>
          <table:table-cell table:style-name="Default" office:value-type="float" office:value="1.364348" calcext:value-type="float">
            <text:p>1.364348</text:p>
          </table:table-cell>
          <table:table-cell table:style-name="Default" office:value-type="float" office:value="-0.091162" calcext:value-type="float">
            <text:p>-0.091162</text:p>
          </table:table-cell>
          <table:table-cell table:style-name="Default" office:value-type="float" office:value="0.026653" calcext:value-type="float">
            <text:p>0.026653</text:p>
          </table:table-cell>
          <table:table-cell table:style-name="Default" office:value-type="float" office:value="-0.021265" calcext:value-type="float">
            <text:p>-0.021265</text:p>
          </table:table-cell>
          <table:table-cell table:style-name="Default" office:value-type="float" office:value="-0.076429" calcext:value-type="float">
            <text:p>-0.07642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07447" calcext:value-type="float">
            <text:p>0.007447</text:p>
          </table:table-cell>
          <table:table-cell table:style-name="Default" office:value-type="float" office:value="1.365215" calcext:value-type="float">
            <text:p>1.365215</text:p>
          </table:table-cell>
          <table:table-cell table:style-name="Default" office:value-type="float" office:value="-0.085029" calcext:value-type="float">
            <text:p>-0.085029</text:p>
          </table:table-cell>
          <table:table-cell table:style-name="Default" office:value-type="float" office:value="0.027362" calcext:value-type="float">
            <text:p>0.027362</text:p>
          </table:table-cell>
          <table:table-cell table:style-name="Default" office:value-type="float" office:value="-0.020335" calcext:value-type="float">
            <text:p>-0.020335</text:p>
          </table:table-cell>
          <table:table-cell table:style-name="Default" office:value-type="float" office:value="-0.074951" calcext:value-type="float">
            <text:p>-0.07495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08559" calcext:value-type="float">
            <text:p>0.008559</text:p>
          </table:table-cell>
          <table:table-cell table:style-name="Default" office:value-type="float" office:value="1.366048" calcext:value-type="float">
            <text:p>1.366048</text:p>
          </table:table-cell>
          <table:table-cell table:style-name="Default" office:value-type="float" office:value="-0.078916" calcext:value-type="float">
            <text:p>-0.078916</text:p>
          </table:table-cell>
          <table:table-cell table:style-name="Default" office:value-type="float" office:value="0.027647" calcext:value-type="float">
            <text:p>0.027647</text:p>
          </table:table-cell>
          <table:table-cell table:style-name="Default" office:value-type="float" office:value="-0.019402" calcext:value-type="float">
            <text:p>-0.019402</text:p>
          </table:table-cell>
          <table:table-cell table:style-name="Default" office:value-type="float" office:value="-0.073825" calcext:value-type="float">
            <text:p>-0.07382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09668" calcext:value-type="float">
            <text:p>0.009668</text:p>
          </table:table-cell>
          <table:table-cell table:style-name="Default" office:value-type="float" office:value="1.366828" calcext:value-type="float">
            <text:p>1.366828</text:p>
          </table:table-cell>
          <table:table-cell table:style-name="Default" office:value-type="float" office:value="-0.072884" calcext:value-type="float">
            <text:p>-0.072884</text:p>
          </table:table-cell>
          <table:table-cell table:style-name="Default" office:value-type="float" office:value="0.02793" calcext:value-type="float">
            <text:p>0.02793</text:p>
          </table:table-cell>
          <table:table-cell table:style-name="Default" office:value-type="float" office:value="-0.019423" calcext:value-type="float">
            <text:p>-0.019423</text:p>
          </table:table-cell>
          <table:table-cell table:style-name="Default" office:value-type="float" office:value="-0.072539" calcext:value-type="float">
            <text:p>-0.07253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0727" calcext:value-type="float">
            <text:p>0.010727</text:p>
          </table:table-cell>
          <table:table-cell table:style-name="Default" office:value-type="float" office:value="1.367542" calcext:value-type="float">
            <text:p>1.367542</text:p>
          </table:table-cell>
          <table:table-cell table:style-name="Default" office:value-type="float" office:value="-0.066921" calcext:value-type="float">
            <text:p>-0.066921</text:p>
          </table:table-cell>
          <table:table-cell table:style-name="Default" office:value-type="float" office:value="0.028001" calcext:value-type="float">
            <text:p>0.028001</text:p>
          </table:table-cell>
          <table:table-cell table:style-name="Default" office:value-type="float" office:value="-0.019717" calcext:value-type="float">
            <text:p>-0.019717</text:p>
          </table:table-cell>
          <table:table-cell table:style-name="Default" office:value-type="float" office:value="-0.070574" calcext:value-type="float">
            <text:p>-0.07057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837" calcext:value-type="float">
            <text:p>0.011837</text:p>
          </table:table-cell>
          <table:table-cell table:style-name="Default" office:value-type="float" office:value="1.368203" calcext:value-type="float">
            <text:p>1.368203</text:p>
          </table:table-cell>
          <table:table-cell table:style-name="Default" office:value-type="float" office:value="-0.060993" calcext:value-type="float">
            <text:p>-0.060993</text:p>
          </table:table-cell>
          <table:table-cell table:style-name="Default" office:value-type="float" office:value="0.028044" calcext:value-type="float">
            <text:p>0.028044</text:p>
          </table:table-cell>
          <table:table-cell table:style-name="Default" office:value-type="float" office:value="-0.020281" calcext:value-type="float">
            <text:p>-0.020281</text:p>
          </table:table-cell>
          <table:table-cell table:style-name="Default" office:value-type="float" office:value="-0.068979" calcext:value-type="float">
            <text:p>-0.06897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2904" calcext:value-type="float">
            <text:p>0.012904</text:p>
          </table:table-cell>
          <table:table-cell table:style-name="Default" office:value-type="float" office:value="1.368776" calcext:value-type="float">
            <text:p>1.368776</text:p>
          </table:table-cell>
          <table:table-cell table:style-name="Default" office:value-type="float" office:value="-0.055134" calcext:value-type="float">
            <text:p>-0.055134</text:p>
          </table:table-cell>
          <table:table-cell table:style-name="Default" office:value-type="float" office:value="0.02801" calcext:value-type="float">
            <text:p>0.02801</text:p>
          </table:table-cell>
          <table:table-cell table:style-name="Default" office:value-type="float" office:value="-0.02086" calcext:value-type="float">
            <text:p>-0.02086</text:p>
          </table:table-cell>
          <table:table-cell table:style-name="Default" office:value-type="float" office:value="-0.066934" calcext:value-type="float">
            <text:p>-0.06693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387" calcext:value-type="float">
            <text:p>0.01387</text:p>
          </table:table-cell>
          <table:table-cell table:style-name="Default" office:value-type="float" office:value="1.369344" calcext:value-type="float">
            <text:p>1.369344</text:p>
          </table:table-cell>
          <table:table-cell table:style-name="Default" office:value-type="float" office:value="-0.049277" calcext:value-type="float">
            <text:p>-0.049277</text:p>
          </table:table-cell>
          <table:table-cell table:style-name="Default" office:value-type="float" office:value="0.028064" calcext:value-type="float">
            <text:p>0.028064</text:p>
          </table:table-cell>
          <table:table-cell table:style-name="Default" office:value-type="float" office:value="-0.02153" calcext:value-type="float">
            <text:p>-0.02153</text:p>
          </table:table-cell>
          <table:table-cell table:style-name="Default" office:value-type="float" office:value="-0.064838" calcext:value-type="float">
            <text:p>-0.06483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4761" calcext:value-type="float">
            <text:p>0.014761</text:p>
          </table:table-cell>
          <table:table-cell table:style-name="Default" office:value-type="float" office:value="1.369866" calcext:value-type="float">
            <text:p>1.369866</text:p>
          </table:table-cell>
          <table:table-cell table:style-name="Default" office:value-type="float" office:value="-0.043439" calcext:value-type="float">
            <text:p>-0.043439</text:p>
          </table:table-cell>
          <table:table-cell table:style-name="Default" office:value-type="float" office:value="0.028016" calcext:value-type="float">
            <text:p>0.028016</text:p>
          </table:table-cell>
          <table:table-cell table:style-name="Default" office:value-type="float" office:value="-0.021925" calcext:value-type="float">
            <text:p>-0.021925</text:p>
          </table:table-cell>
          <table:table-cell table:style-name="Default" office:value-type="float" office:value="-0.063197" calcext:value-type="float">
            <text:p>-0.06319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5489" calcext:value-type="float">
            <text:p>0.015489</text:p>
          </table:table-cell>
          <table:table-cell table:style-name="Default" office:value-type="float" office:value="1.370321" calcext:value-type="float">
            <text:p>1.370321</text:p>
          </table:table-cell>
          <table:table-cell table:style-name="Default" office:value-type="float" office:value="-0.037679" calcext:value-type="float">
            <text:p>-0.037679</text:p>
          </table:table-cell>
          <table:table-cell table:style-name="Default" office:value-type="float" office:value="0.027575" calcext:value-type="float">
            <text:p>0.027575</text:p>
          </table:table-cell>
          <table:table-cell table:style-name="Default" office:value-type="float" office:value="-0.022079" calcext:value-type="float">
            <text:p>-0.022079</text:p>
          </table:table-cell>
          <table:table-cell table:style-name="Default" office:value-type="float" office:value="-0.061677" calcext:value-type="float">
            <text:p>-0.06167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601" calcext:value-type="float">
            <text:p>0.01601</text:p>
          </table:table-cell>
          <table:table-cell table:style-name="Default" office:value-type="float" office:value="1.370719" calcext:value-type="float">
            <text:p>1.370719</text:p>
          </table:table-cell>
          <table:table-cell table:style-name="Default" office:value-type="float" office:value="-0.032008" calcext:value-type="float">
            <text:p>-0.032008</text:p>
          </table:table-cell>
          <table:table-cell table:style-name="Default" office:value-type="float" office:value="0.027121" calcext:value-type="float">
            <text:p>0.027121</text:p>
          </table:table-cell>
          <table:table-cell table:style-name="Default" office:value-type="float" office:value="-0.022003" calcext:value-type="float">
            <text:p>-0.022003</text:p>
          </table:table-cell>
          <table:table-cell table:style-name="Default" office:value-type="float" office:value="-0.060692" calcext:value-type="float">
            <text:p>-0.06069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6416" calcext:value-type="float">
            <text:p>0.016416</text:p>
          </table:table-cell>
          <table:table-cell table:style-name="Default" office:value-type="float" office:value="1.371147" calcext:value-type="float">
            <text:p>1.371147</text:p>
          </table:table-cell>
          <table:table-cell table:style-name="Default" office:value-type="float" office:value="-0.026434" calcext:value-type="float">
            <text:p>-0.026434</text:p>
          </table:table-cell>
          <table:table-cell table:style-name="Default" office:value-type="float" office:value="0.026559" calcext:value-type="float">
            <text:p>0.026559</text:p>
          </table:table-cell>
          <table:table-cell table:style-name="Default" office:value-type="float" office:value="-0.022051" calcext:value-type="float">
            <text:p>-0.022051</text:p>
          </table:table-cell>
          <table:table-cell table:style-name="Default" office:value-type="float" office:value="-0.059929" calcext:value-type="float">
            <text:p>-0.05992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6647" calcext:value-type="float">
            <text:p>0.016647</text:p>
          </table:table-cell>
          <table:table-cell table:style-name="Default" office:value-type="float" office:value="1.37151" calcext:value-type="float">
            <text:p>1.37151</text:p>
          </table:table-cell>
          <table:table-cell table:style-name="Default" office:value-type="float" office:value="-0.021079" calcext:value-type="float">
            <text:p>-0.021079</text:p>
          </table:table-cell>
          <table:table-cell table:style-name="Default" office:value-type="float" office:value="0.025728" calcext:value-type="float">
            <text:p>0.025728</text:p>
          </table:table-cell>
          <table:table-cell table:style-name="Default" office:value-type="float" office:value="-0.022086" calcext:value-type="float">
            <text:p>-0.022086</text:p>
          </table:table-cell>
          <table:table-cell table:style-name="Default" office:value-type="float" office:value="-0.05939" calcext:value-type="float">
            <text:p>-0.0593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6818" calcext:value-type="float">
            <text:p>0.016818</text:p>
          </table:table-cell>
          <table:table-cell table:style-name="Default" office:value-type="float" office:value="1.371801" calcext:value-type="float">
            <text:p>1.371801</text:p>
          </table:table-cell>
          <table:table-cell table:style-name="Default" office:value-type="float" office:value="-0.015999" calcext:value-type="float">
            <text:p>-0.015999</text:p>
          </table:table-cell>
          <table:table-cell table:style-name="Default" office:value-type="float" office:value="0.0246" calcext:value-type="float">
            <text:p>0.0246</text:p>
          </table:table-cell>
          <table:table-cell table:style-name="Default" office:value-type="float" office:value="-0.022391" calcext:value-type="float">
            <text:p>-0.022391</text:p>
          </table:table-cell>
          <table:table-cell table:style-name="Default" office:value-type="float" office:value="-0.0587" calcext:value-type="float">
            <text:p>-0.058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694" calcext:value-type="float">
            <text:p>0.01694</text:p>
          </table:table-cell>
          <table:table-cell table:style-name="Default" office:value-type="float" office:value="1.372012" calcext:value-type="float">
            <text:p>1.372012</text:p>
          </table:table-cell>
          <table:table-cell table:style-name="Default" office:value-type="float" office:value="-0.011117" calcext:value-type="float">
            <text:p>-0.011117</text:p>
          </table:table-cell>
          <table:table-cell table:style-name="Default" office:value-type="float" office:value="0.023489" calcext:value-type="float">
            <text:p>0.023489</text:p>
          </table:table-cell>
          <table:table-cell table:style-name="Default" office:value-type="float" office:value="-0.023091" calcext:value-type="float">
            <text:p>-0.023091</text:p>
          </table:table-cell>
          <table:table-cell table:style-name="Default" office:value-type="float" office:value="-0.058644" calcext:value-type="float">
            <text:p>-0.05864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7001" calcext:value-type="float">
            <text:p>0.017001</text:p>
          </table:table-cell>
          <table:table-cell table:style-name="Default" office:value-type="float" office:value="1.372098" calcext:value-type="float">
            <text:p>1.372098</text:p>
          </table:table-cell>
          <table:table-cell table:style-name="Default" office:value-type="float" office:value="-0.006557" calcext:value-type="float">
            <text:p>-0.006557</text:p>
          </table:table-cell>
          <table:table-cell table:style-name="Default" office:value-type="float" office:value="0.022309" calcext:value-type="float">
            <text:p>0.022309</text:p>
          </table:table-cell>
          <table:table-cell table:style-name="Default" office:value-type="float" office:value="-0.02434" calcext:value-type="float">
            <text:p>-0.02434</text:p>
          </table:table-cell>
          <table:table-cell table:style-name="Default" office:value-type="float" office:value="-0.058436" calcext:value-type="float">
            <text:p>-0.05843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7034" calcext:value-type="float">
            <text:p>0.017034</text:p>
          </table:table-cell>
          <table:table-cell table:style-name="Default" office:value-type="float" office:value="1.371997" calcext:value-type="float">
            <text:p>1.371997</text:p>
          </table:table-cell>
          <table:table-cell table:style-name="Default" office:value-type="float" office:value="-0.002186" calcext:value-type="float">
            <text:p>-0.002186</text:p>
          </table:table-cell>
          <table:table-cell table:style-name="Default" office:value-type="float" office:value="0.021185" calcext:value-type="float">
            <text:p>0.021185</text:p>
          </table:table-cell>
          <table:table-cell table:style-name="Default" office:value-type="float" office:value="-0.025745" calcext:value-type="float">
            <text:p>-0.025745</text:p>
          </table:table-cell>
          <table:table-cell table:style-name="Default" office:value-type="float" office:value="-0.058419" calcext:value-type="float">
            <text:p>-0.05841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7118" calcext:value-type="float">
            <text:p>0.017118</text:p>
          </table:table-cell>
          <table:table-cell table:style-name="Default" office:value-type="float" office:value="1.371843" calcext:value-type="float">
            <text:p>1.371843</text:p>
          </table:table-cell>
          <table:table-cell table:style-name="Default" office:value-type="float" office:value="0.002028" calcext:value-type="float">
            <text:p>0.002028</text:p>
          </table:table-cell>
          <table:table-cell table:style-name="Default" office:value-type="float" office:value="0.020084" calcext:value-type="float">
            <text:p>0.020084</text:p>
          </table:table-cell>
          <table:table-cell table:style-name="Default" office:value-type="float" office:value="-0.026862" calcext:value-type="float">
            <text:p>-0.026862</text:p>
          </table:table-cell>
          <table:table-cell table:style-name="Default" office:value-type="float" office:value="-0.058542" calcext:value-type="float">
            <text:p>-0.05854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7208" calcext:value-type="float">
            <text:p>0.017208</text:p>
          </table:table-cell>
          <table:table-cell table:style-name="Default" office:value-type="float" office:value="1.371666" calcext:value-type="float">
            <text:p>1.371666</text:p>
          </table:table-cell>
          <table:table-cell table:style-name="Default" office:value-type="float" office:value="0.006083" calcext:value-type="float">
            <text:p>0.006083</text:p>
          </table:table-cell>
          <table:table-cell table:style-name="Default" office:value-type="float" office:value="0.019481" calcext:value-type="float">
            <text:p>0.019481</text:p>
          </table:table-cell>
          <table:table-cell table:style-name="Default" office:value-type="float" office:value="-0.02803" calcext:value-type="float">
            <text:p>-0.02803</text:p>
          </table:table-cell>
          <table:table-cell table:style-name="Default" office:value-type="float" office:value="-0.059004" calcext:value-type="float">
            <text:p>-0.05900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7266" calcext:value-type="float">
            <text:p>0.017266</text:p>
          </table:table-cell>
          <table:table-cell table:style-name="Default" office:value-type="float" office:value="1.371451" calcext:value-type="float">
            <text:p>1.371451</text:p>
          </table:table-cell>
          <table:table-cell table:style-name="Default" office:value-type="float" office:value="0.009956" calcext:value-type="float">
            <text:p>0.009956</text:p>
          </table:table-cell>
          <table:table-cell table:style-name="Default" office:value-type="float" office:value="0.018922" calcext:value-type="float">
            <text:p>0.018922</text:p>
          </table:table-cell>
          <table:table-cell table:style-name="Default" office:value-type="float" office:value="-0.02874" calcext:value-type="float">
            <text:p>-0.02874</text:p>
          </table:table-cell>
          <table:table-cell table:style-name="Default" office:value-type="float" office:value="-0.059406" calcext:value-type="float">
            <text:p>-0.05940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7392" calcext:value-type="float">
            <text:p>0.017392</text:p>
          </table:table-cell>
          <table:table-cell table:style-name="Default" office:value-type="float" office:value="1.371244" calcext:value-type="float">
            <text:p>1.371244</text:p>
          </table:table-cell>
          <table:table-cell table:style-name="Default" office:value-type="float" office:value="0.013694" calcext:value-type="float">
            <text:p>0.013694</text:p>
          </table:table-cell>
          <table:table-cell table:style-name="Default" office:value-type="float" office:value="0.018408" calcext:value-type="float">
            <text:p>0.018408</text:p>
          </table:table-cell>
          <table:table-cell table:style-name="Default" office:value-type="float" office:value="-0.029701" calcext:value-type="float">
            <text:p>-0.029701</text:p>
          </table:table-cell>
          <table:table-cell table:style-name="Default" office:value-type="float" office:value="-0.059582" calcext:value-type="float">
            <text:p>-0.05958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7511" calcext:value-type="float">
            <text:p>0.017511</text:p>
          </table:table-cell>
          <table:table-cell table:style-name="Default" office:value-type="float" office:value="1.370957" calcext:value-type="float">
            <text:p>1.370957</text:p>
          </table:table-cell>
          <table:table-cell table:style-name="Default" office:value-type="float" office:value="0.017332" calcext:value-type="float">
            <text:p>0.017332</text:p>
          </table:table-cell>
          <table:table-cell table:style-name="Default" office:value-type="float" office:value="0.018057" calcext:value-type="float">
            <text:p>0.018057</text:p>
          </table:table-cell>
          <table:table-cell table:style-name="Default" office:value-type="float" office:value="-0.030824" calcext:value-type="float">
            <text:p>-0.030824</text:p>
          </table:table-cell>
          <table:table-cell table:style-name="Default" office:value-type="float" office:value="-0.059678" calcext:value-type="float">
            <text:p>-0.05967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7668" calcext:value-type="float">
            <text:p>0.017668</text:p>
          </table:table-cell>
          <table:table-cell table:style-name="Default" office:value-type="float" office:value="1.37072" calcext:value-type="float">
            <text:p>1.37072</text:p>
          </table:table-cell>
          <table:table-cell table:style-name="Default" office:value-type="float" office:value="0.020814" calcext:value-type="float">
            <text:p>0.020814</text:p>
          </table:table-cell>
          <table:table-cell table:style-name="Default" office:value-type="float" office:value="0.017829" calcext:value-type="float">
            <text:p>0.017829</text:p>
          </table:table-cell>
          <table:table-cell table:style-name="Default" office:value-type="float" office:value="-0.032011" calcext:value-type="float">
            <text:p>-0.032011</text:p>
          </table:table-cell>
          <table:table-cell table:style-name="Default" office:value-type="float" office:value="-0.059424" calcext:value-type="float">
            <text:p>-0.05942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876" calcext:value-type="float">
            <text:p>0.01876</text:p>
          </table:table-cell>
          <table:table-cell table:style-name="Default" office:value-type="float" office:value="1.370796" calcext:value-type="float">
            <text:p>1.370796</text:p>
          </table:table-cell>
          <table:table-cell table:style-name="Default" office:value-type="float" office:value="0.024531" calcext:value-type="float">
            <text:p>0.024531</text:p>
          </table:table-cell>
          <table:table-cell table:style-name="Default" office:value-type="float" office:value="0.018913" calcext:value-type="float">
            <text:p>0.018913</text:p>
          </table:table-cell>
          <table:table-cell table:style-name="Default" office:value-type="float" office:value="-0.033366" calcext:value-type="float">
            <text:p>-0.033366</text:p>
          </table:table-cell>
          <table:table-cell table:style-name="Default" office:value-type="float" office:value="-0.064431" calcext:value-type="float">
            <text:p>-0.06443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8845" calcext:value-type="float">
            <text:p>0.018845</text:p>
          </table:table-cell>
          <table:table-cell table:style-name="Default" office:value-type="float" office:value="1.370471" calcext:value-type="float">
            <text:p>1.370471</text:p>
          </table:table-cell>
          <table:table-cell table:style-name="Default" office:value-type="float" office:value="0.027823" calcext:value-type="float">
            <text:p>0.027823</text:p>
          </table:table-cell>
          <table:table-cell table:style-name="Default" office:value-type="float" office:value="0.018583" calcext:value-type="float">
            <text:p>0.018583</text:p>
          </table:table-cell>
          <table:table-cell table:style-name="Default" office:value-type="float" office:value="-0.034304" calcext:value-type="float">
            <text:p>-0.034304</text:p>
          </table:table-cell>
          <table:table-cell table:style-name="Default" office:value-type="float" office:value="-0.06443" calcext:value-type="float">
            <text:p>-0.0644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8974" calcext:value-type="float">
            <text:p>0.018974</text:p>
          </table:table-cell>
          <table:table-cell table:style-name="Default" office:value-type="float" office:value="1.3702" calcext:value-type="float">
            <text:p>1.3702</text:p>
          </table:table-cell>
          <table:table-cell table:style-name="Default" office:value-type="float" office:value="0.031006" calcext:value-type="float">
            <text:p>0.031006</text:p>
          </table:table-cell>
          <table:table-cell table:style-name="Default" office:value-type="float" office:value="0.0181" calcext:value-type="float">
            <text:p>0.0181</text:p>
          </table:table-cell>
          <table:table-cell table:style-name="Default" office:value-type="float" office:value="-0.035122" calcext:value-type="float">
            <text:p>-0.035122</text:p>
          </table:table-cell>
          <table:table-cell table:style-name="Default" office:value-type="float" office:value="-0.06441" calcext:value-type="float">
            <text:p>-0.0644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8983" calcext:value-type="float">
            <text:p>0.018983</text:p>
          </table:table-cell>
          <table:table-cell table:style-name="Default" office:value-type="float" office:value="1.369873" calcext:value-type="float">
            <text:p>1.369873</text:p>
          </table:table-cell>
          <table:table-cell table:style-name="Default" office:value-type="float" office:value="0.03405" calcext:value-type="float">
            <text:p>0.03405</text:p>
          </table:table-cell>
          <table:table-cell table:style-name="Default" office:value-type="float" office:value="0.017622" calcext:value-type="float">
            <text:p>0.017622</text:p>
          </table:table-cell>
          <table:table-cell table:style-name="Default" office:value-type="float" office:value="-0.035829" calcext:value-type="float">
            <text:p>-0.035829</text:p>
          </table:table-cell>
          <table:table-cell table:style-name="Default" office:value-type="float" office:value="-0.064609" calcext:value-type="float">
            <text:p>-0.06460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893" calcext:value-type="float">
            <text:p>0.01893</text:p>
          </table:table-cell>
          <table:table-cell table:style-name="Default" office:value-type="float" office:value="1.369525" calcext:value-type="float">
            <text:p>1.369525</text:p>
          </table:table-cell>
          <table:table-cell table:style-name="Default" office:value-type="float" office:value="0.037006" calcext:value-type="float">
            <text:p>0.037006</text:p>
          </table:table-cell>
          <table:table-cell table:style-name="Default" office:value-type="float" office:value="0.017199" calcext:value-type="float">
            <text:p>0.017199</text:p>
          </table:table-cell>
          <table:table-cell table:style-name="Default" office:value-type="float" office:value="-0.036565" calcext:value-type="float">
            <text:p>-0.036565</text:p>
          </table:table-cell>
          <table:table-cell table:style-name="Default" office:value-type="float" office:value="-0.06496" calcext:value-type="float">
            <text:p>-0.0649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8835" calcext:value-type="float">
            <text:p>0.018835</text:p>
          </table:table-cell>
          <table:table-cell table:style-name="Default" office:value-type="float" office:value="1.369168" calcext:value-type="float">
            <text:p>1.369168</text:p>
          </table:table-cell>
          <table:table-cell table:style-name="Default" office:value-type="float" office:value="0.039853" calcext:value-type="float">
            <text:p>0.039853</text:p>
          </table:table-cell>
          <table:table-cell table:style-name="Default" office:value-type="float" office:value="0.016862" calcext:value-type="float">
            <text:p>0.016862</text:p>
          </table:table-cell>
          <table:table-cell table:style-name="Default" office:value-type="float" office:value="-0.037442" calcext:value-type="float">
            <text:p>-0.037442</text:p>
          </table:table-cell>
          <table:table-cell table:style-name="Default" office:value-type="float" office:value="-0.065274" calcext:value-type="float">
            <text:p>-0.06527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8511" calcext:value-type="float">
            <text:p>0.018511</text:p>
          </table:table-cell>
          <table:table-cell table:style-name="Default" office:value-type="float" office:value="1.368519" calcext:value-type="float">
            <text:p>1.368519</text:p>
          </table:table-cell>
          <table:table-cell table:style-name="Default" office:value-type="float" office:value="0.042687" calcext:value-type="float">
            <text:p>0.042687</text:p>
          </table:table-cell>
          <table:table-cell table:style-name="Default" office:value-type="float" office:value="0.016403" calcext:value-type="float">
            <text:p>0.016403</text:p>
          </table:table-cell>
          <table:table-cell table:style-name="Default" office:value-type="float" office:value="-0.038787" calcext:value-type="float">
            <text:p>-0.038787</text:p>
          </table:table-cell>
          <table:table-cell table:style-name="Default" office:value-type="float" office:value="-0.065852" calcext:value-type="float">
            <text:p>-0.06585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8295" calcext:value-type="float">
            <text:p>0.018295</text:p>
          </table:table-cell>
          <table:table-cell table:style-name="Default" office:value-type="float" office:value="1.368201" calcext:value-type="float">
            <text:p>1.368201</text:p>
          </table:table-cell>
          <table:table-cell table:style-name="Default" office:value-type="float" office:value="0.045498" calcext:value-type="float">
            <text:p>0.045498</text:p>
          </table:table-cell>
          <table:table-cell table:style-name="Default" office:value-type="float" office:value="0.016104" calcext:value-type="float">
            <text:p>0.016104</text:p>
          </table:table-cell>
          <table:table-cell table:style-name="Default" office:value-type="float" office:value="-0.039774" calcext:value-type="float">
            <text:p>-0.039774</text:p>
          </table:table-cell>
          <table:table-cell table:style-name="Default" office:value-type="float" office:value="-0.066628" calcext:value-type="float">
            <text:p>-0.06662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8116" calcext:value-type="float">
            <text:p>0.018116</text:p>
          </table:table-cell>
          <table:table-cell table:style-name="Default" office:value-type="float" office:value="1.367906" calcext:value-type="float">
            <text:p>1.367906</text:p>
          </table:table-cell>
          <table:table-cell table:style-name="Default" office:value-type="float" office:value="0.048235" calcext:value-type="float">
            <text:p>0.048235</text:p>
          </table:table-cell>
          <table:table-cell table:style-name="Default" office:value-type="float" office:value="0.01615" calcext:value-type="float">
            <text:p>0.01615</text:p>
          </table:table-cell>
          <table:table-cell table:style-name="Default" office:value-type="float" office:value="-0.041039" calcext:value-type="float">
            <text:p>-0.041039</text:p>
          </table:table-cell>
          <table:table-cell table:style-name="Default" office:value-type="float" office:value="-0.067486" calcext:value-type="float">
            <text:p>-0.06748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7891" calcext:value-type="float">
            <text:p>0.017891</text:p>
          </table:table-cell>
          <table:table-cell table:style-name="Default" office:value-type="float" office:value="1.36758" calcext:value-type="float">
            <text:p>1.36758</text:p>
          </table:table-cell>
          <table:table-cell table:style-name="Default" office:value-type="float" office:value="0.050969" calcext:value-type="float">
            <text:p>0.050969</text:p>
          </table:table-cell>
          <table:table-cell table:style-name="Default" office:value-type="float" office:value="0.016172" calcext:value-type="float">
            <text:p>0.016172</text:p>
          </table:table-cell>
          <table:table-cell table:style-name="Default" office:value-type="float" office:value="-0.042417" calcext:value-type="float">
            <text:p>-0.042417</text:p>
          </table:table-cell>
          <table:table-cell table:style-name="Default" office:value-type="float" office:value="-0.068098" calcext:value-type="float">
            <text:p>-0.06809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7702" calcext:value-type="float">
            <text:p>0.017702</text:p>
          </table:table-cell>
          <table:table-cell table:style-name="Default" office:value-type="float" office:value="1.367256" calcext:value-type="float">
            <text:p>1.367256</text:p>
          </table:table-cell>
          <table:table-cell table:style-name="Default" office:value-type="float" office:value="0.053709" calcext:value-type="float">
            <text:p>0.053709</text:p>
          </table:table-cell>
          <table:table-cell table:style-name="Default" office:value-type="float" office:value="0.016403" calcext:value-type="float">
            <text:p>0.016403</text:p>
          </table:table-cell>
          <table:table-cell table:style-name="Default" office:value-type="float" office:value="-0.044073" calcext:value-type="float">
            <text:p>-0.044073</text:p>
          </table:table-cell>
          <table:table-cell table:style-name="Default" office:value-type="float" office:value="-0.068395" calcext:value-type="float">
            <text:p>-0.06839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7548" calcext:value-type="float">
            <text:p>0.017548</text:p>
          </table:table-cell>
          <table:table-cell table:style-name="Default" office:value-type="float" office:value="1.36689" calcext:value-type="float">
            <text:p>1.36689</text:p>
          </table:table-cell>
          <table:table-cell table:style-name="Default" office:value-type="float" office:value="0.056408" calcext:value-type="float">
            <text:p>0.056408</text:p>
          </table:table-cell>
          <table:table-cell table:style-name="Default" office:value-type="float" office:value="0.016379" calcext:value-type="float">
            <text:p>0.016379</text:p>
          </table:table-cell>
          <table:table-cell table:style-name="Default" office:value-type="float" office:value="-0.045941" calcext:value-type="float">
            <text:p>-0.045941</text:p>
          </table:table-cell>
          <table:table-cell table:style-name="Default" office:value-type="float" office:value="-0.068752" calcext:value-type="float">
            <text:p>-0.06875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7424" calcext:value-type="float">
            <text:p>0.017424</text:p>
          </table:table-cell>
          <table:table-cell table:style-name="Default" office:value-type="float" office:value="1.366516" calcext:value-type="float">
            <text:p>1.366516</text:p>
          </table:table-cell>
          <table:table-cell table:style-name="Default" office:value-type="float" office:value="0.059092" calcext:value-type="float">
            <text:p>0.059092</text:p>
          </table:table-cell>
          <table:table-cell table:style-name="Default" office:value-type="float" office:value="0.016449" calcext:value-type="float">
            <text:p>0.016449</text:p>
          </table:table-cell>
          <table:table-cell table:style-name="Default" office:value-type="float" office:value="-0.047783" calcext:value-type="float">
            <text:p>-0.047783</text:p>
          </table:table-cell>
          <table:table-cell table:style-name="Default" office:value-type="float" office:value="-0.069279" calcext:value-type="float">
            <text:p>-0.06927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7301" calcext:value-type="float">
            <text:p>0.017301</text:p>
          </table:table-cell>
          <table:table-cell table:style-name="Default" office:value-type="float" office:value="1.366084" calcext:value-type="float">
            <text:p>1.366084</text:p>
          </table:table-cell>
          <table:table-cell table:style-name="Default" office:value-type="float" office:value="0.061843" calcext:value-type="float">
            <text:p>0.061843</text:p>
          </table:table-cell>
          <table:table-cell table:style-name="Default" office:value-type="float" office:value="0.016405" calcext:value-type="float">
            <text:p>0.016405</text:p>
          </table:table-cell>
          <table:table-cell table:style-name="Default" office:value-type="float" office:value="-0.049386" calcext:value-type="float">
            <text:p>-0.049386</text:p>
          </table:table-cell>
          <table:table-cell table:style-name="Default" office:value-type="float" office:value="-0.069855" calcext:value-type="float">
            <text:p>-0.06985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7165" calcext:value-type="float">
            <text:p>0.017165</text:p>
          </table:table-cell>
          <table:table-cell table:style-name="Default" office:value-type="float" office:value="1.365705" calcext:value-type="float">
            <text:p>1.365705</text:p>
          </table:table-cell>
          <table:table-cell table:style-name="Default" office:value-type="float" office:value="0.064641" calcext:value-type="float">
            <text:p>0.064641</text:p>
          </table:table-cell>
          <table:table-cell table:style-name="Default" office:value-type="float" office:value="0.016288" calcext:value-type="float">
            <text:p>0.016288</text:p>
          </table:table-cell>
          <table:table-cell table:style-name="Default" office:value-type="float" office:value="-0.050593" calcext:value-type="float">
            <text:p>-0.050593</text:p>
          </table:table-cell>
          <table:table-cell table:style-name="Default" office:value-type="float" office:value="-0.070604" calcext:value-type="float">
            <text:p>-0.07060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6874" calcext:value-type="float">
            <text:p>0.016874</text:p>
          </table:table-cell>
          <table:table-cell table:style-name="Default" office:value-type="float" office:value="1.365342" calcext:value-type="float">
            <text:p>1.365342</text:p>
          </table:table-cell>
          <table:table-cell table:style-name="Default" office:value-type="float" office:value="0.067503" calcext:value-type="float">
            <text:p>0.067503</text:p>
          </table:table-cell>
          <table:table-cell table:style-name="Default" office:value-type="float" office:value="0.016002" calcext:value-type="float">
            <text:p>0.016002</text:p>
          </table:table-cell>
          <table:table-cell table:style-name="Default" office:value-type="float" office:value="-0.051207" calcext:value-type="float">
            <text:p>-0.051207</text:p>
          </table:table-cell>
          <table:table-cell table:style-name="Default" office:value-type="float" office:value="-0.071136" calcext:value-type="float">
            <text:p>-0.07113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6566" calcext:value-type="float">
            <text:p>0.016566</text:p>
          </table:table-cell>
          <table:table-cell table:style-name="Default" office:value-type="float" office:value="1.364926" calcext:value-type="float">
            <text:p>1.364926</text:p>
          </table:table-cell>
          <table:table-cell table:style-name="Default" office:value-type="float" office:value="0.070472" calcext:value-type="float">
            <text:p>0.070472</text:p>
          </table:table-cell>
          <table:table-cell table:style-name="Default" office:value-type="float" office:value="0.015702" calcext:value-type="float">
            <text:p>0.015702</text:p>
          </table:table-cell>
          <table:table-cell table:style-name="Default" office:value-type="float" office:value="-0.051373" calcext:value-type="float">
            <text:p>-0.051373</text:p>
          </table:table-cell>
          <table:table-cell table:style-name="Default" office:value-type="float" office:value="-0.072176" calcext:value-type="float">
            <text:p>-0.07217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5521" calcext:value-type="float">
            <text:p>0.015521</text:p>
          </table:table-cell>
          <table:table-cell table:style-name="Default" office:value-type="float" office:value="1.36439" calcext:value-type="float">
            <text:p>1.36439</text:p>
          </table:table-cell>
          <table:table-cell table:style-name="Default" office:value-type="float" office:value="0.073275" calcext:value-type="float">
            <text:p>0.073275</text:p>
          </table:table-cell>
          <table:table-cell table:style-name="Default" office:value-type="float" office:value="0.014157" calcext:value-type="float">
            <text:p>0.014157</text:p>
          </table:table-cell>
          <table:table-cell table:style-name="Default" office:value-type="float" office:value="-0.050857" calcext:value-type="float">
            <text:p>-0.050857</text:p>
          </table:table-cell>
          <table:table-cell table:style-name="Default" office:value-type="float" office:value="-0.068721" calcext:value-type="float">
            <text:p>-0.06872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5297" calcext:value-type="float">
            <text:p>0.015297</text:p>
          </table:table-cell>
          <table:table-cell table:style-name="Default" office:value-type="float" office:value="1.363863" calcext:value-type="float">
            <text:p>1.363863</text:p>
          </table:table-cell>
          <table:table-cell table:style-name="Default" office:value-type="float" office:value="0.076436" calcext:value-type="float">
            <text:p>0.076436</text:p>
          </table:table-cell>
          <table:table-cell table:style-name="Default" office:value-type="float" office:value="0.013619" calcext:value-type="float">
            <text:p>0.013619</text:p>
          </table:table-cell>
          <table:table-cell table:style-name="Default" office:value-type="float" office:value="-0.050736" calcext:value-type="float">
            <text:p>-0.050736</text:p>
          </table:table-cell>
          <table:table-cell table:style-name="Default" office:value-type="float" office:value="-0.069694" calcext:value-type="float">
            <text:p>-0.06969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5125" calcext:value-type="float">
            <text:p>0.015125</text:p>
          </table:table-cell>
          <table:table-cell table:style-name="Default" office:value-type="float" office:value="1.363352" calcext:value-type="float">
            <text:p>1.363352</text:p>
          </table:table-cell>
          <table:table-cell table:style-name="Default" office:value-type="float" office:value="0.079647" calcext:value-type="float">
            <text:p>0.079647</text:p>
          </table:table-cell>
          <table:table-cell table:style-name="Default" office:value-type="float" office:value="0.012878" calcext:value-type="float">
            <text:p>0.012878</text:p>
          </table:table-cell>
          <table:table-cell table:style-name="Default" office:value-type="float" office:value="-0.050693" calcext:value-type="float">
            <text:p>-0.050693</text:p>
          </table:table-cell>
          <table:table-cell table:style-name="Default" office:value-type="float" office:value="-0.070572" calcext:value-type="float">
            <text:p>-0.07057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4978" calcext:value-type="float">
            <text:p>0.014978</text:p>
          </table:table-cell>
          <table:table-cell table:style-name="Default" office:value-type="float" office:value="1.362956" calcext:value-type="float">
            <text:p>1.362956</text:p>
          </table:table-cell>
          <table:table-cell table:style-name="Default" office:value-type="float" office:value="0.082971" calcext:value-type="float">
            <text:p>0.082971</text:p>
          </table:table-cell>
          <table:table-cell table:style-name="Default" office:value-type="float" office:value="0.011996" calcext:value-type="float">
            <text:p>0.011996</text:p>
          </table:table-cell>
          <table:table-cell table:style-name="Default" office:value-type="float" office:value="-0.050491" calcext:value-type="float">
            <text:p>-0.050491</text:p>
          </table:table-cell>
          <table:table-cell table:style-name="Default" office:value-type="float" office:value="-0.071446" calcext:value-type="float">
            <text:p>-0.07144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4783" calcext:value-type="float">
            <text:p>0.014783</text:p>
          </table:table-cell>
          <table:table-cell table:style-name="Default" office:value-type="float" office:value="1.362509" calcext:value-type="float">
            <text:p>1.362509</text:p>
          </table:table-cell>
          <table:table-cell table:style-name="Default" office:value-type="float" office:value="0.086438" calcext:value-type="float">
            <text:p>0.086438</text:p>
          </table:table-cell>
          <table:table-cell table:style-name="Default" office:value-type="float" office:value="0.011163" calcext:value-type="float">
            <text:p>0.011163</text:p>
          </table:table-cell>
          <table:table-cell table:style-name="Default" office:value-type="float" office:value="-0.050413" calcext:value-type="float">
            <text:p>-0.050413</text:p>
          </table:table-cell>
          <table:table-cell table:style-name="Default" office:value-type="float" office:value="-0.072284" calcext:value-type="float">
            <text:p>-0.07228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4696" calcext:value-type="float">
            <text:p>0.014696</text:p>
          </table:table-cell>
          <table:table-cell table:style-name="Default" office:value-type="float" office:value="1.362097" calcext:value-type="float">
            <text:p>1.362097</text:p>
          </table:table-cell>
          <table:table-cell table:style-name="Default" office:value-type="float" office:value="0.089923" calcext:value-type="float">
            <text:p>0.089923</text:p>
          </table:table-cell>
          <table:table-cell table:style-name="Default" office:value-type="float" office:value="0.009989" calcext:value-type="float">
            <text:p>0.009989</text:p>
          </table:table-cell>
          <table:table-cell table:style-name="Default" office:value-type="float" office:value="-0.04986" calcext:value-type="float">
            <text:p>-0.04986</text:p>
          </table:table-cell>
          <table:table-cell table:style-name="Default" office:value-type="float" office:value="-0.073137" calcext:value-type="float">
            <text:p>-0.07313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4644" calcext:value-type="float">
            <text:p>0.014644</text:p>
          </table:table-cell>
          <table:table-cell table:style-name="Default" office:value-type="float" office:value="1.361685" calcext:value-type="float">
            <text:p>1.361685</text:p>
          </table:table-cell>
          <table:table-cell table:style-name="Default" office:value-type="float" office:value="0.093486" calcext:value-type="float">
            <text:p>0.093486</text:p>
          </table:table-cell>
          <table:table-cell table:style-name="Default" office:value-type="float" office:value="0.008857" calcext:value-type="float">
            <text:p>0.008857</text:p>
          </table:table-cell>
          <table:table-cell table:style-name="Default" office:value-type="float" office:value="-0.049071" calcext:value-type="float">
            <text:p>-0.049071</text:p>
          </table:table-cell>
          <table:table-cell table:style-name="Default" office:value-type="float" office:value="-0.073639" calcext:value-type="float">
            <text:p>-0.07363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4642" calcext:value-type="float">
            <text:p>0.014642</text:p>
          </table:table-cell>
          <table:table-cell table:style-name="Default" office:value-type="float" office:value="1.361342" calcext:value-type="float">
            <text:p>1.361342</text:p>
          </table:table-cell>
          <table:table-cell table:style-name="Default" office:value-type="float" office:value="0.097181" calcext:value-type="float">
            <text:p>0.097181</text:p>
          </table:table-cell>
          <table:table-cell table:style-name="Default" office:value-type="float" office:value="0.007678" calcext:value-type="float">
            <text:p>0.007678</text:p>
          </table:table-cell>
          <table:table-cell table:style-name="Default" office:value-type="float" office:value="-0.048" calcext:value-type="float">
            <text:p>-0.048</text:p>
          </table:table-cell>
          <table:table-cell table:style-name="Default" office:value-type="float" office:value="-0.074166" calcext:value-type="float">
            <text:p>-0.07416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4663" calcext:value-type="float">
            <text:p>0.014663</text:p>
          </table:table-cell>
          <table:table-cell table:style-name="Default" office:value-type="float" office:value="1.360924" calcext:value-type="float">
            <text:p>1.360924</text:p>
          </table:table-cell>
          <table:table-cell table:style-name="Default" office:value-type="float" office:value="0.10094" calcext:value-type="float">
            <text:p>0.10094</text:p>
          </table:table-cell>
          <table:table-cell table:style-name="Default" office:value-type="float" office:value="0.006696" calcext:value-type="float">
            <text:p>0.006696</text:p>
          </table:table-cell>
          <table:table-cell table:style-name="Default" office:value-type="float" office:value="-0.046928" calcext:value-type="float">
            <text:p>-0.046928</text:p>
          </table:table-cell>
          <table:table-cell table:style-name="Default" office:value-type="float" office:value="-0.074626" calcext:value-type="float">
            <text:p>-0.07462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4743" calcext:value-type="float">
            <text:p>0.014743</text:p>
          </table:table-cell>
          <table:table-cell table:style-name="Default" office:value-type="float" office:value="1.360467" calcext:value-type="float">
            <text:p>1.360467</text:p>
          </table:table-cell>
          <table:table-cell table:style-name="Default" office:value-type="float" office:value="0.104783" calcext:value-type="float">
            <text:p>0.104783</text:p>
          </table:table-cell>
          <table:table-cell table:style-name="Default" office:value-type="float" office:value="0.005584" calcext:value-type="float">
            <text:p>0.005584</text:p>
          </table:table-cell>
          <table:table-cell table:style-name="Default" office:value-type="float" office:value="-0.04558" calcext:value-type="float">
            <text:p>-0.04558</text:p>
          </table:table-cell>
          <table:table-cell table:style-name="Default" office:value-type="float" office:value="-0.074606" calcext:value-type="float">
            <text:p>-0.07460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4786" calcext:value-type="float">
            <text:p>0.014786</text:p>
          </table:table-cell>
          <table:table-cell table:style-name="Default" office:value-type="float" office:value="1.359962" calcext:value-type="float">
            <text:p>1.359962</text:p>
          </table:table-cell>
          <table:table-cell table:style-name="Default" office:value-type="float" office:value="0.108698" calcext:value-type="float">
            <text:p>0.108698</text:p>
          </table:table-cell>
          <table:table-cell table:style-name="Default" office:value-type="float" office:value="0.004692" calcext:value-type="float">
            <text:p>0.004692</text:p>
          </table:table-cell>
          <table:table-cell table:style-name="Default" office:value-type="float" office:value="-0.044409" calcext:value-type="float">
            <text:p>-0.044409</text:p>
          </table:table-cell>
          <table:table-cell table:style-name="Default" office:value-type="float" office:value="-0.074567" calcext:value-type="float">
            <text:p>-0.07456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4904" calcext:value-type="float">
            <text:p>0.014904</text:p>
          </table:table-cell>
          <table:table-cell table:style-name="Default" office:value-type="float" office:value="1.359375" calcext:value-type="float">
            <text:p>1.359375</text:p>
          </table:table-cell>
          <table:table-cell table:style-name="Default" office:value-type="float" office:value="0.112605" calcext:value-type="float">
            <text:p>0.112605</text:p>
          </table:table-cell>
          <table:table-cell table:style-name="Default" office:value-type="float" office:value="0.003937" calcext:value-type="float">
            <text:p>0.003937</text:p>
          </table:table-cell>
          <table:table-cell table:style-name="Default" office:value-type="float" office:value="-0.042984" calcext:value-type="float">
            <text:p>-0.042984</text:p>
          </table:table-cell>
          <table:table-cell table:style-name="Default" office:value-type="float" office:value="-0.074824" calcext:value-type="float">
            <text:p>-0.07482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4981" calcext:value-type="float">
            <text:p>0.014981</text:p>
          </table:table-cell>
          <table:table-cell table:style-name="Default" office:value-type="float" office:value="1.358746" calcext:value-type="float">
            <text:p>1.358746</text:p>
          </table:table-cell>
          <table:table-cell table:style-name="Default" office:value-type="float" office:value="0.116627" calcext:value-type="float">
            <text:p>0.116627</text:p>
          </table:table-cell>
          <table:table-cell table:style-name="Default" office:value-type="float" office:value="0.003158" calcext:value-type="float">
            <text:p>0.003158</text:p>
          </table:table-cell>
          <table:table-cell table:style-name="Default" office:value-type="float" office:value="-0.04175" calcext:value-type="float">
            <text:p>-0.04175</text:p>
          </table:table-cell>
          <table:table-cell table:style-name="Default" office:value-type="float" office:value="-0.074663" calcext:value-type="float">
            <text:p>-0.07466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5006" calcext:value-type="float">
            <text:p>0.015006</text:p>
          </table:table-cell>
          <table:table-cell table:style-name="Default" office:value-type="float" office:value="1.358015" calcext:value-type="float">
            <text:p>1.358015</text:p>
          </table:table-cell>
          <table:table-cell table:style-name="Default" office:value-type="float" office:value="0.120688" calcext:value-type="float">
            <text:p>0.120688</text:p>
          </table:table-cell>
          <table:table-cell table:style-name="Default" office:value-type="float" office:value="0.002403" calcext:value-type="float">
            <text:p>0.002403</text:p>
          </table:table-cell>
          <table:table-cell table:style-name="Default" office:value-type="float" office:value="-0.040479" calcext:value-type="float">
            <text:p>-0.040479</text:p>
          </table:table-cell>
          <table:table-cell table:style-name="Default" office:value-type="float" office:value="-0.074729" calcext:value-type="float">
            <text:p>-0.07472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5045" calcext:value-type="float">
            <text:p>0.015045</text:p>
          </table:table-cell>
          <table:table-cell table:style-name="Default" office:value-type="float" office:value="1.357583" calcext:value-type="float">
            <text:p>1.357583</text:p>
          </table:table-cell>
          <table:table-cell table:style-name="Default" office:value-type="float" office:value="0.124738" calcext:value-type="float">
            <text:p>0.124738</text:p>
          </table:table-cell>
          <table:table-cell table:style-name="Default" office:value-type="float" office:value="0.001431" calcext:value-type="float">
            <text:p>0.001431</text:p>
          </table:table-cell>
          <table:table-cell table:style-name="Default" office:value-type="float" office:value="-0.0386" calcext:value-type="float">
            <text:p>-0.0386</text:p>
          </table:table-cell>
          <table:table-cell table:style-name="Default" office:value-type="float" office:value="-0.073704" calcext:value-type="float">
            <text:p>-0.07370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4868" calcext:value-type="float">
            <text:p>0.014868</text:p>
          </table:table-cell>
          <table:table-cell table:style-name="Default" office:value-type="float" office:value="1.356795" calcext:value-type="float">
            <text:p>1.356795</text:p>
          </table:table-cell>
          <table:table-cell table:style-name="Default" office:value-type="float" office:value="0.128861" calcext:value-type="float">
            <text:p>0.128861</text:p>
          </table:table-cell>
          <table:table-cell table:style-name="Default" office:value-type="float" office:value="0.00085" calcext:value-type="float">
            <text:p>0.00085</text:p>
          </table:table-cell>
          <table:table-cell table:style-name="Default" office:value-type="float" office:value="-0.03735" calcext:value-type="float">
            <text:p>-0.03735</text:p>
          </table:table-cell>
          <table:table-cell table:style-name="Default" office:value-type="float" office:value="-0.073902" calcext:value-type="float">
            <text:p>-0.07390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465" calcext:value-type="float">
            <text:p>0.01465</text:p>
          </table:table-cell>
          <table:table-cell table:style-name="Default" office:value-type="float" office:value="1.355736" calcext:value-type="float">
            <text:p>1.355736</text:p>
          </table:table-cell>
          <table:table-cell table:style-name="Default" office:value-type="float" office:value="0.13306" calcext:value-type="float">
            <text:p>0.13306</text:p>
          </table:table-cell>
          <table:table-cell table:style-name="Default" office:value-type="float" office:value="0.001132" calcext:value-type="float">
            <text:p>0.001132</text:p>
          </table:table-cell>
          <table:table-cell table:style-name="Default" office:value-type="float" office:value="-0.037041" calcext:value-type="float">
            <text:p>-0.037041</text:p>
          </table:table-cell>
          <table:table-cell table:style-name="Default" office:value-type="float" office:value="-0.075829" calcext:value-type="float">
            <text:p>-0.07582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4363" calcext:value-type="float">
            <text:p>0.014363</text:p>
          </table:table-cell>
          <table:table-cell table:style-name="Default" office:value-type="float" office:value="1.354874" calcext:value-type="float">
            <text:p>1.354874</text:p>
          </table:table-cell>
          <table:table-cell table:style-name="Default" office:value-type="float" office:value="0.1373" calcext:value-type="float">
            <text:p>0.1373</text:p>
          </table:table-cell>
          <table:table-cell table:style-name="Default" office:value-type="float" office:value="0.000617" calcext:value-type="float">
            <text:p>0.000617</text:p>
          </table:table-cell>
          <table:table-cell table:style-name="Default" office:value-type="float" office:value="-0.0355" calcext:value-type="float">
            <text:p>-0.0355</text:p>
          </table:table-cell>
          <table:table-cell table:style-name="Default" office:value-type="float" office:value="-0.076521" calcext:value-type="float">
            <text:p>-0.07652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4087" calcext:value-type="float">
            <text:p>0.014087</text:p>
          </table:table-cell>
          <table:table-cell table:style-name="Default" office:value-type="float" office:value="1.354007" calcext:value-type="float">
            <text:p>1.354007</text:p>
          </table:table-cell>
          <table:table-cell table:style-name="Default" office:value-type="float" office:value="0.141564" calcext:value-type="float">
            <text:p>0.141564</text:p>
          </table:table-cell>
          <table:table-cell table:style-name="Default" office:value-type="float" office:value="0.000201" calcext:value-type="float">
            <text:p>0.000201</text:p>
          </table:table-cell>
          <table:table-cell table:style-name="Default" office:value-type="float" office:value="-0.033915" calcext:value-type="float">
            <text:p>-0.033915</text:p>
          </table:table-cell>
          <table:table-cell table:style-name="Default" office:value-type="float" office:value="-0.077098" calcext:value-type="float">
            <text:p>-0.07709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3656" calcext:value-type="float">
            <text:p>0.013656</text:p>
          </table:table-cell>
          <table:table-cell table:style-name="Default" office:value-type="float" office:value="1.352985" calcext:value-type="float">
            <text:p>1.352985</text:p>
          </table:table-cell>
          <table:table-cell table:style-name="Default" office:value-type="float" office:value="0.145838" calcext:value-type="float">
            <text:p>0.145838</text:p>
          </table:table-cell>
          <table:table-cell table:style-name="Default" office:value-type="float" office:value="-0.000509" calcext:value-type="float">
            <text:p>-0.000509</text:p>
          </table:table-cell>
          <table:table-cell table:style-name="Default" office:value-type="float" office:value="-0.031451" calcext:value-type="float">
            <text:p>-0.031451</text:p>
          </table:table-cell>
          <table:table-cell table:style-name="Default" office:value-type="float" office:value="-0.077934" calcext:value-type="float">
            <text:p>-0.07793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3397" calcext:value-type="float">
            <text:p>0.013397</text:p>
          </table:table-cell>
          <table:table-cell table:style-name="Default" office:value-type="float" office:value="1.352071" calcext:value-type="float">
            <text:p>1.352071</text:p>
          </table:table-cell>
          <table:table-cell table:style-name="Default" office:value-type="float" office:value="0.150104" calcext:value-type="float">
            <text:p>0.150104</text:p>
          </table:table-cell>
          <table:table-cell table:style-name="Default" office:value-type="float" office:value="-0.000874" calcext:value-type="float">
            <text:p>-0.000874</text:p>
          </table:table-cell>
          <table:table-cell table:style-name="Default" office:value-type="float" office:value="-0.029737" calcext:value-type="float">
            <text:p>-0.029737</text:p>
          </table:table-cell>
          <table:table-cell table:style-name="Default" office:value-type="float" office:value="-0.079021" calcext:value-type="float">
            <text:p>-0.07902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3169" calcext:value-type="float">
            <text:p>0.013169</text:p>
          </table:table-cell>
          <table:table-cell table:style-name="Default" office:value-type="float" office:value="1.351165" calcext:value-type="float">
            <text:p>1.351165</text:p>
          </table:table-cell>
          <table:table-cell table:style-name="Default" office:value-type="float" office:value="0.154344" calcext:value-type="float">
            <text:p>0.154344</text:p>
          </table:table-cell>
          <table:table-cell table:style-name="Default" office:value-type="float" office:value="-0.001274" calcext:value-type="float">
            <text:p>-0.001274</text:p>
          </table:table-cell>
          <table:table-cell table:style-name="Default" office:value-type="float" office:value="-0.027697" calcext:value-type="float">
            <text:p>-0.027697</text:p>
          </table:table-cell>
          <table:table-cell table:style-name="Default" office:value-type="float" office:value="-0.079939" calcext:value-type="float">
            <text:p>-0.07993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2888" calcext:value-type="float">
            <text:p>0.012888</text:p>
          </table:table-cell>
          <table:table-cell table:style-name="Default" office:value-type="float" office:value="1.35023" calcext:value-type="float">
            <text:p>1.35023</text:p>
          </table:table-cell>
          <table:table-cell table:style-name="Default" office:value-type="float" office:value="0.158616" calcext:value-type="float">
            <text:p>0.158616</text:p>
          </table:table-cell>
          <table:table-cell table:style-name="Default" office:value-type="float" office:value="-0.001522" calcext:value-type="float">
            <text:p>-0.001522</text:p>
          </table:table-cell>
          <table:table-cell table:style-name="Default" office:value-type="float" office:value="-0.025645" calcext:value-type="float">
            <text:p>-0.025645</text:p>
          </table:table-cell>
          <table:table-cell table:style-name="Default" office:value-type="float" office:value="-0.080944" calcext:value-type="float">
            <text:p>-0.08094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2621" calcext:value-type="float">
            <text:p>0.012621</text:p>
          </table:table-cell>
          <table:table-cell table:style-name="Default" office:value-type="float" office:value="1.349344" calcext:value-type="float">
            <text:p>1.349344</text:p>
          </table:table-cell>
          <table:table-cell table:style-name="Default" office:value-type="float" office:value="0.162871" calcext:value-type="float">
            <text:p>0.162871</text:p>
          </table:table-cell>
          <table:table-cell table:style-name="Default" office:value-type="float" office:value="-0.001941" calcext:value-type="float">
            <text:p>-0.001941</text:p>
          </table:table-cell>
          <table:table-cell table:style-name="Default" office:value-type="float" office:value="-0.023394" calcext:value-type="float">
            <text:p>-0.023394</text:p>
          </table:table-cell>
          <table:table-cell table:style-name="Default" office:value-type="float" office:value="-0.081529" calcext:value-type="float">
            <text:p>-0.08152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2287" calcext:value-type="float">
            <text:p>0.012287</text:p>
          </table:table-cell>
          <table:table-cell table:style-name="Default" office:value-type="float" office:value="1.348421" calcext:value-type="float">
            <text:p>1.348421</text:p>
          </table:table-cell>
          <table:table-cell table:style-name="Default" office:value-type="float" office:value="0.166978" calcext:value-type="float">
            <text:p>0.166978</text:p>
          </table:table-cell>
          <table:table-cell table:style-name="Default" office:value-type="float" office:value="-0.002242" calcext:value-type="float">
            <text:p>-0.002242</text:p>
          </table:table-cell>
          <table:table-cell table:style-name="Default" office:value-type="float" office:value="-0.02145" calcext:value-type="float">
            <text:p>-0.02145</text:p>
          </table:table-cell>
          <table:table-cell table:style-name="Default" office:value-type="float" office:value="-0.082234" calcext:value-type="float">
            <text:p>-0.08223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893" calcext:value-type="float">
            <text:p>0.011893</text:p>
          </table:table-cell>
          <table:table-cell table:style-name="Default" office:value-type="float" office:value="1.347469" calcext:value-type="float">
            <text:p>1.347469</text:p>
          </table:table-cell>
          <table:table-cell table:style-name="Default" office:value-type="float" office:value="0.170904" calcext:value-type="float">
            <text:p>0.170904</text:p>
          </table:table-cell>
          <table:table-cell table:style-name="Default" office:value-type="float" office:value="-0.002524" calcext:value-type="float">
            <text:p>-0.002524</text:p>
          </table:table-cell>
          <table:table-cell table:style-name="Default" office:value-type="float" office:value="-0.019852" calcext:value-type="float">
            <text:p>-0.019852</text:p>
          </table:table-cell>
          <table:table-cell table:style-name="Default" office:value-type="float" office:value="-0.082906" calcext:value-type="float">
            <text:p>-0.08290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421" calcext:value-type="float">
            <text:p>0.011421</text:p>
          </table:table-cell>
          <table:table-cell table:style-name="Default" office:value-type="float" office:value="1.346601" calcext:value-type="float">
            <text:p>1.346601</text:p>
          </table:table-cell>
          <table:table-cell table:style-name="Default" office:value-type="float" office:value="0.174673" calcext:value-type="float">
            <text:p>0.174673</text:p>
          </table:table-cell>
          <table:table-cell table:style-name="Default" office:value-type="float" office:value="-0.002951" calcext:value-type="float">
            <text:p>-0.002951</text:p>
          </table:table-cell>
          <table:table-cell table:style-name="Default" office:value-type="float" office:value="-0.018259" calcext:value-type="float">
            <text:p>-0.018259</text:p>
          </table:table-cell>
          <table:table-cell table:style-name="Default" office:value-type="float" office:value="-0.083542" calcext:value-type="float">
            <text:p>-0.08354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0791" calcext:value-type="float">
            <text:p>0.010791</text:p>
          </table:table-cell>
          <table:table-cell table:style-name="Default" office:value-type="float" office:value="1.345796" calcext:value-type="float">
            <text:p>1.345796</text:p>
          </table:table-cell>
          <table:table-cell table:style-name="Default" office:value-type="float" office:value="0.178319" calcext:value-type="float">
            <text:p>0.178319</text:p>
          </table:table-cell>
          <table:table-cell table:style-name="Default" office:value-type="float" office:value="-0.003478" calcext:value-type="float">
            <text:p>-0.003478</text:p>
          </table:table-cell>
          <table:table-cell table:style-name="Default" office:value-type="float" office:value="-0.016606" calcext:value-type="float">
            <text:p>-0.016606</text:p>
          </table:table-cell>
          <table:table-cell table:style-name="Default" office:value-type="float" office:value="-0.084365" calcext:value-type="float">
            <text:p>-0.08436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0067" calcext:value-type="float">
            <text:p>0.010067</text:p>
          </table:table-cell>
          <table:table-cell table:style-name="Default" office:value-type="float" office:value="1.345002" calcext:value-type="float">
            <text:p>1.345002</text:p>
          </table:table-cell>
          <table:table-cell table:style-name="Default" office:value-type="float" office:value="0.181754" calcext:value-type="float">
            <text:p>0.181754</text:p>
          </table:table-cell>
          <table:table-cell table:style-name="Default" office:value-type="float" office:value="-0.003796" calcext:value-type="float">
            <text:p>-0.003796</text:p>
          </table:table-cell>
          <table:table-cell table:style-name="Default" office:value-type="float" office:value="-0.014967" calcext:value-type="float">
            <text:p>-0.014967</text:p>
          </table:table-cell>
          <table:table-cell table:style-name="Default" office:value-type="float" office:value="-0.085484" calcext:value-type="float">
            <text:p>-0.08548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09242" calcext:value-type="float">
            <text:p>0.009242</text:p>
          </table:table-cell>
          <table:table-cell table:style-name="Default" office:value-type="float" office:value="1.344138" calcext:value-type="float">
            <text:p>1.344138</text:p>
          </table:table-cell>
          <table:table-cell table:style-name="Default" office:value-type="float" office:value="0.184979" calcext:value-type="float">
            <text:p>0.184979</text:p>
          </table:table-cell>
          <table:table-cell table:style-name="Default" office:value-type="float" office:value="-0.00421" calcext:value-type="float">
            <text:p>-0.00421</text:p>
          </table:table-cell>
          <table:table-cell table:style-name="Default" office:value-type="float" office:value="-0.012973" calcext:value-type="float">
            <text:p>-0.012973</text:p>
          </table:table-cell>
          <table:table-cell table:style-name="Default" office:value-type="float" office:value="-0.086883" calcext:value-type="float">
            <text:p>-0.08688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08398" calcext:value-type="float">
            <text:p>0.008398</text:p>
          </table:table-cell>
          <table:table-cell table:style-name="Default" office:value-type="float" office:value="1.343119" calcext:value-type="float">
            <text:p>1.343119</text:p>
          </table:table-cell>
          <table:table-cell table:style-name="Default" office:value-type="float" office:value="0.188012" calcext:value-type="float">
            <text:p>0.188012</text:p>
          </table:table-cell>
          <table:table-cell table:style-name="Default" office:value-type="float" office:value="-0.004145" calcext:value-type="float">
            <text:p>-0.004145</text:p>
          </table:table-cell>
          <table:table-cell table:style-name="Default" office:value-type="float" office:value="-0.01125" calcext:value-type="float">
            <text:p>-0.01125</text:p>
          </table:table-cell>
          <table:table-cell table:style-name="Default" office:value-type="float" office:value="-0.088907" calcext:value-type="float">
            <text:p>-0.08890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07837" calcext:value-type="float">
            <text:p>0.007837</text:p>
          </table:table-cell>
          <table:table-cell table:style-name="Default" office:value-type="float" office:value="1.342072" calcext:value-type="float">
            <text:p>1.342072</text:p>
          </table:table-cell>
          <table:table-cell table:style-name="Default" office:value-type="float" office:value="0.190999" calcext:value-type="float">
            <text:p>0.190999</text:p>
          </table:table-cell>
          <table:table-cell table:style-name="Default" office:value-type="float" office:value="-0.004581" calcext:value-type="float">
            <text:p>-0.004581</text:p>
          </table:table-cell>
          <table:table-cell table:style-name="Default" office:value-type="float" office:value="-0.008055" calcext:value-type="float">
            <text:p>-0.008055</text:p>
          </table:table-cell>
          <table:table-cell table:style-name="Default" office:value-type="float" office:value="-0.090654" calcext:value-type="float">
            <text:p>-0.09065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0707" calcext:value-type="float">
            <text:p>0.00707</text:p>
          </table:table-cell>
          <table:table-cell table:style-name="Default" office:value-type="float" office:value="1.34115" calcext:value-type="float">
            <text:p>1.34115</text:p>
          </table:table-cell>
          <table:table-cell table:style-name="Default" office:value-type="float" office:value="0.193429" calcext:value-type="float">
            <text:p>0.193429</text:p>
          </table:table-cell>
          <table:table-cell table:style-name="Default" office:value-type="float" office:value="-0.004757" calcext:value-type="float">
            <text:p>-0.004757</text:p>
          </table:table-cell>
          <table:table-cell table:style-name="Default" office:value-type="float" office:value="-0.006625" calcext:value-type="float">
            <text:p>-0.006625</text:p>
          </table:table-cell>
          <table:table-cell table:style-name="Default" office:value-type="float" office:value="-0.092591" calcext:value-type="float">
            <text:p>-0.09259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06482" calcext:value-type="float">
            <text:p>0.006482</text:p>
          </table:table-cell>
          <table:table-cell table:style-name="Default" office:value-type="float" office:value="1.34047" calcext:value-type="float">
            <text:p>1.34047</text:p>
          </table:table-cell>
          <table:table-cell table:style-name="Default" office:value-type="float" office:value="0.195583" calcext:value-type="float">
            <text:p>0.195583</text:p>
          </table:table-cell>
          <table:table-cell table:style-name="Default" office:value-type="float" office:value="-0.004897" calcext:value-type="float">
            <text:p>-0.004897</text:p>
          </table:table-cell>
          <table:table-cell table:style-name="Default" office:value-type="float" office:value="-0.00505" calcext:value-type="float">
            <text:p>-0.00505</text:p>
          </table:table-cell>
          <table:table-cell table:style-name="Default" office:value-type="float" office:value="-0.094315" calcext:value-type="float">
            <text:p>-0.09431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06026" calcext:value-type="float">
            <text:p>0.006026</text:p>
          </table:table-cell>
          <table:table-cell table:style-name="Default" office:value-type="float" office:value="1.339943" calcext:value-type="float">
            <text:p>1.339943</text:p>
          </table:table-cell>
          <table:table-cell table:style-name="Default" office:value-type="float" office:value="0.197442" calcext:value-type="float">
            <text:p>0.197442</text:p>
          </table:table-cell>
          <table:table-cell table:style-name="Default" office:value-type="float" office:value="-0.005249" calcext:value-type="float">
            <text:p>-0.005249</text:p>
          </table:table-cell>
          <table:table-cell table:style-name="Default" office:value-type="float" office:value="-0.003344" calcext:value-type="float">
            <text:p>-0.003344</text:p>
          </table:table-cell>
          <table:table-cell table:style-name="Default" office:value-type="float" office:value="-0.096052" calcext:value-type="float">
            <text:p>-0.09605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05669" calcext:value-type="float">
            <text:p>0.005669</text:p>
          </table:table-cell>
          <table:table-cell table:style-name="Default" office:value-type="float" office:value="1.339536" calcext:value-type="float">
            <text:p>1.339536</text:p>
          </table:table-cell>
          <table:table-cell table:style-name="Default" office:value-type="float" office:value="0.198891" calcext:value-type="float">
            <text:p>0.198891</text:p>
          </table:table-cell>
          <table:table-cell table:style-name="Default" office:value-type="float" office:value="-0.005539" calcext:value-type="float">
            <text:p>-0.005539</text:p>
          </table:table-cell>
          <table:table-cell table:style-name="Default" office:value-type="float" office:value="-0.001357" calcext:value-type="float">
            <text:p>-0.001357</text:p>
          </table:table-cell>
          <table:table-cell table:style-name="Default" office:value-type="float" office:value="-0.097151" calcext:value-type="float">
            <text:p>-0.09715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05397" calcext:value-type="float">
            <text:p>0.005397</text:p>
          </table:table-cell>
          <table:table-cell table:style-name="Default" office:value-type="float" office:value="1.339314" calcext:value-type="float">
            <text:p>1.339314</text:p>
          </table:table-cell>
          <table:table-cell table:style-name="Default" office:value-type="float" office:value="0.199933" calcext:value-type="float">
            <text:p>0.199933</text:p>
          </table:table-cell>
          <table:table-cell table:style-name="Default" office:value-type="float" office:value="-0.005877" calcext:value-type="float">
            <text:p>-0.005877</text:p>
          </table:table-cell>
          <table:table-cell table:style-name="Default" office:value-type="float" office:value="0.000442" calcext:value-type="float">
            <text:p>0.000442</text:p>
          </table:table-cell>
          <table:table-cell table:style-name="Default" office:value-type="float" office:value="-0.098475" calcext:value-type="float">
            <text:p>-0.09847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05234" calcext:value-type="float">
            <text:p>0.005234</text:p>
          </table:table-cell>
          <table:table-cell table:style-name="Default" office:value-type="float" office:value="1.3393" calcext:value-type="float">
            <text:p>1.3393</text:p>
          </table:table-cell>
          <table:table-cell table:style-name="Default" office:value-type="float" office:value="0.200648" calcext:value-type="float">
            <text:p>0.200648</text:p>
          </table:table-cell>
          <table:table-cell table:style-name="Default" office:value-type="float" office:value="-0.006055" calcext:value-type="float">
            <text:p>-0.006055</text:p>
          </table:table-cell>
          <table:table-cell table:style-name="Default" office:value-type="float" office:value="0.001941" calcext:value-type="float">
            <text:p>0.001941</text:p>
          </table:table-cell>
          <table:table-cell table:style-name="Default" office:value-type="float" office:value="-0.099352" calcext:value-type="float">
            <text:p>-0.09935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05338" calcext:value-type="float">
            <text:p>0.005338</text:p>
          </table:table-cell>
          <table:table-cell table:style-name="Default" office:value-type="float" office:value="1.339392" calcext:value-type="float">
            <text:p>1.339392</text:p>
          </table:table-cell>
          <table:table-cell table:style-name="Default" office:value-type="float" office:value="0.200873" calcext:value-type="float">
            <text:p>0.200873</text:p>
          </table:table-cell>
          <table:table-cell table:style-name="Default" office:value-type="float" office:value="-0.006383" calcext:value-type="float">
            <text:p>-0.006383</text:p>
          </table:table-cell>
          <table:table-cell table:style-name="Default" office:value-type="float" office:value="0.003195" calcext:value-type="float">
            <text:p>0.003195</text:p>
          </table:table-cell>
          <table:table-cell table:style-name="Default" office:value-type="float" office:value="-0.099816" calcext:value-type="float">
            <text:p>-0.09981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05591" calcext:value-type="float">
            <text:p>0.005591</text:p>
          </table:table-cell>
          <table:table-cell table:style-name="Default" office:value-type="float" office:value="1.339551" calcext:value-type="float">
            <text:p>1.339551</text:p>
          </table:table-cell>
          <table:table-cell table:style-name="Default" office:value-type="float" office:value="0.200662" calcext:value-type="float">
            <text:p>0.200662</text:p>
          </table:table-cell>
          <table:table-cell table:style-name="Default" office:value-type="float" office:value="-0.006766" calcext:value-type="float">
            <text:p>-0.006766</text:p>
          </table:table-cell>
          <table:table-cell table:style-name="Default" office:value-type="float" office:value="0.003948" calcext:value-type="float">
            <text:p>0.003948</text:p>
          </table:table-cell>
          <table:table-cell table:style-name="Default" office:value-type="float" office:value="-0.09986" calcext:value-type="float">
            <text:p>-0.0998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05974" calcext:value-type="float">
            <text:p>0.005974</text:p>
          </table:table-cell>
          <table:table-cell table:style-name="Default" office:value-type="float" office:value="1.339715" calcext:value-type="float">
            <text:p>1.339715</text:p>
          </table:table-cell>
          <table:table-cell table:style-name="Default" office:value-type="float" office:value="0.200117" calcext:value-type="float">
            <text:p>0.200117</text:p>
          </table:table-cell>
          <table:table-cell table:style-name="Default" office:value-type="float" office:value="-0.007165" calcext:value-type="float">
            <text:p>-0.007165</text:p>
          </table:table-cell>
          <table:table-cell table:style-name="Default" office:value-type="float" office:value="0.004244" calcext:value-type="float">
            <text:p>0.004244</text:p>
          </table:table-cell>
          <table:table-cell table:style-name="Default" office:value-type="float" office:value="-0.099835" calcext:value-type="float">
            <text:p>-0.09983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06543" calcext:value-type="float">
            <text:p>0.006543</text:p>
          </table:table-cell>
          <table:table-cell table:style-name="Default" office:value-type="float" office:value="1.339872" calcext:value-type="float">
            <text:p>1.339872</text:p>
          </table:table-cell>
          <table:table-cell table:style-name="Default" office:value-type="float" office:value="0.199207" calcext:value-type="float">
            <text:p>0.199207</text:p>
          </table:table-cell>
          <table:table-cell table:style-name="Default" office:value-type="float" office:value="-0.007489" calcext:value-type="float">
            <text:p>-0.007489</text:p>
          </table:table-cell>
          <table:table-cell table:style-name="Default" office:value-type="float" office:value="0.004519" calcext:value-type="float">
            <text:p>0.004519</text:p>
          </table:table-cell>
          <table:table-cell table:style-name="Default" office:value-type="float" office:value="-0.099251" calcext:value-type="float">
            <text:p>-0.09925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07188" calcext:value-type="float">
            <text:p>0.007188</text:p>
          </table:table-cell>
          <table:table-cell table:style-name="Default" office:value-type="float" office:value="1.340028" calcext:value-type="float">
            <text:p>1.340028</text:p>
          </table:table-cell>
          <table:table-cell table:style-name="Default" office:value-type="float" office:value="0.198085" calcext:value-type="float">
            <text:p>0.198085</text:p>
          </table:table-cell>
          <table:table-cell table:style-name="Default" office:value-type="float" office:value="-0.00743" calcext:value-type="float">
            <text:p>-0.00743</text:p>
          </table:table-cell>
          <table:table-cell table:style-name="Default" office:value-type="float" office:value="0.004517" calcext:value-type="float">
            <text:p>0.004517</text:p>
          </table:table-cell>
          <table:table-cell table:style-name="Default" office:value-type="float" office:value="-0.098414" calcext:value-type="float">
            <text:p>-0.09841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07904" calcext:value-type="float">
            <text:p>0.007904</text:p>
          </table:table-cell>
          <table:table-cell table:style-name="Default" office:value-type="float" office:value="1.340191" calcext:value-type="float">
            <text:p>1.340191</text:p>
          </table:table-cell>
          <table:table-cell table:style-name="Default" office:value-type="float" office:value="0.196691" calcext:value-type="float">
            <text:p>0.196691</text:p>
          </table:table-cell>
          <table:table-cell table:style-name="Default" office:value-type="float" office:value="-0.00709" calcext:value-type="float">
            <text:p>-0.00709</text:p>
          </table:table-cell>
          <table:table-cell table:style-name="Default" office:value-type="float" office:value="0.004535" calcext:value-type="float">
            <text:p>0.004535</text:p>
          </table:table-cell>
          <table:table-cell table:style-name="Default" office:value-type="float" office:value="-0.09757" calcext:value-type="float">
            <text:p>-0.0975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08337" calcext:value-type="float">
            <text:p>0.008337</text:p>
          </table:table-cell>
          <table:table-cell table:style-name="Default" office:value-type="float" office:value="1.340166" calcext:value-type="float">
            <text:p>1.340166</text:p>
          </table:table-cell>
          <table:table-cell table:style-name="Default" office:value-type="float" office:value="0.195073" calcext:value-type="float">
            <text:p>0.195073</text:p>
          </table:table-cell>
          <table:table-cell table:style-name="Default" office:value-type="float" office:value="-0.005858" calcext:value-type="float">
            <text:p>-0.005858</text:p>
          </table:table-cell>
          <table:table-cell table:style-name="Default" office:value-type="float" office:value="0.002564" calcext:value-type="float">
            <text:p>0.002564</text:p>
          </table:table-cell>
          <table:table-cell table:style-name="Default" office:value-type="float" office:value="-0.097068" calcext:value-type="float">
            <text:p>-0.09706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09125" calcext:value-type="float">
            <text:p>0.009125</text:p>
          </table:table-cell>
          <table:table-cell table:style-name="Default" office:value-type="float" office:value="1.340194" calcext:value-type="float">
            <text:p>1.340194</text:p>
          </table:table-cell>
          <table:table-cell table:style-name="Default" office:value-type="float" office:value="0.193553" calcext:value-type="float">
            <text:p>0.193553</text:p>
          </table:table-cell>
          <table:table-cell table:style-name="Default" office:value-type="float" office:value="-0.005299" calcext:value-type="float">
            <text:p>-0.005299</text:p>
          </table:table-cell>
          <table:table-cell table:style-name="Default" office:value-type="float" office:value="0.002665" calcext:value-type="float">
            <text:p>0.002665</text:p>
          </table:table-cell>
          <table:table-cell table:style-name="Default" office:value-type="float" office:value="-0.096058" calcext:value-type="float">
            <text:p>-0.09605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09948" calcext:value-type="float">
            <text:p>0.009948</text:p>
          </table:table-cell>
          <table:table-cell table:style-name="Default" office:value-type="float" office:value="1.340266" calcext:value-type="float">
            <text:p>1.340266</text:p>
          </table:table-cell>
          <table:table-cell table:style-name="Default" office:value-type="float" office:value="0.192105" calcext:value-type="float">
            <text:p>0.192105</text:p>
          </table:table-cell>
          <table:table-cell table:style-name="Default" office:value-type="float" office:value="-0.004622" calcext:value-type="float">
            <text:p>-0.004622</text:p>
          </table:table-cell>
          <table:table-cell table:style-name="Default" office:value-type="float" office:value="0.002698" calcext:value-type="float">
            <text:p>0.002698</text:p>
          </table:table-cell>
          <table:table-cell table:style-name="Default" office:value-type="float" office:value="-0.095049" calcext:value-type="float">
            <text:p>-0.09504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0742" calcext:value-type="float">
            <text:p>0.010742</text:p>
          </table:table-cell>
          <table:table-cell table:style-name="Default" office:value-type="float" office:value="1.340515" calcext:value-type="float">
            <text:p>1.340515</text:p>
          </table:table-cell>
          <table:table-cell table:style-name="Default" office:value-type="float" office:value="0.19068" calcext:value-type="float">
            <text:p>0.19068</text:p>
          </table:table-cell>
          <table:table-cell table:style-name="Default" office:value-type="float" office:value="-0.003702" calcext:value-type="float">
            <text:p>-0.003702</text:p>
          </table:table-cell>
          <table:table-cell table:style-name="Default" office:value-type="float" office:value="0.002835" calcext:value-type="float">
            <text:p>0.002835</text:p>
          </table:table-cell>
          <table:table-cell table:style-name="Default" office:value-type="float" office:value="-0.093982" calcext:value-type="float">
            <text:p>-0.09398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494" calcext:value-type="float">
            <text:p>0.011494</text:p>
          </table:table-cell>
          <table:table-cell table:style-name="Default" office:value-type="float" office:value="1.340997" calcext:value-type="float">
            <text:p>1.340997</text:p>
          </table:table-cell>
          <table:table-cell table:style-name="Default" office:value-type="float" office:value="0.189287" calcext:value-type="float">
            <text:p>0.189287</text:p>
          </table:table-cell>
          <table:table-cell table:style-name="Default" office:value-type="float" office:value="-0.002836" calcext:value-type="float">
            <text:p>-0.002836</text:p>
          </table:table-cell>
          <table:table-cell table:style-name="Default" office:value-type="float" office:value="0.003016" calcext:value-type="float">
            <text:p>0.003016</text:p>
          </table:table-cell>
          <table:table-cell table:style-name="Default" office:value-type="float" office:value="-0.093069" calcext:value-type="float">
            <text:p>-0.09306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2228" calcext:value-type="float">
            <text:p>0.012228</text:p>
          </table:table-cell>
          <table:table-cell table:style-name="Default" office:value-type="float" office:value="1.341657" calcext:value-type="float">
            <text:p>1.341657</text:p>
          </table:table-cell>
          <table:table-cell table:style-name="Default" office:value-type="float" office:value="0.187847" calcext:value-type="float">
            <text:p>0.187847</text:p>
          </table:table-cell>
          <table:table-cell table:style-name="Default" office:value-type="float" office:value="-0.002093" calcext:value-type="float">
            <text:p>-0.002093</text:p>
          </table:table-cell>
          <table:table-cell table:style-name="Default" office:value-type="float" office:value="0.003465" calcext:value-type="float">
            <text:p>0.003465</text:p>
          </table:table-cell>
          <table:table-cell table:style-name="Default" office:value-type="float" office:value="-0.092145" calcext:value-type="float">
            <text:p>-0.09214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2917" calcext:value-type="float">
            <text:p>0.012917</text:p>
          </table:table-cell>
          <table:table-cell table:style-name="Default" office:value-type="float" office:value="1.342333" calcext:value-type="float">
            <text:p>1.342333</text:p>
          </table:table-cell>
          <table:table-cell table:style-name="Default" office:value-type="float" office:value="0.186294" calcext:value-type="float">
            <text:p>0.186294</text:p>
          </table:table-cell>
          <table:table-cell table:style-name="Default" office:value-type="float" office:value="-0.001369" calcext:value-type="float">
            <text:p>-0.001369</text:p>
          </table:table-cell>
          <table:table-cell table:style-name="Default" office:value-type="float" office:value="0.003658" calcext:value-type="float">
            <text:p>0.003658</text:p>
          </table:table-cell>
          <table:table-cell table:style-name="Default" office:value-type="float" office:value="-0.090984" calcext:value-type="float">
            <text:p>-0.09098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3623" calcext:value-type="float">
            <text:p>0.013623</text:p>
          </table:table-cell>
          <table:table-cell table:style-name="Default" office:value-type="float" office:value="1.342971" calcext:value-type="float">
            <text:p>1.342971</text:p>
          </table:table-cell>
          <table:table-cell table:style-name="Default" office:value-type="float" office:value="0.184637" calcext:value-type="float">
            <text:p>0.184637</text:p>
          </table:table-cell>
          <table:table-cell table:style-name="Default" office:value-type="float" office:value="-0.00085" calcext:value-type="float">
            <text:p>-0.00085</text:p>
          </table:table-cell>
          <table:table-cell table:style-name="Default" office:value-type="float" office:value="0.003505" calcext:value-type="float">
            <text:p>0.003505</text:p>
          </table:table-cell>
          <table:table-cell table:style-name="Default" office:value-type="float" office:value="-0.089991" calcext:value-type="float">
            <text:p>-0.08999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432" calcext:value-type="float">
            <text:p>0.01432</text:p>
          </table:table-cell>
          <table:table-cell table:style-name="Default" office:value-type="float" office:value="1.343744" calcext:value-type="float">
            <text:p>1.343744</text:p>
          </table:table-cell>
          <table:table-cell table:style-name="Default" office:value-type="float" office:value="0.182732" calcext:value-type="float">
            <text:p>0.182732</text:p>
          </table:table-cell>
          <table:table-cell table:style-name="Default" office:value-type="float" office:value="-0.000546" calcext:value-type="float">
            <text:p>-0.000546</text:p>
          </table:table-cell>
          <table:table-cell table:style-name="Default" office:value-type="float" office:value="0.003204" calcext:value-type="float">
            <text:p>0.003204</text:p>
          </table:table-cell>
          <table:table-cell table:style-name="Default" office:value-type="float" office:value="-0.088693" calcext:value-type="float">
            <text:p>-0.08869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4985" calcext:value-type="float">
            <text:p>0.014985</text:p>
          </table:table-cell>
          <table:table-cell table:style-name="Default" office:value-type="float" office:value="1.344568" calcext:value-type="float">
            <text:p>1.344568</text:p>
          </table:table-cell>
          <table:table-cell table:style-name="Default" office:value-type="float" office:value="0.180591" calcext:value-type="float">
            <text:p>0.180591</text:p>
          </table:table-cell>
          <table:table-cell table:style-name="Default" office:value-type="float" office:value="-0.000522" calcext:value-type="float">
            <text:p>-0.000522</text:p>
          </table:table-cell>
          <table:table-cell table:style-name="Default" office:value-type="float" office:value="0.002606" calcext:value-type="float">
            <text:p>0.002606</text:p>
          </table:table-cell>
          <table:table-cell table:style-name="Default" office:value-type="float" office:value="-0.087177" calcext:value-type="float">
            <text:p>-0.08717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5656" calcext:value-type="float">
            <text:p>0.015656</text:p>
          </table:table-cell>
          <table:table-cell table:style-name="Default" office:value-type="float" office:value="1.34554" calcext:value-type="float">
            <text:p>1.34554</text:p>
          </table:table-cell>
          <table:table-cell table:style-name="Default" office:value-type="float" office:value="0.178156" calcext:value-type="float">
            <text:p>0.178156</text:p>
          </table:table-cell>
          <table:table-cell table:style-name="Default" office:value-type="float" office:value="-0.000555" calcext:value-type="float">
            <text:p>-0.000555</text:p>
          </table:table-cell>
          <table:table-cell table:style-name="Default" office:value-type="float" office:value="0.001735" calcext:value-type="float">
            <text:p>0.001735</text:p>
          </table:table-cell>
          <table:table-cell table:style-name="Default" office:value-type="float" office:value="-0.085451" calcext:value-type="float">
            <text:p>-0.08545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6314" calcext:value-type="float">
            <text:p>0.016314</text:p>
          </table:table-cell>
          <table:table-cell table:style-name="Default" office:value-type="float" office:value="1.346625" calcext:value-type="float">
            <text:p>1.346625</text:p>
          </table:table-cell>
          <table:table-cell table:style-name="Default" office:value-type="float" office:value="0.175396" calcext:value-type="float">
            <text:p>0.175396</text:p>
          </table:table-cell>
          <table:table-cell table:style-name="Default" office:value-type="float" office:value="-0.000729" calcext:value-type="float">
            <text:p>-0.000729</text:p>
          </table:table-cell>
          <table:table-cell table:style-name="Default" office:value-type="float" office:value="0.000501" calcext:value-type="float">
            <text:p>0.000501</text:p>
          </table:table-cell>
          <table:table-cell table:style-name="Default" office:value-type="float" office:value="-0.083857" calcext:value-type="float">
            <text:p>-0.08385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6839" calcext:value-type="float">
            <text:p>0.016839</text:p>
          </table:table-cell>
          <table:table-cell table:style-name="Default" office:value-type="float" office:value="1.347769" calcext:value-type="float">
            <text:p>1.347769</text:p>
          </table:table-cell>
          <table:table-cell table:style-name="Default" office:value-type="float" office:value="0.172317" calcext:value-type="float">
            <text:p>0.172317</text:p>
          </table:table-cell>
          <table:table-cell table:style-name="Default" office:value-type="float" office:value="-0.001108" calcext:value-type="float">
            <text:p>-0.001108</text:p>
          </table:table-cell>
          <table:table-cell table:style-name="Default" office:value-type="float" office:value="-0.000872" calcext:value-type="float">
            <text:p>-0.000872</text:p>
          </table:table-cell>
          <table:table-cell table:style-name="Default" office:value-type="float" office:value="-0.082131" calcext:value-type="float">
            <text:p>-0.08213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7338" calcext:value-type="float">
            <text:p>0.017338</text:p>
          </table:table-cell>
          <table:table-cell table:style-name="Default" office:value-type="float" office:value="1.348934" calcext:value-type="float">
            <text:p>1.348934</text:p>
          </table:table-cell>
          <table:table-cell table:style-name="Default" office:value-type="float" office:value="0.168966" calcext:value-type="float">
            <text:p>0.168966</text:p>
          </table:table-cell>
          <table:table-cell table:style-name="Default" office:value-type="float" office:value="-0.00148" calcext:value-type="float">
            <text:p>-0.00148</text:p>
          </table:table-cell>
          <table:table-cell table:style-name="Default" office:value-type="float" office:value="-0.002125" calcext:value-type="float">
            <text:p>-0.002125</text:p>
          </table:table-cell>
          <table:table-cell table:style-name="Default" office:value-type="float" office:value="-0.080243" calcext:value-type="float">
            <text:p>-0.08024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7729" calcext:value-type="float">
            <text:p>0.017729</text:p>
          </table:table-cell>
          <table:table-cell table:style-name="Default" office:value-type="float" office:value="1.349972" calcext:value-type="float">
            <text:p>1.349972</text:p>
          </table:table-cell>
          <table:table-cell table:style-name="Default" office:value-type="float" office:value="0.165249" calcext:value-type="float">
            <text:p>0.165249</text:p>
          </table:table-cell>
          <table:table-cell table:style-name="Default" office:value-type="float" office:value="-0.002139" calcext:value-type="float">
            <text:p>-0.002139</text:p>
          </table:table-cell>
          <table:table-cell table:style-name="Default" office:value-type="float" office:value="-0.003611" calcext:value-type="float">
            <text:p>-0.003611</text:p>
          </table:table-cell>
          <table:table-cell table:style-name="Default" office:value-type="float" office:value="-0.078104" calcext:value-type="float">
            <text:p>-0.07810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8052" calcext:value-type="float">
            <text:p>0.018052</text:p>
          </table:table-cell>
          <table:table-cell table:style-name="Default" office:value-type="float" office:value="1.350995" calcext:value-type="float">
            <text:p>1.350995</text:p>
          </table:table-cell>
          <table:table-cell table:style-name="Default" office:value-type="float" office:value="0.161178" calcext:value-type="float">
            <text:p>0.161178</text:p>
          </table:table-cell>
          <table:table-cell table:style-name="Default" office:value-type="float" office:value="-0.002936" calcext:value-type="float">
            <text:p>-0.002936</text:p>
          </table:table-cell>
          <table:table-cell table:style-name="Default" office:value-type="float" office:value="-0.005016" calcext:value-type="float">
            <text:p>-0.005016</text:p>
          </table:table-cell>
          <table:table-cell table:style-name="Default" office:value-type="float" office:value="-0.076165" calcext:value-type="float">
            <text:p>-0.07616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8192" calcext:value-type="float">
            <text:p>0.018192</text:p>
          </table:table-cell>
          <table:table-cell table:style-name="Default" office:value-type="float" office:value="1.351956" calcext:value-type="float">
            <text:p>1.351956</text:p>
          </table:table-cell>
          <table:table-cell table:style-name="Default" office:value-type="float" office:value="0.156812" calcext:value-type="float">
            <text:p>0.156812</text:p>
          </table:table-cell>
          <table:table-cell table:style-name="Default" office:value-type="float" office:value="-0.003953" calcext:value-type="float">
            <text:p>-0.003953</text:p>
          </table:table-cell>
          <table:table-cell table:style-name="Default" office:value-type="float" office:value="-0.0064" calcext:value-type="float">
            <text:p>-0.0064</text:p>
          </table:table-cell>
          <table:table-cell table:style-name="Default" office:value-type="float" office:value="-0.074454" calcext:value-type="float">
            <text:p>-0.07445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8212" calcext:value-type="float">
            <text:p>0.018212</text:p>
          </table:table-cell>
          <table:table-cell table:style-name="Default" office:value-type="float" office:value="1.353034" calcext:value-type="float">
            <text:p>1.353034</text:p>
          </table:table-cell>
          <table:table-cell table:style-name="Default" office:value-type="float" office:value="0.152022" calcext:value-type="float">
            <text:p>0.152022</text:p>
          </table:table-cell>
          <table:table-cell table:style-name="Default" office:value-type="float" office:value="-0.005075" calcext:value-type="float">
            <text:p>-0.005075</text:p>
          </table:table-cell>
          <table:table-cell table:style-name="Default" office:value-type="float" office:value="-0.007873" calcext:value-type="float">
            <text:p>-0.007873</text:p>
          </table:table-cell>
          <table:table-cell table:style-name="Default" office:value-type="float" office:value="-0.072965" calcext:value-type="float">
            <text:p>-0.07296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8049" calcext:value-type="float">
            <text:p>0.018049</text:p>
          </table:table-cell>
          <table:table-cell table:style-name="Default" office:value-type="float" office:value="1.354153" calcext:value-type="float">
            <text:p>1.354153</text:p>
          </table:table-cell>
          <table:table-cell table:style-name="Default" office:value-type="float" office:value="0.146758" calcext:value-type="float">
            <text:p>0.146758</text:p>
          </table:table-cell>
          <table:table-cell table:style-name="Default" office:value-type="float" office:value="-0.006248" calcext:value-type="float">
            <text:p>-0.006248</text:p>
          </table:table-cell>
          <table:table-cell table:style-name="Default" office:value-type="float" office:value="-0.009582" calcext:value-type="float">
            <text:p>-0.009582</text:p>
          </table:table-cell>
          <table:table-cell table:style-name="Default" office:value-type="float" office:value="-0.07129" calcext:value-type="float">
            <text:p>-0.0712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7758" calcext:value-type="float">
            <text:p>0.017758</text:p>
          </table:table-cell>
          <table:table-cell table:style-name="Default" office:value-type="float" office:value="1.355321" calcext:value-type="float">
            <text:p>1.355321</text:p>
          </table:table-cell>
          <table:table-cell table:style-name="Default" office:value-type="float" office:value="0.141024" calcext:value-type="float">
            <text:p>0.141024</text:p>
          </table:table-cell>
          <table:table-cell table:style-name="Default" office:value-type="float" office:value="-0.007509" calcext:value-type="float">
            <text:p>-0.007509</text:p>
          </table:table-cell>
          <table:table-cell table:style-name="Default" office:value-type="float" office:value="-0.011243" calcext:value-type="float">
            <text:p>-0.011243</text:p>
          </table:table-cell>
          <table:table-cell table:style-name="Default" office:value-type="float" office:value="-0.069606" calcext:value-type="float">
            <text:p>-0.06960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736" calcext:value-type="float">
            <text:p>0.01736</text:p>
          </table:table-cell>
          <table:table-cell table:style-name="Default" office:value-type="float" office:value="1.356484" calcext:value-type="float">
            <text:p>1.356484</text:p>
          </table:table-cell>
          <table:table-cell table:style-name="Default" office:value-type="float" office:value="0.134809" calcext:value-type="float">
            <text:p>0.134809</text:p>
          </table:table-cell>
          <table:table-cell table:style-name="Default" office:value-type="float" office:value="-0.008685" calcext:value-type="float">
            <text:p>-0.008685</text:p>
          </table:table-cell>
          <table:table-cell table:style-name="Default" office:value-type="float" office:value="-0.012812" calcext:value-type="float">
            <text:p>-0.012812</text:p>
          </table:table-cell>
          <table:table-cell table:style-name="Default" office:value-type="float" office:value="-0.067965" calcext:value-type="float">
            <text:p>-0.06796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6753" calcext:value-type="float">
            <text:p>0.016753</text:p>
          </table:table-cell>
          <table:table-cell table:style-name="Default" office:value-type="float" office:value="1.357571" calcext:value-type="float">
            <text:p>1.357571</text:p>
          </table:table-cell>
          <table:table-cell table:style-name="Default" office:value-type="float" office:value="0.128287" calcext:value-type="float">
            <text:p>0.128287</text:p>
          </table:table-cell>
          <table:table-cell table:style-name="Default" office:value-type="float" office:value="-0.009779" calcext:value-type="float">
            <text:p>-0.009779</text:p>
          </table:table-cell>
          <table:table-cell table:style-name="Default" office:value-type="float" office:value="-0.014845" calcext:value-type="float">
            <text:p>-0.014845</text:p>
          </table:table-cell>
          <table:table-cell table:style-name="Default" office:value-type="float" office:value="-0.066282" calcext:value-type="float">
            <text:p>-0.06628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5955" calcext:value-type="float">
            <text:p>0.015955</text:p>
          </table:table-cell>
          <table:table-cell table:style-name="Default" office:value-type="float" office:value="1.358589" calcext:value-type="float">
            <text:p>1.358589</text:p>
          </table:table-cell>
          <table:table-cell table:style-name="Default" office:value-type="float" office:value="0.121482" calcext:value-type="float">
            <text:p>0.121482</text:p>
          </table:table-cell>
          <table:table-cell table:style-name="Default" office:value-type="float" office:value="-0.010519" calcext:value-type="float">
            <text:p>-0.010519</text:p>
          </table:table-cell>
          <table:table-cell table:style-name="Default" office:value-type="float" office:value="-0.016569" calcext:value-type="float">
            <text:p>-0.016569</text:p>
          </table:table-cell>
          <table:table-cell table:style-name="Default" office:value-type="float" office:value="-0.064511" calcext:value-type="float">
            <text:p>-0.06451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4995" calcext:value-type="float">
            <text:p>0.014995</text:p>
          </table:table-cell>
          <table:table-cell table:style-name="Default" office:value-type="float" office:value="1.359547" calcext:value-type="float">
            <text:p>1.359547</text:p>
          </table:table-cell>
          <table:table-cell table:style-name="Default" office:value-type="float" office:value="0.114458" calcext:value-type="float">
            <text:p>0.114458</text:p>
          </table:table-cell>
          <table:table-cell table:style-name="Default" office:value-type="float" office:value="-0.011265" calcext:value-type="float">
            <text:p>-0.011265</text:p>
          </table:table-cell>
          <table:table-cell table:style-name="Default" office:value-type="float" office:value="-0.018264" calcext:value-type="float">
            <text:p>-0.018264</text:p>
          </table:table-cell>
          <table:table-cell table:style-name="Default" office:value-type="float" office:value="-0.062993" calcext:value-type="float">
            <text:p>-0.06299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3734" calcext:value-type="float">
            <text:p>0.013734</text:p>
          </table:table-cell>
          <table:table-cell table:style-name="Default" office:value-type="float" office:value="1.360492" calcext:value-type="float">
            <text:p>1.360492</text:p>
          </table:table-cell>
          <table:table-cell table:style-name="Default" office:value-type="float" office:value="0.107233" calcext:value-type="float">
            <text:p>0.107233</text:p>
          </table:table-cell>
          <table:table-cell table:style-name="Default" office:value-type="float" office:value="-0.011947" calcext:value-type="float">
            <text:p>-0.011947</text:p>
          </table:table-cell>
          <table:table-cell table:style-name="Default" office:value-type="float" office:value="-0.019921" calcext:value-type="float">
            <text:p>-0.019921</text:p>
          </table:table-cell>
          <table:table-cell table:style-name="Default" office:value-type="float" office:value="-0.061501" calcext:value-type="float">
            <text:p>-0.06150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2262" calcext:value-type="float">
            <text:p>0.012262</text:p>
          </table:table-cell>
          <table:table-cell table:style-name="Default" office:value-type="float" office:value="1.361444" calcext:value-type="float">
            <text:p>1.361444</text:p>
          </table:table-cell>
          <table:table-cell table:style-name="Default" office:value-type="float" office:value="0.099854" calcext:value-type="float">
            <text:p>0.099854</text:p>
          </table:table-cell>
          <table:table-cell table:style-name="Default" office:value-type="float" office:value="-0.012662" calcext:value-type="float">
            <text:p>-0.012662</text:p>
          </table:table-cell>
          <table:table-cell table:style-name="Default" office:value-type="float" office:value="-0.021309" calcext:value-type="float">
            <text:p>-0.021309</text:p>
          </table:table-cell>
          <table:table-cell table:style-name="Default" office:value-type="float" office:value="-0.060217" calcext:value-type="float">
            <text:p>-0.06021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0632" calcext:value-type="float">
            <text:p>0.010632</text:p>
          </table:table-cell>
          <table:table-cell table:style-name="Default" office:value-type="float" office:value="1.362448" calcext:value-type="float">
            <text:p>1.362448</text:p>
          </table:table-cell>
          <table:table-cell table:style-name="Default" office:value-type="float" office:value="0.092383" calcext:value-type="float">
            <text:p>0.092383</text:p>
          </table:table-cell>
          <table:table-cell table:style-name="Default" office:value-type="float" office:value="-0.0131" calcext:value-type="float">
            <text:p>-0.0131</text:p>
          </table:table-cell>
          <table:table-cell table:style-name="Default" office:value-type="float" office:value="-0.02312" calcext:value-type="float">
            <text:p>-0.02312</text:p>
          </table:table-cell>
          <table:table-cell table:style-name="Default" office:value-type="float" office:value="-0.058917" calcext:value-type="float">
            <text:p>-0.05891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08726" calcext:value-type="float">
            <text:p>0.008726</text:p>
          </table:table-cell>
          <table:table-cell table:style-name="Default" office:value-type="float" office:value="1.363456" calcext:value-type="float">
            <text:p>1.363456</text:p>
          </table:table-cell>
          <table:table-cell table:style-name="Default" office:value-type="float" office:value="0.084819" calcext:value-type="float">
            <text:p>0.084819</text:p>
          </table:table-cell>
          <table:table-cell table:style-name="Default" office:value-type="float" office:value="-0.013621" calcext:value-type="float">
            <text:p>-0.013621</text:p>
          </table:table-cell>
          <table:table-cell table:style-name="Default" office:value-type="float" office:value="-0.025201" calcext:value-type="float">
            <text:p>-0.025201</text:p>
          </table:table-cell>
          <table:table-cell table:style-name="Default" office:value-type="float" office:value="-0.058038" calcext:value-type="float">
            <text:p>-0.05803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0668" calcext:value-type="float">
            <text:p>0.00668</text:p>
          </table:table-cell>
          <table:table-cell table:style-name="Default" office:value-type="float" office:value="1.364545" calcext:value-type="float">
            <text:p>1.364545</text:p>
          </table:table-cell>
          <table:table-cell table:style-name="Default" office:value-type="float" office:value="0.077221" calcext:value-type="float">
            <text:p>0.077221</text:p>
          </table:table-cell>
          <table:table-cell table:style-name="Default" office:value-type="float" office:value="-0.01384" calcext:value-type="float">
            <text:p>-0.01384</text:p>
          </table:table-cell>
          <table:table-cell table:style-name="Default" office:value-type="float" office:value="-0.027068" calcext:value-type="float">
            <text:p>-0.027068</text:p>
          </table:table-cell>
          <table:table-cell table:style-name="Default" office:value-type="float" office:value="-0.057192" calcext:value-type="float">
            <text:p>-0.05719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04477" calcext:value-type="float">
            <text:p>0.004477</text:p>
          </table:table-cell>
          <table:table-cell table:style-name="Default" office:value-type="float" office:value="1.365582" calcext:value-type="float">
            <text:p>1.365582</text:p>
          </table:table-cell>
          <table:table-cell table:style-name="Default" office:value-type="float" office:value="0.0697" calcext:value-type="float">
            <text:p>0.0697</text:p>
          </table:table-cell>
          <table:table-cell table:style-name="Default" office:value-type="float" office:value="-0.013812" calcext:value-type="float">
            <text:p>-0.013812</text:p>
          </table:table-cell>
          <table:table-cell table:style-name="Default" office:value-type="float" office:value="-0.029329" calcext:value-type="float">
            <text:p>-0.029329</text:p>
          </table:table-cell>
          <table:table-cell table:style-name="Default" office:value-type="float" office:value="-0.056396" calcext:value-type="float">
            <text:p>-0.05639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02099" calcext:value-type="float">
            <text:p>0.002099</text:p>
          </table:table-cell>
          <table:table-cell table:style-name="Default" office:value-type="float" office:value="1.366591" calcext:value-type="float">
            <text:p>1.366591</text:p>
          </table:table-cell>
          <table:table-cell table:style-name="Default" office:value-type="float" office:value="0.062282" calcext:value-type="float">
            <text:p>0.062282</text:p>
          </table:table-cell>
          <table:table-cell table:style-name="Default" office:value-type="float" office:value="-0.013752" calcext:value-type="float">
            <text:p>-0.013752</text:p>
          </table:table-cell>
          <table:table-cell table:style-name="Default" office:value-type="float" office:value="-0.031657" calcext:value-type="float">
            <text:p>-0.031657</text:p>
          </table:table-cell>
          <table:table-cell table:style-name="Default" office:value-type="float" office:value="-0.055353" calcext:value-type="float">
            <text:p>-0.05535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00419" calcext:value-type="float">
            <text:p>-0.000419</text:p>
          </table:table-cell>
          <table:table-cell table:style-name="Default" office:value-type="float" office:value="1.367505" calcext:value-type="float">
            <text:p>1.367505</text:p>
          </table:table-cell>
          <table:table-cell table:style-name="Default" office:value-type="float" office:value="0.054963" calcext:value-type="float">
            <text:p>0.054963</text:p>
          </table:table-cell>
          <table:table-cell table:style-name="Default" office:value-type="float" office:value="-0.013617" calcext:value-type="float">
            <text:p>-0.013617</text:p>
          </table:table-cell>
          <table:table-cell table:style-name="Default" office:value-type="float" office:value="-0.033949" calcext:value-type="float">
            <text:p>-0.033949</text:p>
          </table:table-cell>
          <table:table-cell table:style-name="Default" office:value-type="float" office:value="-0.054569" calcext:value-type="float">
            <text:p>-0.05456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03108" calcext:value-type="float">
            <text:p>-0.003108</text:p>
          </table:table-cell>
          <table:table-cell table:style-name="Default" office:value-type="float" office:value="1.368299" calcext:value-type="float">
            <text:p>1.368299</text:p>
          </table:table-cell>
          <table:table-cell table:style-name="Default" office:value-type="float" office:value="0.047844" calcext:value-type="float">
            <text:p>0.047844</text:p>
          </table:table-cell>
          <table:table-cell table:style-name="Default" office:value-type="float" office:value="-0.013217" calcext:value-type="float">
            <text:p>-0.013217</text:p>
          </table:table-cell>
          <table:table-cell table:style-name="Default" office:value-type="float" office:value="-0.036175" calcext:value-type="float">
            <text:p>-0.036175</text:p>
          </table:table-cell>
          <table:table-cell table:style-name="Default" office:value-type="float" office:value="-0.053871" calcext:value-type="float">
            <text:p>-0.05387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05927" calcext:value-type="float">
            <text:p>-0.005927</text:p>
          </table:table-cell>
          <table:table-cell table:style-name="Default" office:value-type="float" office:value="1.368978" calcext:value-type="float">
            <text:p>1.368978</text:p>
          </table:table-cell>
          <table:table-cell table:style-name="Default" office:value-type="float" office:value="0.040983" calcext:value-type="float">
            <text:p>0.040983</text:p>
          </table:table-cell>
          <table:table-cell table:style-name="Default" office:value-type="float" office:value="-0.012639" calcext:value-type="float">
            <text:p>-0.012639</text:p>
          </table:table-cell>
          <table:table-cell table:style-name="Default" office:value-type="float" office:value="-0.038239" calcext:value-type="float">
            <text:p>-0.038239</text:p>
          </table:table-cell>
          <table:table-cell table:style-name="Default" office:value-type="float" office:value="-0.053635" calcext:value-type="float">
            <text:p>-0.05363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08722" calcext:value-type="float">
            <text:p>-0.008722</text:p>
          </table:table-cell>
          <table:table-cell table:style-name="Default" office:value-type="float" office:value="1.369589" calcext:value-type="float">
            <text:p>1.369589</text:p>
          </table:table-cell>
          <table:table-cell table:style-name="Default" office:value-type="float" office:value="0.034331" calcext:value-type="float">
            <text:p>0.034331</text:p>
          </table:table-cell>
          <table:table-cell table:style-name="Default" office:value-type="float" office:value="-0.012" calcext:value-type="float">
            <text:p>-0.012</text:p>
          </table:table-cell>
          <table:table-cell table:style-name="Default" office:value-type="float" office:value="-0.040159" calcext:value-type="float">
            <text:p>-0.040159</text:p>
          </table:table-cell>
          <table:table-cell table:style-name="Default" office:value-type="float" office:value="-0.053769" calcext:value-type="float">
            <text:p>-0.05376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11408" calcext:value-type="float">
            <text:p>-0.011408</text:p>
          </table:table-cell>
          <table:table-cell table:style-name="Default" office:value-type="float" office:value="1.370084" calcext:value-type="float">
            <text:p>1.370084</text:p>
          </table:table-cell>
          <table:table-cell table:style-name="Default" office:value-type="float" office:value="0.027963" calcext:value-type="float">
            <text:p>0.027963</text:p>
          </table:table-cell>
          <table:table-cell table:style-name="Default" office:value-type="float" office:value="-0.011058" calcext:value-type="float">
            <text:p>-0.011058</text:p>
          </table:table-cell>
          <table:table-cell table:style-name="Default" office:value-type="float" office:value="-0.041939" calcext:value-type="float">
            <text:p>-0.041939</text:p>
          </table:table-cell>
          <table:table-cell table:style-name="Default" office:value-type="float" office:value="-0.053919" calcext:value-type="float">
            <text:p>-0.05391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13844" calcext:value-type="float">
            <text:p>-0.013844</text:p>
          </table:table-cell>
          <table:table-cell table:style-name="Default" office:value-type="float" office:value="1.370453" calcext:value-type="float">
            <text:p>1.370453</text:p>
          </table:table-cell>
          <table:table-cell table:style-name="Default" office:value-type="float" office:value="0.021952" calcext:value-type="float">
            <text:p>0.021952</text:p>
          </table:table-cell>
          <table:table-cell table:style-name="Default" office:value-type="float" office:value="-0.00994" calcext:value-type="float">
            <text:p>-0.00994</text:p>
          </table:table-cell>
          <table:table-cell table:style-name="Default" office:value-type="float" office:value="-0.043369" calcext:value-type="float">
            <text:p>-0.043369</text:p>
          </table:table-cell>
          <table:table-cell table:style-name="Default" office:value-type="float" office:value="-0.054163" calcext:value-type="float">
            <text:p>-0.05416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16021" calcext:value-type="float">
            <text:p>-0.016021</text:p>
          </table:table-cell>
          <table:table-cell table:style-name="Default" office:value-type="float" office:value="1.370795" calcext:value-type="float">
            <text:p>1.370795</text:p>
          </table:table-cell>
          <table:table-cell table:style-name="Default" office:value-type="float" office:value="0.01626" calcext:value-type="float">
            <text:p>0.01626</text:p>
          </table:table-cell>
          <table:table-cell table:style-name="Default" office:value-type="float" office:value="-0.008794" calcext:value-type="float">
            <text:p>-0.008794</text:p>
          </table:table-cell>
          <table:table-cell table:style-name="Default" office:value-type="float" office:value="-0.044522" calcext:value-type="float">
            <text:p>-0.044522</text:p>
          </table:table-cell>
          <table:table-cell table:style-name="Default" office:value-type="float" office:value="-0.05449" calcext:value-type="float">
            <text:p>-0.0544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18" calcext:value-type="float">
            <text:p>-0.018</text:p>
          </table:table-cell>
          <table:table-cell table:style-name="Default" office:value-type="float" office:value="1.371106" calcext:value-type="float">
            <text:p>1.371106</text:p>
          </table:table-cell>
          <table:table-cell table:style-name="Default" office:value-type="float" office:value="0.010984" calcext:value-type="float">
            <text:p>0.010984</text:p>
          </table:table-cell>
          <table:table-cell table:style-name="Default" office:value-type="float" office:value="-0.007424" calcext:value-type="float">
            <text:p>-0.007424</text:p>
          </table:table-cell>
          <table:table-cell table:style-name="Default" office:value-type="float" office:value="-0.045212" calcext:value-type="float">
            <text:p>-0.045212</text:p>
          </table:table-cell>
          <table:table-cell table:style-name="Default" office:value-type="float" office:value="-0.054096" calcext:value-type="float">
            <text:p>-0.05409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19708" calcext:value-type="float">
            <text:p>-0.019708</text:p>
          </table:table-cell>
          <table:table-cell table:style-name="Default" office:value-type="float" office:value="1.3713" calcext:value-type="float">
            <text:p>1.3713</text:p>
          </table:table-cell>
          <table:table-cell table:style-name="Default" office:value-type="float" office:value="0.006041" calcext:value-type="float">
            <text:p>0.006041</text:p>
          </table:table-cell>
          <table:table-cell table:style-name="Default" office:value-type="float" office:value="-0.006104" calcext:value-type="float">
            <text:p>-0.006104</text:p>
          </table:table-cell>
          <table:table-cell table:style-name="Default" office:value-type="float" office:value="-0.045433" calcext:value-type="float">
            <text:p>-0.045433</text:p>
          </table:table-cell>
          <table:table-cell table:style-name="Default" office:value-type="float" office:value="-0.053979" calcext:value-type="float">
            <text:p>-0.05397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1269" calcext:value-type="float">
            <text:p>-0.021269</text:p>
          </table:table-cell>
          <table:table-cell table:style-name="Default" office:value-type="float" office:value="1.371447" calcext:value-type="float">
            <text:p>1.371447</text:p>
          </table:table-cell>
          <table:table-cell table:style-name="Default" office:value-type="float" office:value="0.00141" calcext:value-type="float">
            <text:p>0.00141</text:p>
          </table:table-cell>
          <table:table-cell table:style-name="Default" office:value-type="float" office:value="-0.004919" calcext:value-type="float">
            <text:p>-0.004919</text:p>
          </table:table-cell>
          <table:table-cell table:style-name="Default" office:value-type="float" office:value="-0.044891" calcext:value-type="float">
            <text:p>-0.044891</text:p>
          </table:table-cell>
          <table:table-cell table:style-name="Default" office:value-type="float" office:value="-0.053916" calcext:value-type="float">
            <text:p>-0.05391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2627" calcext:value-type="float">
            <text:p>-0.022627</text:p>
          </table:table-cell>
          <table:table-cell table:style-name="Default" office:value-type="float" office:value="1.371451" calcext:value-type="float">
            <text:p>1.371451</text:p>
          </table:table-cell>
          <table:table-cell table:style-name="Default" office:value-type="float" office:value="-0.002923" calcext:value-type="float">
            <text:p>-0.002923</text:p>
          </table:table-cell>
          <table:table-cell table:style-name="Default" office:value-type="float" office:value="-0.003834" calcext:value-type="float">
            <text:p>-0.003834</text:p>
          </table:table-cell>
          <table:table-cell table:style-name="Default" office:value-type="float" office:value="-0.044121" calcext:value-type="float">
            <text:p>-0.044121</text:p>
          </table:table-cell>
          <table:table-cell table:style-name="Default" office:value-type="float" office:value="-0.053677" calcext:value-type="float">
            <text:p>-0.05367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382" calcext:value-type="float">
            <text:p>-0.02382</text:p>
          </table:table-cell>
          <table:table-cell table:style-name="Default" office:value-type="float" office:value="1.371304" calcext:value-type="float">
            <text:p>1.371304</text:p>
          </table:table-cell>
          <table:table-cell table:style-name="Default" office:value-type="float" office:value="-0.006921" calcext:value-type="float">
            <text:p>-0.006921</text:p>
          </table:table-cell>
          <table:table-cell table:style-name="Default" office:value-type="float" office:value="-0.00296" calcext:value-type="float">
            <text:p>-0.00296</text:p>
          </table:table-cell>
          <table:table-cell table:style-name="Default" office:value-type="float" office:value="-0.043126" calcext:value-type="float">
            <text:p>-0.043126</text:p>
          </table:table-cell>
          <table:table-cell table:style-name="Default" office:value-type="float" office:value="-0.053357" calcext:value-type="float">
            <text:p>-0.05335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4811" calcext:value-type="float">
            <text:p>-0.024811</text:p>
          </table:table-cell>
          <table:table-cell table:style-name="Default" office:value-type="float" office:value="1.37104" calcext:value-type="float">
            <text:p>1.37104</text:p>
          </table:table-cell>
          <table:table-cell table:style-name="Default" office:value-type="float" office:value="-0.010578" calcext:value-type="float">
            <text:p>-0.010578</text:p>
          </table:table-cell>
          <table:table-cell table:style-name="Default" office:value-type="float" office:value="-0.002" calcext:value-type="float">
            <text:p>-0.002</text:p>
          </table:table-cell>
          <table:table-cell table:style-name="Default" office:value-type="float" office:value="-0.041859" calcext:value-type="float">
            <text:p>-0.041859</text:p>
          </table:table-cell>
          <table:table-cell table:style-name="Default" office:value-type="float" office:value="-0.053073" calcext:value-type="float">
            <text:p>-0.05307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555" calcext:value-type="float">
            <text:p>-0.02555</text:p>
          </table:table-cell>
          <table:table-cell table:style-name="Default" office:value-type="float" office:value="1.370722" calcext:value-type="float">
            <text:p>1.370722</text:p>
          </table:table-cell>
          <table:table-cell table:style-name="Default" office:value-type="float" office:value="-0.013874" calcext:value-type="float">
            <text:p>-0.013874</text:p>
          </table:table-cell>
          <table:table-cell table:style-name="Default" office:value-type="float" office:value="-0.001275" calcext:value-type="float">
            <text:p>-0.001275</text:p>
          </table:table-cell>
          <table:table-cell table:style-name="Default" office:value-type="float" office:value="-0.040298" calcext:value-type="float">
            <text:p>-0.040298</text:p>
          </table:table-cell>
          <table:table-cell table:style-name="Default" office:value-type="float" office:value="-0.052935" calcext:value-type="float">
            <text:p>-0.05293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6075" calcext:value-type="float">
            <text:p>-0.026075</text:p>
          </table:table-cell>
          <table:table-cell table:style-name="Default" office:value-type="float" office:value="1.37039" calcext:value-type="float">
            <text:p>1.37039</text:p>
          </table:table-cell>
          <table:table-cell table:style-name="Default" office:value-type="float" office:value="-0.016899" calcext:value-type="float">
            <text:p>-0.016899</text:p>
          </table:table-cell>
          <table:table-cell table:style-name="Default" office:value-type="float" office:value="-0.000636" calcext:value-type="float">
            <text:p>-0.000636</text:p>
          </table:table-cell>
          <table:table-cell table:style-name="Default" office:value-type="float" office:value="-0.038622" calcext:value-type="float">
            <text:p>-0.038622</text:p>
          </table:table-cell>
          <table:table-cell table:style-name="Default" office:value-type="float" office:value="-0.052446" calcext:value-type="float">
            <text:p>-0.05244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6297" calcext:value-type="float">
            <text:p>-0.026297</text:p>
          </table:table-cell>
          <table:table-cell table:style-name="Default" office:value-type="float" office:value="1.370053" calcext:value-type="float">
            <text:p>1.370053</text:p>
          </table:table-cell>
          <table:table-cell table:style-name="Default" office:value-type="float" office:value="-0.019633" calcext:value-type="float">
            <text:p>-0.019633</text:p>
          </table:table-cell>
          <table:table-cell table:style-name="Default" office:value-type="float" office:value="-0.000166" calcext:value-type="float">
            <text:p>-0.000166</text:p>
          </table:table-cell>
          <table:table-cell table:style-name="Default" office:value-type="float" office:value="-0.036705" calcext:value-type="float">
            <text:p>-0.036705</text:p>
          </table:table-cell>
          <table:table-cell table:style-name="Default" office:value-type="float" office:value="-0.051787" calcext:value-type="float">
            <text:p>-0.05178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6312" calcext:value-type="float">
            <text:p>-0.026312</text:p>
          </table:table-cell>
          <table:table-cell table:style-name="Default" office:value-type="float" office:value="1.369682" calcext:value-type="float">
            <text:p>1.369682</text:p>
          </table:table-cell>
          <table:table-cell table:style-name="Default" office:value-type="float" office:value="-0.0221" calcext:value-type="float">
            <text:p>-0.0221</text:p>
          </table:table-cell>
          <table:table-cell table:style-name="Default" office:value-type="float" office:value="0.000135" calcext:value-type="float">
            <text:p>0.000135</text:p>
          </table:table-cell>
          <table:table-cell table:style-name="Default" office:value-type="float" office:value="-0.034537" calcext:value-type="float">
            <text:p>-0.034537</text:p>
          </table:table-cell>
          <table:table-cell table:style-name="Default" office:value-type="float" office:value="-0.050836" calcext:value-type="float">
            <text:p>-0.05083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6014" calcext:value-type="float">
            <text:p>-0.026014</text:p>
          </table:table-cell>
          <table:table-cell table:style-name="Default" office:value-type="float" office:value="1.369324" calcext:value-type="float">
            <text:p>1.369324</text:p>
          </table:table-cell>
          <table:table-cell table:style-name="Default" office:value-type="float" office:value="-0.024326" calcext:value-type="float">
            <text:p>-0.024326</text:p>
          </table:table-cell>
          <table:table-cell table:style-name="Default" office:value-type="float" office:value="0.000482" calcext:value-type="float">
            <text:p>0.000482</text:p>
          </table:table-cell>
          <table:table-cell table:style-name="Default" office:value-type="float" office:value="-0.032422" calcext:value-type="float">
            <text:p>-0.032422</text:p>
          </table:table-cell>
          <table:table-cell table:style-name="Default" office:value-type="float" office:value="-0.050396" calcext:value-type="float">
            <text:p>-0.05039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5483" calcext:value-type="float">
            <text:p>-0.025483</text:p>
          </table:table-cell>
          <table:table-cell table:style-name="Default" office:value-type="float" office:value="1.3691" calcext:value-type="float">
            <text:p>1.3691</text:p>
          </table:table-cell>
          <table:table-cell table:style-name="Default" office:value-type="float" office:value="-0.026332" calcext:value-type="float">
            <text:p>-0.026332</text:p>
          </table:table-cell>
          <table:table-cell table:style-name="Default" office:value-type="float" office:value="0.000678" calcext:value-type="float">
            <text:p>0.000678</text:p>
          </table:table-cell>
          <table:table-cell table:style-name="Default" office:value-type="float" office:value="-0.030288" calcext:value-type="float">
            <text:p>-0.030288</text:p>
          </table:table-cell>
          <table:table-cell table:style-name="Default" office:value-type="float" office:value="-0.0497" calcext:value-type="float">
            <text:p>-0.049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4686" calcext:value-type="float">
            <text:p>-0.024686</text:p>
          </table:table-cell>
          <table:table-cell table:style-name="Default" office:value-type="float" office:value="1.369025" calcext:value-type="float">
            <text:p>1.369025</text:p>
          </table:table-cell>
          <table:table-cell table:style-name="Default" office:value-type="float" office:value="-0.028219" calcext:value-type="float">
            <text:p>-0.028219</text:p>
          </table:table-cell>
          <table:table-cell table:style-name="Default" office:value-type="float" office:value="0.000749" calcext:value-type="float">
            <text:p>0.000749</text:p>
          </table:table-cell>
          <table:table-cell table:style-name="Default" office:value-type="float" office:value="-0.028351" calcext:value-type="float">
            <text:p>-0.028351</text:p>
          </table:table-cell>
          <table:table-cell table:style-name="Default" office:value-type="float" office:value="-0.048937" calcext:value-type="float">
            <text:p>-0.04893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3668" calcext:value-type="float">
            <text:p>-0.023668</text:p>
          </table:table-cell>
          <table:table-cell table:style-name="Default" office:value-type="float" office:value="1.369075" calcext:value-type="float">
            <text:p>1.369075</text:p>
          </table:table-cell>
          <table:table-cell table:style-name="Default" office:value-type="float" office:value="-0.029926" calcext:value-type="float">
            <text:p>-0.029926</text:p>
          </table:table-cell>
          <table:table-cell table:style-name="Default" office:value-type="float" office:value="0.000791" calcext:value-type="float">
            <text:p>0.000791</text:p>
          </table:table-cell>
          <table:table-cell table:style-name="Default" office:value-type="float" office:value="-0.02654" calcext:value-type="float">
            <text:p>-0.02654</text:p>
          </table:table-cell>
          <table:table-cell table:style-name="Default" office:value-type="float" office:value="-0.048487" calcext:value-type="float">
            <text:p>-0.04848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2396" calcext:value-type="float">
            <text:p>-0.022396</text:p>
          </table:table-cell>
          <table:table-cell table:style-name="Default" office:value-type="float" office:value="1.369138" calcext:value-type="float">
            <text:p>1.369138</text:p>
          </table:table-cell>
          <table:table-cell table:style-name="Default" office:value-type="float" office:value="-0.031419" calcext:value-type="float">
            <text:p>-0.031419</text:p>
          </table:table-cell>
          <table:table-cell table:style-name="Default" office:value-type="float" office:value="0.000908" calcext:value-type="float">
            <text:p>0.000908</text:p>
          </table:table-cell>
          <table:table-cell table:style-name="Default" office:value-type="float" office:value="-0.024812" calcext:value-type="float">
            <text:p>-0.024812</text:p>
          </table:table-cell>
          <table:table-cell table:style-name="Default" office:value-type="float" office:value="-0.047925" calcext:value-type="float">
            <text:p>-0.04792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20852" calcext:value-type="float">
            <text:p>-0.020852</text:p>
          </table:table-cell>
          <table:table-cell table:style-name="Default" office:value-type="float" office:value="1.369078" calcext:value-type="float">
            <text:p>1.369078</text:p>
          </table:table-cell>
          <table:table-cell table:style-name="Default" office:value-type="float" office:value="-0.032751" calcext:value-type="float">
            <text:p>-0.032751</text:p>
          </table:table-cell>
          <table:table-cell table:style-name="Default" office:value-type="float" office:value="0.001011" calcext:value-type="float">
            <text:p>0.001011</text:p>
          </table:table-cell>
          <table:table-cell table:style-name="Default" office:value-type="float" office:value="-0.023095" calcext:value-type="float">
            <text:p>-0.023095</text:p>
          </table:table-cell>
          <table:table-cell table:style-name="Default" office:value-type="float" office:value="-0.047416" calcext:value-type="float">
            <text:p>-0.04741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1907" calcext:value-type="float">
            <text:p>-0.01907</text:p>
          </table:table-cell>
          <table:table-cell table:style-name="Default" office:value-type="float" office:value="1.368834" calcext:value-type="float">
            <text:p>1.368834</text:p>
          </table:table-cell>
          <table:table-cell table:style-name="Default" office:value-type="float" office:value="-0.033909" calcext:value-type="float">
            <text:p>-0.033909</text:p>
          </table:table-cell>
          <table:table-cell table:style-name="Default" office:value-type="float" office:value="0.001027" calcext:value-type="float">
            <text:p>0.001027</text:p>
          </table:table-cell>
          <table:table-cell table:style-name="Default" office:value-type="float" office:value="-0.021376" calcext:value-type="float">
            <text:p>-0.021376</text:p>
          </table:table-cell>
          <table:table-cell table:style-name="Default" office:value-type="float" office:value="-0.046683" calcext:value-type="float">
            <text:p>-0.04668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17097" calcext:value-type="float">
            <text:p>-0.017097</text:p>
          </table:table-cell>
          <table:table-cell table:style-name="Default" office:value-type="float" office:value="1.368398" calcext:value-type="float">
            <text:p>1.368398</text:p>
          </table:table-cell>
          <table:table-cell table:style-name="Default" office:value-type="float" office:value="-0.034885" calcext:value-type="float">
            <text:p>-0.034885</text:p>
          </table:table-cell>
          <table:table-cell table:style-name="Default" office:value-type="float" office:value="0.001225" calcext:value-type="float">
            <text:p>0.001225</text:p>
          </table:table-cell>
          <table:table-cell table:style-name="Default" office:value-type="float" office:value="-0.019703" calcext:value-type="float">
            <text:p>-0.019703</text:p>
          </table:table-cell>
          <table:table-cell table:style-name="Default" office:value-type="float" office:value="-0.045789" calcext:value-type="float">
            <text:p>-0.04578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15011" calcext:value-type="float">
            <text:p>-0.015011</text:p>
          </table:table-cell>
          <table:table-cell table:style-name="Default" office:value-type="float" office:value="1.36779" calcext:value-type="float">
            <text:p>1.36779</text:p>
          </table:table-cell>
          <table:table-cell table:style-name="Default" office:value-type="float" office:value="-0.03574" calcext:value-type="float">
            <text:p>-0.03574</text:p>
          </table:table-cell>
          <table:table-cell table:style-name="Default" office:value-type="float" office:value="0.001521" calcext:value-type="float">
            <text:p>0.001521</text:p>
          </table:table-cell>
          <table:table-cell table:style-name="Default" office:value-type="float" office:value="-0.017941" calcext:value-type="float">
            <text:p>-0.017941</text:p>
          </table:table-cell>
          <table:table-cell table:style-name="Default" office:value-type="float" office:value="-0.04474" calcext:value-type="float">
            <text:p>-0.0447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12922" calcext:value-type="float">
            <text:p>-0.012922</text:p>
          </table:table-cell>
          <table:table-cell table:style-name="Default" office:value-type="float" office:value="1.36718" calcext:value-type="float">
            <text:p>1.36718</text:p>
          </table:table-cell>
          <table:table-cell table:style-name="Default" office:value-type="float" office:value="-0.036535" calcext:value-type="float">
            <text:p>-0.036535</text:p>
          </table:table-cell>
          <table:table-cell table:style-name="Default" office:value-type="float" office:value="0.0018" calcext:value-type="float">
            <text:p>0.0018</text:p>
          </table:table-cell>
          <table:table-cell table:style-name="Default" office:value-type="float" office:value="-0.016372" calcext:value-type="float">
            <text:p>-0.016372</text:p>
          </table:table-cell>
          <table:table-cell table:style-name="Default" office:value-type="float" office:value="-0.043745" calcext:value-type="float">
            <text:p>-0.04374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10859" calcext:value-type="float">
            <text:p>-0.010859</text:p>
          </table:table-cell>
          <table:table-cell table:style-name="Default" office:value-type="float" office:value="1.366506" calcext:value-type="float">
            <text:p>1.366506</text:p>
          </table:table-cell>
          <table:table-cell table:style-name="Default" office:value-type="float" office:value="-0.03722" calcext:value-type="float">
            <text:p>-0.03722</text:p>
          </table:table-cell>
          <table:table-cell table:style-name="Default" office:value-type="float" office:value="0.002262" calcext:value-type="float">
            <text:p>0.002262</text:p>
          </table:table-cell>
          <table:table-cell table:style-name="Default" office:value-type="float" office:value="-0.015191" calcext:value-type="float">
            <text:p>-0.015191</text:p>
          </table:table-cell>
          <table:table-cell table:style-name="Default" office:value-type="float" office:value="-0.042546" calcext:value-type="float">
            <text:p>-0.04254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08852" calcext:value-type="float">
            <text:p>-0.008852</text:p>
          </table:table-cell>
          <table:table-cell table:style-name="Default" office:value-type="float" office:value="1.365857" calcext:value-type="float">
            <text:p>1.365857</text:p>
          </table:table-cell>
          <table:table-cell table:style-name="Default" office:value-type="float" office:value="-0.037888" calcext:value-type="float">
            <text:p>-0.037888</text:p>
          </table:table-cell>
          <table:table-cell table:style-name="Default" office:value-type="float" office:value="0.002894" calcext:value-type="float">
            <text:p>0.002894</text:p>
          </table:table-cell>
          <table:table-cell table:style-name="Default" office:value-type="float" office:value="-0.01456" calcext:value-type="float">
            <text:p>-0.01456</text:p>
          </table:table-cell>
          <table:table-cell table:style-name="Default" office:value-type="float" office:value="-0.041738" calcext:value-type="float">
            <text:p>-0.04173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06955" calcext:value-type="float">
            <text:p>-0.006955</text:p>
          </table:table-cell>
          <table:table-cell table:style-name="Default" office:value-type="float" office:value="1.365422" calcext:value-type="float">
            <text:p>1.365422</text:p>
          </table:table-cell>
          <table:table-cell table:style-name="Default" office:value-type="float" office:value="-0.038443" calcext:value-type="float">
            <text:p>-0.038443</text:p>
          </table:table-cell>
          <table:table-cell table:style-name="Default" office:value-type="float" office:value="0.003494" calcext:value-type="float">
            <text:p>0.003494</text:p>
          </table:table-cell>
          <table:table-cell table:style-name="Default" office:value-type="float" office:value="-0.014312" calcext:value-type="float">
            <text:p>-0.014312</text:p>
          </table:table-cell>
          <table:table-cell table:style-name="Default" office:value-type="float" office:value="-0.040864" calcext:value-type="float">
            <text:p>-0.04086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0508" calcext:value-type="float">
            <text:p>-0.00508</text:p>
          </table:table-cell>
          <table:table-cell table:style-name="Default" office:value-type="float" office:value="1.365293" calcext:value-type="float">
            <text:p>1.365293</text:p>
          </table:table-cell>
          <table:table-cell table:style-name="Default" office:value-type="float" office:value="-0.038952" calcext:value-type="float">
            <text:p>-0.038952</text:p>
          </table:table-cell>
          <table:table-cell table:style-name="Default" office:value-type="float" office:value="0.004282" calcext:value-type="float">
            <text:p>0.004282</text:p>
          </table:table-cell>
          <table:table-cell table:style-name="Default" office:value-type="float" office:value="-0.014572" calcext:value-type="float">
            <text:p>-0.014572</text:p>
          </table:table-cell>
          <table:table-cell table:style-name="Default" office:value-type="float" office:value="-0.040297" calcext:value-type="float">
            <text:p>-0.04029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03222" calcext:value-type="float">
            <text:p>-0.003222</text:p>
          </table:table-cell>
          <table:table-cell table:style-name="Default" office:value-type="float" office:value="1.365438" calcext:value-type="float">
            <text:p>1.365438</text:p>
          </table:table-cell>
          <table:table-cell table:style-name="Default" office:value-type="float" office:value="-0.039391" calcext:value-type="float">
            <text:p>-0.039391</text:p>
          </table:table-cell>
          <table:table-cell table:style-name="Default" office:value-type="float" office:value="0.004786" calcext:value-type="float">
            <text:p>0.004786</text:p>
          </table:table-cell>
          <table:table-cell table:style-name="Default" office:value-type="float" office:value="-0.014972" calcext:value-type="float">
            <text:p>-0.014972</text:p>
          </table:table-cell>
          <table:table-cell table:style-name="Default" office:value-type="float" office:value="-0.039825" calcext:value-type="float">
            <text:p>-0.03982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-0.001385" calcext:value-type="float">
            <text:p>-0.001385</text:p>
          </table:table-cell>
          <table:table-cell table:style-name="Default" office:value-type="float" office:value="1.365679" calcext:value-type="float">
            <text:p>1.365679</text:p>
          </table:table-cell>
          <table:table-cell table:style-name="Default" office:value-type="float" office:value="-0.03977" calcext:value-type="float">
            <text:p>-0.03977</text:p>
          </table:table-cell>
          <table:table-cell table:style-name="Default" office:value-type="float" office:value="0.005311" calcext:value-type="float">
            <text:p>0.005311</text:p>
          </table:table-cell>
          <table:table-cell table:style-name="Default" office:value-type="float" office:value="-0.015755" calcext:value-type="float">
            <text:p>-0.015755</text:p>
          </table:table-cell>
          <table:table-cell table:style-name="Default" office:value-type="float" office:value="-0.039335" calcext:value-type="float">
            <text:p>-0.03933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00428" calcext:value-type="float">
            <text:p>0.000428</text:p>
          </table:table-cell>
          <table:table-cell table:style-name="Default" office:value-type="float" office:value="1.365815" calcext:value-type="float">
            <text:p>1.365815</text:p>
          </table:table-cell>
          <table:table-cell table:style-name="Default" office:value-type="float" office:value="-0.04014" calcext:value-type="float">
            <text:p>-0.04014</text:p>
          </table:table-cell>
          <table:table-cell table:style-name="Default" office:value-type="float" office:value="0.005731" calcext:value-type="float">
            <text:p>0.005731</text:p>
          </table:table-cell>
          <table:table-cell table:style-name="Default" office:value-type="float" office:value="-0.016559" calcext:value-type="float">
            <text:p>-0.016559</text:p>
          </table:table-cell>
          <table:table-cell table:style-name="Default" office:value-type="float" office:value="-0.038817" calcext:value-type="float">
            <text:p>-0.03881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02337" calcext:value-type="float">
            <text:p>0.002337</text:p>
          </table:table-cell>
          <table:table-cell table:style-name="Default" office:value-type="float" office:value="1.36589" calcext:value-type="float">
            <text:p>1.36589</text:p>
          </table:table-cell>
          <table:table-cell table:style-name="Default" office:value-type="float" office:value="-0.040408" calcext:value-type="float">
            <text:p>-0.040408</text:p>
          </table:table-cell>
          <table:table-cell table:style-name="Default" office:value-type="float" office:value="0.006129" calcext:value-type="float">
            <text:p>0.006129</text:p>
          </table:table-cell>
          <table:table-cell table:style-name="Default" office:value-type="float" office:value="-0.017714" calcext:value-type="float">
            <text:p>-0.017714</text:p>
          </table:table-cell>
          <table:table-cell table:style-name="Default" office:value-type="float" office:value="-0.038705" calcext:value-type="float">
            <text:p>-0.03870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04221" calcext:value-type="float">
            <text:p>0.004221</text:p>
          </table:table-cell>
          <table:table-cell table:style-name="Default" office:value-type="float" office:value="1.365827" calcext:value-type="float">
            <text:p>1.365827</text:p>
          </table:table-cell>
          <table:table-cell table:style-name="Default" office:value-type="float" office:value="-0.040513" calcext:value-type="float">
            <text:p>-0.040513</text:p>
          </table:table-cell>
          <table:table-cell table:style-name="Default" office:value-type="float" office:value="0.006633" calcext:value-type="float">
            <text:p>0.006633</text:p>
          </table:table-cell>
          <table:table-cell table:style-name="Default" office:value-type="float" office:value="-0.018797" calcext:value-type="float">
            <text:p>-0.018797</text:p>
          </table:table-cell>
          <table:table-cell table:style-name="Default" office:value-type="float" office:value="-0.03839" calcext:value-type="float">
            <text:p>-0.0383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0613" calcext:value-type="float">
            <text:p>0.00613</text:p>
          </table:table-cell>
          <table:table-cell table:style-name="Default" office:value-type="float" office:value="1.365789" calcext:value-type="float">
            <text:p>1.365789</text:p>
          </table:table-cell>
          <table:table-cell table:style-name="Default" office:value-type="float" office:value="-0.040492" calcext:value-type="float">
            <text:p>-0.040492</text:p>
          </table:table-cell>
          <table:table-cell table:style-name="Default" office:value-type="float" office:value="0.007126" calcext:value-type="float">
            <text:p>0.007126</text:p>
          </table:table-cell>
          <table:table-cell table:style-name="Default" office:value-type="float" office:value="-0.019513" calcext:value-type="float">
            <text:p>-0.019513</text:p>
          </table:table-cell>
          <table:table-cell table:style-name="Default" office:value-type="float" office:value="-0.038043" calcext:value-type="float">
            <text:p>-0.03804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07962" calcext:value-type="float">
            <text:p>0.007962</text:p>
          </table:table-cell>
          <table:table-cell table:style-name="Default" office:value-type="float" office:value="1.365786" calcext:value-type="float">
            <text:p>1.365786</text:p>
          </table:table-cell>
          <table:table-cell table:style-name="Default" office:value-type="float" office:value="-0.040316" calcext:value-type="float">
            <text:p>-0.040316</text:p>
          </table:table-cell>
          <table:table-cell table:style-name="Default" office:value-type="float" office:value="0.007457" calcext:value-type="float">
            <text:p>0.007457</text:p>
          </table:table-cell>
          <table:table-cell table:style-name="Default" office:value-type="float" office:value="-0.020139" calcext:value-type="float">
            <text:p>-0.020139</text:p>
          </table:table-cell>
          <table:table-cell table:style-name="Default" office:value-type="float" office:value="-0.037578" calcext:value-type="float">
            <text:p>-0.03757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09807" calcext:value-type="float">
            <text:p>0.009807</text:p>
          </table:table-cell>
          <table:table-cell table:style-name="Default" office:value-type="float" office:value="1.365847" calcext:value-type="float">
            <text:p>1.365847</text:p>
          </table:table-cell>
          <table:table-cell table:style-name="Default" office:value-type="float" office:value="-0.040008" calcext:value-type="float">
            <text:p>-0.040008</text:p>
          </table:table-cell>
          <table:table-cell table:style-name="Default" office:value-type="float" office:value="0.007915" calcext:value-type="float">
            <text:p>0.007915</text:p>
          </table:table-cell>
          <table:table-cell table:style-name="Default" office:value-type="float" office:value="-0.020597" calcext:value-type="float">
            <text:p>-0.020597</text:p>
          </table:table-cell>
          <table:table-cell table:style-name="Default" office:value-type="float" office:value="-0.037248" calcext:value-type="float">
            <text:p>-0.03724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1616" calcext:value-type="float">
            <text:p>0.011616</text:p>
          </table:table-cell>
          <table:table-cell table:style-name="Default" office:value-type="float" office:value="1.365922" calcext:value-type="float">
            <text:p>1.365922</text:p>
          </table:table-cell>
          <table:table-cell table:style-name="Default" office:value-type="float" office:value="-0.039657" calcext:value-type="float">
            <text:p>-0.039657</text:p>
          </table:table-cell>
          <table:table-cell table:style-name="Default" office:value-type="float" office:value="0.008047" calcext:value-type="float">
            <text:p>0.008047</text:p>
          </table:table-cell>
          <table:table-cell table:style-name="Default" office:value-type="float" office:value="-0.021203" calcext:value-type="float">
            <text:p>-0.021203</text:p>
          </table:table-cell>
          <table:table-cell table:style-name="Default" office:value-type="float" office:value="-0.036859" calcext:value-type="float">
            <text:p>-0.03685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337" calcext:value-type="float">
            <text:p>0.01337</text:p>
          </table:table-cell>
          <table:table-cell table:style-name="Default" office:value-type="float" office:value="1.365922" calcext:value-type="float">
            <text:p>1.365922</text:p>
          </table:table-cell>
          <table:table-cell table:style-name="Default" office:value-type="float" office:value="-0.039237" calcext:value-type="float">
            <text:p>-0.039237</text:p>
          </table:table-cell>
          <table:table-cell table:style-name="Default" office:value-type="float" office:value="0.008167" calcext:value-type="float">
            <text:p>0.008167</text:p>
          </table:table-cell>
          <table:table-cell table:style-name="Default" office:value-type="float" office:value="-0.021932" calcext:value-type="float">
            <text:p>-0.021932</text:p>
          </table:table-cell>
          <table:table-cell table:style-name="Default" office:value-type="float" office:value="-0.036764" calcext:value-type="float">
            <text:p>-0.03676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5112" calcext:value-type="float">
            <text:p>0.015112</text:p>
          </table:table-cell>
          <table:table-cell table:style-name="Default" office:value-type="float" office:value="1.365906" calcext:value-type="float">
            <text:p>1.365906</text:p>
          </table:table-cell>
          <table:table-cell table:style-name="Default" office:value-type="float" office:value="-0.038821" calcext:value-type="float">
            <text:p>-0.038821</text:p>
          </table:table-cell>
          <table:table-cell table:style-name="Default" office:value-type="float" office:value="0.0082" calcext:value-type="float">
            <text:p>0.0082</text:p>
          </table:table-cell>
          <table:table-cell table:style-name="Default" office:value-type="float" office:value="-0.022922" calcext:value-type="float">
            <text:p>-0.022922</text:p>
          </table:table-cell>
          <table:table-cell table:style-name="Default" office:value-type="float" office:value="-0.036637" calcext:value-type="float">
            <text:p>-0.03663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6874" calcext:value-type="float">
            <text:p>0.016874</text:p>
          </table:table-cell>
          <table:table-cell table:style-name="Default" office:value-type="float" office:value="1.365908" calcext:value-type="float">
            <text:p>1.365908</text:p>
          </table:table-cell>
          <table:table-cell table:style-name="Default" office:value-type="float" office:value="-0.038392" calcext:value-type="float">
            <text:p>-0.038392</text:p>
          </table:table-cell>
          <table:table-cell table:style-name="Default" office:value-type="float" office:value="0.008199" calcext:value-type="float">
            <text:p>0.008199</text:p>
          </table:table-cell>
          <table:table-cell table:style-name="Default" office:value-type="float" office:value="-0.023663" calcext:value-type="float">
            <text:p>-0.023663</text:p>
          </table:table-cell>
          <table:table-cell table:style-name="Default" office:value-type="float" office:value="-0.036304" calcext:value-type="float">
            <text:p>-0.03630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18557" calcext:value-type="float">
            <text:p>0.018557</text:p>
          </table:table-cell>
          <table:table-cell table:style-name="Default" office:value-type="float" office:value="1.365889" calcext:value-type="float">
            <text:p>1.365889</text:p>
          </table:table-cell>
          <table:table-cell table:style-name="Default" office:value-type="float" office:value="-0.03792" calcext:value-type="float">
            <text:p>-0.03792</text:p>
          </table:table-cell>
          <table:table-cell table:style-name="Default" office:value-type="float" office:value="0.008119" calcext:value-type="float">
            <text:p>0.008119</text:p>
          </table:table-cell>
          <table:table-cell table:style-name="Default" office:value-type="float" office:value="-0.024378" calcext:value-type="float">
            <text:p>-0.024378</text:p>
          </table:table-cell>
          <table:table-cell table:style-name="Default" office:value-type="float" office:value="-0.036001" calcext:value-type="float">
            <text:p>-0.03600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20186" calcext:value-type="float">
            <text:p>0.020186</text:p>
          </table:table-cell>
          <table:table-cell table:style-name="Default" office:value-type="float" office:value="1.365863" calcext:value-type="float">
            <text:p>1.365863</text:p>
          </table:table-cell>
          <table:table-cell table:style-name="Default" office:value-type="float" office:value="-0.03739" calcext:value-type="float">
            <text:p>-0.03739</text:p>
          </table:table-cell>
          <table:table-cell table:style-name="Default" office:value-type="float" office:value="0.007972" calcext:value-type="float">
            <text:p>0.007972</text:p>
          </table:table-cell>
          <table:table-cell table:style-name="Default" office:value-type="float" office:value="-0.025121" calcext:value-type="float">
            <text:p>-0.025121</text:p>
          </table:table-cell>
          <table:table-cell table:style-name="Default" office:value-type="float" office:value="-0.035853" calcext:value-type="float">
            <text:p>-0.03585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21803" calcext:value-type="float">
            <text:p>0.021803</text:p>
          </table:table-cell>
          <table:table-cell table:style-name="Default" office:value-type="float" office:value="1.365838" calcext:value-type="float">
            <text:p>1.365838</text:p>
          </table:table-cell>
          <table:table-cell table:style-name="Default" office:value-type="float" office:value="-0.036857" calcext:value-type="float">
            <text:p>-0.036857</text:p>
          </table:table-cell>
          <table:table-cell table:style-name="Default" office:value-type="float" office:value="0.007788" calcext:value-type="float">
            <text:p>0.007788</text:p>
          </table:table-cell>
          <table:table-cell table:style-name="Default" office:value-type="float" office:value="-0.025693" calcext:value-type="float">
            <text:p>-0.025693</text:p>
          </table:table-cell>
          <table:table-cell table:style-name="Default" office:value-type="float" office:value="-0.035696" calcext:value-type="float">
            <text:p>-0.03569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23383" calcext:value-type="float">
            <text:p>0.023383</text:p>
          </table:table-cell>
          <table:table-cell table:style-name="Default" office:value-type="float" office:value="1.365729" calcext:value-type="float">
            <text:p>1.365729</text:p>
          </table:table-cell>
          <table:table-cell table:style-name="Default" office:value-type="float" office:value="-0.036308" calcext:value-type="float">
            <text:p>-0.036308</text:p>
          </table:table-cell>
          <table:table-cell table:style-name="Default" office:value-type="float" office:value="0.007673" calcext:value-type="float">
            <text:p>0.007673</text:p>
          </table:table-cell>
          <table:table-cell table:style-name="Default" office:value-type="float" office:value="-0.026314" calcext:value-type="float">
            <text:p>-0.026314</text:p>
          </table:table-cell>
          <table:table-cell table:style-name="Default" office:value-type="float" office:value="-0.03544" calcext:value-type="float">
            <text:p>-0.0354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24877" calcext:value-type="float">
            <text:p>0.024877</text:p>
          </table:table-cell>
          <table:table-cell table:style-name="Default" office:value-type="float" office:value="1.365664" calcext:value-type="float">
            <text:p>1.365664</text:p>
          </table:table-cell>
          <table:table-cell table:style-name="Default" office:value-type="float" office:value="-0.035785" calcext:value-type="float">
            <text:p>-0.035785</text:p>
          </table:table-cell>
          <table:table-cell table:style-name="Default" office:value-type="float" office:value="0.007412" calcext:value-type="float">
            <text:p>0.007412</text:p>
          </table:table-cell>
          <table:table-cell table:style-name="Default" office:value-type="float" office:value="-0.026753" calcext:value-type="float">
            <text:p>-0.026753</text:p>
          </table:table-cell>
          <table:table-cell table:style-name="Default" office:value-type="float" office:value="-0.035173" calcext:value-type="float">
            <text:p>-0.03517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26373" calcext:value-type="float">
            <text:p>0.026373</text:p>
          </table:table-cell>
          <table:table-cell table:style-name="Default" office:value-type="float" office:value="1.365627" calcext:value-type="float">
            <text:p>1.365627</text:p>
          </table:table-cell>
          <table:table-cell table:style-name="Default" office:value-type="float" office:value="-0.035278" calcext:value-type="float">
            <text:p>-0.035278</text:p>
          </table:table-cell>
          <table:table-cell table:style-name="Default" office:value-type="float" office:value="0.007121" calcext:value-type="float">
            <text:p>0.007121</text:p>
          </table:table-cell>
          <table:table-cell table:style-name="Default" office:value-type="float" office:value="-0.026985" calcext:value-type="float">
            <text:p>-0.026985</text:p>
          </table:table-cell>
          <table:table-cell table:style-name="Default" office:value-type="float" office:value="-0.03472" calcext:value-type="float">
            <text:p>-0.0347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27739" calcext:value-type="float">
            <text:p>0.027739</text:p>
          </table:table-cell>
          <table:table-cell table:style-name="Default" office:value-type="float" office:value="1.365599" calcext:value-type="float">
            <text:p>1.365599</text:p>
          </table:table-cell>
          <table:table-cell table:style-name="Default" office:value-type="float" office:value="-0.034788" calcext:value-type="float">
            <text:p>-0.034788</text:p>
          </table:table-cell>
          <table:table-cell table:style-name="Default" office:value-type="float" office:value="0.006834" calcext:value-type="float">
            <text:p>0.006834</text:p>
          </table:table-cell>
          <table:table-cell table:style-name="Default" office:value-type="float" office:value="-0.02709" calcext:value-type="float">
            <text:p>-0.02709</text:p>
          </table:table-cell>
          <table:table-cell table:style-name="Default" office:value-type="float" office:value="-0.034502" calcext:value-type="float">
            <text:p>-0.03450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29046" calcext:value-type="float">
            <text:p>0.029046</text:p>
          </table:table-cell>
          <table:table-cell table:style-name="Default" office:value-type="float" office:value="1.365611" calcext:value-type="float">
            <text:p>1.365611</text:p>
          </table:table-cell>
          <table:table-cell table:style-name="Default" office:value-type="float" office:value="-0.034266" calcext:value-type="float">
            <text:p>-0.034266</text:p>
          </table:table-cell>
          <table:table-cell table:style-name="Default" office:value-type="float" office:value="0.006503" calcext:value-type="float">
            <text:p>0.006503</text:p>
          </table:table-cell>
          <table:table-cell table:style-name="Default" office:value-type="float" office:value="-0.026949" calcext:value-type="float">
            <text:p>-0.026949</text:p>
          </table:table-cell>
          <table:table-cell table:style-name="Default" office:value-type="float" office:value="-0.034231" calcext:value-type="float">
            <text:p>-0.03423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30205" calcext:value-type="float">
            <text:p>0.030205</text:p>
          </table:table-cell>
          <table:table-cell table:style-name="Default" office:value-type="float" office:value="1.365499" calcext:value-type="float">
            <text:p>1.365499</text:p>
          </table:table-cell>
          <table:table-cell table:style-name="Default" office:value-type="float" office:value="-0.03379" calcext:value-type="float">
            <text:p>-0.03379</text:p>
          </table:table-cell>
          <table:table-cell table:style-name="Default" office:value-type="float" office:value="0.006383" calcext:value-type="float">
            <text:p>0.006383</text:p>
          </table:table-cell>
          <table:table-cell table:style-name="Default" office:value-type="float" office:value="-0.02685" calcext:value-type="float">
            <text:p>-0.02685</text:p>
          </table:table-cell>
          <table:table-cell table:style-name="Default" office:value-type="float" office:value="-0.033964" calcext:value-type="float">
            <text:p>-0.03396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31401" calcext:value-type="float">
            <text:p>0.031401</text:p>
          </table:table-cell>
          <table:table-cell table:style-name="Default" office:value-type="float" office:value="1.365475" calcext:value-type="float">
            <text:p>1.365475</text:p>
          </table:table-cell>
          <table:table-cell table:style-name="Default" office:value-type="float" office:value="-0.033353" calcext:value-type="float">
            <text:p>-0.033353</text:p>
          </table:table-cell>
          <table:table-cell table:style-name="Default" office:value-type="float" office:value="0.006162" calcext:value-type="float">
            <text:p>0.006162</text:p>
          </table:table-cell>
          <table:table-cell table:style-name="Default" office:value-type="float" office:value="-0.026583" calcext:value-type="float">
            <text:p>-0.026583</text:p>
          </table:table-cell>
          <table:table-cell table:style-name="Default" office:value-type="float" office:value="-0.03359" calcext:value-type="float">
            <text:p>-0.0335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32467" calcext:value-type="float">
            <text:p>0.032467</text:p>
          </table:table-cell>
          <table:table-cell table:style-name="Default" office:value-type="float" office:value="1.365439" calcext:value-type="float">
            <text:p>1.365439</text:p>
          </table:table-cell>
          <table:table-cell table:style-name="Default" office:value-type="float" office:value="-0.032912" calcext:value-type="float">
            <text:p>-0.032912</text:p>
          </table:table-cell>
          <table:table-cell table:style-name="Default" office:value-type="float" office:value="0.00594" calcext:value-type="float">
            <text:p>0.00594</text:p>
          </table:table-cell>
          <table:table-cell table:style-name="Default" office:value-type="float" office:value="-0.026415" calcext:value-type="float">
            <text:p>-0.026415</text:p>
          </table:table-cell>
          <table:table-cell table:style-name="Default" office:value-type="float" office:value="-0.033582" calcext:value-type="float">
            <text:p>-0.03358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33382" calcext:value-type="float">
            <text:p>0.033382</text:p>
          </table:table-cell>
          <table:table-cell table:style-name="Default" office:value-type="float" office:value="1.365394" calcext:value-type="float">
            <text:p>1.365394</text:p>
          </table:table-cell>
          <table:table-cell table:style-name="Default" office:value-type="float" office:value="-0.032484" calcext:value-type="float">
            <text:p>-0.032484</text:p>
          </table:table-cell>
          <table:table-cell table:style-name="Default" office:value-type="float" office:value="0.005789" calcext:value-type="float">
            <text:p>0.005789</text:p>
          </table:table-cell>
          <table:table-cell table:style-name="Default" office:value-type="float" office:value="-0.025883" calcext:value-type="float">
            <text:p>-0.025883</text:p>
          </table:table-cell>
          <table:table-cell table:style-name="Default" office:value-type="float" office:value="-0.033552" calcext:value-type="float">
            <text:p>-0.03355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34385" calcext:value-type="float">
            <text:p>0.034385</text:p>
          </table:table-cell>
          <table:table-cell table:style-name="Default" office:value-type="float" office:value="1.365396" calcext:value-type="float">
            <text:p>1.365396</text:p>
          </table:table-cell>
          <table:table-cell table:style-name="Default" office:value-type="float" office:value="-0.032137" calcext:value-type="float">
            <text:p>-0.032137</text:p>
          </table:table-cell>
          <table:table-cell table:style-name="Default" office:value-type="float" office:value="0.005711" calcext:value-type="float">
            <text:p>0.005711</text:p>
          </table:table-cell>
          <table:table-cell table:style-name="Default" office:value-type="float" office:value="-0.025674" calcext:value-type="float">
            <text:p>-0.025674</text:p>
          </table:table-cell>
          <table:table-cell table:style-name="Default" office:value-type="float" office:value="-0.033314" calcext:value-type="float">
            <text:p>-0.03331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35264" calcext:value-type="float">
            <text:p>0.035264</text:p>
          </table:table-cell>
          <table:table-cell table:style-name="Default" office:value-type="float" office:value="1.365396" calcext:value-type="float">
            <text:p>1.365396</text:p>
          </table:table-cell>
          <table:table-cell table:style-name="Default" office:value-type="float" office:value="-0.031876" calcext:value-type="float">
            <text:p>-0.031876</text:p>
          </table:table-cell>
          <table:table-cell table:style-name="Default" office:value-type="float" office:value="0.005472" calcext:value-type="float">
            <text:p>0.005472</text:p>
          </table:table-cell>
          <table:table-cell table:style-name="Default" office:value-type="float" office:value="-0.025165" calcext:value-type="float">
            <text:p>-0.025165</text:p>
          </table:table-cell>
          <table:table-cell table:style-name="Default" office:value-type="float" office:value="-0.033369" calcext:value-type="float">
            <text:p>-0.03336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36129" calcext:value-type="float">
            <text:p>0.036129</text:p>
          </table:table-cell>
          <table:table-cell table:style-name="Default" office:value-type="float" office:value="1.365384" calcext:value-type="float">
            <text:p>1.365384</text:p>
          </table:table-cell>
          <table:table-cell table:style-name="Default" office:value-type="float" office:value="-0.031665" calcext:value-type="float">
            <text:p>-0.031665</text:p>
          </table:table-cell>
          <table:table-cell table:style-name="Default" office:value-type="float" office:value="0.005365" calcext:value-type="float">
            <text:p>0.005365</text:p>
          </table:table-cell>
          <table:table-cell table:style-name="Default" office:value-type="float" office:value="-0.02486" calcext:value-type="float">
            <text:p>-0.02486</text:p>
          </table:table-cell>
          <table:table-cell table:style-name="Default" office:value-type="float" office:value="-0.033527" calcext:value-type="float">
            <text:p>-0.03352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36898" calcext:value-type="float">
            <text:p>0.036898</text:p>
          </table:table-cell>
          <table:table-cell table:style-name="Default" office:value-type="float" office:value="1.365376" calcext:value-type="float">
            <text:p>1.365376</text:p>
          </table:table-cell>
          <table:table-cell table:style-name="Default" office:value-type="float" office:value="-0.031549" calcext:value-type="float">
            <text:p>-0.031549</text:p>
          </table:table-cell>
          <table:table-cell table:style-name="Default" office:value-type="float" office:value="0.005271" calcext:value-type="float">
            <text:p>0.005271</text:p>
          </table:table-cell>
          <table:table-cell table:style-name="Default" office:value-type="float" office:value="-0.02469" calcext:value-type="float">
            <text:p>-0.02469</text:p>
          </table:table-cell>
          <table:table-cell table:style-name="Default" office:value-type="float" office:value="-0.03354" calcext:value-type="float">
            <text:p>-0.0335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37636" calcext:value-type="float">
            <text:p>0.037636</text:p>
          </table:table-cell>
          <table:table-cell table:style-name="Default" office:value-type="float" office:value="1.365381" calcext:value-type="float">
            <text:p>1.365381</text:p>
          </table:table-cell>
          <table:table-cell table:style-name="Default" office:value-type="float" office:value="-0.031446" calcext:value-type="float">
            <text:p>-0.031446</text:p>
          </table:table-cell>
          <table:table-cell table:style-name="Default" office:value-type="float" office:value="0.005193" calcext:value-type="float">
            <text:p>0.005193</text:p>
          </table:table-cell>
          <table:table-cell table:style-name="Default" office:value-type="float" office:value="-0.024335" calcext:value-type="float">
            <text:p>-0.024335</text:p>
          </table:table-cell>
          <table:table-cell table:style-name="Default" office:value-type="float" office:value="-0.03354" calcext:value-type="float">
            <text:p>-0.0335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3825" calcext:value-type="float">
            <text:p>0.03825</text:p>
          </table:table-cell>
          <table:table-cell table:style-name="Default" office:value-type="float" office:value="1.365339" calcext:value-type="float">
            <text:p>1.365339</text:p>
          </table:table-cell>
          <table:table-cell table:style-name="Default" office:value-type="float" office:value="-0.031388" calcext:value-type="float">
            <text:p>-0.031388</text:p>
          </table:table-cell>
          <table:table-cell table:style-name="Default" office:value-type="float" office:value="0.005143" calcext:value-type="float">
            <text:p>0.005143</text:p>
          </table:table-cell>
          <table:table-cell table:style-name="Default" office:value-type="float" office:value="-0.024086" calcext:value-type="float">
            <text:p>-0.024086</text:p>
          </table:table-cell>
          <table:table-cell table:style-name="Default" office:value-type="float" office:value="-0.03341" calcext:value-type="float">
            <text:p>-0.0334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38874" calcext:value-type="float">
            <text:p>0.038874</text:p>
          </table:table-cell>
          <table:table-cell table:style-name="Default" office:value-type="float" office:value="1.365296" calcext:value-type="float">
            <text:p>1.365296</text:p>
          </table:table-cell>
          <table:table-cell table:style-name="Default" office:value-type="float" office:value="-0.031329" calcext:value-type="float">
            <text:p>-0.031329</text:p>
          </table:table-cell>
          <table:table-cell table:style-name="Default" office:value-type="float" office:value="0.005226" calcext:value-type="float">
            <text:p>0.005226</text:p>
          </table:table-cell>
          <table:table-cell table:style-name="Default" office:value-type="float" office:value="-0.023971" calcext:value-type="float">
            <text:p>-0.023971</text:p>
          </table:table-cell>
          <table:table-cell table:style-name="Default" office:value-type="float" office:value="-0.033302" calcext:value-type="float">
            <text:p>-0.03330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39471" calcext:value-type="float">
            <text:p>0.039471</text:p>
          </table:table-cell>
          <table:table-cell table:style-name="Default" office:value-type="float" office:value="1.36525" calcext:value-type="float">
            <text:p>1.36525</text:p>
          </table:table-cell>
          <table:table-cell table:style-name="Default" office:value-type="float" office:value="-0.031269" calcext:value-type="float">
            <text:p>-0.031269</text:p>
          </table:table-cell>
          <table:table-cell table:style-name="Default" office:value-type="float" office:value="0.005282" calcext:value-type="float">
            <text:p>0.005282</text:p>
          </table:table-cell>
          <table:table-cell table:style-name="Default" office:value-type="float" office:value="-0.023864" calcext:value-type="float">
            <text:p>-0.023864</text:p>
          </table:table-cell>
          <table:table-cell table:style-name="Default" office:value-type="float" office:value="-0.033228" calcext:value-type="float">
            <text:p>-0.03322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39927" calcext:value-type="float">
            <text:p>0.039927</text:p>
          </table:table-cell>
          <table:table-cell table:style-name="Default" office:value-type="float" office:value="1.365203" calcext:value-type="float">
            <text:p>1.365203</text:p>
          </table:table-cell>
          <table:table-cell table:style-name="Default" office:value-type="float" office:value="-0.031152" calcext:value-type="float">
            <text:p>-0.031152</text:p>
          </table:table-cell>
          <table:table-cell table:style-name="Default" office:value-type="float" office:value="0.00566" calcext:value-type="float">
            <text:p>0.00566</text:p>
          </table:table-cell>
          <table:table-cell table:style-name="Default" office:value-type="float" office:value="-0.02381" calcext:value-type="float">
            <text:p>-0.02381</text:p>
          </table:table-cell>
          <table:table-cell table:style-name="Default" office:value-type="float" office:value="-0.033237" calcext:value-type="float">
            <text:p>-0.03323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40315" calcext:value-type="float">
            <text:p>0.040315</text:p>
          </table:table-cell>
          <table:table-cell table:style-name="Default" office:value-type="float" office:value="1.365196" calcext:value-type="float">
            <text:p>1.365196</text:p>
          </table:table-cell>
          <table:table-cell table:style-name="Default" office:value-type="float" office:value="-0.031004" calcext:value-type="float">
            <text:p>-0.031004</text:p>
          </table:table-cell>
          <table:table-cell table:style-name="Default" office:value-type="float" office:value="0.006011" calcext:value-type="float">
            <text:p>0.006011</text:p>
          </table:table-cell>
          <table:table-cell table:style-name="Default" office:value-type="float" office:value="-0.023769" calcext:value-type="float">
            <text:p>-0.023769</text:p>
          </table:table-cell>
          <table:table-cell table:style-name="Default" office:value-type="float" office:value="-0.033273" calcext:value-type="float">
            <text:p>-0.03327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40721" calcext:value-type="float">
            <text:p>0.040721</text:p>
          </table:table-cell>
          <table:table-cell table:style-name="Default" office:value-type="float" office:value="1.365246" calcext:value-type="float">
            <text:p>1.365246</text:p>
          </table:table-cell>
          <table:table-cell table:style-name="Default" office:value-type="float" office:value="-0.030849" calcext:value-type="float">
            <text:p>-0.030849</text:p>
          </table:table-cell>
          <table:table-cell table:style-name="Default" office:value-type="float" office:value="0.006183" calcext:value-type="float">
            <text:p>0.006183</text:p>
          </table:table-cell>
          <table:table-cell table:style-name="Default" office:value-type="float" office:value="-0.023707" calcext:value-type="float">
            <text:p>-0.023707</text:p>
          </table:table-cell>
          <table:table-cell table:style-name="Default" office:value-type="float" office:value="-0.033467" calcext:value-type="float">
            <text:p>-0.03346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4107" calcext:value-type="float">
            <text:p>0.04107</text:p>
          </table:table-cell>
          <table:table-cell table:style-name="Default" office:value-type="float" office:value="1.365262" calcext:value-type="float">
            <text:p>1.365262</text:p>
          </table:table-cell>
          <table:table-cell table:style-name="Default" office:value-type="float" office:value="-0.030672" calcext:value-type="float">
            <text:p>-0.030672</text:p>
          </table:table-cell>
          <table:table-cell table:style-name="Default" office:value-type="float" office:value="0.006462" calcext:value-type="float">
            <text:p>0.006462</text:p>
          </table:table-cell>
          <table:table-cell table:style-name="Default" office:value-type="float" office:value="-0.024049" calcext:value-type="float">
            <text:p>-0.024049</text:p>
          </table:table-cell>
          <table:table-cell table:style-name="Default" office:value-type="float" office:value="-0.033487" calcext:value-type="float">
            <text:p>-0.03348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41372" calcext:value-type="float">
            <text:p>0.041372</text:p>
          </table:table-cell>
          <table:table-cell table:style-name="Default" office:value-type="float" office:value="1.365246" calcext:value-type="float">
            <text:p>1.365246</text:p>
          </table:table-cell>
          <table:table-cell table:style-name="Default" office:value-type="float" office:value="-0.030513" calcext:value-type="float">
            <text:p>-0.030513</text:p>
          </table:table-cell>
          <table:table-cell table:style-name="Default" office:value-type="float" office:value="0.006768" calcext:value-type="float">
            <text:p>0.006768</text:p>
          </table:table-cell>
          <table:table-cell table:style-name="Default" office:value-type="float" office:value="-0.024338" calcext:value-type="float">
            <text:p>-0.024338</text:p>
          </table:table-cell>
          <table:table-cell table:style-name="Default" office:value-type="float" office:value="-0.03349" calcext:value-type="float">
            <text:p>-0.0334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41629" calcext:value-type="float">
            <text:p>0.041629</text:p>
          </table:table-cell>
          <table:table-cell table:style-name="Default" office:value-type="float" office:value="1.365228" calcext:value-type="float">
            <text:p>1.365228</text:p>
          </table:table-cell>
          <table:table-cell table:style-name="Default" office:value-type="float" office:value="-0.030378" calcext:value-type="float">
            <text:p>-0.030378</text:p>
          </table:table-cell>
          <table:table-cell table:style-name="Default" office:value-type="float" office:value="0.007021" calcext:value-type="float">
            <text:p>0.007021</text:p>
          </table:table-cell>
          <table:table-cell table:style-name="Default" office:value-type="float" office:value="-0.024511" calcext:value-type="float">
            <text:p>-0.024511</text:p>
          </table:table-cell>
          <table:table-cell table:style-name="Default" office:value-type="float" office:value="-0.033516" calcext:value-type="float">
            <text:p>-0.03351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41879" calcext:value-type="float">
            <text:p>0.041879</text:p>
          </table:table-cell>
          <table:table-cell table:style-name="Default" office:value-type="float" office:value="1.365248" calcext:value-type="float">
            <text:p>1.365248</text:p>
          </table:table-cell>
          <table:table-cell table:style-name="Default" office:value-type="float" office:value="-0.03024" calcext:value-type="float">
            <text:p>-0.03024</text:p>
          </table:table-cell>
          <table:table-cell table:style-name="Default" office:value-type="float" office:value="0.007258" calcext:value-type="float">
            <text:p>0.007258</text:p>
          </table:table-cell>
          <table:table-cell table:style-name="Default" office:value-type="float" office:value="-0.024591" calcext:value-type="float">
            <text:p>-0.024591</text:p>
          </table:table-cell>
          <table:table-cell table:style-name="Default" office:value-type="float" office:value="-0.033659" calcext:value-type="float">
            <text:p>-0.03365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42135" calcext:value-type="float">
            <text:p>0.042135</text:p>
          </table:table-cell>
          <table:table-cell table:style-name="Default" office:value-type="float" office:value="1.365307" calcext:value-type="float">
            <text:p>1.365307</text:p>
          </table:table-cell>
          <table:table-cell table:style-name="Default" office:value-type="float" office:value="-0.030082" calcext:value-type="float">
            <text:p>-0.030082</text:p>
          </table:table-cell>
          <table:table-cell table:style-name="Default" office:value-type="float" office:value="0.007567" calcext:value-type="float">
            <text:p>0.007567</text:p>
          </table:table-cell>
          <table:table-cell table:style-name="Default" office:value-type="float" office:value="-0.024564" calcext:value-type="float">
            <text:p>-0.024564</text:p>
          </table:table-cell>
          <table:table-cell table:style-name="Default" office:value-type="float" office:value="-0.033664" calcext:value-type="float">
            <text:p>-0.03366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42336" calcext:value-type="float">
            <text:p>0.042336</text:p>
          </table:table-cell>
          <table:table-cell table:style-name="Default" office:value-type="float" office:value="1.365341" calcext:value-type="float">
            <text:p>1.365341</text:p>
          </table:table-cell>
          <table:table-cell table:style-name="Default" office:value-type="float" office:value="-0.029899" calcext:value-type="float">
            <text:p>-0.029899</text:p>
          </table:table-cell>
          <table:table-cell table:style-name="Default" office:value-type="float" office:value="0.007894" calcext:value-type="float">
            <text:p>0.007894</text:p>
          </table:table-cell>
          <table:table-cell table:style-name="Default" office:value-type="float" office:value="-0.024506" calcext:value-type="float">
            <text:p>-0.024506</text:p>
          </table:table-cell>
          <table:table-cell table:style-name="Default" office:value-type="float" office:value="-0.033714" calcext:value-type="float">
            <text:p>-0.03371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42519" calcext:value-type="float">
            <text:p>0.042519</text:p>
          </table:table-cell>
          <table:table-cell table:style-name="Default" office:value-type="float" office:value="1.365379" calcext:value-type="float">
            <text:p>1.365379</text:p>
          </table:table-cell>
          <table:table-cell table:style-name="Default" office:value-type="float" office:value="-0.02971" calcext:value-type="float">
            <text:p>-0.02971</text:p>
          </table:table-cell>
          <table:table-cell table:style-name="Default" office:value-type="float" office:value="0.00808" calcext:value-type="float">
            <text:p>0.00808</text:p>
          </table:table-cell>
          <table:table-cell table:style-name="Default" office:value-type="float" office:value="-0.024342" calcext:value-type="float">
            <text:p>-0.024342</text:p>
          </table:table-cell>
          <table:table-cell table:style-name="Default" office:value-type="float" office:value="-0.033786" calcext:value-type="float">
            <text:p>-0.03378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42717" calcext:value-type="float">
            <text:p>0.042717</text:p>
          </table:table-cell>
          <table:table-cell table:style-name="Default" office:value-type="float" office:value="1.365382" calcext:value-type="float">
            <text:p>1.365382</text:p>
          </table:table-cell>
          <table:table-cell table:style-name="Default" office:value-type="float" office:value="-0.029507" calcext:value-type="float">
            <text:p>-0.029507</text:p>
          </table:table-cell>
          <table:table-cell table:style-name="Default" office:value-type="float" office:value="0.008374" calcext:value-type="float">
            <text:p>0.008374</text:p>
          </table:table-cell>
          <table:table-cell table:style-name="Default" office:value-type="float" office:value="-0.024164" calcext:value-type="float">
            <text:p>-0.024164</text:p>
          </table:table-cell>
          <table:table-cell table:style-name="Default" office:value-type="float" office:value="-0.033749" calcext:value-type="float">
            <text:p>-0.03374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42948" calcext:value-type="float">
            <text:p>0.042948</text:p>
          </table:table-cell>
          <table:table-cell table:style-name="Default" office:value-type="float" office:value="1.365395" calcext:value-type="float">
            <text:p>1.365395</text:p>
          </table:table-cell>
          <table:table-cell table:style-name="Default" office:value-type="float" office:value="-0.029262" calcext:value-type="float">
            <text:p>-0.029262</text:p>
          </table:table-cell>
          <table:table-cell table:style-name="Default" office:value-type="float" office:value="0.008559" calcext:value-type="float">
            <text:p>0.008559</text:p>
          </table:table-cell>
          <table:table-cell table:style-name="Default" office:value-type="float" office:value="-0.023882" calcext:value-type="float">
            <text:p>-0.023882</text:p>
          </table:table-cell>
          <table:table-cell table:style-name="Default" office:value-type="float" office:value="-0.03367" calcext:value-type="float">
            <text:p>-0.0336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43205" calcext:value-type="float">
            <text:p>0.043205</text:p>
          </table:table-cell>
          <table:table-cell table:style-name="Default" office:value-type="float" office:value="1.365396" calcext:value-type="float">
            <text:p>1.365396</text:p>
          </table:table-cell>
          <table:table-cell table:style-name="Default" office:value-type="float" office:value="-0.029006" calcext:value-type="float">
            <text:p>-0.029006</text:p>
          </table:table-cell>
          <table:table-cell table:style-name="Default" office:value-type="float" office:value="0.008743" calcext:value-type="float">
            <text:p>0.008743</text:p>
          </table:table-cell>
          <table:table-cell table:style-name="Default" office:value-type="float" office:value="-0.023557" calcext:value-type="float">
            <text:p>-0.023557</text:p>
          </table:table-cell>
          <table:table-cell table:style-name="Default" office:value-type="float" office:value="-0.033612" calcext:value-type="float">
            <text:p>-0.03361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43407" calcext:value-type="float">
            <text:p>0.043407</text:p>
          </table:table-cell>
          <table:table-cell table:style-name="Default" office:value-type="float" office:value="1.365393" calcext:value-type="float">
            <text:p>1.365393</text:p>
          </table:table-cell>
          <table:table-cell table:style-name="Default" office:value-type="float" office:value="-0.028749" calcext:value-type="float">
            <text:p>-0.028749</text:p>
          </table:table-cell>
          <table:table-cell table:style-name="Default" office:value-type="float" office:value="0.00896" calcext:value-type="float">
            <text:p>0.00896</text:p>
          </table:table-cell>
          <table:table-cell table:style-name="Default" office:value-type="float" office:value="-0.023291" calcext:value-type="float">
            <text:p>-0.023291</text:p>
          </table:table-cell>
          <table:table-cell table:style-name="Default" office:value-type="float" office:value="-0.033599" calcext:value-type="float">
            <text:p>-0.03359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43566" calcext:value-type="float">
            <text:p>0.043566</text:p>
          </table:table-cell>
          <table:table-cell table:style-name="Default" office:value-type="float" office:value="1.365428" calcext:value-type="float">
            <text:p>1.365428</text:p>
          </table:table-cell>
          <table:table-cell table:style-name="Default" office:value-type="float" office:value="-0.02852" calcext:value-type="float">
            <text:p>-0.02852</text:p>
          </table:table-cell>
          <table:table-cell table:style-name="Default" office:value-type="float" office:value="0.009158" calcext:value-type="float">
            <text:p>0.009158</text:p>
          </table:table-cell>
          <table:table-cell table:style-name="Default" office:value-type="float" office:value="-0.023068" calcext:value-type="float">
            <text:p>-0.023068</text:p>
          </table:table-cell>
          <table:table-cell table:style-name="Default" office:value-type="float" office:value="-0.0335" calcext:value-type="float">
            <text:p>-0.033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43718" calcext:value-type="float">
            <text:p>0.043718</text:p>
          </table:table-cell>
          <table:table-cell table:style-name="Default" office:value-type="float" office:value="1.365474" calcext:value-type="float">
            <text:p>1.365474</text:p>
          </table:table-cell>
          <table:table-cell table:style-name="Default" office:value-type="float" office:value="-0.028302" calcext:value-type="float">
            <text:p>-0.028302</text:p>
          </table:table-cell>
          <table:table-cell table:style-name="Default" office:value-type="float" office:value="0.009343" calcext:value-type="float">
            <text:p>0.009343</text:p>
          </table:table-cell>
          <table:table-cell table:style-name="Default" office:value-type="float" office:value="-0.022822" calcext:value-type="float">
            <text:p>-0.022822</text:p>
          </table:table-cell>
          <table:table-cell table:style-name="Default" office:value-type="float" office:value="-0.03352" calcext:value-type="float">
            <text:p>-0.0335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4389" calcext:value-type="float">
            <text:p>0.04389</text:p>
          </table:table-cell>
          <table:table-cell table:style-name="Default" office:value-type="float" office:value="1.365512" calcext:value-type="float">
            <text:p>1.365512</text:p>
          </table:table-cell>
          <table:table-cell table:style-name="Default" office:value-type="float" office:value="-0.02812" calcext:value-type="float">
            <text:p>-0.02812</text:p>
          </table:table-cell>
          <table:table-cell table:style-name="Default" office:value-type="float" office:value="0.009449" calcext:value-type="float">
            <text:p>0.009449</text:p>
          </table:table-cell>
          <table:table-cell table:style-name="Default" office:value-type="float" office:value="-0.02261" calcext:value-type="float">
            <text:p>-0.02261</text:p>
          </table:table-cell>
          <table:table-cell table:style-name="Default" office:value-type="float" office:value="-0.033595" calcext:value-type="float">
            <text:p>-0.03359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44067" calcext:value-type="float">
            <text:p>0.044067</text:p>
          </table:table-cell>
          <table:table-cell table:style-name="Default" office:value-type="float" office:value="1.365508" calcext:value-type="float">
            <text:p>1.365508</text:p>
          </table:table-cell>
          <table:table-cell table:style-name="Default" office:value-type="float" office:value="-0.027942" calcext:value-type="float">
            <text:p>-0.027942</text:p>
          </table:table-cell>
          <table:table-cell table:style-name="Default" office:value-type="float" office:value="0.009593" calcext:value-type="float">
            <text:p>0.009593</text:p>
          </table:table-cell>
          <table:table-cell table:style-name="Default" office:value-type="float" office:value="-0.022519" calcext:value-type="float">
            <text:p>-0.022519</text:p>
          </table:table-cell>
          <table:table-cell table:style-name="Default" office:value-type="float" office:value="-0.033748" calcext:value-type="float">
            <text:p>-0.03374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44264" calcext:value-type="float">
            <text:p>0.044264</text:p>
          </table:table-cell>
          <table:table-cell table:style-name="Default" office:value-type="float" office:value="1.365496" calcext:value-type="float">
            <text:p>1.365496</text:p>
          </table:table-cell>
          <table:table-cell table:style-name="Default" office:value-type="float" office:value="-0.027736" calcext:value-type="float">
            <text:p>-0.027736</text:p>
          </table:table-cell>
          <table:table-cell table:style-name="Default" office:value-type="float" office:value="0.009776" calcext:value-type="float">
            <text:p>0.009776</text:p>
          </table:table-cell>
          <table:table-cell table:style-name="Default" office:value-type="float" office:value="-0.022364" calcext:value-type="float">
            <text:p>-0.022364</text:p>
          </table:table-cell>
          <table:table-cell table:style-name="Default" office:value-type="float" office:value="-0.033868" calcext:value-type="float">
            <text:p>-0.03386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44403" calcext:value-type="float">
            <text:p>0.044403</text:p>
          </table:table-cell>
          <table:table-cell table:style-name="Default" office:value-type="float" office:value="1.365489" calcext:value-type="float">
            <text:p>1.365489</text:p>
          </table:table-cell>
          <table:table-cell table:style-name="Default" office:value-type="float" office:value="-0.027534" calcext:value-type="float">
            <text:p>-0.027534</text:p>
          </table:table-cell>
          <table:table-cell table:style-name="Default" office:value-type="float" office:value="0.009893" calcext:value-type="float">
            <text:p>0.009893</text:p>
          </table:table-cell>
          <table:table-cell table:style-name="Default" office:value-type="float" office:value="-0.022186" calcext:value-type="float">
            <text:p>-0.022186</text:p>
          </table:table-cell>
          <table:table-cell table:style-name="Default" office:value-type="float" office:value="-0.033855" calcext:value-type="float">
            <text:p>-0.03385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44508" calcext:value-type="float">
            <text:p>0.044508</text:p>
          </table:table-cell>
          <table:table-cell table:style-name="Default" office:value-type="float" office:value="1.365478" calcext:value-type="float">
            <text:p>1.365478</text:p>
          </table:table-cell>
          <table:table-cell table:style-name="Default" office:value-type="float" office:value="-0.027337" calcext:value-type="float">
            <text:p>-0.027337</text:p>
          </table:table-cell>
          <table:table-cell table:style-name="Default" office:value-type="float" office:value="0.009976" calcext:value-type="float">
            <text:p>0.009976</text:p>
          </table:table-cell>
          <table:table-cell table:style-name="Default" office:value-type="float" office:value="-0.021894" calcext:value-type="float">
            <text:p>-0.021894</text:p>
          </table:table-cell>
          <table:table-cell table:style-name="Default" office:value-type="float" office:value="-0.033907" calcext:value-type="float">
            <text:p>-0.033907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44565" calcext:value-type="float">
            <text:p>0.044565</text:p>
          </table:table-cell>
          <table:table-cell table:style-name="Default" office:value-type="float" office:value="1.365461" calcext:value-type="float">
            <text:p>1.365461</text:p>
          </table:table-cell>
          <table:table-cell table:style-name="Default" office:value-type="float" office:value="-0.02713" calcext:value-type="float">
            <text:p>-0.02713</text:p>
          </table:table-cell>
          <table:table-cell table:style-name="Default" office:value-type="float" office:value="0.010068" calcext:value-type="float">
            <text:p>0.010068</text:p>
          </table:table-cell>
          <table:table-cell table:style-name="Default" office:value-type="float" office:value="-0.021535" calcext:value-type="float">
            <text:p>-0.021535</text:p>
          </table:table-cell>
          <table:table-cell table:style-name="Default" office:value-type="float" office:value="-0.034122" calcext:value-type="float">
            <text:p>-0.03412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44582" calcext:value-type="float">
            <text:p>0.044582</text:p>
          </table:table-cell>
          <table:table-cell table:style-name="Default" office:value-type="float" office:value="1.365447" calcext:value-type="float">
            <text:p>1.365447</text:p>
          </table:table-cell>
          <table:table-cell table:style-name="Default" office:value-type="float" office:value="-0.026884" calcext:value-type="float">
            <text:p>-0.026884</text:p>
          </table:table-cell>
          <table:table-cell table:style-name="Default" office:value-type="float" office:value="0.010262" calcext:value-type="float">
            <text:p>0.010262</text:p>
          </table:table-cell>
          <table:table-cell table:style-name="Default" office:value-type="float" office:value="-0.021102" calcext:value-type="float">
            <text:p>-0.021102</text:p>
          </table:table-cell>
          <table:table-cell table:style-name="Default" office:value-type="float" office:value="-0.034446" calcext:value-type="float">
            <text:p>-0.03444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45064" calcext:value-type="float">
            <text:p>0.045064</text:p>
          </table:table-cell>
          <table:table-cell table:style-name="Default" office:value-type="float" office:value="1.365423" calcext:value-type="float">
            <text:p>1.365423</text:p>
          </table:table-cell>
          <table:table-cell table:style-name="Default" office:value-type="float" office:value="-0.026307" calcext:value-type="float">
            <text:p>-0.026307</text:p>
          </table:table-cell>
          <table:table-cell table:style-name="Default" office:value-type="float" office:value="0.011486" calcext:value-type="float">
            <text:p>0.011486</text:p>
          </table:table-cell>
          <table:table-cell table:style-name="Default" office:value-type="float" office:value="-0.021251" calcext:value-type="float">
            <text:p>-0.021251</text:p>
          </table:table-cell>
          <table:table-cell table:style-name="Default" office:value-type="float" office:value="-0.03751" calcext:value-type="float">
            <text:p>-0.0375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45008" calcext:value-type="float">
            <text:p>0.045008</text:p>
          </table:table-cell>
          <table:table-cell table:style-name="Default" office:value-type="float" office:value="1.365438" calcext:value-type="float">
            <text:p>1.365438</text:p>
          </table:table-cell>
          <table:table-cell table:style-name="Default" office:value-type="float" office:value="-0.02606" calcext:value-type="float">
            <text:p>-0.02606</text:p>
          </table:table-cell>
          <table:table-cell table:style-name="Default" office:value-type="float" office:value="0.011507" calcext:value-type="float">
            <text:p>0.011507</text:p>
          </table:table-cell>
          <table:table-cell table:style-name="Default" office:value-type="float" office:value="-0.0208" calcext:value-type="float">
            <text:p>-0.0208</text:p>
          </table:table-cell>
          <table:table-cell table:style-name="Default" office:value-type="float" office:value="-0.037415" calcext:value-type="float">
            <text:p>-0.037415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44928" calcext:value-type="float">
            <text:p>0.044928</text:p>
          </table:table-cell>
          <table:table-cell table:style-name="Default" office:value-type="float" office:value="1.365434" calcext:value-type="float">
            <text:p>1.365434</text:p>
          </table:table-cell>
          <table:table-cell table:style-name="Default" office:value-type="float" office:value="-0.025816" calcext:value-type="float">
            <text:p>-0.025816</text:p>
          </table:table-cell>
          <table:table-cell table:style-name="Default" office:value-type="float" office:value="0.01157" calcext:value-type="float">
            <text:p>0.01157</text:p>
          </table:table-cell>
          <table:table-cell table:style-name="Default" office:value-type="float" office:value="-0.02047" calcext:value-type="float">
            <text:p>-0.02047</text:p>
          </table:table-cell>
          <table:table-cell table:style-name="Default" office:value-type="float" office:value="-0.03729" calcext:value-type="float">
            <text:p>-0.0372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44841" calcext:value-type="float">
            <text:p>0.044841</text:p>
          </table:table-cell>
          <table:table-cell table:style-name="Default" office:value-type="float" office:value="1.365402" calcext:value-type="float">
            <text:p>1.365402</text:p>
          </table:table-cell>
          <table:table-cell table:style-name="Default" office:value-type="float" office:value="-0.025582" calcext:value-type="float">
            <text:p>-0.025582</text:p>
          </table:table-cell>
          <table:table-cell table:style-name="Default" office:value-type="float" office:value="0.011643" calcext:value-type="float">
            <text:p>0.011643</text:p>
          </table:table-cell>
          <table:table-cell table:style-name="Default" office:value-type="float" office:value="-0.020184" calcext:value-type="float">
            <text:p>-0.020184</text:p>
          </table:table-cell>
          <table:table-cell table:style-name="Default" office:value-type="float" office:value="-0.037209" calcext:value-type="float">
            <text:p>-0.03720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44739" calcext:value-type="float">
            <text:p>0.044739</text:p>
          </table:table-cell>
          <table:table-cell table:style-name="Default" office:value-type="float" office:value="1.365385" calcext:value-type="float">
            <text:p>1.365385</text:p>
          </table:table-cell>
          <table:table-cell table:style-name="Default" office:value-type="float" office:value="-0.025373" calcext:value-type="float">
            <text:p>-0.025373</text:p>
          </table:table-cell>
          <table:table-cell table:style-name="Default" office:value-type="float" office:value="0.011607" calcext:value-type="float">
            <text:p>0.011607</text:p>
          </table:table-cell>
          <table:table-cell table:style-name="Default" office:value-type="float" office:value="-0.020026" calcext:value-type="float">
            <text:p>-0.020026</text:p>
          </table:table-cell>
          <table:table-cell table:style-name="Default" office:value-type="float" office:value="-0.037219" calcext:value-type="float">
            <text:p>-0.03721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44617" calcext:value-type="float">
            <text:p>0.044617</text:p>
          </table:table-cell>
          <table:table-cell table:style-name="Default" office:value-type="float" office:value="1.365394" calcext:value-type="float">
            <text:p>1.365394</text:p>
          </table:table-cell>
          <table:table-cell table:style-name="Default" office:value-type="float" office:value="-0.025173" calcext:value-type="float">
            <text:p>-0.025173</text:p>
          </table:table-cell>
          <table:table-cell table:style-name="Default" office:value-type="float" office:value="0.011589" calcext:value-type="float">
            <text:p>0.011589</text:p>
          </table:table-cell>
          <table:table-cell table:style-name="Default" office:value-type="float" office:value="-0.019832" calcext:value-type="float">
            <text:p>-0.019832</text:p>
          </table:table-cell>
          <table:table-cell table:style-name="Default" office:value-type="float" office:value="-0.037222" calcext:value-type="float">
            <text:p>-0.03722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44448" calcext:value-type="float">
            <text:p>0.044448</text:p>
          </table:table-cell>
          <table:table-cell table:style-name="Default" office:value-type="float" office:value="1.365422" calcext:value-type="float">
            <text:p>1.365422</text:p>
          </table:table-cell>
          <table:table-cell table:style-name="Default" office:value-type="float" office:value="-0.024988" calcext:value-type="float">
            <text:p>-0.024988</text:p>
          </table:table-cell>
          <table:table-cell table:style-name="Default" office:value-type="float" office:value="0.011567" calcext:value-type="float">
            <text:p>0.011567</text:p>
          </table:table-cell>
          <table:table-cell table:style-name="Default" office:value-type="float" office:value="-0.019808" calcext:value-type="float">
            <text:p>-0.019808</text:p>
          </table:table-cell>
          <table:table-cell table:style-name="Default" office:value-type="float" office:value="-0.037312" calcext:value-type="float">
            <text:p>-0.03731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44229" calcext:value-type="float">
            <text:p>0.044229</text:p>
          </table:table-cell>
          <table:table-cell table:style-name="Default" office:value-type="float" office:value="1.365428" calcext:value-type="float">
            <text:p>1.365428</text:p>
          </table:table-cell>
          <table:table-cell table:style-name="Default" office:value-type="float" office:value="-0.024802" calcext:value-type="float">
            <text:p>-0.024802</text:p>
          </table:table-cell>
          <table:table-cell table:style-name="Default" office:value-type="float" office:value="0.011572" calcext:value-type="float">
            <text:p>0.011572</text:p>
          </table:table-cell>
          <table:table-cell table:style-name="Default" office:value-type="float" office:value="-0.019853" calcext:value-type="float">
            <text:p>-0.019853</text:p>
          </table:table-cell>
          <table:table-cell table:style-name="Default" office:value-type="float" office:value="-0.03752" calcext:value-type="float">
            <text:p>-0.03752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43976" calcext:value-type="float">
            <text:p>0.043976</text:p>
          </table:table-cell>
          <table:table-cell table:style-name="Default" office:value-type="float" office:value="1.365436" calcext:value-type="float">
            <text:p>1.365436</text:p>
          </table:table-cell>
          <table:table-cell table:style-name="Default" office:value-type="float" office:value="-0.024642" calcext:value-type="float">
            <text:p>-0.024642</text:p>
          </table:table-cell>
          <table:table-cell table:style-name="Default" office:value-type="float" office:value="0.011463" calcext:value-type="float">
            <text:p>0.011463</text:p>
          </table:table-cell>
          <table:table-cell table:style-name="Default" office:value-type="float" office:value="-0.019892" calcext:value-type="float">
            <text:p>-0.019892</text:p>
          </table:table-cell>
          <table:table-cell table:style-name="Default" office:value-type="float" office:value="-0.037663" calcext:value-type="float">
            <text:p>-0.03766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43684" calcext:value-type="float">
            <text:p>0.043684</text:p>
          </table:table-cell>
          <table:table-cell table:style-name="Default" office:value-type="float" office:value="1.365424" calcext:value-type="float">
            <text:p>1.365424</text:p>
          </table:table-cell>
          <table:table-cell table:style-name="Default" office:value-type="float" office:value="-0.024473" calcext:value-type="float">
            <text:p>-0.024473</text:p>
          </table:table-cell>
          <table:table-cell table:style-name="Default" office:value-type="float" office:value="0.011417" calcext:value-type="float">
            <text:p>0.011417</text:p>
          </table:table-cell>
          <table:table-cell table:style-name="Default" office:value-type="float" office:value="-0.019985" calcext:value-type="float">
            <text:p>-0.019985</text:p>
          </table:table-cell>
          <table:table-cell table:style-name="Default" office:value-type="float" office:value="-0.037734" calcext:value-type="float">
            <text:p>-0.03773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43347" calcext:value-type="float">
            <text:p>0.043347</text:p>
          </table:table-cell>
          <table:table-cell table:style-name="Default" office:value-type="float" office:value="1.365418" calcext:value-type="float">
            <text:p>1.365418</text:p>
          </table:table-cell>
          <table:table-cell table:style-name="Default" office:value-type="float" office:value="-0.02431" calcext:value-type="float">
            <text:p>-0.02431</text:p>
          </table:table-cell>
          <table:table-cell table:style-name="Default" office:value-type="float" office:value="0.01138" calcext:value-type="float">
            <text:p>0.01138</text:p>
          </table:table-cell>
          <table:table-cell table:style-name="Default" office:value-type="float" office:value="-0.019988" calcext:value-type="float">
            <text:p>-0.019988</text:p>
          </table:table-cell>
          <table:table-cell table:style-name="Default" office:value-type="float" office:value="-0.03786" calcext:value-type="float">
            <text:p>-0.0378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42959" calcext:value-type="float">
            <text:p>0.042959</text:p>
          </table:table-cell>
          <table:table-cell table:style-name="Default" office:value-type="float" office:value="1.365437" calcext:value-type="float">
            <text:p>1.365437</text:p>
          </table:table-cell>
          <table:table-cell table:style-name="Default" office:value-type="float" office:value="-0.024128" calcext:value-type="float">
            <text:p>-0.024128</text:p>
          </table:table-cell>
          <table:table-cell table:style-name="Default" office:value-type="float" office:value="0.011347" calcext:value-type="float">
            <text:p>0.011347</text:p>
          </table:table-cell>
          <table:table-cell table:style-name="Default" office:value-type="float" office:value="-0.019957" calcext:value-type="float">
            <text:p>-0.019957</text:p>
          </table:table-cell>
          <table:table-cell table:style-name="Default" office:value-type="float" office:value="-0.037923" calcext:value-type="float">
            <text:p>-0.037923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42502" calcext:value-type="float">
            <text:p>0.042502</text:p>
          </table:table-cell>
          <table:table-cell table:style-name="Default" office:value-type="float" office:value="1.365463" calcext:value-type="float">
            <text:p>1.365463</text:p>
          </table:table-cell>
          <table:table-cell table:style-name="Default" office:value-type="float" office:value="-0.023942" calcext:value-type="float">
            <text:p>-0.023942</text:p>
          </table:table-cell>
          <table:table-cell table:style-name="Default" office:value-type="float" office:value="0.011321" calcext:value-type="float">
            <text:p>0.011321</text:p>
          </table:table-cell>
          <table:table-cell table:style-name="Default" office:value-type="float" office:value="-0.019942" calcext:value-type="float">
            <text:p>-0.019942</text:p>
          </table:table-cell>
          <table:table-cell table:style-name="Default" office:value-type="float" office:value="-0.038116" calcext:value-type="float">
            <text:p>-0.03811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42048" calcext:value-type="float">
            <text:p>0.042048</text:p>
          </table:table-cell>
          <table:table-cell table:style-name="Default" office:value-type="float" office:value="1.365508" calcext:value-type="float">
            <text:p>1.365508</text:p>
          </table:table-cell>
          <table:table-cell table:style-name="Default" office:value-type="float" office:value="-0.02374" calcext:value-type="float">
            <text:p>-0.02374</text:p>
          </table:table-cell>
          <table:table-cell table:style-name="Default" office:value-type="float" office:value="0.011275" calcext:value-type="float">
            <text:p>0.011275</text:p>
          </table:table-cell>
          <table:table-cell table:style-name="Default" office:value-type="float" office:value="-0.02004" calcext:value-type="float">
            <text:p>-0.02004</text:p>
          </table:table-cell>
          <table:table-cell table:style-name="Default" office:value-type="float" office:value="-0.038314" calcext:value-type="float">
            <text:p>-0.03831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41543" calcext:value-type="float">
            <text:p>0.041543</text:p>
          </table:table-cell>
          <table:table-cell table:style-name="Default" office:value-type="float" office:value="1.365542" calcext:value-type="float">
            <text:p>1.365542</text:p>
          </table:table-cell>
          <table:table-cell table:style-name="Default" office:value-type="float" office:value="-0.023531" calcext:value-type="float">
            <text:p>-0.023531</text:p>
          </table:table-cell>
          <table:table-cell table:style-name="Default" office:value-type="float" office:value="0.011267" calcext:value-type="float">
            <text:p>0.011267</text:p>
          </table:table-cell>
          <table:table-cell table:style-name="Default" office:value-type="float" office:value="-0.020003" calcext:value-type="float">
            <text:p>-0.020003</text:p>
          </table:table-cell>
          <table:table-cell table:style-name="Default" office:value-type="float" office:value="-0.038398" calcext:value-type="float">
            <text:p>-0.038398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41046" calcext:value-type="float">
            <text:p>0.041046</text:p>
          </table:table-cell>
          <table:table-cell table:style-name="Default" office:value-type="float" office:value="1.365581" calcext:value-type="float">
            <text:p>1.365581</text:p>
          </table:table-cell>
          <table:table-cell table:style-name="Default" office:value-type="float" office:value="-0.023353" calcext:value-type="float">
            <text:p>-0.023353</text:p>
          </table:table-cell>
          <table:table-cell table:style-name="Default" office:value-type="float" office:value="0.011234" calcext:value-type="float">
            <text:p>0.011234</text:p>
          </table:table-cell>
          <table:table-cell table:style-name="Default" office:value-type="float" office:value="-0.020082" calcext:value-type="float">
            <text:p>-0.020082</text:p>
          </table:table-cell>
          <table:table-cell table:style-name="Default" office:value-type="float" office:value="-0.038909" calcext:value-type="float">
            <text:p>-0.03890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40542" calcext:value-type="float">
            <text:p>0.040542</text:p>
          </table:table-cell>
          <table:table-cell table:style-name="Default" office:value-type="float" office:value="1.365644" calcext:value-type="float">
            <text:p>1.365644</text:p>
          </table:table-cell>
          <table:table-cell table:style-name="Default" office:value-type="float" office:value="-0.023182" calcext:value-type="float">
            <text:p>-0.023182</text:p>
          </table:table-cell>
          <table:table-cell table:style-name="Default" office:value-type="float" office:value="0.011049" calcext:value-type="float">
            <text:p>0.011049</text:p>
          </table:table-cell>
          <table:table-cell table:style-name="Default" office:value-type="float" office:value="-0.020133" calcext:value-type="float">
            <text:p>-0.020133</text:p>
          </table:table-cell>
          <table:table-cell table:style-name="Default" office:value-type="float" office:value="-0.039334" calcext:value-type="float">
            <text:p>-0.03933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39987" calcext:value-type="float">
            <text:p>0.039987</text:p>
          </table:table-cell>
          <table:table-cell table:style-name="Default" office:value-type="float" office:value="1.365717" calcext:value-type="float">
            <text:p>1.365717</text:p>
          </table:table-cell>
          <table:table-cell table:style-name="Default" office:value-type="float" office:value="-0.023012" calcext:value-type="float">
            <text:p>-0.023012</text:p>
          </table:table-cell>
          <table:table-cell table:style-name="Default" office:value-type="float" office:value="0.010903" calcext:value-type="float">
            <text:p>0.010903</text:p>
          </table:table-cell>
          <table:table-cell table:style-name="Default" office:value-type="float" office:value="-0.020124" calcext:value-type="float">
            <text:p>-0.020124</text:p>
          </table:table-cell>
          <table:table-cell table:style-name="Default" office:value-type="float" office:value="-0.039699" calcext:value-type="float">
            <text:p>-0.03969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39455" calcext:value-type="float">
            <text:p>0.039455</text:p>
          </table:table-cell>
          <table:table-cell table:style-name="Default" office:value-type="float" office:value="1.365761" calcext:value-type="float">
            <text:p>1.365761</text:p>
          </table:table-cell>
          <table:table-cell table:style-name="Default" office:value-type="float" office:value="-0.022824" calcext:value-type="float">
            <text:p>-0.022824</text:p>
          </table:table-cell>
          <table:table-cell table:style-name="Default" office:value-type="float" office:value="0.010902" calcext:value-type="float">
            <text:p>0.010902</text:p>
          </table:table-cell>
          <table:table-cell table:style-name="Default" office:value-type="float" office:value="-0.020214" calcext:value-type="float">
            <text:p>-0.020214</text:p>
          </table:table-cell>
          <table:table-cell table:style-name="Default" office:value-type="float" office:value="-0.040044" calcext:value-type="float">
            <text:p>-0.04004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3891" calcext:value-type="float">
            <text:p>0.03891</text:p>
          </table:table-cell>
          <table:table-cell table:style-name="Default" office:value-type="float" office:value="1.365821" calcext:value-type="float">
            <text:p>1.365821</text:p>
          </table:table-cell>
          <table:table-cell table:style-name="Default" office:value-type="float" office:value="-0.02267" calcext:value-type="float">
            <text:p>-0.02267</text:p>
          </table:table-cell>
          <table:table-cell table:style-name="Default" office:value-type="float" office:value="0.010797" calcext:value-type="float">
            <text:p>0.010797</text:p>
          </table:table-cell>
          <table:table-cell table:style-name="Default" office:value-type="float" office:value="-0.020132" calcext:value-type="float">
            <text:p>-0.020132</text:p>
          </table:table-cell>
          <table:table-cell table:style-name="Default" office:value-type="float" office:value="-0.040351" calcext:value-type="float">
            <text:p>-0.04035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38381" calcext:value-type="float">
            <text:p>0.038381</text:p>
          </table:table-cell>
          <table:table-cell table:style-name="Default" office:value-type="float" office:value="1.365845" calcext:value-type="float">
            <text:p>1.365845</text:p>
          </table:table-cell>
          <table:table-cell table:style-name="Default" office:value-type="float" office:value="-0.022476" calcext:value-type="float">
            <text:p>-0.022476</text:p>
          </table:table-cell>
          <table:table-cell table:style-name="Default" office:value-type="float" office:value="0.010734" calcext:value-type="float">
            <text:p>0.010734</text:p>
          </table:table-cell>
          <table:table-cell table:style-name="Default" office:value-type="float" office:value="-0.019985" calcext:value-type="float">
            <text:p>-0.019985</text:p>
          </table:table-cell>
          <table:table-cell table:style-name="Default" office:value-type="float" office:value="-0.040724" calcext:value-type="float">
            <text:p>-0.040724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3779" calcext:value-type="float">
            <text:p>0.03779</text:p>
          </table:table-cell>
          <table:table-cell table:style-name="Default" office:value-type="float" office:value="1.365883" calcext:value-type="float">
            <text:p>1.365883</text:p>
          </table:table-cell>
          <table:table-cell table:style-name="Default" office:value-type="float" office:value="-0.022242" calcext:value-type="float">
            <text:p>-0.022242</text:p>
          </table:table-cell>
          <table:table-cell table:style-name="Default" office:value-type="float" office:value="0.010841" calcext:value-type="float">
            <text:p>0.010841</text:p>
          </table:table-cell>
          <table:table-cell table:style-name="Default" office:value-type="float" office:value="-0.019693" calcext:value-type="float">
            <text:p>-0.019693</text:p>
          </table:table-cell>
          <table:table-cell table:style-name="Default" office:value-type="float" office:value="-0.040986" calcext:value-type="float">
            <text:p>-0.040986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36697" calcext:value-type="float">
            <text:p>0.036697</text:p>
          </table:table-cell>
          <table:table-cell table:style-name="Default" office:value-type="float" office:value="1.365994" calcext:value-type="float">
            <text:p>1.365994</text:p>
          </table:table-cell>
          <table:table-cell table:style-name="Default" office:value-type="float" office:value="-0.022333" calcext:value-type="float">
            <text:p>-0.022333</text:p>
          </table:table-cell>
          <table:table-cell table:style-name="Default" office:value-type="float" office:value="0.009771" calcext:value-type="float">
            <text:p>0.009771</text:p>
          </table:table-cell>
          <table:table-cell table:style-name="Default" office:value-type="float" office:value="-0.018863" calcext:value-type="float">
            <text:p>-0.018863</text:p>
          </table:table-cell>
          <table:table-cell table:style-name="Default" office:value-type="float" office:value="-0.038119" calcext:value-type="float">
            <text:p>-0.03811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office:value-type="float" office:value="0.036417" calcext:value-type="float">
            <text:p>0.036417</text:p>
          </table:table-cell>
          <table:table-cell table:style-name="Default" office:value-type="float" office:value="1.366033" calcext:value-type="float">
            <text:p>1.366033</text:p>
          </table:table-cell>
          <table:table-cell table:style-name="Default" office:value-type="float" office:value="-0.022208" calcext:value-type="float">
            <text:p>-0.022208</text:p>
          </table:table-cell>
          <table:table-cell table:style-name="Default" office:value-type="float" office:value="0.009764" calcext:value-type="float">
            <text:p>0.009764</text:p>
          </table:table-cell>
          <table:table-cell table:style-name="Default" office:value-type="float" office:value="-0.018731" calcext:value-type="float">
            <text:p>-0.018731</text:p>
          </table:table-cell>
          <table:table-cell table:style-name="Default" office:value-type="float" office:value="-0.038213" calcext:value-type="float">
            <text:p>-0.038213</text:p>
          </table:table-cell>
          <table:table-cell table:style-name="Default" table:number-columns-repeated="6"/>
          <table:table-cell table:number-columns-repeated="1012"/>
        </table:table-row>
        <table:table-row table:style-name="ro1" table:number-rows-repeated="22">
          <table:table-cell table:style-name="Default" table:number-columns-repeated="12"/>
          <table:table-cell table:number-columns-repeated="1012"/>
        </table:table-row>
        <table:table-row table:style-name="ro1" table:number-rows-repeated="13">
          <table:table-cell table:style-name="Default" table:number-columns-repeated="6"/>
          <table:table-cell table:number-columns-repeated="1018"/>
        </table:table-row>
        <table:table-row table:style-name="ro1" table:number-rows-repeated="10481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orso" table:style-name="ta2">
        <table:shapes>
          <draw:frame draw:z-index="0" draw:name="Gráfico 1" draw:style-name="gr1" svg:width="4.552in" svg:height="2.6051in" svg:x="13.513in" svg:y="0.2713in">
            <draw:object draw:notify-on-update-of-ranges="Torso.A1:Torso.A1 Torso.A2:Torso.A285 Torso.H1:Torso.H1 Torso.H110:Torso.H400 Torso.O1:Torso.O1 Torso.O130:Torso.O40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name="Gráfico 2" draw:style-name="gr1" svg:width="4.5854in" svg:height="2.6815in" svg:x="13.4638in" svg:y="3.0213in">
            <draw:object draw:notify-on-update-of-ranges="Torso.B1:Torso.B1 Torso.B2:Torso.B285 Torso.J1:Torso.J1 Torso.J100:Torso.J400 Torso.P1:Torso.P1 Torso.P150:Torso.P403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name="Gráfico 3" draw:style-name="gr1" svg:width="4.6276in" svg:height="2.6634in" svg:x="13.4488in" svg:y="5.8646in">
            <draw:object draw:notify-on-update-of-ranges="Torso.C1:Torso.C1 Torso.C2:Torso.C285 Torso.I1:Torso.I1 Torso.I100:Torso.I400 Torso.Q1:Torso.Q1 Torso.Q140:Torso.Q403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name="Gráfico 1" draw:style-name="gr1" svg:width="4.552in" svg:height="2.6051in" svg:x="18.3512in" svg:y="0.2835in">
            <draw:object draw:notify-on-update-of-ranges="Torso.D1:Torso.D1 Torso.D2:Torso.D285 Torso.K1:Torso.K1 Torso.K60:Torso.K350 Torso.R1:Torso.R1 Torso.R130:Torso.R403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name="Gráfico 2" draw:style-name="gr1" svg:width="4.5854in" svg:height="2.6815in" svg:x="18.3248in" svg:y="3.0693in">
            <draw:object draw:notify-on-update-of-ranges="Torso.E1:Torso.E1 Torso.E2:Torso.E285 Torso.M1:Torso.M1 Torso.M100:Torso.M440 Torso.P1:Torso.P1 Torso.P150:Torso.P403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name="Gráfico 3" draw:style-name="gr1" svg:width="4.6472in" svg:height="2.6634in" svg:x="18.2949in" svg:y="5.8528in">
            <draw:object draw:notify-on-update-of-ranges="Torso.F1:Torso.F1 Torso.F2:Torso.F285 Torso.L1:Torso.L1 Torso.L100:Torso.L400 Torso.Q1:Torso.Q1 Torso.Q140:Torso.Q403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8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number-columns-repeated="2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5" table:default-cell-style-name="ce1"/>
        <table:table-column table:style-name="co18" table:default-cell-style-name="ce1"/>
        <table:table-column table:style-name="co19" table:number-columns-repeated="2" table:default-cell-style-name="ce1"/>
        <table:table-column table:style-name="co20" table:default-cell-style-name="ce1"/>
        <table:table-column table:style-name="co3" table:number-columns-repeated="1000" table:default-cell-style-name="ce1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X Nao</text:p>
          </table:table-cell>
          <table:table-cell office:value-type="string" calcext:value-type="string">
            <text:p>Y Nao</text:p>
          </table:table-cell>
          <table:table-cell office:value-type="string" calcext:value-type="string">
            <text:p>Z Nao</text:p>
          </table:table-cell>
          <table:table-cell table:style-name="Default" office:value-type="string" calcext:value-type="string">
            <text:p>wX Nao</text:p>
          </table:table-cell>
          <table:table-cell table:style-name="Default" office:value-type="string" calcext:value-type="string">
            <text:p>wY Nao</text:p>
          </table:table-cell>
          <table:table-cell table:style-name="Default" office:value-type="string" calcext:value-type="string">
            <text:p>wZ Nao</text:p>
          </table:table-cell>
          <table:table-cell/>
          <table:table-cell office:value-type="string" calcext:value-type="string">
            <text:p>X MoCap</text:p>
          </table:table-cell>
          <table:table-cell office:value-type="string" calcext:value-type="string">
            <text:p>Z MoCap (Y)</text:p>
          </table:table-cell>
          <table:table-cell office:value-type="string" calcext:value-type="string">
            <text:p>Y MoCap (Z)</text:p>
          </table:table-cell>
          <table:table-cell office:value-type="string" calcext:value-type="string">
            <text:p>wX MoCap</text:p>
          </table:table-cell>
          <table:table-cell office:value-type="string" calcext:value-type="string">
            <text:p>wZ MoCap (Y)</text:p>
          </table:table-cell>
          <table:table-cell office:value-type="string" calcext:value-type="string">
            <text:p>wY MoCap (Z)</text:p>
          </table:table-cell>
          <table:table-cell/>
          <table:table-cell office:value-type="string" calcext:value-type="string">
            <text:p>X Corr</text:p>
          </table:table-cell>
          <table:table-cell office:value-type="string" calcext:value-type="string">
            <text:p>Y Corr</text:p>
          </table:table-cell>
          <table:table-cell office:value-type="string" calcext:value-type="string">
            <text:p>Z Corr</text:p>
          </table:table-cell>
          <table:table-cell office:value-type="string" calcext:value-type="string">
            <text:p>wX Corr</text:p>
          </table:table-cell>
          <table:table-cell office:value-type="string" calcext:value-type="string">
            <text:p>wY Corr</text:p>
          </table:table-cell>
          <table:table-cell office:value-type="string" calcext:value-type="string">
            <text:p>wZ Corr</text:p>
          </table:table-cell>
          <table:table-cell table:number-columns-repeated="1004"/>
        </table:table-row>
        <table:table-row table:style-name="ro1">
          <table:table-cell table:formula="of:=[Datos_Nao.A2]" office:value-type="float" office:value="-0.00861632823944092" calcext:value-type="float">
            <text:p>-0.0086163282</text:p>
          </table:table-cell>
          <table:table-cell table:formula="of:=[Datos_Nao.B2]" office:value-type="float" office:value="-0.0122712831944227" calcext:value-type="float">
            <text:p>-0.0122712832</text:p>
          </table:table-cell>
          <table:table-cell table:formula="of:=[Datos_Nao.C2]" office:value-type="float" office:value="0.32926619052887" calcext:value-type="float">
            <text:p>0.3292661905</text:p>
          </table:table-cell>
          <table:table-cell table:formula="of:=[Datos_Nao.D2]" office:value-type="float" office:value="0.0319020003080368" calcext:value-type="float">
            <text:p>0.0319020003</text:p>
          </table:table-cell>
          <table:table-cell table:formula="of:=[Datos_Nao.E2]" office:value-type="float" office:value="-0.00153218524064869" calcext:value-type="float">
            <text:p>-0.0015321852</text:p>
          </table:table-cell>
          <table:table-cell table:formula="of:=[Datos_Nao.F2]" office:value-type="float" office:value="-0.000244131602812558" calcext:value-type="float">
            <text:p>-0.0002441316</text:p>
          </table:table-cell>
          <table:table-cell/>
          <table:table-cell table:formula="of:=[Datos_MoCap.A2]" office:value-type="float" office:value="0.068078" calcext:value-type="float">
            <text:p>0.068078</text:p>
          </table:table-cell>
          <table:table-cell table:formula="of:=[Datos_MoCap.B2]" office:value-type="float" office:value="1.36365" calcext:value-type="float">
            <text:p>1.36365</text:p>
          </table:table-cell>
          <table:table-cell table:formula="of:=[Datos_MoCap.C2]" office:value-type="float" office:value="0.000009" calcext:value-type="float">
            <text:p>0.000009</text:p>
          </table:table-cell>
          <table:table-cell table:formula="of:=[Datos_MoCap.D2]" office:value-type="float" office:value="-0.001026" calcext:value-type="float">
            <text:p>-0.001026</text:p>
          </table:table-cell>
          <table:table-cell table:formula="of:=[Datos_MoCap.F2]" office:value-type="float" office:value="-0.005324" calcext:value-type="float">
            <text:p>-0.005324</text:p>
          </table:table-cell>
          <table:table-cell table:formula="of:=[Datos_MoCap.E2]" office:value-type="float" office:value="-0.00179" calcext:value-type="float">
            <text:p>-0.00179</text:p>
          </table:table-cell>
          <table:table-cell/>
          <table:table-cell table:formula="of:=([.#REF!2]^2)*(0.178)+([.#REF!2])*(0.352)-0.013" office:value-type="string" office:string-value="" calcext:value-type="error">
            <text:p>#REF!</text:p>
          </table:table-cell>
          <table:table-cell table:formula="of:=([.J2]^2)*(-0.89)+([.J2])*(-0.633)-0.245" office:value-type="float" office:value="-0.24500569707209" calcext:value-type="float">
            <text:p>-0.2450056971</text:p>
          </table:table-cell>
          <table:table-cell table:formula="of:=([.I2]^2)*(-0.189)+([.I2])*(0.905)-0.392" office:value-type="float" office:value="0.4906499400475" calcext:value-type="float">
            <text:p>0.49064994</text:p>
          </table:table-cell>
          <table:table-cell table:number-columns-repeated="1007"/>
        </table:table-row>
        <table:table-row table:style-name="ro1">
          <table:table-cell table:formula="of:=[Datos_Nao.A3]" office:value-type="float" office:value="-0.00906942971050739" calcext:value-type="float">
            <text:p>-0.0090694297</text:p>
          </table:table-cell>
          <table:table-cell table:formula="of:=[Datos_Nao.B3]" office:value-type="float" office:value="-0.0134379602968693" calcext:value-type="float">
            <text:p>-0.0134379603</text:p>
          </table:table-cell>
          <table:table-cell table:formula="of:=[Datos_Nao.C3]" office:value-type="float" office:value="0.329269051551819" calcext:value-type="float">
            <text:p>0.3292690516</text:p>
          </table:table-cell>
          <table:table-cell table:formula="of:=[Datos_Nao.D3]" office:value-type="float" office:value="0.029070571064949" calcext:value-type="float">
            <text:p>0.0290705711</text:p>
          </table:table-cell>
          <table:table-cell table:formula="of:=[Datos_Nao.E3]" office:value-type="float" office:value="-0.00238154199905694" calcext:value-type="float">
            <text:p>-0.002381542</text:p>
          </table:table-cell>
          <table:table-cell table:formula="of:=[Datos_Nao.F3]" office:value-type="float" office:value="-0.00153501832392067" calcext:value-type="float">
            <text:p>-0.0015350183</text:p>
          </table:table-cell>
          <table:table-cell/>
          <table:table-cell table:formula="of:=[Datos_MoCap.A3]" office:value-type="float" office:value="0.068286" calcext:value-type="float">
            <text:p>0.068286</text:p>
          </table:table-cell>
          <table:table-cell table:formula="of:=[Datos_MoCap.B3]" office:value-type="float" office:value="1.363697" calcext:value-type="float">
            <text:p>1.363697</text:p>
          </table:table-cell>
          <table:table-cell table:formula="of:=[Datos_MoCap.C3]" office:value-type="float" office:value="-0.000208" calcext:value-type="float">
            <text:p>-0.000208</text:p>
          </table:table-cell>
          <table:table-cell table:formula="of:=[Datos_MoCap.D3]" office:value-type="float" office:value="-0.000666" calcext:value-type="float">
            <text:p>-0.000666</text:p>
          </table:table-cell>
          <table:table-cell table:formula="of:=[Datos_MoCap.F3]" office:value-type="float" office:value="-0.005354" calcext:value-type="float">
            <text:p>-0.005354</text:p>
          </table:table-cell>
          <table:table-cell table:formula="of:=[Datos_MoCap.E3]" office:value-type="float" office:value="-0.001661" calcext:value-type="float">
            <text:p>-0.001661</text:p>
          </table:table-cell>
          <table:table-cell/>
          <table:table-cell table:formula="of:=([.#REF!3]^2)*(0.178)+([.#REF!3])*(0.352)-0.013" office:value-type="string" office:string-value="" calcext:value-type="error">
            <text:p>#REF!</text:p>
          </table:table-cell>
          <table:table-cell table:formula="of:=([.J3]^2)*(-0.89)+([.J3])*(-0.633)-0.245" office:value-type="float" office:value="-0.24486837450496" calcext:value-type="float">
            <text:p>-0.2448683745</text:p>
          </table:table-cell>
          <table:table-cell table:formula="of:=([.I3]^2)*(-0.189)+([.I3])*(0.905)-0.392" office:value-type="float" office:value="0.490668248024099" calcext:value-type="float">
            <text:p>0.490668248</text:p>
          </table:table-cell>
          <table:table-cell table:number-columns-repeated="1007"/>
        </table:table-row>
        <table:table-row table:style-name="ro1">
          <table:table-cell table:formula="of:=[Datos_Nao.A4]" office:value-type="float" office:value="-0.00940656941384077" calcext:value-type="float">
            <text:p>-0.0094065694</text:p>
          </table:table-cell>
          <table:table-cell table:formula="of:=[Datos_Nao.B4]" office:value-type="float" office:value="-0.0142315151169896" calcext:value-type="float">
            <text:p>-0.0142315151</text:p>
          </table:table-cell>
          <table:table-cell table:formula="of:=[Datos_Nao.C4]" office:value-type="float" office:value="0.329267024993896" calcext:value-type="float">
            <text:p>0.329267025</text:p>
          </table:table-cell>
          <table:table-cell table:formula="of:=[Datos_Nao.D4]" office:value-type="float" office:value="0.0269170813262463" calcext:value-type="float">
            <text:p>0.0269170813</text:p>
          </table:table-cell>
          <table:table-cell table:formula="of:=[Datos_Nao.E4]" office:value-type="float" office:value="-0.00302565144374967" calcext:value-type="float">
            <text:p>-0.0030256514</text:p>
          </table:table-cell>
          <table:table-cell table:formula="of:=[Datos_Nao.F4]" office:value-type="float" office:value="-0.00246955710463226" calcext:value-type="float">
            <text:p>-0.0024695571</text:p>
          </table:table-cell>
          <table:table-cell/>
          <table:table-cell table:formula="of:=[Datos_MoCap.A4]" office:value-type="float" office:value="0.068499" calcext:value-type="float">
            <text:p>0.068499</text:p>
          </table:table-cell>
          <table:table-cell table:formula="of:=[Datos_MoCap.B4]" office:value-type="float" office:value="1.363732" calcext:value-type="float">
            <text:p>1.363732</text:p>
          </table:table-cell>
          <table:table-cell table:formula="of:=[Datos_MoCap.C4]" office:value-type="float" office:value="-0.000404" calcext:value-type="float">
            <text:p>-0.000404</text:p>
          </table:table-cell>
          <table:table-cell table:formula="of:=[Datos_MoCap.D4]" office:value-type="float" office:value="-0.000274" calcext:value-type="float">
            <text:p>-0.000274</text:p>
          </table:table-cell>
          <table:table-cell table:formula="of:=[Datos_MoCap.F4]" office:value-type="float" office:value="-0.005546" calcext:value-type="float">
            <text:p>-0.005546</text:p>
          </table:table-cell>
          <table:table-cell table:formula="of:=[Datos_MoCap.E4]" office:value-type="float" office:value="-0.001549" calcext:value-type="float">
            <text:p>-0.001549</text:p>
          </table:table-cell>
          <table:table-cell/>
          <table:table-cell table:formula="of:=([.#REF!4]^2)*(0.178)+([.#REF!4])*(0.352)-0.013" office:value-type="string" office:string-value="" calcext:value-type="error">
            <text:p>#REF!</text:p>
          </table:table-cell>
          <table:table-cell table:formula="of:=([.J4]^2)*(-0.89)+([.J4])*(-0.633)-0.245" office:value-type="float" office:value="-0.24474441326224" calcext:value-type="float">
            <text:p>-0.2447444133</text:p>
          </table:table-cell>
          <table:table-cell table:formula="of:=([.I4]^2)*(-0.189)+([.I4])*(0.905)-0.392" office:value-type="float" office:value="0.490681881081264" calcext:value-type="float">
            <text:p>0.4906818811</text:p>
          </table:table-cell>
          <table:table-cell table:number-columns-repeated="1007"/>
        </table:table-row>
        <table:table-row table:style-name="ro1">
          <table:table-cell table:formula="of:=[Datos_Nao.A5]" office:value-type="float" office:value="-0.00959519855678082" calcext:value-type="float">
            <text:p>-0.0095951986</text:p>
          </table:table-cell>
          <table:table-cell table:formula="of:=[Datos_Nao.B5]" office:value-type="float" office:value="-0.0146600278094411" calcext:value-type="float">
            <text:p>-0.0146600278</text:p>
          </table:table-cell>
          <table:table-cell table:formula="of:=[Datos_Nao.C5]" office:value-type="float" office:value="0.329264253377914" calcext:value-type="float">
            <text:p>0.3292642534</text:p>
          </table:table-cell>
          <table:table-cell table:formula="of:=[Datos_Nao.D5]" office:value-type="float" office:value="0.025702154263854" calcext:value-type="float">
            <text:p>0.0257021543</text:p>
          </table:table-cell>
          <table:table-cell table:formula="of:=[Datos_Nao.E5]" office:value-type="float" office:value="-0.00338836316950619" calcext:value-type="float">
            <text:p>-0.0033883632</text:p>
          </table:table-cell>
          <table:table-cell table:formula="of:=[Datos_Nao.F5]" office:value-type="float" office:value="-0.0029883359093219" calcext:value-type="float">
            <text:p>-0.0029883359</text:p>
          </table:table-cell>
          <table:table-cell/>
          <table:table-cell table:formula="of:=[Datos_MoCap.A5]" office:value-type="float" office:value="0.068729" calcext:value-type="float">
            <text:p>0.068729</text:p>
          </table:table-cell>
          <table:table-cell table:formula="of:=[Datos_MoCap.B5]" office:value-type="float" office:value="1.363767" calcext:value-type="float">
            <text:p>1.363767</text:p>
          </table:table-cell>
          <table:table-cell table:formula="of:=[Datos_MoCap.C5]" office:value-type="float" office:value="-0.000587" calcext:value-type="float">
            <text:p>-0.000587</text:p>
          </table:table-cell>
          <table:table-cell table:formula="of:=[Datos_MoCap.D5]" office:value-type="float" office:value="-0" calcext:value-type="float">
            <text:p>0</text:p>
          </table:table-cell>
          <table:table-cell table:formula="of:=[Datos_MoCap.F5]" office:value-type="float" office:value="-0.005824" calcext:value-type="float">
            <text:p>-0.005824</text:p>
          </table:table-cell>
          <table:table-cell table:formula="of:=[Datos_MoCap.E5]" office:value-type="float" office:value="-0.001504" calcext:value-type="float">
            <text:p>-0.001504</text:p>
          </table:table-cell>
          <table:table-cell/>
          <table:table-cell table:formula="of:=([.#REF!5]^2)*(0.178)+([.#REF!5])*(0.352)-0.013" office:value-type="string" office:string-value="" calcext:value-type="error">
            <text:p>#REF!</text:p>
          </table:table-cell>
          <table:table-cell table:formula="of:=([.J5]^2)*(-0.89)+([.J5])*(-0.633)-0.245" office:value-type="float" office:value="-0.24462873566641" calcext:value-type="float">
            <text:p>-0.2446287357</text:p>
          </table:table-cell>
          <table:table-cell table:formula="of:=([.I5]^2)*(-0.189)+([.I5])*(0.905)-0.392" office:value-type="float" office:value="0.490695513675379" calcext:value-type="float">
            <text:p>0.4906955137</text:p>
          </table:table-cell>
          <table:table-cell/>
          <table:table-cell table:style-name="ce2"/>
          <table:table-cell table:number-columns-repeated="1005"/>
        </table:table-row>
        <table:table-row table:style-name="ro1">
          <table:table-cell table:formula="of:=[Datos_Nao.A6]" office:value-type="float" office:value="-0.00979670416563749" calcext:value-type="float">
            <text:p>-0.0097967042</text:p>
          </table:table-cell>
          <table:table-cell table:formula="of:=[Datos_Nao.B6]" office:value-type="float" office:value="-0.0151086859405041" calcext:value-type="float">
            <text:p>-0.0151086859</text:p>
          </table:table-cell>
          <table:table-cell table:formula="of:=[Datos_Nao.C6]" office:value-type="float" office:value="0.329260051250458" calcext:value-type="float">
            <text:p>0.3292600513</text:p>
          </table:table-cell>
          <table:table-cell table:formula="of:=[Datos_Nao.D6]" office:value-type="float" office:value="0.0243986155837774" calcext:value-type="float">
            <text:p>0.0243986156</text:p>
          </table:table-cell>
          <table:table-cell table:formula="of:=[Datos_Nao.E6]" office:value-type="float" office:value="-0.00377698498778045" calcext:value-type="float">
            <text:p>-0.003776985</text:p>
          </table:table-cell>
          <table:table-cell table:formula="of:=[Datos_Nao.F6]" office:value-type="float" office:value="-0.00354059715755284" calcext:value-type="float">
            <text:p>-0.0035405972</text:p>
          </table:table-cell>
          <table:table-cell/>
          <table:table-cell table:formula="of:=[Datos_MoCap.A6]" office:value-type="float" office:value="0.06897" calcext:value-type="float">
            <text:p>0.06897</text:p>
          </table:table-cell>
          <table:table-cell table:formula="of:=[Datos_MoCap.B6]" office:value-type="float" office:value="1.36377" calcext:value-type="float">
            <text:p>1.36377</text:p>
          </table:table-cell>
          <table:table-cell table:formula="of:=[Datos_MoCap.C6]" office:value-type="float" office:value="-0.00076" calcext:value-type="float">
            <text:p>-0.00076</text:p>
          </table:table-cell>
          <table:table-cell table:formula="of:=[Datos_MoCap.D6]" office:value-type="float" office:value="0.000236" calcext:value-type="float">
            <text:p>0.000236</text:p>
          </table:table-cell>
          <table:table-cell table:formula="of:=[Datos_MoCap.F6]" office:value-type="float" office:value="-0.006256" calcext:value-type="float">
            <text:p>-0.006256</text:p>
          </table:table-cell>
          <table:table-cell table:formula="of:=[Datos_MoCap.E6]" office:value-type="float" office:value="-0.001482" calcext:value-type="float">
            <text:p>-0.001482</text:p>
          </table:table-cell>
          <table:table-cell/>
          <table:table-cell table:formula="of:=([.#REF!6]^2)*(0.178)+([.#REF!6])*(0.352)-0.013" office:value-type="string" office:string-value="" calcext:value-type="error">
            <text:p>#REF!</text:p>
          </table:table-cell>
          <table:table-cell table:formula="of:=([.J6]^2)*(-0.89)+([.J6])*(-0.633)-0.245" office:value-type="float" office:value="-0.244519434064" calcext:value-type="float">
            <text:p>-0.2445194341</text:p>
          </table:table-cell>
          <table:table-cell table:formula="of:=([.I6]^2)*(-0.189)+([.I6])*(0.905)-0.392" office:value-type="float" office:value="0.4906966821619" calcext:value-type="float">
            <text:p>0.4906966822</text:p>
          </table:table-cell>
          <table:table-cell table:number-columns-repeated="1007"/>
        </table:table-row>
        <table:table-row table:style-name="ro1">
          <table:table-cell table:formula="of:=[Datos_Nao.A7]" office:value-type="float" office:value="-0.0101221296936274" calcext:value-type="float">
            <text:p>-0.0101221297</text:p>
          </table:table-cell>
          <table:table-cell table:formula="of:=[Datos_Nao.B7]" office:value-type="float" office:value="-0.0158175602555275" calcext:value-type="float">
            <text:p>-0.0158175603</text:p>
          </table:table-cell>
          <table:table-cell table:formula="of:=[Datos_Nao.C7]" office:value-type="float" office:value="0.329250484704971" calcext:value-type="float">
            <text:p>0.3292504847</text:p>
          </table:table-cell>
          <table:table-cell table:formula="of:=[Datos_Nao.D7]" office:value-type="float" office:value="0.022283086553216" calcext:value-type="float">
            <text:p>0.0222830866</text:p>
          </table:table-cell>
          <table:table-cell table:formula="of:=[Datos_Nao.E7]" office:value-type="float" office:value="-0.0044065099209547" calcext:value-type="float">
            <text:p>-0.0044065099</text:p>
          </table:table-cell>
          <table:table-cell table:formula="of:=[Datos_Nao.F7]" office:value-type="float" office:value="-0.00443031592294574" calcext:value-type="float">
            <text:p>-0.0044303159</text:p>
          </table:table-cell>
          <table:table-cell/>
          <table:table-cell table:formula="of:=[Datos_MoCap.A7]" office:value-type="float" office:value="0.069208" calcext:value-type="float">
            <text:p>0.069208</text:p>
          </table:table-cell>
          <table:table-cell table:formula="of:=[Datos_MoCap.B7]" office:value-type="float" office:value="1.363795" calcext:value-type="float">
            <text:p>1.363795</text:p>
          </table:table-cell>
          <table:table-cell table:formula="of:=[Datos_MoCap.C7]" office:value-type="float" office:value="-0.000909" calcext:value-type="float">
            <text:p>-0.000909</text:p>
          </table:table-cell>
          <table:table-cell table:formula="of:=[Datos_MoCap.D7]" office:value-type="float" office:value="0.000411" calcext:value-type="float">
            <text:p>0.000411</text:p>
          </table:table-cell>
          <table:table-cell table:formula="of:=[Datos_MoCap.F7]" office:value-type="float" office:value="-0.006619" calcext:value-type="float">
            <text:p>-0.006619</text:p>
          </table:table-cell>
          <table:table-cell table:formula="of:=[Datos_MoCap.E7]" office:value-type="float" office:value="-0.00154" calcext:value-type="float">
            <text:p>-0.00154</text:p>
          </table:table-cell>
          <table:table-cell/>
          <table:table-cell table:formula="of:=([.#REF!7]^2)*(0.178)+([.#REF!7])*(0.352)-0.013" office:value-type="string" office:string-value="" calcext:value-type="error">
            <text:p>#REF!</text:p>
          </table:table-cell>
          <table:table-cell table:formula="of:=([.J7]^2)*(-0.89)+([.J7])*(-0.633)-0.245" office:value-type="float" office:value="-0.24442533839009" calcext:value-type="float">
            <text:p>-0.2444253384</text:p>
          </table:table-cell>
          <table:table-cell table:formula="of:=([.I7]^2)*(-0.189)+([.I7])*(0.905)-0.392" office:value-type="float" office:value="0.490706419417275" calcext:value-type="float">
            <text:p>0.4907064194</text:p>
          </table:table-cell>
          <table:table-cell table:number-columns-repeated="1007"/>
        </table:table-row>
        <table:table-row table:style-name="ro1">
          <table:table-cell table:formula="of:=[Datos_Nao.A8]" office:value-type="float" office:value="-0.0103539060801268" calcext:value-type="float">
            <text:p>-0.0103539061</text:p>
          </table:table-cell>
          <table:table-cell table:formula="of:=[Datos_Nao.B8]" office:value-type="float" office:value="-0.0163130052387714" calcext:value-type="float">
            <text:p>-0.0163130052</text:p>
          </table:table-cell>
          <table:table-cell table:formula="of:=[Datos_Nao.C8]" office:value-type="float" office:value="0.32924148440361" calcext:value-type="float">
            <text:p>0.3292414844</text:p>
          </table:table-cell>
          <table:table-cell table:formula="of:=[Datos_Nao.D8]" office:value-type="float" office:value="0.0207699276506901" calcext:value-type="float">
            <text:p>0.0207699277</text:p>
          </table:table-cell>
          <table:table-cell table:formula="of:=[Datos_Nao.E8]" office:value-type="float" office:value="-0.00485589681193233" calcext:value-type="float">
            <text:p>-0.0048558968</text:p>
          </table:table-cell>
          <table:table-cell table:formula="of:=[Datos_Nao.F8]" office:value-type="float" office:value="-0.00506333727389574" calcext:value-type="float">
            <text:p>-0.0050633373</text:p>
          </table:table-cell>
          <table:table-cell/>
          <table:table-cell table:formula="of:=[Datos_MoCap.A8]" office:value-type="float" office:value="0.069439" calcext:value-type="float">
            <text:p>0.069439</text:p>
          </table:table-cell>
          <table:table-cell table:formula="of:=[Datos_MoCap.B8]" office:value-type="float" office:value="1.363792" calcext:value-type="float">
            <text:p>1.363792</text:p>
          </table:table-cell>
          <table:table-cell table:formula="of:=[Datos_MoCap.C8]" office:value-type="float" office:value="-0.001053" calcext:value-type="float">
            <text:p>-0.001053</text:p>
          </table:table-cell>
          <table:table-cell table:formula="of:=[Datos_MoCap.D8]" office:value-type="float" office:value="0.000551" calcext:value-type="float">
            <text:p>0.000551</text:p>
          </table:table-cell>
          <table:table-cell table:formula="of:=[Datos_MoCap.F8]" office:value-type="float" office:value="-0.006903" calcext:value-type="float">
            <text:p>-0.006903</text:p>
          </table:table-cell>
          <table:table-cell table:formula="of:=[Datos_MoCap.E8]" office:value-type="float" office:value="-0.001623" calcext:value-type="float">
            <text:p>-0.001623</text:p>
          </table:table-cell>
          <table:table-cell/>
          <table:table-cell table:formula="of:=([.#REF!8]^2)*(0.178)+([.#REF!8])*(0.352)-0.013" office:value-type="string" office:string-value="" calcext:value-type="error">
            <text:p>#REF!</text:p>
          </table:table-cell>
          <table:table-cell table:formula="of:=([.J8]^2)*(-0.89)+([.J8])*(-0.633)-0.245" office:value-type="float" office:value="-0.24433443784001" calcext:value-type="float">
            <text:p>-0.2443344378</text:p>
          </table:table-cell>
          <table:table-cell table:formula="of:=([.I8]^2)*(-0.189)+([.I8])*(0.905)-0.392" office:value-type="float" office:value="0.490705250959104" calcext:value-type="float">
            <text:p>0.490705251</text:p>
          </table:table-cell>
          <table:table-cell table:number-columns-repeated="1007"/>
        </table:table-row>
        <table:table-row table:style-name="ro1">
          <table:table-cell table:formula="of:=[Datos_Nao.A9]" office:value-type="float" office:value="-0.0105970380827785" calcext:value-type="float">
            <text:p>-0.0105970381</text:p>
          </table:table-cell>
          <table:table-cell table:formula="of:=[Datos_Nao.B9]" office:value-type="float" office:value="-0.0168257690966129" calcext:value-type="float">
            <text:p>-0.0168257691</text:p>
          </table:table-cell>
          <table:table-cell table:formula="of:=[Datos_Nao.C9]" office:value-type="float" office:value="0.329230129718781" calcext:value-type="float">
            <text:p>0.3292301297</text:p>
          </table:table-cell>
          <table:table-cell table:formula="of:=[Datos_Nao.D9]" office:value-type="float" office:value="0.0191777646541595" calcext:value-type="float">
            <text:p>0.0191777647</text:p>
          </table:table-cell>
          <table:table-cell table:formula="of:=[Datos_Nao.E9]" office:value-type="float" office:value="-0.00532795302569866" calcext:value-type="float">
            <text:p>-0.005327953</text:p>
          </table:table-cell>
          <table:table-cell table:formula="of:=[Datos_Nao.F9]" office:value-type="float" office:value="-0.00572756584733725" calcext:value-type="float">
            <text:p>-0.0057275658</text:p>
          </table:table-cell>
          <table:table-cell/>
          <table:table-cell table:formula="of:=[Datos_MoCap.A9]" office:value-type="float" office:value="0.069663" calcext:value-type="float">
            <text:p>0.069663</text:p>
          </table:table-cell>
          <table:table-cell table:formula="of:=[Datos_MoCap.B9]" office:value-type="float" office:value="1.363778" calcext:value-type="float">
            <text:p>1.363778</text:p>
          </table:table-cell>
          <table:table-cell table:formula="of:=[Datos_MoCap.C9]" office:value-type="float" office:value="-0.001188" calcext:value-type="float">
            <text:p>-0.001188</text:p>
          </table:table-cell>
          <table:table-cell table:formula="of:=[Datos_MoCap.D9]" office:value-type="float" office:value="0.000717" calcext:value-type="float">
            <text:p>0.000717</text:p>
          </table:table-cell>
          <table:table-cell table:formula="of:=[Datos_MoCap.F9]" office:value-type="float" office:value="-0.007204" calcext:value-type="float">
            <text:p>-0.007204</text:p>
          </table:table-cell>
          <table:table-cell table:formula="of:=[Datos_MoCap.E9]" office:value-type="float" office:value="-0.001715" calcext:value-type="float">
            <text:p>-0.001715</text:p>
          </table:table-cell>
          <table:table-cell/>
          <table:table-cell table:formula="of:=([.#REF!9]^2)*(0.178)+([.#REF!9])*(0.352)-0.013" office:value-type="string" office:string-value="" calcext:value-type="error">
            <text:p>#REF!</text:p>
          </table:table-cell>
          <table:table-cell table:formula="of:=([.J9]^2)*(-0.89)+([.J9])*(-0.633)-0.245" office:value-type="float" office:value="-0.24424925209616" calcext:value-type="float">
            <text:p>-0.2442492521</text:p>
          </table:table-cell>
          <table:table-cell table:formula="of:=([.I9]^2)*(-0.189)+([.I9])*(0.905)-0.392" office:value-type="float" office:value="0.490699798109324" calcext:value-type="float">
            <text:p>0.4906997981</text:p>
          </table:table-cell>
          <table:table-cell table:number-columns-repeated="1007"/>
        </table:table-row>
        <table:table-row table:style-name="ro1">
          <table:table-cell table:formula="of:=[Datos_Nao.A10]" office:value-type="float" office:value="-0.0108511326834559" calcext:value-type="float">
            <text:p>-0.0108511327</text:p>
          </table:table-cell>
          <table:table-cell table:formula="of:=[Datos_Nao.B10]" office:value-type="float" office:value="-0.017355177551508" calcext:value-type="float">
            <text:p>-0.0173551776</text:p>
          </table:table-cell>
          <table:table-cell table:formula="of:=[Datos_Nao.C10]" office:value-type="float" office:value="0.329216122627258" calcext:value-type="float">
            <text:p>0.3292161226</text:p>
          </table:table-cell>
          <table:table-cell table:formula="of:=[Datos_Nao.D10]" office:value-type="float" office:value="0.0175093375146389" calcext:value-type="float">
            <text:p>0.0175093375</text:p>
          </table:table-cell>
          <table:table-cell table:formula="of:=[Datos_Nao.E10]" office:value-type="float" office:value="-0.00582172581925988" calcext:value-type="float">
            <text:p>-0.0058217258</text:p>
          </table:table-cell>
          <table:table-cell table:formula="of:=[Datos_Nao.F10]" office:value-type="float" office:value="-0.00642228871583939" calcext:value-type="float">
            <text:p>-0.0064222887</text:p>
          </table:table-cell>
          <table:table-cell/>
          <table:table-cell table:formula="of:=[Datos_MoCap.A10]" office:value-type="float" office:value="0.069862" calcext:value-type="float">
            <text:p>0.069862</text:p>
          </table:table-cell>
          <table:table-cell table:formula="of:=[Datos_MoCap.B10]" office:value-type="float" office:value="1.363766" calcext:value-type="float">
            <text:p>1.363766</text:p>
          </table:table-cell>
          <table:table-cell table:formula="of:=[Datos_MoCap.C10]" office:value-type="float" office:value="-0.001298" calcext:value-type="float">
            <text:p>-0.001298</text:p>
          </table:table-cell>
          <table:table-cell table:formula="of:=[Datos_MoCap.D10]" office:value-type="float" office:value="0.000807" calcext:value-type="float">
            <text:p>0.000807</text:p>
          </table:table-cell>
          <table:table-cell table:formula="of:=[Datos_MoCap.F10]" office:value-type="float" office:value="-0.00747" calcext:value-type="float">
            <text:p>-0.00747</text:p>
          </table:table-cell>
          <table:table-cell table:formula="of:=[Datos_MoCap.E10]" office:value-type="float" office:value="-0.00184" calcext:value-type="float">
            <text:p>-0.00184</text:p>
          </table:table-cell>
          <table:table-cell/>
          <table:table-cell table:formula="of:=([.#REF!10]^2)*(0.178)+([.#REF!10])*(0.352)-0.013" office:value-type="string" office:string-value="" calcext:value-type="error">
            <text:p>#REF!</text:p>
          </table:table-cell>
          <table:table-cell table:formula="of:=([.J10]^2)*(-0.89)+([.J10])*(-0.633)-0.245" office:value-type="float" office:value="-0.24417986547556" calcext:value-type="float">
            <text:p>-0.2441798655</text:p>
          </table:table-cell>
          <table:table-cell table:formula="of:=([.I10]^2)*(-0.189)+([.I10])*(0.905)-0.392" office:value-type="float" office:value="0.490695124179116" calcext:value-type="float">
            <text:p>0.4906951242</text:p>
          </table:table-cell>
          <table:table-cell table:number-columns-repeated="1007"/>
        </table:table-row>
        <table:table-row table:style-name="ro1">
          <table:table-cell table:formula="of:=[Datos_Nao.A11]" office:value-type="float" office:value="-0.0109821315854788" calcext:value-type="float">
            <text:p>-0.0109821316</text:p>
          </table:table-cell>
          <table:table-cell table:formula="of:=[Datos_Nao.B11]" office:value-type="float" office:value="-0.0176257956773043" calcext:value-type="float">
            <text:p>-0.0176257957</text:p>
          </table:table-cell>
          <table:table-cell table:formula="of:=[Datos_Nao.C11]" office:value-type="float" office:value="0.329208046197891" calcext:value-type="float">
            <text:p>0.3292080462</text:p>
          </table:table-cell>
          <table:table-cell table:formula="of:=[Datos_Nao.D11]" office:value-type="float" office:value="0.0166474021971226" calcext:value-type="float">
            <text:p>0.0166474022</text:p>
          </table:table-cell>
          <table:table-cell table:formula="of:=[Datos_Nao.E11]" office:value-type="float" office:value="-0.00607646582648158" calcext:value-type="float">
            <text:p>-0.0060764658</text:p>
          </table:table-cell>
          <table:table-cell table:formula="of:=[Datos_Nao.F11]" office:value-type="float" office:value="-0.00678086327388883" calcext:value-type="float">
            <text:p>-0.0067808633</text:p>
          </table:table-cell>
          <table:table-cell/>
          <table:table-cell table:formula="of:=[Datos_MoCap.A11]" office:value-type="float" office:value="0.070097" calcext:value-type="float">
            <text:p>0.070097</text:p>
          </table:table-cell>
          <table:table-cell table:formula="of:=[Datos_MoCap.B11]" office:value-type="float" office:value="1.36374" calcext:value-type="float">
            <text:p>1.36374</text:p>
          </table:table-cell>
          <table:table-cell table:formula="of:=[Datos_MoCap.C11]" office:value-type="float" office:value="-0.00138" calcext:value-type="float">
            <text:p>-0.00138</text:p>
          </table:table-cell>
          <table:table-cell table:formula="of:=[Datos_MoCap.D11]" office:value-type="float" office:value="0.00089" calcext:value-type="float">
            <text:p>0.00089</text:p>
          </table:table-cell>
          <table:table-cell table:formula="of:=[Datos_MoCap.F11]" office:value-type="float" office:value="-0.007598" calcext:value-type="float">
            <text:p>-0.007598</text:p>
          </table:table-cell>
          <table:table-cell table:formula="of:=[Datos_MoCap.E11]" office:value-type="float" office:value="-0.001943" calcext:value-type="float">
            <text:p>-0.001943</text:p>
          </table:table-cell>
          <table:table-cell/>
          <table:table-cell table:formula="of:=([.#REF!11]^2)*(0.178)+([.#REF!11])*(0.352)-0.013" office:value-type="string" office:string-value="" calcext:value-type="error">
            <text:p>#REF!</text:p>
          </table:table-cell>
          <table:table-cell table:formula="of:=([.J11]^2)*(-0.89)+([.J11])*(-0.633)-0.245" office:value-type="float" office:value="-0.244128154916" calcext:value-type="float">
            <text:p>-0.2441281549</text:p>
          </table:table-cell>
          <table:table-cell table:formula="of:=([.I11]^2)*(-0.189)+([.I11])*(0.905)-0.392" office:value-type="float" office:value="0.4906849971436" calcext:value-type="float">
            <text:p>0.4906849971</text:p>
          </table:table-cell>
          <table:table-cell/>
          <table:table-cell table:style-name="ce2"/>
          <table:table-cell table:number-columns-repeated="1005"/>
        </table:table-row>
        <table:table-row table:style-name="ro1">
          <table:table-cell table:formula="of:=[Datos_Nao.A12]" office:value-type="float" office:value="-0.0112518379464746" calcext:value-type="float">
            <text:p>-0.0112518379</text:p>
          </table:table-cell>
          <table:table-cell table:formula="of:=[Datos_Nao.B12]" office:value-type="float" office:value="-0.0181786101311445" calcext:value-type="float">
            <text:p>-0.0181786101</text:p>
          </table:table-cell>
          <table:table-cell table:formula="of:=[Datos_Nao.C12]" office:value-type="float" office:value="0.329189598560333" calcext:value-type="float">
            <text:p>0.3291895986</text:p>
          </table:table-cell>
          <table:table-cell table:formula="of:=[Datos_Nao.D12]" office:value-type="float" office:value="0.0148698017001152" calcext:value-type="float">
            <text:p>0.0148698017</text:p>
          </table:table-cell>
          <table:table-cell table:formula="of:=[Datos_Nao.E12]" office:value-type="float" office:value="-0.00660105561837554" calcext:value-type="float">
            <text:p>-0.0066010556</text:p>
          </table:table-cell>
          <table:table-cell table:formula="of:=[Datos_Nao.F12]" office:value-type="float" office:value="-0.00752012804150581" calcext:value-type="float">
            <text:p>-0.007520128</text:p>
          </table:table-cell>
          <table:table-cell/>
          <table:table-cell table:formula="of:=[Datos_MoCap.A12]" office:value-type="float" office:value="0.070352" calcext:value-type="float">
            <text:p>0.070352</text:p>
          </table:table-cell>
          <table:table-cell table:formula="of:=[Datos_MoCap.B12]" office:value-type="float" office:value="1.363706" calcext:value-type="float">
            <text:p>1.363706</text:p>
          </table:table-cell>
          <table:table-cell table:formula="of:=[Datos_MoCap.C12]" office:value-type="float" office:value="-0.001465" calcext:value-type="float">
            <text:p>-0.001465</text:p>
          </table:table-cell>
          <table:table-cell table:formula="of:=[Datos_MoCap.D12]" office:value-type="float" office:value="0.000951" calcext:value-type="float">
            <text:p>0.000951</text:p>
          </table:table-cell>
          <table:table-cell table:formula="of:=[Datos_MoCap.F12]" office:value-type="float" office:value="-0.007621" calcext:value-type="float">
            <text:p>-0.007621</text:p>
          </table:table-cell>
          <table:table-cell table:formula="of:=[Datos_MoCap.E12]" office:value-type="float" office:value="-0.002077" calcext:value-type="float">
            <text:p>-0.002077</text:p>
          </table:table-cell>
          <table:table-cell/>
          <table:table-cell table:formula="of:=([.#REF!12]^2)*(0.178)+([.#REF!12])*(0.352)-0.013" office:value-type="string" office:string-value="" calcext:value-type="error">
            <text:p>#REF!</text:p>
          </table:table-cell>
          <table:table-cell table:formula="of:=([.J12]^2)*(-0.89)+([.J12])*(-0.633)-0.245" office:value-type="float" office:value="-0.24407456514025" calcext:value-type="float">
            <text:p>-0.2440745651</text:p>
          </table:table-cell>
          <table:table-cell table:formula="of:=([.I12]^2)*(-0.189)+([.I12])*(0.905)-0.392" office:value-type="float" office:value="0.490671753711596" calcext:value-type="float">
            <text:p>0.4906717537</text:p>
          </table:table-cell>
          <table:table-cell table:number-columns-repeated="1007"/>
        </table:table-row>
        <table:table-row table:style-name="ro1">
          <table:table-cell table:formula="of:=[Datos_Nao.A13]" office:value-type="float" office:value="-0.0115313977003098" calcext:value-type="float">
            <text:p>-0.0115313977</text:p>
          </table:table-cell>
          <table:table-cell table:formula="of:=[Datos_Nao.B13]" office:value-type="float" office:value="-0.0187460519373417" calcext:value-type="float">
            <text:p>-0.0187460519</text:p>
          </table:table-cell>
          <table:table-cell table:formula="of:=[Datos_Nao.C13]" office:value-type="float" office:value="0.329167813062668" calcext:value-type="float">
            <text:p>0.3291678131</text:p>
          </table:table-cell>
          <table:table-cell table:formula="of:=[Datos_Nao.D13]" office:value-type="float" office:value="0.0130229089409113" calcext:value-type="float">
            <text:p>0.0130229089</text:p>
          </table:table-cell>
          <table:table-cell table:formula="of:=[Datos_Nao.E13]" office:value-type="float" office:value="-0.00714498152956367" calcext:value-type="float">
            <text:p>-0.0071449815</text:p>
          </table:table-cell>
          <table:table-cell table:formula="of:=[Datos_Nao.F13]" office:value-type="float" office:value="-0.00828822236508131" calcext:value-type="float">
            <text:p>-0.0082882224</text:p>
          </table:table-cell>
          <table:table-cell/>
          <table:table-cell table:formula="of:=[Datos_MoCap.A13]" office:value-type="float" office:value="0.070572" calcext:value-type="float">
            <text:p>0.070572</text:p>
          </table:table-cell>
          <table:table-cell table:formula="of:=[Datos_MoCap.B13]" office:value-type="float" office:value="1.363647" calcext:value-type="float">
            <text:p>1.363647</text:p>
          </table:table-cell>
          <table:table-cell table:formula="of:=[Datos_MoCap.C13]" office:value-type="float" office:value="-0.001492" calcext:value-type="float">
            <text:p>-0.001492</text:p>
          </table:table-cell>
          <table:table-cell table:formula="of:=[Datos_MoCap.D13]" office:value-type="float" office:value="0.001062" calcext:value-type="float">
            <text:p>0.001062</text:p>
          </table:table-cell>
          <table:table-cell table:formula="of:=[Datos_MoCap.F13]" office:value-type="float" office:value="-0.007627" calcext:value-type="float">
            <text:p>-0.007627</text:p>
          </table:table-cell>
          <table:table-cell table:formula="of:=[Datos_MoCap.E13]" office:value-type="float" office:value="-0.002144" calcext:value-type="float">
            <text:p>-0.002144</text:p>
          </table:table-cell>
          <table:table-cell/>
          <table:table-cell table:formula="of:=([.#REF!13]^2)*(0.178)+([.#REF!13])*(0.352)-0.013" office:value-type="string" office:string-value="" calcext:value-type="error">
            <text:p>#REF!</text:p>
          </table:table-cell>
          <table:table-cell table:formula="of:=([.J13]^2)*(-0.89)+([.J13])*(-0.633)-0.245" office:value-type="float" office:value="-0.24405754519696" calcext:value-type="float">
            <text:p>-0.2440575452</text:p>
          </table:table-cell>
          <table:table-cell table:formula="of:=([.I13]^2)*(-0.189)+([.I13])*(0.905)-0.392" office:value-type="float" office:value="0.490648771424899" calcext:value-type="float">
            <text:p>0.4906487714</text:p>
          </table:table-cell>
          <table:table-cell table:number-columns-repeated="1007"/>
        </table:table-row>
        <table:table-row table:style-name="ro1">
          <table:table-cell table:formula="of:=[Datos_Nao.A14]" office:value-type="float" office:value="-0.011674739420414" calcext:value-type="float">
            <text:p>-0.0116747394</text:p>
          </table:table-cell>
          <table:table-cell table:formula="of:=[Datos_Nao.B14]" office:value-type="float" office:value="-0.0190349984914064" calcext:value-type="float">
            <text:p>-0.0190349985</text:p>
          </table:table-cell>
          <table:table-cell table:formula="of:=[Datos_Nao.C14]" office:value-type="float" office:value="0.329155623912811" calcext:value-type="float">
            <text:p>0.3291556239</text:p>
          </table:table-cell>
          <table:table-cell table:formula="of:=[Datos_Nao.D14]" office:value-type="float" office:value="0.0120743392035365" calcext:value-type="float">
            <text:p>0.0120743392</text:p>
          </table:table-cell>
          <table:table-cell table:formula="of:=[Datos_Nao.E14]" office:value-type="float" office:value="-0.00742390844970941" calcext:value-type="float">
            <text:p>-0.0074239084</text:p>
          </table:table-cell>
          <table:table-cell table:formula="of:=[Datos_Nao.F14]" office:value-type="float" office:value="-0.00868279486894608" calcext:value-type="float">
            <text:p>-0.0086827949</text:p>
          </table:table-cell>
          <table:table-cell/>
          <table:table-cell table:formula="of:=[Datos_MoCap.A14]" office:value-type="float" office:value="0.070808" calcext:value-type="float">
            <text:p>0.070808</text:p>
          </table:table-cell>
          <table:table-cell table:formula="of:=[Datos_MoCap.B14]" office:value-type="float" office:value="1.36357" calcext:value-type="float">
            <text:p>1.36357</text:p>
          </table:table-cell>
          <table:table-cell table:formula="of:=[Datos_MoCap.C14]" office:value-type="float" office:value="-0.001461" calcext:value-type="float">
            <text:p>-0.001461</text:p>
          </table:table-cell>
          <table:table-cell table:formula="of:=[Datos_MoCap.D14]" office:value-type="float" office:value="0.001256" calcext:value-type="float">
            <text:p>0.001256</text:p>
          </table:table-cell>
          <table:table-cell table:formula="of:=[Datos_MoCap.F14]" office:value-type="float" office:value="-0.007659" calcext:value-type="float">
            <text:p>-0.007659</text:p>
          </table:table-cell>
          <table:table-cell table:formula="of:=[Datos_MoCap.E14]" office:value-type="float" office:value="-0.00215" calcext:value-type="float">
            <text:p>-0.00215</text:p>
          </table:table-cell>
          <table:table-cell/>
          <table:table-cell table:formula="of:=([.#REF!14]^2)*(0.178)+([.#REF!14])*(0.352)-0.013" office:value-type="string" office:string-value="" calcext:value-type="error">
            <text:p>#REF!</text:p>
          </table:table-cell>
          <table:table-cell table:formula="of:=([.J14]^2)*(-0.89)+([.J14])*(-0.633)-0.245" office:value-type="float" office:value="-0.24407708672369" calcext:value-type="float">
            <text:p>-0.2440770867</text:p>
          </table:table-cell>
          <table:table-cell table:formula="of:=([.I14]^2)*(-0.189)+([.I14])*(0.905)-0.392" office:value-type="float" office:value="0.4906187756139" calcext:value-type="float">
            <text:p>0.4906187756</text:p>
          </table:table-cell>
          <table:table-cell table:number-columns-repeated="1007"/>
        </table:table-row>
        <table:table-row table:style-name="ro1">
          <table:table-cell table:formula="of:=[Datos_Nao.A15]" office:value-type="float" office:value="-0.0119682587683201" calcext:value-type="float">
            <text:p>-0.0119682588</text:p>
          </table:table-cell>
          <table:table-cell table:formula="of:=[Datos_Nao.B15]" office:value-type="float" office:value="-0.0196229480206966" calcext:value-type="float">
            <text:p>-0.019622948</text:p>
          </table:table-cell>
          <table:table-cell table:formula="of:=[Datos_Nao.C15]" office:value-type="float" office:value="0.329128414392471" calcext:value-type="float">
            <text:p>0.3291284144</text:p>
          </table:table-cell>
          <table:table-cell table:formula="of:=[Datos_Nao.D15]" office:value-type="float" office:value="0.0101287197321653" calcext:value-type="float">
            <text:p>0.0101287197</text:p>
          </table:table-cell>
          <table:table-cell table:formula="of:=[Datos_Nao.E15]" office:value-type="float" office:value="-0.0079950662329793" calcext:value-type="float">
            <text:p>-0.0079950662</text:p>
          </table:table-cell>
          <table:table-cell table:formula="of:=[Datos_Nao.F15]" office:value-type="float" office:value="-0.00949278194457293" calcext:value-type="float">
            <text:p>-0.0094927819</text:p>
          </table:table-cell>
          <table:table-cell/>
          <table:table-cell table:formula="of:=[Datos_MoCap.A15]" office:value-type="float" office:value="0.071026" calcext:value-type="float">
            <text:p>0.071026</text:p>
          </table:table-cell>
          <table:table-cell table:formula="of:=[Datos_MoCap.B15]" office:value-type="float" office:value="1.363484" calcext:value-type="float">
            <text:p>1.363484</text:p>
          </table:table-cell>
          <table:table-cell table:formula="of:=[Datos_MoCap.C15]" office:value-type="float" office:value="-0.001435" calcext:value-type="float">
            <text:p>-0.001435</text:p>
          </table:table-cell>
          <table:table-cell table:formula="of:=[Datos_MoCap.D15]" office:value-type="float" office:value="0.001303" calcext:value-type="float">
            <text:p>0.001303</text:p>
          </table:table-cell>
          <table:table-cell table:formula="of:=[Datos_MoCap.F15]" office:value-type="float" office:value="-0.007573" calcext:value-type="float">
            <text:p>-0.007573</text:p>
          </table:table-cell>
          <table:table-cell table:formula="of:=[Datos_MoCap.E15]" office:value-type="float" office:value="-0.002105" calcext:value-type="float">
            <text:p>-0.002105</text:p>
          </table:table-cell>
          <table:table-cell/>
          <table:table-cell table:formula="of:=([.#REF!15]^2)*(0.178)+([.#REF!15])*(0.352)-0.013" office:value-type="string" office:string-value="" calcext:value-type="error">
            <text:p>#REF!</text:p>
          </table:table-cell>
          <table:table-cell table:formula="of:=([.J15]^2)*(-0.89)+([.J15])*(-0.633)-0.245" office:value-type="float" office:value="-0.24409347771025" calcext:value-type="float">
            <text:p>-0.2440934777</text:p>
          </table:table-cell>
          <table:table-cell table:formula="of:=([.I15]^2)*(-0.189)+([.I15])*(0.905)-0.392" office:value-type="float" office:value="0.490585271149616" calcext:value-type="float">
            <text:p>0.4905852711</text:p>
          </table:table-cell>
          <table:table-cell table:number-columns-repeated="1007"/>
        </table:table-row>
        <table:table-row table:style-name="ro1">
          <table:table-cell table:formula="of:=[Datos_Nao.A16]" office:value-type="float" office:value="-0.0121183823794127" calcext:value-type="float">
            <text:p>-0.0121183824</text:p>
          </table:table-cell>
          <table:table-cell table:formula="of:=[Datos_Nao.B16]" office:value-type="float" office:value="-0.0199217461049557" calcext:value-type="float">
            <text:p>-0.0199217461</text:p>
          </table:table-cell>
          <table:table-cell table:formula="of:=[Datos_Nao.C16]" office:value-type="float" office:value="0.329113364219665" calcext:value-type="float">
            <text:p>0.3291133642</text:p>
          </table:table-cell>
          <table:table-cell table:formula="of:=[Datos_Nao.D16]" office:value-type="float" office:value="0.00913235731422901" calcext:value-type="float">
            <text:p>0.0091323573</text:p>
          </table:table-cell>
          <table:table-cell table:formula="of:=[Datos_Nao.E16]" office:value-type="float" office:value="-0.00828707031905651" calcext:value-type="float">
            <text:p>-0.0082870703</text:p>
          </table:table-cell>
          <table:table-cell table:formula="of:=[Datos_Nao.F16]" office:value-type="float" office:value="-0.00990804843604565" calcext:value-type="float">
            <text:p>-0.0099080484</text:p>
          </table:table-cell>
          <table:table-cell/>
          <table:table-cell table:formula="of:=[Datos_MoCap.A16]" office:value-type="float" office:value="0.071233" calcext:value-type="float">
            <text:p>0.071233</text:p>
          </table:table-cell>
          <table:table-cell table:formula="of:=[Datos_MoCap.B16]" office:value-type="float" office:value="1.363364" calcext:value-type="float">
            <text:p>1.363364</text:p>
          </table:table-cell>
          <table:table-cell table:formula="of:=[Datos_MoCap.C16]" office:value-type="float" office:value="-0.001399" calcext:value-type="float">
            <text:p>-0.001399</text:p>
          </table:table-cell>
          <table:table-cell table:formula="of:=[Datos_MoCap.D16]" office:value-type="float" office:value="0.001372" calcext:value-type="float">
            <text:p>0.001372</text:p>
          </table:table-cell>
          <table:table-cell table:formula="of:=[Datos_MoCap.F16]" office:value-type="float" office:value="-0.007352" calcext:value-type="float">
            <text:p>-0.007352</text:p>
          </table:table-cell>
          <table:table-cell table:formula="of:=[Datos_MoCap.E16]" office:value-type="float" office:value="-0.002039" calcext:value-type="float">
            <text:p>-0.002039</text:p>
          </table:table-cell>
          <table:table-cell/>
          <table:table-cell table:formula="of:=([.#REF!16]^2)*(0.178)+([.#REF!16])*(0.352)-0.013" office:value-type="string" office:string-value="" calcext:value-type="error">
            <text:p>#REF!</text:p>
          </table:table-cell>
          <table:table-cell table:formula="of:=([.J16]^2)*(-0.89)+([.J16])*(-0.633)-0.245" office:value-type="float" office:value="-0.24411617490889" calcext:value-type="float">
            <text:p>-0.2441161749</text:p>
          </table:table-cell>
          <table:table-cell table:formula="of:=([.I16]^2)*(-0.189)+([.I16])*(0.905)-0.392" office:value-type="float" office:value="0.490538516062256" calcext:value-type="float">
            <text:p>0.4905385161</text:p>
          </table:table-cell>
          <table:table-cell table:number-columns-repeated="1007"/>
        </table:table-row>
        <table:table-row table:style-name="ro1">
          <table:table-cell table:formula="of:=[Datos_Nao.A17]" office:value-type="float" office:value="-0.0122705949470401" calcext:value-type="float">
            <text:p>-0.0122705949</text:p>
          </table:table-cell>
          <table:table-cell table:formula="of:=[Datos_Nao.B17]" office:value-type="float" office:value="-0.0202236175537109" calcext:value-type="float">
            <text:p>-0.0202236176</text:p>
          </table:table-cell>
          <table:table-cell table:formula="of:=[Datos_Nao.C17]" office:value-type="float" office:value="0.329097270965576" calcext:value-type="float">
            <text:p>0.329097271</text:p>
          </table:table-cell>
          <table:table-cell table:formula="of:=[Datos_Nao.D17]" office:value-type="float" office:value="0.00812075473368168" calcext:value-type="float">
            <text:p>0.0081207547</text:p>
          </table:table-cell>
          <table:table-cell table:formula="of:=[Datos_Nao.E17]" office:value-type="float" office:value="-0.00858319643884897" calcext:value-type="float">
            <text:p>-0.0085831964</text:p>
          </table:table-cell>
          <table:table-cell table:formula="of:=[Datos_Nao.F17]" office:value-type="float" office:value="-0.010329901240766" calcext:value-type="float">
            <text:p>-0.0103299012</text:p>
          </table:table-cell>
          <table:table-cell/>
          <table:table-cell table:formula="of:=[Datos_MoCap.A17]" office:value-type="float" office:value="0.071412" calcext:value-type="float">
            <text:p>0.071412</text:p>
          </table:table-cell>
          <table:table-cell table:formula="of:=[Datos_MoCap.B17]" office:value-type="float" office:value="1.363208" calcext:value-type="float">
            <text:p>1.363208</text:p>
          </table:table-cell>
          <table:table-cell table:formula="of:=[Datos_MoCap.C17]" office:value-type="float" office:value="-0.00134" calcext:value-type="float">
            <text:p>-0.00134</text:p>
          </table:table-cell>
          <table:table-cell table:formula="of:=[Datos_MoCap.D17]" office:value-type="float" office:value="0.001456" calcext:value-type="float">
            <text:p>0.001456</text:p>
          </table:table-cell>
          <table:table-cell table:formula="of:=[Datos_MoCap.F17]" office:value-type="float" office:value="-0.007097" calcext:value-type="float">
            <text:p>-0.007097</text:p>
          </table:table-cell>
          <table:table-cell table:formula="of:=[Datos_MoCap.E17]" office:value-type="float" office:value="-0.00196" calcext:value-type="float">
            <text:p>-0.00196</text:p>
          </table:table-cell>
          <table:table-cell/>
          <table:table-cell table:formula="of:=([.#REF!17]^2)*(0.178)+([.#REF!17])*(0.352)-0.013" office:value-type="string" office:string-value="" calcext:value-type="error">
            <text:p>#REF!</text:p>
          </table:table-cell>
          <table:table-cell table:formula="of:=([.J17]^2)*(-0.89)+([.J17])*(-0.633)-0.245" office:value-type="float" office:value="-0.244153378084" calcext:value-type="float">
            <text:p>-0.2441533781</text:p>
          </table:table-cell>
          <table:table-cell table:formula="of:=([.I17]^2)*(-0.189)+([.I17])*(0.905)-0.392" office:value-type="float" office:value="0.490477726311104" calcext:value-type="float">
            <text:p>0.4904777263</text:p>
          </table:table-cell>
          <table:table-cell table:number-columns-repeated="1007"/>
        </table:table-row>
        <table:table-row table:style-name="ro1">
          <table:table-cell table:formula="of:=[Datos_Nao.A18]" office:value-type="float" office:value="-0.0125812646001577" calcext:value-type="float">
            <text:p>-0.0125812646</text:p>
          </table:table-cell>
          <table:table-cell table:formula="of:=[Datos_Nao.B18]" office:value-type="float" office:value="-0.0208361987024546" calcext:value-type="float">
            <text:p>-0.0208361987</text:p>
          </table:table-cell>
          <table:table-cell table:formula="of:=[Datos_Nao.C18]" office:value-type="float" office:value="0.329061985015869" calcext:value-type="float">
            <text:p>0.329061985</text:p>
          </table:table-cell>
          <table:table-cell table:formula="of:=[Datos_Nao.D18]" office:value-type="float" office:value="0.00605323072522879" calcext:value-type="float">
            <text:p>0.0060532307</text:p>
          </table:table-cell>
          <table:table-cell table:formula="of:=[Datos_Nao.E18]" office:value-type="float" office:value="-0.00918732583522797" calcext:value-type="float">
            <text:p>-0.0091873258</text:p>
          </table:table-cell>
          <table:table-cell table:formula="of:=[Datos_Nao.F18]" office:value-type="float" office:value="-0.0111934039741755" calcext:value-type="float">
            <text:p>-0.011193404</text:p>
          </table:table-cell>
          <table:table-cell/>
          <table:table-cell table:formula="of:=[Datos_MoCap.A18]" office:value-type="float" office:value="0.071552" calcext:value-type="float">
            <text:p>0.071552</text:p>
          </table:table-cell>
          <table:table-cell table:formula="of:=[Datos_MoCap.B18]" office:value-type="float" office:value="1.363033" calcext:value-type="float">
            <text:p>1.363033</text:p>
          </table:table-cell>
          <table:table-cell table:formula="of:=[Datos_MoCap.C18]" office:value-type="float" office:value="-0.001289" calcext:value-type="float">
            <text:p>-0.001289</text:p>
          </table:table-cell>
          <table:table-cell table:formula="of:=[Datos_MoCap.D18]" office:value-type="float" office:value="0.001493" calcext:value-type="float">
            <text:p>0.001493</text:p>
          </table:table-cell>
          <table:table-cell table:formula="of:=[Datos_MoCap.F18]" office:value-type="float" office:value="-0.006776" calcext:value-type="float">
            <text:p>-0.006776</text:p>
          </table:table-cell>
          <table:table-cell table:formula="of:=[Datos_MoCap.E18]" office:value-type="float" office:value="-0.001846" calcext:value-type="float">
            <text:p>-0.001846</text:p>
          </table:table-cell>
          <table:table-cell/>
          <table:table-cell table:formula="of:=([.#REF!18]^2)*(0.178)+([.#REF!18])*(0.352)-0.013" office:value-type="string" office:string-value="" calcext:value-type="error">
            <text:p>#REF!</text:p>
          </table:table-cell>
          <table:table-cell table:formula="of:=([.J18]^2)*(-0.89)+([.J18])*(-0.633)-0.245" office:value-type="float" office:value="-0.24418554175369" calcext:value-type="float">
            <text:p>-0.2441855418</text:p>
          </table:table-cell>
          <table:table-cell table:formula="of:=([.I18]^2)*(-0.189)+([.I18])*(0.905)-0.392" office:value-type="float" office:value="0.490409521732179" calcext:value-type="float">
            <text:p>0.4904095217</text:p>
          </table:table-cell>
          <table:table-cell table:number-columns-repeated="1007"/>
        </table:table-row>
        <table:table-row table:style-name="ro1">
          <table:table-cell table:formula="of:=[Datos_Nao.A19]" office:value-type="float" office:value="-0.0128998244181275" calcext:value-type="float">
            <text:p>-0.0128998244</text:p>
          </table:table-cell>
          <table:table-cell table:formula="of:=[Datos_Nao.B19]" office:value-type="float" office:value="-0.02145991101861" calcext:value-type="float">
            <text:p>-0.021459911</text:p>
          </table:table-cell>
          <table:table-cell table:formula="of:=[Datos_Nao.C19]" office:value-type="float" office:value="0.329022318124771" calcext:value-type="float">
            <text:p>0.3290223181</text:p>
          </table:table-cell>
          <table:table-cell table:formula="of:=[Datos_Nao.D19]" office:value-type="float" office:value="0.00392893375828862" calcext:value-type="float">
            <text:p>0.0039289338</text:p>
          </table:table-cell>
          <table:table-cell table:formula="of:=[Datos_Nao.E19]" office:value-type="float" office:value="-0.00980650167912245" calcext:value-type="float">
            <text:p>-0.0098065017</text:p>
          </table:table-cell>
          <table:table-cell table:formula="of:=[Datos_Nao.F19]" office:value-type="float" office:value="-0.0120825180783868" calcext:value-type="float">
            <text:p>-0.0120825181</text:p>
          </table:table-cell>
          <table:table-cell/>
          <table:table-cell table:formula="of:=[Datos_MoCap.A19]" office:value-type="float" office:value="0.071665" calcext:value-type="float">
            <text:p>0.071665</text:p>
          </table:table-cell>
          <table:table-cell table:formula="of:=[Datos_MoCap.B19]" office:value-type="float" office:value="1.36289" calcext:value-type="float">
            <text:p>1.36289</text:p>
          </table:table-cell>
          <table:table-cell table:formula="of:=[Datos_MoCap.C19]" office:value-type="float" office:value="-0.001248" calcext:value-type="float">
            <text:p>-0.001248</text:p>
          </table:table-cell>
          <table:table-cell table:formula="of:=[Datos_MoCap.D19]" office:value-type="float" office:value="0.001525" calcext:value-type="float">
            <text:p>0.001525</text:p>
          </table:table-cell>
          <table:table-cell table:formula="of:=[Datos_MoCap.F19]" office:value-type="float" office:value="-0.006536" calcext:value-type="float">
            <text:p>-0.006536</text:p>
          </table:table-cell>
          <table:table-cell table:formula="of:=[Datos_MoCap.E19]" office:value-type="float" office:value="-0.001658" calcext:value-type="float">
            <text:p>-0.001658</text:p>
          </table:table-cell>
          <table:table-cell/>
          <table:table-cell table:formula="of:=([.#REF!19]^2)*(0.178)+([.#REF!19])*(0.352)-0.013" office:value-type="string" office:string-value="" calcext:value-type="error">
            <text:p>#REF!</text:p>
          </table:table-cell>
          <table:table-cell table:formula="of:=([.J19]^2)*(-0.89)+([.J19])*(-0.633)-0.245" office:value-type="float" office:value="-0.24421140217856" calcext:value-type="float">
            <text:p>-0.2442114022</text:p>
          </table:table-cell>
          <table:table-cell table:formula="of:=([.I19]^2)*(-0.189)+([.I19])*(0.905)-0.392" office:value-type="float" office:value="0.4903537802531" calcext:value-type="float">
            <text:p>0.4903537803</text:p>
          </table:table-cell>
          <table:table-cell table:number-columns-repeated="1007"/>
        </table:table-row>
        <table:table-row table:style-name="ro1">
          <table:table-cell table:formula="of:=[Datos_Nao.A20]" office:value-type="float" office:value="-0.0130619471892715" calcext:value-type="float">
            <text:p>-0.0130619472</text:p>
          </table:table-cell>
          <table:table-cell table:formula="of:=[Datos_Nao.B20]" office:value-type="float" office:value="-0.0217757094651461" calcext:value-type="float">
            <text:p>-0.0217757095</text:p>
          </table:table-cell>
          <table:table-cell table:formula="of:=[Datos_Nao.C20]" office:value-type="float" office:value="0.329000771045685" calcext:value-type="float">
            <text:p>0.329000771</text:p>
          </table:table-cell>
          <table:table-cell table:formula="of:=[Datos_Nao.D20]" office:value-type="float" office:value="0.00284635811112821" calcext:value-type="float">
            <text:p>0.0028463581</text:p>
          </table:table-cell>
          <table:table-cell table:formula="of:=[Datos_Nao.E20]" office:value-type="float" office:value="-0.0101214442402124" calcext:value-type="float">
            <text:p>-0.0101214442</text:p>
          </table:table-cell>
          <table:table-cell table:formula="of:=[Datos_Nao.F20]" office:value-type="float" office:value="-0.0125364558771253" calcext:value-type="float">
            <text:p>-0.0125364559</text:p>
          </table:table-cell>
          <table:table-cell/>
          <table:table-cell table:formula="of:=[Datos_MoCap.A20]" office:value-type="float" office:value="0.0717" calcext:value-type="float">
            <text:p>0.0717</text:p>
          </table:table-cell>
          <table:table-cell table:formula="of:=[Datos_MoCap.B20]" office:value-type="float" office:value="1.362805" calcext:value-type="float">
            <text:p>1.362805</text:p>
          </table:table-cell>
          <table:table-cell table:formula="of:=[Datos_MoCap.C20]" office:value-type="float" office:value="-0.001182" calcext:value-type="float">
            <text:p>-0.001182</text:p>
          </table:table-cell>
          <table:table-cell table:formula="of:=[Datos_MoCap.D20]" office:value-type="float" office:value="0.001576" calcext:value-type="float">
            <text:p>0.001576</text:p>
          </table:table-cell>
          <table:table-cell table:formula="of:=[Datos_MoCap.F20]" office:value-type="float" office:value="-0.006321" calcext:value-type="float">
            <text:p>-0.006321</text:p>
          </table:table-cell>
          <table:table-cell table:formula="of:=[Datos_MoCap.E20]" office:value-type="float" office:value="-0.00151" calcext:value-type="float">
            <text:p>-0.00151</text:p>
          </table:table-cell>
          <table:table-cell/>
          <table:table-cell table:formula="of:=([.#REF!20]^2)*(0.178)+([.#REF!20])*(0.352)-0.013" office:value-type="string" office:string-value="" calcext:value-type="error">
            <text:p>#REF!</text:p>
          </table:table-cell>
          <table:table-cell table:formula="of:=([.J20]^2)*(-0.89)+([.J20])*(-0.633)-0.245" office:value-type="float" office:value="-0.24425303744036" calcext:value-type="float">
            <text:p>-0.2442530374</text:p>
          </table:table-cell>
          <table:table-cell table:formula="of:=([.I20]^2)*(-0.189)+([.I20])*(0.905)-0.392" office:value-type="float" office:value="0.490320643543275" calcext:value-type="float">
            <text:p>0.4903206435</text:p>
          </table:table-cell>
          <table:table-cell table:number-columns-repeated="1007"/>
        </table:table-row>
        <table:table-row table:style-name="ro1">
          <table:table-cell table:formula="of:=[Datos_Nao.A21]" office:value-type="float" office:value="-0.0133915329352021" calcext:value-type="float">
            <text:p>-0.0133915329</text:p>
          </table:table-cell>
          <table:table-cell table:formula="of:=[Datos_Nao.B21]" office:value-type="float" office:value="-0.0224146954715252" calcext:value-type="float">
            <text:p>-0.0224146955</text:p>
          </table:table-cell>
          <table:table-cell table:formula="of:=[Datos_Nao.C21]" office:value-type="float" office:value="0.328954070806503" calcext:value-type="float">
            <text:p>0.3289540708</text:p>
          </table:table-cell>
          <table:table-cell table:formula="of:=[Datos_Nao.D21]" office:value-type="float" office:value="0.000642097089439631" calcext:value-type="float">
            <text:p>0.0006420971</text:p>
          </table:table-cell>
          <table:table-cell table:formula="of:=[Datos_Nao.E21]" office:value-type="float" office:value="-0.0107613988220692" calcext:value-type="float">
            <text:p>-0.0107613988</text:p>
          </table:table-cell>
          <table:table-cell table:formula="of:=[Datos_Nao.F21]" office:value-type="float" office:value="-0.0134625779464841" calcext:value-type="float">
            <text:p>-0.0134625779</text:p>
          </table:table-cell>
          <table:table-cell/>
          <table:table-cell table:formula="of:=[Datos_MoCap.A21]" office:value-type="float" office:value="0.071693" calcext:value-type="float">
            <text:p>0.071693</text:p>
          </table:table-cell>
          <table:table-cell table:formula="of:=[Datos_MoCap.B21]" office:value-type="float" office:value="1.362748" calcext:value-type="float">
            <text:p>1.362748</text:p>
          </table:table-cell>
          <table:table-cell table:formula="of:=[Datos_MoCap.C21]" office:value-type="float" office:value="-0.00113" calcext:value-type="float">
            <text:p>-0.00113</text:p>
          </table:table-cell>
          <table:table-cell table:formula="of:=[Datos_MoCap.D21]" office:value-type="float" office:value="0.001614" calcext:value-type="float">
            <text:p>0.001614</text:p>
          </table:table-cell>
          <table:table-cell table:formula="of:=[Datos_MoCap.F21]" office:value-type="float" office:value="-0.006333" calcext:value-type="float">
            <text:p>-0.006333</text:p>
          </table:table-cell>
          <table:table-cell table:formula="of:=[Datos_MoCap.E21]" office:value-type="float" office:value="-0.00137" calcext:value-type="float">
            <text:p>-0.00137</text:p>
          </table:table-cell>
          <table:table-cell/>
          <table:table-cell table:formula="of:=([.#REF!21]^2)*(0.178)+([.#REF!21])*(0.352)-0.013" office:value-type="string" office:string-value="" calcext:value-type="error">
            <text:p>#REF!</text:p>
          </table:table-cell>
          <table:table-cell table:formula="of:=([.J21]^2)*(-0.89)+([.J21])*(-0.633)-0.245" office:value-type="float" office:value="-0.244285846441" calcext:value-type="float">
            <text:p>-0.2442858464</text:p>
          </table:table-cell>
          <table:table-cell table:formula="of:=([.I21]^2)*(-0.189)+([.I21])*(0.905)-0.392" office:value-type="float" office:value="0.490298420925744" calcext:value-type="float">
            <text:p>0.4902984209</text:p>
          </table:table-cell>
          <table:table-cell table:number-columns-repeated="1007"/>
        </table:table-row>
        <table:table-row table:style-name="ro1">
          <table:table-cell table:formula="of:=[Datos_Nao.A22]" office:value-type="float" office:value="-0.01355891674757" calcext:value-type="float">
            <text:p>-0.0135589167</text:p>
          </table:table-cell>
          <table:table-cell table:formula="of:=[Datos_Nao.B22]" office:value-type="float" office:value="-0.0227376818656921" calcext:value-type="float">
            <text:p>-0.0227376819</text:p>
          </table:table-cell>
          <table:table-cell table:formula="of:=[Datos_Nao.C22]" office:value-type="float" office:value="0.328928887844086" calcext:value-type="float">
            <text:p>0.3289288878</text:p>
          </table:table-cell>
          <table:table-cell table:formula="of:=[Datos_Nao.D22]" office:value-type="float" office:value="-0.000478912785183638" calcext:value-type="float">
            <text:p>-0.0004789128</text:p>
          </table:table-cell>
          <table:table-cell table:formula="of:=[Datos_Nao.E22]" office:value-type="float" office:value="-0.0110861826688051" calcext:value-type="float">
            <text:p>-0.0110861827</text:p>
          </table:table-cell>
          <table:table-cell table:formula="of:=[Datos_Nao.F22]" office:value-type="float" office:value="-0.013934631831944" calcext:value-type="float">
            <text:p>-0.0139346318</text:p>
          </table:table-cell>
          <table:table-cell/>
          <table:table-cell table:formula="of:=[Datos_MoCap.A22]" office:value-type="float" office:value="0.071665" calcext:value-type="float">
            <text:p>0.071665</text:p>
          </table:table-cell>
          <table:table-cell table:formula="of:=[Datos_MoCap.B22]" office:value-type="float" office:value="1.362703" calcext:value-type="float">
            <text:p>1.362703</text:p>
          </table:table-cell>
          <table:table-cell table:formula="of:=[Datos_MoCap.C22]" office:value-type="float" office:value="-0.001103" calcext:value-type="float">
            <text:p>-0.001103</text:p>
          </table:table-cell>
          <table:table-cell table:formula="of:=[Datos_MoCap.D22]" office:value-type="float" office:value="0.001594" calcext:value-type="float">
            <text:p>0.001594</text:p>
          </table:table-cell>
          <table:table-cell table:formula="of:=[Datos_MoCap.F22]" office:value-type="float" office:value="-0.006337" calcext:value-type="float">
            <text:p>-0.006337</text:p>
          </table:table-cell>
          <table:table-cell table:formula="of:=[Datos_MoCap.E22]" office:value-type="float" office:value="-0.001268" calcext:value-type="float">
            <text:p>-0.001268</text:p>
          </table:table-cell>
          <table:table-cell/>
          <table:table-cell table:formula="of:=([.#REF!22]^2)*(0.178)+([.#REF!22])*(0.352)-0.013" office:value-type="string" office:string-value="" calcext:value-type="error">
            <text:p>#REF!</text:p>
          </table:table-cell>
          <table:table-cell table:formula="of:=([.J22]^2)*(-0.89)+([.J22])*(-0.633)-0.245" office:value-type="float" office:value="-0.24430288378201" calcext:value-type="float">
            <text:p>-0.2443028838</text:p>
          </table:table-cell>
          <table:table-cell table:formula="of:=([.I22]^2)*(-0.189)+([.I22])*(0.905)-0.392" office:value-type="float" office:value="0.490280875886499" calcext:value-type="float">
            <text:p>0.4902808759</text:p>
          </table:table-cell>
          <table:table-cell table:number-columns-repeated="1007"/>
        </table:table-row>
        <table:table-row table:style-name="ro1">
          <table:table-cell table:formula="of:=[Datos_Nao.A23]" office:value-type="float" office:value="-0.0138985738158226" calcext:value-type="float">
            <text:p>-0.0138985738</text:p>
          </table:table-cell>
          <table:table-cell table:formula="of:=[Datos_Nao.B23]" office:value-type="float" office:value="-0.0233901776373386" calcext:value-type="float">
            <text:p>-0.0233901776</text:p>
          </table:table-cell>
          <table:table-cell table:formula="of:=[Datos_Nao.C23]" office:value-type="float" office:value="0.328874707221985" calcext:value-type="float">
            <text:p>0.3288747072</text:p>
          </table:table-cell>
          <table:table-cell table:formula="of:=[Datos_Nao.D23]" office:value-type="float" office:value="-0.00275690667331219" calcext:value-type="float">
            <text:p>-0.0027569067</text:p>
          </table:table-cell>
          <table:table-cell table:formula="of:=[Datos_Nao.E23]" office:value-type="float" office:value="-0.0117448018863797" calcext:value-type="float">
            <text:p>-0.0117448019</text:p>
          </table:table-cell>
          <table:table-cell table:formula="of:=[Datos_Nao.F23]" office:value-type="float" office:value="-0.0148960119113326" calcext:value-type="float">
            <text:p>-0.0148960119</text:p>
          </table:table-cell>
          <table:table-cell/>
          <table:table-cell table:formula="of:=[Datos_MoCap.A23]" office:value-type="float" office:value="0.071616" calcext:value-type="float">
            <text:p>0.071616</text:p>
          </table:table-cell>
          <table:table-cell table:formula="of:=[Datos_MoCap.B23]" office:value-type="float" office:value="1.362652" calcext:value-type="float">
            <text:p>1.362652</text:p>
          </table:table-cell>
          <table:table-cell table:formula="of:=[Datos_MoCap.C23]" office:value-type="float" office:value="-0.001087" calcext:value-type="float">
            <text:p>-0.001087</text:p>
          </table:table-cell>
          <table:table-cell table:formula="of:=[Datos_MoCap.D23]" office:value-type="float" office:value="0.001584" calcext:value-type="float">
            <text:p>0.001584</text:p>
          </table:table-cell>
          <table:table-cell table:formula="of:=[Datos_MoCap.F23]" office:value-type="float" office:value="-0.006322" calcext:value-type="float">
            <text:p>-0.006322</text:p>
          </table:table-cell>
          <table:table-cell table:formula="of:=[Datos_MoCap.E23]" office:value-type="float" office:value="-0.001224" calcext:value-type="float">
            <text:p>-0.001224</text:p>
          </table:table-cell>
          <table:table-cell/>
          <table:table-cell table:formula="of:=([.#REF!23]^2)*(0.178)+([.#REF!23])*(0.352)-0.013" office:value-type="string" office:string-value="" calcext:value-type="error">
            <text:p>#REF!</text:p>
          </table:table-cell>
          <table:table-cell table:formula="of:=([.J23]^2)*(-0.89)+([.J23])*(-0.633)-0.245" office:value-type="float" office:value="-0.24431298059641" calcext:value-type="float">
            <text:p>-0.2443129806</text:p>
          </table:table-cell>
          <table:table-cell table:formula="of:=([.I23]^2)*(-0.189)+([.I23])*(0.905)-0.392" office:value-type="float" office:value="0.490260990583344" calcext:value-type="float">
            <text:p>0.4902609906</text:p>
          </table:table-cell>
          <table:table-cell table:number-columns-repeated="1007"/>
        </table:table-row>
        <table:table-row table:style-name="ro1">
          <table:table-cell table:formula="of:=[Datos_Nao.A24]" office:value-type="float" office:value="-0.0144194141030312" calcext:value-type="float">
            <text:p>-0.0144194141</text:p>
          </table:table-cell>
          <table:table-cell table:formula="of:=[Datos_Nao.B24]" office:value-type="float" office:value="-0.0243837721645832" calcext:value-type="float">
            <text:p>-0.0243837722</text:p>
          </table:table-cell>
          <table:table-cell table:formula="of:=[Datos_Nao.C24]" office:value-type="float" office:value="0.328783690929413" calcext:value-type="float">
            <text:p>0.3287836909</text:p>
          </table:table-cell>
          <table:table-cell table:formula="of:=[Datos_Nao.D24]" office:value-type="float" office:value="-0.00625866604968906" calcext:value-type="float">
            <text:p>-0.006258666</text:p>
          </table:table-cell>
          <table:table-cell table:formula="of:=[Datos_Nao.E24]" office:value-type="float" office:value="-0.0127535341307521" calcext:value-type="float">
            <text:p>-0.0127535341</text:p>
          </table:table-cell>
          <table:table-cell table:formula="of:=[Datos_Nao.F24]" office:value-type="float" office:value="-0.0163801722228527" calcext:value-type="float">
            <text:p>-0.0163801722</text:p>
          </table:table-cell>
          <table:table-cell/>
          <table:table-cell table:formula="of:=[Datos_MoCap.A24]" office:value-type="float" office:value="0.071537" calcext:value-type="float">
            <text:p>0.071537</text:p>
          </table:table-cell>
          <table:table-cell table:formula="of:=[Datos_MoCap.B24]" office:value-type="float" office:value="1.362593" calcext:value-type="float">
            <text:p>1.362593</text:p>
          </table:table-cell>
          <table:table-cell table:formula="of:=[Datos_MoCap.C24]" office:value-type="float" office:value="-0.001071" calcext:value-type="float">
            <text:p>-0.001071</text:p>
          </table:table-cell>
          <table:table-cell table:formula="of:=[Datos_MoCap.D24]" office:value-type="float" office:value="0.00161" calcext:value-type="float">
            <text:p>0.00161</text:p>
          </table:table-cell>
          <table:table-cell table:formula="of:=[Datos_MoCap.F24]" office:value-type="float" office:value="-0.006308" calcext:value-type="float">
            <text:p>-0.006308</text:p>
          </table:table-cell>
          <table:table-cell table:formula="of:=[Datos_MoCap.E24]" office:value-type="float" office:value="-0.001287" calcext:value-type="float">
            <text:p>-0.001287</text:p>
          </table:table-cell>
          <table:table-cell/>
          <table:table-cell table:formula="of:=([.#REF!24]^2)*(0.178)+([.#REF!24])*(0.352)-0.013" office:value-type="string" office:string-value="" calcext:value-type="error">
            <text:p>#REF!</text:p>
          </table:table-cell>
          <table:table-cell table:formula="of:=([.J24]^2)*(-0.89)+([.J24])*(-0.633)-0.245" office:value-type="float" office:value="-0.24432307786649" calcext:value-type="float">
            <text:p>-0.2443230779</text:p>
          </table:table-cell>
          <table:table-cell table:formula="of:=([.I24]^2)*(-0.189)+([.I24])*(0.905)-0.392" office:value-type="float" office:value="0.490237984790339" calcext:value-type="float">
            <text:p>0.4902379848</text:p>
          </table:table-cell>
          <table:table-cell table:number-columns-repeated="1007"/>
        </table:table-row>
        <table:table-row table:style-name="ro1">
          <table:table-cell table:formula="of:=[Datos_Nao.A25]" office:value-type="float" office:value="-0.0145958662033081" calcext:value-type="float">
            <text:p>-0.0145958662</text:p>
          </table:table-cell>
          <table:table-cell table:formula="of:=[Datos_Nao.B25]" office:value-type="float" office:value="-0.024718526750803" calcext:value-type="float">
            <text:p>-0.0247185268</text:p>
          </table:table-cell>
          <table:table-cell table:formula="of:=[Datos_Nao.C25]" office:value-type="float" office:value="0.328750640153885" calcext:value-type="float">
            <text:p>0.3287506402</text:p>
          </table:table-cell>
          <table:table-cell table:formula="of:=[Datos_Nao.D25]" office:value-type="float" office:value="-0.00744716729968786" calcext:value-type="float">
            <text:p>-0.0074471673</text:p>
          </table:table-cell>
          <table:table-cell table:formula="of:=[Datos_Nao.E25]" office:value-type="float" office:value="-0.0130948508158326" calcext:value-type="float">
            <text:p>-0.0130948508</text:p>
          </table:table-cell>
          <table:table-cell table:formula="of:=[Datos_Nao.F25]" office:value-type="float" office:value="-0.0168856009840965" calcext:value-type="float">
            <text:p>-0.016885601</text:p>
          </table:table-cell>
          <table:table-cell/>
          <table:table-cell table:formula="of:=[Datos_MoCap.A25]" office:value-type="float" office:value="0.071459" calcext:value-type="float">
            <text:p>0.071459</text:p>
          </table:table-cell>
          <table:table-cell table:formula="of:=[Datos_MoCap.B25]" office:value-type="float" office:value="1.362528" calcext:value-type="float">
            <text:p>1.362528</text:p>
          </table:table-cell>
          <table:table-cell table:formula="of:=[Datos_MoCap.C25]" office:value-type="float" office:value="-0.001071" calcext:value-type="float">
            <text:p>-0.001071</text:p>
          </table:table-cell>
          <table:table-cell table:formula="of:=[Datos_MoCap.D25]" office:value-type="float" office:value="0.001637" calcext:value-type="float">
            <text:p>0.001637</text:p>
          </table:table-cell>
          <table:table-cell table:formula="of:=[Datos_MoCap.F25]" office:value-type="float" office:value="-0.006301" calcext:value-type="float">
            <text:p>-0.006301</text:p>
          </table:table-cell>
          <table:table-cell table:formula="of:=[Datos_MoCap.E25]" office:value-type="float" office:value="-0.001233" calcext:value-type="float">
            <text:p>-0.001233</text:p>
          </table:table-cell>
          <table:table-cell/>
          <table:table-cell table:formula="of:=([.#REF!25]^2)*(0.178)+([.#REF!25])*(0.352)-0.013" office:value-type="string" office:string-value="" calcext:value-type="error">
            <text:p>#REF!</text:p>
          </table:table-cell>
          <table:table-cell table:formula="of:=([.J25]^2)*(-0.89)+([.J25])*(-0.633)-0.245" office:value-type="float" office:value="-0.24432307786649" calcext:value-type="float">
            <text:p>-0.2443230779</text:p>
          </table:table-cell>
          <table:table-cell table:formula="of:=([.I25]^2)*(-0.189)+([.I25])*(0.905)-0.392" office:value-type="float" office:value="0.490212637901824" calcext:value-type="float">
            <text:p>0.4902126379</text:p>
          </table:table-cell>
          <table:table-cell table:number-columns-repeated="1007"/>
        </table:table-row>
        <table:table-row table:style-name="ro1">
          <table:table-cell table:formula="of:=[Datos_Nao.A26]" office:value-type="float" office:value="-0.0149526465684176" calcext:value-type="float">
            <text:p>-0.0149526466</text:p>
          </table:table-cell>
          <table:table-cell table:formula="of:=[Datos_Nao.B26]" office:value-type="float" office:value="-0.0253928005695343" calcext:value-type="float">
            <text:p>-0.0253928006</text:p>
          </table:table-cell>
          <table:table-cell table:formula="of:=[Datos_Nao.C26]" office:value-type="float" office:value="0.328680396080017" calcext:value-type="float">
            <text:p>0.3286803961</text:p>
          </table:table-cell>
          <table:table-cell table:formula="of:=[Datos_Nao.D26]" office:value-type="float" office:value="-0.00985392834991217" calcext:value-type="float">
            <text:p>-0.0098539283</text:p>
          </table:table-cell>
          <table:table-cell table:formula="of:=[Datos_Nao.E26]" office:value-type="float" office:value="-0.0137843964621425" calcext:value-type="float">
            <text:p>-0.0137843965</text:p>
          </table:table-cell>
          <table:table-cell table:formula="of:=[Datos_Nao.F26]" office:value-type="float" office:value="-0.0179121308028698" calcext:value-type="float">
            <text:p>-0.0179121308</text:p>
          </table:table-cell>
          <table:table-cell/>
          <table:table-cell table:formula="of:=[Datos_MoCap.A26]" office:value-type="float" office:value="0.071367" calcext:value-type="float">
            <text:p>0.071367</text:p>
          </table:table-cell>
          <table:table-cell table:formula="of:=[Datos_MoCap.B26]" office:value-type="float" office:value="1.362515" calcext:value-type="float">
            <text:p>1.362515</text:p>
          </table:table-cell>
          <table:table-cell table:formula="of:=[Datos_MoCap.C26]" office:value-type="float" office:value="-0.00106" calcext:value-type="float">
            <text:p>-0.00106</text:p>
          </table:table-cell>
          <table:table-cell table:formula="of:=[Datos_MoCap.D26]" office:value-type="float" office:value="0.001638" calcext:value-type="float">
            <text:p>0.001638</text:p>
          </table:table-cell>
          <table:table-cell table:formula="of:=[Datos_MoCap.F26]" office:value-type="float" office:value="-0.006196" calcext:value-type="float">
            <text:p>-0.006196</text:p>
          </table:table-cell>
          <table:table-cell table:formula="of:=[Datos_MoCap.E26]" office:value-type="float" office:value="-0.001268" calcext:value-type="float">
            <text:p>-0.001268</text:p>
          </table:table-cell>
          <table:table-cell/>
          <table:table-cell table:formula="of:=([.#REF!26]^2)*(0.178)+([.#REF!26])*(0.352)-0.013" office:value-type="string" office:string-value="" calcext:value-type="error">
            <text:p>#REF!</text:p>
          </table:table-cell>
          <table:table-cell table:formula="of:=([.J26]^2)*(-0.89)+([.J26])*(-0.633)-0.245" office:value-type="float" office:value="-0.244330020004" calcext:value-type="float">
            <text:p>-0.24433002</text:p>
          </table:table-cell>
          <table:table-cell table:formula="of:=([.I26]^2)*(-0.189)+([.I26])*(0.905)-0.392" office:value-type="float" office:value="0.490207568332475" calcext:value-type="float">
            <text:p>0.4902075683</text:p>
          </table:table-cell>
          <table:table-cell table:number-columns-repeated="1007"/>
        </table:table-row>
        <table:table-row table:style-name="ro1">
          <table:table-cell table:formula="of:=[Datos_Nao.A27]" office:value-type="float" office:value="-0.0151328798383474" calcext:value-type="float">
            <text:p>-0.0151328798</text:p>
          </table:table-cell>
          <table:table-cell table:formula="of:=[Datos_Nao.B27]" office:value-type="float" office:value="-0.0257321186363697" calcext:value-type="float">
            <text:p>-0.0257321186</text:p>
          </table:table-cell>
          <table:table-cell table:formula="of:=[Datos_Nao.C27]" office:value-type="float" office:value="0.328643172979355" calcext:value-type="float">
            <text:p>0.328643173</text:p>
          </table:table-cell>
          <table:table-cell table:formula="of:=[Datos_Nao.D27]" office:value-type="float" office:value="-0.0110715134069324" calcext:value-type="float">
            <text:p>-0.0110715134</text:p>
          </table:table-cell>
          <table:table-cell table:formula="of:=[Datos_Nao.E27]" office:value-type="float" office:value="-0.0141323916614056" calcext:value-type="float">
            <text:p>-0.0141323917</text:p>
          </table:table-cell>
          <table:table-cell table:formula="of:=[Datos_Nao.F27]" office:value-type="float" office:value="-0.0184329114854336" calcext:value-type="float">
            <text:p>-0.0184329115</text:p>
          </table:table-cell>
          <table:table-cell/>
          <table:table-cell table:formula="of:=[Datos_MoCap.A27]" office:value-type="float" office:value="0.071275" calcext:value-type="float">
            <text:p>0.071275</text:p>
          </table:table-cell>
          <table:table-cell table:formula="of:=[Datos_MoCap.B27]" office:value-type="float" office:value="1.362472" calcext:value-type="float">
            <text:p>1.362472</text:p>
          </table:table-cell>
          <table:table-cell table:formula="of:=[Datos_MoCap.C27]" office:value-type="float" office:value="-0.001082" calcext:value-type="float">
            <text:p>-0.001082</text:p>
          </table:table-cell>
          <table:table-cell table:formula="of:=[Datos_MoCap.D27]" office:value-type="float" office:value="0.001647" calcext:value-type="float">
            <text:p>0.001647</text:p>
          </table:table-cell>
          <table:table-cell table:formula="of:=[Datos_MoCap.F27]" office:value-type="float" office:value="-0.006167" calcext:value-type="float">
            <text:p>-0.006167</text:p>
          </table:table-cell>
          <table:table-cell table:formula="of:=[Datos_MoCap.E27]" office:value-type="float" office:value="-0.001246" calcext:value-type="float">
            <text:p>-0.001246</text:p>
          </table:table-cell>
          <table:table-cell/>
          <table:table-cell table:formula="of:=([.#REF!27]^2)*(0.178)+([.#REF!27])*(0.352)-0.013" office:value-type="string" office:string-value="" calcext:value-type="error">
            <text:p>#REF!</text:p>
          </table:table-cell>
          <table:table-cell table:formula="of:=([.J27]^2)*(-0.89)+([.J27])*(-0.633)-0.245" office:value-type="float" office:value="-0.24431613594436" calcext:value-type="float">
            <text:p>-0.2443161359</text:p>
          </table:table-cell>
          <table:table-cell table:formula="of:=([.I27]^2)*(-0.189)+([.I27])*(0.905)-0.392" office:value-type="float" office:value="0.490190799301824" calcext:value-type="float">
            <text:p>0.4901907993</text:p>
          </table:table-cell>
          <table:table-cell table:number-columns-repeated="1007"/>
        </table:table-row>
        <table:table-row table:style-name="ro1">
          <table:table-cell table:formula="of:=[Datos_Nao.A28]" office:value-type="float" office:value="-0.0154967335984111" calcext:value-type="float">
            <text:p>-0.0154967336</text:p>
          </table:table-cell>
          <table:table-cell table:formula="of:=[Datos_Nao.B28]" office:value-type="float" office:value="-0.0264146719127893" calcext:value-type="float">
            <text:p>-0.0264146719</text:p>
          </table:table-cell>
          <table:table-cell table:formula="of:=[Datos_Nao.C28]" office:value-type="float" office:value="0.328564435243607" calcext:value-type="float">
            <text:p>0.3285644352</text:p>
          </table:table-cell>
          <table:table-cell table:formula="of:=[Datos_Nao.D28]" office:value-type="float" office:value="-0.0135333817452192" calcext:value-type="float">
            <text:p>-0.0135333817</text:p>
          </table:table-cell>
          <table:table-cell table:formula="of:=[Datos_Nao.E28]" office:value-type="float" office:value="-0.0148342531174421" calcext:value-type="float">
            <text:p>-0.0148342531</text:p>
          </table:table-cell>
          <table:table-cell table:formula="of:=[Datos_Nao.F28]" office:value-type="float" office:value="-0.0194889679551125" calcext:value-type="float">
            <text:p>-0.019488968</text:p>
          </table:table-cell>
          <table:table-cell/>
          <table:table-cell table:formula="of:=[Datos_MoCap.A28]" office:value-type="float" office:value="0.071182" calcext:value-type="float">
            <text:p>0.071182</text:p>
          </table:table-cell>
          <table:table-cell table:formula="of:=[Datos_MoCap.B28]" office:value-type="float" office:value="1.362458" calcext:value-type="float">
            <text:p>1.362458</text:p>
          </table:table-cell>
          <table:table-cell table:formula="of:=[Datos_MoCap.C28]" office:value-type="float" office:value="-0.001107" calcext:value-type="float">
            <text:p>-0.001107</text:p>
          </table:table-cell>
          <table:table-cell table:formula="of:=[Datos_MoCap.D28]" office:value-type="float" office:value="0.001677" calcext:value-type="float">
            <text:p>0.001677</text:p>
          </table:table-cell>
          <table:table-cell table:formula="of:=[Datos_MoCap.F28]" office:value-type="float" office:value="-0.005976" calcext:value-type="float">
            <text:p>-0.005976</text:p>
          </table:table-cell>
          <table:table-cell table:formula="of:=[Datos_MoCap.E28]" office:value-type="float" office:value="-0.001328" calcext:value-type="float">
            <text:p>-0.001328</text:p>
          </table:table-cell>
          <table:table-cell/>
          <table:table-cell table:formula="of:=([.#REF!28]^2)*(0.178)+([.#REF!28])*(0.352)-0.013" office:value-type="string" office:string-value="" calcext:value-type="error">
            <text:p>#REF!</text:p>
          </table:table-cell>
          <table:table-cell table:formula="of:=([.J28]^2)*(-0.89)+([.J28])*(-0.633)-0.245" office:value-type="float" office:value="-0.24430035964961" calcext:value-type="float">
            <text:p>-0.2443003596</text:p>
          </table:table-cell>
          <table:table-cell table:formula="of:=([.I28]^2)*(-0.189)+([.I28])*(0.905)-0.392" office:value-type="float" office:value="0.490185339466604" calcext:value-type="float">
            <text:p>0.4901853395</text:p>
          </table:table-cell>
          <table:table-cell table:number-columns-repeated="1007"/>
        </table:table-row>
        <table:table-row table:style-name="ro1">
          <table:table-cell table:formula="of:=[Datos_Nao.A29]" office:value-type="float" office:value="-0.015680268406868" calcext:value-type="float">
            <text:p>-0.0156802684</text:p>
          </table:table-cell>
          <table:table-cell table:formula="of:=[Datos_Nao.B29]" office:value-type="float" office:value="-0.0267576985061169" calcext:value-type="float">
            <text:p>-0.0267576985</text:p>
          </table:table-cell>
          <table:table-cell table:formula="of:=[Datos_Nao.C29]" office:value-type="float" office:value="0.328522890806198" calcext:value-type="float">
            <text:p>0.3285228908</text:p>
          </table:table-cell>
          <table:table-cell table:formula="of:=[Datos_Nao.D29]" office:value-type="float" office:value="-0.0147769618779421" calcext:value-type="float">
            <text:p>-0.0147769619</text:p>
          </table:table-cell>
          <table:table-cell table:formula="of:=[Datos_Nao.E29]" office:value-type="float" office:value="-0.0151878800243139" calcext:value-type="float">
            <text:p>-0.01518788</text:p>
          </table:table-cell>
          <table:table-cell table:formula="of:=[Datos_Nao.F29]" office:value-type="float" office:value="-0.0200240705162287" calcext:value-type="float">
            <text:p>-0.0200240705</text:p>
          </table:table-cell>
          <table:table-cell/>
          <table:table-cell table:formula="of:=[Datos_MoCap.A29]" office:value-type="float" office:value="0.071097" calcext:value-type="float">
            <text:p>0.071097</text:p>
          </table:table-cell>
          <table:table-cell table:formula="of:=[Datos_MoCap.B29]" office:value-type="float" office:value="1.362433" calcext:value-type="float">
            <text:p>1.362433</text:p>
          </table:table-cell>
          <table:table-cell table:formula="of:=[Datos_MoCap.C29]" office:value-type="float" office:value="-0.001147" calcext:value-type="float">
            <text:p>-0.001147</text:p>
          </table:table-cell>
          <table:table-cell table:formula="of:=[Datos_MoCap.D29]" office:value-type="float" office:value="0.001646" calcext:value-type="float">
            <text:p>0.001646</text:p>
          </table:table-cell>
          <table:table-cell table:formula="of:=[Datos_MoCap.F29]" office:value-type="float" office:value="-0.005831" calcext:value-type="float">
            <text:p>-0.005831</text:p>
          </table:table-cell>
          <table:table-cell table:formula="of:=[Datos_MoCap.E29]" office:value-type="float" office:value="-0.001416" calcext:value-type="float">
            <text:p>-0.001416</text:p>
          </table:table-cell>
          <table:table-cell/>
          <table:table-cell table:formula="of:=([.#REF!29]^2)*(0.178)+([.#REF!29])*(0.352)-0.013" office:value-type="string" office:string-value="" calcext:value-type="error">
            <text:p>#REF!</text:p>
          </table:table-cell>
          <table:table-cell table:formula="of:=([.J29]^2)*(-0.89)+([.J29])*(-0.633)-0.245" office:value-type="float" office:value="-0.24427511989201" calcext:value-type="float">
            <text:p>-0.2442751199</text:p>
          </table:table-cell>
          <table:table-cell table:formula="of:=([.I29]^2)*(-0.189)+([.I29])*(0.905)-0.392" office:value-type="float" office:value="0.490175589576579" calcext:value-type="float">
            <text:p>0.4901755896</text:p>
          </table:table-cell>
          <table:table-cell table:number-columns-repeated="1007"/>
        </table:table-row>
        <table:table-row table:style-name="ro1">
          <table:table-cell table:formula="of:=[Datos_Nao.A30]" office:value-type="float" office:value="-0.0160502158105373" calcext:value-type="float">
            <text:p>-0.0160502158</text:p>
          </table:table-cell>
          <table:table-cell table:formula="of:=[Datos_Nao.B30]" office:value-type="float" office:value="-0.0274468008428812" calcext:value-type="float">
            <text:p>-0.0274468008</text:p>
          </table:table-cell>
          <table:table-cell table:formula="of:=[Datos_Nao.C30]" office:value-type="float" office:value="0.328435391187668" calcext:value-type="float">
            <text:p>0.3284353912</text:p>
          </table:table-cell>
          <table:table-cell table:formula="of:=[Datos_Nao.D30]" office:value-type="float" office:value="-0.0172876641154289" calcext:value-type="float">
            <text:p>-0.0172876641</text:p>
          </table:table-cell>
          <table:table-cell table:formula="of:=[Datos_Nao.E30]" office:value-type="float" office:value="-0.0158999375998974" calcext:value-type="float">
            <text:p>-0.0158999376</text:p>
          </table:table-cell>
          <table:table-cell table:formula="of:=[Datos_Nao.F30]" office:value-type="float" office:value="-0.0211077816784382" calcext:value-type="float">
            <text:p>-0.0211077817</text:p>
          </table:table-cell>
          <table:table-cell/>
          <table:table-cell table:formula="of:=[Datos_MoCap.A30]" office:value-type="float" office:value="0.07103" calcext:value-type="float">
            <text:p>0.07103</text:p>
          </table:table-cell>
          <table:table-cell table:formula="of:=[Datos_MoCap.B30]" office:value-type="float" office:value="1.362366" calcext:value-type="float">
            <text:p>1.362366</text:p>
          </table:table-cell>
          <table:table-cell table:formula="of:=[Datos_MoCap.C30]" office:value-type="float" office:value="-0.001208" calcext:value-type="float">
            <text:p>-0.001208</text:p>
          </table:table-cell>
          <table:table-cell table:formula="of:=[Datos_MoCap.D30]" office:value-type="float" office:value="0.001613" calcext:value-type="float">
            <text:p>0.001613</text:p>
          </table:table-cell>
          <table:table-cell table:formula="of:=[Datos_MoCap.F30]" office:value-type="float" office:value="-0.005642" calcext:value-type="float">
            <text:p>-0.005642</text:p>
          </table:table-cell>
          <table:table-cell table:formula="of:=[Datos_MoCap.E30]" office:value-type="float" office:value="-0.001598" calcext:value-type="float">
            <text:p>-0.001598</text:p>
          </table:table-cell>
          <table:table-cell/>
          <table:table-cell table:formula="of:=([.#REF!30]^2)*(0.178)+([.#REF!30])*(0.352)-0.013" office:value-type="string" office:string-value="" calcext:value-type="error">
            <text:p>#REF!</text:p>
          </table:table-cell>
          <table:table-cell table:formula="of:=([.J30]^2)*(-0.89)+([.J30])*(-0.633)-0.245" office:value-type="float" office:value="-0.24423663474496" calcext:value-type="float">
            <text:p>-0.2442366347</text:p>
          </table:table-cell>
          <table:table-cell table:formula="of:=([.I30]^2)*(-0.189)+([.I30])*(0.905)-0.392" office:value-type="float" office:value="0.490149458706316" calcext:value-type="float">
            <text:p>0.4901494587</text:p>
          </table:table-cell>
          <table:table-cell table:number-columns-repeated="1007"/>
        </table:table-row>
        <table:table-row table:style-name="ro1">
          <table:table-cell table:formula="of:=[Datos_Nao.A31]" office:value-type="float" office:value="-0.0162365566939116" calcext:value-type="float">
            <text:p>-0.0162365567</text:p>
          </table:table-cell>
          <table:table-cell table:formula="of:=[Datos_Nao.B31]" office:value-type="float" office:value="-0.0277926772832871" calcext:value-type="float">
            <text:p>-0.0277926773</text:p>
          </table:table-cell>
          <table:table-cell table:formula="of:=[Datos_Nao.C31]" office:value-type="float" office:value="0.328389436006546" calcext:value-type="float">
            <text:p>0.328389436</text:p>
          </table:table-cell>
          <table:table-cell table:formula="of:=[Datos_Nao.D31]" office:value-type="float" office:value="-0.0185541212558746" calcext:value-type="float">
            <text:p>-0.0185541213</text:p>
          </table:table-cell>
          <table:table-cell table:formula="of:=[Datos_Nao.E31]" office:value-type="float" office:value="-0.0162581466138363" calcext:value-type="float">
            <text:p>-0.0162581466</text:p>
          </table:table-cell>
          <table:table-cell table:formula="of:=[Datos_Nao.F31]" office:value-type="float" office:value="-0.0216561462730169" calcext:value-type="float">
            <text:p>-0.0216561463</text:p>
          </table:table-cell>
          <table:table-cell/>
          <table:table-cell table:formula="of:=[Datos_MoCap.A31]" office:value-type="float" office:value="0.07096" calcext:value-type="float">
            <text:p>0.07096</text:p>
          </table:table-cell>
          <table:table-cell table:formula="of:=[Datos_MoCap.B31]" office:value-type="float" office:value="1.362252" calcext:value-type="float">
            <text:p>1.362252</text:p>
          </table:table-cell>
          <table:table-cell table:formula="of:=[Datos_MoCap.C31]" office:value-type="float" office:value="-0.001277" calcext:value-type="float">
            <text:p>-0.001277</text:p>
          </table:table-cell>
          <table:table-cell table:formula="of:=[Datos_MoCap.D31]" office:value-type="float" office:value="0.001661" calcext:value-type="float">
            <text:p>0.001661</text:p>
          </table:table-cell>
          <table:table-cell table:formula="of:=[Datos_MoCap.F31]" office:value-type="float" office:value="-0.005431" calcext:value-type="float">
            <text:p>-0.005431</text:p>
          </table:table-cell>
          <table:table-cell table:formula="of:=[Datos_MoCap.E31]" office:value-type="float" office:value="-0.001853" calcext:value-type="float">
            <text:p>-0.001853</text:p>
          </table:table-cell>
          <table:table-cell/>
          <table:table-cell table:formula="of:=([.#REF!31]^2)*(0.178)+([.#REF!31])*(0.352)-0.013" office:value-type="string" office:string-value="" calcext:value-type="error">
            <text:p>#REF!</text:p>
          </table:table-cell>
          <table:table-cell table:formula="of:=([.J31]^2)*(-0.89)+([.J31])*(-0.633)-0.245" office:value-type="float" office:value="-0.24419311034881" calcext:value-type="float">
            <text:p>-0.2441931103</text:p>
          </table:table-cell>
          <table:table-cell table:formula="of:=([.I31]^2)*(-0.189)+([.I31])*(0.905)-0.392" office:value-type="float" office:value="0.490104993325744" calcext:value-type="float">
            <text:p>0.4901049933</text:p>
          </table:table-cell>
          <table:table-cell table:number-columns-repeated="1007"/>
        </table:table-row>
        <table:table-row table:style-name="ro1">
          <table:table-cell table:formula="of:=[Datos_Nao.A32]" office:value-type="float" office:value="-0.0166116524487734" calcext:value-type="float">
            <text:p>-0.0166116524</text:p>
          </table:table-cell>
          <table:table-cell table:formula="of:=[Datos_Nao.B32]" office:value-type="float" office:value="-0.0284865852445364" calcext:value-type="float">
            <text:p>-0.0284865852</text:p>
          </table:table-cell>
          <table:table-cell table:formula="of:=[Datos_Nao.C32]" office:value-type="float" office:value="0.328293025493622" calcext:value-type="float">
            <text:p>0.3282930255</text:p>
          </table:table-cell>
          <table:table-cell table:formula="of:=[Datos_Nao.D32]" office:value-type="float" office:value="-0.0211075376719236" calcext:value-type="float">
            <text:p>-0.0211075377</text:p>
          </table:table-cell>
          <table:table-cell table:formula="of:=[Datos_Nao.E32]" office:value-type="float" office:value="-0.0169783756136894" calcext:value-type="float">
            <text:p>-0.0169783756</text:p>
          </table:table-cell>
          <table:table-cell table:formula="of:=[Datos_Nao.F32]" office:value-type="float" office:value="-0.022765276953578" calcext:value-type="float">
            <text:p>-0.022765277</text:p>
          </table:table-cell>
          <table:table-cell/>
          <table:table-cell table:formula="of:=[Datos_MoCap.A32]" office:value-type="float" office:value="0.070873" calcext:value-type="float">
            <text:p>0.070873</text:p>
          </table:table-cell>
          <table:table-cell table:formula="of:=[Datos_MoCap.B32]" office:value-type="float" office:value="1.362146" calcext:value-type="float">
            <text:p>1.362146</text:p>
          </table:table-cell>
          <table:table-cell table:formula="of:=[Datos_MoCap.C32]" office:value-type="float" office:value="-0.001365" calcext:value-type="float">
            <text:p>-0.001365</text:p>
          </table:table-cell>
          <table:table-cell table:formula="of:=[Datos_MoCap.D32]" office:value-type="float" office:value="0.001657" calcext:value-type="float">
            <text:p>0.001657</text:p>
          </table:table-cell>
          <table:table-cell table:formula="of:=[Datos_MoCap.F32]" office:value-type="float" office:value="-0.005163" calcext:value-type="float">
            <text:p>-0.005163</text:p>
          </table:table-cell>
          <table:table-cell table:formula="of:=[Datos_MoCap.E32]" office:value-type="float" office:value="-0.002067" calcext:value-type="float">
            <text:p>-0.002067</text:p>
          </table:table-cell>
          <table:table-cell/>
          <table:table-cell table:formula="of:=([.#REF!32]^2)*(0.178)+([.#REF!32])*(0.352)-0.013" office:value-type="string" office:string-value="" calcext:value-type="error">
            <text:p>#REF!</text:p>
          </table:table-cell>
          <table:table-cell table:formula="of:=([.J32]^2)*(-0.89)+([.J32])*(-0.633)-0.245" office:value-type="float" office:value="-0.24413761327025" calcext:value-type="float">
            <text:p>-0.2441376133</text:p>
          </table:table-cell>
          <table:table-cell table:formula="of:=([.I32]^2)*(-0.189)+([.I32])*(0.905)-0.392" office:value-type="float" office:value="0.490063643915276" calcext:value-type="float">
            <text:p>0.4900636439</text:p>
          </table:table-cell>
          <table:table-cell table:number-columns-repeated="1007"/>
        </table:table-row>
        <table:table-row table:style-name="ro1">
          <table:table-cell table:formula="of:=[Datos_Nao.A33]" office:value-type="float" office:value="-0.0168002769351006" calcext:value-type="float">
            <text:p>-0.0168002769</text:p>
          </table:table-cell>
          <table:table-cell table:formula="of:=[Datos_Nao.B33]" office:value-type="float" office:value="-0.0288344211876392" calcext:value-type="float">
            <text:p>-0.0288344212</text:p>
          </table:table-cell>
          <table:table-cell table:formula="of:=[Datos_Nao.C33]" office:value-type="float" office:value="0.328242570161819" calcext:value-type="float">
            <text:p>0.3282425702</text:p>
          </table:table-cell>
          <table:table-cell table:formula="of:=[Datos_Nao.D33]" office:value-type="float" office:value="-0.0223938059061766" calcext:value-type="float">
            <text:p>-0.0223938059</text:p>
          </table:table-cell>
          <table:table-cell table:formula="of:=[Datos_Nao.E33]" office:value-type="float" office:value="-0.0173401609063149" calcext:value-type="float">
            <text:p>-0.0173401609</text:p>
          </table:table-cell>
          <table:table-cell table:formula="of:=[Datos_Nao.F33]" office:value-type="float" office:value="-0.0233258046209812" calcext:value-type="float">
            <text:p>-0.0233258046</text:p>
          </table:table-cell>
          <table:table-cell/>
          <table:table-cell table:formula="of:=[Datos_MoCap.A33]" office:value-type="float" office:value="0.070777" calcext:value-type="float">
            <text:p>0.070777</text:p>
          </table:table-cell>
          <table:table-cell table:formula="of:=[Datos_MoCap.B33]" office:value-type="float" office:value="1.362087" calcext:value-type="float">
            <text:p>1.362087</text:p>
          </table:table-cell>
          <table:table-cell table:formula="of:=[Datos_MoCap.C33]" office:value-type="float" office:value="-0.001418" calcext:value-type="float">
            <text:p>-0.001418</text:p>
          </table:table-cell>
          <table:table-cell table:formula="of:=[Datos_MoCap.D33]" office:value-type="float" office:value="0.00184" calcext:value-type="float">
            <text:p>0.00184</text:p>
          </table:table-cell>
          <table:table-cell table:formula="of:=[Datos_MoCap.F33]" office:value-type="float" office:value="-0.00506" calcext:value-type="float">
            <text:p>-0.00506</text:p>
          </table:table-cell>
          <table:table-cell table:formula="of:=[Datos_MoCap.E33]" office:value-type="float" office:value="-0.002342" calcext:value-type="float">
            <text:p>-0.002342</text:p>
          </table:table-cell>
          <table:table-cell/>
          <table:table-cell table:formula="of:=([.#REF!33]^2)*(0.178)+([.#REF!33])*(0.352)-0.013" office:value-type="string" office:string-value="" calcext:value-type="error">
            <text:p>#REF!</text:p>
          </table:table-cell>
          <table:table-cell table:formula="of:=([.J33]^2)*(-0.89)+([.J33])*(-0.633)-0.245" office:value-type="float" office:value="-0.24410419554436" calcext:value-type="float">
            <text:p>-0.2441041955</text:p>
          </table:table-cell>
          <table:table-cell table:formula="of:=([.I33]^2)*(-0.189)+([.I33])*(0.905)-0.392" office:value-type="float" office:value="0.490040626837459" calcext:value-type="float">
            <text:p>0.4900406268</text:p>
          </table:table-cell>
          <table:table-cell table:number-columns-repeated="1007"/>
        </table:table-row>
        <table:table-row table:style-name="ro1">
          <table:table-cell table:formula="of:=[Datos_Nao.A34]" office:value-type="float" office:value="-0.0173699874430895" calcext:value-type="float">
            <text:p>-0.0173699874</text:p>
          </table:table-cell>
          <table:table-cell table:formula="of:=[Datos_Nao.B34]" office:value-type="float" office:value="-0.029880415648222" calcext:value-type="float">
            <text:p>-0.0298804156</text:p>
          </table:table-cell>
          <table:table-cell table:formula="of:=[Datos_Nao.C34]" office:value-type="float" office:value="0.328082114458084" calcext:value-type="float">
            <text:p>0.3280821145</text:p>
          </table:table-cell>
          <table:table-cell table:formula="of:=[Datos_Nao.D34]" office:value-type="float" office:value="-0.0262867342680693" calcext:value-type="float">
            <text:p>-0.0262867343</text:p>
          </table:table-cell>
          <table:table-cell table:formula="of:=[Datos_Nao.E34]" office:value-type="float" office:value="-0.0184308290481567" calcext:value-type="float">
            <text:p>-0.018430829</text:p>
          </table:table-cell>
          <table:table-cell table:formula="of:=[Datos_Nao.F34]" office:value-type="float" office:value="-0.0250297356396914" calcext:value-type="float">
            <text:p>-0.0250297356</text:p>
          </table:table-cell>
          <table:table-cell/>
          <table:table-cell table:formula="of:=[Datos_MoCap.A34]" office:value-type="float" office:value="0.070648" calcext:value-type="float">
            <text:p>0.070648</text:p>
          </table:table-cell>
          <table:table-cell table:formula="of:=[Datos_MoCap.B34]" office:value-type="float" office:value="1.362052" calcext:value-type="float">
            <text:p>1.362052</text:p>
          </table:table-cell>
          <table:table-cell table:formula="of:=[Datos_MoCap.C34]" office:value-type="float" office:value="-0.001473" calcext:value-type="float">
            <text:p>-0.001473</text:p>
          </table:table-cell>
          <table:table-cell table:formula="of:=[Datos_MoCap.D34]" office:value-type="float" office:value="0.0019" calcext:value-type="float">
            <text:p>0.0019</text:p>
          </table:table-cell>
          <table:table-cell table:formula="of:=[Datos_MoCap.F34]" office:value-type="float" office:value="-0.005057" calcext:value-type="float">
            <text:p>-0.005057</text:p>
          </table:table-cell>
          <table:table-cell table:formula="of:=[Datos_MoCap.E34]" office:value-type="float" office:value="-0.002599" calcext:value-type="float">
            <text:p>-0.002599</text:p>
          </table:table-cell>
          <table:table-cell/>
          <table:table-cell table:formula="of:=([.#REF!34]^2)*(0.178)+([.#REF!34])*(0.352)-0.013" office:value-type="string" office:string-value="" calcext:value-type="error">
            <text:p>#REF!</text:p>
          </table:table-cell>
          <table:table-cell table:formula="of:=([.J34]^2)*(-0.89)+([.J34])*(-0.633)-0.245" office:value-type="float" office:value="-0.24406952205881" calcext:value-type="float">
            <text:p>-0.2440695221</text:p>
          </table:table-cell>
          <table:table-cell table:formula="of:=([.I34]^2)*(-0.189)+([.I34])*(0.905)-0.392" office:value-type="float" office:value="0.490026972016944" calcext:value-type="float">
            <text:p>0.490026972</text:p>
          </table:table-cell>
          <table:table-cell table:number-columns-repeated="1007"/>
        </table:table-row>
        <table:table-row table:style-name="ro1">
          <table:table-cell table:formula="of:=[Datos_Nao.A35]" office:value-type="float" office:value="-0.0175609551370144" calcext:value-type="float">
            <text:p>-0.0175609551</text:p>
          </table:table-cell>
          <table:table-cell table:formula="of:=[Datos_Nao.B35]" office:value-type="float" office:value="-0.0302295945584774" calcext:value-type="float">
            <text:p>-0.0302295946</text:p>
          </table:table-cell>
          <table:table-cell table:formula="of:=[Datos_Nao.C35]" office:value-type="float" office:value="0.328025579452515" calcext:value-type="float">
            <text:p>0.3280255795</text:p>
          </table:table-cell>
          <table:table-cell table:formula="of:=[Datos_Nao.D35]" office:value-type="float" office:value="-0.0275946129113436" calcext:value-type="float">
            <text:p>-0.0275946129</text:p>
          </table:table-cell>
          <table:table-cell table:formula="of:=[Datos_Nao.E35]" office:value-type="float" office:value="-0.018795795738697" calcext:value-type="float">
            <text:p>-0.0187957957</text:p>
          </table:table-cell>
          <table:table-cell table:formula="of:=[Datos_Nao.F35]" office:value-type="float" office:value="-0.0256047025322914" calcext:value-type="float">
            <text:p>-0.0256047025</text:p>
          </table:table-cell>
          <table:table-cell/>
          <table:table-cell table:formula="of:=[Datos_MoCap.A35]" office:value-type="float" office:value="0.070511" calcext:value-type="float">
            <text:p>0.070511</text:p>
          </table:table-cell>
          <table:table-cell table:formula="of:=[Datos_MoCap.B35]" office:value-type="float" office:value="1.362033" calcext:value-type="float">
            <text:p>1.362033</text:p>
          </table:table-cell>
          <table:table-cell table:formula="of:=[Datos_MoCap.C35]" office:value-type="float" office:value="-0.001542" calcext:value-type="float">
            <text:p>-0.001542</text:p>
          </table:table-cell>
          <table:table-cell table:formula="of:=[Datos_MoCap.D35]" office:value-type="float" office:value="0.001835" calcext:value-type="float">
            <text:p>0.001835</text:p>
          </table:table-cell>
          <table:table-cell table:formula="of:=[Datos_MoCap.F35]" office:value-type="float" office:value="-0.005145" calcext:value-type="float">
            <text:p>-0.005145</text:p>
          </table:table-cell>
          <table:table-cell table:formula="of:=[Datos_MoCap.E35]" office:value-type="float" office:value="-0.002884" calcext:value-type="float">
            <text:p>-0.002884</text:p>
          </table:table-cell>
          <table:table-cell/>
          <table:table-cell table:formula="of:=([.#REF!35]^2)*(0.178)+([.#REF!35])*(0.352)-0.013" office:value-type="string" office:string-value="" calcext:value-type="error">
            <text:p>#REF!</text:p>
          </table:table-cell>
          <table:table-cell table:formula="of:=([.J35]^2)*(-0.89)+([.J35])*(-0.633)-0.245" office:value-type="float" office:value="-0.24402603020996" calcext:value-type="float">
            <text:p>-0.2440260302</text:p>
          </table:table-cell>
          <table:table-cell table:formula="of:=([.I35]^2)*(-0.189)+([.I35])*(0.905)-0.392" office:value-type="float" office:value="0.490019559206179" calcext:value-type="float">
            <text:p>0.4900195592</text:p>
          </table:table-cell>
          <table:table-cell table:number-columns-repeated="1007"/>
        </table:table-row>
        <table:table-row table:style-name="ro1">
          <table:table-cell table:formula="of:=[Datos_Nao.A36]" office:value-type="float" office:value="-0.017944198101759" calcext:value-type="float">
            <text:p>-0.0179441981</text:p>
          </table:table-cell>
          <table:table-cell table:formula="of:=[Datos_Nao.B36]" office:value-type="float" office:value="-0.0309281125664711" calcext:value-type="float">
            <text:p>-0.0309281126</text:p>
          </table:table-cell>
          <table:table-cell table:formula="of:=[Datos_Nao.C36]" office:value-type="float" office:value="0.327908009290695" calcext:value-type="float">
            <text:p>0.3279080093</text:p>
          </table:table-cell>
          <table:table-cell table:formula="of:=[Datos_Nao.D36]" office:value-type="float" office:value="-0.0302236638963223" calcext:value-type="float">
            <text:p>-0.0302236639</text:p>
          </table:table-cell>
          <table:table-cell table:formula="of:=[Datos_Nao.E36]" office:value-type="float" office:value="-0.0195271708071232" calcext:value-type="float">
            <text:p>-0.0195271708</text:p>
          </table:table-cell>
          <table:table-cell table:formula="of:=[Datos_Nao.F36]" office:value-type="float" office:value="-0.0267644543200731" calcext:value-type="float">
            <text:p>-0.0267644543</text:p>
          </table:table-cell>
          <table:table-cell/>
          <table:table-cell table:formula="of:=[Datos_MoCap.A36]" office:value-type="float" office:value="0.0704" calcext:value-type="float">
            <text:p>0.0704</text:p>
          </table:table-cell>
          <table:table-cell table:formula="of:=[Datos_MoCap.B36]" office:value-type="float" office:value="1.361999" calcext:value-type="float">
            <text:p>1.361999</text:p>
          </table:table-cell>
          <table:table-cell table:formula="of:=[Datos_MoCap.C36]" office:value-type="float" office:value="-0.001629" calcext:value-type="float">
            <text:p>-0.001629</text:p>
          </table:table-cell>
          <table:table-cell table:formula="of:=[Datos_MoCap.D36]" office:value-type="float" office:value="0.001781" calcext:value-type="float">
            <text:p>0.001781</text:p>
          </table:table-cell>
          <table:table-cell table:formula="of:=[Datos_MoCap.F36]" office:value-type="float" office:value="-0.005115" calcext:value-type="float">
            <text:p>-0.005115</text:p>
          </table:table-cell>
          <table:table-cell table:formula="of:=[Datos_MoCap.E36]" office:value-type="float" office:value="-0.003161" calcext:value-type="float">
            <text:p>-0.003161</text:p>
          </table:table-cell>
          <table:table-cell/>
          <table:table-cell table:formula="of:=([.#REF!36]^2)*(0.178)+([.#REF!36])*(0.352)-0.013" office:value-type="string" office:string-value="" calcext:value-type="error">
            <text:p>#REF!</text:p>
          </table:table-cell>
          <table:table-cell table:formula="of:=([.J36]^2)*(-0.89)+([.J36])*(-0.633)-0.245" office:value-type="float" office:value="-0.24397120474049" calcext:value-type="float">
            <text:p>-0.2439712047</text:p>
          </table:table-cell>
          <table:table-cell table:formula="of:=([.I36]^2)*(-0.189)+([.I36])*(0.905)-0.392" office:value-type="float" office:value="0.490006293835811" calcext:value-type="float">
            <text:p>0.4900062938</text:p>
          </table:table-cell>
          <table:table-cell table:number-columns-repeated="1007"/>
        </table:table-row>
        <table:table-row table:style-name="ro1">
          <table:table-cell table:formula="of:=[Datos_Nao.A37]" office:value-type="float" office:value="-0.0181363262236118" calcext:value-type="float">
            <text:p>-0.0181363262</text:p>
          </table:table-cell>
          <table:table-cell table:formula="of:=[Datos_Nao.B37]" office:value-type="float" office:value="-0.0312772877514362" calcext:value-type="float">
            <text:p>-0.0312772878</text:p>
          </table:table-cell>
          <table:table-cell table:formula="of:=[Datos_Nao.C37]" office:value-type="float" office:value="0.327846974134445" calcext:value-type="float">
            <text:p>0.3278469741</text:p>
          </table:table-cell>
          <table:table-cell table:formula="of:=[Datos_Nao.D37]" office:value-type="float" office:value="-0.031544167548418" calcext:value-type="float">
            <text:p>-0.0315441675</text:p>
          </table:table-cell>
          <table:table-cell table:formula="of:=[Datos_Nao.E37]" office:value-type="float" office:value="-0.0198933556675911" calcext:value-type="float">
            <text:p>-0.0198933557</text:p>
          </table:table-cell>
          <table:table-cell table:formula="of:=[Datos_Nao.F37]" office:value-type="float" office:value="-0.0273489151149988" calcext:value-type="float">
            <text:p>-0.0273489151</text:p>
          </table:table-cell>
          <table:table-cell/>
          <table:table-cell table:formula="of:=[Datos_MoCap.A37]" office:value-type="float" office:value="0.070304" calcext:value-type="float">
            <text:p>0.070304</text:p>
          </table:table-cell>
          <table:table-cell table:formula="of:=[Datos_MoCap.B37]" office:value-type="float" office:value="1.36192" calcext:value-type="float">
            <text:p>1.36192</text:p>
          </table:table-cell>
          <table:table-cell table:formula="of:=[Datos_MoCap.C37]" office:value-type="float" office:value="-0.001734" calcext:value-type="float">
            <text:p>-0.001734</text:p>
          </table:table-cell>
          <table:table-cell table:formula="of:=[Datos_MoCap.D37]" office:value-type="float" office:value="0.001788" calcext:value-type="float">
            <text:p>0.001788</text:p>
          </table:table-cell>
          <table:table-cell table:formula="of:=[Datos_MoCap.F37]" office:value-type="float" office:value="-0.005022" calcext:value-type="float">
            <text:p>-0.005022</text:p>
          </table:table-cell>
          <table:table-cell table:formula="of:=[Datos_MoCap.E37]" office:value-type="float" office:value="-0.003415" calcext:value-type="float">
            <text:p>-0.003415</text:p>
          </table:table-cell>
          <table:table-cell/>
          <table:table-cell table:formula="of:=([.#REF!37]^2)*(0.178)+([.#REF!37])*(0.352)-0.013" office:value-type="string" office:string-value="" calcext:value-type="error">
            <text:p>#REF!</text:p>
          </table:table-cell>
          <table:table-cell table:formula="of:=([.J37]^2)*(-0.89)+([.J37])*(-0.633)-0.245" office:value-type="float" office:value="-0.24390505401284" calcext:value-type="float">
            <text:p>-0.243905054</text:p>
          </table:table-cell>
          <table:table-cell table:formula="of:=([.I37]^2)*(-0.189)+([.I37])*(0.905)-0.392" office:value-type="float" office:value="0.4899754696704" calcext:value-type="float">
            <text:p>0.4899754697</text:p>
          </table:table-cell>
          <table:table-cell table:number-columns-repeated="1007"/>
        </table:table-row>
        <table:table-row table:style-name="ro1">
          <table:table-cell table:formula="of:=[Datos_Nao.A38]" office:value-type="float" office:value="-0.0183287709951401" calcext:value-type="float">
            <text:p>-0.018328771</text:p>
          </table:table-cell>
          <table:table-cell table:formula="of:=[Datos_Nao.B38]" office:value-type="float" office:value="-0.0316262617707252" calcext:value-type="float">
            <text:p>-0.0316262618</text:p>
          </table:table-cell>
          <table:table-cell table:formula="of:=[Datos_Nao.C38]" office:value-type="float" office:value="0.327784448862076" calcext:value-type="float">
            <text:p>0.3277844489</text:p>
          </table:table-cell>
          <table:table-cell table:formula="of:=[Datos_Nao.D38]" office:value-type="float" office:value="-0.0328681841492653" calcext:value-type="float">
            <text:p>-0.0328681841</text:p>
          </table:table-cell>
          <table:table-cell table:formula="of:=[Datos_Nao.E38]" office:value-type="float" office:value="-0.020259715616703" calcext:value-type="float">
            <text:p>-0.0202597156</text:p>
          </table:table-cell>
          <table:table-cell table:formula="of:=[Datos_Nao.F38]" office:value-type="float" office:value="-0.0279363226145506" calcext:value-type="float">
            <text:p>-0.0279363226</text:p>
          </table:table-cell>
          <table:table-cell/>
          <table:table-cell table:formula="of:=[Datos_MoCap.A38]" office:value-type="float" office:value="0.07023" calcext:value-type="float">
            <text:p>0.07023</text:p>
          </table:table-cell>
          <table:table-cell table:formula="of:=[Datos_MoCap.B38]" office:value-type="float" office:value="1.361855" calcext:value-type="float">
            <text:p>1.361855</text:p>
          </table:table-cell>
          <table:table-cell table:formula="of:=[Datos_MoCap.C38]" office:value-type="float" office:value="-0.001842" calcext:value-type="float">
            <text:p>-0.001842</text:p>
          </table:table-cell>
          <table:table-cell table:formula="of:=[Datos_MoCap.D38]" office:value-type="float" office:value="0.001821" calcext:value-type="float">
            <text:p>0.001821</text:p>
          </table:table-cell>
          <table:table-cell table:formula="of:=[Datos_MoCap.F38]" office:value-type="float" office:value="-0.004895" calcext:value-type="float">
            <text:p>-0.004895</text:p>
          </table:table-cell>
          <table:table-cell table:formula="of:=[Datos_MoCap.E38]" office:value-type="float" office:value="-0.003576" calcext:value-type="float">
            <text:p>-0.003576</text:p>
          </table:table-cell>
          <table:table-cell/>
          <table:table-cell table:formula="of:=([.#REF!38]^2)*(0.178)+([.#REF!38])*(0.352)-0.013" office:value-type="string" office:string-value="" calcext:value-type="error">
            <text:p>#REF!</text:p>
          </table:table-cell>
          <table:table-cell table:formula="of:=([.J38]^2)*(-0.89)+([.J38])*(-0.633)-0.245" office:value-type="float" office:value="-0.24383703373796" calcext:value-type="float">
            <text:p>-0.2438370337</text:p>
          </table:table-cell>
          <table:table-cell table:formula="of:=([.I38]^2)*(-0.189)+([.I38])*(0.905)-0.392" office:value-type="float" office:value="0.489950106246275" calcext:value-type="float">
            <text:p>0.4899501062</text:p>
          </table:table-cell>
          <table:table-cell table:number-columns-repeated="1007"/>
        </table:table-row>
        <table:table-row table:style-name="ro1">
          <table:table-cell table:formula="of:=[Datos_Nao.A39]" office:value-type="float" office:value="-0.0191003046929836" calcext:value-type="float">
            <text:p>-0.0191003047</text:p>
          </table:table-cell>
          <table:table-cell table:formula="of:=[Datos_Nao.B39]" office:value-type="float" office:value="-0.0330185070633888" calcext:value-type="float">
            <text:p>-0.0330185071</text:p>
          </table:table-cell>
          <table:table-cell table:formula="of:=[Datos_Nao.C39]" office:value-type="float" office:value="0.327519476413727" calcext:value-type="float">
            <text:p>0.3275194764</text:p>
          </table:table-cell>
          <table:table-cell table:formula="of:=[Datos_Nao.D39]" office:value-type="float" office:value="-0.0381927564740181" calcext:value-type="float">
            <text:p>-0.0381927565</text:p>
          </table:table-cell>
          <table:table-cell table:formula="of:=[Datos_Nao.E39]" office:value-type="float" office:value="-0.0217249151319265" calcext:value-type="float">
            <text:p>-0.0217249151</text:p>
          </table:table-cell>
          <table:table-cell table:formula="of:=[Datos_Nao.F39]" office:value-type="float" office:value="-0.0303117968142033" calcext:value-type="float">
            <text:p>-0.0303117968</text:p>
          </table:table-cell>
          <table:table-cell/>
          <table:table-cell table:formula="of:=[Datos_MoCap.A39]" office:value-type="float" office:value="0.070153" calcext:value-type="float">
            <text:p>0.070153</text:p>
          </table:table-cell>
          <table:table-cell table:formula="of:=[Datos_MoCap.B39]" office:value-type="float" office:value="1.361808" calcext:value-type="float">
            <text:p>1.361808</text:p>
          </table:table-cell>
          <table:table-cell table:formula="of:=[Datos_MoCap.C39]" office:value-type="float" office:value="-0.001941" calcext:value-type="float">
            <text:p>-0.001941</text:p>
          </table:table-cell>
          <table:table-cell table:formula="of:=[Datos_MoCap.D39]" office:value-type="float" office:value="0.001938" calcext:value-type="float">
            <text:p>0.001938</text:p>
          </table:table-cell>
          <table:table-cell table:formula="of:=[Datos_MoCap.F39]" office:value-type="float" office:value="-0.004797" calcext:value-type="float">
            <text:p>-0.004797</text:p>
          </table:table-cell>
          <table:table-cell table:formula="of:=[Datos_MoCap.E39]" office:value-type="float" office:value="-0.003701" calcext:value-type="float">
            <text:p>-0.003701</text:p>
          </table:table-cell>
          <table:table-cell/>
          <table:table-cell table:formula="of:=([.#REF!39]^2)*(0.178)+([.#REF!39])*(0.352)-0.013" office:value-type="string" office:string-value="" calcext:value-type="error">
            <text:p>#REF!</text:p>
          </table:table-cell>
          <table:table-cell table:formula="of:=([.J39]^2)*(-0.89)+([.J39])*(-0.633)-0.245" office:value-type="float" office:value="-0.24377470005809" calcext:value-type="float">
            <text:p>-0.2437747001</text:p>
          </table:table-cell>
          <table:table-cell table:formula="of:=([.I39]^2)*(-0.189)+([.I39])*(0.905)-0.392" office:value-type="float" office:value="0.489931765544704" calcext:value-type="float">
            <text:p>0.4899317655</text:p>
          </table:table-cell>
          <table:table-cell table:number-columns-repeated="1007"/>
        </table:table-row>
        <table:table-row table:style-name="ro1">
          <table:table-cell table:formula="of:=[Datos_Nao.A40]" office:value-type="float" office:value="-0.0192933678627014" calcext:value-type="float">
            <text:p>-0.0192933679</text:p>
          </table:table-cell>
          <table:table-cell table:formula="of:=[Datos_Nao.B40]" office:value-type="float" office:value="-0.0333651453256607" calcext:value-type="float">
            <text:p>-0.0333651453</text:p>
          </table:table-cell>
          <table:table-cell table:formula="of:=[Datos_Nao.C40]" office:value-type="float" office:value="0.327449589967728" calcext:value-type="float">
            <text:p>0.32744959</text:p>
          </table:table-cell>
          <table:table-cell table:formula="of:=[Datos_Nao.D40]" office:value-type="float" office:value="-0.0395292937755585" calcext:value-type="float">
            <text:p>-0.0395292938</text:p>
          </table:table-cell>
          <table:table-cell table:formula="of:=[Datos_Nao.E40]" office:value-type="float" office:value="-0.0220906138420105" calcext:value-type="float">
            <text:p>-0.0220906138</text:p>
          </table:table-cell>
          <table:table-cell table:formula="of:=[Datos_Nao.F40]" office:value-type="float" office:value="-0.0309114791452885" calcext:value-type="float">
            <text:p>-0.0309114791</text:p>
          </table:table-cell>
          <table:table-cell/>
          <table:table-cell table:formula="of:=[Datos_MoCap.A40]" office:value-type="float" office:value="0.07007" calcext:value-type="float">
            <text:p>0.07007</text:p>
          </table:table-cell>
          <table:table-cell table:formula="of:=[Datos_MoCap.B40]" office:value-type="float" office:value="1.361766" calcext:value-type="float">
            <text:p>1.361766</text:p>
          </table:table-cell>
          <table:table-cell table:formula="of:=[Datos_MoCap.C40]" office:value-type="float" office:value="-0.002016" calcext:value-type="float">
            <text:p>-0.002016</text:p>
          </table:table-cell>
          <table:table-cell table:formula="of:=[Datos_MoCap.D40]" office:value-type="float" office:value="0.002083" calcext:value-type="float">
            <text:p>0.002083</text:p>
          </table:table-cell>
          <table:table-cell table:formula="of:=[Datos_MoCap.F40]" office:value-type="float" office:value="-0.004777" calcext:value-type="float">
            <text:p>-0.004777</text:p>
          </table:table-cell>
          <table:table-cell table:formula="of:=[Datos_MoCap.E40]" office:value-type="float" office:value="-0.003841" calcext:value-type="float">
            <text:p>-0.003841</text:p>
          </table:table-cell>
          <table:table-cell/>
          <table:table-cell table:formula="of:=([.#REF!40]^2)*(0.178)+([.#REF!40])*(0.352)-0.013" office:value-type="string" office:string-value="" calcext:value-type="error">
            <text:p>#REF!</text:p>
          </table:table-cell>
          <table:table-cell table:formula="of:=([.J40]^2)*(-0.89)+([.J40])*(-0.633)-0.245" office:value-type="float" office:value="-0.24372748918784" calcext:value-type="float">
            <text:p>-0.2437274892</text:p>
          </table:table-cell>
          <table:table-cell table:formula="of:=([.I40]^2)*(-0.189)+([.I40])*(0.905)-0.392" office:value-type="float" office:value="0.489915375275116" calcext:value-type="float">
            <text:p>0.4899153753</text:p>
          </table:table-cell>
          <table:table-cell table:number-columns-repeated="1007"/>
        </table:table-row>
        <table:table-row table:style-name="ro1">
          <table:table-cell table:formula="of:=[Datos_Nao.A41]" office:value-type="float" office:value="-0.0196793265640736" calcext:value-type="float">
            <text:p>-0.0196793266</text:p>
          </table:table-cell>
          <table:table-cell table:formula="of:=[Datos_Nao.B41]" office:value-type="float" office:value="-0.0340561866760254" calcext:value-type="float">
            <text:p>-0.0340561867</text:p>
          </table:table-cell>
          <table:table-cell table:formula="of:=[Datos_Nao.C41]" office:value-type="float" office:value="0.327305495738983" calcext:value-type="float">
            <text:p>0.3273054957</text:p>
          </table:table-cell>
          <table:table-cell table:formula="of:=[Datos_Nao.D41]" office:value-type="float" office:value="-0.0422065258026123" calcext:value-type="float">
            <text:p>-0.0422065258</text:p>
          </table:table-cell>
          <table:table-cell table:formula="of:=[Datos_Nao.E41]" office:value-type="float" office:value="-0.0228205546736717" calcext:value-type="float">
            <text:p>-0.0228205547</text:p>
          </table:table-cell>
          <table:table-cell table:formula="of:=[Datos_Nao.F41]" office:value-type="float" office:value="-0.0321167334914207" calcext:value-type="float">
            <text:p>-0.0321167335</text:p>
          </table:table-cell>
          <table:table-cell/>
          <table:table-cell table:formula="of:=[Datos_MoCap.A41]" office:value-type="float" office:value="0.069975" calcext:value-type="float">
            <text:p>0.069975</text:p>
          </table:table-cell>
          <table:table-cell table:formula="of:=[Datos_MoCap.B41]" office:value-type="float" office:value="1.361759" calcext:value-type="float">
            <text:p>1.361759</text:p>
          </table:table-cell>
          <table:table-cell table:formula="of:=[Datos_MoCap.C41]" office:value-type="float" office:value="-0.002109" calcext:value-type="float">
            <text:p>-0.002109</text:p>
          </table:table-cell>
          <table:table-cell table:formula="of:=[Datos_MoCap.D41]" office:value-type="float" office:value="0.002171" calcext:value-type="float">
            <text:p>0.002171</text:p>
          </table:table-cell>
          <table:table-cell table:formula="of:=[Datos_MoCap.F41]" office:value-type="float" office:value="-0.004698" calcext:value-type="float">
            <text:p>-0.004698</text:p>
          </table:table-cell>
          <table:table-cell table:formula="of:=[Datos_MoCap.E41]" office:value-type="float" office:value="-0.003915" calcext:value-type="float">
            <text:p>-0.003915</text:p>
          </table:table-cell>
          <table:table-cell/>
          <table:table-cell table:formula="of:=([.#REF!41]^2)*(0.178)+([.#REF!41])*(0.352)-0.013" office:value-type="string" office:string-value="" calcext:value-type="error">
            <text:p>#REF!</text:p>
          </table:table-cell>
          <table:table-cell table:formula="of:=([.J41]^2)*(-0.89)+([.J41])*(-0.633)-0.245" office:value-type="float" office:value="-0.24366896161409" calcext:value-type="float">
            <text:p>-0.2436689616</text:p>
          </table:table-cell>
          <table:table-cell table:formula="of:=([.I41]^2)*(-0.189)+([.I41])*(0.905)-0.392" office:value-type="float" office:value="0.489912643498691" calcext:value-type="float">
            <text:p>0.4899126435</text:p>
          </table:table-cell>
          <table:table-cell table:number-columns-repeated="1007"/>
        </table:table-row>
        <table:table-row table:style-name="ro1">
          <table:table-cell table:formula="of:=[Datos_Nao.A42]" office:value-type="float" office:value="-0.0200647618621588" calcext:value-type="float">
            <text:p>-0.0200647619</text:p>
          </table:table-cell>
          <table:table-cell table:formula="of:=[Datos_Nao.B42]" office:value-type="float" office:value="-0.0347435623407364" calcext:value-type="float">
            <text:p>-0.0347435623</text:p>
          </table:table-cell>
          <table:table-cell table:formula="of:=[Datos_Nao.C42]" office:value-type="float" office:value="0.327155768871307" calcext:value-type="float">
            <text:p>0.3271557689</text:p>
          </table:table-cell>
          <table:table-cell table:formula="of:=[Datos_Nao.D42]" office:value-type="float" office:value="-0.0448870062828064" calcext:value-type="float">
            <text:p>-0.0448870063</text:p>
          </table:table-cell>
          <table:table-cell table:formula="of:=[Datos_Nao.E42]" office:value-type="float" office:value="-0.0235478542745113" calcext:value-type="float">
            <text:p>-0.0235478543</text:p>
          </table:table-cell>
          <table:table-cell table:formula="of:=[Datos_Nao.F42]" office:value-type="float" office:value="-0.033328965306282" calcext:value-type="float">
            <text:p>-0.0333289653</text:p>
          </table:table-cell>
          <table:table-cell/>
          <table:table-cell table:formula="of:=[Datos_MoCap.A42]" office:value-type="float" office:value="0.069897" calcext:value-type="float">
            <text:p>0.069897</text:p>
          </table:table-cell>
          <table:table-cell table:formula="of:=[Datos_MoCap.B42]" office:value-type="float" office:value="1.361759" calcext:value-type="float">
            <text:p>1.361759</text:p>
          </table:table-cell>
          <table:table-cell table:formula="of:=[Datos_MoCap.C42]" office:value-type="float" office:value="-0.002183" calcext:value-type="float">
            <text:p>-0.002183</text:p>
          </table:table-cell>
          <table:table-cell table:formula="of:=[Datos_MoCap.D42]" office:value-type="float" office:value="0.002271" calcext:value-type="float">
            <text:p>0.002271</text:p>
          </table:table-cell>
          <table:table-cell table:formula="of:=[Datos_MoCap.F42]" office:value-type="float" office:value="-0.004682" calcext:value-type="float">
            <text:p>-0.004682</text:p>
          </table:table-cell>
          <table:table-cell table:formula="of:=[Datos_MoCap.E42]" office:value-type="float" office:value="-0.003983" calcext:value-type="float">
            <text:p>-0.003983</text:p>
          </table:table-cell>
          <table:table-cell/>
          <table:table-cell table:formula="of:=([.#REF!42]^2)*(0.178)+([.#REF!42])*(0.352)-0.013" office:value-type="string" office:string-value="" calcext:value-type="error">
            <text:p>#REF!</text:p>
          </table:table-cell>
          <table:table-cell table:formula="of:=([.J42]^2)*(-0.89)+([.J42])*(-0.633)-0.245" office:value-type="float" office:value="-0.24362240228521" calcext:value-type="float">
            <text:p>-0.2436224023</text:p>
          </table:table-cell>
          <table:table-cell table:formula="of:=([.I42]^2)*(-0.189)+([.I42])*(0.905)-0.392" office:value-type="float" office:value="0.489912643498691" calcext:value-type="float">
            <text:p>0.4899126435</text:p>
          </table:table-cell>
          <table:table-cell table:number-columns-repeated="1007"/>
        </table:table-row>
        <table:table-row table:style-name="ro1">
          <table:table-cell table:formula="of:=[Datos_Nao.A43]" office:value-type="float" office:value="-0.0204492397606373" calcext:value-type="float">
            <text:p>-0.0204492398</text:p>
          </table:table-cell>
          <table:table-cell table:formula="of:=[Datos_Nao.B43]" office:value-type="float" office:value="-0.0354265533387661" calcext:value-type="float">
            <text:p>-0.0354265533</text:p>
          </table:table-cell>
          <table:table-cell table:formula="of:=[Datos_Nao.C43]" office:value-type="float" office:value="0.32700052857399" calcext:value-type="float">
            <text:p>0.3270005286</text:p>
          </table:table-cell>
          <table:table-cell table:formula="of:=[Datos_Nao.D43]" office:value-type="float" office:value="-0.0475680008530617" calcext:value-type="float">
            <text:p>-0.0475680009</text:p>
          </table:table-cell>
          <table:table-cell table:formula="of:=[Datos_Nao.E43]" office:value-type="float" office:value="-0.0242716986685991" calcext:value-type="float">
            <text:p>-0.0242716987</text:p>
          </table:table-cell>
          <table:table-cell table:formula="of:=[Datos_Nao.F43]" office:value-type="float" office:value="-0.034546859562397" calcext:value-type="float">
            <text:p>-0.0345468596</text:p>
          </table:table-cell>
          <table:table-cell/>
          <table:table-cell table:formula="of:=[Datos_MoCap.A43]" office:value-type="float" office:value="0.069814" calcext:value-type="float">
            <text:p>0.069814</text:p>
          </table:table-cell>
          <table:table-cell table:formula="of:=[Datos_MoCap.B43]" office:value-type="float" office:value="1.361742" calcext:value-type="float">
            <text:p>1.361742</text:p>
          </table:table-cell>
          <table:table-cell table:formula="of:=[Datos_MoCap.C43]" office:value-type="float" office:value="-0.002246" calcext:value-type="float">
            <text:p>-0.002246</text:p>
          </table:table-cell>
          <table:table-cell table:formula="of:=[Datos_MoCap.D43]" office:value-type="float" office:value="0.002423" calcext:value-type="float">
            <text:p>0.002423</text:p>
          </table:table-cell>
          <table:table-cell table:formula="of:=[Datos_MoCap.F43]" office:value-type="float" office:value="-0.004666" calcext:value-type="float">
            <text:p>-0.004666</text:p>
          </table:table-cell>
          <table:table-cell table:formula="of:=[Datos_MoCap.E43]" office:value-type="float" office:value="-0.003983" calcext:value-type="float">
            <text:p>-0.003983</text:p>
          </table:table-cell>
          <table:table-cell/>
          <table:table-cell table:formula="of:=([.#REF!43]^2)*(0.178)+([.#REF!43])*(0.352)-0.013" office:value-type="string" office:string-value="" calcext:value-type="error">
            <text:p>#REF!</text:p>
          </table:table-cell>
          <table:table-cell table:formula="of:=([.J43]^2)*(-0.89)+([.J43])*(-0.633)-0.245" office:value-type="float" office:value="-0.24358277161924" calcext:value-type="float">
            <text:p>-0.2435827716</text:p>
          </table:table-cell>
          <table:table-cell table:formula="of:=([.I43]^2)*(-0.189)+([.I43])*(0.905)-0.392" office:value-type="float" office:value="0.489906009107404" calcext:value-type="float">
            <text:p>0.4899060091</text:p>
          </table:table-cell>
          <table:table-cell table:number-columns-repeated="1007"/>
        </table:table-row>
        <table:table-row table:style-name="ro1">
          <table:table-cell table:formula="of:=[Datos_Nao.A44]" office:value-type="float" office:value="-0.0208322871476412" calcext:value-type="float">
            <text:p>-0.0208322871</text:p>
          </table:table-cell>
          <table:table-cell table:formula="of:=[Datos_Nao.B44]" office:value-type="float" office:value="-0.0361044406890869" calcext:value-type="float">
            <text:p>-0.0361044407</text:p>
          </table:table-cell>
          <table:table-cell table:formula="of:=[Datos_Nao.C44]" office:value-type="float" office:value="0.32684001326561" calcext:value-type="float">
            <text:p>0.3268400133</text:p>
          </table:table-cell>
          <table:table-cell table:formula="of:=[Datos_Nao.D44]" office:value-type="float" office:value="-0.0502468012273312" calcext:value-type="float">
            <text:p>-0.0502468012</text:p>
          </table:table-cell>
          <table:table-cell table:formula="of:=[Datos_Nao.E44]" office:value-type="float" office:value="-0.0249912682920694" calcext:value-type="float">
            <text:p>-0.0249912683</text:p>
          </table:table-cell>
          <table:table-cell table:formula="of:=[Datos_Nao.F44]" office:value-type="float" office:value="-0.0357691831886768" calcext:value-type="float">
            <text:p>-0.0357691832</text:p>
          </table:table-cell>
          <table:table-cell/>
          <table:table-cell table:formula="of:=[Datos_MoCap.A44]" office:value-type="float" office:value="0.069726" calcext:value-type="float">
            <text:p>0.069726</text:p>
          </table:table-cell>
          <table:table-cell table:formula="of:=[Datos_MoCap.B44]" office:value-type="float" office:value="1.361701" calcext:value-type="float">
            <text:p>1.361701</text:p>
          </table:table-cell>
          <table:table-cell table:formula="of:=[Datos_MoCap.C44]" office:value-type="float" office:value="-0.002305" calcext:value-type="float">
            <text:p>-0.002305</text:p>
          </table:table-cell>
          <table:table-cell table:formula="of:=[Datos_MoCap.D44]" office:value-type="float" office:value="0.002588" calcext:value-type="float">
            <text:p>0.002588</text:p>
          </table:table-cell>
          <table:table-cell table:formula="of:=[Datos_MoCap.F44]" office:value-type="float" office:value="-0.00464" calcext:value-type="float">
            <text:p>-0.00464</text:p>
          </table:table-cell>
          <table:table-cell table:formula="of:=[Datos_MoCap.E44]" office:value-type="float" office:value="-0.003951" calcext:value-type="float">
            <text:p>-0.003951</text:p>
          </table:table-cell>
          <table:table-cell/>
          <table:table-cell table:formula="of:=([.#REF!44]^2)*(0.178)+([.#REF!44])*(0.352)-0.013" office:value-type="string" office:string-value="" calcext:value-type="error">
            <text:p>#REF!</text:p>
          </table:table-cell>
          <table:table-cell table:formula="of:=([.J44]^2)*(-0.89)+([.J44])*(-0.633)-0.245" office:value-type="float" office:value="-0.24354566359225" calcext:value-type="float">
            <text:p>-0.2435456636</text:p>
          </table:table-cell>
          <table:table-cell table:formula="of:=([.I44]^2)*(-0.189)+([.I44])*(0.905)-0.392" office:value-type="float" office:value="0.489890008067211" calcext:value-type="float">
            <text:p>0.4898900081</text:p>
          </table:table-cell>
          <table:table-cell table:number-columns-repeated="1007"/>
        </table:table-row>
        <table:table-row table:style-name="ro1">
          <table:table-cell table:formula="of:=[Datos_Nao.A45]" office:value-type="float" office:value="-0.0212135687470436" calcext:value-type="float">
            <text:p>-0.0212135687</text:p>
          </table:table-cell>
          <table:table-cell table:formula="of:=[Datos_Nao.B45]" office:value-type="float" office:value="-0.0367765873670578" calcext:value-type="float">
            <text:p>-0.0367765874</text:p>
          </table:table-cell>
          <table:table-cell table:formula="of:=[Datos_Nao.C45]" office:value-type="float" office:value="0.326674342155457" calcext:value-type="float">
            <text:p>0.3266743422</text:p>
          </table:table-cell>
          <table:table-cell table:formula="of:=[Datos_Nao.D45]" office:value-type="float" office:value="-0.0529207363724709" calcext:value-type="float">
            <text:p>-0.0529207364</text:p>
          </table:table-cell>
          <table:table-cell table:formula="of:=[Datos_Nao.E45]" office:value-type="float" office:value="-0.0257057659327984" calcext:value-type="float">
            <text:p>-0.0257057659</text:p>
          </table:table-cell>
          <table:table-cell table:formula="of:=[Datos_Nao.F45]" office:value-type="float" office:value="-0.0369947478175163" calcext:value-type="float">
            <text:p>-0.0369947478</text:p>
          </table:table-cell>
          <table:table-cell/>
          <table:table-cell table:formula="of:=[Datos_MoCap.A45]" office:value-type="float" office:value="0.069664" calcext:value-type="float">
            <text:p>0.069664</text:p>
          </table:table-cell>
          <table:table-cell table:formula="of:=[Datos_MoCap.B45]" office:value-type="float" office:value="1.361664" calcext:value-type="float">
            <text:p>1.361664</text:p>
          </table:table-cell>
          <table:table-cell table:formula="of:=[Datos_MoCap.C45]" office:value-type="float" office:value="-0.002353" calcext:value-type="float">
            <text:p>-0.002353</text:p>
          </table:table-cell>
          <table:table-cell table:formula="of:=[Datos_MoCap.D45]" office:value-type="float" office:value="0.002744" calcext:value-type="float">
            <text:p>0.002744</text:p>
          </table:table-cell>
          <table:table-cell table:formula="of:=[Datos_MoCap.F45]" office:value-type="float" office:value="-0.004556" calcext:value-type="float">
            <text:p>-0.004556</text:p>
          </table:table-cell>
          <table:table-cell table:formula="of:=[Datos_MoCap.E45]" office:value-type="float" office:value="-0.003802" calcext:value-type="float">
            <text:p>-0.003802</text:p>
          </table:table-cell>
          <table:table-cell/>
          <table:table-cell table:formula="of:=([.#REF!45]^2)*(0.178)+([.#REF!45])*(0.352)-0.013" office:value-type="string" office:string-value="" calcext:value-type="error">
            <text:p>#REF!</text:p>
          </table:table-cell>
          <table:table-cell table:formula="of:=([.J45]^2)*(-0.89)+([.J45])*(-0.633)-0.245" office:value-type="float" office:value="-0.24351547858201" calcext:value-type="float">
            <text:p>-0.2435154786</text:p>
          </table:table-cell>
          <table:table-cell table:formula="of:=([.I45]^2)*(-0.189)+([.I45])*(0.905)-0.392" office:value-type="float" office:value="0.489875567558656" calcext:value-type="float">
            <text:p>0.4898755676</text:p>
          </table:table-cell>
          <table:table-cell table:number-columns-repeated="1007"/>
        </table:table-row>
        <table:table-row table:style-name="ro1">
          <table:table-cell table:formula="of:=[Datos_Nao.A46]" office:value-type="float" office:value="-0.0215926729142666" calcext:value-type="float">
            <text:p>-0.0215926729</text:p>
          </table:table-cell>
          <table:table-cell table:formula="of:=[Datos_Nao.B46]" office:value-type="float" office:value="-0.037442222237587" calcext:value-type="float">
            <text:p>-0.0374422222</text:p>
          </table:table-cell>
          <table:table-cell table:formula="of:=[Datos_Nao.C46]" office:value-type="float" office:value="0.326503753662109" calcext:value-type="float">
            <text:p>0.3265037537</text:p>
          </table:table-cell>
          <table:table-cell table:formula="of:=[Datos_Nao.D46]" office:value-type="float" office:value="-0.055587075650692" calcext:value-type="float">
            <text:p>-0.0555870757</text:p>
          </table:table-cell>
          <table:table-cell table:formula="of:=[Datos_Nao.E46]" office:value-type="float" office:value="-0.0264144297689199" calcext:value-type="float">
            <text:p>-0.0264144298</text:p>
          </table:table-cell>
          <table:table-cell table:formula="of:=[Datos_Nao.F46]" office:value-type="float" office:value="-0.0382221266627312" calcext:value-type="float">
            <text:p>-0.0382221267</text:p>
          </table:table-cell>
          <table:table-cell/>
          <table:table-cell table:formula="of:=[Datos_MoCap.A46]" office:value-type="float" office:value="0.069603" calcext:value-type="float">
            <text:p>0.069603</text:p>
          </table:table-cell>
          <table:table-cell table:formula="of:=[Datos_MoCap.B46]" office:value-type="float" office:value="1.361631" calcext:value-type="float">
            <text:p>1.361631</text:p>
          </table:table-cell>
          <table:table-cell table:formula="of:=[Datos_MoCap.C46]" office:value-type="float" office:value="-0.002383" calcext:value-type="float">
            <text:p>-0.002383</text:p>
          </table:table-cell>
          <table:table-cell table:formula="of:=[Datos_MoCap.D46]" office:value-type="float" office:value="0.002842" calcext:value-type="float">
            <text:p>0.002842</text:p>
          </table:table-cell>
          <table:table-cell table:formula="of:=[Datos_MoCap.F46]" office:value-type="float" office:value="-0.004433" calcext:value-type="float">
            <text:p>-0.004433</text:p>
          </table:table-cell>
          <table:table-cell table:formula="of:=[Datos_MoCap.E46]" office:value-type="float" office:value="-0.003532" calcext:value-type="float">
            <text:p>-0.003532</text:p>
          </table:table-cell>
          <table:table-cell/>
          <table:table-cell table:formula="of:=([.#REF!46]^2)*(0.178)+([.#REF!46])*(0.352)-0.013" office:value-type="string" office:string-value="" calcext:value-type="error">
            <text:p>#REF!</text:p>
          </table:table-cell>
          <table:table-cell table:formula="of:=([.J46]^2)*(-0.89)+([.J46])*(-0.633)-0.245" office:value-type="float" office:value="-0.24349661503321" calcext:value-type="float">
            <text:p>-0.243496615</text:p>
          </table:table-cell>
          <table:table-cell table:formula="of:=([.I46]^2)*(-0.189)+([.I46])*(0.905)-0.392" office:value-type="float" office:value="0.489862687749571" calcext:value-type="float">
            <text:p>0.4898626877</text:p>
          </table:table-cell>
          <table:table-cell table:number-columns-repeated="1007"/>
        </table:table-row>
        <table:table-row table:style-name="ro1">
          <table:table-cell table:formula="of:=[Datos_Nao.A47]" office:value-type="float" office:value="-0.0219691563397646" calcext:value-type="float">
            <text:p>-0.0219691563</text:p>
          </table:table-cell>
          <table:table-cell table:formula="of:=[Datos_Nao.B47]" office:value-type="float" office:value="-0.0381006933748722" calcext:value-type="float">
            <text:p>-0.0381006934</text:p>
          </table:table-cell>
          <table:table-cell table:formula="of:=[Datos_Nao.C47]" office:value-type="float" office:value="0.32632851600647" calcext:value-type="float">
            <text:p>0.326328516</text:p>
          </table:table-cell>
          <table:table-cell table:formula="of:=[Datos_Nao.D47]" office:value-type="float" office:value="-0.0582431778311729" calcext:value-type="float">
            <text:p>-0.0582431778</text:p>
          </table:table-cell>
          <table:table-cell table:formula="of:=[Datos_Nao.E47]" office:value-type="float" office:value="-0.027116471901536" calcext:value-type="float">
            <text:p>-0.0271164719</text:p>
          </table:table-cell>
          <table:table-cell table:formula="of:=[Datos_Nao.F47]" office:value-type="float" office:value="-0.039450004696846" calcext:value-type="float">
            <text:p>-0.0394500047</text:p>
          </table:table-cell>
          <table:table-cell/>
          <table:table-cell table:formula="of:=[Datos_MoCap.A47]" office:value-type="float" office:value="0.069505" calcext:value-type="float">
            <text:p>0.069505</text:p>
          </table:table-cell>
          <table:table-cell table:formula="of:=[Datos_MoCap.B47]" office:value-type="float" office:value="1.36162" calcext:value-type="float">
            <text:p>1.36162</text:p>
          </table:table-cell>
          <table:table-cell table:formula="of:=[Datos_MoCap.C47]" office:value-type="float" office:value="-0.002438" calcext:value-type="float">
            <text:p>-0.002438</text:p>
          </table:table-cell>
          <table:table-cell table:formula="of:=[Datos_MoCap.D47]" office:value-type="float" office:value="0.002917" calcext:value-type="float">
            <text:p>0.002917</text:p>
          </table:table-cell>
          <table:table-cell table:formula="of:=[Datos_MoCap.F47]" office:value-type="float" office:value="-0.004398" calcext:value-type="float">
            <text:p>-0.004398</text:p>
          </table:table-cell>
          <table:table-cell table:formula="of:=[Datos_MoCap.E47]" office:value-type="float" office:value="-0.00325" calcext:value-type="float">
            <text:p>-0.00325</text:p>
          </table:table-cell>
          <table:table-cell/>
          <table:table-cell table:formula="of:=([.#REF!47]^2)*(0.178)+([.#REF!47])*(0.352)-0.013" office:value-type="string" office:string-value="" calcext:value-type="error">
            <text:p>#REF!</text:p>
          </table:table-cell>
          <table:table-cell table:formula="of:=([.J47]^2)*(-0.89)+([.J47])*(-0.633)-0.245" office:value-type="float" office:value="-0.24346203602116" calcext:value-type="float">
            <text:p>-0.243462036</text:p>
          </table:table-cell>
          <table:table-cell table:formula="of:=([.I47]^2)*(-0.189)+([.I47])*(0.905)-0.392" office:value-type="float" office:value="0.4898583943884" calcext:value-type="float">
            <text:p>0.4898583944</text:p>
          </table:table-cell>
          <table:table-cell table:number-columns-repeated="1007"/>
        </table:table-row>
        <table:table-row table:style-name="ro1">
          <table:table-cell table:formula="of:=[Datos_Nao.A48]" office:value-type="float" office:value="-0.0225280933082104" calcext:value-type="float">
            <text:p>-0.0225280933</text:p>
          </table:table-cell>
          <table:table-cell table:formula="of:=[Datos_Nao.B48]" office:value-type="float" office:value="-0.0390734933316708" calcext:value-type="float">
            <text:p>-0.0390734933</text:p>
          </table:table-cell>
          <table:table-cell table:formula="of:=[Datos_Nao.C48]" office:value-type="float" office:value="0.326057463884354" calcext:value-type="float">
            <text:p>0.3260574639</text:p>
          </table:table-cell>
          <table:table-cell table:formula="of:=[Datos_Nao.D48]" office:value-type="float" office:value="-0.0622021779417992" calcext:value-type="float">
            <text:p>-0.0622021779</text:p>
          </table:table-cell>
          <table:table-cell table:formula="of:=[Datos_Nao.E48]" office:value-type="float" office:value="-0.0281554274260998" calcext:value-type="float">
            <text:p>-0.0281554274</text:p>
          </table:table-cell>
          <table:table-cell table:formula="of:=[Datos_Nao.F48]" office:value-type="float" office:value="-0.0412900224328041" calcext:value-type="float">
            <text:p>-0.0412900224</text:p>
          </table:table-cell>
          <table:table-cell/>
          <table:table-cell table:formula="of:=[Datos_MoCap.A48]" office:value-type="float" office:value="0.069365" calcext:value-type="float">
            <text:p>0.069365</text:p>
          </table:table-cell>
          <table:table-cell table:formula="of:=[Datos_MoCap.B48]" office:value-type="float" office:value="1.361662" calcext:value-type="float">
            <text:p>1.361662</text:p>
          </table:table-cell>
          <table:table-cell table:formula="of:=[Datos_MoCap.C48]" office:value-type="float" office:value="-0.002467" calcext:value-type="float">
            <text:p>-0.002467</text:p>
          </table:table-cell>
          <table:table-cell table:formula="of:=[Datos_MoCap.D48]" office:value-type="float" office:value="0.003018" calcext:value-type="float">
            <text:p>0.003018</text:p>
          </table:table-cell>
          <table:table-cell table:formula="of:=[Datos_MoCap.F48]" office:value-type="float" office:value="-0.004391" calcext:value-type="float">
            <text:p>-0.004391</text:p>
          </table:table-cell>
          <table:table-cell table:formula="of:=[Datos_MoCap.E48]" office:value-type="float" office:value="-0.003022" calcext:value-type="float">
            <text:p>-0.003022</text:p>
          </table:table-cell>
          <table:table-cell/>
          <table:table-cell table:formula="of:=([.#REF!48]^2)*(0.178)+([.#REF!48])*(0.352)-0.013" office:value-type="string" office:string-value="" calcext:value-type="error">
            <text:p>#REF!</text:p>
          </table:table-cell>
          <table:table-cell table:formula="of:=([.J48]^2)*(-0.89)+([.J48])*(-0.633)-0.245" office:value-type="float" office:value="-0.24344380561921" calcext:value-type="float">
            <text:p>-0.2434438056</text:p>
          </table:table-cell>
          <table:table-cell table:formula="of:=([.I48]^2)*(-0.189)+([.I48])*(0.905)-0.392" office:value-type="float" office:value="0.489874786975884" calcext:value-type="float">
            <text:p>0.489874787</text:p>
          </table:table-cell>
          <table:table-cell table:number-columns-repeated="1007"/>
        </table:table-row>
        <table:table-row table:style-name="ro1">
          <table:table-cell table:formula="of:=[Datos_Nao.A49]" office:value-type="float" office:value="-0.0230789482593536" calcext:value-type="float">
            <text:p>-0.0230789483</text:p>
          </table:table-cell>
          <table:table-cell table:formula="of:=[Datos_Nao.B49]" office:value-type="float" office:value="-0.0400263555347919" calcext:value-type="float">
            <text:p>-0.0400263555</text:p>
          </table:table-cell>
          <table:table-cell table:formula="of:=[Datos_Nao.C49]" office:value-type="float" office:value="0.325777381658554" calcext:value-type="float">
            <text:p>0.3257773817</text:p>
          </table:table-cell>
          <table:table-cell table:formula="of:=[Datos_Nao.D49]" office:value-type="float" office:value="-0.0661228746175766" calcext:value-type="float">
            <text:p>-0.0661228746</text:p>
          </table:table-cell>
          <table:table-cell table:formula="of:=[Datos_Nao.E49]" office:value-type="float" office:value="-0.0291752927005291" calcext:value-type="float">
            <text:p>-0.0291752927</text:p>
          </table:table-cell>
          <table:table-cell table:formula="of:=[Datos_Nao.F49]" office:value-type="float" office:value="-0.0431234054267407" calcext:value-type="float">
            <text:p>-0.0431234054</text:p>
          </table:table-cell>
          <table:table-cell/>
          <table:table-cell table:formula="of:=[Datos_MoCap.A49]" office:value-type="float" office:value="0.069198" calcext:value-type="float">
            <text:p>0.069198</text:p>
          </table:table-cell>
          <table:table-cell table:formula="of:=[Datos_MoCap.B49]" office:value-type="float" office:value="1.36172" calcext:value-type="float">
            <text:p>1.36172</text:p>
          </table:table-cell>
          <table:table-cell table:formula="of:=[Datos_MoCap.C49]" office:value-type="float" office:value="-0.002502" calcext:value-type="float">
            <text:p>-0.002502</text:p>
          </table:table-cell>
          <table:table-cell table:formula="of:=[Datos_MoCap.D49]" office:value-type="float" office:value="0.003182" calcext:value-type="float">
            <text:p>0.003182</text:p>
          </table:table-cell>
          <table:table-cell table:formula="of:=[Datos_MoCap.F49]" office:value-type="float" office:value="-0.004609" calcext:value-type="float">
            <text:p>-0.004609</text:p>
          </table:table-cell>
          <table:table-cell table:formula="of:=[Datos_MoCap.E49]" office:value-type="float" office:value="-0.002765" calcext:value-type="float">
            <text:p>-0.002765</text:p>
          </table:table-cell>
          <table:table-cell/>
          <table:table-cell table:formula="of:=([.#REF!49]^2)*(0.178)+([.#REF!49])*(0.352)-0.013" office:value-type="string" office:string-value="" calcext:value-type="error">
            <text:p>#REF!</text:p>
          </table:table-cell>
          <table:table-cell table:formula="of:=([.J49]^2)*(-0.89)+([.J49])*(-0.633)-0.245" office:value-type="float" office:value="-0.24342180540356" calcext:value-type="float">
            <text:p>-0.2434218054</text:p>
          </table:table-cell>
          <table:table-cell table:formula="of:=([.I49]^2)*(-0.189)+([.I49])*(0.905)-0.392" office:value-type="float" office:value="0.4898974232624" calcext:value-type="float">
            <text:p>0.4898974233</text:p>
          </table:table-cell>
          <table:table-cell table:number-columns-repeated="1007"/>
        </table:table-row>
        <table:table-row table:style-name="ro1">
          <table:table-cell table:formula="of:=[Datos_Nao.A50]" office:value-type="float" office:value="-0.0232605431228876" calcext:value-type="float">
            <text:p>-0.0232605431</text:p>
          </table:table-cell>
          <table:table-cell table:formula="of:=[Datos_Nao.B50]" office:value-type="float" office:value="-0.0403391942381859" calcext:value-type="float">
            <text:p>-0.0403391942</text:p>
          </table:table-cell>
          <table:table-cell table:formula="of:=[Datos_Nao.C50]" office:value-type="float" office:value="0.325682193040848" calcext:value-type="float">
            <text:p>0.325682193</text:p>
          </table:table-cell>
          <table:table-cell table:formula="of:=[Datos_Nao.D50]" office:value-type="float" office:value="-0.067419707775116" calcext:value-type="float">
            <text:p>-0.0674197078</text:p>
          </table:table-cell>
          <table:table-cell table:formula="of:=[Datos_Nao.E50]" office:value-type="float" office:value="-0.0295105930417776" calcext:value-type="float">
            <text:p>-0.029510593</text:p>
          </table:table-cell>
          <table:table-cell table:formula="of:=[Datos_Nao.F50]" office:value-type="float" office:value="-0.043732300400734" calcext:value-type="float">
            <text:p>-0.0437323004</text:p>
          </table:table-cell>
          <table:table-cell/>
          <table:table-cell table:formula="of:=[Datos_MoCap.A50]" office:value-type="float" office:value="0.069021" calcext:value-type="float">
            <text:p>0.069021</text:p>
          </table:table-cell>
          <table:table-cell table:formula="of:=[Datos_MoCap.B50]" office:value-type="float" office:value="1.361773" calcext:value-type="float">
            <text:p>1.361773</text:p>
          </table:table-cell>
          <table:table-cell table:formula="of:=[Datos_MoCap.C50]" office:value-type="float" office:value="-0.002538" calcext:value-type="float">
            <text:p>-0.002538</text:p>
          </table:table-cell>
          <table:table-cell table:formula="of:=[Datos_MoCap.D50]" office:value-type="float" office:value="0.003262" calcext:value-type="float">
            <text:p>0.003262</text:p>
          </table:table-cell>
          <table:table-cell table:formula="of:=[Datos_MoCap.F50]" office:value-type="float" office:value="-0.004975" calcext:value-type="float">
            <text:p>-0.004975</text:p>
          </table:table-cell>
          <table:table-cell table:formula="of:=[Datos_MoCap.E50]" office:value-type="float" office:value="-0.002525" calcext:value-type="float">
            <text:p>-0.002525</text:p>
          </table:table-cell>
          <table:table-cell/>
          <table:table-cell table:formula="of:=([.#REF!50]^2)*(0.178)+([.#REF!50])*(0.352)-0.013" office:value-type="string" office:string-value="" calcext:value-type="error">
            <text:p>#REF!</text:p>
          </table:table-cell>
          <table:table-cell table:formula="of:=([.J50]^2)*(-0.89)+([.J50])*(-0.633)-0.245" office:value-type="float" office:value="-0.24339917888516" calcext:value-type="float">
            <text:p>-0.2433991789</text:p>
          </table:table-cell>
          <table:table-cell table:formula="of:=([.I50]^2)*(-0.189)+([.I50])*(0.905)-0.392" office:value-type="float" office:value="0.489918107033019" calcext:value-type="float">
            <text:p>0.489918107</text:p>
          </table:table-cell>
          <table:table-cell table:number-columns-repeated="1007"/>
        </table:table-row>
        <table:table-row table:style-name="ro1">
          <table:table-cell table:formula="of:=[Datos_Nao.A51]" office:value-type="float" office:value="-0.0236203894019127" calcext:value-type="float">
            <text:p>-0.0236203894</text:p>
          </table:table-cell>
          <table:table-cell table:formula="of:=[Datos_Nao.B51]" office:value-type="float" office:value="-0.0409571193158627" calcext:value-type="float">
            <text:p>-0.0409571193</text:p>
          </table:table-cell>
          <table:table-cell table:formula="of:=[Datos_Nao.C51]" office:value-type="float" office:value="0.325489401817322" calcext:value-type="float">
            <text:p>0.3254894018</text:p>
          </table:table-cell>
          <table:table-cell table:formula="of:=[Datos_Nao.D51]" office:value-type="float" office:value="-0.0699962675571442" calcext:value-type="float">
            <text:p>-0.0699962676</text:p>
          </table:table-cell>
          <table:table-cell table:formula="of:=[Datos_Nao.E51]" office:value-type="float" office:value="-0.0301736444234848" calcext:value-type="float">
            <text:p>-0.0301736444</text:p>
          </table:table-cell>
          <table:table-cell table:formula="of:=[Datos_Nao.F51]" office:value-type="float" office:value="-0.0449456088244915" calcext:value-type="float">
            <text:p>-0.0449456088</text:p>
          </table:table-cell>
          <table:table-cell/>
          <table:table-cell table:formula="of:=[Datos_MoCap.A51]" office:value-type="float" office:value="0.068873" calcext:value-type="float">
            <text:p>0.068873</text:p>
          </table:table-cell>
          <table:table-cell table:formula="of:=[Datos_MoCap.B51]" office:value-type="float" office:value="1.361833" calcext:value-type="float">
            <text:p>1.361833</text:p>
          </table:table-cell>
          <table:table-cell table:formula="of:=[Datos_MoCap.C51]" office:value-type="float" office:value="-0.002574" calcext:value-type="float">
            <text:p>-0.002574</text:p>
          </table:table-cell>
          <table:table-cell table:formula="of:=[Datos_MoCap.D51]" office:value-type="float" office:value="0.003286" calcext:value-type="float">
            <text:p>0.003286</text:p>
          </table:table-cell>
          <table:table-cell table:formula="of:=[Datos_MoCap.F51]" office:value-type="float" office:value="-0.005367" calcext:value-type="float">
            <text:p>-0.005367</text:p>
          </table:table-cell>
          <table:table-cell table:formula="of:=[Datos_MoCap.E51]" office:value-type="float" office:value="-0.002381" calcext:value-type="float">
            <text:p>-0.002381</text:p>
          </table:table-cell>
          <table:table-cell/>
          <table:table-cell table:formula="of:=([.#REF!51]^2)*(0.178)+([.#REF!51])*(0.352)-0.013" office:value-type="string" office:string-value="" calcext:value-type="error">
            <text:p>#REF!</text:p>
          </table:table-cell>
          <table:table-cell table:formula="of:=([.J51]^2)*(-0.89)+([.J51])*(-0.633)-0.245" office:value-type="float" office:value="-0.24337655467364" calcext:value-type="float">
            <text:p>-0.2433765547</text:p>
          </table:table-cell>
          <table:table-cell table:formula="of:=([.I51]^2)*(-0.189)+([.I51])*(0.905)-0.392" office:value-type="float" office:value="0.489941521340979" calcext:value-type="float">
            <text:p>0.4899415213</text:p>
          </table:table-cell>
          <table:table-cell table:number-columns-repeated="1007"/>
        </table:table-row>
        <table:table-row table:style-name="ro1">
          <table:table-cell table:formula="of:=[Datos_Nao.A52]" office:value-type="float" office:value="-0.0237985700368881" calcext:value-type="float">
            <text:p>-0.02379857</text:p>
          </table:table-cell>
          <table:table-cell table:formula="of:=[Datos_Nao.B52]" office:value-type="float" office:value="-0.0412620902061462" calcext:value-type="float">
            <text:p>-0.0412620902</text:p>
          </table:table-cell>
          <table:table-cell table:formula="of:=[Datos_Nao.C52]" office:value-type="float" office:value="0.325391829013824" calcext:value-type="float">
            <text:p>0.325391829</text:p>
          </table:table-cell>
          <table:table-cell table:formula="of:=[Datos_Nao.D52]" office:value-type="float" office:value="-0.0712753087282181" calcext:value-type="float">
            <text:p>-0.0712753087</text:p>
          </table:table-cell>
          <table:table-cell table:formula="of:=[Datos_Nao.E52]" office:value-type="float" office:value="-0.030501214787364" calcext:value-type="float">
            <text:p>-0.0305012148</text:p>
          </table:table-cell>
          <table:table-cell table:formula="of:=[Datos_Nao.F52]" office:value-type="float" office:value="-0.0455497205257416" calcext:value-type="float">
            <text:p>-0.0455497205</text:p>
          </table:table-cell>
          <table:table-cell/>
          <table:table-cell table:formula="of:=[Datos_MoCap.A52]" office:value-type="float" office:value="0.068714" calcext:value-type="float">
            <text:p>0.068714</text:p>
          </table:table-cell>
          <table:table-cell table:formula="of:=[Datos_MoCap.B52]" office:value-type="float" office:value="1.361879" calcext:value-type="float">
            <text:p>1.361879</text:p>
          </table:table-cell>
          <table:table-cell table:formula="of:=[Datos_MoCap.C52]" office:value-type="float" office:value="-0.002598" calcext:value-type="float">
            <text:p>-0.002598</text:p>
          </table:table-cell>
          <table:table-cell table:formula="of:=[Datos_MoCap.D52]" office:value-type="float" office:value="0.003379" calcext:value-type="float">
            <text:p>0.003379</text:p>
          </table:table-cell>
          <table:table-cell table:formula="of:=[Datos_MoCap.F52]" office:value-type="float" office:value="-0.005803" calcext:value-type="float">
            <text:p>-0.005803</text:p>
          </table:table-cell>
          <table:table-cell table:formula="of:=[Datos_MoCap.E52]" office:value-type="float" office:value="-0.002302" calcext:value-type="float">
            <text:p>-0.002302</text:p>
          </table:table-cell>
          <table:table-cell/>
          <table:table-cell table:formula="of:=([.#REF!52]^2)*(0.178)+([.#REF!52])*(0.352)-0.013" office:value-type="string" office:string-value="" calcext:value-type="error">
            <text:p>#REF!</text:p>
          </table:table-cell>
          <table:table-cell table:formula="of:=([.J52]^2)*(-0.89)+([.J52])*(-0.633)-0.245" office:value-type="float" office:value="-0.24336147314756" calcext:value-type="float">
            <text:p>-0.2433614731</text:p>
          </table:table-cell>
          <table:table-cell table:formula="of:=([.I52]^2)*(-0.189)+([.I52])*(0.905)-0.392" office:value-type="float" office:value="0.489959471388851" calcext:value-type="float">
            <text:p>0.4899594714</text:p>
          </table:table-cell>
          <table:table-cell table:number-columns-repeated="1007"/>
        </table:table-row>
        <table:table-row table:style-name="ro1">
          <table:table-cell table:formula="of:=[Datos_Nao.A53]" office:value-type="float" office:value="-0.024151124060154" calcext:value-type="float">
            <text:p>-0.0241511241</text:p>
          </table:table-cell>
          <table:table-cell table:formula="of:=[Datos_Nao.B53]" office:value-type="float" office:value="-0.0418636053800583" calcext:value-type="float">
            <text:p>-0.0418636054</text:p>
          </table:table-cell>
          <table:table-cell table:formula="of:=[Datos_Nao.C53]" office:value-type="float" office:value="0.325194627046585" calcext:value-type="float">
            <text:p>0.325194627</text:p>
          </table:table-cell>
          <table:table-cell table:formula="of:=[Datos_Nao.D53]" office:value-type="float" office:value="-0.0738132745027542" calcext:value-type="float">
            <text:p>-0.0738132745</text:p>
          </table:table-cell>
          <table:table-cell table:formula="of:=[Datos_Nao.E53]" office:value-type="float" office:value="-0.031148049980402" calcext:value-type="float">
            <text:p>-0.03114805</text:p>
          </table:table-cell>
          <table:table-cell table:formula="of:=[Datos_Nao.F53]" office:value-type="float" office:value="-0.0467517152428627" calcext:value-type="float">
            <text:p>-0.0467517152</text:p>
          </table:table-cell>
          <table:table-cell/>
          <table:table-cell table:formula="of:=[Datos_MoCap.A53]" office:value-type="float" office:value="0.068577" calcext:value-type="float">
            <text:p>0.068577</text:p>
          </table:table-cell>
          <table:table-cell table:formula="of:=[Datos_MoCap.B53]" office:value-type="float" office:value="1.361912" calcext:value-type="float">
            <text:p>1.361912</text:p>
          </table:table-cell>
          <table:table-cell table:formula="of:=[Datos_MoCap.C53]" office:value-type="float" office:value="-0.002573" calcext:value-type="float">
            <text:p>-0.002573</text:p>
          </table:table-cell>
          <table:table-cell table:formula="of:=[Datos_MoCap.D53]" office:value-type="float" office:value="0.003502" calcext:value-type="float">
            <text:p>0.003502</text:p>
          </table:table-cell>
          <table:table-cell table:formula="of:=[Datos_MoCap.F53]" office:value-type="float" office:value="-0.006174" calcext:value-type="float">
            <text:p>-0.006174</text:p>
          </table:table-cell>
          <table:table-cell table:formula="of:=[Datos_MoCap.E53]" office:value-type="float" office:value="-0.002321" calcext:value-type="float">
            <text:p>-0.002321</text:p>
          </table:table-cell>
          <table:table-cell/>
          <table:table-cell table:formula="of:=([.#REF!53]^2)*(0.178)+([.#REF!53])*(0.352)-0.013" office:value-type="string" office:string-value="" calcext:value-type="error">
            <text:p>#REF!</text:p>
          </table:table-cell>
          <table:table-cell table:formula="of:=([.J53]^2)*(-0.89)+([.J53])*(-0.633)-0.245" office:value-type="float" office:value="-0.24337718309281" calcext:value-type="float">
            <text:p>-0.2433771831</text:p>
          </table:table-cell>
          <table:table-cell table:formula="of:=([.I53]^2)*(-0.189)+([.I53])*(0.905)-0.392" office:value-type="float" office:value="0.489972348104384" calcext:value-type="float">
            <text:p>0.4899723481</text:p>
          </table:table-cell>
          <table:table-cell table:number-columns-repeated="1007"/>
        </table:table-row>
        <table:table-row table:style-name="ro1">
          <table:table-cell table:formula="of:=[Datos_Nao.A54]" office:value-type="float" office:value="-0.0244983434677124" calcext:value-type="float">
            <text:p>-0.0244983435</text:p>
          </table:table-cell>
          <table:table-cell table:formula="of:=[Datos_Nao.B54]" office:value-type="float" office:value="-0.0424533486366272" calcext:value-type="float">
            <text:p>-0.0424533486</text:p>
          </table:table-cell>
          <table:table-cell table:formula="of:=[Datos_Nao.C54]" office:value-type="float" office:value="0.32499498128891" calcext:value-type="float">
            <text:p>0.3249949813</text:p>
          </table:table-cell>
          <table:table-cell table:formula="of:=[Datos_Nao.D54]" office:value-type="float" office:value="-0.0763221830129623" calcext:value-type="float">
            <text:p>-0.076322183</text:p>
          </table:table-cell>
          <table:table-cell table:formula="of:=[Datos_Nao.E54]" office:value-type="float" office:value="-0.0317832492291927" calcext:value-type="float">
            <text:p>-0.0317832492</text:p>
          </table:table-cell>
          <table:table-cell table:formula="of:=[Datos_Nao.F54]" office:value-type="float" office:value="-0.0479443669319153" calcext:value-type="float">
            <text:p>-0.0479443669</text:p>
          </table:table-cell>
          <table:table-cell/>
          <table:table-cell table:formula="of:=[Datos_MoCap.A54]" office:value-type="float" office:value="0.068473" calcext:value-type="float">
            <text:p>0.068473</text:p>
          </table:table-cell>
          <table:table-cell table:formula="of:=[Datos_MoCap.B54]" office:value-type="float" office:value="1.361946" calcext:value-type="float">
            <text:p>1.361946</text:p>
          </table:table-cell>
          <table:table-cell table:formula="of:=[Datos_MoCap.C54]" office:value-type="float" office:value="-0.002566" calcext:value-type="float">
            <text:p>-0.002566</text:p>
          </table:table-cell>
          <table:table-cell table:formula="of:=[Datos_MoCap.D54]" office:value-type="float" office:value="0.003416" calcext:value-type="float">
            <text:p>0.003416</text:p>
          </table:table-cell>
          <table:table-cell table:formula="of:=[Datos_MoCap.F54]" office:value-type="float" office:value="-0.006421" calcext:value-type="float">
            <text:p>-0.006421</text:p>
          </table:table-cell>
          <table:table-cell table:formula="of:=[Datos_MoCap.E54]" office:value-type="float" office:value="-0.002294" calcext:value-type="float">
            <text:p>-0.002294</text:p>
          </table:table-cell>
          <table:table-cell/>
          <table:table-cell table:formula="of:=([.#REF!54]^2)*(0.178)+([.#REF!54])*(0.352)-0.013" office:value-type="string" office:string-value="" calcext:value-type="error">
            <text:p>#REF!</text:p>
          </table:table-cell>
          <table:table-cell table:formula="of:=([.J54]^2)*(-0.89)+([.J54])*(-0.633)-0.245" office:value-type="float" office:value="-0.24338158207684" calcext:value-type="float">
            <text:p>-0.2433815821</text:p>
          </table:table-cell>
          <table:table-cell table:formula="of:=([.I54]^2)*(-0.189)+([.I54])*(0.905)-0.392" office:value-type="float" office:value="0.489985614592876" calcext:value-type="float">
            <text:p>0.4899856146</text:p>
          </table:table-cell>
          <table:table-cell table:number-columns-repeated="1007"/>
        </table:table-row>
        <table:table-row table:style-name="ro1">
          <table:table-cell table:formula="of:=[Datos_Nao.A55]" office:value-type="float" office:value="-0.0246698372066021" calcext:value-type="float">
            <text:p>-0.0246698372</text:p>
          </table:table-cell>
          <table:table-cell table:formula="of:=[Datos_Nao.B55]" office:value-type="float" office:value="-0.0427436158061028" calcext:value-type="float">
            <text:p>-0.0427436158</text:p>
          </table:table-cell>
          <table:table-cell table:formula="of:=[Datos_Nao.C55]" office:value-type="float" office:value="0.324894338846207" calcext:value-type="float">
            <text:p>0.3248943388</text:p>
          </table:table-cell>
          <table:table-cell table:formula="of:=[Datos_Nao.D55]" office:value-type="float" office:value="-0.0775649100542069" calcext:value-type="float">
            <text:p>-0.0775649101</text:p>
          </table:table-cell>
          <table:table-cell table:formula="of:=[Datos_Nao.E55]" office:value-type="float" office:value="-0.0320962555706501" calcext:value-type="float">
            <text:p>-0.0320962556</text:p>
          </table:table-cell>
          <table:table-cell table:formula="of:=[Datos_Nao.F55]" office:value-type="float" office:value="-0.0485366992652416" calcext:value-type="float">
            <text:p>-0.0485366993</text:p>
          </table:table-cell>
          <table:table-cell/>
          <table:table-cell table:formula="of:=[Datos_MoCap.A55]" office:value-type="float" office:value="0.068404" calcext:value-type="float">
            <text:p>0.068404</text:p>
          </table:table-cell>
          <table:table-cell table:formula="of:=[Datos_MoCap.B55]" office:value-type="float" office:value="1.361951" calcext:value-type="float">
            <text:p>1.361951</text:p>
          </table:table-cell>
          <table:table-cell table:formula="of:=[Datos_MoCap.C55]" office:value-type="float" office:value="-0.002572" calcext:value-type="float">
            <text:p>-0.002572</text:p>
          </table:table-cell>
          <table:table-cell table:formula="of:=[Datos_MoCap.D55]" office:value-type="float" office:value="0.003299" calcext:value-type="float">
            <text:p>0.003299</text:p>
          </table:table-cell>
          <table:table-cell table:formula="of:=[Datos_MoCap.F55]" office:value-type="float" office:value="-0.006574" calcext:value-type="float">
            <text:p>-0.006574</text:p>
          </table:table-cell>
          <table:table-cell table:formula="of:=[Datos_MoCap.E55]" office:value-type="float" office:value="-0.002288" calcext:value-type="float">
            <text:p>-0.002288</text:p>
          </table:table-cell>
          <table:table-cell/>
          <table:table-cell table:formula="of:=([.#REF!55]^2)*(0.178)+([.#REF!55])*(0.352)-0.013" office:value-type="string" office:string-value="" calcext:value-type="error">
            <text:p>#REF!</text:p>
          </table:table-cell>
          <table:table-cell table:formula="of:=([.J55]^2)*(-0.89)+([.J55])*(-0.633)-0.245" office:value-type="float" office:value="-0.24337781151376" calcext:value-type="float">
            <text:p>-0.2433778115</text:p>
          </table:table-cell>
          <table:table-cell table:formula="of:=([.I55]^2)*(-0.189)+([.I55])*(0.905)-0.392" office:value-type="float" office:value="0.489987565510211" calcext:value-type="float">
            <text:p>0.4899875655</text:p>
          </table:table-cell>
          <table:table-cell table:number-columns-repeated="1007"/>
        </table:table-row>
        <table:table-row table:style-name="ro1">
          <table:table-cell table:formula="of:=[Datos_Nao.A56]" office:value-type="float" office:value="-0.0250083729624748" calcext:value-type="float">
            <text:p>-0.025008373</text:p>
          </table:table-cell>
          <table:table-cell table:formula="of:=[Datos_Nao.B56]" office:value-type="float" office:value="-0.0433146134018898" calcext:value-type="float">
            <text:p>-0.0433146134</text:p>
          </table:table-cell>
          <table:table-cell table:formula="of:=[Datos_Nao.C56]" office:value-type="float" office:value="0.324691742658615" calcext:value-type="float">
            <text:p>0.3246917427</text:p>
          </table:table-cell>
          <table:table-cell table:formula="of:=[Datos_Nao.D56]" office:value-type="float" office:value="-0.0800251588225365" calcext:value-type="float">
            <text:p>-0.0800251588</text:p>
          </table:table-cell>
          <table:table-cell table:formula="of:=[Datos_Nao.E56]" office:value-type="float" office:value="-0.0327127277851105" calcext:value-type="float">
            <text:p>-0.0327127278</text:p>
          </table:table-cell>
          <table:table-cell table:formula="of:=[Datos_Nao.F56]" office:value-type="float" office:value="-0.0497124083340168" calcext:value-type="float">
            <text:p>-0.0497124083</text:p>
          </table:table-cell>
          <table:table-cell/>
          <table:table-cell table:formula="of:=[Datos_MoCap.A56]" office:value-type="float" office:value="0.06837" calcext:value-type="float">
            <text:p>0.06837</text:p>
          </table:table-cell>
          <table:table-cell table:formula="of:=[Datos_MoCap.B56]" office:value-type="float" office:value="1.361923" calcext:value-type="float">
            <text:p>1.361923</text:p>
          </table:table-cell>
          <table:table-cell table:formula="of:=[Datos_MoCap.C56]" office:value-type="float" office:value="-0.002587" calcext:value-type="float">
            <text:p>-0.002587</text:p>
          </table:table-cell>
          <table:table-cell table:formula="of:=[Datos_MoCap.D56]" office:value-type="float" office:value="0.00327" calcext:value-type="float">
            <text:p>0.00327</text:p>
          </table:table-cell>
          <table:table-cell table:formula="of:=[Datos_MoCap.F56]" office:value-type="float" office:value="-0.006643" calcext:value-type="float">
            <text:p>-0.006643</text:p>
          </table:table-cell>
          <table:table-cell table:formula="of:=[Datos_MoCap.E56]" office:value-type="float" office:value="-0.002308" calcext:value-type="float">
            <text:p>-0.002308</text:p>
          </table:table-cell>
          <table:table-cell/>
          <table:table-cell table:formula="of:=([.#REF!56]^2)*(0.178)+([.#REF!56])*(0.352)-0.013" office:value-type="string" office:string-value="" calcext:value-type="error">
            <text:p>#REF!</text:p>
          </table:table-cell>
          <table:table-cell table:formula="of:=([.J56]^2)*(-0.89)+([.J56])*(-0.633)-0.245" office:value-type="float" office:value="-0.24336838538641" calcext:value-type="float">
            <text:p>-0.2433683854</text:p>
          </table:table-cell>
          <table:table-cell table:formula="of:=([.I56]^2)*(-0.189)+([.I56])*(0.905)-0.392" office:value-type="float" office:value="0.489976640251419" calcext:value-type="float">
            <text:p>0.4899766403</text:p>
          </table:table-cell>
          <table:table-cell table:number-columns-repeated="1007"/>
        </table:table-row>
        <table:table-row table:style-name="ro1">
          <table:table-cell table:formula="of:=[Datos_Nao.A57]" office:value-type="float" office:value="-0.0251753143966198" calcext:value-type="float">
            <text:p>-0.0251753144</text:p>
          </table:table-cell>
          <table:table-cell table:formula="of:=[Datos_Nao.B57]" office:value-type="float" office:value="-0.0435951426625252" calcext:value-type="float">
            <text:p>-0.0435951427</text:p>
          </table:table-cell>
          <table:table-cell table:formula="of:=[Datos_Nao.C57]" office:value-type="float" office:value="0.324589878320694" calcext:value-type="float">
            <text:p>0.3245898783</text:p>
          </table:table-cell>
          <table:table-cell table:formula="of:=[Datos_Nao.D57]" office:value-type="float" office:value="-0.0812420397996903" calcext:value-type="float">
            <text:p>-0.0812420398</text:p>
          </table:table-cell>
          <table:table-cell table:formula="of:=[Datos_Nao.E57]" office:value-type="float" office:value="-0.0330160260200501" calcext:value-type="float">
            <text:p>-0.033016026</text:p>
          </table:table-cell>
          <table:table-cell table:formula="of:=[Datos_Nao.F57]" office:value-type="float" office:value="-0.0502954460680485" calcext:value-type="float">
            <text:p>-0.0502954461</text:p>
          </table:table-cell>
          <table:table-cell/>
          <table:table-cell table:formula="of:=[Datos_MoCap.A57]" office:value-type="float" office:value="0.068373" calcext:value-type="float">
            <text:p>0.068373</text:p>
          </table:table-cell>
          <table:table-cell table:formula="of:=[Datos_MoCap.B57]" office:value-type="float" office:value="1.361889" calcext:value-type="float">
            <text:p>1.361889</text:p>
          </table:table-cell>
          <table:table-cell table:formula="of:=[Datos_MoCap.C57]" office:value-type="float" office:value="-0.002603" calcext:value-type="float">
            <text:p>-0.002603</text:p>
          </table:table-cell>
          <table:table-cell table:formula="of:=[Datos_MoCap.D57]" office:value-type="float" office:value="0.003199" calcext:value-type="float">
            <text:p>0.003199</text:p>
          </table:table-cell>
          <table:table-cell table:formula="of:=[Datos_MoCap.F57]" office:value-type="float" office:value="-0.00665" calcext:value-type="float">
            <text:p>-0.00665</text:p>
          </table:table-cell>
          <table:table-cell table:formula="of:=[Datos_MoCap.E57]" office:value-type="float" office:value="-0.002293" calcext:value-type="float">
            <text:p>-0.002293</text:p>
          </table:table-cell>
          <table:table-cell/>
          <table:table-cell table:formula="of:=([.#REF!57]^2)*(0.178)+([.#REF!57])*(0.352)-0.013" office:value-type="string" office:string-value="" calcext:value-type="error">
            <text:p>#REF!</text:p>
          </table:table-cell>
          <table:table-cell table:formula="of:=([.J57]^2)*(-0.89)+([.J57])*(-0.633)-0.245" office:value-type="float" office:value="-0.24335833129201" calcext:value-type="float">
            <text:p>-0.2433583313</text:p>
          </table:table-cell>
          <table:table-cell table:formula="of:=([.I57]^2)*(-0.189)+([.I57])*(0.905)-0.392" office:value-type="float" office:value="0.489963373467331" calcext:value-type="float">
            <text:p>0.4899633735</text:p>
          </table:table-cell>
          <table:table-cell table:number-columns-repeated="1007"/>
        </table:table-row>
        <table:table-row table:style-name="ro1">
          <table:table-cell table:formula="of:=[Datos_Nao.A58]" office:value-type="float" office:value="-0.0253406316041946" calcext:value-type="float">
            <text:p>-0.0253406316</text:p>
          </table:table-cell>
          <table:table-cell table:formula="of:=[Datos_Nao.B58]" office:value-type="float" office:value="-0.0438723005354405" calcext:value-type="float">
            <text:p>-0.0438723005</text:p>
          </table:table-cell>
          <table:table-cell table:formula="of:=[Datos_Nao.C58]" office:value-type="float" office:value="0.324487686157227" calcext:value-type="float">
            <text:p>0.3244876862</text:p>
          </table:table-cell>
          <table:table-cell table:formula="of:=[Datos_Nao.D58]" office:value-type="float" office:value="-0.0824496597051621" calcext:value-type="float">
            <text:p>-0.0824496597</text:p>
          </table:table-cell>
          <table:table-cell table:formula="of:=[Datos_Nao.E58]" office:value-type="float" office:value="-0.0333159379661083" calcext:value-type="float">
            <text:p>-0.033315938</text:p>
          </table:table-cell>
          <table:table-cell table:formula="of:=[Datos_Nao.F58]" office:value-type="float" office:value="-0.0508749894797802" calcext:value-type="float">
            <text:p>-0.0508749895</text:p>
          </table:table-cell>
          <table:table-cell/>
          <table:table-cell table:formula="of:=[Datos_MoCap.A58]" office:value-type="float" office:value="0.068403" calcext:value-type="float">
            <text:p>0.068403</text:p>
          </table:table-cell>
          <table:table-cell table:formula="of:=[Datos_MoCap.B58]" office:value-type="float" office:value="1.361858" calcext:value-type="float">
            <text:p>1.361858</text:p>
          </table:table-cell>
          <table:table-cell table:formula="of:=[Datos_MoCap.C58]" office:value-type="float" office:value="-0.002621" calcext:value-type="float">
            <text:p>-0.002621</text:p>
          </table:table-cell>
          <table:table-cell table:formula="of:=[Datos_MoCap.D58]" office:value-type="float" office:value="0.003118" calcext:value-type="float">
            <text:p>0.003118</text:p>
          </table:table-cell>
          <table:table-cell table:formula="of:=[Datos_MoCap.F58]" office:value-type="float" office:value="-0.006597" calcext:value-type="float">
            <text:p>-0.006597</text:p>
          </table:table-cell>
          <table:table-cell table:formula="of:=[Datos_MoCap.E58]" office:value-type="float" office:value="-0.002295" calcext:value-type="float">
            <text:p>-0.002295</text:p>
          </table:table-cell>
          <table:table-cell/>
          <table:table-cell table:formula="of:=([.#REF!58]^2)*(0.178)+([.#REF!58])*(0.352)-0.013" office:value-type="string" office:string-value="" calcext:value-type="error">
            <text:p>#REF!</text:p>
          </table:table-cell>
          <table:table-cell table:formula="of:=([.J58]^2)*(-0.89)+([.J58])*(-0.633)-0.245" office:value-type="float" office:value="-0.24334702098049" calcext:value-type="float">
            <text:p>-0.243347021</text:p>
          </table:table-cell>
          <table:table-cell table:formula="of:=([.I58]^2)*(-0.189)+([.I58])*(0.905)-0.392" office:value-type="float" office:value="0.489951276901004" calcext:value-type="float">
            <text:p>0.4899512769</text:p>
          </table:table-cell>
          <table:table-cell table:number-columns-repeated="1007"/>
        </table:table-row>
        <table:table-row table:style-name="ro1">
          <table:table-cell table:formula="of:=[Datos_Nao.A59]" office:value-type="float" office:value="-0.0256662741303444" calcext:value-type="float">
            <text:p>-0.0256662741</text:p>
          </table:table-cell>
          <table:table-cell table:formula="of:=[Datos_Nao.B59]" office:value-type="float" office:value="-0.0444160848855972" calcext:value-type="float">
            <text:p>-0.0444160849</text:p>
          </table:table-cell>
          <table:table-cell table:formula="of:=[Datos_Nao.C59]" office:value-type="float" office:value="0.324282616376877" calcext:value-type="float">
            <text:p>0.3242826164</text:p>
          </table:table-cell>
          <table:table-cell table:formula="of:=[Datos_Nao.D59]" office:value-type="float" office:value="-0.0848357230424881" calcext:value-type="float">
            <text:p>-0.084835723</text:p>
          </table:table-cell>
          <table:table-cell table:formula="of:=[Datos_Nao.E59]" office:value-type="float" office:value="-0.0339051783084869" calcext:value-type="float">
            <text:p>-0.0339051783</text:p>
          </table:table-cell>
          <table:table-cell table:formula="of:=[Datos_Nao.F59]" office:value-type="float" office:value="-0.0520227402448654" calcext:value-type="float">
            <text:p>-0.0520227402</text:p>
          </table:table-cell>
          <table:table-cell/>
          <table:table-cell table:formula="of:=[Datos_MoCap.A59]" office:value-type="float" office:value="0.06845" calcext:value-type="float">
            <text:p>0.06845</text:p>
          </table:table-cell>
          <table:table-cell table:formula="of:=[Datos_MoCap.B59]" office:value-type="float" office:value="1.361826" calcext:value-type="float">
            <text:p>1.361826</text:p>
          </table:table-cell>
          <table:table-cell table:formula="of:=[Datos_MoCap.C59]" office:value-type="float" office:value="-0.002621" calcext:value-type="float">
            <text:p>-0.002621</text:p>
          </table:table-cell>
          <table:table-cell table:formula="of:=[Datos_MoCap.D59]" office:value-type="float" office:value="0.003062" calcext:value-type="float">
            <text:p>0.003062</text:p>
          </table:table-cell>
          <table:table-cell table:formula="of:=[Datos_MoCap.F59]" office:value-type="float" office:value="-0.00649" calcext:value-type="float">
            <text:p>-0.00649</text:p>
          </table:table-cell>
          <table:table-cell table:formula="of:=[Datos_MoCap.E59]" office:value-type="float" office:value="-0.002406" calcext:value-type="float">
            <text:p>-0.002406</text:p>
          </table:table-cell>
          <table:table-cell/>
          <table:table-cell table:formula="of:=([.#REF!59]^2)*(0.178)+([.#REF!59])*(0.352)-0.013" office:value-type="string" office:string-value="" calcext:value-type="error">
            <text:p>#REF!</text:p>
          </table:table-cell>
          <table:table-cell table:formula="of:=([.J59]^2)*(-0.89)+([.J59])*(-0.633)-0.245" office:value-type="float" office:value="-0.24334702098049" calcext:value-type="float">
            <text:p>-0.243347021</text:p>
          </table:table-cell>
          <table:table-cell table:formula="of:=([.I59]^2)*(-0.189)+([.I59])*(0.905)-0.392" office:value-type="float" office:value="0.489938789741836" calcext:value-type="float">
            <text:p>0.4899387897</text:p>
          </table:table-cell>
          <table:table-cell table:number-columns-repeated="1007"/>
        </table:table-row>
        <table:table-row table:style-name="ro1">
          <table:table-cell table:formula="of:=[Datos_Nao.A60]" office:value-type="float" office:value="-0.025826521217823" calcext:value-type="float">
            <text:p>-0.0258265212</text:p>
          </table:table-cell>
          <table:table-cell table:formula="of:=[Datos_Nao.B60]" office:value-type="float" office:value="-0.0446825958788395" calcext:value-type="float">
            <text:p>-0.0446825959</text:p>
          </table:table-cell>
          <table:table-cell table:formula="of:=[Datos_Nao.C60]" office:value-type="float" office:value="0.324179828166962" calcext:value-type="float">
            <text:p>0.3241798282</text:p>
          </table:table-cell>
          <table:table-cell table:formula="of:=[Datos_Nao.D60]" office:value-type="float" office:value="-0.0860134810209275" calcext:value-type="float">
            <text:p>-0.086013481</text:p>
          </table:table-cell>
          <table:table-cell table:formula="of:=[Datos_Nao.E60]" office:value-type="float" office:value="-0.0341943725943565" calcext:value-type="float">
            <text:p>-0.0341943726</text:p>
          </table:table-cell>
          <table:table-cell table:formula="of:=[Datos_Nao.F60]" office:value-type="float" office:value="-0.0525906309485436" calcext:value-type="float">
            <text:p>-0.0525906309</text:p>
          </table:table-cell>
          <table:table-cell/>
          <table:table-cell table:formula="of:=[Datos_MoCap.A60]" office:value-type="float" office:value="0.068511" calcext:value-type="float">
            <text:p>0.068511</text:p>
          </table:table-cell>
          <table:table-cell table:formula="of:=[Datos_MoCap.B60]" office:value-type="float" office:value="1.361818" calcext:value-type="float">
            <text:p>1.361818</text:p>
          </table:table-cell>
          <table:table-cell table:formula="of:=[Datos_MoCap.C60]" office:value-type="float" office:value="-0.002614" calcext:value-type="float">
            <text:p>-0.002614</text:p>
          </table:table-cell>
          <table:table-cell table:formula="of:=[Datos_MoCap.D60]" office:value-type="float" office:value="0.002936" calcext:value-type="float">
            <text:p>0.002936</text:p>
          </table:table-cell>
          <table:table-cell table:formula="of:=[Datos_MoCap.F60]" office:value-type="float" office:value="-0.00637" calcext:value-type="float">
            <text:p>-0.00637</text:p>
          </table:table-cell>
          <table:table-cell table:formula="of:=[Datos_MoCap.E60]" office:value-type="float" office:value="-0.00262" calcext:value-type="float">
            <text:p>-0.00262</text:p>
          </table:table-cell>
          <table:table-cell/>
          <table:table-cell table:formula="of:=([.#REF!60]^2)*(0.178)+([.#REF!60])*(0.352)-0.013" office:value-type="string" office:string-value="" calcext:value-type="error">
            <text:p>#REF!</text:p>
          </table:table-cell>
          <table:table-cell table:formula="of:=([.J60]^2)*(-0.89)+([.J60])*(-0.633)-0.245" office:value-type="float" office:value="-0.24335141936644" calcext:value-type="float">
            <text:p>-0.2433514194</text:p>
          </table:table-cell>
          <table:table-cell table:formula="of:=([.I60]^2)*(-0.189)+([.I60])*(0.905)-0.392" office:value-type="float" office:value="0.489935667891564" calcext:value-type="float">
            <text:p>0.4899356679</text:p>
          </table:table-cell>
          <table:table-cell table:number-columns-repeated="1007"/>
        </table:table-row>
        <table:table-row table:style-name="ro1">
          <table:table-cell table:formula="of:=[Datos_Nao.A61]" office:value-type="float" office:value="-0.0261415392160416" calcext:value-type="float">
            <text:p>-0.0261415392</text:p>
          </table:table-cell>
          <table:table-cell table:formula="of:=[Datos_Nao.B61]" office:value-type="float" office:value="-0.0452044494450092" calcext:value-type="float">
            <text:p>-0.0452044494</text:p>
          </table:table-cell>
          <table:table-cell table:formula="of:=[Datos_Nao.C61]" office:value-type="float" office:value="0.323974102735519" calcext:value-type="float">
            <text:p>0.3239741027</text:p>
          </table:table-cell>
          <table:table-cell table:formula="of:=[Datos_Nao.D61]" office:value-type="float" office:value="-0.0883368477225304" calcext:value-type="float">
            <text:p>-0.0883368477</text:p>
          </table:table-cell>
          <table:table-cell table:formula="of:=[Datos_Nao.E61]" office:value-type="float" office:value="-0.0347615592181683" calcext:value-type="float">
            <text:p>-0.0347615592</text:p>
          </table:table-cell>
          <table:table-cell table:formula="of:=[Datos_Nao.F61]" office:value-type="float" office:value="-0.0537134259939194" calcext:value-type="float">
            <text:p>-0.053713426</text:p>
          </table:table-cell>
          <table:table-cell/>
          <table:table-cell table:formula="of:=[Datos_MoCap.A61]" office:value-type="float" office:value="0.068596" calcext:value-type="float">
            <text:p>0.068596</text:p>
          </table:table-cell>
          <table:table-cell table:formula="of:=[Datos_MoCap.B61]" office:value-type="float" office:value="1.361805" calcext:value-type="float">
            <text:p>1.361805</text:p>
          </table:table-cell>
          <table:table-cell table:formula="of:=[Datos_MoCap.C61]" office:value-type="float" office:value="-0.002623" calcext:value-type="float">
            <text:p>-0.002623</text:p>
          </table:table-cell>
          <table:table-cell table:formula="of:=[Datos_MoCap.D61]" office:value-type="float" office:value="0.002761" calcext:value-type="float">
            <text:p>0.002761</text:p>
          </table:table-cell>
          <table:table-cell table:formula="of:=[Datos_MoCap.F61]" office:value-type="float" office:value="-0.006256" calcext:value-type="float">
            <text:p>-0.006256</text:p>
          </table:table-cell>
          <table:table-cell table:formula="of:=[Datos_MoCap.E61]" office:value-type="float" office:value="-0.002902" calcext:value-type="float">
            <text:p>-0.002902</text:p>
          </table:table-cell>
          <table:table-cell/>
          <table:table-cell table:formula="of:=([.#REF!61]^2)*(0.178)+([.#REF!61])*(0.352)-0.013" office:value-type="string" office:string-value="" calcext:value-type="error">
            <text:p>#REF!</text:p>
          </table:table-cell>
          <table:table-cell table:formula="of:=([.J61]^2)*(-0.89)+([.J61])*(-0.633)-0.245" office:value-type="float" office:value="-0.24334576431481" calcext:value-type="float">
            <text:p>-0.2433457643</text:p>
          </table:table-cell>
          <table:table-cell table:formula="of:=([.I61]^2)*(-0.189)+([.I61])*(0.905)-0.392" office:value-type="float" office:value="0.489930594833275" calcext:value-type="float">
            <text:p>0.4899305948</text:p>
          </table:table-cell>
          <table:table-cell table:number-columns-repeated="1007"/>
        </table:table-row>
        <table:table-row table:style-name="ro1">
          <table:table-cell table:formula="of:=[Datos_Nao.A62]" office:value-type="float" office:value="-0.0283991172909737" calcext:value-type="float">
            <text:p>-0.0283991173</text:p>
          </table:table-cell>
          <table:table-cell table:formula="of:=[Datos_Nao.B62]" office:value-type="float" office:value="-0.0454929918050766" calcext:value-type="float">
            <text:p>-0.0454929918</text:p>
          </table:table-cell>
          <table:table-cell table:formula="of:=[Datos_Nao.C62]" office:value-type="float" office:value="0.323657661676407" calcext:value-type="float">
            <text:p>0.3236576617</text:p>
          </table:table-cell>
          <table:table-cell table:formula="of:=[Datos_Nao.D62]" office:value-type="float" office:value="-0.0909576416015625" calcext:value-type="float">
            <text:p>-0.0909576416</text:p>
          </table:table-cell>
          <table:table-cell table:formula="of:=[Datos_Nao.E62]" office:value-type="float" office:value="-0.041370652616024" calcext:value-type="float">
            <text:p>-0.0413706526</text:p>
          </table:table-cell>
          <table:table-cell table:formula="of:=[Datos_Nao.F62]" office:value-type="float" office:value="-0.0548156723380089" calcext:value-type="float">
            <text:p>-0.0548156723</text:p>
          </table:table-cell>
          <table:table-cell/>
          <table:table-cell table:formula="of:=[Datos_MoCap.A62]" office:value-type="float" office:value="0.068693" calcext:value-type="float">
            <text:p>0.068693</text:p>
          </table:table-cell>
          <table:table-cell table:formula="of:=[Datos_MoCap.B62]" office:value-type="float" office:value="1.361785" calcext:value-type="float">
            <text:p>1.361785</text:p>
          </table:table-cell>
          <table:table-cell table:formula="of:=[Datos_MoCap.C62]" office:value-type="float" office:value="-0.002649" calcext:value-type="float">
            <text:p>-0.002649</text:p>
          </table:table-cell>
          <table:table-cell table:formula="of:=[Datos_MoCap.D62]" office:value-type="float" office:value="0.002585" calcext:value-type="float">
            <text:p>0.002585</text:p>
          </table:table-cell>
          <table:table-cell table:formula="of:=[Datos_MoCap.F62]" office:value-type="float" office:value="-0.006196" calcext:value-type="float">
            <text:p>-0.006196</text:p>
          </table:table-cell>
          <table:table-cell table:formula="of:=[Datos_MoCap.E62]" office:value-type="float" office:value="-0.003321" calcext:value-type="float">
            <text:p>-0.003321</text:p>
          </table:table-cell>
          <table:table-cell/>
          <table:table-cell table:formula="of:=([.#REF!62]^2)*(0.178)+([.#REF!62])*(0.352)-0.013" office:value-type="string" office:string-value="" calcext:value-type="error">
            <text:p>#REF!</text:p>
          </table:table-cell>
          <table:table-cell table:formula="of:=([.J62]^2)*(-0.89)+([.J62])*(-0.633)-0.245" office:value-type="float" office:value="-0.24332942830889" calcext:value-type="float">
            <text:p>-0.2433294283</text:p>
          </table:table-cell>
          <table:table-cell table:formula="of:=([.I62]^2)*(-0.189)+([.I62])*(0.905)-0.392" office:value-type="float" office:value="0.489922790003475" calcext:value-type="float">
            <text:p>0.48992279</text:p>
          </table:table-cell>
          <table:table-cell table:number-columns-repeated="1007"/>
        </table:table-row>
        <table:table-row table:style-name="ro1">
          <table:table-cell table:formula="of:=[Datos_Nao.A63]" office:value-type="float" office:value="-0.02849380671978" calcext:value-type="float">
            <text:p>-0.0284938067</text:p>
          </table:table-cell>
          <table:table-cell table:formula="of:=[Datos_Nao.B63]" office:value-type="float" office:value="-0.0460721850395203" calcext:value-type="float">
            <text:p>-0.046072185</text:p>
          </table:table-cell>
          <table:table-cell table:formula="of:=[Datos_Nao.C63]" office:value-type="float" office:value="0.323630630970001" calcext:value-type="float">
            <text:p>0.323630631</text:p>
          </table:table-cell>
          <table:table-cell table:formula="of:=[Datos_Nao.D63]" office:value-type="float" office:value="-0.0910589769482613" calcext:value-type="float">
            <text:p>-0.0910589769</text:p>
          </table:table-cell>
          <table:table-cell table:formula="of:=[Datos_Nao.E63]" office:value-type="float" office:value="-0.0414128713309765" calcext:value-type="float">
            <text:p>-0.0414128713</text:p>
          </table:table-cell>
          <table:table-cell table:formula="of:=[Datos_Nao.F63]" office:value-type="float" office:value="-0.055400438606739" calcext:value-type="float">
            <text:p>-0.0554004386</text:p>
          </table:table-cell>
          <table:table-cell/>
          <table:table-cell table:formula="of:=[Datos_MoCap.A63]" office:value-type="float" office:value="0.068802" calcext:value-type="float">
            <text:p>0.068802</text:p>
          </table:table-cell>
          <table:table-cell table:formula="of:=[Datos_MoCap.B63]" office:value-type="float" office:value="1.361745" calcext:value-type="float">
            <text:p>1.361745</text:p>
          </table:table-cell>
          <table:table-cell table:formula="of:=[Datos_MoCap.C63]" office:value-type="float" office:value="-0.002683" calcext:value-type="float">
            <text:p>-0.002683</text:p>
          </table:table-cell>
          <table:table-cell table:formula="of:=[Datos_MoCap.D63]" office:value-type="float" office:value="0.002427" calcext:value-type="float">
            <text:p>0.002427</text:p>
          </table:table-cell>
          <table:table-cell table:formula="of:=[Datos_MoCap.F63]" office:value-type="float" office:value="-0.005997" calcext:value-type="float">
            <text:p>-0.005997</text:p>
          </table:table-cell>
          <table:table-cell table:formula="of:=[Datos_MoCap.E63]" office:value-type="float" office:value="-0.003865" calcext:value-type="float">
            <text:p>-0.003865</text:p>
          </table:table-cell>
          <table:table-cell/>
          <table:table-cell table:formula="of:=([.#REF!63]^2)*(0.178)+([.#REF!63])*(0.352)-0.013" office:value-type="string" office:string-value="" calcext:value-type="error">
            <text:p>#REF!</text:p>
          </table:table-cell>
          <table:table-cell table:formula="of:=([.J63]^2)*(-0.89)+([.J63])*(-0.633)-0.245" office:value-type="float" office:value="-0.24330806765521" calcext:value-type="float">
            <text:p>-0.2433080677</text:p>
          </table:table-cell>
          <table:table-cell table:formula="of:=([.I63]^2)*(-0.189)+([.I63])*(0.905)-0.392" office:value-type="float" office:value="0.489907179890275" calcext:value-type="float">
            <text:p>0.4899071799</text:p>
          </table:table-cell>
          <table:table-cell table:number-columns-repeated="1007"/>
        </table:table-row>
        <table:table-row table:style-name="ro1">
          <table:table-cell table:formula="of:=[Datos_Nao.A64]" office:value-type="float" office:value="-0.028707604855299" calcext:value-type="float">
            <text:p>-0.0287076049</text:p>
          </table:table-cell>
          <table:table-cell table:formula="of:=[Datos_Nao.B64]" office:value-type="float" office:value="-0.0471321977674961" calcext:value-type="float">
            <text:p>-0.0471321978</text:p>
          </table:table-cell>
          <table:table-cell table:formula="of:=[Datos_Nao.C64]" office:value-type="float" office:value="0.323516309261322" calcext:value-type="float">
            <text:p>0.3235163093</text:p>
          </table:table-cell>
          <table:table-cell table:formula="of:=[Datos_Nao.D64]" office:value-type="float" office:value="-0.0914837568998337" calcext:value-type="float">
            <text:p>-0.0914837569</text:p>
          </table:table-cell>
          <table:table-cell table:formula="of:=[Datos_Nao.E64]" office:value-type="float" office:value="-0.0415904447436333" calcext:value-type="float">
            <text:p>-0.0415904447</text:p>
          </table:table-cell>
          <table:table-cell table:formula="of:=[Datos_Nao.F64]" office:value-type="float" office:value="-0.056544441729784" calcext:value-type="float">
            <text:p>-0.0565444417</text:p>
          </table:table-cell>
          <table:table-cell/>
          <table:table-cell table:formula="of:=[Datos_MoCap.A64]" office:value-type="float" office:value="0.068941" calcext:value-type="float">
            <text:p>0.068941</text:p>
          </table:table-cell>
          <table:table-cell table:formula="of:=[Datos_MoCap.B64]" office:value-type="float" office:value="1.36171" calcext:value-type="float">
            <text:p>1.36171</text:p>
          </table:table-cell>
          <table:table-cell table:formula="of:=[Datos_MoCap.C64]" office:value-type="float" office:value="-0.002722" calcext:value-type="float">
            <text:p>-0.002722</text:p>
          </table:table-cell>
          <table:table-cell table:formula="of:=[Datos_MoCap.D64]" office:value-type="float" office:value="0.002217" calcext:value-type="float">
            <text:p>0.002217</text:p>
          </table:table-cell>
          <table:table-cell table:formula="of:=[Datos_MoCap.F64]" office:value-type="float" office:value="-0.00589" calcext:value-type="float">
            <text:p>-0.00589</text:p>
          </table:table-cell>
          <table:table-cell table:formula="of:=[Datos_MoCap.E64]" office:value-type="float" office:value="-0.004382" calcext:value-type="float">
            <text:p>-0.004382</text:p>
          </table:table-cell>
          <table:table-cell/>
          <table:table-cell table:formula="of:=([.#REF!64]^2)*(0.178)+([.#REF!64])*(0.352)-0.013" office:value-type="string" office:string-value="" calcext:value-type="error">
            <text:p>#REF!</text:p>
          </table:table-cell>
          <table:table-cell table:formula="of:=([.J64]^2)*(-0.89)+([.J64])*(-0.633)-0.245" office:value-type="float" office:value="-0.24328356826276" calcext:value-type="float">
            <text:p>-0.2432835683</text:p>
          </table:table-cell>
          <table:table-cell table:formula="of:=([.I64]^2)*(-0.189)+([.I64])*(0.905)-0.392" office:value-type="float" office:value="0.4898935205451" calcext:value-type="float">
            <text:p>0.4898935205</text:p>
          </table:table-cell>
          <table:table-cell table:number-columns-repeated="1007"/>
        </table:table-row>
        <table:table-row table:style-name="ro1">
          <table:table-cell table:formula="of:=[Datos_Nao.A65]" office:value-type="float" office:value="-0.0289423763751984" calcext:value-type="float">
            <text:p>-0.0289423764</text:p>
          </table:table-cell>
          <table:table-cell table:formula="of:=[Datos_Nao.B65]" office:value-type="float" office:value="-0.0480926372110844" calcext:value-type="float">
            <text:p>-0.0480926372</text:p>
          </table:table-cell>
          <table:table-cell table:formula="of:=[Datos_Nao.C65]" office:value-type="float" office:value="0.323346734046936" calcext:value-type="float">
            <text:p>0.323346734</text:p>
          </table:table-cell>
          <table:table-cell table:formula="of:=[Datos_Nao.D65]" office:value-type="float" office:value="-0.0921057611703873" calcext:value-type="float">
            <text:p>-0.0921057612</text:p>
          </table:table-cell>
          <table:table-cell table:formula="of:=[Datos_Nao.E65]" office:value-type="float" office:value="-0.0418521948158741" calcext:value-type="float">
            <text:p>-0.0418521948</text:p>
          </table:table-cell>
          <table:table-cell table:formula="of:=[Datos_Nao.F65]" office:value-type="float" office:value="-0.0576568841934204" calcext:value-type="float">
            <text:p>-0.0576568842</text:p>
          </table:table-cell>
          <table:table-cell/>
          <table:table-cell table:formula="of:=[Datos_MoCap.A65]" office:value-type="float" office:value="0.069077" calcext:value-type="float">
            <text:p>0.069077</text:p>
          </table:table-cell>
          <table:table-cell table:formula="of:=[Datos_MoCap.B65]" office:value-type="float" office:value="1.361669" calcext:value-type="float">
            <text:p>1.361669</text:p>
          </table:table-cell>
          <table:table-cell table:formula="of:=[Datos_MoCap.C65]" office:value-type="float" office:value="-0.002771" calcext:value-type="float">
            <text:p>-0.002771</text:p>
          </table:table-cell>
          <table:table-cell table:formula="of:=[Datos_MoCap.D65]" office:value-type="float" office:value="0.00198" calcext:value-type="float">
            <text:p>0.00198</text:p>
          </table:table-cell>
          <table:table-cell table:formula="of:=[Datos_MoCap.F65]" office:value-type="float" office:value="-0.005827" calcext:value-type="float">
            <text:p>-0.005827</text:p>
          </table:table-cell>
          <table:table-cell table:formula="of:=[Datos_MoCap.E65]" office:value-type="float" office:value="-0.004842" calcext:value-type="float">
            <text:p>-0.004842</text:p>
          </table:table-cell>
          <table:table-cell/>
          <table:table-cell table:formula="of:=([.#REF!65]^2)*(0.178)+([.#REF!65])*(0.352)-0.013" office:value-type="string" office:string-value="" calcext:value-type="error">
            <text:p>#REF!</text:p>
          </table:table-cell>
          <table:table-cell table:formula="of:=([.J65]^2)*(-0.89)+([.J65])*(-0.633)-0.245" office:value-type="float" office:value="-0.24325279081249" calcext:value-type="float">
            <text:p>-0.2432527908</text:p>
          </table:table-cell>
          <table:table-cell table:formula="of:=([.I65]^2)*(-0.189)+([.I65])*(0.905)-0.392" office:value-type="float" office:value="0.489877519008971" calcext:value-type="float">
            <text:p>0.489877519</text:p>
          </table:table-cell>
          <table:table-cell table:number-columns-repeated="1007"/>
        </table:table-row>
        <table:table-row table:style-name="ro1">
          <table:table-cell table:formula="of:=[Datos_Nao.A66]" office:value-type="float" office:value="-0.0291885882616043" calcext:value-type="float">
            <text:p>-0.0291885883</text:p>
          </table:table-cell>
          <table:table-cell table:formula="of:=[Datos_Nao.B66]" office:value-type="float" office:value="-0.0489789694547653" calcext:value-type="float">
            <text:p>-0.0489789695</text:p>
          </table:table-cell>
          <table:table-cell table:formula="of:=[Datos_Nao.C66]" office:value-type="float" office:value="0.323142737150192" calcext:value-type="float">
            <text:p>0.3231427372</text:p>
          </table:table-cell>
          <table:table-cell table:formula="of:=[Datos_Nao.D66]" office:value-type="float" office:value="-0.0928436666727066" calcext:value-type="float">
            <text:p>-0.0928436667</text:p>
          </table:table-cell>
          <table:table-cell table:formula="of:=[Datos_Nao.E66]" office:value-type="float" office:value="-0.0421654917299748" calcext:value-type="float">
            <text:p>-0.0421654917</text:p>
          </table:table-cell>
          <table:table-cell table:formula="of:=[Datos_Nao.F66]" office:value-type="float" office:value="-0.0587394386529923" calcext:value-type="float">
            <text:p>-0.0587394387</text:p>
          </table:table-cell>
          <table:table-cell/>
          <table:table-cell table:formula="of:=[Datos_MoCap.A66]" office:value-type="float" office:value="0.069239" calcext:value-type="float">
            <text:p>0.069239</text:p>
          </table:table-cell>
          <table:table-cell table:formula="of:=[Datos_MoCap.B66]" office:value-type="float" office:value="1.361623" calcext:value-type="float">
            <text:p>1.361623</text:p>
          </table:table-cell>
          <table:table-cell table:formula="of:=[Datos_MoCap.C66]" office:value-type="float" office:value="-0.002818" calcext:value-type="float">
            <text:p>-0.002818</text:p>
          </table:table-cell>
          <table:table-cell table:formula="of:=[Datos_MoCap.D66]" office:value-type="float" office:value="0.001788" calcext:value-type="float">
            <text:p>0.001788</text:p>
          </table:table-cell>
          <table:table-cell table:formula="of:=[Datos_MoCap.F66]" office:value-type="float" office:value="-0.005908" calcext:value-type="float">
            <text:p>-0.005908</text:p>
          </table:table-cell>
          <table:table-cell table:formula="of:=[Datos_MoCap.E66]" office:value-type="float" office:value="-0.005236" calcext:value-type="float">
            <text:p>-0.005236</text:p>
          </table:table-cell>
          <table:table-cell/>
          <table:table-cell table:formula="of:=([.#REF!66]^2)*(0.178)+([.#REF!66])*(0.352)-0.013" office:value-type="string" office:string-value="" calcext:value-type="error">
            <text:p>#REF!</text:p>
          </table:table-cell>
          <table:table-cell table:formula="of:=([.J66]^2)*(-0.89)+([.J66])*(-0.633)-0.245" office:value-type="float" office:value="-0.24322327360036" calcext:value-type="float">
            <text:p>-0.2432232736</text:p>
          </table:table-cell>
          <table:table-cell table:formula="of:=([.I66]^2)*(-0.189)+([.I66])*(0.905)-0.392" office:value-type="float" office:value="0.489859565309619" calcext:value-type="float">
            <text:p>0.4898595653</text:p>
          </table:table-cell>
          <table:table-cell table:number-columns-repeated="1007"/>
        </table:table-row>
        <table:table-row table:style-name="ro1">
          <table:table-cell table:formula="of:=[Datos_Nao.A67]" office:value-type="float" office:value="-0.0294400230050087" calcext:value-type="float">
            <text:p>-0.029440023</text:p>
          </table:table-cell>
          <table:table-cell table:formula="of:=[Datos_Nao.B67]" office:value-type="float" office:value="-0.0498071052134037" calcext:value-type="float">
            <text:p>-0.0498071052</text:p>
          </table:table-cell>
          <table:table-cell table:formula="of:=[Datos_Nao.C67]" office:value-type="float" office:value="0.322917878627777" calcext:value-type="float">
            <text:p>0.3229178786</text:p>
          </table:table-cell>
          <table:table-cell table:formula="of:=[Datos_Nao.D67]" office:value-type="float" office:value="-0.0936451554298401" calcext:value-type="float">
            <text:p>-0.0936451554</text:p>
          </table:table-cell>
          <table:table-cell table:formula="of:=[Datos_Nao.E67]" office:value-type="float" office:value="-0.0425096116960049" calcext:value-type="float">
            <text:p>-0.0425096117</text:p>
          </table:table-cell>
          <table:table-cell table:formula="of:=[Datos_Nao.F67]" office:value-type="float" office:value="-0.059792198240757" calcext:value-type="float">
            <text:p>-0.0597921982</text:p>
          </table:table-cell>
          <table:table-cell/>
          <table:table-cell table:formula="of:=[Datos_MoCap.A67]" office:value-type="float" office:value="0.069414" calcext:value-type="float">
            <text:p>0.069414</text:p>
          </table:table-cell>
          <table:table-cell table:formula="of:=[Datos_MoCap.B67]" office:value-type="float" office:value="1.361597" calcext:value-type="float">
            <text:p>1.361597</text:p>
          </table:table-cell>
          <table:table-cell table:formula="of:=[Datos_MoCap.C67]" office:value-type="float" office:value="-0.002849" calcext:value-type="float">
            <text:p>-0.002849</text:p>
          </table:table-cell>
          <table:table-cell table:formula="of:=[Datos_MoCap.D67]" office:value-type="float" office:value="0.001609" calcext:value-type="float">
            <text:p>0.001609</text:p>
          </table:table-cell>
          <table:table-cell table:formula="of:=[Datos_MoCap.F67]" office:value-type="float" office:value="-0.005805" calcext:value-type="float">
            <text:p>-0.005805</text:p>
          </table:table-cell>
          <table:table-cell table:formula="of:=[Datos_MoCap.E67]" office:value-type="float" office:value="-0.005713" calcext:value-type="float">
            <text:p>-0.005713</text:p>
          </table:table-cell>
          <table:table-cell/>
          <table:table-cell table:formula="of:=([.#REF!67]^2)*(0.178)+([.#REF!67])*(0.352)-0.013" office:value-type="string" office:string-value="" calcext:value-type="error">
            <text:p>#REF!</text:p>
          </table:table-cell>
          <table:table-cell table:formula="of:=([.J67]^2)*(-0.89)+([.J67])*(-0.633)-0.245" office:value-type="float" office:value="-0.24320380695289" calcext:value-type="float">
            <text:p>-0.243203807</text:p>
          </table:table-cell>
          <table:table-cell table:formula="of:=([.I67]^2)*(-0.189)+([.I67])*(0.905)-0.392" office:value-type="float" office:value="0.489849417212699" calcext:value-type="float">
            <text:p>0.4898494172</text:p>
          </table:table-cell>
          <table:table-cell table:number-columns-repeated="1007"/>
        </table:table-row>
        <table:table-row table:style-name="ro1">
          <table:table-cell table:formula="of:=[Datos_Nao.A68]" office:value-type="float" office:value="-0.029692767187953" calcext:value-type="float">
            <text:p>-0.0296927672</text:p>
          </table:table-cell>
          <table:table-cell table:formula="of:=[Datos_Nao.B68]" office:value-type="float" office:value="-0.0505867898464203" calcext:value-type="float">
            <text:p>-0.0505867898</text:p>
          </table:table-cell>
          <table:table-cell table:formula="of:=[Datos_Nao.C68]" office:value-type="float" office:value="0.322681099176407" calcext:value-type="float">
            <text:p>0.3226810992</text:p>
          </table:table-cell>
          <table:table-cell table:formula="of:=[Datos_Nao.D68]" office:value-type="float" office:value="-0.0944762676954269" calcext:value-type="float">
            <text:p>-0.0944762677</text:p>
          </table:table-cell>
          <table:table-cell table:formula="of:=[Datos_Nao.E68]" office:value-type="float" office:value="-0.0428713224828243" calcext:value-type="float">
            <text:p>-0.0428713225</text:p>
          </table:table-cell>
          <table:table-cell table:formula="of:=[Datos_Nao.F68]" office:value-type="float" office:value="-0.0608146153390408" calcext:value-type="float">
            <text:p>-0.0608146153</text:p>
          </table:table-cell>
          <table:table-cell/>
          <table:table-cell table:formula="of:=[Datos_MoCap.A68]" office:value-type="float" office:value="0.069594" calcext:value-type="float">
            <text:p>0.069594</text:p>
          </table:table-cell>
          <table:table-cell table:formula="of:=[Datos_MoCap.B68]" office:value-type="float" office:value="1.36158" calcext:value-type="float">
            <text:p>1.36158</text:p>
          </table:table-cell>
          <table:table-cell table:formula="of:=[Datos_MoCap.C68]" office:value-type="float" office:value="-0.002889" calcext:value-type="float">
            <text:p>-0.002889</text:p>
          </table:table-cell>
          <table:table-cell table:formula="of:=[Datos_MoCap.D68]" office:value-type="float" office:value="0.001486" calcext:value-type="float">
            <text:p>0.001486</text:p>
          </table:table-cell>
          <table:table-cell table:formula="of:=[Datos_MoCap.F68]" office:value-type="float" office:value="-0.005743" calcext:value-type="float">
            <text:p>-0.005743</text:p>
          </table:table-cell>
          <table:table-cell table:formula="of:=[Datos_MoCap.E68]" office:value-type="float" office:value="-0.006099" calcext:value-type="float">
            <text:p>-0.006099</text:p>
          </table:table-cell>
          <table:table-cell/>
          <table:table-cell table:formula="of:=([.#REF!68]^2)*(0.178)+([.#REF!68])*(0.352)-0.013" office:value-type="string" office:string-value="" calcext:value-type="error">
            <text:p>#REF!</text:p>
          </table:table-cell>
          <table:table-cell table:formula="of:=([.J68]^2)*(-0.89)+([.J68])*(-0.633)-0.245" office:value-type="float" office:value="-0.24317869122569" calcext:value-type="float">
            <text:p>-0.2431786912</text:p>
          </table:table-cell>
          <table:table-cell table:formula="of:=([.I68]^2)*(-0.189)+([.I68])*(0.905)-0.392" office:value-type="float" office:value="0.4898427817804" calcext:value-type="float">
            <text:p>0.4898427818</text:p>
          </table:table-cell>
          <table:table-cell table:number-columns-repeated="1007"/>
        </table:table-row>
        <table:table-row table:style-name="ro1">
          <table:table-cell table:formula="of:=[Datos_Nao.A69]" office:value-type="float" office:value="-0.0298187546432018" calcext:value-type="float">
            <text:p>-0.0298187546</text:p>
          </table:table-cell>
          <table:table-cell table:formula="of:=[Datos_Nao.B69]" office:value-type="float" office:value="-0.0509604401886463" calcext:value-type="float">
            <text:p>-0.0509604402</text:p>
          </table:table-cell>
          <table:table-cell table:formula="of:=[Datos_Nao.C69]" office:value-type="float" office:value="0.32256019115448" calcext:value-type="float">
            <text:p>0.3225601912</text:p>
          </table:table-cell>
          <table:table-cell table:formula="of:=[Datos_Nao.D69]" office:value-type="float" office:value="-0.0948957055807114" calcext:value-type="float">
            <text:p>-0.0948957056</text:p>
          </table:table-cell>
          <table:table-cell table:formula="of:=[Datos_Nao.E69]" office:value-type="float" office:value="-0.0430560261011124" calcext:value-type="float">
            <text:p>-0.0430560261</text:p>
          </table:table-cell>
          <table:table-cell table:formula="of:=[Datos_Nao.F69]" office:value-type="float" office:value="-0.0613142400979996" calcext:value-type="float">
            <text:p>-0.0613142401</text:p>
          </table:table-cell>
          <table:table-cell/>
          <table:table-cell table:formula="of:=[Datos_MoCap.A69]" office:value-type="float" office:value="0.069794" calcext:value-type="float">
            <text:p>0.069794</text:p>
          </table:table-cell>
          <table:table-cell table:formula="of:=[Datos_MoCap.B69]" office:value-type="float" office:value="1.361573" calcext:value-type="float">
            <text:p>1.361573</text:p>
          </table:table-cell>
          <table:table-cell table:formula="of:=[Datos_MoCap.C69]" office:value-type="float" office:value="-0.002923" calcext:value-type="float">
            <text:p>-0.002923</text:p>
          </table:table-cell>
          <table:table-cell table:formula="of:=[Datos_MoCap.D69]" office:value-type="float" office:value="0.00141" calcext:value-type="float">
            <text:p>0.00141</text:p>
          </table:table-cell>
          <table:table-cell table:formula="of:=[Datos_MoCap.F69]" office:value-type="float" office:value="-0.005678" calcext:value-type="float">
            <text:p>-0.005678</text:p>
          </table:table-cell>
          <table:table-cell table:formula="of:=[Datos_MoCap.E69]" office:value-type="float" office:value="-0.006534" calcext:value-type="float">
            <text:p>-0.006534</text:p>
          </table:table-cell>
          <table:table-cell/>
          <table:table-cell table:formula="of:=([.#REF!69]^2)*(0.178)+([.#REF!69])*(0.352)-0.013" office:value-type="string" office:string-value="" calcext:value-type="error">
            <text:p>#REF!</text:p>
          </table:table-cell>
          <table:table-cell table:formula="of:=([.J69]^2)*(-0.89)+([.J69])*(-0.633)-0.245" office:value-type="float" office:value="-0.24315734509681" calcext:value-type="float">
            <text:p>-0.2431573451</text:p>
          </table:table-cell>
          <table:table-cell table:formula="of:=([.I69]^2)*(-0.189)+([.I69])*(0.905)-0.392" office:value-type="float" office:value="0.489840049511819" calcext:value-type="float">
            <text:p>0.4898400495</text:p>
          </table:table-cell>
          <table:table-cell table:number-columns-repeated="1007"/>
        </table:table-row>
        <table:table-row table:style-name="ro1">
          <table:table-cell table:formula="of:=[Datos_Nao.A70]" office:value-type="float" office:value="-0.029944159090519" calcext:value-type="float">
            <text:p>-0.0299441591</text:p>
          </table:table-cell>
          <table:table-cell table:formula="of:=[Datos_Nao.B70]" office:value-type="float" office:value="-0.0513239465653896" calcext:value-type="float">
            <text:p>-0.0513239466</text:p>
          </table:table-cell>
          <table:table-cell table:formula="of:=[Datos_Nao.C70]" office:value-type="float" office:value="0.322438418865204" calcext:value-type="float">
            <text:p>0.3224384189</text:p>
          </table:table-cell>
          <table:table-cell table:formula="of:=[Datos_Nao.D70]" office:value-type="float" office:value="-0.0953148975968361" calcext:value-type="float">
            <text:p>-0.0953148976</text:p>
          </table:table-cell>
          <table:table-cell table:formula="of:=[Datos_Nao.E70]" office:value-type="float" office:value="-0.0432422645390034" calcext:value-type="float">
            <text:p>-0.0432422645</text:p>
          </table:table-cell>
          <table:table-cell table:formula="of:=[Datos_Nao.F70]" office:value-type="float" office:value="-0.0618057474493981" calcext:value-type="float">
            <text:p>-0.0618057474</text:p>
          </table:table-cell>
          <table:table-cell/>
          <table:table-cell table:formula="of:=[Datos_MoCap.A70]" office:value-type="float" office:value="0.070025" calcext:value-type="float">
            <text:p>0.070025</text:p>
          </table:table-cell>
          <table:table-cell table:formula="of:=[Datos_MoCap.B70]" office:value-type="float" office:value="1.361578" calcext:value-type="float">
            <text:p>1.361578</text:p>
          </table:table-cell>
          <table:table-cell table:formula="of:=[Datos_MoCap.C70]" office:value-type="float" office:value="-0.00296" calcext:value-type="float">
            <text:p>-0.00296</text:p>
          </table:table-cell>
          <table:table-cell table:formula="of:=[Datos_MoCap.D70]" office:value-type="float" office:value="0.001291" calcext:value-type="float">
            <text:p>0.001291</text:p>
          </table:table-cell>
          <table:table-cell table:formula="of:=[Datos_MoCap.F70]" office:value-type="float" office:value="-0.005589" calcext:value-type="float">
            <text:p>-0.005589</text:p>
          </table:table-cell>
          <table:table-cell table:formula="of:=[Datos_MoCap.E70]" office:value-type="float" office:value="-0.006987" calcext:value-type="float">
            <text:p>-0.006987</text:p>
          </table:table-cell>
          <table:table-cell/>
          <table:table-cell table:formula="of:=([.#REF!70]^2)*(0.178)+([.#REF!70])*(0.352)-0.013" office:value-type="string" office:string-value="" calcext:value-type="error">
            <text:p>#REF!</text:p>
          </table:table-cell>
          <table:table-cell table:formula="of:=([.J70]^2)*(-0.89)+([.J70])*(-0.633)-0.245" office:value-type="float" office:value="-0.243134117824" calcext:value-type="float">
            <text:p>-0.2431341178</text:p>
          </table:table-cell>
          <table:table-cell table:formula="of:=([.I70]^2)*(-0.189)+([.I70])*(0.905)-0.392" office:value-type="float" office:value="0.489842001134124" calcext:value-type="float">
            <text:p>0.4898420011</text:p>
          </table:table-cell>
          <table:table-cell table:number-columns-repeated="1007"/>
        </table:table-row>
        <table:table-row table:style-name="ro1">
          <table:table-cell table:formula="of:=[Datos_Nao.A71]" office:value-type="float" office:value="-0.0301924925297499" calcext:value-type="float">
            <text:p>-0.0301924925</text:p>
          </table:table-cell>
          <table:table-cell table:formula="of:=[Datos_Nao.B71]" office:value-type="float" office:value="-0.0520220287144184" calcext:value-type="float">
            <text:p>-0.0520220287</text:p>
          </table:table-cell>
          <table:table-cell table:formula="of:=[Datos_Nao.C71]" office:value-type="float" office:value="0.322194069623947" calcext:value-type="float">
            <text:p>0.3221940696</text:p>
          </table:table-cell>
          <table:table-cell table:formula="of:=[Datos_Nao.D71]" office:value-type="float" office:value="-0.0961465314030647" calcext:value-type="float">
            <text:p>-0.0961465314</text:p>
          </table:table-cell>
          <table:table-cell table:formula="of:=[Datos_Nao.E71]" office:value-type="float" office:value="-0.0436171554028988" calcext:value-type="float">
            <text:p>-0.0436171554</text:p>
          </table:table-cell>
          <table:table-cell table:formula="of:=[Datos_Nao.F71]" office:value-type="float" office:value="-0.0627643391489983" calcext:value-type="float">
            <text:p>-0.0627643391</text:p>
          </table:table-cell>
          <table:table-cell/>
          <table:table-cell table:formula="of:=[Datos_MoCap.A71]" office:value-type="float" office:value="0.070294" calcext:value-type="float">
            <text:p>0.070294</text:p>
          </table:table-cell>
          <table:table-cell table:formula="of:=[Datos_MoCap.B71]" office:value-type="float" office:value="1.361556" calcext:value-type="float">
            <text:p>1.361556</text:p>
          </table:table-cell>
          <table:table-cell table:formula="of:=[Datos_MoCap.C71]" office:value-type="float" office:value="-0.00301" calcext:value-type="float">
            <text:p>-0.00301</text:p>
          </table:table-cell>
          <table:table-cell table:formula="of:=[Datos_MoCap.D71]" office:value-type="float" office:value="0.0012" calcext:value-type="float">
            <text:p>0.0012</text:p>
          </table:table-cell>
          <table:table-cell table:formula="of:=[Datos_MoCap.F71]" office:value-type="float" office:value="-0.005515" calcext:value-type="float">
            <text:p>-0.005515</text:p>
          </table:table-cell>
          <table:table-cell table:formula="of:=[Datos_MoCap.E71]" office:value-type="float" office:value="-0.007548" calcext:value-type="float">
            <text:p>-0.007548</text:p>
          </table:table-cell>
          <table:table-cell/>
          <table:table-cell table:formula="of:=([.#REF!71]^2)*(0.178)+([.#REF!71])*(0.352)-0.013" office:value-type="string" office:string-value="" calcext:value-type="error">
            <text:p>#REF!</text:p>
          </table:table-cell>
          <table:table-cell table:formula="of:=([.J71]^2)*(-0.89)+([.J71])*(-0.633)-0.245" office:value-type="float" office:value="-0.243102733489" calcext:value-type="float">
            <text:p>-0.2431027335</text:p>
          </table:table-cell>
          <table:table-cell table:formula="of:=([.I71]^2)*(-0.189)+([.I71])*(0.905)-0.392" office:value-type="float" office:value="0.489833413925296" calcext:value-type="float">
            <text:p>0.4898334139</text:p>
          </table:table-cell>
          <table:table-cell table:number-columns-repeated="1007"/>
        </table:table-row>
        <table:table-row table:style-name="ro1">
          <table:table-cell table:formula="of:=[Datos_Nao.A72]" office:value-type="float" office:value="-0.0304366387426853" calcext:value-type="float">
            <text:p>-0.0304366387</text:p>
          </table:table-cell>
          <table:table-cell table:formula="of:=[Datos_Nao.B72]" office:value-type="float" office:value="-0.0526828579604626" calcext:value-type="float">
            <text:p>-0.052682858</text:p>
          </table:table-cell>
          <table:table-cell table:formula="of:=[Datos_Nao.C72]" office:value-type="float" office:value="0.321950942277908" calcext:value-type="float">
            <text:p>0.3219509423</text:p>
          </table:table-cell>
          <table:table-cell table:formula="of:=[Datos_Nao.D72]" office:value-type="float" office:value="-0.0969614386558533" calcext:value-type="float">
            <text:p>-0.0969614387</text:p>
          </table:table-cell>
          <table:table-cell table:formula="of:=[Datos_Nao.E72]" office:value-type="float" office:value="-0.0439927615225315" calcext:value-type="float">
            <text:p>-0.0439927615</text:p>
          </table:table-cell>
          <table:table-cell table:formula="of:=[Datos_Nao.F72]" office:value-type="float" office:value="-0.0636889114975929" calcext:value-type="float">
            <text:p>-0.0636889115</text:p>
          </table:table-cell>
          <table:table-cell/>
          <table:table-cell table:formula="of:=[Datos_MoCap.A72]" office:value-type="float" office:value="0.070537" calcext:value-type="float">
            <text:p>0.070537</text:p>
          </table:table-cell>
          <table:table-cell table:formula="of:=[Datos_MoCap.B72]" office:value-type="float" office:value="1.361505" calcext:value-type="float">
            <text:p>1.361505</text:p>
          </table:table-cell>
          <table:table-cell table:formula="of:=[Datos_MoCap.C72]" office:value-type="float" office:value="-0.003031" calcext:value-type="float">
            <text:p>-0.003031</text:p>
          </table:table-cell>
          <table:table-cell table:formula="of:=[Datos_MoCap.D72]" office:value-type="float" office:value="0.001207" calcext:value-type="float">
            <text:p>0.001207</text:p>
          </table:table-cell>
          <table:table-cell table:formula="of:=[Datos_MoCap.F72]" office:value-type="float" office:value="-0.0055" calcext:value-type="float">
            <text:p>-0.0055</text:p>
          </table:table-cell>
          <table:table-cell table:formula="of:=[Datos_MoCap.E72]" office:value-type="float" office:value="-0.008053" calcext:value-type="float">
            <text:p>-0.008053</text:p>
          </table:table-cell>
          <table:table-cell/>
          <table:table-cell table:formula="of:=([.#REF!72]^2)*(0.178)+([.#REF!72])*(0.352)-0.013" office:value-type="string" office:string-value="" calcext:value-type="error">
            <text:p>#REF!</text:p>
          </table:table-cell>
          <table:table-cell table:formula="of:=([.J72]^2)*(-0.89)+([.J72])*(-0.633)-0.245" office:value-type="float" office:value="-0.24308955339529" calcext:value-type="float">
            <text:p>-0.2430895534</text:p>
          </table:table-cell>
          <table:table-cell table:formula="of:=([.I72]^2)*(-0.189)+([.I72])*(0.905)-0.392" office:value-type="float" office:value="0.489813506510275" calcext:value-type="float">
            <text:p>0.4898135065</text:p>
          </table:table-cell>
          <table:table-cell table:number-columns-repeated="1007"/>
        </table:table-row>
        <table:table-row table:style-name="ro1">
          <table:table-cell table:formula="of:=[Datos_Nao.A73]" office:value-type="float" office:value="-0.0307932235300541" calcext:value-type="float">
            <text:p>-0.0307932235</text:p>
          </table:table-cell>
          <table:table-cell table:formula="of:=[Datos_Nao.B73]" office:value-type="float" office:value="-0.0536057054996491" calcext:value-type="float">
            <text:p>-0.0536057055</text:p>
          </table:table-cell>
          <table:table-cell table:formula="of:=[Datos_Nao.C73]" office:value-type="float" office:value="0.321593165397644" calcext:value-type="float">
            <text:p>0.3215931654</text:p>
          </table:table-cell>
          <table:table-cell table:formula="of:=[Datos_Nao.D73]" office:value-type="float" office:value="-0.0981386750936508" calcext:value-type="float">
            <text:p>-0.0981386751</text:p>
          </table:table-cell>
          <table:table-cell table:formula="of:=[Datos_Nao.E73]" office:value-type="float" office:value="-0.0445534400641918" calcext:value-type="float">
            <text:p>-0.0445534401</text:p>
          </table:table-cell>
          <table:table-cell table:formula="of:=[Datos_Nao.F73]" office:value-type="float" office:value="-0.0650080740451813" calcext:value-type="float">
            <text:p>-0.065008074</text:p>
          </table:table-cell>
          <table:table-cell/>
          <table:table-cell table:formula="of:=[Datos_MoCap.A73]" office:value-type="float" office:value="0.070794" calcext:value-type="float">
            <text:p>0.070794</text:p>
          </table:table-cell>
          <table:table-cell table:formula="of:=[Datos_MoCap.B73]" office:value-type="float" office:value="1.361468" calcext:value-type="float">
            <text:p>1.361468</text:p>
          </table:table-cell>
          <table:table-cell table:formula="of:=[Datos_MoCap.C73]" office:value-type="float" office:value="-0.002966" calcext:value-type="float">
            <text:p>-0.002966</text:p>
          </table:table-cell>
          <table:table-cell table:formula="of:=[Datos_MoCap.D73]" office:value-type="float" office:value="0.001355" calcext:value-type="float">
            <text:p>0.001355</text:p>
          </table:table-cell>
          <table:table-cell table:formula="of:=[Datos_MoCap.F73]" office:value-type="float" office:value="-0.005367" calcext:value-type="float">
            <text:p>-0.005367</text:p>
          </table:table-cell>
          <table:table-cell table:formula="of:=[Datos_MoCap.E73]" office:value-type="float" office:value="-0.00863" calcext:value-type="float">
            <text:p>-0.00863</text:p>
          </table:table-cell>
          <table:table-cell/>
          <table:table-cell table:formula="of:=([.#REF!73]^2)*(0.178)+([.#REF!73])*(0.352)-0.013" office:value-type="string" office:string-value="" calcext:value-type="error">
            <text:p>#REF!</text:p>
          </table:table-cell>
          <table:table-cell table:formula="of:=([.J73]^2)*(-0.89)+([.J73])*(-0.633)-0.245" office:value-type="float" office:value="-0.24313035146884" calcext:value-type="float">
            <text:p>-0.2431303515</text:p>
          </table:table-cell>
          <table:table-cell table:formula="of:=([.I73]^2)*(-0.189)+([.I73])*(0.905)-0.392" office:value-type="float" office:value="0.489799063260464" calcext:value-type="float">
            <text:p>0.4897990633</text:p>
          </table:table-cell>
          <table:table-cell table:number-columns-repeated="1007"/>
        </table:table-row>
        <table:table-row table:style-name="ro1">
          <table:table-cell table:formula="of:=[Datos_Nao.A74]" office:value-type="float" office:value="-0.0310237854719162" calcext:value-type="float">
            <text:p>-0.0310237855</text:p>
          </table:table-cell>
          <table:table-cell table:formula="of:=[Datos_Nao.B74]" office:value-type="float" office:value="-0.0541754588484764" calcext:value-type="float">
            <text:p>-0.0541754588</text:p>
          </table:table-cell>
          <table:table-cell table:formula="of:=[Datos_Nao.C74]" office:value-type="float" office:value="0.321361601352692" calcext:value-type="float">
            <text:p>0.3213616014</text:p>
          </table:table-cell>
          <table:table-cell table:formula="of:=[Datos_Nao.D74]" office:value-type="float" office:value="-0.0988871529698372" calcext:value-type="float">
            <text:p>-0.098887153</text:p>
          </table:table-cell>
          <table:table-cell table:formula="of:=[Datos_Nao.E74]" office:value-type="float" office:value="-0.0449239388108254" calcext:value-type="float">
            <text:p>-0.0449239388</text:p>
          </table:table-cell>
          <table:table-cell table:formula="of:=[Datos_Nao.F74]" office:value-type="float" office:value="-0.0658400803804398" calcext:value-type="float">
            <text:p>-0.0658400804</text:p>
          </table:table-cell>
          <table:table-cell/>
          <table:table-cell table:formula="of:=[Datos_MoCap.A74]" office:value-type="float" office:value="0.071042" calcext:value-type="float">
            <text:p>0.071042</text:p>
          </table:table-cell>
          <table:table-cell table:formula="of:=[Datos_MoCap.B74]" office:value-type="float" office:value="1.361426" calcext:value-type="float">
            <text:p>1.361426</text:p>
          </table:table-cell>
          <table:table-cell table:formula="of:=[Datos_MoCap.C74]" office:value-type="float" office:value="-0.002906" calcext:value-type="float">
            <text:p>-0.002906</text:p>
          </table:table-cell>
          <table:table-cell table:formula="of:=[Datos_MoCap.D74]" office:value-type="float" office:value="0.001397" calcext:value-type="float">
            <text:p>0.001397</text:p>
          </table:table-cell>
          <table:table-cell table:formula="of:=[Datos_MoCap.F74]" office:value-type="float" office:value="-0.005165" calcext:value-type="float">
            <text:p>-0.005165</text:p>
          </table:table-cell>
          <table:table-cell table:formula="of:=[Datos_MoCap.E74]" office:value-type="float" office:value="-0.009124" calcext:value-type="float">
            <text:p>-0.009124</text:p>
          </table:table-cell>
          <table:table-cell/>
          <table:table-cell table:formula="of:=([.#REF!74]^2)*(0.178)+([.#REF!74])*(0.352)-0.013" office:value-type="string" office:string-value="" calcext:value-type="error">
            <text:p>#REF!</text:p>
          </table:table-cell>
          <table:table-cell table:formula="of:=([.J74]^2)*(-0.89)+([.J74])*(-0.633)-0.245" office:value-type="float" office:value="-0.24316801790404" calcext:value-type="float">
            <text:p>-0.2431680179</text:p>
          </table:table-cell>
          <table:table-cell table:formula="of:=([.I74]^2)*(-0.189)+([.I74])*(0.905)-0.392" office:value-type="float" office:value="0.489782667593036" calcext:value-type="float">
            <text:p>0.4897826676</text:p>
          </table:table-cell>
          <table:table-cell table:number-columns-repeated="1007"/>
        </table:table-row>
        <table:table-row table:style-name="ro1">
          <table:table-cell table:formula="of:=[Datos_Nao.A75]" office:value-type="float" office:value="-0.0312481671571732" calcext:value-type="float">
            <text:p>-0.0312481672</text:p>
          </table:table-cell>
          <table:table-cell table:formula="of:=[Datos_Nao.B75]" office:value-type="float" office:value="-0.0547083057463169" calcext:value-type="float">
            <text:p>-0.0547083057</text:p>
          </table:table-cell>
          <table:table-cell table:formula="of:=[Datos_Nao.C75]" office:value-type="float" office:value="0.321137130260468" calcext:value-type="float">
            <text:p>0.3211371303</text:p>
          </table:table-cell>
          <table:table-cell table:formula="of:=[Datos_Nao.D75]" office:value-type="float" office:value="-0.099603109061718" calcext:value-type="float">
            <text:p>-0.0996031091</text:p>
          </table:table-cell>
          <table:table-cell table:formula="of:=[Datos_Nao.E75]" office:value-type="float" office:value="-0.0452912673354149" calcext:value-type="float">
            <text:p>-0.0452912673</text:p>
          </table:table-cell>
          <table:table-cell table:formula="of:=[Datos_Nao.F75]" office:value-type="float" office:value="-0.0666317939758301" calcext:value-type="float">
            <text:p>-0.066631794</text:p>
          </table:table-cell>
          <table:table-cell/>
          <table:table-cell table:formula="of:=[Datos_MoCap.A75]" office:value-type="float" office:value="0.071315" calcext:value-type="float">
            <text:p>0.071315</text:p>
          </table:table-cell>
          <table:table-cell table:formula="of:=[Datos_MoCap.B75]" office:value-type="float" office:value="1.361377" calcext:value-type="float">
            <text:p>1.361377</text:p>
          </table:table-cell>
          <table:table-cell table:formula="of:=[Datos_MoCap.C75]" office:value-type="float" office:value="-0.002841" calcext:value-type="float">
            <text:p>-0.002841</text:p>
          </table:table-cell>
          <table:table-cell table:formula="of:=[Datos_MoCap.D75]" office:value-type="float" office:value="0.001499" calcext:value-type="float">
            <text:p>0.001499</text:p>
          </table:table-cell>
          <table:table-cell table:formula="of:=[Datos_MoCap.F75]" office:value-type="float" office:value="-0.005153" calcext:value-type="float">
            <text:p>-0.005153</text:p>
          </table:table-cell>
          <table:table-cell table:formula="of:=[Datos_MoCap.E75]" office:value-type="float" office:value="-0.009677" calcext:value-type="float">
            <text:p>-0.009677</text:p>
          </table:table-cell>
          <table:table-cell/>
          <table:table-cell table:formula="of:=([.#REF!75]^2)*(0.178)+([.#REF!75])*(0.352)-0.013" office:value-type="string" office:string-value="" calcext:value-type="error">
            <text:p>#REF!</text:p>
          </table:table-cell>
          <table:table-cell table:formula="of:=([.J75]^2)*(-0.89)+([.J75])*(-0.633)-0.245" office:value-type="float" office:value="-0.24320883044009" calcext:value-type="float">
            <text:p>-0.2432088304</text:p>
          </table:table-cell>
          <table:table-cell table:formula="of:=([.I75]^2)*(-0.189)+([.I75])*(0.905)-0.392" office:value-type="float" office:value="0.489763538471619" calcext:value-type="float">
            <text:p>0.4897635385</text:p>
          </table:table-cell>
          <table:table-cell table:number-columns-repeated="1007"/>
        </table:table-row>
        <table:table-row table:style-name="ro1">
          <table:table-cell table:formula="of:=[Datos_Nao.A76]" office:value-type="float" office:value="-0.0314660742878914" calcext:value-type="float">
            <text:p>-0.0314660743</text:p>
          </table:table-cell>
          <table:table-cell table:formula="of:=[Datos_Nao.B76]" office:value-type="float" office:value="-0.0552037246525288" calcext:value-type="float">
            <text:p>-0.0552037247</text:p>
          </table:table-cell>
          <table:table-cell table:formula="of:=[Datos_Nao.C76]" office:value-type="float" office:value="0.320920795202255" calcext:value-type="float">
            <text:p>0.3209207952</text:p>
          </table:table-cell>
          <table:table-cell table:formula="of:=[Datos_Nao.D76]" office:value-type="float" office:value="-0.100284248590469" calcext:value-type="float">
            <text:p>-0.1002842486</text:p>
          </table:table-cell>
          <table:table-cell table:formula="of:=[Datos_Nao.E76]" office:value-type="float" office:value="-0.0456552989780903" calcext:value-type="float">
            <text:p>-0.045655299</text:p>
          </table:table-cell>
          <table:table-cell table:formula="of:=[Datos_Nao.F76]" office:value-type="float" office:value="-0.0673815831542015" calcext:value-type="float">
            <text:p>-0.0673815832</text:p>
          </table:table-cell>
          <table:table-cell/>
          <table:table-cell table:formula="of:=[Datos_MoCap.A76]" office:value-type="float" office:value="0.071614" calcext:value-type="float">
            <text:p>0.071614</text:p>
          </table:table-cell>
          <table:table-cell table:formula="of:=[Datos_MoCap.B76]" office:value-type="float" office:value="1.361319" calcext:value-type="float">
            <text:p>1.361319</text:p>
          </table:table-cell>
          <table:table-cell table:formula="of:=[Datos_MoCap.C76]" office:value-type="float" office:value="-0.002808" calcext:value-type="float">
            <text:p>-0.002808</text:p>
          </table:table-cell>
          <table:table-cell table:formula="of:=[Datos_MoCap.D76]" office:value-type="float" office:value="0.001495" calcext:value-type="float">
            <text:p>0.001495</text:p>
          </table:table-cell>
          <table:table-cell table:formula="of:=[Datos_MoCap.F76]" office:value-type="float" office:value="-0.005282" calcext:value-type="float">
            <text:p>-0.005282</text:p>
          </table:table-cell>
          <table:table-cell table:formula="of:=[Datos_MoCap.E76]" office:value-type="float" office:value="-0.010275" calcext:value-type="float">
            <text:p>-0.010275</text:p>
          </table:table-cell>
          <table:table-cell/>
          <table:table-cell table:formula="of:=([.#REF!76]^2)*(0.178)+([.#REF!76])*(0.352)-0.013" office:value-type="string" office:string-value="" calcext:value-type="error">
            <text:p>#REF!</text:p>
          </table:table-cell>
          <table:table-cell table:formula="of:=([.J76]^2)*(-0.89)+([.J76])*(-0.633)-0.245" office:value-type="float" office:value="-0.24322955352896" calcext:value-type="float">
            <text:p>-0.2432295535</text:p>
          </table:table-cell>
          <table:table-cell table:formula="of:=([.I76]^2)*(-0.189)+([.I76])*(0.905)-0.392" office:value-type="float" office:value="0.489740894665171" calcext:value-type="float">
            <text:p>0.4897408947</text:p>
          </table:table-cell>
          <table:table-cell table:number-columns-repeated="1007"/>
        </table:table-row>
        <table:table-row table:style-name="ro1">
          <table:table-cell table:formula="of:=[Datos_Nao.A77]" office:value-type="float" office:value="-0.0316772758960724" calcext:value-type="float">
            <text:p>-0.0316772759</text:p>
          </table:table-cell>
          <table:table-cell table:formula="of:=[Datos_Nao.B77]" office:value-type="float" office:value="-0.0556608363986015" calcext:value-type="float">
            <text:p>-0.0556608364</text:p>
          </table:table-cell>
          <table:table-cell table:formula="of:=[Datos_Nao.C77]" office:value-type="float" office:value="0.320713639259338" calcext:value-type="float">
            <text:p>0.3207136393</text:p>
          </table:table-cell>
          <table:table-cell table:formula="of:=[Datos_Nao.D77]" office:value-type="float" office:value="-0.100928790867329" calcext:value-type="float">
            <text:p>-0.1009287909</text:p>
          </table:table-cell>
          <table:table-cell table:formula="of:=[Datos_Nao.E77]" office:value-type="float" office:value="-0.0460160635411739" calcext:value-type="float">
            <text:p>-0.0460160635</text:p>
          </table:table-cell>
          <table:table-cell table:formula="of:=[Datos_Nao.F77]" office:value-type="float" office:value="-0.0680875554680824" calcext:value-type="float">
            <text:p>-0.0680875555</text:p>
          </table:table-cell>
          <table:table-cell/>
          <table:table-cell table:formula="of:=[Datos_MoCap.A77]" office:value-type="float" office:value="0.071926" calcext:value-type="float">
            <text:p>0.071926</text:p>
          </table:table-cell>
          <table:table-cell table:formula="of:=[Datos_MoCap.B77]" office:value-type="float" office:value="1.361259" calcext:value-type="float">
            <text:p>1.361259</text:p>
          </table:table-cell>
          <table:table-cell table:formula="of:=[Datos_MoCap.C77]" office:value-type="float" office:value="-0.002813" calcext:value-type="float">
            <text:p>-0.002813</text:p>
          </table:table-cell>
          <table:table-cell table:formula="of:=[Datos_MoCap.D77]" office:value-type="float" office:value="0.001529" calcext:value-type="float">
            <text:p>0.001529</text:p>
          </table:table-cell>
          <table:table-cell table:formula="of:=[Datos_MoCap.F77]" office:value-type="float" office:value="-0.005308" calcext:value-type="float">
            <text:p>-0.005308</text:p>
          </table:table-cell>
          <table:table-cell table:formula="of:=[Datos_MoCap.E77]" office:value-type="float" office:value="-0.01092" calcext:value-type="float">
            <text:p>-0.01092</text:p>
          </table:table-cell>
          <table:table-cell/>
          <table:table-cell table:formula="of:=([.#REF!77]^2)*(0.178)+([.#REF!77])*(0.352)-0.013" office:value-type="string" office:string-value="" calcext:value-type="error">
            <text:p>#REF!</text:p>
          </table:table-cell>
          <table:table-cell table:formula="of:=([.J77]^2)*(-0.89)+([.J77])*(-0.633)-0.245" office:value-type="float" office:value="-0.24322641354241" calcext:value-type="float">
            <text:p>-0.2432264135</text:p>
          </table:table-cell>
          <table:table-cell table:formula="of:=([.I77]^2)*(-0.189)+([.I77])*(0.905)-0.392" office:value-type="float" office:value="0.489717468699691" calcext:value-type="float">
            <text:p>0.4897174687</text:p>
          </table:table-cell>
          <table:table-cell table:number-columns-repeated="1007"/>
        </table:table-row>
        <table:table-row table:style-name="ro1">
          <table:table-cell table:formula="of:=[Datos_Nao.A78]" office:value-type="float" office:value="-0.0318815894424915" calcext:value-type="float">
            <text:p>-0.0318815894</text:p>
          </table:table-cell>
          <table:table-cell table:formula="of:=[Datos_Nao.B78]" office:value-type="float" office:value="-0.0560789108276367" calcext:value-type="float">
            <text:p>-0.0560789108</text:p>
          </table:table-cell>
          <table:table-cell table:formula="of:=[Datos_Nao.C78]" office:value-type="float" office:value="0.320516526699066" calcext:value-type="float">
            <text:p>0.3205165267</text:p>
          </table:table-cell>
          <table:table-cell table:formula="of:=[Datos_Nao.D78]" office:value-type="float" office:value="-0.101535201072693" calcext:value-type="float">
            <text:p>-0.1015352011</text:p>
          </table:table-cell>
          <table:table-cell table:formula="of:=[Datos_Nao.E78]" office:value-type="float" office:value="-0.0463737398386002" calcext:value-type="float">
            <text:p>-0.0463737398</text:p>
          </table:table-cell>
          <table:table-cell table:formula="of:=[Datos_Nao.F78]" office:value-type="float" office:value="-0.0687479004263878" calcext:value-type="float">
            <text:p>-0.0687479004</text:p>
          </table:table-cell>
          <table:table-cell/>
          <table:table-cell table:formula="of:=[Datos_MoCap.A78]" office:value-type="float" office:value="0.072512" calcext:value-type="float">
            <text:p>0.072512</text:p>
          </table:table-cell>
          <table:table-cell table:formula="of:=[Datos_MoCap.B78]" office:value-type="float" office:value="1.361233" calcext:value-type="float">
            <text:p>1.361233</text:p>
          </table:table-cell>
          <table:table-cell table:formula="of:=[Datos_MoCap.C78]" office:value-type="float" office:value="-0.002593" calcext:value-type="float">
            <text:p>-0.002593</text:p>
          </table:table-cell>
          <table:table-cell table:formula="of:=[Datos_MoCap.D78]" office:value-type="float" office:value="0.002343" calcext:value-type="float">
            <text:p>0.002343</text:p>
          </table:table-cell>
          <table:table-cell table:formula="of:=[Datos_MoCap.F78]" office:value-type="float" office:value="-0.00669" calcext:value-type="float">
            <text:p>-0.00669</text:p>
          </table:table-cell>
          <table:table-cell table:formula="of:=[Datos_MoCap.E78]" office:value-type="float" office:value="-0.011371" calcext:value-type="float">
            <text:p>-0.011371</text:p>
          </table:table-cell>
          <table:table-cell/>
          <table:table-cell table:formula="of:=([.#REF!78]^2)*(0.178)+([.#REF!78])*(0.352)-0.013" office:value-type="string" office:string-value="" calcext:value-type="error">
            <text:p>#REF!</text:p>
          </table:table-cell>
          <table:table-cell table:formula="of:=([.J78]^2)*(-0.89)+([.J78])*(-0.633)-0.245" office:value-type="float" office:value="-0.24336461504761" calcext:value-type="float">
            <text:p>-0.243364615</text:p>
          </table:table-cell>
          <table:table-cell table:formula="of:=([.I78]^2)*(-0.189)+([.I78])*(0.905)-0.392" office:value-type="float" office:value="0.489707317025379" calcext:value-type="float">
            <text:p>0.489707317</text:p>
          </table:table-cell>
          <table:table-cell table:number-columns-repeated="1007"/>
        </table:table-row>
        <table:table-row table:style-name="ro1">
          <table:table-cell table:formula="of:=[Datos_Nao.A79]" office:value-type="float" office:value="-0.0319810844957829" calcext:value-type="float">
            <text:p>-0.0319810845</text:p>
          </table:table-cell>
          <table:table-cell table:formula="of:=[Datos_Nao.B79]" office:value-type="float" office:value="-0.0562729462981224" calcext:value-type="float">
            <text:p>-0.0562729463</text:p>
          </table:table-cell>
          <table:table-cell table:formula="of:=[Datos_Nao.C79]" office:value-type="float" office:value="0.320421993732452" calcext:value-type="float">
            <text:p>0.3204219937</text:p>
          </table:table-cell>
          <table:table-cell table:formula="of:=[Datos_Nao.D79]" office:value-type="float" office:value="-0.101823672652245" calcext:value-type="float">
            <text:p>-0.1018236727</text:p>
          </table:table-cell>
          <table:table-cell table:formula="of:=[Datos_Nao.E79]" office:value-type="float" office:value="-0.0465514808893204" calcext:value-type="float">
            <text:p>-0.0465514809</text:p>
          </table:table-cell>
          <table:table-cell table:formula="of:=[Datos_Nao.F79]" office:value-type="float" office:value="-0.0690603479743004" calcext:value-type="float">
            <text:p>-0.069060348</text:p>
          </table:table-cell>
          <table:table-cell/>
          <table:table-cell table:formula="of:=[Datos_MoCap.A79]" office:value-type="float" office:value="0.072787" calcext:value-type="float">
            <text:p>0.072787</text:p>
          </table:table-cell>
          <table:table-cell table:formula="of:=[Datos_MoCap.B79]" office:value-type="float" office:value="1.361211" calcext:value-type="float">
            <text:p>1.361211</text:p>
          </table:table-cell>
          <table:table-cell table:formula="of:=[Datos_MoCap.C79]" office:value-type="float" office:value="-0.002561" calcext:value-type="float">
            <text:p>-0.002561</text:p>
          </table:table-cell>
          <table:table-cell table:formula="of:=[Datos_MoCap.D79]" office:value-type="float" office:value="0.002655" calcext:value-type="float">
            <text:p>0.002655</text:p>
          </table:table-cell>
          <table:table-cell table:formula="of:=[Datos_MoCap.F79]" office:value-type="float" office:value="-0.006795" calcext:value-type="float">
            <text:p>-0.006795</text:p>
          </table:table-cell>
          <table:table-cell table:formula="of:=[Datos_MoCap.E79]" office:value-type="float" office:value="-0.011678" calcext:value-type="float">
            <text:p>-0.011678</text:p>
          </table:table-cell>
          <table:table-cell/>
          <table:table-cell table:formula="of:=([.#REF!79]^2)*(0.178)+([.#REF!79])*(0.352)-0.013" office:value-type="string" office:string-value="" calcext:value-type="error">
            <text:p>#REF!</text:p>
          </table:table-cell>
          <table:table-cell table:formula="of:=([.J79]^2)*(-0.89)+([.J79])*(-0.633)-0.245" office:value-type="float" office:value="-0.24338472426169" calcext:value-type="float">
            <text:p>-0.2433847243</text:p>
          </table:table-cell>
          <table:table-cell table:formula="of:=([.I79]^2)*(-0.189)+([.I79])*(0.905)-0.392" office:value-type="float" office:value="0.489698726947531" calcext:value-type="float">
            <text:p>0.4896987269</text:p>
          </table:table-cell>
          <table:table-cell table:number-columns-repeated="1007"/>
        </table:table-row>
        <table:table-row table:style-name="ro1">
          <table:table-cell table:formula="of:=[Datos_Nao.A80]" office:value-type="float" office:value="-0.0321746915578842" calcext:value-type="float">
            <text:p>-0.0321746916</text:p>
          </table:table-cell>
          <table:table-cell table:formula="of:=[Datos_Nao.B80]" office:value-type="float" office:value="-0.0566305890679359" calcext:value-type="float">
            <text:p>-0.0566305891</text:p>
          </table:table-cell>
          <table:table-cell table:formula="of:=[Datos_Nao.C80]" office:value-type="float" office:value="0.320241510868072" calcext:value-type="float">
            <text:p>0.3202415109</text:p>
          </table:table-cell>
          <table:table-cell table:formula="of:=[Datos_Nao.D80]" office:value-type="float" office:value="-0.102370351552963" calcext:value-type="float">
            <text:p>-0.1023703516</text:p>
          </table:table-cell>
          <table:table-cell table:formula="of:=[Datos_Nao.E80]" office:value-type="float" office:value="-0.0469049662351608" calcext:value-type="float">
            <text:p>-0.0469049662</text:p>
          </table:table-cell>
          <table:table-cell table:formula="of:=[Datos_Nao.F80]" office:value-type="float" office:value="-0.0696487575769424" calcext:value-type="float">
            <text:p>-0.0696487576</text:p>
          </table:table-cell>
          <table:table-cell/>
          <table:table-cell table:formula="of:=[Datos_MoCap.A80]" office:value-type="float" office:value="0.073005" calcext:value-type="float">
            <text:p>0.073005</text:p>
          </table:table-cell>
          <table:table-cell table:formula="of:=[Datos_MoCap.B80]" office:value-type="float" office:value="1.361205" calcext:value-type="float">
            <text:p>1.361205</text:p>
          </table:table-cell>
          <table:table-cell table:formula="of:=[Datos_MoCap.C80]" office:value-type="float" office:value="-0.002523" calcext:value-type="float">
            <text:p>-0.002523</text:p>
          </table:table-cell>
          <table:table-cell table:formula="of:=[Datos_MoCap.D80]" office:value-type="float" office:value="0.002928" calcext:value-type="float">
            <text:p>0.002928</text:p>
          </table:table-cell>
          <table:table-cell table:formula="of:=[Datos_MoCap.F80]" office:value-type="float" office:value="-0.006796" calcext:value-type="float">
            <text:p>-0.006796</text:p>
          </table:table-cell>
          <table:table-cell table:formula="of:=[Datos_MoCap.E80]" office:value-type="float" office:value="-0.011903" calcext:value-type="float">
            <text:p>-0.011903</text:p>
          </table:table-cell>
          <table:table-cell/>
          <table:table-cell table:formula="of:=([.#REF!80]^2)*(0.178)+([.#REF!80])*(0.352)-0.013" office:value-type="string" office:string-value="" calcext:value-type="error">
            <text:p>#REF!</text:p>
          </table:table-cell>
          <table:table-cell table:formula="of:=([.J80]^2)*(-0.89)+([.J80])*(-0.633)-0.245" office:value-type="float" office:value="-0.24340860632081" calcext:value-type="float">
            <text:p>-0.2434086063</text:p>
          </table:table-cell>
          <table:table-cell table:formula="of:=([.I80]^2)*(-0.189)+([.I80])*(0.905)-0.392" office:value-type="float" office:value="0.489696384167275" calcext:value-type="float">
            <text:p>0.4896963842</text:p>
          </table:table-cell>
          <table:table-cell table:number-columns-repeated="1007"/>
        </table:table-row>
        <table:table-row table:style-name="ro1">
          <table:table-cell table:formula="of:=[Datos_Nao.A81]" office:value-type="float" office:value="-0.0322687774896622" calcext:value-type="float">
            <text:p>-0.0322687775</text:p>
          </table:table-cell>
          <table:table-cell table:formula="of:=[Datos_Nao.B81]" office:value-type="float" office:value="-0.0567938759922981" calcext:value-type="float">
            <text:p>-0.056793876</text:p>
          </table:table-cell>
          <table:table-cell table:formula="of:=[Datos_Nao.C81]" office:value-type="float" office:value="0.320155769586563" calcext:value-type="float">
            <text:p>0.3201557696</text:p>
          </table:table-cell>
          <table:table-cell table:formula="of:=[Datos_Nao.D81]" office:value-type="float" office:value="-0.102628238499165" calcext:value-type="float">
            <text:p>-0.1026282385</text:p>
          </table:table-cell>
          <table:table-cell table:formula="of:=[Datos_Nao.E81]" office:value-type="float" office:value="-0.0470807813107967" calcext:value-type="float">
            <text:p>-0.0470807813</text:p>
          </table:table-cell>
          <table:table-cell table:formula="of:=[Datos_Nao.F81]" office:value-type="float" office:value="-0.0699242055416107" calcext:value-type="float">
            <text:p>-0.0699242055</text:p>
          </table:table-cell>
          <table:table-cell/>
          <table:table-cell table:formula="of:=[Datos_MoCap.A81]" office:value-type="float" office:value="0.073188" calcext:value-type="float">
            <text:p>0.073188</text:p>
          </table:table-cell>
          <table:table-cell table:formula="of:=[Datos_MoCap.B81]" office:value-type="float" office:value="1.361184" calcext:value-type="float">
            <text:p>1.361184</text:p>
          </table:table-cell>
          <table:table-cell table:formula="of:=[Datos_MoCap.C81]" office:value-type="float" office:value="-0.002506" calcext:value-type="float">
            <text:p>-0.002506</text:p>
          </table:table-cell>
          <table:table-cell table:formula="of:=[Datos_MoCap.D81]" office:value-type="float" office:value="0.003199" calcext:value-type="float">
            <text:p>0.003199</text:p>
          </table:table-cell>
          <table:table-cell table:formula="of:=[Datos_MoCap.F81]" office:value-type="float" office:value="-0.00679" calcext:value-type="float">
            <text:p>-0.00679</text:p>
          </table:table-cell>
          <table:table-cell table:formula="of:=[Datos_MoCap.E81]" office:value-type="float" office:value="-0.012056" calcext:value-type="float">
            <text:p>-0.012056</text:p>
          </table:table-cell>
          <table:table-cell/>
          <table:table-cell table:formula="of:=([.#REF!81]^2)*(0.178)+([.#REF!81])*(0.352)-0.013" office:value-type="string" office:string-value="" calcext:value-type="error">
            <text:p>#REF!</text:p>
          </table:table-cell>
          <table:table-cell table:formula="of:=([.J81]^2)*(-0.89)+([.J81])*(-0.633)-0.245" office:value-type="float" office:value="-0.24341929123204" calcext:value-type="float">
            <text:p>-0.2434192912</text:p>
          </table:table-cell>
          <table:table-cell table:formula="of:=([.I81]^2)*(-0.189)+([.I81])*(0.905)-0.392" office:value-type="float" office:value="0.489688184329216" calcext:value-type="float">
            <text:p>0.4896881843</text:p>
          </table:table-cell>
          <table:table-cell table:number-columns-repeated="1007"/>
        </table:table-row>
        <table:table-row table:style-name="ro1">
          <table:table-cell table:formula="of:=[Datos_Nao.A82]" office:value-type="float" office:value="-0.0324513465166092" calcext:value-type="float">
            <text:p>-0.0324513465</text:p>
          </table:table-cell>
          <table:table-cell table:formula="of:=[Datos_Nao.B82]" office:value-type="float" office:value="-0.0570889264345169" calcext:value-type="float">
            <text:p>-0.0570889264</text:p>
          </table:table-cell>
          <table:table-cell table:formula="of:=[Datos_Nao.C82]" office:value-type="float" office:value="0.319993764162064" calcext:value-type="float">
            <text:p>0.3199937642</text:p>
          </table:table-cell>
          <table:table-cell table:formula="of:=[Datos_Nao.D82]" office:value-type="float" office:value="-0.103112399578094" calcext:value-type="float">
            <text:p>-0.1031123996</text:p>
          </table:table-cell>
          <table:table-cell table:formula="of:=[Datos_Nao.E82]" office:value-type="float" office:value="-0.0474306903779507" calcext:value-type="float">
            <text:p>-0.0474306904</text:p>
          </table:table-cell>
          <table:table-cell table:formula="of:=[Datos_Nao.F82]" office:value-type="float" office:value="-0.0704364776611328" calcext:value-type="float">
            <text:p>-0.0704364777</text:p>
          </table:table-cell>
          <table:table-cell/>
          <table:table-cell table:formula="of:=[Datos_MoCap.A82]" office:value-type="float" office:value="0.073349" calcext:value-type="float">
            <text:p>0.073349</text:p>
          </table:table-cell>
          <table:table-cell table:formula="of:=[Datos_MoCap.B82]" office:value-type="float" office:value="1.361167" calcext:value-type="float">
            <text:p>1.361167</text:p>
          </table:table-cell>
          <table:table-cell table:formula="of:=[Datos_MoCap.C82]" office:value-type="float" office:value="-0.002463" calcext:value-type="float">
            <text:p>-0.002463</text:p>
          </table:table-cell>
          <table:table-cell table:formula="of:=[Datos_MoCap.D82]" office:value-type="float" office:value="0.003536" calcext:value-type="float">
            <text:p>0.003536</text:p>
          </table:table-cell>
          <table:table-cell table:formula="of:=[Datos_MoCap.F82]" office:value-type="float" office:value="-0.006872" calcext:value-type="float">
            <text:p>-0.006872</text:p>
          </table:table-cell>
          <table:table-cell table:formula="of:=[Datos_MoCap.E82]" office:value-type="float" office:value="-0.012248" calcext:value-type="float">
            <text:p>-0.012248</text:p>
          </table:table-cell>
          <table:table-cell/>
          <table:table-cell table:formula="of:=([.#REF!82]^2)*(0.178)+([.#REF!82])*(0.352)-0.013" office:value-type="string" office:string-value="" calcext:value-type="error">
            <text:p>#REF!</text:p>
          </table:table-cell>
          <table:table-cell table:formula="of:=([.J82]^2)*(-0.89)+([.J82])*(-0.633)-0.245" office:value-type="float" office:value="-0.24344632006841" calcext:value-type="float">
            <text:p>-0.2434463201</text:p>
          </table:table-cell>
          <table:table-cell table:formula="of:=([.I82]^2)*(-0.189)+([.I82])*(0.905)-0.392" office:value-type="float" office:value="0.489681546242979" calcext:value-type="float">
            <text:p>0.4896815462</text:p>
          </table:table-cell>
          <table:table-cell table:number-columns-repeated="1007"/>
        </table:table-row>
        <table:table-row table:style-name="ro1">
          <table:table-cell table:formula="of:=[Datos_Nao.A83]" office:value-type="float" office:value="-0.0326263681054115" calcext:value-type="float">
            <text:p>-0.0326263681</text:p>
          </table:table-cell>
          <table:table-cell table:formula="of:=[Datos_Nao.B83]" office:value-type="float" office:value="-0.0573409646749497" calcext:value-type="float">
            <text:p>-0.0573409647</text:p>
          </table:table-cell>
          <table:table-cell table:formula="of:=[Datos_Nao.C83]" office:value-type="float" office:value="0.319844990968704" calcext:value-type="float">
            <text:p>0.319844991</text:p>
          </table:table-cell>
          <table:table-cell table:formula="of:=[Datos_Nao.D83]" office:value-type="float" office:value="-0.103553436696529" calcext:value-type="float">
            <text:p>-0.1035534367</text:p>
          </table:table-cell>
          <table:table-cell table:formula="of:=[Datos_Nao.E83]" office:value-type="float" office:value="-0.0477786175906658" calcext:value-type="float">
            <text:p>-0.0477786176</text:p>
          </table:table-cell>
          <table:table-cell table:formula="of:=[Datos_Nao.F83]" office:value-type="float" office:value="-0.0708955079317093" calcext:value-type="float">
            <text:p>-0.0708955079</text:p>
          </table:table-cell>
          <table:table-cell/>
          <table:table-cell table:formula="of:=[Datos_MoCap.A83]" office:value-type="float" office:value="0.073496" calcext:value-type="float">
            <text:p>0.073496</text:p>
          </table:table-cell>
          <table:table-cell table:formula="of:=[Datos_MoCap.B83]" office:value-type="float" office:value="1.361174" calcext:value-type="float">
            <text:p>1.361174</text:p>
          </table:table-cell>
          <table:table-cell table:formula="of:=[Datos_MoCap.C83]" office:value-type="float" office:value="-0.0024" calcext:value-type="float">
            <text:p>-0.0024</text:p>
          </table:table-cell>
          <table:table-cell table:formula="of:=[Datos_MoCap.D83]" office:value-type="float" office:value="0.003887" calcext:value-type="float">
            <text:p>0.003887</text:p>
          </table:table-cell>
          <table:table-cell table:formula="of:=[Datos_MoCap.F83]" office:value-type="float" office:value="-0.006926" calcext:value-type="float">
            <text:p>-0.006926</text:p>
          </table:table-cell>
          <table:table-cell table:formula="of:=[Datos_MoCap.E83]" office:value-type="float" office:value="-0.012492" calcext:value-type="float">
            <text:p>-0.012492</text:p>
          </table:table-cell>
          <table:table-cell/>
          <table:table-cell table:formula="of:=([.#REF!83]^2)*(0.178)+([.#REF!83])*(0.352)-0.013" office:value-type="string" office:string-value="" calcext:value-type="error">
            <text:p>#REF!</text:p>
          </table:table-cell>
          <table:table-cell table:formula="of:=([.J83]^2)*(-0.89)+([.J83])*(-0.633)-0.245" office:value-type="float" office:value="-0.2434859264" calcext:value-type="float">
            <text:p>-0.2434859264</text:p>
          </table:table-cell>
          <table:table-cell table:formula="of:=([.I83]^2)*(-0.189)+([.I83])*(0.905)-0.392" office:value-type="float" office:value="0.489684279585836" calcext:value-type="float">
            <text:p>0.4896842796</text:p>
          </table:table-cell>
          <table:table-cell table:number-columns-repeated="1007"/>
        </table:table-row>
        <table:table-row table:style-name="ro1">
          <table:table-cell table:formula="of:=[Datos_Nao.A84]" office:value-type="float" office:value="-0.0327109917998314" calcext:value-type="float">
            <text:p>-0.0327109918</text:p>
          </table:table-cell>
          <table:table-cell table:formula="of:=[Datos_Nao.B84]" office:value-type="float" office:value="-0.0574505627155304" calcext:value-type="float">
            <text:p>-0.0574505627</text:p>
          </table:table-cell>
          <table:table-cell table:formula="of:=[Datos_Nao.C84]" office:value-type="float" office:value="0.319775819778442" calcext:value-type="float">
            <text:p>0.3197758198</text:p>
          </table:table-cell>
          <table:table-cell table:formula="of:=[Datos_Nao.D84]" office:value-type="float" office:value="-0.103757426142693" calcext:value-type="float">
            <text:p>-0.1037574261</text:p>
          </table:table-cell>
          <table:table-cell table:formula="of:=[Datos_Nao.E84]" office:value-type="float" office:value="-0.0479519292712212" calcext:value-type="float">
            <text:p>-0.0479519293</text:p>
          </table:table-cell>
          <table:table-cell table:formula="of:=[Datos_Nao.F84]" office:value-type="float" office:value="-0.071104608476162" calcext:value-type="float">
            <text:p>-0.0711046085</text:p>
          </table:table-cell>
          <table:table-cell/>
          <table:table-cell table:formula="of:=[Datos_MoCap.A84]" office:value-type="float" office:value="0.07363" calcext:value-type="float">
            <text:p>0.07363</text:p>
          </table:table-cell>
          <table:table-cell table:formula="of:=[Datos_MoCap.B84]" office:value-type="float" office:value="1.36117" calcext:value-type="float">
            <text:p>1.36117</text:p>
          </table:table-cell>
          <table:table-cell table:formula="of:=[Datos_MoCap.C84]" office:value-type="float" office:value="-0.002339" calcext:value-type="float">
            <text:p>-0.002339</text:p>
          </table:table-cell>
          <table:table-cell table:formula="of:=[Datos_MoCap.D84]" office:value-type="float" office:value="0.004204" calcext:value-type="float">
            <text:p>0.004204</text:p>
          </table:table-cell>
          <table:table-cell table:formula="of:=[Datos_MoCap.F84]" office:value-type="float" office:value="-0.006982" calcext:value-type="float">
            <text:p>-0.006982</text:p>
          </table:table-cell>
          <table:table-cell table:formula="of:=[Datos_MoCap.E84]" office:value-type="float" office:value="-0.012751" calcext:value-type="float">
            <text:p>-0.012751</text:p>
          </table:table-cell>
          <table:table-cell/>
          <table:table-cell table:formula="of:=([.#REF!84]^2)*(0.178)+([.#REF!84])*(0.352)-0.013" office:value-type="string" office:string-value="" calcext:value-type="error">
            <text:p>#REF!</text:p>
          </table:table-cell>
          <table:table-cell table:formula="of:=([.J84]^2)*(-0.89)+([.J84])*(-0.633)-0.245" office:value-type="float" office:value="-0.24352428211969" calcext:value-type="float">
            <text:p>-0.2435242821</text:p>
          </table:table-cell>
          <table:table-cell table:formula="of:=([.I84]^2)*(-0.189)+([.I84])*(0.905)-0.392" office:value-type="float" office:value="0.4896827176779" calcext:value-type="float">
            <text:p>0.4896827177</text:p>
          </table:table-cell>
          <table:table-cell table:number-columns-repeated="1007"/>
        </table:table-row>
        <table:table-row table:style-name="ro1">
          <table:table-cell table:formula="of:=[Datos_Nao.A85]" office:value-type="float" office:value="-0.0328744240105152" calcext:value-type="float">
            <text:p>-0.032874424</text:p>
          </table:table-cell>
          <table:table-cell table:formula="of:=[Datos_Nao.B85]" office:value-type="float" office:value="-0.0576362311840057" calcext:value-type="float">
            <text:p>-0.0576362312</text:p>
          </table:table-cell>
          <table:table-cell table:formula="of:=[Datos_Nao.C85]" office:value-type="float" office:value="0.319648295640945" calcext:value-type="float">
            <text:p>0.3196482956</text:p>
          </table:table-cell>
          <table:table-cell table:formula="of:=[Datos_Nao.D85]" office:value-type="float" office:value="-0.104131698608398" calcext:value-type="float">
            <text:p>-0.1041316986</text:p>
          </table:table-cell>
          <table:table-cell table:formula="of:=[Datos_Nao.E85]" office:value-type="float" office:value="-0.0482974387705326" calcext:value-type="float">
            <text:p>-0.0482974388</text:p>
          </table:table-cell>
          <table:table-cell table:formula="of:=[Datos_Nao.F85]" office:value-type="float" office:value="-0.0714806914329529" calcext:value-type="float">
            <text:p>-0.0714806914</text:p>
          </table:table-cell>
          <table:table-cell/>
          <table:table-cell table:formula="of:=[Datos_MoCap.A85]" office:value-type="float" office:value="0.073751" calcext:value-type="float">
            <text:p>0.073751</text:p>
          </table:table-cell>
          <table:table-cell table:formula="of:=[Datos_MoCap.B85]" office:value-type="float" office:value="1.36119" calcext:value-type="float">
            <text:p>1.36119</text:p>
          </table:table-cell>
          <table:table-cell table:formula="of:=[Datos_MoCap.C85]" office:value-type="float" office:value="-0.002259" calcext:value-type="float">
            <text:p>-0.002259</text:p>
          </table:table-cell>
          <table:table-cell table:formula="of:=[Datos_MoCap.D85]" office:value-type="float" office:value="0.004502" calcext:value-type="float">
            <text:p>0.004502</text:p>
          </table:table-cell>
          <table:table-cell table:formula="of:=[Datos_MoCap.F85]" office:value-type="float" office:value="-0.007137" calcext:value-type="float">
            <text:p>-0.007137</text:p>
          </table:table-cell>
          <table:table-cell table:formula="of:=[Datos_MoCap.E85]" office:value-type="float" office:value="-0.0129" calcext:value-type="float">
            <text:p>-0.0129</text:p>
          </table:table-cell>
          <table:table-cell/>
          <table:table-cell table:formula="of:=([.#REF!85]^2)*(0.178)+([.#REF!85])*(0.352)-0.013" office:value-type="string" office:string-value="" calcext:value-type="error">
            <text:p>#REF!</text:p>
          </table:table-cell>
          <table:table-cell table:formula="of:=([.J85]^2)*(-0.89)+([.J85])*(-0.633)-0.245" office:value-type="float" office:value="-0.24357459474209" calcext:value-type="float">
            <text:p>-0.2435745947</text:p>
          </table:table-cell>
          <table:table-cell table:formula="of:=([.I85]^2)*(-0.189)+([.I85])*(0.905)-0.392" office:value-type="float" office:value="0.4896905271571" calcext:value-type="float">
            <text:p>0.4896905272</text:p>
          </table:table-cell>
          <table:table-cell table:number-columns-repeated="1007"/>
        </table:table-row>
        <table:table-row table:style-name="ro1">
          <table:table-cell table:formula="of:=[Datos_Nao.A86]" office:value-type="float" office:value="-0.0330299437046051" calcext:value-type="float">
            <text:p>-0.0330299437</text:p>
          </table:table-cell>
          <table:table-cell table:formula="of:=[Datos_Nao.B86]" office:value-type="float" office:value="-0.0577762685716152" calcext:value-type="float">
            <text:p>-0.0577762686</text:p>
          </table:table-cell>
          <table:table-cell table:formula="of:=[Datos_Nao.C86]" office:value-type="float" office:value="0.319535791873932" calcext:value-type="float">
            <text:p>0.3195357919</text:p>
          </table:table-cell>
          <table:table-cell table:formula="of:=[Datos_Nao.D86]" office:value-type="float" office:value="-0.104460075497627" calcext:value-type="float">
            <text:p>-0.1044600755</text:p>
          </table:table-cell>
          <table:table-cell table:formula="of:=[Datos_Nao.E86]" office:value-type="float" office:value="-0.0486416630446911" calcext:value-type="float">
            <text:p>-0.048641663</text:p>
          </table:table-cell>
          <table:table-cell table:formula="of:=[Datos_Nao.F86]" office:value-type="float" office:value="-0.0717990919947624" calcext:value-type="float">
            <text:p>-0.071799092</text:p>
          </table:table-cell>
          <table:table-cell/>
          <table:table-cell table:formula="of:=[Datos_MoCap.A86]" office:value-type="float" office:value="0.073531" calcext:value-type="float">
            <text:p>0.073531</text:p>
          </table:table-cell>
          <table:table-cell table:formula="of:=[Datos_MoCap.B86]" office:value-type="float" office:value="1.361198" calcext:value-type="float">
            <text:p>1.361198</text:p>
          </table:table-cell>
          <table:table-cell table:formula="of:=[Datos_MoCap.C86]" office:value-type="float" office:value="-0.002387" calcext:value-type="float">
            <text:p>-0.002387</text:p>
          </table:table-cell>
          <table:table-cell table:formula="of:=[Datos_MoCap.D86]" office:value-type="float" office:value="0.003969" calcext:value-type="float">
            <text:p>0.003969</text:p>
          </table:table-cell>
          <table:table-cell table:formula="of:=[Datos_MoCap.F86]" office:value-type="float" office:value="-0.005833" calcext:value-type="float">
            <text:p>-0.005833</text:p>
          </table:table-cell>
          <table:table-cell table:formula="of:=[Datos_MoCap.E86]" office:value-type="float" office:value="-0.012859" calcext:value-type="float">
            <text:p>-0.012859</text:p>
          </table:table-cell>
          <table:table-cell/>
          <table:table-cell table:formula="of:=([.#REF!86]^2)*(0.178)+([.#REF!86])*(0.352)-0.013" office:value-type="string" office:string-value="" calcext:value-type="error">
            <text:p>#REF!</text:p>
          </table:table-cell>
          <table:table-cell table:formula="of:=([.J86]^2)*(-0.89)+([.J86])*(-0.633)-0.245" office:value-type="float" office:value="-0.24349410001441" calcext:value-type="float">
            <text:p>-0.2434941</text:p>
          </table:table-cell>
          <table:table-cell table:formula="of:=([.I86]^2)*(-0.189)+([.I86])*(0.905)-0.392" office:value-type="float" office:value="0.489693650906444" calcext:value-type="float">
            <text:p>0.4896936509</text:p>
          </table:table-cell>
          <table:table-cell table:number-columns-repeated="1007"/>
        </table:table-row>
        <table:table-row table:style-name="ro1">
          <table:table-cell table:formula="of:=[Datos_Nao.A87]" office:value-type="float" office:value="-0.0331047028303146" calcext:value-type="float">
            <text:p>-0.0331047028</text:p>
          </table:table-cell>
          <table:table-cell table:formula="of:=[Datos_Nao.B87]" office:value-type="float" office:value="-0.0578288771212101" calcext:value-type="float">
            <text:p>-0.0578288771</text:p>
          </table:table-cell>
          <table:table-cell table:formula="of:=[Datos_Nao.C87]" office:value-type="float" office:value="0.319485396146774" calcext:value-type="float">
            <text:p>0.3194853961</text:p>
          </table:table-cell>
          <table:table-cell table:formula="of:=[Datos_Nao.D87]" office:value-type="float" office:value="-0.104606710374355" calcext:value-type="float">
            <text:p>-0.1046067104</text:p>
          </table:table-cell>
          <table:table-cell table:formula="of:=[Datos_Nao.E87]" office:value-type="float" office:value="-0.048813384026289" calcext:value-type="float">
            <text:p>-0.048813384</text:p>
          </table:table-cell>
          <table:table-cell table:formula="of:=[Datos_Nao.F87]" office:value-type="float" office:value="-0.0719360634684563" calcext:value-type="float">
            <text:p>-0.0719360635</text:p>
          </table:table-cell>
          <table:table-cell/>
          <table:table-cell table:formula="of:=[Datos_MoCap.A87]" office:value-type="float" office:value="0.073599" calcext:value-type="float">
            <text:p>0.073599</text:p>
          </table:table-cell>
          <table:table-cell table:formula="of:=[Datos_MoCap.B87]" office:value-type="float" office:value="1.361289" calcext:value-type="float">
            <text:p>1.361289</text:p>
          </table:table-cell>
          <table:table-cell table:formula="of:=[Datos_MoCap.C87]" office:value-type="float" office:value="-0.002279" calcext:value-type="float">
            <text:p>-0.002279</text:p>
          </table:table-cell>
          <table:table-cell table:formula="of:=[Datos_MoCap.D87]" office:value-type="float" office:value="0.004048" calcext:value-type="float">
            <text:p>0.004048</text:p>
          </table:table-cell>
          <table:table-cell table:formula="of:=[Datos_MoCap.F87]" office:value-type="float" office:value="-0.005987" calcext:value-type="float">
            <text:p>-0.005987</text:p>
          </table:table-cell>
          <table:table-cell table:formula="of:=[Datos_MoCap.E87]" office:value-type="float" office:value="-0.01284" calcext:value-type="float">
            <text:p>-0.01284</text:p>
          </table:table-cell>
          <table:table-cell/>
          <table:table-cell table:formula="of:=([.#REF!87]^2)*(0.178)+([.#REF!87])*(0.352)-0.013" office:value-type="string" office:string-value="" calcext:value-type="error">
            <text:p>#REF!</text:p>
          </table:table-cell>
          <table:table-cell table:formula="of:=([.J87]^2)*(-0.89)+([.J87])*(-0.633)-0.245" office:value-type="float" office:value="-0.24356201551849" calcext:value-type="float">
            <text:p>-0.2435620155</text:p>
          </table:table-cell>
          <table:table-cell table:formula="of:=([.I87]^2)*(-0.189)+([.I87])*(0.905)-0.392" office:value-type="float" office:value="0.489729181852531" calcext:value-type="float">
            <text:p>0.4897291819</text:p>
          </table:table-cell>
          <table:table-cell table:number-columns-repeated="1007"/>
        </table:table-row>
        <table:table-row table:style-name="ro1">
          <table:table-cell table:formula="of:=[Datos_Nao.A88]" office:value-type="float" office:value="-0.0332481227815151" calcext:value-type="float">
            <text:p>-0.0332481228</text:p>
          </table:table-cell>
          <table:table-cell table:formula="of:=[Datos_Nao.B88]" office:value-type="float" office:value="-0.0578985586762428" calcext:value-type="float">
            <text:p>-0.0578985587</text:p>
          </table:table-cell>
          <table:table-cell table:formula="of:=[Datos_Nao.C88]" office:value-type="float" office:value="0.319396674633026" calcext:value-type="float">
            <text:p>0.3193966746</text:p>
          </table:table-cell>
          <table:table-cell table:formula="of:=[Datos_Nao.D88]" office:value-type="float" office:value="-0.104864187538624" calcext:value-type="float">
            <text:p>-0.1048641875</text:p>
          </table:table-cell>
          <table:table-cell table:formula="of:=[Datos_Nao.E88]" office:value-type="float" office:value="-0.049156203866005" calcext:value-type="float">
            <text:p>-0.0491562039</text:p>
          </table:table-cell>
          <table:table-cell table:formula="of:=[Datos_Nao.F88]" office:value-type="float" office:value="-0.0721644759178162" calcext:value-type="float">
            <text:p>-0.0721644759</text:p>
          </table:table-cell>
          <table:table-cell/>
          <table:table-cell table:formula="of:=[Datos_MoCap.A88]" office:value-type="float" office:value="0.073636" calcext:value-type="float">
            <text:p>0.073636</text:p>
          </table:table-cell>
          <table:table-cell table:formula="of:=[Datos_MoCap.B88]" office:value-type="float" office:value="1.36145" calcext:value-type="float">
            <text:p>1.36145</text:p>
          </table:table-cell>
          <table:table-cell table:formula="of:=[Datos_MoCap.C88]" office:value-type="float" office:value="-0.002149" calcext:value-type="float">
            <text:p>-0.002149</text:p>
          </table:table-cell>
          <table:table-cell table:formula="of:=[Datos_MoCap.D88]" office:value-type="float" office:value="0.004149" calcext:value-type="float">
            <text:p>0.004149</text:p>
          </table:table-cell>
          <table:table-cell table:formula="of:=[Datos_MoCap.F88]" office:value-type="float" office:value="-0.00625" calcext:value-type="float">
            <text:p>-0.00625</text:p>
          </table:table-cell>
          <table:table-cell table:formula="of:=[Datos_MoCap.E88]" office:value-type="float" office:value="-0.012636" calcext:value-type="float">
            <text:p>-0.012636</text:p>
          </table:table-cell>
          <table:table-cell/>
          <table:table-cell table:formula="of:=([.#REF!88]^2)*(0.178)+([.#REF!88])*(0.352)-0.013" office:value-type="string" office:string-value="" calcext:value-type="error">
            <text:p>#REF!</text:p>
          </table:table-cell>
          <table:table-cell table:formula="of:=([.J88]^2)*(-0.89)+([.J88])*(-0.633)-0.245" office:value-type="float" office:value="-0.24364379319889" calcext:value-type="float">
            <text:p>-0.2436437932</text:p>
          </table:table-cell>
          <table:table-cell table:formula="of:=([.I88]^2)*(-0.189)+([.I88])*(0.905)-0.392" office:value-type="float" office:value="0.4897920366275" calcext:value-type="float">
            <text:p>0.4897920366</text:p>
          </table:table-cell>
          <table:table-cell table:number-columns-repeated="1007"/>
        </table:table-row>
        <table:table-row table:style-name="ro1">
          <table:table-cell table:formula="of:=[Datos_Nao.A89]" office:value-type="float" office:value="-0.0333833023905754" calcext:value-type="float">
            <text:p>-0.0333833024</text:p>
          </table:table-cell>
          <table:table-cell table:formula="of:=[Datos_Nao.B89]" office:value-type="float" office:value="-0.0579199679195881" calcext:value-type="float">
            <text:p>-0.0579199679</text:p>
          </table:table-cell>
          <table:table-cell table:formula="of:=[Datos_Nao.C89]" office:value-type="float" office:value="0.319324523210526" calcext:value-type="float">
            <text:p>0.3193245232</text:p>
          </table:table-cell>
          <table:table-cell table:formula="of:=[Datos_Nao.D89]" office:value-type="float" office:value="-0.105073131620884" calcext:value-type="float">
            <text:p>-0.1050731316</text:p>
          </table:table-cell>
          <table:table-cell table:formula="of:=[Datos_Nao.E89]" office:value-type="float" office:value="-0.0494983419775963" calcext:value-type="float">
            <text:p>-0.049498342</text:p>
          </table:table-cell>
          <table:table-cell table:formula="of:=[Datos_Nao.F89]" office:value-type="float" office:value="-0.0723306387662888" calcext:value-type="float">
            <text:p>-0.0723306388</text:p>
          </table:table-cell>
          <table:table-cell/>
          <table:table-cell table:formula="of:=[Datos_MoCap.A89]" office:value-type="float" office:value="0.073675" calcext:value-type="float">
            <text:p>0.073675</text:p>
          </table:table-cell>
          <table:table-cell table:formula="of:=[Datos_MoCap.B89]" office:value-type="float" office:value="1.361674" calcext:value-type="float">
            <text:p>1.361674</text:p>
          </table:table-cell>
          <table:table-cell table:formula="of:=[Datos_MoCap.C89]" office:value-type="float" office:value="-0.001955" calcext:value-type="float">
            <text:p>-0.001955</text:p>
          </table:table-cell>
          <table:table-cell table:formula="of:=[Datos_MoCap.D89]" office:value-type="float" office:value="0.00421" calcext:value-type="float">
            <text:p>0.00421</text:p>
          </table:table-cell>
          <table:table-cell table:formula="of:=[Datos_MoCap.F89]" office:value-type="float" office:value="-0.006711" calcext:value-type="float">
            <text:p>-0.006711</text:p>
          </table:table-cell>
          <table:table-cell table:formula="of:=[Datos_MoCap.E89]" office:value-type="float" office:value="-0.012239" calcext:value-type="float">
            <text:p>-0.012239</text:p>
          </table:table-cell>
          <table:table-cell/>
          <table:table-cell table:formula="of:=([.#REF!89]^2)*(0.178)+([.#REF!89])*(0.352)-0.013" office:value-type="string" office:string-value="" calcext:value-type="error">
            <text:p>#REF!</text:p>
          </table:table-cell>
          <table:table-cell table:formula="of:=([.J89]^2)*(-0.89)+([.J89])*(-0.633)-0.245" office:value-type="float" office:value="-0.24376588660225" calcext:value-type="float">
            <text:p>-0.2437658866</text:p>
          </table:table-cell>
          <table:table-cell table:formula="of:=([.I89]^2)*(-0.189)+([.I89])*(0.905)-0.392" office:value-type="float" office:value="0.489879470449836" calcext:value-type="float">
            <text:p>0.4898794704</text:p>
          </table:table-cell>
          <table:table-cell table:number-columns-repeated="1007"/>
        </table:table-row>
        <table:table-row table:style-name="ro1">
          <table:table-cell table:formula="of:=[Datos_Nao.A90]" office:value-type="float" office:value="-0.0334477573633194" calcext:value-type="float">
            <text:p>-0.0334477574</text:p>
          </table:table-cell>
          <table:table-cell table:formula="of:=[Datos_Nao.B90]" office:value-type="float" office:value="-0.0579122677445412" calcext:value-type="float">
            <text:p>-0.0579122677</text:p>
          </table:table-cell>
          <table:table-cell table:formula="of:=[Datos_Nao.C90]" office:value-type="float" office:value="0.319294840097427" calcext:value-type="float">
            <text:p>0.3192948401</text:p>
          </table:table-cell>
          <table:table-cell table:formula="of:=[Datos_Nao.D90]" office:value-type="float" office:value="-0.105159014463425" calcext:value-type="float">
            <text:p>-0.1051590145</text:p>
          </table:table-cell>
          <table:table-cell table:formula="of:=[Datos_Nao.E90]" office:value-type="float" office:value="-0.0496692210435867" calcext:value-type="float">
            <text:p>-0.049669221</text:p>
          </table:table-cell>
          <table:table-cell table:formula="of:=[Datos_Nao.F90]" office:value-type="float" office:value="-0.0723898485302925" calcext:value-type="float">
            <text:p>-0.0723898485</text:p>
          </table:table-cell>
          <table:table-cell/>
          <table:table-cell table:formula="of:=[Datos_MoCap.A90]" office:value-type="float" office:value="0.073699" calcext:value-type="float">
            <text:p>0.073699</text:p>
          </table:table-cell>
          <table:table-cell table:formula="of:=[Datos_MoCap.B90]" office:value-type="float" office:value="1.361943" calcext:value-type="float">
            <text:p>1.361943</text:p>
          </table:table-cell>
          <table:table-cell table:formula="of:=[Datos_MoCap.C90]" office:value-type="float" office:value="-0.001671" calcext:value-type="float">
            <text:p>-0.001671</text:p>
          </table:table-cell>
          <table:table-cell table:formula="of:=[Datos_MoCap.D90]" office:value-type="float" office:value="0.004251" calcext:value-type="float">
            <text:p>0.004251</text:p>
          </table:table-cell>
          <table:table-cell table:formula="of:=[Datos_MoCap.F90]" office:value-type="float" office:value="-0.007217" calcext:value-type="float">
            <text:p>-0.007217</text:p>
          </table:table-cell>
          <table:table-cell table:formula="of:=[Datos_MoCap.E90]" office:value-type="float" office:value="-0.01169" calcext:value-type="float">
            <text:p>-0.01169</text:p>
          </table:table-cell>
          <table:table-cell/>
          <table:table-cell table:formula="of:=([.#REF!90]^2)*(0.178)+([.#REF!90])*(0.352)-0.013" office:value-type="string" office:string-value="" calcext:value-type="error">
            <text:p>#REF!</text:p>
          </table:table-cell>
          <table:table-cell table:formula="of:=([.J90]^2)*(-0.89)+([.J90])*(-0.633)-0.245" office:value-type="float" office:value="-0.24394474209449" calcext:value-type="float">
            <text:p>-0.2439447421</text:p>
          </table:table-cell>
          <table:table-cell table:formula="of:=([.I90]^2)*(-0.189)+([.I90])*(0.905)-0.392" office:value-type="float" office:value="0.489984444037939" calcext:value-type="float">
            <text:p>0.489984444</text:p>
          </table:table-cell>
          <table:table-cell table:number-columns-repeated="1007"/>
        </table:table-row>
        <table:table-row table:style-name="ro1">
          <table:table-cell table:formula="of:=[Datos_Nao.A91]" office:value-type="float" office:value="-0.0335700251162052" calcext:value-type="float">
            <text:p>-0.0335700251</text:p>
          </table:table-cell>
          <table:table-cell table:formula="of:=[Datos_Nao.B91]" office:value-type="float" office:value="-0.0578561238944531" calcext:value-type="float">
            <text:p>-0.0578561239</text:p>
          </table:table-cell>
          <table:table-cell table:formula="of:=[Datos_Nao.C91]" office:value-type="float" office:value="0.319248765707016" calcext:value-type="float">
            <text:p>0.3192487657</text:p>
          </table:table-cell>
          <table:table-cell table:formula="of:=[Datos_Nao.D91]" office:value-type="float" office:value="-0.105291910469532" calcext:value-type="float">
            <text:p>-0.1052919105</text:p>
          </table:table-cell>
          <table:table-cell table:formula="of:=[Datos_Nao.E91]" office:value-type="float" office:value="-0.0500121340155602" calcext:value-type="float">
            <text:p>-0.050012134</text:p>
          </table:table-cell>
          <table:table-cell table:formula="of:=[Datos_Nao.F91]" office:value-type="float" office:value="-0.0724597051739693" calcext:value-type="float">
            <text:p>-0.0724597052</text:p>
          </table:table-cell>
          <table:table-cell/>
          <table:table-cell table:formula="of:=[Datos_MoCap.A91]" office:value-type="float" office:value="0.073731" calcext:value-type="float">
            <text:p>0.073731</text:p>
          </table:table-cell>
          <table:table-cell table:formula="of:=[Datos_MoCap.B91]" office:value-type="float" office:value="1.362222" calcext:value-type="float">
            <text:p>1.362222</text:p>
          </table:table-cell>
          <table:table-cell table:formula="of:=[Datos_MoCap.C91]" office:value-type="float" office:value="-0.001309" calcext:value-type="float">
            <text:p>-0.001309</text:p>
          </table:table-cell>
          <table:table-cell table:formula="of:=[Datos_MoCap.D91]" office:value-type="float" office:value="0.004171" calcext:value-type="float">
            <text:p>0.004171</text:p>
          </table:table-cell>
          <table:table-cell table:formula="of:=[Datos_MoCap.F91]" office:value-type="float" office:value="-0.007823" calcext:value-type="float">
            <text:p>-0.007823</text:p>
          </table:table-cell>
          <table:table-cell table:formula="of:=[Datos_MoCap.E91]" office:value-type="float" office:value="-0.010853" calcext:value-type="float">
            <text:p>-0.010853</text:p>
          </table:table-cell>
          <table:table-cell/>
          <table:table-cell table:formula="of:=([.#REF!91]^2)*(0.178)+([.#REF!91])*(0.352)-0.013" office:value-type="string" office:string-value="" calcext:value-type="error">
            <text:p>#REF!</text:p>
          </table:table-cell>
          <table:table-cell table:formula="of:=([.J91]^2)*(-0.89)+([.J91])*(-0.633)-0.245" office:value-type="float" office:value="-0.24417292799809" calcext:value-type="float">
            <text:p>-0.244172928</text:p>
          </table:table-cell>
          <table:table-cell table:formula="of:=([.I91]^2)*(-0.189)+([.I91])*(0.905)-0.392" office:value-type="float" office:value="0.490093291093324" calcext:value-type="float">
            <text:p>0.4900932911</text:p>
          </table:table-cell>
          <table:table-cell table:number-columns-repeated="1007"/>
        </table:table-row>
        <table:table-row table:style-name="ro1">
          <table:table-cell table:formula="of:=[Datos_Nao.A92]" office:value-type="float" office:value="-0.0336276814341545" calcext:value-type="float">
            <text:p>-0.0336276814</text:p>
          </table:table-cell>
          <table:table-cell table:formula="of:=[Datos_Nao.B92]" office:value-type="float" office:value="-0.0578018352389336" calcext:value-type="float">
            <text:p>-0.0578018352</text:p>
          </table:table-cell>
          <table:table-cell table:formula="of:=[Datos_Nao.C92]" office:value-type="float" office:value="0.319232910871506" calcext:value-type="float">
            <text:p>0.3192329109</text:p>
          </table:table-cell>
          <table:table-cell table:formula="of:=[Datos_Nao.D92]" office:value-type="float" office:value="-0.105335935950279" calcext:value-type="float">
            <text:p>-0.105335936</text:p>
          </table:table-cell>
          <table:table-cell table:formula="of:=[Datos_Nao.E92]" office:value-type="float" office:value="-0.050188235938549" calcext:value-type="float">
            <text:p>-0.0501882359</text:p>
          </table:table-cell>
          <table:table-cell table:formula="of:=[Datos_Nao.F92]" office:value-type="float" office:value="-0.0724708139896393" calcext:value-type="float">
            <text:p>-0.072470814</text:p>
          </table:table-cell>
          <table:table-cell/>
          <table:table-cell table:formula="of:=[Datos_MoCap.A92]" office:value-type="float" office:value="0.073761" calcext:value-type="float">
            <text:p>0.073761</text:p>
          </table:table-cell>
          <table:table-cell table:formula="of:=[Datos_MoCap.B92]" office:value-type="float" office:value="1.362519" calcext:value-type="float">
            <text:p>1.362519</text:p>
          </table:table-cell>
          <table:table-cell table:formula="of:=[Datos_MoCap.C92]" office:value-type="float" office:value="-0.000914" calcext:value-type="float">
            <text:p>-0.000914</text:p>
          </table:table-cell>
          <table:table-cell table:formula="of:=[Datos_MoCap.D92]" office:value-type="float" office:value="0.003972" calcext:value-type="float">
            <text:p>0.003972</text:p>
          </table:table-cell>
          <table:table-cell table:formula="of:=[Datos_MoCap.F92]" office:value-type="float" office:value="-0.00844" calcext:value-type="float">
            <text:p>-0.00844</text:p>
          </table:table-cell>
          <table:table-cell table:formula="of:=[Datos_MoCap.E92]" office:value-type="float" office:value="-0.009808" calcext:value-type="float">
            <text:p>-0.009808</text:p>
          </table:table-cell>
          <table:table-cell/>
          <table:table-cell table:formula="of:=([.#REF!92]^2)*(0.178)+([.#REF!92])*(0.352)-0.013" office:value-type="string" office:string-value="" calcext:value-type="error">
            <text:p>#REF!</text:p>
          </table:table-cell>
          <table:table-cell table:formula="of:=([.J92]^2)*(-0.89)+([.J92])*(-0.633)-0.245" office:value-type="float" office:value="-0.24442218150244" calcext:value-type="float">
            <text:p>-0.2444221815</text:p>
          </table:table-cell>
          <table:table-cell table:formula="of:=([.I92]^2)*(-0.189)+([.I92])*(0.905)-0.392" office:value-type="float" office:value="0.490209128206771" calcext:value-type="float">
            <text:p>0.4902091282</text:p>
          </table:table-cell>
          <table:table-cell table:number-columns-repeated="1007"/>
        </table:table-row>
        <table:table-row table:style-name="ro1">
          <table:table-cell table:formula="of:=[Datos_Nao.A93]" office:value-type="float" office:value="-0.0337389670312405" calcext:value-type="float">
            <text:p>-0.033738967</text:p>
          </table:table-cell>
          <table:table-cell table:formula="of:=[Datos_Nao.B93]" office:value-type="float" office:value="-0.0576407574117184" calcext:value-type="float">
            <text:p>-0.0576407574</text:p>
          </table:table-cell>
          <table:table-cell table:formula="of:=[Datos_Nao.C93]" office:value-type="float" office:value="0.319216907024384" calcext:value-type="float">
            <text:p>0.319216907</text:p>
          </table:table-cell>
          <table:table-cell table:formula="of:=[Datos_Nao.D93]" office:value-type="float" office:value="-0.105371683835983" calcext:value-type="float">
            <text:p>-0.1053716838</text:p>
          </table:table-cell>
          <table:table-cell table:formula="of:=[Datos_Nao.E93]" office:value-type="float" office:value="-0.0505600906908512" calcext:value-type="float">
            <text:p>-0.0505600907</text:p>
          </table:table-cell>
          <table:table-cell table:formula="of:=[Datos_Nao.F93]" office:value-type="float" office:value="-0.0724463388323784" calcext:value-type="float">
            <text:p>-0.0724463388</text:p>
          </table:table-cell>
          <table:table-cell/>
          <table:table-cell table:formula="of:=[Datos_MoCap.A93]" office:value-type="float" office:value="0.073784" calcext:value-type="float">
            <text:p>0.073784</text:p>
          </table:table-cell>
          <table:table-cell table:formula="of:=[Datos_MoCap.B93]" office:value-type="float" office:value="1.362818" calcext:value-type="float">
            <text:p>1.362818</text:p>
          </table:table-cell>
          <table:table-cell table:formula="of:=[Datos_MoCap.C93]" office:value-type="float" office:value="-0.000511" calcext:value-type="float">
            <text:p>-0.000511</text:p>
          </table:table-cell>
          <table:table-cell table:formula="of:=[Datos_MoCap.D93]" office:value-type="float" office:value="0.003652" calcext:value-type="float">
            <text:p>0.003652</text:p>
          </table:table-cell>
          <table:table-cell table:formula="of:=[Datos_MoCap.F93]" office:value-type="float" office:value="-0.009055" calcext:value-type="float">
            <text:p>-0.009055</text:p>
          </table:table-cell>
          <table:table-cell table:formula="of:=[Datos_MoCap.E93]" office:value-type="float" office:value="-0.008741" calcext:value-type="float">
            <text:p>-0.008741</text:p>
          </table:table-cell>
          <table:table-cell/>
          <table:table-cell table:formula="of:=([.#REF!93]^2)*(0.178)+([.#REF!93])*(0.352)-0.013" office:value-type="string" office:string-value="" calcext:value-type="error">
            <text:p>#REF!</text:p>
          </table:table-cell>
          <table:table-cell table:formula="of:=([.J93]^2)*(-0.89)+([.J93])*(-0.633)-0.245" office:value-type="float" office:value="-0.24467676939769" calcext:value-type="float">
            <text:p>-0.2446767694</text:p>
          </table:table-cell>
          <table:table-cell table:formula="of:=([.I93]^2)*(-0.189)+([.I93])*(0.905)-0.392" office:value-type="float" office:value="0.490325711687564" calcext:value-type="float">
            <text:p>0.4903257117</text:p>
          </table:table-cell>
          <table:table-cell table:number-columns-repeated="1007"/>
        </table:table-row>
        <table:table-row table:style-name="ro1">
          <table:table-cell table:formula="of:=[Datos_Nao.A94]" office:value-type="float" office:value="-0.0338482186198235" calcext:value-type="float">
            <text:p>-0.0338482186</text:p>
          </table:table-cell>
          <table:table-cell table:formula="of:=[Datos_Nao.B94]" office:value-type="float" office:value="-0.0574131421744823" calcext:value-type="float">
            <text:p>-0.0574131422</text:p>
          </table:table-cell>
          <table:table-cell table:formula="of:=[Datos_Nao.C94]" office:value-type="float" office:value="0.319222718477249" calcext:value-type="float">
            <text:p>0.3192227185</text:p>
          </table:table-cell>
          <table:table-cell table:formula="of:=[Datos_Nao.D94]" office:value-type="float" office:value="-0.105331614613533" calcext:value-type="float">
            <text:p>-0.1053316146</text:p>
          </table:table-cell>
          <table:table-cell table:formula="of:=[Datos_Nao.E94]" office:value-type="float" office:value="-0.0509671270847321" calcext:value-type="float">
            <text:p>-0.0509671271</text:p>
          </table:table-cell>
          <table:table-cell table:formula="of:=[Datos_Nao.F94]" office:value-type="float" office:value="-0.0723610296845436" calcext:value-type="float">
            <text:p>-0.0723610297</text:p>
          </table:table-cell>
          <table:table-cell/>
          <table:table-cell table:formula="of:=[Datos_MoCap.A94]" office:value-type="float" office:value="0.073812" calcext:value-type="float">
            <text:p>0.073812</text:p>
          </table:table-cell>
          <table:table-cell table:formula="of:=[Datos_MoCap.B94]" office:value-type="float" office:value="1.363052" calcext:value-type="float">
            <text:p>1.363052</text:p>
          </table:table-cell>
          <table:table-cell table:formula="of:=[Datos_MoCap.C94]" office:value-type="float" office:value="-0.000279" calcext:value-type="float">
            <text:p>-0.000279</text:p>
          </table:table-cell>
          <table:table-cell table:formula="of:=[Datos_MoCap.D94]" office:value-type="float" office:value="0.002985" calcext:value-type="float">
            <text:p>0.002985</text:p>
          </table:table-cell>
          <table:table-cell table:formula="of:=[Datos_MoCap.F94]" office:value-type="float" office:value="-0.009312" calcext:value-type="float">
            <text:p>-0.009312</text:p>
          </table:table-cell>
          <table:table-cell table:formula="of:=[Datos_MoCap.E94]" office:value-type="float" office:value="-0.007894" calcext:value-type="float">
            <text:p>-0.007894</text:p>
          </table:table-cell>
          <table:table-cell/>
          <table:table-cell table:formula="of:=([.#REF!94]^2)*(0.178)+([.#REF!94])*(0.352)-0.013" office:value-type="string" office:string-value="" calcext:value-type="error">
            <text:p>#REF!</text:p>
          </table:table-cell>
          <table:table-cell table:formula="of:=([.J94]^2)*(-0.89)+([.J94])*(-0.633)-0.245" office:value-type="float" office:value="-0.24482346227849" calcext:value-type="float">
            <text:p>-0.2448234623</text:p>
          </table:table-cell>
          <table:table-cell table:formula="of:=([.I94]^2)*(-0.189)+([.I94])*(0.905)-0.392" office:value-type="float" office:value="0.490416927360944" calcext:value-type="float">
            <text:p>0.4904169274</text:p>
          </table:table-cell>
          <table:table-cell table:number-columns-repeated="1007"/>
        </table:table-row>
        <table:table-row table:style-name="ro1">
          <table:table-cell table:formula="of:=[Datos_Nao.A95]" office:value-type="float" office:value="-0.0339029356837273" calcext:value-type="float">
            <text:p>-0.0339029357</text:p>
          </table:table-cell>
          <table:table-cell table:formula="of:=[Datos_Nao.B95]" office:value-type="float" office:value="-0.0572754256427288" calcext:value-type="float">
            <text:p>-0.0572754256</text:p>
          </table:table-cell>
          <table:table-cell table:formula="of:=[Datos_Nao.C95]" office:value-type="float" office:value="0.319233983755112" calcext:value-type="float">
            <text:p>0.3192339838</text:p>
          </table:table-cell>
          <table:table-cell table:formula="of:=[Datos_Nao.D95]" office:value-type="float" office:value="-0.105281680822372" calcext:value-type="float">
            <text:p>-0.1052816808</text:p>
          </table:table-cell>
          <table:table-cell table:formula="of:=[Datos_Nao.E95]" office:value-type="float" office:value="-0.0511861369013786" calcext:value-type="float">
            <text:p>-0.0511861369</text:p>
          </table:table-cell>
          <table:table-cell table:formula="of:=[Datos_Nao.F95]" office:value-type="float" office:value="-0.0722959041595459" calcext:value-type="float">
            <text:p>-0.0722959042</text:p>
          </table:table-cell>
          <table:table-cell/>
          <table:table-cell table:formula="of:=[Datos_MoCap.A95]" office:value-type="float" office:value="0.073913" calcext:value-type="float">
            <text:p>0.073913</text:p>
          </table:table-cell>
          <table:table-cell table:formula="of:=[Datos_MoCap.B95]" office:value-type="float" office:value="1.363247" calcext:value-type="float">
            <text:p>1.363247</text:p>
          </table:table-cell>
          <table:table-cell table:formula="of:=[Datos_MoCap.C95]" office:value-type="float" office:value="-0.000261" calcext:value-type="float">
            <text:p>-0.000261</text:p>
          </table:table-cell>
          <table:table-cell table:formula="of:=[Datos_MoCap.D95]" office:value-type="float" office:value="0.002138" calcext:value-type="float">
            <text:p>0.002138</text:p>
          </table:table-cell>
          <table:table-cell table:formula="of:=[Datos_MoCap.F95]" office:value-type="float" office:value="-0.009934" calcext:value-type="float">
            <text:p>-0.009934</text:p>
          </table:table-cell>
          <table:table-cell table:formula="of:=[Datos_MoCap.E95]" office:value-type="float" office:value="-0.007284" calcext:value-type="float">
            <text:p>-0.007284</text:p>
          </table:table-cell>
          <table:table-cell/>
          <table:table-cell table:formula="of:=([.#REF!95]^2)*(0.178)+([.#REF!95])*(0.352)-0.013" office:value-type="string" office:string-value="" calcext:value-type="error">
            <text:p>#REF!</text:p>
          </table:table-cell>
          <table:table-cell table:formula="of:=([.J95]^2)*(-0.89)+([.J95])*(-0.633)-0.245" office:value-type="float" office:value="-0.24483484762769" calcext:value-type="float">
            <text:p>-0.2448348476</text:p>
          </table:table-cell>
          <table:table-cell table:formula="of:=([.I95]^2)*(-0.189)+([.I95])*(0.905)-0.392" office:value-type="float" office:value="0.490492924611299" calcext:value-type="float">
            <text:p>0.4904929246</text:p>
          </table:table-cell>
          <table:table-cell table:number-columns-repeated="1007"/>
        </table:table-row>
        <table:table-row table:style-name="ro1">
          <table:table-cell table:formula="of:=[Datos_Nao.A96]" office:value-type="float" office:value="-0.0340137705206871" calcext:value-type="float">
            <text:p>-0.0340137705</text:p>
          </table:table-cell>
          <table:table-cell table:formula="of:=[Datos_Nao.B96]" office:value-type="float" office:value="-0.0569537878036499" calcext:value-type="float">
            <text:p>-0.0569537878</text:p>
          </table:table-cell>
          <table:table-cell table:formula="of:=[Datos_Nao.C96]" office:value-type="float" office:value="0.319273382425308" calcext:value-type="float">
            <text:p>0.3192733824</text:p>
          </table:table-cell>
          <table:table-cell table:formula="of:=[Datos_Nao.D96]" office:value-type="float" office:value="-0.105120606720448" calcext:value-type="float">
            <text:p>-0.1051206067</text:p>
          </table:table-cell>
          <table:table-cell table:formula="of:=[Datos_Nao.E96]" office:value-type="float" office:value="-0.0516579449176788" calcext:value-type="float">
            <text:p>-0.0516579449</text:p>
          </table:table-cell>
          <table:table-cell table:formula="of:=[Datos_Nao.F96]" office:value-type="float" office:value="-0.0721212923526764" calcext:value-type="float">
            <text:p>-0.0721212924</text:p>
          </table:table-cell>
          <table:table-cell/>
          <table:table-cell table:formula="of:=[Datos_MoCap.A96]" office:value-type="float" office:value="0.074042" calcext:value-type="float">
            <text:p>0.074042</text:p>
          </table:table-cell>
          <table:table-cell table:formula="of:=[Datos_MoCap.B96]" office:value-type="float" office:value="1.363401" calcext:value-type="float">
            <text:p>1.363401</text:p>
          </table:table-cell>
          <table:table-cell table:formula="of:=[Datos_MoCap.C96]" office:value-type="float" office:value="-0.000469" calcext:value-type="float">
            <text:p>-0.000469</text:p>
          </table:table-cell>
          <table:table-cell table:formula="of:=[Datos_MoCap.D96]" office:value-type="float" office:value="0.001316" calcext:value-type="float">
            <text:p>0.001316</text:p>
          </table:table-cell>
          <table:table-cell table:formula="of:=[Datos_MoCap.F96]" office:value-type="float" office:value="-0.010932" calcext:value-type="float">
            <text:p>-0.010932</text:p>
          </table:table-cell>
          <table:table-cell table:formula="of:=[Datos_MoCap.E96]" office:value-type="float" office:value="-0.007032" calcext:value-type="float">
            <text:p>-0.007032</text:p>
          </table:table-cell>
          <table:table-cell/>
          <table:table-cell table:formula="of:=([.#REF!96]^2)*(0.178)+([.#REF!96])*(0.352)-0.013" office:value-type="string" office:string-value="" calcext:value-type="error">
            <text:p>#REF!</text:p>
          </table:table-cell>
          <table:table-cell table:formula="of:=([.J96]^2)*(-0.89)+([.J96])*(-0.633)-0.245" office:value-type="float" office:value="-0.24470331876529" calcext:value-type="float">
            <text:p>-0.2447033188</text:p>
          </table:table-cell>
          <table:table-cell table:formula="of:=([.I96]^2)*(-0.189)+([.I96])*(0.905)-0.392" office:value-type="float" office:value="0.490552932794611" calcext:value-type="float">
            <text:p>0.4905529328</text:p>
          </table:table-cell>
          <table:table-cell table:number-columns-repeated="1007"/>
        </table:table-row>
        <table:table-row table:style-name="ro1">
          <table:table-cell table:formula="of:=[Datos_Nao.A97]" office:value-type="float" office:value="-0.0340702086687088" calcext:value-type="float">
            <text:p>-0.0340702087</text:p>
          </table:table-cell>
          <table:table-cell table:formula="of:=[Datos_Nao.B97]" office:value-type="float" office:value="-0.056770496070385" calcext:value-type="float">
            <text:p>-0.0567704961</text:p>
          </table:table-cell>
          <table:table-cell table:formula="of:=[Datos_Nao.C97]" office:value-type="float" office:value="0.319301426410675" calcext:value-type="float">
            <text:p>0.3193014264</text:p>
          </table:table-cell>
          <table:table-cell table:formula="of:=[Datos_Nao.D97]" office:value-type="float" office:value="-0.105009198188782" calcext:value-type="float">
            <text:p>-0.1050091982</text:p>
          </table:table-cell>
          <table:table-cell table:formula="of:=[Datos_Nao.E97]" office:value-type="float" office:value="-0.0519114285707474" calcext:value-type="float">
            <text:p>-0.0519114286</text:p>
          </table:table-cell>
          <table:table-cell table:formula="of:=[Datos_Nao.F97]" office:value-type="float" office:value="-0.0720120966434479" calcext:value-type="float">
            <text:p>-0.0720120966</text:p>
          </table:table-cell>
          <table:table-cell/>
          <table:table-cell table:formula="of:=[Datos_MoCap.A97]" office:value-type="float" office:value="0.074161" calcext:value-type="float">
            <text:p>0.074161</text:p>
          </table:table-cell>
          <table:table-cell table:formula="of:=[Datos_MoCap.B97]" office:value-type="float" office:value="1.363593" calcext:value-type="float">
            <text:p>1.363593</text:p>
          </table:table-cell>
          <table:table-cell table:formula="of:=[Datos_MoCap.C97]" office:value-type="float" office:value="-0.000896" calcext:value-type="float">
            <text:p>-0.000896</text:p>
          </table:table-cell>
          <table:table-cell table:formula="of:=[Datos_MoCap.D97]" office:value-type="float" office:value="0.000511" calcext:value-type="float">
            <text:p>0.000511</text:p>
          </table:table-cell>
          <table:table-cell table:formula="of:=[Datos_MoCap.F97]" office:value-type="float" office:value="-0.01185" calcext:value-type="float">
            <text:p>-0.01185</text:p>
          </table:table-cell>
          <table:table-cell table:formula="of:=[Datos_MoCap.E97]" office:value-type="float" office:value="-0.007007" calcext:value-type="float">
            <text:p>-0.007007</text:p>
          </table:table-cell>
          <table:table-cell/>
          <table:table-cell table:formula="of:=([.#REF!97]^2)*(0.178)+([.#REF!97])*(0.352)-0.013" office:value-type="string" office:string-value="" calcext:value-type="error">
            <text:p>#REF!</text:p>
          </table:table-cell>
          <table:table-cell table:formula="of:=([.J97]^2)*(-0.89)+([.J97])*(-0.633)-0.245" office:value-type="float" office:value="-0.24443354650624" calcext:value-type="float">
            <text:p>-0.2444335465</text:p>
          </table:table-cell>
          <table:table-cell table:formula="of:=([.I97]^2)*(-0.189)+([.I97])*(0.905)-0.392" office:value-type="float" office:value="0.490627735636339" calcext:value-type="float">
            <text:p>0.4906277356</text:p>
          </table:table-cell>
          <table:table-cell table:number-columns-repeated="1007"/>
        </table:table-row>
        <table:table-row table:style-name="ro1">
          <table:table-cell table:formula="of:=[Datos_Nao.A98]" office:value-type="float" office:value="-0.0342448391020298" calcext:value-type="float">
            <text:p>-0.0342448391</text:p>
          </table:table-cell>
          <table:table-cell table:formula="of:=[Datos_Nao.B98]" office:value-type="float" office:value="-0.0561334528028965" calcext:value-type="float">
            <text:p>-0.0561334528</text:p>
          </table:table-cell>
          <table:table-cell table:formula="of:=[Datos_Nao.C98]" office:value-type="float" office:value="0.319418460130692" calcext:value-type="float">
            <text:p>0.3194184601</text:p>
          </table:table-cell>
          <table:table-cell table:formula="of:=[Datos_Nao.D98]" office:value-type="float" office:value="-0.104551538825035" calcext:value-type="float">
            <text:p>-0.1045515388</text:p>
          </table:table-cell>
          <table:table-cell table:formula="of:=[Datos_Nao.E98]" office:value-type="float" office:value="-0.0527443327009678" calcext:value-type="float">
            <text:p>-0.0527443327</text:p>
          </table:table-cell>
          <table:table-cell table:formula="of:=[Datos_Nao.F98]" office:value-type="float" office:value="-0.0715972632169724" calcext:value-type="float">
            <text:p>-0.0715972632</text:p>
          </table:table-cell>
          <table:table-cell/>
          <table:table-cell table:formula="of:=[Datos_MoCap.A98]" office:value-type="float" office:value="0.074243" calcext:value-type="float">
            <text:p>0.074243</text:p>
          </table:table-cell>
          <table:table-cell table:formula="of:=[Datos_MoCap.B98]" office:value-type="float" office:value="1.36382" calcext:value-type="float">
            <text:p>1.36382</text:p>
          </table:table-cell>
          <table:table-cell table:formula="of:=[Datos_MoCap.C98]" office:value-type="float" office:value="-0.001514" calcext:value-type="float">
            <text:p>-0.001514</text:p>
          </table:table-cell>
          <table:table-cell table:formula="of:=[Datos_MoCap.D98]" office:value-type="float" office:value="-0.000305" calcext:value-type="float">
            <text:p>-0.000305</text:p>
          </table:table-cell>
          <table:table-cell table:formula="of:=[Datos_MoCap.F98]" office:value-type="float" office:value="-0.012726" calcext:value-type="float">
            <text:p>-0.012726</text:p>
          </table:table-cell>
          <table:table-cell table:formula="of:=[Datos_MoCap.E98]" office:value-type="float" office:value="-0.007051" calcext:value-type="float">
            <text:p>-0.007051</text:p>
          </table:table-cell>
          <table:table-cell/>
          <table:table-cell table:formula="of:=([.#REF!98]^2)*(0.178)+([.#REF!98])*(0.352)-0.013" office:value-type="string" office:string-value="" calcext:value-type="error">
            <text:p>#REF!</text:p>
          </table:table-cell>
          <table:table-cell table:formula="of:=([.J98]^2)*(-0.89)+([.J98])*(-0.633)-0.245" office:value-type="float" office:value="-0.24404367805444" calcext:value-type="float">
            <text:p>-0.2440436781</text:p>
          </table:table-cell>
          <table:table-cell table:formula="of:=([.I98]^2)*(-0.189)+([.I98])*(0.905)-0.392" office:value-type="float" office:value="0.4907161564364" calcext:value-type="float">
            <text:p>0.4907161564</text:p>
          </table:table-cell>
          <table:table-cell table:number-columns-repeated="1007"/>
        </table:table-row>
        <table:table-row table:style-name="ro1">
          <table:table-cell table:formula="of:=[Datos_Nao.A99]" office:value-type="float" office:value="-0.0343662947416306" calcext:value-type="float">
            <text:p>-0.0343662947</text:p>
          </table:table-cell>
          <table:table-cell table:formula="of:=[Datos_Nao.B99]" office:value-type="float" office:value="-0.05563835054636" calcext:value-type="float">
            <text:p>-0.0556383505</text:p>
          </table:table-cell>
          <table:table-cell table:formula="of:=[Datos_Nao.C99]" office:value-type="float" office:value="0.319523155689239" calcext:value-type="float">
            <text:p>0.3195231557</text:p>
          </table:table-cell>
          <table:table-cell table:formula="of:=[Datos_Nao.D99]" office:value-type="float" office:value="-0.10414457321167" calcext:value-type="float">
            <text:p>-0.1041445732</text:p>
          </table:table-cell>
          <table:table-cell table:formula="of:=[Datos_Nao.E99]" office:value-type="float" office:value="-0.0533604510128498" calcext:value-type="float">
            <text:p>-0.053360451</text:p>
          </table:table-cell>
          <table:table-cell table:formula="of:=[Datos_Nao.F99]" office:value-type="float" office:value="-0.0712489858269692" calcext:value-type="float">
            <text:p>-0.0712489858</text:p>
          </table:table-cell>
          <table:table-cell/>
          <table:table-cell table:formula="of:=[Datos_MoCap.A99]" office:value-type="float" office:value="0.074376" calcext:value-type="float">
            <text:p>0.074376</text:p>
          </table:table-cell>
          <table:table-cell table:formula="of:=[Datos_MoCap.B99]" office:value-type="float" office:value="1.364053" calcext:value-type="float">
            <text:p>1.364053</text:p>
          </table:table-cell>
          <table:table-cell table:formula="of:=[Datos_MoCap.C99]" office:value-type="float" office:value="-0.002252" calcext:value-type="float">
            <text:p>-0.002252</text:p>
          </table:table-cell>
          <table:table-cell table:formula="of:=[Datos_MoCap.D99]" office:value-type="float" office:value="-0.001167" calcext:value-type="float">
            <text:p>-0.001167</text:p>
          </table:table-cell>
          <table:table-cell table:formula="of:=[Datos_MoCap.F99]" office:value-type="float" office:value="-0.014012" calcext:value-type="float">
            <text:p>-0.014012</text:p>
          </table:table-cell>
          <table:table-cell table:formula="of:=[Datos_MoCap.E99]" office:value-type="float" office:value="-0.007014" calcext:value-type="float">
            <text:p>-0.007014</text:p>
          </table:table-cell>
          <table:table-cell/>
          <table:table-cell table:formula="of:=([.#REF!99]^2)*(0.178)+([.#REF!99])*(0.352)-0.013" office:value-type="string" office:string-value="" calcext:value-type="error">
            <text:p>#REF!</text:p>
          </table:table-cell>
          <table:table-cell table:formula="of:=([.J99]^2)*(-0.89)+([.J99])*(-0.633)-0.245" office:value-type="float" office:value="-0.24357899763856" calcext:value-type="float">
            <text:p>-0.2435789976</text:p>
          </table:table-cell>
          <table:table-cell table:formula="of:=([.I99]^2)*(-0.189)+([.I99])*(0.905)-0.392" office:value-type="float" office:value="0.490806894093099" calcext:value-type="float">
            <text:p>0.4908068941</text:p>
          </table:table-cell>
          <table:table-cell table:number-columns-repeated="1007"/>
        </table:table-row>
        <table:table-row table:style-name="ro1">
          <table:table-cell table:formula="of:=[Datos_Nao.A100]" office:value-type="float" office:value="-0.0344921201467514" calcext:value-type="float">
            <text:p>-0.0344921201</text:p>
          </table:table-cell>
          <table:table-cell table:formula="of:=[Datos_Nao.B100]" office:value-type="float" office:value="-0.0550887994468212" calcext:value-type="float">
            <text:p>-0.0550887994</text:p>
          </table:table-cell>
          <table:table-cell table:formula="of:=[Datos_Nao.C100]" office:value-type="float" office:value="0.319648265838623" calcext:value-type="float">
            <text:p>0.3196482658</text:p>
          </table:table-cell>
          <table:table-cell table:formula="of:=[Datos_Nao.D100]" office:value-type="float" office:value="-0.103657610714436" calcext:value-type="float">
            <text:p>-0.1036576107</text:p>
          </table:table-cell>
          <table:table-cell table:formula="of:=[Datos_Nao.E100]" office:value-type="float" office:value="-0.0540247969329357" calcext:value-type="float">
            <text:p>-0.0540247969</text:p>
          </table:table-cell>
          <table:table-cell table:formula="of:=[Datos_Nao.F100]" office:value-type="float" office:value="-0.0708439275622368" calcext:value-type="float">
            <text:p>-0.0708439276</text:p>
          </table:table-cell>
          <table:table-cell/>
          <table:table-cell table:formula="of:=[Datos_MoCap.A100]" office:value-type="float" office:value="0.074486" calcext:value-type="float">
            <text:p>0.074486</text:p>
          </table:table-cell>
          <table:table-cell table:formula="of:=[Datos_MoCap.B100]" office:value-type="float" office:value="1.364329" calcext:value-type="float">
            <text:p>1.364329</text:p>
          </table:table-cell>
          <table:table-cell table:formula="of:=[Datos_MoCap.C100]" office:value-type="float" office:value="-0.003117" calcext:value-type="float">
            <text:p>-0.003117</text:p>
          </table:table-cell>
          <table:table-cell table:formula="of:=[Datos_MoCap.D100]" office:value-type="float" office:value="-0.001875" calcext:value-type="float">
            <text:p>-0.001875</text:p>
          </table:table-cell>
          <table:table-cell table:formula="of:=[Datos_MoCap.F100]" office:value-type="float" office:value="-0.015021" calcext:value-type="float">
            <text:p>-0.015021</text:p>
          </table:table-cell>
          <table:table-cell table:formula="of:=[Datos_MoCap.E100]" office:value-type="float" office:value="-0.007071" calcext:value-type="float">
            <text:p>-0.007071</text:p>
          </table:table-cell>
          <table:table-cell/>
          <table:table-cell table:formula="of:=([.#REF!100]^2)*(0.178)+([.#REF!100])*(0.352)-0.013" office:value-type="string" office:string-value="" calcext:value-type="error">
            <text:p>#REF!</text:p>
          </table:table-cell>
          <table:table-cell table:formula="of:=([.J100]^2)*(-0.89)+([.J100])*(-0.633)-0.245" office:value-type="float" office:value="-0.24303558596321" calcext:value-type="float">
            <text:p>-0.243035586</text:p>
          </table:table-cell>
          <table:table-cell table:formula="of:=([.I100]^2)*(-0.189)+([.I100])*(0.905)-0.392" office:value-type="float" office:value="0.490914350774451" calcext:value-type="float">
            <text:p>0.4909143508</text:p>
          </table:table-cell>
          <table:table-cell table:number-columns-repeated="1007"/>
        </table:table-row>
        <table:table-row table:style-name="ro1">
          <table:table-cell table:formula="of:=[Datos_Nao.A101]" office:value-type="float" office:value="-0.0345566719770432" calcext:value-type="float">
            <text:p>-0.034556672</text:p>
          </table:table-cell>
          <table:table-cell table:formula="of:=[Datos_Nao.B101]" office:value-type="float" office:value="-0.0547940284013748" calcext:value-type="float">
            <text:p>-0.0547940284</text:p>
          </table:table-cell>
          <table:table-cell table:formula="of:=[Datos_Nao.C101]" office:value-type="float" office:value="0.319718211889267" calcext:value-type="float">
            <text:p>0.3197182119</text:p>
          </table:table-cell>
          <table:table-cell table:formula="of:=[Datos_Nao.D101]" office:value-type="float" office:value="-0.10338468849659" calcext:value-type="float">
            <text:p>-0.1033846885</text:p>
          </table:table-cell>
          <table:table-cell table:formula="of:=[Datos_Nao.E101]" office:value-type="float" office:value="-0.0543748028576374" calcext:value-type="float">
            <text:p>-0.0543748029</text:p>
          </table:table-cell>
          <table:table-cell table:formula="of:=[Datos_Nao.F101]" office:value-type="float" office:value="-0.070620097219944" calcext:value-type="float">
            <text:p>-0.0706200972</text:p>
          </table:table-cell>
          <table:table-cell/>
          <table:table-cell table:formula="of:=[Datos_MoCap.A101]" office:value-type="float" office:value="0.074602" calcext:value-type="float">
            <text:p>0.074602</text:p>
          </table:table-cell>
          <table:table-cell table:formula="of:=[Datos_MoCap.B101]" office:value-type="float" office:value="1.364574" calcext:value-type="float">
            <text:p>1.364574</text:p>
          </table:table-cell>
          <table:table-cell table:formula="of:=[Datos_MoCap.C101]" office:value-type="float" office:value="-0.004036" calcext:value-type="float">
            <text:p>-0.004036</text:p>
          </table:table-cell>
          <table:table-cell table:formula="of:=[Datos_MoCap.D101]" office:value-type="float" office:value="-0.002443" calcext:value-type="float">
            <text:p>-0.002443</text:p>
          </table:table-cell>
          <table:table-cell table:formula="of:=[Datos_MoCap.F101]" office:value-type="float" office:value="-0.016477" calcext:value-type="float">
            <text:p>-0.016477</text:p>
          </table:table-cell>
          <table:table-cell table:formula="of:=[Datos_MoCap.E101]" office:value-type="float" office:value="-0.006835" calcext:value-type="float">
            <text:p>-0.006835</text:p>
          </table:table-cell>
          <table:table-cell/>
          <table:table-cell table:formula="of:=([.#REF!101]^2)*(0.178)+([.#REF!101])*(0.352)-0.013" office:value-type="string" office:string-value="" calcext:value-type="error">
            <text:p>#REF!</text:p>
          </table:table-cell>
          <table:table-cell table:formula="of:=([.J101]^2)*(-0.89)+([.J101])*(-0.633)-0.245" office:value-type="float" office:value="-0.24245970947344" calcext:value-type="float">
            <text:p>-0.2424597095</text:p>
          </table:table-cell>
          <table:table-cell table:formula="of:=([.I101]^2)*(-0.189)+([.I101])*(0.905)-0.392" office:value-type="float" office:value="0.491009713921036" calcext:value-type="float">
            <text:p>0.4910097139</text:p>
          </table:table-cell>
          <table:table-cell table:number-columns-repeated="1007"/>
        </table:table-row>
        <table:table-row table:style-name="ro1">
          <table:table-cell table:formula="of:=[Datos_Nao.A102]" office:value-type="float" office:value="-0.0346890911459923" calcext:value-type="float">
            <text:p>-0.0346890911</text:p>
          </table:table-cell>
          <table:table-cell table:formula="of:=[Datos_Nao.B102]" office:value-type="float" office:value="-0.0541654862463474" calcext:value-type="float">
            <text:p>-0.0541654862</text:p>
          </table:table-cell>
          <table:table-cell table:formula="of:=[Datos_Nao.C102]" office:value-type="float" office:value="0.319872289896011" calcext:value-type="float">
            <text:p>0.3198722899</text:p>
          </table:table-cell>
          <table:table-cell table:formula="of:=[Datos_Nao.D102]" office:value-type="float" office:value="-0.102781116962433" calcext:value-type="float">
            <text:p>-0.102781117</text:p>
          </table:table-cell>
          <table:table-cell table:formula="of:=[Datos_Nao.E102]" office:value-type="float" office:value="-0.055109765380621" calcext:value-type="float">
            <text:p>-0.0551097654</text:p>
          </table:table-cell>
          <table:table-cell table:formula="of:=[Datos_Nao.F102]" office:value-type="float" office:value="-0.0701305568218231" calcext:value-type="float">
            <text:p>-0.0701305568</text:p>
          </table:table-cell>
          <table:table-cell/>
          <table:table-cell table:formula="of:=[Datos_MoCap.A102]" office:value-type="float" office:value="0.074713" calcext:value-type="float">
            <text:p>0.074713</text:p>
          </table:table-cell>
          <table:table-cell table:formula="of:=[Datos_MoCap.B102]" office:value-type="float" office:value="1.364853" calcext:value-type="float">
            <text:p>1.364853</text:p>
          </table:table-cell>
          <table:table-cell table:formula="of:=[Datos_MoCap.C102]" office:value-type="float" office:value="-0.00511" calcext:value-type="float">
            <text:p>-0.00511</text:p>
          </table:table-cell>
          <table:table-cell table:formula="of:=[Datos_MoCap.D102]" office:value-type="float" office:value="-0.003163" calcext:value-type="float">
            <text:p>-0.003163</text:p>
          </table:table-cell>
          <table:table-cell table:formula="of:=[Datos_MoCap.F102]" office:value-type="float" office:value="-0.017397" calcext:value-type="float">
            <text:p>-0.017397</text:p>
          </table:table-cell>
          <table:table-cell table:formula="of:=[Datos_MoCap.E102]" office:value-type="float" office:value="-0.006651" calcext:value-type="float">
            <text:p>-0.006651</text:p>
          </table:table-cell>
          <table:table-cell/>
          <table:table-cell table:formula="of:=([.#REF!102]^2)*(0.178)+([.#REF!102])*(0.352)-0.013" office:value-type="string" office:string-value="" calcext:value-type="error">
            <text:p>#REF!</text:p>
          </table:table-cell>
          <table:table-cell table:formula="of:=([.J102]^2)*(-0.89)+([.J102])*(-0.633)-0.245" office:value-type="float" office:value="-0.241788609769" calcext:value-type="float">
            <text:p>-0.2417886098</text:p>
          </table:table-cell>
          <table:table-cell table:formula="of:=([.I102]^2)*(-0.189)+([.I102])*(0.905)-0.392" office:value-type="float" office:value="0.491118283505899" calcext:value-type="float">
            <text:p>0.4911182835</text:p>
          </table:table-cell>
          <table:table-cell table:number-columns-repeated="1007"/>
        </table:table-row>
        <table:table-row table:style-name="ro1">
          <table:table-cell table:formula="of:=[Datos_Nao.A103]" office:value-type="float" office:value="-0.0348259136080742" calcext:value-type="float">
            <text:p>-0.0348259136</text:p>
          </table:table-cell>
          <table:table-cell table:formula="of:=[Datos_Nao.B103]" office:value-type="float" office:value="-0.0534859746694565" calcext:value-type="float">
            <text:p>-0.0534859747</text:p>
          </table:table-cell>
          <table:table-cell table:formula="of:=[Datos_Nao.C103]" office:value-type="float" office:value="0.320044428110123" calcext:value-type="float">
            <text:p>0.3200444281</text:p>
          </table:table-cell>
          <table:table-cell table:formula="of:=[Datos_Nao.D103]" office:value-type="float" office:value="-0.102102257311344" calcext:value-type="float">
            <text:p>-0.1021022573</text:p>
          </table:table-cell>
          <table:table-cell table:formula="of:=[Datos_Nao.E103]" office:value-type="float" office:value="-0.0558902509510517" calcext:value-type="float">
            <text:p>-0.055890251</text:p>
          </table:table-cell>
          <table:table-cell table:formula="of:=[Datos_Nao.F103]" office:value-type="float" office:value="-0.069584883749485" calcext:value-type="float">
            <text:p>-0.0695848837</text:p>
          </table:table-cell>
          <table:table-cell/>
          <table:table-cell table:formula="of:=[Datos_MoCap.A103]" office:value-type="float" office:value="0.074843" calcext:value-type="float">
            <text:p>0.074843</text:p>
          </table:table-cell>
          <table:table-cell table:formula="of:=[Datos_MoCap.B103]" office:value-type="float" office:value="1.365129" calcext:value-type="float">
            <text:p>1.365129</text:p>
          </table:table-cell>
          <table:table-cell table:formula="of:=[Datos_MoCap.C103]" office:value-type="float" office:value="-0.006343" calcext:value-type="float">
            <text:p>-0.006343</text:p>
          </table:table-cell>
          <table:table-cell table:formula="of:=[Datos_MoCap.D103]" office:value-type="float" office:value="-0.00385" calcext:value-type="float">
            <text:p>-0.00385</text:p>
          </table:table-cell>
          <table:table-cell table:formula="of:=[Datos_MoCap.F103]" office:value-type="float" office:value="-0.018546" calcext:value-type="float">
            <text:p>-0.018546</text:p>
          </table:table-cell>
          <table:table-cell table:formula="of:=[Datos_MoCap.E103]" office:value-type="float" office:value="-0.006526" calcext:value-type="float">
            <text:p>-0.006526</text:p>
          </table:table-cell>
          <table:table-cell/>
          <table:table-cell table:formula="of:=([.#REF!103]^2)*(0.178)+([.#REF!103])*(0.352)-0.013" office:value-type="string" office:string-value="" calcext:value-type="error">
            <text:p>#REF!</text:p>
          </table:table-cell>
          <table:table-cell table:formula="of:=([.J103]^2)*(-0.89)+([.J103])*(-0.633)-0.245" office:value-type="float" office:value="-0.24102068894761" calcext:value-type="float">
            <text:p>-0.2410206889</text:p>
          </table:table-cell>
          <table:table-cell table:formula="of:=([.I103]^2)*(-0.189)+([.I103])*(0.905)-0.392" office:value-type="float" office:value="0.491225656724851" calcext:value-type="float">
            <text:p>0.4912256567</text:p>
          </table:table-cell>
          <table:table-cell table:number-columns-repeated="1007"/>
        </table:table-row>
        <table:table-row table:style-name="ro1">
          <table:table-cell table:formula="of:=[Datos_Nao.A104]" office:value-type="float" office:value="-0.0349670313298702" calcext:value-type="float">
            <text:p>-0.0349670313</text:p>
          </table:table-cell>
          <table:table-cell table:formula="of:=[Datos_Nao.B104]" office:value-type="float" office:value="-0.0527568869292736" calcext:value-type="float">
            <text:p>-0.0527568869</text:p>
          </table:table-cell>
          <table:table-cell table:formula="of:=[Datos_Nao.C104]" office:value-type="float" office:value="0.320233553647995" calcext:value-type="float">
            <text:p>0.3202335536</text:p>
          </table:table-cell>
          <table:table-cell table:formula="of:=[Datos_Nao.D104]" office:value-type="float" office:value="-0.101350203156471" calcext:value-type="float">
            <text:p>-0.1013502032</text:p>
          </table:table-cell>
          <table:table-cell table:formula="of:=[Datos_Nao.E104]" office:value-type="float" office:value="-0.0567147880792618" calcext:value-type="float">
            <text:p>-0.0567147881</text:p>
          </table:table-cell>
          <table:table-cell table:formula="of:=[Datos_Nao.F104]" office:value-type="float" office:value="-0.0689836218953133" calcext:value-type="float">
            <text:p>-0.0689836219</text:p>
          </table:table-cell>
          <table:table-cell/>
          <table:table-cell table:formula="of:=[Datos_MoCap.A104]" office:value-type="float" office:value="0.074931" calcext:value-type="float">
            <text:p>0.074931</text:p>
          </table:table-cell>
          <table:table-cell table:formula="of:=[Datos_MoCap.B104]" office:value-type="float" office:value="1.365417" calcext:value-type="float">
            <text:p>1.365417</text:p>
          </table:table-cell>
          <table:table-cell table:formula="of:=[Datos_MoCap.C104]" office:value-type="float" office:value="-0.007727" calcext:value-type="float">
            <text:p>-0.007727</text:p>
          </table:table-cell>
          <table:table-cell table:formula="of:=[Datos_MoCap.D104]" office:value-type="float" office:value="-0.004759" calcext:value-type="float">
            <text:p>-0.004759</text:p>
          </table:table-cell>
          <table:table-cell table:formula="of:=[Datos_MoCap.F104]" office:value-type="float" office:value="-0.019268" calcext:value-type="float">
            <text:p>-0.019268</text:p>
          </table:table-cell>
          <table:table-cell table:formula="of:=[Datos_MoCap.E104]" office:value-type="float" office:value="-0.006221" calcext:value-type="float">
            <text:p>-0.006221</text:p>
          </table:table-cell>
          <table:table-cell/>
          <table:table-cell table:formula="of:=([.#REF!104]^2)*(0.178)+([.#REF!104])*(0.352)-0.013" office:value-type="string" office:string-value="" calcext:value-type="error">
            <text:p>#REF!</text:p>
          </table:table-cell>
          <table:table-cell table:formula="of:=([.J104]^2)*(-0.89)+([.J104])*(-0.633)-0.245" office:value-type="float" office:value="-0.24016194781081" calcext:value-type="float">
            <text:p>-0.2401619478</text:p>
          </table:table-cell>
          <table:table-cell table:formula="of:=([.I104]^2)*(-0.189)+([.I104])*(0.905)-0.392" office:value-type="float" office:value="0.491337667644979" calcext:value-type="float">
            <text:p>0.4913376676</text:p>
          </table:table-cell>
          <table:table-cell table:number-columns-repeated="1007"/>
        </table:table-row>
        <table:table-row table:style-name="ro1">
          <table:table-cell table:formula="of:=[Datos_Nao.A105]" office:value-type="float" office:value="-0.0351863689720631" calcext:value-type="float">
            <text:p>-0.035186369</text:p>
          </table:table-cell>
          <table:table-cell table:formula="of:=[Datos_Nao.B105]" office:value-type="float" office:value="-0.0515731237828732" calcext:value-type="float">
            <text:p>-0.0515731238</text:p>
          </table:table-cell>
          <table:table-cell table:formula="of:=[Datos_Nao.C105]" office:value-type="float" office:value="0.320546627044678" calcext:value-type="float">
            <text:p>0.320546627</text:p>
          </table:table-cell>
          <table:table-cell table:formula="of:=[Datos_Nao.D105]" office:value-type="float" office:value="-0.100089646875858" calcext:value-type="float">
            <text:p>-0.1000896469</text:p>
          </table:table-cell>
          <table:table-cell table:formula="of:=[Datos_Nao.E105]" office:value-type="float" office:value="-0.0580306574702263" calcext:value-type="float">
            <text:p>-0.0580306575</text:p>
          </table:table-cell>
          <table:table-cell table:formula="of:=[Datos_Nao.F105]" office:value-type="float" office:value="-0.0679778382182121" calcext:value-type="float">
            <text:p>-0.0679778382</text:p>
          </table:table-cell>
          <table:table-cell/>
          <table:table-cell table:formula="of:=[Datos_MoCap.A105]" office:value-type="float" office:value="0.074959" calcext:value-type="float">
            <text:p>0.074959</text:p>
          </table:table-cell>
          <table:table-cell table:formula="of:=[Datos_MoCap.B105]" office:value-type="float" office:value="1.365653" calcext:value-type="float">
            <text:p>1.365653</text:p>
          </table:table-cell>
          <table:table-cell table:formula="of:=[Datos_MoCap.C105]" office:value-type="float" office:value="-0.009236" calcext:value-type="float">
            <text:p>-0.009236</text:p>
          </table:table-cell>
          <table:table-cell table:formula="of:=[Datos_MoCap.D105]" office:value-type="float" office:value="-0.005589" calcext:value-type="float">
            <text:p>-0.005589</text:p>
          </table:table-cell>
          <table:table-cell table:formula="of:=[Datos_MoCap.F105]" office:value-type="float" office:value="-0.020376" calcext:value-type="float">
            <text:p>-0.020376</text:p>
          </table:table-cell>
          <table:table-cell table:formula="of:=[Datos_MoCap.E105]" office:value-type="float" office:value="-0.005746" calcext:value-type="float">
            <text:p>-0.005746</text:p>
          </table:table-cell>
          <table:table-cell/>
          <table:table-cell table:formula="of:=([.#REF!105]^2)*(0.178)+([.#REF!105])*(0.352)-0.013" office:value-type="string" office:string-value="" calcext:value-type="error">
            <text:p>#REF!</text:p>
          </table:table-cell>
          <table:table-cell table:formula="of:=([.J105]^2)*(-0.89)+([.J105])*(-0.633)-0.245" office:value-type="float" office:value="-0.23922953228944" calcext:value-type="float">
            <text:p>-0.2392295323</text:p>
          </table:table-cell>
          <table:table-cell table:formula="of:=([.I105]^2)*(-0.189)+([.I105])*(0.905)-0.392" office:value-type="float" office:value="0.491429430998699" calcext:value-type="float">
            <text:p>0.491429431</text:p>
          </table:table-cell>
          <table:table-cell table:number-columns-repeated="1007"/>
        </table:table-row>
        <table:table-row table:style-name="ro1">
          <table:table-cell table:formula="of:=[Datos_Nao.A106]" office:value-type="float" office:value="-0.035337507724762" calcext:value-type="float">
            <text:p>-0.0353375077</text:p>
          </table:table-cell>
          <table:table-cell table:formula="of:=[Datos_Nao.B106]" office:value-type="float" office:value="-0.0507258214056492" calcext:value-type="float">
            <text:p>-0.0507258214</text:p>
          </table:table-cell>
          <table:table-cell table:formula="of:=[Datos_Nao.C106]" office:value-type="float" office:value="0.320773243904114" calcext:value-type="float">
            <text:p>0.3207732439</text:p>
          </table:table-cell>
          <table:table-cell table:formula="of:=[Datos_Nao.D106]" office:value-type="float" office:value="-0.0991642102599144" calcext:value-type="float">
            <text:p>-0.0991642103</text:p>
          </table:table-cell>
          <table:table-cell table:formula="of:=[Datos_Nao.E106]" office:value-type="float" office:value="-0.0589581467211247" calcext:value-type="float">
            <text:p>-0.0589581467</text:p>
          </table:table-cell>
          <table:table-cell table:formula="of:=[Datos_Nao.F106]" office:value-type="float" office:value="-0.0672385022044182" calcext:value-type="float">
            <text:p>-0.0672385022</text:p>
          </table:table-cell>
          <table:table-cell/>
          <table:table-cell table:formula="of:=[Datos_MoCap.A106]" office:value-type="float" office:value="0.075003" calcext:value-type="float">
            <text:p>0.075003</text:p>
          </table:table-cell>
          <table:table-cell table:formula="of:=[Datos_MoCap.B106]" office:value-type="float" office:value="1.365824" calcext:value-type="float">
            <text:p>1.365824</text:p>
          </table:table-cell>
          <table:table-cell table:formula="of:=[Datos_MoCap.C106]" office:value-type="float" office:value="-0.010915" calcext:value-type="float">
            <text:p>-0.010915</text:p>
          </table:table-cell>
          <table:table-cell table:formula="of:=[Datos_MoCap.D106]" office:value-type="float" office:value="-0.006406" calcext:value-type="float">
            <text:p>-0.006406</text:p>
          </table:table-cell>
          <table:table-cell table:formula="of:=[Datos_MoCap.F106]" office:value-type="float" office:value="-0.021378" calcext:value-type="float">
            <text:p>-0.021378</text:p>
          </table:table-cell>
          <table:table-cell table:formula="of:=[Datos_MoCap.E106]" office:value-type="float" office:value="-0.005196" calcext:value-type="float">
            <text:p>-0.005196</text:p>
          </table:table-cell>
          <table:table-cell/>
          <table:table-cell table:formula="of:=([.#REF!106]^2)*(0.178)+([.#REF!106])*(0.352)-0.013" office:value-type="string" office:string-value="" calcext:value-type="error">
            <text:p>#REF!</text:p>
          </table:table-cell>
          <table:table-cell table:formula="of:=([.J106]^2)*(-0.89)+([.J106])*(-0.633)-0.245" office:value-type="float" office:value="-0.23819683713025" calcext:value-type="float">
            <text:p>-0.2381968371</text:p>
          </table:table-cell>
          <table:table-cell table:formula="of:=([.I106]^2)*(-0.189)+([.I106])*(0.905)-0.392" office:value-type="float" office:value="0.491495907393536" calcext:value-type="float">
            <text:p>0.4914959074</text:p>
          </table:table-cell>
          <table:table-cell table:number-columns-repeated="1007"/>
        </table:table-row>
        <table:table-row table:style-name="ro1">
          <table:table-cell table:formula="of:=[Datos_Nao.A107]" office:value-type="float" office:value="-0.0354923717677593" calcext:value-type="float">
            <text:p>-0.0354923718</text:p>
          </table:table-cell>
          <table:table-cell table:formula="of:=[Datos_Nao.B107]" office:value-type="float" office:value="-0.0498335584998131" calcext:value-type="float">
            <text:p>-0.0498335585</text:p>
          </table:table-cell>
          <table:table-cell table:formula="of:=[Datos_Nao.C107]" office:value-type="float" office:value="0.321012824773788" calcext:value-type="float">
            <text:p>0.3210128248</text:p>
          </table:table-cell>
          <table:table-cell table:formula="of:=[Datos_Nao.D107]" office:value-type="float" office:value="-0.0981732755899429" calcext:value-type="float">
            <text:p>-0.0981732756</text:p>
          </table:table-cell>
          <table:table-cell table:formula="of:=[Datos_Nao.E107]" office:value-type="float" office:value="-0.0599237456917763" calcext:value-type="float">
            <text:p>-0.0599237457</text:p>
          </table:table-cell>
          <table:table-cell table:formula="of:=[Datos_Nao.F107]" office:value-type="float" office:value="-0.066444456577301" calcext:value-type="float">
            <text:p>-0.0664444566</text:p>
          </table:table-cell>
          <table:table-cell/>
          <table:table-cell table:formula="of:=[Datos_MoCap.A107]" office:value-type="float" office:value="0.074961" calcext:value-type="float">
            <text:p>0.074961</text:p>
          </table:table-cell>
          <table:table-cell table:formula="of:=[Datos_MoCap.B107]" office:value-type="float" office:value="1.365978" calcext:value-type="float">
            <text:p>1.365978</text:p>
          </table:table-cell>
          <table:table-cell table:formula="of:=[Datos_MoCap.C107]" office:value-type="float" office:value="-0.012805" calcext:value-type="float">
            <text:p>-0.012805</text:p>
          </table:table-cell>
          <table:table-cell table:formula="of:=[Datos_MoCap.D107]" office:value-type="float" office:value="-0.007328" calcext:value-type="float">
            <text:p>-0.007328</text:p>
          </table:table-cell>
          <table:table-cell table:formula="of:=[Datos_MoCap.F107]" office:value-type="float" office:value="-0.022072" calcext:value-type="float">
            <text:p>-0.022072</text:p>
          </table:table-cell>
          <table:table-cell table:formula="of:=[Datos_MoCap.E107]" office:value-type="float" office:value="-0.004504" calcext:value-type="float">
            <text:p>-0.004504</text:p>
          </table:table-cell>
          <table:table-cell/>
          <table:table-cell table:formula="of:=([.#REF!107]^2)*(0.178)+([.#REF!107])*(0.352)-0.013" office:value-type="string" office:string-value="" calcext:value-type="error">
            <text:p>#REF!</text:p>
          </table:table-cell>
          <table:table-cell table:formula="of:=([.J107]^2)*(-0.89)+([.J107])*(-0.633)-0.245" office:value-type="float" office:value="-0.23704036654225" calcext:value-type="float">
            <text:p>-0.2370403665</text:p>
          </table:table-cell>
          <table:table-cell table:formula="of:=([.I107]^2)*(-0.189)+([.I107])*(0.905)-0.392" office:value-type="float" office:value="0.491555765564524" calcext:value-type="float">
            <text:p>0.4915557656</text:p>
          </table:table-cell>
          <table:table-cell table:number-columns-repeated="1007"/>
        </table:table-row>
        <table:table-row table:style-name="ro1">
          <table:table-cell table:formula="of:=[Datos_Nao.A108]" office:value-type="float" office:value="-0.0310232900083065" calcext:value-type="float">
            <text:p>-0.03102329</text:p>
          </table:table-cell>
          <table:table-cell table:formula="of:=[Datos_Nao.B108]" office:value-type="float" office:value="-0.0446160882711411" calcext:value-type="float">
            <text:p>-0.0446160883</text:p>
          </table:table-cell>
          <table:table-cell table:formula="of:=[Datos_Nao.C108]" office:value-type="float" office:value="0.322617799043655" calcext:value-type="float">
            <text:p>0.322617799</text:p>
          </table:table-cell>
          <table:table-cell table:formula="of:=[Datos_Nao.D108]" office:value-type="float" office:value="-0.111350804567337" calcext:value-type="float">
            <text:p>-0.1113508046</text:p>
          </table:table-cell>
          <table:table-cell table:formula="of:=[Datos_Nao.E108]" office:value-type="float" office:value="-0.0474518500268459" calcext:value-type="float">
            <text:p>-0.04745185</text:p>
          </table:table-cell>
          <table:table-cell table:formula="of:=[Datos_Nao.F108]" office:value-type="float" office:value="-0.0648459047079086" calcext:value-type="float">
            <text:p>-0.0648459047</text:p>
          </table:table-cell>
          <table:table-cell/>
          <table:table-cell table:formula="of:=[Datos_MoCap.A108]" office:value-type="float" office:value="0.074926" calcext:value-type="float">
            <text:p>0.074926</text:p>
          </table:table-cell>
          <table:table-cell table:formula="of:=[Datos_MoCap.B108]" office:value-type="float" office:value="1.36611" calcext:value-type="float">
            <text:p>1.36611</text:p>
          </table:table-cell>
          <table:table-cell table:formula="of:=[Datos_MoCap.C108]" office:value-type="float" office:value="-0.014813" calcext:value-type="float">
            <text:p>-0.014813</text:p>
          </table:table-cell>
          <table:table-cell table:formula="of:=[Datos_MoCap.D108]" office:value-type="float" office:value="-0.008171" calcext:value-type="float">
            <text:p>-0.008171</text:p>
          </table:table-cell>
          <table:table-cell table:formula="of:=[Datos_MoCap.F108]" office:value-type="float" office:value="-0.02314" calcext:value-type="float">
            <text:p>-0.02314</text:p>
          </table:table-cell>
          <table:table-cell table:formula="of:=[Datos_MoCap.E108]" office:value-type="float" office:value="-0.003668" calcext:value-type="float">
            <text:p>-0.003668</text:p>
          </table:table-cell>
          <table:table-cell/>
          <table:table-cell table:formula="of:=([.#REF!108]^2)*(0.178)+([.#REF!108])*(0.352)-0.013" office:value-type="string" office:string-value="" calcext:value-type="error">
            <text:p>#REF!</text:p>
          </table:table-cell>
          <table:table-cell table:formula="of:=([.J108]^2)*(-0.89)+([.J108])*(-0.633)-0.245" office:value-type="float" office:value="-0.23581865922241" calcext:value-type="float">
            <text:p>-0.2358186592</text:p>
          </table:table-cell>
          <table:table-cell table:formula="of:=([.I108]^2)*(-0.189)+([.I108])*(0.905)-0.392" office:value-type="float" office:value="0.4916070654331" calcext:value-type="float">
            <text:p>0.4916070654</text:p>
          </table:table-cell>
          <table:table-cell table:number-columns-repeated="1007"/>
        </table:table-row>
        <table:table-row table:style-name="ro1">
          <table:table-cell table:formula="of:=[Datos_Nao.A109]" office:value-type="float" office:value="-0.0309338103979826" calcext:value-type="float">
            <text:p>-0.0309338104</text:p>
          </table:table-cell>
          <table:table-cell table:formula="of:=[Datos_Nao.B109]" office:value-type="float" office:value="-0.043515607714653" calcext:value-type="float">
            <text:p>-0.0435156077</text:p>
          </table:table-cell>
          <table:table-cell table:formula="of:=[Datos_Nao.C109]" office:value-type="float" office:value="0.322733998298645" calcext:value-type="float">
            <text:p>0.3227339983</text:p>
          </table:table-cell>
          <table:table-cell table:formula="of:=[Datos_Nao.D109]" office:value-type="float" office:value="-0.110638022422791" calcext:value-type="float">
            <text:p>-0.1106380224</text:p>
          </table:table-cell>
          <table:table-cell table:formula="of:=[Datos_Nao.E109]" office:value-type="float" office:value="-0.0477341040968895" calcext:value-type="float">
            <text:p>-0.0477341041</text:p>
          </table:table-cell>
          <table:table-cell table:formula="of:=[Datos_Nao.F109]" office:value-type="float" office:value="-0.0639219135046005" calcext:value-type="float">
            <text:p>-0.0639219135</text:p>
          </table:table-cell>
          <table:table-cell/>
          <table:table-cell table:formula="of:=[Datos_MoCap.A109]" office:value-type="float" office:value="0.074813" calcext:value-type="float">
            <text:p>0.074813</text:p>
          </table:table-cell>
          <table:table-cell table:formula="of:=[Datos_MoCap.B109]" office:value-type="float" office:value="1.366223" calcext:value-type="float">
            <text:p>1.366223</text:p>
          </table:table-cell>
          <table:table-cell table:formula="of:=[Datos_MoCap.C109]" office:value-type="float" office:value="-0.017009" calcext:value-type="float">
            <text:p>-0.017009</text:p>
          </table:table-cell>
          <table:table-cell table:formula="of:=[Datos_MoCap.D109]" office:value-type="float" office:value="-0.009013" calcext:value-type="float">
            <text:p>-0.009013</text:p>
          </table:table-cell>
          <table:table-cell table:formula="of:=[Datos_MoCap.F109]" office:value-type="float" office:value="-0.024249" calcext:value-type="float">
            <text:p>-0.024249</text:p>
          </table:table-cell>
          <table:table-cell table:formula="of:=[Datos_MoCap.E109]" office:value-type="float" office:value="-0.002555" calcext:value-type="float">
            <text:p>-0.002555</text:p>
          </table:table-cell>
          <table:table-cell/>
          <table:table-cell table:formula="of:=([.#REF!109]^2)*(0.178)+([.#REF!109])*(0.352)-0.013" office:value-type="string" office:string-value="" calcext:value-type="error">
            <text:p>#REF!</text:p>
          </table:table-cell>
          <table:table-cell table:formula="of:=([.J109]^2)*(-0.89)+([.J109])*(-0.633)-0.245" office:value-type="float" office:value="-0.23449078541209" calcext:value-type="float">
            <text:p>-0.2344907854</text:p>
          </table:table-cell>
          <table:table-cell table:formula="of:=([.I109]^2)*(-0.189)+([.I109])*(0.905)-0.392" office:value-type="float" office:value="0.491650975997219" calcext:value-type="float">
            <text:p>0.491650976</text:p>
          </table:table-cell>
          <table:table-cell table:number-columns-repeated="1007"/>
        </table:table-row>
        <table:table-row table:style-name="ro1">
          <table:table-cell table:formula="of:=[Datos_Nao.A110]" office:value-type="float" office:value="-0.0308916307985783" calcext:value-type="float">
            <text:p>-0.0308916308</text:p>
          </table:table-cell>
          <table:table-cell table:formula="of:=[Datos_Nao.B110]" office:value-type="float" office:value="-0.0424733087420464" calcext:value-type="float">
            <text:p>-0.0424733087</text:p>
          </table:table-cell>
          <table:table-cell table:formula="of:=[Datos_Nao.C110]" office:value-type="float" office:value="0.322909951210022" calcext:value-type="float">
            <text:p>0.3229099512</text:p>
          </table:table-cell>
          <table:table-cell table:formula="of:=[Datos_Nao.D110]" office:value-type="float" office:value="-0.109547890722752" calcext:value-type="float">
            <text:p>-0.1095478907</text:p>
          </table:table-cell>
          <table:table-cell table:formula="of:=[Datos_Nao.E110]" office:value-type="float" office:value="-0.0481663197278977" calcext:value-type="float">
            <text:p>-0.0481663197</text:p>
          </table:table-cell>
          <table:table-cell table:formula="of:=[Datos_Nao.F110]" office:value-type="float" office:value="-0.0629582405090332" calcext:value-type="float">
            <text:p>-0.0629582405</text:p>
          </table:table-cell>
          <table:table-cell/>
          <table:table-cell table:formula="of:=[Datos_MoCap.A110]" office:value-type="float" office:value="0.074613" calcext:value-type="float">
            <text:p>0.074613</text:p>
          </table:table-cell>
          <table:table-cell table:formula="of:=[Datos_MoCap.B110]" office:value-type="float" office:value="1.366252" calcext:value-type="float">
            <text:p>1.366252</text:p>
          </table:table-cell>
          <table:table-cell table:formula="of:=[Datos_MoCap.C110]" office:value-type="float" office:value="-0.019415" calcext:value-type="float">
            <text:p>-0.019415</text:p>
          </table:table-cell>
          <table:table-cell table:formula="of:=[Datos_MoCap.D110]" office:value-type="float" office:value="-0.00998" calcext:value-type="float">
            <text:p>-0.00998</text:p>
          </table:table-cell>
          <table:table-cell table:formula="of:=[Datos_MoCap.F110]" office:value-type="float" office:value="-0.025214" calcext:value-type="float">
            <text:p>-0.025214</text:p>
          </table:table-cell>
          <table:table-cell table:formula="of:=[Datos_MoCap.E110]" office:value-type="float" office:value="-0.001411" calcext:value-type="float">
            <text:p>-0.001411</text:p>
          </table:table-cell>
          <table:table-cell/>
          <table:table-cell table:formula="of:=([.#REF!110]^2)*(0.178)+([.#REF!110])*(0.352)-0.013" office:value-type="string" office:string-value="" calcext:value-type="error">
            <text:p>#REF!</text:p>
          </table:table-cell>
          <table:table-cell table:formula="of:=([.J110]^2)*(-0.89)+([.J110])*(-0.633)-0.245" office:value-type="float" office:value="-0.23304578358025" calcext:value-type="float">
            <text:p>-0.2330457836</text:p>
          </table:table-cell>
          <table:table-cell table:formula="of:=([.I110]^2)*(-0.189)+([.I110])*(0.905)-0.392" office:value-type="float" office:value="0.491662244301744" calcext:value-type="float">
            <text:p>0.4916622443</text:p>
          </table:table-cell>
          <table:table-cell table:number-columns-repeated="1007"/>
        </table:table-row>
        <table:table-row table:style-name="ro1">
          <table:table-cell table:formula="of:=[Datos_Nao.A111]" office:value-type="float" office:value="-0.0308829993009567" calcext:value-type="float">
            <text:p>-0.0308829993</text:p>
          </table:table-cell>
          <table:table-cell table:formula="of:=[Datos_Nao.B111]" office:value-type="float" office:value="-0.0419633574783802" calcext:value-type="float">
            <text:p>-0.0419633575</text:p>
          </table:table-cell>
          <table:table-cell table:formula="of:=[Datos_Nao.C111]" office:value-type="float" office:value="0.323014080524445" calcext:value-type="float">
            <text:p>0.3230140805</text:p>
          </table:table-cell>
          <table:table-cell table:formula="of:=[Datos_Nao.D111]" office:value-type="float" office:value="-0.108897559344769" calcext:value-type="float">
            <text:p>-0.1088975593</text:p>
          </table:table-cell>
          <table:table-cell table:formula="of:=[Datos_Nao.E111]" office:value-type="float" office:value="-0.048424419015646" calcext:value-type="float">
            <text:p>-0.048424419</text:p>
          </table:table-cell>
          <table:table-cell table:formula="of:=[Datos_Nao.F111]" office:value-type="float" office:value="-0.0624599903821945" calcext:value-type="float">
            <text:p>-0.0624599904</text:p>
          </table:table-cell>
          <table:table-cell/>
          <table:table-cell table:formula="of:=[Datos_MoCap.A111]" office:value-type="float" office:value="0.074321" calcext:value-type="float">
            <text:p>0.074321</text:p>
          </table:table-cell>
          <table:table-cell table:formula="of:=[Datos_MoCap.B111]" office:value-type="float" office:value="1.366282" calcext:value-type="float">
            <text:p>1.366282</text:p>
          </table:table-cell>
          <table:table-cell table:formula="of:=[Datos_MoCap.C111]" office:value-type="float" office:value="-0.022002" calcext:value-type="float">
            <text:p>-0.022002</text:p>
          </table:table-cell>
          <table:table-cell table:formula="of:=[Datos_MoCap.D111]" office:value-type="float" office:value="-0.011014" calcext:value-type="float">
            <text:p>-0.011014</text:p>
          </table:table-cell>
          <table:table-cell table:formula="of:=[Datos_MoCap.F111]" office:value-type="float" office:value="-0.025984" calcext:value-type="float">
            <text:p>-0.025984</text:p>
          </table:table-cell>
          <table:table-cell table:formula="of:=[Datos_MoCap.E111]" office:value-type="float" office:value="-0.000224" calcext:value-type="float">
            <text:p>-0.000224</text:p>
          </table:table-cell>
          <table:table-cell/>
          <table:table-cell table:formula="of:=([.#REF!111]^2)*(0.178)+([.#REF!111])*(0.352)-0.013" office:value-type="string" office:string-value="" calcext:value-type="error">
            <text:p>#REF!</text:p>
          </table:table-cell>
          <table:table-cell table:formula="of:=([.J111]^2)*(-0.89)+([.J111])*(-0.633)-0.245" office:value-type="float" office:value="-0.23150357232356" calcext:value-type="float">
            <text:p>-0.2315035723</text:p>
          </table:table-cell>
          <table:table-cell table:formula="of:=([.I111]^2)*(-0.189)+([.I111])*(0.905)-0.392" office:value-type="float" office:value="0.491673900833964" calcext:value-type="float">
            <text:p>0.4916739008</text:p>
          </table:table-cell>
          <table:table-cell table:number-columns-repeated="1007"/>
        </table:table-row>
        <table:table-row table:style-name="ro1">
          <table:table-cell table:formula="of:=[Datos_Nao.A112]" office:value-type="float" office:value="-0.0308836922049522" calcext:value-type="float">
            <text:p>-0.0308836922</text:p>
          </table:table-cell>
          <table:table-cell table:formula="of:=[Datos_Nao.B112]" office:value-type="float" office:value="-0.0409517213702202" calcext:value-type="float">
            <text:p>-0.0409517214</text:p>
          </table:table-cell>
          <table:table-cell table:formula="of:=[Datos_Nao.C112]" office:value-type="float" office:value="0.323245853185654" calcext:value-type="float">
            <text:p>0.3232458532</text:p>
          </table:table-cell>
          <table:table-cell table:formula="of:=[Datos_Nao.D112]" office:value-type="float" office:value="-0.10743573307991" calcext:value-type="float">
            <text:p>-0.1074357331</text:p>
          </table:table-cell>
          <table:table-cell table:formula="of:=[Datos_Nao.E112]" office:value-type="float" office:value="-0.0490049868822098" calcext:value-type="float">
            <text:p>-0.0490049869</text:p>
          </table:table-cell>
          <table:table-cell table:formula="of:=[Datos_Nao.F112]" office:value-type="float" office:value="-0.0614292956888676" calcext:value-type="float">
            <text:p>-0.0614292957</text:p>
          </table:table-cell>
          <table:table-cell/>
          <table:table-cell table:formula="of:=[Datos_MoCap.A112]" office:value-type="float" office:value="0.07395" calcext:value-type="float">
            <text:p>0.07395</text:p>
          </table:table-cell>
          <table:table-cell table:formula="of:=[Datos_MoCap.B112]" office:value-type="float" office:value="1.366204" calcext:value-type="float">
            <text:p>1.366204</text:p>
          </table:table-cell>
          <table:table-cell table:formula="of:=[Datos_MoCap.C112]" office:value-type="float" office:value="-0.024765" calcext:value-type="float">
            <text:p>-0.024765</text:p>
          </table:table-cell>
          <table:table-cell table:formula="of:=[Datos_MoCap.D112]" office:value-type="float" office:value="-0.011949" calcext:value-type="float">
            <text:p>-0.011949</text:p>
          </table:table-cell>
          <table:table-cell table:formula="of:=[Datos_MoCap.F112]" office:value-type="float" office:value="-0.027357" calcext:value-type="float">
            <text:p>-0.027357</text:p>
          </table:table-cell>
          <table:table-cell table:formula="of:=[Datos_MoCap.E112]" office:value-type="float" office:value="0.000952" calcext:value-type="float">
            <text:p>0.000952</text:p>
          </table:table-cell>
          <table:table-cell/>
          <table:table-cell table:formula="of:=([.#REF!112]^2)*(0.178)+([.#REF!112])*(0.352)-0.013" office:value-type="string" office:string-value="" calcext:value-type="error">
            <text:p>#REF!</text:p>
          </table:table-cell>
          <table:table-cell table:formula="of:=([.J112]^2)*(-0.89)+([.J112])*(-0.633)-0.245" office:value-type="float" office:value="-0.22986959665025" calcext:value-type="float">
            <text:p>-0.2298695967</text:p>
          </table:table-cell>
          <table:table-cell table:formula="of:=([.I112]^2)*(-0.189)+([.I112])*(0.905)-0.392" office:value-type="float" office:value="0.491643593142576" calcext:value-type="float">
            <text:p>0.4916435931</text:p>
          </table:table-cell>
          <table:table-cell table:number-columns-repeated="1007"/>
        </table:table-row>
        <table:table-row table:style-name="ro1">
          <table:table-cell table:formula="of:=[Datos_Nao.A113]" office:value-type="float" office:value="-0.0308909416198731" calcext:value-type="float">
            <text:p>-0.0308909416</text:p>
          </table:table-cell>
          <table:table-cell table:formula="of:=[Datos_Nao.B113]" office:value-type="float" office:value="-0.0404461100697517" calcext:value-type="float">
            <text:p>-0.0404461101</text:p>
          </table:table-cell>
          <table:table-cell table:formula="of:=[Datos_Nao.C113]" office:value-type="float" office:value="0.323370933532715" calcext:value-type="float">
            <text:p>0.3233709335</text:p>
          </table:table-cell>
          <table:table-cell table:formula="of:=[Datos_Nao.D113]" office:value-type="float" office:value="-0.106638565659523" calcext:value-type="float">
            <text:p>-0.1066385657</text:p>
          </table:table-cell>
          <table:table-cell table:formula="of:=[Datos_Nao.E113]" office:value-type="float" office:value="-0.0493217594921589" calcext:value-type="float">
            <text:p>-0.0493217595</text:p>
          </table:table-cell>
          <table:table-cell table:formula="of:=[Datos_Nao.F113]" office:value-type="float" office:value="-0.0608961656689644" calcext:value-type="float">
            <text:p>-0.0608961657</text:p>
          </table:table-cell>
          <table:table-cell/>
          <table:table-cell table:formula="of:=[Datos_MoCap.A113]" office:value-type="float" office:value="0.073448" calcext:value-type="float">
            <text:p>0.073448</text:p>
          </table:table-cell>
          <table:table-cell table:formula="of:=[Datos_MoCap.B113]" office:value-type="float" office:value="1.366035" calcext:value-type="float">
            <text:p>1.366035</text:p>
          </table:table-cell>
          <table:table-cell table:formula="of:=[Datos_MoCap.C113]" office:value-type="float" office:value="-0.027734" calcext:value-type="float">
            <text:p>-0.027734</text:p>
          </table:table-cell>
          <table:table-cell table:formula="of:=[Datos_MoCap.D113]" office:value-type="float" office:value="-0.012824" calcext:value-type="float">
            <text:p>-0.012824</text:p>
          </table:table-cell>
          <table:table-cell table:formula="of:=[Datos_MoCap.F113]" office:value-type="float" office:value="-0.028741" calcext:value-type="float">
            <text:p>-0.028741</text:p>
          </table:table-cell>
          <table:table-cell table:formula="of:=[Datos_MoCap.E113]" office:value-type="float" office:value="0.001886" calcext:value-type="float">
            <text:p>0.001886</text:p>
          </table:table-cell>
          <table:table-cell/>
          <table:table-cell table:formula="of:=([.#REF!113]^2)*(0.178)+([.#REF!113])*(0.352)-0.013" office:value-type="string" office:string-value="" calcext:value-type="error">
            <text:p>#REF!</text:p>
          </table:table-cell>
          <table:table-cell table:formula="of:=([.J113]^2)*(-0.89)+([.J113])*(-0.633)-0.245" office:value-type="float" office:value="-0.22812894353284" calcext:value-type="float">
            <text:p>-0.2281289435</text:p>
          </table:table-cell>
          <table:table-cell table:formula="of:=([.I113]^2)*(-0.189)+([.I113])*(0.905)-0.392" office:value-type="float" office:value="0.491577918588475" calcext:value-type="float">
            <text:p>0.4915779186</text:p>
          </table:table-cell>
          <table:table-cell table:number-columns-repeated="1007"/>
        </table:table-row>
        <table:table-row table:style-name="ro1">
          <table:table-cell table:formula="of:=[Datos_Nao.A114]" office:value-type="float" office:value="-0.0309155900031328" calcext:value-type="float">
            <text:p>-0.03091559</text:p>
          </table:table-cell>
          <table:table-cell table:formula="of:=[Datos_Nao.B114]" office:value-type="float" office:value="-0.0394283719360828" calcext:value-type="float">
            <text:p>-0.0394283719</text:p>
          </table:table-cell>
          <table:table-cell table:formula="of:=[Datos_Nao.C114]" office:value-type="float" office:value="0.323634773492813" calcext:value-type="float">
            <text:p>0.3236347735</text:p>
          </table:table-cell>
          <table:table-cell table:formula="of:=[Datos_Nao.D114]" office:value-type="float" office:value="-0.104938194155693" calcext:value-type="float">
            <text:p>-0.1049381942</text:p>
          </table:table-cell>
          <table:table-cell table:formula="of:=[Datos_Nao.E114]" office:value-type="float" office:value="-0.0499977096915245" calcext:value-type="float">
            <text:p>-0.0499977097</text:p>
          </table:table-cell>
          <table:table-cell table:formula="of:=[Datos_Nao.F114]" office:value-type="float" office:value="-0.0597939640283585" calcext:value-type="float">
            <text:p>-0.059793964</text:p>
          </table:table-cell>
          <table:table-cell/>
          <table:table-cell table:formula="of:=[Datos_MoCap.A114]" office:value-type="float" office:value="0.072777" calcext:value-type="float">
            <text:p>0.072777</text:p>
          </table:table-cell>
          <table:table-cell table:formula="of:=[Datos_MoCap.B114]" office:value-type="float" office:value="1.365879" calcext:value-type="float">
            <text:p>1.365879</text:p>
          </table:table-cell>
          <table:table-cell table:formula="of:=[Datos_MoCap.C114]" office:value-type="float" office:value="-0.030909" calcext:value-type="float">
            <text:p>-0.030909</text:p>
          </table:table-cell>
          <table:table-cell table:formula="of:=[Datos_MoCap.D114]" office:value-type="float" office:value="-0.013627" calcext:value-type="float">
            <text:p>-0.013627</text:p>
          </table:table-cell>
          <table:table-cell table:formula="of:=[Datos_MoCap.F114]" office:value-type="float" office:value="-0.030015" calcext:value-type="float">
            <text:p>-0.030015</text:p>
          </table:table-cell>
          <table:table-cell table:formula="of:=[Datos_MoCap.E114]" office:value-type="float" office:value="0.002437" calcext:value-type="float">
            <text:p>0.002437</text:p>
          </table:table-cell>
          <table:table-cell/>
          <table:table-cell table:formula="of:=([.#REF!114]^2)*(0.178)+([.#REF!114])*(0.352)-0.013" office:value-type="string" office:string-value="" calcext:value-type="error">
            <text:p>#REF!</text:p>
          </table:table-cell>
          <table:table-cell table:formula="of:=([.J114]^2)*(-0.89)+([.J114])*(-0.633)-0.245" office:value-type="float" office:value="-0.22628487899009" calcext:value-type="float">
            <text:p>-0.226284879</text:p>
          </table:table-cell>
          <table:table-cell table:formula="of:=([.I114]^2)*(-0.189)+([.I114])*(0.905)-0.392" office:value-type="float" office:value="0.491517286340851" calcext:value-type="float">
            <text:p>0.4915172863</text:p>
          </table:table-cell>
          <table:table-cell table:number-columns-repeated="1007"/>
        </table:table-row>
        <table:table-row table:style-name="ro1">
          <table:table-cell table:formula="of:=[Datos_Nao.A115]" office:value-type="float" office:value="-0.0309319104999304" calcext:value-type="float">
            <text:p>-0.0309319105</text:p>
          </table:table-cell>
          <table:table-cell table:formula="of:=[Datos_Nao.B115]" office:value-type="float" office:value="-0.0389143489301205" calcext:value-type="float">
            <text:p>-0.0389143489</text:p>
          </table:table-cell>
          <table:table-cell table:formula="of:=[Datos_Nao.C115]" office:value-type="float" office:value="0.323772072792053" calcext:value-type="float">
            <text:p>0.3237720728</text:p>
          </table:table-cell>
          <table:table-cell table:formula="of:=[Datos_Nao.D115]" office:value-type="float" office:value="-0.104042641818523" calcext:value-type="float">
            <text:p>-0.1040426418</text:p>
          </table:table-cell>
          <table:table-cell table:formula="of:=[Datos_Nao.E115]" office:value-type="float" office:value="-0.0503537580370903" calcext:value-type="float">
            <text:p>-0.050353758</text:p>
          </table:table-cell>
          <table:table-cell table:formula="of:=[Datos_Nao.F115]" office:value-type="float" office:value="-0.0592246055603027" calcext:value-type="float">
            <text:p>-0.0592246056</text:p>
          </table:table-cell>
          <table:table-cell/>
          <table:table-cell table:formula="of:=[Datos_MoCap.A115]" office:value-type="float" office:value="0.072002" calcext:value-type="float">
            <text:p>0.072002</text:p>
          </table:table-cell>
          <table:table-cell table:formula="of:=[Datos_MoCap.B115]" office:value-type="float" office:value="1.365731" calcext:value-type="float">
            <text:p>1.365731</text:p>
          </table:table-cell>
          <table:table-cell table:formula="of:=[Datos_MoCap.C115]" office:value-type="float" office:value="-0.034379" calcext:value-type="float">
            <text:p>-0.034379</text:p>
          </table:table-cell>
          <table:table-cell table:formula="of:=[Datos_MoCap.D115]" office:value-type="float" office:value="-0.014608" calcext:value-type="float">
            <text:p>-0.014608</text:p>
          </table:table-cell>
          <table:table-cell table:formula="of:=[Datos_MoCap.F115]" office:value-type="float" office:value="-0.03169" calcext:value-type="float">
            <text:p>-0.03169</text:p>
          </table:table-cell>
          <table:table-cell table:formula="of:=[Datos_MoCap.E115]" office:value-type="float" office:value="0.002835" calcext:value-type="float">
            <text:p>0.002835</text:p>
          </table:table-cell>
          <table:table-cell/>
          <table:table-cell table:formula="of:=([.#REF!115]^2)*(0.178)+([.#REF!115])*(0.352)-0.013" office:value-type="string" office:string-value="" calcext:value-type="error">
            <text:p>#REF!</text:p>
          </table:table-cell>
          <table:table-cell table:formula="of:=([.J115]^2)*(-0.89)+([.J115])*(-0.633)-0.245" office:value-type="float" office:value="-0.22428999792049" calcext:value-type="float">
            <text:p>-0.2242899979</text:p>
          </table:table-cell>
          <table:table-cell table:formula="of:=([.I115]^2)*(-0.189)+([.I115])*(0.905)-0.392" office:value-type="float" office:value="0.491459754935771" calcext:value-type="float">
            <text:p>0.4914597549</text:p>
          </table:table-cell>
          <table:table-cell table:number-columns-repeated="1007"/>
        </table:table-row>
        <table:table-row table:style-name="ro1">
          <table:table-cell table:formula="of:=[Datos_Nao.A116]" office:value-type="float" office:value="-0.0309705846011639" calcext:value-type="float">
            <text:p>-0.0309705846</text:p>
          </table:table-cell>
          <table:table-cell table:formula="of:=[Datos_Nao.B116]" office:value-type="float" office:value="-0.0378728359937668" calcext:value-type="float">
            <text:p>-0.037872836</text:p>
          </table:table-cell>
          <table:table-cell table:formula="of:=[Datos_Nao.C116]" office:value-type="float" office:value="0.324054628610611" calcext:value-type="float">
            <text:p>0.3240546286</text:p>
          </table:table-cell>
          <table:table-cell table:formula="of:=[Datos_Nao.D116]" office:value-type="float" office:value="-0.102175205945969" calcext:value-type="float">
            <text:p>-0.1021752059</text:p>
          </table:table-cell>
          <table:table-cell table:formula="of:=[Datos_Nao.E116]" office:value-type="float" office:value="-0.0510960333049297" calcext:value-type="float">
            <text:p>-0.0510960333</text:p>
          </table:table-cell>
          <table:table-cell table:formula="of:=[Datos_Nao.F116]" office:value-type="float" office:value="-0.058049313724041" calcext:value-type="float">
            <text:p>-0.0580493137</text:p>
          </table:table-cell>
          <table:table-cell/>
          <table:table-cell table:formula="of:=[Datos_MoCap.A116]" office:value-type="float" office:value="0.071164" calcext:value-type="float">
            <text:p>0.071164</text:p>
          </table:table-cell>
          <table:table-cell table:formula="of:=[Datos_MoCap.B116]" office:value-type="float" office:value="1.365641" calcext:value-type="float">
            <text:p>1.365641</text:p>
          </table:table-cell>
          <table:table-cell table:formula="of:=[Datos_MoCap.C116]" office:value-type="float" office:value="-0.038089" calcext:value-type="float">
            <text:p>-0.038089</text:p>
          </table:table-cell>
          <table:table-cell table:formula="of:=[Datos_MoCap.D116]" office:value-type="float" office:value="-0.015647" calcext:value-type="float">
            <text:p>-0.015647</text:p>
          </table:table-cell>
          <table:table-cell table:formula="of:=[Datos_MoCap.F116]" office:value-type="float" office:value="-0.033403" calcext:value-type="float">
            <text:p>-0.033403</text:p>
          </table:table-cell>
          <table:table-cell table:formula="of:=[Datos_MoCap.E116]" office:value-type="float" office:value="0.002753" calcext:value-type="float">
            <text:p>0.002753</text:p>
          </table:table-cell>
          <table:table-cell/>
          <table:table-cell table:formula="of:=([.#REF!116]^2)*(0.178)+([.#REF!116])*(0.352)-0.013" office:value-type="string" office:string-value="" calcext:value-type="error">
            <text:p>#REF!</text:p>
          </table:table-cell>
          <table:table-cell table:formula="of:=([.J116]^2)*(-0.89)+([.J116])*(-0.633)-0.245" office:value-type="float" office:value="-0.22218085000969" calcext:value-type="float">
            <text:p>-0.22218085</text:p>
          </table:table-cell>
          <table:table-cell table:formula="of:=([.I116]^2)*(-0.189)+([.I116])*(0.905)-0.392" office:value-type="float" office:value="0.491424765573491" calcext:value-type="float">
            <text:p>0.4914247656</text:p>
          </table:table-cell>
          <table:table-cell table:number-columns-repeated="1007"/>
        </table:table-row>
        <table:table-row table:style-name="ro1">
          <table:table-cell table:formula="of:=[Datos_Nao.A117]" office:value-type="float" office:value="-0.0310154892504215" calcext:value-type="float">
            <text:p>-0.0310154893</text:p>
          </table:table-cell>
          <table:table-cell table:formula="of:=[Datos_Nao.B117]" office:value-type="float" office:value="-0.0368107706308365" calcext:value-type="float">
            <text:p>-0.0368107706</text:p>
          </table:table-cell>
          <table:table-cell table:formula="of:=[Datos_Nao.C117]" office:value-type="float" office:value="0.324345022439957" calcext:value-type="float">
            <text:p>0.3243450224</text:p>
          </table:table-cell>
          <table:table-cell table:formula="of:=[Datos_Nao.D117]" office:value-type="float" office:value="-0.100219771265984" calcext:value-type="float">
            <text:p>-0.1002197713</text:p>
          </table:table-cell>
          <table:table-cell table:formula="of:=[Datos_Nao.E117]" office:value-type="float" office:value="-0.0518727265298367" calcext:value-type="float">
            <text:p>-0.0518727265</text:p>
          </table:table-cell>
          <table:table-cell table:formula="of:=[Datos_Nao.F117]" office:value-type="float" office:value="-0.0568251051008701" calcext:value-type="float">
            <text:p>-0.0568251051</text:p>
          </table:table-cell>
          <table:table-cell/>
          <table:table-cell table:formula="of:=[Datos_MoCap.A117]" office:value-type="float" office:value="0.07026" calcext:value-type="float">
            <text:p>0.07026</text:p>
          </table:table-cell>
          <table:table-cell table:formula="of:=[Datos_MoCap.B117]" office:value-type="float" office:value="1.365487" calcext:value-type="float">
            <text:p>1.365487</text:p>
          </table:table-cell>
          <table:table-cell table:formula="of:=[Datos_MoCap.C117]" office:value-type="float" office:value="-0.04197" calcext:value-type="float">
            <text:p>-0.04197</text:p>
          </table:table-cell>
          <table:table-cell table:formula="of:=[Datos_MoCap.D117]" office:value-type="float" office:value="-0.016573" calcext:value-type="float">
            <text:p>-0.016573</text:p>
          </table:table-cell>
          <table:table-cell table:formula="of:=[Datos_MoCap.F117]" office:value-type="float" office:value="-0.035266" calcext:value-type="float">
            <text:p>-0.035266</text:p>
          </table:table-cell>
          <table:table-cell table:formula="of:=[Datos_MoCap.E117]" office:value-type="float" office:value="0.002424" calcext:value-type="float">
            <text:p>0.002424</text:p>
          </table:table-cell>
          <table:table-cell/>
          <table:table-cell table:formula="of:=([.#REF!117]^2)*(0.178)+([.#REF!117])*(0.352)-0.013" office:value-type="string" office:string-value="" calcext:value-type="error">
            <text:p>#REF!</text:p>
          </table:table-cell>
          <table:table-cell table:formula="of:=([.J117]^2)*(-0.89)+([.J117])*(-0.633)-0.245" office:value-type="float" office:value="-0.220000708001" calcext:value-type="float">
            <text:p>-0.220000708</text:p>
          </table:table-cell>
          <table:table-cell table:formula="of:=([.I117]^2)*(-0.189)+([.I117])*(0.905)-0.392" office:value-type="float" office:value="0.491364887785059" calcext:value-type="float">
            <text:p>0.4913648878</text:p>
          </table:table-cell>
          <table:table-cell table:number-columns-repeated="1007"/>
        </table:table-row>
        <table:table-row table:style-name="ro1">
          <table:table-cell table:formula="of:=[Datos_Nao.A118]" office:value-type="float" office:value="-0.0310397818684578" calcext:value-type="float">
            <text:p>-0.0310397819</text:p>
          </table:table-cell>
          <table:table-cell table:formula="of:=[Datos_Nao.B118]" office:value-type="float" office:value="-0.0362714976072311" calcext:value-type="float">
            <text:p>-0.0362714976</text:p>
          </table:table-cell>
          <table:table-cell table:formula="of:=[Datos_Nao.C118]" office:value-type="float" office:value="0.324492305517197" calcext:value-type="float">
            <text:p>0.3244923055</text:p>
          </table:table-cell>
          <table:table-cell table:formula="of:=[Datos_Nao.D118]" office:value-type="float" office:value="-0.0992130264639854" calcext:value-type="float">
            <text:p>-0.0992130265</text:p>
          </table:table-cell>
          <table:table-cell table:formula="of:=[Datos_Nao.E118]" office:value-type="float" office:value="-0.0522722266614437" calcext:value-type="float">
            <text:p>-0.0522722267</text:p>
          </table:table-cell>
          <table:table-cell table:formula="of:=[Datos_Nao.F118]" office:value-type="float" office:value="-0.0561947450041771" calcext:value-type="float">
            <text:p>-0.056194745</text:p>
          </table:table-cell>
          <table:table-cell/>
          <table:table-cell table:formula="of:=[Datos_MoCap.A118]" office:value-type="float" office:value="0.06929" calcext:value-type="float">
            <text:p>0.06929</text:p>
          </table:table-cell>
          <table:table-cell table:formula="of:=[Datos_MoCap.B118]" office:value-type="float" office:value="1.365355" calcext:value-type="float">
            <text:p>1.365355</text:p>
          </table:table-cell>
          <table:table-cell table:formula="of:=[Datos_MoCap.C118]" office:value-type="float" office:value="-0.046081" calcext:value-type="float">
            <text:p>-0.046081</text:p>
          </table:table-cell>
          <table:table-cell table:formula="of:=[Datos_MoCap.D118]" office:value-type="float" office:value="-0.017392" calcext:value-type="float">
            <text:p>-0.017392</text:p>
          </table:table-cell>
          <table:table-cell table:formula="of:=[Datos_MoCap.F118]" office:value-type="float" office:value="-0.036993" calcext:value-type="float">
            <text:p>-0.036993</text:p>
          </table:table-cell>
          <table:table-cell table:formula="of:=[Datos_MoCap.E118]" office:value-type="float" office:value="0.00197" calcext:value-type="float">
            <text:p>0.00197</text:p>
          </table:table-cell>
          <table:table-cell/>
          <table:table-cell table:formula="of:=([.#REF!118]^2)*(0.178)+([.#REF!118])*(0.352)-0.013" office:value-type="string" office:string-value="" calcext:value-type="error">
            <text:p>#REF!</text:p>
          </table:table-cell>
          <table:table-cell table:formula="of:=([.J118]^2)*(-0.89)+([.J118])*(-0.633)-0.245" office:value-type="float" office:value="-0.21772060511929" calcext:value-type="float">
            <text:p>-0.2177206051</text:p>
          </table:table-cell>
          <table:table-cell table:formula="of:=([.I118]^2)*(-0.189)+([.I118])*(0.905)-0.392" office:value-type="float" office:value="0.491313556831275" calcext:value-type="float">
            <text:p>0.4913135568</text:p>
          </table:table-cell>
          <table:table-cell table:number-columns-repeated="1007"/>
        </table:table-row>
        <table:table-row table:style-name="ro1">
          <table:table-cell table:formula="of:=[Datos_Nao.A119]" office:value-type="float" office:value="-0.0310913287103176" calcext:value-type="float">
            <text:p>-0.0310913287</text:p>
          </table:table-cell>
          <table:table-cell table:formula="of:=[Datos_Nao.B119]" office:value-type="float" office:value="-0.0351758003234863" calcext:value-type="float">
            <text:p>-0.0351758003</text:p>
          </table:table-cell>
          <table:table-cell table:formula="of:=[Datos_Nao.C119]" office:value-type="float" office:value="0.324789822101593" calcext:value-type="float">
            <text:p>0.3247898221</text:p>
          </table:table-cell>
          <table:table-cell table:formula="of:=[Datos_Nao.D119]" office:value-type="float" office:value="-0.0971475467085839" calcext:value-type="float">
            <text:p>-0.0971475467</text:p>
          </table:table-cell>
          <table:table-cell table:formula="of:=[Datos_Nao.E119]" office:value-type="float" office:value="-0.0530908927321434" calcext:value-type="float">
            <text:p>-0.0530908927</text:p>
          </table:table-cell>
          <table:table-cell table:formula="of:=[Datos_Nao.F119]" office:value-type="float" office:value="-0.0548977926373482" calcext:value-type="float">
            <text:p>-0.0548977926</text:p>
          </table:table-cell>
          <table:table-cell/>
          <table:table-cell table:formula="of:=[Datos_MoCap.A119]" office:value-type="float" office:value="0.068347" calcext:value-type="float">
            <text:p>0.068347</text:p>
          </table:table-cell>
          <table:table-cell table:formula="of:=[Datos_MoCap.B119]" office:value-type="float" office:value="1.365187" calcext:value-type="float">
            <text:p>1.365187</text:p>
          </table:table-cell>
          <table:table-cell table:formula="of:=[Datos_MoCap.C119]" office:value-type="float" office:value="-0.050271" calcext:value-type="float">
            <text:p>-0.050271</text:p>
          </table:table-cell>
          <table:table-cell table:formula="of:=[Datos_MoCap.D119]" office:value-type="float" office:value="-0.018047" calcext:value-type="float">
            <text:p>-0.018047</text:p>
          </table:table-cell>
          <table:table-cell table:formula="of:=[Datos_MoCap.F119]" office:value-type="float" office:value="-0.039013" calcext:value-type="float">
            <text:p>-0.039013</text:p>
          </table:table-cell>
          <table:table-cell table:formula="of:=[Datos_MoCap.E119]" office:value-type="float" office:value="0.001291" calcext:value-type="float">
            <text:p>0.001291</text:p>
          </table:table-cell>
          <table:table-cell/>
          <table:table-cell table:formula="of:=([.#REF!119]^2)*(0.178)+([.#REF!119])*(0.352)-0.013" office:value-type="string" office:string-value="" calcext:value-type="error">
            <text:p>#REF!</text:p>
          </table:table-cell>
          <table:table-cell table:formula="of:=([.J119]^2)*(-0.89)+([.J119])*(-0.633)-0.245" office:value-type="float" office:value="-0.21542764136249" calcext:value-type="float">
            <text:p>-0.2154276414</text:p>
          </table:table-cell>
          <table:table-cell table:formula="of:=([.I119]^2)*(-0.189)+([.I119])*(0.905)-0.392" office:value-type="float" office:value="0.491248217000859" calcext:value-type="float">
            <text:p>0.491248217</text:p>
          </table:table-cell>
          <table:table-cell table:number-columns-repeated="1007"/>
        </table:table-row>
        <table:table-row table:style-name="ro1">
          <table:table-cell table:formula="of:=[Datos_Nao.A120]" office:value-type="float" office:value="-0.0311460644006729" calcext:value-type="float">
            <text:p>-0.0311460644</text:p>
          </table:table-cell>
          <table:table-cell table:formula="of:=[Datos_Nao.B120]" office:value-type="float" office:value="-0.0340571179986" calcext:value-type="float">
            <text:p>-0.034057118</text:p>
          </table:table-cell>
          <table:table-cell table:formula="of:=[Datos_Nao.C120]" office:value-type="float" office:value="0.325089693069458" calcext:value-type="float">
            <text:p>0.3250896931</text:p>
          </table:table-cell>
          <table:table-cell table:formula="of:=[Datos_Nao.D120]" office:value-type="float" office:value="-0.0950189903378487" calcext:value-type="float">
            <text:p>-0.0950189903</text:p>
          </table:table-cell>
          <table:table-cell table:formula="of:=[Datos_Nao.E120]" office:value-type="float" office:value="-0.0539328381419182" calcext:value-type="float">
            <text:p>-0.0539328381</text:p>
          </table:table-cell>
          <table:table-cell table:formula="of:=[Datos_Nao.F120]" office:value-type="float" office:value="-0.0535529516637325" calcext:value-type="float">
            <text:p>-0.0535529517</text:p>
          </table:table-cell>
          <table:table-cell/>
          <table:table-cell table:formula="of:=[Datos_MoCap.A120]" office:value-type="float" office:value="0.067297" calcext:value-type="float">
            <text:p>0.067297</text:p>
          </table:table-cell>
          <table:table-cell table:formula="of:=[Datos_MoCap.B120]" office:value-type="float" office:value="1.364959" calcext:value-type="float">
            <text:p>1.364959</text:p>
          </table:table-cell>
          <table:table-cell table:formula="of:=[Datos_MoCap.C120]" office:value-type="float" office:value="-0.054519" calcext:value-type="float">
            <text:p>-0.054519</text:p>
          </table:table-cell>
          <table:table-cell table:formula="of:=[Datos_MoCap.D120]" office:value-type="float" office:value="-0.018464" calcext:value-type="float">
            <text:p>-0.018464</text:p>
          </table:table-cell>
          <table:table-cell table:formula="of:=[Datos_MoCap.F120]" office:value-type="float" office:value="-0.040992" calcext:value-type="float">
            <text:p>-0.040992</text:p>
          </table:table-cell>
          <table:table-cell table:formula="of:=[Datos_MoCap.E120]" office:value-type="float" office:value="0.000559" calcext:value-type="float">
            <text:p>0.000559</text:p>
          </table:table-cell>
          <table:table-cell/>
          <table:table-cell table:formula="of:=([.#REF!120]^2)*(0.178)+([.#REF!120])*(0.352)-0.013" office:value-type="string" office:string-value="" calcext:value-type="error">
            <text:p>#REF!</text:p>
          </table:table-cell>
          <table:table-cell table:formula="of:=([.J120]^2)*(-0.89)+([.J120])*(-0.633)-0.245" office:value-type="float" office:value="-0.21313483901129" calcext:value-type="float">
            <text:p>-0.213134839</text:p>
          </table:table-cell>
          <table:table-cell table:formula="of:=([.I120]^2)*(-0.189)+([.I120])*(0.905)-0.392" office:value-type="float" office:value="0.491159524452291" calcext:value-type="float">
            <text:p>0.4911595245</text:p>
          </table:table-cell>
          <table:table-cell table:number-columns-repeated="1007"/>
        </table:table-row>
        <table:table-row table:style-name="ro1">
          <table:table-cell table:formula="of:=[Datos_Nao.A121]" office:value-type="float" office:value="-0.0312034040689468" calcext:value-type="float">
            <text:p>-0.0312034041</text:p>
          </table:table-cell>
          <table:table-cell table:formula="of:=[Datos_Nao.B121]" office:value-type="float" office:value="-0.0329156965017319" calcext:value-type="float">
            <text:p>-0.0329156965</text:p>
          </table:table-cell>
          <table:table-cell table:formula="of:=[Datos_Nao.C121]" office:value-type="float" office:value="0.325390428304672" calcext:value-type="float">
            <text:p>0.3253904283</text:p>
          </table:table-cell>
          <table:table-cell table:formula="of:=[Datos_Nao.D121]" office:value-type="float" office:value="-0.0928333550691605" calcext:value-type="float">
            <text:p>-0.0928333551</text:p>
          </table:table-cell>
          <table:table-cell table:formula="of:=[Datos_Nao.E121]" office:value-type="float" office:value="-0.0547950603067875" calcext:value-type="float">
            <text:p>-0.0547950603</text:p>
          </table:table-cell>
          <table:table-cell table:formula="of:=[Datos_Nao.F121]" office:value-type="float" office:value="-0.0521607808768749" calcext:value-type="float">
            <text:p>-0.0521607809</text:p>
          </table:table-cell>
          <table:table-cell/>
          <table:table-cell table:formula="of:=[Datos_MoCap.A121]" office:value-type="float" office:value="0.066185" calcext:value-type="float">
            <text:p>0.066185</text:p>
          </table:table-cell>
          <table:table-cell table:formula="of:=[Datos_MoCap.B121]" office:value-type="float" office:value="1.364682" calcext:value-type="float">
            <text:p>1.364682</text:p>
          </table:table-cell>
          <table:table-cell table:formula="of:=[Datos_MoCap.C121]" office:value-type="float" office:value="-0.058822" calcext:value-type="float">
            <text:p>-0.058822</text:p>
          </table:table-cell>
          <table:table-cell table:formula="of:=[Datos_MoCap.D121]" office:value-type="float" office:value="-0.018828" calcext:value-type="float">
            <text:p>-0.018828</text:p>
          </table:table-cell>
          <table:table-cell table:formula="of:=[Datos_MoCap.F121]" office:value-type="float" office:value="-0.04308" calcext:value-type="float">
            <text:p>-0.04308</text:p>
          </table:table-cell>
          <table:table-cell table:formula="of:=[Datos_MoCap.E121]" office:value-type="float" office:value="-0.000121" calcext:value-type="float">
            <text:p>-0.000121</text:p>
          </table:table-cell>
          <table:table-cell/>
          <table:table-cell table:formula="of:=([.#REF!121]^2)*(0.178)+([.#REF!121])*(0.352)-0.013" office:value-type="string" office:string-value="" calcext:value-type="error">
            <text:p>#REF!</text:p>
          </table:table-cell>
          <table:table-cell table:formula="of:=([.J121]^2)*(-0.89)+([.J121])*(-0.633)-0.245" office:value-type="float" office:value="-0.21084509863876" calcext:value-type="float">
            <text:p>-0.2108450986</text:p>
          </table:table-cell>
          <table:table-cell table:formula="of:=([.I121]^2)*(-0.189)+([.I121])*(0.905)-0.392" office:value-type="float" office:value="0.491051744347564" calcext:value-type="float">
            <text:p>0.4910517443</text:p>
          </table:table-cell>
          <table:table-cell table:number-columns-repeated="1007"/>
        </table:table-row>
        <table:table-row table:style-name="ro1">
          <table:table-cell table:formula="of:=[Datos_Nao.A122]" office:value-type="float" office:value="-0.0312328599393368" calcext:value-type="float">
            <text:p>-0.0312328599</text:p>
          </table:table-cell>
          <table:table-cell table:formula="of:=[Datos_Nao.B122]" office:value-type="float" office:value="-0.0323365852236748" calcext:value-type="float">
            <text:p>-0.0323365852</text:p>
          </table:table-cell>
          <table:table-cell table:formula="of:=[Datos_Nao.C122]" office:value-type="float" office:value="0.325540691614151" calcext:value-type="float">
            <text:p>0.3255406916</text:p>
          </table:table-cell>
          <table:table-cell table:formula="of:=[Datos_Nao.D122]" office:value-type="float" office:value="-0.0917207375168801" calcext:value-type="float">
            <text:p>-0.0917207375</text:p>
          </table:table-cell>
          <table:table-cell table:formula="of:=[Datos_Nao.E122]" office:value-type="float" office:value="-0.0552329495549202" calcext:value-type="float">
            <text:p>-0.0552329496</text:p>
          </table:table-cell>
          <table:table-cell table:formula="of:=[Datos_Nao.F122]" office:value-type="float" office:value="-0.0514472164213658" calcext:value-type="float">
            <text:p>-0.0514472164</text:p>
          </table:table-cell>
          <table:table-cell/>
          <table:table-cell table:formula="of:=[Datos_MoCap.A122]" office:value-type="float" office:value="0.065033" calcext:value-type="float">
            <text:p>0.065033</text:p>
          </table:table-cell>
          <table:table-cell table:formula="of:=[Datos_MoCap.B122]" office:value-type="float" office:value="1.36435" calcext:value-type="float">
            <text:p>1.36435</text:p>
          </table:table-cell>
          <table:table-cell table:formula="of:=[Datos_MoCap.C122]" office:value-type="float" office:value="-0.063205" calcext:value-type="float">
            <text:p>-0.063205</text:p>
          </table:table-cell>
          <table:table-cell table:formula="of:=[Datos_MoCap.D122]" office:value-type="float" office:value="-0.018899" calcext:value-type="float">
            <text:p>-0.018899</text:p>
          </table:table-cell>
          <table:table-cell table:formula="of:=[Datos_MoCap.F122]" office:value-type="float" office:value="-0.045006" calcext:value-type="float">
            <text:p>-0.045006</text:p>
          </table:table-cell>
          <table:table-cell table:formula="of:=[Datos_MoCap.E122]" office:value-type="float" office:value="-0.000742" calcext:value-type="float">
            <text:p>-0.000742</text:p>
          </table:table-cell>
          <table:table-cell/>
          <table:table-cell table:formula="of:=([.#REF!122]^2)*(0.178)+([.#REF!122])*(0.352)-0.013" office:value-type="string" office:string-value="" calcext:value-type="error">
            <text:p>#REF!</text:p>
          </table:table-cell>
          <table:table-cell table:formula="of:=([.J122]^2)*(-0.89)+([.J122])*(-0.633)-0.245" office:value-type="float" office:value="-0.20854667110225" calcext:value-type="float">
            <text:p>-0.2085466711</text:p>
          </table:table-cell>
          <table:table-cell table:formula="of:=([.I122]^2)*(-0.189)+([.I122])*(0.905)-0.392" office:value-type="float" office:value="0.4909225256475" calcext:value-type="float">
            <text:p>0.4909225256</text:p>
          </table:table-cell>
          <table:table-cell table:number-columns-repeated="1007"/>
        </table:table-row>
        <table:table-row table:style-name="ro1">
          <table:table-cell table:formula="of:=[Datos_Nao.A123]" office:value-type="float" office:value="-0.0312931388616562" calcext:value-type="float">
            <text:p>-0.0312931389</text:p>
          </table:table-cell>
          <table:table-cell table:formula="of:=[Datos_Nao.B123]" office:value-type="float" office:value="-0.0311622526496649" calcext:value-type="float">
            <text:p>-0.0311622526</text:p>
          </table:table-cell>
          <table:table-cell table:formula="of:=[Datos_Nao.C123]" office:value-type="float" office:value="0.325840353965759" calcext:value-type="float">
            <text:p>0.325840354</text:p>
          </table:table-cell>
          <table:table-cell table:formula="of:=[Datos_Nao.D123]" office:value-type="float" office:value="-0.089458629488945" calcext:value-type="float">
            <text:p>-0.0894586295</text:p>
          </table:table-cell>
          <table:table-cell table:formula="of:=[Datos_Nao.E123]" office:value-type="float" office:value="-0.0561208240687847" calcext:value-type="float">
            <text:p>-0.0561208241</text:p>
          </table:table-cell>
          <table:table-cell table:formula="of:=[Datos_Nao.F123]" office:value-type="float" office:value="-0.049985446035862" calcext:value-type="float">
            <text:p>-0.049985446</text:p>
          </table:table-cell>
          <table:table-cell/>
          <table:table-cell table:formula="of:=[Datos_MoCap.A123]" office:value-type="float" office:value="0.063851" calcext:value-type="float">
            <text:p>0.063851</text:p>
          </table:table-cell>
          <table:table-cell table:formula="of:=[Datos_MoCap.B123]" office:value-type="float" office:value="1.363956" calcext:value-type="float">
            <text:p>1.363956</text:p>
          </table:table-cell>
          <table:table-cell table:formula="of:=[Datos_MoCap.C123]" office:value-type="float" office:value="-0.06761" calcext:value-type="float">
            <text:p>-0.06761</text:p>
          </table:table-cell>
          <table:table-cell table:formula="of:=[Datos_MoCap.D123]" office:value-type="float" office:value="-0.018919" calcext:value-type="float">
            <text:p>-0.018919</text:p>
          </table:table-cell>
          <table:table-cell table:formula="of:=[Datos_MoCap.F123]" office:value-type="float" office:value="-0.046846" calcext:value-type="float">
            <text:p>-0.046846</text:p>
          </table:table-cell>
          <table:table-cell table:formula="of:=[Datos_MoCap.E123]" office:value-type="float" office:value="-0.001197" calcext:value-type="float">
            <text:p>-0.001197</text:p>
          </table:table-cell>
          <table:table-cell/>
          <table:table-cell table:formula="of:=([.#REF!123]^2)*(0.178)+([.#REF!123])*(0.352)-0.013" office:value-type="string" office:string-value="" calcext:value-type="error">
            <text:p>#REF!</text:p>
          </table:table-cell>
          <table:table-cell table:formula="of:=([.J123]^2)*(-0.89)+([.J123])*(-0.633)-0.245" office:value-type="float" office:value="-0.206271159769" calcext:value-type="float">
            <text:p>-0.2062711598</text:p>
          </table:table-cell>
          <table:table-cell table:formula="of:=([.I123]^2)*(-0.189)+([.I123])*(0.905)-0.392" office:value-type="float" office:value="0.490769121682096" calcext:value-type="float">
            <text:p>0.4907691217</text:p>
          </table:table-cell>
          <table:table-cell table:number-columns-repeated="1007"/>
        </table:table-row>
        <table:table-row table:style-name="ro1">
          <table:table-cell table:formula="of:=[Datos_Nao.A124]" office:value-type="float" office:value="-0.0313238389790058" calcext:value-type="float">
            <text:p>-0.031323839</text:p>
          </table:table-cell>
          <table:table-cell table:formula="of:=[Datos_Nao.B124]" office:value-type="float" office:value="-0.0305671747773886" calcext:value-type="float">
            <text:p>-0.0305671748</text:p>
          </table:table-cell>
          <table:table-cell table:formula="of:=[Datos_Nao.C124]" office:value-type="float" office:value="0.325989425182343" calcext:value-type="float">
            <text:p>0.3259894252</text:p>
          </table:table-cell>
          <table:table-cell table:formula="of:=[Datos_Nao.D124]" office:value-type="float" office:value="-0.0883101597428322" calcext:value-type="float">
            <text:p>-0.0883101597</text:p>
          </table:table-cell>
          <table:table-cell table:formula="of:=[Datos_Nao.E124]" office:value-type="float" office:value="-0.0565702542662621" calcext:value-type="float">
            <text:p>-0.0565702543</text:p>
          </table:table-cell>
          <table:table-cell table:formula="of:=[Datos_Nao.F124]" office:value-type="float" office:value="-0.0492376238107681" calcext:value-type="float">
            <text:p>-0.0492376238</text:p>
          </table:table-cell>
          <table:table-cell/>
          <table:table-cell table:formula="of:=[Datos_MoCap.A124]" office:value-type="float" office:value="0.062644" calcext:value-type="float">
            <text:p>0.062644</text:p>
          </table:table-cell>
          <table:table-cell table:formula="of:=[Datos_MoCap.B124]" office:value-type="float" office:value="1.363558" calcext:value-type="float">
            <text:p>1.363558</text:p>
          </table:table-cell>
          <table:table-cell table:formula="of:=[Datos_MoCap.C124]" office:value-type="float" office:value="-0.071956" calcext:value-type="float">
            <text:p>-0.071956</text:p>
          </table:table-cell>
          <table:table-cell table:formula="of:=[Datos_MoCap.D124]" office:value-type="float" office:value="-0.018967" calcext:value-type="float">
            <text:p>-0.018967</text:p>
          </table:table-cell>
          <table:table-cell table:formula="of:=[Datos_MoCap.F124]" office:value-type="float" office:value="-0.048983" calcext:value-type="float">
            <text:p>-0.048983</text:p>
          </table:table-cell>
          <table:table-cell table:formula="of:=[Datos_MoCap.E124]" office:value-type="float" office:value="-0.001815" calcext:value-type="float">
            <text:p>-0.001815</text:p>
          </table:table-cell>
          <table:table-cell/>
          <table:table-cell table:formula="of:=([.#REF!124]^2)*(0.178)+([.#REF!124])*(0.352)-0.013" office:value-type="string" office:string-value="" calcext:value-type="error">
            <text:p>#REF!</text:p>
          </table:table-cell>
          <table:table-cell table:formula="of:=([.J124]^2)*(-0.89)+([.J124])*(-0.633)-0.245" office:value-type="float" office:value="-0.20405997468304" calcext:value-type="float">
            <text:p>-0.2040599747</text:p>
          </table:table-cell>
          <table:table-cell table:formula="of:=([.I124]^2)*(-0.189)+([.I124])*(0.905)-0.392" office:value-type="float" office:value="0.490614100740204" calcext:value-type="float">
            <text:p>0.4906141007</text:p>
          </table:table-cell>
          <table:table-cell table:number-columns-repeated="1007"/>
        </table:table-row>
        <table:table-row table:style-name="ro1">
          <table:table-cell table:formula="of:=[Datos_Nao.A125]" office:value-type="float" office:value="-0.0314178727567196" calcext:value-type="float">
            <text:p>-0.0314178728</text:p>
          </table:table-cell>
          <table:table-cell table:formula="of:=[Datos_Nao.B125]" office:value-type="float" office:value="-0.0287520252168179" calcext:value-type="float">
            <text:p>-0.0287520252</text:p>
          </table:table-cell>
          <table:table-cell table:formula="of:=[Datos_Nao.C125]" office:value-type="float" office:value="0.326432198286057" calcext:value-type="float">
            <text:p>0.3264321983</text:p>
          </table:table-cell>
          <table:table-cell table:formula="of:=[Datos_Nao.D125]" office:value-type="float" office:value="-0.0848005935549736" calcext:value-type="float">
            <text:p>-0.0848005936</text:p>
          </table:table-cell>
          <table:table-cell table:formula="of:=[Datos_Nao.E125]" office:value-type="float" office:value="-0.0579374320805073" calcext:value-type="float">
            <text:p>-0.0579374321</text:p>
          </table:table-cell>
          <table:table-cell table:formula="of:=[Datos_Nao.F125]" office:value-type="float" office:value="-0.0469273030757904" calcext:value-type="float">
            <text:p>-0.0469273031</text:p>
          </table:table-cell>
          <table:table-cell/>
          <table:table-cell table:formula="of:=[Datos_MoCap.A125]" office:value-type="float" office:value="0.061422" calcext:value-type="float">
            <text:p>0.061422</text:p>
          </table:table-cell>
          <table:table-cell table:formula="of:=[Datos_MoCap.B125]" office:value-type="float" office:value="1.363084" calcext:value-type="float">
            <text:p>1.363084</text:p>
          </table:table-cell>
          <table:table-cell table:formula="of:=[Datos_MoCap.C125]" office:value-type="float" office:value="-0.076275" calcext:value-type="float">
            <text:p>-0.076275</text:p>
          </table:table-cell>
          <table:table-cell table:formula="of:=[Datos_MoCap.D125]" office:value-type="float" office:value="-0.018971" calcext:value-type="float">
            <text:p>-0.018971</text:p>
          </table:table-cell>
          <table:table-cell table:formula="of:=[Datos_MoCap.F125]" office:value-type="float" office:value="-0.050851" calcext:value-type="float">
            <text:p>-0.050851</text:p>
          </table:table-cell>
          <table:table-cell table:formula="of:=[Datos_MoCap.E125]" office:value-type="float" office:value="-0.002228" calcext:value-type="float">
            <text:p>-0.002228</text:p>
          </table:table-cell>
          <table:table-cell/>
          <table:table-cell table:formula="of:=([.#REF!125]^2)*(0.178)+([.#REF!125])*(0.352)-0.013" office:value-type="string" office:string-value="" calcext:value-type="error">
            <text:p>#REF!</text:p>
          </table:table-cell>
          <table:table-cell table:formula="of:=([.J125]^2)*(-0.89)+([.J125])*(-0.633)-0.245" office:value-type="float" office:value="-0.20189583430625" calcext:value-type="float">
            <text:p>-0.2018958343</text:p>
          </table:table-cell>
          <table:table-cell table:formula="of:=([.I125]^2)*(-0.189)+([.I125])*(0.905)-0.392" office:value-type="float" office:value="0.490429399690416" calcext:value-type="float">
            <text:p>0.4904293997</text:p>
          </table:table-cell>
          <table:table-cell table:number-columns-repeated="1007"/>
        </table:table-row>
        <table:table-row table:style-name="ro1">
          <table:table-cell table:formula="of:=[Datos_Nao.A126]" office:value-type="float" office:value="-0.0315139070153236" calcext:value-type="float">
            <text:p>-0.031513907</text:p>
          </table:table-cell>
          <table:table-cell table:formula="of:=[Datos_Nao.B126]" office:value-type="float" office:value="-0.026894835755229" calcext:value-type="float">
            <text:p>-0.0268948358</text:p>
          </table:table-cell>
          <table:table-cell table:formula="of:=[Datos_Nao.C126]" office:value-type="float" office:value="0.326865792274475" calcext:value-type="float">
            <text:p>0.3268657923</text:p>
          </table:table-cell>
          <table:table-cell table:formula="of:=[Datos_Nao.D126]" office:value-type="float" office:value="-0.0812038332223892" calcext:value-type="float">
            <text:p>-0.0812038332</text:p>
          </table:table-cell>
          <table:table-cell table:formula="of:=[Datos_Nao.E126]" office:value-type="float" office:value="-0.0593276359140873" calcext:value-type="float">
            <text:p>-0.0593276359</text:p>
          </table:table-cell>
          <table:table-cell table:formula="of:=[Datos_Nao.F126]" office:value-type="float" office:value="-0.0445198304951191" calcext:value-type="float">
            <text:p>-0.0445198305</text:p>
          </table:table-cell>
          <table:table-cell/>
          <table:table-cell table:formula="of:=[Datos_MoCap.A126]" office:value-type="float" office:value="0.060237" calcext:value-type="float">
            <text:p>0.060237</text:p>
          </table:table-cell>
          <table:table-cell table:formula="of:=[Datos_MoCap.B126]" office:value-type="float" office:value="1.362602" calcext:value-type="float">
            <text:p>1.362602</text:p>
          </table:table-cell>
          <table:table-cell table:formula="of:=[Datos_MoCap.C126]" office:value-type="float" office:value="-0.080635" calcext:value-type="float">
            <text:p>-0.080635</text:p>
          </table:table-cell>
          <table:table-cell table:formula="of:=[Datos_MoCap.D126]" office:value-type="float" office:value="-0.019138" calcext:value-type="float">
            <text:p>-0.019138</text:p>
          </table:table-cell>
          <table:table-cell table:formula="of:=[Datos_MoCap.F126]" office:value-type="float" office:value="-0.052864" calcext:value-type="float">
            <text:p>-0.052864</text:p>
          </table:table-cell>
          <table:table-cell table:formula="of:=[Datos_MoCap.E126]" office:value-type="float" office:value="-0.002876" calcext:value-type="float">
            <text:p>-0.002876</text:p>
          </table:table-cell>
          <table:table-cell/>
          <table:table-cell table:formula="of:=([.#REF!126]^2)*(0.178)+([.#REF!126])*(0.352)-0.013" office:value-type="string" office:string-value="" calcext:value-type="error">
            <text:p>#REF!</text:p>
          </table:table-cell>
          <table:table-cell table:formula="of:=([.J126]^2)*(-0.89)+([.J126])*(-0.633)-0.245" office:value-type="float" office:value="-0.19974482787025" calcext:value-type="float">
            <text:p>-0.1997448279</text:p>
          </table:table-cell>
          <table:table-cell table:formula="of:=([.I126]^2)*(-0.189)+([.I126])*(0.905)-0.392" office:value-type="float" office:value="0.490241494233644" calcext:value-type="float">
            <text:p>0.4902414942</text:p>
          </table:table-cell>
          <table:table-cell table:number-columns-repeated="1007"/>
        </table:table-row>
        <table:table-row table:style-name="ro1">
          <table:table-cell table:formula="of:=[Datos_Nao.A127]" office:value-type="float" office:value="-0.031546238809824" calcext:value-type="float">
            <text:p>-0.0315462388</text:p>
          </table:table-cell>
          <table:table-cell table:formula="of:=[Datos_Nao.B127]" office:value-type="float" office:value="-0.0262671448290348" calcext:value-type="float">
            <text:p>-0.0262671448</text:p>
          </table:table-cell>
          <table:table-cell table:formula="of:=[Datos_Nao.C127]" office:value-type="float" office:value="0.32700777053833" calcext:value-type="float">
            <text:p>0.3270077705</text:p>
          </table:table-cell>
          <table:table-cell table:formula="of:=[Datos_Nao.D127]" office:value-type="float" office:value="-0.0799874365329742" calcext:value-type="float">
            <text:p>-0.0799874365</text:p>
          </table:table-cell>
          <table:table-cell table:formula="of:=[Datos_Nao.E127]" office:value-type="float" office:value="-0.0597950220108032" calcext:value-type="float">
            <text:p>-0.059795022</text:p>
          </table:table-cell>
          <table:table-cell table:formula="of:=[Datos_Nao.F127]" office:value-type="float" office:value="-0.043696440756321" calcext:value-type="float">
            <text:p>-0.0436964408</text:p>
          </table:table-cell>
          <table:table-cell/>
          <table:table-cell table:formula="of:=[Datos_MoCap.A127]" office:value-type="float" office:value="0.059028" calcext:value-type="float">
            <text:p>0.059028</text:p>
          </table:table-cell>
          <table:table-cell table:formula="of:=[Datos_MoCap.B127]" office:value-type="float" office:value="1.362114" calcext:value-type="float">
            <text:p>1.362114</text:p>
          </table:table-cell>
          <table:table-cell table:formula="of:=[Datos_MoCap.C127]" office:value-type="float" office:value="-0.085021" calcext:value-type="float">
            <text:p>-0.085021</text:p>
          </table:table-cell>
          <table:table-cell table:formula="of:=[Datos_MoCap.D127]" office:value-type="float" office:value="-0.019323" calcext:value-type="float">
            <text:p>-0.019323</text:p>
          </table:table-cell>
          <table:table-cell table:formula="of:=[Datos_MoCap.F127]" office:value-type="float" office:value="-0.054727" calcext:value-type="float">
            <text:p>-0.054727</text:p>
          </table:table-cell>
          <table:table-cell table:formula="of:=[Datos_MoCap.E127]" office:value-type="float" office:value="-0.003602" calcext:value-type="float">
            <text:p>-0.003602</text:p>
          </table:table-cell>
          <table:table-cell/>
          <table:table-cell table:formula="of:=([.#REF!127]^2)*(0.178)+([.#REF!127])*(0.352)-0.013" office:value-type="string" office:string-value="" calcext:value-type="error">
            <text:p>#REF!</text:p>
          </table:table-cell>
          <table:table-cell table:formula="of:=([.J127]^2)*(-0.89)+([.J127])*(-0.633)-0.245" office:value-type="float" office:value="-0.19761513469249" calcext:value-type="float">
            <text:p>-0.1976151347</text:p>
          </table:table-cell>
          <table:table-cell table:formula="of:=([.I127]^2)*(-0.189)+([.I127])*(0.905)-0.392" office:value-type="float" office:value="0.490051160239756" calcext:value-type="float">
            <text:p>0.4900511602</text:p>
          </table:table-cell>
          <table:table-cell table:number-columns-repeated="1007"/>
        </table:table-row>
        <table:table-row table:style-name="ro1">
          <table:table-cell table:formula="of:=[Datos_Nao.A128]" office:value-type="float" office:value="-0.0316111296415329" calcext:value-type="float">
            <text:p>-0.0316111296</text:p>
          </table:table-cell>
          <table:table-cell table:formula="of:=[Datos_Nao.B128]" office:value-type="float" office:value="-0.0249996352940798" calcext:value-type="float">
            <text:p>-0.0249996353</text:p>
          </table:table-cell>
          <table:table-cell table:formula="of:=[Datos_Nao.C128]" office:value-type="float" office:value="0.327287197113037" calcext:value-type="float">
            <text:p>0.3272871971</text:p>
          </table:table-cell>
          <table:table-cell table:formula="of:=[Datos_Nao.D128]" office:value-type="float" office:value="-0.0775307938456535" calcext:value-type="float">
            <text:p>-0.0775307938</text:p>
          </table:table-cell>
          <table:table-cell table:formula="of:=[Datos_Nao.E128]" office:value-type="float" office:value="-0.0607343129813671" calcext:value-type="float">
            <text:p>-0.060734313</text:p>
          </table:table-cell>
          <table:table-cell table:formula="of:=[Datos_Nao.F128]" office:value-type="float" office:value="-0.0420190580189228" calcext:value-type="float">
            <text:p>-0.042019058</text:p>
          </table:table-cell>
          <table:table-cell/>
          <table:table-cell table:formula="of:=[Datos_MoCap.A128]" office:value-type="float" office:value="0.057844" calcext:value-type="float">
            <text:p>0.057844</text:p>
          </table:table-cell>
          <table:table-cell table:formula="of:=[Datos_MoCap.B128]" office:value-type="float" office:value="1.361626" calcext:value-type="float">
            <text:p>1.361626</text:p>
          </table:table-cell>
          <table:table-cell table:formula="of:=[Datos_MoCap.C128]" office:value-type="float" office:value="-0.089451" calcext:value-type="float">
            <text:p>-0.089451</text:p>
          </table:table-cell>
          <table:table-cell table:formula="of:=[Datos_MoCap.D128]" office:value-type="float" office:value="-0.019452" calcext:value-type="float">
            <text:p>-0.019452</text:p>
          </table:table-cell>
          <table:table-cell table:formula="of:=[Datos_MoCap.F128]" office:value-type="float" office:value="-0.056564" calcext:value-type="float">
            <text:p>-0.056564</text:p>
          </table:table-cell>
          <table:table-cell table:formula="of:=[Datos_MoCap.E128]" office:value-type="float" office:value="-0.004927" calcext:value-type="float">
            <text:p>-0.004927</text:p>
          </table:table-cell>
          <table:table-cell/>
          <table:table-cell table:formula="of:=([.#REF!128]^2)*(0.178)+([.#REF!128])*(0.352)-0.013" office:value-type="string" office:string-value="" calcext:value-type="error">
            <text:p>#REF!</text:p>
          </table:table-cell>
          <table:table-cell table:formula="of:=([.J128]^2)*(-0.89)+([.J128])*(-0.633)-0.245" office:value-type="float" office:value="-0.19549883544689" calcext:value-type="float">
            <text:p>-0.1954988354</text:p>
          </table:table-cell>
          <table:table-cell table:formula="of:=([.I128]^2)*(-0.189)+([.I128])*(0.905)-0.392" office:value-type="float" office:value="0.489860736227436" calcext:value-type="float">
            <text:p>0.4898607362</text:p>
          </table:table-cell>
          <table:table-cell table:number-columns-repeated="1007"/>
        </table:table-row>
        <table:table-row table:style-name="ro1">
          <table:table-cell table:formula="of:=[Datos_Nao.A129]" office:value-type="float" office:value="-0.0317085944116116" calcext:value-type="float">
            <text:p>-0.0317085944</text:p>
          </table:table-cell>
          <table:table-cell table:formula="of:=[Datos_Nao.B129]" office:value-type="float" office:value="-0.0230706073343754" calcext:value-type="float">
            <text:p>-0.0230706073</text:p>
          </table:table-cell>
          <table:table-cell table:formula="of:=[Datos_Nao.C129]" office:value-type="float" office:value="0.32769376039505" calcext:value-type="float">
            <text:p>0.3276937604</text:p>
          </table:table-cell>
          <table:table-cell table:formula="of:=[Datos_Nao.D129]" office:value-type="float" office:value="-0.0737919062376022" calcext:value-type="float">
            <text:p>-0.0737919062</text:p>
          </table:table-cell>
          <table:table-cell table:formula="of:=[Datos_Nao.E129]" office:value-type="float" office:value="-0.0621510334312916" calcext:value-type="float">
            <text:p>-0.0621510334</text:p>
          </table:table-cell>
          <table:table-cell table:formula="of:=[Datos_Nao.F129]" office:value-type="float" office:value="-0.039429422467947" calcext:value-type="float">
            <text:p>-0.0394294225</text:p>
          </table:table-cell>
          <table:table-cell/>
          <table:table-cell table:formula="of:=[Datos_MoCap.A129]" office:value-type="float" office:value="0.056598" calcext:value-type="float">
            <text:p>0.056598</text:p>
          </table:table-cell>
          <table:table-cell table:formula="of:=[Datos_MoCap.B129]" office:value-type="float" office:value="1.36102" calcext:value-type="float">
            <text:p>1.36102</text:p>
          </table:table-cell>
          <table:table-cell table:formula="of:=[Datos_MoCap.C129]" office:value-type="float" office:value="-0.093849" calcext:value-type="float">
            <text:p>-0.093849</text:p>
          </table:table-cell>
          <table:table-cell table:formula="of:=[Datos_MoCap.D129]" office:value-type="float" office:value="-0.019458" calcext:value-type="float">
            <text:p>-0.019458</text:p>
          </table:table-cell>
          <table:table-cell table:formula="of:=[Datos_MoCap.F129]" office:value-type="float" office:value="-0.058181" calcext:value-type="float">
            <text:p>-0.058181</text:p>
          </table:table-cell>
          <table:table-cell table:formula="of:=[Datos_MoCap.E129]" office:value-type="float" office:value="-0.006757" calcext:value-type="float">
            <text:p>-0.006757</text:p>
          </table:table-cell>
          <table:table-cell/>
          <table:table-cell table:formula="of:=([.#REF!129]^2)*(0.178)+([.#REF!129])*(0.352)-0.013" office:value-type="string" office:string-value="" calcext:value-type="error">
            <text:p>#REF!</text:p>
          </table:table-cell>
          <table:table-cell table:formula="of:=([.J129]^2)*(-0.89)+([.J129])*(-0.633)-0.245" office:value-type="float" office:value="-0.19343237797289" calcext:value-type="float">
            <text:p>-0.193432378</text:p>
          </table:table-cell>
          <table:table-cell table:formula="of:=([.I129]^2)*(-0.189)+([.I129])*(0.905)-0.392" office:value-type="float" office:value="0.4896241417644" calcext:value-type="float">
            <text:p>0.4896241418</text:p>
          </table:table-cell>
          <table:table-cell table:number-columns-repeated="1007"/>
        </table:table-row>
        <table:table-row table:style-name="ro1">
          <table:table-cell table:formula="of:=[Datos_Nao.A130]" office:value-type="float" office:value="-0.0317733809351921" calcext:value-type="float">
            <text:p>-0.0317733809</text:p>
          </table:table-cell>
          <table:table-cell table:formula="of:=[Datos_Nao.B130]" office:value-type="float" office:value="-0.0217679291963577" calcext:value-type="float">
            <text:p>-0.0217679292</text:p>
          </table:table-cell>
          <table:table-cell table:formula="of:=[Datos_Nao.C130]" office:value-type="float" office:value="0.327955335378647" calcext:value-type="float">
            <text:p>0.3279553354</text:p>
          </table:table-cell>
          <table:table-cell table:formula="of:=[Datos_Nao.D130]" office:value-type="float" office:value="-0.07126784324646" calcext:value-type="float">
            <text:p>-0.0712678432</text:p>
          </table:table-cell>
          <table:table-cell table:formula="of:=[Datos_Nao.E130]" office:value-type="float" office:value="-0.0630979686975479" calcext:value-type="float">
            <text:p>-0.0630979687</text:p>
          </table:table-cell>
          <table:table-cell table:formula="of:=[Datos_Nao.F130]" office:value-type="float" office:value="-0.0376559793949127" calcext:value-type="float">
            <text:p>-0.0376559794</text:p>
          </table:table-cell>
          <table:table-cell/>
          <table:table-cell table:formula="of:=[Datos_MoCap.A130]" office:value-type="float" office:value="0.055289" calcext:value-type="float">
            <text:p>0.055289</text:p>
          </table:table-cell>
          <table:table-cell table:formula="of:=[Datos_MoCap.B130]" office:value-type="float" office:value="1.360361" calcext:value-type="float">
            <text:p>1.360361</text:p>
          </table:table-cell>
          <table:table-cell table:formula="of:=[Datos_MoCap.C130]" office:value-type="float" office:value="-0.098183" calcext:value-type="float">
            <text:p>-0.098183</text:p>
          </table:table-cell>
          <table:table-cell table:formula="of:=[Datos_MoCap.D130]" office:value-type="float" office:value="-0.01951" calcext:value-type="float">
            <text:p>-0.01951</text:p>
          </table:table-cell>
          <table:table-cell table:formula="of:=[Datos_MoCap.F130]" office:value-type="float" office:value="-0.060092" calcext:value-type="float">
            <text:p>-0.060092</text:p>
          </table:table-cell>
          <table:table-cell table:formula="of:=[Datos_MoCap.E130]" office:value-type="float" office:value="-0.008975" calcext:value-type="float">
            <text:p>-0.008975</text:p>
          </table:table-cell>
          <table:table-cell/>
          <table:table-cell table:formula="of:=([.#REF!130]^2)*(0.178)+([.#REF!130])*(0.352)-0.013" office:value-type="string" office:string-value="" calcext:value-type="error">
            <text:p>#REF!</text:p>
          </table:table-cell>
          <table:table-cell table:formula="of:=([.J130]^2)*(-0.89)+([.J130])*(-0.633)-0.245" office:value-type="float" office:value="-0.19142967332521" calcext:value-type="float">
            <text:p>-0.1914296733</text:p>
          </table:table-cell>
          <table:table-cell table:formula="of:=([.I130]^2)*(-0.189)+([.I130])*(0.905)-0.392" office:value-type="float" office:value="0.489366697489331" calcext:value-type="float">
            <text:p>0.4893666975</text:p>
          </table:table-cell>
          <table:table-cell table:number-columns-repeated="1007"/>
        </table:table-row>
        <table:table-row table:style-name="ro1">
          <table:table-cell table:formula="of:=[Datos_Nao.A131]" office:value-type="float" office:value="-0.0318376533687115" calcext:value-type="float">
            <text:p>-0.0318376534</text:p>
          </table:table-cell>
          <table:table-cell table:formula="of:=[Datos_Nao.B131]" office:value-type="float" office:value="-0.0204534456133843" calcext:value-type="float">
            <text:p>-0.0204534456</text:p>
          </table:table-cell>
          <table:table-cell table:formula="of:=[Datos_Nao.C131]" office:value-type="float" office:value="0.328208535909653" calcext:value-type="float">
            <text:p>0.3282085359</text:p>
          </table:table-cell>
          <table:table-cell table:formula="of:=[Datos_Nao.D131]" office:value-type="float" office:value="-0.0687220245599747" calcext:value-type="float">
            <text:p>-0.0687220246</text:p>
          </table:table-cell>
          <table:table-cell table:formula="of:=[Datos_Nao.E131]" office:value-type="float" office:value="-0.0640446841716766" calcext:value-type="float">
            <text:p>-0.0640446842</text:p>
          </table:table-cell>
          <table:table-cell table:formula="of:=[Datos_Nao.F131]" office:value-type="float" office:value="-0.0358466170728207" calcext:value-type="float">
            <text:p>-0.0358466171</text:p>
          </table:table-cell>
          <table:table-cell/>
          <table:table-cell table:formula="of:=[Datos_MoCap.A131]" office:value-type="float" office:value="0.053915" calcext:value-type="float">
            <text:p>0.053915</text:p>
          </table:table-cell>
          <table:table-cell table:formula="of:=[Datos_MoCap.B131]" office:value-type="float" office:value="1.359756" calcext:value-type="float">
            <text:p>1.359756</text:p>
          </table:table-cell>
          <table:table-cell table:formula="of:=[Datos_MoCap.C131]" office:value-type="float" office:value="-0.102488" calcext:value-type="float">
            <text:p>-0.102488</text:p>
          </table:table-cell>
          <table:table-cell table:formula="of:=[Datos_MoCap.D131]" office:value-type="float" office:value="-0.019785" calcext:value-type="float">
            <text:p>-0.019785</text:p>
          </table:table-cell>
          <table:table-cell table:formula="of:=[Datos_MoCap.F131]" office:value-type="float" office:value="-0.061523" calcext:value-type="float">
            <text:p>-0.061523</text:p>
          </table:table-cell>
          <table:table-cell table:formula="of:=[Datos_MoCap.E131]" office:value-type="float" office:value="-0.011562" calcext:value-type="float">
            <text:p>-0.011562</text:p>
          </table:table-cell>
          <table:table-cell/>
          <table:table-cell table:formula="of:=([.#REF!131]^2)*(0.178)+([.#REF!131])*(0.352)-0.013" office:value-type="string" office:string-value="" calcext:value-type="error">
            <text:p>#REF!</text:p>
          </table:table-cell>
          <table:table-cell table:formula="of:=([.J131]^2)*(-0.89)+([.J131])*(-0.633)-0.245" office:value-type="float" office:value="-0.18947346922816" calcext:value-type="float">
            <text:p>-0.1894734692</text:p>
          </table:table-cell>
          <table:table-cell table:formula="of:=([.I131]^2)*(-0.189)+([.I131])*(0.905)-0.392" office:value-type="float" office:value="0.489130204267696" calcext:value-type="float">
            <text:p>0.4891302043</text:p>
          </table:table-cell>
          <table:table-cell table:number-columns-repeated="1007"/>
        </table:table-row>
        <table:table-row table:style-name="ro1">
          <table:table-cell table:formula="of:=[Datos_Nao.A132]" office:value-type="float" office:value="-0.0318695455789566" calcext:value-type="float">
            <text:p>-0.0318695456</text:p>
          </table:table-cell>
          <table:table-cell table:formula="of:=[Datos_Nao.B132]" office:value-type="float" office:value="-0.0197921823710203" calcext:value-type="float">
            <text:p>-0.0197921824</text:p>
          </table:table-cell>
          <table:table-cell table:formula="of:=[Datos_Nao.C132]" office:value-type="float" office:value="0.328331798315048" calcext:value-type="float">
            <text:p>0.3283317983</text:p>
          </table:table-cell>
          <table:table-cell table:formula="of:=[Datos_Nao.D132]" office:value-type="float" office:value="-0.067441925406456" calcext:value-type="float">
            <text:p>-0.0674419254</text:p>
          </table:table-cell>
          <table:table-cell table:formula="of:=[Datos_Nao.E132]" office:value-type="float" office:value="-0.0645173713564873" calcext:value-type="float">
            <text:p>-0.0645173714</text:p>
          </table:table-cell>
          <table:table-cell table:formula="of:=[Datos_Nao.F132]" office:value-type="float" office:value="-0.0349289998412132" calcext:value-type="float">
            <text:p>-0.0349289998</text:p>
          </table:table-cell>
          <table:table-cell/>
          <table:table-cell table:formula="of:=[Datos_MoCap.A132]" office:value-type="float" office:value="0.052476" calcext:value-type="float">
            <text:p>0.052476</text:p>
          </table:table-cell>
          <table:table-cell table:formula="of:=[Datos_MoCap.B132]" office:value-type="float" office:value="1.359104" calcext:value-type="float">
            <text:p>1.359104</text:p>
          </table:table-cell>
          <table:table-cell table:formula="of:=[Datos_MoCap.C132]" office:value-type="float" office:value="-0.106708" calcext:value-type="float">
            <text:p>-0.106708</text:p>
          </table:table-cell>
          <table:table-cell table:formula="of:=[Datos_MoCap.D132]" office:value-type="float" office:value="-0.020226" calcext:value-type="float">
            <text:p>-0.020226</text:p>
          </table:table-cell>
          <table:table-cell table:formula="of:=[Datos_MoCap.F132]" office:value-type="float" office:value="-0.063291" calcext:value-type="float">
            <text:p>-0.063291</text:p>
          </table:table-cell>
          <table:table-cell table:formula="of:=[Datos_MoCap.E132]" office:value-type="float" office:value="-0.014415" calcext:value-type="float">
            <text:p>-0.014415</text:p>
          </table:table-cell>
          <table:table-cell/>
          <table:table-cell table:formula="of:=([.#REF!132]^2)*(0.178)+([.#REF!132])*(0.352)-0.013" office:value-type="string" office:string-value="" calcext:value-type="error">
            <text:p>#REF!</text:p>
          </table:table-cell>
          <table:table-cell table:formula="of:=([.J132]^2)*(-0.89)+([.J132])*(-0.633)-0.245" office:value-type="float" office:value="-0.18758790756496" calcext:value-type="float">
            <text:p>-0.1875879076</text:p>
          </table:table-cell>
          <table:table-cell table:formula="of:=([.I132]^2)*(-0.189)+([.I132])*(0.905)-0.392" office:value-type="float" office:value="0.488875183947776" calcext:value-type="float">
            <text:p>0.4888751839</text:p>
          </table:table-cell>
          <table:table-cell table:number-columns-repeated="1007"/>
        </table:table-row>
        <table:table-row table:style-name="ro1">
          <table:table-cell table:formula="of:=[Datos_Nao.A133]" office:value-type="float" office:value="-0.0319326147437096" calcext:value-type="float">
            <text:p>-0.0319326147</text:p>
          </table:table-cell>
          <table:table-cell table:formula="of:=[Datos_Nao.B133]" office:value-type="float" office:value="-0.0184624250978231" calcext:value-type="float">
            <text:p>-0.0184624251</text:p>
          </table:table-cell>
          <table:table-cell table:formula="of:=[Datos_Nao.C133]" office:value-type="float" office:value="0.328571259975433" calcext:value-type="float">
            <text:p>0.32857126</text:p>
          </table:table-cell>
          <table:table-cell table:formula="of:=[Datos_Nao.D133]" office:value-type="float" office:value="-0.0648690685629845" calcext:value-type="float">
            <text:p>-0.0648690686</text:p>
          </table:table-cell>
          <table:table-cell table:formula="of:=[Datos_Nao.E133]" office:value-type="float" office:value="-0.0654603093862534" calcext:value-type="float">
            <text:p>-0.0654603094</text:p>
          </table:table-cell>
          <table:table-cell table:formula="of:=[Datos_Nao.F133]" office:value-type="float" office:value="-0.0330689363181591" calcext:value-type="float">
            <text:p>-0.0330689363</text:p>
          </table:table-cell>
          <table:table-cell/>
          <table:table-cell table:formula="of:=[Datos_MoCap.A133]" office:value-type="float" office:value="0.05097" calcext:value-type="float">
            <text:p>0.05097</text:p>
          </table:table-cell>
          <table:table-cell table:formula="of:=[Datos_MoCap.B133]" office:value-type="float" office:value="1.358395" calcext:value-type="float">
            <text:p>1.358395</text:p>
          </table:table-cell>
          <table:table-cell table:formula="of:=[Datos_MoCap.C133]" office:value-type="float" office:value="-0.110788" calcext:value-type="float">
            <text:p>-0.110788</text:p>
          </table:table-cell>
          <table:table-cell table:formula="of:=[Datos_MoCap.D133]" office:value-type="float" office:value="-0.020705" calcext:value-type="float">
            <text:p>-0.020705</text:p>
          </table:table-cell>
          <table:table-cell table:formula="of:=[Datos_MoCap.F133]" office:value-type="float" office:value="-0.065413" calcext:value-type="float">
            <text:p>-0.065413</text:p>
          </table:table-cell>
          <table:table-cell table:formula="of:=[Datos_MoCap.E133]" office:value-type="float" office:value="-0.017086" calcext:value-type="float">
            <text:p>-0.017086</text:p>
          </table:table-cell>
          <table:table-cell/>
          <table:table-cell table:formula="of:=([.#REF!133]^2)*(0.178)+([.#REF!133])*(0.352)-0.013" office:value-type="string" office:string-value="" calcext:value-type="error">
            <text:p>#REF!</text:p>
          </table:table-cell>
          <table:table-cell table:formula="of:=([.J133]^2)*(-0.89)+([.J133])*(-0.633)-0.245" office:value-type="float" office:value="-0.18579503904016" calcext:value-type="float">
            <text:p>-0.185795039</text:p>
          </table:table-cell>
          <table:table-cell table:formula="of:=([.I133]^2)*(-0.189)+([.I133])*(0.905)-0.392" office:value-type="float" office:value="0.488597686531275" calcext:value-type="float">
            <text:p>0.4885976865</text:p>
          </table:table-cell>
          <table:table-cell table:number-columns-repeated="1007"/>
        </table:table-row>
        <table:table-row table:style-name="ro1">
          <table:table-cell table:formula="of:=[Datos_Nao.A134]" office:value-type="float" office:value="-0.0319637581706047" calcext:value-type="float">
            <text:p>-0.0319637582</text:p>
          </table:table-cell>
          <table:table-cell table:formula="of:=[Datos_Nao.B134]" office:value-type="float" office:value="-0.0177942737936974" calcext:value-type="float">
            <text:p>-0.0177942738</text:p>
          </table:table-cell>
          <table:table-cell table:formula="of:=[Datos_Nao.C134]" office:value-type="float" office:value="0.328687340021133" calcext:value-type="float">
            <text:p>0.32868734</text:p>
          </table:table-cell>
          <table:table-cell table:formula="of:=[Datos_Nao.D134]" office:value-type="float" office:value="-0.0635770559310913" calcext:value-type="float">
            <text:p>-0.0635770559</text:p>
          </table:table-cell>
          <table:table-cell table:formula="of:=[Datos_Nao.E134]" office:value-type="float" office:value="-0.0659300982952118" calcext:value-type="float">
            <text:p>-0.0659300983</text:p>
          </table:table-cell>
          <table:table-cell table:formula="of:=[Datos_Nao.F134]" office:value-type="float" office:value="-0.0321269109845161" calcext:value-type="float">
            <text:p>-0.032126911</text:p>
          </table:table-cell>
          <table:table-cell/>
          <table:table-cell table:formula="of:=[Datos_MoCap.A134]" office:value-type="float" office:value="0.049789" calcext:value-type="float">
            <text:p>0.049789</text:p>
          </table:table-cell>
          <table:table-cell table:formula="of:=[Datos_MoCap.B134]" office:value-type="float" office:value="1.357674" calcext:value-type="float">
            <text:p>1.357674</text:p>
          </table:table-cell>
          <table:table-cell table:formula="of:=[Datos_MoCap.C134]" office:value-type="float" office:value="-0.114592" calcext:value-type="float">
            <text:p>-0.114592</text:p>
          </table:table-cell>
          <table:table-cell table:formula="of:=[Datos_MoCap.D134]" office:value-type="float" office:value="-0.021761" calcext:value-type="float">
            <text:p>-0.021761</text:p>
          </table:table-cell>
          <table:table-cell table:formula="of:=[Datos_MoCap.F134]" office:value-type="float" office:value="-0.066744" calcext:value-type="float">
            <text:p>-0.066744</text:p>
          </table:table-cell>
          <table:table-cell table:formula="of:=[Datos_MoCap.E134]" office:value-type="float" office:value="-0.018285" calcext:value-type="float">
            <text:p>-0.018285</text:p>
          </table:table-cell>
          <table:table-cell/>
          <table:table-cell table:formula="of:=([.#REF!134]^2)*(0.178)+([.#REF!134])*(0.352)-0.013" office:value-type="string" office:string-value="" calcext:value-type="error">
            <text:p>#REF!</text:p>
          </table:table-cell>
          <table:table-cell table:formula="of:=([.J134]^2)*(-0.89)+([.J134])*(-0.633)-0.245" office:value-type="float" office:value="-0.18415014455296" calcext:value-type="float">
            <text:p>-0.1841501446</text:p>
          </table:table-cell>
          <table:table-cell table:formula="of:=([.I134]^2)*(-0.189)+([.I134])*(0.905)-0.392" office:value-type="float" office:value="0.488315297537836" calcext:value-type="float">
            <text:p>0.4883152975</text:p>
          </table:table-cell>
          <table:table-cell table:number-columns-repeated="1007"/>
        </table:table-row>
        <table:table-row table:style-name="ro1">
          <table:table-cell table:formula="of:=[Datos_Nao.A135]" office:value-type="float" office:value="-0.0320552438497543" calcext:value-type="float">
            <text:p>-0.0320552438</text:p>
          </table:table-cell>
          <table:table-cell table:formula="of:=[Datos_Nao.B135]" office:value-type="float" office:value="-0.0157787892967463" calcext:value-type="float">
            <text:p>-0.0157787893</text:p>
          </table:table-cell>
          <table:table-cell table:formula="of:=[Datos_Nao.C135]" office:value-type="float" office:value="0.329020112752914" calcext:value-type="float">
            <text:p>0.3290201128</text:p>
          </table:table-cell>
          <table:table-cell table:formula="of:=[Datos_Nao.D135]" office:value-type="float" office:value="-0.0596829243004322" calcext:value-type="float">
            <text:p>-0.0596829243</text:p>
          </table:table-cell>
          <table:table-cell table:formula="of:=[Datos_Nao.E135]" office:value-type="float" office:value="-0.0673299506306648" calcext:value-type="float">
            <text:p>-0.0673299506</text:p>
          </table:table-cell>
          <table:table-cell table:formula="of:=[Datos_Nao.F135]" office:value-type="float" office:value="-0.0292555205523968" calcext:value-type="float">
            <text:p>-0.0292555206</text:p>
          </table:table-cell>
          <table:table-cell/>
          <table:table-cell table:formula="of:=[Datos_MoCap.A135]" office:value-type="float" office:value="0.048047" calcext:value-type="float">
            <text:p>0.048047</text:p>
          </table:table-cell>
          <table:table-cell table:formula="of:=[Datos_MoCap.B135]" office:value-type="float" office:value="1.356948" calcext:value-type="float">
            <text:p>1.356948</text:p>
          </table:table-cell>
          <table:table-cell table:formula="of:=[Datos_MoCap.C135]" office:value-type="float" office:value="-0.118905" calcext:value-type="float">
            <text:p>-0.118905</text:p>
          </table:table-cell>
          <table:table-cell table:formula="of:=[Datos_MoCap.D135]" office:value-type="float" office:value="-0.022266" calcext:value-type="float">
            <text:p>-0.022266</text:p>
          </table:table-cell>
          <table:table-cell table:formula="of:=[Datos_MoCap.F135]" office:value-type="float" office:value="-0.069291" calcext:value-type="float">
            <text:p>-0.069291</text:p>
          </table:table-cell>
          <table:table-cell table:formula="of:=[Datos_MoCap.E135]" office:value-type="float" office:value="-0.022586" calcext:value-type="float">
            <text:p>-0.022586</text:p>
          </table:table-cell>
          <table:table-cell/>
          <table:table-cell table:formula="of:=([.#REF!135]^2)*(0.178)+([.#REF!135])*(0.352)-0.013" office:value-type="string" office:string-value="" calcext:value-type="error">
            <text:p>#REF!</text:p>
          </table:table-cell>
          <table:table-cell table:formula="of:=([.J135]^2)*(-0.89)+([.J135])*(-0.633)-0.245" office:value-type="float" office:value="-0.18231631013225" calcext:value-type="float">
            <text:p>-0.1823163101</text:p>
          </table:table-cell>
          <table:table-cell table:formula="of:=([.I135]^2)*(-0.189)+([.I135])*(0.905)-0.392" office:value-type="float" office:value="0.488030751680944" calcext:value-type="float">
            <text:p>0.4880307517</text:p>
          </table:table-cell>
          <table:table-cell table:number-columns-repeated="1007"/>
        </table:table-row>
        <table:table-row table:style-name="ro1">
          <table:table-cell table:formula="of:=[Datos_Nao.A136]" office:value-type="float" office:value="-0.032114289700985" calcext:value-type="float">
            <text:p>-0.0321142897</text:p>
          </table:table-cell>
          <table:table-cell table:formula="of:=[Datos_Nao.B136]" office:value-type="float" office:value="-0.0144275911152363" calcext:value-type="float">
            <text:p>-0.0144275911</text:p>
          </table:table-cell>
          <table:table-cell table:formula="of:=[Datos_Nao.C136]" office:value-type="float" office:value="0.329228490591049" calcext:value-type="float">
            <text:p>0.3292284906</text:p>
          </table:table-cell>
          <table:table-cell table:formula="of:=[Datos_Nao.D136]" office:value-type="float" office:value="-0.0570753589272499" calcext:value-type="float">
            <text:p>-0.0570753589</text:p>
          </table:table-cell>
          <table:table-cell table:formula="of:=[Datos_Nao.E136]" office:value-type="float" office:value="-0.0682530403137207" calcext:value-type="float">
            <text:p>-0.0682530403</text:p>
          </table:table-cell>
          <table:table-cell table:formula="of:=[Datos_Nao.F136]" office:value-type="float" office:value="-0.0273059606552124" calcext:value-type="float">
            <text:p>-0.0273059607</text:p>
          </table:table-cell>
          <table:table-cell/>
          <table:table-cell table:formula="of:=[Datos_MoCap.A136]" office:value-type="float" office:value="0.046813" calcext:value-type="float">
            <text:p>0.046813</text:p>
          </table:table-cell>
          <table:table-cell table:formula="of:=[Datos_MoCap.B136]" office:value-type="float" office:value="1.356328" calcext:value-type="float">
            <text:p>1.356328</text:p>
          </table:table-cell>
          <table:table-cell table:formula="of:=[Datos_MoCap.C136]" office:value-type="float" office:value="-0.122541" calcext:value-type="float">
            <text:p>-0.122541</text:p>
          </table:table-cell>
          <table:table-cell table:formula="of:=[Datos_MoCap.D136]" office:value-type="float" office:value="-0.023684" calcext:value-type="float">
            <text:p>-0.023684</text:p>
          </table:table-cell>
          <table:table-cell table:formula="of:=[Datos_MoCap.F136]" office:value-type="float" office:value="-0.070325" calcext:value-type="float">
            <text:p>-0.070325</text:p>
          </table:table-cell>
          <table:table-cell table:formula="of:=[Datos_MoCap.E136]" office:value-type="float" office:value="-0.023287" calcext:value-type="float">
            <text:p>-0.023287</text:p>
          </table:table-cell>
          <table:table-cell/>
          <table:table-cell table:formula="of:=([.#REF!136]^2)*(0.178)+([.#REF!136])*(0.352)-0.013" office:value-type="string" office:string-value="" calcext:value-type="error">
            <text:p>#REF!</text:p>
          </table:table-cell>
          <table:table-cell table:formula="of:=([.J136]^2)*(-0.89)+([.J136])*(-0.633)-0.245" office:value-type="float" office:value="-0.18079605104609" calcext:value-type="float">
            <text:p>-0.180796051</text:p>
          </table:table-cell>
          <table:table-cell table:formula="of:=([.I136]^2)*(-0.189)+([.I136])*(0.905)-0.392" office:value-type="float" office:value="0.487787593362624" calcext:value-type="float">
            <text:p>0.4877875934</text:p>
          </table:table-cell>
          <table:table-cell table:number-columns-repeated="1007"/>
        </table:table-row>
        <table:table-row table:style-name="ro1">
          <table:table-cell table:formula="of:=[Datos_Nao.A137]" office:value-type="float" office:value="-0.0321993082761765" calcext:value-type="float">
            <text:p>-0.0321993083</text:p>
          </table:table-cell>
          <table:table-cell table:formula="of:=[Datos_Nao.B137]" office:value-type="float" office:value="-0.0123929344117641" calcext:value-type="float">
            <text:p>-0.0123929344</text:p>
          </table:table-cell>
          <table:table-cell table:formula="of:=[Datos_Nao.C137]" office:value-type="float" office:value="0.329519867897034" calcext:value-type="float">
            <text:p>0.3295198679</text:p>
          </table:table-cell>
          <table:table-cell table:formula="of:=[Datos_Nao.D137]" office:value-type="float" office:value="-0.0531538426876068" calcext:value-type="float">
            <text:p>-0.0531538427</text:p>
          </table:table-cell>
          <table:table-cell table:formula="of:=[Datos_Nao.E137]" office:value-type="float" office:value="-0.0696180462837219" calcext:value-type="float">
            <text:p>-0.0696180463</text:p>
          </table:table-cell>
          <table:table-cell table:formula="of:=[Datos_Nao.F137]" office:value-type="float" office:value="-0.0243337415158749" calcext:value-type="float">
            <text:p>-0.0243337415</text:p>
          </table:table-cell>
          <table:table-cell/>
          <table:table-cell table:formula="of:=[Datos_MoCap.A137]" office:value-type="float" office:value="0.04525" calcext:value-type="float">
            <text:p>0.04525</text:p>
          </table:table-cell>
          <table:table-cell table:formula="of:=[Datos_MoCap.B137]" office:value-type="float" office:value="1.355777" calcext:value-type="float">
            <text:p>1.355777</text:p>
          </table:table-cell>
          <table:table-cell table:formula="of:=[Datos_MoCap.C137]" office:value-type="float" office:value="-0.126302" calcext:value-type="float">
            <text:p>-0.126302</text:p>
          </table:table-cell>
          <table:table-cell table:formula="of:=[Datos_MoCap.D137]" office:value-type="float" office:value="-0.024532" calcext:value-type="float">
            <text:p>-0.024532</text:p>
          </table:table-cell>
          <table:table-cell table:formula="of:=[Datos_MoCap.F137]" office:value-type="float" office:value="-0.071613" calcext:value-type="float">
            <text:p>-0.071613</text:p>
          </table:table-cell>
          <table:table-cell table:formula="of:=[Datos_MoCap.E137]" office:value-type="float" office:value="-0.025633" calcext:value-type="float">
            <text:p>-0.025633</text:p>
          </table:table-cell>
          <table:table-cell/>
          <table:table-cell table:formula="of:=([.#REF!137]^2)*(0.178)+([.#REF!137])*(0.352)-0.013" office:value-type="string" office:string-value="" calcext:value-type="error">
            <text:p>#REF!</text:p>
          </table:table-cell>
          <table:table-cell table:formula="of:=([.J137]^2)*(-0.89)+([.J137])*(-0.633)-0.245" office:value-type="float" office:value="-0.17924828773156" calcext:value-type="float">
            <text:p>-0.1792482877</text:p>
          </table:table-cell>
          <table:table-cell table:formula="of:=([.I137]^2)*(-0.189)+([.I137])*(0.905)-0.392" office:value-type="float" office:value="0.487571374265219" calcext:value-type="float">
            <text:p>0.4875713743</text:p>
          </table:table-cell>
          <table:table-cell table:number-columns-repeated="1007"/>
        </table:table-row>
        <table:table-row table:style-name="ro1">
          <table:table-cell table:formula="of:=[Datos_Nao.A138]" office:value-type="float" office:value="-0.0322532281279564" calcext:value-type="float">
            <text:p>-0.0322532281</text:p>
          </table:table-cell>
          <table:table-cell table:formula="of:=[Datos_Nao.B138]" office:value-type="float" office:value="-0.0110332258045673" calcext:value-type="float">
            <text:p>-0.0110332258</text:p>
          </table:table-cell>
          <table:table-cell table:formula="of:=[Datos_Nao.C138]" office:value-type="float" office:value="0.32969942688942" calcext:value-type="float">
            <text:p>0.3296994269</text:p>
          </table:table-cell>
          <table:table-cell table:formula="of:=[Datos_Nao.D138]" office:value-type="float" office:value="-0.050536822527647" calcext:value-type="float">
            <text:p>-0.0505368225</text:p>
          </table:table-cell>
          <table:table-cell table:formula="of:=[Datos_Nao.E138]" office:value-type="float" office:value="-0.0705123692750931" calcext:value-type="float">
            <text:p>-0.0705123693</text:p>
          </table:table-cell>
          <table:table-cell table:formula="of:=[Datos_Nao.F138]" office:value-type="float" office:value="-0.0223232116550207" calcext:value-type="float">
            <text:p>-0.0223232117</text:p>
          </table:table-cell>
          <table:table-cell/>
          <table:table-cell table:formula="of:=[Datos_MoCap.A138]" office:value-type="float" office:value="0.043722" calcext:value-type="float">
            <text:p>0.043722</text:p>
          </table:table-cell>
          <table:table-cell table:formula="of:=[Datos_MoCap.B138]" office:value-type="float" office:value="1.355152" calcext:value-type="float">
            <text:p>1.355152</text:p>
          </table:table-cell>
          <table:table-cell table:formula="of:=[Datos_MoCap.C138]" office:value-type="float" office:value="-0.129941" calcext:value-type="float">
            <text:p>-0.129941</text:p>
          </table:table-cell>
          <table:table-cell table:formula="of:=[Datos_MoCap.D138]" office:value-type="float" office:value="-0.025308" calcext:value-type="float">
            <text:p>-0.025308</text:p>
          </table:table-cell>
          <table:table-cell table:formula="of:=[Datos_MoCap.F138]" office:value-type="float" office:value="-0.073421" calcext:value-type="float">
            <text:p>-0.073421</text:p>
          </table:table-cell>
          <table:table-cell table:formula="of:=[Datos_MoCap.E138]" office:value-type="float" office:value="-0.028122" calcext:value-type="float">
            <text:p>-0.028122</text:p>
          </table:table-cell>
          <table:table-cell/>
          <table:table-cell table:formula="of:=([.#REF!138]^2)*(0.178)+([.#REF!138])*(0.352)-0.013" office:value-type="string" office:string-value="" calcext:value-type="error">
            <text:p>#REF!</text:p>
          </table:table-cell>
          <table:table-cell table:formula="of:=([.J138]^2)*(-0.89)+([.J138])*(-0.633)-0.245" office:value-type="float" office:value="-0.17777469749809" calcext:value-type="float">
            <text:p>-0.1777746975</text:p>
          </table:table-cell>
          <table:table-cell table:formula="of:=([.I138]^2)*(-0.189)+([.I138])*(0.905)-0.392" office:value-type="float" office:value="0.487325977753344" calcext:value-type="float">
            <text:p>0.4873259778</text:p>
          </table:table-cell>
          <table:table-cell table:number-columns-repeated="1007"/>
        </table:table-row>
        <table:table-row table:style-name="ro1">
          <table:table-cell table:formula="of:=[Datos_Nao.A139]" office:value-type="float" office:value="-0.0322793051600456" calcext:value-type="float">
            <text:p>-0.0322793052</text:p>
          </table:table-cell>
          <table:table-cell table:formula="of:=[Datos_Nao.B139]" office:value-type="float" office:value="-0.0103529095649719" calcext:value-type="float">
            <text:p>-0.0103529096</text:p>
          </table:table-cell>
          <table:table-cell table:formula="of:=[Datos_Nao.C139]" office:value-type="float" office:value="0.329784721136093" calcext:value-type="float">
            <text:p>0.3297847211</text:p>
          </table:table-cell>
          <table:table-cell table:formula="of:=[Datos_Nao.D139]" office:value-type="float" office:value="-0.0492285341024399" calcext:value-type="float">
            <text:p>-0.0492285341</text:p>
          </table:table-cell>
          <table:table-cell table:formula="of:=[Datos_Nao.E139]" office:value-type="float" office:value="-0.0709541961550713" calcext:value-type="float">
            <text:p>-0.0709541962</text:p>
          </table:table-cell>
          <table:table-cell table:formula="of:=[Datos_Nao.F139]" office:value-type="float" office:value="-0.0213101636618376" calcext:value-type="float">
            <text:p>-0.0213101637</text:p>
          </table:table-cell>
          <table:table-cell/>
          <table:table-cell table:formula="of:=[Datos_MoCap.A139]" office:value-type="float" office:value="0.042166" calcext:value-type="float">
            <text:p>0.042166</text:p>
          </table:table-cell>
          <table:table-cell table:formula="of:=[Datos_MoCap.B139]" office:value-type="float" office:value="1.354535" calcext:value-type="float">
            <text:p>1.354535</text:p>
          </table:table-cell>
          <table:table-cell table:formula="of:=[Datos_MoCap.C139]" office:value-type="float" office:value="-0.133376" calcext:value-type="float">
            <text:p>-0.133376</text:p>
          </table:table-cell>
          <table:table-cell table:formula="of:=[Datos_MoCap.D139]" office:value-type="float" office:value="-0.026174" calcext:value-type="float">
            <text:p>-0.026174</text:p>
          </table:table-cell>
          <table:table-cell table:formula="of:=[Datos_MoCap.F139]" office:value-type="float" office:value="-0.075202" calcext:value-type="float">
            <text:p>-0.075202</text:p>
          </table:table-cell>
          <table:table-cell table:formula="of:=[Datos_MoCap.E139]" office:value-type="float" office:value="-0.030345" calcext:value-type="float">
            <text:p>-0.030345</text:p>
          </table:table-cell>
          <table:table-cell/>
          <table:table-cell table:formula="of:=([.#REF!139]^2)*(0.178)+([.#REF!139])*(0.352)-0.013" office:value-type="string" office:string-value="" calcext:value-type="error">
            <text:p>#REF!</text:p>
          </table:table-cell>
          <table:table-cell table:formula="of:=([.J139]^2)*(-0.89)+([.J139])*(-0.633)-0.245" office:value-type="float" office:value="-0.17640534206464" calcext:value-type="float">
            <text:p>-0.1764053421</text:p>
          </table:table-cell>
          <table:table-cell table:formula="of:=([.I139]^2)*(-0.189)+([.I139])*(0.905)-0.392" office:value-type="float" office:value="0.487083577483475" calcext:value-type="float">
            <text:p>0.4870835775</text:p>
          </table:table-cell>
          <table:table-cell table:number-columns-repeated="1007"/>
        </table:table-row>
        <table:table-row table:style-name="ro1">
          <table:table-cell table:formula="of:=[Datos_Nao.A140]" office:value-type="float" office:value="-0.0323534347116947" calcext:value-type="float">
            <text:p>-0.0323534347</text:p>
          </table:table-cell>
          <table:table-cell table:formula="of:=[Datos_Nao.B140]" office:value-type="float" office:value="-0.00831219181418419" calcext:value-type="float">
            <text:p>-0.0083121918</text:p>
          </table:table-cell>
          <table:table-cell table:formula="of:=[Datos_Nao.C140]" office:value-type="float" office:value="0.330022156238556" calcext:value-type="float">
            <text:p>0.3300221562</text:p>
          </table:table-cell>
          <table:table-cell table:formula="of:=[Datos_Nao.D140]" office:value-type="float" office:value="-0.0453085638582707" calcext:value-type="float">
            <text:p>-0.0453085639</text:p>
          </table:table-cell>
          <table:table-cell table:formula="of:=[Datos_Nao.E140]" office:value-type="float" office:value="-0.0722558423876762" calcext:value-type="float">
            <text:p>-0.0722558424</text:p>
          </table:table-cell>
          <table:table-cell table:formula="of:=[Datos_Nao.F140]" office:value-type="float" office:value="-0.0182428453117609" calcext:value-type="float">
            <text:p>-0.0182428453</text:p>
          </table:table-cell>
          <table:table-cell/>
          <table:table-cell table:formula="of:=[Datos_MoCap.A140]" office:value-type="float" office:value="0.040564" calcext:value-type="float">
            <text:p>0.040564</text:p>
          </table:table-cell>
          <table:table-cell table:formula="of:=[Datos_MoCap.B140]" office:value-type="float" office:value="1.353984" calcext:value-type="float">
            <text:p>1.353984</text:p>
          </table:table-cell>
          <table:table-cell table:formula="of:=[Datos_MoCap.C140]" office:value-type="float" office:value="-0.136634" calcext:value-type="float">
            <text:p>-0.136634</text:p>
          </table:table-cell>
          <table:table-cell table:formula="of:=[Datos_MoCap.D140]" office:value-type="float" office:value="-0.026804" calcext:value-type="float">
            <text:p>-0.026804</text:p>
          </table:table-cell>
          <table:table-cell table:formula="of:=[Datos_MoCap.F140]" office:value-type="float" office:value="-0.076927" calcext:value-type="float">
            <text:p>-0.076927</text:p>
          </table:table-cell>
          <table:table-cell table:formula="of:=[Datos_MoCap.E140]" office:value-type="float" office:value="-0.032817" calcext:value-type="float">
            <text:p>-0.032817</text:p>
          </table:table-cell>
          <table:table-cell/>
          <table:table-cell table:formula="of:=([.#REF!140]^2)*(0.178)+([.#REF!140])*(0.352)-0.013" office:value-type="string" office:string-value="" calcext:value-type="error">
            <text:p>#REF!</text:p>
          </table:table-cell>
          <table:table-cell table:formula="of:=([.J140]^2)*(-0.89)+([.J140])*(-0.633)-0.245" office:value-type="float" office:value="-0.17512595446084" calcext:value-type="float">
            <text:p>-0.1751259545</text:p>
          </table:table-cell>
          <table:table-cell table:formula="of:=([.I140]^2)*(-0.189)+([.I140])*(0.905)-0.392" office:value-type="float" office:value="0.486866984943616" calcext:value-type="float">
            <text:p>0.4868669849</text:p>
          </table:table-cell>
          <table:table-cell table:number-columns-repeated="1007"/>
        </table:table-row>
        <table:table-row table:style-name="ro1">
          <table:table-cell table:formula="of:=[Datos_Nao.A141]" office:value-type="float" office:value="-0.0323767140507698" calcext:value-type="float">
            <text:p>-0.0323767141</text:p>
          </table:table-cell>
          <table:table-cell table:formula="of:=[Datos_Nao.B141]" office:value-type="float" office:value="-0.00763259641826153" calcext:value-type="float">
            <text:p>-0.0076325964</text:p>
          </table:table-cell>
          <table:table-cell table:formula="of:=[Datos_Nao.C141]" office:value-type="float" office:value="0.330095082521439" calcext:value-type="float">
            <text:p>0.3300950825</text:p>
          </table:table-cell>
          <table:table-cell table:formula="of:=[Datos_Nao.D141]" office:value-type="float" office:value="-0.044004712253809" calcext:value-type="float">
            <text:p>-0.0440047123</text:p>
          </table:table-cell>
          <table:table-cell table:formula="of:=[Datos_Nao.E141]" office:value-type="float" office:value="-0.0726810693740845" calcext:value-type="float">
            <text:p>-0.0726810694</text:p>
          </table:table-cell>
          <table:table-cell table:formula="of:=[Datos_Nao.F141]" office:value-type="float" office:value="-0.0172120966017246" calcext:value-type="float">
            <text:p>-0.0172120966</text:p>
          </table:table-cell>
          <table:table-cell/>
          <table:table-cell table:formula="of:=[Datos_MoCap.A141]" office:value-type="float" office:value="0.038947" calcext:value-type="float">
            <text:p>0.038947</text:p>
          </table:table-cell>
          <table:table-cell table:formula="of:=[Datos_MoCap.B141]" office:value-type="float" office:value="1.353398" calcext:value-type="float">
            <text:p>1.353398</text:p>
          </table:table-cell>
          <table:table-cell table:formula="of:=[Datos_MoCap.C141]" office:value-type="float" office:value="-0.139633" calcext:value-type="float">
            <text:p>-0.139633</text:p>
          </table:table-cell>
          <table:table-cell table:formula="of:=[Datos_MoCap.D141]" office:value-type="float" office:value="-0.027315" calcext:value-type="float">
            <text:p>-0.027315</text:p>
          </table:table-cell>
          <table:table-cell table:formula="of:=[Datos_MoCap.F141]" office:value-type="float" office:value="-0.078267" calcext:value-type="float">
            <text:p>-0.078267</text:p>
          </table:table-cell>
          <table:table-cell table:formula="of:=[Datos_MoCap.E141]" office:value-type="float" office:value="-0.035169" calcext:value-type="float">
            <text:p>-0.035169</text:p>
          </table:table-cell>
          <table:table-cell/>
          <table:table-cell table:formula="of:=([.#REF!141]^2)*(0.178)+([.#REF!141])*(0.352)-0.013" office:value-type="string" office:string-value="" calcext:value-type="error">
            <text:p>#REF!</text:p>
          </table:table-cell>
          <table:table-cell table:formula="of:=([.J141]^2)*(-0.89)+([.J141])*(-0.633)-0.245" office:value-type="float" office:value="-0.17396497447321" calcext:value-type="float">
            <text:p>-0.1739649745</text:p>
          </table:table-cell>
          <table:table-cell table:formula="of:=([.I141]^2)*(-0.189)+([.I141])*(0.905)-0.392" office:value-type="float" office:value="0.486636508329644" calcext:value-type="float">
            <text:p>0.4866365083</text:p>
          </table:table-cell>
          <table:table-cell table:number-columns-repeated="1007"/>
        </table:table-row>
        <table:table-row table:style-name="ro1">
          <table:table-cell table:formula="of:=[Datos_Nao.A142]" office:value-type="float" office:value="-0.0324209071695805" calcext:value-type="float">
            <text:p>-0.0324209072</text:p>
          </table:table-cell>
          <table:table-cell table:formula="of:=[Datos_Nao.B142]" office:value-type="float" office:value="-0.00627550855278969" calcext:value-type="float">
            <text:p>-0.0062755086</text:p>
          </table:table-cell>
          <table:table-cell table:formula="of:=[Datos_Nao.C142]" office:value-type="float" office:value="0.330231487751007" calcext:value-type="float">
            <text:p>0.3302314878</text:p>
          </table:table-cell>
          <table:table-cell table:formula="of:=[Datos_Nao.D142]" office:value-type="float" office:value="-0.0414031222462654" calcext:value-type="float">
            <text:p>-0.0414031222</text:p>
          </table:table-cell>
          <table:table-cell table:formula="of:=[Datos_Nao.E142]" office:value-type="float" office:value="-0.0735173374414444" calcext:value-type="float">
            <text:p>-0.0735173374</text:p>
          </table:table-cell>
          <table:table-cell table:formula="of:=[Datos_Nao.F142]" office:value-type="float" office:value="-0.0151397222653031" calcext:value-type="float">
            <text:p>-0.0151397223</text:p>
          </table:table-cell>
          <table:table-cell/>
          <table:table-cell table:formula="of:=[Datos_MoCap.A142]" office:value-type="float" office:value="0.037355" calcext:value-type="float">
            <text:p>0.037355</text:p>
          </table:table-cell>
          <table:table-cell table:formula="of:=[Datos_MoCap.B142]" office:value-type="float" office:value="1.352781" calcext:value-type="float">
            <text:p>1.352781</text:p>
          </table:table-cell>
          <table:table-cell table:formula="of:=[Datos_MoCap.C142]" office:value-type="float" office:value="-0.142326" calcext:value-type="float">
            <text:p>-0.142326</text:p>
          </table:table-cell>
          <table:table-cell table:formula="of:=[Datos_MoCap.D142]" office:value-type="float" office:value="-0.027804" calcext:value-type="float">
            <text:p>-0.027804</text:p>
          </table:table-cell>
          <table:table-cell table:formula="of:=[Datos_MoCap.F142]" office:value-type="float" office:value="-0.07955" calcext:value-type="float">
            <text:p>-0.07955</text:p>
          </table:table-cell>
          <table:table-cell table:formula="of:=[Datos_MoCap.E142]" office:value-type="float" office:value="-0.037323" calcext:value-type="float">
            <text:p>-0.037323</text:p>
          </table:table-cell>
          <table:table-cell/>
          <table:table-cell table:formula="of:=([.#REF!142]^2)*(0.178)+([.#REF!142])*(0.352)-0.013" office:value-type="string" office:string-value="" calcext:value-type="error">
            <text:p>#REF!</text:p>
          </table:table-cell>
          <table:table-cell table:formula="of:=([.J142]^2)*(-0.89)+([.J142])*(-0.633)-0.245" office:value-type="float" office:value="-0.17293609634564" calcext:value-type="float">
            <text:p>-0.1729360963</text:p>
          </table:table-cell>
          <table:table-cell table:formula="of:=([.I142]^2)*(-0.189)+([.I142])*(0.905)-0.392" office:value-type="float" office:value="0.486393698981371" calcext:value-type="float">
            <text:p>0.486393699</text:p>
          </table:table-cell>
          <table:table-cell table:number-columns-repeated="1007"/>
        </table:table-row>
        <table:table-row table:style-name="ro1">
          <table:table-cell table:formula="of:=[Datos_Nao.A143]" office:value-type="float" office:value="-0.0324417650699616" calcext:value-type="float">
            <text:p>-0.0324417651</text:p>
          </table:table-cell>
          <table:table-cell table:formula="of:=[Datos_Nao.B143]" office:value-type="float" office:value="-0.0055982880294323" calcext:value-type="float">
            <text:p>-0.005598288</text:p>
          </table:table-cell>
          <table:table-cell table:formula="of:=[Datos_Nao.C143]" office:value-type="float" office:value="0.33029493689537" calcext:value-type="float">
            <text:p>0.3302949369</text:p>
          </table:table-cell>
          <table:table-cell table:formula="of:=[Datos_Nao.D143]" office:value-type="float" office:value="-0.0401060804724693" calcext:value-type="float">
            <text:p>-0.0401060805</text:p>
          </table:table-cell>
          <table:table-cell table:formula="of:=[Datos_Nao.E143]" office:value-type="float" office:value="-0.0739279836416245" calcext:value-type="float">
            <text:p>-0.0739279836</text:p>
          </table:table-cell>
          <table:table-cell table:formula="of:=[Datos_Nao.F143]" office:value-type="float" office:value="-0.0140988295897841" calcext:value-type="float">
            <text:p>-0.0140988296</text:p>
          </table:table-cell>
          <table:table-cell/>
          <table:table-cell table:formula="of:=[Datos_MoCap.A143]" office:value-type="float" office:value="0.035807" calcext:value-type="float">
            <text:p>0.035807</text:p>
          </table:table-cell>
          <table:table-cell table:formula="of:=[Datos_MoCap.B143]" office:value-type="float" office:value="1.352105" calcext:value-type="float">
            <text:p>1.352105</text:p>
          </table:table-cell>
          <table:table-cell table:formula="of:=[Datos_MoCap.C143]" office:value-type="float" office:value="-0.144761" calcext:value-type="float">
            <text:p>-0.144761</text:p>
          </table:table-cell>
          <table:table-cell table:formula="of:=[Datos_MoCap.D143]" office:value-type="float" office:value="-0.028295" calcext:value-type="float">
            <text:p>-0.028295</text:p>
          </table:table-cell>
          <table:table-cell table:formula="of:=[Datos_MoCap.F143]" office:value-type="float" office:value="-0.080896" calcext:value-type="float">
            <text:p>-0.080896</text:p>
          </table:table-cell>
          <table:table-cell table:formula="of:=[Datos_MoCap.E143]" office:value-type="float" office:value="-0.039309" calcext:value-type="float">
            <text:p>-0.039309</text:p>
          </table:table-cell>
          <table:table-cell/>
          <table:table-cell table:formula="of:=([.#REF!143]^2)*(0.178)+([.#REF!143])*(0.352)-0.013" office:value-type="string" office:string-value="" calcext:value-type="error">
            <text:p>#REF!</text:p>
          </table:table-cell>
          <table:table-cell table:formula="of:=([.J143]^2)*(-0.89)+([.J143])*(-0.633)-0.245" office:value-type="float" office:value="-0.17201690193769" calcext:value-type="float">
            <text:p>-0.1720169019</text:p>
          </table:table-cell>
          <table:table-cell table:formula="of:=([.I143]^2)*(-0.189)+([.I143])*(0.905)-0.392" office:value-type="float" office:value="0.486127506036275" calcext:value-type="float">
            <text:p>0.486127506</text:p>
          </table:table-cell>
          <table:table-cell table:number-columns-repeated="1007"/>
        </table:table-row>
        <table:table-row table:style-name="ro1">
          <table:table-cell table:formula="of:=[Datos_Nao.A144]" office:value-type="float" office:value="-0.0324808694422245" calcext:value-type="float">
            <text:p>-0.0324808694</text:p>
          </table:table-cell>
          <table:table-cell table:formula="of:=[Datos_Nao.B144]" office:value-type="float" office:value="-0.0042475052177906" calcext:value-type="float">
            <text:p>-0.0042475052</text:p>
          </table:table-cell>
          <table:table-cell table:formula="of:=[Datos_Nao.C144]" office:value-type="float" office:value="0.330412328243256" calcext:value-type="float">
            <text:p>0.3304123282</text:p>
          </table:table-cell>
          <table:table-cell table:formula="of:=[Datos_Nao.D144]" office:value-type="float" office:value="-0.0375211089849472" calcext:value-type="float">
            <text:p>-0.037521109</text:p>
          </table:table-cell>
          <table:table-cell table:formula="of:=[Datos_Nao.E144]" office:value-type="float" office:value="-0.0747333094477654" calcext:value-type="float">
            <text:p>-0.0747333094</text:p>
          </table:table-cell>
          <table:table-cell table:formula="of:=[Datos_Nao.F144]" office:value-type="float" office:value="-0.0120090497657657" calcext:value-type="float">
            <text:p>-0.0120090498</text:p>
          </table:table-cell>
          <table:table-cell/>
          <table:table-cell table:formula="of:=[Datos_MoCap.A144]" office:value-type="float" office:value="0.034233" calcext:value-type="float">
            <text:p>0.034233</text:p>
          </table:table-cell>
          <table:table-cell table:formula="of:=[Datos_MoCap.B144]" office:value-type="float" office:value="1.351327" calcext:value-type="float">
            <text:p>1.351327</text:p>
          </table:table-cell>
          <table:table-cell table:formula="of:=[Datos_MoCap.C144]" office:value-type="float" office:value="-0.146931" calcext:value-type="float">
            <text:p>-0.146931</text:p>
          </table:table-cell>
          <table:table-cell table:formula="of:=[Datos_MoCap.D144]" office:value-type="float" office:value="-0.028715" calcext:value-type="float">
            <text:p>-0.028715</text:p>
          </table:table-cell>
          <table:table-cell table:formula="of:=[Datos_MoCap.F144]" office:value-type="float" office:value="-0.082001" calcext:value-type="float">
            <text:p>-0.082001</text:p>
          </table:table-cell>
          <table:table-cell table:formula="of:=[Datos_MoCap.E144]" office:value-type="float" office:value="-0.041122" calcext:value-type="float">
            <text:p>-0.041122</text:p>
          </table:table-cell>
          <table:table-cell/>
          <table:table-cell table:formula="of:=([.#REF!144]^2)*(0.178)+([.#REF!144])*(0.352)-0.013" office:value-type="string" office:string-value="" calcext:value-type="error">
            <text:p>#REF!</text:p>
          </table:table-cell>
          <table:table-cell table:formula="of:=([.J144]^2)*(-0.89)+([.J144])*(-0.633)-0.245" office:value-type="float" office:value="-0.17120663669729" calcext:value-type="float">
            <text:p>-0.1712066367</text:p>
          </table:table-cell>
          <table:table-cell table:formula="of:=([.I144]^2)*(-0.189)+([.I144])*(0.905)-0.392" office:value-type="float" office:value="0.485820934084419" calcext:value-type="float">
            <text:p>0.4858209341</text:p>
          </table:table-cell>
          <table:table-cell table:number-columns-repeated="1007"/>
        </table:table-row>
        <table:table-row table:style-name="ro1">
          <table:table-cell table:formula="of:=[Datos_Nao.A145]" office:value-type="float" office:value="-0.0325325429439545" calcext:value-type="float">
            <text:p>-0.0325325429</text:p>
          </table:table-cell>
          <table:table-cell table:formula="of:=[Datos_Nao.B145]" office:value-type="float" office:value="-0.00223299115896225" calcext:value-type="float">
            <text:p>-0.0022329912</text:p>
          </table:table-cell>
          <table:table-cell table:formula="of:=[Datos_Nao.C145]" office:value-type="float" office:value="0.33056452870369" calcext:value-type="float">
            <text:p>0.3305645287</text:p>
          </table:table-cell>
          <table:table-cell table:formula="of:=[Datos_Nao.D145]" office:value-type="float" office:value="-0.0336713679134846" calcext:value-type="float">
            <text:p>-0.0336713679</text:p>
          </table:table-cell>
          <table:table-cell table:formula="of:=[Datos_Nao.E145]" office:value-type="float" office:value="-0.0758985355496407" calcext:value-type="float">
            <text:p>-0.0758985355</text:p>
          </table:table-cell>
          <table:table-cell table:formula="of:=[Datos_Nao.F145]" office:value-type="float" office:value="-0.00885953847318888" calcext:value-type="float">
            <text:p>-0.0088595385</text:p>
          </table:table-cell>
          <table:table-cell/>
          <table:table-cell table:formula="of:=[Datos_MoCap.A145]" office:value-type="float" office:value="0.032695" calcext:value-type="float">
            <text:p>0.032695</text:p>
          </table:table-cell>
          <table:table-cell table:formula="of:=[Datos_MoCap.B145]" office:value-type="float" office:value="1.350469" calcext:value-type="float">
            <text:p>1.350469</text:p>
          </table:table-cell>
          <table:table-cell table:formula="of:=[Datos_MoCap.C145]" office:value-type="float" office:value="-0.148917" calcext:value-type="float">
            <text:p>-0.148917</text:p>
          </table:table-cell>
          <table:table-cell table:formula="of:=[Datos_MoCap.D145]" office:value-type="float" office:value="-0.029386" calcext:value-type="float">
            <text:p>-0.029386</text:p>
          </table:table-cell>
          <table:table-cell table:formula="of:=[Datos_MoCap.F145]" office:value-type="float" office:value="-0.083488" calcext:value-type="float">
            <text:p>-0.083488</text:p>
          </table:table-cell>
          <table:table-cell table:formula="of:=[Datos_MoCap.E145]" office:value-type="float" office:value="-0.042543" calcext:value-type="float">
            <text:p>-0.042543</text:p>
          </table:table-cell>
          <table:table-cell/>
          <table:table-cell table:formula="of:=([.#REF!145]^2)*(0.178)+([.#REF!145])*(0.352)-0.013" office:value-type="string" office:string-value="" calcext:value-type="error">
            <text:p>#REF!</text:p>
          </table:table-cell>
          <table:table-cell table:formula="of:=([.J145]^2)*(-0.89)+([.J145])*(-0.633)-0.245" office:value-type="float" office:value="-0.17047242187121" calcext:value-type="float">
            <text:p>-0.1704724219</text:p>
          </table:table-cell>
          <table:table-cell table:formula="of:=([.I145]^2)*(-0.189)+([.I145])*(0.905)-0.392" office:value-type="float" office:value="0.485482572727371" calcext:value-type="float">
            <text:p>0.4854825727</text:p>
          </table:table-cell>
          <table:table-cell table:number-columns-repeated="1007"/>
        </table:table-row>
        <table:table-row table:style-name="ro1">
          <table:table-cell table:formula="of:=[Datos_Nao.A146]" office:value-type="float" office:value="-0.0325619615614414" calcext:value-type="float">
            <text:p>-0.0325619616</text:p>
          </table:table-cell>
          <table:table-cell table:formula="of:=[Datos_Nao.B146]" office:value-type="float" office:value="-0.000899778679013252" calcext:value-type="float">
            <text:p>-0.0008997787</text:p>
          </table:table-cell>
          <table:table-cell table:formula="of:=[Datos_Nao.C146]" office:value-type="float" office:value="0.330650120973587" calcext:value-type="float">
            <text:p>0.330650121</text:p>
          </table:table-cell>
          <table:table-cell table:formula="of:=[Datos_Nao.D146]" office:value-type="float" office:value="-0.0311270225793123" calcext:value-type="float">
            <text:p>-0.0311270226</text:p>
          </table:table-cell>
          <table:table-cell table:formula="of:=[Datos_Nao.E146]" office:value-type="float" office:value="-0.0766447260975838" calcext:value-type="float">
            <text:p>-0.0766447261</text:p>
          </table:table-cell>
          <table:table-cell table:formula="of:=[Datos_Nao.F146]" office:value-type="float" office:value="-0.00675393547862768" calcext:value-type="float">
            <text:p>-0.0067539355</text:p>
          </table:table-cell>
          <table:table-cell/>
          <table:table-cell table:formula="of:=[Datos_MoCap.A146]" office:value-type="float" office:value="0.031171" calcext:value-type="float">
            <text:p>0.031171</text:p>
          </table:table-cell>
          <table:table-cell table:formula="of:=[Datos_MoCap.B146]" office:value-type="float" office:value="1.349417" calcext:value-type="float">
            <text:p>1.349417</text:p>
          </table:table-cell>
          <table:table-cell table:formula="of:=[Datos_MoCap.C146]" office:value-type="float" office:value="-0.150935" calcext:value-type="float">
            <text:p>-0.150935</text:p>
          </table:table-cell>
          <table:table-cell table:formula="of:=[Datos_MoCap.D146]" office:value-type="float" office:value="-0.030762" calcext:value-type="float">
            <text:p>-0.030762</text:p>
          </table:table-cell>
          <table:table-cell table:formula="of:=[Datos_MoCap.F146]" office:value-type="float" office:value="-0.086221" calcext:value-type="float">
            <text:p>-0.086221</text:p>
          </table:table-cell>
          <table:table-cell table:formula="of:=[Datos_MoCap.E146]" office:value-type="float" office:value="-0.042814" calcext:value-type="float">
            <text:p>-0.042814</text:p>
          </table:table-cell>
          <table:table-cell/>
          <table:table-cell table:formula="of:=([.#REF!146]^2)*(0.178)+([.#REF!146])*(0.352)-0.013" office:value-type="string" office:string-value="" calcext:value-type="error">
            <text:p>#REF!</text:p>
          </table:table-cell>
          <table:table-cell table:formula="of:=([.J146]^2)*(-0.89)+([.J146])*(-0.633)-0.245" office:value-type="float" office:value="-0.16973356806025" calcext:value-type="float">
            <text:p>-0.1697335681</text:p>
          </table:table-cell>
          <table:table-cell table:formula="of:=([.I146]^2)*(-0.189)+([.I146])*(0.905)-0.392" office:value-type="float" office:value="0.485067325660979" calcext:value-type="float">
            <text:p>0.4850673257</text:p>
          </table:table-cell>
          <table:table-cell table:number-columns-repeated="1007"/>
        </table:table-row>
        <table:table-row table:style-name="ro1">
          <table:table-cell table:formula="of:=[Datos_Nao.A147]" office:value-type="float" office:value="-0.0325750708580017" calcext:value-type="float">
            <text:p>-0.0325750709</text:p>
          </table:table-cell>
          <table:table-cell table:formula="of:=[Datos_Nao.B147]" office:value-type="float" office:value="-0.000236637890338898" calcext:value-type="float">
            <text:p>-0.0002366379</text:p>
          </table:table-cell>
          <table:table-cell table:formula="of:=[Datos_Nao.C147]" office:value-type="float" office:value="0.330688208341598" calcext:value-type="float">
            <text:p>0.3306882083</text:p>
          </table:table-cell>
          <table:table-cell table:formula="of:=[Datos_Nao.D147]" office:value-type="float" office:value="-0.0298624560236931" calcext:value-type="float">
            <text:p>-0.029862456</text:p>
          </table:table-cell>
          <table:table-cell table:formula="of:=[Datos_Nao.E147]" office:value-type="float" office:value="-0.0770080834627152" calcext:value-type="float">
            <text:p>-0.0770080835</text:p>
          </table:table-cell>
          <table:table-cell table:formula="of:=[Datos_Nao.F147]" office:value-type="float" office:value="-0.00570028088986874" calcext:value-type="float">
            <text:p>-0.0057002809</text:p>
          </table:table-cell>
          <table:table-cell/>
          <table:table-cell table:formula="of:=[Datos_MoCap.A147]" office:value-type="float" office:value="0.029507" calcext:value-type="float">
            <text:p>0.029507</text:p>
          </table:table-cell>
          <table:table-cell table:formula="of:=[Datos_MoCap.B147]" office:value-type="float" office:value="1.348617" calcext:value-type="float">
            <text:p>1.348617</text:p>
          </table:table-cell>
          <table:table-cell table:formula="of:=[Datos_MoCap.C147]" office:value-type="float" office:value="-0.152603" calcext:value-type="float">
            <text:p>-0.152603</text:p>
          </table:table-cell>
          <table:table-cell table:formula="of:=[Datos_MoCap.D147]" office:value-type="float" office:value="-0.031824" calcext:value-type="float">
            <text:p>-0.031824</text:p>
          </table:table-cell>
          <table:table-cell table:formula="of:=[Datos_MoCap.F147]" office:value-type="float" office:value="-0.08744" calcext:value-type="float">
            <text:p>-0.08744</text:p>
          </table:table-cell>
          <table:table-cell table:formula="of:=[Datos_MoCap.E147]" office:value-type="float" office:value="-0.043991" calcext:value-type="float">
            <text:p>-0.043991</text:p>
          </table:table-cell>
          <table:table-cell/>
          <table:table-cell table:formula="of:=([.#REF!147]^2)*(0.178)+([.#REF!147])*(0.352)-0.013" office:value-type="string" office:string-value="" calcext:value-type="error">
            <text:p>#REF!</text:p>
          </table:table-cell>
          <table:table-cell table:formula="of:=([.J147]^2)*(-0.89)+([.J147])*(-0.633)-0.245" office:value-type="float" office:value="-0.16912833229201" calcext:value-type="float">
            <text:p>-0.1691283323</text:p>
          </table:table-cell>
          <table:table-cell table:formula="of:=([.I147]^2)*(-0.189)+([.I147])*(0.905)-0.392" office:value-type="float" office:value="0.484751268401779" calcext:value-type="float">
            <text:p>0.4847512684</text:p>
          </table:table-cell>
          <table:table-cell table:number-columns-repeated="1007"/>
        </table:table-row>
        <table:table-row table:style-name="ro1">
          <table:table-cell table:formula="of:=[Datos_Nao.A148]" office:value-type="float" office:value="-0.0325980074703693" calcext:value-type="float">
            <text:p>-0.0325980075</text:p>
          </table:table-cell>
          <table:table-cell table:formula="of:=[Datos_Nao.B148]" office:value-type="float" office:value="0.00108181312680244" calcext:value-type="float">
            <text:p>0.0010818131</text:p>
          </table:table-cell>
          <table:table-cell table:formula="of:=[Datos_Nao.C148]" office:value-type="float" office:value="0.330754965543747" calcext:value-type="float">
            <text:p>0.3307549655</text:p>
          </table:table-cell>
          <table:table-cell table:formula="of:=[Datos_Nao.D148]" office:value-type="float" office:value="-0.0273500923067331" calcext:value-type="float">
            <text:p>-0.0273500923</text:p>
          </table:table-cell>
          <table:table-cell table:formula="of:=[Datos_Nao.E148]" office:value-type="float" office:value="-0.0777144804596901" calcext:value-type="float">
            <text:p>-0.0777144805</text:p>
          </table:table-cell>
          <table:table-cell table:formula="of:=[Datos_Nao.F148]" office:value-type="float" office:value="-0.00359325739555061" calcext:value-type="float">
            <text:p>-0.0035932574</text:p>
          </table:table-cell>
          <table:table-cell/>
          <table:table-cell table:formula="of:=[Datos_MoCap.A148]" office:value-type="float" office:value="0.027764" calcext:value-type="float">
            <text:p>0.027764</text:p>
          </table:table-cell>
          <table:table-cell table:formula="of:=[Datos_MoCap.B148]" office:value-type="float" office:value="1.347876" calcext:value-type="float">
            <text:p>1.347876</text:p>
          </table:table-cell>
          <table:table-cell table:formula="of:=[Datos_MoCap.C148]" office:value-type="float" office:value="-0.154082" calcext:value-type="float">
            <text:p>-0.154082</text:p>
          </table:table-cell>
          <table:table-cell table:formula="of:=[Datos_MoCap.D148]" office:value-type="float" office:value="-0.033188" calcext:value-type="float">
            <text:p>-0.033188</text:p>
          </table:table-cell>
          <table:table-cell table:formula="of:=[Datos_MoCap.F148]" office:value-type="float" office:value="-0.089029" calcext:value-type="float">
            <text:p>-0.089029</text:p>
          </table:table-cell>
          <table:table-cell table:formula="of:=[Datos_MoCap.E148]" office:value-type="float" office:value="-0.045018" calcext:value-type="float">
            <text:p>-0.045018</text:p>
          </table:table-cell>
          <table:table-cell/>
          <table:table-cell table:formula="of:=([.#REF!148]^2)*(0.178)+([.#REF!148])*(0.352)-0.013" office:value-type="string" office:string-value="" calcext:value-type="error">
            <text:p>#REF!</text:p>
          </table:table-cell>
          <table:table-cell table:formula="of:=([.J148]^2)*(-0.89)+([.J148])*(-0.633)-0.245" office:value-type="float" office:value="-0.16859581782436" calcext:value-type="float">
            <text:p>-0.1685958178</text:p>
          </table:table-cell>
          <table:table-cell table:formula="of:=([.I148]^2)*(-0.189)+([.I148])*(0.905)-0.392" office:value-type="float" office:value="0.484458304549936" calcext:value-type="float">
            <text:p>0.4844583045</text:p>
          </table:table-cell>
          <table:table-cell table:number-columns-repeated="1007"/>
        </table:table-row>
        <table:table-row table:style-name="ro1">
          <table:table-cell table:formula="of:=[Datos_Nao.A149]" office:value-type="float" office:value="-0.0326163284480572" calcext:value-type="float">
            <text:p>-0.0326163284</text:p>
          </table:table-cell>
          <table:table-cell table:formula="of:=[Datos_Nao.B149]" office:value-type="float" office:value="0.00238868221640587" calcext:value-type="float">
            <text:p>0.0023886822</text:p>
          </table:table-cell>
          <table:table-cell table:formula="of:=[Datos_Nao.C149]" office:value-type="float" office:value="0.330809414386749" calcext:value-type="float">
            <text:p>0.3308094144</text:p>
          </table:table-cell>
          <table:table-cell table:formula="of:=[Datos_Nao.D149]" office:value-type="float" office:value="-0.0248621497303247" calcext:value-type="float">
            <text:p>-0.0248621497</text:p>
          </table:table-cell>
          <table:table-cell table:formula="of:=[Datos_Nao.E149]" office:value-type="float" office:value="-0.0783926397562027" calcext:value-type="float">
            <text:p>-0.0783926398</text:p>
          </table:table-cell>
          <table:table-cell table:formula="of:=[Datos_Nao.F149]" office:value-type="float" office:value="-0.00148886756505817" calcext:value-type="float">
            <text:p>-0.0014888676</text:p>
          </table:table-cell>
          <table:table-cell/>
          <table:table-cell table:formula="of:=[Datos_MoCap.A149]" office:value-type="float" office:value="0.025882" calcext:value-type="float">
            <text:p>0.025882</text:p>
          </table:table-cell>
          <table:table-cell table:formula="of:=[Datos_MoCap.B149]" office:value-type="float" office:value="1.347102" calcext:value-type="float">
            <text:p>1.347102</text:p>
          </table:table-cell>
          <table:table-cell table:formula="of:=[Datos_MoCap.C149]" office:value-type="float" office:value="-0.155475" calcext:value-type="float">
            <text:p>-0.155475</text:p>
          </table:table-cell>
          <table:table-cell table:formula="of:=[Datos_MoCap.D149]" office:value-type="float" office:value="-0.034861" calcext:value-type="float">
            <text:p>-0.034861</text:p>
          </table:table-cell>
          <table:table-cell table:formula="of:=[Datos_MoCap.F149]" office:value-type="float" office:value="-0.090575" calcext:value-type="float">
            <text:p>-0.090575</text:p>
          </table:table-cell>
          <table:table-cell table:formula="of:=[Datos_MoCap.E149]" office:value-type="float" office:value="-0.045721" calcext:value-type="float">
            <text:p>-0.045721</text:p>
          </table:table-cell>
          <table:table-cell/>
          <table:table-cell table:formula="of:=([.#REF!149]^2)*(0.178)+([.#REF!149])*(0.352)-0.013" office:value-type="string" office:string-value="" calcext:value-type="error">
            <text:p>#REF!</text:p>
          </table:table-cell>
          <table:table-cell table:formula="of:=([.J149]^2)*(-0.89)+([.J149])*(-0.633)-0.245" office:value-type="float" office:value="-0.16809782830625" calcext:value-type="float">
            <text:p>-0.1680978283</text:p>
          </table:table-cell>
          <table:table-cell table:formula="of:=([.I149]^2)*(-0.189)+([.I149])*(0.905)-0.392" office:value-type="float" office:value="0.484152072101644" calcext:value-type="float">
            <text:p>0.4841520721</text:p>
          </table:table-cell>
          <table:table-cell table:number-columns-repeated="1007"/>
        </table:table-row>
        <table:table-row table:style-name="ro1">
          <table:table-cell table:formula="of:=[Datos_Nao.A150]" office:value-type="float" office:value="-0.0326236523687839" calcext:value-type="float">
            <text:p>-0.0326236524</text:p>
          </table:table-cell>
          <table:table-cell table:formula="of:=[Datos_Nao.B150]" office:value-type="float" office:value="0.00303734187036753" calcext:value-type="float">
            <text:p>0.0030373419</text:p>
          </table:table-cell>
          <table:table-cell table:formula="of:=[Datos_Nao.C150]" office:value-type="float" office:value="0.330832064151764" calcext:value-type="float">
            <text:p>0.3308320642</text:p>
          </table:table-cell>
          <table:table-cell table:formula="of:=[Datos_Nao.D150]" office:value-type="float" office:value="-0.0236280951648951" calcext:value-type="float">
            <text:p>-0.0236280952</text:p>
          </table:table-cell>
          <table:table-cell table:formula="of:=[Datos_Nao.E150]" office:value-type="float" office:value="-0.0787207037210465" calcext:value-type="float">
            <text:p>-0.0787207037</text:p>
          </table:table-cell>
          <table:table-cell table:formula="of:=[Datos_Nao.F150]" office:value-type="float" office:value="-0.000438539602328092" calcext:value-type="float">
            <text:p>-0.0004385396</text:p>
          </table:table-cell>
          <table:table-cell/>
          <table:table-cell table:formula="of:=[Datos_MoCap.A150]" office:value-type="float" office:value="0.023904" calcext:value-type="float">
            <text:p>0.023904</text:p>
          </table:table-cell>
          <table:table-cell table:formula="of:=[Datos_MoCap.B150]" office:value-type="float" office:value="1.346313" calcext:value-type="float">
            <text:p>1.346313</text:p>
          </table:table-cell>
          <table:table-cell table:formula="of:=[Datos_MoCap.C150]" office:value-type="float" office:value="-0.156736" calcext:value-type="float">
            <text:p>-0.156736</text:p>
          </table:table-cell>
          <table:table-cell table:formula="of:=[Datos_MoCap.D150]" office:value-type="float" office:value="-0.036754" calcext:value-type="float">
            <text:p>-0.036754</text:p>
          </table:table-cell>
          <table:table-cell table:formula="of:=[Datos_MoCap.F150]" office:value-type="float" office:value="-0.092117" calcext:value-type="float">
            <text:p>-0.092117</text:p>
          </table:table-cell>
          <table:table-cell table:formula="of:=[Datos_MoCap.E150]" office:value-type="float" office:value="-0.046454" calcext:value-type="float">
            <text:p>-0.046454</text:p>
          </table:table-cell>
          <table:table-cell/>
          <table:table-cell table:formula="of:=([.#REF!150]^2)*(0.178)+([.#REF!150])*(0.352)-0.013" office:value-type="string" office:string-value="" calcext:value-type="error">
            <text:p>#REF!</text:p>
          </table:table-cell>
          <table:table-cell table:formula="of:=([.J150]^2)*(-0.89)+([.J150])*(-0.633)-0.245" office:value-type="float" office:value="-0.16765000658944" calcext:value-type="float">
            <text:p>-0.1676500066</text:p>
          </table:table-cell>
          <table:table-cell table:formula="of:=([.I150]^2)*(-0.189)+([.I150])*(0.905)-0.392" office:value-type="float" office:value="0.483839671839859" calcext:value-type="float">
            <text:p>0.4838396718</text:p>
          </table:table-cell>
          <table:table-cell table:number-columns-repeated="1007"/>
        </table:table-row>
        <table:table-row table:style-name="ro1">
          <table:table-cell table:formula="of:=[Datos_Nao.A151]" office:value-type="float" office:value="-0.0326346531510353" calcext:value-type="float">
            <text:p>-0.0326346532</text:p>
          </table:table-cell>
          <table:table-cell table:formula="of:=[Datos_Nao.B151]" office:value-type="float" office:value="0.00432419031858444" calcext:value-type="float">
            <text:p>0.0043241903</text:p>
          </table:table-cell>
          <table:table-cell table:formula="of:=[Datos_Nao.C151]" office:value-type="float" office:value="0.330868393182755" calcext:value-type="float">
            <text:p>0.3308683932</text:p>
          </table:table-cell>
          <table:table-cell table:formula="of:=[Datos_Nao.D151]" office:value-type="float" office:value="-0.0211813449859619" calcext:value-type="float">
            <text:p>-0.021181345</text:p>
          </table:table-cell>
          <table:table-cell table:formula="of:=[Datos_Nao.E151]" office:value-type="float" office:value="-0.0793540924787521" calcext:value-type="float">
            <text:p>-0.0793540925</text:p>
          </table:table-cell>
          <table:table-cell table:formula="of:=[Datos_Nao.F151]" office:value-type="float" office:value="0.00165630294941366" calcext:value-type="float">
            <text:p>0.0016563029</text:p>
          </table:table-cell>
          <table:table-cell/>
          <table:table-cell table:formula="of:=[Datos_MoCap.A151]" office:value-type="float" office:value="0.021823" calcext:value-type="float">
            <text:p>0.021823</text:p>
          </table:table-cell>
          <table:table-cell table:formula="of:=[Datos_MoCap.B151]" office:value-type="float" office:value="1.345463" calcext:value-type="float">
            <text:p>1.345463</text:p>
          </table:table-cell>
          <table:table-cell table:formula="of:=[Datos_MoCap.C151]" office:value-type="float" office:value="-0.157878" calcext:value-type="float">
            <text:p>-0.157878</text:p>
          </table:table-cell>
          <table:table-cell table:formula="of:=[Datos_MoCap.D151]" office:value-type="float" office:value="-0.038729" calcext:value-type="float">
            <text:p>-0.038729</text:p>
          </table:table-cell>
          <table:table-cell table:formula="of:=[Datos_MoCap.F151]" office:value-type="float" office:value="-0.094017" calcext:value-type="float">
            <text:p>-0.094017</text:p>
          </table:table-cell>
          <table:table-cell table:formula="of:=[Datos_MoCap.E151]" office:value-type="float" office:value="-0.047275" calcext:value-type="float">
            <text:p>-0.047275</text:p>
          </table:table-cell>
          <table:table-cell/>
          <table:table-cell table:formula="of:=([.#REF!151]^2)*(0.178)+([.#REF!151])*(0.352)-0.013" office:value-type="string" office:string-value="" calcext:value-type="error">
            <text:p>#REF!</text:p>
          </table:table-cell>
          <table:table-cell table:formula="of:=([.J151]^2)*(-0.89)+([.J151])*(-0.633)-0.245" office:value-type="float" office:value="-0.16724688796676" calcext:value-type="float">
            <text:p>-0.167246888</text:p>
          </table:table-cell>
          <table:table-cell table:formula="of:=([.I151]^2)*(-0.189)+([.I151])*(0.905)-0.392" office:value-type="float" office:value="0.483502855654259" calcext:value-type="float">
            <text:p>0.4835028557</text:p>
          </table:table-cell>
          <table:table-cell table:number-columns-repeated="1007"/>
        </table:table-row>
        <table:table-row table:style-name="ro1">
          <table:table-cell table:formula="of:=[Datos_Nao.A152]" office:value-type="float" office:value="-0.0326382294297218" calcext:value-type="float">
            <text:p>-0.0326382294</text:p>
          </table:table-cell>
          <table:table-cell table:formula="of:=[Datos_Nao.B152]" office:value-type="float" office:value="0.00496203172951937" calcext:value-type="float">
            <text:p>0.0049620317</text:p>
          </table:table-cell>
          <table:table-cell table:formula="of:=[Datos_Nao.C152]" office:value-type="float" office:value="0.330882161855698" calcext:value-type="float">
            <text:p>0.3308821619</text:p>
          </table:table-cell>
          <table:table-cell table:formula="of:=[Datos_Nao.D152]" office:value-type="float" office:value="-0.0199692379683256" calcext:value-type="float">
            <text:p>-0.019969238</text:p>
          </table:table-cell>
          <table:table-cell table:formula="of:=[Datos_Nao.E152]" office:value-type="float" office:value="-0.0796591117978096" calcext:value-type="float">
            <text:p>-0.0796591118</text:p>
          </table:table-cell>
          <table:table-cell table:formula="of:=[Datos_Nao.F152]" office:value-type="float" office:value="0.00270022451877594" calcext:value-type="float">
            <text:p>0.0027002245</text:p>
          </table:table-cell>
          <table:table-cell/>
          <table:table-cell table:formula="of:=[Datos_MoCap.A152]" office:value-type="float" office:value="0.019834" calcext:value-type="float">
            <text:p>0.019834</text:p>
          </table:table-cell>
          <table:table-cell table:formula="of:=[Datos_MoCap.B152]" office:value-type="float" office:value="1.344636" calcext:value-type="float">
            <text:p>1.344636</text:p>
          </table:table-cell>
          <table:table-cell table:formula="of:=[Datos_MoCap.C152]" office:value-type="float" office:value="-0.159005" calcext:value-type="float">
            <text:p>-0.159005</text:p>
          </table:table-cell>
          <table:table-cell table:formula="of:=[Datos_MoCap.D152]" office:value-type="float" office:value="-0.040513" calcext:value-type="float">
            <text:p>-0.040513</text:p>
          </table:table-cell>
          <table:table-cell table:formula="of:=[Datos_MoCap.F152]" office:value-type="float" office:value="-0.09545" calcext:value-type="float">
            <text:p>-0.09545</text:p>
          </table:table-cell>
          <table:table-cell table:formula="of:=[Datos_MoCap.E152]" office:value-type="float" office:value="-0.048753" calcext:value-type="float">
            <text:p>-0.048753</text:p>
          </table:table-cell>
          <table:table-cell/>
          <table:table-cell table:formula="of:=([.#REF!152]^2)*(0.178)+([.#REF!152])*(0.352)-0.013" office:value-type="string" office:string-value="" calcext:value-type="error">
            <text:p>#REF!</text:p>
          </table:table-cell>
          <table:table-cell table:formula="of:=([.J152]^2)*(-0.89)+([.J152])*(-0.633)-0.245" office:value-type="float" office:value="-0.16685134012225" calcext:value-type="float">
            <text:p>-0.1668513401</text:p>
          </table:table-cell>
          <table:table-cell table:formula="of:=([.I152]^2)*(-0.189)+([.I152])*(0.905)-0.392" office:value-type="float" office:value="0.483174891198256" calcext:value-type="float">
            <text:p>0.4831748912</text:p>
          </table:table-cell>
          <table:table-cell table:number-columns-repeated="1007"/>
        </table:table-row>
        <table:table-row table:style-name="ro1">
          <table:table-cell table:formula="of:=[Datos_Nao.A153]" office:value-type="float" office:value="-0.0326413959264755" calcext:value-type="float">
            <text:p>-0.0326413959</text:p>
          </table:table-cell>
          <table:table-cell table:formula="of:=[Datos_Nao.B153]" office:value-type="float" office:value="0.0062257181853056" calcext:value-type="float">
            <text:p>0.0062257182</text:p>
          </table:table-cell>
          <table:table-cell table:formula="of:=[Datos_Nao.C153]" office:value-type="float" office:value="0.330901086330414" calcext:value-type="float">
            <text:p>0.3309010863</text:p>
          </table:table-cell>
          <table:table-cell table:formula="of:=[Datos_Nao.D153]" office:value-type="float" office:value="-0.0175690706819296" calcext:value-type="float">
            <text:p>-0.0175690707</text:p>
          </table:table-cell>
          <table:table-cell table:formula="of:=[Datos_Nao.E153]" office:value-type="float" office:value="-0.0802450031042099" calcext:value-type="float">
            <text:p>-0.0802450031</text:p>
          </table:table-cell>
          <table:table-cell table:formula="of:=[Datos_Nao.F153]" office:value-type="float" office:value="0.0047788992524147" calcext:value-type="float">
            <text:p>0.0047788993</text:p>
          </table:table-cell>
          <table:table-cell/>
          <table:table-cell table:formula="of:=[Datos_MoCap.A153]" office:value-type="float" office:value="0.01784" calcext:value-type="float">
            <text:p>0.01784</text:p>
          </table:table-cell>
          <table:table-cell table:formula="of:=[Datos_MoCap.B153]" office:value-type="float" office:value="1.343767" calcext:value-type="float">
            <text:p>1.343767</text:p>
          </table:table-cell>
          <table:table-cell table:formula="of:=[Datos_MoCap.C153]" office:value-type="float" office:value="-0.160109" calcext:value-type="float">
            <text:p>-0.160109</text:p>
          </table:table-cell>
          <table:table-cell table:formula="of:=[Datos_MoCap.D153]" office:value-type="float" office:value="-0.042691" calcext:value-type="float">
            <text:p>-0.042691</text:p>
          </table:table-cell>
          <table:table-cell table:formula="of:=[Datos_MoCap.F153]" office:value-type="float" office:value="-0.097234" calcext:value-type="float">
            <text:p>-0.097234</text:p>
          </table:table-cell>
          <table:table-cell table:formula="of:=[Datos_MoCap.E153]" office:value-type="float" office:value="-0.05022" calcext:value-type="float">
            <text:p>-0.05022</text:p>
          </table:table-cell>
          <table:table-cell/>
          <table:table-cell table:formula="of:=([.#REF!153]^2)*(0.178)+([.#REF!153])*(0.352)-0.013" office:value-type="string" office:string-value="" calcext:value-type="error">
            <text:p>#REF!</text:p>
          </table:table-cell>
          <table:table-cell table:formula="of:=([.J153]^2)*(-0.89)+([.J153])*(-0.633)-0.245" office:value-type="float" office:value="-0.16646605677409" calcext:value-type="float">
            <text:p>-0.1664660568</text:p>
          </table:table-cell>
          <table:table-cell table:formula="of:=([.I153]^2)*(-0.189)+([.I153])*(0.905)-0.392" office:value-type="float" office:value="0.482829992195379" calcext:value-type="float">
            <text:p>0.4828299922</text:p>
          </table:table-cell>
          <table:table-cell table:number-columns-repeated="1007"/>
        </table:table-row>
        <table:table-row table:style-name="ro1">
          <table:table-cell table:formula="of:=[Datos_Nao.A154]" office:value-type="float" office:value="-0.0326409339904785" calcext:value-type="float">
            <text:p>-0.032640934</text:p>
          </table:table-cell>
          <table:table-cell table:formula="of:=[Datos_Nao.B154]" office:value-type="float" office:value="0.00685119908303023" calcext:value-type="float">
            <text:p>0.0068511991</text:p>
          </table:table-cell>
          <table:table-cell table:formula="of:=[Datos_Nao.C154]" office:value-type="float" office:value="0.330906331539154" calcext:value-type="float">
            <text:p>0.3309063315</text:p>
          </table:table-cell>
          <table:table-cell table:formula="of:=[Datos_Nao.D154]" office:value-type="float" office:value="-0.0163815952837467" calcext:value-type="float">
            <text:p>-0.0163815953</text:p>
          </table:table-cell>
          <table:table-cell table:formula="of:=[Datos_Nao.E154]" office:value-type="float" office:value="-0.0805256068706513" calcext:value-type="float">
            <text:p>-0.0805256069</text:p>
          </table:table-cell>
          <table:table-cell table:formula="of:=[Datos_Nao.F154]" office:value-type="float" office:value="0.00581298395991326" calcext:value-type="float">
            <text:p>0.005812984</text:p>
          </table:table-cell>
          <table:table-cell/>
          <table:table-cell table:formula="of:=[Datos_MoCap.A154]" office:value-type="float" office:value="0.015864" calcext:value-type="float">
            <text:p>0.015864</text:p>
          </table:table-cell>
          <table:table-cell table:formula="of:=[Datos_MoCap.B154]" office:value-type="float" office:value="1.343027" calcext:value-type="float">
            <text:p>1.343027</text:p>
          </table:table-cell>
          <table:table-cell table:formula="of:=[Datos_MoCap.C154]" office:value-type="float" office:value="-0.161232" calcext:value-type="float">
            <text:p>-0.161232</text:p>
          </table:table-cell>
          <table:table-cell table:formula="of:=[Datos_MoCap.D154]" office:value-type="float" office:value="-0.044968" calcext:value-type="float">
            <text:p>-0.044968</text:p>
          </table:table-cell>
          <table:table-cell table:formula="of:=[Datos_MoCap.F154]" office:value-type="float" office:value="-0.098732" calcext:value-type="float">
            <text:p>-0.098732</text:p>
          </table:table-cell>
          <table:table-cell table:formula="of:=[Datos_MoCap.E154]" office:value-type="float" office:value="-0.051378" calcext:value-type="float">
            <text:p>-0.051378</text:p>
          </table:table-cell>
          <table:table-cell/>
          <table:table-cell table:formula="of:=([.#REF!154]^2)*(0.178)+([.#REF!154])*(0.352)-0.013" office:value-type="string" office:string-value="" calcext:value-type="error">
            <text:p>#REF!</text:p>
          </table:table-cell>
          <table:table-cell table:formula="of:=([.J154]^2)*(-0.89)+([.J154])*(-0.633)-0.245" office:value-type="float" office:value="-0.16607636846336" calcext:value-type="float">
            <text:p>-0.1660763685</text:p>
          </table:table-cell>
          <table:table-cell table:formula="of:=([.I154]^2)*(-0.189)+([.I154])*(0.905)-0.392" office:value-type="float" office:value="0.482536067204219" calcext:value-type="float">
            <text:p>0.4825360672</text:p>
          </table:table-cell>
          <table:table-cell table:number-columns-repeated="1007"/>
        </table:table-row>
        <table:table-row table:style-name="ro1">
          <table:table-cell table:formula="of:=[Datos_Nao.A155]" office:value-type="float" office:value="-0.0326358675956726" calcext:value-type="float">
            <text:p>-0.0326358676</text:p>
          </table:table-cell>
          <table:table-cell table:formula="of:=[Datos_Nao.B155]" office:value-type="float" office:value="0.00808855704963207" calcext:value-type="float">
            <text:p>0.008088557</text:p>
          </table:table-cell>
          <table:table-cell table:formula="of:=[Datos_Nao.C155]" office:value-type="float" office:value="0.330908626317978" calcext:value-type="float">
            <text:p>0.3309086263</text:p>
          </table:table-cell>
          <table:table-cell table:formula="of:=[Datos_Nao.D155]" office:value-type="float" office:value="-0.0140333231538534" calcext:value-type="float">
            <text:p>-0.0140333232</text:p>
          </table:table-cell>
          <table:table-cell table:formula="of:=[Datos_Nao.E155]" office:value-type="float" office:value="-0.0810614824295044" calcext:value-type="float">
            <text:p>-0.0810614824</text:p>
          </table:table-cell>
          <table:table-cell table:formula="of:=[Datos_Nao.F155]" office:value-type="float" office:value="0.00786851346492767" calcext:value-type="float">
            <text:p>0.0078685135</text:p>
          </table:table-cell>
          <table:table-cell/>
          <table:table-cell table:formula="of:=[Datos_MoCap.A155]" office:value-type="float" office:value="0.01392" calcext:value-type="float">
            <text:p>0.01392</text:p>
          </table:table-cell>
          <table:table-cell table:formula="of:=[Datos_MoCap.B155]" office:value-type="float" office:value="1.342356" calcext:value-type="float">
            <text:p>1.342356</text:p>
          </table:table-cell>
          <table:table-cell table:formula="of:=[Datos_MoCap.C155]" office:value-type="float" office:value="-0.162341" calcext:value-type="float">
            <text:p>-0.162341</text:p>
          </table:table-cell>
          <table:table-cell table:formula="of:=[Datos_MoCap.D155]" office:value-type="float" office:value="-0.047127" calcext:value-type="float">
            <text:p>-0.047127</text:p>
          </table:table-cell>
          <table:table-cell table:formula="of:=[Datos_MoCap.F155]" office:value-type="float" office:value="-0.100302" calcext:value-type="float">
            <text:p>-0.100302</text:p>
          </table:table-cell>
          <table:table-cell table:formula="of:=[Datos_MoCap.E155]" office:value-type="float" office:value="-0.052899" calcext:value-type="float">
            <text:p>-0.052899</text:p>
          </table:table-cell>
          <table:table-cell/>
          <table:table-cell table:formula="of:=([.#REF!155]^2)*(0.178)+([.#REF!155])*(0.352)-0.013" office:value-type="string" office:string-value="" calcext:value-type="error">
            <text:p>#REF!</text:p>
          </table:table-cell>
          <table:table-cell table:formula="of:=([.J155]^2)*(-0.89)+([.J155])*(-0.633)-0.245" office:value-type="float" office:value="-0.16569374125009" calcext:value-type="float">
            <text:p>-0.1656937413</text:p>
          </table:table-cell>
          <table:table-cell table:formula="of:=([.I155]^2)*(-0.189)+([.I155])*(0.905)-0.392" office:value-type="float" office:value="0.482269369790896" calcext:value-type="float">
            <text:p>0.4822693698</text:p>
          </table:table-cell>
          <table:table-cell table:number-columns-repeated="1007"/>
        </table:table-row>
        <table:table-row table:style-name="ro1">
          <table:table-cell table:formula="of:=[Datos_Nao.A156]" office:value-type="float" office:value="-0.0326311849057674" calcext:value-type="float">
            <text:p>-0.0326311849</text:p>
          </table:table-cell>
          <table:table-cell table:formula="of:=[Datos_Nao.B156]" office:value-type="float" office:value="0.00870009139180183" calcext:value-type="float">
            <text:p>0.0087000914</text:p>
          </table:table-cell>
          <table:table-cell table:formula="of:=[Datos_Nao.C156]" office:value-type="float" office:value="0.330905795097351" calcext:value-type="float">
            <text:p>0.3309057951</text:p>
          </table:table-cell>
          <table:table-cell table:formula="of:=[Datos_Nao.D156]" office:value-type="float" office:value="-0.0128731168806553" calcext:value-type="float">
            <text:p>-0.0128731169</text:p>
          </table:table-cell>
          <table:table-cell table:formula="of:=[Datos_Nao.E156]" office:value-type="float" office:value="-0.0813164636492729" calcext:value-type="float">
            <text:p>-0.0813164636</text:p>
          </table:table-cell>
          <table:table-cell table:formula="of:=[Datos_Nao.F156]" office:value-type="float" office:value="0.00888923183083534" calcext:value-type="float">
            <text:p>0.0088892318</text:p>
          </table:table-cell>
          <table:table-cell/>
          <table:table-cell table:formula="of:=[Datos_MoCap.A156]" office:value-type="float" office:value="0.012018" calcext:value-type="float">
            <text:p>0.012018</text:p>
          </table:table-cell>
          <table:table-cell table:formula="of:=[Datos_MoCap.B156]" office:value-type="float" office:value="1.341738" calcext:value-type="float">
            <text:p>1.341738</text:p>
          </table:table-cell>
          <table:table-cell table:formula="of:=[Datos_MoCap.C156]" office:value-type="float" office:value="-0.163472" calcext:value-type="float">
            <text:p>-0.163472</text:p>
          </table:table-cell>
          <table:table-cell table:formula="of:=[Datos_MoCap.D156]" office:value-type="float" office:value="-0.048933" calcext:value-type="float">
            <text:p>-0.048933</text:p>
          </table:table-cell>
          <table:table-cell table:formula="of:=[Datos_MoCap.F156]" office:value-type="float" office:value="-0.101484" calcext:value-type="float">
            <text:p>-0.101484</text:p>
          </table:table-cell>
          <table:table-cell table:formula="of:=[Datos_MoCap.E156]" office:value-type="float" office:value="-0.054116" calcext:value-type="float">
            <text:p>-0.054116</text:p>
          </table:table-cell>
          <table:table-cell/>
          <table:table-cell table:formula="of:=([.#REF!156]^2)*(0.178)+([.#REF!156])*(0.352)-0.013" office:value-type="string" office:string-value="" calcext:value-type="error">
            <text:p>#REF!</text:p>
          </table:table-cell>
          <table:table-cell table:formula="of:=([.J156]^2)*(-0.89)+([.J156])*(-0.633)-0.245" office:value-type="float" office:value="-0.16530577835776" calcext:value-type="float">
            <text:p>-0.1653057784</text:p>
          </table:table-cell>
          <table:table-cell table:formula="of:=([.I156]^2)*(-0.189)+([.I156])*(0.905)-0.392" office:value-type="float" office:value="0.482023587338284" calcext:value-type="float">
            <text:p>0.4820235873</text:p>
          </table:table-cell>
          <table:table-cell table:number-columns-repeated="1007"/>
        </table:table-row>
        <table:table-row table:style-name="ro1">
          <table:table-cell table:formula="of:=[Datos_Nao.A157]" office:value-type="float" office:value="-0.0326250493526459" calcext:value-type="float">
            <text:p>-0.0326250494</text:p>
          </table:table-cell>
          <table:table-cell table:formula="of:=[Datos_Nao.B157]" office:value-type="float" office:value="0.00930662173777819" calcext:value-type="float">
            <text:p>0.0093066217</text:p>
          </table:table-cell>
          <table:table-cell table:formula="of:=[Datos_Nao.C157]" office:value-type="float" office:value="0.330900400876999" calcext:value-type="float">
            <text:p>0.3309004009</text:p>
          </table:table-cell>
          <table:table-cell table:formula="of:=[Datos_Nao.D157]" office:value-type="float" office:value="-0.0117225609719753" calcext:value-type="float">
            <text:p>-0.011722561</text:p>
          </table:table-cell>
          <table:table-cell table:formula="of:=[Datos_Nao.E157]" office:value-type="float" office:value="-0.0815626457333565" calcext:value-type="float">
            <text:p>-0.0815626457</text:p>
          </table:table-cell>
          <table:table-cell table:formula="of:=[Datos_Nao.F157]" office:value-type="float" office:value="0.00990473385900259" calcext:value-type="float">
            <text:p>0.0099047339</text:p>
          </table:table-cell>
          <table:table-cell/>
          <table:table-cell table:formula="of:=[Datos_MoCap.A157]" office:value-type="float" office:value="0.010236" calcext:value-type="float">
            <text:p>0.010236</text:p>
          </table:table-cell>
          <table:table-cell table:formula="of:=[Datos_MoCap.B157]" office:value-type="float" office:value="1.341116" calcext:value-type="float">
            <text:p>1.341116</text:p>
          </table:table-cell>
          <table:table-cell table:formula="of:=[Datos_MoCap.C157]" office:value-type="float" office:value="-0.164633" calcext:value-type="float">
            <text:p>-0.164633</text:p>
          </table:table-cell>
          <table:table-cell table:formula="of:=[Datos_MoCap.D157]" office:value-type="float" office:value="-0.050651" calcext:value-type="float">
            <text:p>-0.050651</text:p>
          </table:table-cell>
          <table:table-cell table:formula="of:=[Datos_MoCap.F157]" office:value-type="float" office:value="-0.102868" calcext:value-type="float">
            <text:p>-0.102868</text:p>
          </table:table-cell>
          <table:table-cell table:formula="of:=[Datos_MoCap.E157]" office:value-type="float" office:value="-0.055533" calcext:value-type="float">
            <text:p>-0.055533</text:p>
          </table:table-cell>
          <table:table-cell/>
          <table:table-cell table:formula="of:=([.#REF!157]^2)*(0.178)+([.#REF!157])*(0.352)-0.013" office:value-type="string" office:string-value="" calcext:value-type="error">
            <text:p>#REF!</text:p>
          </table:table-cell>
          <table:table-cell table:formula="of:=([.J157]^2)*(-0.89)+([.J157])*(-0.633)-0.245" office:value-type="float" office:value="-0.16490989297321" calcext:value-type="float">
            <text:p>-0.164909893</text:p>
          </table:table-cell>
          <table:table-cell table:formula="of:=([.I157]^2)*(-0.189)+([.I157])*(0.905)-0.392" office:value-type="float" office:value="0.481776068288816" calcext:value-type="float">
            <text:p>0.4817760683</text:p>
          </table:table-cell>
          <table:table-cell table:number-columns-repeated="1007"/>
        </table:table-row>
        <table:table-row table:style-name="ro1">
          <table:table-cell table:formula="of:=[Datos_Nao.A158]" office:value-type="float" office:value="-0.0326083190739155" calcext:value-type="float">
            <text:p>-0.0326083191</text:p>
          </table:table-cell>
          <table:table-cell table:formula="of:=[Datos_Nao.B158]" office:value-type="float" office:value="0.0105040427297354" calcext:value-type="float">
            <text:p>0.0105040427</text:p>
          </table:table-cell>
          <table:table-cell table:formula="of:=[Datos_Nao.C158]" office:value-type="float" office:value="0.330882161855698" calcext:value-type="float">
            <text:p>0.3308821619</text:p>
          </table:table-cell>
          <table:table-cell table:formula="of:=[Datos_Nao.D158]" office:value-type="float" office:value="-0.00945156160742044" calcext:value-type="float">
            <text:p>-0.0094515616</text:p>
          </table:table-cell>
          <table:table-cell table:formula="of:=[Datos_Nao.E158]" office:value-type="float" office:value="-0.0820281654596329" calcext:value-type="float">
            <text:p>-0.0820281655</text:p>
          </table:table-cell>
          <table:table-cell table:formula="of:=[Datos_Nao.F158]" office:value-type="float" office:value="0.0119186583906412" calcext:value-type="float">
            <text:p>0.0119186584</text:p>
          </table:table-cell>
          <table:table-cell/>
          <table:table-cell table:formula="of:=[Datos_MoCap.A158]" office:value-type="float" office:value="0.008444" calcext:value-type="float">
            <text:p>0.008444</text:p>
          </table:table-cell>
          <table:table-cell table:formula="of:=[Datos_MoCap.B158]" office:value-type="float" office:value="1.340432" calcext:value-type="float">
            <text:p>1.340432</text:p>
          </table:table-cell>
          <table:table-cell table:formula="of:=[Datos_MoCap.C158]" office:value-type="float" office:value="-0.165752" calcext:value-type="float">
            <text:p>-0.165752</text:p>
          </table:table-cell>
          <table:table-cell table:formula="of:=[Datos_MoCap.D158]" office:value-type="float" office:value="-0.051997" calcext:value-type="float">
            <text:p>-0.051997</text:p>
          </table:table-cell>
          <table:table-cell table:formula="of:=[Datos_MoCap.F158]" office:value-type="float" office:value="-0.103984" calcext:value-type="float">
            <text:p>-0.103984</text:p>
          </table:table-cell>
          <table:table-cell table:formula="of:=[Datos_MoCap.E158]" office:value-type="float" office:value="-0.056867" calcext:value-type="float">
            <text:p>-0.056867</text:p>
          </table:table-cell>
          <table:table-cell/>
          <table:table-cell table:formula="of:=([.#REF!158]^2)*(0.178)+([.#REF!158])*(0.352)-0.013" office:value-type="string" office:string-value="" calcext:value-type="error">
            <text:p>#REF!</text:p>
          </table:table-cell>
          <table:table-cell table:formula="of:=([.J158]^2)*(-0.89)+([.J158])*(-0.633)-0.245" office:value-type="float" office:value="-0.16453059969856" calcext:value-type="float">
            <text:p>-0.1645305997</text:p>
          </table:table-cell>
          <table:table-cell table:formula="of:=([.I158]^2)*(-0.189)+([.I158])*(0.905)-0.392" office:value-type="float" office:value="0.481503708088064" calcext:value-type="float">
            <text:p>0.4815037081</text:p>
          </table:table-cell>
          <table:table-cell table:number-columns-repeated="1007"/>
        </table:table-row>
        <table:table-row table:style-name="ro1">
          <table:table-cell table:formula="of:=[Datos_Nao.A159]" office:value-type="float" office:value="-0.0325854830443859" calcext:value-type="float">
            <text:p>-0.032585483</text:p>
          </table:table-cell>
          <table:table-cell table:formula="of:=[Datos_Nao.B159]" office:value-type="float" office:value="0.0116793625056744" calcext:value-type="float">
            <text:p>0.0116793625</text:p>
          </table:table-cell>
          <table:table-cell table:formula="of:=[Datos_Nao.C159]" office:value-type="float" office:value="0.330854296684265" calcext:value-type="float">
            <text:p>0.3308542967</text:p>
          </table:table-cell>
          <table:table-cell table:formula="of:=[Datos_Nao.D159]" office:value-type="float" office:value="-0.00722261378541589" calcext:value-type="float">
            <text:p>-0.0072226138</text:p>
          </table:table-cell>
          <table:table-cell table:formula="of:=[Datos_Nao.E159]" office:value-type="float" office:value="-0.082457035779953" calcext:value-type="float">
            <text:p>-0.0824570358</text:p>
          </table:table-cell>
          <table:table-cell table:formula="of:=[Datos_Nao.F159]" office:value-type="float" office:value="0.0139066688716412" calcext:value-type="float">
            <text:p>0.0139066689</text:p>
          </table:table-cell>
          <table:table-cell/>
          <table:table-cell table:formula="of:=[Datos_MoCap.A159]" office:value-type="float" office:value="0.006826" calcext:value-type="float">
            <text:p>0.006826</text:p>
          </table:table-cell>
          <table:table-cell table:formula="of:=[Datos_MoCap.B159]" office:value-type="float" office:value="1.339807" calcext:value-type="float">
            <text:p>1.339807</text:p>
          </table:table-cell>
          <table:table-cell table:formula="of:=[Datos_MoCap.C159]" office:value-type="float" office:value="-0.166883" calcext:value-type="float">
            <text:p>-0.166883</text:p>
          </table:table-cell>
          <table:table-cell table:formula="of:=[Datos_MoCap.D159]" office:value-type="float" office:value="-0.05334" calcext:value-type="float">
            <text:p>-0.05334</text:p>
          </table:table-cell>
          <table:table-cell table:formula="of:=[Datos_MoCap.F159]" office:value-type="float" office:value="-0.104874" calcext:value-type="float">
            <text:p>-0.104874</text:p>
          </table:table-cell>
          <table:table-cell table:formula="of:=[Datos_MoCap.E159]" office:value-type="float" office:value="-0.057749" calcext:value-type="float">
            <text:p>-0.057749</text:p>
          </table:table-cell>
          <table:table-cell/>
          <table:table-cell table:formula="of:=([.#REF!159]^2)*(0.178)+([.#REF!159])*(0.352)-0.013" office:value-type="string" office:string-value="" calcext:value-type="error">
            <text:p>#REF!</text:p>
          </table:table-cell>
          <table:table-cell table:formula="of:=([.J159]^2)*(-0.89)+([.J159])*(-0.633)-0.245" office:value-type="float" office:value="-0.16414950376321" calcext:value-type="float">
            <text:p>-0.1641495038</text:p>
          </table:table-cell>
          <table:table-cell table:formula="of:=([.I159]^2)*(-0.189)+([.I159])*(0.905)-0.392" office:value-type="float" office:value="0.481254686319939" calcext:value-type="float">
            <text:p>0.4812546863</text:p>
          </table:table-cell>
          <table:table-cell table:number-columns-repeated="1007"/>
        </table:table-row>
        <table:table-row table:style-name="ro1">
          <table:table-cell table:formula="of:=[Datos_Nao.A160]" office:value-type="float" office:value="-0.0325563661754131" calcext:value-type="float">
            <text:p>-0.0325563662</text:p>
          </table:table-cell>
          <table:table-cell table:formula="of:=[Datos_Nao.B160]" office:value-type="float" office:value="0.0128312557935715" calcext:value-type="float">
            <text:p>0.0128312558</text:p>
          </table:table-cell>
          <table:table-cell table:formula="of:=[Datos_Nao.C160]" office:value-type="float" office:value="0.330817490816116" calcext:value-type="float">
            <text:p>0.3308174908</text:p>
          </table:table-cell>
          <table:table-cell table:formula="of:=[Datos_Nao.D160]" office:value-type="float" office:value="-0.00503798434510827" calcext:value-type="float">
            <text:p>-0.0050379843</text:p>
          </table:table-cell>
          <table:table-cell table:formula="of:=[Datos_Nao.E160]" office:value-type="float" office:value="-0.0828483924269676" calcext:value-type="float">
            <text:p>-0.0828483924</text:p>
          </table:table-cell>
          <table:table-cell table:formula="of:=[Datos_Nao.F160]" office:value-type="float" office:value="0.015865933150053" calcext:value-type="float">
            <text:p>0.0158659332</text:p>
          </table:table-cell>
          <table:table-cell/>
          <table:table-cell table:formula="of:=[Datos_MoCap.A160]" office:value-type="float" office:value="0.005225" calcext:value-type="float">
            <text:p>0.005225</text:p>
          </table:table-cell>
          <table:table-cell table:formula="of:=[Datos_MoCap.B160]" office:value-type="float" office:value="1.339198" calcext:value-type="float">
            <text:p>1.339198</text:p>
          </table:table-cell>
          <table:table-cell table:formula="of:=[Datos_MoCap.C160]" office:value-type="float" office:value="-0.167951" calcext:value-type="float">
            <text:p>-0.167951</text:p>
          </table:table-cell>
          <table:table-cell table:formula="of:=[Datos_MoCap.D160]" office:value-type="float" office:value="-0.054317" calcext:value-type="float">
            <text:p>-0.054317</text:p>
          </table:table-cell>
          <table:table-cell table:formula="of:=[Datos_MoCap.F160]" office:value-type="float" office:value="-0.105717" calcext:value-type="float">
            <text:p>-0.105717</text:p>
          </table:table-cell>
          <table:table-cell table:formula="of:=[Datos_MoCap.E160]" office:value-type="float" office:value="-0.058831" calcext:value-type="float">
            <text:p>-0.058831</text:p>
          </table:table-cell>
          <table:table-cell/>
          <table:table-cell table:formula="of:=([.#REF!160]^2)*(0.178)+([.#REF!160])*(0.352)-0.013" office:value-type="string" office:string-value="" calcext:value-type="error">
            <text:p>#REF!</text:p>
          </table:table-cell>
          <table:table-cell table:formula="of:=([.J160]^2)*(-0.89)+([.J160])*(-0.633)-0.245" office:value-type="float" office:value="-0.16379172617689" calcext:value-type="float">
            <text:p>-0.1637917262</text:p>
          </table:table-cell>
          <table:table-cell table:formula="of:=([.I160]^2)*(-0.189)+([.I160])*(0.905)-0.392" office:value-type="float" office:value="0.481011897474444" calcext:value-type="float">
            <text:p>0.4810118975</text:p>
          </table:table-cell>
          <table:table-cell table:number-columns-repeated="1007"/>
        </table:table-row>
        <table:table-row table:style-name="ro1">
          <table:table-cell table:formula="of:=[Datos_Nao.A161]" office:value-type="float" office:value="-0.0325208082795143" calcext:value-type="float">
            <text:p>-0.0325208083</text:p>
          </table:table-cell>
          <table:table-cell table:formula="of:=[Datos_Nao.B161]" office:value-type="float" office:value="0.013958347029984" calcext:value-type="float">
            <text:p>0.013958347</text:p>
          </table:table-cell>
          <table:table-cell table:formula="of:=[Datos_Nao.C161]" office:value-type="float" office:value="0.330772250890732" calcext:value-type="float">
            <text:p>0.3307722509</text:p>
          </table:table-cell>
          <table:table-cell table:formula="of:=[Datos_Nao.D161]" office:value-type="float" office:value="-0.00289985886774957" calcext:value-type="float">
            <text:p>-0.0028998589</text:p>
          </table:table-cell>
          <table:table-cell table:formula="of:=[Datos_Nao.E161]" office:value-type="float" office:value="-0.0832014232873917" calcext:value-type="float">
            <text:p>-0.0832014233</text:p>
          </table:table-cell>
          <table:table-cell table:formula="of:=[Datos_Nao.F161]" office:value-type="float" office:value="0.0177930295467377" calcext:value-type="float">
            <text:p>0.0177930295</text:p>
          </table:table-cell>
          <table:table-cell/>
          <table:table-cell table:formula="of:=[Datos_MoCap.A161]" office:value-type="float" office:value="0.003711" calcext:value-type="float">
            <text:p>0.003711</text:p>
          </table:table-cell>
          <table:table-cell table:formula="of:=[Datos_MoCap.B161]" office:value-type="float" office:value="1.338659" calcext:value-type="float">
            <text:p>1.338659</text:p>
          </table:table-cell>
          <table:table-cell table:formula="of:=[Datos_MoCap.C161]" office:value-type="float" office:value="-0.169035" calcext:value-type="float">
            <text:p>-0.169035</text:p>
          </table:table-cell>
          <table:table-cell table:formula="of:=[Datos_MoCap.D161]" office:value-type="float" office:value="-0.054959" calcext:value-type="float">
            <text:p>-0.054959</text:p>
          </table:table-cell>
          <table:table-cell table:formula="of:=[Datos_MoCap.F161]" office:value-type="float" office:value="-0.106378" calcext:value-type="float">
            <text:p>-0.106378</text:p>
          </table:table-cell>
          <table:table-cell table:formula="of:=[Datos_MoCap.E161]" office:value-type="float" office:value="-0.059666" calcext:value-type="float">
            <text:p>-0.059666</text:p>
          </table:table-cell>
          <table:table-cell/>
          <table:table-cell table:formula="of:=([.#REF!161]^2)*(0.178)+([.#REF!161])*(0.352)-0.013" office:value-type="string" office:string-value="" calcext:value-type="error">
            <text:p>#REF!</text:p>
          </table:table-cell>
          <table:table-cell table:formula="of:=([.J161]^2)*(-0.89)+([.J161])*(-0.633)-0.245" office:value-type="float" office:value="-0.16343066479025" calcext:value-type="float">
            <text:p>-0.1634306648</text:p>
          </table:table-cell>
          <table:table-cell table:formula="of:=([.I161]^2)*(-0.189)+([.I161])*(0.905)-0.392" office:value-type="float" office:value="0.480796898444891" calcext:value-type="float">
            <text:p>0.4807968984</text:p>
          </table:table-cell>
          <table:table-cell table:number-columns-repeated="1007"/>
        </table:table-row>
        <table:table-row table:style-name="ro1">
          <table:table-cell table:formula="of:=[Datos_Nao.A162]" office:value-type="float" office:value="-0.032478678971529" calcext:value-type="float">
            <text:p>-0.032478679</text:p>
          </table:table-cell>
          <table:table-cell table:formula="of:=[Datos_Nao.B162]" office:value-type="float" office:value="0.0150592401623726" calcext:value-type="float">
            <text:p>0.0150592402</text:p>
          </table:table-cell>
          <table:table-cell table:formula="of:=[Datos_Nao.C162]" office:value-type="float" office:value="0.330719262361526" calcext:value-type="float">
            <text:p>0.3307192624</text:p>
          </table:table-cell>
          <table:table-cell table:formula="of:=[Datos_Nao.D162]" office:value-type="float" office:value="-0.000810492318123579" calcext:value-type="float">
            <text:p>-0.0008104923</text:p>
          </table:table-cell>
          <table:table-cell table:formula="of:=[Datos_Nao.E162]" office:value-type="float" office:value="-0.0835153162479401" calcext:value-type="float">
            <text:p>-0.0835153162</text:p>
          </table:table-cell>
          <table:table-cell table:formula="of:=[Datos_Nao.F162]" office:value-type="float" office:value="0.0196847375482321" calcext:value-type="float">
            <text:p>0.0196847375</text:p>
          </table:table-cell>
          <table:table-cell/>
          <table:table-cell table:formula="of:=[Datos_MoCap.A162]" office:value-type="float" office:value="0.002241" calcext:value-type="float">
            <text:p>0.002241</text:p>
          </table:table-cell>
          <table:table-cell table:formula="of:=[Datos_MoCap.B162]" office:value-type="float" office:value="1.338173" calcext:value-type="float">
            <text:p>1.338173</text:p>
          </table:table-cell>
          <table:table-cell table:formula="of:=[Datos_MoCap.C162]" office:value-type="float" office:value="-0.170041" calcext:value-type="float">
            <text:p>-0.170041</text:p>
          </table:table-cell>
          <table:table-cell table:formula="of:=[Datos_MoCap.D162]" office:value-type="float" office:value="-0.055414" calcext:value-type="float">
            <text:p>-0.055414</text:p>
          </table:table-cell>
          <table:table-cell table:formula="of:=[Datos_MoCap.F162]" office:value-type="float" office:value="-0.107071" calcext:value-type="float">
            <text:p>-0.107071</text:p>
          </table:table-cell>
          <table:table-cell table:formula="of:=[Datos_MoCap.E162]" office:value-type="float" office:value="-0.06063" calcext:value-type="float">
            <text:p>-0.06063</text:p>
          </table:table-cell>
          <table:table-cell/>
          <table:table-cell table:formula="of:=([.#REF!162]^2)*(0.178)+([.#REF!162])*(0.352)-0.013" office:value-type="string" office:string-value="" calcext:value-type="error">
            <text:p>#REF!</text:p>
          </table:table-cell>
          <table:table-cell table:formula="of:=([.J162]^2)*(-0.89)+([.J162])*(-0.633)-0.245" office:value-type="float" office:value="-0.16309745509609" calcext:value-type="float">
            <text:p>-0.1630974551</text:p>
          </table:table-cell>
          <table:table-cell table:formula="of:=([.I162]^2)*(-0.189)+([.I162])*(0.905)-0.392" office:value-type="float" office:value="0.480602946171419" calcext:value-type="float">
            <text:p>0.4806029462</text:p>
          </table:table-cell>
          <table:table-cell table:number-columns-repeated="1007"/>
        </table:table-row>
        <table:table-row table:style-name="ro1">
          <table:table-cell table:formula="of:=[Datos_Nao.A163]" office:value-type="float" office:value="-0.0324297919869423" calcext:value-type="float">
            <text:p>-0.032429792</text:p>
          </table:table-cell>
          <table:table-cell table:formula="of:=[Datos_Nao.B163]" office:value-type="float" office:value="0.016132578253746" calcext:value-type="float">
            <text:p>0.0161325783</text:p>
          </table:table-cell>
          <table:table-cell table:formula="of:=[Datos_Nao.C163]" office:value-type="float" office:value="0.330659180879593" calcext:value-type="float">
            <text:p>0.3306591809</text:p>
          </table:table-cell>
          <table:table-cell table:formula="of:=[Datos_Nao.D163]" office:value-type="float" office:value="0.0012279519578442" calcext:value-type="float">
            <text:p>0.001227952</text:p>
          </table:table-cell>
          <table:table-cell table:formula="of:=[Datos_Nao.E163]" office:value-type="float" office:value="-0.0837893486022949" calcext:value-type="float">
            <text:p>-0.0837893486</text:p>
          </table:table-cell>
          <table:table-cell table:formula="of:=[Datos_Nao.F163]" office:value-type="float" office:value="0.0215375982224941" calcext:value-type="float">
            <text:p>0.0215375982</text:p>
          </table:table-cell>
          <table:table-cell/>
          <table:table-cell table:formula="of:=[Datos_MoCap.A163]" office:value-type="float" office:value="0.00088" calcext:value-type="float">
            <text:p>0.00088</text:p>
          </table:table-cell>
          <table:table-cell table:formula="of:=[Datos_MoCap.B163]" office:value-type="float" office:value="1.337634" calcext:value-type="float">
            <text:p>1.337634</text:p>
          </table:table-cell>
          <table:table-cell table:formula="of:=[Datos_MoCap.C163]" office:value-type="float" office:value="-0.171099" calcext:value-type="float">
            <text:p>-0.171099</text:p>
          </table:table-cell>
          <table:table-cell table:formula="of:=[Datos_MoCap.D163]" office:value-type="float" office:value="-0.055587" calcext:value-type="float">
            <text:p>-0.055587</text:p>
          </table:table-cell>
          <table:table-cell table:formula="of:=[Datos_MoCap.F163]" office:value-type="float" office:value="-0.107625" calcext:value-type="float">
            <text:p>-0.107625</text:p>
          </table:table-cell>
          <table:table-cell table:formula="of:=[Datos_MoCap.E163]" office:value-type="float" office:value="-0.061327" calcext:value-type="float">
            <text:p>-0.061327</text:p>
          </table:table-cell>
          <table:table-cell/>
          <table:table-cell table:formula="of:=([.#REF!163]^2)*(0.178)+([.#REF!163])*(0.352)-0.013" office:value-type="string" office:string-value="" calcext:value-type="error">
            <text:p>#REF!</text:p>
          </table:table-cell>
          <table:table-cell table:formula="of:=([.J163]^2)*(-0.89)+([.J163])*(-0.633)-0.245" office:value-type="float" office:value="-0.16274896534289" calcext:value-type="float">
            <text:p>-0.1627489653</text:p>
          </table:table-cell>
          <table:table-cell table:formula="of:=([.I163]^2)*(-0.189)+([.I163])*(0.905)-0.392" office:value-type="float" office:value="0.480387738306316" calcext:value-type="float">
            <text:p>0.4803877383</text:p>
          </table:table-cell>
          <table:table-cell table:number-columns-repeated="1007"/>
        </table:table-row>
        <table:table-row table:style-name="ro1">
          <table:table-cell table:formula="of:=[Datos_Nao.A164]" office:value-type="float" office:value="-0.0323435552418232" calcext:value-type="float">
            <text:p>-0.0323435552</text:p>
          </table:table-cell>
          <table:table-cell table:formula="of:=[Datos_Nao.B164]" office:value-type="float" office:value="0.0176878869533539" calcext:value-type="float">
            <text:p>0.017687887</text:p>
          </table:table-cell>
          <table:table-cell table:formula="of:=[Datos_Nao.C164]" office:value-type="float" office:value="0.330557197332382" calcext:value-type="float">
            <text:p>0.3305571973</text:p>
          </table:table-cell>
          <table:table-cell table:formula="of:=[Datos_Nao.D164]" office:value-type="float" office:value="0.00418534362688661" calcext:value-type="float">
            <text:p>0.0041853436</text:p>
          </table:table-cell>
          <table:table-cell table:formula="of:=[Datos_Nao.E164]" office:value-type="float" office:value="-0.0841242149472237" calcext:value-type="float">
            <text:p>-0.0841242149</text:p>
          </table:table-cell>
          <table:table-cell table:formula="of:=[Datos_Nao.F164]" office:value-type="float" office:value="0.0242374110966921" calcext:value-type="float">
            <text:p>0.0242374111</text:p>
          </table:table-cell>
          <table:table-cell/>
          <table:table-cell table:formula="of:=[Datos_MoCap.A164]" office:value-type="float" office:value="-0.000403" calcext:value-type="float">
            <text:p>-0.000403</text:p>
          </table:table-cell>
          <table:table-cell table:formula="of:=[Datos_MoCap.B164]" office:value-type="float" office:value="1.33713" calcext:value-type="float">
            <text:p>1.33713</text:p>
          </table:table-cell>
          <table:table-cell table:formula="of:=[Datos_MoCap.C164]" office:value-type="float" office:value="-0.172145" calcext:value-type="float">
            <text:p>-0.172145</text:p>
          </table:table-cell>
          <table:table-cell table:formula="of:=[Datos_MoCap.D164]" office:value-type="float" office:value="-0.055775" calcext:value-type="float">
            <text:p>-0.055775</text:p>
          </table:table-cell>
          <table:table-cell table:formula="of:=[Datos_MoCap.F164]" office:value-type="float" office:value="-0.10808" calcext:value-type="float">
            <text:p>-0.10808</text:p>
          </table:table-cell>
          <table:table-cell table:formula="of:=[Datos_MoCap.E164]" office:value-type="float" office:value="-0.062174" calcext:value-type="float">
            <text:p>-0.062174</text:p>
          </table:table-cell>
          <table:table-cell/>
          <table:table-cell table:formula="of:=([.#REF!164]^2)*(0.178)+([.#REF!164])*(0.352)-0.013" office:value-type="string" office:string-value="" calcext:value-type="error">
            <text:p>#REF!</text:p>
          </table:table-cell>
          <table:table-cell table:formula="of:=([.J164]^2)*(-0.89)+([.J164])*(-0.633)-0.245" office:value-type="float" office:value="-0.16240638691225" calcext:value-type="float">
            <text:p>-0.1624063869</text:p>
          </table:table-cell>
          <table:table-cell table:formula="of:=([.I164]^2)*(-0.189)+([.I164])*(0.905)-0.392" office:value-type="float" office:value="0.4801864056259" calcext:value-type="float">
            <text:p>0.4801864056</text:p>
          </table:table-cell>
          <table:table-cell table:number-columns-repeated="1007"/>
        </table:table-row>
        <table:table-row table:style-name="ro1">
          <table:table-cell table:formula="of:=[Datos_Nao.A165]" office:value-type="float" office:value="-0.0322772413492203" calcext:value-type="float">
            <text:p>-0.0322772413</text:p>
          </table:table-cell>
          <table:table-cell table:formula="of:=[Datos_Nao.B165]" office:value-type="float" office:value="0.0186863485723734" calcext:value-type="float">
            <text:p>0.0186863486</text:p>
          </table:table-cell>
          <table:table-cell table:formula="of:=[Datos_Nao.C165]" office:value-type="float" office:value="0.330482453107834" calcext:value-type="float">
            <text:p>0.3304824531</text:p>
          </table:table-cell>
          <table:table-cell table:formula="of:=[Datos_Nao.D165]" office:value-type="float" office:value="0.00608694925904274" calcext:value-type="float">
            <text:p>0.0060869493</text:p>
          </table:table-cell>
          <table:table-cell table:formula="of:=[Datos_Nao.E165]" office:value-type="float" office:value="-0.0842957571148873" calcext:value-type="float">
            <text:p>-0.0842957571</text:p>
          </table:table-cell>
          <table:table-cell table:formula="of:=[Datos_Nao.F165]" office:value-type="float" office:value="0.025979133322835" calcext:value-type="float">
            <text:p>0.0259791333</text:p>
          </table:table-cell>
          <table:table-cell/>
          <table:table-cell table:formula="of:=[Datos_MoCap.A165]" office:value-type="float" office:value="-0.001671" calcext:value-type="float">
            <text:p>-0.001671</text:p>
          </table:table-cell>
          <table:table-cell table:formula="of:=[Datos_MoCap.B165]" office:value-type="float" office:value="1.336575" calcext:value-type="float">
            <text:p>1.336575</text:p>
          </table:table-cell>
          <table:table-cell table:formula="of:=[Datos_MoCap.C165]" office:value-type="float" office:value="-0.173181" calcext:value-type="float">
            <text:p>-0.173181</text:p>
          </table:table-cell>
          <table:table-cell table:formula="of:=[Datos_MoCap.D165]" office:value-type="float" office:value="-0.055919" calcext:value-type="float">
            <text:p>-0.055919</text:p>
          </table:table-cell>
          <table:table-cell table:formula="of:=[Datos_MoCap.F165]" office:value-type="float" office:value="-0.108807" calcext:value-type="float">
            <text:p>-0.108807</text:p>
          </table:table-cell>
          <table:table-cell table:formula="of:=[Datos_MoCap.E165]" office:value-type="float" office:value="-0.06283" calcext:value-type="float">
            <text:p>-0.06283</text:p>
          </table:table-cell>
          <table:table-cell/>
          <table:table-cell table:formula="of:=([.#REF!165]^2)*(0.178)+([.#REF!165])*(0.352)-0.013" office:value-type="string" office:string-value="" calcext:value-type="error">
            <text:p>#REF!</text:p>
          </table:table-cell>
          <table:table-cell table:formula="of:=([.J165]^2)*(-0.89)+([.J165])*(-0.633)-0.245" office:value-type="float" office:value="-0.16206900329729" calcext:value-type="float">
            <text:p>-0.1620690033</text:p>
          </table:table-cell>
          <table:table-cell table:formula="of:=([.I165]^2)*(-0.189)+([.I165])*(0.905)-0.392" office:value-type="float" office:value="0.479964588911875" calcext:value-type="float">
            <text:p>0.4799645889</text:p>
          </table:table-cell>
          <table:table-cell table:number-columns-repeated="1007"/>
        </table:table-row>
        <table:table-row table:style-name="ro1">
          <table:table-cell table:formula="of:=[Datos_Nao.A166]" office:value-type="float" office:value="-0.0322037190198898" calcext:value-type="float">
            <text:p>-0.032203719</text:p>
          </table:table-cell>
          <table:table-cell table:formula="of:=[Datos_Nao.B166]" office:value-type="float" office:value="0.0196525286883116" calcext:value-type="float">
            <text:p>0.0196525287</text:p>
          </table:table-cell>
          <table:table-cell table:formula="of:=[Datos_Nao.C166]" office:value-type="float" office:value="0.330403119325638" calcext:value-type="float">
            <text:p>0.3304031193</text:p>
          </table:table-cell>
          <table:table-cell table:formula="of:=[Datos_Nao.D166]" office:value-type="float" office:value="0.00793004781007767" calcext:value-type="float">
            <text:p>0.0079300478</text:p>
          </table:table-cell>
          <table:table-cell table:formula="of:=[Datos_Nao.E166]" office:value-type="float" office:value="-0.0844252482056618" calcext:value-type="float">
            <text:p>-0.0844252482</text:p>
          </table:table-cell>
          <table:table-cell table:formula="of:=[Datos_Nao.F166]" office:value-type="float" office:value="0.0276707578450441" calcext:value-type="float">
            <text:p>0.0276707578</text:p>
          </table:table-cell>
          <table:table-cell/>
          <table:table-cell table:formula="of:=[Datos_MoCap.A166]" office:value-type="float" office:value="-0.002877" calcext:value-type="float">
            <text:p>-0.002877</text:p>
          </table:table-cell>
          <table:table-cell table:formula="of:=[Datos_MoCap.B166]" office:value-type="float" office:value="1.336112" calcext:value-type="float">
            <text:p>1.336112</text:p>
          </table:table-cell>
          <table:table-cell table:formula="of:=[Datos_MoCap.C166]" office:value-type="float" office:value="-0.174203" calcext:value-type="float">
            <text:p>-0.174203</text:p>
          </table:table-cell>
          <table:table-cell table:formula="of:=[Datos_MoCap.D166]" office:value-type="float" office:value="-0.056134" calcext:value-type="float">
            <text:p>-0.056134</text:p>
          </table:table-cell>
          <table:table-cell table:formula="of:=[Datos_MoCap.F166]" office:value-type="float" office:value="-0.109177" calcext:value-type="float">
            <text:p>-0.109177</text:p>
          </table:table-cell>
          <table:table-cell table:formula="of:=[Datos_MoCap.E166]" office:value-type="float" office:value="-0.063372" calcext:value-type="float">
            <text:p>-0.063372</text:p>
          </table:table-cell>
          <table:table-cell/>
          <table:table-cell table:formula="of:=([.#REF!166]^2)*(0.178)+([.#REF!166])*(0.352)-0.013" office:value-type="string" office:string-value="" calcext:value-type="error">
            <text:p>#REF!</text:p>
          </table:table-cell>
          <table:table-cell table:formula="of:=([.J166]^2)*(-0.89)+([.J166])*(-0.633)-0.245" office:value-type="float" office:value="-0.16173805083601" calcext:value-type="float">
            <text:p>-0.1617380508</text:p>
          </table:table-cell>
          <table:table-cell table:formula="of:=([.I166]^2)*(-0.189)+([.I166])*(0.905)-0.392" office:value-type="float" office:value="0.479779452733184" calcext:value-type="float">
            <text:p>0.4797794527</text:p>
          </table:table-cell>
          <table:table-cell table:number-columns-repeated="1007"/>
        </table:table-row>
        <table:table-row table:style-name="ro1">
          <table:table-cell table:formula="of:=[Datos_Nao.A167]" office:value-type="float" office:value="-0.0321641862392426" calcext:value-type="float">
            <text:p>-0.0321641862</text:p>
          </table:table-cell>
          <table:table-cell table:formula="of:=[Datos_Nao.B167]" office:value-type="float" office:value="0.0201230961829424" calcext:value-type="float">
            <text:p>0.0201230962</text:p>
          </table:table-cell>
          <table:table-cell table:formula="of:=[Datos_Nao.C167]" office:value-type="float" office:value="0.330361932516098" calcext:value-type="float">
            <text:p>0.3303619325</text:p>
          </table:table-cell>
          <table:table-cell table:formula="of:=[Datos_Nao.D167]" office:value-type="float" office:value="0.00882897712290287" calcext:value-type="float">
            <text:p>0.0088289771</text:p>
          </table:table-cell>
          <table:table-cell table:formula="of:=[Datos_Nao.E167]" office:value-type="float" office:value="-0.0844740346074104" calcext:value-type="float">
            <text:p>-0.0844740346</text:p>
          </table:table-cell>
          <table:table-cell table:formula="of:=[Datos_Nao.F167]" office:value-type="float" office:value="0.0284966249018908" calcext:value-type="float">
            <text:p>0.0284966249</text:p>
          </table:table-cell>
          <table:table-cell/>
          <table:table-cell table:formula="of:=[Datos_MoCap.A167]" office:value-type="float" office:value="-0.00409" calcext:value-type="float">
            <text:p>-0.00409</text:p>
          </table:table-cell>
          <table:table-cell table:formula="of:=[Datos_MoCap.B167]" office:value-type="float" office:value="1.335689" calcext:value-type="float">
            <text:p>1.335689</text:p>
          </table:table-cell>
          <table:table-cell table:formula="of:=[Datos_MoCap.C167]" office:value-type="float" office:value="-0.175201" calcext:value-type="float">
            <text:p>-0.175201</text:p>
          </table:table-cell>
          <table:table-cell table:formula="of:=[Datos_MoCap.D167]" office:value-type="float" office:value="-0.056129" calcext:value-type="float">
            <text:p>-0.056129</text:p>
          </table:table-cell>
          <table:table-cell table:formula="of:=[Datos_MoCap.F167]" office:value-type="float" office:value="-0.109504" calcext:value-type="float">
            <text:p>-0.109504</text:p>
          </table:table-cell>
          <table:table-cell table:formula="of:=[Datos_MoCap.E167]" office:value-type="float" office:value="-0.064084" calcext:value-type="float">
            <text:p>-0.064084</text:p>
          </table:table-cell>
          <table:table-cell/>
          <table:table-cell table:formula="of:=([.#REF!167]^2)*(0.178)+([.#REF!167])*(0.352)-0.013" office:value-type="string" office:string-value="" calcext:value-type="error">
            <text:p>#REF!</text:p>
          </table:table-cell>
          <table:table-cell table:formula="of:=([.J167]^2)*(-0.89)+([.J167])*(-0.633)-0.245" office:value-type="float" office:value="-0.16141666445689" calcext:value-type="float">
            <text:p>-0.1614166645</text:p>
          </table:table-cell>
          <table:table-cell table:formula="of:=([.I167]^2)*(-0.189)+([.I167])*(0.905)-0.392" office:value-type="float" office:value="0.479610240207731" calcext:value-type="float">
            <text:p>0.4796102402</text:p>
          </table:table-cell>
          <table:table-cell table:number-columns-repeated="1007"/>
        </table:table-row>
        <table:table-row table:style-name="ro1">
          <table:table-cell table:formula="of:=[Datos_Nao.A168]" office:value-type="float" office:value="-0.0321228168904781" calcext:value-type="float">
            <text:p>-0.0321228169</text:p>
          </table:table-cell>
          <table:table-cell table:formula="of:=[Datos_Nao.B168]" office:value-type="float" office:value="0.0205850638449192" calcext:value-type="float">
            <text:p>0.0205850638</text:p>
          </table:table-cell>
          <table:table-cell table:formula="of:=[Datos_Nao.C168]" office:value-type="float" office:value="0.330319941043854" calcext:value-type="float">
            <text:p>0.330319941</text:p>
          </table:table-cell>
          <table:table-cell table:formula="of:=[Datos_Nao.D168]" office:value-type="float" office:value="0.00971249118447304" calcext:value-type="float">
            <text:p>0.0097124912</text:p>
          </table:table-cell>
          <table:table-cell table:formula="of:=[Datos_Nao.E168]" office:value-type="float" office:value="-0.0845121294260025" calcext:value-type="float">
            <text:p>-0.0845121294</text:p>
          </table:table-cell>
          <table:table-cell table:formula="of:=[Datos_Nao.F168]" office:value-type="float" office:value="0.0293088350445032" calcext:value-type="float">
            <text:p>0.029308835</text:p>
          </table:table-cell>
          <table:table-cell/>
          <table:table-cell table:formula="of:=[Datos_MoCap.A168]" office:value-type="float" office:value="-0.005279" calcext:value-type="float">
            <text:p>-0.005279</text:p>
          </table:table-cell>
          <table:table-cell table:formula="of:=[Datos_MoCap.B168]" office:value-type="float" office:value="1.3354" calcext:value-type="float">
            <text:p>1.3354</text:p>
          </table:table-cell>
          <table:table-cell table:formula="of:=[Datos_MoCap.C168]" office:value-type="float" office:value="-0.176204" calcext:value-type="float">
            <text:p>-0.176204</text:p>
          </table:table-cell>
          <table:table-cell table:formula="of:=[Datos_MoCap.D168]" office:value-type="float" office:value="-0.056204" calcext:value-type="float">
            <text:p>-0.056204</text:p>
          </table:table-cell>
          <table:table-cell table:formula="of:=[Datos_MoCap.F168]" office:value-type="float" office:value="-0.110069" calcext:value-type="float">
            <text:p>-0.110069</text:p>
          </table:table-cell>
          <table:table-cell table:formula="of:=[Datos_MoCap.E168]" office:value-type="float" office:value="-0.064544" calcext:value-type="float">
            <text:p>-0.064544</text:p>
          </table:table-cell>
          <table:table-cell/>
          <table:table-cell table:formula="of:=([.#REF!168]^2)*(0.178)+([.#REF!168])*(0.352)-0.013" office:value-type="string" office:string-value="" calcext:value-type="error">
            <text:p>#REF!</text:p>
          </table:table-cell>
          <table:table-cell table:formula="of:=([.J168]^2)*(-0.89)+([.J168])*(-0.633)-0.245" office:value-type="float" office:value="-0.16109545415824" calcext:value-type="float">
            <text:p>-0.1610954542</text:p>
          </table:table-cell>
          <table:table-cell table:formula="of:=([.I168]^2)*(-0.189)+([.I168])*(0.905)-0.392" office:value-type="float" office:value="0.47949459276" calcext:value-type="float">
            <text:p>0.4794945928</text:p>
          </table:table-cell>
          <table:table-cell table:number-columns-repeated="1007"/>
        </table:table-row>
        <table:table-row table:style-name="ro1">
          <table:table-cell table:formula="of:=[Datos_Nao.A169]" office:value-type="float" office:value="-0.0320345237851143" calcext:value-type="float">
            <text:p>-0.0320345238</text:p>
          </table:table-cell>
          <table:table-cell table:formula="of:=[Datos_Nao.B169]" office:value-type="float" office:value="0.0214825682342052" calcext:value-type="float">
            <text:p>0.0214825682</text:p>
          </table:table-cell>
          <table:table-cell table:formula="of:=[Datos_Nao.C169]" office:value-type="float" office:value="0.330233812332153" calcext:value-type="float">
            <text:p>0.3302338123</text:p>
          </table:table-cell>
          <table:table-cell table:formula="of:=[Datos_Nao.D169]" office:value-type="float" office:value="0.0114321205765009" calcext:value-type="float">
            <text:p>0.0114321206</text:p>
          </table:table-cell>
          <table:table-cell table:formula="of:=[Datos_Nao.E169]" office:value-type="float" office:value="-0.0845559611916542" calcext:value-type="float">
            <text:p>-0.0845559612</text:p>
          </table:table-cell>
          <table:table-cell table:formula="of:=[Datos_Nao.F169]" office:value-type="float" office:value="0.0308900997042656" calcext:value-type="float">
            <text:p>0.0308900997</text:p>
          </table:table-cell>
          <table:table-cell/>
          <table:table-cell table:formula="of:=[Datos_MoCap.A169]" office:value-type="float" office:value="-0.006507" calcext:value-type="float">
            <text:p>-0.006507</text:p>
          </table:table-cell>
          <table:table-cell table:formula="of:=[Datos_MoCap.B169]" office:value-type="float" office:value="1.335087" calcext:value-type="float">
            <text:p>1.335087</text:p>
          </table:table-cell>
          <table:table-cell table:formula="of:=[Datos_MoCap.C169]" office:value-type="float" office:value="-0.177159" calcext:value-type="float">
            <text:p>-0.177159</text:p>
          </table:table-cell>
          <table:table-cell table:formula="of:=[Datos_MoCap.D169]" office:value-type="float" office:value="-0.056091" calcext:value-type="float">
            <text:p>-0.056091</text:p>
          </table:table-cell>
          <table:table-cell table:formula="of:=[Datos_MoCap.F169]" office:value-type="float" office:value="-0.110817" calcext:value-type="float">
            <text:p>-0.110817</text:p>
          </table:table-cell>
          <table:table-cell table:formula="of:=[Datos_MoCap.E169]" office:value-type="float" office:value="-0.065312" calcext:value-type="float">
            <text:p>-0.065312</text:p>
          </table:table-cell>
          <table:table-cell/>
          <table:table-cell table:formula="of:=([.#REF!169]^2)*(0.178)+([.#REF!169])*(0.352)-0.013" office:value-type="string" office:string-value="" calcext:value-type="error">
            <text:p>#REF!</text:p>
          </table:table-cell>
          <table:table-cell table:formula="of:=([.J169]^2)*(-0.89)+([.J169])*(-0.633)-0.245" office:value-type="float" office:value="-0.16079128004009" calcext:value-type="float">
            <text:p>-0.16079128</text:p>
          </table:table-cell>
          <table:table-cell table:formula="of:=([.I169]^2)*(-0.189)+([.I169])*(0.905)-0.392" office:value-type="float" office:value="0.479369305759459" calcext:value-type="float">
            <text:p>0.4793693058</text:p>
          </table:table-cell>
          <table:table-cell table:number-columns-repeated="1007"/>
        </table:table-row>
        <table:table-row table:style-name="ro1">
          <table:table-cell table:formula="of:=[Datos_Nao.A170]" office:value-type="float" office:value="-0.0319386832416058" calcext:value-type="float">
            <text:p>-0.0319386832</text:p>
          </table:table-cell>
          <table:table-cell table:formula="of:=[Datos_Nao.B170]" office:value-type="float" office:value="0.0223437752574682" calcext:value-type="float">
            <text:p>0.0223437753</text:p>
          </table:table-cell>
          <table:table-cell table:formula="of:=[Datos_Nao.C170]" office:value-type="float" office:value="0.330145508050919" calcext:value-type="float">
            <text:p>0.3301455081</text:p>
          </table:table-cell>
          <table:table-cell table:formula="of:=[Datos_Nao.D170]" office:value-type="float" office:value="0.0130868228152394" calcext:value-type="float">
            <text:p>0.0130868228</text:p>
          </table:table-cell>
          <table:table-cell table:formula="of:=[Datos_Nao.E170]" office:value-type="float" office:value="-0.0845562592148781" calcext:value-type="float">
            <text:p>-0.0845562592</text:p>
          </table:table-cell>
          <table:table-cell table:formula="of:=[Datos_Nao.F170]" office:value-type="float" office:value="0.0324114114046097" calcext:value-type="float">
            <text:p>0.0324114114</text:p>
          </table:table-cell>
          <table:table-cell/>
          <table:table-cell table:formula="of:=[Datos_MoCap.A170]" office:value-type="float" office:value="-0.007616" calcext:value-type="float">
            <text:p>-0.007616</text:p>
          </table:table-cell>
          <table:table-cell table:formula="of:=[Datos_MoCap.B170]" office:value-type="float" office:value="1.334807" calcext:value-type="float">
            <text:p>1.334807</text:p>
          </table:table-cell>
          <table:table-cell table:formula="of:=[Datos_MoCap.C170]" office:value-type="float" office:value="-0.178127" calcext:value-type="float">
            <text:p>-0.178127</text:p>
          </table:table-cell>
          <table:table-cell table:formula="of:=[Datos_MoCap.D170]" office:value-type="float" office:value="-0.05593" calcext:value-type="float">
            <text:p>-0.05593</text:p>
          </table:table-cell>
          <table:table-cell table:formula="of:=[Datos_MoCap.F170]" office:value-type="float" office:value="-0.111282" calcext:value-type="float">
            <text:p>-0.111282</text:p>
          </table:table-cell>
          <table:table-cell table:formula="of:=[Datos_MoCap.E170]" office:value-type="float" office:value="-0.065953" calcext:value-type="float">
            <text:p>-0.065953</text:p>
          </table:table-cell>
          <table:table-cell/>
          <table:table-cell table:formula="of:=([.#REF!170]^2)*(0.178)+([.#REF!170])*(0.352)-0.013" office:value-type="string" office:string-value="" calcext:value-type="error">
            <text:p>#REF!</text:p>
          </table:table-cell>
          <table:table-cell table:formula="of:=([.J170]^2)*(-0.89)+([.J170])*(-0.633)-0.245" office:value-type="float" office:value="-0.16048462203481" calcext:value-type="float">
            <text:p>-0.160484622</text:p>
          </table:table-cell>
          <table:table-cell table:formula="of:=([.I170]^2)*(-0.189)+([.I170])*(0.905)-0.392" office:value-type="float" office:value="0.479257196549939" calcext:value-type="float">
            <text:p>0.4792571965</text:p>
          </table:table-cell>
          <table:table-cell table:number-columns-repeated="1007"/>
        </table:table-row>
        <table:table-row table:style-name="ro1">
          <table:table-cell table:formula="of:=[Datos_Nao.A171]" office:value-type="float" office:value="-0.0318878665566444" calcext:value-type="float">
            <text:p>-0.0318878666</text:p>
          </table:table-cell>
          <table:table-cell table:formula="of:=[Datos_Nao.B171]" office:value-type="float" office:value="0.0227603316307068" calcext:value-type="float">
            <text:p>0.0227603316</text:p>
          </table:table-cell>
          <table:table-cell table:formula="of:=[Datos_Nao.C171]" office:value-type="float" office:value="0.330100804567337" calcext:value-type="float">
            <text:p>0.3301008046</text:p>
          </table:table-cell>
          <table:table-cell table:formula="of:=[Datos_Nao.D171]" office:value-type="float" office:value="0.0138891460373998" calcext:value-type="float">
            <text:p>0.013889146</text:p>
          </table:table-cell>
          <table:table-cell table:formula="of:=[Datos_Nao.E171]" office:value-type="float" office:value="-0.0845399796962738" calcext:value-type="float">
            <text:p>-0.0845399797</text:p>
          </table:table-cell>
          <table:table-cell table:formula="of:=[Datos_Nao.F171]" office:value-type="float" office:value="0.0331485718488693" calcext:value-type="float">
            <text:p>0.0331485718</text:p>
          </table:table-cell>
          <table:table-cell/>
          <table:table-cell table:formula="of:=[Datos_MoCap.A171]" office:value-type="float" office:value="-0.008591" calcext:value-type="float">
            <text:p>-0.008591</text:p>
          </table:table-cell>
          <table:table-cell table:formula="of:=[Datos_MoCap.B171]" office:value-type="float" office:value="1.334507" calcext:value-type="float">
            <text:p>1.334507</text:p>
          </table:table-cell>
          <table:table-cell table:formula="of:=[Datos_MoCap.C171]" office:value-type="float" office:value="-0.179218" calcext:value-type="float">
            <text:p>-0.179218</text:p>
          </table:table-cell>
          <table:table-cell table:formula="of:=[Datos_MoCap.D171]" office:value-type="float" office:value="-0.055491" calcext:value-type="float">
            <text:p>-0.055491</text:p>
          </table:table-cell>
          <table:table-cell table:formula="of:=[Datos_MoCap.F171]" office:value-type="float" office:value="-0.111788" calcext:value-type="float">
            <text:p>-0.111788</text:p>
          </table:table-cell>
          <table:table-cell table:formula="of:=[Datos_MoCap.E171]" office:value-type="float" office:value="-0.066938" calcext:value-type="float">
            <text:p>-0.066938</text:p>
          </table:table-cell>
          <table:table-cell/>
          <table:table-cell table:formula="of:=([.#REF!171]^2)*(0.178)+([.#REF!171])*(0.352)-0.013" office:value-type="string" office:string-value="" calcext:value-type="error">
            <text:p>#REF!</text:p>
          </table:table-cell>
          <table:table-cell table:formula="of:=([.J171]^2)*(-0.89)+([.J171])*(-0.633)-0.245" office:value-type="float" office:value="-0.16014099745636" calcext:value-type="float">
            <text:p>-0.1601409975</text:p>
          </table:table-cell>
          <table:table-cell table:formula="of:=([.I171]^2)*(-0.189)+([.I171])*(0.905)-0.392" office:value-type="float" office:value="0.479137046653739" calcext:value-type="float">
            <text:p>0.4791370467</text:p>
          </table:table-cell>
          <table:table-cell table:number-columns-repeated="1007"/>
        </table:table-row>
        <table:table-row table:style-name="ro1">
          <table:table-cell table:formula="of:=[Datos_Nao.A172]" office:value-type="float" office:value="-0.0317805036902428" calcext:value-type="float">
            <text:p>-0.0317805037</text:p>
          </table:table-cell>
          <table:table-cell table:formula="of:=[Datos_Nao.B172]" office:value-type="float" office:value="0.0235645193606615" calcext:value-type="float">
            <text:p>0.0235645194</text:p>
          </table:table-cell>
          <table:table-cell table:formula="of:=[Datos_Nao.C172]" office:value-type="float" office:value="0.330010831356049" calcext:value-type="float">
            <text:p>0.3300108314</text:p>
          </table:table-cell>
          <table:table-cell table:formula="of:=[Datos_Nao.D172]" office:value-type="float" office:value="0.0154424011707306" calcext:value-type="float">
            <text:p>0.0154424012</text:p>
          </table:table-cell>
          <table:table-cell table:formula="of:=[Datos_Nao.E172]" office:value-type="float" office:value="-0.0844741761684418" calcext:value-type="float">
            <text:p>-0.0844741762</text:p>
          </table:table-cell>
          <table:table-cell table:formula="of:=[Datos_Nao.F172]" office:value-type="float" office:value="0.0345737114548683" calcext:value-type="float">
            <text:p>0.0345737115</text:p>
          </table:table-cell>
          <table:table-cell/>
          <table:table-cell table:formula="of:=[Datos_MoCap.A172]" office:value-type="float" office:value="-0.009529" calcext:value-type="float">
            <text:p>-0.009529</text:p>
          </table:table-cell>
          <table:table-cell table:formula="of:=[Datos_MoCap.B172]" office:value-type="float" office:value="1.334255" calcext:value-type="float">
            <text:p>1.334255</text:p>
          </table:table-cell>
          <table:table-cell table:formula="of:=[Datos_MoCap.C172]" office:value-type="float" office:value="-0.18036" calcext:value-type="float">
            <text:p>-0.18036</text:p>
          </table:table-cell>
          <table:table-cell table:formula="of:=[Datos_MoCap.D172]" office:value-type="float" office:value="-0.054856" calcext:value-type="float">
            <text:p>-0.054856</text:p>
          </table:table-cell>
          <table:table-cell table:formula="of:=[Datos_MoCap.F172]" office:value-type="float" office:value="-0.111841" calcext:value-type="float">
            <text:p>-0.111841</text:p>
          </table:table-cell>
          <table:table-cell table:formula="of:=[Datos_MoCap.E172]" office:value-type="float" office:value="-0.067551" calcext:value-type="float">
            <text:p>-0.067551</text:p>
          </table:table-cell>
          <table:table-cell/>
          <table:table-cell table:formula="of:=([.#REF!172]^2)*(0.178)+([.#REF!172])*(0.352)-0.013" office:value-type="string" office:string-value="" calcext:value-type="error">
            <text:p>#REF!</text:p>
          </table:table-cell>
          <table:table-cell table:formula="of:=([.J172]^2)*(-0.89)+([.J172])*(-0.633)-0.245" office:value-type="float" office:value="-0.159783579344" calcext:value-type="float">
            <text:p>-0.1597835793</text:p>
          </table:table-cell>
          <table:table-cell table:formula="of:=([.I172]^2)*(-0.189)+([.I172])*(0.905)-0.392" office:value-type="float" office:value="0.479036094450275" calcext:value-type="float">
            <text:p>0.4790360945</text:p>
          </table:table-cell>
          <table:table-cell table:number-columns-repeated="1007"/>
        </table:table-row>
        <table:table-row table:style-name="ro1">
          <table:table-cell table:formula="of:=[Datos_Nao.A173]" office:value-type="float" office:value="-0.031665313988924" calcext:value-type="float">
            <text:p>-0.031665314</text:p>
          </table:table-cell>
          <table:table-cell table:formula="of:=[Datos_Nao.B173]" office:value-type="float" office:value="0.0243290551006794" calcext:value-type="float">
            <text:p>0.0243290551</text:p>
          </table:table-cell>
          <table:table-cell table:formula="of:=[Datos_Nao.C173]" office:value-type="float" office:value="0.329920738935471" calcext:value-type="float">
            <text:p>0.3299207389</text:p>
          </table:table-cell>
          <table:table-cell table:formula="of:=[Datos_Nao.D173]" office:value-type="float" office:value="0.016925347968936" calcext:value-type="float">
            <text:p>0.016925348</text:p>
          </table:table-cell>
          <table:table-cell table:formula="of:=[Datos_Nao.E173]" office:value-type="float" office:value="-0.0843638256192207" calcext:value-type="float">
            <text:p>-0.0843638256</text:p>
          </table:table-cell>
          <table:table-cell table:formula="of:=[Datos_Nao.F173]" office:value-type="float" office:value="0.0359309762716293" calcext:value-type="float">
            <text:p>0.0359309763</text:p>
          </table:table-cell>
          <table:table-cell/>
          <table:table-cell table:formula="of:=[Datos_MoCap.A173]" office:value-type="float" office:value="-0.010427" calcext:value-type="float">
            <text:p>-0.010427</text:p>
          </table:table-cell>
          <table:table-cell table:formula="of:=[Datos_MoCap.B173]" office:value-type="float" office:value="1.334089" calcext:value-type="float">
            <text:p>1.334089</text:p>
          </table:table-cell>
          <table:table-cell table:formula="of:=[Datos_MoCap.C173]" office:value-type="float" office:value="-0.181546" calcext:value-type="float">
            <text:p>-0.181546</text:p>
          </table:table-cell>
          <table:table-cell table:formula="of:=[Datos_MoCap.D173]" office:value-type="float" office:value="-0.053679" calcext:value-type="float">
            <text:p>-0.053679</text:p>
          </table:table-cell>
          <table:table-cell table:formula="of:=[Datos_MoCap.F173]" office:value-type="float" office:value="-0.111949" calcext:value-type="float">
            <text:p>-0.111949</text:p>
          </table:table-cell>
          <table:table-cell table:formula="of:=[Datos_MoCap.E173]" office:value-type="float" office:value="-0.068288" calcext:value-type="float">
            <text:p>-0.068288</text:p>
          </table:table-cell>
          <table:table-cell/>
          <table:table-cell table:formula="of:=([.#REF!173]^2)*(0.178)+([.#REF!173])*(0.352)-0.013" office:value-type="string" office:string-value="" calcext:value-type="error">
            <text:p>#REF!</text:p>
          </table:table-cell>
          <table:table-cell table:formula="of:=([.J173]^2)*(-0.89)+([.J173])*(-0.633)-0.245" office:value-type="float" office:value="-0.15941484760324" calcext:value-type="float">
            <text:p>-0.1594148476</text:p>
          </table:table-cell>
          <table:table-cell table:formula="of:=([.I173]^2)*(-0.189)+([.I173])*(0.905)-0.392" office:value-type="float" office:value="0.478969581074931" calcext:value-type="float">
            <text:p>0.4789695811</text:p>
          </table:table-cell>
          <table:table-cell table:number-columns-repeated="1007"/>
        </table:table-row>
        <table:table-row table:style-name="ro1">
          <table:table-cell table:formula="of:=[Datos_Nao.A174]" office:value-type="float" office:value="-0.0316047742962837" calcext:value-type="float">
            <text:p>-0.0316047743</text:p>
          </table:table-cell>
          <table:table-cell table:formula="of:=[Datos_Nao.B174]" office:value-type="float" office:value="0.0246960036456585" calcext:value-type="float">
            <text:p>0.0246960036</text:p>
          </table:table-cell>
          <table:table-cell table:formula="of:=[Datos_Nao.C174]" office:value-type="float" office:value="0.329875916242599" calcext:value-type="float">
            <text:p>0.3298759162</text:p>
          </table:table-cell>
          <table:table-cell table:formula="of:=[Datos_Nao.D174]" office:value-type="float" office:value="0.0176397878676653" calcext:value-type="float">
            <text:p>0.0176397879</text:p>
          </table:table-cell>
          <table:table-cell table:formula="of:=[Datos_Nao.E174]" office:value-type="float" office:value="-0.0842918008565903" calcext:value-type="float">
            <text:p>-0.0842918009</text:p>
          </table:table-cell>
          <table:table-cell table:formula="of:=[Datos_Nao.F174]" office:value-type="float" office:value="0.03658302500844" calcext:value-type="float">
            <text:p>0.036583025</text:p>
          </table:table-cell>
          <table:table-cell/>
          <table:table-cell table:formula="of:=[Datos_MoCap.A174]" office:value-type="float" office:value="-0.011328" calcext:value-type="float">
            <text:p>-0.011328</text:p>
          </table:table-cell>
          <table:table-cell table:formula="of:=[Datos_MoCap.B174]" office:value-type="float" office:value="1.333972" calcext:value-type="float">
            <text:p>1.333972</text:p>
          </table:table-cell>
          <table:table-cell table:formula="of:=[Datos_MoCap.C174]" office:value-type="float" office:value="-0.182739" calcext:value-type="float">
            <text:p>-0.182739</text:p>
          </table:table-cell>
          <table:table-cell table:formula="of:=[Datos_MoCap.D174]" office:value-type="float" office:value="-0.052198" calcext:value-type="float">
            <text:p>-0.052198</text:p>
          </table:table-cell>
          <table:table-cell table:formula="of:=[Datos_MoCap.F174]" office:value-type="float" office:value="-0.111801" calcext:value-type="float">
            <text:p>-0.111801</text:p>
          </table:table-cell>
          <table:table-cell table:formula="of:=[Datos_MoCap.E174]" office:value-type="float" office:value="-0.068788" calcext:value-type="float">
            <text:p>-0.068788</text:p>
          </table:table-cell>
          <table:table-cell/>
          <table:table-cell table:formula="of:=([.#REF!174]^2)*(0.178)+([.#REF!174])*(0.352)-0.013" office:value-type="string" office:string-value="" calcext:value-type="error">
            <text:p>#REF!</text:p>
          </table:table-cell>
          <table:table-cell table:formula="of:=([.J174]^2)*(-0.89)+([.J174])*(-0.633)-0.245" office:value-type="float" office:value="-0.15904646548769" calcext:value-type="float">
            <text:p>-0.1590464655</text:p>
          </table:table-cell>
          <table:table-cell table:formula="of:=([.I174]^2)*(-0.189)+([.I174])*(0.905)-0.392" office:value-type="float" office:value="0.478922694907824" calcext:value-type="float">
            <text:p>0.4789226949</text:p>
          </table:table-cell>
          <table:table-cell table:number-columns-repeated="1007"/>
        </table:table-row>
        <table:table-row table:style-name="ro1">
          <table:table-cell table:formula="of:=[Datos_Nao.A175]" office:value-type="float" office:value="-0.0314776748418808" calcext:value-type="float">
            <text:p>-0.0314776748</text:p>
          </table:table-cell>
          <table:table-cell table:formula="of:=[Datos_Nao.B175]" office:value-type="float" office:value="0.0253985896706581" calcext:value-type="float">
            <text:p>0.0253985897</text:p>
          </table:table-cell>
          <table:table-cell table:formula="of:=[Datos_Nao.C175]" office:value-type="float" office:value="0.329787284135818" calcext:value-type="float">
            <text:p>0.3297872841</text:p>
          </table:table-cell>
          <table:table-cell table:formula="of:=[Datos_Nao.D175]" office:value-type="float" office:value="0.0190131962299347" calcext:value-type="float">
            <text:p>0.0190131962</text:p>
          </table:table-cell>
          <table:table-cell table:formula="of:=[Datos_Nao.E175]" office:value-type="float" office:value="-0.0841138735413551" calcext:value-type="float">
            <text:p>-0.0841138735</text:p>
          </table:table-cell>
          <table:table-cell table:formula="of:=[Datos_Nao.F175]" office:value-type="float" office:value="0.0378323085606098" calcext:value-type="float">
            <text:p>0.0378323086</text:p>
          </table:table-cell>
          <table:table-cell/>
          <table:table-cell table:formula="of:=[Datos_MoCap.A175]" office:value-type="float" office:value="-0.012262" calcext:value-type="float">
            <text:p>-0.012262</text:p>
          </table:table-cell>
          <table:table-cell table:formula="of:=[Datos_MoCap.B175]" office:value-type="float" office:value="1.333906" calcext:value-type="float">
            <text:p>1.333906</text:p>
          </table:table-cell>
          <table:table-cell table:formula="of:=[Datos_MoCap.C175]" office:value-type="float" office:value="-0.183952" calcext:value-type="float">
            <text:p>-0.183952</text:p>
          </table:table-cell>
          <table:table-cell table:formula="of:=[Datos_MoCap.D175]" office:value-type="float" office:value="-0.050571" calcext:value-type="float">
            <text:p>-0.050571</text:p>
          </table:table-cell>
          <table:table-cell table:formula="of:=[Datos_MoCap.F175]" office:value-type="float" office:value="-0.111935" calcext:value-type="float">
            <text:p>-0.111935</text:p>
          </table:table-cell>
          <table:table-cell table:formula="of:=[Datos_MoCap.E175]" office:value-type="float" office:value="-0.069048" calcext:value-type="float">
            <text:p>-0.069048</text:p>
          </table:table-cell>
          <table:table-cell/>
          <table:table-cell table:formula="of:=([.#REF!175]^2)*(0.178)+([.#REF!175])*(0.352)-0.013" office:value-type="string" office:string-value="" calcext:value-type="error">
            <text:p>#REF!</text:p>
          </table:table-cell>
          <table:table-cell table:formula="of:=([.J175]^2)*(-0.89)+([.J175])*(-0.633)-0.245" office:value-type="float" office:value="-0.15867450509056" calcext:value-type="float">
            <text:p>-0.1586745051</text:p>
          </table:table-cell>
          <table:table-cell table:formula="of:=([.I175]^2)*(-0.189)+([.I175])*(0.905)-0.392" office:value-type="float" office:value="0.478896244017996" calcext:value-type="float">
            <text:p>0.478896244</text:p>
          </table:table-cell>
          <table:table-cell table:number-columns-repeated="1007"/>
        </table:table-row>
        <table:table-row table:style-name="ro1">
          <table:table-cell table:formula="of:=[Datos_Nao.A176]" office:value-type="float" office:value="-0.0313425734639168" calcext:value-type="float">
            <text:p>-0.0313425735</text:p>
          </table:table-cell>
          <table:table-cell table:formula="of:=[Datos_Nao.B176]" office:value-type="float" office:value="0.0260581076145172" calcext:value-type="float">
            <text:p>0.0260581076</text:p>
          </table:table-cell>
          <table:table-cell table:formula="of:=[Datos_Nao.C176]" office:value-type="float" office:value="0.329700738191605" calcext:value-type="float">
            <text:p>0.3297007382</text:p>
          </table:table-cell>
          <table:table-cell table:formula="of:=[Datos_Nao.D176]" office:value-type="float" office:value="0.0203108694404364" calcext:value-type="float">
            <text:p>0.0203108694</text:p>
          </table:table-cell>
          <table:table-cell table:formula="of:=[Datos_Nao.E176]" office:value-type="float" office:value="-0.0838904231786728" calcext:value-type="float">
            <text:p>-0.0838904232</text:p>
          </table:table-cell>
          <table:table-cell table:formula="of:=[Datos_Nao.F176]" office:value-type="float" office:value="0.0390056893229485" calcext:value-type="float">
            <text:p>0.0390056893</text:p>
          </table:table-cell>
          <table:table-cell/>
          <table:table-cell table:formula="of:=[Datos_MoCap.A176]" office:value-type="float" office:value="-0.013172" calcext:value-type="float">
            <text:p>-0.013172</text:p>
          </table:table-cell>
          <table:table-cell table:formula="of:=[Datos_MoCap.B176]" office:value-type="float" office:value="1.33391" calcext:value-type="float">
            <text:p>1.33391</text:p>
          </table:table-cell>
          <table:table-cell table:formula="of:=[Datos_MoCap.C176]" office:value-type="float" office:value="-0.185094" calcext:value-type="float">
            <text:p>-0.185094</text:p>
          </table:table-cell>
          <table:table-cell table:formula="of:=[Datos_MoCap.D176]" office:value-type="float" office:value="-0.048742" calcext:value-type="float">
            <text:p>-0.048742</text:p>
          </table:table-cell>
          <table:table-cell table:formula="of:=[Datos_MoCap.F176]" office:value-type="float" office:value="-0.111735" calcext:value-type="float">
            <text:p>-0.111735</text:p>
          </table:table-cell>
          <table:table-cell table:formula="of:=[Datos_MoCap.E176]" office:value-type="float" office:value="-0.068952" calcext:value-type="float">
            <text:p>-0.068952</text:p>
          </table:table-cell>
          <table:table-cell/>
          <table:table-cell table:formula="of:=([.#REF!176]^2)*(0.178)+([.#REF!176])*(0.352)-0.013" office:value-type="string" office:string-value="" calcext:value-type="error">
            <text:p>#REF!</text:p>
          </table:table-cell>
          <table:table-cell table:formula="of:=([.J176]^2)*(-0.89)+([.J176])*(-0.633)-0.245" office:value-type="float" office:value="-0.15832671006404" calcext:value-type="float">
            <text:p>-0.1583267101</text:p>
          </table:table-cell>
          <table:table-cell table:formula="of:=([.I176]^2)*(-0.189)+([.I176])*(0.905)-0.392" office:value-type="float" office:value="0.4788978471491" calcext:value-type="float">
            <text:p>0.4788978471</text:p>
          </table:table-cell>
          <table:table-cell table:number-columns-repeated="1007"/>
        </table:table-row>
        <table:table-row table:style-name="ro1">
          <table:table-cell table:formula="of:=[Datos_Nao.A177]" office:value-type="float" office:value="-0.0311993174254894" calcext:value-type="float">
            <text:p>-0.0311993174</text:p>
          </table:table-cell>
          <table:table-cell table:formula="of:=[Datos_Nao.B177]" office:value-type="float" office:value="0.0266733653843403" calcext:value-type="float">
            <text:p>0.0266733654</text:p>
          </table:table-cell>
          <table:table-cell table:formula="of:=[Datos_Nao.C177]" office:value-type="float" office:value="0.32961705327034" calcext:value-type="float">
            <text:p>0.3296170533</text:p>
          </table:table-cell>
          <table:table-cell table:formula="of:=[Datos_Nao.D177]" office:value-type="float" office:value="0.0215306244790554" calcext:value-type="float">
            <text:p>0.0215306245</text:p>
          </table:table-cell>
          <table:table-cell table:formula="of:=[Datos_Nao.E177]" office:value-type="float" office:value="-0.0836210995912552" calcext:value-type="float">
            <text:p>-0.0836210996</text:p>
          </table:table-cell>
          <table:table-cell table:formula="of:=[Datos_Nao.F177]" office:value-type="float" office:value="0.0401002392172813" calcext:value-type="float">
            <text:p>0.0401002392</text:p>
          </table:table-cell>
          <table:table-cell/>
          <table:table-cell table:formula="of:=[Datos_MoCap.A177]" office:value-type="float" office:value="-0.014047" calcext:value-type="float">
            <text:p>-0.014047</text:p>
          </table:table-cell>
          <table:table-cell table:formula="of:=[Datos_MoCap.B177]" office:value-type="float" office:value="1.333962" calcext:value-type="float">
            <text:p>1.333962</text:p>
          </table:table-cell>
          <table:table-cell table:formula="of:=[Datos_MoCap.C177]" office:value-type="float" office:value="-0.186262" calcext:value-type="float">
            <text:p>-0.186262</text:p>
          </table:table-cell>
          <table:table-cell table:formula="of:=[Datos_MoCap.D177]" office:value-type="float" office:value="-0.046666" calcext:value-type="float">
            <text:p>-0.046666</text:p>
          </table:table-cell>
          <table:table-cell table:formula="of:=[Datos_MoCap.F177]" office:value-type="float" office:value="-0.111878" calcext:value-type="float">
            <text:p>-0.111878</text:p>
          </table:table-cell>
          <table:table-cell table:formula="of:=[Datos_MoCap.E177]" office:value-type="float" office:value="-0.068363" calcext:value-type="float">
            <text:p>-0.068363</text:p>
          </table:table-cell>
          <table:table-cell/>
          <table:table-cell table:formula="of:=([.#REF!177]^2)*(0.178)+([.#REF!177])*(0.352)-0.013" office:value-type="string" office:string-value="" calcext:value-type="error">
            <text:p>#REF!</text:p>
          </table:table-cell>
          <table:table-cell table:formula="of:=([.J177]^2)*(-0.89)+([.J177])*(-0.633)-0.245" office:value-type="float" office:value="-0.15797339805316" calcext:value-type="float">
            <text:p>-0.1579733981</text:p>
          </table:table-cell>
          <table:table-cell table:formula="of:=([.I177]^2)*(-0.189)+([.I177])*(0.905)-0.392" office:value-type="float" office:value="0.478918687303084" calcext:value-type="float">
            <text:p>0.4789186873</text:p>
          </table:table-cell>
          <table:table-cell table:number-columns-repeated="1007"/>
        </table:table-row>
        <table:table-row table:style-name="ro1">
          <table:table-cell table:formula="of:=[Datos_Nao.A178]" office:value-type="float" office:value="-0.0310478694736958" calcext:value-type="float">
            <text:p>-0.0310478695</text:p>
          </table:table-cell>
          <table:table-cell table:formula="of:=[Datos_Nao.B178]" office:value-type="float" office:value="0.0272429715842009" calcext:value-type="float">
            <text:p>0.0272429716</text:p>
          </table:table-cell>
          <table:table-cell table:formula="of:=[Datos_Nao.C178]" office:value-type="float" office:value="0.329537153244019" calcext:value-type="float">
            <text:p>0.3295371532</text:p>
          </table:table-cell>
          <table:table-cell table:formula="of:=[Datos_Nao.D178]" office:value-type="float" office:value="0.022670229896903" calcext:value-type="float">
            <text:p>0.0226702299</text:p>
          </table:table-cell>
          <table:table-cell table:formula="of:=[Datos_Nao.E178]" office:value-type="float" office:value="-0.0833054855465889" calcext:value-type="float">
            <text:p>-0.0833054855</text:p>
          </table:table-cell>
          <table:table-cell table:formula="of:=[Datos_Nao.F178]" office:value-type="float" office:value="0.0411130115389824" calcext:value-type="float">
            <text:p>0.0411130115</text:p>
          </table:table-cell>
          <table:table-cell/>
          <table:table-cell table:formula="of:=[Datos_MoCap.A178]" office:value-type="float" office:value="-0.015028" calcext:value-type="float">
            <text:p>-0.015028</text:p>
          </table:table-cell>
          <table:table-cell table:formula="of:=[Datos_MoCap.B178]" office:value-type="float" office:value="1.334065" calcext:value-type="float">
            <text:p>1.334065</text:p>
          </table:table-cell>
          <table:table-cell table:formula="of:=[Datos_MoCap.C178]" office:value-type="float" office:value="-0.187322" calcext:value-type="float">
            <text:p>-0.187322</text:p>
          </table:table-cell>
          <table:table-cell table:formula="of:=[Datos_MoCap.D178]" office:value-type="float" office:value="-0.044356" calcext:value-type="float">
            <text:p>-0.044356</text:p>
          </table:table-cell>
          <table:table-cell table:formula="of:=[Datos_MoCap.F178]" office:value-type="float" office:value="-0.111837" calcext:value-type="float">
            <text:p>-0.111837</text:p>
          </table:table-cell>
          <table:table-cell table:formula="of:=[Datos_MoCap.E178]" office:value-type="float" office:value="-0.067124" calcext:value-type="float">
            <text:p>-0.067124</text:p>
          </table:table-cell>
          <table:table-cell/>
          <table:table-cell table:formula="of:=([.#REF!178]^2)*(0.178)+([.#REF!178])*(0.352)-0.013" office:value-type="string" office:string-value="" calcext:value-type="error">
            <text:p>#REF!</text:p>
          </table:table-cell>
          <table:table-cell table:formula="of:=([.J178]^2)*(-0.89)+([.J178])*(-0.633)-0.245" office:value-type="float" office:value="-0.15765485719876" calcext:value-type="float">
            <text:p>-0.1576548572</text:p>
          </table:table-cell>
          <table:table-cell table:formula="of:=([.I178]^2)*(-0.189)+([.I178])*(0.905)-0.392" office:value-type="float" office:value="0.478959963821475" calcext:value-type="float">
            <text:p>0.4789599638</text:p>
          </table:table-cell>
          <table:table-cell table:number-columns-repeated="1007"/>
        </table:table-row>
        <table:table-row table:style-name="ro1">
          <table:table-cell table:formula="of:=[Datos_Nao.A179]" office:value-type="float" office:value="-0.0308880899101496" calcext:value-type="float">
            <text:p>-0.0308880899</text:p>
          </table:table-cell>
          <table:table-cell table:formula="of:=[Datos_Nao.B179]" office:value-type="float" office:value="0.0277656596153975" calcext:value-type="float">
            <text:p>0.0277656596</text:p>
          </table:table-cell>
          <table:table-cell table:formula="of:=[Datos_Nao.C179]" office:value-type="float" office:value="0.3294617831707" calcext:value-type="float">
            <text:p>0.3294617832</text:p>
          </table:table-cell>
          <table:table-cell table:formula="of:=[Datos_Nao.D179]" office:value-type="float" office:value="0.0237274654209614" calcext:value-type="float">
            <text:p>0.0237274654</text:p>
          </table:table-cell>
          <table:table-cell table:formula="of:=[Datos_Nao.E179]" office:value-type="float" office:value="-0.0829432755708695" calcext:value-type="float">
            <text:p>-0.0829432756</text:p>
          </table:table-cell>
          <table:table-cell table:formula="of:=[Datos_Nao.F179]" office:value-type="float" office:value="0.0420410856604576" calcext:value-type="float">
            <text:p>0.0420410857</text:p>
          </table:table-cell>
          <table:table-cell/>
          <table:table-cell table:formula="of:=[Datos_MoCap.A179]" office:value-type="float" office:value="-0.015983" calcext:value-type="float">
            <text:p>-0.015983</text:p>
          </table:table-cell>
          <table:table-cell table:formula="of:=[Datos_MoCap.B179]" office:value-type="float" office:value="1.334245" calcext:value-type="float">
            <text:p>1.334245</text:p>
          </table:table-cell>
          <table:table-cell table:formula="of:=[Datos_MoCap.C179]" office:value-type="float" office:value="-0.188306" calcext:value-type="float">
            <text:p>-0.188306</text:p>
          </table:table-cell>
          <table:table-cell table:formula="of:=[Datos_MoCap.D179]" office:value-type="float" office:value="-0.04154" calcext:value-type="float">
            <text:p>-0.04154</text:p>
          </table:table-cell>
          <table:table-cell table:formula="of:=[Datos_MoCap.F179]" office:value-type="float" office:value="-0.11235" calcext:value-type="float">
            <text:p>-0.11235</text:p>
          </table:table-cell>
          <table:table-cell table:formula="of:=[Datos_MoCap.E179]" office:value-type="float" office:value="-0.065565" calcext:value-type="float">
            <text:p>-0.065565</text:p>
          </table:table-cell>
          <table:table-cell/>
          <table:table-cell table:formula="of:=([.#REF!179]^2)*(0.178)+([.#REF!179])*(0.352)-0.013" office:value-type="string" office:string-value="" calcext:value-type="error">
            <text:p>#REF!</text:p>
          </table:table-cell>
          <table:table-cell table:formula="of:=([.J179]^2)*(-0.89)+([.J179])*(-0.633)-0.245" office:value-type="float" office:value="-0.15736094517604" calcext:value-type="float">
            <text:p>-0.1573609452</text:p>
          </table:table-cell>
          <table:table-cell table:formula="of:=([.I179]^2)*(-0.189)+([.I179])*(0.905)-0.392" office:value-type="float" office:value="0.479032087915275" calcext:value-type="float">
            <text:p>0.4790320879</text:p>
          </table:table-cell>
          <table:table-cell table:number-columns-repeated="1007"/>
        </table:table-row>
        <table:table-row table:style-name="ro1">
          <table:table-cell table:formula="of:=[Datos_Nao.A180]" office:value-type="float" office:value="-0.030719917267561" calcext:value-type="float">
            <text:p>-0.0307199173</text:p>
          </table:table-cell>
          <table:table-cell table:formula="of:=[Datos_Nao.B180]" office:value-type="float" office:value="0.0282400418072939" calcext:value-type="float">
            <text:p>0.0282400418</text:p>
          </table:table-cell>
          <table:table-cell table:formula="of:=[Datos_Nao.C180]" office:value-type="float" office:value="0.329391747713089" calcext:value-type="float">
            <text:p>0.3293917477</text:p>
          </table:table-cell>
          <table:table-cell table:formula="of:=[Datos_Nao.D180]" office:value-type="float" office:value="0.0247000195086002" calcext:value-type="float">
            <text:p>0.0247000195</text:p>
          </table:table-cell>
          <table:table-cell table:formula="of:=[Datos_Nao.E180]" office:value-type="float" office:value="-0.0825340524315834" calcext:value-type="float">
            <text:p>-0.0825340524</text:p>
          </table:table-cell>
          <table:table-cell table:formula="of:=[Datos_Nao.F180]" office:value-type="float" office:value="0.0428814254701138" calcext:value-type="float">
            <text:p>0.0428814255</text:p>
          </table:table-cell>
          <table:table-cell/>
          <table:table-cell table:formula="of:=[Datos_MoCap.A180]" office:value-type="float" office:value="-0.016956" calcext:value-type="float">
            <text:p>-0.016956</text:p>
          </table:table-cell>
          <table:table-cell table:formula="of:=[Datos_MoCap.B180]" office:value-type="float" office:value="1.334486" calcext:value-type="float">
            <text:p>1.334486</text:p>
          </table:table-cell>
          <table:table-cell table:formula="of:=[Datos_MoCap.C180]" office:value-type="float" office:value="-0.189116" calcext:value-type="float">
            <text:p>-0.189116</text:p>
          </table:table-cell>
          <table:table-cell table:formula="of:=[Datos_MoCap.D180]" office:value-type="float" office:value="-0.038843" calcext:value-type="float">
            <text:p>-0.038843</text:p>
          </table:table-cell>
          <table:table-cell table:formula="of:=[Datos_MoCap.F180]" office:value-type="float" office:value="-0.113165" calcext:value-type="float">
            <text:p>-0.113165</text:p>
          </table:table-cell>
          <table:table-cell table:formula="of:=[Datos_MoCap.E180]" office:value-type="float" office:value="-0.063752" calcext:value-type="float">
            <text:p>-0.063752</text:p>
          </table:table-cell>
          <table:table-cell/>
          <table:table-cell table:formula="of:=([.#REF!180]^2)*(0.178)+([.#REF!180])*(0.352)-0.013" office:value-type="string" office:string-value="" calcext:value-type="error">
            <text:p>#REF!</text:p>
          </table:table-cell>
          <table:table-cell table:formula="of:=([.J180]^2)*(-0.89)+([.J180])*(-0.633)-0.245" office:value-type="float" office:value="-0.15712029869584" calcext:value-type="float">
            <text:p>-0.1571202987</text:p>
          </table:table-cell>
          <table:table-cell table:formula="of:=([.I180]^2)*(-0.189)+([.I180])*(0.905)-0.392" office:value-type="float" office:value="0.479128634886956" calcext:value-type="float">
            <text:p>0.4791286349</text:p>
          </table:table-cell>
          <table:table-cell table:number-columns-repeated="1007"/>
        </table:table-row>
        <table:table-row table:style-name="ro1">
          <table:table-cell table:formula="of:=[Datos_Nao.A181]" office:value-type="float" office:value="-0.0305432807654142" calcext:value-type="float">
            <text:p>-0.0305432808</text:p>
          </table:table-cell>
          <table:table-cell table:formula="of:=[Datos_Nao.B181]" office:value-type="float" office:value="0.0286648496985436" calcext:value-type="float">
            <text:p>0.0286648497</text:p>
          </table:table-cell>
          <table:table-cell table:formula="of:=[Datos_Nao.C181]" office:value-type="float" office:value="0.329327881336212" calcext:value-type="float">
            <text:p>0.3293278813</text:p>
          </table:table-cell>
          <table:table-cell table:formula="of:=[Datos_Nao.D181]" office:value-type="float" office:value="0.0255856513977051" calcext:value-type="float">
            <text:p>0.0255856514</text:p>
          </table:table-cell>
          <table:table-cell table:formula="of:=[Datos_Nao.E181]" office:value-type="float" office:value="-0.0820773541927338" calcext:value-type="float">
            <text:p>-0.0820773542</text:p>
          </table:table-cell>
          <table:table-cell table:formula="of:=[Datos_Nao.F181]" office:value-type="float" office:value="0.043631587177515" calcext:value-type="float">
            <text:p>0.0436315872</text:p>
          </table:table-cell>
          <table:table-cell/>
          <table:table-cell table:formula="of:=[Datos_MoCap.A181]" office:value-type="float" office:value="-0.017715" calcext:value-type="float">
            <text:p>-0.017715</text:p>
          </table:table-cell>
          <table:table-cell table:formula="of:=[Datos_MoCap.B181]" office:value-type="float" office:value="1.334711" calcext:value-type="float">
            <text:p>1.334711</text:p>
          </table:table-cell>
          <table:table-cell table:formula="of:=[Datos_MoCap.C181]" office:value-type="float" office:value="-0.189841" calcext:value-type="float">
            <text:p>-0.189841</text:p>
          </table:table-cell>
          <table:table-cell table:formula="of:=[Datos_MoCap.D181]" office:value-type="float" office:value="-0.036289" calcext:value-type="float">
            <text:p>-0.036289</text:p>
          </table:table-cell>
          <table:table-cell table:formula="of:=[Datos_MoCap.F181]" office:value-type="float" office:value="-0.113794" calcext:value-type="float">
            <text:p>-0.113794</text:p>
          </table:table-cell>
          <table:table-cell table:formula="of:=[Datos_MoCap.E181]" office:value-type="float" office:value="-0.061583" calcext:value-type="float">
            <text:p>-0.061583</text:p>
          </table:table-cell>
          <table:table-cell/>
          <table:table-cell table:formula="of:=([.#REF!181]^2)*(0.178)+([.#REF!181])*(0.352)-0.013" office:value-type="string" office:string-value="" calcext:value-type="error">
            <text:p>#REF!</text:p>
          </table:table-cell>
          <table:table-cell table:formula="of:=([.J181]^2)*(-0.89)+([.J181])*(-0.633)-0.245" office:value-type="float" office:value="-0.15690589570009" calcext:value-type="float">
            <text:p>-0.1569058957</text:p>
          </table:table-cell>
          <table:table-cell table:formula="of:=([.I181]^2)*(-0.189)+([.I181])*(0.905)-0.392" office:value-type="float" office:value="0.479218752284531" calcext:value-type="float">
            <text:p>0.4792187523</text:p>
          </table:table-cell>
          <table:table-cell table:number-columns-repeated="1007"/>
        </table:table-row>
        <table:table-row table:style-name="ro1">
          <table:table-cell table:formula="of:=[Datos_Nao.A182]" office:value-type="float" office:value="-0.0304517447948456" calcext:value-type="float">
            <text:p>-0.0304517448</text:p>
          </table:table-cell>
          <table:table-cell table:formula="of:=[Datos_Nao.B182]" office:value-type="float" office:value="0.028858195990324" calcext:value-type="float">
            <text:p>0.028858196</text:p>
          </table:table-cell>
          <table:table-cell table:formula="of:=[Datos_Nao.C182]" office:value-type="float" office:value="0.329298496246338" calcext:value-type="float">
            <text:p>0.3292984962</text:p>
          </table:table-cell>
          <table:table-cell table:formula="of:=[Datos_Nao.D182]" office:value-type="float" office:value="0.0259951651096344" calcext:value-type="float">
            <text:p>0.0259951651</text:p>
          </table:table-cell>
          <table:table-cell table:formula="of:=[Datos_Nao.E182]" office:value-type="float" office:value="-0.0818310603499413" calcext:value-type="float">
            <text:p>-0.0818310603</text:p>
          </table:table-cell>
          <table:table-cell table:formula="of:=[Datos_Nao.F182]" office:value-type="float" office:value="0.0439718924462795" calcext:value-type="float">
            <text:p>0.0439718924</text:p>
          </table:table-cell>
          <table:table-cell/>
          <table:table-cell table:formula="of:=[Datos_MoCap.A182]" office:value-type="float" office:value="-0.018337" calcext:value-type="float">
            <text:p>-0.018337</text:p>
          </table:table-cell>
          <table:table-cell table:formula="of:=[Datos_MoCap.B182]" office:value-type="float" office:value="1.334886" calcext:value-type="float">
            <text:p>1.334886</text:p>
          </table:table-cell>
          <table:table-cell table:formula="of:=[Datos_MoCap.C182]" office:value-type="float" office:value="-0.190449" calcext:value-type="float">
            <text:p>-0.190449</text:p>
          </table:table-cell>
          <table:table-cell table:formula="of:=[Datos_MoCap.D182]" office:value-type="float" office:value="-0.033604" calcext:value-type="float">
            <text:p>-0.033604</text:p>
          </table:table-cell>
          <table:table-cell table:formula="of:=[Datos_MoCap.F182]" office:value-type="float" office:value="-0.11412" calcext:value-type="float">
            <text:p>-0.11412</text:p>
          </table:table-cell>
          <table:table-cell table:formula="of:=[Datos_MoCap.E182]" office:value-type="float" office:value="-0.059459" calcext:value-type="float">
            <text:p>-0.059459</text:p>
          </table:table-cell>
          <table:table-cell/>
          <table:table-cell table:formula="of:=([.#REF!182]^2)*(0.178)+([.#REF!182])*(0.352)-0.013" office:value-type="string" office:string-value="" calcext:value-type="error">
            <text:p>#REF!</text:p>
          </table:table-cell>
          <table:table-cell table:formula="of:=([.J182]^2)*(-0.89)+([.J182])*(-0.633)-0.245" office:value-type="float" office:value="-0.15672681422489" calcext:value-type="float">
            <text:p>-0.1567268142</text:p>
          </table:table-cell>
          <table:table-cell table:formula="of:=([.I182]^2)*(-0.189)+([.I182])*(0.905)-0.392" office:value-type="float" office:value="0.479288830363756" calcext:value-type="float">
            <text:p>0.4792888304</text:p>
          </table:table-cell>
          <table:table-cell table:number-columns-repeated="1007"/>
        </table:table-row>
        <table:table-row table:style-name="ro1">
          <table:table-cell table:formula="of:=[Datos_Nao.A183]" office:value-type="float" office:value="-0.0302621778100729" calcext:value-type="float">
            <text:p>-0.0302621778</text:p>
          </table:table-cell>
          <table:table-cell table:formula="of:=[Datos_Nao.B183]" office:value-type="float" office:value="0.029206071048975" calcext:value-type="float">
            <text:p>0.029206071</text:p>
          </table:table-cell>
          <table:table-cell table:formula="of:=[Datos_Nao.C183]" office:value-type="float" office:value="0.329245299100876" calcext:value-type="float">
            <text:p>0.3292452991</text:p>
          </table:table-cell>
          <table:table-cell table:formula="of:=[Datos_Nao.D183]" office:value-type="float" office:value="0.0267460476607084" calcext:value-type="float">
            <text:p>0.0267460477</text:p>
          </table:table-cell>
          <table:table-cell table:formula="of:=[Datos_Nao.E183]" office:value-type="float" office:value="-0.0813023746013642" calcext:value-type="float">
            <text:p>-0.0813023746</text:p>
          </table:table-cell>
          <table:table-cell table:formula="of:=[Datos_Nao.F183]" office:value-type="float" office:value="0.0445813797414303" calcext:value-type="float">
            <text:p>0.0445813797</text:p>
          </table:table-cell>
          <table:table-cell/>
          <table:table-cell table:formula="of:=[Datos_MoCap.A183]" office:value-type="float" office:value="-0.018822" calcext:value-type="float">
            <text:p>-0.018822</text:p>
          </table:table-cell>
          <table:table-cell table:formula="of:=[Datos_MoCap.B183]" office:value-type="float" office:value="1.334994" calcext:value-type="float">
            <text:p>1.334994</text:p>
          </table:table-cell>
          <table:table-cell table:formula="of:=[Datos_MoCap.C183]" office:value-type="float" office:value="-0.190983" calcext:value-type="float">
            <text:p>-0.190983</text:p>
          </table:table-cell>
          <table:table-cell table:formula="of:=[Datos_MoCap.D183]" office:value-type="float" office:value="-0.031247" calcext:value-type="float">
            <text:p>-0.031247</text:p>
          </table:table-cell>
          <table:table-cell table:formula="of:=[Datos_MoCap.F183]" office:value-type="float" office:value="-0.114892" calcext:value-type="float">
            <text:p>-0.114892</text:p>
          </table:table-cell>
          <table:table-cell table:formula="of:=[Datos_MoCap.E183]" office:value-type="float" office:value="-0.057297" calcext:value-type="float">
            <text:p>-0.057297</text:p>
          </table:table-cell>
          <table:table-cell/>
          <table:table-cell table:formula="of:=([.#REF!183]^2)*(0.178)+([.#REF!183])*(0.352)-0.013" office:value-type="string" office:string-value="" calcext:value-type="error">
            <text:p>#REF!</text:p>
          </table:table-cell>
          <table:table-cell table:formula="of:=([.J183]^2)*(-0.89)+([.J183])*(-0.633)-0.245" office:value-type="float" office:value="-0.15657007159721" calcext:value-type="float">
            <text:p>-0.1565700716</text:p>
          </table:table-cell>
          <table:table-cell table:formula="of:=([.I183]^2)*(-0.189)+([.I183])*(0.905)-0.392" office:value-type="float" office:value="0.479332072773196" calcext:value-type="float">
            <text:p>0.4793320728</text:p>
          </table:table-cell>
          <table:table-cell table:number-columns-repeated="1007"/>
        </table:table-row>
        <table:table-row table:style-name="ro1">
          <table:table-cell table:formula="of:=[Datos_Nao.A184]" office:value-type="float" office:value="-0.0301641635596752" calcext:value-type="float">
            <text:p>-0.0301641636</text:p>
          </table:table-cell>
          <table:table-cell table:formula="of:=[Datos_Nao.B184]" office:value-type="float" office:value="0.0293602086603642" calcext:value-type="float">
            <text:p>0.0293602087</text:p>
          </table:table-cell>
          <table:table-cell table:formula="of:=[Datos_Nao.C184]" office:value-type="float" office:value="0.329221665859222" calcext:value-type="float">
            <text:p>0.3292216659</text:p>
          </table:table-cell>
          <table:table-cell table:formula="of:=[Datos_Nao.D184]" office:value-type="float" office:value="0.0270868502557278" calcext:value-type="float">
            <text:p>0.0270868503</text:p>
          </table:table-cell>
          <table:table-cell table:formula="of:=[Datos_Nao.E184]" office:value-type="float" office:value="-0.0810198113322258" calcext:value-type="float">
            <text:p>-0.0810198113</text:p>
          </table:table-cell>
          <table:table-cell table:formula="of:=[Datos_Nao.F184]" office:value-type="float" office:value="0.0448499619960785" calcext:value-type="float">
            <text:p>0.044849962</text:p>
          </table:table-cell>
          <table:table-cell/>
          <table:table-cell table:formula="of:=[Datos_MoCap.A184]" office:value-type="float" office:value="-0.01924" calcext:value-type="float">
            <text:p>-0.01924</text:p>
          </table:table-cell>
          <table:table-cell table:formula="of:=[Datos_MoCap.B184]" office:value-type="float" office:value="1.335106" calcext:value-type="float">
            <text:p>1.335106</text:p>
          </table:table-cell>
          <table:table-cell table:formula="of:=[Datos_MoCap.C184]" office:value-type="float" office:value="-0.191466" calcext:value-type="float">
            <text:p>-0.191466</text:p>
          </table:table-cell>
          <table:table-cell table:formula="of:=[Datos_MoCap.D184]" office:value-type="float" office:value="-0.028688" calcext:value-type="float">
            <text:p>-0.028688</text:p>
          </table:table-cell>
          <table:table-cell table:formula="of:=[Datos_MoCap.F184]" office:value-type="float" office:value="-0.115405" calcext:value-type="float">
            <text:p>-0.115405</text:p>
          </table:table-cell>
          <table:table-cell table:formula="of:=[Datos_MoCap.E184]" office:value-type="float" office:value="-0.055727" calcext:value-type="float">
            <text:p>-0.055727</text:p>
          </table:table-cell>
          <table:table-cell/>
          <table:table-cell table:formula="of:=([.#REF!184]^2)*(0.178)+([.#REF!184])*(0.352)-0.013" office:value-type="string" office:string-value="" calcext:value-type="error">
            <text:p>#REF!</text:p>
          </table:table-cell>
          <table:table-cell table:formula="of:=([.J184]^2)*(-0.89)+([.J184])*(-0.633)-0.245" office:value-type="float" office:value="-0.15642873594884" calcext:value-type="float">
            <text:p>-0.1564287359</text:p>
          </table:table-cell>
          <table:table-cell table:formula="of:=([.I184]^2)*(-0.189)+([.I184])*(0.905)-0.392" office:value-type="float" office:value="0.479376912096396" calcext:value-type="float">
            <text:p>0.4793769121</text:p>
          </table:table-cell>
          <table:table-cell table:number-columns-repeated="1007"/>
        </table:table-row>
        <table:table-row table:style-name="ro1">
          <table:table-cell table:formula="of:=[Datos_Nao.A185]" office:value-type="float" office:value="-0.0299614705145359" calcext:value-type="float">
            <text:p>-0.0299614705</text:p>
          </table:table-cell>
          <table:table-cell table:formula="of:=[Datos_Nao.B185]" office:value-type="float" office:value="0.0296280849725008" calcext:value-type="float">
            <text:p>0.029628085</text:p>
          </table:table-cell>
          <table:table-cell table:formula="of:=[Datos_Nao.C185]" office:value-type="float" office:value="0.329180747270584" calcext:value-type="float">
            <text:p>0.3291807473</text:p>
          </table:table-cell>
          <table:table-cell table:formula="of:=[Datos_Nao.D185]" office:value-type="float" office:value="0.0276976525783539" calcext:value-type="float">
            <text:p>0.0276976526</text:p>
          </table:table-cell>
          <table:table-cell table:formula="of:=[Datos_Nao.E185]" office:value-type="float" office:value="-0.0804179459810257" calcext:value-type="float">
            <text:p>-0.080417946</text:p>
          </table:table-cell>
          <table:table-cell table:formula="of:=[Datos_Nao.F185]" office:value-type="float" office:value="0.0453130826354027" calcext:value-type="float">
            <text:p>0.0453130826</text:p>
          </table:table-cell>
          <table:table-cell/>
          <table:table-cell table:formula="of:=[Datos_MoCap.A185]" office:value-type="float" office:value="-0.01953" calcext:value-type="float">
            <text:p>-0.01953</text:p>
          </table:table-cell>
          <table:table-cell table:formula="of:=[Datos_MoCap.B185]" office:value-type="float" office:value="1.335228" calcext:value-type="float">
            <text:p>1.335228</text:p>
          </table:table-cell>
          <table:table-cell table:formula="of:=[Datos_MoCap.C185]" office:value-type="float" office:value="-0.191967" calcext:value-type="float">
            <text:p>-0.191967</text:p>
          </table:table-cell>
          <table:table-cell table:formula="of:=[Datos_MoCap.D185]" office:value-type="float" office:value="-0.026401" calcext:value-type="float">
            <text:p>-0.026401</text:p>
          </table:table-cell>
          <table:table-cell table:formula="of:=[Datos_MoCap.F185]" office:value-type="float" office:value="-0.115883" calcext:value-type="float">
            <text:p>-0.115883</text:p>
          </table:table-cell>
          <table:table-cell table:formula="of:=[Datos_MoCap.E185]" office:value-type="float" office:value="-0.05438" calcext:value-type="float">
            <text:p>-0.05438</text:p>
          </table:table-cell>
          <table:table-cell/>
          <table:table-cell table:formula="of:=([.#REF!185]^2)*(0.178)+([.#REF!185])*(0.352)-0.013" office:value-type="string" office:string-value="" calcext:value-type="error">
            <text:p>#REF!</text:p>
          </table:table-cell>
          <table:table-cell table:formula="of:=([.J185]^2)*(-0.89)+([.J185])*(-0.633)-0.245" office:value-type="float" office:value="-0.15628257188921" calcext:value-type="float">
            <text:p>-0.1562825719</text:p>
          </table:table-cell>
          <table:table-cell table:formula="of:=([.I185]^2)*(-0.189)+([.I185])*(0.905)-0.392" office:value-type="float" office:value="0.479425749535024" calcext:value-type="float">
            <text:p>0.4794257495</text:p>
          </table:table-cell>
          <table:table-cell table:number-columns-repeated="1007"/>
        </table:table-row>
        <table:table-row table:style-name="ro1">
          <table:table-cell table:formula="of:=[Datos_Nao.A186]" office:value-type="float" office:value="-0.0298568271100521" calcext:value-type="float">
            <text:p>-0.0298568271</text:p>
          </table:table-cell>
          <table:table-cell table:formula="of:=[Datos_Nao.B186]" office:value-type="float" office:value="0.0297415666282177" calcext:value-type="float">
            <text:p>0.0297415666</text:p>
          </table:table-cell>
          <table:table-cell table:formula="of:=[Datos_Nao.C186]" office:value-type="float" office:value="0.329163640737534" calcext:value-type="float">
            <text:p>0.3291636407</text:p>
          </table:table-cell>
          <table:table-cell table:formula="of:=[Datos_Nao.D186]" office:value-type="float" office:value="0.0279670562595129" calcext:value-type="float">
            <text:p>0.0279670563</text:p>
          </table:table-cell>
          <table:table-cell table:formula="of:=[Datos_Nao.E186]" office:value-type="float" office:value="-0.0800985097885132" calcext:value-type="float">
            <text:p>-0.0800985098</text:p>
          </table:table-cell>
          <table:table-cell table:formula="of:=[Datos_Nao.F186]" office:value-type="float" office:value="0.0455070957541466" calcext:value-type="float">
            <text:p>0.0455070958</text:p>
          </table:table-cell>
          <table:table-cell/>
          <table:table-cell table:formula="of:=[Datos_MoCap.A186]" office:value-type="float" office:value="-0.019789" calcext:value-type="float">
            <text:p>-0.019789</text:p>
          </table:table-cell>
          <table:table-cell table:formula="of:=[Datos_MoCap.B186]" office:value-type="float" office:value="1.335477" calcext:value-type="float">
            <text:p>1.335477</text:p>
          </table:table-cell>
          <table:table-cell table:formula="of:=[Datos_MoCap.C186]" office:value-type="float" office:value="-0.192418" calcext:value-type="float">
            <text:p>-0.192418</text:p>
          </table:table-cell>
          <table:table-cell table:formula="of:=[Datos_MoCap.D186]" office:value-type="float" office:value="-0.023994" calcext:value-type="float">
            <text:p>-0.023994</text:p>
          </table:table-cell>
          <table:table-cell table:formula="of:=[Datos_MoCap.F186]" office:value-type="float" office:value="-0.116033" calcext:value-type="float">
            <text:p>-0.116033</text:p>
          </table:table-cell>
          <table:table-cell table:formula="of:=[Datos_MoCap.E186]" office:value-type="float" office:value="-0.053455" calcext:value-type="float">
            <text:p>-0.053455</text:p>
          </table:table-cell>
          <table:table-cell/>
          <table:table-cell table:formula="of:=([.#REF!186]^2)*(0.178)+([.#REF!186])*(0.352)-0.013" office:value-type="string" office:string-value="" calcext:value-type="error">
            <text:p>#REF!</text:p>
          </table:table-cell>
          <table:table-cell table:formula="of:=([.J186]^2)*(-0.89)+([.J186])*(-0.633)-0.245" office:value-type="float" office:value="-0.15615137718436" calcext:value-type="float">
            <text:p>-0.1561513772</text:p>
          </table:table-cell>
          <table:table-cell table:formula="of:=([.I186]^2)*(-0.189)+([.I186])*(0.905)-0.392" office:value-type="float" office:value="0.479525408487019" calcext:value-type="float">
            <text:p>0.4795254085</text:p>
          </table:table-cell>
          <table:table-cell table:number-columns-repeated="1007"/>
        </table:table-row>
        <table:table-row table:style-name="ro1">
          <table:table-cell table:formula="of:=[Datos_Nao.A187]" office:value-type="float" office:value="-0.0296407900750637" calcext:value-type="float">
            <text:p>-0.0296407901</text:p>
          </table:table-cell>
          <table:table-cell table:formula="of:=[Datos_Nao.B187]" office:value-type="float" office:value="0.0299265459179878" calcext:value-type="float">
            <text:p>0.0299265459</text:p>
          </table:table-cell>
          <table:table-cell table:formula="of:=[Datos_Nao.C187]" office:value-type="float" office:value="0.329136520624161" calcext:value-type="float">
            <text:p>0.3291365206</text:p>
          </table:table-cell>
          <table:table-cell table:formula="of:=[Datos_Nao.D187]" office:value-type="float" office:value="0.0284323263913393" calcext:value-type="float">
            <text:p>0.0284323264</text:p>
          </table:table-cell>
          <table:table-cell table:formula="of:=[Datos_Nao.E187]" office:value-type="float" office:value="-0.0794222429394722" calcext:value-type="float">
            <text:p>-0.0794222429</text:p>
          </table:table-cell>
          <table:table-cell table:formula="of:=[Datos_Nao.F187]" office:value-type="float" office:value="0.0458185188472271" calcext:value-type="float">
            <text:p>0.0458185188</text:p>
          </table:table-cell>
          <table:table-cell/>
          <table:table-cell table:formula="of:=[Datos_MoCap.A187]" office:value-type="float" office:value="-0.019968" calcext:value-type="float">
            <text:p>-0.019968</text:p>
          </table:table-cell>
          <table:table-cell table:formula="of:=[Datos_MoCap.B187]" office:value-type="float" office:value="1.335799" calcext:value-type="float">
            <text:p>1.335799</text:p>
          </table:table-cell>
          <table:table-cell table:formula="of:=[Datos_MoCap.C187]" office:value-type="float" office:value="-0.192772" calcext:value-type="float">
            <text:p>-0.192772</text:p>
          </table:table-cell>
          <table:table-cell table:formula="of:=[Datos_MoCap.D187]" office:value-type="float" office:value="-0.021577" calcext:value-type="float">
            <text:p>-0.021577</text:p>
          </table:table-cell>
          <table:table-cell table:formula="of:=[Datos_MoCap.F187]" office:value-type="float" office:value="-0.115738" calcext:value-type="float">
            <text:p>-0.115738</text:p>
          </table:table-cell>
          <table:table-cell table:formula="of:=[Datos_MoCap.E187]" office:value-type="float" office:value="-0.052994" calcext:value-type="float">
            <text:p>-0.052994</text:p>
          </table:table-cell>
          <table:table-cell/>
          <table:table-cell table:formula="of:=([.#REF!187]^2)*(0.178)+([.#REF!187])*(0.352)-0.013" office:value-type="string" office:string-value="" calcext:value-type="error">
            <text:p>#REF!</text:p>
          </table:table-cell>
          <table:table-cell table:formula="of:=([.J187]^2)*(-0.89)+([.J187])*(-0.633)-0.245" office:value-type="float" office:value="-0.15604865314576" calcext:value-type="float">
            <text:p>-0.1560486531</text:p>
          </table:table-cell>
          <table:table-cell table:formula="of:=([.I187]^2)*(-0.189)+([.I187])*(0.905)-0.392" office:value-type="float" office:value="0.479654249972211" calcext:value-type="float">
            <text:p>0.47965425</text:p>
          </table:table-cell>
          <table:table-cell table:number-columns-repeated="1007"/>
        </table:table-row>
        <table:table-row table:style-name="ro1">
          <table:table-cell table:formula="of:=[Datos_Nao.A188]" office:value-type="float" office:value="-0.0292997658252716" calcext:value-type="float">
            <text:p>-0.0292997658</text:p>
          </table:table-cell>
          <table:table-cell table:formula="of:=[Datos_Nao.B188]" office:value-type="float" office:value="0.0300966929644346" calcext:value-type="float">
            <text:p>0.030096693</text:p>
          </table:table-cell>
          <table:table-cell table:formula="of:=[Datos_Nao.C188]" office:value-type="float" office:value="0.329114735126495" calcext:value-type="float">
            <text:p>0.3291147351</text:p>
          </table:table-cell>
          <table:table-cell table:formula="of:=[Datos_Nao.D188]" office:value-type="float" office:value="0.0289417803287506" calcext:value-type="float">
            <text:p>0.0289417803</text:p>
          </table:table-cell>
          <table:table-cell table:formula="of:=[Datos_Nao.E188]" office:value-type="float" office:value="-0.0783130675554276" calcext:value-type="float">
            <text:p>-0.0783130676</text:p>
          </table:table-cell>
          <table:table-cell table:formula="of:=[Datos_Nao.F188]" office:value-type="float" office:value="0.0460900068283081" calcext:value-type="float">
            <text:p>0.0460900068</text:p>
          </table:table-cell>
          <table:table-cell/>
          <table:table-cell table:formula="of:=[Datos_MoCap.A188]" office:value-type="float" office:value="-0.020073" calcext:value-type="float">
            <text:p>-0.020073</text:p>
          </table:table-cell>
          <table:table-cell table:formula="of:=[Datos_MoCap.B188]" office:value-type="float" office:value="1.336222" calcext:value-type="float">
            <text:p>1.336222</text:p>
          </table:table-cell>
          <table:table-cell table:formula="of:=[Datos_MoCap.C188]" office:value-type="float" office:value="-0.193008" calcext:value-type="float">
            <text:p>-0.193008</text:p>
          </table:table-cell>
          <table:table-cell table:formula="of:=[Datos_MoCap.D188]" office:value-type="float" office:value="-0.019197" calcext:value-type="float">
            <text:p>-0.019197</text:p>
          </table:table-cell>
          <table:table-cell table:formula="of:=[Datos_MoCap.F188]" office:value-type="float" office:value="-0.115476" calcext:value-type="float">
            <text:p>-0.115476</text:p>
          </table:table-cell>
          <table:table-cell table:formula="of:=[Datos_MoCap.E188]" office:value-type="float" office:value="-0.052768" calcext:value-type="float">
            <text:p>-0.052768</text:p>
          </table:table-cell>
          <table:table-cell/>
          <table:table-cell table:formula="of:=([.#REF!188]^2)*(0.178)+([.#REF!188])*(0.352)-0.013" office:value-type="string" office:string-value="" calcext:value-type="error">
            <text:p>#REF!</text:p>
          </table:table-cell>
          <table:table-cell table:formula="of:=([.J188]^2)*(-0.89)+([.J188])*(-0.633)-0.245" office:value-type="float" office:value="-0.15598029437696" calcext:value-type="float">
            <text:p>-0.1559802944</text:p>
          </table:table-cell>
          <table:table-cell table:formula="of:=([.I188]^2)*(-0.189)+([.I188])*(0.905)-0.392" office:value-type="float" office:value="0.479823444909324" calcext:value-type="float">
            <text:p>0.4798234449</text:p>
          </table:table-cell>
          <table:table-cell table:number-columns-repeated="1007"/>
        </table:table-row>
        <table:table-row table:style-name="ro1">
          <table:table-cell table:formula="of:=[Datos_Nao.A189]" office:value-type="float" office:value="-0.0290609262883663" calcext:value-type="float">
            <text:p>-0.0290609263</text:p>
          </table:table-cell>
          <table:table-cell table:formula="of:=[Datos_Nao.B189]" office:value-type="float" office:value="0.0301365740597248" calcext:value-type="float">
            <text:p>0.0301365741</text:p>
          </table:table-cell>
          <table:table-cell table:formula="of:=[Datos_Nao.C189]" office:value-type="float" office:value="0.329113572835922" calcext:value-type="float">
            <text:p>0.3291135728</text:p>
          </table:table-cell>
          <table:table-cell table:formula="of:=[Datos_Nao.D189]" office:value-type="float" office:value="0.0291519723832607" calcext:value-type="float">
            <text:p>0.0291519724</text:p>
          </table:table-cell>
          <table:table-cell table:formula="of:=[Datos_Nao.E189]" office:value-type="float" office:value="-0.0775093287229538" calcext:value-type="float">
            <text:p>-0.0775093287</text:p>
          </table:table-cell>
          <table:table-cell table:formula="of:=[Datos_Nao.F189]" office:value-type="float" office:value="0.046137347817421" calcext:value-type="float">
            <text:p>0.0461373478</text:p>
          </table:table-cell>
          <table:table-cell/>
          <table:table-cell table:formula="of:=[Datos_MoCap.A189]" office:value-type="float" office:value="-0.020147" calcext:value-type="float">
            <text:p>-0.020147</text:p>
          </table:table-cell>
          <table:table-cell table:formula="of:=[Datos_MoCap.B189]" office:value-type="float" office:value="1.33669" calcext:value-type="float">
            <text:p>1.33669</text:p>
          </table:table-cell>
          <table:table-cell table:formula="of:=[Datos_MoCap.C189]" office:value-type="float" office:value="-0.193061" calcext:value-type="float">
            <text:p>-0.193061</text:p>
          </table:table-cell>
          <table:table-cell table:formula="of:=[Datos_MoCap.D189]" office:value-type="float" office:value="-0.016941" calcext:value-type="float">
            <text:p>-0.016941</text:p>
          </table:table-cell>
          <table:table-cell table:formula="of:=[Datos_MoCap.F189]" office:value-type="float" office:value="-0.114844" calcext:value-type="float">
            <text:p>-0.114844</text:p>
          </table:table-cell>
          <table:table-cell table:formula="of:=[Datos_MoCap.E189]" office:value-type="float" office:value="-0.052888" calcext:value-type="float">
            <text:p>-0.052888</text:p>
          </table:table-cell>
          <table:table-cell/>
          <table:table-cell table:formula="of:=([.#REF!189]^2)*(0.178)+([.#REF!189])*(0.352)-0.013" office:value-type="string" office:string-value="" calcext:value-type="error">
            <text:p>#REF!</text:p>
          </table:table-cell>
          <table:table-cell table:formula="of:=([.J189]^2)*(-0.89)+([.J189])*(-0.633)-0.245" office:value-type="float" office:value="-0.15596495625169" calcext:value-type="float">
            <text:p>-0.1559649563</text:p>
          </table:table-cell>
          <table:table-cell table:formula="of:=([.I189]^2)*(-0.189)+([.I189])*(0.905)-0.392" office:value-type="float" office:value="0.4800105604971" calcext:value-type="float">
            <text:p>0.4800105605</text:p>
          </table:table-cell>
          <table:table-cell table:number-columns-repeated="1007"/>
        </table:table-row>
        <table:table-row table:style-name="ro1">
          <table:table-cell table:formula="of:=[Datos_Nao.A190]" office:value-type="float" office:value="-0.0289380140602589" calcext:value-type="float">
            <text:p>-0.0289380141</text:p>
          </table:table-cell>
          <table:table-cell table:formula="of:=[Datos_Nao.B190]" office:value-type="float" office:value="0.0301339216530323" calcext:value-type="float">
            <text:p>0.0301339217</text:p>
          </table:table-cell>
          <table:table-cell table:formula="of:=[Datos_Nao.C190]" office:value-type="float" office:value="0.329117178916931" calcext:value-type="float">
            <text:p>0.3291171789</text:p>
          </table:table-cell>
          <table:table-cell table:formula="of:=[Datos_Nao.D190]" office:value-type="float" office:value="0.0292172841727734" calcext:value-type="float">
            <text:p>0.0292172842</text:p>
          </table:table-cell>
          <table:table-cell table:formula="of:=[Datos_Nao.E190]" office:value-type="float" office:value="-0.07708790153265" calcext:value-type="float">
            <text:p>-0.0770879015</text:p>
          </table:table-cell>
          <table:table-cell table:formula="of:=[Datos_Nao.F190]" office:value-type="float" office:value="0.0461201779544354" calcext:value-type="float">
            <text:p>0.046120178</text:p>
          </table:table-cell>
          <table:table-cell/>
          <table:table-cell table:formula="of:=[Datos_MoCap.A190]" office:value-type="float" office:value="-0.020194" calcext:value-type="float">
            <text:p>-0.020194</text:p>
          </table:table-cell>
          <table:table-cell table:formula="of:=[Datos_MoCap.B190]" office:value-type="float" office:value="1.337143" calcext:value-type="float">
            <text:p>1.337143</text:p>
          </table:table-cell>
          <table:table-cell table:formula="of:=[Datos_MoCap.C190]" office:value-type="float" office:value="-0.192941" calcext:value-type="float">
            <text:p>-0.192941</text:p>
          </table:table-cell>
          <table:table-cell table:formula="of:=[Datos_MoCap.D190]" office:value-type="float" office:value="-0.014877" calcext:value-type="float">
            <text:p>-0.014877</text:p>
          </table:table-cell>
          <table:table-cell table:formula="of:=[Datos_MoCap.F190]" office:value-type="float" office:value="-0.114213" calcext:value-type="float">
            <text:p>-0.114213</text:p>
          </table:table-cell>
          <table:table-cell table:formula="of:=[Datos_MoCap.E190]" office:value-type="float" office:value="-0.052778" calcext:value-type="float">
            <text:p>-0.052778</text:p>
          </table:table-cell>
          <table:table-cell/>
          <table:table-cell table:formula="of:=([.#REF!190]^2)*(0.178)+([.#REF!190])*(0.352)-0.013" office:value-type="string" office:string-value="" calcext:value-type="error">
            <text:p>#REF!</text:p>
          </table:table-cell>
          <table:table-cell table:formula="of:=([.J190]^2)*(-0.89)+([.J190])*(-0.633)-0.245" office:value-type="float" office:value="-0.15599969123809" calcext:value-type="float">
            <text:p>-0.1559996912</text:p>
          </table:table-cell>
          <table:table-cell table:formula="of:=([.I190]^2)*(-0.189)+([.I190])*(0.905)-0.392" office:value-type="float" office:value="0.480191599937139" calcext:value-type="float">
            <text:p>0.4801915999</text:p>
          </table:table-cell>
          <table:table-cell table:number-columns-repeated="1007"/>
        </table:table-row>
        <table:table-row table:style-name="ro1">
          <table:table-cell table:formula="of:=[Datos_Nao.A191]" office:value-type="float" office:value="-0.0286829322576523" calcext:value-type="float">
            <text:p>-0.0286829323</text:p>
          </table:table-cell>
          <table:table-cell table:formula="of:=[Datos_Nao.B191]" office:value-type="float" office:value="0.0300932712852955" calcext:value-type="float">
            <text:p>0.0300932713</text:p>
          </table:table-cell>
          <table:table-cell table:formula="of:=[Datos_Nao.C191]" office:value-type="float" office:value="0.329132556915283" calcext:value-type="float">
            <text:p>0.3291325569</text:p>
          </table:table-cell>
          <table:table-cell table:formula="of:=[Datos_Nao.D191]" office:value-type="float" office:value="0.029279638081789" calcext:value-type="float">
            <text:p>0.0292796381</text:p>
          </table:table-cell>
          <table:table-cell table:formula="of:=[Datos_Nao.E191]" office:value-type="float" office:value="-0.0762013271450996" calcext:value-type="float">
            <text:p>-0.0762013271</text:p>
          </table:table-cell>
          <table:table-cell table:formula="of:=[Datos_Nao.F191]" office:value-type="float" office:value="0.0460090339183807" calcext:value-type="float">
            <text:p>0.0460090339</text:p>
          </table:table-cell>
          <table:table-cell/>
          <table:table-cell table:formula="of:=[Datos_MoCap.A191]" office:value-type="float" office:value="-0.020232" calcext:value-type="float">
            <text:p>-0.020232</text:p>
          </table:table-cell>
          <table:table-cell table:formula="of:=[Datos_MoCap.B191]" office:value-type="float" office:value="1.337655" calcext:value-type="float">
            <text:p>1.337655</text:p>
          </table:table-cell>
          <table:table-cell table:formula="of:=[Datos_MoCap.C191]" office:value-type="float" office:value="-0.192665" calcext:value-type="float">
            <text:p>-0.192665</text:p>
          </table:table-cell>
          <table:table-cell table:formula="of:=[Datos_MoCap.D191]" office:value-type="float" office:value="-0.01267" calcext:value-type="float">
            <text:p>-0.01267</text:p>
          </table:table-cell>
          <table:table-cell table:formula="of:=[Datos_MoCap.F191]" office:value-type="float" office:value="-0.113399" calcext:value-type="float">
            <text:p>-0.113399</text:p>
          </table:table-cell>
          <table:table-cell table:formula="of:=[Datos_MoCap.E191]" office:value-type="float" office:value="-0.052782" calcext:value-type="float">
            <text:p>-0.052782</text:p>
          </table:table-cell>
          <table:table-cell/>
          <table:table-cell table:formula="of:=([.#REF!191]^2)*(0.178)+([.#REF!191])*(0.352)-0.013" office:value-type="string" office:string-value="" calcext:value-type="error">
            <text:p>#REF!</text:p>
          </table:table-cell>
          <table:table-cell table:formula="of:=([.J191]^2)*(-0.89)+([.J191])*(-0.633)-0.245" office:value-type="float" office:value="-0.15607967898025" calcext:value-type="float">
            <text:p>-0.156079679</text:p>
          </table:table-cell>
          <table:table-cell table:formula="of:=([.I191]^2)*(-0.189)+([.I191])*(0.905)-0.392" office:value-type="float" office:value="0.480396125084275" calcext:value-type="float">
            <text:p>0.4803961251</text:p>
          </table:table-cell>
          <table:table-cell table:number-columns-repeated="1007"/>
        </table:table-row>
        <table:table-row table:style-name="ro1">
          <table:table-cell table:formula="of:=[Datos_Nao.A192]" office:value-type="float" office:value="-0.0282694548368454" calcext:value-type="float">
            <text:p>-0.0282694548</text:p>
          </table:table-cell>
          <table:table-cell table:formula="of:=[Datos_Nao.B192]" office:value-type="float" office:value="0.0299470741301775" calcext:value-type="float">
            <text:p>0.0299470741</text:p>
          </table:table-cell>
          <table:table-cell table:formula="of:=[Datos_Nao.C192]" office:value-type="float" office:value="0.329174011945724" calcext:value-type="float">
            <text:p>0.3291740119</text:p>
          </table:table-cell>
          <table:table-cell table:formula="of:=[Datos_Nao.D192]" office:value-type="float" office:value="0.029258256778121" calcext:value-type="float">
            <text:p>0.0292582568</text:p>
          </table:table-cell>
          <table:table-cell table:formula="of:=[Datos_Nao.E192]" office:value-type="float" office:value="-0.0747441276907921" calcext:value-type="float">
            <text:p>-0.0747441277</text:p>
          </table:table-cell>
          <table:table-cell table:formula="of:=[Datos_Nao.F192]" office:value-type="float" office:value="0.0456606857478619" calcext:value-type="float">
            <text:p>0.0456606857</text:p>
          </table:table-cell>
          <table:table-cell/>
          <table:table-cell table:formula="of:=[Datos_MoCap.A192]" office:value-type="float" office:value="-0.020097" calcext:value-type="float">
            <text:p>-0.020097</text:p>
          </table:table-cell>
          <table:table-cell table:formula="of:=[Datos_MoCap.B192]" office:value-type="float" office:value="1.338235" calcext:value-type="float">
            <text:p>1.338235</text:p>
          </table:table-cell>
          <table:table-cell table:formula="of:=[Datos_MoCap.C192]" office:value-type="float" office:value="-0.192237" calcext:value-type="float">
            <text:p>-0.192237</text:p>
          </table:table-cell>
          <table:table-cell table:formula="of:=[Datos_MoCap.D192]" office:value-type="float" office:value="-0.010611" calcext:value-type="float">
            <text:p>-0.010611</text:p>
          </table:table-cell>
          <table:table-cell table:formula="of:=[Datos_MoCap.F192]" office:value-type="float" office:value="-0.112881" calcext:value-type="float">
            <text:p>-0.112881</text:p>
          </table:table-cell>
          <table:table-cell table:formula="of:=[Datos_MoCap.E192]" office:value-type="float" office:value="-0.05238" calcext:value-type="float">
            <text:p>-0.05238</text:p>
          </table:table-cell>
          <table:table-cell/>
          <table:table-cell table:formula="of:=([.#REF!192]^2)*(0.178)+([.#REF!192])*(0.352)-0.013" office:value-type="string" office:string-value="" calcext:value-type="error">
            <text:p>#REF!</text:p>
          </table:table-cell>
          <table:table-cell table:formula="of:=([.J192]^2)*(-0.89)+([.J192])*(-0.633)-0.245" office:value-type="float" office:value="-0.15620398611041" calcext:value-type="float">
            <text:p>-0.1562039861</text:p>
          </table:table-cell>
          <table:table-cell table:formula="of:=([.I192]^2)*(-0.189)+([.I192])*(0.905)-0.392" office:value-type="float" office:value="0.480627694022475" calcext:value-type="float">
            <text:p>0.480627694</text:p>
          </table:table-cell>
          <table:table-cell table:number-columns-repeated="1007"/>
        </table:table-row>
        <table:table-row table:style-name="ro1">
          <table:table-cell table:formula="of:=[Datos_Nao.A193]" office:value-type="float" office:value="-0.0281222686171532" calcext:value-type="float">
            <text:p>-0.0281222686</text:p>
          </table:table-cell>
          <table:table-cell table:formula="of:=[Datos_Nao.B193]" office:value-type="float" office:value="0.0298734586685896" calcext:value-type="float">
            <text:p>0.0298734587</text:p>
          </table:table-cell>
          <table:table-cell table:formula="of:=[Datos_Nao.C193]" office:value-type="float" office:value="0.329192310571671" calcext:value-type="float">
            <text:p>0.3291923106</text:p>
          </table:table-cell>
          <table:table-cell table:formula="of:=[Datos_Nao.D193]" office:value-type="float" office:value="0.0292305797338486" calcext:value-type="float">
            <text:p>0.0292305797</text:p>
          </table:table-cell>
          <table:table-cell table:formula="of:=[Datos_Nao.E193]" office:value-type="float" office:value="-0.0742217227816582" calcext:value-type="float">
            <text:p>-0.0742217228</text:p>
          </table:table-cell>
          <table:table-cell table:formula="of:=[Datos_Nao.F193]" office:value-type="float" office:value="0.0454976484179497" calcext:value-type="float">
            <text:p>0.0454976484</text:p>
          </table:table-cell>
          <table:table-cell/>
          <table:table-cell table:formula="of:=[Datos_MoCap.A193]" office:value-type="float" office:value="-0.019999" calcext:value-type="float">
            <text:p>-0.019999</text:p>
          </table:table-cell>
          <table:table-cell table:formula="of:=[Datos_MoCap.B193]" office:value-type="float" office:value="1.338951" calcext:value-type="float">
            <text:p>1.338951</text:p>
          </table:table-cell>
          <table:table-cell table:formula="of:=[Datos_MoCap.C193]" office:value-type="float" office:value="-0.19159" calcext:value-type="float">
            <text:p>-0.19159</text:p>
          </table:table-cell>
          <table:table-cell table:formula="of:=[Datos_MoCap.D193]" office:value-type="float" office:value="-0.008466" calcext:value-type="float">
            <text:p>-0.008466</text:p>
          </table:table-cell>
          <table:table-cell table:formula="of:=[Datos_MoCap.F193]" office:value-type="float" office:value="-0.111955" calcext:value-type="float">
            <text:p>-0.111955</text:p>
          </table:table-cell>
          <table:table-cell table:formula="of:=[Datos_MoCap.E193]" office:value-type="float" office:value="-0.051764" calcext:value-type="float">
            <text:p>-0.051764</text:p>
          </table:table-cell>
          <table:table-cell/>
          <table:table-cell table:formula="of:=([.#REF!193]^2)*(0.178)+([.#REF!193])*(0.352)-0.013" office:value-type="string" office:string-value="" calcext:value-type="error">
            <text:p>#REF!</text:p>
          </table:table-cell>
          <table:table-cell table:formula="of:=([.J193]^2)*(-0.89)+([.J193])*(-0.633)-0.245" office:value-type="float" office:value="-0.156392518009" calcext:value-type="float">
            <text:p>-0.156392518</text:p>
          </table:table-cell>
          <table:table-cell table:formula="of:=([.I193]^2)*(-0.189)+([.I193])*(0.905)-0.392" office:value-type="float" office:value="0.480913386504211" calcext:value-type="float">
            <text:p>0.4809133865</text:p>
          </table:table-cell>
          <table:table-cell table:number-columns-repeated="1007"/>
        </table:table-row>
        <table:table-row table:style-name="ro1">
          <table:table-cell table:formula="of:=[Datos_Nao.A194]" office:value-type="float" office:value="-0.0278130434453487" calcext:value-type="float">
            <text:p>-0.0278130434</text:p>
          </table:table-cell>
          <table:table-cell table:formula="of:=[Datos_Nao.B194]" office:value-type="float" office:value="0.0296873115003109" calcext:value-type="float">
            <text:p>0.0296873115</text:p>
          </table:table-cell>
          <table:table-cell table:formula="of:=[Datos_Nao.C194]" office:value-type="float" office:value="0.329235047101974" calcext:value-type="float">
            <text:p>0.3292350471</text:p>
          </table:table-cell>
          <table:table-cell table:formula="of:=[Datos_Nao.D194]" office:value-type="float" office:value="0.0291540753096342" calcext:value-type="float">
            <text:p>0.0291540753</text:p>
          </table:table-cell>
          <table:table-cell table:formula="of:=[Datos_Nao.E194]" office:value-type="float" office:value="-0.0731201320886612" calcext:value-type="float">
            <text:p>-0.0731201321</text:p>
          </table:table-cell>
          <table:table-cell table:formula="of:=[Datos_Nao.F194]" office:value-type="float" office:value="0.0451040491461754" calcext:value-type="float">
            <text:p>0.0451040491</text:p>
          </table:table-cell>
          <table:table-cell/>
          <table:table-cell table:formula="of:=[Datos_MoCap.A194]" office:value-type="float" office:value="-0.019865" calcext:value-type="float">
            <text:p>-0.019865</text:p>
          </table:table-cell>
          <table:table-cell table:formula="of:=[Datos_MoCap.B194]" office:value-type="float" office:value="1.33976" calcext:value-type="float">
            <text:p>1.33976</text:p>
          </table:table-cell>
          <table:table-cell table:formula="of:=[Datos_MoCap.C194]" office:value-type="float" office:value="-0.19066" calcext:value-type="float">
            <text:p>-0.19066</text:p>
          </table:table-cell>
          <table:table-cell table:formula="of:=[Datos_MoCap.D194]" office:value-type="float" office:value="-0.006329" calcext:value-type="float">
            <text:p>-0.006329</text:p>
          </table:table-cell>
          <table:table-cell table:formula="of:=[Datos_MoCap.F194]" office:value-type="float" office:value="-0.111133" calcext:value-type="float">
            <text:p>-0.111133</text:p>
          </table:table-cell>
          <table:table-cell table:formula="of:=[Datos_MoCap.E194]" office:value-type="float" office:value="-0.051077" calcext:value-type="float">
            <text:p>-0.051077</text:p>
          </table:table-cell>
          <table:table-cell/>
          <table:table-cell table:formula="of:=([.#REF!194]^2)*(0.178)+([.#REF!194])*(0.352)-0.013" office:value-type="string" office:string-value="" calcext:value-type="error">
            <text:p>#REF!</text:p>
          </table:table-cell>
          <table:table-cell table:formula="of:=([.J194]^2)*(-0.89)+([.J194])*(-0.633)-0.245" office:value-type="float" office:value="-0.156664819684" calcext:value-type="float">
            <text:p>-0.1566648197</text:p>
          </table:table-cell>
          <table:table-cell table:formula="of:=([.I194]^2)*(-0.189)+([.I194])*(0.905)-0.392" office:value-type="float" office:value="0.4812359539136" calcext:value-type="float">
            <text:p>0.4812359539</text:p>
          </table:table-cell>
          <table:table-cell table:number-columns-repeated="1007"/>
        </table:table-row>
        <table:table-row table:style-name="ro1">
          <table:table-cell table:formula="of:=[Datos_Nao.A195]" office:value-type="float" office:value="-0.0274837352335453" calcext:value-type="float">
            <text:p>-0.0274837352</text:p>
          </table:table-cell>
          <table:table-cell table:formula="of:=[Datos_Nao.B195]" office:value-type="float" office:value="0.029448825865984" calcext:value-type="float">
            <text:p>0.0294488259</text:p>
          </table:table-cell>
          <table:table-cell table:formula="of:=[Datos_Nao.C195]" office:value-type="float" office:value="0.329285502433777" calcext:value-type="float">
            <text:p>0.3292855024</text:p>
          </table:table-cell>
          <table:table-cell table:formula="of:=[Datos_Nao.D195]" office:value-type="float" office:value="0.0290561709553003" calcext:value-type="float">
            <text:p>0.029056171</text:p>
          </table:table-cell>
          <table:table-cell table:formula="of:=[Datos_Nao.E195]" office:value-type="float" office:value="-0.0719426199793816" calcext:value-type="float">
            <text:p>-0.07194262</text:p>
          </table:table-cell>
          <table:table-cell table:formula="of:=[Datos_Nao.F195]" office:value-type="float" office:value="0.0446239076554775" calcext:value-type="float">
            <text:p>0.0446239077</text:p>
          </table:table-cell>
          <table:table-cell/>
          <table:table-cell table:formula="of:=[Datos_MoCap.A195]" office:value-type="float" office:value="-0.019583" calcext:value-type="float">
            <text:p>-0.019583</text:p>
          </table:table-cell>
          <table:table-cell table:formula="of:=[Datos_MoCap.B195]" office:value-type="float" office:value="1.340664" calcext:value-type="float">
            <text:p>1.340664</text:p>
          </table:table-cell>
          <table:table-cell table:formula="of:=[Datos_MoCap.C195]" office:value-type="float" office:value="-0.189385" calcext:value-type="float">
            <text:p>-0.189385</text:p>
          </table:table-cell>
          <table:table-cell table:formula="of:=[Datos_MoCap.D195]" office:value-type="float" office:value="-0.004376" calcext:value-type="float">
            <text:p>-0.004376</text:p>
          </table:table-cell>
          <table:table-cell table:formula="of:=[Datos_MoCap.F195]" office:value-type="float" office:value="-0.110557" calcext:value-type="float">
            <text:p>-0.110557</text:p>
          </table:table-cell>
          <table:table-cell table:formula="of:=[Datos_MoCap.E195]" office:value-type="float" office:value="-0.050215" calcext:value-type="float">
            <text:p>-0.050215</text:p>
          </table:table-cell>
          <table:table-cell/>
          <table:table-cell table:formula="of:=([.#REF!195]^2)*(0.178)+([.#REF!195])*(0.352)-0.013" office:value-type="string" office:string-value="" calcext:value-type="error">
            <text:p>#REF!</text:p>
          </table:table-cell>
          <table:table-cell table:formula="of:=([.J195]^2)*(-0.89)+([.J195])*(-0.633)-0.245" office:value-type="float" office:value="-0.15704063862025" calcext:value-type="float">
            <text:p>-0.1570406386</text:p>
          </table:table-cell>
          <table:table-cell table:formula="of:=([.I195]^2)*(-0.189)+([.I195])*(0.905)-0.392" office:value-type="float" office:value="0.481596107390656" calcext:value-type="float">
            <text:p>0.4815961074</text:p>
          </table:table-cell>
          <table:table-cell table:number-columns-repeated="1007"/>
        </table:table-row>
        <table:table-row table:style-name="ro1">
          <table:table-cell table:formula="of:=[Datos_Nao.A196]" office:value-type="float" office:value="-0.0273115877062082" calcext:value-type="float">
            <text:p>-0.0273115877</text:p>
          </table:table-cell>
          <table:table-cell table:formula="of:=[Datos_Nao.B196]" office:value-type="float" office:value="0.0293100029230118" calcext:value-type="float">
            <text:p>0.0293100029</text:p>
          </table:table-cell>
          <table:table-cell table:formula="of:=[Datos_Nao.C196]" office:value-type="float" office:value="0.329313397407532" calcext:value-type="float">
            <text:p>0.3293133974</text:p>
          </table:table-cell>
          <table:table-cell table:formula="of:=[Datos_Nao.D196]" office:value-type="float" office:value="0.0290010403841734" calcext:value-type="float">
            <text:p>0.0290010404</text:p>
          </table:table-cell>
          <table:table-cell table:formula="of:=[Datos_Nao.E196]" office:value-type="float" office:value="-0.0713256299495697" calcext:value-type="float">
            <text:p>-0.0713256299</text:p>
          </table:table-cell>
          <table:table-cell table:formula="of:=[Datos_Nao.F196]" office:value-type="float" office:value="0.0443528257310391" calcext:value-type="float">
            <text:p>0.0443528257</text:p>
          </table:table-cell>
          <table:table-cell/>
          <table:table-cell table:formula="of:=[Datos_MoCap.A196]" office:value-type="float" office:value="-0.019139" calcext:value-type="float">
            <text:p>-0.019139</text:p>
          </table:table-cell>
          <table:table-cell table:formula="of:=[Datos_MoCap.B196]" office:value-type="float" office:value="1.341693" calcext:value-type="float">
            <text:p>1.341693</text:p>
          </table:table-cell>
          <table:table-cell table:formula="of:=[Datos_MoCap.C196]" office:value-type="float" office:value="-0.187752" calcext:value-type="float">
            <text:p>-0.187752</text:p>
          </table:table-cell>
          <table:table-cell table:formula="of:=[Datos_MoCap.D196]" office:value-type="float" office:value="-0.002556" calcext:value-type="float">
            <text:p>-0.002556</text:p>
          </table:table-cell>
          <table:table-cell table:formula="of:=[Datos_MoCap.F196]" office:value-type="float" office:value="-0.109533" calcext:value-type="float">
            <text:p>-0.109533</text:p>
          </table:table-cell>
          <table:table-cell table:formula="of:=[Datos_MoCap.E196]" office:value-type="float" office:value="-0.048921" calcext:value-type="float">
            <text:p>-0.048921</text:p>
          </table:table-cell>
          <table:table-cell/>
          <table:table-cell table:formula="of:=([.#REF!196]^2)*(0.178)+([.#REF!196])*(0.352)-0.013" office:value-type="string" office:string-value="" calcext:value-type="error">
            <text:p>#REF!</text:p>
          </table:table-cell>
          <table:table-cell table:formula="of:=([.J196]^2)*(-0.89)+([.J196])*(-0.633)-0.245" office:value-type="float" office:value="-0.15752620801856" calcext:value-type="float">
            <text:p>-0.157526208</text:p>
          </table:table-cell>
          <table:table-cell table:formula="of:=([.I196]^2)*(-0.189)+([.I196])*(0.905)-0.392" office:value-type="float" office:value="0.482005684918939" calcext:value-type="float">
            <text:p>0.4820056849</text:p>
          </table:table-cell>
          <table:table-cell table:number-columns-repeated="1007"/>
        </table:table-row>
        <table:table-row table:style-name="ro1">
          <table:table-cell table:formula="of:=[Datos_Nao.A197]" office:value-type="float" office:value="-0.0271344259381294" calcext:value-type="float">
            <text:p>-0.0271344259</text:p>
          </table:table-cell>
          <table:table-cell table:formula="of:=[Datos_Nao.B197]" office:value-type="float" office:value="0.0291582494974136" calcext:value-type="float">
            <text:p>0.0291582495</text:p>
          </table:table-cell>
          <table:table-cell table:formula="of:=[Datos_Nao.C197]" office:value-type="float" office:value="0.329342991113663" calcext:value-type="float">
            <text:p>0.3293429911</text:p>
          </table:table-cell>
          <table:table-cell table:formula="of:=[Datos_Nao.D197]" office:value-type="float" office:value="0.0289424620568752" calcext:value-type="float">
            <text:p>0.0289424621</text:p>
          </table:table-cell>
          <table:table-cell table:formula="of:=[Datos_Nao.E197]" office:value-type="float" office:value="-0.0706900358200073" calcext:value-type="float">
            <text:p>-0.0706900358</text:p>
          </table:table-cell>
          <table:table-cell table:formula="of:=[Datos_Nao.F197]" office:value-type="float" office:value="0.0440618731081486" calcext:value-type="float">
            <text:p>0.0440618731</text:p>
          </table:table-cell>
          <table:table-cell/>
          <table:table-cell table:formula="of:=[Datos_MoCap.A197]" office:value-type="float" office:value="-0.01867" calcext:value-type="float">
            <text:p>-0.01867</text:p>
          </table:table-cell>
          <table:table-cell table:formula="of:=[Datos_MoCap.B197]" office:value-type="float" office:value="1.342752" calcext:value-type="float">
            <text:p>1.342752</text:p>
          </table:table-cell>
          <table:table-cell table:formula="of:=[Datos_MoCap.C197]" office:value-type="float" office:value="-0.185753" calcext:value-type="float">
            <text:p>-0.185753</text:p>
          </table:table-cell>
          <table:table-cell table:formula="of:=[Datos_MoCap.D197]" office:value-type="float" office:value="-0.000443" calcext:value-type="float">
            <text:p>-0.000443</text:p>
          </table:table-cell>
          <table:table-cell table:formula="of:=[Datos_MoCap.F197]" office:value-type="float" office:value="-0.108541" calcext:value-type="float">
            <text:p>-0.108541</text:p>
          </table:table-cell>
          <table:table-cell table:formula="of:=[Datos_MoCap.E197]" office:value-type="float" office:value="-0.047694" calcext:value-type="float">
            <text:p>-0.047694</text:p>
          </table:table-cell>
          <table:table-cell/>
          <table:table-cell table:formula="of:=([.#REF!197]^2)*(0.178)+([.#REF!197])*(0.352)-0.013" office:value-type="string" office:string-value="" calcext:value-type="error">
            <text:p>#REF!</text:p>
          </table:table-cell>
          <table:table-cell table:formula="of:=([.J197]^2)*(-0.89)+([.J197])*(-0.633)-0.245" office:value-type="float" office:value="-0.15812706853801" calcext:value-type="float">
            <text:p>-0.1581270685</text:p>
          </table:table-cell>
          <table:table-cell table:formula="of:=([.I197]^2)*(-0.189)+([.I197])*(0.905)-0.392" office:value-type="float" office:value="0.482426785567744" calcext:value-type="float">
            <text:p>0.4824267856</text:p>
          </table:table-cell>
          <table:table-cell table:number-columns-repeated="1007"/>
        </table:table-row>
        <table:table-row table:style-name="ro1">
          <table:table-cell table:formula="of:=[Datos_Nao.A198]" office:value-type="float" office:value="-0.0267654806375504" calcext:value-type="float">
            <text:p>-0.0267654806</text:p>
          </table:table-cell>
          <table:table-cell table:formula="of:=[Datos_Nao.B198]" office:value-type="float" office:value="0.0288165733218193" calcext:value-type="float">
            <text:p>0.0288165733</text:p>
          </table:table-cell>
          <table:table-cell table:formula="of:=[Datos_Nao.C198]" office:value-type="float" office:value="0.329406917095184" calcext:value-type="float">
            <text:p>0.3294069171</text:p>
          </table:table-cell>
          <table:table-cell table:formula="of:=[Datos_Nao.D198]" office:value-type="float" office:value="0.0288164932280779" calcext:value-type="float">
            <text:p>0.0288164932</text:p>
          </table:table-cell>
          <table:table-cell table:formula="of:=[Datos_Nao.E198]" office:value-type="float" office:value="-0.0693639442324638" calcext:value-type="float">
            <text:p>-0.0693639442</text:p>
          </table:table-cell>
          <table:table-cell table:formula="of:=[Datos_Nao.F198]" office:value-type="float" office:value="0.0434228181838989" calcext:value-type="float">
            <text:p>0.0434228182</text:p>
          </table:table-cell>
          <table:table-cell/>
          <table:table-cell table:formula="of:=[Datos_MoCap.A198]" office:value-type="float" office:value="-0.018004" calcext:value-type="float">
            <text:p>-0.018004</text:p>
          </table:table-cell>
          <table:table-cell table:formula="of:=[Datos_MoCap.B198]" office:value-type="float" office:value="1.343927" calcext:value-type="float">
            <text:p>1.343927</text:p>
          </table:table-cell>
          <table:table-cell table:formula="of:=[Datos_MoCap.C198]" office:value-type="float" office:value="-0.183375" calcext:value-type="float">
            <text:p>-0.183375</text:p>
          </table:table-cell>
          <table:table-cell table:formula="of:=[Datos_MoCap.D198]" office:value-type="float" office:value="0.001775" calcext:value-type="float">
            <text:p>0.001775</text:p>
          </table:table-cell>
          <table:table-cell table:formula="of:=[Datos_MoCap.F198]" office:value-type="float" office:value="-0.107359" calcext:value-type="float">
            <text:p>-0.107359</text:p>
          </table:table-cell>
          <table:table-cell table:formula="of:=[Datos_MoCap.E198]" office:value-type="float" office:value="-0.046258" calcext:value-type="float">
            <text:p>-0.046258</text:p>
          </table:table-cell>
          <table:table-cell/>
          <table:table-cell table:formula="of:=([.#REF!198]^2)*(0.178)+([.#REF!198])*(0.352)-0.013" office:value-type="string" office:string-value="" calcext:value-type="error">
            <text:p>#REF!</text:p>
          </table:table-cell>
          <table:table-cell table:formula="of:=([.J198]^2)*(-0.89)+([.J198])*(-0.633)-0.245" office:value-type="float" office:value="-0.15885111265625" calcext:value-type="float">
            <text:p>-0.1588511127</text:p>
          </table:table-cell>
          <table:table-cell table:formula="of:=([.I198]^2)*(-0.189)+([.I198])*(0.905)-0.392" office:value-type="float" office:value="0.482893516328819" calcext:value-type="float">
            <text:p>0.4828935163</text:p>
          </table:table-cell>
          <table:table-cell table:number-columns-repeated="1007"/>
        </table:table-row>
        <table:table-row table:style-name="ro1">
          <table:table-cell table:formula="of:=[Datos_Nao.A199]" office:value-type="float" office:value="-0.0263775289058685" calcext:value-type="float">
            <text:p>-0.0263775289</text:p>
          </table:table-cell>
          <table:table-cell table:formula="of:=[Datos_Nao.B199]" office:value-type="float" office:value="0.028425021097064" calcext:value-type="float">
            <text:p>0.0284250211</text:p>
          </table:table-cell>
          <table:table-cell table:formula="of:=[Datos_Nao.C199]" office:value-type="float" office:value="0.329476594924927" calcext:value-type="float">
            <text:p>0.3294765949</text:p>
          </table:table-cell>
          <table:table-cell table:formula="of:=[Datos_Nao.D199]" office:value-type="float" office:value="0.0286805406212807" calcext:value-type="float">
            <text:p>0.0286805406</text:p>
          </table:table-cell>
          <table:table-cell table:formula="of:=[Datos_Nao.E199]" office:value-type="float" office:value="-0.0679665505886078" calcext:value-type="float">
            <text:p>-0.0679665506</text:p>
          </table:table-cell>
          <table:table-cell table:formula="of:=[Datos_Nao.F199]" office:value-type="float" office:value="0.0427117645740509" calcext:value-type="float">
            <text:p>0.0427117646</text:p>
          </table:table-cell>
          <table:table-cell/>
          <table:table-cell table:formula="of:=[Datos_MoCap.A199]" office:value-type="float" office:value="-0.017162" calcext:value-type="float">
            <text:p>-0.017162</text:p>
          </table:table-cell>
          <table:table-cell table:formula="of:=[Datos_MoCap.B199]" office:value-type="float" office:value="1.345204" calcext:value-type="float">
            <text:p>1.345204</text:p>
          </table:table-cell>
          <table:table-cell table:formula="of:=[Datos_MoCap.C199]" office:value-type="float" office:value="-0.180602" calcext:value-type="float">
            <text:p>-0.180602</text:p>
          </table:table-cell>
          <table:table-cell table:formula="of:=[Datos_MoCap.D199]" office:value-type="float" office:value="0.003952" calcext:value-type="float">
            <text:p>0.003952</text:p>
          </table:table-cell>
          <table:table-cell table:formula="of:=[Datos_MoCap.F199]" office:value-type="float" office:value="-0.105797" calcext:value-type="float">
            <text:p>-0.105797</text:p>
          </table:table-cell>
          <table:table-cell table:formula="of:=[Datos_MoCap.E199]" office:value-type="float" office:value="-0.044629" calcext:value-type="float">
            <text:p>-0.044629</text:p>
          </table:table-cell>
          <table:table-cell/>
          <table:table-cell table:formula="of:=([.#REF!199]^2)*(0.178)+([.#REF!199])*(0.352)-0.013" office:value-type="string" office:string-value="" calcext:value-type="error">
            <text:p>#REF!</text:p>
          </table:table-cell>
          <table:table-cell table:formula="of:=([.J199]^2)*(-0.89)+([.J199])*(-0.633)-0.245" office:value-type="float" office:value="-0.15970813733956" calcext:value-type="float">
            <text:p>-0.1597081373</text:p>
          </table:table-cell>
          <table:table-cell table:formula="of:=([.I199]^2)*(-0.189)+([.I199])*(0.905)-0.392" office:value-type="float" office:value="0.483400171494576" calcext:value-type="float">
            <text:p>0.4834001715</text:p>
          </table:table-cell>
          <table:table-cell table:number-columns-repeated="1007"/>
        </table:table-row>
        <table:table-row table:style-name="ro1">
          <table:table-cell table:formula="of:=[Datos_Nao.A200]" office:value-type="float" office:value="-0.0261766351759434" calcext:value-type="float">
            <text:p>-0.0261766352</text:p>
          </table:table-cell>
          <table:table-cell table:formula="of:=[Datos_Nao.B200]" office:value-type="float" office:value="0.0282110311090946" calcext:value-type="float">
            <text:p>0.0282110311</text:p>
          </table:table-cell>
          <table:table-cell table:formula="of:=[Datos_Nao.C200]" office:value-type="float" office:value="0.329513430595398" calcext:value-type="float">
            <text:p>0.3295134306</text:p>
          </table:table-cell>
          <table:table-cell table:formula="of:=[Datos_Nao.D200]" office:value-type="float" office:value="0.0286093018949032" calcext:value-type="float">
            <text:p>0.0286093019</text:p>
          </table:table-cell>
          <table:table-cell table:formula="of:=[Datos_Nao.E200]" office:value-type="float" office:value="-0.0672418624162674" calcext:value-type="float">
            <text:p>-0.0672418624</text:p>
          </table:table-cell>
          <table:table-cell table:formula="of:=[Datos_Nao.F200]" office:value-type="float" office:value="0.0423308424651623" calcext:value-type="float">
            <text:p>0.0423308425</text:p>
          </table:table-cell>
          <table:table-cell/>
          <table:table-cell table:formula="of:=[Datos_MoCap.A200]" office:value-type="float" office:value="-0.016194" calcext:value-type="float">
            <text:p>-0.016194</text:p>
          </table:table-cell>
          <table:table-cell table:formula="of:=[Datos_MoCap.B200]" office:value-type="float" office:value="1.346499" calcext:value-type="float">
            <text:p>1.346499</text:p>
          </table:table-cell>
          <table:table-cell table:formula="of:=[Datos_MoCap.C200]" office:value-type="float" office:value="-0.177383" calcext:value-type="float">
            <text:p>-0.177383</text:p>
          </table:table-cell>
          <table:table-cell table:formula="of:=[Datos_MoCap.D200]" office:value-type="float" office:value="0.006324" calcext:value-type="float">
            <text:p>0.006324</text:p>
          </table:table-cell>
          <table:table-cell table:formula="of:=[Datos_MoCap.F200]" office:value-type="float" office:value="-0.104099" calcext:value-type="float">
            <text:p>-0.104099</text:p>
          </table:table-cell>
          <table:table-cell table:formula="of:=[Datos_MoCap.E200]" office:value-type="float" office:value="-0.0427" calcext:value-type="float">
            <text:p>-0.0427</text:p>
          </table:table-cell>
          <table:table-cell/>
          <table:table-cell table:formula="of:=([.#REF!200]^2)*(0.178)+([.#REF!200])*(0.352)-0.013" office:value-type="string" office:string-value="" calcext:value-type="error">
            <text:p>#REF!</text:p>
          </table:table-cell>
          <table:table-cell table:formula="of:=([.J200]^2)*(-0.89)+([.J200])*(-0.633)-0.245" office:value-type="float" office:value="-0.16072016953321" calcext:value-type="float">
            <text:p>-0.1607201695</text:p>
          </table:table-cell>
          <table:table-cell table:formula="of:=([.I200]^2)*(-0.189)+([.I200])*(0.905)-0.392" office:value-type="float" office:value="0.483913338726811" calcext:value-type="float">
            <text:p>0.4839133387</text:p>
          </table:table-cell>
          <table:table-cell table:number-columns-repeated="1007"/>
        </table:table-row>
        <table:table-row table:style-name="ro1">
          <table:table-cell table:formula="of:=[Datos_Nao.A201]" office:value-type="float" office:value="-0.0257615298032761" calcext:value-type="float">
            <text:p>-0.0257615298</text:p>
          </table:table-cell>
          <table:table-cell table:formula="of:=[Datos_Nao.B201]" office:value-type="float" office:value="0.0277476646006107" calcext:value-type="float">
            <text:p>0.0277476646</text:p>
          </table:table-cell>
          <table:table-cell table:formula="of:=[Datos_Nao.C201]" office:value-type="float" office:value="0.32959058880806" calcext:value-type="float">
            <text:p>0.3295905888</text:p>
          </table:table-cell>
          <table:table-cell table:formula="of:=[Datos_Nao.D201]" office:value-type="float" office:value="0.0284609012305737" calcext:value-type="float">
            <text:p>0.0284609012</text:p>
          </table:table-cell>
          <table:table-cell table:formula="of:=[Datos_Nao.E201]" office:value-type="float" office:value="-0.0657422319054604" calcext:value-type="float">
            <text:p>-0.0657422319</text:p>
          </table:table-cell>
          <table:table-cell table:formula="of:=[Datos_Nao.F201]" office:value-type="float" office:value="0.0415215753018856" calcext:value-type="float">
            <text:p>0.0415215753</text:p>
          </table:table-cell>
          <table:table-cell/>
          <table:table-cell table:formula="of:=[Datos_MoCap.A201]" office:value-type="float" office:value="-0.015127" calcext:value-type="float">
            <text:p>-0.015127</text:p>
          </table:table-cell>
          <table:table-cell table:formula="of:=[Datos_MoCap.B201]" office:value-type="float" office:value="1.347777" calcext:value-type="float">
            <text:p>1.347777</text:p>
          </table:table-cell>
          <table:table-cell table:formula="of:=[Datos_MoCap.C201]" office:value-type="float" office:value="-0.173739" calcext:value-type="float">
            <text:p>-0.173739</text:p>
          </table:table-cell>
          <table:table-cell table:formula="of:=[Datos_MoCap.D201]" office:value-type="float" office:value="0.008812" calcext:value-type="float">
            <text:p>0.008812</text:p>
          </table:table-cell>
          <table:table-cell table:formula="of:=[Datos_MoCap.F201]" office:value-type="float" office:value="-0.10242" calcext:value-type="float">
            <text:p>-0.10242</text:p>
          </table:table-cell>
          <table:table-cell table:formula="of:=[Datos_MoCap.E201]" office:value-type="float" office:value="-0.04085" calcext:value-type="float">
            <text:p>-0.04085</text:p>
          </table:table-cell>
          <table:table-cell/>
          <table:table-cell table:formula="of:=([.#REF!201]^2)*(0.178)+([.#REF!201])*(0.352)-0.013" office:value-type="string" office:string-value="" calcext:value-type="error">
            <text:p>#REF!</text:p>
          </table:table-cell>
          <table:table-cell table:formula="of:=([.J201]^2)*(-0.89)+([.J201])*(-0.633)-0.245" office:value-type="float" office:value="-0.16188807670769" calcext:value-type="float">
            <text:p>-0.1618880767</text:p>
          </table:table-cell>
          <table:table-cell table:formula="of:=([.I201]^2)*(-0.189)+([.I201])*(0.905)-0.392" office:value-type="float" office:value="0.484419147913219" calcext:value-type="float">
            <text:p>0.4844191479</text:p>
          </table:table-cell>
          <table:table-cell table:number-columns-repeated="1007"/>
        </table:table-row>
        <table:table-row table:style-name="ro1">
          <table:table-cell table:formula="of:=[Datos_Nao.A202]" office:value-type="float" office:value="-0.0255475454032421" calcext:value-type="float">
            <text:p>-0.0255475454</text:p>
          </table:table-cell>
          <table:table-cell table:formula="of:=[Datos_Nao.B202]" office:value-type="float" office:value="0.0274987798184156" calcext:value-type="float">
            <text:p>0.0274987798</text:p>
          </table:table-cell>
          <table:table-cell table:formula="of:=[Datos_Nao.C202]" office:value-type="float" office:value="0.329630762338638" calcext:value-type="float">
            <text:p>0.3296307623</text:p>
          </table:table-cell>
          <table:table-cell table:formula="of:=[Datos_Nao.D202]" office:value-type="float" office:value="0.028383931145072" calcext:value-type="float">
            <text:p>0.0283839311</text:p>
          </table:table-cell>
          <table:table-cell table:formula="of:=[Datos_Nao.E202]" office:value-type="float" office:value="-0.0649679750204086" calcext:value-type="float">
            <text:p>-0.064967975</text:p>
          </table:table-cell>
          <table:table-cell table:formula="of:=[Datos_Nao.F202]" office:value-type="float" office:value="0.0410945080220699" calcext:value-type="float">
            <text:p>0.041094508</text:p>
          </table:table-cell>
          <table:table-cell/>
          <table:table-cell table:formula="of:=[Datos_MoCap.A202]" office:value-type="float" office:value="-0.013967" calcext:value-type="float">
            <text:p>-0.013967</text:p>
          </table:table-cell>
          <table:table-cell table:formula="of:=[Datos_MoCap.B202]" office:value-type="float" office:value="1.349051" calcext:value-type="float">
            <text:p>1.349051</text:p>
          </table:table-cell>
          <table:table-cell table:formula="of:=[Datos_MoCap.C202]" office:value-type="float" office:value="-0.169632" calcext:value-type="float">
            <text:p>-0.169632</text:p>
          </table:table-cell>
          <table:table-cell table:formula="of:=[Datos_MoCap.D202]" office:value-type="float" office:value="0.011085" calcext:value-type="float">
            <text:p>0.011085</text:p>
          </table:table-cell>
          <table:table-cell table:formula="of:=[Datos_MoCap.F202]" office:value-type="float" office:value="-0.100418" calcext:value-type="float">
            <text:p>-0.100418</text:p>
          </table:table-cell>
          <table:table-cell table:formula="of:=[Datos_MoCap.E202]" office:value-type="float" office:value="-0.038697" calcext:value-type="float">
            <text:p>-0.038697</text:p>
          </table:table-cell>
          <table:table-cell/>
          <table:table-cell table:formula="of:=([.#REF!202]^2)*(0.178)+([.#REF!202])*(0.352)-0.013" office:value-type="string" office:string-value="" calcext:value-type="error">
            <text:p>#REF!</text:p>
          </table:table-cell>
          <table:table-cell table:formula="of:=([.J202]^2)*(-0.89)+([.J202])*(-0.633)-0.245" office:value-type="float" office:value="-0.16323270772736" calcext:value-type="float">
            <text:p>-0.1632327077</text:p>
          </table:table-cell>
          <table:table-cell table:formula="of:=([.I202]^2)*(-0.189)+([.I202])*(0.905)-0.392" office:value-type="float" office:value="0.484922759486411" calcext:value-type="float">
            <text:p>0.4849227595</text:p>
          </table:table-cell>
          <table:table-cell table:number-columns-repeated="1007"/>
        </table:table-row>
        <table:table-row table:style-name="ro1">
          <table:table-cell table:formula="of:=[Datos_Nao.A203]" office:value-type="float" office:value="-0.0253293849527836" calcext:value-type="float">
            <text:p>-0.025329385</text:p>
          </table:table-cell>
          <table:table-cell table:formula="of:=[Datos_Nao.B203]" office:value-type="float" office:value="0.0272386781871319" calcext:value-type="float">
            <text:p>0.0272386782</text:p>
          </table:table-cell>
          <table:table-cell table:formula="of:=[Datos_Nao.C203]" office:value-type="float" office:value="0.329671859741211" calcext:value-type="float">
            <text:p>0.3296718597</text:p>
          </table:table-cell>
          <table:table-cell table:formula="of:=[Datos_Nao.D203]" office:value-type="float" office:value="0.0283052045851946" calcext:value-type="float">
            <text:p>0.0283052046</text:p>
          </table:table-cell>
          <table:table-cell table:formula="of:=[Datos_Nao.E203]" office:value-type="float" office:value="-0.0641778856515884" calcext:value-type="float">
            <text:p>-0.0641778857</text:p>
          </table:table-cell>
          <table:table-cell table:formula="of:=[Datos_Nao.F203]" office:value-type="float" office:value="0.0406533516943455" calcext:value-type="float">
            <text:p>0.0406533517</text:p>
          </table:table-cell>
          <table:table-cell/>
          <table:table-cell table:formula="of:=[Datos_MoCap.A203]" office:value-type="float" office:value="-0.012663" calcext:value-type="float">
            <text:p>-0.012663</text:p>
          </table:table-cell>
          <table:table-cell table:formula="of:=[Datos_MoCap.B203]" office:value-type="float" office:value="1.35032" calcext:value-type="float">
            <text:p>1.35032</text:p>
          </table:table-cell>
          <table:table-cell table:formula="of:=[Datos_MoCap.C203]" office:value-type="float" office:value="-0.165123" calcext:value-type="float">
            <text:p>-0.165123</text:p>
          </table:table-cell>
          <table:table-cell table:formula="of:=[Datos_MoCap.D203]" office:value-type="float" office:value="0.013454" calcext:value-type="float">
            <text:p>0.013454</text:p>
          </table:table-cell>
          <table:table-cell table:formula="of:=[Datos_MoCap.F203]" office:value-type="float" office:value="-0.098775" calcext:value-type="float">
            <text:p>-0.098775</text:p>
          </table:table-cell>
          <table:table-cell table:formula="of:=[Datos_MoCap.E203]" office:value-type="float" office:value="-0.036418" calcext:value-type="float">
            <text:p>-0.036418</text:p>
          </table:table-cell>
          <table:table-cell/>
          <table:table-cell table:formula="of:=([.#REF!203]^2)*(0.178)+([.#REF!203])*(0.352)-0.013" office:value-type="string" office:string-value="" calcext:value-type="error">
            <text:p>#REF!</text:p>
          </table:table-cell>
          <table:table-cell table:formula="of:=([.J203]^2)*(-0.89)+([.J203])*(-0.633)-0.245" office:value-type="float" office:value="-0.16474352956481" calcext:value-type="float">
            <text:p>-0.1647435296</text:p>
          </table:table-cell>
          <table:table-cell table:formula="of:=([.I203]^2)*(-0.189)+([.I203])*(0.905)-0.392" office:value-type="float" office:value="0.4854237846464" calcext:value-type="float">
            <text:p>0.4854237846</text:p>
          </table:table-cell>
          <table:table-cell table:number-columns-repeated="1007"/>
        </table:table-row>
        <table:table-row table:style-name="ro1">
          <table:table-cell table:formula="of:=[Datos_Nao.A204]" office:value-type="float" office:value="-0.0248810388147831" calcext:value-type="float">
            <text:p>-0.0248810388</text:p>
          </table:table-cell>
          <table:table-cell table:formula="of:=[Datos_Nao.B204]" office:value-type="float" office:value="0.026685930788517" calcext:value-type="float">
            <text:p>0.0266859308</text:p>
          </table:table-cell>
          <table:table-cell table:formula="of:=[Datos_Nao.C204]" office:value-type="float" office:value="0.329756557941437" calcext:value-type="float">
            <text:p>0.3297565579</text:p>
          </table:table-cell>
          <table:table-cell table:formula="of:=[Datos_Nao.D204]" office:value-type="float" office:value="0.028142673894763" calcext:value-type="float">
            <text:p>0.0281426739</text:p>
          </table:table-cell>
          <table:table-cell table:formula="of:=[Datos_Nao.E204]" office:value-type="float" office:value="-0.0625517219305039" calcext:value-type="float">
            <text:p>-0.0625517219</text:p>
          </table:table-cell>
          <table:table-cell table:formula="of:=[Datos_Nao.F204]" office:value-type="float" office:value="0.0397314764559269" calcext:value-type="float">
            <text:p>0.0397314765</text:p>
          </table:table-cell>
          <table:table-cell/>
          <table:table-cell table:formula="of:=[Datos_MoCap.A204]" office:value-type="float" office:value="-0.011354" calcext:value-type="float">
            <text:p>-0.011354</text:p>
          </table:table-cell>
          <table:table-cell table:formula="of:=[Datos_MoCap.B204]" office:value-type="float" office:value="1.351578" calcext:value-type="float">
            <text:p>1.351578</text:p>
          </table:table-cell>
          <table:table-cell table:formula="of:=[Datos_MoCap.C204]" office:value-type="float" office:value="-0.160243" calcext:value-type="float">
            <text:p>-0.160243</text:p>
          </table:table-cell>
          <table:table-cell table:formula="of:=[Datos_MoCap.D204]" office:value-type="float" office:value="0.015458" calcext:value-type="float">
            <text:p>0.015458</text:p>
          </table:table-cell>
          <table:table-cell table:formula="of:=[Datos_MoCap.F204]" office:value-type="float" office:value="-0.096812" calcext:value-type="float">
            <text:p>-0.096812</text:p>
          </table:table-cell>
          <table:table-cell table:formula="of:=[Datos_MoCap.E204]" office:value-type="float" office:value="-0.034384" calcext:value-type="float">
            <text:p>-0.034384</text:p>
          </table:table-cell>
          <table:table-cell/>
          <table:table-cell table:formula="of:=([.#REF!204]^2)*(0.178)+([.#REF!204])*(0.352)-0.013" office:value-type="string" office:string-value="" calcext:value-type="error">
            <text:p>#REF!</text:p>
          </table:table-cell>
          <table:table-cell table:formula="of:=([.J204]^2)*(-0.89)+([.J204])*(-0.633)-0.245" office:value-type="float" office:value="-0.16641943995361" calcext:value-type="float">
            <text:p>-0.16641944</text:p>
          </table:table-cell>
          <table:table-cell table:formula="of:=([.I204]^2)*(-0.189)+([.I204])*(0.905)-0.392" office:value-type="float" office:value="0.485919865974124" calcext:value-type="float">
            <text:p>0.485919866</text:p>
          </table:table-cell>
          <table:table-cell table:number-columns-repeated="1007"/>
        </table:table-row>
        <table:table-row table:style-name="ro1">
          <table:table-cell table:formula="of:=[Datos_Nao.A205]" office:value-type="float" office:value="-0.0244173929095268" calcext:value-type="float">
            <text:p>-0.0244173929</text:p>
          </table:table-cell>
          <table:table-cell table:formula="of:=[Datos_Nao.B205]" office:value-type="float" office:value="0.0260914117097855" calcext:value-type="float">
            <text:p>0.0260914117</text:p>
          </table:table-cell>
          <table:table-cell table:formula="of:=[Datos_Nao.C205]" office:value-type="float" office:value="0.329843997955322" calcext:value-type="float">
            <text:p>0.329843998</text:p>
          </table:table-cell>
          <table:table-cell table:formula="of:=[Datos_Nao.D205]" office:value-type="float" office:value="0.0279735997319222" calcext:value-type="float">
            <text:p>0.0279735997</text:p>
          </table:table-cell>
          <table:table-cell table:formula="of:=[Datos_Nao.E205]" office:value-type="float" office:value="-0.0608666874468327" calcext:value-type="float">
            <text:p>-0.0608666874</text:p>
          </table:table-cell>
          <table:table-cell table:formula="of:=[Datos_Nao.F205]" office:value-type="float" office:value="0.0387612096965313" calcext:value-type="float">
            <text:p>0.0387612097</text:p>
          </table:table-cell>
          <table:table-cell/>
          <table:table-cell table:formula="of:=[Datos_MoCap.A205]" office:value-type="float" office:value="-0.009909" calcext:value-type="float">
            <text:p>-0.009909</text:p>
          </table:table-cell>
          <table:table-cell table:formula="of:=[Datos_MoCap.B205]" office:value-type="float" office:value="1.352753" calcext:value-type="float">
            <text:p>1.352753</text:p>
          </table:table-cell>
          <table:table-cell table:formula="of:=[Datos_MoCap.C205]" office:value-type="float" office:value="-0.155123" calcext:value-type="float">
            <text:p>-0.155123</text:p>
          </table:table-cell>
          <table:table-cell table:formula="of:=[Datos_MoCap.D205]" office:value-type="float" office:value="0.017266" calcext:value-type="float">
            <text:p>0.017266</text:p>
          </table:table-cell>
          <table:table-cell table:formula="of:=[Datos_MoCap.F205]" office:value-type="float" office:value="-0.095005" calcext:value-type="float">
            <text:p>-0.095005</text:p>
          </table:table-cell>
          <table:table-cell table:formula="of:=[Datos_MoCap.E205]" office:value-type="float" office:value="-0.032238" calcext:value-type="float">
            <text:p>-0.032238</text:p>
          </table:table-cell>
          <table:table-cell/>
          <table:table-cell table:formula="of:=([.#REF!205]^2)*(0.178)+([.#REF!205])*(0.352)-0.013" office:value-type="string" office:string-value="" calcext:value-type="error">
            <text:p>#REF!</text:p>
          </table:table-cell>
          <table:table-cell table:formula="of:=([.J205]^2)*(-0.89)+([.J205])*(-0.633)-0.245" office:value-type="float" office:value="-0.16822334016481" calcext:value-type="float">
            <text:p>-0.1682233402</text:p>
          </table:table-cell>
          <table:table-cell table:formula="of:=([.I205]^2)*(-0.189)+([.I205])*(0.905)-0.392" office:value-type="float" office:value="0.486382676667299" calcext:value-type="float">
            <text:p>0.4863826767</text:p>
          </table:table-cell>
          <table:table-cell table:number-columns-repeated="1007"/>
        </table:table-row>
        <table:table-row table:style-name="ro1">
          <table:table-cell table:formula="of:=[Datos_Nao.A206]" office:value-type="float" office:value="-0.0239394009113312" calcext:value-type="float">
            <text:p>-0.0239394009</text:p>
          </table:table-cell>
          <table:table-cell table:formula="of:=[Datos_Nao.B206]" office:value-type="float" office:value="0.0254570357501507" calcext:value-type="float">
            <text:p>0.0254570358</text:p>
          </table:table-cell>
          <table:table-cell table:formula="of:=[Datos_Nao.C206]" office:value-type="float" office:value="0.329933524131775" calcext:value-type="float">
            <text:p>0.3299335241</text:p>
          </table:table-cell>
          <table:table-cell table:formula="of:=[Datos_Nao.D206]" office:value-type="float" office:value="0.0277981944382191" calcext:value-type="float">
            <text:p>0.0277981944</text:p>
          </table:table-cell>
          <table:table-cell table:formula="of:=[Datos_Nao.E206]" office:value-type="float" office:value="-0.059125792235136" calcext:value-type="float">
            <text:p>-0.0591257922</text:p>
          </table:table-cell>
          <table:table-cell table:formula="of:=[Datos_Nao.F206]" office:value-type="float" office:value="0.037747822701931" calcext:value-type="float">
            <text:p>0.0377478227</text:p>
          </table:table-cell>
          <table:table-cell/>
          <table:table-cell table:formula="of:=[Datos_MoCap.A206]" office:value-type="float" office:value="-0.008475" calcext:value-type="float">
            <text:p>-0.008475</text:p>
          </table:table-cell>
          <table:table-cell table:formula="of:=[Datos_MoCap.B206]" office:value-type="float" office:value="1.353882" calcext:value-type="float">
            <text:p>1.353882</text:p>
          </table:table-cell>
          <table:table-cell table:formula="of:=[Datos_MoCap.C206]" office:value-type="float" office:value="-0.149723" calcext:value-type="float">
            <text:p>-0.149723</text:p>
          </table:table-cell>
          <table:table-cell table:formula="of:=[Datos_MoCap.D206]" office:value-type="float" office:value="0.018928" calcext:value-type="float">
            <text:p>0.018928</text:p>
          </table:table-cell>
          <table:table-cell table:formula="of:=[Datos_MoCap.F206]" office:value-type="float" office:value="-0.093377" calcext:value-type="float">
            <text:p>-0.093377</text:p>
          </table:table-cell>
          <table:table-cell table:formula="of:=[Datos_MoCap.E206]" office:value-type="float" office:value="-0.030423" calcext:value-type="float">
            <text:p>-0.030423</text:p>
          </table:table-cell>
          <table:table-cell/>
          <table:table-cell table:formula="of:=([.#REF!206]^2)*(0.178)+([.#REF!206])*(0.352)-0.013" office:value-type="string" office:string-value="" calcext:value-type="error">
            <text:p>#REF!</text:p>
          </table:table-cell>
          <table:table-cell table:formula="of:=([.J206]^2)*(-0.89)+([.J206])*(-0.633)-0.245" office:value-type="float" office:value="-0.17017645028881" calcext:value-type="float">
            <text:p>-0.1701764503</text:p>
          </table:table-cell>
          <table:table-cell table:formula="of:=([.I206]^2)*(-0.189)+([.I206])*(0.905)-0.392" office:value-type="float" office:value="0.486826877184364" calcext:value-type="float">
            <text:p>0.4868268772</text:p>
          </table:table-cell>
          <table:table-cell table:number-columns-repeated="1007"/>
        </table:table-row>
        <table:table-row table:style-name="ro1">
          <table:table-cell table:formula="of:=[Datos_Nao.A207]" office:value-type="float" office:value="-0.0236953347921371" calcext:value-type="float">
            <text:p>-0.0236953348</text:p>
          </table:table-cell>
          <table:table-cell table:formula="of:=[Datos_Nao.B207]" office:value-type="float" office:value="0.0251255724579096" calcext:value-type="float">
            <text:p>0.0251255725</text:p>
          </table:table-cell>
          <table:table-cell table:formula="of:=[Datos_Nao.C207]" office:value-type="float" office:value="0.329978823661804" calcext:value-type="float">
            <text:p>0.3299788237</text:p>
          </table:table-cell>
          <table:table-cell table:formula="of:=[Datos_Nao.D207]" office:value-type="float" office:value="0.0277081541717052" calcext:value-type="float">
            <text:p>0.0277081542</text:p>
          </table:table-cell>
          <table:table-cell table:formula="of:=[Datos_Nao.E207]" office:value-type="float" office:value="-0.058235377073288" calcext:value-type="float">
            <text:p>-0.0582353771</text:p>
          </table:table-cell>
          <table:table-cell table:formula="of:=[Datos_Nao.F207]" office:value-type="float" office:value="0.0372265577316284" calcext:value-type="float">
            <text:p>0.0372265577</text:p>
          </table:table-cell>
          <table:table-cell/>
          <table:table-cell table:formula="of:=[Datos_MoCap.A207]" office:value-type="float" office:value="-0.006923" calcext:value-type="float">
            <text:p>-0.006923</text:p>
          </table:table-cell>
          <table:table-cell table:formula="of:=[Datos_MoCap.B207]" office:value-type="float" office:value="1.355036" calcext:value-type="float">
            <text:p>1.355036</text:p>
          </table:table-cell>
          <table:table-cell table:formula="of:=[Datos_MoCap.C207]" office:value-type="float" office:value="-0.144207" calcext:value-type="float">
            <text:p>-0.144207</text:p>
          </table:table-cell>
          <table:table-cell table:formula="of:=[Datos_MoCap.D207]" office:value-type="float" office:value="0.020211" calcext:value-type="float">
            <text:p>0.020211</text:p>
          </table:table-cell>
          <table:table-cell table:formula="of:=[Datos_MoCap.F207]" office:value-type="float" office:value="-0.091895" calcext:value-type="float">
            <text:p>-0.091895</text:p>
          </table:table-cell>
          <table:table-cell table:formula="of:=[Datos_MoCap.E207]" office:value-type="float" office:value="-0.028983" calcext:value-type="float">
            <text:p>-0.028983</text:p>
          </table:table-cell>
          <table:table-cell/>
          <table:table-cell table:formula="of:=([.#REF!207]^2)*(0.178)+([.#REF!207])*(0.352)-0.013" office:value-type="string" office:string-value="" calcext:value-type="error">
            <text:p>#REF!</text:p>
          </table:table-cell>
          <table:table-cell table:formula="of:=([.J207]^2)*(-0.89)+([.J207])*(-0.633)-0.245" office:value-type="float" office:value="-0.17222510537561" calcext:value-type="float">
            <text:p>-0.1722251054</text:p>
          </table:table-cell>
          <table:table-cell table:formula="of:=([.I207]^2)*(-0.189)+([.I207])*(0.905)-0.392" office:value-type="float" office:value="0.487280415915056" calcext:value-type="float">
            <text:p>0.4872804159</text:p>
          </table:table-cell>
          <table:table-cell table:number-columns-repeated="1007"/>
        </table:table-row>
        <table:table-row table:style-name="ro1">
          <table:table-cell table:formula="of:=[Datos_Nao.A208]" office:value-type="float" office:value="-0.0231975503265858" calcext:value-type="float">
            <text:p>-0.0231975503</text:p>
          </table:table-cell>
          <table:table-cell table:formula="of:=[Datos_Nao.B208]" office:value-type="float" office:value="0.0244353301823139" calcext:value-type="float">
            <text:p>0.0244353302</text:p>
          </table:table-cell>
          <table:table-cell table:formula="of:=[Datos_Nao.C208]" office:value-type="float" office:value="0.3300701379776" calcext:value-type="float">
            <text:p>0.330070138</text:p>
          </table:table-cell>
          <table:table-cell table:formula="of:=[Datos_Nao.D208]" office:value-type="float" office:value="0.0275235418230295" calcext:value-type="float">
            <text:p>0.0275235418</text:p>
          </table:table-cell>
          <table:table-cell table:formula="of:=[Datos_Nao.E208]" office:value-type="float" office:value="-0.0564165152609348" calcext:value-type="float">
            <text:p>-0.0564165153</text:p>
          </table:table-cell>
          <table:table-cell table:formula="of:=[Datos_Nao.F208]" office:value-type="float" office:value="0.0361582040786743" calcext:value-type="float">
            <text:p>0.0361582041</text:p>
          </table:table-cell>
          <table:table-cell/>
          <table:table-cell table:formula="of:=[Datos_MoCap.A208]" office:value-type="float" office:value="-0.005241" calcext:value-type="float">
            <text:p>-0.005241</text:p>
          </table:table-cell>
          <table:table-cell table:formula="of:=[Datos_MoCap.B208]" office:value-type="float" office:value="1.356188" calcext:value-type="float">
            <text:p>1.356188</text:p>
          </table:table-cell>
          <table:table-cell table:formula="of:=[Datos_MoCap.C208]" office:value-type="float" office:value="-0.138611" calcext:value-type="float">
            <text:p>-0.138611</text:p>
          </table:table-cell>
          <table:table-cell table:formula="of:=[Datos_MoCap.D208]" office:value-type="float" office:value="0.020877" calcext:value-type="float">
            <text:p>0.020877</text:p>
          </table:table-cell>
          <table:table-cell table:formula="of:=[Datos_MoCap.F208]" office:value-type="float" office:value="-0.090086" calcext:value-type="float">
            <text:p>-0.090086</text:p>
          </table:table-cell>
          <table:table-cell table:formula="of:=[Datos_MoCap.E208]" office:value-type="float" office:value="-0.0278" calcext:value-type="float">
            <text:p>-0.0278</text:p>
          </table:table-cell>
          <table:table-cell/>
          <table:table-cell table:formula="of:=([.#REF!208]^2)*(0.178)+([.#REF!208])*(0.352)-0.013" office:value-type="string" office:string-value="" calcext:value-type="error">
            <text:p>#REF!</text:p>
          </table:table-cell>
          <table:table-cell table:formula="of:=([.J208]^2)*(-0.89)+([.J208])*(-0.633)-0.245" office:value-type="float" office:value="-0.17435881529569" calcext:value-type="float">
            <text:p>-0.1743588153</text:p>
          </table:table-cell>
          <table:table-cell table:formula="of:=([.I208]^2)*(-0.189)+([.I208])*(0.905)-0.392" office:value-type="float" office:value="0.487732666535984" calcext:value-type="float">
            <text:p>0.4877326665</text:p>
          </table:table-cell>
          <table:table-cell table:number-columns-repeated="1007"/>
        </table:table-row>
        <table:table-row table:style-name="ro1">
          <table:table-cell table:formula="of:=[Datos_Nao.A209]" office:value-type="float" office:value="-0.0224286913871765" calcext:value-type="float">
            <text:p>-0.0224286914</text:p>
          </table:table-cell>
          <table:table-cell table:formula="of:=[Datos_Nao.B209]" office:value-type="float" office:value="0.0233355201780796" calcext:value-type="float">
            <text:p>0.0233355202</text:p>
          </table:table-cell>
          <table:table-cell table:formula="of:=[Datos_Nao.C209]" office:value-type="float" office:value="0.330207467079163" calcext:value-type="float">
            <text:p>0.3302074671</text:p>
          </table:table-cell>
          <table:table-cell table:formula="of:=[Datos_Nao.D209]" office:value-type="float" office:value="0.0272354837507009" calcext:value-type="float">
            <text:p>0.0272354838</text:p>
          </table:table-cell>
          <table:table-cell table:formula="of:=[Datos_Nao.E209]" office:value-type="float" office:value="-0.053599052131176" calcext:value-type="float">
            <text:p>-0.0535990521</text:p>
          </table:table-cell>
          <table:table-cell table:formula="of:=[Datos_Nao.F209]" office:value-type="float" office:value="0.0345003455877304" calcext:value-type="float">
            <text:p>0.0345003456</text:p>
          </table:table-cell>
          <table:table-cell/>
          <table:table-cell table:formula="of:=[Datos_MoCap.A209]" office:value-type="float" office:value="-0.003505" calcext:value-type="float">
            <text:p>-0.003505</text:p>
          </table:table-cell>
          <table:table-cell table:formula="of:=[Datos_MoCap.B209]" office:value-type="float" office:value="1.357359" calcext:value-type="float">
            <text:p>1.357359</text:p>
          </table:table-cell>
          <table:table-cell table:formula="of:=[Datos_MoCap.C209]" office:value-type="float" office:value="-0.132973" calcext:value-type="float">
            <text:p>-0.132973</text:p>
          </table:table-cell>
          <table:table-cell table:formula="of:=[Datos_MoCap.D209]" office:value-type="float" office:value="0.021567" calcext:value-type="float">
            <text:p>0.021567</text:p>
          </table:table-cell>
          <table:table-cell table:formula="of:=[Datos_MoCap.F209]" office:value-type="float" office:value="-0.088238" calcext:value-type="float">
            <text:p>-0.088238</text:p>
          </table:table-cell>
          <table:table-cell table:formula="of:=[Datos_MoCap.E209]" office:value-type="float" office:value="-0.02734" calcext:value-type="float">
            <text:p>-0.02734</text:p>
          </table:table-cell>
          <table:table-cell/>
          <table:table-cell table:formula="of:=([.#REF!209]^2)*(0.178)+([.#REF!209])*(0.352)-0.013" office:value-type="string" office:string-value="" calcext:value-type="error">
            <text:p>#REF!</text:p>
          </table:table-cell>
          <table:table-cell table:formula="of:=([.J209]^2)*(-0.89)+([.J209])*(-0.633)-0.245" office:value-type="float" office:value="-0.17656490966881" calcext:value-type="float">
            <text:p>-0.1765649097</text:p>
          </table:table-cell>
          <table:table-cell table:formula="of:=([.I209]^2)*(-0.189)+([.I209])*(0.905)-0.392" office:value-type="float" office:value="0.488191862027491" calcext:value-type="float">
            <text:p>0.488191862</text:p>
          </table:table-cell>
          <table:table-cell table:number-columns-repeated="1007"/>
        </table:table-row>
        <table:table-row table:style-name="ro1">
          <table:table-cell table:formula="of:=[Datos_Nao.A210]" office:value-type="float" office:value="-0.022166945040226" calcext:value-type="float">
            <text:p>-0.022166945</text:p>
          </table:table-cell>
          <table:table-cell table:formula="of:=[Datos_Nao.B210]" office:value-type="float" office:value="0.022952813655138" calcext:value-type="float">
            <text:p>0.0229528137</text:p>
          </table:table-cell>
          <table:table-cell table:formula="of:=[Datos_Nao.C210]" office:value-type="float" office:value="0.330253005027771" calcext:value-type="float">
            <text:p>0.330253005</text:p>
          </table:table-cell>
          <table:table-cell table:formula="of:=[Datos_Nao.D210]" office:value-type="float" office:value="0.0271365474909544" calcext:value-type="float">
            <text:p>0.0271365475</text:p>
          </table:table-cell>
          <table:table-cell table:formula="of:=[Datos_Nao.E210]" office:value-type="float" office:value="-0.0526377186179161" calcext:value-type="float">
            <text:p>-0.0526377186</text:p>
          </table:table-cell>
          <table:table-cell table:formula="of:=[Datos_Nao.F210]" office:value-type="float" office:value="0.0339353531599045" calcext:value-type="float">
            <text:p>0.0339353532</text:p>
          </table:table-cell>
          <table:table-cell/>
          <table:table-cell table:formula="of:=[Datos_MoCap.A210]" office:value-type="float" office:value="-0.001775" calcext:value-type="float">
            <text:p>-0.001775</text:p>
          </table:table-cell>
          <table:table-cell table:formula="of:=[Datos_MoCap.B210]" office:value-type="float" office:value="1.358478" calcext:value-type="float">
            <text:p>1.358478</text:p>
          </table:table-cell>
          <table:table-cell table:formula="of:=[Datos_MoCap.C210]" office:value-type="float" office:value="-0.127223" calcext:value-type="float">
            <text:p>-0.127223</text:p>
          </table:table-cell>
          <table:table-cell table:formula="of:=[Datos_MoCap.D210]" office:value-type="float" office:value="0.02224" calcext:value-type="float">
            <text:p>0.02224</text:p>
          </table:table-cell>
          <table:table-cell table:formula="of:=[Datos_MoCap.F210]" office:value-type="float" office:value="-0.086307" calcext:value-type="float">
            <text:p>-0.086307</text:p>
          </table:table-cell>
          <table:table-cell table:formula="of:=[Datos_MoCap.E210]" office:value-type="float" office:value="-0.026836" calcext:value-type="float">
            <text:p>-0.026836</text:p>
          </table:table-cell>
          <table:table-cell/>
          <table:table-cell table:formula="of:=([.#REF!210]^2)*(0.178)+([.#REF!210])*(0.352)-0.013" office:value-type="string" office:string-value="" calcext:value-type="error">
            <text:p>#REF!</text:p>
          </table:table-cell>
          <table:table-cell table:formula="of:=([.J210]^2)*(-0.89)+([.J210])*(-0.633)-0.245" office:value-type="float" office:value="-0.17887310663881" calcext:value-type="float">
            <text:p>-0.1788731066</text:p>
          </table:table-cell>
          <table:table-cell table:formula="of:=([.I210]^2)*(-0.189)+([.I210])*(0.905)-0.392" office:value-type="float" office:value="0.488630181944524" calcext:value-type="float">
            <text:p>0.4886301819</text:p>
          </table:table-cell>
          <table:table-cell table:number-columns-repeated="1007"/>
        </table:table-row>
        <table:table-row table:style-name="ro1">
          <table:table-cell table:formula="of:=[Datos_Nao.A211]" office:value-type="float" office:value="-0.0216359682381153" calcext:value-type="float">
            <text:p>-0.0216359682</text:p>
          </table:table-cell>
          <table:table-cell table:formula="of:=[Datos_Nao.B211]" office:value-type="float" office:value="0.0221647042781115" calcext:value-type="float">
            <text:p>0.0221647043</text:p>
          </table:table-cell>
          <table:table-cell table:formula="of:=[Datos_Nao.C211]" office:value-type="float" office:value="0.330343216657639" calcext:value-type="float">
            <text:p>0.3303432167</text:p>
          </table:table-cell>
          <table:table-cell table:formula="of:=[Datos_Nao.D211]" office:value-type="float" office:value="0.0269344281405211" calcext:value-type="float">
            <text:p>0.0269344281</text:p>
          </table:table-cell>
          <table:table-cell table:formula="of:=[Datos_Nao.E211]" office:value-type="float" office:value="-0.0506842620670795" calcext:value-type="float">
            <text:p>-0.0506842621</text:p>
          </table:table-cell>
          <table:table-cell table:formula="of:=[Datos_Nao.F211]" office:value-type="float" office:value="0.0327908582985401" calcext:value-type="float">
            <text:p>0.0327908583</text:p>
          </table:table-cell>
          <table:table-cell/>
          <table:table-cell table:formula="of:=[Datos_MoCap.A211]" office:value-type="float" office:value="-0.00003" calcext:value-type="float">
            <text:p>-0.00003</text:p>
          </table:table-cell>
          <table:table-cell table:formula="of:=[Datos_MoCap.B211]" office:value-type="float" office:value="1.359625" calcext:value-type="float">
            <text:p>1.359625</text:p>
          </table:table-cell>
          <table:table-cell table:formula="of:=[Datos_MoCap.C211]" office:value-type="float" office:value="-0.121393" calcext:value-type="float">
            <text:p>-0.121393</text:p>
          </table:table-cell>
          <table:table-cell table:formula="of:=[Datos_MoCap.D211]" office:value-type="float" office:value="0.022963" calcext:value-type="float">
            <text:p>0.022963</text:p>
          </table:table-cell>
          <table:table-cell table:formula="of:=[Datos_MoCap.F211]" office:value-type="float" office:value="-0.08437" calcext:value-type="float">
            <text:p>-0.08437</text:p>
          </table:table-cell>
          <table:table-cell table:formula="of:=[Datos_MoCap.E211]" office:value-type="float" office:value="-0.026433" calcext:value-type="float">
            <text:p>-0.026433</text:p>
          </table:table-cell>
          <table:table-cell/>
          <table:table-cell table:formula="of:=([.#REF!211]^2)*(0.178)+([.#REF!211])*(0.352)-0.013" office:value-type="string" office:string-value="" calcext:value-type="error">
            <text:p>#REF!</text:p>
          </table:table-cell>
          <table:table-cell table:formula="of:=([.J211]^2)*(-0.89)+([.J211])*(-0.633)-0.245" office:value-type="float" office:value="-0.18127350279961" calcext:value-type="float">
            <text:p>-0.1812735028</text:p>
          </table:table-cell>
          <table:table-cell table:formula="of:=([.I211]^2)*(-0.189)+([.I211])*(0.905)-0.392" office:value-type="float" office:value="0.489078978421875" calcext:value-type="float">
            <text:p>0.4890789784</text:p>
          </table:table-cell>
          <table:table-cell table:number-columns-repeated="1007"/>
        </table:table-row>
        <table:table-row table:style-name="ro1">
          <table:table-cell table:formula="of:=[Datos_Nao.A212]" office:value-type="float" office:value="-0.0213670134544373" calcext:value-type="float">
            <text:p>-0.0213670135</text:p>
          </table:table-cell>
          <table:table-cell table:formula="of:=[Datos_Nao.B212]" office:value-type="float" office:value="0.0217598397284746" calcext:value-type="float">
            <text:p>0.0217598397</text:p>
          </table:table-cell>
          <table:table-cell table:formula="of:=[Datos_Nao.C212]" office:value-type="float" office:value="0.330387741327286" calcext:value-type="float">
            <text:p>0.3303877413</text:p>
          </table:table-cell>
          <table:table-cell table:formula="of:=[Datos_Nao.D212]" office:value-type="float" office:value="0.0268312972038984" calcext:value-type="float">
            <text:p>0.0268312972</text:p>
          </table:table-cell>
          <table:table-cell table:formula="of:=[Datos_Nao.E212]" office:value-type="float" office:value="-0.0496929362416268" calcext:value-type="float">
            <text:p>-0.0496929362</text:p>
          </table:table-cell>
          <table:table-cell table:formula="of:=[Datos_Nao.F212]" office:value-type="float" office:value="0.0322122536599636" calcext:value-type="float">
            <text:p>0.0322122537</text:p>
          </table:table-cell>
          <table:table-cell/>
          <table:table-cell table:formula="of:=[Datos_MoCap.A212]" office:value-type="float" office:value="0.001546" calcext:value-type="float">
            <text:p>0.001546</text:p>
          </table:table-cell>
          <table:table-cell table:formula="of:=[Datos_MoCap.B212]" office:value-type="float" office:value="1.360716" calcext:value-type="float">
            <text:p>1.360716</text:p>
          </table:table-cell>
          <table:table-cell table:formula="of:=[Datos_MoCap.C212]" office:value-type="float" office:value="-0.115413" calcext:value-type="float">
            <text:p>-0.115413</text:p>
          </table:table-cell>
          <table:table-cell table:formula="of:=[Datos_MoCap.D212]" office:value-type="float" office:value="0.023473" calcext:value-type="float">
            <text:p>0.023473</text:p>
          </table:table-cell>
          <table:table-cell table:formula="of:=[Datos_MoCap.F212]" office:value-type="float" office:value="-0.082487" calcext:value-type="float">
            <text:p>-0.082487</text:p>
          </table:table-cell>
          <table:table-cell table:formula="of:=[Datos_MoCap.E212]" office:value-type="float" office:value="-0.02564" calcext:value-type="float">
            <text:p>-0.02564</text:p>
          </table:table-cell>
          <table:table-cell/>
          <table:table-cell table:formula="of:=([.#REF!212]^2)*(0.178)+([.#REF!212])*(0.352)-0.013" office:value-type="string" office:string-value="" calcext:value-type="error">
            <text:p>#REF!</text:p>
          </table:table-cell>
          <table:table-cell table:formula="of:=([.J212]^2)*(-0.89)+([.J212])*(-0.633)-0.245" office:value-type="float" office:value="-0.18379851390641" calcext:value-type="float">
            <text:p>-0.1837985139</text:p>
          </table:table-cell>
          <table:table-cell table:formula="of:=([.I212]^2)*(-0.189)+([.I212])*(0.905)-0.392" office:value-type="float" office:value="0.489505401828016" calcext:value-type="float">
            <text:p>0.4895054018</text:p>
          </table:table-cell>
          <table:table-cell table:number-columns-repeated="1007"/>
        </table:table-row>
        <table:table-row table:style-name="ro1">
          <table:table-cell table:formula="of:=[Datos_Nao.A213]" office:value-type="float" office:value="-0.0208226889371872" calcext:value-type="float">
            <text:p>-0.0208226889</text:p>
          </table:table-cell>
          <table:table-cell table:formula="of:=[Datos_Nao.B213]" office:value-type="float" office:value="0.0209299065172672" calcext:value-type="float">
            <text:p>0.0209299065</text:p>
          </table:table-cell>
          <table:table-cell table:formula="of:=[Datos_Nao.C213]" office:value-type="float" office:value="0.330475300550461" calcext:value-type="float">
            <text:p>0.3304753006</text:p>
          </table:table-cell>
          <table:table-cell table:formula="of:=[Datos_Nao.D213]" office:value-type="float" office:value="0.0266209840774536" calcext:value-type="float">
            <text:p>0.0266209841</text:p>
          </table:table-cell>
          <table:table-cell table:formula="of:=[Datos_Nao.E213]" office:value-type="float" office:value="-0.047683134675026" calcext:value-type="float">
            <text:p>-0.0476831347</text:p>
          </table:table-cell>
          <table:table-cell table:formula="of:=[Datos_Nao.F213]" office:value-type="float" office:value="0.0310457218438387" calcext:value-type="float">
            <text:p>0.0310457218</text:p>
          </table:table-cell>
          <table:table-cell/>
          <table:table-cell table:formula="of:=[Datos_MoCap.A213]" office:value-type="float" office:value="0.003065" calcext:value-type="float">
            <text:p>0.003065</text:p>
          </table:table-cell>
          <table:table-cell table:formula="of:=[Datos_MoCap.B213]" office:value-type="float" office:value="1.361755" calcext:value-type="float">
            <text:p>1.361755</text:p>
          </table:table-cell>
          <table:table-cell table:formula="of:=[Datos_MoCap.C213]" office:value-type="float" office:value="-0.109345" calcext:value-type="float">
            <text:p>-0.109345</text:p>
          </table:table-cell>
          <table:table-cell table:formula="of:=[Datos_MoCap.D213]" office:value-type="float" office:value="0.024351" calcext:value-type="float">
            <text:p>0.024351</text:p>
          </table:table-cell>
          <table:table-cell table:formula="of:=[Datos_MoCap.F213]" office:value-type="float" office:value="-0.080752" calcext:value-type="float">
            <text:p>-0.080752</text:p>
          </table:table-cell>
          <table:table-cell table:formula="of:=[Datos_MoCap.E213]" office:value-type="float" office:value="-0.02471" calcext:value-type="float">
            <text:p>-0.02471</text:p>
          </table:table-cell>
          <table:table-cell/>
          <table:table-cell table:formula="of:=([.#REF!213]^2)*(0.178)+([.#REF!213])*(0.352)-0.013" office:value-type="string" office:string-value="" calcext:value-type="error">
            <text:p>#REF!</text:p>
          </table:table-cell>
          <table:table-cell table:formula="of:=([.J213]^2)*(-0.89)+([.J213])*(-0.633)-0.245" office:value-type="float" office:value="-0.18642574783225" calcext:value-type="float">
            <text:p>-0.1864257478</text:p>
          </table:table-cell>
          <table:table-cell table:formula="of:=([.I213]^2)*(-0.189)+([.I213])*(0.905)-0.392" office:value-type="float" office:value="0.489911082475275" calcext:value-type="float">
            <text:p>0.4899110825</text:p>
          </table:table-cell>
          <table:table-cell table:number-columns-repeated="1007"/>
        </table:table-row>
        <table:table-row table:style-name="ro1">
          <table:table-cell table:formula="of:=[Datos_Nao.A214]" office:value-type="float" office:value="-0.0202706307172775" calcext:value-type="float">
            <text:p>-0.0202706307</text:p>
          </table:table-cell>
          <table:table-cell table:formula="of:=[Datos_Nao.B214]" office:value-type="float" office:value="0.0200747922062874" calcext:value-type="float">
            <text:p>0.0200747922</text:p>
          </table:table-cell>
          <table:table-cell table:formula="of:=[Datos_Nao.C214]" office:value-type="float" office:value="0.33056029677391" calcext:value-type="float">
            <text:p>0.3305602968</text:p>
          </table:table-cell>
          <table:table-cell table:formula="of:=[Datos_Nao.D214]" office:value-type="float" office:value="0.0264054387807846" calcext:value-type="float">
            <text:p>0.0264054388</text:p>
          </table:table-cell>
          <table:table-cell table:formula="of:=[Datos_Nao.E214]" office:value-type="float" office:value="-0.0456399694085121" calcext:value-type="float">
            <text:p>-0.0456399694</text:p>
          </table:table-cell>
          <table:table-cell table:formula="of:=[Datos_Nao.F214]" office:value-type="float" office:value="0.0298700761049986" calcext:value-type="float">
            <text:p>0.0298700761</text:p>
          </table:table-cell>
          <table:table-cell/>
          <table:table-cell table:formula="of:=[Datos_MoCap.A214]" office:value-type="float" office:value="0.004444" calcext:value-type="float">
            <text:p>0.004444</text:p>
          </table:table-cell>
          <table:table-cell table:formula="of:=[Datos_MoCap.B214]" office:value-type="float" office:value="1.362754" calcext:value-type="float">
            <text:p>1.362754</text:p>
          </table:table-cell>
          <table:table-cell table:formula="of:=[Datos_MoCap.C214]" office:value-type="float" office:value="-0.103229" calcext:value-type="float">
            <text:p>-0.103229</text:p>
          </table:table-cell>
          <table:table-cell table:formula="of:=[Datos_MoCap.D214]" office:value-type="float" office:value="0.024934" calcext:value-type="float">
            <text:p>0.024934</text:p>
          </table:table-cell>
          <table:table-cell table:formula="of:=[Datos_MoCap.F214]" office:value-type="float" office:value="-0.079143" calcext:value-type="float">
            <text:p>-0.079143</text:p>
          </table:table-cell>
          <table:table-cell table:formula="of:=[Datos_MoCap.E214]" office:value-type="float" office:value="-0.023124" calcext:value-type="float">
            <text:p>-0.023124</text:p>
          </table:table-cell>
          <table:table-cell/>
          <table:table-cell table:formula="of:=([.#REF!214]^2)*(0.178)+([.#REF!214])*(0.352)-0.013" office:value-type="string" office:string-value="" calcext:value-type="error">
            <text:p>#REF!</text:p>
          </table:table-cell>
          <table:table-cell table:formula="of:=([.J214]^2)*(-0.89)+([.J214])*(-0.633)-0.245" office:value-type="float" office:value="-0.18914008453249" calcext:value-type="float">
            <text:p>-0.1891400845</text:p>
          </table:table-cell>
          <table:table-cell table:formula="of:=([.I214]^2)*(-0.189)+([.I214])*(0.905)-0.392" office:value-type="float" office:value="0.490300760206476" calcext:value-type="float">
            <text:p>0.4903007602</text:p>
          </table:table-cell>
          <table:table-cell table:number-columns-repeated="1007"/>
        </table:table-row>
        <table:table-row table:style-name="ro1">
          <table:table-cell table:formula="of:=[Datos_Nao.A215]" office:value-type="float" office:value="-0.019992008805275" calcext:value-type="float">
            <text:p>-0.0199920088</text:p>
          </table:table-cell>
          <table:table-cell table:formula="of:=[Datos_Nao.B215]" office:value-type="float" office:value="0.019638430327177" calcext:value-type="float">
            <text:p>0.0196384303</text:p>
          </table:table-cell>
          <table:table-cell table:formula="of:=[Datos_Nao.C215]" office:value-type="float" office:value="0.330601632595062" calcext:value-type="float">
            <text:p>0.3306016326</text:p>
          </table:table-cell>
          <table:table-cell table:formula="of:=[Datos_Nao.D215]" office:value-type="float" office:value="0.02629579231143" calcext:value-type="float">
            <text:p>0.0262957923</text:p>
          </table:table-cell>
          <table:table-cell table:formula="of:=[Datos_Nao.E215]" office:value-type="float" office:value="-0.0446069352328777" calcext:value-type="float">
            <text:p>-0.0446069352</text:p>
          </table:table-cell>
          <table:table-cell table:formula="of:=[Datos_Nao.F215]" office:value-type="float" office:value="0.0292802639305592" calcext:value-type="float">
            <text:p>0.0292802639</text:p>
          </table:table-cell>
          <table:table-cell/>
          <table:table-cell table:formula="of:=[Datos_MoCap.A215]" office:value-type="float" office:value="0.005649" calcext:value-type="float">
            <text:p>0.005649</text:p>
          </table:table-cell>
          <table:table-cell table:formula="of:=[Datos_MoCap.B215]" office:value-type="float" office:value="1.363671" calcext:value-type="float">
            <text:p>1.363671</text:p>
          </table:table-cell>
          <table:table-cell table:formula="of:=[Datos_MoCap.C215]" office:value-type="float" office:value="-0.097075" calcext:value-type="float">
            <text:p>-0.097075</text:p>
          </table:table-cell>
          <table:table-cell table:formula="of:=[Datos_MoCap.D215]" office:value-type="float" office:value="0.025673" calcext:value-type="float">
            <text:p>0.025673</text:p>
          </table:table-cell>
          <table:table-cell table:formula="of:=[Datos_MoCap.F215]" office:value-type="float" office:value="-0.07767" calcext:value-type="float">
            <text:p>-0.07767</text:p>
          </table:table-cell>
          <table:table-cell table:formula="of:=[Datos_MoCap.E215]" office:value-type="float" office:value="-0.021525" calcext:value-type="float">
            <text:p>-0.021525</text:p>
          </table:table-cell>
          <table:table-cell/>
          <table:table-cell table:formula="of:=([.#REF!215]^2)*(0.178)+([.#REF!215])*(0.352)-0.013" office:value-type="string" office:string-value="" calcext:value-type="error">
            <text:p>#REF!</text:p>
          </table:table-cell>
          <table:table-cell table:formula="of:=([.J215]^2)*(-0.89)+([.J215])*(-0.633)-0.245" office:value-type="float" office:value="-0.19193848950625" calcext:value-type="float">
            <text:p>-0.1919384895</text:p>
          </table:table-cell>
          <table:table-cell table:formula="of:=([.I215]^2)*(-0.189)+([.I215])*(0.905)-0.392" office:value-type="float" office:value="0.490658120310451" calcext:value-type="float">
            <text:p>0.4906581203</text:p>
          </table:table-cell>
          <table:table-cell table:number-columns-repeated="1007"/>
        </table:table-row>
        <table:table-row table:style-name="ro1">
          <table:table-cell table:formula="of:=[Datos_Nao.A216]" office:value-type="float" office:value="-0.0194301642477512" calcext:value-type="float">
            <text:p>-0.0194301642</text:p>
          </table:table-cell>
          <table:table-cell table:formula="of:=[Datos_Nao.B216]" office:value-type="float" office:value="0.0187495201826096" calcext:value-type="float">
            <text:p>0.0187495202</text:p>
          </table:table-cell>
          <table:table-cell table:formula="of:=[Datos_Nao.C216]" office:value-type="float" office:value="0.330681711435318" calcext:value-type="float">
            <text:p>0.3306817114</text:p>
          </table:table-cell>
          <table:table-cell table:formula="of:=[Datos_Nao.D216]" office:value-type="float" office:value="0.0260728988796473" calcext:value-type="float">
            <text:p>0.0260728989</text:p>
          </table:table-cell>
          <table:table-cell table:formula="of:=[Datos_Nao.E216]" office:value-type="float" office:value="-0.0425201170146465" calcext:value-type="float">
            <text:p>-0.042520117</text:p>
          </table:table-cell>
          <table:table-cell table:formula="of:=[Datos_Nao.F216]" office:value-type="float" office:value="0.0280991271138191" calcext:value-type="float">
            <text:p>0.0280991271</text:p>
          </table:table-cell>
          <table:table-cell/>
          <table:table-cell table:formula="of:=[Datos_MoCap.A216]" office:value-type="float" office:value="0.006353" calcext:value-type="float">
            <text:p>0.006353</text:p>
          </table:table-cell>
          <table:table-cell table:formula="of:=[Datos_MoCap.B216]" office:value-type="float" office:value="1.364348" calcext:value-type="float">
            <text:p>1.364348</text:p>
          </table:table-cell>
          <table:table-cell table:formula="of:=[Datos_MoCap.C216]" office:value-type="float" office:value="-0.091162" calcext:value-type="float">
            <text:p>-0.091162</text:p>
          </table:table-cell>
          <table:table-cell table:formula="of:=[Datos_MoCap.D216]" office:value-type="float" office:value="0.026653" calcext:value-type="float">
            <text:p>0.026653</text:p>
          </table:table-cell>
          <table:table-cell table:formula="of:=[Datos_MoCap.F216]" office:value-type="float" office:value="-0.076429" calcext:value-type="float">
            <text:p>-0.076429</text:p>
          </table:table-cell>
          <table:table-cell table:formula="of:=[Datos_MoCap.E216]" office:value-type="float" office:value="-0.021265" calcext:value-type="float">
            <text:p>-0.021265</text:p>
          </table:table-cell>
          <table:table-cell/>
          <table:table-cell table:formula="of:=([.#REF!216]^2)*(0.178)+([.#REF!216])*(0.352)-0.013" office:value-type="string" office:string-value="" calcext:value-type="error">
            <text:p>#REF!</text:p>
          </table:table-cell>
          <table:table-cell table:formula="of:=([.J216]^2)*(-0.89)+([.J216])*(-0.633)-0.245" office:value-type="float" office:value="-0.19469080811716" calcext:value-type="float">
            <text:p>-0.1946908081</text:p>
          </table:table-cell>
          <table:table-cell table:formula="of:=([.I216]^2)*(-0.189)+([.I216])*(0.905)-0.392" office:value-type="float" office:value="0.490921747095344" calcext:value-type="float">
            <text:p>0.4909217471</text:p>
          </table:table-cell>
          <table:table-cell table:number-columns-repeated="1007"/>
        </table:table-row>
        <table:table-row table:style-name="ro1">
          <table:table-cell table:formula="of:=[Datos_Nao.A217]" office:value-type="float" office:value="-0.0188630111515522" calcext:value-type="float">
            <text:p>-0.0188630112</text:p>
          </table:table-cell>
          <table:table-cell table:formula="of:=[Datos_Nao.B217]" office:value-type="float" office:value="0.0178407728672028" calcext:value-type="float">
            <text:p>0.0178407729</text:p>
          </table:table-cell>
          <table:table-cell table:formula="of:=[Datos_Nao.C217]" office:value-type="float" office:value="0.330757915973663" calcext:value-type="float">
            <text:p>0.330757916</text:p>
          </table:table-cell>
          <table:table-cell table:formula="of:=[Datos_Nao.D217]" office:value-type="float" office:value="0.0258454419672489" calcext:value-type="float">
            <text:p>0.025845442</text:p>
          </table:table-cell>
          <table:table-cell table:formula="of:=[Datos_Nao.E217]" office:value-type="float" office:value="-0.0404085479676724" calcext:value-type="float">
            <text:p>-0.040408548</text:p>
          </table:table-cell>
          <table:table-cell table:formula="of:=[Datos_Nao.F217]" office:value-type="float" office:value="0.02691949903965" calcext:value-type="float">
            <text:p>0.026919499</text:p>
          </table:table-cell>
          <table:table-cell/>
          <table:table-cell table:formula="of:=[Datos_MoCap.A217]" office:value-type="float" office:value="0.007447" calcext:value-type="float">
            <text:p>0.007447</text:p>
          </table:table-cell>
          <table:table-cell table:formula="of:=[Datos_MoCap.B217]" office:value-type="float" office:value="1.365215" calcext:value-type="float">
            <text:p>1.365215</text:p>
          </table:table-cell>
          <table:table-cell table:formula="of:=[Datos_MoCap.C217]" office:value-type="float" office:value="-0.085029" calcext:value-type="float">
            <text:p>-0.085029</text:p>
          </table:table-cell>
          <table:table-cell table:formula="of:=[Datos_MoCap.D217]" office:value-type="float" office:value="0.027362" calcext:value-type="float">
            <text:p>0.027362</text:p>
          </table:table-cell>
          <table:table-cell table:formula="of:=[Datos_MoCap.F217]" office:value-type="float" office:value="-0.074951" calcext:value-type="float">
            <text:p>-0.074951</text:p>
          </table:table-cell>
          <table:table-cell table:formula="of:=[Datos_MoCap.E217]" office:value-type="float" office:value="-0.020335" calcext:value-type="float">
            <text:p>-0.020335</text:p>
          </table:table-cell>
          <table:table-cell/>
          <table:table-cell table:formula="of:=([.#REF!217]^2)*(0.178)+([.#REF!217])*(0.352)-0.013" office:value-type="string" office:string-value="" calcext:value-type="error">
            <text:p>#REF!</text:p>
          </table:table-cell>
          <table:table-cell table:formula="of:=([.J217]^2)*(-0.89)+([.J217])*(-0.633)-0.245" office:value-type="float" office:value="-0.19761128144849" calcext:value-type="float">
            <text:p>-0.1976112814</text:p>
          </table:table-cell>
          <table:table-cell table:formula="of:=([.I217]^2)*(-0.189)+([.I217])*(0.905)-0.392" office:value-type="float" office:value="0.491259107713475" calcext:value-type="float">
            <text:p>0.4912591077</text:p>
          </table:table-cell>
          <table:table-cell table:number-columns-repeated="1007"/>
        </table:table-row>
        <table:table-row table:style-name="ro1">
          <table:table-cell table:formula="of:=[Datos_Nao.A218]" office:value-type="float" office:value="-0.0185777097940445" calcext:value-type="float">
            <text:p>-0.0185777098</text:p>
          </table:table-cell>
          <table:table-cell table:formula="of:=[Datos_Nao.B218]" office:value-type="float" office:value="0.0173796731978655" calcext:value-type="float">
            <text:p>0.0173796732</text:p>
          </table:table-cell>
          <table:table-cell table:formula="of:=[Datos_Nao.C218]" office:value-type="float" office:value="0.330794394016266" calcext:value-type="float">
            <text:p>0.330794394</text:p>
          </table:table-cell>
          <table:table-cell table:formula="of:=[Datos_Nao.D218]" office:value-type="float" office:value="0.0257300995290279" calcext:value-type="float">
            <text:p>0.0257300995</text:p>
          </table:table-cell>
          <table:table-cell table:formula="of:=[Datos_Nao.E218]" office:value-type="float" office:value="-0.0393445864319801" calcext:value-type="float">
            <text:p>-0.0393445864</text:p>
          </table:table-cell>
          <table:table-cell table:formula="of:=[Datos_Nao.F218]" office:value-type="float" office:value="0.0263313688337803" calcext:value-type="float">
            <text:p>0.0263313688</text:p>
          </table:table-cell>
          <table:table-cell/>
          <table:table-cell table:formula="of:=[Datos_MoCap.A218]" office:value-type="float" office:value="0.008559" calcext:value-type="float">
            <text:p>0.008559</text:p>
          </table:table-cell>
          <table:table-cell table:formula="of:=[Datos_MoCap.B218]" office:value-type="float" office:value="1.366048" calcext:value-type="float">
            <text:p>1.366048</text:p>
          </table:table-cell>
          <table:table-cell table:formula="of:=[Datos_MoCap.C218]" office:value-type="float" office:value="-0.078916" calcext:value-type="float">
            <text:p>-0.078916</text:p>
          </table:table-cell>
          <table:table-cell table:formula="of:=[Datos_MoCap.D218]" office:value-type="float" office:value="0.027647" calcext:value-type="float">
            <text:p>0.027647</text:p>
          </table:table-cell>
          <table:table-cell table:formula="of:=[Datos_MoCap.F218]" office:value-type="float" office:value="-0.073825" calcext:value-type="float">
            <text:p>-0.073825</text:p>
          </table:table-cell>
          <table:table-cell table:formula="of:=[Datos_MoCap.E218]" office:value-type="float" office:value="-0.019402" calcext:value-type="float">
            <text:p>-0.019402</text:p>
          </table:table-cell>
          <table:table-cell/>
          <table:table-cell table:formula="of:=([.#REF!218]^2)*(0.178)+([.#REF!218])*(0.352)-0.013" office:value-type="string" office:string-value="" calcext:value-type="error">
            <text:p>#REF!</text:p>
          </table:table-cell>
          <table:table-cell table:formula="of:=([.J218]^2)*(-0.89)+([.J218])*(-0.633)-0.245" office:value-type="float" office:value="-0.20058885619984" calcext:value-type="float">
            <text:p>-0.2005888562</text:p>
          </table:table-cell>
          <table:table-cell table:formula="of:=([.I218]^2)*(-0.189)+([.I218])*(0.905)-0.392" office:value-type="float" office:value="0.491582970860544" calcext:value-type="float">
            <text:p>0.4915829709</text:p>
          </table:table-cell>
          <table:table-cell table:number-columns-repeated="1007"/>
        </table:table-row>
        <table:table-row table:style-name="ro1">
          <table:table-cell table:formula="of:=[Datos_Nao.A219]" office:value-type="float" office:value="-0.0180043801665306" calcext:value-type="float">
            <text:p>-0.0180043802</text:p>
          </table:table-cell>
          <table:table-cell table:formula="of:=[Datos_Nao.B219]" office:value-type="float" office:value="0.0164453350007534" calcext:value-type="float">
            <text:p>0.016445335</text:p>
          </table:table-cell>
          <table:table-cell table:formula="of:=[Datos_Nao.C219]" office:value-type="float" office:value="0.330863773822784" calcext:value-type="float">
            <text:p>0.3308637738</text:p>
          </table:table-cell>
          <table:table-cell table:formula="of:=[Datos_Nao.D219]" office:value-type="float" office:value="0.0254964083433151" calcext:value-type="float">
            <text:p>0.0254964083</text:p>
          </table:table-cell>
          <table:table-cell table:formula="of:=[Datos_Nao.E219]" office:value-type="float" office:value="-0.0372025370597839" calcext:value-type="float">
            <text:p>-0.0372025371</text:p>
          </table:table-cell>
          <table:table-cell table:formula="of:=[Datos_Nao.F219]" office:value-type="float" office:value="0.0251609459519386" calcext:value-type="float">
            <text:p>0.025160946</text:p>
          </table:table-cell>
          <table:table-cell/>
          <table:table-cell table:formula="of:=[Datos_MoCap.A219]" office:value-type="float" office:value="0.009668" calcext:value-type="float">
            <text:p>0.009668</text:p>
          </table:table-cell>
          <table:table-cell table:formula="of:=[Datos_MoCap.B219]" office:value-type="float" office:value="1.366828" calcext:value-type="float">
            <text:p>1.366828</text:p>
          </table:table-cell>
          <table:table-cell table:formula="of:=[Datos_MoCap.C219]" office:value-type="float" office:value="-0.072884" calcext:value-type="float">
            <text:p>-0.072884</text:p>
          </table:table-cell>
          <table:table-cell table:formula="of:=[Datos_MoCap.D219]" office:value-type="float" office:value="0.02793" calcext:value-type="float">
            <text:p>0.02793</text:p>
          </table:table-cell>
          <table:table-cell table:formula="of:=[Datos_MoCap.F219]" office:value-type="float" office:value="-0.072539" calcext:value-type="float">
            <text:p>-0.072539</text:p>
          </table:table-cell>
          <table:table-cell table:formula="of:=[Datos_MoCap.E219]" office:value-type="float" office:value="-0.019423" calcext:value-type="float">
            <text:p>-0.019423</text:p>
          </table:table-cell>
          <table:table-cell/>
          <table:table-cell table:formula="of:=([.#REF!219]^2)*(0.178)+([.#REF!219])*(0.352)-0.013" office:value-type="string" office:string-value="" calcext:value-type="error">
            <text:p>#REF!</text:p>
          </table:table-cell>
          <table:table-cell table:formula="of:=([.J219]^2)*(-0.89)+([.J219])*(-0.633)-0.245" office:value-type="float" office:value="-0.20359217693584" calcext:value-type="float">
            <text:p>-0.2035921769</text:p>
          </table:table-cell>
          <table:table-cell table:formula="of:=([.I219]^2)*(-0.189)+([.I219])*(0.905)-0.392" office:value-type="float" office:value="0.491885990280624" calcext:value-type="float">
            <text:p>0.4918859903</text:p>
          </table:table-cell>
          <table:table-cell table:number-columns-repeated="1007"/>
        </table:table-row>
        <table:table-row table:style-name="ro1">
          <table:table-cell table:formula="of:=[Datos_Nao.A220]" office:value-type="float" office:value="-0.017428083345294" calcext:value-type="float">
            <text:p>-0.0174280833</text:p>
          </table:table-cell>
          <table:table-cell table:formula="of:=[Datos_Nao.B220]" office:value-type="float" office:value="0.0154966814443469" calcext:value-type="float">
            <text:p>0.0154966814</text:p>
          </table:table-cell>
          <table:table-cell table:formula="of:=[Datos_Nao.C220]" office:value-type="float" office:value="0.330928146839142" calcext:value-type="float">
            <text:p>0.3309281468</text:p>
          </table:table-cell>
          <table:table-cell table:formula="of:=[Datos_Nao.D220]" office:value-type="float" office:value="0.025259030982852" calcext:value-type="float">
            <text:p>0.025259031</text:p>
          </table:table-cell>
          <table:table-cell table:formula="of:=[Datos_Nao.E220]" office:value-type="float" office:value="-0.0350446663796902" calcext:value-type="float">
            <text:p>-0.0350446664</text:p>
          </table:table-cell>
          <table:table-cell table:formula="of:=[Datos_Nao.F220]" office:value-type="float" office:value="0.0240013040602207" calcext:value-type="float">
            <text:p>0.0240013041</text:p>
          </table:table-cell>
          <table:table-cell/>
          <table:table-cell table:formula="of:=[Datos_MoCap.A220]" office:value-type="float" office:value="0.010727" calcext:value-type="float">
            <text:p>0.010727</text:p>
          </table:table-cell>
          <table:table-cell table:formula="of:=[Datos_MoCap.B220]" office:value-type="float" office:value="1.367542" calcext:value-type="float">
            <text:p>1.367542</text:p>
          </table:table-cell>
          <table:table-cell table:formula="of:=[Datos_MoCap.C220]" office:value-type="float" office:value="-0.066921" calcext:value-type="float">
            <text:p>-0.066921</text:p>
          </table:table-cell>
          <table:table-cell table:formula="of:=[Datos_MoCap.D220]" office:value-type="float" office:value="0.028001" calcext:value-type="float">
            <text:p>0.028001</text:p>
          </table:table-cell>
          <table:table-cell table:formula="of:=[Datos_MoCap.F220]" office:value-type="float" office:value="-0.070574" calcext:value-type="float">
            <text:p>-0.070574</text:p>
          </table:table-cell>
          <table:table-cell table:formula="of:=[Datos_MoCap.E220]" office:value-type="float" office:value="-0.019717" calcext:value-type="float">
            <text:p>-0.019717</text:p>
          </table:table-cell>
          <table:table-cell/>
          <table:table-cell table:formula="of:=([.#REF!220]^2)*(0.178)+([.#REF!220])*(0.352)-0.013" office:value-type="string" office:string-value="" calcext:value-type="error">
            <text:p>#REF!</text:p>
          </table:table-cell>
          <table:table-cell table:formula="of:=([.J220]^2)*(-0.89)+([.J220])*(-0.633)-0.245" office:value-type="float" office:value="-0.20662480101449" calcext:value-type="float">
            <text:p>-0.206624801</text:p>
          </table:table-cell>
          <table:table-cell table:formula="of:=([.I220]^2)*(-0.189)+([.I220])*(0.905)-0.392" office:value-type="float" office:value="0.492163167986604" calcext:value-type="float">
            <text:p>0.492163168</text:p>
          </table:table-cell>
          <table:table-cell table:number-columns-repeated="1007"/>
        </table:table-row>
        <table:table-row table:style-name="ro1">
          <table:table-cell table:formula="of:=[Datos_Nao.A221]" office:value-type="float" office:value="-0.0171391814947128" calcext:value-type="float">
            <text:p>-0.0171391815</text:p>
          </table:table-cell>
          <table:table-cell table:formula="of:=[Datos_Nao.B221]" office:value-type="float" office:value="0.0150176910683513" calcext:value-type="float">
            <text:p>0.0150176911</text:p>
          </table:table-cell>
          <table:table-cell table:formula="of:=[Datos_Nao.C221]" office:value-type="float" office:value="0.330958336591721" calcext:value-type="float">
            <text:p>0.3309583366</text:p>
          </table:table-cell>
          <table:table-cell table:formula="of:=[Datos_Nao.D221]" office:value-type="float" office:value="0.025139082223177" calcext:value-type="float">
            <text:p>0.0251390822</text:p>
          </table:table-cell>
          <table:table-cell table:formula="of:=[Datos_Nao.E221]" office:value-type="float" office:value="-0.0339609421789646" calcext:value-type="float">
            <text:p>-0.0339609422</text:p>
          </table:table-cell>
          <table:table-cell table:formula="of:=[Datos_Nao.F221]" office:value-type="float" office:value="0.0234265085309744" calcext:value-type="float">
            <text:p>0.0234265085</text:p>
          </table:table-cell>
          <table:table-cell/>
          <table:table-cell table:formula="of:=[Datos_MoCap.A221]" office:value-type="float" office:value="0.011837" calcext:value-type="float">
            <text:p>0.011837</text:p>
          </table:table-cell>
          <table:table-cell table:formula="of:=[Datos_MoCap.B221]" office:value-type="float" office:value="1.368203" calcext:value-type="float">
            <text:p>1.368203</text:p>
          </table:table-cell>
          <table:table-cell table:formula="of:=[Datos_MoCap.C221]" office:value-type="float" office:value="-0.060993" calcext:value-type="float">
            <text:p>-0.060993</text:p>
          </table:table-cell>
          <table:table-cell table:formula="of:=[Datos_MoCap.D221]" office:value-type="float" office:value="0.028044" calcext:value-type="float">
            <text:p>0.028044</text:p>
          </table:table-cell>
          <table:table-cell table:formula="of:=[Datos_MoCap.F221]" office:value-type="float" office:value="-0.068979" calcext:value-type="float">
            <text:p>-0.068979</text:p>
          </table:table-cell>
          <table:table-cell table:formula="of:=[Datos_MoCap.E221]" office:value-type="float" office:value="-0.020281" calcext:value-type="float">
            <text:p>-0.020281</text:p>
          </table:table-cell>
          <table:table-cell/>
          <table:table-cell table:formula="of:=([.#REF!221]^2)*(0.178)+([.#REF!221])*(0.352)-0.013" office:value-type="string" office:string-value="" calcext:value-type="error">
            <text:p>#REF!</text:p>
          </table:table-cell>
          <table:table-cell table:formula="of:=([.J221]^2)*(-0.89)+([.J221])*(-0.633)-0.245" office:value-type="float" office:value="-0.20970236098361" calcext:value-type="float">
            <text:p>-0.209702361</text:p>
          </table:table-cell>
          <table:table-cell table:formula="of:=([.I221]^2)*(-0.189)+([.I221])*(0.905)-0.392" office:value-type="float" office:value="0.492419599099499" calcext:value-type="float">
            <text:p>0.4924195991</text:p>
          </table:table-cell>
          <table:table-cell table:number-columns-repeated="1007"/>
        </table:table-row>
        <table:table-row table:style-name="ro1">
          <table:table-cell table:formula="of:=[Datos_Nao.A222]" office:value-type="float" office:value="-0.0165603198111057" calcext:value-type="float">
            <text:p>-0.0165603198</text:p>
          </table:table-cell>
          <table:table-cell table:formula="of:=[Datos_Nao.B222]" office:value-type="float" office:value="0.014051740989089" calcext:value-type="float">
            <text:p>0.014051741</text:p>
          </table:table-cell>
          <table:table-cell table:formula="of:=[Datos_Nao.C222]" office:value-type="float" office:value="0.331014484167099" calcext:value-type="float">
            <text:p>0.3310144842</text:p>
          </table:table-cell>
          <table:table-cell table:formula="of:=[Datos_Nao.D222]" office:value-type="float" office:value="0.0248969364911318" calcext:value-type="float">
            <text:p>0.0248969365</text:p>
          </table:table-cell>
          <table:table-cell table:formula="of:=[Datos_Nao.E222]" office:value-type="float" office:value="-0.0317862331867218" calcext:value-type="float">
            <text:p>-0.0317862332</text:p>
          </table:table-cell>
          <table:table-cell table:formula="of:=[Datos_Nao.F222]" office:value-type="float" office:value="0.0222890917211771" calcext:value-type="float">
            <text:p>0.0222890917</text:p>
          </table:table-cell>
          <table:table-cell/>
          <table:table-cell table:formula="of:=[Datos_MoCap.A222]" office:value-type="float" office:value="0.012904" calcext:value-type="float">
            <text:p>0.012904</text:p>
          </table:table-cell>
          <table:table-cell table:formula="of:=[Datos_MoCap.B222]" office:value-type="float" office:value="1.368776" calcext:value-type="float">
            <text:p>1.368776</text:p>
          </table:table-cell>
          <table:table-cell table:formula="of:=[Datos_MoCap.C222]" office:value-type="float" office:value="-0.055134" calcext:value-type="float">
            <text:p>-0.055134</text:p>
          </table:table-cell>
          <table:table-cell table:formula="of:=[Datos_MoCap.D222]" office:value-type="float" office:value="0.02801" calcext:value-type="float">
            <text:p>0.02801</text:p>
          </table:table-cell>
          <table:table-cell table:formula="of:=[Datos_MoCap.F222]" office:value-type="float" office:value="-0.066934" calcext:value-type="float">
            <text:p>-0.066934</text:p>
          </table:table-cell>
          <table:table-cell table:formula="of:=[Datos_MoCap.E222]" office:value-type="float" office:value="-0.02086" calcext:value-type="float">
            <text:p>-0.02086</text:p>
          </table:table-cell>
          <table:table-cell/>
          <table:table-cell table:formula="of:=([.#REF!222]^2)*(0.178)+([.#REF!222])*(0.352)-0.013" office:value-type="string" office:string-value="" calcext:value-type="error">
            <text:p>#REF!</text:p>
          </table:table-cell>
          <table:table-cell table:formula="of:=([.J222]^2)*(-0.89)+([.J222])*(-0.633)-0.245" office:value-type="float" office:value="-0.21280556258084" calcext:value-type="float">
            <text:p>-0.2128055626</text:p>
          </table:table-cell>
          <table:table-cell table:formula="of:=([.I222]^2)*(-0.189)+([.I222])*(0.905)-0.392" office:value-type="float" office:value="0.492641757484736" calcext:value-type="float">
            <text:p>0.4926417575</text:p>
          </table:table-cell>
          <table:table-cell table:number-columns-repeated="1007"/>
        </table:table-row>
        <table:table-row table:style-name="ro1">
          <table:table-cell table:formula="of:=[Datos_Nao.A223]" office:value-type="float" office:value="-0.0159809924662113" calcext:value-type="float">
            <text:p>-0.0159809925</text:p>
          </table:table-cell>
          <table:table-cell table:formula="of:=[Datos_Nao.B223]" office:value-type="float" office:value="0.0130770578980446" calcext:value-type="float">
            <text:p>0.0130770579</text:p>
          </table:table-cell>
          <table:table-cell table:formula="of:=[Datos_Nao.C223]" office:value-type="float" office:value="0.331064730882645" calcext:value-type="float">
            <text:p>0.3310647309</text:p>
          </table:table-cell>
          <table:table-cell table:formula="of:=[Datos_Nao.D223]" office:value-type="float" office:value="0.0246521569788456" calcext:value-type="float">
            <text:p>0.024652157</text:p>
          </table:table-cell>
          <table:table-cell table:formula="of:=[Datos_Nao.E223]" office:value-type="float" office:value="-0.0296049751341343" calcext:value-type="float">
            <text:p>-0.0296049751</text:p>
          </table:table-cell>
          <table:table-cell table:formula="of:=[Datos_Nao.F223]" office:value-type="float" office:value="0.0211702734231949" calcext:value-type="float">
            <text:p>0.0211702734</text:p>
          </table:table-cell>
          <table:table-cell/>
          <table:table-cell table:formula="of:=[Datos_MoCap.A223]" office:value-type="float" office:value="0.01387" calcext:value-type="float">
            <text:p>0.01387</text:p>
          </table:table-cell>
          <table:table-cell table:formula="of:=[Datos_MoCap.B223]" office:value-type="float" office:value="1.369344" calcext:value-type="float">
            <text:p>1.369344</text:p>
          </table:table-cell>
          <table:table-cell table:formula="of:=[Datos_MoCap.C223]" office:value-type="float" office:value="-0.049277" calcext:value-type="float">
            <text:p>-0.049277</text:p>
          </table:table-cell>
          <table:table-cell table:formula="of:=[Datos_MoCap.D223]" office:value-type="float" office:value="0.028064" calcext:value-type="float">
            <text:p>0.028064</text:p>
          </table:table-cell>
          <table:table-cell table:formula="of:=[Datos_MoCap.F223]" office:value-type="float" office:value="-0.064838" calcext:value-type="float">
            <text:p>-0.064838</text:p>
          </table:table-cell>
          <table:table-cell table:formula="of:=[Datos_MoCap.E223]" office:value-type="float" office:value="-0.02153" calcext:value-type="float">
            <text:p>-0.02153</text:p>
          </table:table-cell>
          <table:table-cell/>
          <table:table-cell table:formula="of:=([.#REF!223]^2)*(0.178)+([.#REF!223])*(0.352)-0.013" office:value-type="string" office:string-value="" calcext:value-type="error">
            <text:p>#REF!</text:p>
          </table:table-cell>
          <table:table-cell table:formula="of:=([.J223]^2)*(-0.89)+([.J223])*(-0.633)-0.245" office:value-type="float" office:value="-0.21596877722881" calcext:value-type="float">
            <text:p>-0.2159687772</text:p>
          </table:table-cell>
          <table:table-cell table:formula="of:=([.I223]^2)*(-0.189)+([.I223])*(0.905)-0.392" office:value-type="float" office:value="0.492861854826496" calcext:value-type="float">
            <text:p>0.4928618548</text:p>
          </table:table-cell>
          <table:table-cell table:number-columns-repeated="1007"/>
        </table:table-row>
        <table:table-row table:style-name="ro1">
          <table:table-cell table:formula="of:=[Datos_Nao.A224]" office:value-type="float" office:value="-0.0154021065682173" calcext:value-type="float">
            <text:p>-0.0154021066</text:p>
          </table:table-cell>
          <table:table-cell table:formula="of:=[Datos_Nao.B224]" office:value-type="float" office:value="0.0120959123596549" calcext:value-type="float">
            <text:p>0.0120959124</text:p>
          </table:table-cell>
          <table:table-cell table:formula="of:=[Datos_Nao.C224]" office:value-type="float" office:value="0.331108868122101" calcext:value-type="float">
            <text:p>0.3311088681</text:p>
          </table:table-cell>
          <table:table-cell table:formula="of:=[Datos_Nao.D224]" office:value-type="float" office:value="0.0244052074849606" calcext:value-type="float">
            <text:p>0.0244052075</text:p>
          </table:table-cell>
          <table:table-cell table:formula="of:=[Datos_Nao.E224]" office:value-type="float" office:value="-0.0274209417402744" calcext:value-type="float">
            <text:p>-0.0274209417</text:p>
          </table:table-cell>
          <table:table-cell table:formula="of:=[Datos_Nao.F224]" office:value-type="float" office:value="0.0200730580836534" calcext:value-type="float">
            <text:p>0.0200730581</text:p>
          </table:table-cell>
          <table:table-cell/>
          <table:table-cell table:formula="of:=[Datos_MoCap.A224]" office:value-type="float" office:value="0.014761" calcext:value-type="float">
            <text:p>0.014761</text:p>
          </table:table-cell>
          <table:table-cell table:formula="of:=[Datos_MoCap.B224]" office:value-type="float" office:value="1.369866" calcext:value-type="float">
            <text:p>1.369866</text:p>
          </table:table-cell>
          <table:table-cell table:formula="of:=[Datos_MoCap.C224]" office:value-type="float" office:value="-0.043439" calcext:value-type="float">
            <text:p>-0.043439</text:p>
          </table:table-cell>
          <table:table-cell table:formula="of:=[Datos_MoCap.D224]" office:value-type="float" office:value="0.028016" calcext:value-type="float">
            <text:p>0.028016</text:p>
          </table:table-cell>
          <table:table-cell table:formula="of:=[Datos_MoCap.F224]" office:value-type="float" office:value="-0.063197" calcext:value-type="float">
            <text:p>-0.063197</text:p>
          </table:table-cell>
          <table:table-cell table:formula="of:=[Datos_MoCap.E224]" office:value-type="float" office:value="-0.021925" calcext:value-type="float">
            <text:p>-0.021925</text:p>
          </table:table-cell>
          <table:table-cell/>
          <table:table-cell table:formula="of:=([.#REF!224]^2)*(0.178)+([.#REF!224])*(0.352)-0.013" office:value-type="string" office:string-value="" calcext:value-type="error">
            <text:p>#REF!</text:p>
          </table:table-cell>
          <table:table-cell table:formula="of:=([.J224]^2)*(-0.89)+([.J224])*(-0.633)-0.245" office:value-type="float" office:value="-0.21918249558169" calcext:value-type="float">
            <text:p>-0.2191824956</text:p>
          </table:table-cell>
          <table:table-cell table:formula="of:=([.I224]^2)*(-0.189)+([.I224])*(0.905)-0.392" office:value-type="float" office:value="0.493064019846316" calcext:value-type="float">
            <text:p>0.4930640198</text:p>
          </table:table-cell>
          <table:table-cell table:number-columns-repeated="1007"/>
        </table:table-row>
        <table:table-row table:style-name="ro1">
          <table:table-cell table:formula="of:=[Datos_Nao.A225]" office:value-type="float" office:value="-0.0148246558383107" calcext:value-type="float">
            <text:p>-0.0148246558</text:p>
          </table:table-cell>
          <table:table-cell table:formula="of:=[Datos_Nao.B225]" office:value-type="float" office:value="0.0111105833202601" calcext:value-type="float">
            <text:p>0.0111105833</text:p>
          </table:table-cell>
          <table:table-cell table:formula="of:=[Datos_Nao.C225]" office:value-type="float" office:value="0.331146687269211" calcext:value-type="float">
            <text:p>0.3311466873</text:p>
          </table:table-cell>
          <table:table-cell table:formula="of:=[Datos_Nao.D225]" office:value-type="float" office:value="0.0241565704345703" calcext:value-type="float">
            <text:p>0.0241565704</text:p>
          </table:table-cell>
          <table:table-cell table:formula="of:=[Datos_Nao.E225]" office:value-type="float" office:value="-0.0252379477024078" calcext:value-type="float">
            <text:p>-0.0252379477</text:p>
          </table:table-cell>
          <table:table-cell table:formula="of:=[Datos_Nao.F225]" office:value-type="float" office:value="0.0189998000860214" calcext:value-type="float">
            <text:p>0.0189998001</text:p>
          </table:table-cell>
          <table:table-cell/>
          <table:table-cell table:formula="of:=[Datos_MoCap.A225]" office:value-type="float" office:value="0.015489" calcext:value-type="float">
            <text:p>0.015489</text:p>
          </table:table-cell>
          <table:table-cell table:formula="of:=[Datos_MoCap.B225]" office:value-type="float" office:value="1.370321" calcext:value-type="float">
            <text:p>1.370321</text:p>
          </table:table-cell>
          <table:table-cell table:formula="of:=[Datos_MoCap.C225]" office:value-type="float" office:value="-0.037679" calcext:value-type="float">
            <text:p>-0.037679</text:p>
          </table:table-cell>
          <table:table-cell table:formula="of:=[Datos_MoCap.D225]" office:value-type="float" office:value="0.027575" calcext:value-type="float">
            <text:p>0.027575</text:p>
          </table:table-cell>
          <table:table-cell table:formula="of:=[Datos_MoCap.F225]" office:value-type="float" office:value="-0.061677" calcext:value-type="float">
            <text:p>-0.061677</text:p>
          </table:table-cell>
          <table:table-cell table:formula="of:=[Datos_MoCap.E225]" office:value-type="float" office:value="-0.022079" calcext:value-type="float">
            <text:p>-0.022079</text:p>
          </table:table-cell>
          <table:table-cell/>
          <table:table-cell table:formula="of:=([.#REF!225]^2)*(0.178)+([.#REF!225])*(0.352)-0.013" office:value-type="string" office:string-value="" calcext:value-type="error">
            <text:p>#REF!</text:p>
          </table:table-cell>
          <table:table-cell table:formula="of:=([.J225]^2)*(-0.89)+([.J225])*(-0.633)-0.245" office:value-type="float" office:value="-0.22241273226649" calcext:value-type="float">
            <text:p>-0.2224127323</text:p>
          </table:table-cell>
          <table:table-cell table:formula="of:=([.I225]^2)*(-0.189)+([.I225])*(0.905)-0.392" office:value-type="float" office:value="0.493240152465251" calcext:value-type="float">
            <text:p>0.4932401525</text:p>
          </table:table-cell>
          <table:table-cell table:number-columns-repeated="1007"/>
        </table:table-row>
        <table:table-row table:style-name="ro1">
          <table:table-cell table:formula="of:=[Datos_Nao.A226]" office:value-type="float" office:value="-0.0145367495715618" calcext:value-type="float">
            <text:p>-0.0145367496</text:p>
          </table:table-cell>
          <table:table-cell table:formula="of:=[Datos_Nao.B226]" office:value-type="float" office:value="0.0106170438230038" calcext:value-type="float">
            <text:p>0.0106170438</text:p>
          </table:table-cell>
          <table:table-cell table:formula="of:=[Datos_Nao.C226]" office:value-type="float" office:value="0.331163167953491" calcext:value-type="float">
            <text:p>0.331163168</text:p>
          </table:table-cell>
          <table:table-cell table:formula="of:=[Datos_Nao.D226]" office:value-type="float" office:value="0.0240317899733782" calcext:value-type="float">
            <text:p>0.02403179</text:p>
          </table:table-cell>
          <table:table-cell table:formula="of:=[Datos_Nao.E226]" office:value-type="float" office:value="-0.0241480469703674" calcext:value-type="float">
            <text:p>-0.024148047</text:p>
          </table:table-cell>
          <table:table-cell table:formula="of:=[Datos_Nao.F226]" office:value-type="float" office:value="0.0184729918837547" calcext:value-type="float">
            <text:p>0.0184729919</text:p>
          </table:table-cell>
          <table:table-cell/>
          <table:table-cell table:formula="of:=[Datos_MoCap.A226]" office:value-type="float" office:value="0.01601" calcext:value-type="float">
            <text:p>0.01601</text:p>
          </table:table-cell>
          <table:table-cell table:formula="of:=[Datos_MoCap.B226]" office:value-type="float" office:value="1.370719" calcext:value-type="float">
            <text:p>1.370719</text:p>
          </table:table-cell>
          <table:table-cell table:formula="of:=[Datos_MoCap.C226]" office:value-type="float" office:value="-0.032008" calcext:value-type="float">
            <text:p>-0.032008</text:p>
          </table:table-cell>
          <table:table-cell table:formula="of:=[Datos_MoCap.D226]" office:value-type="float" office:value="0.027121" calcext:value-type="float">
            <text:p>0.027121</text:p>
          </table:table-cell>
          <table:table-cell table:formula="of:=[Datos_MoCap.F226]" office:value-type="float" office:value="-0.060692" calcext:value-type="float">
            <text:p>-0.060692</text:p>
          </table:table-cell>
          <table:table-cell table:formula="of:=[Datos_MoCap.E226]" office:value-type="float" office:value="-0.022003" calcext:value-type="float">
            <text:p>-0.022003</text:p>
          </table:table-cell>
          <table:table-cell/>
          <table:table-cell table:formula="of:=([.#REF!226]^2)*(0.178)+([.#REF!226])*(0.352)-0.013" office:value-type="string" office:string-value="" calcext:value-type="error">
            <text:p>#REF!</text:p>
          </table:table-cell>
          <table:table-cell table:formula="of:=([.J226]^2)*(-0.89)+([.J226])*(-0.633)-0.245" office:value-type="float" office:value="-0.22565075173696" calcext:value-type="float">
            <text:p>-0.2256507517</text:p>
          </table:table-cell>
          <table:table-cell table:formula="of:=([.I226]^2)*(-0.189)+([.I226])*(0.905)-0.392" office:value-type="float" office:value="0.493394155954371" calcext:value-type="float">
            <text:p>0.493394156</text:p>
          </table:table-cell>
          <table:table-cell table:number-columns-repeated="1007"/>
        </table:table-row>
        <table:table-row table:style-name="ro1">
          <table:table-cell table:formula="of:=[Datos_Nao.A227]" office:value-type="float" office:value="-0.0142495725303888" calcext:value-type="float">
            <text:p>-0.0142495725</text:p>
          </table:table-cell>
          <table:table-cell table:formula="of:=[Datos_Nao.B227]" office:value-type="float" office:value="0.0101233180612326" calcext:value-type="float">
            <text:p>0.0101233181</text:p>
          </table:table-cell>
          <table:table-cell table:formula="of:=[Datos_Nao.C227]" office:value-type="float" office:value="0.331178039312363" calcext:value-type="float">
            <text:p>0.3311780393</text:p>
          </table:table-cell>
          <table:table-cell table:formula="of:=[Datos_Nao.D227]" office:value-type="float" office:value="0.0239067934453487" calcext:value-type="float">
            <text:p>0.0239067934</text:p>
          </table:table-cell>
          <table:table-cell table:formula="of:=[Datos_Nao.E227]" office:value-type="float" office:value="-0.0230598598718643" calcext:value-type="float">
            <text:p>-0.0230598599</text:p>
          </table:table-cell>
          <table:table-cell table:formula="of:=[Datos_Nao.F227]" office:value-type="float" office:value="0.0179529935121536" calcext:value-type="float">
            <text:p>0.0179529935</text:p>
          </table:table-cell>
          <table:table-cell/>
          <table:table-cell table:formula="of:=[Datos_MoCap.A227]" office:value-type="float" office:value="0.016416" calcext:value-type="float">
            <text:p>0.016416</text:p>
          </table:table-cell>
          <table:table-cell table:formula="of:=[Datos_MoCap.B227]" office:value-type="float" office:value="1.371147" calcext:value-type="float">
            <text:p>1.371147</text:p>
          </table:table-cell>
          <table:table-cell table:formula="of:=[Datos_MoCap.C227]" office:value-type="float" office:value="-0.026434" calcext:value-type="float">
            <text:p>-0.026434</text:p>
          </table:table-cell>
          <table:table-cell table:formula="of:=[Datos_MoCap.D227]" office:value-type="float" office:value="0.026559" calcext:value-type="float">
            <text:p>0.026559</text:p>
          </table:table-cell>
          <table:table-cell table:formula="of:=[Datos_MoCap.F227]" office:value-type="float" office:value="-0.059929" calcext:value-type="float">
            <text:p>-0.059929</text:p>
          </table:table-cell>
          <table:table-cell table:formula="of:=[Datos_MoCap.E227]" office:value-type="float" office:value="-0.022051" calcext:value-type="float">
            <text:p>-0.022051</text:p>
          </table:table-cell>
          <table:table-cell/>
          <table:table-cell table:formula="of:=([.#REF!227]^2)*(0.178)+([.#REF!227])*(0.352)-0.013" office:value-type="string" office:string-value="" calcext:value-type="error">
            <text:p>#REF!</text:p>
          </table:table-cell>
          <table:table-cell table:formula="of:=([.J227]^2)*(-0.89)+([.J227])*(-0.633)-0.245" office:value-type="float" office:value="-0.22888917115684" calcext:value-type="float">
            <text:p>-0.2288891712</text:p>
          </table:table-cell>
          <table:table-cell table:formula="of:=([.I227]^2)*(-0.189)+([.I227])*(0.905)-0.392" office:value-type="float" office:value="0.493559700929899" calcext:value-type="float">
            <text:p>0.4935597009</text:p>
          </table:table-cell>
          <table:table-cell table:number-columns-repeated="1007"/>
        </table:table-row>
        <table:table-row table:style-name="ro1">
          <table:table-cell table:formula="of:=[Datos_Nao.A228]" office:value-type="float" office:value="-0.0133935576304793" calcext:value-type="float">
            <text:p>-0.0133935576</text:p>
          </table:table-cell>
          <table:table-cell table:formula="of:=[Datos_Nao.B228]" office:value-type="float" office:value="0.0086438748985529" calcext:value-type="float">
            <text:p>0.0086438749</text:p>
          </table:table-cell>
          <table:table-cell table:formula="of:=[Datos_Nao.C228]" office:value-type="float" office:value="0.331212729215622" calcext:value-type="float">
            <text:p>0.3312127292</text:p>
          </table:table-cell>
          <table:table-cell table:formula="of:=[Datos_Nao.D228]" office:value-type="float" office:value="0.0235312059521675" calcext:value-type="float">
            <text:p>0.023531206</text:p>
          </table:table-cell>
          <table:table-cell table:formula="of:=[Datos_Nao.E228]" office:value-type="float" office:value="-0.0198104921728373" calcext:value-type="float">
            <text:p>-0.0198104922</text:p>
          </table:table-cell>
          <table:table-cell table:formula="of:=[Datos_Nao.F228]" office:value-type="float" office:value="0.0164369828999043" calcext:value-type="float">
            <text:p>0.0164369829</text:p>
          </table:table-cell>
          <table:table-cell/>
          <table:table-cell table:formula="of:=[Datos_MoCap.A228]" office:value-type="float" office:value="0.016647" calcext:value-type="float">
            <text:p>0.016647</text:p>
          </table:table-cell>
          <table:table-cell table:formula="of:=[Datos_MoCap.B228]" office:value-type="float" office:value="1.37151" calcext:value-type="float">
            <text:p>1.37151</text:p>
          </table:table-cell>
          <table:table-cell table:formula="of:=[Datos_MoCap.C228]" office:value-type="float" office:value="-0.021079" calcext:value-type="float">
            <text:p>-0.021079</text:p>
          </table:table-cell>
          <table:table-cell table:formula="of:=[Datos_MoCap.D228]" office:value-type="float" office:value="0.025728" calcext:value-type="float">
            <text:p>0.025728</text:p>
          </table:table-cell>
          <table:table-cell table:formula="of:=[Datos_MoCap.F228]" office:value-type="float" office:value="-0.05939" calcext:value-type="float">
            <text:p>-0.05939</text:p>
          </table:table-cell>
          <table:table-cell table:formula="of:=[Datos_MoCap.E228]" office:value-type="float" office:value="-0.022086" calcext:value-type="float">
            <text:p>-0.022086</text:p>
          </table:table-cell>
          <table:table-cell/>
          <table:table-cell table:formula="of:=([.#REF!228]^2)*(0.178)+([.#REF!228])*(0.352)-0.013" office:value-type="string" office:string-value="" calcext:value-type="error">
            <text:p>#REF!</text:p>
          </table:table-cell>
          <table:table-cell table:formula="of:=([.J228]^2)*(-0.89)+([.J228])*(-0.633)-0.245" office:value-type="float" office:value="-0.23205244157449" calcext:value-type="float">
            <text:p>-0.2320524416</text:p>
          </table:table-cell>
          <table:table-cell table:formula="of:=([.I228]^2)*(-0.189)+([.I228])*(0.905)-0.392" office:value-type="float" office:value="0.4937000504611" calcext:value-type="float">
            <text:p>0.4937000505</text:p>
          </table:table-cell>
          <table:table-cell table:number-columns-repeated="1007"/>
        </table:table-row>
        <table:table-row table:style-name="ro1">
          <table:table-cell table:formula="of:=[Datos_Nao.A229]" office:value-type="float" office:value="-0.0128286480903625" calcext:value-type="float">
            <text:p>-0.0128286481</text:p>
          </table:table-cell>
          <table:table-cell table:formula="of:=[Datos_Nao.B229]" office:value-type="float" office:value="0.00766191072762013" calcext:value-type="float">
            <text:p>0.0076619107</text:p>
          </table:table-cell>
          <table:table-cell table:formula="of:=[Datos_Nao.C229]" office:value-type="float" office:value="0.331227600574493" calcext:value-type="float">
            <text:p>0.3312276006</text:p>
          </table:table-cell>
          <table:table-cell table:formula="of:=[Datos_Nao.D229]" office:value-type="float" office:value="0.0232809986919165" calcext:value-type="float">
            <text:p>0.0232809987</text:p>
          </table:table-cell>
          <table:table-cell table:formula="of:=[Datos_Nao.E229]" office:value-type="float" office:value="-0.0176618173718452" calcext:value-type="float">
            <text:p>-0.0176618174</text:p>
          </table:table-cell>
          <table:table-cell table:formula="of:=[Datos_Nao.F229]" office:value-type="float" office:value="0.0154651021584868" calcext:value-type="float">
            <text:p>0.0154651022</text:p>
          </table:table-cell>
          <table:table-cell/>
          <table:table-cell table:formula="of:=[Datos_MoCap.A229]" office:value-type="float" office:value="0.016818" calcext:value-type="float">
            <text:p>0.016818</text:p>
          </table:table-cell>
          <table:table-cell table:formula="of:=[Datos_MoCap.B229]" office:value-type="float" office:value="1.371801" calcext:value-type="float">
            <text:p>1.371801</text:p>
          </table:table-cell>
          <table:table-cell table:formula="of:=[Datos_MoCap.C229]" office:value-type="float" office:value="-0.015999" calcext:value-type="float">
            <text:p>-0.015999</text:p>
          </table:table-cell>
          <table:table-cell table:formula="of:=[Datos_MoCap.D229]" office:value-type="float" office:value="0.0246" calcext:value-type="float">
            <text:p>0.0246</text:p>
          </table:table-cell>
          <table:table-cell table:formula="of:=[Datos_MoCap.F229]" office:value-type="float" office:value="-0.0587" calcext:value-type="float">
            <text:p>-0.0587</text:p>
          </table:table-cell>
          <table:table-cell table:formula="of:=[Datos_MoCap.E229]" office:value-type="float" office:value="-0.022391" calcext:value-type="float">
            <text:p>-0.022391</text:p>
          </table:table-cell>
          <table:table-cell/>
          <table:table-cell table:formula="of:=([.#REF!229]^2)*(0.178)+([.#REF!229])*(0.352)-0.013" office:value-type="string" office:string-value="" calcext:value-type="error">
            <text:p>#REF!</text:p>
          </table:table-cell>
          <table:table-cell table:formula="of:=([.J229]^2)*(-0.89)+([.J229])*(-0.633)-0.245" office:value-type="float" office:value="-0.23510044452089" calcext:value-type="float">
            <text:p>-0.2351004445</text:p>
          </table:table-cell>
          <table:table-cell table:formula="of:=([.I229]^2)*(-0.189)+([.I229])*(0.905)-0.392" office:value-type="float" office:value="0.493812526099411" calcext:value-type="float">
            <text:p>0.4938125261</text:p>
          </table:table-cell>
          <table:table-cell table:number-columns-repeated="1007"/>
        </table:table-row>
        <table:table-row table:style-name="ro1">
          <table:table-cell table:formula="of:=[Datos_Nao.A230]" office:value-type="float" office:value="-0.0122695285826921" calcext:value-type="float">
            <text:p>-0.0122695286</text:p>
          </table:table-cell>
          <table:table-cell table:formula="of:=[Datos_Nao.B230]" office:value-type="float" office:value="0.00668607372790575" calcext:value-type="float">
            <text:p>0.0066860737</text:p>
          </table:table-cell>
          <table:table-cell table:formula="of:=[Datos_Nao.C230]" office:value-type="float" office:value="0.331235975027084" calcext:value-type="float">
            <text:p>0.331235975</text:p>
          </table:table-cell>
          <table:table-cell table:formula="of:=[Datos_Nao.D230]" office:value-type="float" office:value="0.0230316147208214" calcext:value-type="float">
            <text:p>0.0230316147</text:p>
          </table:table-cell>
          <table:table-cell table:formula="of:=[Datos_Nao.E230]" office:value-type="float" office:value="-0.0155318528413773" calcext:value-type="float">
            <text:p>-0.0155318528</text:p>
          </table:table-cell>
          <table:table-cell table:formula="of:=[Datos_Nao.F230]" office:value-type="float" office:value="0.0145261995494366" calcext:value-type="float">
            <text:p>0.0145261995</text:p>
          </table:table-cell>
          <table:table-cell/>
          <table:table-cell table:formula="of:=[Datos_MoCap.A230]" office:value-type="float" office:value="0.01694" calcext:value-type="float">
            <text:p>0.01694</text:p>
          </table:table-cell>
          <table:table-cell table:formula="of:=[Datos_MoCap.B230]" office:value-type="float" office:value="1.372012" calcext:value-type="float">
            <text:p>1.372012</text:p>
          </table:table-cell>
          <table:table-cell table:formula="of:=[Datos_MoCap.C230]" office:value-type="float" office:value="-0.011117" calcext:value-type="float">
            <text:p>-0.011117</text:p>
          </table:table-cell>
          <table:table-cell table:formula="of:=[Datos_MoCap.D230]" office:value-type="float" office:value="0.023489" calcext:value-type="float">
            <text:p>0.023489</text:p>
          </table:table-cell>
          <table:table-cell table:formula="of:=[Datos_MoCap.F230]" office:value-type="float" office:value="-0.058644" calcext:value-type="float">
            <text:p>-0.058644</text:p>
          </table:table-cell>
          <table:table-cell table:formula="of:=[Datos_MoCap.E230]" office:value-type="float" office:value="-0.023091" calcext:value-type="float">
            <text:p>-0.023091</text:p>
          </table:table-cell>
          <table:table-cell/>
          <table:table-cell table:formula="of:=([.#REF!230]^2)*(0.178)+([.#REF!230])*(0.352)-0.013" office:value-type="string" office:string-value="" calcext:value-type="error">
            <text:p>#REF!</text:p>
          </table:table-cell>
          <table:table-cell table:formula="of:=([.J230]^2)*(-0.89)+([.J230])*(-0.633)-0.245" office:value-type="float" office:value="-0.23807293204321" calcext:value-type="float">
            <text:p>-0.238072932</text:p>
          </table:table-cell>
          <table:table-cell table:formula="of:=([.I230]^2)*(-0.189)+([.I230])*(0.905)-0.392" office:value-type="float" office:value="0.493894060580784" calcext:value-type="float">
            <text:p>0.4938940606</text:p>
          </table:table-cell>
          <table:table-cell table:number-columns-repeated="1007"/>
        </table:table-row>
        <table:table-row table:style-name="ro1">
          <table:table-cell table:formula="of:=[Datos_Nao.A231]" office:value-type="float" office:value="-0.0117171388119459" calcext:value-type="float">
            <text:p>-0.0117171388</text:p>
          </table:table-cell>
          <table:table-cell table:formula="of:=[Datos_Nao.B231]" office:value-type="float" office:value="0.00571870617568493" calcext:value-type="float">
            <text:p>0.0057187062</text:p>
          </table:table-cell>
          <table:table-cell table:formula="of:=[Datos_Nao.C231]" office:value-type="float" office:value="0.331237882375717" calcext:value-type="float">
            <text:p>0.3312378824</text:p>
          </table:table-cell>
          <table:table-cell table:formula="of:=[Datos_Nao.D231]" office:value-type="float" office:value="0.0227836035192013" calcext:value-type="float">
            <text:p>0.0227836035</text:p>
          </table:table-cell>
          <table:table-cell table:formula="of:=[Datos_Nao.E231]" office:value-type="float" office:value="-0.0134245743975043" calcext:value-type="float">
            <text:p>-0.0134245744</text:p>
          </table:table-cell>
          <table:table-cell table:formula="of:=[Datos_Nao.F231]" office:value-type="float" office:value="0.0136217102408409" calcext:value-type="float">
            <text:p>0.0136217102</text:p>
          </table:table-cell>
          <table:table-cell/>
          <table:table-cell table:formula="of:=[Datos_MoCap.A231]" office:value-type="float" office:value="0.017001" calcext:value-type="float">
            <text:p>0.017001</text:p>
          </table:table-cell>
          <table:table-cell table:formula="of:=[Datos_MoCap.B231]" office:value-type="float" office:value="1.372098" calcext:value-type="float">
            <text:p>1.372098</text:p>
          </table:table-cell>
          <table:table-cell table:formula="of:=[Datos_MoCap.C231]" office:value-type="float" office:value="-0.006557" calcext:value-type="float">
            <text:p>-0.006557</text:p>
          </table:table-cell>
          <table:table-cell table:formula="of:=[Datos_MoCap.D231]" office:value-type="float" office:value="0.022309" calcext:value-type="float">
            <text:p>0.022309</text:p>
          </table:table-cell>
          <table:table-cell table:formula="of:=[Datos_MoCap.F231]" office:value-type="float" office:value="-0.058436" calcext:value-type="float">
            <text:p>-0.058436</text:p>
          </table:table-cell>
          <table:table-cell table:formula="of:=[Datos_MoCap.E231]" office:value-type="float" office:value="-0.02434" calcext:value-type="float">
            <text:p>-0.02434</text:p>
          </table:table-cell>
          <table:table-cell/>
          <table:table-cell table:formula="of:=([.#REF!231]^2)*(0.178)+([.#REF!231])*(0.352)-0.013" office:value-type="string" office:string-value="" calcext:value-type="error">
            <text:p>#REF!</text:p>
          </table:table-cell>
          <table:table-cell table:formula="of:=([.J231]^2)*(-0.89)+([.J231])*(-0.633)-0.245" office:value-type="float" office:value="-0.24088768388161" calcext:value-type="float">
            <text:p>-0.2408876839</text:p>
          </table:table-cell>
          <table:table-cell table:formula="of:=([.I231]^2)*(-0.189)+([.I231])*(0.905)-0.392" office:value-type="float" office:value="0.493927287816844" calcext:value-type="float">
            <text:p>0.4939272878</text:p>
          </table:table-cell>
          <table:table-cell table:number-columns-repeated="1007"/>
        </table:table-row>
        <table:table-row table:style-name="ro1">
          <table:table-cell table:formula="of:=[Datos_Nao.A232]" office:value-type="float" office:value="-0.0114437574520707" calcext:value-type="float">
            <text:p>-0.0114437575</text:p>
          </table:table-cell>
          <table:table-cell table:formula="of:=[Datos_Nao.B232]" office:value-type="float" office:value="0.00523897120729089" calcext:value-type="float">
            <text:p>0.0052389712</text:p>
          </table:table-cell>
          <table:table-cell table:formula="of:=[Datos_Nao.C232]" office:value-type="float" office:value="0.331236451864243" calcext:value-type="float">
            <text:p>0.3312364519</text:p>
          </table:table-cell>
          <table:table-cell table:formula="of:=[Datos_Nao.D232]" office:value-type="float" office:value="0.0226603243499994" calcext:value-type="float">
            <text:p>0.0226603243</text:p>
          </table:table-cell>
          <table:table-cell table:formula="of:=[Datos_Nao.E232]" office:value-type="float" office:value="-0.0123806959018111" calcext:value-type="float">
            <text:p>-0.0123806959</text:p>
          </table:table-cell>
          <table:table-cell table:formula="of:=[Datos_Nao.F232]" office:value-type="float" office:value="0.0131826363503933" calcext:value-type="float">
            <text:p>0.0131826364</text:p>
          </table:table-cell>
          <table:table-cell/>
          <table:table-cell table:formula="of:=[Datos_MoCap.A232]" office:value-type="float" office:value="0.017034" calcext:value-type="float">
            <text:p>0.017034</text:p>
          </table:table-cell>
          <table:table-cell table:formula="of:=[Datos_MoCap.B232]" office:value-type="float" office:value="1.371997" calcext:value-type="float">
            <text:p>1.371997</text:p>
          </table:table-cell>
          <table:table-cell table:formula="of:=[Datos_MoCap.C232]" office:value-type="float" office:value="-0.002186" calcext:value-type="float">
            <text:p>-0.002186</text:p>
          </table:table-cell>
          <table:table-cell table:formula="of:=[Datos_MoCap.D232]" office:value-type="float" office:value="0.021185" calcext:value-type="float">
            <text:p>0.021185</text:p>
          </table:table-cell>
          <table:table-cell table:formula="of:=[Datos_MoCap.F232]" office:value-type="float" office:value="-0.058419" calcext:value-type="float">
            <text:p>-0.058419</text:p>
          </table:table-cell>
          <table:table-cell table:formula="of:=[Datos_MoCap.E232]" office:value-type="float" office:value="-0.025745" calcext:value-type="float">
            <text:p>-0.025745</text:p>
          </table:table-cell>
          <table:table-cell/>
          <table:table-cell table:formula="of:=([.#REF!232]^2)*(0.178)+([.#REF!232])*(0.352)-0.013" office:value-type="string" office:string-value="" calcext:value-type="error">
            <text:p>#REF!</text:p>
          </table:table-cell>
          <table:table-cell table:formula="of:=([.J232]^2)*(-0.89)+([.J232])*(-0.633)-0.245" office:value-type="float" office:value="-0.24362051495044" calcext:value-type="float">
            <text:p>-0.243620515</text:p>
          </table:table-cell>
          <table:table-cell table:formula="of:=([.I232]^2)*(-0.189)+([.I232])*(0.905)-0.392" office:value-type="float" office:value="0.493888264846299" calcext:value-type="float">
            <text:p>0.4938882648</text:p>
          </table:table-cell>
          <table:table-cell table:number-columns-repeated="1007"/>
        </table:table-row>
        <table:table-row table:style-name="ro1">
          <table:table-cell table:formula="of:=[Datos_Nao.A233]" office:value-type="float" office:value="-0.0109032243490219" calcext:value-type="float">
            <text:p>-0.0109032243</text:p>
          </table:table-cell>
          <table:table-cell table:formula="of:=[Datos_Nao.B233]" office:value-type="float" office:value="0.00428873626515269" calcext:value-type="float">
            <text:p>0.0042887363</text:p>
          </table:table-cell>
          <table:table-cell table:formula="of:=[Datos_Nao.C233]" office:value-type="float" office:value="0.331229001283646" calcext:value-type="float">
            <text:p>0.3312290013</text:p>
          </table:table-cell>
          <table:table-cell table:formula="of:=[Datos_Nao.D233]" office:value-type="float" office:value="0.0224155765026808" calcext:value-type="float">
            <text:p>0.0224155765</text:p>
          </table:table-cell>
          <table:table-cell table:formula="of:=[Datos_Nao.E233]" office:value-type="float" office:value="-0.0103149712085724" calcext:value-type="float">
            <text:p>-0.0103149712</text:p>
          </table:table-cell>
          <table:table-cell table:formula="of:=[Datos_Nao.F233]" office:value-type="float" office:value="0.0123316468670964" calcext:value-type="float">
            <text:p>0.0123316469</text:p>
          </table:table-cell>
          <table:table-cell/>
          <table:table-cell table:formula="of:=[Datos_MoCap.A233]" office:value-type="float" office:value="0.017118" calcext:value-type="float">
            <text:p>0.017118</text:p>
          </table:table-cell>
          <table:table-cell table:formula="of:=[Datos_MoCap.B233]" office:value-type="float" office:value="1.371843" calcext:value-type="float">
            <text:p>1.371843</text:p>
          </table:table-cell>
          <table:table-cell table:formula="of:=[Datos_MoCap.C233]" office:value-type="float" office:value="0.002028" calcext:value-type="float">
            <text:p>0.002028</text:p>
          </table:table-cell>
          <table:table-cell table:formula="of:=[Datos_MoCap.D233]" office:value-type="float" office:value="0.020084" calcext:value-type="float">
            <text:p>0.020084</text:p>
          </table:table-cell>
          <table:table-cell table:formula="of:=[Datos_MoCap.F233]" office:value-type="float" office:value="-0.058542" calcext:value-type="float">
            <text:p>-0.058542</text:p>
          </table:table-cell>
          <table:table-cell table:formula="of:=[Datos_MoCap.E233]" office:value-type="float" office:value="-0.026862" calcext:value-type="float">
            <text:p>-0.026862</text:p>
          </table:table-cell>
          <table:table-cell/>
          <table:table-cell table:formula="of:=([.#REF!233]^2)*(0.178)+([.#REF!233])*(0.352)-0.013" office:value-type="string" office:string-value="" calcext:value-type="error">
            <text:p>#REF!</text:p>
          </table:table-cell>
          <table:table-cell table:formula="of:=([.J233]^2)*(-0.89)+([.J233])*(-0.633)-0.245" office:value-type="float" office:value="-0.24628738437776" calcext:value-type="float">
            <text:p>-0.2462873844</text:p>
          </table:table-cell>
          <table:table-cell table:formula="of:=([.I233]^2)*(-0.189)+([.I233])*(0.905)-0.392" office:value-type="float" office:value="0.493828757053339" calcext:value-type="float">
            <text:p>0.4938287571</text:p>
          </table:table-cell>
          <table:table-cell table:number-columns-repeated="1007"/>
        </table:table-row>
        <table:table-row table:style-name="ro1">
          <table:table-cell table:formula="of:=[Datos_Nao.A234]" office:value-type="float" office:value="-0.0101097887381911" calcext:value-type="float">
            <text:p>-0.0101097887</text:p>
          </table:table-cell>
          <table:table-cell table:formula="of:=[Datos_Nao.B234]" office:value-type="float" office:value="0.00289101991802454" calcext:value-type="float">
            <text:p>0.0028910199</text:p>
          </table:table-cell>
          <table:table-cell table:formula="of:=[Datos_Nao.C234]" office:value-type="float" office:value="0.331206649541855" calcext:value-type="float">
            <text:p>0.3312066495</text:p>
          </table:table-cell>
          <table:table-cell table:formula="of:=[Datos_Nao.D234]" office:value-type="float" office:value="0.0220541004091501" calcext:value-type="float">
            <text:p>0.0220541004</text:p>
          </table:table-cell>
          <table:table-cell table:formula="of:=[Datos_Nao.E234]" office:value-type="float" office:value="-0.00727904122322798" calcext:value-type="float">
            <text:p>-0.0072790412</text:p>
          </table:table-cell>
          <table:table-cell table:formula="of:=[Datos_Nao.F234]" office:value-type="float" office:value="0.0111246863380075" calcext:value-type="float">
            <text:p>0.0111246863</text:p>
          </table:table-cell>
          <table:table-cell/>
          <table:table-cell table:formula="of:=[Datos_MoCap.A234]" office:value-type="float" office:value="0.017208" calcext:value-type="float">
            <text:p>0.017208</text:p>
          </table:table-cell>
          <table:table-cell table:formula="of:=[Datos_MoCap.B234]" office:value-type="float" office:value="1.371666" calcext:value-type="float">
            <text:p>1.371666</text:p>
          </table:table-cell>
          <table:table-cell table:formula="of:=[Datos_MoCap.C234]" office:value-type="float" office:value="0.006083" calcext:value-type="float">
            <text:p>0.006083</text:p>
          </table:table-cell>
          <table:table-cell table:formula="of:=[Datos_MoCap.D234]" office:value-type="float" office:value="0.019481" calcext:value-type="float">
            <text:p>0.019481</text:p>
          </table:table-cell>
          <table:table-cell table:formula="of:=[Datos_MoCap.F234]" office:value-type="float" office:value="-0.059004" calcext:value-type="float">
            <text:p>-0.059004</text:p>
          </table:table-cell>
          <table:table-cell table:formula="of:=[Datos_MoCap.E234]" office:value-type="float" office:value="-0.02803" calcext:value-type="float">
            <text:p>-0.02803</text:p>
          </table:table-cell>
          <table:table-cell/>
          <table:table-cell table:formula="of:=([.#REF!234]^2)*(0.178)+([.#REF!234])*(0.352)-0.013" office:value-type="string" office:string-value="" calcext:value-type="error">
            <text:p>#REF!</text:p>
          </table:table-cell>
          <table:table-cell table:formula="of:=([.J234]^2)*(-0.89)+([.J234])*(-0.633)-0.245" office:value-type="float" office:value="-0.24888347157121" calcext:value-type="float">
            <text:p>-0.2488834716</text:p>
          </table:table-cell>
          <table:table-cell table:formula="of:=([.I234]^2)*(-0.189)+([.I234])*(0.905)-0.392" office:value-type="float" office:value="0.493760350659916" calcext:value-type="float">
            <text:p>0.4937603507</text:p>
          </table:table-cell>
          <table:table-cell table:number-columns-repeated="1007"/>
        </table:table-row>
        <table:table-row table:style-name="ro1">
          <table:table-cell table:formula="of:=[Datos_Nao.A235]" office:value-type="float" office:value="-0.00985041912645102" calcext:value-type="float">
            <text:p>-0.0098504191</text:p>
          </table:table-cell>
          <table:table-cell table:formula="of:=[Datos_Nao.B235]" office:value-type="float" office:value="0.00243367999792099" calcext:value-type="float">
            <text:p>0.00243368</text:p>
          </table:table-cell>
          <table:table-cell table:formula="of:=[Datos_Nao.C235]" office:value-type="float" office:value="0.331196397542953" calcext:value-type="float">
            <text:p>0.3311963975</text:p>
          </table:table-cell>
          <table:table-cell table:formula="of:=[Datos_Nao.D235]" office:value-type="float" office:value="0.0219354182481766" calcext:value-type="float">
            <text:p>0.0219354182</text:p>
          </table:table-cell>
          <table:table-cell table:formula="of:=[Datos_Nao.E235]" office:value-type="float" office:value="-0.00628578942269087" calcext:value-type="float">
            <text:p>-0.0062857894</text:p>
          </table:table-cell>
          <table:table-cell table:formula="of:=[Datos_Nao.F235]" office:value-type="float" office:value="0.0107411993667483" calcext:value-type="float">
            <text:p>0.0107411994</text:p>
          </table:table-cell>
          <table:table-cell/>
          <table:table-cell table:formula="of:=[Datos_MoCap.A235]" office:value-type="float" office:value="0.017266" calcext:value-type="float">
            <text:p>0.017266</text:p>
          </table:table-cell>
          <table:table-cell table:formula="of:=[Datos_MoCap.B235]" office:value-type="float" office:value="1.371451" calcext:value-type="float">
            <text:p>1.371451</text:p>
          </table:table-cell>
          <table:table-cell table:formula="of:=[Datos_MoCap.C235]" office:value-type="float" office:value="0.009956" calcext:value-type="float">
            <text:p>0.009956</text:p>
          </table:table-cell>
          <table:table-cell table:formula="of:=[Datos_MoCap.D235]" office:value-type="float" office:value="0.018922" calcext:value-type="float">
            <text:p>0.018922</text:p>
          </table:table-cell>
          <table:table-cell table:formula="of:=[Datos_MoCap.F235]" office:value-type="float" office:value="-0.059406" calcext:value-type="float">
            <text:p>-0.059406</text:p>
          </table:table-cell>
          <table:table-cell table:formula="of:=[Datos_MoCap.E235]" office:value-type="float" office:value="-0.02874" calcext:value-type="float">
            <text:p>-0.02874</text:p>
          </table:table-cell>
          <table:table-cell/>
          <table:table-cell table:formula="of:=([.#REF!235]^2)*(0.178)+([.#REF!235])*(0.352)-0.013" office:value-type="string" office:string-value="" calcext:value-type="error">
            <text:p>#REF!</text:p>
          </table:table-cell>
          <table:table-cell table:formula="of:=([.J235]^2)*(-0.89)+([.J235])*(-0.633)-0.245" office:value-type="float" office:value="-0.25139036652304" calcext:value-type="float">
            <text:p>-0.2513903665</text:p>
          </table:table-cell>
          <table:table-cell table:formula="of:=([.I235]^2)*(-0.189)+([.I235])*(0.905)-0.392" office:value-type="float" office:value="0.493677242219211" calcext:value-type="float">
            <text:p>0.4936772422</text:p>
          </table:table-cell>
          <table:table-cell table:number-columns-repeated="1007"/>
        </table:table-row>
        <table:table-row table:style-name="ro1">
          <table:table-cell table:formula="of:=[Datos_Nao.A236]" office:value-type="float" office:value="-0.00934004504233599" calcext:value-type="float">
            <text:p>-0.009340045</text:p>
          </table:table-cell>
          <table:table-cell table:formula="of:=[Datos_Nao.B236]" office:value-type="float" office:value="0.00153349339962006" calcext:value-type="float">
            <text:p>0.0015334934</text:p>
          </table:table-cell>
          <table:table-cell table:formula="of:=[Datos_Nao.C236]" office:value-type="float" office:value="0.331171870231628" calcext:value-type="float">
            <text:p>0.3311718702</text:p>
          </table:table-cell>
          <table:table-cell table:formula="of:=[Datos_Nao.D236]" office:value-type="float" office:value="0.021701218560338" calcext:value-type="float">
            <text:p>0.0217012186</text:p>
          </table:table-cell>
          <table:table-cell table:formula="of:=[Datos_Nao.E236]" office:value-type="float" office:value="-0.00433040643110871" calcext:value-type="float">
            <text:p>-0.0043304064</text:p>
          </table:table-cell>
          <table:table-cell table:formula="of:=[Datos_Nao.F236]" office:value-type="float" office:value="0.0100028095766902" calcext:value-type="float">
            <text:p>0.0100028096</text:p>
          </table:table-cell>
          <table:table-cell/>
          <table:table-cell table:formula="of:=[Datos_MoCap.A236]" office:value-type="float" office:value="0.017392" calcext:value-type="float">
            <text:p>0.017392</text:p>
          </table:table-cell>
          <table:table-cell table:formula="of:=[Datos_MoCap.B236]" office:value-type="float" office:value="1.371244" calcext:value-type="float">
            <text:p>1.371244</text:p>
          </table:table-cell>
          <table:table-cell table:formula="of:=[Datos_MoCap.C236]" office:value-type="float" office:value="0.013694" calcext:value-type="float">
            <text:p>0.013694</text:p>
          </table:table-cell>
          <table:table-cell table:formula="of:=[Datos_MoCap.D236]" office:value-type="float" office:value="0.018408" calcext:value-type="float">
            <text:p>0.018408</text:p>
          </table:table-cell>
          <table:table-cell table:formula="of:=[Datos_MoCap.F236]" office:value-type="float" office:value="-0.059582" calcext:value-type="float">
            <text:p>-0.059582</text:p>
          </table:table-cell>
          <table:table-cell table:formula="of:=[Datos_MoCap.E236]" office:value-type="float" office:value="-0.029701" calcext:value-type="float">
            <text:p>-0.029701</text:p>
          </table:table-cell>
          <table:table-cell/>
          <table:table-cell table:formula="of:=([.#REF!236]^2)*(0.178)+([.#REF!236])*(0.352)-0.013" office:value-type="string" office:string-value="" calcext:value-type="error">
            <text:p>#REF!</text:p>
          </table:table-cell>
          <table:table-cell table:formula="of:=([.J236]^2)*(-0.89)+([.J236])*(-0.633)-0.245" office:value-type="float" office:value="-0.25383519981604" calcext:value-type="float">
            <text:p>-0.2538351998</text:p>
          </table:table-cell>
          <table:table-cell table:formula="of:=([.I236]^2)*(-0.189)+([.I236])*(0.905)-0.392" office:value-type="float" office:value="0.493597209675696" calcext:value-type="float">
            <text:p>0.4935972097</text:p>
          </table:table-cell>
          <table:table-cell table:number-columns-repeated="1007"/>
        </table:table-row>
        <table:table-row table:style-name="ro1">
          <table:table-cell table:formula="of:=[Datos_Nao.A237]" office:value-type="float" office:value="-0.00884165521711111" calcext:value-type="float">
            <text:p>-0.0088416552</text:p>
          </table:table-cell>
          <table:table-cell table:formula="of:=[Datos_Nao.B237]" office:value-type="float" office:value="0.000654729083180428" calcext:value-type="float">
            <text:p>0.0006547291</text:p>
          </table:table-cell>
          <table:table-cell table:formula="of:=[Datos_Nao.C237]" office:value-type="float" office:value="0.331142365932465" calcext:value-type="float">
            <text:p>0.3311423659</text:p>
          </table:table-cell>
          <table:table-cell table:formula="of:=[Datos_Nao.D237]" office:value-type="float" office:value="0.0214717853814363" calcext:value-type="float">
            <text:p>0.0214717854</text:p>
          </table:table-cell>
          <table:table-cell table:formula="of:=[Datos_Nao.E237]" office:value-type="float" office:value="-0.00241988268680871" calcext:value-type="float">
            <text:p>-0.0024198827</text:p>
          </table:table-cell>
          <table:table-cell table:formula="of:=[Datos_Nao.F237]" office:value-type="float" office:value="0.00930288154631853" calcext:value-type="float">
            <text:p>0.0093028815</text:p>
          </table:table-cell>
          <table:table-cell/>
          <table:table-cell table:formula="of:=[Datos_MoCap.A237]" office:value-type="float" office:value="0.017511" calcext:value-type="float">
            <text:p>0.017511</text:p>
          </table:table-cell>
          <table:table-cell table:formula="of:=[Datos_MoCap.B237]" office:value-type="float" office:value="1.370957" calcext:value-type="float">
            <text:p>1.370957</text:p>
          </table:table-cell>
          <table:table-cell table:formula="of:=[Datos_MoCap.C237]" office:value-type="float" office:value="0.017332" calcext:value-type="float">
            <text:p>0.017332</text:p>
          </table:table-cell>
          <table:table-cell table:formula="of:=[Datos_MoCap.D237]" office:value-type="float" office:value="0.018057" calcext:value-type="float">
            <text:p>0.018057</text:p>
          </table:table-cell>
          <table:table-cell table:formula="of:=[Datos_MoCap.F237]" office:value-type="float" office:value="-0.059678" calcext:value-type="float">
            <text:p>-0.059678</text:p>
          </table:table-cell>
          <table:table-cell table:formula="of:=[Datos_MoCap.E237]" office:value-type="float" office:value="-0.030824" calcext:value-type="float">
            <text:p>-0.030824</text:p>
          </table:table-cell>
          <table:table-cell/>
          <table:table-cell table:formula="of:=([.#REF!237]^2)*(0.178)+([.#REF!237])*(0.352)-0.013" office:value-type="string" office:string-value="" calcext:value-type="error">
            <text:p>#REF!</text:p>
          </table:table-cell>
          <table:table-cell table:formula="of:=([.J237]^2)*(-0.89)+([.J237])*(-0.633)-0.245" office:value-type="float" office:value="-0.25623851041936" calcext:value-type="float">
            <text:p>-0.2562385104</text:p>
          </table:table-cell>
          <table:table-cell table:formula="of:=([.I237]^2)*(-0.189)+([.I237])*(0.905)-0.392" office:value-type="float" office:value="0.493486219884539" calcext:value-type="float">
            <text:p>0.4934862199</text:p>
          </table:table-cell>
          <table:table-cell table:number-columns-repeated="1007"/>
        </table:table-row>
        <table:table-row table:style-name="ro1">
          <table:table-cell table:formula="of:=[Datos_Nao.A238]" office:value-type="float" office:value="-0.00835610646754503" calcext:value-type="float">
            <text:p>-0.0083561065</text:p>
          </table:table-cell>
          <table:table-cell table:formula="of:=[Datos_Nao.B238]" office:value-type="float" office:value="-0.000200235284864902" calcext:value-type="float">
            <text:p>-0.0002002353</text:p>
          </table:table-cell>
          <table:table-cell table:formula="of:=[Datos_Nao.C238]" office:value-type="float" office:value="0.331108301877975" calcext:value-type="float">
            <text:p>0.3311083019</text:p>
          </table:table-cell>
          <table:table-cell table:formula="of:=[Datos_Nao.D238]" office:value-type="float" office:value="0.0212476849555969" calcext:value-type="float">
            <text:p>0.021247685</text:p>
          </table:table-cell>
          <table:table-cell table:formula="of:=[Datos_Nao.E238]" office:value-type="float" office:value="-0.000558257394004613" calcext:value-type="float">
            <text:p>-0.0005582574</text:p>
          </table:table-cell>
          <table:table-cell table:formula="of:=[Datos_Nao.F238]" office:value-type="float" office:value="0.00864149536937475" calcext:value-type="float">
            <text:p>0.0086414954</text:p>
          </table:table-cell>
          <table:table-cell/>
          <table:table-cell table:formula="of:=[Datos_MoCap.A238]" office:value-type="float" office:value="0.017668" calcext:value-type="float">
            <text:p>0.017668</text:p>
          </table:table-cell>
          <table:table-cell table:formula="of:=[Datos_MoCap.B238]" office:value-type="float" office:value="1.37072" calcext:value-type="float">
            <text:p>1.37072</text:p>
          </table:table-cell>
          <table:table-cell table:formula="of:=[Datos_MoCap.C238]" office:value-type="float" office:value="0.020814" calcext:value-type="float">
            <text:p>0.020814</text:p>
          </table:table-cell>
          <table:table-cell table:formula="of:=[Datos_MoCap.D238]" office:value-type="float" office:value="0.017829" calcext:value-type="float">
            <text:p>0.017829</text:p>
          </table:table-cell>
          <table:table-cell table:formula="of:=[Datos_MoCap.F238]" office:value-type="float" office:value="-0.059424" calcext:value-type="float">
            <text:p>-0.059424</text:p>
          </table:table-cell>
          <table:table-cell table:formula="of:=[Datos_MoCap.E238]" office:value-type="float" office:value="-0.032011" calcext:value-type="float">
            <text:p>-0.032011</text:p>
          </table:table-cell>
          <table:table-cell/>
          <table:table-cell table:formula="of:=([.#REF!238]^2)*(0.178)+([.#REF!238])*(0.352)-0.013" office:value-type="string" office:string-value="" calcext:value-type="error">
            <text:p>#REF!</text:p>
          </table:table-cell>
          <table:table-cell table:formula="of:=([.J238]^2)*(-0.89)+([.J238])*(-0.633)-0.245" office:value-type="float" office:value="-0.25856083011044" calcext:value-type="float">
            <text:p>-0.2585608301</text:p>
          </table:table-cell>
          <table:table-cell table:formula="of:=([.I238]^2)*(-0.189)+([.I238])*(0.905)-0.392" office:value-type="float" office:value="0.4933945428224" calcext:value-type="float">
            <text:p>0.4933945428</text:p>
          </table:table-cell>
          <table:table-cell table:number-columns-repeated="1007"/>
        </table:table-row>
        <table:table-row table:style-name="ro1">
          <table:table-cell table:formula="of:=[Datos_Nao.A239]" office:value-type="float" office:value="-0.00788443814963102" calcext:value-type="float">
            <text:p>-0.0078844381</text:p>
          </table:table-cell>
          <table:table-cell table:formula="of:=[Datos_Nao.B239]" office:value-type="float" office:value="-0.00102912448346615" calcext:value-type="float">
            <text:p>-0.0010291245</text:p>
          </table:table-cell>
          <table:table-cell table:formula="of:=[Datos_Nao.C239]" office:value-type="float" office:value="0.331070125102997" calcext:value-type="float">
            <text:p>0.3310701251</text:p>
          </table:table-cell>
          <table:table-cell table:formula="of:=[Datos_Nao.D239]" office:value-type="float" office:value="0.0210295040160418" calcext:value-type="float">
            <text:p>0.021029504</text:p>
          </table:table-cell>
          <table:table-cell table:formula="of:=[Datos_Nao.E239]" office:value-type="float" office:value="0.00125044223386794" calcext:value-type="float">
            <text:p>0.0012504422</text:p>
          </table:table-cell>
          <table:table-cell table:formula="of:=[Datos_Nao.F239]" office:value-type="float" office:value="0.00801877118647099" calcext:value-type="float">
            <text:p>0.0080187712</text:p>
          </table:table-cell>
          <table:table-cell/>
          <table:table-cell table:formula="of:=[Datos_MoCap.A239]" office:value-type="float" office:value="0.01876" calcext:value-type="float">
            <text:p>0.01876</text:p>
          </table:table-cell>
          <table:table-cell table:formula="of:=[Datos_MoCap.B239]" office:value-type="float" office:value="1.370796" calcext:value-type="float">
            <text:p>1.370796</text:p>
          </table:table-cell>
          <table:table-cell table:formula="of:=[Datos_MoCap.C239]" office:value-type="float" office:value="0.024531" calcext:value-type="float">
            <text:p>0.024531</text:p>
          </table:table-cell>
          <table:table-cell table:formula="of:=[Datos_MoCap.D239]" office:value-type="float" office:value="0.018913" calcext:value-type="float">
            <text:p>0.018913</text:p>
          </table:table-cell>
          <table:table-cell table:formula="of:=[Datos_MoCap.F239]" office:value-type="float" office:value="-0.064431" calcext:value-type="float">
            <text:p>-0.064431</text:p>
          </table:table-cell>
          <table:table-cell table:formula="of:=[Datos_MoCap.E239]" office:value-type="float" office:value="-0.033366" calcext:value-type="float">
            <text:p>-0.033366</text:p>
          </table:table-cell>
          <table:table-cell/>
          <table:table-cell table:formula="of:=([.#REF!239]^2)*(0.178)+([.#REF!239])*(0.352)-0.013" office:value-type="string" office:string-value="" calcext:value-type="error">
            <text:p>#REF!</text:p>
          </table:table-cell>
          <table:table-cell table:formula="of:=([.J239]^2)*(-0.89)+([.J239])*(-0.633)-0.245" office:value-type="float" office:value="-0.26106369826529" calcext:value-type="float">
            <text:p>-0.2610636983</text:p>
          </table:table-cell>
          <table:table-cell table:formula="of:=([.I239]^2)*(-0.189)+([.I239])*(0.905)-0.392" office:value-type="float" office:value="0.493423943686576" calcext:value-type="float">
            <text:p>0.4934239437</text:p>
          </table:table-cell>
          <table:table-cell table:number-columns-repeated="1007"/>
        </table:table-row>
        <table:table-row table:style-name="ro1">
          <table:table-cell table:formula="of:=[Datos_Nao.A240]" office:value-type="float" office:value="-0.007427501026541" calcext:value-type="float">
            <text:p>-0.007427501</text:p>
          </table:table-cell>
          <table:table-cell table:formula="of:=[Datos_Nao.B240]" office:value-type="float" office:value="-0.00182951241731644" calcext:value-type="float">
            <text:p>-0.0018295124</text:p>
          </table:table-cell>
          <table:table-cell table:formula="of:=[Datos_Nao.C240]" office:value-type="float" office:value="0.331028342247009" calcext:value-type="float">
            <text:p>0.3310283422</text:p>
          </table:table-cell>
          <table:table-cell table:formula="of:=[Datos_Nao.D240]" office:value-type="float" office:value="0.0208178292959929" calcext:value-type="float">
            <text:p>0.0208178293</text:p>
          </table:table-cell>
          <table:table-cell table:formula="of:=[Datos_Nao.E240]" office:value-type="float" office:value="0.00300219631753862" calcext:value-type="float">
            <text:p>0.0030021963</text:p>
          </table:table-cell>
          <table:table-cell table:formula="of:=[Datos_Nao.F240]" office:value-type="float" office:value="0.0074345669709146" calcext:value-type="float">
            <text:p>0.007434567</text:p>
          </table:table-cell>
          <table:table-cell/>
          <table:table-cell table:formula="of:=[Datos_MoCap.A240]" office:value-type="float" office:value="0.018845" calcext:value-type="float">
            <text:p>0.018845</text:p>
          </table:table-cell>
          <table:table-cell table:formula="of:=[Datos_MoCap.B240]" office:value-type="float" office:value="1.370471" calcext:value-type="float">
            <text:p>1.370471</text:p>
          </table:table-cell>
          <table:table-cell table:formula="of:=[Datos_MoCap.C240]" office:value-type="float" office:value="0.027823" calcext:value-type="float">
            <text:p>0.027823</text:p>
          </table:table-cell>
          <table:table-cell table:formula="of:=[Datos_MoCap.D240]" office:value-type="float" office:value="0.018583" calcext:value-type="float">
            <text:p>0.018583</text:p>
          </table:table-cell>
          <table:table-cell table:formula="of:=[Datos_MoCap.F240]" office:value-type="float" office:value="-0.06443" calcext:value-type="float">
            <text:p>-0.06443</text:p>
          </table:table-cell>
          <table:table-cell table:formula="of:=[Datos_MoCap.E240]" office:value-type="float" office:value="-0.034304" calcext:value-type="float">
            <text:p>-0.034304</text:p>
          </table:table-cell>
          <table:table-cell/>
          <table:table-cell table:formula="of:=([.#REF!240]^2)*(0.178)+([.#REF!240])*(0.352)-0.013" office:value-type="string" office:string-value="" calcext:value-type="error">
            <text:p>#REF!</text:p>
          </table:table-cell>
          <table:table-cell table:formula="of:=([.J240]^2)*(-0.89)+([.J240])*(-0.633)-0.245" office:value-type="float" office:value="-0.26330092520281" calcext:value-type="float">
            <text:p>-0.2633009252</text:p>
          </table:table-cell>
          <table:table-cell table:formula="of:=([.I240]^2)*(-0.189)+([.I240])*(0.905)-0.392" office:value-type="float" office:value="0.493298201012051" calcext:value-type="float">
            <text:p>0.493298201</text:p>
          </table:table-cell>
          <table:table-cell table:number-columns-repeated="1007"/>
        </table:table-row>
        <table:table-row table:style-name="ro1">
          <table:table-cell table:formula="of:=[Datos_Nao.A241]" office:value-type="float" office:value="-0.00720484834164381" calcext:value-type="float">
            <text:p>-0.0072048483</text:p>
          </table:table-cell>
          <table:table-cell table:formula="of:=[Datos_Nao.B241]" office:value-type="float" office:value="-0.00221825949847698" calcext:value-type="float">
            <text:p>-0.0022182595</text:p>
          </table:table-cell>
          <table:table-cell table:formula="of:=[Datos_Nao.C241]" office:value-type="float" office:value="0.33100625872612" calcext:value-type="float">
            <text:p>0.3310062587</text:p>
          </table:table-cell>
          <table:table-cell table:formula="of:=[Datos_Nao.D241]" office:value-type="float" office:value="0.0207146164029837" calcext:value-type="float">
            <text:p>0.0207146164</text:p>
          </table:table-cell>
          <table:table-cell table:formula="of:=[Datos_Nao.E241]" office:value-type="float" office:value="0.00385545962490141" calcext:value-type="float">
            <text:p>0.0038554596</text:p>
          </table:table-cell>
          <table:table-cell table:formula="of:=[Datos_Nao.F241]" office:value-type="float" office:value="0.00715690525248647" calcext:value-type="float">
            <text:p>0.0071569053</text:p>
          </table:table-cell>
          <table:table-cell/>
          <table:table-cell table:formula="of:=[Datos_MoCap.A241]" office:value-type="float" office:value="0.018974" calcext:value-type="float">
            <text:p>0.018974</text:p>
          </table:table-cell>
          <table:table-cell table:formula="of:=[Datos_MoCap.B241]" office:value-type="float" office:value="1.3702" calcext:value-type="float">
            <text:p>1.3702</text:p>
          </table:table-cell>
          <table:table-cell table:formula="of:=[Datos_MoCap.C241]" office:value-type="float" office:value="0.031006" calcext:value-type="float">
            <text:p>0.031006</text:p>
          </table:table-cell>
          <table:table-cell table:formula="of:=[Datos_MoCap.D241]" office:value-type="float" office:value="0.0181" calcext:value-type="float">
            <text:p>0.0181</text:p>
          </table:table-cell>
          <table:table-cell table:formula="of:=[Datos_MoCap.F241]" office:value-type="float" office:value="-0.06441" calcext:value-type="float">
            <text:p>-0.06441</text:p>
          </table:table-cell>
          <table:table-cell table:formula="of:=[Datos_MoCap.E241]" office:value-type="float" office:value="-0.035122" calcext:value-type="float">
            <text:p>-0.035122</text:p>
          </table:table-cell>
          <table:table-cell/>
          <table:table-cell table:formula="of:=([.#REF!241]^2)*(0.178)+([.#REF!241])*(0.352)-0.013" office:value-type="string" office:string-value="" calcext:value-type="error">
            <text:p>#REF!</text:p>
          </table:table-cell>
          <table:table-cell table:formula="of:=([.J241]^2)*(-0.89)+([.J241])*(-0.633)-0.245" office:value-type="float" office:value="-0.26548241911204" calcext:value-type="float">
            <text:p>-0.2654824191</text:p>
          </table:table-cell>
          <table:table-cell table:formula="of:=([.I241]^2)*(-0.189)+([.I241])*(0.905)-0.392" office:value-type="float" office:value="0.49319332044" calcext:value-type="float">
            <text:p>0.4931933204</text:p>
          </table:table-cell>
          <table:table-cell table:number-columns-repeated="1007"/>
        </table:table-row>
        <table:table-row table:style-name="ro1">
          <table:table-cell table:formula="of:=[Datos_Nao.A242]" office:value-type="float" office:value="-0.00677180802449584" calcext:value-type="float">
            <text:p>-0.006771808</text:p>
          </table:table-cell>
          <table:table-cell table:formula="of:=[Datos_Nao.B242]" office:value-type="float" office:value="-0.00297147501260042" calcext:value-type="float">
            <text:p>-0.002971475</text:p>
          </table:table-cell>
          <table:table-cell table:formula="of:=[Datos_Nao.C242]" office:value-type="float" office:value="0.330960094928741" calcext:value-type="float">
            <text:p>0.3309600949</text:p>
          </table:table-cell>
          <table:table-cell table:formula="of:=[Datos_Nao.D242]" office:value-type="float" office:value="0.0205137655138969" calcext:value-type="float">
            <text:p>0.0205137655</text:p>
          </table:table-cell>
          <table:table-cell table:formula="of:=[Datos_Nao.E242]" office:value-type="float" office:value="0.00551427248865366" calcext:value-type="float">
            <text:p>0.0055142725</text:p>
          </table:table-cell>
          <table:table-cell table:formula="of:=[Datos_Nao.F242]" office:value-type="float" office:value="0.00663005840033293" calcext:value-type="float">
            <text:p>0.0066300584</text:p>
          </table:table-cell>
          <table:table-cell/>
          <table:table-cell table:formula="of:=[Datos_MoCap.A242]" office:value-type="float" office:value="0.018983" calcext:value-type="float">
            <text:p>0.018983</text:p>
          </table:table-cell>
          <table:table-cell table:formula="of:=[Datos_MoCap.B242]" office:value-type="float" office:value="1.369873" calcext:value-type="float">
            <text:p>1.369873</text:p>
          </table:table-cell>
          <table:table-cell table:formula="of:=[Datos_MoCap.C242]" office:value-type="float" office:value="0.03405" calcext:value-type="float">
            <text:p>0.03405</text:p>
          </table:table-cell>
          <table:table-cell table:formula="of:=[Datos_MoCap.D242]" office:value-type="float" office:value="0.017622" calcext:value-type="float">
            <text:p>0.017622</text:p>
          </table:table-cell>
          <table:table-cell table:formula="of:=[Datos_MoCap.F242]" office:value-type="float" office:value="-0.064609" calcext:value-type="float">
            <text:p>-0.064609</text:p>
          </table:table-cell>
          <table:table-cell table:formula="of:=[Datos_MoCap.E242]" office:value-type="float" office:value="-0.035829" calcext:value-type="float">
            <text:p>-0.035829</text:p>
          </table:table-cell>
          <table:table-cell/>
          <table:table-cell table:formula="of:=([.#REF!242]^2)*(0.178)+([.#REF!242])*(0.352)-0.013" office:value-type="string" office:string-value="" calcext:value-type="error">
            <text:p>#REF!</text:p>
          </table:table-cell>
          <table:table-cell table:formula="of:=([.J242]^2)*(-0.89)+([.J242])*(-0.633)-0.245" office:value-type="float" office:value="-0.267585518225" calcext:value-type="float">
            <text:p>-0.2675855182</text:p>
          </table:table-cell>
          <table:table-cell table:formula="of:=([.I242]^2)*(-0.189)+([.I242])*(0.905)-0.392" office:value-type="float" office:value="0.493066730171619" calcext:value-type="float">
            <text:p>0.4930667302</text:p>
          </table:table-cell>
          <table:table-cell table:number-columns-repeated="1007"/>
        </table:table-row>
        <table:table-row table:style-name="ro1">
          <table:table-cell table:formula="of:=[Datos_Nao.A243]" office:value-type="float" office:value="-0.00635582953691483" calcext:value-type="float">
            <text:p>-0.0063558295</text:p>
          </table:table-cell>
          <table:table-cell table:formula="of:=[Datos_Nao.B243]" office:value-type="float" office:value="-0.0036902567371726" calcext:value-type="float">
            <text:p>-0.0036902567</text:p>
          </table:table-cell>
          <table:table-cell table:formula="of:=[Datos_Nao.C243]" office:value-type="float" office:value="0.330911725759506" calcext:value-type="float">
            <text:p>0.3309117258</text:p>
          </table:table-cell>
          <table:table-cell table:formula="of:=[Datos_Nao.D243]" office:value-type="float" office:value="0.0203208532184362" calcext:value-type="float">
            <text:p>0.0203208532</text:p>
          </table:table-cell>
          <table:table-cell table:formula="of:=[Datos_Nao.E243]" office:value-type="float" office:value="0.00710614491254091" calcext:value-type="float">
            <text:p>0.0071061449</text:p>
          </table:table-cell>
          <table:table-cell table:formula="of:=[Datos_Nao.F243]" office:value-type="float" office:value="0.00614118948578835" calcext:value-type="float">
            <text:p>0.0061411895</text:p>
          </table:table-cell>
          <table:table-cell/>
          <table:table-cell table:formula="of:=[Datos_MoCap.A243]" office:value-type="float" office:value="0.01893" calcext:value-type="float">
            <text:p>0.01893</text:p>
          </table:table-cell>
          <table:table-cell table:formula="of:=[Datos_MoCap.B243]" office:value-type="float" office:value="1.369525" calcext:value-type="float">
            <text:p>1.369525</text:p>
          </table:table-cell>
          <table:table-cell table:formula="of:=[Datos_MoCap.C243]" office:value-type="float" office:value="0.037006" calcext:value-type="float">
            <text:p>0.037006</text:p>
          </table:table-cell>
          <table:table-cell table:formula="of:=[Datos_MoCap.D243]" office:value-type="float" office:value="0.017199" calcext:value-type="float">
            <text:p>0.017199</text:p>
          </table:table-cell>
          <table:table-cell table:formula="of:=[Datos_MoCap.F243]" office:value-type="float" office:value="-0.06496" calcext:value-type="float">
            <text:p>-0.06496</text:p>
          </table:table-cell>
          <table:table-cell table:formula="of:=[Datos_MoCap.E243]" office:value-type="float" office:value="-0.036565" calcext:value-type="float">
            <text:p>-0.036565</text:p>
          </table:table-cell>
          <table:table-cell/>
          <table:table-cell table:formula="of:=([.#REF!243]^2)*(0.178)+([.#REF!243])*(0.352)-0.013" office:value-type="string" office:string-value="" calcext:value-type="error">
            <text:p>#REF!</text:p>
          </table:table-cell>
          <table:table-cell table:formula="of:=([.J243]^2)*(-0.89)+([.J243])*(-0.633)-0.245" office:value-type="float" office:value="-0.26964360319204" calcext:value-type="float">
            <text:p>-0.2696436032</text:p>
          </table:table-cell>
          <table:table-cell table:formula="of:=([.I243]^2)*(-0.189)+([.I243])*(0.905)-0.392" office:value-type="float" office:value="0.492931965856875" calcext:value-type="float">
            <text:p>0.4929319659</text:p>
          </table:table-cell>
          <table:table-cell table:number-columns-repeated="1007"/>
        </table:table-row>
        <table:table-row table:style-name="ro1">
          <table:table-cell table:formula="of:=[Datos_Nao.A244]" office:value-type="float" office:value="-0.0061545530334115" calcext:value-type="float">
            <text:p>-0.006154553</text:p>
          </table:table-cell>
          <table:table-cell table:formula="of:=[Datos_Nao.B244]" office:value-type="float" office:value="-0.00403599534183741" calcext:value-type="float">
            <text:p>-0.0040359953</text:p>
          </table:table-cell>
          <table:table-cell table:formula="of:=[Datos_Nao.C244]" office:value-type="float" office:value="0.330886900424957" calcext:value-type="float">
            <text:p>0.3308869004</text:p>
          </table:table-cell>
          <table:table-cell table:formula="of:=[Datos_Nao.D244]" office:value-type="float" office:value="0.0202275291085243" calcext:value-type="float">
            <text:p>0.0202275291</text:p>
          </table:table-cell>
          <table:table-cell table:formula="of:=[Datos_Nao.E244]" office:value-type="float" office:value="0.00787573587149382" calcext:value-type="float">
            <text:p>0.0078757359</text:p>
          </table:table-cell>
          <table:table-cell table:formula="of:=[Datos_Nao.F244]" office:value-type="float" office:value="0.00591079099103808" calcext:value-type="float">
            <text:p>0.005910791</text:p>
          </table:table-cell>
          <table:table-cell/>
          <table:table-cell table:formula="of:=[Datos_MoCap.A244]" office:value-type="float" office:value="0.018835" calcext:value-type="float">
            <text:p>0.018835</text:p>
          </table:table-cell>
          <table:table-cell table:formula="of:=[Datos_MoCap.B244]" office:value-type="float" office:value="1.369168" calcext:value-type="float">
            <text:p>1.369168</text:p>
          </table:table-cell>
          <table:table-cell table:formula="of:=[Datos_MoCap.C244]" office:value-type="float" office:value="0.039853" calcext:value-type="float">
            <text:p>0.039853</text:p>
          </table:table-cell>
          <table:table-cell table:formula="of:=[Datos_MoCap.D244]" office:value-type="float" office:value="0.016862" calcext:value-type="float">
            <text:p>0.016862</text:p>
          </table:table-cell>
          <table:table-cell table:formula="of:=[Datos_MoCap.F244]" office:value-type="float" office:value="-0.065274" calcext:value-type="float">
            <text:p>-0.065274</text:p>
          </table:table-cell>
          <table:table-cell table:formula="of:=[Datos_MoCap.E244]" office:value-type="float" office:value="-0.037442" calcext:value-type="float">
            <text:p>-0.037442</text:p>
          </table:table-cell>
          <table:table-cell/>
          <table:table-cell table:formula="of:=([.#REF!244]^2)*(0.178)+([.#REF!244])*(0.352)-0.013" office:value-type="string" office:string-value="" calcext:value-type="error">
            <text:p>#REF!</text:p>
          </table:table-cell>
          <table:table-cell table:formula="of:=([.J244]^2)*(-0.89)+([.J244])*(-0.633)-0.245" office:value-type="float" office:value="-0.27164050183201" calcext:value-type="float">
            <text:p>-0.2716405018</text:p>
          </table:table-cell>
          <table:table-cell table:formula="of:=([.I244]^2)*(-0.189)+([.I244])*(0.905)-0.392" office:value-type="float" office:value="0.492793668689664" calcext:value-type="float">
            <text:p>0.4927936687</text:p>
          </table:table-cell>
          <table:table-cell table:number-columns-repeated="1007"/>
        </table:table-row>
        <table:table-row table:style-name="ro1">
          <table:table-cell table:formula="of:=[Datos_Nao.A245]" office:value-type="float" office:value="-0.00576592143625021" calcext:value-type="float">
            <text:p>-0.0057659214</text:p>
          </table:table-cell>
          <table:table-cell table:formula="of:=[Datos_Nao.B245]" office:value-type="float" office:value="-0.00469871331006289" calcext:value-type="float">
            <text:p>-0.0046987133</text:p>
          </table:table-cell>
          <table:table-cell table:formula="of:=[Datos_Nao.C245]" office:value-type="float" office:value="0.330836325883865" calcext:value-type="float">
            <text:p>0.3308363259</text:p>
          </table:table-cell>
          <table:table-cell table:formula="of:=[Datos_Nao.D245]" office:value-type="float" office:value="0.020047515630722" calcext:value-type="float">
            <text:p>0.0200475156</text:p>
          </table:table-cell>
          <table:table-cell table:formula="of:=[Datos_Nao.E245]" office:value-type="float" office:value="0.00935974344611168" calcext:value-type="float">
            <text:p>0.0093597434</text:p>
          </table:table-cell>
          <table:table-cell table:formula="of:=[Datos_Nao.F245]" office:value-type="float" office:value="0.00547781912609935" calcext:value-type="float">
            <text:p>0.0054778191</text:p>
          </table:table-cell>
          <table:table-cell/>
          <table:table-cell table:formula="of:=[Datos_MoCap.A245]" office:value-type="float" office:value="0.018511" calcext:value-type="float">
            <text:p>0.018511</text:p>
          </table:table-cell>
          <table:table-cell table:formula="of:=[Datos_MoCap.B245]" office:value-type="float" office:value="1.368519" calcext:value-type="float">
            <text:p>1.368519</text:p>
          </table:table-cell>
          <table:table-cell table:formula="of:=[Datos_MoCap.C245]" office:value-type="float" office:value="0.042687" calcext:value-type="float">
            <text:p>0.042687</text:p>
          </table:table-cell>
          <table:table-cell table:formula="of:=[Datos_MoCap.D245]" office:value-type="float" office:value="0.016403" calcext:value-type="float">
            <text:p>0.016403</text:p>
          </table:table-cell>
          <table:table-cell table:formula="of:=[Datos_MoCap.F245]" office:value-type="float" office:value="-0.065852" calcext:value-type="float">
            <text:p>-0.065852</text:p>
          </table:table-cell>
          <table:table-cell table:formula="of:=[Datos_MoCap.E245]" office:value-type="float" office:value="-0.038787" calcext:value-type="float">
            <text:p>-0.038787</text:p>
          </table:table-cell>
          <table:table-cell/>
          <table:table-cell table:formula="of:=([.#REF!245]^2)*(0.178)+([.#REF!245])*(0.352)-0.013" office:value-type="string" office:string-value="" calcext:value-type="error">
            <text:p>#REF!</text:p>
          </table:table-cell>
          <table:table-cell table:formula="of:=([.J245]^2)*(-0.89)+([.J245])*(-0.633)-0.245" office:value-type="float" office:value="-0.27364261117241" calcext:value-type="float">
            <text:p>-0.2736426112</text:p>
          </table:table-cell>
          <table:table-cell table:formula="of:=([.I245]^2)*(-0.189)+([.I245])*(0.905)-0.392" office:value-type="float" office:value="0.492542131114771" calcext:value-type="float">
            <text:p>0.4925421311</text:p>
          </table:table-cell>
          <table:table-cell table:number-columns-repeated="1007"/>
        </table:table-row>
        <table:table-row table:style-name="ro1">
          <table:table-cell table:formula="of:=[Datos_Nao.A246]" office:value-type="float" office:value="-0.00539666507393122" calcext:value-type="float">
            <text:p>-0.0053966651</text:p>
          </table:table-cell>
          <table:table-cell table:formula="of:=[Datos_Nao.B246]" office:value-type="float" office:value="-0.00532112643122673" calcext:value-type="float">
            <text:p>-0.0053211264</text:p>
          </table:table-cell>
          <table:table-cell table:formula="of:=[Datos_Nao.C246]" office:value-type="float" office:value="0.330785155296326" calcext:value-type="float">
            <text:p>0.3307851553</text:p>
          </table:table-cell>
          <table:table-cell table:formula="of:=[Datos_Nao.D246]" office:value-type="float" office:value="0.0198767837136984" calcext:value-type="float">
            <text:p>0.0198767837</text:p>
          </table:table-cell>
          <table:table-cell table:formula="of:=[Datos_Nao.E246]" office:value-type="float" office:value="0.0107668982818723" calcext:value-type="float">
            <text:p>0.0107668983</text:p>
          </table:table-cell>
          <table:table-cell table:formula="of:=[Datos_Nao.F246]" office:value-type="float" office:value="0.00508162379264832" calcext:value-type="float">
            <text:p>0.0050816238</text:p>
          </table:table-cell>
          <table:table-cell/>
          <table:table-cell table:formula="of:=[Datos_MoCap.A246]" office:value-type="float" office:value="0.018295" calcext:value-type="float">
            <text:p>0.018295</text:p>
          </table:table-cell>
          <table:table-cell table:formula="of:=[Datos_MoCap.B246]" office:value-type="float" office:value="1.368201" calcext:value-type="float">
            <text:p>1.368201</text:p>
          </table:table-cell>
          <table:table-cell table:formula="of:=[Datos_MoCap.C246]" office:value-type="float" office:value="0.045498" calcext:value-type="float">
            <text:p>0.045498</text:p>
          </table:table-cell>
          <table:table-cell table:formula="of:=[Datos_MoCap.D246]" office:value-type="float" office:value="0.016104" calcext:value-type="float">
            <text:p>0.016104</text:p>
          </table:table-cell>
          <table:table-cell table:formula="of:=[Datos_MoCap.F246]" office:value-type="float" office:value="-0.066628" calcext:value-type="float">
            <text:p>-0.066628</text:p>
          </table:table-cell>
          <table:table-cell table:formula="of:=[Datos_MoCap.E246]" office:value-type="float" office:value="-0.039774" calcext:value-type="float">
            <text:p>-0.039774</text:p>
          </table:table-cell>
          <table:table-cell/>
          <table:table-cell table:formula="of:=([.#REF!246]^2)*(0.178)+([.#REF!246])*(0.352)-0.013" office:value-type="string" office:string-value="" calcext:value-type="error">
            <text:p>#REF!</text:p>
          </table:table-cell>
          <table:table-cell table:formula="of:=([.J246]^2)*(-0.89)+([.J246])*(-0.633)-0.245" office:value-type="float" office:value="-0.27564259452356" calcext:value-type="float">
            <text:p>-0.2756425945</text:p>
          </table:table-cell>
          <table:table-cell table:formula="of:=([.I246]^2)*(-0.189)+([.I246])*(0.905)-0.392" office:value-type="float" office:value="0.492418823460211" calcext:value-type="float">
            <text:p>0.4924188235</text:p>
          </table:table-cell>
          <table:table-cell table:number-columns-repeated="1007"/>
        </table:table-row>
        <table:table-row table:style-name="ro1">
          <table:table-cell table:formula="of:=[Datos_Nao.A247]" office:value-type="float" office:value="-0.00521959271281958" calcext:value-type="float">
            <text:p>-0.0052195927</text:p>
          </table:table-cell>
          <table:table-cell table:formula="of:=[Datos_Nao.B247]" office:value-type="float" office:value="-0.00561648048460484" calcext:value-type="float">
            <text:p>-0.0056164805</text:p>
          </table:table-cell>
          <table:table-cell table:formula="of:=[Datos_Nao.C247]" office:value-type="float" office:value="0.330759525299072" calcext:value-type="float">
            <text:p>0.3307595253</text:p>
          </table:table-cell>
          <table:table-cell table:formula="of:=[Datos_Nao.D247]" office:value-type="float" office:value="0.0197950564324856" calcext:value-type="float">
            <text:p>0.0197950564</text:p>
          </table:table-cell>
          <table:table-cell table:formula="of:=[Datos_Nao.E247]" office:value-type="float" office:value="0.0114404251798987" calcext:value-type="float">
            <text:p>0.0114404252</text:p>
          </table:table-cell>
          <table:table-cell table:formula="of:=[Datos_Nao.F247]" office:value-type="float" office:value="0.00489716697484255" calcext:value-type="float">
            <text:p>0.004897167</text:p>
          </table:table-cell>
          <table:table-cell/>
          <table:table-cell table:formula="of:=[Datos_MoCap.A247]" office:value-type="float" office:value="0.018116" calcext:value-type="float">
            <text:p>0.018116</text:p>
          </table:table-cell>
          <table:table-cell table:formula="of:=[Datos_MoCap.B247]" office:value-type="float" office:value="1.367906" calcext:value-type="float">
            <text:p>1.367906</text:p>
          </table:table-cell>
          <table:table-cell table:formula="of:=[Datos_MoCap.C247]" office:value-type="float" office:value="0.048235" calcext:value-type="float">
            <text:p>0.048235</text:p>
          </table:table-cell>
          <table:table-cell table:formula="of:=[Datos_MoCap.D247]" office:value-type="float" office:value="0.01615" calcext:value-type="float">
            <text:p>0.01615</text:p>
          </table:table-cell>
          <table:table-cell table:formula="of:=[Datos_MoCap.F247]" office:value-type="float" office:value="-0.067486" calcext:value-type="float">
            <text:p>-0.067486</text:p>
          </table:table-cell>
          <table:table-cell table:formula="of:=[Datos_MoCap.E247]" office:value-type="float" office:value="-0.041039" calcext:value-type="float">
            <text:p>-0.041039</text:p>
          </table:table-cell>
          <table:table-cell/>
          <table:table-cell table:formula="of:=([.#REF!247]^2)*(0.178)+([.#REF!247])*(0.352)-0.013" office:value-type="string" office:string-value="" calcext:value-type="error">
            <text:p>#REF!</text:p>
          </table:table-cell>
          <table:table-cell table:formula="of:=([.J247]^2)*(-0.89)+([.J247])*(-0.633)-0.245" office:value-type="float" office:value="-0.27760344255025" calcext:value-type="float">
            <text:p>-0.2776034426</text:p>
          </table:table-cell>
          <table:table-cell table:formula="of:=([.I247]^2)*(-0.189)+([.I247])*(0.905)-0.392" office:value-type="float" office:value="0.492304400105996" calcext:value-type="float">
            <text:p>0.4923044001</text:p>
          </table:table-cell>
          <table:table-cell table:number-columns-repeated="1007"/>
        </table:table-row>
        <table:table-row table:style-name="ro1">
          <table:table-cell table:formula="of:=[Datos_Nao.A248]" office:value-type="float" office:value="-0.00488113844767213" calcext:value-type="float">
            <text:p>-0.0048811384</text:p>
          </table:table-cell>
          <table:table-cell table:formula="of:=[Datos_Nao.B248]" office:value-type="float" office:value="-0.00617400370538235" calcext:value-type="float">
            <text:p>-0.0061740037</text:p>
          </table:table-cell>
          <table:table-cell table:formula="of:=[Datos_Nao.C248]" office:value-type="float" office:value="0.330708593130112" calcext:value-type="float">
            <text:p>0.3307085931</text:p>
          </table:table-cell>
          <table:table-cell table:formula="of:=[Datos_Nao.D248]" office:value-type="float" office:value="0.0196391586214304" calcext:value-type="float">
            <text:p>0.0196391586</text:p>
          </table:table-cell>
          <table:table-cell table:formula="of:=[Datos_Nao.E248]" office:value-type="float" office:value="0.0127249462530017" calcext:value-type="float">
            <text:p>0.0127249463</text:p>
          </table:table-cell>
          <table:table-cell table:formula="of:=[Datos_Nao.F248]" office:value-type="float" office:value="0.00455518160015345" calcext:value-type="float">
            <text:p>0.0045551816</text:p>
          </table:table-cell>
          <table:table-cell/>
          <table:table-cell table:formula="of:=[Datos_MoCap.A248]" office:value-type="float" office:value="0.017891" calcext:value-type="float">
            <text:p>0.017891</text:p>
          </table:table-cell>
          <table:table-cell table:formula="of:=[Datos_MoCap.B248]" office:value-type="float" office:value="1.36758" calcext:value-type="float">
            <text:p>1.36758</text:p>
          </table:table-cell>
          <table:table-cell table:formula="of:=[Datos_MoCap.C248]" office:value-type="float" office:value="0.050969" calcext:value-type="float">
            <text:p>0.050969</text:p>
          </table:table-cell>
          <table:table-cell table:formula="of:=[Datos_MoCap.D248]" office:value-type="float" office:value="0.016172" calcext:value-type="float">
            <text:p>0.016172</text:p>
          </table:table-cell>
          <table:table-cell table:formula="of:=[Datos_MoCap.F248]" office:value-type="float" office:value="-0.068098" calcext:value-type="float">
            <text:p>-0.068098</text:p>
          </table:table-cell>
          <table:table-cell table:formula="of:=[Datos_MoCap.E248]" office:value-type="float" office:value="-0.042417" calcext:value-type="float">
            <text:p>-0.042417</text:p>
          </table:table-cell>
          <table:table-cell/>
          <table:table-cell table:formula="of:=([.#REF!248]^2)*(0.178)+([.#REF!248])*(0.352)-0.013" office:value-type="string" office:string-value="" calcext:value-type="error">
            <text:p>#REF!</text:p>
          </table:table-cell>
          <table:table-cell table:formula="of:=([.J248]^2)*(-0.89)+([.J248])*(-0.633)-0.245" office:value-type="float" office:value="-0.27957545367529" calcext:value-type="float">
            <text:p>-0.2795754537</text:p>
          </table:table-cell>
          <table:table-cell table:formula="of:=([.I248]^2)*(-0.189)+([.I248])*(0.905)-0.392" office:value-type="float" office:value="0.4921779143404" calcext:value-type="float">
            <text:p>0.4921779143</text:p>
          </table:table-cell>
          <table:table-cell table:number-columns-repeated="1007"/>
        </table:table-row>
        <table:table-row table:style-name="ro1">
          <table:table-cell table:formula="of:=[Datos_Nao.A249]" office:value-type="float" office:value="-0.00456434395164251" calcext:value-type="float">
            <text:p>-0.004564344</text:p>
          </table:table-cell>
          <table:table-cell table:formula="of:=[Datos_Nao.B249]" office:value-type="float" office:value="-0.00668522529304028" calcext:value-type="float">
            <text:p>-0.0066852253</text:p>
          </table:table-cell>
          <table:table-cell table:formula="of:=[Datos_Nao.C249]" office:value-type="float" office:value="0.330658704042435" calcext:value-type="float">
            <text:p>0.330658704</text:p>
          </table:table-cell>
          <table:table-cell table:formula="of:=[Datos_Nao.D249]" office:value-type="float" office:value="0.0194937866181135" calcext:value-type="float">
            <text:p>0.0194937866</text:p>
          </table:table-cell>
          <table:table-cell table:formula="of:=[Datos_Nao.E249]" office:value-type="float" office:value="0.013922824524343" calcext:value-type="float">
            <text:p>0.0139228245</text:p>
          </table:table-cell>
          <table:table-cell table:formula="of:=[Datos_Nao.F249]" office:value-type="float" office:value="0.00424867123365402" calcext:value-type="float">
            <text:p>0.0042486712</text:p>
          </table:table-cell>
          <table:table-cell/>
          <table:table-cell table:formula="of:=[Datos_MoCap.A249]" office:value-type="float" office:value="0.017702" calcext:value-type="float">
            <text:p>0.017702</text:p>
          </table:table-cell>
          <table:table-cell table:formula="of:=[Datos_MoCap.B249]" office:value-type="float" office:value="1.367256" calcext:value-type="float">
            <text:p>1.367256</text:p>
          </table:table-cell>
          <table:table-cell table:formula="of:=[Datos_MoCap.C249]" office:value-type="float" office:value="0.053709" calcext:value-type="float">
            <text:p>0.053709</text:p>
          </table:table-cell>
          <table:table-cell table:formula="of:=[Datos_MoCap.D249]" office:value-type="float" office:value="0.016403" calcext:value-type="float">
            <text:p>0.016403</text:p>
          </table:table-cell>
          <table:table-cell table:formula="of:=[Datos_MoCap.F249]" office:value-type="float" office:value="-0.068395" calcext:value-type="float">
            <text:p>-0.068395</text:p>
          </table:table-cell>
          <table:table-cell table:formula="of:=[Datos_MoCap.E249]" office:value-type="float" office:value="-0.044073" calcext:value-type="float">
            <text:p>-0.044073</text:p>
          </table:table-cell>
          <table:table-cell/>
          <table:table-cell table:formula="of:=([.#REF!249]^2)*(0.178)+([.#REF!249])*(0.352)-0.013" office:value-type="string" office:string-value="" calcext:value-type="error">
            <text:p>#REF!</text:p>
          </table:table-cell>
          <table:table-cell table:formula="of:=([.J249]^2)*(-0.89)+([.J249])*(-0.633)-0.245" office:value-type="float" office:value="-0.28156514144609" calcext:value-type="float">
            <text:p>-0.2815651414</text:p>
          </table:table-cell>
          <table:table-cell table:formula="of:=([.I249]^2)*(-0.189)+([.I249])*(0.905)-0.392" office:value-type="float" office:value="0.492052164757696" calcext:value-type="float">
            <text:p>0.4920521648</text:p>
          </table:table-cell>
          <table:table-cell table:number-columns-repeated="1007"/>
        </table:table-row>
        <table:table-row table:style-name="ro1">
          <table:table-cell table:formula="of:=[Datos_Nao.A250]" office:value-type="float" office:value="-0.0044143246486783" calcext:value-type="float">
            <text:p>-0.0044143246</text:p>
          </table:table-cell>
          <table:table-cell table:formula="of:=[Datos_Nao.B250]" office:value-type="float" office:value="-0.00692281313240528" calcext:value-type="float">
            <text:p>-0.0069228131</text:p>
          </table:table-cell>
          <table:table-cell table:formula="of:=[Datos_Nao.C250]" office:value-type="float" office:value="0.330634325742722" calcext:value-type="float">
            <text:p>0.3306343257</text:p>
          </table:table-cell>
          <table:table-cell table:formula="of:=[Datos_Nao.D250]" office:value-type="float" office:value="0.0194252133369446" calcext:value-type="float">
            <text:p>0.0194252133</text:p>
          </table:table-cell>
          <table:table-cell table:formula="of:=[Datos_Nao.E250]" office:value-type="float" office:value="0.0144880507141352" calcext:value-type="float">
            <text:p>0.0144880507</text:p>
          </table:table-cell>
          <table:table-cell table:formula="of:=[Datos_Nao.F250]" office:value-type="float" office:value="0.00410861102864146" calcext:value-type="float">
            <text:p>0.004108611</text:p>
          </table:table-cell>
          <table:table-cell/>
          <table:table-cell table:formula="of:=[Datos_MoCap.A250]" office:value-type="float" office:value="0.017548" calcext:value-type="float">
            <text:p>0.017548</text:p>
          </table:table-cell>
          <table:table-cell table:formula="of:=[Datos_MoCap.B250]" office:value-type="float" office:value="1.36689" calcext:value-type="float">
            <text:p>1.36689</text:p>
          </table:table-cell>
          <table:table-cell table:formula="of:=[Datos_MoCap.C250]" office:value-type="float" office:value="0.056408" calcext:value-type="float">
            <text:p>0.056408</text:p>
          </table:table-cell>
          <table:table-cell table:formula="of:=[Datos_MoCap.D250]" office:value-type="float" office:value="0.016379" calcext:value-type="float">
            <text:p>0.016379</text:p>
          </table:table-cell>
          <table:table-cell table:formula="of:=[Datos_MoCap.F250]" office:value-type="float" office:value="-0.068752" calcext:value-type="float">
            <text:p>-0.068752</text:p>
          </table:table-cell>
          <table:table-cell table:formula="of:=[Datos_MoCap.E250]" office:value-type="float" office:value="-0.045941" calcext:value-type="float">
            <text:p>-0.045941</text:p>
          </table:table-cell>
          <table:table-cell/>
          <table:table-cell table:formula="of:=([.#REF!250]^2)*(0.178)+([.#REF!250])*(0.352)-0.013" office:value-type="string" office:string-value="" calcext:value-type="error">
            <text:p>#REF!</text:p>
          </table:table-cell>
          <table:table-cell table:formula="of:=([.J250]^2)*(-0.89)+([.J250])*(-0.633)-0.245" office:value-type="float" office:value="-0.28353812159296" calcext:value-type="float">
            <text:p>-0.2835381216</text:p>
          </table:table-cell>
          <table:table-cell table:formula="of:=([.I250]^2)*(-0.189)+([.I250])*(0.905)-0.392" office:value-type="float" office:value="0.4919100665731" calcext:value-type="float">
            <text:p>0.4919100666</text:p>
          </table:table-cell>
          <table:table-cell table:number-columns-repeated="1007"/>
        </table:table-row>
        <table:table-row table:style-name="ro1">
          <table:table-cell table:formula="of:=[Datos_Nao.A251]" office:value-type="float" office:value="-0.00413172692060471" calcext:value-type="float">
            <text:p>-0.0041317269</text:p>
          </table:table-cell>
          <table:table-cell table:formula="of:=[Datos_Nao.B251]" office:value-type="float" office:value="-0.00736032053828239" calcext:value-type="float">
            <text:p>-0.0073603205</text:p>
          </table:table-cell>
          <table:table-cell table:formula="of:=[Datos_Nao.C251]" office:value-type="float" office:value="0.330587178468704" calcext:value-type="float">
            <text:p>0.3305871785</text:p>
          </table:table-cell>
          <table:table-cell table:formula="of:=[Datos_Nao.D251]" office:value-type="float" office:value="0.0192965604364872" calcext:value-type="float">
            <text:p>0.0192965604</text:p>
          </table:table-cell>
          <table:table-cell table:formula="of:=[Datos_Nao.E251]" office:value-type="float" office:value="0.0155486613512039" calcext:value-type="float">
            <text:p>0.0155486614</text:p>
          </table:table-cell>
          <table:table-cell table:formula="of:=[Datos_Nao.F251]" office:value-type="float" office:value="0.00385461607947946" calcext:value-type="float">
            <text:p>0.0038546161</text:p>
          </table:table-cell>
          <table:table-cell/>
          <table:table-cell table:formula="of:=[Datos_MoCap.A251]" office:value-type="float" office:value="0.017424" calcext:value-type="float">
            <text:p>0.017424</text:p>
          </table:table-cell>
          <table:table-cell table:formula="of:=[Datos_MoCap.B251]" office:value-type="float" office:value="1.366516" calcext:value-type="float">
            <text:p>1.366516</text:p>
          </table:table-cell>
          <table:table-cell table:formula="of:=[Datos_MoCap.C251]" office:value-type="float" office:value="0.059092" calcext:value-type="float">
            <text:p>0.059092</text:p>
          </table:table-cell>
          <table:table-cell table:formula="of:=[Datos_MoCap.D251]" office:value-type="float" office:value="0.016449" calcext:value-type="float">
            <text:p>0.016449</text:p>
          </table:table-cell>
          <table:table-cell table:formula="of:=[Datos_MoCap.F251]" office:value-type="float" office:value="-0.069279" calcext:value-type="float">
            <text:p>-0.069279</text:p>
          </table:table-cell>
          <table:table-cell table:formula="of:=[Datos_MoCap.E251]" office:value-type="float" office:value="-0.047783" calcext:value-type="float">
            <text:p>-0.047783</text:p>
          </table:table-cell>
          <table:table-cell/>
          <table:table-cell table:formula="of:=([.#REF!251]^2)*(0.178)+([.#REF!251])*(0.352)-0.013" office:value-type="string" office:string-value="" calcext:value-type="error">
            <text:p>#REF!</text:p>
          </table:table-cell>
          <table:table-cell table:formula="of:=([.J251]^2)*(-0.89)+([.J251])*(-0.633)-0.245" office:value-type="float" office:value="-0.28551299537296" calcext:value-type="float">
            <text:p>-0.2855129954</text:p>
          </table:table-cell>
          <table:table-cell table:formula="of:=([.I251]^2)*(-0.189)+([.I251])*(0.905)-0.392" office:value-type="float" office:value="0.491764810109616" calcext:value-type="float">
            <text:p>0.4917648101</text:p>
          </table:table-cell>
          <table:table-cell table:number-columns-repeated="1007"/>
        </table:table-row>
        <table:table-row table:style-name="ro1">
          <table:table-cell table:formula="of:=[Datos_Nao.A252]" office:value-type="float" office:value="-0.00387305114418268" calcext:value-type="float">
            <text:p>-0.0038730511</text:p>
          </table:table-cell>
          <table:table-cell table:formula="of:=[Datos_Nao.B252]" office:value-type="float" office:value="-0.00774574559181929" calcext:value-type="float">
            <text:p>-0.0077457456</text:p>
          </table:table-cell>
          <table:table-cell table:formula="of:=[Datos_Nao.C252]" office:value-type="float" office:value="0.330542683601379" calcext:value-type="float">
            <text:p>0.3305426836</text:p>
          </table:table-cell>
          <table:table-cell table:formula="of:=[Datos_Nao.D252]" office:value-type="float" office:value="0.0191796254366636" calcext:value-type="float">
            <text:p>0.0191796254</text:p>
          </table:table-cell>
          <table:table-cell table:formula="of:=[Datos_Nao.E252]" office:value-type="float" office:value="0.0165129285305738" calcext:value-type="float">
            <text:p>0.0165129285</text:p>
          </table:table-cell>
          <table:table-cell table:formula="of:=[Datos_Nao.F252]" office:value-type="float" office:value="0.00363523559644818" calcext:value-type="float">
            <text:p>0.0036352356</text:p>
          </table:table-cell>
          <table:table-cell/>
          <table:table-cell table:formula="of:=[Datos_MoCap.A252]" office:value-type="float" office:value="0.017301" calcext:value-type="float">
            <text:p>0.017301</text:p>
          </table:table-cell>
          <table:table-cell table:formula="of:=[Datos_MoCap.B252]" office:value-type="float" office:value="1.366084" calcext:value-type="float">
            <text:p>1.366084</text:p>
          </table:table-cell>
          <table:table-cell table:formula="of:=[Datos_MoCap.C252]" office:value-type="float" office:value="0.061843" calcext:value-type="float">
            <text:p>0.061843</text:p>
          </table:table-cell>
          <table:table-cell table:formula="of:=[Datos_MoCap.D252]" office:value-type="float" office:value="0.016405" calcext:value-type="float">
            <text:p>0.016405</text:p>
          </table:table-cell>
          <table:table-cell table:formula="of:=[Datos_MoCap.F252]" office:value-type="float" office:value="-0.069855" calcext:value-type="float">
            <text:p>-0.069855</text:p>
          </table:table-cell>
          <table:table-cell table:formula="of:=[Datos_MoCap.E252]" office:value-type="float" office:value="-0.049386" calcext:value-type="float">
            <text:p>-0.049386</text:p>
          </table:table-cell>
          <table:table-cell/>
          <table:table-cell table:formula="of:=([.#REF!252]^2)*(0.178)+([.#REF!252])*(0.352)-0.013" office:value-type="string" office:string-value="" calcext:value-type="error">
            <text:p>#REF!</text:p>
          </table:table-cell>
          <table:table-cell table:formula="of:=([.J252]^2)*(-0.89)+([.J252])*(-0.633)-0.245" office:value-type="float" office:value="-0.28755047441761" calcext:value-type="float">
            <text:p>-0.2875504744</text:p>
          </table:table-cell>
          <table:table-cell table:formula="of:=([.I252]^2)*(-0.189)+([.I252])*(0.905)-0.392" office:value-type="float" office:value="0.491596961434416" calcext:value-type="float">
            <text:p>0.4915969614</text:p>
          </table:table-cell>
          <table:table-cell table:number-columns-repeated="1007"/>
        </table:table-row>
        <table:table-row table:style-name="ro1">
          <table:table-cell table:formula="of:=[Datos_Nao.A253]" office:value-type="float" office:value="-0.00353189278393984" calcext:value-type="float">
            <text:p>-0.0035318928</text:p>
          </table:table-cell>
          <table:table-cell table:formula="of:=[Datos_Nao.B253]" office:value-type="float" office:value="-0.00822104327380657" calcext:value-type="float">
            <text:p>-0.0082210433</text:p>
          </table:table-cell>
          <table:table-cell table:formula="of:=[Datos_Nao.C253]" office:value-type="float" office:value="0.330482363700867" calcext:value-type="float">
            <text:p>0.3304823637</text:p>
          </table:table-cell>
          <table:table-cell table:formula="of:=[Datos_Nao.D253]" office:value-type="float" office:value="0.0190272387117147" calcext:value-type="float">
            <text:p>0.0190272387</text:p>
          </table:table-cell>
          <table:table-cell table:formula="of:=[Datos_Nao.E253]" office:value-type="float" office:value="0.0177702568471432" calcext:value-type="float">
            <text:p>0.0177702568</text:p>
          </table:table-cell>
          <table:table-cell table:formula="of:=[Datos_Nao.F253]" office:value-type="float" office:value="0.00337049947120249" calcext:value-type="float">
            <text:p>0.0033704995</text:p>
          </table:table-cell>
          <table:table-cell/>
          <table:table-cell table:formula="of:=[Datos_MoCap.A253]" office:value-type="float" office:value="0.017165" calcext:value-type="float">
            <text:p>0.017165</text:p>
          </table:table-cell>
          <table:table-cell table:formula="of:=[Datos_MoCap.B253]" office:value-type="float" office:value="1.365705" calcext:value-type="float">
            <text:p>1.365705</text:p>
          </table:table-cell>
          <table:table-cell table:formula="of:=[Datos_MoCap.C253]" office:value-type="float" office:value="0.064641" calcext:value-type="float">
            <text:p>0.064641</text:p>
          </table:table-cell>
          <table:table-cell table:formula="of:=[Datos_MoCap.D253]" office:value-type="float" office:value="0.016288" calcext:value-type="float">
            <text:p>0.016288</text:p>
          </table:table-cell>
          <table:table-cell table:formula="of:=[Datos_MoCap.F253]" office:value-type="float" office:value="-0.070604" calcext:value-type="float">
            <text:p>-0.070604</text:p>
          </table:table-cell>
          <table:table-cell table:formula="of:=[Datos_MoCap.E253]" office:value-type="float" office:value="-0.050593" calcext:value-type="float">
            <text:p>-0.050593</text:p>
          </table:table-cell>
          <table:table-cell/>
          <table:table-cell table:formula="of:=([.#REF!253]^2)*(0.178)+([.#REF!253])*(0.352)-0.013" office:value-type="string" office:string-value="" calcext:value-type="error">
            <text:p>#REF!</text:p>
          </table:table-cell>
          <table:table-cell table:formula="of:=([.J253]^2)*(-0.89)+([.J253])*(-0.633)-0.245" office:value-type="float" office:value="-0.28963658140409" calcext:value-type="float">
            <text:p>-0.2896365814</text:p>
          </table:table-cell>
          <table:table-cell table:formula="of:=([.I253]^2)*(-0.189)+([.I253])*(0.905)-0.392" office:value-type="float" office:value="0.491449647212275" calcext:value-type="float">
            <text:p>0.4914496472</text:p>
          </table:table-cell>
          <table:table-cell table:number-columns-repeated="1007"/>
        </table:table-row>
        <table:table-row table:style-name="ro1">
          <table:table-cell table:formula="of:=[Datos_Nao.A254]" office:value-type="float" office:value="-0.00333703774958849" calcext:value-type="float">
            <text:p>-0.0033370377</text:p>
          </table:table-cell>
          <table:table-cell table:formula="of:=[Datos_Nao.B254]" office:value-type="float" office:value="-0.00846595875918865" calcext:value-type="float">
            <text:p>-0.0084659588</text:p>
          </table:table-cell>
          <table:table-cell table:formula="of:=[Datos_Nao.C254]" office:value-type="float" office:value="0.330447345972061" calcext:value-type="float">
            <text:p>0.330447346</text:p>
          </table:table-cell>
          <table:table-cell table:formula="of:=[Datos_Nao.D254]" office:value-type="float" office:value="0.0189416650682688" calcext:value-type="float">
            <text:p>0.0189416651</text:p>
          </table:table-cell>
          <table:table-cell table:formula="of:=[Datos_Nao.E254]" office:value-type="float" office:value="0.0184768103063107" calcext:value-type="float">
            <text:p>0.0184768103</text:p>
          </table:table-cell>
          <table:table-cell table:formula="of:=[Datos_Nao.F254]" office:value-type="float" office:value="0.00323681114241481" calcext:value-type="float">
            <text:p>0.0032368111</text:p>
          </table:table-cell>
          <table:table-cell/>
          <table:table-cell table:formula="of:=[Datos_MoCap.A254]" office:value-type="float" office:value="0.016874" calcext:value-type="float">
            <text:p>0.016874</text:p>
          </table:table-cell>
          <table:table-cell table:formula="of:=[Datos_MoCap.B254]" office:value-type="float" office:value="1.365342" calcext:value-type="float">
            <text:p>1.365342</text:p>
          </table:table-cell>
          <table:table-cell table:formula="of:=[Datos_MoCap.C254]" office:value-type="float" office:value="0.067503" calcext:value-type="float">
            <text:p>0.067503</text:p>
          </table:table-cell>
          <table:table-cell table:formula="of:=[Datos_MoCap.D254]" office:value-type="float" office:value="0.016002" calcext:value-type="float">
            <text:p>0.016002</text:p>
          </table:table-cell>
          <table:table-cell table:formula="of:=[Datos_MoCap.F254]" office:value-type="float" office:value="-0.071136" calcext:value-type="float">
            <text:p>-0.071136</text:p>
          </table:table-cell>
          <table:table-cell table:formula="of:=[Datos_MoCap.E254]" office:value-type="float" office:value="-0.051207" calcext:value-type="float">
            <text:p>-0.051207</text:p>
          </table:table-cell>
          <table:table-cell/>
          <table:table-cell table:formula="of:=([.#REF!254]^2)*(0.178)+([.#REF!254])*(0.352)-0.013" office:value-type="string" office:string-value="" calcext:value-type="error">
            <text:p>#REF!</text:p>
          </table:table-cell>
          <table:table-cell table:formula="of:=([.J254]^2)*(-0.89)+([.J254])*(-0.633)-0.245" office:value-type="float" office:value="-0.29178482195801" calcext:value-type="float">
            <text:p>-0.291784822</text:p>
          </table:table-cell>
          <table:table-cell table:formula="of:=([.I254]^2)*(-0.189)+([.I254])*(0.905)-0.392" office:value-type="float" office:value="0.491308501153804" calcext:value-type="float">
            <text:p>0.4913085012</text:p>
          </table:table-cell>
          <table:table-cell table:number-columns-repeated="1007"/>
        </table:table-row>
        <table:table-row table:style-name="ro1">
          <table:table-cell table:formula="of:=[Datos_Nao.A255]" office:value-type="float" office:value="-0.00324972998350859" calcext:value-type="float">
            <text:p>-0.00324973</text:p>
          </table:table-cell>
          <table:table-cell table:formula="of:=[Datos_Nao.B255]" office:value-type="float" office:value="-0.00856595393270254" calcext:value-type="float">
            <text:p>-0.0085659539</text:p>
          </table:table-cell>
          <table:table-cell table:formula="of:=[Datos_Nao.C255]" office:value-type="float" office:value="0.330431580543518" calcext:value-type="float">
            <text:p>0.3304315805</text:p>
          </table:table-cell>
          <table:table-cell table:formula="of:=[Datos_Nao.D255]" office:value-type="float" office:value="0.0189038217067719" calcext:value-type="float">
            <text:p>0.0189038217</text:p>
          </table:table-cell>
          <table:table-cell table:formula="of:=[Datos_Nao.E255]" office:value-type="float" office:value="0.018789142370224" calcext:value-type="float">
            <text:p>0.0187891424</text:p>
          </table:table-cell>
          <table:table-cell table:formula="of:=[Datos_Nao.F255]" office:value-type="float" office:value="0.00318293715827167" calcext:value-type="float">
            <text:p>0.0031829372</text:p>
          </table:table-cell>
          <table:table-cell/>
          <table:table-cell table:formula="of:=[Datos_MoCap.A255]" office:value-type="float" office:value="0.016566" calcext:value-type="float">
            <text:p>0.016566</text:p>
          </table:table-cell>
          <table:table-cell table:formula="of:=[Datos_MoCap.B255]" office:value-type="float" office:value="1.364926" calcext:value-type="float">
            <text:p>1.364926</text:p>
          </table:table-cell>
          <table:table-cell table:formula="of:=[Datos_MoCap.C255]" office:value-type="float" office:value="0.070472" calcext:value-type="float">
            <text:p>0.070472</text:p>
          </table:table-cell>
          <table:table-cell table:formula="of:=[Datos_MoCap.D255]" office:value-type="float" office:value="0.015702" calcext:value-type="float">
            <text:p>0.015702</text:p>
          </table:table-cell>
          <table:table-cell table:formula="of:=[Datos_MoCap.F255]" office:value-type="float" office:value="-0.072176" calcext:value-type="float">
            <text:p>-0.072176</text:p>
          </table:table-cell>
          <table:table-cell table:formula="of:=[Datos_MoCap.E255]" office:value-type="float" office:value="-0.051373" calcext:value-type="float">
            <text:p>-0.051373</text:p>
          </table:table-cell>
          <table:table-cell/>
          <table:table-cell table:formula="of:=([.#REF!255]^2)*(0.178)+([.#REF!255])*(0.352)-0.013" office:value-type="string" office:string-value="" calcext:value-type="error">
            <text:p>#REF!</text:p>
          </table:table-cell>
          <table:table-cell table:formula="of:=([.J255]^2)*(-0.89)+([.J255])*(-0.633)-0.245" office:value-type="float" office:value="-0.29402878547776" calcext:value-type="float">
            <text:p>-0.2940287855</text:p>
          </table:table-cell>
          <table:table-cell table:formula="of:=([.I255]^2)*(-0.189)+([.I255])*(0.905)-0.392" office:value-type="float" office:value="0.491146685745036" calcext:value-type="float">
            <text:p>0.4911466857</text:p>
          </table:table-cell>
          <table:table-cell table:number-columns-repeated="1007"/>
        </table:table-row>
        <table:table-row table:style-name="ro1">
          <table:table-cell table:formula="of:=[Datos_Nao.A256]" office:value-type="float" office:value="-0.00316928513348103" calcext:value-type="float">
            <text:p>-0.0031692851</text:p>
          </table:table-cell>
          <table:table-cell table:formula="of:=[Datos_Nao.B256]" office:value-type="float" office:value="-0.00865057669579983" calcext:value-type="float">
            <text:p>-0.0086505767</text:p>
          </table:table-cell>
          <table:table-cell table:formula="of:=[Datos_Nao.C256]" office:value-type="float" office:value="0.330417096614838" calcext:value-type="float">
            <text:p>0.3304170966</text:p>
          </table:table-cell>
          <table:table-cell table:formula="of:=[Datos_Nao.D256]" office:value-type="float" office:value="0.0188693981617689" calcext:value-type="float">
            <text:p>0.0188693982</text:p>
          </table:table-cell>
          <table:table-cell table:formula="of:=[Datos_Nao.E256]" office:value-type="float" office:value="0.0190735459327698" calcext:value-type="float">
            <text:p>0.0190735459</text:p>
          </table:table-cell>
          <table:table-cell table:formula="of:=[Datos_Nao.F256]" office:value-type="float" office:value="0.00313764694146812" calcext:value-type="float">
            <text:p>0.0031376469</text:p>
          </table:table-cell>
          <table:table-cell/>
          <table:table-cell table:formula="of:=[Datos_MoCap.A256]" office:value-type="float" office:value="0.015521" calcext:value-type="float">
            <text:p>0.015521</text:p>
          </table:table-cell>
          <table:table-cell table:formula="of:=[Datos_MoCap.B256]" office:value-type="float" office:value="1.36439" calcext:value-type="float">
            <text:p>1.36439</text:p>
          </table:table-cell>
          <table:table-cell table:formula="of:=[Datos_MoCap.C256]" office:value-type="float" office:value="0.073275" calcext:value-type="float">
            <text:p>0.073275</text:p>
          </table:table-cell>
          <table:table-cell table:formula="of:=[Datos_MoCap.D256]" office:value-type="float" office:value="0.014157" calcext:value-type="float">
            <text:p>0.014157</text:p>
          </table:table-cell>
          <table:table-cell table:formula="of:=[Datos_MoCap.F256]" office:value-type="float" office:value="-0.068721" calcext:value-type="float">
            <text:p>-0.068721</text:p>
          </table:table-cell>
          <table:table-cell table:formula="of:=[Datos_MoCap.E256]" office:value-type="float" office:value="-0.050857" calcext:value-type="float">
            <text:p>-0.050857</text:p>
          </table:table-cell>
          <table:table-cell/>
          <table:table-cell table:formula="of:=([.#REF!256]^2)*(0.178)+([.#REF!256])*(0.352)-0.013" office:value-type="string" office:string-value="" calcext:value-type="error">
            <text:p>#REF!</text:p>
          </table:table-cell>
          <table:table-cell table:formula="of:=([.J256]^2)*(-0.89)+([.J256])*(-0.633)-0.245" office:value-type="float" office:value="-0.29616168580625" calcext:value-type="float">
            <text:p>-0.2961616858</text:p>
          </table:table-cell>
          <table:table-cell table:formula="of:=([.I256]^2)*(-0.189)+([.I256])*(0.905)-0.392" office:value-type="float" office:value="0.4909380963731" calcext:value-type="float">
            <text:p>0.4909380964</text:p>
          </table:table-cell>
          <table:table-cell table:number-columns-repeated="1007"/>
        </table:table-row>
        <table:table-row table:style-name="ro1">
          <table:table-cell table:formula="of:=[Datos_Nao.A257]" office:value-type="float" office:value="-0.00302959606051445" calcext:value-type="float">
            <text:p>-0.0030295961</text:p>
          </table:table-cell>
          <table:table-cell table:formula="of:=[Datos_Nao.B257]" office:value-type="float" office:value="-0.00877258833497763" calcext:value-type="float">
            <text:p>-0.0087725883</text:p>
          </table:table-cell>
          <table:table-cell table:formula="of:=[Datos_Nao.C257]" office:value-type="float" office:value="0.330392211675644" calcext:value-type="float">
            <text:p>0.3303922117</text:p>
          </table:table-cell>
          <table:table-cell table:formula="of:=[Datos_Nao.D257]" office:value-type="float" office:value="0.0188109297305346" calcext:value-type="float">
            <text:p>0.0188109297</text:p>
          </table:table-cell>
          <table:table-cell table:formula="of:=[Datos_Nao.E257]" office:value-type="float" office:value="0.0195566434413195" calcext:value-type="float">
            <text:p>0.0195566434</text:p>
          </table:table-cell>
          <table:table-cell table:formula="of:=[Datos_Nao.F257]" office:value-type="float" office:value="0.00307338335551321" calcext:value-type="float">
            <text:p>0.0030733834</text:p>
          </table:table-cell>
          <table:table-cell/>
          <table:table-cell table:formula="of:=[Datos_MoCap.A257]" office:value-type="float" office:value="0.015297" calcext:value-type="float">
            <text:p>0.015297</text:p>
          </table:table-cell>
          <table:table-cell table:formula="of:=[Datos_MoCap.B257]" office:value-type="float" office:value="1.363863" calcext:value-type="float">
            <text:p>1.363863</text:p>
          </table:table-cell>
          <table:table-cell table:formula="of:=[Datos_MoCap.C257]" office:value-type="float" office:value="0.076436" calcext:value-type="float">
            <text:p>0.076436</text:p>
          </table:table-cell>
          <table:table-cell table:formula="of:=[Datos_MoCap.D257]" office:value-type="float" office:value="0.013619" calcext:value-type="float">
            <text:p>0.013619</text:p>
          </table:table-cell>
          <table:table-cell table:formula="of:=[Datos_MoCap.F257]" office:value-type="float" office:value="-0.069694" calcext:value-type="float">
            <text:p>-0.069694</text:p>
          </table:table-cell>
          <table:table-cell table:formula="of:=[Datos_MoCap.E257]" office:value-type="float" office:value="-0.050736" calcext:value-type="float">
            <text:p>-0.050736</text:p>
          </table:table-cell>
          <table:table-cell/>
          <table:table-cell table:formula="of:=([.#REF!257]^2)*(0.178)+([.#REF!257])*(0.352)-0.013" office:value-type="string" office:string-value="" calcext:value-type="error">
            <text:p>#REF!</text:p>
          </table:table-cell>
          <table:table-cell table:formula="of:=([.J257]^2)*(-0.89)+([.J257])*(-0.633)-0.245" office:value-type="float" office:value="-0.29858377926544" calcext:value-type="float">
            <text:p>-0.2985837793</text:p>
          </table:table-cell>
          <table:table-cell table:formula="of:=([.I257]^2)*(-0.189)+([.I257])*(0.905)-0.392" office:value-type="float" office:value="0.490732903556659" calcext:value-type="float">
            <text:p>0.4907329036</text:p>
          </table:table-cell>
          <table:table-cell table:number-columns-repeated="1007"/>
        </table:table-row>
        <table:table-row table:style-name="ro1">
          <table:table-cell table:formula="of:=[Datos_Nao.A258]" office:value-type="float" office:value="-0.00291886646300554" calcext:value-type="float">
            <text:p>-0.0029188665</text:p>
          </table:table-cell>
          <table:table-cell table:formula="of:=[Datos_Nao.B258]" office:value-type="float" office:value="-0.00882966816425324" calcext:value-type="float">
            <text:p>-0.0088296682</text:p>
          </table:table-cell>
          <table:table-cell table:formula="of:=[Datos_Nao.C258]" office:value-type="float" office:value="0.330373167991638" calcext:value-type="float">
            <text:p>0.330373168</text:p>
          </table:table-cell>
          <table:table-cell table:formula="of:=[Datos_Nao.D258]" office:value-type="float" office:value="0.0187666974961758" calcext:value-type="float">
            <text:p>0.0187666975</text:p>
          </table:table-cell>
          <table:table-cell table:formula="of:=[Datos_Nao.E258]" office:value-type="float" office:value="0.0199222881346941" calcext:value-type="float">
            <text:p>0.0199222881</text:p>
          </table:table-cell>
          <table:table-cell table:formula="of:=[Datos_Nao.F258]" office:value-type="float" office:value="0.00304467789828777" calcext:value-type="float">
            <text:p>0.0030446779</text:p>
          </table:table-cell>
          <table:table-cell/>
          <table:table-cell table:formula="of:=[Datos_MoCap.A258]" office:value-type="float" office:value="0.015125" calcext:value-type="float">
            <text:p>0.015125</text:p>
          </table:table-cell>
          <table:table-cell table:formula="of:=[Datos_MoCap.B258]" office:value-type="float" office:value="1.363352" calcext:value-type="float">
            <text:p>1.363352</text:p>
          </table:table-cell>
          <table:table-cell table:formula="of:=[Datos_MoCap.C258]" office:value-type="float" office:value="0.079647" calcext:value-type="float">
            <text:p>0.079647</text:p>
          </table:table-cell>
          <table:table-cell table:formula="of:=[Datos_MoCap.D258]" office:value-type="float" office:value="0.012878" calcext:value-type="float">
            <text:p>0.012878</text:p>
          </table:table-cell>
          <table:table-cell table:formula="of:=[Datos_MoCap.F258]" office:value-type="float" office:value="-0.070572" calcext:value-type="float">
            <text:p>-0.070572</text:p>
          </table:table-cell>
          <table:table-cell table:formula="of:=[Datos_MoCap.E258]" office:value-type="float" office:value="-0.050693" calcext:value-type="float">
            <text:p>-0.050693</text:p>
          </table:table-cell>
          <table:table-cell/>
          <table:table-cell table:formula="of:=([.#REF!258]^2)*(0.178)+([.#REF!258])*(0.352)-0.013" office:value-type="string" office:string-value="" calcext:value-type="error">
            <text:p>#REF!</text:p>
          </table:table-cell>
          <table:table-cell table:formula="of:=([.J258]^2)*(-0.89)+([.J258])*(-0.633)-0.245" office:value-type="float" office:value="-0.30106239470201" calcext:value-type="float">
            <text:p>-0.3010623947</text:p>
          </table:table-cell>
          <table:table-cell table:formula="of:=([.I258]^2)*(-0.189)+([.I258])*(0.905)-0.392" office:value-type="float" office:value="0.490533840254144" calcext:value-type="float">
            <text:p>0.4905338403</text:p>
          </table:table-cell>
          <table:table-cell table:number-columns-repeated="1007"/>
        </table:table-row>
        <table:table-row table:style-name="ro1">
          <table:table-cell table:formula="of:=[Datos_Nao.A259]" office:value-type="float" office:value="-0.00283826887607574" calcext:value-type="float">
            <text:p>-0.0028382689</text:p>
          </table:table-cell>
          <table:table-cell table:formula="of:=[Datos_Nao.B259]" office:value-type="float" office:value="-0.00882862787693739" calcext:value-type="float">
            <text:p>-0.0088286279</text:p>
          </table:table-cell>
          <table:table-cell table:formula="of:=[Datos_Nao.C259]" office:value-type="float" office:value="0.330360233783722" calcext:value-type="float">
            <text:p>0.3303602338</text:p>
          </table:table-cell>
          <table:table-cell table:formula="of:=[Datos_Nao.D259]" office:value-type="float" office:value="0.0187367517501116" calcext:value-type="float">
            <text:p>0.0187367518</text:p>
          </table:table-cell>
          <table:table-cell table:formula="of:=[Datos_Nao.E259]" office:value-type="float" office:value="0.0201699193567038" calcext:value-type="float">
            <text:p>0.0201699194</text:p>
          </table:table-cell>
          <table:table-cell table:formula="of:=[Datos_Nao.F259]" office:value-type="float" office:value="0.00304743158631027" calcext:value-type="float">
            <text:p>0.0030474316</text:p>
          </table:table-cell>
          <table:table-cell/>
          <table:table-cell table:formula="of:=[Datos_MoCap.A259]" office:value-type="float" office:value="0.014978" calcext:value-type="float">
            <text:p>0.014978</text:p>
          </table:table-cell>
          <table:table-cell table:formula="of:=[Datos_MoCap.B259]" office:value-type="float" office:value="1.362956" calcext:value-type="float">
            <text:p>1.362956</text:p>
          </table:table-cell>
          <table:table-cell table:formula="of:=[Datos_MoCap.C259]" office:value-type="float" office:value="0.082971" calcext:value-type="float">
            <text:p>0.082971</text:p>
          </table:table-cell>
          <table:table-cell table:formula="of:=[Datos_MoCap.D259]" office:value-type="float" office:value="0.011996" calcext:value-type="float">
            <text:p>0.011996</text:p>
          </table:table-cell>
          <table:table-cell table:formula="of:=[Datos_MoCap.F259]" office:value-type="float" office:value="-0.071446" calcext:value-type="float">
            <text:p>-0.071446</text:p>
          </table:table-cell>
          <table:table-cell table:formula="of:=[Datos_MoCap.E259]" office:value-type="float" office:value="-0.050491" calcext:value-type="float">
            <text:p>-0.050491</text:p>
          </table:table-cell>
          <table:table-cell/>
          <table:table-cell table:formula="of:=([.#REF!259]^2)*(0.178)+([.#REF!259])*(0.352)-0.013" office:value-type="string" office:string-value="" calcext:value-type="error">
            <text:p>#REF!</text:p>
          </table:table-cell>
          <table:table-cell table:formula="of:=([.J259]^2)*(-0.89)+([.J259])*(-0.633)-0.245" office:value-type="float" office:value="-0.30364756928849" calcext:value-type="float">
            <text:p>-0.3036475693</text:p>
          </table:table-cell>
          <table:table-cell table:formula="of:=([.I259]^2)*(-0.189)+([.I259])*(0.905)-0.392" office:value-type="float" office:value="0.490379508050096" calcext:value-type="float">
            <text:p>0.4903795081</text:p>
          </table:table-cell>
          <table:table-cell table:number-columns-repeated="1007"/>
        </table:table-row>
        <table:table-row table:style-name="ro1">
          <table:table-cell table:formula="of:=[Datos_Nao.A260]" office:value-type="float" office:value="-0.00278583914041519" calcext:value-type="float">
            <text:p>-0.0027858391</text:p>
          </table:table-cell>
          <table:table-cell table:formula="of:=[Datos_Nao.B260]" office:value-type="float" office:value="-0.00882209930568934" calcext:value-type="float">
            <text:p>-0.0088220993</text:p>
          </table:table-cell>
          <table:table-cell table:formula="of:=[Datos_Nao.C260]" office:value-type="float" office:value="0.330351948738098" calcext:value-type="float">
            <text:p>0.3303519487</text:p>
          </table:table-cell>
          <table:table-cell table:formula="of:=[Datos_Nao.D260]" office:value-type="float" office:value="0.0187175888568163" calcext:value-type="float">
            <text:p>0.0187175889</text:p>
          </table:table-cell>
          <table:table-cell table:formula="of:=[Datos_Nao.E260]" office:value-type="float" office:value="0.0203284081071615" calcext:value-type="float">
            <text:p>0.0203284081</text:p>
          </table:table-cell>
          <table:table-cell table:formula="of:=[Datos_Nao.F260]" office:value-type="float" office:value="0.00305239297449589" calcext:value-type="float">
            <text:p>0.003052393</text:p>
          </table:table-cell>
          <table:table-cell/>
          <table:table-cell table:formula="of:=[Datos_MoCap.A260]" office:value-type="float" office:value="0.014783" calcext:value-type="float">
            <text:p>0.014783</text:p>
          </table:table-cell>
          <table:table-cell table:formula="of:=[Datos_MoCap.B260]" office:value-type="float" office:value="1.362509" calcext:value-type="float">
            <text:p>1.362509</text:p>
          </table:table-cell>
          <table:table-cell table:formula="of:=[Datos_MoCap.C260]" office:value-type="float" office:value="0.086438" calcext:value-type="float">
            <text:p>0.086438</text:p>
          </table:table-cell>
          <table:table-cell table:formula="of:=[Datos_MoCap.D260]" office:value-type="float" office:value="0.011163" calcext:value-type="float">
            <text:p>0.011163</text:p>
          </table:table-cell>
          <table:table-cell table:formula="of:=[Datos_MoCap.F260]" office:value-type="float" office:value="-0.072284" calcext:value-type="float">
            <text:p>-0.072284</text:p>
          </table:table-cell>
          <table:table-cell table:formula="of:=[Datos_MoCap.E260]" office:value-type="float" office:value="-0.050413" calcext:value-type="float">
            <text:p>-0.050413</text:p>
          </table:table-cell>
          <table:table-cell/>
          <table:table-cell table:formula="of:=([.#REF!260]^2)*(0.178)+([.#REF!260])*(0.352)-0.013" office:value-type="string" office:string-value="" calcext:value-type="error">
            <text:p>#REF!</text:p>
          </table:table-cell>
          <table:table-cell table:formula="of:=([.J260]^2)*(-0.89)+([.J260])*(-0.633)-0.245" office:value-type="float" office:value="-0.30636491378116" calcext:value-type="float">
            <text:p>-0.3063649138</text:p>
          </table:table-cell>
          <table:table-cell table:formula="of:=([.I260]^2)*(-0.189)+([.I260])*(0.905)-0.392" office:value-type="float" office:value="0.490205228509691" calcext:value-type="float">
            <text:p>0.4902052285</text:p>
          </table:table-cell>
          <table:table-cell table:number-columns-repeated="1007"/>
        </table:table-row>
        <table:table-row table:style-name="ro1">
          <table:table-cell table:formula="of:=[Datos_Nao.A261]" office:value-type="float" office:value="-0.00276719778776169" calcext:value-type="float">
            <text:p>-0.0027671978</text:p>
          </table:table-cell>
          <table:table-cell table:formula="of:=[Datos_Nao.B261]" office:value-type="float" office:value="-0.00881978217512369" calcext:value-type="float">
            <text:p>-0.0088197822</text:p>
          </table:table-cell>
          <table:table-cell table:formula="of:=[Datos_Nao.C261]" office:value-type="float" office:value="0.330348998308182" calcext:value-type="float">
            <text:p>0.3303489983</text:p>
          </table:table-cell>
          <table:table-cell table:formula="of:=[Datos_Nao.D261]" office:value-type="float" office:value="0.0187107734382153" calcext:value-type="float">
            <text:p>0.0187107734</text:p>
          </table:table-cell>
          <table:table-cell table:formula="of:=[Datos_Nao.E261]" office:value-type="float" office:value="0.0203847568482161" calcext:value-type="float">
            <text:p>0.0203847568</text:p>
          </table:table-cell>
          <table:table-cell table:formula="of:=[Datos_Nao.F261]" office:value-type="float" office:value="0.00305418856441975" calcext:value-type="float">
            <text:p>0.0030541886</text:p>
          </table:table-cell>
          <table:table-cell/>
          <table:table-cell table:formula="of:=[Datos_MoCap.A261]" office:value-type="float" office:value="0.014696" calcext:value-type="float">
            <text:p>0.014696</text:p>
          </table:table-cell>
          <table:table-cell table:formula="of:=[Datos_MoCap.B261]" office:value-type="float" office:value="1.362097" calcext:value-type="float">
            <text:p>1.362097</text:p>
          </table:table-cell>
          <table:table-cell table:formula="of:=[Datos_MoCap.C261]" office:value-type="float" office:value="0.089923" calcext:value-type="float">
            <text:p>0.089923</text:p>
          </table:table-cell>
          <table:table-cell table:formula="of:=[Datos_MoCap.D261]" office:value-type="float" office:value="0.009989" calcext:value-type="float">
            <text:p>0.009989</text:p>
          </table:table-cell>
          <table:table-cell table:formula="of:=[Datos_MoCap.F261]" office:value-type="float" office:value="-0.073137" calcext:value-type="float">
            <text:p>-0.073137</text:p>
          </table:table-cell>
          <table:table-cell table:formula="of:=[Datos_MoCap.E261]" office:value-type="float" office:value="-0.04986" calcext:value-type="float">
            <text:p>-0.04986</text:p>
          </table:table-cell>
          <table:table-cell/>
          <table:table-cell table:formula="of:=([.#REF!261]^2)*(0.178)+([.#REF!261])*(0.352)-0.013" office:value-type="string" office:string-value="" calcext:value-type="error">
            <text:p>#REF!</text:p>
          </table:table-cell>
          <table:table-cell table:formula="of:=([.J261]^2)*(-0.89)+([.J261])*(-0.633)-0.245" office:value-type="float" office:value="-0.30911792887681" calcext:value-type="float">
            <text:p>-0.3091179289</text:p>
          </table:table-cell>
          <table:table-cell table:formula="of:=([.I261]^2)*(-0.189)+([.I261])*(0.905)-0.392" office:value-type="float" office:value="0.490044528129699" calcext:value-type="float">
            <text:p>0.4900445281</text:p>
          </table:table-cell>
          <table:table-cell table:number-columns-repeated="1007"/>
        </table:table-row>
        <table:table-row table:style-name="ro1">
          <table:table-cell table:formula="of:=[Datos_Nao.A262]" office:value-type="float" office:value="-0.00274036452174187" calcext:value-type="float">
            <text:p>-0.0027403645</text:p>
          </table:table-cell>
          <table:table-cell table:formula="of:=[Datos_Nao.B262]" office:value-type="float" office:value="-0.00881645083427429" calcext:value-type="float">
            <text:p>-0.0088164508</text:p>
          </table:table-cell>
          <table:table-cell table:formula="of:=[Datos_Nao.C262]" office:value-type="float" office:value="0.330344766378403" calcext:value-type="float">
            <text:p>0.3303447664</text:p>
          </table:table-cell>
          <table:table-cell table:formula="of:=[Datos_Nao.D262]" office:value-type="float" office:value="0.0187009666115046" calcext:value-type="float">
            <text:p>0.0187009666</text:p>
          </table:table-cell>
          <table:table-cell table:formula="of:=[Datos_Nao.E262]" office:value-type="float" office:value="0.0204658973962069" calcext:value-type="float">
            <text:p>0.0204658974</text:p>
          </table:table-cell>
          <table:table-cell table:formula="of:=[Datos_Nao.F262]" office:value-type="float" office:value="0.00305667519569397" calcext:value-type="float">
            <text:p>0.0030566752</text:p>
          </table:table-cell>
          <table:table-cell/>
          <table:table-cell table:formula="of:=[Datos_MoCap.A262]" office:value-type="float" office:value="0.014644" calcext:value-type="float">
            <text:p>0.014644</text:p>
          </table:table-cell>
          <table:table-cell table:formula="of:=[Datos_MoCap.B262]" office:value-type="float" office:value="1.361685" calcext:value-type="float">
            <text:p>1.361685</text:p>
          </table:table-cell>
          <table:table-cell table:formula="of:=[Datos_MoCap.C262]" office:value-type="float" office:value="0.093486" calcext:value-type="float">
            <text:p>0.093486</text:p>
          </table:table-cell>
          <table:table-cell table:formula="of:=[Datos_MoCap.D262]" office:value-type="float" office:value="0.008857" calcext:value-type="float">
            <text:p>0.008857</text:p>
          </table:table-cell>
          <table:table-cell table:formula="of:=[Datos_MoCap.F262]" office:value-type="float" office:value="-0.073639" calcext:value-type="float">
            <text:p>-0.073639</text:p>
          </table:table-cell>
          <table:table-cell table:formula="of:=[Datos_MoCap.E262]" office:value-type="float" office:value="-0.049071" calcext:value-type="float">
            <text:p>-0.049071</text:p>
          </table:table-cell>
          <table:table-cell/>
          <table:table-cell table:formula="of:=([.#REF!262]^2)*(0.178)+([.#REF!262])*(0.352)-0.013" office:value-type="string" office:string-value="" calcext:value-type="error">
            <text:p>#REF!</text:p>
          </table:table-cell>
          <table:table-cell table:formula="of:=([.J262]^2)*(-0.89)+([.J262])*(-0.633)-0.245" office:value-type="float" office:value="-0.31195491065444" calcext:value-type="float">
            <text:p>-0.3119549107</text:p>
          </table:table-cell>
          <table:table-cell table:formula="of:=([.I262]^2)*(-0.189)+([.I262])*(0.905)-0.392" office:value-type="float" office:value="0.489883763586475" calcext:value-type="float">
            <text:p>0.4898837636</text:p>
          </table:table-cell>
          <table:table-cell table:number-columns-repeated="1007"/>
        </table:table-row>
        <table:table-row table:style-name="ro1">
          <table:table-cell table:formula="of:=[Datos_Nao.A263]" office:value-type="float" office:value="-0.00273082312196493" calcext:value-type="float">
            <text:p>-0.0027308231</text:p>
          </table:table-cell>
          <table:table-cell table:formula="of:=[Datos_Nao.B263]" office:value-type="float" office:value="-0.00881526060402393" calcext:value-type="float">
            <text:p>-0.0088152606</text:p>
          </table:table-cell>
          <table:table-cell table:formula="of:=[Datos_Nao.C263]" office:value-type="float" office:value="0.330343246459961" calcext:value-type="float">
            <text:p>0.3303432465</text:p>
          </table:table-cell>
          <table:table-cell table:formula="of:=[Datos_Nao.D263]" office:value-type="float" office:value="0.01869747787714" calcext:value-type="float">
            <text:p>0.0186974779</text:p>
          </table:table-cell>
          <table:table-cell table:formula="of:=[Datos_Nao.E263]" office:value-type="float" office:value="0.0204947516322136" calcext:value-type="float">
            <text:p>0.0204947516</text:p>
          </table:table-cell>
          <table:table-cell table:formula="of:=[Datos_Nao.F263]" office:value-type="float" office:value="0.00305763469077647" calcext:value-type="float">
            <text:p>0.0030576347</text:p>
          </table:table-cell>
          <table:table-cell/>
          <table:table-cell table:formula="of:=[Datos_MoCap.A263]" office:value-type="float" office:value="0.014642" calcext:value-type="float">
            <text:p>0.014642</text:p>
          </table:table-cell>
          <table:table-cell table:formula="of:=[Datos_MoCap.B263]" office:value-type="float" office:value="1.361342" calcext:value-type="float">
            <text:p>1.361342</text:p>
          </table:table-cell>
          <table:table-cell table:formula="of:=[Datos_MoCap.C263]" office:value-type="float" office:value="0.097181" calcext:value-type="float">
            <text:p>0.097181</text:p>
          </table:table-cell>
          <table:table-cell table:formula="of:=[Datos_MoCap.D263]" office:value-type="float" office:value="0.007678" calcext:value-type="float">
            <text:p>0.007678</text:p>
          </table:table-cell>
          <table:table-cell table:formula="of:=[Datos_MoCap.F263]" office:value-type="float" office:value="-0.074166" calcext:value-type="float">
            <text:p>-0.074166</text:p>
          </table:table-cell>
          <table:table-cell table:formula="of:=[Datos_MoCap.E263]" office:value-type="float" office:value="-0.048" calcext:value-type="float">
            <text:p>-0.048</text:p>
          </table:table-cell>
          <table:table-cell/>
          <table:table-cell table:formula="of:=([.#REF!263]^2)*(0.178)+([.#REF!263])*(0.352)-0.013" office:value-type="string" office:string-value="" calcext:value-type="error">
            <text:p>#REF!</text:p>
          </table:table-cell>
          <table:table-cell table:formula="of:=([.J263]^2)*(-0.89)+([.J263])*(-0.633)-0.245" office:value-type="float" office:value="-0.31492086361729" calcext:value-type="float">
            <text:p>-0.3149208636</text:p>
          </table:table-cell>
          <table:table-cell table:formula="of:=([.I263]^2)*(-0.189)+([.I263])*(0.905)-0.392" office:value-type="float" office:value="0.489749874257804" calcext:value-type="float">
            <text:p>0.4897498743</text:p>
          </table:table-cell>
          <table:table-cell table:number-columns-repeated="1007"/>
        </table:table-row>
        <table:table-row table:style-name="ro1">
          <table:table-cell table:formula="of:=[Datos_Nao.A264]" office:value-type="float" office:value="-0.00271219946444035" calcext:value-type="float">
            <text:p>-0.0027121995</text:p>
          </table:table-cell>
          <table:table-cell table:formula="of:=[Datos_Nao.B264]" office:value-type="float" office:value="-0.00881292019039393" calcext:value-type="float">
            <text:p>-0.0088129202</text:p>
          </table:table-cell>
          <table:table-cell table:formula="of:=[Datos_Nao.C264]" office:value-type="float" office:value="0.330340325832367" calcext:value-type="float">
            <text:p>0.3303403258</text:p>
          </table:table-cell>
          <table:table-cell table:formula="of:=[Datos_Nao.D264]" office:value-type="float" office:value="0.0186906699091196" calcext:value-type="float">
            <text:p>0.0186906699</text:p>
          </table:table-cell>
          <table:table-cell table:formula="of:=[Datos_Nao.E264]" office:value-type="float" office:value="0.0205510705709457" calcext:value-type="float">
            <text:p>0.0205510706</text:p>
          </table:table-cell>
          <table:table-cell table:formula="of:=[Datos_Nao.F264]" office:value-type="float" office:value="0.00305934506468475" calcext:value-type="float">
            <text:p>0.0030593451</text:p>
          </table:table-cell>
          <table:table-cell/>
          <table:table-cell table:formula="of:=[Datos_MoCap.A264]" office:value-type="float" office:value="0.014663" calcext:value-type="float">
            <text:p>0.014663</text:p>
          </table:table-cell>
          <table:table-cell table:formula="of:=[Datos_MoCap.B264]" office:value-type="float" office:value="1.360924" calcext:value-type="float">
            <text:p>1.360924</text:p>
          </table:table-cell>
          <table:table-cell table:formula="of:=[Datos_MoCap.C264]" office:value-type="float" office:value="0.10094" calcext:value-type="float">
            <text:p>0.10094</text:p>
          </table:table-cell>
          <table:table-cell table:formula="of:=[Datos_MoCap.D264]" office:value-type="float" office:value="0.006696" calcext:value-type="float">
            <text:p>0.006696</text:p>
          </table:table-cell>
          <table:table-cell table:formula="of:=[Datos_MoCap.F264]" office:value-type="float" office:value="-0.074626" calcext:value-type="float">
            <text:p>-0.074626</text:p>
          </table:table-cell>
          <table:table-cell table:formula="of:=[Datos_MoCap.E264]" office:value-type="float" office:value="-0.046928" calcext:value-type="float">
            <text:p>-0.046928</text:p>
          </table:table-cell>
          <table:table-cell/>
          <table:table-cell table:formula="of:=([.#REF!264]^2)*(0.178)+([.#REF!264])*(0.352)-0.013" office:value-type="string" office:string-value="" calcext:value-type="error">
            <text:p>#REF!</text:p>
          </table:table-cell>
          <table:table-cell table:formula="of:=([.J264]^2)*(-0.89)+([.J264])*(-0.633)-0.245" office:value-type="float" office:value="-0.317963126404" calcext:value-type="float">
            <text:p>-0.3179631264</text:p>
          </table:table-cell>
          <table:table-cell table:formula="of:=([.I264]^2)*(-0.189)+([.I264])*(0.905)-0.392" office:value-type="float" office:value="0.489586648716336" calcext:value-type="float">
            <text:p>0.4895866487</text:p>
          </table:table-cell>
          <table:table-cell table:number-columns-repeated="1007"/>
        </table:table-row>
        <table:table-row table:style-name="ro1">
          <table:table-cell table:formula="of:=[Datos_Nao.A265]" office:value-type="float" office:value="-0.00270828045904636" calcext:value-type="float">
            <text:p>-0.0027082805</text:p>
          </table:table-cell>
          <table:table-cell table:formula="of:=[Datos_Nao.B265]" office:value-type="float" office:value="-0.00881243404000998" calcext:value-type="float">
            <text:p>-0.008812434</text:p>
          </table:table-cell>
          <table:table-cell table:formula="of:=[Datos_Nao.C265]" office:value-type="float" office:value="0.330339699983597" calcext:value-type="float">
            <text:p>0.3303397</text:p>
          </table:table-cell>
          <table:table-cell table:formula="of:=[Datos_Nao.D265]" office:value-type="float" office:value="0.0186892431229353" calcext:value-type="float">
            <text:p>0.0186892431</text:p>
          </table:table-cell>
          <table:table-cell table:formula="of:=[Datos_Nao.E265]" office:value-type="float" office:value="0.0205628871917725" calcext:value-type="float">
            <text:p>0.0205628872</text:p>
          </table:table-cell>
          <table:table-cell table:formula="of:=[Datos_Nao.F265]" office:value-type="float" office:value="0.00305969966575503" calcext:value-type="float">
            <text:p>0.0030596997</text:p>
          </table:table-cell>
          <table:table-cell/>
          <table:table-cell table:formula="of:=[Datos_MoCap.A265]" office:value-type="float" office:value="0.014743" calcext:value-type="float">
            <text:p>0.014743</text:p>
          </table:table-cell>
          <table:table-cell table:formula="of:=[Datos_MoCap.B265]" office:value-type="float" office:value="1.360467" calcext:value-type="float">
            <text:p>1.360467</text:p>
          </table:table-cell>
          <table:table-cell table:formula="of:=[Datos_MoCap.C265]" office:value-type="float" office:value="0.104783" calcext:value-type="float">
            <text:p>0.104783</text:p>
          </table:table-cell>
          <table:table-cell table:formula="of:=[Datos_MoCap.D265]" office:value-type="float" office:value="0.005584" calcext:value-type="float">
            <text:p>0.005584</text:p>
          </table:table-cell>
          <table:table-cell table:formula="of:=[Datos_MoCap.F265]" office:value-type="float" office:value="-0.074606" calcext:value-type="float">
            <text:p>-0.074606</text:p>
          </table:table-cell>
          <table:table-cell table:formula="of:=[Datos_MoCap.E265]" office:value-type="float" office:value="-0.04558" calcext:value-type="float">
            <text:p>-0.04558</text:p>
          </table:table-cell>
          <table:table-cell/>
          <table:table-cell table:formula="of:=([.#REF!265]^2)*(0.178)+([.#REF!265])*(0.352)-0.013" office:value-type="string" office:string-value="" calcext:value-type="error">
            <text:p>#REF!</text:p>
          </table:table-cell>
          <table:table-cell table:formula="of:=([.J265]^2)*(-0.89)+([.J265])*(-0.633)-0.245" office:value-type="float" office:value="-0.32109937360921" calcext:value-type="float">
            <text:p>-0.3210993736</text:p>
          </table:table-cell>
          <table:table-cell table:formula="of:=([.I265]^2)*(-0.189)+([.I265])*(0.905)-0.392" office:value-type="float" office:value="0.489408118421179" calcext:value-type="float">
            <text:p>0.4894081184</text:p>
          </table:table-cell>
          <table:table-cell table:number-columns-repeated="1007"/>
        </table:table-row>
        <table:table-row table:style-name="ro1">
          <table:table-cell table:formula="of:=[Datos_Nao.A266]" office:value-type="float" office:value="-0.00270266178995371" calcext:value-type="float">
            <text:p>-0.0027026618</text:p>
          </table:table-cell>
          <table:table-cell table:formula="of:=[Datos_Nao.B266]" office:value-type="float" office:value="-0.00881174765527248" calcext:value-type="float">
            <text:p>-0.0088117477</text:p>
          </table:table-cell>
          <table:table-cell table:formula="of:=[Datos_Nao.C266]" office:value-type="float" office:value="0.330338805913925" calcext:value-type="float">
            <text:p>0.3303388059</text:p>
          </table:table-cell>
          <table:table-cell table:formula="of:=[Datos_Nao.D266]" office:value-type="float" office:value="0.0186871886253357" calcext:value-type="float">
            <text:p>0.0186871886</text:p>
          </table:table-cell>
          <table:table-cell table:formula="of:=[Datos_Nao.E266]" office:value-type="float" office:value="0.020579906180501" calcext:value-type="float">
            <text:p>0.0205799062</text:p>
          </table:table-cell>
          <table:table-cell table:formula="of:=[Datos_Nao.F266]" office:value-type="float" office:value="0.00306027103215456" calcext:value-type="float">
            <text:p>0.003060271</text:p>
          </table:table-cell>
          <table:table-cell/>
          <table:table-cell table:formula="of:=[Datos_MoCap.A266]" office:value-type="float" office:value="0.014786" calcext:value-type="float">
            <text:p>0.014786</text:p>
          </table:table-cell>
          <table:table-cell table:formula="of:=[Datos_MoCap.B266]" office:value-type="float" office:value="1.359962" calcext:value-type="float">
            <text:p>1.359962</text:p>
          </table:table-cell>
          <table:table-cell table:formula="of:=[Datos_MoCap.C266]" office:value-type="float" office:value="0.108698" calcext:value-type="float">
            <text:p>0.108698</text:p>
          </table:table-cell>
          <table:table-cell table:formula="of:=[Datos_MoCap.D266]" office:value-type="float" office:value="0.004692" calcext:value-type="float">
            <text:p>0.004692</text:p>
          </table:table-cell>
          <table:table-cell table:formula="of:=[Datos_MoCap.F266]" office:value-type="float" office:value="-0.074567" calcext:value-type="float">
            <text:p>-0.074567</text:p>
          </table:table-cell>
          <table:table-cell table:formula="of:=[Datos_MoCap.E266]" office:value-type="float" office:value="-0.044409" calcext:value-type="float">
            <text:p>-0.044409</text:p>
          </table:table-cell>
          <table:table-cell/>
          <table:table-cell table:formula="of:=([.#REF!266]^2)*(0.178)+([.#REF!266])*(0.352)-0.013" office:value-type="string" office:string-value="" calcext:value-type="error">
            <text:p>#REF!</text:p>
          </table:table-cell>
          <table:table-cell table:formula="of:=([.J266]^2)*(-0.89)+([.J266])*(-0.633)-0.245" office:value-type="float" office:value="-0.32432141113156" calcext:value-type="float">
            <text:p>-0.3243214111</text:p>
          </table:table-cell>
          <table:table-cell table:formula="of:=([.I266]^2)*(-0.189)+([.I266])*(0.905)-0.392" office:value-type="float" office:value="0.489210744767084" calcext:value-type="float">
            <text:p>0.4892107448</text:p>
          </table:table-cell>
          <table:table-cell table:number-columns-repeated="1007"/>
        </table:table-row>
        <table:table-row table:style-name="ro1">
          <table:table-cell table:formula="of:=[Datos_Nao.A267]" office:value-type="float" office:value="-0.00269905850291252" calcext:value-type="float">
            <text:p>-0.0026990585</text:p>
          </table:table-cell>
          <table:table-cell table:formula="of:=[Datos_Nao.B267]" office:value-type="float" office:value="-0.00881130062043667" calcext:value-type="float">
            <text:p>-0.0088113006</text:p>
          </table:table-cell>
          <table:table-cell table:formula="of:=[Datos_Nao.C267]" office:value-type="float" office:value="0.3303382396698" calcext:value-type="float">
            <text:p>0.3303382397</text:p>
          </table:table-cell>
          <table:table-cell table:formula="of:=[Datos_Nao.D267]" office:value-type="float" office:value="0.0186858717352152" calcext:value-type="float">
            <text:p>0.0186858717</text:p>
          </table:table-cell>
          <table:table-cell table:formula="of:=[Datos_Nao.E267]" office:value-type="float" office:value="0.0205907952040434" calcext:value-type="float">
            <text:p>0.0205907952</text:p>
          </table:table-cell>
          <table:table-cell table:formula="of:=[Datos_Nao.F267]" office:value-type="float" office:value="0.00306059187278152" calcext:value-type="float">
            <text:p>0.0030605919</text:p>
          </table:table-cell>
          <table:table-cell/>
          <table:table-cell table:formula="of:=[Datos_MoCap.A267]" office:value-type="float" office:value="0.014904" calcext:value-type="float">
            <text:p>0.014904</text:p>
          </table:table-cell>
          <table:table-cell table:formula="of:=[Datos_MoCap.B267]" office:value-type="float" office:value="1.359375" calcext:value-type="float">
            <text:p>1.359375</text:p>
          </table:table-cell>
          <table:table-cell table:formula="of:=[Datos_MoCap.C267]" office:value-type="float" office:value="0.112605" calcext:value-type="float">
            <text:p>0.112605</text:p>
          </table:table-cell>
          <table:table-cell table:formula="of:=[Datos_MoCap.D267]" office:value-type="float" office:value="0.003937" calcext:value-type="float">
            <text:p>0.003937</text:p>
          </table:table-cell>
          <table:table-cell table:formula="of:=[Datos_MoCap.F267]" office:value-type="float" office:value="-0.074824" calcext:value-type="float">
            <text:p>-0.074824</text:p>
          </table:table-cell>
          <table:table-cell table:formula="of:=[Datos_MoCap.E267]" office:value-type="float" office:value="-0.042984" calcext:value-type="float">
            <text:p>-0.042984</text:p>
          </table:table-cell>
          <table:table-cell/>
          <table:table-cell table:formula="of:=([.#REF!267]^2)*(0.178)+([.#REF!267])*(0.352)-0.013" office:value-type="string" office:string-value="" calcext:value-type="error">
            <text:p>#REF!</text:p>
          </table:table-cell>
          <table:table-cell table:formula="of:=([.J267]^2)*(-0.89)+([.J267])*(-0.633)-0.245" office:value-type="float" office:value="-0.32756406356225" calcext:value-type="float">
            <text:p>-0.3275640636</text:p>
          </table:table-cell>
          <table:table-cell table:formula="of:=([.I267]^2)*(-0.189)+([.I267])*(0.905)-0.392" office:value-type="float" office:value="0.488981201171875" calcext:value-type="float">
            <text:p>0.4889812012</text:p>
          </table:table-cell>
          <table:table-cell table:number-columns-repeated="1007"/>
        </table:table-row>
        <table:table-row table:style-name="ro1">
          <table:table-cell table:formula="of:=[Datos_Nao.A268]" office:value-type="float" office:value="-0.00269526336342096" calcext:value-type="float">
            <text:p>-0.0026952634</text:p>
          </table:table-cell>
          <table:table-cell table:formula="of:=[Datos_Nao.B268]" office:value-type="float" office:value="-0.00881083123385906" calcext:value-type="float">
            <text:p>-0.0088108312</text:p>
          </table:table-cell>
          <table:table-cell table:formula="of:=[Datos_Nao.C268]" office:value-type="float" office:value="0.330337643623352" calcext:value-type="float">
            <text:p>0.3303376436</text:p>
          </table:table-cell>
          <table:table-cell table:formula="of:=[Datos_Nao.D268]" office:value-type="float" office:value="0.0186844877898693" calcext:value-type="float">
            <text:p>0.0186844878</text:p>
          </table:table-cell>
          <table:table-cell table:formula="of:=[Datos_Nao.E268]" office:value-type="float" office:value="0.0206022281199694" calcext:value-type="float">
            <text:p>0.0206022281</text:p>
          </table:table-cell>
          <table:table-cell table:formula="of:=[Datos_Nao.F268]" office:value-type="float" office:value="0.00306095043197274" calcext:value-type="float">
            <text:p>0.0030609504</text:p>
          </table:table-cell>
          <table:table-cell/>
          <table:table-cell table:formula="of:=[Datos_MoCap.A268]" office:value-type="float" office:value="0.014981" calcext:value-type="float">
            <text:p>0.014981</text:p>
          </table:table-cell>
          <table:table-cell table:formula="of:=[Datos_MoCap.B268]" office:value-type="float" office:value="1.358746" calcext:value-type="float">
            <text:p>1.358746</text:p>
          </table:table-cell>
          <table:table-cell table:formula="of:=[Datos_MoCap.C268]" office:value-type="float" office:value="0.116627" calcext:value-type="float">
            <text:p>0.116627</text:p>
          </table:table-cell>
          <table:table-cell table:formula="of:=[Datos_MoCap.D268]" office:value-type="float" office:value="0.003158" calcext:value-type="float">
            <text:p>0.003158</text:p>
          </table:table-cell>
          <table:table-cell table:formula="of:=[Datos_MoCap.F268]" office:value-type="float" office:value="-0.074663" calcext:value-type="float">
            <text:p>-0.074663</text:p>
          </table:table-cell>
          <table:table-cell table:formula="of:=[Datos_MoCap.E268]" office:value-type="float" office:value="-0.04175" calcext:value-type="float">
            <text:p>-0.04175</text:p>
          </table:table-cell>
          <table:table-cell/>
          <table:table-cell table:formula="of:=([.#REF!268]^2)*(0.178)+([.#REF!268])*(0.352)-0.013" office:value-type="string" office:string-value="" calcext:value-type="error">
            <text:p>#REF!</text:p>
          </table:table-cell>
          <table:table-cell table:formula="of:=([.J268]^2)*(-0.89)+([.J268])*(-0.633)-0.245" office:value-type="float" office:value="-0.33093054384481" calcext:value-type="float">
            <text:p>-0.3309305438</text:p>
          </table:table-cell>
          <table:table-cell table:formula="of:=([.I268]^2)*(-0.189)+([.I268])*(0.905)-0.392" office:value-type="float" office:value="0.488735089114476" calcext:value-type="float">
            <text:p>0.4887350891</text:p>
          </table:table-cell>
          <table:table-cell table:number-columns-repeated="1007"/>
        </table:table-row>
        <table:table-row table:style-name="ro1">
          <table:table-cell table:formula="of:=[Datos_Nao.A269]" office:value-type="float" office:value="-0.0026943301782012" calcext:value-type="float">
            <text:p>-0.0026943302</text:p>
          </table:table-cell>
          <table:table-cell table:formula="of:=[Datos_Nao.B269]" office:value-type="float" office:value="-0.00881071202456951" calcext:value-type="float">
            <text:p>-0.008810712</text:p>
          </table:table-cell>
          <table:table-cell table:formula="of:=[Datos_Nao.C269]" office:value-type="float" office:value="0.33033749461174" calcext:value-type="float">
            <text:p>0.3303374946</text:p>
          </table:table-cell>
          <table:table-cell table:formula="of:=[Datos_Nao.D269]" office:value-type="float" office:value="0.0186841432005167" calcext:value-type="float">
            <text:p>0.0186841432</text:p>
          </table:table-cell>
          <table:table-cell table:formula="of:=[Datos_Nao.E269]" office:value-type="float" office:value="0.0206050798296928" calcext:value-type="float">
            <text:p>0.0206050798</text:p>
          </table:table-cell>
          <table:table-cell table:formula="of:=[Datos_Nao.F269]" office:value-type="float" office:value="0.00306107336655259" calcext:value-type="float">
            <text:p>0.0030610734</text:p>
          </table:table-cell>
          <table:table-cell/>
          <table:table-cell table:formula="of:=[Datos_MoCap.A269]" office:value-type="float" office:value="0.015006" calcext:value-type="float">
            <text:p>0.015006</text:p>
          </table:table-cell>
          <table:table-cell table:formula="of:=[Datos_MoCap.B269]" office:value-type="float" office:value="1.358015" calcext:value-type="float">
            <text:p>1.358015</text:p>
          </table:table-cell>
          <table:table-cell table:formula="of:=[Datos_MoCap.C269]" office:value-type="float" office:value="0.120688" calcext:value-type="float">
            <text:p>0.120688</text:p>
          </table:table-cell>
          <table:table-cell table:formula="of:=[Datos_MoCap.D269]" office:value-type="float" office:value="0.002403" calcext:value-type="float">
            <text:p>0.002403</text:p>
          </table:table-cell>
          <table:table-cell table:formula="of:=[Datos_MoCap.F269]" office:value-type="float" office:value="-0.074729" calcext:value-type="float">
            <text:p>-0.074729</text:p>
          </table:table-cell>
          <table:table-cell table:formula="of:=[Datos_MoCap.E269]" office:value-type="float" office:value="-0.040479" calcext:value-type="float">
            <text:p>-0.040479</text:p>
          </table:table-cell>
          <table:table-cell/>
          <table:table-cell table:formula="of:=([.#REF!269]^2)*(0.178)+([.#REF!269])*(0.352)-0.013" office:value-type="string" office:string-value="" calcext:value-type="error">
            <text:p>#REF!</text:p>
          </table:table-cell>
          <table:table-cell table:formula="of:=([.J269]^2)*(-0.89)+([.J269])*(-0.633)-0.245" office:value-type="float" office:value="-0.33435888207616" calcext:value-type="float">
            <text:p>-0.3343588821</text:p>
          </table:table-cell>
          <table:table-cell table:formula="of:=([.I269]^2)*(-0.189)+([.I269])*(0.905)-0.392" office:value-type="float" office:value="0.488448879097475" calcext:value-type="float">
            <text:p>0.4884488791</text:p>
          </table:table-cell>
          <table:table-cell table:number-columns-repeated="1007"/>
        </table:table-row>
        <table:table-row table:style-name="ro1">
          <table:table-cell table:formula="of:=[Datos_Nao.A270]" office:value-type="float" office:value="-0.00269399769604206" calcext:value-type="float">
            <text:p>-0.0026939977</text:p>
          </table:table-cell>
          <table:table-cell table:formula="of:=[Datos_Nao.B270]" office:value-type="float" office:value="-0.00881067384034395" calcext:value-type="float">
            <text:p>-0.0088106738</text:p>
          </table:table-cell>
          <table:table-cell table:formula="of:=[Datos_Nao.C270]" office:value-type="float" office:value="0.330337435007095" calcext:value-type="float">
            <text:p>0.330337435</text:p>
          </table:table-cell>
          <table:table-cell table:formula="of:=[Datos_Nao.D270]" office:value-type="float" office:value="0.0186840184032917" calcext:value-type="float">
            <text:p>0.0186840184</text:p>
          </table:table-cell>
          <table:table-cell table:formula="of:=[Datos_Nao.E270]" office:value-type="float" office:value="0.020606093108654" calcext:value-type="float">
            <text:p>0.0206060931</text:p>
          </table:table-cell>
          <table:table-cell table:formula="of:=[Datos_Nao.F270]" office:value-type="float" office:value="0.00306113297119737" calcext:value-type="float">
            <text:p>0.003061133</text:p>
          </table:table-cell>
          <table:table-cell/>
          <table:table-cell table:formula="of:=[Datos_MoCap.A270]" office:value-type="float" office:value="0.015045" calcext:value-type="float">
            <text:p>0.015045</text:p>
          </table:table-cell>
          <table:table-cell table:formula="of:=[Datos_MoCap.B270]" office:value-type="float" office:value="1.357583" calcext:value-type="float">
            <text:p>1.357583</text:p>
          </table:table-cell>
          <table:table-cell table:formula="of:=[Datos_MoCap.C270]" office:value-type="float" office:value="0.124738" calcext:value-type="float">
            <text:p>0.124738</text:p>
          </table:table-cell>
          <table:table-cell table:formula="of:=[Datos_MoCap.D270]" office:value-type="float" office:value="0.001431" calcext:value-type="float">
            <text:p>0.001431</text:p>
          </table:table-cell>
          <table:table-cell table:formula="of:=[Datos_MoCap.F270]" office:value-type="float" office:value="-0.073704" calcext:value-type="float">
            <text:p>-0.073704</text:p>
          </table:table-cell>
          <table:table-cell table:formula="of:=[Datos_MoCap.E270]" office:value-type="float" office:value="-0.0386" calcext:value-type="float">
            <text:p>-0.0386</text:p>
          </table:table-cell>
          <table:table-cell/>
          <table:table-cell table:formula="of:=([.#REF!270]^2)*(0.178)+([.#REF!270])*(0.352)-0.013" office:value-type="string" office:string-value="" calcext:value-type="error">
            <text:p>#REF!</text:p>
          </table:table-cell>
          <table:table-cell table:formula="of:=([.J270]^2)*(-0.89)+([.J270])*(-0.633)-0.245" office:value-type="float" office:value="-0.33780717009316" calcext:value-type="float">
            <text:p>-0.3378071701</text:p>
          </table:table-cell>
          <table:table-cell table:formula="of:=([.I270]^2)*(-0.189)+([.I270])*(0.905)-0.392" office:value-type="float" office:value="0.488279642242979" calcext:value-type="float">
            <text:p>0.4882796422</text:p>
          </table:table-cell>
          <table:table-cell table:number-columns-repeated="1007"/>
        </table:table-row>
        <table:table-row table:style-name="ro1">
          <table:table-cell table:formula="of:=[Datos_Nao.A271]" office:value-type="float" office:value="-0.00269351899623871" calcext:value-type="float">
            <text:p>-0.002693519</text:p>
          </table:table-cell>
          <table:table-cell table:formula="of:=[Datos_Nao.B271]" office:value-type="float" office:value="-0.00881061796098948" calcext:value-type="float">
            <text:p>-0.008810618</text:p>
          </table:table-cell>
          <table:table-cell table:formula="of:=[Datos_Nao.C271]" office:value-type="float" office:value="0.330337375402451" calcext:value-type="float">
            <text:p>0.3303373754</text:p>
          </table:table-cell>
          <table:table-cell table:formula="of:=[Datos_Nao.D271]" office:value-type="float" office:value="0.0186838395893574" calcext:value-type="float">
            <text:p>0.0186838396</text:p>
          </table:table-cell>
          <table:table-cell table:formula="of:=[Datos_Nao.E271]" office:value-type="float" office:value="0.020607553422451" calcext:value-type="float">
            <text:p>0.0206075534</text:p>
          </table:table-cell>
          <table:table-cell table:formula="of:=[Datos_Nao.F271]" office:value-type="float" office:value="0.00306109595112503" calcext:value-type="float">
            <text:p>0.003061096</text:p>
          </table:table-cell>
          <table:table-cell/>
          <table:table-cell table:formula="of:=[Datos_MoCap.A271]" office:value-type="float" office:value="0.014868" calcext:value-type="float">
            <text:p>0.014868</text:p>
          </table:table-cell>
          <table:table-cell table:formula="of:=[Datos_MoCap.B271]" office:value-type="float" office:value="1.356795" calcext:value-type="float">
            <text:p>1.356795</text:p>
          </table:table-cell>
          <table:table-cell table:formula="of:=[Datos_MoCap.C271]" office:value-type="float" office:value="0.128861" calcext:value-type="float">
            <text:p>0.128861</text:p>
          </table:table-cell>
          <table:table-cell table:formula="of:=[Datos_MoCap.D271]" office:value-type="float" office:value="0.00085" calcext:value-type="float">
            <text:p>0.00085</text:p>
          </table:table-cell>
          <table:table-cell table:formula="of:=[Datos_MoCap.F271]" office:value-type="float" office:value="-0.073902" calcext:value-type="float">
            <text:p>-0.073902</text:p>
          </table:table-cell>
          <table:table-cell table:formula="of:=[Datos_MoCap.E271]" office:value-type="float" office:value="-0.03735" calcext:value-type="float">
            <text:p>-0.03735</text:p>
          </table:table-cell>
          <table:table-cell/>
          <table:table-cell table:formula="of:=([.#REF!271]^2)*(0.178)+([.#REF!271])*(0.352)-0.013" office:value-type="string" office:string-value="" calcext:value-type="error">
            <text:p>#REF!</text:p>
          </table:table-cell>
          <table:table-cell table:formula="of:=([.J271]^2)*(-0.89)+([.J271])*(-0.633)-0.245" office:value-type="float" office:value="-0.34134760301569" calcext:value-type="float">
            <text:p>-0.341347603</text:p>
          </table:table-cell>
          <table:table-cell table:formula="of:=([.I271]^2)*(-0.189)+([.I271])*(0.905)-0.392" office:value-type="float" office:value="0.487970759987275" calcext:value-type="float">
            <text:p>0.48797076</text:p>
          </table:table-cell>
          <table:table-cell table:number-columns-repeated="1007"/>
        </table:table-row>
        <table:table-row table:style-name="ro1">
          <table:table-cell table:formula="of:=[Datos_Nao.A272]" office:value-type="float" office:value="-0.00269320793449879" calcext:value-type="float">
            <text:p>-0.0026932079</text:p>
          </table:table-cell>
          <table:table-cell table:formula="of:=[Datos_Nao.B272]" office:value-type="float" office:value="-0.00881058163940907" calcext:value-type="float">
            <text:p>-0.0088105816</text:p>
          </table:table-cell>
          <table:table-cell table:formula="of:=[Datos_Nao.C272]" office:value-type="float" office:value="0.330337315797806" calcext:value-type="float">
            <text:p>0.3303373158</text:p>
          </table:table-cell>
          <table:table-cell table:formula="of:=[Datos_Nao.D272]" office:value-type="float" office:value="0.0186837278306484" calcext:value-type="float">
            <text:p>0.0186837278</text:p>
          </table:table-cell>
          <table:table-cell table:formula="of:=[Datos_Nao.E272]" office:value-type="float" office:value="0.0206084866076708" calcext:value-type="float">
            <text:p>0.0206084866</text:p>
          </table:table-cell>
          <table:table-cell table:formula="of:=[Datos_Nao.F272]" office:value-type="float" office:value="0.00306109222583473" calcext:value-type="float">
            <text:p>0.0030610922</text:p>
          </table:table-cell>
          <table:table-cell/>
          <table:table-cell table:formula="of:=[Datos_MoCap.A272]" office:value-type="float" office:value="0.01465" calcext:value-type="float">
            <text:p>0.01465</text:p>
          </table:table-cell>
          <table:table-cell table:formula="of:=[Datos_MoCap.B272]" office:value-type="float" office:value="1.355736" calcext:value-type="float">
            <text:p>1.355736</text:p>
          </table:table-cell>
          <table:table-cell table:formula="of:=[Datos_MoCap.C272]" office:value-type="float" office:value="0.13306" calcext:value-type="float">
            <text:p>0.13306</text:p>
          </table:table-cell>
          <table:table-cell table:formula="of:=[Datos_MoCap.D272]" office:value-type="float" office:value="0.001132" calcext:value-type="float">
            <text:p>0.001132</text:p>
          </table:table-cell>
          <table:table-cell table:formula="of:=[Datos_MoCap.F272]" office:value-type="float" office:value="-0.075829" calcext:value-type="float">
            <text:p>-0.075829</text:p>
          </table:table-cell>
          <table:table-cell table:formula="of:=[Datos_MoCap.E272]" office:value-type="float" office:value="-0.037041" calcext:value-type="float">
            <text:p>-0.037041</text:p>
          </table:table-cell>
          <table:table-cell/>
          <table:table-cell table:formula="of:=([.#REF!272]^2)*(0.178)+([.#REF!272])*(0.352)-0.013" office:value-type="string" office:string-value="" calcext:value-type="error">
            <text:p>#REF!</text:p>
          </table:table-cell>
          <table:table-cell table:formula="of:=([.J272]^2)*(-0.89)+([.J272])*(-0.633)-0.245" office:value-type="float" office:value="-0.344984397604" calcext:value-type="float">
            <text:p>-0.3449843976</text:p>
          </table:table-cell>
          <table:table-cell table:formula="of:=([.I272]^2)*(-0.189)+([.I272])*(0.905)-0.392" office:value-type="float" office:value="0.487555280779456" calcext:value-type="float">
            <text:p>0.4875552808</text:p>
          </table:table-cell>
          <table:table-cell table:number-columns-repeated="1007"/>
        </table:table-row>
        <table:table-row table:style-name="ro1">
          <table:table-cell table:formula="of:=[Datos_Nao.A273]" office:value-type="float" office:value="-0.00269285682588816" calcext:value-type="float">
            <text:p>-0.0026928568</text:p>
          </table:table-cell>
          <table:table-cell table:formula="of:=[Datos_Nao.B273]" office:value-type="float" office:value="-0.00881054159253836" calcext:value-type="float">
            <text:p>-0.0088105416</text:p>
          </table:table-cell>
          <table:table-cell table:formula="of:=[Datos_Nao.C273]" office:value-type="float" office:value="0.330337285995483" calcext:value-type="float">
            <text:p>0.330337286</text:p>
          </table:table-cell>
          <table:table-cell table:formula="of:=[Datos_Nao.D273]" office:value-type="float" office:value="0.018683610484004" calcext:value-type="float">
            <text:p>0.0186836105</text:p>
          </table:table-cell>
          <table:table-cell table:formula="of:=[Datos_Nao.E273]" office:value-type="float" office:value="0.020609475672245" calcext:value-type="float">
            <text:p>0.0206094757</text:p>
          </table:table-cell>
          <table:table-cell table:formula="of:=[Datos_Nao.F273]" office:value-type="float" office:value="0.00306114833801985" calcext:value-type="float">
            <text:p>0.0030611483</text:p>
          </table:table-cell>
          <table:table-cell/>
          <table:table-cell table:formula="of:=[Datos_MoCap.A273]" office:value-type="float" office:value="0.014363" calcext:value-type="float">
            <text:p>0.014363</text:p>
          </table:table-cell>
          <table:table-cell table:formula="of:=[Datos_MoCap.B273]" office:value-type="float" office:value="1.354874" calcext:value-type="float">
            <text:p>1.354874</text:p>
          </table:table-cell>
          <table:table-cell table:formula="of:=[Datos_MoCap.C273]" office:value-type="float" office:value="0.1373" calcext:value-type="float">
            <text:p>0.1373</text:p>
          </table:table-cell>
          <table:table-cell table:formula="of:=[Datos_MoCap.D273]" office:value-type="float" office:value="0.000617" calcext:value-type="float">
            <text:p>0.000617</text:p>
          </table:table-cell>
          <table:table-cell table:formula="of:=[Datos_MoCap.F273]" office:value-type="float" office:value="-0.076521" calcext:value-type="float">
            <text:p>-0.076521</text:p>
          </table:table-cell>
          <table:table-cell table:formula="of:=[Datos_MoCap.E273]" office:value-type="float" office:value="-0.0355" calcext:value-type="float">
            <text:p>-0.0355</text:p>
          </table:table-cell>
          <table:table-cell/>
          <table:table-cell table:formula="of:=([.#REF!273]^2)*(0.178)+([.#REF!273])*(0.352)-0.013" office:value-type="string" office:string-value="" calcext:value-type="error">
            <text:p>#REF!</text:p>
          </table:table-cell>
          <table:table-cell table:formula="of:=([.J273]^2)*(-0.89)+([.J273])*(-0.633)-0.245" office:value-type="float" office:value="-0.3486885481" calcext:value-type="float">
            <text:p>-0.3486885481</text:p>
          </table:table-cell>
          <table:table-cell table:formula="of:=([.I273]^2)*(-0.189)+([.I273])*(0.905)-0.392" office:value-type="float" office:value="0.487216777939436" calcext:value-type="float">
            <text:p>0.4872167779</text:p>
          </table:table-cell>
          <table:table-cell table:number-columns-repeated="1007"/>
        </table:table-row>
        <table:table-row table:style-name="ro1">
          <table:table-cell table:formula="of:=[Datos_Nao.A274]" office:value-type="float" office:value="-0.00269281305372715" calcext:value-type="float">
            <text:p>-0.0026928131</text:p>
          </table:table-cell>
          <table:table-cell table:formula="of:=[Datos_Nao.B274]" office:value-type="float" office:value="-0.00881053693592549" calcext:value-type="float">
            <text:p>-0.0088105369</text:p>
          </table:table-cell>
          <table:table-cell table:formula="of:=[Datos_Nao.C274]" office:value-type="float" office:value="0.330337285995483" calcext:value-type="float">
            <text:p>0.330337286</text:p>
          </table:table-cell>
          <table:table-cell table:formula="of:=[Datos_Nao.D274]" office:value-type="float" office:value="0.0186835937201977" calcext:value-type="float">
            <text:p>0.0186835937</text:p>
          </table:table-cell>
          <table:table-cell table:formula="of:=[Datos_Nao.E274]" office:value-type="float" office:value="0.0206096135079861" calcext:value-type="float">
            <text:p>0.0206096135</text:p>
          </table:table-cell>
          <table:table-cell table:formula="of:=[Datos_Nao.F274]" office:value-type="float" office:value="0.00306116696447134" calcext:value-type="float">
            <text:p>0.003061167</text:p>
          </table:table-cell>
          <table:table-cell/>
          <table:table-cell table:formula="of:=[Datos_MoCap.A274]" office:value-type="float" office:value="0.014087" calcext:value-type="float">
            <text:p>0.014087</text:p>
          </table:table-cell>
          <table:table-cell table:formula="of:=[Datos_MoCap.B274]" office:value-type="float" office:value="1.354007" calcext:value-type="float">
            <text:p>1.354007</text:p>
          </table:table-cell>
          <table:table-cell table:formula="of:=[Datos_MoCap.C274]" office:value-type="float" office:value="0.141564" calcext:value-type="float">
            <text:p>0.141564</text:p>
          </table:table-cell>
          <table:table-cell table:formula="of:=[Datos_MoCap.D274]" office:value-type="float" office:value="0.000201" calcext:value-type="float">
            <text:p>0.000201</text:p>
          </table:table-cell>
          <table:table-cell table:formula="of:=[Datos_MoCap.F274]" office:value-type="float" office:value="-0.077098" calcext:value-type="float">
            <text:p>-0.077098</text:p>
          </table:table-cell>
          <table:table-cell table:formula="of:=[Datos_MoCap.E274]" office:value-type="float" office:value="-0.033915" calcext:value-type="float">
            <text:p>-0.033915</text:p>
          </table:table-cell>
          <table:table-cell/>
          <table:table-cell table:formula="of:=([.#REF!274]^2)*(0.178)+([.#REF!274])*(0.352)-0.013" office:value-type="string" office:string-value="" calcext:value-type="error">
            <text:p>#REF!</text:p>
          </table:table-cell>
          <table:table-cell table:formula="of:=([.J274]^2)*(-0.89)+([.J274])*(-0.633)-0.245" office:value-type="float" office:value="-0.35244593782544" calcext:value-type="float">
            <text:p>-0.3524459378</text:p>
          </table:table-cell>
          <table:table-cell table:formula="of:=([.I274]^2)*(-0.189)+([.I274])*(0.905)-0.392" office:value-type="float" office:value="0.486876028306739" calcext:value-type="float">
            <text:p>0.4868760283</text:p>
          </table:table-cell>
          <table:table-cell table:number-columns-repeated="1007"/>
        </table:table-row>
        <table:table-row table:style-name="ro1">
          <table:table-cell table:formula="of:=[Datos_Nao.A275]" office:value-type="float" office:value="-0.00269277580082417" calcext:value-type="float">
            <text:p>-0.0026927758</text:p>
          </table:table-cell>
          <table:table-cell table:formula="of:=[Datos_Nao.B275]" office:value-type="float" office:value="-0.00881053693592549" calcext:value-type="float">
            <text:p>-0.0088105369</text:p>
          </table:table-cell>
          <table:table-cell table:formula="of:=[Datos_Nao.C275]" office:value-type="float" office:value="0.330337285995483" calcext:value-type="float">
            <text:p>0.330337286</text:p>
          </table:table-cell>
          <table:table-cell table:formula="of:=[Datos_Nao.D275]" office:value-type="float" office:value="0.0186835825443268" calcext:value-type="float">
            <text:p>0.0186835825</text:p>
          </table:table-cell>
          <table:table-cell table:formula="of:=[Datos_Nao.E275]" office:value-type="float" office:value="0.0206097234040499" calcext:value-type="float">
            <text:p>0.0206097234</text:p>
          </table:table-cell>
          <table:table-cell table:formula="of:=[Datos_Nao.F275]" office:value-type="float" office:value="0.00306118186563253" calcext:value-type="float">
            <text:p>0.0030611819</text:p>
          </table:table-cell>
          <table:table-cell/>
          <table:table-cell table:formula="of:=[Datos_MoCap.A275]" office:value-type="float" office:value="0.013656" calcext:value-type="float">
            <text:p>0.013656</text:p>
          </table:table-cell>
          <table:table-cell table:formula="of:=[Datos_MoCap.B275]" office:value-type="float" office:value="1.352985" calcext:value-type="float">
            <text:p>1.352985</text:p>
          </table:table-cell>
          <table:table-cell table:formula="of:=[Datos_MoCap.C275]" office:value-type="float" office:value="0.145838" calcext:value-type="float">
            <text:p>0.145838</text:p>
          </table:table-cell>
          <table:table-cell table:formula="of:=[Datos_MoCap.D275]" office:value-type="float" office:value="-0.000509" calcext:value-type="float">
            <text:p>-0.000509</text:p>
          </table:table-cell>
          <table:table-cell table:formula="of:=[Datos_MoCap.F275]" office:value-type="float" office:value="-0.077934" calcext:value-type="float">
            <text:p>-0.077934</text:p>
          </table:table-cell>
          <table:table-cell table:formula="of:=[Datos_MoCap.E275]" office:value-type="float" office:value="-0.031451" calcext:value-type="float">
            <text:p>-0.031451</text:p>
          </table:table-cell>
          <table:table-cell/>
          <table:table-cell table:formula="of:=([.#REF!275]^2)*(0.178)+([.#REF!275])*(0.352)-0.013" office:value-type="string" office:string-value="" calcext:value-type="error">
            <text:p>#REF!</text:p>
          </table:table-cell>
          <table:table-cell table:formula="of:=([.J275]^2)*(-0.89)+([.J275])*(-0.633)-0.245" office:value-type="float" office:value="-0.35624461679716" calcext:value-type="float">
            <text:p>-0.3562446168</text:p>
          </table:table-cell>
          <table:table-cell table:formula="of:=([.I275]^2)*(-0.189)+([.I275])*(0.905)-0.392" office:value-type="float" office:value="0.486473995467475" calcext:value-type="float">
            <text:p>0.4864739955</text:p>
          </table:table-cell>
          <table:table-cell table:number-columns-repeated="1007"/>
        </table:table-row>
        <table:table-row table:style-name="ro1">
          <table:table-cell table:formula="of:=[Datos_Nao.A276]" office:value-type="float" office:value="-0.00269272178411484" calcext:value-type="float">
            <text:p>-0.0026927218</text:p>
          </table:table-cell>
          <table:table-cell table:formula="of:=[Datos_Nao.B276]" office:value-type="float" office:value="-0.00881052948534489" calcext:value-type="float">
            <text:p>-0.0088105295</text:p>
          </table:table-cell>
          <table:table-cell table:formula="of:=[Datos_Nao.C276]" office:value-type="float" office:value="0.330337285995483" calcext:value-type="float">
            <text:p>0.330337286</text:p>
          </table:table-cell>
          <table:table-cell table:formula="of:=[Datos_Nao.D276]" office:value-type="float" office:value="0.0186835639178753" calcext:value-type="float">
            <text:p>0.0186835639</text:p>
          </table:table-cell>
          <table:table-cell table:formula="of:=[Datos_Nao.E276]" office:value-type="float" office:value="0.0206098798662424" calcext:value-type="float">
            <text:p>0.0206098799</text:p>
          </table:table-cell>
          <table:table-cell table:formula="of:=[Datos_Nao.F276]" office:value-type="float" office:value="0.00306119676679373" calcext:value-type="float">
            <text:p>0.0030611968</text:p>
          </table:table-cell>
          <table:table-cell/>
          <table:table-cell table:formula="of:=[Datos_MoCap.A276]" office:value-type="float" office:value="0.013397" calcext:value-type="float">
            <text:p>0.013397</text:p>
          </table:table-cell>
          <table:table-cell table:formula="of:=[Datos_MoCap.B276]" office:value-type="float" office:value="1.352071" calcext:value-type="float">
            <text:p>1.352071</text:p>
          </table:table-cell>
          <table:table-cell table:formula="of:=[Datos_MoCap.C276]" office:value-type="float" office:value="0.150104" calcext:value-type="float">
            <text:p>0.150104</text:p>
          </table:table-cell>
          <table:table-cell table:formula="of:=[Datos_MoCap.D276]" office:value-type="float" office:value="-0.000874" calcext:value-type="float">
            <text:p>-0.000874</text:p>
          </table:table-cell>
          <table:table-cell table:formula="of:=[Datos_MoCap.F276]" office:value-type="float" office:value="-0.079021" calcext:value-type="float">
            <text:p>-0.079021</text:p>
          </table:table-cell>
          <table:table-cell table:formula="of:=[Datos_MoCap.E276]" office:value-type="float" office:value="-0.029737" calcext:value-type="float">
            <text:p>-0.029737</text:p>
          </table:table-cell>
          <table:table-cell/>
          <table:table-cell table:formula="of:=([.#REF!276]^2)*(0.178)+([.#REF!276])*(0.352)-0.013" office:value-type="string" office:string-value="" calcext:value-type="error">
            <text:p>#REF!</text:p>
          </table:table-cell>
          <table:table-cell table:formula="of:=([.J276]^2)*(-0.89)+([.J276])*(-0.633)-0.245" office:value-type="float" office:value="-0.36006860962624" calcext:value-type="float">
            <text:p>-0.3600686096</text:p>
          </table:table-cell>
          <table:table-cell table:formula="of:=([.I276]^2)*(-0.189)+([.I276])*(0.905)-0.392" office:value-type="float" office:value="0.486114113071251" calcext:value-type="float">
            <text:p>0.4861141131</text:p>
          </table:table-cell>
          <table:table-cell table:number-columns-repeated="1007"/>
        </table:table-row>
        <table:table-row table:style-name="ro1">
          <table:table-cell table:formula="of:=[Datos_Nao.A277]" office:value-type="float" office:value="-0.00269268918782473" calcext:value-type="float">
            <text:p>-0.0026926892</text:p>
          </table:table-cell>
          <table:table-cell table:formula="of:=[Datos_Nao.B277]" office:value-type="float" office:value="-0.00881052203476429" calcext:value-type="float">
            <text:p>-0.008810522</text:p>
          </table:table-cell>
          <table:table-cell table:formula="of:=[Datos_Nao.C277]" office:value-type="float" office:value="0.330337285995483" calcext:value-type="float">
            <text:p>0.330337286</text:p>
          </table:table-cell>
          <table:table-cell table:formula="of:=[Datos_Nao.D277]" office:value-type="float" office:value="0.0186835508793592" calcext:value-type="float">
            <text:p>0.0186835509</text:p>
          </table:table-cell>
          <table:table-cell table:formula="of:=[Datos_Nao.E277]" office:value-type="float" office:value="0.0206099804490805" calcext:value-type="float">
            <text:p>0.0206099804</text:p>
          </table:table-cell>
          <table:table-cell table:formula="of:=[Datos_Nao.F277]" office:value-type="float" office:value="0.00306120794266462" calcext:value-type="float">
            <text:p>0.0030612079</text:p>
          </table:table-cell>
          <table:table-cell/>
          <table:table-cell table:formula="of:=[Datos_MoCap.A277]" office:value-type="float" office:value="0.013169" calcext:value-type="float">
            <text:p>0.013169</text:p>
          </table:table-cell>
          <table:table-cell table:formula="of:=[Datos_MoCap.B277]" office:value-type="float" office:value="1.351165" calcext:value-type="float">
            <text:p>1.351165</text:p>
          </table:table-cell>
          <table:table-cell table:formula="of:=[Datos_MoCap.C277]" office:value-type="float" office:value="0.154344" calcext:value-type="float">
            <text:p>0.154344</text:p>
          </table:table-cell>
          <table:table-cell table:formula="of:=[Datos_MoCap.D277]" office:value-type="float" office:value="-0.001274" calcext:value-type="float">
            <text:p>-0.001274</text:p>
          </table:table-cell>
          <table:table-cell table:formula="of:=[Datos_MoCap.F277]" office:value-type="float" office:value="-0.079939" calcext:value-type="float">
            <text:p>-0.079939</text:p>
          </table:table-cell>
          <table:table-cell table:formula="of:=[Datos_MoCap.E277]" office:value-type="float" office:value="-0.027697" calcext:value-type="float">
            <text:p>-0.027697</text:p>
          </table:table-cell>
          <table:table-cell/>
          <table:table-cell table:formula="of:=([.#REF!277]^2)*(0.178)+([.#REF!277])*(0.352)-0.013" office:value-type="string" office:string-value="" calcext:value-type="error">
            <text:p>#REF!</text:p>
          </table:table-cell>
          <table:table-cell table:formula="of:=([.J277]^2)*(-0.89)+([.J277])*(-0.633)-0.245" office:value-type="float" office:value="-0.36390139459904" calcext:value-type="float">
            <text:p>-0.3639013946</text:p>
          </table:table-cell>
          <table:table-cell table:formula="of:=([.I277]^2)*(-0.189)+([.I277])*(0.905)-0.392" office:value-type="float" office:value="0.485757068984475" calcext:value-type="float">
            <text:p>0.485757069</text:p>
          </table:table-cell>
          <table:table-cell table:number-columns-repeated="1007"/>
        </table:table-row>
        <table:table-row table:style-name="ro1">
          <table:table-cell table:formula="of:=[Datos_Nao.A278]" office:value-type="float" office:value="-0.00269265100359917" calcext:value-type="float">
            <text:p>-0.002692651</text:p>
          </table:table-cell>
          <table:table-cell table:formula="of:=[Datos_Nao.B278]" office:value-type="float" office:value="-0.00881051830947399" calcext:value-type="float">
            <text:p>-0.0088105183</text:p>
          </table:table-cell>
          <table:table-cell table:formula="of:=[Datos_Nao.C278]" office:value-type="float" office:value="0.330337285995483" calcext:value-type="float">
            <text:p>0.330337286</text:p>
          </table:table-cell>
          <table:table-cell table:formula="of:=[Datos_Nao.D278]" office:value-type="float" office:value="0.0186835378408432" calcext:value-type="float">
            <text:p>0.0186835378</text:p>
          </table:table-cell>
          <table:table-cell table:formula="of:=[Datos_Nao.E278]" office:value-type="float" office:value="0.0206100884824991" calcext:value-type="float">
            <text:p>0.0206100885</text:p>
          </table:table-cell>
          <table:table-cell table:formula="of:=[Datos_Nao.F278]" office:value-type="float" office:value="0.00306121935136616" calcext:value-type="float">
            <text:p>0.0030612194</text:p>
          </table:table-cell>
          <table:table-cell/>
          <table:table-cell table:formula="of:=[Datos_MoCap.A278]" office:value-type="float" office:value="0.012888" calcext:value-type="float">
            <text:p>0.012888</text:p>
          </table:table-cell>
          <table:table-cell table:formula="of:=[Datos_MoCap.B278]" office:value-type="float" office:value="1.35023" calcext:value-type="float">
            <text:p>1.35023</text:p>
          </table:table-cell>
          <table:table-cell table:formula="of:=[Datos_MoCap.C278]" office:value-type="float" office:value="0.158616" calcext:value-type="float">
            <text:p>0.158616</text:p>
          </table:table-cell>
          <table:table-cell table:formula="of:=[Datos_MoCap.D278]" office:value-type="float" office:value="-0.001522" calcext:value-type="float">
            <text:p>-0.001522</text:p>
          </table:table-cell>
          <table:table-cell table:formula="of:=[Datos_MoCap.F278]" office:value-type="float" office:value="-0.080944" calcext:value-type="float">
            <text:p>-0.080944</text:p>
          </table:table-cell>
          <table:table-cell table:formula="of:=[Datos_MoCap.E278]" office:value-type="float" office:value="-0.025645" calcext:value-type="float">
            <text:p>-0.025645</text:p>
          </table:table-cell>
          <table:table-cell/>
          <table:table-cell table:formula="of:=([.#REF!278]^2)*(0.178)+([.#REF!278])*(0.352)-0.013" office:value-type="string" office:string-value="" calcext:value-type="error">
            <text:p>#REF!</text:p>
          </table:table-cell>
          <table:table-cell table:formula="of:=([.J278]^2)*(-0.89)+([.J278])*(-0.633)-0.245" office:value-type="float" office:value="-0.36779546955584" calcext:value-type="float">
            <text:p>-0.3677954696</text:p>
          </table:table-cell>
          <table:table-cell table:formula="of:=([.I278]^2)*(-0.189)+([.I278])*(0.905)-0.392" office:value-type="float" office:value="0.4853882710019" calcext:value-type="float">
            <text:p>0.485388271</text:p>
          </table:table-cell>
          <table:table-cell table:number-columns-repeated="1007"/>
        </table:table-row>
        <table:table-row table:style-name="ro1">
          <table:table-cell table:formula="of:=[Datos_Nao.A279]" office:value-type="float" office:value="-0.00269264727830887" calcext:value-type="float">
            <text:p>-0.0026926473</text:p>
          </table:table-cell>
          <table:table-cell table:formula="of:=[Datos_Nao.B279]" office:value-type="float" office:value="-0.00881051830947399" calcext:value-type="float">
            <text:p>-0.0088105183</text:p>
          </table:table-cell>
          <table:table-cell table:formula="of:=[Datos_Nao.C279]" office:value-type="float" office:value="0.330337285995483" calcext:value-type="float">
            <text:p>0.330337286</text:p>
          </table:table-cell>
          <table:table-cell table:formula="of:=[Datos_Nao.D279]" office:value-type="float" office:value="0.0186835359781981" calcext:value-type="float">
            <text:p>0.018683536</text:p>
          </table:table-cell>
          <table:table-cell table:formula="of:=[Datos_Nao.E279]" office:value-type="float" office:value="0.0206101052463055" calcext:value-type="float">
            <text:p>0.0206101052</text:p>
          </table:table-cell>
          <table:table-cell table:formula="of:=[Datos_Nao.F279]" office:value-type="float" office:value="0.00306121935136616" calcext:value-type="float">
            <text:p>0.0030612194</text:p>
          </table:table-cell>
          <table:table-cell/>
          <table:table-cell table:formula="of:=[Datos_MoCap.A279]" office:value-type="float" office:value="0.012621" calcext:value-type="float">
            <text:p>0.012621</text:p>
          </table:table-cell>
          <table:table-cell table:formula="of:=[Datos_MoCap.B279]" office:value-type="float" office:value="1.349344" calcext:value-type="float">
            <text:p>1.349344</text:p>
          </table:table-cell>
          <table:table-cell table:formula="of:=[Datos_MoCap.C279]" office:value-type="float" office:value="0.162871" calcext:value-type="float">
            <text:p>0.162871</text:p>
          </table:table-cell>
          <table:table-cell table:formula="of:=[Datos_MoCap.D279]" office:value-type="float" office:value="-0.001941" calcext:value-type="float">
            <text:p>-0.001941</text:p>
          </table:table-cell>
          <table:table-cell table:formula="of:=[Datos_MoCap.F279]" office:value-type="float" office:value="-0.081529" calcext:value-type="float">
            <text:p>-0.081529</text:p>
          </table:table-cell>
          <table:table-cell table:formula="of:=[Datos_MoCap.E279]" office:value-type="float" office:value="-0.023394" calcext:value-type="float">
            <text:p>-0.023394</text:p>
          </table:table-cell>
          <table:table-cell/>
          <table:table-cell table:formula="of:=([.#REF!279]^2)*(0.178)+([.#REF!279])*(0.352)-0.013" office:value-type="string" office:string-value="" calcext:value-type="error">
            <text:p>#REF!</text:p>
          </table:table-cell>
          <table:table-cell table:formula="of:=([.J279]^2)*(-0.89)+([.J279])*(-0.633)-0.245" office:value-type="float" office:value="-0.37170633975049" calcext:value-type="float">
            <text:p>-0.3717063398</text:p>
          </table:table-cell>
          <table:table-cell table:formula="of:=([.I279]^2)*(-0.189)+([.I279])*(0.905)-0.392" office:value-type="float" office:value="0.485038495466496" calcext:value-type="float">
            <text:p>0.4850384955</text:p>
          </table:table-cell>
          <table:table-cell table:number-columns-repeated="1007"/>
        </table:table-row>
        <table:table-row table:style-name="ro1">
          <table:table-cell table:formula="of:=[Datos_Nao.A280]" office:value-type="float" office:value="-0.00269264075905085" calcext:value-type="float">
            <text:p>-0.0026926408</text:p>
          </table:table-cell>
          <table:table-cell table:formula="of:=[Datos_Nao.B280]" office:value-type="float" office:value="-0.00881051644682884" calcext:value-type="float">
            <text:p>-0.0088105164</text:p>
          </table:table-cell>
          <table:table-cell table:formula="of:=[Datos_Nao.C280]" office:value-type="float" office:value="0.330337285995483" calcext:value-type="float">
            <text:p>0.330337286</text:p>
          </table:table-cell>
          <table:table-cell table:formula="of:=[Datos_Nao.D280]" office:value-type="float" office:value="0.0186835322529078" calcext:value-type="float">
            <text:p>0.0186835323</text:p>
          </table:table-cell>
          <table:table-cell table:formula="of:=[Datos_Nao.E280]" office:value-type="float" office:value="0.0206101182848215" calcext:value-type="float">
            <text:p>0.0206101183</text:p>
          </table:table-cell>
          <table:table-cell table:formula="of:=[Datos_Nao.F280]" office:value-type="float" office:value="0.00306121935136616" calcext:value-type="float">
            <text:p>0.0030612194</text:p>
          </table:table-cell>
          <table:table-cell/>
          <table:table-cell table:formula="of:=[Datos_MoCap.A280]" office:value-type="float" office:value="0.012287" calcext:value-type="float">
            <text:p>0.012287</text:p>
          </table:table-cell>
          <table:table-cell table:formula="of:=[Datos_MoCap.B280]" office:value-type="float" office:value="1.348421" calcext:value-type="float">
            <text:p>1.348421</text:p>
          </table:table-cell>
          <table:table-cell table:formula="of:=[Datos_MoCap.C280]" office:value-type="float" office:value="0.166978" calcext:value-type="float">
            <text:p>0.166978</text:p>
          </table:table-cell>
          <table:table-cell table:formula="of:=[Datos_MoCap.D280]" office:value-type="float" office:value="-0.002242" calcext:value-type="float">
            <text:p>-0.002242</text:p>
          </table:table-cell>
          <table:table-cell table:formula="of:=[Datos_MoCap.F280]" office:value-type="float" office:value="-0.082234" calcext:value-type="float">
            <text:p>-0.082234</text:p>
          </table:table-cell>
          <table:table-cell table:formula="of:=[Datos_MoCap.E280]" office:value-type="float" office:value="-0.02145" calcext:value-type="float">
            <text:p>-0.02145</text:p>
          </table:table-cell>
          <table:table-cell/>
          <table:table-cell table:formula="of:=([.#REF!280]^2)*(0.178)+([.#REF!280])*(0.352)-0.013" office:value-type="string" office:string-value="" calcext:value-type="error">
            <text:p>#REF!</text:p>
          </table:table-cell>
          <table:table-cell table:formula="of:=([.J280]^2)*(-0.89)+([.J280])*(-0.633)-0.245" office:value-type="float" office:value="-0.37551174471076" calcext:value-type="float">
            <text:p>-0.3755117447</text:p>
          </table:table-cell>
          <table:table-cell table:formula="of:=([.I280]^2)*(-0.189)+([.I280])*(0.905)-0.392" office:value-type="float" office:value="0.484673797477451" calcext:value-type="float">
            <text:p>0.4846737975</text:p>
          </table:table-cell>
          <table:table-cell table:number-columns-repeated="1007"/>
        </table:table-row>
        <table:table-row table:style-name="ro1">
          <table:table-cell table:formula="of:=[Datos_Nao.A281]" office:value-type="float" office:value="-0.00269263703376055" calcext:value-type="float">
            <text:p>-0.002692637</text:p>
          </table:table-cell>
          <table:table-cell table:formula="of:=[Datos_Nao.B281]" office:value-type="float" office:value="-0.00881050899624825" calcext:value-type="float">
            <text:p>-0.008810509</text:p>
          </table:table-cell>
          <table:table-cell table:formula="of:=[Datos_Nao.C281]" office:value-type="float" office:value="0.330337285995483" calcext:value-type="float">
            <text:p>0.330337286</text:p>
          </table:table-cell>
          <table:table-cell table:formula="of:=[Datos_Nao.D281]" office:value-type="float" office:value="0.0186835285276175" calcext:value-type="float">
            <text:p>0.0186835285</text:p>
          </table:table-cell>
          <table:table-cell table:formula="of:=[Datos_Nao.E281]" office:value-type="float" office:value="0.020610136911273" calcext:value-type="float">
            <text:p>0.0206101369</text:p>
          </table:table-cell>
          <table:table-cell table:formula="of:=[Datos_Nao.F281]" office:value-type="float" office:value="0.00306121935136616" calcext:value-type="float">
            <text:p>0.0030612194</text:p>
          </table:table-cell>
          <table:table-cell/>
          <table:table-cell table:formula="of:=[Datos_MoCap.A281]" office:value-type="float" office:value="0.011893" calcext:value-type="float">
            <text:p>0.011893</text:p>
          </table:table-cell>
          <table:table-cell table:formula="of:=[Datos_MoCap.B281]" office:value-type="float" office:value="1.347469" calcext:value-type="float">
            <text:p>1.347469</text:p>
          </table:table-cell>
          <table:table-cell table:formula="of:=[Datos_MoCap.C281]" office:value-type="float" office:value="0.170904" calcext:value-type="float">
            <text:p>0.170904</text:p>
          </table:table-cell>
          <table:table-cell table:formula="of:=[Datos_MoCap.D281]" office:value-type="float" office:value="-0.002524" calcext:value-type="float">
            <text:p>-0.002524</text:p>
          </table:table-cell>
          <table:table-cell table:formula="of:=[Datos_MoCap.F281]" office:value-type="float" office:value="-0.082906" calcext:value-type="float">
            <text:p>-0.082906</text:p>
          </table:table-cell>
          <table:table-cell table:formula="of:=[Datos_MoCap.E281]" office:value-type="float" office:value="-0.019852" calcext:value-type="float">
            <text:p>-0.019852</text:p>
          </table:table-cell>
          <table:table-cell/>
          <table:table-cell table:formula="of:=([.#REF!281]^2)*(0.178)+([.#REF!281])*(0.352)-0.013" office:value-type="string" office:string-value="" calcext:value-type="error">
            <text:p>#REF!</text:p>
          </table:table-cell>
          <table:table-cell table:formula="of:=([.J281]^2)*(-0.89)+([.J281])*(-0.633)-0.245" office:value-type="float" office:value="-0.37917750972224" calcext:value-type="float">
            <text:p>-0.3791775097</text:p>
          </table:table-cell>
          <table:table-cell table:formula="of:=([.I281]^2)*(-0.189)+([.I281])*(0.905)-0.392" office:value-type="float" office:value="0.484297303573371" calcext:value-type="float">
            <text:p>0.4842973036</text:p>
          </table:table-cell>
          <table:table-cell table:number-columns-repeated="1007"/>
        </table:table-row>
        <table:table-row table:style-name="ro1">
          <table:table-cell table:formula="of:=[Datos_Nao.A282]" office:value-type="float" office:value="-0.0026926351711154" calcext:value-type="float">
            <text:p>-0.0026926352</text:p>
          </table:table-cell>
          <table:table-cell table:formula="of:=[Datos_Nao.B282]" office:value-type="float" office:value="-0.00881050899624825" calcext:value-type="float">
            <text:p>-0.008810509</text:p>
          </table:table-cell>
          <table:table-cell table:formula="of:=[Datos_Nao.C282]" office:value-type="float" office:value="0.330337285995483" calcext:value-type="float">
            <text:p>0.330337286</text:p>
          </table:table-cell>
          <table:table-cell table:formula="of:=[Datos_Nao.D282]" office:value-type="float" office:value="0.0186835266649723" calcext:value-type="float">
            <text:p>0.0186835267</text:p>
          </table:table-cell>
          <table:table-cell table:formula="of:=[Datos_Nao.E282]" office:value-type="float" office:value="0.0206101443618536" calcext:value-type="float">
            <text:p>0.0206101444</text:p>
          </table:table-cell>
          <table:table-cell table:formula="of:=[Datos_Nao.F282]" office:value-type="float" office:value="0.00306121935136616" calcext:value-type="float">
            <text:p>0.0030612194</text:p>
          </table:table-cell>
          <table:table-cell/>
          <table:table-cell table:formula="of:=[Datos_MoCap.A282]" office:value-type="float" office:value="0.011421" calcext:value-type="float">
            <text:p>0.011421</text:p>
          </table:table-cell>
          <table:table-cell table:formula="of:=[Datos_MoCap.B282]" office:value-type="float" office:value="1.346601" calcext:value-type="float">
            <text:p>1.346601</text:p>
          </table:table-cell>
          <table:table-cell table:formula="of:=[Datos_MoCap.C282]" office:value-type="float" office:value="0.174673" calcext:value-type="float">
            <text:p>0.174673</text:p>
          </table:table-cell>
          <table:table-cell table:formula="of:=[Datos_MoCap.D282]" office:value-type="float" office:value="-0.002951" calcext:value-type="float">
            <text:p>-0.002951</text:p>
          </table:table-cell>
          <table:table-cell table:formula="of:=[Datos_MoCap.F282]" office:value-type="float" office:value="-0.083542" calcext:value-type="float">
            <text:p>-0.083542</text:p>
          </table:table-cell>
          <table:table-cell table:formula="of:=[Datos_MoCap.E282]" office:value-type="float" office:value="-0.018259" calcext:value-type="float">
            <text:p>-0.018259</text:p>
          </table:table-cell>
          <table:table-cell/>
          <table:table-cell table:formula="of:=([.#REF!282]^2)*(0.178)+([.#REF!282])*(0.352)-0.013" office:value-type="string" office:string-value="" calcext:value-type="error">
            <text:p>#REF!</text:p>
          </table:table-cell>
          <table:table-cell table:formula="of:=([.J282]^2)*(-0.89)+([.J282])*(-0.633)-0.245" office:value-type="float" office:value="-0.38272249366681" calcext:value-type="float">
            <text:p>-0.3827224937</text:p>
          </table:table-cell>
          <table:table-cell table:formula="of:=([.I282]^2)*(-0.189)+([.I282])*(0.905)-0.392" office:value-type="float" office:value="0.483953731145011" calcext:value-type="float">
            <text:p>0.4839537311</text:p>
          </table:table-cell>
          <table:table-cell table:number-columns-repeated="1007"/>
        </table:table-row>
        <table:table-row table:style-name="ro1">
          <table:table-cell table:formula="of:=[Datos_Nao.A283]" office:value-type="float" office:value="-0.00269263051450253" calcext:value-type="float">
            <text:p>-0.0026926305</text:p>
          </table:table-cell>
          <table:table-cell table:formula="of:=[Datos_Nao.B283]" office:value-type="float" office:value="-0.00881051085889339" calcext:value-type="float">
            <text:p>-0.0088105109</text:p>
          </table:table-cell>
          <table:table-cell table:formula="of:=[Datos_Nao.C283]" office:value-type="float" office:value="0.330337285995483" calcext:value-type="float">
            <text:p>0.330337286</text:p>
          </table:table-cell>
          <table:table-cell table:formula="of:=[Datos_Nao.D283]" office:value-type="float" office:value="0.0186835266649723" calcext:value-type="float">
            <text:p>0.0186835267</text:p>
          </table:table-cell>
          <table:table-cell table:formula="of:=[Datos_Nao.E283]" office:value-type="float" office:value="0.0206101574003696" calcext:value-type="float">
            <text:p>0.0206101574</text:p>
          </table:table-cell>
          <table:table-cell table:formula="of:=[Datos_Nao.F283]" office:value-type="float" office:value="0.00306121935136616" calcext:value-type="float">
            <text:p>0.0030612194</text:p>
          </table:table-cell>
          <table:table-cell/>
          <table:table-cell table:formula="of:=[Datos_MoCap.A283]" office:value-type="float" office:value="0.010791" calcext:value-type="float">
            <text:p>0.010791</text:p>
          </table:table-cell>
          <table:table-cell table:formula="of:=[Datos_MoCap.B283]" office:value-type="float" office:value="1.345796" calcext:value-type="float">
            <text:p>1.345796</text:p>
          </table:table-cell>
          <table:table-cell table:formula="of:=[Datos_MoCap.C283]" office:value-type="float" office:value="0.178319" calcext:value-type="float">
            <text:p>0.178319</text:p>
          </table:table-cell>
          <table:table-cell table:formula="of:=[Datos_MoCap.D283]" office:value-type="float" office:value="-0.003478" calcext:value-type="float">
            <text:p>-0.003478</text:p>
          </table:table-cell>
          <table:table-cell table:formula="of:=[Datos_MoCap.F283]" office:value-type="float" office:value="-0.084365" calcext:value-type="float">
            <text:p>-0.084365</text:p>
          </table:table-cell>
          <table:table-cell table:formula="of:=[Datos_MoCap.E283]" office:value-type="float" office:value="-0.016606" calcext:value-type="float">
            <text:p>-0.016606</text:p>
          </table:table-cell>
          <table:table-cell/>
          <table:table-cell table:formula="of:=([.#REF!283]^2)*(0.178)+([.#REF!283])*(0.352)-0.013" office:value-type="string" office:string-value="" calcext:value-type="error">
            <text:p>#REF!</text:p>
          </table:table-cell>
          <table:table-cell table:formula="of:=([.J283]^2)*(-0.89)+([.J283])*(-0.633)-0.245" office:value-type="float" office:value="-0.38617584952729" calcext:value-type="float">
            <text:p>-0.3861758495</text:p>
          </table:table-cell>
          <table:table-cell table:formula="of:=([.I283]^2)*(-0.189)+([.I283])*(0.905)-0.392" office:value-type="float" office:value="0.483634840886576" calcext:value-type="float">
            <text:p>0.4836348409</text:p>
          </table:table-cell>
          <table:table-cell table:number-columns-repeated="1007"/>
        </table:table-row>
        <table:table-row table:style-name="ro1">
          <table:table-cell table:formula="of:=[Datos_Nao.A284]" office:value-type="float" office:value="-0.00269262958317995" calcext:value-type="float">
            <text:p>-0.0026926296</text:p>
          </table:table-cell>
          <table:table-cell table:formula="of:=[Datos_Nao.B284]" office:value-type="float" office:value="-0.00881050899624825" calcext:value-type="float">
            <text:p>-0.008810509</text:p>
          </table:table-cell>
          <table:table-cell table:formula="of:=[Datos_Nao.C284]" office:value-type="float" office:value="0.330337285995483" calcext:value-type="float">
            <text:p>0.330337286</text:p>
          </table:table-cell>
          <table:table-cell table:formula="of:=[Datos_Nao.D284]" office:value-type="float" office:value="0.0186835266649723" calcext:value-type="float">
            <text:p>0.0186835267</text:p>
          </table:table-cell>
          <table:table-cell table:formula="of:=[Datos_Nao.E284]" office:value-type="float" office:value="0.0206101611256599" calcext:value-type="float">
            <text:p>0.0206101611</text:p>
          </table:table-cell>
          <table:table-cell table:formula="of:=[Datos_Nao.F284]" office:value-type="float" office:value="0.00306122307665646" calcext:value-type="float">
            <text:p>0.0030612231</text:p>
          </table:table-cell>
          <table:table-cell/>
          <table:table-cell table:formula="of:=[Datos_MoCap.A284]" office:value-type="float" office:value="0.010067" calcext:value-type="float">
            <text:p>0.010067</text:p>
          </table:table-cell>
          <table:table-cell table:formula="of:=[Datos_MoCap.B284]" office:value-type="float" office:value="1.345002" calcext:value-type="float">
            <text:p>1.345002</text:p>
          </table:table-cell>
          <table:table-cell table:formula="of:=[Datos_MoCap.C284]" office:value-type="float" office:value="0.181754" calcext:value-type="float">
            <text:p>0.181754</text:p>
          </table:table-cell>
          <table:table-cell table:formula="of:=[Datos_MoCap.D284]" office:value-type="float" office:value="-0.003796" calcext:value-type="float">
            <text:p>-0.003796</text:p>
          </table:table-cell>
          <table:table-cell table:formula="of:=[Datos_MoCap.F284]" office:value-type="float" office:value="-0.085484" calcext:value-type="float">
            <text:p>-0.085484</text:p>
          </table:table-cell>
          <table:table-cell table:formula="of:=[Datos_MoCap.E284]" office:value-type="float" office:value="-0.014967" calcext:value-type="float">
            <text:p>-0.014967</text:p>
          </table:table-cell>
          <table:table-cell/>
          <table:table-cell table:formula="of:=([.#REF!284]^2)*(0.178)+([.#REF!284])*(0.352)-0.013" office:value-type="string" office:string-value="" calcext:value-type="error">
            <text:p>#REF!</text:p>
          </table:table-cell>
          <table:table-cell table:formula="of:=([.J284]^2)*(-0.89)+([.J284])*(-0.633)-0.245" office:value-type="float" office:value="-0.38945100169924" calcext:value-type="float">
            <text:p>-0.3894510017</text:p>
          </table:table-cell>
          <table:table-cell table:formula="of:=([.I284]^2)*(-0.189)+([.I284])*(0.905)-0.392" office:value-type="float" office:value="0.483320068179244" calcext:value-type="float">
            <text:p>0.4833200682</text:p>
          </table:table-cell>
          <table:table-cell table:number-columns-repeated="1007"/>
        </table:table-row>
        <table:table-row table:style-name="ro1">
          <table:table-cell table:formula="of:=[Datos_Nao.A285]" office:value-type="float" office:value="-0.00269262958317995" calcext:value-type="float">
            <text:p>-0.0026926296</text:p>
          </table:table-cell>
          <table:table-cell table:formula="of:=[Datos_Nao.B285]" office:value-type="float" office:value="-0.00881050899624825" calcext:value-type="float">
            <text:p>-0.008810509</text:p>
          </table:table-cell>
          <table:table-cell table:formula="of:=[Datos_Nao.C285]" office:value-type="float" office:value="0.330337285995483" calcext:value-type="float">
            <text:p>0.330337286</text:p>
          </table:table-cell>
          <table:table-cell table:formula="of:=[Datos_Nao.D285]" office:value-type="float" office:value="0.0186835266649723" calcext:value-type="float">
            <text:p>0.0186835267</text:p>
          </table:table-cell>
          <table:table-cell table:formula="of:=[Datos_Nao.E285]" office:value-type="float" office:value="0.0206101629883051" calcext:value-type="float">
            <text:p>0.020610163</text:p>
          </table:table-cell>
          <table:table-cell table:formula="of:=[Datos_Nao.F285]" office:value-type="float" office:value="0.00306122307665646" calcext:value-type="float">
            <text:p>0.0030612231</text:p>
          </table:table-cell>
          <table:table-cell/>
          <table:table-cell table:formula="of:=[Datos_MoCap.A285]" office:value-type="float" office:value="0.009242" calcext:value-type="float">
            <text:p>0.009242</text:p>
          </table:table-cell>
          <table:table-cell table:formula="of:=[Datos_MoCap.B285]" office:value-type="float" office:value="1.344138" calcext:value-type="float">
            <text:p>1.344138</text:p>
          </table:table-cell>
          <table:table-cell table:formula="of:=[Datos_MoCap.C285]" office:value-type="float" office:value="0.184979" calcext:value-type="float">
            <text:p>0.184979</text:p>
          </table:table-cell>
          <table:table-cell table:formula="of:=[Datos_MoCap.D285]" office:value-type="float" office:value="-0.00421" calcext:value-type="float">
            <text:p>-0.00421</text:p>
          </table:table-cell>
          <table:table-cell table:formula="of:=[Datos_MoCap.F285]" office:value-type="float" office:value="-0.086883" calcext:value-type="float">
            <text:p>-0.086883</text:p>
          </table:table-cell>
          <table:table-cell table:formula="of:=[Datos_MoCap.E285]" office:value-type="float" office:value="-0.012973" calcext:value-type="float">
            <text:p>-0.012973</text:p>
          </table:table-cell>
          <table:table-cell/>
          <table:table-cell table:formula="of:=([.#REF!285]^2)*(0.178)+([.#REF!285])*(0.352)-0.013" office:value-type="string" office:string-value="" calcext:value-type="error">
            <text:p>#REF!</text:p>
          </table:table-cell>
          <table:table-cell table:formula="of:=([.J285]^2)*(-0.89)+([.J285])*(-0.633)-0.245" office:value-type="float" office:value="-0.39254504209249" calcext:value-type="float">
            <text:p>-0.3925450421</text:p>
          </table:table-cell>
          <table:table-cell table:formula="of:=([.I285]^2)*(-0.189)+([.I285])*(0.905)-0.392" office:value-type="float" office:value="0.482977273984684" calcext:value-type="float">
            <text:p>0.482977274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286]" office:value-type="float" office:value="0.008398" calcext:value-type="float">
            <text:p>0.008398</text:p>
          </table:table-cell>
          <table:table-cell table:formula="of:=[Datos_MoCap.B286]" office:value-type="float" office:value="1.343119" calcext:value-type="float">
            <text:p>1.343119</text:p>
          </table:table-cell>
          <table:table-cell table:formula="of:=[Datos_MoCap.C286]" office:value-type="float" office:value="0.188012" calcext:value-type="float">
            <text:p>0.188012</text:p>
          </table:table-cell>
          <table:table-cell table:formula="of:=[Datos_MoCap.D286]" office:value-type="float" office:value="-0.004145" calcext:value-type="float">
            <text:p>-0.004145</text:p>
          </table:table-cell>
          <table:table-cell table:formula="of:=[Datos_MoCap.F286]" office:value-type="float" office:value="-0.088907" calcext:value-type="float">
            <text:p>-0.088907</text:p>
          </table:table-cell>
          <table:table-cell table:formula="of:=[Datos_MoCap.E286]" office:value-type="float" office:value="-0.01125" calcext:value-type="float">
            <text:p>-0.01125</text:p>
          </table:table-cell>
          <table:table-cell/>
          <table:table-cell table:formula="of:=([.#REF!286]^2)*(0.178)+([.#REF!286])*(0.352)-0.013" office:value-type="string" office:string-value="" calcext:value-type="error">
            <text:p>#REF!</text:p>
          </table:table-cell>
          <table:table-cell table:formula="of:=([.J286]^2)*(-0.89)+([.J286])*(-0.633)-0.245" office:value-type="float" office:value="-0.39547177180816" calcext:value-type="float">
            <text:p>-0.3954717718</text:p>
          </table:table-cell>
          <table:table-cell table:formula="of:=([.I286]^2)*(-0.189)+([.I286])*(0.905)-0.392" office:value-type="float" office:value="0.482572620497571" calcext:value-type="float">
            <text:p>0.4825726205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287]" office:value-type="float" office:value="0.007837" calcext:value-type="float">
            <text:p>0.007837</text:p>
          </table:table-cell>
          <table:table-cell table:formula="of:=[Datos_MoCap.B287]" office:value-type="float" office:value="1.342072" calcext:value-type="float">
            <text:p>1.342072</text:p>
          </table:table-cell>
          <table:table-cell table:formula="of:=[Datos_MoCap.C287]" office:value-type="float" office:value="0.190999" calcext:value-type="float">
            <text:p>0.190999</text:p>
          </table:table-cell>
          <table:table-cell table:formula="of:=[Datos_MoCap.D287]" office:value-type="float" office:value="-0.004581" calcext:value-type="float">
            <text:p>-0.004581</text:p>
          </table:table-cell>
          <table:table-cell table:formula="of:=[Datos_MoCap.F287]" office:value-type="float" office:value="-0.090654" calcext:value-type="float">
            <text:p>-0.090654</text:p>
          </table:table-cell>
          <table:table-cell table:formula="of:=[Datos_MoCap.E287]" office:value-type="float" office:value="-0.008055" calcext:value-type="float">
            <text:p>-0.008055</text:p>
          </table:table-cell>
          <table:table-cell/>
          <table:table-cell table:formula="of:=([.#REF!287]^2)*(0.178)+([.#REF!287])*(0.352)-0.013" office:value-type="string" office:string-value="" calcext:value-type="error">
            <text:p>#REF!</text:p>
          </table:table-cell>
          <table:table-cell table:formula="of:=([.J287]^2)*(-0.89)+([.J287])*(-0.633)-0.245" office:value-type="float" office:value="-0.39837011702089" calcext:value-type="float">
            <text:p>-0.398370117</text:p>
          </table:table-cell>
          <table:table-cell table:formula="of:=([.I287]^2)*(-0.189)+([.I287])*(0.905)-0.392" office:value-type="float" office:value="0.482156439148224" calcext:value-type="float">
            <text:p>0.4821564391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288]" office:value-type="float" office:value="0.00707" calcext:value-type="float">
            <text:p>0.00707</text:p>
          </table:table-cell>
          <table:table-cell table:formula="of:=[Datos_MoCap.B288]" office:value-type="float" office:value="1.34115" calcext:value-type="float">
            <text:p>1.34115</text:p>
          </table:table-cell>
          <table:table-cell table:formula="of:=[Datos_MoCap.C288]" office:value-type="float" office:value="0.193429" calcext:value-type="float">
            <text:p>0.193429</text:p>
          </table:table-cell>
          <table:table-cell table:formula="of:=[Datos_MoCap.D288]" office:value-type="float" office:value="-0.004757" calcext:value-type="float">
            <text:p>-0.004757</text:p>
          </table:table-cell>
          <table:table-cell table:formula="of:=[Datos_MoCap.F288]" office:value-type="float" office:value="-0.092591" calcext:value-type="float">
            <text:p>-0.092591</text:p>
          </table:table-cell>
          <table:table-cell table:formula="of:=[Datos_MoCap.E288]" office:value-type="float" office:value="-0.006625" calcext:value-type="float">
            <text:p>-0.006625</text:p>
          </table:table-cell>
          <table:table-cell/>
          <table:table-cell table:formula="of:=([.#REF!288]^2)*(0.178)+([.#REF!288])*(0.352)-0.013" office:value-type="string" office:string-value="" calcext:value-type="error">
            <text:p>#REF!</text:p>
          </table:table-cell>
          <table:table-cell table:formula="of:=([.J288]^2)*(-0.89)+([.J288])*(-0.633)-0.245" office:value-type="float" office:value="-0.40073970945649" calcext:value-type="float">
            <text:p>-0.4007397095</text:p>
          </table:table-cell>
          <table:table-cell table:formula="of:=([.I288]^2)*(-0.189)+([.I288])*(0.905)-0.392" office:value-type="float" office:value="0.4817896020475" calcext:value-type="float">
            <text:p>0.481789602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289]" office:value-type="float" office:value="0.006482" calcext:value-type="float">
            <text:p>0.006482</text:p>
          </table:table-cell>
          <table:table-cell table:formula="of:=[Datos_MoCap.B289]" office:value-type="float" office:value="1.34047" calcext:value-type="float">
            <text:p>1.34047</text:p>
          </table:table-cell>
          <table:table-cell table:formula="of:=[Datos_MoCap.C289]" office:value-type="float" office:value="0.195583" calcext:value-type="float">
            <text:p>0.195583</text:p>
          </table:table-cell>
          <table:table-cell table:formula="of:=[Datos_MoCap.D289]" office:value-type="float" office:value="-0.004897" calcext:value-type="float">
            <text:p>-0.004897</text:p>
          </table:table-cell>
          <table:table-cell table:formula="of:=[Datos_MoCap.F289]" office:value-type="float" office:value="-0.094315" calcext:value-type="float">
            <text:p>-0.094315</text:p>
          </table:table-cell>
          <table:table-cell table:formula="of:=[Datos_MoCap.E289]" office:value-type="float" office:value="-0.00505" calcext:value-type="float">
            <text:p>-0.00505</text:p>
          </table:table-cell>
          <table:table-cell/>
          <table:table-cell table:formula="of:=([.#REF!289]^2)*(0.178)+([.#REF!289])*(0.352)-0.013" office:value-type="string" office:string-value="" calcext:value-type="error">
            <text:p>#REF!</text:p>
          </table:table-cell>
          <table:table-cell table:formula="of:=([.J289]^2)*(-0.89)+([.J289])*(-0.633)-0.245" office:value-type="float" office:value="-0.40284895080121" calcext:value-type="float">
            <text:p>-0.4028489508</text:p>
          </table:table-cell>
          <table:table-cell table:formula="of:=([.I289]^2)*(-0.189)+([.I289])*(0.905)-0.392" office:value-type="float" office:value="0.4815188438499" calcext:value-type="float">
            <text:p>0.4815188438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290]" office:value-type="float" office:value="0.006026" calcext:value-type="float">
            <text:p>0.006026</text:p>
          </table:table-cell>
          <table:table-cell table:formula="of:=[Datos_MoCap.B290]" office:value-type="float" office:value="1.339943" calcext:value-type="float">
            <text:p>1.339943</text:p>
          </table:table-cell>
          <table:table-cell table:formula="of:=[Datos_MoCap.C290]" office:value-type="float" office:value="0.197442" calcext:value-type="float">
            <text:p>0.197442</text:p>
          </table:table-cell>
          <table:table-cell table:formula="of:=[Datos_MoCap.D290]" office:value-type="float" office:value="-0.005249" calcext:value-type="float">
            <text:p>-0.005249</text:p>
          </table:table-cell>
          <table:table-cell table:formula="of:=[Datos_MoCap.F290]" office:value-type="float" office:value="-0.096052" calcext:value-type="float">
            <text:p>-0.096052</text:p>
          </table:table-cell>
          <table:table-cell table:formula="of:=[Datos_MoCap.E290]" office:value-type="float" office:value="-0.003344" calcext:value-type="float">
            <text:p>-0.003344</text:p>
          </table:table-cell>
          <table:table-cell/>
          <table:table-cell table:formula="of:=([.#REF!290]^2)*(0.178)+([.#REF!290])*(0.352)-0.013" office:value-type="string" office:string-value="" calcext:value-type="error">
            <text:p>#REF!</text:p>
          </table:table-cell>
          <table:table-cell table:formula="of:=([.J290]^2)*(-0.89)+([.J290])*(-0.633)-0.245" office:value-type="float" office:value="-0.40467596159396" calcext:value-type="float">
            <text:p>-0.4046759616</text:p>
          </table:table-cell>
          <table:table-cell table:formula="of:=([.I290]^2)*(-0.189)+([.I290])*(0.905)-0.392" office:value-type="float" office:value="0.481308886025939" calcext:value-type="float">
            <text:p>0.481308886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291]" office:value-type="float" office:value="0.005669" calcext:value-type="float">
            <text:p>0.005669</text:p>
          </table:table-cell>
          <table:table-cell table:formula="of:=[Datos_MoCap.B291]" office:value-type="float" office:value="1.339536" calcext:value-type="float">
            <text:p>1.339536</text:p>
          </table:table-cell>
          <table:table-cell table:formula="of:=[Datos_MoCap.C291]" office:value-type="float" office:value="0.198891" calcext:value-type="float">
            <text:p>0.198891</text:p>
          </table:table-cell>
          <table:table-cell table:formula="of:=[Datos_MoCap.D291]" office:value-type="float" office:value="-0.005539" calcext:value-type="float">
            <text:p>-0.005539</text:p>
          </table:table-cell>
          <table:table-cell table:formula="of:=[Datos_MoCap.F291]" office:value-type="float" office:value="-0.097151" calcext:value-type="float">
            <text:p>-0.097151</text:p>
          </table:table-cell>
          <table:table-cell table:formula="of:=[Datos_MoCap.E291]" office:value-type="float" office:value="-0.001357" calcext:value-type="float">
            <text:p>-0.001357</text:p>
          </table:table-cell>
          <table:table-cell/>
          <table:table-cell table:formula="of:=([.#REF!291]^2)*(0.178)+([.#REF!291])*(0.352)-0.013" office:value-type="string" office:string-value="" calcext:value-type="error">
            <text:p>#REF!</text:p>
          </table:table-cell>
          <table:table-cell table:formula="of:=([.J291]^2)*(-0.89)+([.J291])*(-0.633)-0.245" office:value-type="float" office:value="-0.40610429359409" calcext:value-type="float">
            <text:p>-0.4061042936</text:p>
          </table:table-cell>
          <table:table-cell table:formula="of:=([.I291]^2)*(-0.189)+([.I291])*(0.905)-0.392" office:value-type="float" office:value="0.481146664589056" calcext:value-type="float">
            <text:p>0.4811466646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292]" office:value-type="float" office:value="0.005397" calcext:value-type="float">
            <text:p>0.005397</text:p>
          </table:table-cell>
          <table:table-cell table:formula="of:=[Datos_MoCap.B292]" office:value-type="float" office:value="1.339314" calcext:value-type="float">
            <text:p>1.339314</text:p>
          </table:table-cell>
          <table:table-cell table:formula="of:=[Datos_MoCap.C292]" office:value-type="float" office:value="0.199933" calcext:value-type="float">
            <text:p>0.199933</text:p>
          </table:table-cell>
          <table:table-cell table:formula="of:=[Datos_MoCap.D292]" office:value-type="float" office:value="-0.005877" calcext:value-type="float">
            <text:p>-0.005877</text:p>
          </table:table-cell>
          <table:table-cell table:formula="of:=[Datos_MoCap.F292]" office:value-type="float" office:value="-0.098475" calcext:value-type="float">
            <text:p>-0.098475</text:p>
          </table:table-cell>
          <table:table-cell table:formula="of:=[Datos_MoCap.E292]" office:value-type="float" office:value="0.000442" calcext:value-type="float">
            <text:p>0.000442</text:p>
          </table:table-cell>
          <table:table-cell/>
          <table:table-cell table:formula="of:=([.#REF!292]^2)*(0.178)+([.#REF!292])*(0.352)-0.013" office:value-type="string" office:string-value="" calcext:value-type="error">
            <text:p>#REF!</text:p>
          </table:table-cell>
          <table:table-cell table:formula="of:=([.J292]^2)*(-0.89)+([.J292])*(-0.633)-0.245" office:value-type="float" office:value="-0.40713374099521" calcext:value-type="float">
            <text:p>-0.407133741</text:p>
          </table:table-cell>
          <table:table-cell table:formula="of:=([.I292]^2)*(-0.189)+([.I292])*(0.905)-0.392" office:value-type="float" office:value="0.481058153777356" calcext:value-type="float">
            <text:p>0.4810581538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293]" office:value-type="float" office:value="0.005234" calcext:value-type="float">
            <text:p>0.005234</text:p>
          </table:table-cell>
          <table:table-cell table:formula="of:=[Datos_MoCap.B293]" office:value-type="float" office:value="1.3393" calcext:value-type="float">
            <text:p>1.3393</text:p>
          </table:table-cell>
          <table:table-cell table:formula="of:=[Datos_MoCap.C293]" office:value-type="float" office:value="0.200648" calcext:value-type="float">
            <text:p>0.200648</text:p>
          </table:table-cell>
          <table:table-cell table:formula="of:=[Datos_MoCap.D293]" office:value-type="float" office:value="-0.006055" calcext:value-type="float">
            <text:p>-0.006055</text:p>
          </table:table-cell>
          <table:table-cell table:formula="of:=[Datos_MoCap.F293]" office:value-type="float" office:value="-0.099352" calcext:value-type="float">
            <text:p>-0.099352</text:p>
          </table:table-cell>
          <table:table-cell table:formula="of:=[Datos_MoCap.E293]" office:value-type="float" office:value="0.001941" calcext:value-type="float">
            <text:p>0.001941</text:p>
          </table:table-cell>
          <table:table-cell/>
          <table:table-cell table:formula="of:=([.#REF!293]^2)*(0.178)+([.#REF!293])*(0.352)-0.013" office:value-type="string" office:string-value="" calcext:value-type="error">
            <text:p>#REF!</text:p>
          </table:table-cell>
          <table:table-cell table:formula="of:=([.J293]^2)*(-0.89)+([.J293])*(-0.633)-0.245" office:value-type="float" office:value="-0.40784124571456" calcext:value-type="float">
            <text:p>-0.4078412457</text:p>
          </table:table-cell>
          <table:table-cell table:formula="of:=([.I293]^2)*(-0.189)+([.I293])*(0.905)-0.392" office:value-type="float" office:value="0.48105257139" calcext:value-type="float">
            <text:p>0.4810525714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294]" office:value-type="float" office:value="0.005338" calcext:value-type="float">
            <text:p>0.005338</text:p>
          </table:table-cell>
          <table:table-cell table:formula="of:=[Datos_MoCap.B294]" office:value-type="float" office:value="1.339392" calcext:value-type="float">
            <text:p>1.339392</text:p>
          </table:table-cell>
          <table:table-cell table:formula="of:=[Datos_MoCap.C294]" office:value-type="float" office:value="0.200873" calcext:value-type="float">
            <text:p>0.200873</text:p>
          </table:table-cell>
          <table:table-cell table:formula="of:=[Datos_MoCap.D294]" office:value-type="float" office:value="-0.006383" calcext:value-type="float">
            <text:p>-0.006383</text:p>
          </table:table-cell>
          <table:table-cell table:formula="of:=[Datos_MoCap.F294]" office:value-type="float" office:value="-0.099816" calcext:value-type="float">
            <text:p>-0.099816</text:p>
          </table:table-cell>
          <table:table-cell table:formula="of:=[Datos_MoCap.E294]" office:value-type="float" office:value="0.003195" calcext:value-type="float">
            <text:p>0.003195</text:p>
          </table:table-cell>
          <table:table-cell/>
          <table:table-cell table:formula="of:=([.#REF!294]^2)*(0.178)+([.#REF!294])*(0.352)-0.013" office:value-type="string" office:string-value="" calcext:value-type="error">
            <text:p>#REF!</text:p>
          </table:table-cell>
          <table:table-cell table:formula="of:=([.J294]^2)*(-0.89)+([.J294])*(-0.633)-0.245" office:value-type="float" office:value="-0.40806407529481" calcext:value-type="float">
            <text:p>-0.4080640753</text:p>
          </table:table-cell>
          <table:table-cell table:formula="of:=([.I294]^2)*(-0.189)+([.I294])*(0.905)-0.392" office:value-type="float" office:value="0.481089254293504" calcext:value-type="float">
            <text:p>0.4810892543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295]" office:value-type="float" office:value="0.005591" calcext:value-type="float">
            <text:p>0.005591</text:p>
          </table:table-cell>
          <table:table-cell table:formula="of:=[Datos_MoCap.B295]" office:value-type="float" office:value="1.339551" calcext:value-type="float">
            <text:p>1.339551</text:p>
          </table:table-cell>
          <table:table-cell table:formula="of:=[Datos_MoCap.C295]" office:value-type="float" office:value="0.200662" calcext:value-type="float">
            <text:p>0.200662</text:p>
          </table:table-cell>
          <table:table-cell table:formula="of:=[Datos_MoCap.D295]" office:value-type="float" office:value="-0.006766" calcext:value-type="float">
            <text:p>-0.006766</text:p>
          </table:table-cell>
          <table:table-cell table:formula="of:=[Datos_MoCap.F295]" office:value-type="float" office:value="-0.09986" calcext:value-type="float">
            <text:p>-0.09986</text:p>
          </table:table-cell>
          <table:table-cell table:formula="of:=[Datos_MoCap.E295]" office:value-type="float" office:value="0.003948" calcext:value-type="float">
            <text:p>0.003948</text:p>
          </table:table-cell>
          <table:table-cell/>
          <table:table-cell table:formula="of:=([.#REF!295]^2)*(0.178)+([.#REF!295])*(0.352)-0.013" office:value-type="string" office:string-value="" calcext:value-type="error">
            <text:p>#REF!</text:p>
          </table:table-cell>
          <table:table-cell table:formula="of:=([.J295]^2)*(-0.89)+([.J295])*(-0.633)-0.245" office:value-type="float" office:value="-0.40785510803716" calcext:value-type="float">
            <text:p>-0.407855108</text:p>
          </table:table-cell>
          <table:table-cell table:formula="of:=([.I295]^2)*(-0.189)+([.I295])*(0.905)-0.392" office:value-type="float" office:value="0.481152644377411" calcext:value-type="float">
            <text:p>0.4811526444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296]" office:value-type="float" office:value="0.005974" calcext:value-type="float">
            <text:p>0.005974</text:p>
          </table:table-cell>
          <table:table-cell table:formula="of:=[Datos_MoCap.B296]" office:value-type="float" office:value="1.339715" calcext:value-type="float">
            <text:p>1.339715</text:p>
          </table:table-cell>
          <table:table-cell table:formula="of:=[Datos_MoCap.C296]" office:value-type="float" office:value="0.200117" calcext:value-type="float">
            <text:p>0.200117</text:p>
          </table:table-cell>
          <table:table-cell table:formula="of:=[Datos_MoCap.D296]" office:value-type="float" office:value="-0.007165" calcext:value-type="float">
            <text:p>-0.007165</text:p>
          </table:table-cell>
          <table:table-cell table:formula="of:=[Datos_MoCap.F296]" office:value-type="float" office:value="-0.099835" calcext:value-type="float">
            <text:p>-0.099835</text:p>
          </table:table-cell>
          <table:table-cell table:formula="of:=[Datos_MoCap.E296]" office:value-type="float" office:value="0.004244" calcext:value-type="float">
            <text:p>0.004244</text:p>
          </table:table-cell>
          <table:table-cell/>
          <table:table-cell table:formula="of:=([.#REF!296]^2)*(0.178)+([.#REF!296])*(0.352)-0.013" office:value-type="string" office:string-value="" calcext:value-type="error">
            <text:p>#REF!</text:p>
          </table:table-cell>
          <table:table-cell table:formula="of:=([.J296]^2)*(-0.89)+([.J296])*(-0.633)-0.245" office:value-type="float" office:value="-0.40731572518321" calcext:value-type="float">
            <text:p>-0.4073157252</text:p>
          </table:table-cell>
          <table:table-cell table:formula="of:=([.I296]^2)*(-0.189)+([.I296])*(0.905)-0.392" office:value-type="float" office:value="0.481218017848475" calcext:value-type="float">
            <text:p>0.4812180178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297]" office:value-type="float" office:value="0.006543" calcext:value-type="float">
            <text:p>0.006543</text:p>
          </table:table-cell>
          <table:table-cell table:formula="of:=[Datos_MoCap.B297]" office:value-type="float" office:value="1.339872" calcext:value-type="float">
            <text:p>1.339872</text:p>
          </table:table-cell>
          <table:table-cell table:formula="of:=[Datos_MoCap.C297]" office:value-type="float" office:value="0.199207" calcext:value-type="float">
            <text:p>0.199207</text:p>
          </table:table-cell>
          <table:table-cell table:formula="of:=[Datos_MoCap.D297]" office:value-type="float" office:value="-0.007489" calcext:value-type="float">
            <text:p>-0.007489</text:p>
          </table:table-cell>
          <table:table-cell table:formula="of:=[Datos_MoCap.F297]" office:value-type="float" office:value="-0.099251" calcext:value-type="float">
            <text:p>-0.099251</text:p>
          </table:table-cell>
          <table:table-cell table:formula="of:=[Datos_MoCap.E297]" office:value-type="float" office:value="0.004519" calcext:value-type="float">
            <text:p>0.004519</text:p>
          </table:table-cell>
          <table:table-cell/>
          <table:table-cell table:formula="of:=([.#REF!297]^2)*(0.178)+([.#REF!297])*(0.352)-0.013" office:value-type="string" office:string-value="" calcext:value-type="error">
            <text:p>#REF!</text:p>
          </table:table-cell>
          <table:table-cell table:formula="of:=([.J297]^2)*(-0.89)+([.J297])*(-0.633)-0.245" office:value-type="float" office:value="-0.40641628267561" calcext:value-type="float">
            <text:p>-0.4064162827</text:p>
          </table:table-cell>
          <table:table-cell table:formula="of:=([.I297]^2)*(-0.189)+([.I297])*(0.905)-0.392" office:value-type="float" office:value="0.481280591463424" calcext:value-type="float">
            <text:p>0.4812805915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298]" office:value-type="float" office:value="0.007188" calcext:value-type="float">
            <text:p>0.007188</text:p>
          </table:table-cell>
          <table:table-cell table:formula="of:=[Datos_MoCap.B298]" office:value-type="float" office:value="1.340028" calcext:value-type="float">
            <text:p>1.340028</text:p>
          </table:table-cell>
          <table:table-cell table:formula="of:=[Datos_MoCap.C298]" office:value-type="float" office:value="0.198085" calcext:value-type="float">
            <text:p>0.198085</text:p>
          </table:table-cell>
          <table:table-cell table:formula="of:=[Datos_MoCap.D298]" office:value-type="float" office:value="-0.00743" calcext:value-type="float">
            <text:p>-0.00743</text:p>
          </table:table-cell>
          <table:table-cell table:formula="of:=[Datos_MoCap.F298]" office:value-type="float" office:value="-0.098414" calcext:value-type="float">
            <text:p>-0.098414</text:p>
          </table:table-cell>
          <table:table-cell table:formula="of:=[Datos_MoCap.E298]" office:value-type="float" office:value="0.004517" calcext:value-type="float">
            <text:p>0.004517</text:p>
          </table:table-cell>
          <table:table-cell/>
          <table:table-cell table:formula="of:=([.#REF!298]^2)*(0.178)+([.#REF!298])*(0.352)-0.013" office:value-type="string" office:string-value="" calcext:value-type="error">
            <text:p>#REF!</text:p>
          </table:table-cell>
          <table:table-cell table:formula="of:=([.J298]^2)*(-0.89)+([.J298])*(-0.633)-0.245" office:value-type="float" office:value="-0.40530932883025" calcext:value-type="float">
            <text:p>-0.4053093288</text:p>
          </table:table-cell>
          <table:table-cell table:formula="of:=([.I298]^2)*(-0.189)+([.I298])*(0.905)-0.392" office:value-type="float" office:value="0.481342757291824" calcext:value-type="float">
            <text:p>0.4813427573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299]" office:value-type="float" office:value="0.007904" calcext:value-type="float">
            <text:p>0.007904</text:p>
          </table:table-cell>
          <table:table-cell table:formula="of:=[Datos_MoCap.B299]" office:value-type="float" office:value="1.340191" calcext:value-type="float">
            <text:p>1.340191</text:p>
          </table:table-cell>
          <table:table-cell table:formula="of:=[Datos_MoCap.C299]" office:value-type="float" office:value="0.196691" calcext:value-type="float">
            <text:p>0.196691</text:p>
          </table:table-cell>
          <table:table-cell table:formula="of:=[Datos_MoCap.D299]" office:value-type="float" office:value="-0.00709" calcext:value-type="float">
            <text:p>-0.00709</text:p>
          </table:table-cell>
          <table:table-cell table:formula="of:=[Datos_MoCap.F299]" office:value-type="float" office:value="-0.09757" calcext:value-type="float">
            <text:p>-0.09757</text:p>
          </table:table-cell>
          <table:table-cell table:formula="of:=[Datos_MoCap.E299]" office:value-type="float" office:value="0.004535" calcext:value-type="float">
            <text:p>0.004535</text:p>
          </table:table-cell>
          <table:table-cell/>
          <table:table-cell table:formula="of:=([.#REF!299]^2)*(0.178)+([.#REF!299])*(0.352)-0.013" office:value-type="string" office:string-value="" calcext:value-type="error">
            <text:p>#REF!</text:p>
          </table:table-cell>
          <table:table-cell table:formula="of:=([.J299]^2)*(-0.89)+([.J299])*(-0.633)-0.245" office:value-type="float" office:value="-0.40393714403809" calcext:value-type="float">
            <text:p>-0.403937144</text:p>
          </table:table-cell>
          <table:table-cell table:formula="of:=([.I299]^2)*(-0.189)+([.I299])*(0.905)-0.392" office:value-type="float" office:value="0.481407702785091" calcext:value-type="float">
            <text:p>0.4814077028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300]" office:value-type="float" office:value="0.008337" calcext:value-type="float">
            <text:p>0.008337</text:p>
          </table:table-cell>
          <table:table-cell table:formula="of:=[Datos_MoCap.B300]" office:value-type="float" office:value="1.340166" calcext:value-type="float">
            <text:p>1.340166</text:p>
          </table:table-cell>
          <table:table-cell table:formula="of:=[Datos_MoCap.C300]" office:value-type="float" office:value="0.195073" calcext:value-type="float">
            <text:p>0.195073</text:p>
          </table:table-cell>
          <table:table-cell table:formula="of:=[Datos_MoCap.D300]" office:value-type="float" office:value="-0.005858" calcext:value-type="float">
            <text:p>-0.005858</text:p>
          </table:table-cell>
          <table:table-cell table:formula="of:=[Datos_MoCap.F300]" office:value-type="float" office:value="-0.097068" calcext:value-type="float">
            <text:p>-0.097068</text:p>
          </table:table-cell>
          <table:table-cell table:formula="of:=[Datos_MoCap.E300]" office:value-type="float" office:value="0.002564" calcext:value-type="float">
            <text:p>0.002564</text:p>
          </table:table-cell>
          <table:table-cell/>
          <table:table-cell table:formula="of:=([.#REF!300]^2)*(0.178)+([.#REF!300])*(0.352)-0.013" office:value-type="string" office:string-value="" calcext:value-type="error">
            <text:p>#REF!</text:p>
          </table:table-cell>
          <table:table-cell table:formula="of:=([.J300]^2)*(-0.89)+([.J300])*(-0.633)-0.245" office:value-type="float" office:value="-0.40234880204281" calcext:value-type="float">
            <text:p>-0.402348802</text:p>
          </table:table-cell>
          <table:table-cell table:formula="of:=([.I300]^2)*(-0.189)+([.I300])*(0.905)-0.392" office:value-type="float" office:value="0.481397742471916" calcext:value-type="float">
            <text:p>0.4813977425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301]" office:value-type="float" office:value="0.009125" calcext:value-type="float">
            <text:p>0.009125</text:p>
          </table:table-cell>
          <table:table-cell table:formula="of:=[Datos_MoCap.B301]" office:value-type="float" office:value="1.340194" calcext:value-type="float">
            <text:p>1.340194</text:p>
          </table:table-cell>
          <table:table-cell table:formula="of:=[Datos_MoCap.C301]" office:value-type="float" office:value="0.193553" calcext:value-type="float">
            <text:p>0.193553</text:p>
          </table:table-cell>
          <table:table-cell table:formula="of:=[Datos_MoCap.D301]" office:value-type="float" office:value="-0.005299" calcext:value-type="float">
            <text:p>-0.005299</text:p>
          </table:table-cell>
          <table:table-cell table:formula="of:=[Datos_MoCap.F301]" office:value-type="float" office:value="-0.096058" calcext:value-type="float">
            <text:p>-0.096058</text:p>
          </table:table-cell>
          <table:table-cell table:formula="of:=[Datos_MoCap.E301]" office:value-type="float" office:value="0.002665" calcext:value-type="float">
            <text:p>0.002665</text:p>
          </table:table-cell>
          <table:table-cell/>
          <table:table-cell table:formula="of:=([.#REF!301]^2)*(0.178)+([.#REF!301])*(0.352)-0.013" office:value-type="string" office:string-value="" calcext:value-type="error">
            <text:p>#REF!</text:p>
          </table:table-cell>
          <table:table-cell table:formula="of:=([.J301]^2)*(-0.89)+([.J301])*(-0.633)-0.245" office:value-type="float" office:value="-0.40086090879001" calcext:value-type="float">
            <text:p>-0.4008609088</text:p>
          </table:table-cell>
          <table:table-cell table:formula="of:=([.I301]^2)*(-0.189)+([.I301])*(0.905)-0.392" office:value-type="float" office:value="0.481408898006796" calcext:value-type="float">
            <text:p>0.481408898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302]" office:value-type="float" office:value="0.009948" calcext:value-type="float">
            <text:p>0.009948</text:p>
          </table:table-cell>
          <table:table-cell table:formula="of:=[Datos_MoCap.B302]" office:value-type="float" office:value="1.340266" calcext:value-type="float">
            <text:p>1.340266</text:p>
          </table:table-cell>
          <table:table-cell table:formula="of:=[Datos_MoCap.C302]" office:value-type="float" office:value="0.192105" calcext:value-type="float">
            <text:p>0.192105</text:p>
          </table:table-cell>
          <table:table-cell table:formula="of:=[Datos_MoCap.D302]" office:value-type="float" office:value="-0.004622" calcext:value-type="float">
            <text:p>-0.004622</text:p>
          </table:table-cell>
          <table:table-cell table:formula="of:=[Datos_MoCap.F302]" office:value-type="float" office:value="-0.095049" calcext:value-type="float">
            <text:p>-0.095049</text:p>
          </table:table-cell>
          <table:table-cell table:formula="of:=[Datos_MoCap.E302]" office:value-type="float" office:value="0.002698" calcext:value-type="float">
            <text:p>0.002698</text:p>
          </table:table-cell>
          <table:table-cell/>
          <table:table-cell table:formula="of:=([.#REF!302]^2)*(0.178)+([.#REF!302])*(0.352)-0.013" office:value-type="string" office:string-value="" calcext:value-type="error">
            <text:p>#REF!</text:p>
          </table:table-cell>
          <table:table-cell table:formula="of:=([.J302]^2)*(-0.89)+([.J302])*(-0.633)-0.245" office:value-type="float" office:value="-0.39944731961225" calcext:value-type="float">
            <text:p>-0.3994473196</text:p>
          </table:table-cell>
          <table:table-cell table:formula="of:=([.I302]^2)*(-0.189)+([.I302])*(0.905)-0.392" office:value-type="float" office:value="0.481437582307116" calcext:value-type="float">
            <text:p>0.4814375823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303]" office:value-type="float" office:value="0.010742" calcext:value-type="float">
            <text:p>0.010742</text:p>
          </table:table-cell>
          <table:table-cell table:formula="of:=[Datos_MoCap.B303]" office:value-type="float" office:value="1.340515" calcext:value-type="float">
            <text:p>1.340515</text:p>
          </table:table-cell>
          <table:table-cell table:formula="of:=[Datos_MoCap.C303]" office:value-type="float" office:value="0.19068" calcext:value-type="float">
            <text:p>0.19068</text:p>
          </table:table-cell>
          <table:table-cell table:formula="of:=[Datos_MoCap.D303]" office:value-type="float" office:value="-0.003702" calcext:value-type="float">
            <text:p>-0.003702</text:p>
          </table:table-cell>
          <table:table-cell table:formula="of:=[Datos_MoCap.F303]" office:value-type="float" office:value="-0.093982" calcext:value-type="float">
            <text:p>-0.093982</text:p>
          </table:table-cell>
          <table:table-cell table:formula="of:=[Datos_MoCap.E303]" office:value-type="float" office:value="0.002835" calcext:value-type="float">
            <text:p>0.002835</text:p>
          </table:table-cell>
          <table:table-cell/>
          <table:table-cell table:formula="of:=([.#REF!303]^2)*(0.178)+([.#REF!303])*(0.352)-0.013" office:value-type="string" office:string-value="" calcext:value-type="error">
            <text:p>#REF!</text:p>
          </table:table-cell>
          <table:table-cell table:formula="of:=([.J303]^2)*(-0.89)+([.J303])*(-0.633)-0.245" office:value-type="float" office:value="-0.398059827536" calcext:value-type="float">
            <text:p>-0.3980598275</text:p>
          </table:table-cell>
          <table:table-cell table:formula="of:=([.I303]^2)*(-0.189)+([.I303])*(0.905)-0.392" office:value-type="float" office:value="0.481536767072475" calcext:value-type="float">
            <text:p>0.4815367671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304]" office:value-type="float" office:value="0.011494" calcext:value-type="float">
            <text:p>0.011494</text:p>
          </table:table-cell>
          <table:table-cell table:formula="of:=[Datos_MoCap.B304]" office:value-type="float" office:value="1.340997" calcext:value-type="float">
            <text:p>1.340997</text:p>
          </table:table-cell>
          <table:table-cell table:formula="of:=[Datos_MoCap.C304]" office:value-type="float" office:value="0.189287" calcext:value-type="float">
            <text:p>0.189287</text:p>
          </table:table-cell>
          <table:table-cell table:formula="of:=[Datos_MoCap.D304]" office:value-type="float" office:value="-0.002836" calcext:value-type="float">
            <text:p>-0.002836</text:p>
          </table:table-cell>
          <table:table-cell table:formula="of:=[Datos_MoCap.F304]" office:value-type="float" office:value="-0.093069" calcext:value-type="float">
            <text:p>-0.093069</text:p>
          </table:table-cell>
          <table:table-cell table:formula="of:=[Datos_MoCap.E304]" office:value-type="float" office:value="0.003016" calcext:value-type="float">
            <text:p>0.003016</text:p>
          </table:table-cell>
          <table:table-cell/>
          <table:table-cell table:formula="of:=([.#REF!304]^2)*(0.178)+([.#REF!304])*(0.352)-0.013" office:value-type="string" office:string-value="" calcext:value-type="error">
            <text:p>#REF!</text:p>
          </table:table-cell>
          <table:table-cell table:formula="of:=([.J304]^2)*(-0.89)+([.J304])*(-0.633)-0.245" office:value-type="float" office:value="-0.39670698684841" calcext:value-type="float">
            <text:p>-0.3967069868</text:p>
          </table:table-cell>
          <table:table-cell table:formula="of:=([.I304]^2)*(-0.189)+([.I304])*(0.905)-0.392" office:value-type="float" office:value="0.481728696692299" calcext:value-type="float">
            <text:p>0.4817286967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305]" office:value-type="float" office:value="0.012228" calcext:value-type="float">
            <text:p>0.012228</text:p>
          </table:table-cell>
          <table:table-cell table:formula="of:=[Datos_MoCap.B305]" office:value-type="float" office:value="1.341657" calcext:value-type="float">
            <text:p>1.341657</text:p>
          </table:table-cell>
          <table:table-cell table:formula="of:=[Datos_MoCap.C305]" office:value-type="float" office:value="0.187847" calcext:value-type="float">
            <text:p>0.187847</text:p>
          </table:table-cell>
          <table:table-cell table:formula="of:=[Datos_MoCap.D305]" office:value-type="float" office:value="-0.002093" calcext:value-type="float">
            <text:p>-0.002093</text:p>
          </table:table-cell>
          <table:table-cell table:formula="of:=[Datos_MoCap.F305]" office:value-type="float" office:value="-0.092145" calcext:value-type="float">
            <text:p>-0.092145</text:p>
          </table:table-cell>
          <table:table-cell table:formula="of:=[Datos_MoCap.E305]" office:value-type="float" office:value="0.003465" calcext:value-type="float">
            <text:p>0.003465</text:p>
          </table:table-cell>
          <table:table-cell/>
          <table:table-cell table:formula="of:=([.#REF!305]^2)*(0.178)+([.#REF!305])*(0.352)-0.013" office:value-type="string" office:string-value="" calcext:value-type="error">
            <text:p>#REF!</text:p>
          </table:table-cell>
          <table:table-cell table:formula="of:=([.J305]^2)*(-0.89)+([.J305])*(-0.633)-0.245" office:value-type="float" office:value="-0.39531213191401" calcext:value-type="float">
            <text:p>-0.3953121319</text:p>
          </table:table-cell>
          <table:table-cell table:formula="of:=([.I305]^2)*(-0.189)+([.I305])*(0.905)-0.392" office:value-type="float" office:value="0.481991362432339" calcext:value-type="float">
            <text:p>0.4819913624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306]" office:value-type="float" office:value="0.012917" calcext:value-type="float">
            <text:p>0.012917</text:p>
          </table:table-cell>
          <table:table-cell table:formula="of:=[Datos_MoCap.B306]" office:value-type="float" office:value="1.342333" calcext:value-type="float">
            <text:p>1.342333</text:p>
          </table:table-cell>
          <table:table-cell table:formula="of:=[Datos_MoCap.C306]" office:value-type="float" office:value="0.186294" calcext:value-type="float">
            <text:p>0.186294</text:p>
          </table:table-cell>
          <table:table-cell table:formula="of:=[Datos_MoCap.D306]" office:value-type="float" office:value="-0.001369" calcext:value-type="float">
            <text:p>-0.001369</text:p>
          </table:table-cell>
          <table:table-cell table:formula="of:=[Datos_MoCap.F306]" office:value-type="float" office:value="-0.090984" calcext:value-type="float">
            <text:p>-0.090984</text:p>
          </table:table-cell>
          <table:table-cell table:formula="of:=[Datos_MoCap.E306]" office:value-type="float" office:value="0.003658" calcext:value-type="float">
            <text:p>0.003658</text:p>
          </table:table-cell>
          <table:table-cell/>
          <table:table-cell table:formula="of:=([.#REF!306]^2)*(0.178)+([.#REF!306])*(0.352)-0.013" office:value-type="string" office:string-value="" calcext:value-type="error">
            <text:p>#REF!</text:p>
          </table:table-cell>
          <table:table-cell table:formula="of:=([.J306]^2)*(-0.89)+([.J306])*(-0.633)-0.245" office:value-type="float" office:value="-0.39381195644804" calcext:value-type="float">
            <text:p>-0.3938119564</text:p>
          </table:table-cell>
          <table:table-cell table:formula="of:=([.I306]^2)*(-0.189)+([.I306])*(0.905)-0.392" office:value-type="float" office:value="0.482260225133979" calcext:value-type="float">
            <text:p>0.4822602251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307]" office:value-type="float" office:value="0.013623" calcext:value-type="float">
            <text:p>0.013623</text:p>
          </table:table-cell>
          <table:table-cell table:formula="of:=[Datos_MoCap.B307]" office:value-type="float" office:value="1.342971" calcext:value-type="float">
            <text:p>1.342971</text:p>
          </table:table-cell>
          <table:table-cell table:formula="of:=[Datos_MoCap.C307]" office:value-type="float" office:value="0.184637" calcext:value-type="float">
            <text:p>0.184637</text:p>
          </table:table-cell>
          <table:table-cell table:formula="of:=[Datos_MoCap.D307]" office:value-type="float" office:value="-0.00085" calcext:value-type="float">
            <text:p>-0.00085</text:p>
          </table:table-cell>
          <table:table-cell table:formula="of:=[Datos_MoCap.F307]" office:value-type="float" office:value="-0.089991" calcext:value-type="float">
            <text:p>-0.089991</text:p>
          </table:table-cell>
          <table:table-cell table:formula="of:=[Datos_MoCap.E307]" office:value-type="float" office:value="0.003505" calcext:value-type="float">
            <text:p>0.003505</text:p>
          </table:table-cell>
          <table:table-cell/>
          <table:table-cell table:formula="of:=([.#REF!307]^2)*(0.178)+([.#REF!307])*(0.352)-0.013" office:value-type="string" office:string-value="" calcext:value-type="error">
            <text:p>#REF!</text:p>
          </table:table-cell>
          <table:table-cell table:formula="of:=([.J307]^2)*(-0.89)+([.J307])*(-0.633)-0.245" office:value-type="float" office:value="-0.39221605237441" calcext:value-type="float">
            <text:p>-0.3922160524</text:p>
          </table:table-cell>
          <table:table-cell table:formula="of:=([.I307]^2)*(-0.189)+([.I307])*(0.905)-0.392" office:value-type="float" office:value="0.482513815807051" calcext:value-type="float">
            <text:p>0.4825138158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308]" office:value-type="float" office:value="0.01432" calcext:value-type="float">
            <text:p>0.01432</text:p>
          </table:table-cell>
          <table:table-cell table:formula="of:=[Datos_MoCap.B308]" office:value-type="float" office:value="1.343744" calcext:value-type="float">
            <text:p>1.343744</text:p>
          </table:table-cell>
          <table:table-cell table:formula="of:=[Datos_MoCap.C308]" office:value-type="float" office:value="0.182732" calcext:value-type="float">
            <text:p>0.182732</text:p>
          </table:table-cell>
          <table:table-cell table:formula="of:=[Datos_MoCap.D308]" office:value-type="float" office:value="-0.000546" calcext:value-type="float">
            <text:p>-0.000546</text:p>
          </table:table-cell>
          <table:table-cell table:formula="of:=[Datos_MoCap.F308]" office:value-type="float" office:value="-0.088693" calcext:value-type="float">
            <text:p>-0.088693</text:p>
          </table:table-cell>
          <table:table-cell table:formula="of:=[Datos_MoCap.E308]" office:value-type="float" office:value="0.003204" calcext:value-type="float">
            <text:p>0.003204</text:p>
          </table:table-cell>
          <table:table-cell/>
          <table:table-cell table:formula="of:=([.#REF!308]^2)*(0.178)+([.#REF!308])*(0.352)-0.013" office:value-type="string" office:string-value="" calcext:value-type="error">
            <text:p>#REF!</text:p>
          </table:table-cell>
          <table:table-cell table:formula="of:=([.J308]^2)*(-0.89)+([.J308])*(-0.633)-0.245" office:value-type="float" office:value="-0.39038733160336" calcext:value-type="float">
            <text:p>-0.3903873316</text:p>
          </table:table-cell>
          <table:table-cell table:formula="of:=([.I308]^2)*(-0.189)+([.I308])*(0.905)-0.392" office:value-type="float" office:value="0.482820859805696" calcext:value-type="float">
            <text:p>0.4828208598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309]" office:value-type="float" office:value="0.014985" calcext:value-type="float">
            <text:p>0.014985</text:p>
          </table:table-cell>
          <table:table-cell table:formula="of:=[Datos_MoCap.B309]" office:value-type="float" office:value="1.344568" calcext:value-type="float">
            <text:p>1.344568</text:p>
          </table:table-cell>
          <table:table-cell table:formula="of:=[Datos_MoCap.C309]" office:value-type="float" office:value="0.180591" calcext:value-type="float">
            <text:p>0.180591</text:p>
          </table:table-cell>
          <table:table-cell table:formula="of:=[Datos_MoCap.D309]" office:value-type="float" office:value="-0.000522" calcext:value-type="float">
            <text:p>-0.000522</text:p>
          </table:table-cell>
          <table:table-cell table:formula="of:=[Datos_MoCap.F309]" office:value-type="float" office:value="-0.087177" calcext:value-type="float">
            <text:p>-0.087177</text:p>
          </table:table-cell>
          <table:table-cell table:formula="of:=[Datos_MoCap.E309]" office:value-type="float" office:value="0.002606" calcext:value-type="float">
            <text:p>0.002606</text:p>
          </table:table-cell>
          <table:table-cell/>
          <table:table-cell table:formula="of:=([.#REF!309]^2)*(0.178)+([.#REF!309])*(0.352)-0.013" office:value-type="string" office:string-value="" calcext:value-type="error">
            <text:p>#REF!</text:p>
          </table:table-cell>
          <table:table-cell table:formula="of:=([.J309]^2)*(-0.89)+([.J309])*(-0.633)-0.245" office:value-type="float" office:value="-0.38833977026009" calcext:value-type="float">
            <text:p>-0.3883397703</text:p>
          </table:table-cell>
          <table:table-cell table:formula="of:=([.I309]^2)*(-0.189)+([.I309])*(0.905)-0.392" office:value-type="float" office:value="0.483147912848064" calcext:value-type="float">
            <text:p>0.4831479128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310]" office:value-type="float" office:value="0.015656" calcext:value-type="float">
            <text:p>0.015656</text:p>
          </table:table-cell>
          <table:table-cell table:formula="of:=[Datos_MoCap.B310]" office:value-type="float" office:value="1.34554" calcext:value-type="float">
            <text:p>1.34554</text:p>
          </table:table-cell>
          <table:table-cell table:formula="of:=[Datos_MoCap.C310]" office:value-type="float" office:value="0.178156" calcext:value-type="float">
            <text:p>0.178156</text:p>
          </table:table-cell>
          <table:table-cell table:formula="of:=[Datos_MoCap.D310]" office:value-type="float" office:value="-0.000555" calcext:value-type="float">
            <text:p>-0.000555</text:p>
          </table:table-cell>
          <table:table-cell table:formula="of:=[Datos_MoCap.F310]" office:value-type="float" office:value="-0.085451" calcext:value-type="float">
            <text:p>-0.085451</text:p>
          </table:table-cell>
          <table:table-cell table:formula="of:=[Datos_MoCap.E310]" office:value-type="float" office:value="0.001735" calcext:value-type="float">
            <text:p>0.001735</text:p>
          </table:table-cell>
          <table:table-cell/>
          <table:table-cell table:formula="of:=([.#REF!310]^2)*(0.178)+([.#REF!310])*(0.352)-0.013" office:value-type="string" office:string-value="" calcext:value-type="error">
            <text:p>#REF!</text:p>
          </table:table-cell>
          <table:table-cell table:formula="of:=([.J310]^2)*(-0.89)+([.J310])*(-0.633)-0.245" office:value-type="float" office:value="-0.38602095669904" calcext:value-type="float">
            <text:p>-0.3860209567</text:p>
          </table:table-cell>
          <table:table-cell table:formula="of:=([.I310]^2)*(-0.189)+([.I310])*(0.905)-0.392" office:value-type="float" office:value="0.4835333784876" calcext:value-type="float">
            <text:p>0.4835333785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311]" office:value-type="float" office:value="0.016314" calcext:value-type="float">
            <text:p>0.016314</text:p>
          </table:table-cell>
          <table:table-cell table:formula="of:=[Datos_MoCap.B311]" office:value-type="float" office:value="1.346625" calcext:value-type="float">
            <text:p>1.346625</text:p>
          </table:table-cell>
          <table:table-cell table:formula="of:=[Datos_MoCap.C311]" office:value-type="float" office:value="0.175396" calcext:value-type="float">
            <text:p>0.175396</text:p>
          </table:table-cell>
          <table:table-cell table:formula="of:=[Datos_MoCap.D311]" office:value-type="float" office:value="-0.000729" calcext:value-type="float">
            <text:p>-0.000729</text:p>
          </table:table-cell>
          <table:table-cell table:formula="of:=[Datos_MoCap.F311]" office:value-type="float" office:value="-0.083857" calcext:value-type="float">
            <text:p>-0.083857</text:p>
          </table:table-cell>
          <table:table-cell table:formula="of:=[Datos_MoCap.E311]" office:value-type="float" office:value="0.000501" calcext:value-type="float">
            <text:p>0.000501</text:p>
          </table:table-cell>
          <table:table-cell/>
          <table:table-cell table:formula="of:=([.#REF!311]^2)*(0.178)+([.#REF!311])*(0.352)-0.013" office:value-type="string" office:string-value="" calcext:value-type="error">
            <text:p>#REF!</text:p>
          </table:table-cell>
          <table:table-cell table:formula="of:=([.J311]^2)*(-0.89)+([.J311])*(-0.633)-0.245" office:value-type="float" office:value="-0.38340541156624" calcext:value-type="float">
            <text:p>-0.3834054116</text:p>
          </table:table-cell>
          <table:table-cell table:formula="of:=([.I311]^2)*(-0.189)+([.I311])*(0.905)-0.392" office:value-type="float" office:value="0.483963234671875" calcext:value-type="float">
            <text:p>0.4839632347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312]" office:value-type="float" office:value="0.016839" calcext:value-type="float">
            <text:p>0.016839</text:p>
          </table:table-cell>
          <table:table-cell table:formula="of:=[Datos_MoCap.B312]" office:value-type="float" office:value="1.347769" calcext:value-type="float">
            <text:p>1.347769</text:p>
          </table:table-cell>
          <table:table-cell table:formula="of:=[Datos_MoCap.C312]" office:value-type="float" office:value="0.172317" calcext:value-type="float">
            <text:p>0.172317</text:p>
          </table:table-cell>
          <table:table-cell table:formula="of:=[Datos_MoCap.D312]" office:value-type="float" office:value="-0.001108" calcext:value-type="float">
            <text:p>-0.001108</text:p>
          </table:table-cell>
          <table:table-cell table:formula="of:=[Datos_MoCap.F312]" office:value-type="float" office:value="-0.082131" calcext:value-type="float">
            <text:p>-0.082131</text:p>
          </table:table-cell>
          <table:table-cell table:formula="of:=[Datos_MoCap.E312]" office:value-type="float" office:value="-0.000872" calcext:value-type="float">
            <text:p>-0.000872</text:p>
          </table:table-cell>
          <table:table-cell/>
          <table:table-cell table:formula="of:=([.#REF!312]^2)*(0.178)+([.#REF!312])*(0.352)-0.013" office:value-type="string" office:string-value="" calcext:value-type="error">
            <text:p>#REF!</text:p>
          </table:table-cell>
          <table:table-cell table:formula="of:=([.J312]^2)*(-0.89)+([.J312])*(-0.633)-0.245" office:value-type="float" office:value="-0.38050356315521" calcext:value-type="float">
            <text:p>-0.3805035632</text:p>
          </table:table-cell>
          <table:table-cell table:formula="of:=([.I312]^2)*(-0.189)+([.I312])*(0.905)-0.392" office:value-type="float" office:value="0.484415983578771" calcext:value-type="float">
            <text:p>0.4844159836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313]" office:value-type="float" office:value="0.017338" calcext:value-type="float">
            <text:p>0.017338</text:p>
          </table:table-cell>
          <table:table-cell table:formula="of:=[Datos_MoCap.B313]" office:value-type="float" office:value="1.348934" calcext:value-type="float">
            <text:p>1.348934</text:p>
          </table:table-cell>
          <table:table-cell table:formula="of:=[Datos_MoCap.C313]" office:value-type="float" office:value="0.168966" calcext:value-type="float">
            <text:p>0.168966</text:p>
          </table:table-cell>
          <table:table-cell table:formula="of:=[Datos_MoCap.D313]" office:value-type="float" office:value="-0.00148" calcext:value-type="float">
            <text:p>-0.00148</text:p>
          </table:table-cell>
          <table:table-cell table:formula="of:=[Datos_MoCap.F313]" office:value-type="float" office:value="-0.080243" calcext:value-type="float">
            <text:p>-0.080243</text:p>
          </table:table-cell>
          <table:table-cell table:formula="of:=[Datos_MoCap.E313]" office:value-type="float" office:value="-0.002125" calcext:value-type="float">
            <text:p>-0.002125</text:p>
          </table:table-cell>
          <table:table-cell/>
          <table:table-cell table:formula="of:=([.#REF!313]^2)*(0.178)+([.#REF!313])*(0.352)-0.013" office:value-type="string" office:string-value="" calcext:value-type="error">
            <text:p>#REF!</text:p>
          </table:table-cell>
          <table:table-cell table:formula="of:=([.J313]^2)*(-0.89)+([.J313])*(-0.633)-0.245" office:value-type="float" office:value="-0.37736454114884" calcext:value-type="float">
            <text:p>-0.3773645411</text:p>
          </table:table-cell>
          <table:table-cell table:formula="of:=([.I313]^2)*(-0.189)+([.I313])*(0.905)-0.392" office:value-type="float" office:value="0.484876535028716" calcext:value-type="float">
            <text:p>0.484876535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314]" office:value-type="float" office:value="0.017729" calcext:value-type="float">
            <text:p>0.017729</text:p>
          </table:table-cell>
          <table:table-cell table:formula="of:=[Datos_MoCap.B314]" office:value-type="float" office:value="1.349972" calcext:value-type="float">
            <text:p>1.349972</text:p>
          </table:table-cell>
          <table:table-cell table:formula="of:=[Datos_MoCap.C314]" office:value-type="float" office:value="0.165249" calcext:value-type="float">
            <text:p>0.165249</text:p>
          </table:table-cell>
          <table:table-cell table:formula="of:=[Datos_MoCap.D314]" office:value-type="float" office:value="-0.002139" calcext:value-type="float">
            <text:p>-0.002139</text:p>
          </table:table-cell>
          <table:table-cell table:formula="of:=[Datos_MoCap.F314]" office:value-type="float" office:value="-0.078104" calcext:value-type="float">
            <text:p>-0.078104</text:p>
          </table:table-cell>
          <table:table-cell table:formula="of:=[Datos_MoCap.E314]" office:value-type="float" office:value="-0.003611" calcext:value-type="float">
            <text:p>-0.003611</text:p>
          </table:table-cell>
          <table:table-cell/>
          <table:table-cell table:formula="of:=([.#REF!314]^2)*(0.178)+([.#REF!314])*(0.352)-0.013" office:value-type="string" office:string-value="" calcext:value-type="error">
            <text:p>#REF!</text:p>
          </table:table-cell>
          <table:table-cell table:formula="of:=([.J314]^2)*(-0.89)+([.J314])*(-0.633)-0.245" office:value-type="float" office:value="-0.37390605348089" calcext:value-type="float">
            <text:p>-0.3739060535</text:p>
          </table:table-cell>
          <table:table-cell table:formula="of:=([.I314]^2)*(-0.189)+([.I314])*(0.905)-0.392" office:value-type="float" office:value="0.485286448251824" calcext:value-type="float">
            <text:p>0.4852864483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315]" office:value-type="float" office:value="0.018052" calcext:value-type="float">
            <text:p>0.018052</text:p>
          </table:table-cell>
          <table:table-cell table:formula="of:=[Datos_MoCap.B315]" office:value-type="float" office:value="1.350995" calcext:value-type="float">
            <text:p>1.350995</text:p>
          </table:table-cell>
          <table:table-cell table:formula="of:=[Datos_MoCap.C315]" office:value-type="float" office:value="0.161178" calcext:value-type="float">
            <text:p>0.161178</text:p>
          </table:table-cell>
          <table:table-cell table:formula="of:=[Datos_MoCap.D315]" office:value-type="float" office:value="-0.002936" calcext:value-type="float">
            <text:p>-0.002936</text:p>
          </table:table-cell>
          <table:table-cell table:formula="of:=[Datos_MoCap.F315]" office:value-type="float" office:value="-0.076165" calcext:value-type="float">
            <text:p>-0.076165</text:p>
          </table:table-cell>
          <table:table-cell table:formula="of:=[Datos_MoCap.E315]" office:value-type="float" office:value="-0.005016" calcext:value-type="float">
            <text:p>-0.005016</text:p>
          </table:table-cell>
          <table:table-cell/>
          <table:table-cell table:formula="of:=([.#REF!315]^2)*(0.178)+([.#REF!315])*(0.352)-0.013" office:value-type="string" office:string-value="" calcext:value-type="error">
            <text:p>#REF!</text:p>
          </table:table-cell>
          <table:table-cell table:formula="of:=([.J315]^2)*(-0.89)+([.J315])*(-0.633)-0.245" office:value-type="float" office:value="-0.37014640343876" calcext:value-type="float">
            <text:p>-0.3701464034</text:p>
          </table:table-cell>
          <table:table-cell table:formula="of:=([.I315]^2)*(-0.189)+([.I315])*(0.905)-0.392" office:value-type="float" office:value="0.485690039385275" calcext:value-type="float">
            <text:p>0.4856900394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316]" office:value-type="float" office:value="0.018192" calcext:value-type="float">
            <text:p>0.018192</text:p>
          </table:table-cell>
          <table:table-cell table:formula="of:=[Datos_MoCap.B316]" office:value-type="float" office:value="1.351956" calcext:value-type="float">
            <text:p>1.351956</text:p>
          </table:table-cell>
          <table:table-cell table:formula="of:=[Datos_MoCap.C316]" office:value-type="float" office:value="0.156812" calcext:value-type="float">
            <text:p>0.156812</text:p>
          </table:table-cell>
          <table:table-cell table:formula="of:=[Datos_MoCap.D316]" office:value-type="float" office:value="-0.003953" calcext:value-type="float">
            <text:p>-0.003953</text:p>
          </table:table-cell>
          <table:table-cell table:formula="of:=[Datos_MoCap.F316]" office:value-type="float" office:value="-0.074454" calcext:value-type="float">
            <text:p>-0.074454</text:p>
          </table:table-cell>
          <table:table-cell table:formula="of:=[Datos_MoCap.E316]" office:value-type="float" office:value="-0.0064" calcext:value-type="float">
            <text:p>-0.0064</text:p>
          </table:table-cell>
          <table:table-cell/>
          <table:table-cell table:formula="of:=([.#REF!316]^2)*(0.178)+([.#REF!316])*(0.352)-0.013" office:value-type="string" office:string-value="" calcext:value-type="error">
            <text:p>#REF!</text:p>
          </table:table-cell>
          <table:table-cell table:formula="of:=([.J316]^2)*(-0.89)+([.J316])*(-0.633)-0.245" office:value-type="float" office:value="-0.36614709897616" calcext:value-type="float">
            <text:p>-0.366147099</text:p>
          </table:table-cell>
          <table:table-cell table:formula="of:=([.I316]^2)*(-0.189)+([.I316])*(0.905)-0.392" office:value-type="float" office:value="0.486068810098096" calcext:value-type="float">
            <text:p>0.4860688101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317]" office:value-type="float" office:value="0.018212" calcext:value-type="float">
            <text:p>0.018212</text:p>
          </table:table-cell>
          <table:table-cell table:formula="of:=[Datos_MoCap.B317]" office:value-type="float" office:value="1.353034" calcext:value-type="float">
            <text:p>1.353034</text:p>
          </table:table-cell>
          <table:table-cell table:formula="of:=[Datos_MoCap.C317]" office:value-type="float" office:value="0.152022" calcext:value-type="float">
            <text:p>0.152022</text:p>
          </table:table-cell>
          <table:table-cell table:formula="of:=[Datos_MoCap.D317]" office:value-type="float" office:value="-0.005075" calcext:value-type="float">
            <text:p>-0.005075</text:p>
          </table:table-cell>
          <table:table-cell table:formula="of:=[Datos_MoCap.F317]" office:value-type="float" office:value="-0.072965" calcext:value-type="float">
            <text:p>-0.072965</text:p>
          </table:table-cell>
          <table:table-cell table:formula="of:=[Datos_MoCap.E317]" office:value-type="float" office:value="-0.007873" calcext:value-type="float">
            <text:p>-0.007873</text:p>
          </table:table-cell>
          <table:table-cell/>
          <table:table-cell table:formula="of:=([.#REF!317]^2)*(0.178)+([.#REF!317])*(0.352)-0.013" office:value-type="string" office:string-value="" calcext:value-type="error">
            <text:p>#REF!</text:p>
          </table:table-cell>
          <table:table-cell table:formula="of:=([.J317]^2)*(-0.89)+([.J317])*(-0.633)-0.245" office:value-type="float" office:value="-0.36179843875076" calcext:value-type="float">
            <text:p>-0.3617984388</text:p>
          </table:table-cell>
          <table:table-cell table:formula="of:=([.I317]^2)*(-0.189)+([.I317])*(0.905)-0.392" office:value-type="float" office:value="0.486493280025516" calcext:value-type="float">
            <text:p>0.48649328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318]" office:value-type="float" office:value="0.018049" calcext:value-type="float">
            <text:p>0.018049</text:p>
          </table:table-cell>
          <table:table-cell table:formula="of:=[Datos_MoCap.B318]" office:value-type="float" office:value="1.354153" calcext:value-type="float">
            <text:p>1.354153</text:p>
          </table:table-cell>
          <table:table-cell table:formula="of:=[Datos_MoCap.C318]" office:value-type="float" office:value="0.146758" calcext:value-type="float">
            <text:p>0.146758</text:p>
          </table:table-cell>
          <table:table-cell table:formula="of:=[Datos_MoCap.D318]" office:value-type="float" office:value="-0.006248" calcext:value-type="float">
            <text:p>-0.006248</text:p>
          </table:table-cell>
          <table:table-cell table:formula="of:=[Datos_MoCap.F318]" office:value-type="float" office:value="-0.07129" calcext:value-type="float">
            <text:p>-0.07129</text:p>
          </table:table-cell>
          <table:table-cell table:formula="of:=[Datos_MoCap.E318]" office:value-type="float" office:value="-0.009582" calcext:value-type="float">
            <text:p>-0.009582</text:p>
          </table:table-cell>
          <table:table-cell/>
          <table:table-cell table:formula="of:=([.#REF!318]^2)*(0.178)+([.#REF!318])*(0.352)-0.013" office:value-type="string" office:string-value="" calcext:value-type="error">
            <text:p>#REF!</text:p>
          </table:table-cell>
          <table:table-cell table:formula="of:=([.J318]^2)*(-0.89)+([.J318])*(-0.633)-0.245" office:value-type="float" office:value="-0.35706655440196" calcext:value-type="float">
            <text:p>-0.3570665544</text:p>
          </table:table-cell>
          <table:table-cell table:formula="of:=([.I318]^2)*(-0.189)+([.I318])*(0.905)-0.392" office:value-type="float" office:value="0.486933429339699" calcext:value-type="float">
            <text:p>0.4869334293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319]" office:value-type="float" office:value="0.017758" calcext:value-type="float">
            <text:p>0.017758</text:p>
          </table:table-cell>
          <table:table-cell table:formula="of:=[Datos_MoCap.B319]" office:value-type="float" office:value="1.355321" calcext:value-type="float">
            <text:p>1.355321</text:p>
          </table:table-cell>
          <table:table-cell table:formula="of:=[Datos_MoCap.C319]" office:value-type="float" office:value="0.141024" calcext:value-type="float">
            <text:p>0.141024</text:p>
          </table:table-cell>
          <table:table-cell table:formula="of:=[Datos_MoCap.D319]" office:value-type="float" office:value="-0.007509" calcext:value-type="float">
            <text:p>-0.007509</text:p>
          </table:table-cell>
          <table:table-cell table:formula="of:=[Datos_MoCap.F319]" office:value-type="float" office:value="-0.069606" calcext:value-type="float">
            <text:p>-0.069606</text:p>
          </table:table-cell>
          <table:table-cell table:formula="of:=[Datos_MoCap.E319]" office:value-type="float" office:value="-0.011243" calcext:value-type="float">
            <text:p>-0.011243</text:p>
          </table:table-cell>
          <table:table-cell/>
          <table:table-cell table:formula="of:=([.#REF!319]^2)*(0.178)+([.#REF!319])*(0.352)-0.013" office:value-type="string" office:string-value="" calcext:value-type="error">
            <text:p>#REF!</text:p>
          </table:table-cell>
          <table:table-cell table:formula="of:=([.J319]^2)*(-0.89)+([.J319])*(-0.633)-0.245" office:value-type="float" office:value="-0.35196830603264" calcext:value-type="float">
            <text:p>-0.351968306</text:p>
          </table:table-cell>
          <table:table-cell table:formula="of:=([.I319]^2)*(-0.189)+([.I319])*(0.905)-0.392" office:value-type="float" office:value="0.487392347535251" calcext:value-type="float">
            <text:p>0.4873923475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320]" office:value-type="float" office:value="0.01736" calcext:value-type="float">
            <text:p>0.01736</text:p>
          </table:table-cell>
          <table:table-cell table:formula="of:=[Datos_MoCap.B320]" office:value-type="float" office:value="1.356484" calcext:value-type="float">
            <text:p>1.356484</text:p>
          </table:table-cell>
          <table:table-cell table:formula="of:=[Datos_MoCap.C320]" office:value-type="float" office:value="0.134809" calcext:value-type="float">
            <text:p>0.134809</text:p>
          </table:table-cell>
          <table:table-cell table:formula="of:=[Datos_MoCap.D320]" office:value-type="float" office:value="-0.008685" calcext:value-type="float">
            <text:p>-0.008685</text:p>
          </table:table-cell>
          <table:table-cell table:formula="of:=[Datos_MoCap.F320]" office:value-type="float" office:value="-0.067965" calcext:value-type="float">
            <text:p>-0.067965</text:p>
          </table:table-cell>
          <table:table-cell table:formula="of:=[Datos_MoCap.E320]" office:value-type="float" office:value="-0.012812" calcext:value-type="float">
            <text:p>-0.012812</text:p>
          </table:table-cell>
          <table:table-cell/>
          <table:table-cell table:formula="of:=([.#REF!320]^2)*(0.178)+([.#REF!320])*(0.352)-0.013" office:value-type="string" office:string-value="" calcext:value-type="error">
            <text:p>#REF!</text:p>
          </table:table-cell>
          <table:table-cell table:formula="of:=([.J320]^2)*(-0.89)+([.J320])*(-0.633)-0.245" office:value-type="float" office:value="-0.34650848216809" calcext:value-type="float">
            <text:p>-0.3465084822</text:p>
          </table:table-cell>
          <table:table-cell table:formula="of:=([.I320]^2)*(-0.189)+([.I320])*(0.905)-0.392" office:value-type="float" office:value="0.487848788813616" calcext:value-type="float">
            <text:p>0.4878487888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321]" office:value-type="float" office:value="0.016753" calcext:value-type="float">
            <text:p>0.016753</text:p>
          </table:table-cell>
          <table:table-cell table:formula="of:=[Datos_MoCap.B321]" office:value-type="float" office:value="1.357571" calcext:value-type="float">
            <text:p>1.357571</text:p>
          </table:table-cell>
          <table:table-cell table:formula="of:=[Datos_MoCap.C321]" office:value-type="float" office:value="0.128287" calcext:value-type="float">
            <text:p>0.128287</text:p>
          </table:table-cell>
          <table:table-cell table:formula="of:=[Datos_MoCap.D321]" office:value-type="float" office:value="-0.009779" calcext:value-type="float">
            <text:p>-0.009779</text:p>
          </table:table-cell>
          <table:table-cell table:formula="of:=[Datos_MoCap.F321]" office:value-type="float" office:value="-0.066282" calcext:value-type="float">
            <text:p>-0.066282</text:p>
          </table:table-cell>
          <table:table-cell table:formula="of:=[Datos_MoCap.E321]" office:value-type="float" office:value="-0.014845" calcext:value-type="float">
            <text:p>-0.014845</text:p>
          </table:table-cell>
          <table:table-cell/>
          <table:table-cell table:formula="of:=([.#REF!321]^2)*(0.178)+([.#REF!321])*(0.352)-0.013" office:value-type="string" office:string-value="" calcext:value-type="error">
            <text:p>#REF!</text:p>
          </table:table-cell>
          <table:table-cell table:formula="of:=([.J321]^2)*(-0.89)+([.J321])*(-0.633)-0.245" office:value-type="float" office:value="-0.34085289438841" calcext:value-type="float">
            <text:p>-0.3408528944</text:p>
          </table:table-cell>
          <table:table-cell table:formula="of:=([.I321]^2)*(-0.189)+([.I321])*(0.905)-0.392" office:value-type="float" office:value="0.488274940212251" calcext:value-type="float">
            <text:p>0.4882749402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322]" office:value-type="float" office:value="0.015955" calcext:value-type="float">
            <text:p>0.015955</text:p>
          </table:table-cell>
          <table:table-cell table:formula="of:=[Datos_MoCap.B322]" office:value-type="float" office:value="1.358589" calcext:value-type="float">
            <text:p>1.358589</text:p>
          </table:table-cell>
          <table:table-cell table:formula="of:=[Datos_MoCap.C322]" office:value-type="float" office:value="0.121482" calcext:value-type="float">
            <text:p>0.121482</text:p>
          </table:table-cell>
          <table:table-cell table:formula="of:=[Datos_MoCap.D322]" office:value-type="float" office:value="-0.010519" calcext:value-type="float">
            <text:p>-0.010519</text:p>
          </table:table-cell>
          <table:table-cell table:formula="of:=[Datos_MoCap.F322]" office:value-type="float" office:value="-0.064511" calcext:value-type="float">
            <text:p>-0.064511</text:p>
          </table:table-cell>
          <table:table-cell table:formula="of:=[Datos_MoCap.E322]" office:value-type="float" office:value="-0.016569" calcext:value-type="float">
            <text:p>-0.016569</text:p>
          </table:table-cell>
          <table:table-cell/>
          <table:table-cell table:formula="of:=([.#REF!322]^2)*(0.178)+([.#REF!322])*(0.352)-0.013" office:value-type="string" office:string-value="" calcext:value-type="error">
            <text:p>#REF!</text:p>
          </table:table-cell>
          <table:table-cell table:formula="of:=([.J322]^2)*(-0.89)+([.J322])*(-0.633)-0.245" office:value-type="float" office:value="-0.33503261592836" calcext:value-type="float">
            <text:p>-0.3350326159</text:p>
          </table:table-cell>
          <table:table-cell table:formula="of:=([.I322]^2)*(-0.189)+([.I322])*(0.905)-0.392" office:value-type="float" office:value="0.488673635595931" calcext:value-type="float">
            <text:p>0.4886736356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323]" office:value-type="float" office:value="0.014995" calcext:value-type="float">
            <text:p>0.014995</text:p>
          </table:table-cell>
          <table:table-cell table:formula="of:=[Datos_MoCap.B323]" office:value-type="float" office:value="1.359547" calcext:value-type="float">
            <text:p>1.359547</text:p>
          </table:table-cell>
          <table:table-cell table:formula="of:=[Datos_MoCap.C323]" office:value-type="float" office:value="0.114458" calcext:value-type="float">
            <text:p>0.114458</text:p>
          </table:table-cell>
          <table:table-cell table:formula="of:=[Datos_MoCap.D323]" office:value-type="float" office:value="-0.011265" calcext:value-type="float">
            <text:p>-0.011265</text:p>
          </table:table-cell>
          <table:table-cell table:formula="of:=[Datos_MoCap.F323]" office:value-type="float" office:value="-0.062993" calcext:value-type="float">
            <text:p>-0.062993</text:p>
          </table:table-cell>
          <table:table-cell table:formula="of:=[Datos_MoCap.E323]" office:value-type="float" office:value="-0.018264" calcext:value-type="float">
            <text:p>-0.018264</text:p>
          </table:table-cell>
          <table:table-cell/>
          <table:table-cell table:formula="of:=([.#REF!323]^2)*(0.178)+([.#REF!323])*(0.352)-0.013" office:value-type="string" office:string-value="" calcext:value-type="error">
            <text:p>#REF!</text:p>
          </table:table-cell>
          <table:table-cell table:formula="of:=([.J323]^2)*(-0.89)+([.J323])*(-0.633)-0.245" office:value-type="float" office:value="-0.32911147804996" calcext:value-type="float">
            <text:p>-0.329111478</text:p>
          </table:table-cell>
          <table:table-cell table:formula="of:=([.I323]^2)*(-0.189)+([.I323])*(0.905)-0.392" office:value-type="float" office:value="0.489048474455499" calcext:value-type="float">
            <text:p>0.4890484745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324]" office:value-type="float" office:value="0.013734" calcext:value-type="float">
            <text:p>0.013734</text:p>
          </table:table-cell>
          <table:table-cell table:formula="of:=[Datos_MoCap.B324]" office:value-type="float" office:value="1.360492" calcext:value-type="float">
            <text:p>1.360492</text:p>
          </table:table-cell>
          <table:table-cell table:formula="of:=[Datos_MoCap.C324]" office:value-type="float" office:value="0.107233" calcext:value-type="float">
            <text:p>0.107233</text:p>
          </table:table-cell>
          <table:table-cell table:formula="of:=[Datos_MoCap.D324]" office:value-type="float" office:value="-0.011947" calcext:value-type="float">
            <text:p>-0.011947</text:p>
          </table:table-cell>
          <table:table-cell table:formula="of:=[Datos_MoCap.F324]" office:value-type="float" office:value="-0.061501" calcext:value-type="float">
            <text:p>-0.061501</text:p>
          </table:table-cell>
          <table:table-cell table:formula="of:=[Datos_MoCap.E324]" office:value-type="float" office:value="-0.019921" calcext:value-type="float">
            <text:p>-0.019921</text:p>
          </table:table-cell>
          <table:table-cell/>
          <table:table-cell table:formula="of:=([.#REF!324]^2)*(0.178)+([.#REF!324])*(0.352)-0.013" office:value-type="string" office:string-value="" calcext:value-type="error">
            <text:p>#REF!</text:p>
          </table:table-cell>
          <table:table-cell table:formula="of:=([.J324]^2)*(-0.89)+([.J324])*(-0.633)-0.245" office:value-type="float" office:value="-0.32311252449721" calcext:value-type="float">
            <text:p>-0.3231125245</text:p>
          </table:table-cell>
          <table:table-cell table:formula="of:=([.I324]^2)*(-0.189)+([.I324])*(0.905)-0.392" office:value-type="float" office:value="0.489417886889904" calcext:value-type="float">
            <text:p>0.4894178869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325]" office:value-type="float" office:value="0.012262" calcext:value-type="float">
            <text:p>0.012262</text:p>
          </table:table-cell>
          <table:table-cell table:formula="of:=[Datos_MoCap.B325]" office:value-type="float" office:value="1.361444" calcext:value-type="float">
            <text:p>1.361444</text:p>
          </table:table-cell>
          <table:table-cell table:formula="of:=[Datos_MoCap.C325]" office:value-type="float" office:value="0.099854" calcext:value-type="float">
            <text:p>0.099854</text:p>
          </table:table-cell>
          <table:table-cell table:formula="of:=[Datos_MoCap.D325]" office:value-type="float" office:value="-0.012662" calcext:value-type="float">
            <text:p>-0.012662</text:p>
          </table:table-cell>
          <table:table-cell table:formula="of:=[Datos_MoCap.F325]" office:value-type="float" office:value="-0.060217" calcext:value-type="float">
            <text:p>-0.060217</text:p>
          </table:table-cell>
          <table:table-cell table:formula="of:=[Datos_MoCap.E325]" office:value-type="float" office:value="-0.021309" calcext:value-type="float">
            <text:p>-0.021309</text:p>
          </table:table-cell>
          <table:table-cell/>
          <table:table-cell table:formula="of:=([.#REF!325]^2)*(0.178)+([.#REF!325])*(0.352)-0.013" office:value-type="string" office:string-value="" calcext:value-type="error">
            <text:p>#REF!</text:p>
          </table:table-cell>
          <table:table-cell table:formula="of:=([.J325]^2)*(-0.89)+([.J325])*(-0.633)-0.245" office:value-type="float" office:value="-0.31708161297124" calcext:value-type="float">
            <text:p>-0.317081613</text:p>
          </table:table-cell>
          <table:table-cell table:formula="of:=([.I325]^2)*(-0.189)+([.I325])*(0.905)-0.392" office:value-type="float" office:value="0.489789694389296" calcext:value-type="float">
            <text:p>0.4897896944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326]" office:value-type="float" office:value="0.010632" calcext:value-type="float">
            <text:p>0.010632</text:p>
          </table:table-cell>
          <table:table-cell table:formula="of:=[Datos_MoCap.B326]" office:value-type="float" office:value="1.362448" calcext:value-type="float">
            <text:p>1.362448</text:p>
          </table:table-cell>
          <table:table-cell table:formula="of:=[Datos_MoCap.C326]" office:value-type="float" office:value="0.092383" calcext:value-type="float">
            <text:p>0.092383</text:p>
          </table:table-cell>
          <table:table-cell table:formula="of:=[Datos_MoCap.D326]" office:value-type="float" office:value="-0.0131" calcext:value-type="float">
            <text:p>-0.0131</text:p>
          </table:table-cell>
          <table:table-cell table:formula="of:=[Datos_MoCap.F326]" office:value-type="float" office:value="-0.058917" calcext:value-type="float">
            <text:p>-0.058917</text:p>
          </table:table-cell>
          <table:table-cell table:formula="of:=[Datos_MoCap.E326]" office:value-type="float" office:value="-0.02312" calcext:value-type="float">
            <text:p>-0.02312</text:p>
          </table:table-cell>
          <table:table-cell/>
          <table:table-cell table:formula="of:=([.#REF!326]^2)*(0.178)+([.#REF!326])*(0.352)-0.013" office:value-type="string" office:string-value="" calcext:value-type="error">
            <text:p>#REF!</text:p>
          </table:table-cell>
          <table:table-cell table:formula="of:=([.J326]^2)*(-0.89)+([.J326])*(-0.633)-0.245" office:value-type="float" office:value="-0.31107424963321" calcext:value-type="float">
            <text:p>-0.3110742496</text:p>
          </table:table-cell>
          <table:table-cell table:formula="of:=([.I326]^2)*(-0.189)+([.I326])*(0.905)-0.392" office:value-type="float" office:value="0.490181439538944" calcext:value-type="float">
            <text:p>0.4901814395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327]" office:value-type="float" office:value="0.008726" calcext:value-type="float">
            <text:p>0.008726</text:p>
          </table:table-cell>
          <table:table-cell table:formula="of:=[Datos_MoCap.B327]" office:value-type="float" office:value="1.363456" calcext:value-type="float">
            <text:p>1.363456</text:p>
          </table:table-cell>
          <table:table-cell table:formula="of:=[Datos_MoCap.C327]" office:value-type="float" office:value="0.084819" calcext:value-type="float">
            <text:p>0.084819</text:p>
          </table:table-cell>
          <table:table-cell table:formula="of:=[Datos_MoCap.D327]" office:value-type="float" office:value="-0.013621" calcext:value-type="float">
            <text:p>-0.013621</text:p>
          </table:table-cell>
          <table:table-cell table:formula="of:=[Datos_MoCap.F327]" office:value-type="float" office:value="-0.058038" calcext:value-type="float">
            <text:p>-0.058038</text:p>
          </table:table-cell>
          <table:table-cell table:formula="of:=[Datos_MoCap.E327]" office:value-type="float" office:value="-0.025201" calcext:value-type="float">
            <text:p>-0.025201</text:p>
          </table:table-cell>
          <table:table-cell/>
          <table:table-cell table:formula="of:=([.#REF!327]^2)*(0.178)+([.#REF!327])*(0.352)-0.013" office:value-type="string" office:string-value="" calcext:value-type="error">
            <text:p>#REF!</text:p>
          </table:table-cell>
          <table:table-cell table:formula="of:=([.J327]^2)*(-0.89)+([.J327])*(-0.633)-0.245" office:value-type="float" office:value="-0.30509332085729" calcext:value-type="float">
            <text:p>-0.3050933209</text:p>
          </table:table-cell>
          <table:table-cell table:formula="of:=([.I327]^2)*(-0.189)+([.I327])*(0.905)-0.392" office:value-type="float" office:value="0.490574362116096" calcext:value-type="float">
            <text:p>0.4905743621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328]" office:value-type="float" office:value="0.00668" calcext:value-type="float">
            <text:p>0.00668</text:p>
          </table:table-cell>
          <table:table-cell table:formula="of:=[Datos_MoCap.B328]" office:value-type="float" office:value="1.364545" calcext:value-type="float">
            <text:p>1.364545</text:p>
          </table:table-cell>
          <table:table-cell table:formula="of:=[Datos_MoCap.C328]" office:value-type="float" office:value="0.077221" calcext:value-type="float">
            <text:p>0.077221</text:p>
          </table:table-cell>
          <table:table-cell table:formula="of:=[Datos_MoCap.D328]" office:value-type="float" office:value="-0.01384" calcext:value-type="float">
            <text:p>-0.01384</text:p>
          </table:table-cell>
          <table:table-cell table:formula="of:=[Datos_MoCap.F328]" office:value-type="float" office:value="-0.057192" calcext:value-type="float">
            <text:p>-0.057192</text:p>
          </table:table-cell>
          <table:table-cell table:formula="of:=[Datos_MoCap.E328]" office:value-type="float" office:value="-0.027068" calcext:value-type="float">
            <text:p>-0.027068</text:p>
          </table:table-cell>
          <table:table-cell/>
          <table:table-cell table:formula="of:=([.#REF!328]^2)*(0.178)+([.#REF!328])*(0.352)-0.013" office:value-type="string" office:string-value="" calcext:value-type="error">
            <text:p>#REF!</text:p>
          </table:table-cell>
          <table:table-cell table:formula="of:=([.J328]^2)*(-0.89)+([.J328])*(-0.633)-0.245" office:value-type="float" office:value="-0.29918803672849" calcext:value-type="float">
            <text:p>-0.2991880367</text:p>
          </table:table-cell>
          <table:table-cell table:formula="of:=([.I328]^2)*(-0.189)+([.I328])*(0.905)-0.392" office:value-type="float" office:value="0.490998427222275" calcext:value-type="float">
            <text:p>0.4909984272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329]" office:value-type="float" office:value="0.004477" calcext:value-type="float">
            <text:p>0.004477</text:p>
          </table:table-cell>
          <table:table-cell table:formula="of:=[Datos_MoCap.B329]" office:value-type="float" office:value="1.365582" calcext:value-type="float">
            <text:p>1.365582</text:p>
          </table:table-cell>
          <table:table-cell table:formula="of:=[Datos_MoCap.C329]" office:value-type="float" office:value="0.0697" calcext:value-type="float">
            <text:p>0.0697</text:p>
          </table:table-cell>
          <table:table-cell table:formula="of:=[Datos_MoCap.D329]" office:value-type="float" office:value="-0.013812" calcext:value-type="float">
            <text:p>-0.013812</text:p>
          </table:table-cell>
          <table:table-cell table:formula="of:=[Datos_MoCap.F329]" office:value-type="float" office:value="-0.056396" calcext:value-type="float">
            <text:p>-0.056396</text:p>
          </table:table-cell>
          <table:table-cell table:formula="of:=[Datos_MoCap.E329]" office:value-type="float" office:value="-0.029329" calcext:value-type="float">
            <text:p>-0.029329</text:p>
          </table:table-cell>
          <table:table-cell/>
          <table:table-cell table:formula="of:=([.#REF!329]^2)*(0.178)+([.#REF!329])*(0.352)-0.013" office:value-type="string" office:string-value="" calcext:value-type="error">
            <text:p>#REF!</text:p>
          </table:table-cell>
          <table:table-cell table:formula="of:=([.J329]^2)*(-0.89)+([.J329])*(-0.633)-0.245" office:value-type="float" office:value="-0.2934438001" calcext:value-type="float">
            <text:p>-0.2934438001</text:p>
          </table:table-cell>
          <table:table-cell table:formula="of:=([.I329]^2)*(-0.189)+([.I329])*(0.905)-0.392" office:value-type="float" office:value="0.491401826441164" calcext:value-type="float">
            <text:p>0.4914018264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330]" office:value-type="float" office:value="0.002099" calcext:value-type="float">
            <text:p>0.002099</text:p>
          </table:table-cell>
          <table:table-cell table:formula="of:=[Datos_MoCap.B330]" office:value-type="float" office:value="1.366591" calcext:value-type="float">
            <text:p>1.366591</text:p>
          </table:table-cell>
          <table:table-cell table:formula="of:=[Datos_MoCap.C330]" office:value-type="float" office:value="0.062282" calcext:value-type="float">
            <text:p>0.062282</text:p>
          </table:table-cell>
          <table:table-cell table:formula="of:=[Datos_MoCap.D330]" office:value-type="float" office:value="-0.013752" calcext:value-type="float">
            <text:p>-0.013752</text:p>
          </table:table-cell>
          <table:table-cell table:formula="of:=[Datos_MoCap.F330]" office:value-type="float" office:value="-0.055353" calcext:value-type="float">
            <text:p>-0.055353</text:p>
          </table:table-cell>
          <table:table-cell table:formula="of:=[Datos_MoCap.E330]" office:value-type="float" office:value="-0.031657" calcext:value-type="float">
            <text:p>-0.031657</text:p>
          </table:table-cell>
          <table:table-cell/>
          <table:table-cell table:formula="of:=([.#REF!330]^2)*(0.178)+([.#REF!330])*(0.352)-0.013" office:value-type="string" office:string-value="" calcext:value-type="error">
            <text:p>#REF!</text:p>
          </table:table-cell>
          <table:table-cell table:formula="of:=([.J330]^2)*(-0.89)+([.J330])*(-0.633)-0.245" office:value-type="float" office:value="-0.28787685829636" calcext:value-type="float">
            <text:p>-0.2878768583</text:p>
          </table:table-cell>
          <table:table-cell table:formula="of:=([.I330]^2)*(-0.189)+([.I330])*(0.905)-0.392" office:value-type="float" office:value="0.491793943317891" calcext:value-type="float">
            <text:p>0.4917939433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331]" office:value-type="float" office:value="-0.000419" calcext:value-type="float">
            <text:p>-0.000419</text:p>
          </table:table-cell>
          <table:table-cell table:formula="of:=[Datos_MoCap.B331]" office:value-type="float" office:value="1.367505" calcext:value-type="float">
            <text:p>1.367505</text:p>
          </table:table-cell>
          <table:table-cell table:formula="of:=[Datos_MoCap.C331]" office:value-type="float" office:value="0.054963" calcext:value-type="float">
            <text:p>0.054963</text:p>
          </table:table-cell>
          <table:table-cell table:formula="of:=[Datos_MoCap.D331]" office:value-type="float" office:value="-0.013617" calcext:value-type="float">
            <text:p>-0.013617</text:p>
          </table:table-cell>
          <table:table-cell table:formula="of:=[Datos_MoCap.F331]" office:value-type="float" office:value="-0.054569" calcext:value-type="float">
            <text:p>-0.054569</text:p>
          </table:table-cell>
          <table:table-cell table:formula="of:=[Datos_MoCap.E331]" office:value-type="float" office:value="-0.033949" calcext:value-type="float">
            <text:p>-0.033949</text:p>
          </table:table-cell>
          <table:table-cell/>
          <table:table-cell table:formula="of:=([.#REF!331]^2)*(0.178)+([.#REF!331])*(0.352)-0.013" office:value-type="string" office:string-value="" calcext:value-type="error">
            <text:p>#REF!</text:p>
          </table:table-cell>
          <table:table-cell table:formula="of:=([.J331]^2)*(-0.89)+([.J331])*(-0.633)-0.245" office:value-type="float" office:value="-0.28248020791841" calcext:value-type="float">
            <text:p>-0.2824802079</text:p>
          </table:table-cell>
          <table:table-cell table:formula="of:=([.I331]^2)*(-0.189)+([.I331])*(0.905)-0.392" office:value-type="float" office:value="0.492148809170275" calcext:value-type="float">
            <text:p>0.4921488092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332]" office:value-type="float" office:value="-0.003108" calcext:value-type="float">
            <text:p>-0.003108</text:p>
          </table:table-cell>
          <table:table-cell table:formula="of:=[Datos_MoCap.B332]" office:value-type="float" office:value="1.368299" calcext:value-type="float">
            <text:p>1.368299</text:p>
          </table:table-cell>
          <table:table-cell table:formula="of:=[Datos_MoCap.C332]" office:value-type="float" office:value="0.047844" calcext:value-type="float">
            <text:p>0.047844</text:p>
          </table:table-cell>
          <table:table-cell table:formula="of:=[Datos_MoCap.D332]" office:value-type="float" office:value="-0.013217" calcext:value-type="float">
            <text:p>-0.013217</text:p>
          </table:table-cell>
          <table:table-cell table:formula="of:=[Datos_MoCap.F332]" office:value-type="float" office:value="-0.053871" calcext:value-type="float">
            <text:p>-0.053871</text:p>
          </table:table-cell>
          <table:table-cell table:formula="of:=[Datos_MoCap.E332]" office:value-type="float" office:value="-0.036175" calcext:value-type="float">
            <text:p>-0.036175</text:p>
          </table:table-cell>
          <table:table-cell/>
          <table:table-cell table:formula="of:=([.#REF!332]^2)*(0.178)+([.#REF!332])*(0.352)-0.013" office:value-type="string" office:string-value="" calcext:value-type="error">
            <text:p>#REF!</text:p>
          </table:table-cell>
          <table:table-cell table:formula="of:=([.J332]^2)*(-0.89)+([.J332])*(-0.633)-0.245" office:value-type="float" office:value="-0.27732250501904" calcext:value-type="float">
            <text:p>-0.277322505</text:p>
          </table:table-cell>
          <table:table-cell table:formula="of:=([.I332]^2)*(-0.189)+([.I332])*(0.905)-0.392" office:value-type="float" office:value="0.492456828007211" calcext:value-type="float">
            <text:p>0.492456828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333]" office:value-type="float" office:value="-0.005927" calcext:value-type="float">
            <text:p>-0.005927</text:p>
          </table:table-cell>
          <table:table-cell table:formula="of:=[Datos_MoCap.B333]" office:value-type="float" office:value="1.368978" calcext:value-type="float">
            <text:p>1.368978</text:p>
          </table:table-cell>
          <table:table-cell table:formula="of:=[Datos_MoCap.C333]" office:value-type="float" office:value="0.040983" calcext:value-type="float">
            <text:p>0.040983</text:p>
          </table:table-cell>
          <table:table-cell table:formula="of:=[Datos_MoCap.D333]" office:value-type="float" office:value="-0.012639" calcext:value-type="float">
            <text:p>-0.012639</text:p>
          </table:table-cell>
          <table:table-cell table:formula="of:=[Datos_MoCap.F333]" office:value-type="float" office:value="-0.053635" calcext:value-type="float">
            <text:p>-0.053635</text:p>
          </table:table-cell>
          <table:table-cell table:formula="of:=[Datos_MoCap.E333]" office:value-type="float" office:value="-0.038239" calcext:value-type="float">
            <text:p>-0.038239</text:p>
          </table:table-cell>
          <table:table-cell/>
          <table:table-cell table:formula="of:=([.#REF!333]^2)*(0.178)+([.#REF!333])*(0.352)-0.013" office:value-type="string" office:string-value="" calcext:value-type="error">
            <text:p>#REF!</text:p>
          </table:table-cell>
          <table:table-cell table:formula="of:=([.J333]^2)*(-0.89)+([.J333])*(-0.633)-0.245" office:value-type="float" office:value="-0.27243708859721" calcext:value-type="float">
            <text:p>-0.2724370886</text:p>
          </table:table-cell>
          <table:table-cell table:formula="of:=([.I333]^2)*(-0.189)+([.I333])*(0.905)-0.392" office:value-type="float" office:value="0.492720045512524" calcext:value-type="float">
            <text:p>0.4927200455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334]" office:value-type="float" office:value="-0.008722" calcext:value-type="float">
            <text:p>-0.008722</text:p>
          </table:table-cell>
          <table:table-cell table:formula="of:=[Datos_MoCap.B334]" office:value-type="float" office:value="1.369589" calcext:value-type="float">
            <text:p>1.369589</text:p>
          </table:table-cell>
          <table:table-cell table:formula="of:=[Datos_MoCap.C334]" office:value-type="float" office:value="0.034331" calcext:value-type="float">
            <text:p>0.034331</text:p>
          </table:table-cell>
          <table:table-cell table:formula="of:=[Datos_MoCap.D334]" office:value-type="float" office:value="-0.012" calcext:value-type="float">
            <text:p>-0.012</text:p>
          </table:table-cell>
          <table:table-cell table:formula="of:=[Datos_MoCap.F334]" office:value-type="float" office:value="-0.053769" calcext:value-type="float">
            <text:p>-0.053769</text:p>
          </table:table-cell>
          <table:table-cell table:formula="of:=[Datos_MoCap.E334]" office:value-type="float" office:value="-0.040159" calcext:value-type="float">
            <text:p>-0.040159</text:p>
          </table:table-cell>
          <table:table-cell/>
          <table:table-cell table:formula="of:=([.#REF!334]^2)*(0.178)+([.#REF!334])*(0.352)-0.013" office:value-type="string" office:string-value="" calcext:value-type="error">
            <text:p>#REF!</text:p>
          </table:table-cell>
          <table:table-cell table:formula="of:=([.J334]^2)*(-0.89)+([.J334])*(-0.633)-0.245" office:value-type="float" office:value="-0.26778049262929" calcext:value-type="float">
            <text:p>-0.2677804926</text:p>
          </table:table-cell>
          <table:table-cell table:formula="of:=([.I334]^2)*(-0.189)+([.I334])*(0.905)-0.392" office:value-type="float" office:value="0.492956753533931" calcext:value-type="float">
            <text:p>0.4929567535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335]" office:value-type="float" office:value="-0.011408" calcext:value-type="float">
            <text:p>-0.011408</text:p>
          </table:table-cell>
          <table:table-cell table:formula="of:=[Datos_MoCap.B335]" office:value-type="float" office:value="1.370084" calcext:value-type="float">
            <text:p>1.370084</text:p>
          </table:table-cell>
          <table:table-cell table:formula="of:=[Datos_MoCap.C335]" office:value-type="float" office:value="0.027963" calcext:value-type="float">
            <text:p>0.027963</text:p>
          </table:table-cell>
          <table:table-cell table:formula="of:=[Datos_MoCap.D335]" office:value-type="float" office:value="-0.011058" calcext:value-type="float">
            <text:p>-0.011058</text:p>
          </table:table-cell>
          <table:table-cell table:formula="of:=[Datos_MoCap.F335]" office:value-type="float" office:value="-0.053919" calcext:value-type="float">
            <text:p>-0.053919</text:p>
          </table:table-cell>
          <table:table-cell table:formula="of:=[Datos_MoCap.E335]" office:value-type="float" office:value="-0.041939" calcext:value-type="float">
            <text:p>-0.041939</text:p>
          </table:table-cell>
          <table:table-cell/>
          <table:table-cell table:formula="of:=([.#REF!335]^2)*(0.178)+([.#REF!335])*(0.352)-0.013" office:value-type="string" office:string-value="" calcext:value-type="error">
            <text:p>#REF!</text:p>
          </table:table-cell>
          <table:table-cell table:formula="of:=([.J335]^2)*(-0.89)+([.J335])*(-0.633)-0.245" office:value-type="float" office:value="-0.26339649613841" calcext:value-type="float">
            <text:p>-0.2633964961</text:p>
          </table:table-cell>
          <table:table-cell table:formula="of:=([.I335]^2)*(-0.189)+([.I335])*(0.905)-0.392" office:value-type="float" office:value="0.493148418426416" calcext:value-type="float">
            <text:p>0.4931484184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336]" office:value-type="float" office:value="-0.013844" calcext:value-type="float">
            <text:p>-0.013844</text:p>
          </table:table-cell>
          <table:table-cell table:formula="of:=[Datos_MoCap.B336]" office:value-type="float" office:value="1.370453" calcext:value-type="float">
            <text:p>1.370453</text:p>
          </table:table-cell>
          <table:table-cell table:formula="of:=[Datos_MoCap.C336]" office:value-type="float" office:value="0.021952" calcext:value-type="float">
            <text:p>0.021952</text:p>
          </table:table-cell>
          <table:table-cell table:formula="of:=[Datos_MoCap.D336]" office:value-type="float" office:value="-0.00994" calcext:value-type="float">
            <text:p>-0.00994</text:p>
          </table:table-cell>
          <table:table-cell table:formula="of:=[Datos_MoCap.F336]" office:value-type="float" office:value="-0.054163" calcext:value-type="float">
            <text:p>-0.054163</text:p>
          </table:table-cell>
          <table:table-cell table:formula="of:=[Datos_MoCap.E336]" office:value-type="float" office:value="-0.043369" calcext:value-type="float">
            <text:p>-0.043369</text:p>
          </table:table-cell>
          <table:table-cell/>
          <table:table-cell table:formula="of:=([.#REF!336]^2)*(0.178)+([.#REF!336])*(0.352)-0.013" office:value-type="string" office:string-value="" calcext:value-type="error">
            <text:p>#REF!</text:p>
          </table:table-cell>
          <table:table-cell table:formula="of:=([.J336]^2)*(-0.89)+([.J336])*(-0.633)-0.245" office:value-type="float" office:value="-0.25932449837056" calcext:value-type="float">
            <text:p>-0.2593244984</text:p>
          </table:table-cell>
          <table:table-cell table:formula="of:=([.I336]^2)*(-0.189)+([.I336])*(0.905)-0.392" office:value-type="float" office:value="0.493291235635499" calcext:value-type="float">
            <text:p>0.4932912356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337]" office:value-type="float" office:value="-0.016021" calcext:value-type="float">
            <text:p>-0.016021</text:p>
          </table:table-cell>
          <table:table-cell table:formula="of:=[Datos_MoCap.B337]" office:value-type="float" office:value="1.370795" calcext:value-type="float">
            <text:p>1.370795</text:p>
          </table:table-cell>
          <table:table-cell table:formula="of:=[Datos_MoCap.C337]" office:value-type="float" office:value="0.01626" calcext:value-type="float">
            <text:p>0.01626</text:p>
          </table:table-cell>
          <table:table-cell table:formula="of:=[Datos_MoCap.D337]" office:value-type="float" office:value="-0.008794" calcext:value-type="float">
            <text:p>-0.008794</text:p>
          </table:table-cell>
          <table:table-cell table:formula="of:=[Datos_MoCap.F337]" office:value-type="float" office:value="-0.05449" calcext:value-type="float">
            <text:p>-0.05449</text:p>
          </table:table-cell>
          <table:table-cell table:formula="of:=[Datos_MoCap.E337]" office:value-type="float" office:value="-0.044522" calcext:value-type="float">
            <text:p>-0.044522</text:p>
          </table:table-cell>
          <table:table-cell/>
          <table:table-cell table:formula="of:=([.#REF!337]^2)*(0.178)+([.#REF!337])*(0.352)-0.013" office:value-type="string" office:string-value="" calcext:value-type="error">
            <text:p>#REF!</text:p>
          </table:table-cell>
          <table:table-cell table:formula="of:=([.J337]^2)*(-0.89)+([.J337])*(-0.633)-0.245" office:value-type="float" office:value="-0.255527884964" calcext:value-type="float">
            <text:p>-0.255527885</text:p>
          </table:table-cell>
          <table:table-cell table:formula="of:=([.I337]^2)*(-0.189)+([.I337])*(0.905)-0.392" office:value-type="float" office:value="0.493423556847275" calcext:value-type="float">
            <text:p>0.4934235568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338]" office:value-type="float" office:value="-0.018" calcext:value-type="float">
            <text:p>-0.018</text:p>
          </table:table-cell>
          <table:table-cell table:formula="of:=[Datos_MoCap.B338]" office:value-type="float" office:value="1.371106" calcext:value-type="float">
            <text:p>1.371106</text:p>
          </table:table-cell>
          <table:table-cell table:formula="of:=[Datos_MoCap.C338]" office:value-type="float" office:value="0.010984" calcext:value-type="float">
            <text:p>0.010984</text:p>
          </table:table-cell>
          <table:table-cell table:formula="of:=[Datos_MoCap.D338]" office:value-type="float" office:value="-0.007424" calcext:value-type="float">
            <text:p>-0.007424</text:p>
          </table:table-cell>
          <table:table-cell table:formula="of:=[Datos_MoCap.F338]" office:value-type="float" office:value="-0.054096" calcext:value-type="float">
            <text:p>-0.054096</text:p>
          </table:table-cell>
          <table:table-cell table:formula="of:=[Datos_MoCap.E338]" office:value-type="float" office:value="-0.045212" calcext:value-type="float">
            <text:p>-0.045212</text:p>
          </table:table-cell>
          <table:table-cell/>
          <table:table-cell table:formula="of:=([.#REF!338]^2)*(0.178)+([.#REF!338])*(0.352)-0.013" office:value-type="string" office:string-value="" calcext:value-type="error">
            <text:p>#REF!</text:p>
          </table:table-cell>
          <table:table-cell table:formula="of:=([.J338]^2)*(-0.89)+([.J338])*(-0.633)-0.245" office:value-type="float" office:value="-0.25206024894784" calcext:value-type="float">
            <text:p>-0.2520602489</text:p>
          </table:table-cell>
          <table:table-cell table:formula="of:=([.I338]^2)*(-0.189)+([.I338])*(0.905)-0.392" office:value-type="float" office:value="0.493543845648396" calcext:value-type="float">
            <text:p>0.4935438456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339]" office:value-type="float" office:value="-0.019708" calcext:value-type="float">
            <text:p>-0.019708</text:p>
          </table:table-cell>
          <table:table-cell table:formula="of:=[Datos_MoCap.B339]" office:value-type="float" office:value="1.3713" calcext:value-type="float">
            <text:p>1.3713</text:p>
          </table:table-cell>
          <table:table-cell table:formula="of:=[Datos_MoCap.C339]" office:value-type="float" office:value="0.006041" calcext:value-type="float">
            <text:p>0.006041</text:p>
          </table:table-cell>
          <table:table-cell table:formula="of:=[Datos_MoCap.D339]" office:value-type="float" office:value="-0.006104" calcext:value-type="float">
            <text:p>-0.006104</text:p>
          </table:table-cell>
          <table:table-cell table:formula="of:=[Datos_MoCap.F339]" office:value-type="float" office:value="-0.053979" calcext:value-type="float">
            <text:p>-0.053979</text:p>
          </table:table-cell>
          <table:table-cell table:formula="of:=[Datos_MoCap.E339]" office:value-type="float" office:value="-0.045433" calcext:value-type="float">
            <text:p>-0.045433</text:p>
          </table:table-cell>
          <table:table-cell/>
          <table:table-cell table:formula="of:=([.#REF!339]^2)*(0.178)+([.#REF!339])*(0.352)-0.013" office:value-type="string" office:string-value="" calcext:value-type="error">
            <text:p>#REF!</text:p>
          </table:table-cell>
          <table:table-cell table:formula="of:=([.J339]^2)*(-0.89)+([.J339])*(-0.633)-0.245" office:value-type="float" office:value="-0.24885643237609" calcext:value-type="float">
            <text:p>-0.2488564324</text:p>
          </table:table-cell>
          <table:table-cell table:formula="of:=([.I339]^2)*(-0.189)+([.I339])*(0.905)-0.392" office:value-type="float" office:value="0.49361886259" calcext:value-type="float">
            <text:p>0.4936188626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340]" office:value-type="float" office:value="-0.021269" calcext:value-type="float">
            <text:p>-0.021269</text:p>
          </table:table-cell>
          <table:table-cell table:formula="of:=[Datos_MoCap.B340]" office:value-type="float" office:value="1.371447" calcext:value-type="float">
            <text:p>1.371447</text:p>
          </table:table-cell>
          <table:table-cell table:formula="of:=[Datos_MoCap.C340]" office:value-type="float" office:value="0.00141" calcext:value-type="float">
            <text:p>0.00141</text:p>
          </table:table-cell>
          <table:table-cell table:formula="of:=[Datos_MoCap.D340]" office:value-type="float" office:value="-0.004919" calcext:value-type="float">
            <text:p>-0.004919</text:p>
          </table:table-cell>
          <table:table-cell table:formula="of:=[Datos_MoCap.F340]" office:value-type="float" office:value="-0.053916" calcext:value-type="float">
            <text:p>-0.053916</text:p>
          </table:table-cell>
          <table:table-cell table:formula="of:=[Datos_MoCap.E340]" office:value-type="float" office:value="-0.044891" calcext:value-type="float">
            <text:p>-0.044891</text:p>
          </table:table-cell>
          <table:table-cell/>
          <table:table-cell table:formula="of:=([.#REF!340]^2)*(0.178)+([.#REF!340])*(0.352)-0.013" office:value-type="string" office:string-value="" calcext:value-type="error">
            <text:p>#REF!</text:p>
          </table:table-cell>
          <table:table-cell table:formula="of:=([.J340]^2)*(-0.89)+([.J340])*(-0.633)-0.245" office:value-type="float" office:value="-0.245894299409" calcext:value-type="float">
            <text:p>-0.2458942994</text:p>
          </table:table-cell>
          <table:table-cell table:formula="of:=([.I340]^2)*(-0.189)+([.I340])*(0.905)-0.392" office:value-type="float" office:value="0.493675695850099" calcext:value-type="float">
            <text:p>0.4936756959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341]" office:value-type="float" office:value="-0.022627" calcext:value-type="float">
            <text:p>-0.022627</text:p>
          </table:table-cell>
          <table:table-cell table:formula="of:=[Datos_MoCap.B341]" office:value-type="float" office:value="1.371451" calcext:value-type="float">
            <text:p>1.371451</text:p>
          </table:table-cell>
          <table:table-cell table:formula="of:=[Datos_MoCap.C341]" office:value-type="float" office:value="-0.002923" calcext:value-type="float">
            <text:p>-0.002923</text:p>
          </table:table-cell>
          <table:table-cell table:formula="of:=[Datos_MoCap.D341]" office:value-type="float" office:value="-0.003834" calcext:value-type="float">
            <text:p>-0.003834</text:p>
          </table:table-cell>
          <table:table-cell table:formula="of:=[Datos_MoCap.F341]" office:value-type="float" office:value="-0.053677" calcext:value-type="float">
            <text:p>-0.053677</text:p>
          </table:table-cell>
          <table:table-cell table:formula="of:=[Datos_MoCap.E341]" office:value-type="float" office:value="-0.044121" calcext:value-type="float">
            <text:p>-0.044121</text:p>
          </table:table-cell>
          <table:table-cell/>
          <table:table-cell table:formula="of:=([.#REF!341]^2)*(0.178)+([.#REF!341])*(0.352)-0.013" office:value-type="string" office:string-value="" calcext:value-type="error">
            <text:p>#REF!</text:p>
          </table:table-cell>
          <table:table-cell table:formula="of:=([.J341]^2)*(-0.89)+([.J341])*(-0.633)-0.245" office:value-type="float" office:value="-0.24315734509681" calcext:value-type="float">
            <text:p>-0.2431573451</text:p>
          </table:table-cell>
          <table:table-cell table:formula="of:=([.I341]^2)*(-0.189)+([.I341])*(0.905)-0.392" office:value-type="float" office:value="0.493677242219211" calcext:value-type="float">
            <text:p>0.4936772422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342]" office:value-type="float" office:value="-0.02382" calcext:value-type="float">
            <text:p>-0.02382</text:p>
          </table:table-cell>
          <table:table-cell table:formula="of:=[Datos_MoCap.B342]" office:value-type="float" office:value="1.371304" calcext:value-type="float">
            <text:p>1.371304</text:p>
          </table:table-cell>
          <table:table-cell table:formula="of:=[Datos_MoCap.C342]" office:value-type="float" office:value="-0.006921" calcext:value-type="float">
            <text:p>-0.006921</text:p>
          </table:table-cell>
          <table:table-cell table:formula="of:=[Datos_MoCap.D342]" office:value-type="float" office:value="-0.00296" calcext:value-type="float">
            <text:p>-0.00296</text:p>
          </table:table-cell>
          <table:table-cell table:formula="of:=[Datos_MoCap.F342]" office:value-type="float" office:value="-0.053357" calcext:value-type="float">
            <text:p>-0.053357</text:p>
          </table:table-cell>
          <table:table-cell table:formula="of:=[Datos_MoCap.E342]" office:value-type="float" office:value="-0.043126" calcext:value-type="float">
            <text:p>-0.043126</text:p>
          </table:table-cell>
          <table:table-cell/>
          <table:table-cell table:formula="of:=([.#REF!342]^2)*(0.178)+([.#REF!342])*(0.352)-0.013" office:value-type="string" office:string-value="" calcext:value-type="error">
            <text:p>#REF!</text:p>
          </table:table-cell>
          <table:table-cell table:formula="of:=([.J342]^2)*(-0.89)+([.J342])*(-0.633)-0.245" office:value-type="float" office:value="-0.24066163821449" calcext:value-type="float">
            <text:p>-0.2406616382</text:p>
          </table:table-cell>
          <table:table-cell table:formula="of:=([.I342]^2)*(-0.189)+([.I342])*(0.905)-0.392" office:value-type="float" office:value="0.493620409181376" calcext:value-type="float">
            <text:p>0.4936204092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343]" office:value-type="float" office:value="-0.024811" calcext:value-type="float">
            <text:p>-0.024811</text:p>
          </table:table-cell>
          <table:table-cell table:formula="of:=[Datos_MoCap.B343]" office:value-type="float" office:value="1.37104" calcext:value-type="float">
            <text:p>1.37104</text:p>
          </table:table-cell>
          <table:table-cell table:formula="of:=[Datos_MoCap.C343]" office:value-type="float" office:value="-0.010578" calcext:value-type="float">
            <text:p>-0.010578</text:p>
          </table:table-cell>
          <table:table-cell table:formula="of:=[Datos_MoCap.D343]" office:value-type="float" office:value="-0.002" calcext:value-type="float">
            <text:p>-0.002</text:p>
          </table:table-cell>
          <table:table-cell table:formula="of:=[Datos_MoCap.F343]" office:value-type="float" office:value="-0.053073" calcext:value-type="float">
            <text:p>-0.053073</text:p>
          </table:table-cell>
          <table:table-cell table:formula="of:=[Datos_MoCap.E343]" office:value-type="float" office:value="-0.041859" calcext:value-type="float">
            <text:p>-0.041859</text:p>
          </table:table-cell>
          <table:table-cell/>
          <table:table-cell table:formula="of:=([.#REF!343]^2)*(0.178)+([.#REF!343])*(0.352)-0.013" office:value-type="string" office:string-value="" calcext:value-type="error">
            <text:p>#REF!</text:p>
          </table:table-cell>
          <table:table-cell table:formula="of:=([.J343]^2)*(-0.89)+([.J343])*(-0.633)-0.245" office:value-type="float" office:value="-0.23840371173476" calcext:value-type="float">
            <text:p>-0.2384037117</text:p>
          </table:table-cell>
          <table:table-cell table:formula="of:=([.I343]^2)*(-0.189)+([.I343])*(0.905)-0.392" office:value-type="float" office:value="0.4935183211776" calcext:value-type="float">
            <text:p>0.4935183212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344]" office:value-type="float" office:value="-0.02555" calcext:value-type="float">
            <text:p>-0.02555</text:p>
          </table:table-cell>
          <table:table-cell table:formula="of:=[Datos_MoCap.B344]" office:value-type="float" office:value="1.370722" calcext:value-type="float">
            <text:p>1.370722</text:p>
          </table:table-cell>
          <table:table-cell table:formula="of:=[Datos_MoCap.C344]" office:value-type="float" office:value="-0.013874" calcext:value-type="float">
            <text:p>-0.013874</text:p>
          </table:table-cell>
          <table:table-cell table:formula="of:=[Datos_MoCap.D344]" office:value-type="float" office:value="-0.001275" calcext:value-type="float">
            <text:p>-0.001275</text:p>
          </table:table-cell>
          <table:table-cell table:formula="of:=[Datos_MoCap.F344]" office:value-type="float" office:value="-0.052935" calcext:value-type="float">
            <text:p>-0.052935</text:p>
          </table:table-cell>
          <table:table-cell table:formula="of:=[Datos_MoCap.E344]" office:value-type="float" office:value="-0.040298" calcext:value-type="float">
            <text:p>-0.040298</text:p>
          </table:table-cell>
          <table:table-cell/>
          <table:table-cell table:formula="of:=([.#REF!344]^2)*(0.178)+([.#REF!344])*(0.352)-0.013" office:value-type="string" office:string-value="" calcext:value-type="error">
            <text:p>#REF!</text:p>
          </table:table-cell>
          <table:table-cell table:formula="of:=([.J344]^2)*(-0.89)+([.J344])*(-0.633)-0.245" office:value-type="float" office:value="-0.23638907220964" calcext:value-type="float">
            <text:p>-0.2363890722</text:p>
          </table:table-cell>
          <table:table-cell table:formula="of:=([.I344]^2)*(-0.189)+([.I344])*(0.905)-0.392" office:value-type="float" office:value="0.493395316557324" calcext:value-type="float">
            <text:p>0.4933953166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345]" office:value-type="float" office:value="-0.026075" calcext:value-type="float">
            <text:p>-0.026075</text:p>
          </table:table-cell>
          <table:table-cell table:formula="of:=[Datos_MoCap.B345]" office:value-type="float" office:value="1.37039" calcext:value-type="float">
            <text:p>1.37039</text:p>
          </table:table-cell>
          <table:table-cell table:formula="of:=[Datos_MoCap.C345]" office:value-type="float" office:value="-0.016899" calcext:value-type="float">
            <text:p>-0.016899</text:p>
          </table:table-cell>
          <table:table-cell table:formula="of:=[Datos_MoCap.D345]" office:value-type="float" office:value="-0.000636" calcext:value-type="float">
            <text:p>-0.000636</text:p>
          </table:table-cell>
          <table:table-cell table:formula="of:=[Datos_MoCap.F345]" office:value-type="float" office:value="-0.052446" calcext:value-type="float">
            <text:p>-0.052446</text:p>
          </table:table-cell>
          <table:table-cell table:formula="of:=[Datos_MoCap.E345]" office:value-type="float" office:value="-0.038622" calcext:value-type="float">
            <text:p>-0.038622</text:p>
          </table:table-cell>
          <table:table-cell/>
          <table:table-cell table:formula="of:=([.#REF!345]^2)*(0.178)+([.#REF!345])*(0.352)-0.013" office:value-type="string" office:string-value="" calcext:value-type="error">
            <text:p>#REF!</text:p>
          </table:table-cell>
          <table:table-cell table:formula="of:=([.J345]^2)*(-0.89)+([.J345])*(-0.633)-0.245" office:value-type="float" office:value="-0.23455709581889" calcext:value-type="float">
            <text:p>-0.2345570958</text:p>
          </table:table-cell>
          <table:table-cell table:formula="of:=([.I345]^2)*(-0.189)+([.I345])*(0.905)-0.392" office:value-type="float" office:value="0.4932668558531" calcext:value-type="float">
            <text:p>0.4932668559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346]" office:value-type="float" office:value="-0.026297" calcext:value-type="float">
            <text:p>-0.026297</text:p>
          </table:table-cell>
          <table:table-cell table:formula="of:=[Datos_MoCap.B346]" office:value-type="float" office:value="1.370053" calcext:value-type="float">
            <text:p>1.370053</text:p>
          </table:table-cell>
          <table:table-cell table:formula="of:=[Datos_MoCap.C346]" office:value-type="float" office:value="-0.019633" calcext:value-type="float">
            <text:p>-0.019633</text:p>
          </table:table-cell>
          <table:table-cell table:formula="of:=[Datos_MoCap.D346]" office:value-type="float" office:value="-0.000166" calcext:value-type="float">
            <text:p>-0.000166</text:p>
          </table:table-cell>
          <table:table-cell table:formula="of:=[Datos_MoCap.F346]" office:value-type="float" office:value="-0.051787" calcext:value-type="float">
            <text:p>-0.051787</text:p>
          </table:table-cell>
          <table:table-cell table:formula="of:=[Datos_MoCap.E346]" office:value-type="float" office:value="-0.036705" calcext:value-type="float">
            <text:p>-0.036705</text:p>
          </table:table-cell>
          <table:table-cell/>
          <table:table-cell table:formula="of:=([.#REF!346]^2)*(0.178)+([.#REF!346])*(0.352)-0.013" office:value-type="string" office:string-value="" calcext:value-type="error">
            <text:p>#REF!</text:p>
          </table:table-cell>
          <table:table-cell table:formula="of:=([.J346]^2)*(-0.89)+([.J346])*(-0.633)-0.245" office:value-type="float" office:value="-0.23291536567321" calcext:value-type="float">
            <text:p>-0.2329153657</text:p>
          </table:table-cell>
          <table:table-cell table:formula="of:=([.I346]^2)*(-0.189)+([.I346])*(0.905)-0.392" office:value-type="float" office:value="0.493136417889099" calcext:value-type="float">
            <text:p>0.4931364179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347]" office:value-type="float" office:value="-0.026312" calcext:value-type="float">
            <text:p>-0.026312</text:p>
          </table:table-cell>
          <table:table-cell table:formula="of:=[Datos_MoCap.B347]" office:value-type="float" office:value="1.369682" calcext:value-type="float">
            <text:p>1.369682</text:p>
          </table:table-cell>
          <table:table-cell table:formula="of:=[Datos_MoCap.C347]" office:value-type="float" office:value="-0.0221" calcext:value-type="float">
            <text:p>-0.0221</text:p>
          </table:table-cell>
          <table:table-cell table:formula="of:=[Datos_MoCap.D347]" office:value-type="float" office:value="0.000135" calcext:value-type="float">
            <text:p>0.000135</text:p>
          </table:table-cell>
          <table:table-cell table:formula="of:=[Datos_MoCap.F347]" office:value-type="float" office:value="-0.050836" calcext:value-type="float">
            <text:p>-0.050836</text:p>
          </table:table-cell>
          <table:table-cell table:formula="of:=[Datos_MoCap.E347]" office:value-type="float" office:value="-0.034537" calcext:value-type="float">
            <text:p>-0.034537</text:p>
          </table:table-cell>
          <table:table-cell/>
          <table:table-cell table:formula="of:=([.#REF!347]^2)*(0.178)+([.#REF!347])*(0.352)-0.013" office:value-type="string" office:string-value="" calcext:value-type="error">
            <text:p>#REF!</text:p>
          </table:table-cell>
          <table:table-cell table:formula="of:=([.J347]^2)*(-0.89)+([.J347])*(-0.633)-0.245" office:value-type="float" office:value="-0.2314453849" calcext:value-type="float">
            <text:p>-0.2314453849</text:p>
          </table:table-cell>
          <table:table-cell table:formula="of:=([.I347]^2)*(-0.189)+([.I347])*(0.905)-0.392" office:value-type="float" office:value="0.492992770367564" calcext:value-type="float">
            <text:p>0.4929927704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348]" office:value-type="float" office:value="-0.026014" calcext:value-type="float">
            <text:p>-0.026014</text:p>
          </table:table-cell>
          <table:table-cell table:formula="of:=[Datos_MoCap.B348]" office:value-type="float" office:value="1.369324" calcext:value-type="float">
            <text:p>1.369324</text:p>
          </table:table-cell>
          <table:table-cell table:formula="of:=[Datos_MoCap.C348]" office:value-type="float" office:value="-0.024326" calcext:value-type="float">
            <text:p>-0.024326</text:p>
          </table:table-cell>
          <table:table-cell table:formula="of:=[Datos_MoCap.D348]" office:value-type="float" office:value="0.000482" calcext:value-type="float">
            <text:p>0.000482</text:p>
          </table:table-cell>
          <table:table-cell table:formula="of:=[Datos_MoCap.F348]" office:value-type="float" office:value="-0.050396" calcext:value-type="float">
            <text:p>-0.050396</text:p>
          </table:table-cell>
          <table:table-cell table:formula="of:=[Datos_MoCap.E348]" office:value-type="float" office:value="-0.032422" calcext:value-type="float">
            <text:p>-0.032422</text:p>
          </table:table-cell>
          <table:table-cell/>
          <table:table-cell table:formula="of:=([.#REF!348]^2)*(0.178)+([.#REF!348])*(0.352)-0.013" office:value-type="string" office:string-value="" calcext:value-type="error">
            <text:p>#REF!</text:p>
          </table:table-cell>
          <table:table-cell table:formula="of:=([.J348]^2)*(-0.89)+([.J348])*(-0.633)-0.245" office:value-type="float" office:value="-0.23012830330564" calcext:value-type="float">
            <text:p>-0.2301283033</text:p>
          </table:table-cell>
          <table:table-cell table:formula="of:=([.I348]^2)*(-0.189)+([.I348])*(0.905)-0.392" office:value-type="float" office:value="0.492854106991536" calcext:value-type="float">
            <text:p>0.492854107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349]" office:value-type="float" office:value="-0.025483" calcext:value-type="float">
            <text:p>-0.025483</text:p>
          </table:table-cell>
          <table:table-cell table:formula="of:=[Datos_MoCap.B349]" office:value-type="float" office:value="1.3691" calcext:value-type="float">
            <text:p>1.3691</text:p>
          </table:table-cell>
          <table:table-cell table:formula="of:=[Datos_MoCap.C349]" office:value-type="float" office:value="-0.026332" calcext:value-type="float">
            <text:p>-0.026332</text:p>
          </table:table-cell>
          <table:table-cell table:formula="of:=[Datos_MoCap.D349]" office:value-type="float" office:value="0.000678" calcext:value-type="float">
            <text:p>0.000678</text:p>
          </table:table-cell>
          <table:table-cell table:formula="of:=[Datos_MoCap.F349]" office:value-type="float" office:value="-0.0497" calcext:value-type="float">
            <text:p>-0.0497</text:p>
          </table:table-cell>
          <table:table-cell table:formula="of:=[Datos_MoCap.E349]" office:value-type="float" office:value="-0.030288" calcext:value-type="float">
            <text:p>-0.030288</text:p>
          </table:table-cell>
          <table:table-cell/>
          <table:table-cell table:formula="of:=([.#REF!349]^2)*(0.178)+([.#REF!349])*(0.352)-0.013" office:value-type="string" office:string-value="" calcext:value-type="error">
            <text:p>#REF!</text:p>
          </table:table-cell>
          <table:table-cell table:formula="of:=([.J349]^2)*(-0.89)+([.J349])*(-0.633)-0.245" office:value-type="float" office:value="-0.22894894705936" calcext:value-type="float">
            <text:p>-0.2289489471</text:p>
          </table:table-cell>
          <table:table-cell table:formula="of:=([.I349]^2)*(-0.189)+([.I349])*(0.905)-0.392" office:value-type="float" office:value="0.49276732091" calcext:value-type="float">
            <text:p>0.4927673209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350]" office:value-type="float" office:value="-0.024686" calcext:value-type="float">
            <text:p>-0.024686</text:p>
          </table:table-cell>
          <table:table-cell table:formula="of:=[Datos_MoCap.B350]" office:value-type="float" office:value="1.369025" calcext:value-type="float">
            <text:p>1.369025</text:p>
          </table:table-cell>
          <table:table-cell table:formula="of:=[Datos_MoCap.C350]" office:value-type="float" office:value="-0.028219" calcext:value-type="float">
            <text:p>-0.028219</text:p>
          </table:table-cell>
          <table:table-cell table:formula="of:=[Datos_MoCap.D350]" office:value-type="float" office:value="0.000749" calcext:value-type="float">
            <text:p>0.000749</text:p>
          </table:table-cell>
          <table:table-cell table:formula="of:=[Datos_MoCap.F350]" office:value-type="float" office:value="-0.048937" calcext:value-type="float">
            <text:p>-0.048937</text:p>
          </table:table-cell>
          <table:table-cell table:formula="of:=[Datos_MoCap.E350]" office:value-type="float" office:value="-0.028351" calcext:value-type="float">
            <text:p>-0.028351</text:p>
          </table:table-cell>
          <table:table-cell/>
          <table:table-cell table:formula="of:=([.#REF!350]^2)*(0.178)+([.#REF!350])*(0.352)-0.013" office:value-type="string" office:string-value="" calcext:value-type="error">
            <text:p>#REF!</text:p>
          </table:table-cell>
          <table:table-cell table:formula="of:=([.J350]^2)*(-0.89)+([.J350])*(-0.633)-0.245" office:value-type="float" office:value="-0.22784609064529" calcext:value-type="float">
            <text:p>-0.2278460906</text:p>
          </table:table-cell>
          <table:table-cell table:formula="of:=([.I350]^2)*(-0.189)+([.I350])*(0.905)-0.392" office:value-type="float" office:value="0.492738258831875" calcext:value-type="float">
            <text:p>0.4927382588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351]" office:value-type="float" office:value="-0.023668" calcext:value-type="float">
            <text:p>-0.023668</text:p>
          </table:table-cell>
          <table:table-cell table:formula="of:=[Datos_MoCap.B351]" office:value-type="float" office:value="1.369075" calcext:value-type="float">
            <text:p>1.369075</text:p>
          </table:table-cell>
          <table:table-cell table:formula="of:=[Datos_MoCap.C351]" office:value-type="float" office:value="-0.029926" calcext:value-type="float">
            <text:p>-0.029926</text:p>
          </table:table-cell>
          <table:table-cell table:formula="of:=[Datos_MoCap.D351]" office:value-type="float" office:value="0.000791" calcext:value-type="float">
            <text:p>0.000791</text:p>
          </table:table-cell>
          <table:table-cell table:formula="of:=[Datos_MoCap.F351]" office:value-type="float" office:value="-0.048487" calcext:value-type="float">
            <text:p>-0.048487</text:p>
          </table:table-cell>
          <table:table-cell table:formula="of:=[Datos_MoCap.E351]" office:value-type="float" office:value="-0.02654" calcext:value-type="float">
            <text:p>-0.02654</text:p>
          </table:table-cell>
          <table:table-cell/>
          <table:table-cell table:formula="of:=([.#REF!351]^2)*(0.178)+([.#REF!351])*(0.352)-0.013" office:value-type="string" office:string-value="" calcext:value-type="error">
            <text:p>#REF!</text:p>
          </table:table-cell>
          <table:table-cell table:formula="of:=([.J351]^2)*(-0.89)+([.J351])*(-0.633)-0.245" office:value-type="float" office:value="-0.22685389527364" calcext:value-type="float">
            <text:p>-0.2268538953</text:p>
          </table:table-cell>
          <table:table-cell table:formula="of:=([.I351]^2)*(-0.189)+([.I351])*(0.905)-0.392" office:value-type="float" office:value="0.492757633786875" calcext:value-type="float">
            <text:p>0.4927576338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352]" office:value-type="float" office:value="-0.022396" calcext:value-type="float">
            <text:p>-0.022396</text:p>
          </table:table-cell>
          <table:table-cell table:formula="of:=[Datos_MoCap.B352]" office:value-type="float" office:value="1.369138" calcext:value-type="float">
            <text:p>1.369138</text:p>
          </table:table-cell>
          <table:table-cell table:formula="of:=[Datos_MoCap.C352]" office:value-type="float" office:value="-0.031419" calcext:value-type="float">
            <text:p>-0.031419</text:p>
          </table:table-cell>
          <table:table-cell table:formula="of:=[Datos_MoCap.D352]" office:value-type="float" office:value="0.000908" calcext:value-type="float">
            <text:p>0.000908</text:p>
          </table:table-cell>
          <table:table-cell table:formula="of:=[Datos_MoCap.F352]" office:value-type="float" office:value="-0.047925" calcext:value-type="float">
            <text:p>-0.047925</text:p>
          </table:table-cell>
          <table:table-cell table:formula="of:=[Datos_MoCap.E352]" office:value-type="float" office:value="-0.024812" calcext:value-type="float">
            <text:p>-0.024812</text:p>
          </table:table-cell>
          <table:table-cell/>
          <table:table-cell table:formula="of:=([.#REF!352]^2)*(0.178)+([.#REF!352])*(0.352)-0.013" office:value-type="string" office:string-value="" calcext:value-type="error">
            <text:p>#REF!</text:p>
          </table:table-cell>
          <table:table-cell table:formula="of:=([.J352]^2)*(-0.89)+([.J352])*(-0.633)-0.245" office:value-type="float" office:value="-0.22599033966929" calcext:value-type="float">
            <text:p>-0.2259903397</text:p>
          </table:table-cell>
          <table:table-cell table:formula="of:=([.I352]^2)*(-0.189)+([.I352])*(0.905)-0.392" office:value-type="float" office:value="0.492782044884684" calcext:value-type="float">
            <text:p>0.4927820449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353]" office:value-type="float" office:value="-0.020852" calcext:value-type="float">
            <text:p>-0.020852</text:p>
          </table:table-cell>
          <table:table-cell table:formula="of:=[Datos_MoCap.B353]" office:value-type="float" office:value="1.369078" calcext:value-type="float">
            <text:p>1.369078</text:p>
          </table:table-cell>
          <table:table-cell table:formula="of:=[Datos_MoCap.C353]" office:value-type="float" office:value="-0.032751" calcext:value-type="float">
            <text:p>-0.032751</text:p>
          </table:table-cell>
          <table:table-cell table:formula="of:=[Datos_MoCap.D353]" office:value-type="float" office:value="0.001011" calcext:value-type="float">
            <text:p>0.001011</text:p>
          </table:table-cell>
          <table:table-cell table:formula="of:=[Datos_MoCap.F353]" office:value-type="float" office:value="-0.047416" calcext:value-type="float">
            <text:p>-0.047416</text:p>
          </table:table-cell>
          <table:table-cell table:formula="of:=[Datos_MoCap.E353]" office:value-type="float" office:value="-0.023095" calcext:value-type="float">
            <text:p>-0.023095</text:p>
          </table:table-cell>
          <table:table-cell/>
          <table:table-cell table:formula="of:=([.#REF!353]^2)*(0.178)+([.#REF!353])*(0.352)-0.013" office:value-type="string" office:string-value="" calcext:value-type="error">
            <text:p>#REF!</text:p>
          </table:table-cell>
          <table:table-cell table:formula="of:=([.J353]^2)*(-0.89)+([.J353])*(-0.633)-0.245" office:value-type="float" office:value="-0.22522325592089" calcext:value-type="float">
            <text:p>-0.2252232559</text:p>
          </table:table-cell>
          <table:table-cell table:formula="of:=([.I353]^2)*(-0.189)+([.I353])*(0.905)-0.392" office:value-type="float" office:value="0.492758796254124" calcext:value-type="float">
            <text:p>0.4927587963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354]" office:value-type="float" office:value="-0.01907" calcext:value-type="float">
            <text:p>-0.01907</text:p>
          </table:table-cell>
          <table:table-cell table:formula="of:=[Datos_MoCap.B354]" office:value-type="float" office:value="1.368834" calcext:value-type="float">
            <text:p>1.368834</text:p>
          </table:table-cell>
          <table:table-cell table:formula="of:=[Datos_MoCap.C354]" office:value-type="float" office:value="-0.033909" calcext:value-type="float">
            <text:p>-0.033909</text:p>
          </table:table-cell>
          <table:table-cell table:formula="of:=[Datos_MoCap.D354]" office:value-type="float" office:value="0.001027" calcext:value-type="float">
            <text:p>0.001027</text:p>
          </table:table-cell>
          <table:table-cell table:formula="of:=[Datos_MoCap.F354]" office:value-type="float" office:value="-0.046683" calcext:value-type="float">
            <text:p>-0.046683</text:p>
          </table:table-cell>
          <table:table-cell table:formula="of:=[Datos_MoCap.E354]" office:value-type="float" office:value="-0.021376" calcext:value-type="float">
            <text:p>-0.021376</text:p>
          </table:table-cell>
          <table:table-cell/>
          <table:table-cell table:formula="of:=([.#REF!354]^2)*(0.178)+([.#REF!354])*(0.352)-0.013" office:value-type="string" office:string-value="" calcext:value-type="error">
            <text:p>#REF!</text:p>
          </table:table-cell>
          <table:table-cell table:formula="of:=([.J354]^2)*(-0.89)+([.J354])*(-0.633)-0.245" office:value-type="float" office:value="-0.22455894305009" calcext:value-type="float">
            <text:p>-0.2245589431</text:p>
          </table:table-cell>
          <table:table-cell table:formula="of:=([.I354]^2)*(-0.189)+([.I354])*(0.905)-0.392" office:value-type="float" office:value="0.492664237803916" calcext:value-type="float">
            <text:p>0.4926642378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355]" office:value-type="float" office:value="-0.017097" calcext:value-type="float">
            <text:p>-0.017097</text:p>
          </table:table-cell>
          <table:table-cell table:formula="of:=[Datos_MoCap.B355]" office:value-type="float" office:value="1.368398" calcext:value-type="float">
            <text:p>1.368398</text:p>
          </table:table-cell>
          <table:table-cell table:formula="of:=[Datos_MoCap.C355]" office:value-type="float" office:value="-0.034885" calcext:value-type="float">
            <text:p>-0.034885</text:p>
          </table:table-cell>
          <table:table-cell table:formula="of:=[Datos_MoCap.D355]" office:value-type="float" office:value="0.001225" calcext:value-type="float">
            <text:p>0.001225</text:p>
          </table:table-cell>
          <table:table-cell table:formula="of:=[Datos_MoCap.F355]" office:value-type="float" office:value="-0.045789" calcext:value-type="float">
            <text:p>-0.045789</text:p>
          </table:table-cell>
          <table:table-cell table:formula="of:=[Datos_MoCap.E355]" office:value-type="float" office:value="-0.019703" calcext:value-type="float">
            <text:p>-0.019703</text:p>
          </table:table-cell>
          <table:table-cell/>
          <table:table-cell table:formula="of:=([.#REF!355]^2)*(0.178)+([.#REF!355])*(0.352)-0.013" office:value-type="string" office:string-value="" calcext:value-type="error">
            <text:p>#REF!</text:p>
          </table:table-cell>
          <table:table-cell table:formula="of:=([.J355]^2)*(-0.89)+([.J355])*(-0.633)-0.245" office:value-type="float" office:value="-0.22400089227025" calcext:value-type="float">
            <text:p>-0.2240008923</text:p>
          </table:table-cell>
          <table:table-cell table:formula="of:=([.I355]^2)*(-0.189)+([.I355])*(0.905)-0.392" office:value-type="float" office:value="0.492495216669644" calcext:value-type="float">
            <text:p>0.4924952167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356]" office:value-type="float" office:value="-0.015011" calcext:value-type="float">
            <text:p>-0.015011</text:p>
          </table:table-cell>
          <table:table-cell table:formula="of:=[Datos_MoCap.B356]" office:value-type="float" office:value="1.36779" calcext:value-type="float">
            <text:p>1.36779</text:p>
          </table:table-cell>
          <table:table-cell table:formula="of:=[Datos_MoCap.C356]" office:value-type="float" office:value="-0.03574" calcext:value-type="float">
            <text:p>-0.03574</text:p>
          </table:table-cell>
          <table:table-cell table:formula="of:=[Datos_MoCap.D356]" office:value-type="float" office:value="0.001521" calcext:value-type="float">
            <text:p>0.001521</text:p>
          </table:table-cell>
          <table:table-cell table:formula="of:=[Datos_MoCap.F356]" office:value-type="float" office:value="-0.04474" calcext:value-type="float">
            <text:p>-0.04474</text:p>
          </table:table-cell>
          <table:table-cell table:formula="of:=[Datos_MoCap.E356]" office:value-type="float" office:value="-0.017941" calcext:value-type="float">
            <text:p>-0.017941</text:p>
          </table:table-cell>
          <table:table-cell/>
          <table:table-cell table:formula="of:=([.#REF!356]^2)*(0.178)+([.#REF!356])*(0.352)-0.013" office:value-type="string" office:string-value="" calcext:value-type="error">
            <text:p>#REF!</text:p>
          </table:table-cell>
          <table:table-cell table:formula="of:=([.J356]^2)*(-0.89)+([.J356])*(-0.633)-0.245" office:value-type="float" office:value="-0.223513419364" calcext:value-type="float">
            <text:p>-0.2235134194</text:p>
          </table:table-cell>
          <table:table-cell table:formula="of:=([.I356]^2)*(-0.189)+([.I356])*(0.905)-0.392" office:value-type="float" office:value="0.4922593975051" calcext:value-type="float">
            <text:p>0.4922593975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357]" office:value-type="float" office:value="-0.012922" calcext:value-type="float">
            <text:p>-0.012922</text:p>
          </table:table-cell>
          <table:table-cell table:formula="of:=[Datos_MoCap.B357]" office:value-type="float" office:value="1.36718" calcext:value-type="float">
            <text:p>1.36718</text:p>
          </table:table-cell>
          <table:table-cell table:formula="of:=[Datos_MoCap.C357]" office:value-type="float" office:value="-0.036535" calcext:value-type="float">
            <text:p>-0.036535</text:p>
          </table:table-cell>
          <table:table-cell table:formula="of:=[Datos_MoCap.D357]" office:value-type="float" office:value="0.0018" calcext:value-type="float">
            <text:p>0.0018</text:p>
          </table:table-cell>
          <table:table-cell table:formula="of:=[Datos_MoCap.F357]" office:value-type="float" office:value="-0.043745" calcext:value-type="float">
            <text:p>-0.043745</text:p>
          </table:table-cell>
          <table:table-cell table:formula="of:=[Datos_MoCap.E357]" office:value-type="float" office:value="-0.016372" calcext:value-type="float">
            <text:p>-0.016372</text:p>
          </table:table-cell>
          <table:table-cell/>
          <table:table-cell table:formula="of:=([.#REF!357]^2)*(0.178)+([.#REF!357])*(0.352)-0.013" office:value-type="string" office:string-value="" calcext:value-type="error">
            <text:p>#REF!</text:p>
          </table:table-cell>
          <table:table-cell table:formula="of:=([.J357]^2)*(-0.89)+([.J357])*(-0.633)-0.245" office:value-type="float" office:value="-0.22306132254025" calcext:value-type="float">
            <text:p>-0.2230613225</text:p>
          </table:table-cell>
          <table:table-cell table:formula="of:=([.I357]^2)*(-0.189)+([.I357])*(0.905)-0.392" office:value-type="float" office:value="0.4920226621964" calcext:value-type="float">
            <text:p>0.4920226622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358]" office:value-type="float" office:value="-0.010859" calcext:value-type="float">
            <text:p>-0.010859</text:p>
          </table:table-cell>
          <table:table-cell table:formula="of:=[Datos_MoCap.B358]" office:value-type="float" office:value="1.366506" calcext:value-type="float">
            <text:p>1.366506</text:p>
          </table:table-cell>
          <table:table-cell table:formula="of:=[Datos_MoCap.C358]" office:value-type="float" office:value="-0.03722" calcext:value-type="float">
            <text:p>-0.03722</text:p>
          </table:table-cell>
          <table:table-cell table:formula="of:=[Datos_MoCap.D358]" office:value-type="float" office:value="0.002262" calcext:value-type="float">
            <text:p>0.002262</text:p>
          </table:table-cell>
          <table:table-cell table:formula="of:=[Datos_MoCap.F358]" office:value-type="float" office:value="-0.042546" calcext:value-type="float">
            <text:p>-0.042546</text:p>
          </table:table-cell>
          <table:table-cell table:formula="of:=[Datos_MoCap.E358]" office:value-type="float" office:value="-0.015191" calcext:value-type="float">
            <text:p>-0.015191</text:p>
          </table:table-cell>
          <table:table-cell/>
          <table:table-cell table:formula="of:=([.#REF!358]^2)*(0.178)+([.#REF!358])*(0.352)-0.013" office:value-type="string" office:string-value="" calcext:value-type="error">
            <text:p>#REF!</text:p>
          </table:table-cell>
          <table:table-cell table:formula="of:=([.J358]^2)*(-0.89)+([.J358])*(-0.633)-0.245" office:value-type="float" office:value="-0.222672682276" calcext:value-type="float">
            <text:p>-0.2226726823</text:p>
          </table:table-cell>
          <table:table-cell table:formula="of:=([.I358]^2)*(-0.189)+([.I358])*(0.905)-0.392" office:value-type="float" office:value="0.491760925521196" calcext:value-type="float">
            <text:p>0.4917609255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359]" office:value-type="float" office:value="-0.008852" calcext:value-type="float">
            <text:p>-0.008852</text:p>
          </table:table-cell>
          <table:table-cell table:formula="of:=[Datos_MoCap.B359]" office:value-type="float" office:value="1.365857" calcext:value-type="float">
            <text:p>1.365857</text:p>
          </table:table-cell>
          <table:table-cell table:formula="of:=[Datos_MoCap.C359]" office:value-type="float" office:value="-0.037888" calcext:value-type="float">
            <text:p>-0.037888</text:p>
          </table:table-cell>
          <table:table-cell table:formula="of:=[Datos_MoCap.D359]" office:value-type="float" office:value="0.002894" calcext:value-type="float">
            <text:p>0.002894</text:p>
          </table:table-cell>
          <table:table-cell table:formula="of:=[Datos_MoCap.F359]" office:value-type="float" office:value="-0.041738" calcext:value-type="float">
            <text:p>-0.041738</text:p>
          </table:table-cell>
          <table:table-cell table:formula="of:=[Datos_MoCap.E359]" office:value-type="float" office:value="-0.01456" calcext:value-type="float">
            <text:p>-0.01456</text:p>
          </table:table-cell>
          <table:table-cell/>
          <table:table-cell table:formula="of:=([.#REF!359]^2)*(0.178)+([.#REF!359])*(0.352)-0.013" office:value-type="string" office:string-value="" calcext:value-type="error">
            <text:p>#REF!</text:p>
          </table:table-cell>
          <table:table-cell table:formula="of:=([.J359]^2)*(-0.89)+([.J359])*(-0.633)-0.245" office:value-type="float" office:value="-0.22229449148416" calcext:value-type="float">
            <text:p>-0.2222944915</text:p>
          </table:table-cell>
          <table:table-cell table:formula="of:=([.I359]^2)*(-0.189)+([.I359])*(0.905)-0.392" office:value-type="float" office:value="0.491508734899139" calcext:value-type="float">
            <text:p>0.4915087349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360]" office:value-type="float" office:value="-0.006955" calcext:value-type="float">
            <text:p>-0.006955</text:p>
          </table:table-cell>
          <table:table-cell table:formula="of:=[Datos_MoCap.B360]" office:value-type="float" office:value="1.365422" calcext:value-type="float">
            <text:p>1.365422</text:p>
          </table:table-cell>
          <table:table-cell table:formula="of:=[Datos_MoCap.C360]" office:value-type="float" office:value="-0.038443" calcext:value-type="float">
            <text:p>-0.038443</text:p>
          </table:table-cell>
          <table:table-cell table:formula="of:=[Datos_MoCap.D360]" office:value-type="float" office:value="0.003494" calcext:value-type="float">
            <text:p>0.003494</text:p>
          </table:table-cell>
          <table:table-cell table:formula="of:=[Datos_MoCap.F360]" office:value-type="float" office:value="-0.040864" calcext:value-type="float">
            <text:p>-0.040864</text:p>
          </table:table-cell>
          <table:table-cell table:formula="of:=[Datos_MoCap.E360]" office:value-type="float" office:value="-0.014312" calcext:value-type="float">
            <text:p>-0.014312</text:p>
          </table:table-cell>
          <table:table-cell/>
          <table:table-cell table:formula="of:=([.#REF!360]^2)*(0.178)+([.#REF!360])*(0.352)-0.013" office:value-type="string" office:string-value="" calcext:value-type="error">
            <text:p>#REF!</text:p>
          </table:table-cell>
          <table:table-cell table:formula="of:=([.J360]^2)*(-0.89)+([.J360])*(-0.633)-0.245" office:value-type="float" office:value="-0.22198088018161" calcext:value-type="float">
            <text:p>-0.2219808802</text:p>
          </table:table-cell>
          <table:table-cell table:formula="of:=([.I360]^2)*(-0.189)+([.I360])*(0.905)-0.392" office:value-type="float" office:value="0.491339612002124" calcext:value-type="float">
            <text:p>0.491339612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361]" office:value-type="float" office:value="-0.00508" calcext:value-type="float">
            <text:p>-0.00508</text:p>
          </table:table-cell>
          <table:table-cell table:formula="of:=[Datos_MoCap.B361]" office:value-type="float" office:value="1.365293" calcext:value-type="float">
            <text:p>1.365293</text:p>
          </table:table-cell>
          <table:table-cell table:formula="of:=[Datos_MoCap.C361]" office:value-type="float" office:value="-0.038952" calcext:value-type="float">
            <text:p>-0.038952</text:p>
          </table:table-cell>
          <table:table-cell table:formula="of:=[Datos_MoCap.D361]" office:value-type="float" office:value="0.004282" calcext:value-type="float">
            <text:p>0.004282</text:p>
          </table:table-cell>
          <table:table-cell table:formula="of:=[Datos_MoCap.F361]" office:value-type="float" office:value="-0.040297" calcext:value-type="float">
            <text:p>-0.040297</text:p>
          </table:table-cell>
          <table:table-cell table:formula="of:=[Datos_MoCap.E361]" office:value-type="float" office:value="-0.014572" calcext:value-type="float">
            <text:p>-0.014572</text:p>
          </table:table-cell>
          <table:table-cell/>
          <table:table-cell table:formula="of:=([.#REF!361]^2)*(0.178)+([.#REF!361])*(0.352)-0.013" office:value-type="string" office:string-value="" calcext:value-type="error">
            <text:p>#REF!</text:p>
          </table:table-cell>
          <table:table-cell table:formula="of:=([.J361]^2)*(-0.89)+([.J361])*(-0.633)-0.245" office:value-type="float" office:value="-0.22169374389056" calcext:value-type="float">
            <text:p>-0.2216937439</text:p>
          </table:table-cell>
          <table:table-cell table:formula="of:=([.I361]^2)*(-0.189)+([.I361])*(0.905)-0.392" office:value-type="float" office:value="0.491289444564539" calcext:value-type="float">
            <text:p>0.4912894446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362]" office:value-type="float" office:value="-0.003222" calcext:value-type="float">
            <text:p>-0.003222</text:p>
          </table:table-cell>
          <table:table-cell table:formula="of:=[Datos_MoCap.B362]" office:value-type="float" office:value="1.365438" calcext:value-type="float">
            <text:p>1.365438</text:p>
          </table:table-cell>
          <table:table-cell table:formula="of:=[Datos_MoCap.C362]" office:value-type="float" office:value="-0.039391" calcext:value-type="float">
            <text:p>-0.039391</text:p>
          </table:table-cell>
          <table:table-cell table:formula="of:=[Datos_MoCap.D362]" office:value-type="float" office:value="0.004786" calcext:value-type="float">
            <text:p>0.004786</text:p>
          </table:table-cell>
          <table:table-cell table:formula="of:=[Datos_MoCap.F362]" office:value-type="float" office:value="-0.039825" calcext:value-type="float">
            <text:p>-0.039825</text:p>
          </table:table-cell>
          <table:table-cell table:formula="of:=[Datos_MoCap.E362]" office:value-type="float" office:value="-0.014972" calcext:value-type="float">
            <text:p>-0.014972</text:p>
          </table:table-cell>
          <table:table-cell/>
          <table:table-cell table:formula="of:=([.#REF!362]^2)*(0.178)+([.#REF!362])*(0.352)-0.013" office:value-type="string" office:string-value="" calcext:value-type="error">
            <text:p>#REF!</text:p>
          </table:table-cell>
          <table:table-cell table:formula="of:=([.J362]^2)*(-0.89)+([.J362])*(-0.633)-0.245" office:value-type="float" office:value="-0.22144646628409" calcext:value-type="float">
            <text:p>-0.2214464663</text:p>
          </table:table-cell>
          <table:table-cell table:formula="of:=([.I362]^2)*(-0.189)+([.I362])*(0.905)-0.392" office:value-type="float" office:value="0.491345833881484" calcext:value-type="float">
            <text:p>0.4913458339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363]" office:value-type="float" office:value="-0.001385" calcext:value-type="float">
            <text:p>-0.001385</text:p>
          </table:table-cell>
          <table:table-cell table:formula="of:=[Datos_MoCap.B363]" office:value-type="float" office:value="1.365679" calcext:value-type="float">
            <text:p>1.365679</text:p>
          </table:table-cell>
          <table:table-cell table:formula="of:=[Datos_MoCap.C363]" office:value-type="float" office:value="-0.03977" calcext:value-type="float">
            <text:p>-0.03977</text:p>
          </table:table-cell>
          <table:table-cell table:formula="of:=[Datos_MoCap.D363]" office:value-type="float" office:value="0.005311" calcext:value-type="float">
            <text:p>0.005311</text:p>
          </table:table-cell>
          <table:table-cell table:formula="of:=[Datos_MoCap.F363]" office:value-type="float" office:value="-0.039335" calcext:value-type="float">
            <text:p>-0.039335</text:p>
          </table:table-cell>
          <table:table-cell table:formula="of:=[Datos_MoCap.E363]" office:value-type="float" office:value="-0.015755" calcext:value-type="float">
            <text:p>-0.015755</text:p>
          </table:table-cell>
          <table:table-cell/>
          <table:table-cell table:formula="of:=([.#REF!363]^2)*(0.178)+([.#REF!363])*(0.352)-0.013" office:value-type="string" office:string-value="" calcext:value-type="error">
            <text:p>#REF!</text:p>
          </table:table-cell>
          <table:table-cell table:formula="of:=([.J363]^2)*(-0.89)+([.J363])*(-0.633)-0.245" office:value-type="float" office:value="-0.221233261081" calcext:value-type="float">
            <text:p>-0.2212332611</text:p>
          </table:table-cell>
          <table:table-cell table:formula="of:=([.I363]^2)*(-0.189)+([.I363])*(0.905)-0.392" office:value-type="float" office:value="0.491439539233251" calcext:value-type="float">
            <text:p>0.4914395392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364]" office:value-type="float" office:value="0.000428" calcext:value-type="float">
            <text:p>0.000428</text:p>
          </table:table-cell>
          <table:table-cell table:formula="of:=[Datos_MoCap.B364]" office:value-type="float" office:value="1.365815" calcext:value-type="float">
            <text:p>1.365815</text:p>
          </table:table-cell>
          <table:table-cell table:formula="of:=[Datos_MoCap.C364]" office:value-type="float" office:value="-0.04014" calcext:value-type="float">
            <text:p>-0.04014</text:p>
          </table:table-cell>
          <table:table-cell table:formula="of:=[Datos_MoCap.D364]" office:value-type="float" office:value="0.005731" calcext:value-type="float">
            <text:p>0.005731</text:p>
          </table:table-cell>
          <table:table-cell table:formula="of:=[Datos_MoCap.F364]" office:value-type="float" office:value="-0.038817" calcext:value-type="float">
            <text:p>-0.038817</text:p>
          </table:table-cell>
          <table:table-cell table:formula="of:=[Datos_MoCap.E364]" office:value-type="float" office:value="-0.016559" calcext:value-type="float">
            <text:p>-0.016559</text:p>
          </table:table-cell>
          <table:table-cell/>
          <table:table-cell table:formula="of:=([.#REF!364]^2)*(0.178)+([.#REF!364])*(0.352)-0.013" office:value-type="string" office:string-value="" calcext:value-type="error">
            <text:p>#REF!</text:p>
          </table:table-cell>
          <table:table-cell table:formula="of:=([.J364]^2)*(-0.89)+([.J364])*(-0.633)-0.245" office:value-type="float" office:value="-0.221025365444" calcext:value-type="float">
            <text:p>-0.2210253654</text:p>
          </table:table-cell>
          <table:table-cell table:formula="of:=([.I364]^2)*(-0.189)+([.I364])*(0.905)-0.392" office:value-type="float" office:value="0.491492408911475" calcext:value-type="float">
            <text:p>0.4914924089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365]" office:value-type="float" office:value="0.002337" calcext:value-type="float">
            <text:p>0.002337</text:p>
          </table:table-cell>
          <table:table-cell table:formula="of:=[Datos_MoCap.B365]" office:value-type="float" office:value="1.36589" calcext:value-type="float">
            <text:p>1.36589</text:p>
          </table:table-cell>
          <table:table-cell table:formula="of:=[Datos_MoCap.C365]" office:value-type="float" office:value="-0.040408" calcext:value-type="float">
            <text:p>-0.040408</text:p>
          </table:table-cell>
          <table:table-cell table:formula="of:=[Datos_MoCap.D365]" office:value-type="float" office:value="0.006129" calcext:value-type="float">
            <text:p>0.006129</text:p>
          </table:table-cell>
          <table:table-cell table:formula="of:=[Datos_MoCap.F365]" office:value-type="float" office:value="-0.038705" calcext:value-type="float">
            <text:p>-0.038705</text:p>
          </table:table-cell>
          <table:table-cell table:formula="of:=[Datos_MoCap.E365]" office:value-type="float" office:value="-0.017714" calcext:value-type="float">
            <text:p>-0.017714</text:p>
          </table:table-cell>
          <table:table-cell/>
          <table:table-cell table:formula="of:=([.#REF!365]^2)*(0.178)+([.#REF!365])*(0.352)-0.013" office:value-type="string" office:string-value="" calcext:value-type="error">
            <text:p>#REF!</text:p>
          </table:table-cell>
          <table:table-cell table:formula="of:=([.J365]^2)*(-0.89)+([.J365])*(-0.633)-0.245" office:value-type="float" office:value="-0.22087493375296" calcext:value-type="float">
            <text:p>-0.2208749338</text:p>
          </table:table-cell>
          <table:table-cell table:formula="of:=([.I365]^2)*(-0.189)+([.I365])*(0.905)-0.392" office:value-type="float" office:value="0.4915215619931" calcext:value-type="float">
            <text:p>0.491521562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366]" office:value-type="float" office:value="0.004221" calcext:value-type="float">
            <text:p>0.004221</text:p>
          </table:table-cell>
          <table:table-cell table:formula="of:=[Datos_MoCap.B366]" office:value-type="float" office:value="1.365827" calcext:value-type="float">
            <text:p>1.365827</text:p>
          </table:table-cell>
          <table:table-cell table:formula="of:=[Datos_MoCap.C366]" office:value-type="float" office:value="-0.040513" calcext:value-type="float">
            <text:p>-0.040513</text:p>
          </table:table-cell>
          <table:table-cell table:formula="of:=[Datos_MoCap.D366]" office:value-type="float" office:value="0.006633" calcext:value-type="float">
            <text:p>0.006633</text:p>
          </table:table-cell>
          <table:table-cell table:formula="of:=[Datos_MoCap.F366]" office:value-type="float" office:value="-0.03839" calcext:value-type="float">
            <text:p>-0.03839</text:p>
          </table:table-cell>
          <table:table-cell table:formula="of:=[Datos_MoCap.E366]" office:value-type="float" office:value="-0.018797" calcext:value-type="float">
            <text:p>-0.018797</text:p>
          </table:table-cell>
          <table:table-cell/>
          <table:table-cell table:formula="of:=([.#REF!366]^2)*(0.178)+([.#REF!366])*(0.352)-0.013" office:value-type="string" office:string-value="" calcext:value-type="error">
            <text:p>#REF!</text:p>
          </table:table-cell>
          <table:table-cell table:formula="of:=([.J366]^2)*(-0.89)+([.J366])*(-0.633)-0.245" office:value-type="float" office:value="-0.22081603082041" calcext:value-type="float">
            <text:p>-0.2208160308</text:p>
          </table:table-cell>
          <table:table-cell table:formula="of:=([.I366]^2)*(-0.189)+([.I366])*(0.905)-0.392" office:value-type="float" office:value="0.491497073547419" calcext:value-type="float">
            <text:p>0.4914970735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367]" office:value-type="float" office:value="0.00613" calcext:value-type="float">
            <text:p>0.00613</text:p>
          </table:table-cell>
          <table:table-cell table:formula="of:=[Datos_MoCap.B367]" office:value-type="float" office:value="1.365789" calcext:value-type="float">
            <text:p>1.365789</text:p>
          </table:table-cell>
          <table:table-cell table:formula="of:=[Datos_MoCap.C367]" office:value-type="float" office:value="-0.040492" calcext:value-type="float">
            <text:p>-0.040492</text:p>
          </table:table-cell>
          <table:table-cell table:formula="of:=[Datos_MoCap.D367]" office:value-type="float" office:value="0.007126" calcext:value-type="float">
            <text:p>0.007126</text:p>
          </table:table-cell>
          <table:table-cell table:formula="of:=[Datos_MoCap.F367]" office:value-type="float" office:value="-0.038043" calcext:value-type="float">
            <text:p>-0.038043</text:p>
          </table:table-cell>
          <table:table-cell table:formula="of:=[Datos_MoCap.E367]" office:value-type="float" office:value="-0.019513" calcext:value-type="float">
            <text:p>-0.019513</text:p>
          </table:table-cell>
          <table:table-cell/>
          <table:table-cell table:formula="of:=([.#REF!367]^2)*(0.178)+([.#REF!367])*(0.352)-0.013" office:value-type="string" office:string-value="" calcext:value-type="error">
            <text:p>#REF!</text:p>
          </table:table-cell>
          <table:table-cell table:formula="of:=([.J367]^2)*(-0.89)+([.J367])*(-0.633)-0.245" office:value-type="float" office:value="-0.22082780983696" calcext:value-type="float">
            <text:p>-0.2208278098</text:p>
          </table:table-cell>
          <table:table-cell table:formula="of:=([.I367]^2)*(-0.189)+([.I367])*(0.905)-0.392" office:value-type="float" office:value="0.491482302013531" calcext:value-type="float">
            <text:p>0.491482302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368]" office:value-type="float" office:value="0.007962" calcext:value-type="float">
            <text:p>0.007962</text:p>
          </table:table-cell>
          <table:table-cell table:formula="of:=[Datos_MoCap.B368]" office:value-type="float" office:value="1.365786" calcext:value-type="float">
            <text:p>1.365786</text:p>
          </table:table-cell>
          <table:table-cell table:formula="of:=[Datos_MoCap.C368]" office:value-type="float" office:value="-0.040316" calcext:value-type="float">
            <text:p>-0.040316</text:p>
          </table:table-cell>
          <table:table-cell table:formula="of:=[Datos_MoCap.D368]" office:value-type="float" office:value="0.007457" calcext:value-type="float">
            <text:p>0.007457</text:p>
          </table:table-cell>
          <table:table-cell table:formula="of:=[Datos_MoCap.F368]" office:value-type="float" office:value="-0.037578" calcext:value-type="float">
            <text:p>-0.037578</text:p>
          </table:table-cell>
          <table:table-cell table:formula="of:=[Datos_MoCap.E368]" office:value-type="float" office:value="-0.020139" calcext:value-type="float">
            <text:p>-0.020139</text:p>
          </table:table-cell>
          <table:table-cell/>
          <table:table-cell table:formula="of:=([.#REF!368]^2)*(0.178)+([.#REF!368])*(0.352)-0.013" office:value-type="string" office:string-value="" calcext:value-type="error">
            <text:p>#REF!</text:p>
          </table:table-cell>
          <table:table-cell table:formula="of:=([.J368]^2)*(-0.89)+([.J368])*(-0.633)-0.245" office:value-type="float" office:value="-0.22092656007184" calcext:value-type="float">
            <text:p>-0.2209265601</text:p>
          </table:table-cell>
          <table:table-cell table:formula="of:=([.I368]^2)*(-0.189)+([.I368])*(0.905)-0.392" office:value-type="float" office:value="0.491481135816556" calcext:value-type="float">
            <text:p>0.4914811358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369]" office:value-type="float" office:value="0.009807" calcext:value-type="float">
            <text:p>0.009807</text:p>
          </table:table-cell>
          <table:table-cell table:formula="of:=[Datos_MoCap.B369]" office:value-type="float" office:value="1.365847" calcext:value-type="float">
            <text:p>1.365847</text:p>
          </table:table-cell>
          <table:table-cell table:formula="of:=[Datos_MoCap.C369]" office:value-type="float" office:value="-0.040008" calcext:value-type="float">
            <text:p>-0.040008</text:p>
          </table:table-cell>
          <table:table-cell table:formula="of:=[Datos_MoCap.D369]" office:value-type="float" office:value="0.007915" calcext:value-type="float">
            <text:p>0.007915</text:p>
          </table:table-cell>
          <table:table-cell table:formula="of:=[Datos_MoCap.F369]" office:value-type="float" office:value="-0.037248" calcext:value-type="float">
            <text:p>-0.037248</text:p>
          </table:table-cell>
          <table:table-cell table:formula="of:=[Datos_MoCap.E369]" office:value-type="float" office:value="-0.020597" calcext:value-type="float">
            <text:p>-0.020597</text:p>
          </table:table-cell>
          <table:table-cell/>
          <table:table-cell table:formula="of:=([.#REF!369]^2)*(0.178)+([.#REF!369])*(0.352)-0.013" office:value-type="string" office:string-value="" calcext:value-type="error">
            <text:p>#REF!</text:p>
          </table:table-cell>
          <table:table-cell table:formula="of:=([.J369]^2)*(-0.89)+([.J369])*(-0.633)-0.245" office:value-type="float" office:value="-0.22109950565696" calcext:value-type="float">
            <text:p>-0.2210995057</text:p>
          </table:table-cell>
          <table:table-cell table:formula="of:=([.I369]^2)*(-0.189)+([.I369])*(0.905)-0.392" office:value-type="float" office:value="0.491504847819699" calcext:value-type="float">
            <text:p>0.4915048478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370]" office:value-type="float" office:value="0.011616" calcext:value-type="float">
            <text:p>0.011616</text:p>
          </table:table-cell>
          <table:table-cell table:formula="of:=[Datos_MoCap.B370]" office:value-type="float" office:value="1.365922" calcext:value-type="float">
            <text:p>1.365922</text:p>
          </table:table-cell>
          <table:table-cell table:formula="of:=[Datos_MoCap.C370]" office:value-type="float" office:value="-0.039657" calcext:value-type="float">
            <text:p>-0.039657</text:p>
          </table:table-cell>
          <table:table-cell table:formula="of:=[Datos_MoCap.D370]" office:value-type="float" office:value="0.008047" calcext:value-type="float">
            <text:p>0.008047</text:p>
          </table:table-cell>
          <table:table-cell table:formula="of:=[Datos_MoCap.F370]" office:value-type="float" office:value="-0.036859" calcext:value-type="float">
            <text:p>-0.036859</text:p>
          </table:table-cell>
          <table:table-cell table:formula="of:=[Datos_MoCap.E370]" office:value-type="float" office:value="-0.021203" calcext:value-type="float">
            <text:p>-0.021203</text:p>
          </table:table-cell>
          <table:table-cell/>
          <table:table-cell table:formula="of:=([.#REF!370]^2)*(0.178)+([.#REF!370])*(0.352)-0.013" office:value-type="string" office:string-value="" calcext:value-type="error">
            <text:p>#REF!</text:p>
          </table:table-cell>
          <table:table-cell table:formula="of:=([.J370]^2)*(-0.89)+([.J370])*(-0.633)-0.245" office:value-type="float" office:value="-0.22129680210761" calcext:value-type="float">
            <text:p>-0.2212968021</text:p>
          </table:table-cell>
          <table:table-cell table:formula="of:=([.I370]^2)*(-0.189)+([.I370])*(0.905)-0.392" office:value-type="float" office:value="0.491533999994124" calcext:value-type="float">
            <text:p>0.491534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371]" office:value-type="float" office:value="0.01337" calcext:value-type="float">
            <text:p>0.01337</text:p>
          </table:table-cell>
          <table:table-cell table:formula="of:=[Datos_MoCap.B371]" office:value-type="float" office:value="1.365922" calcext:value-type="float">
            <text:p>1.365922</text:p>
          </table:table-cell>
          <table:table-cell table:formula="of:=[Datos_MoCap.C371]" office:value-type="float" office:value="-0.039237" calcext:value-type="float">
            <text:p>-0.039237</text:p>
          </table:table-cell>
          <table:table-cell table:formula="of:=[Datos_MoCap.D371]" office:value-type="float" office:value="0.008167" calcext:value-type="float">
            <text:p>0.008167</text:p>
          </table:table-cell>
          <table:table-cell table:formula="of:=[Datos_MoCap.F371]" office:value-type="float" office:value="-0.036764" calcext:value-type="float">
            <text:p>-0.036764</text:p>
          </table:table-cell>
          <table:table-cell table:formula="of:=[Datos_MoCap.E371]" office:value-type="float" office:value="-0.021932" calcext:value-type="float">
            <text:p>-0.021932</text:p>
          </table:table-cell>
          <table:table-cell/>
          <table:table-cell table:formula="of:=([.#REF!371]^2)*(0.178)+([.#REF!371])*(0.352)-0.013" office:value-type="string" office:string-value="" calcext:value-type="error">
            <text:p>#REF!</text:p>
          </table:table-cell>
          <table:table-cell table:formula="of:=([.J371]^2)*(-0.89)+([.J371])*(-0.633)-0.245" office:value-type="float" office:value="-0.22153317153041" calcext:value-type="float">
            <text:p>-0.2215331715</text:p>
          </table:table-cell>
          <table:table-cell table:formula="of:=([.I371]^2)*(-0.189)+([.I371])*(0.905)-0.392" office:value-type="float" office:value="0.491533999994124" calcext:value-type="float">
            <text:p>0.491534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372]" office:value-type="float" office:value="0.015112" calcext:value-type="float">
            <text:p>0.015112</text:p>
          </table:table-cell>
          <table:table-cell table:formula="of:=[Datos_MoCap.B372]" office:value-type="float" office:value="1.365906" calcext:value-type="float">
            <text:p>1.365906</text:p>
          </table:table-cell>
          <table:table-cell table:formula="of:=[Datos_MoCap.C372]" office:value-type="float" office:value="-0.038821" calcext:value-type="float">
            <text:p>-0.038821</text:p>
          </table:table-cell>
          <table:table-cell table:formula="of:=[Datos_MoCap.D372]" office:value-type="float" office:value="0.0082" calcext:value-type="float">
            <text:p>0.0082</text:p>
          </table:table-cell>
          <table:table-cell table:formula="of:=[Datos_MoCap.F372]" office:value-type="float" office:value="-0.036637" calcext:value-type="float">
            <text:p>-0.036637</text:p>
          </table:table-cell>
          <table:table-cell table:formula="of:=[Datos_MoCap.E372]" office:value-type="float" office:value="-0.022922" calcext:value-type="float">
            <text:p>-0.022922</text:p>
          </table:table-cell>
          <table:table-cell/>
          <table:table-cell table:formula="of:=([.#REF!372]^2)*(0.178)+([.#REF!372])*(0.352)-0.013" office:value-type="string" office:string-value="" calcext:value-type="error">
            <text:p>#REF!</text:p>
          </table:table-cell>
          <table:table-cell table:formula="of:=([.J372]^2)*(-0.89)+([.J372])*(-0.633)-0.245" office:value-type="float" office:value="-0.22176759933649" calcext:value-type="float">
            <text:p>-0.2217675993</text:p>
          </table:table-cell>
          <table:table-cell table:formula="of:=([.I372]^2)*(-0.189)+([.I372])*(0.905)-0.392" office:value-type="float" office:value="0.491527781041996" calcext:value-type="float">
            <text:p>0.491527781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373]" office:value-type="float" office:value="0.016874" calcext:value-type="float">
            <text:p>0.016874</text:p>
          </table:table-cell>
          <table:table-cell table:formula="of:=[Datos_MoCap.B373]" office:value-type="float" office:value="1.365908" calcext:value-type="float">
            <text:p>1.365908</text:p>
          </table:table-cell>
          <table:table-cell table:formula="of:=[Datos_MoCap.C373]" office:value-type="float" office:value="-0.038392" calcext:value-type="float">
            <text:p>-0.038392</text:p>
          </table:table-cell>
          <table:table-cell table:formula="of:=[Datos_MoCap.D373]" office:value-type="float" office:value="0.008199" calcext:value-type="float">
            <text:p>0.008199</text:p>
          </table:table-cell>
          <table:table-cell table:formula="of:=[Datos_MoCap.F373]" office:value-type="float" office:value="-0.036304" calcext:value-type="float">
            <text:p>-0.036304</text:p>
          </table:table-cell>
          <table:table-cell table:formula="of:=[Datos_MoCap.E373]" office:value-type="float" office:value="-0.023663" calcext:value-type="float">
            <text:p>-0.023663</text:p>
          </table:table-cell>
          <table:table-cell/>
          <table:table-cell table:formula="of:=([.#REF!373]^2)*(0.178)+([.#REF!373])*(0.352)-0.013" office:value-type="string" office:string-value="" calcext:value-type="error">
            <text:p>#REF!</text:p>
          </table:table-cell>
          <table:table-cell table:formula="of:=([.J373]^2)*(-0.89)+([.J373])*(-0.633)-0.245" office:value-type="float" office:value="-0.22200967564096" calcext:value-type="float">
            <text:p>-0.2220096756</text:p>
          </table:table-cell>
          <table:table-cell table:formula="of:=([.I373]^2)*(-0.189)+([.I373])*(0.905)-0.392" office:value-type="float" office:value="0.491528558416304" calcext:value-type="float">
            <text:p>0.4915285584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374]" office:value-type="float" office:value="0.018557" calcext:value-type="float">
            <text:p>0.018557</text:p>
          </table:table-cell>
          <table:table-cell table:formula="of:=[Datos_MoCap.B374]" office:value-type="float" office:value="1.365889" calcext:value-type="float">
            <text:p>1.365889</text:p>
          </table:table-cell>
          <table:table-cell table:formula="of:=[Datos_MoCap.C374]" office:value-type="float" office:value="-0.03792" calcext:value-type="float">
            <text:p>-0.03792</text:p>
          </table:table-cell>
          <table:table-cell table:formula="of:=[Datos_MoCap.D374]" office:value-type="float" office:value="0.008119" calcext:value-type="float">
            <text:p>0.008119</text:p>
          </table:table-cell>
          <table:table-cell table:formula="of:=[Datos_MoCap.F374]" office:value-type="float" office:value="-0.036001" calcext:value-type="float">
            <text:p>-0.036001</text:p>
          </table:table-cell>
          <table:table-cell table:formula="of:=[Datos_MoCap.E374]" office:value-type="float" office:value="-0.024378" calcext:value-type="float">
            <text:p>-0.024378</text:p>
          </table:table-cell>
          <table:table-cell/>
          <table:table-cell table:formula="of:=([.#REF!374]^2)*(0.178)+([.#REF!374])*(0.352)-0.013" office:value-type="string" office:string-value="" calcext:value-type="error">
            <text:p>#REF!</text:p>
          </table:table-cell>
          <table:table-cell table:formula="of:=([.J374]^2)*(-0.89)+([.J374])*(-0.633)-0.245" office:value-type="float" office:value="-0.222276394496" calcext:value-type="float">
            <text:p>-0.2222763945</text:p>
          </table:table-cell>
          <table:table-cell table:formula="of:=([.I374]^2)*(-0.189)+([.I374])*(0.905)-0.392" office:value-type="float" office:value="0.491521173299331" calcext:value-type="float">
            <text:p>0.4915211733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375]" office:value-type="float" office:value="0.020186" calcext:value-type="float">
            <text:p>0.020186</text:p>
          </table:table-cell>
          <table:table-cell table:formula="of:=[Datos_MoCap.B375]" office:value-type="float" office:value="1.365863" calcext:value-type="float">
            <text:p>1.365863</text:p>
          </table:table-cell>
          <table:table-cell table:formula="of:=[Datos_MoCap.C375]" office:value-type="float" office:value="-0.03739" calcext:value-type="float">
            <text:p>-0.03739</text:p>
          </table:table-cell>
          <table:table-cell table:formula="of:=[Datos_MoCap.D375]" office:value-type="float" office:value="0.007972" calcext:value-type="float">
            <text:p>0.007972</text:p>
          </table:table-cell>
          <table:table-cell table:formula="of:=[Datos_MoCap.F375]" office:value-type="float" office:value="-0.035853" calcext:value-type="float">
            <text:p>-0.035853</text:p>
          </table:table-cell>
          <table:table-cell table:formula="of:=[Datos_MoCap.E375]" office:value-type="float" office:value="-0.025121" calcext:value-type="float">
            <text:p>-0.025121</text:p>
          </table:table-cell>
          <table:table-cell/>
          <table:table-cell table:formula="of:=([.#REF!375]^2)*(0.178)+([.#REF!375])*(0.352)-0.013" office:value-type="string" office:string-value="" calcext:value-type="error">
            <text:p>#REF!</text:p>
          </table:table-cell>
          <table:table-cell table:formula="of:=([.J375]^2)*(-0.89)+([.J375])*(-0.633)-0.245" office:value-type="float" office:value="-0.222576360769" calcext:value-type="float">
            <text:p>-0.2225763608</text:p>
          </table:table-cell>
          <table:table-cell table:formula="of:=([.I375]^2)*(-0.189)+([.I375])*(0.905)-0.392" office:value-type="float" office:value="0.491511067128659" calcext:value-type="float">
            <text:p>0.4915110671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376]" office:value-type="float" office:value="0.021803" calcext:value-type="float">
            <text:p>0.021803</text:p>
          </table:table-cell>
          <table:table-cell table:formula="of:=[Datos_MoCap.B376]" office:value-type="float" office:value="1.365838" calcext:value-type="float">
            <text:p>1.365838</text:p>
          </table:table-cell>
          <table:table-cell table:formula="of:=[Datos_MoCap.C376]" office:value-type="float" office:value="-0.036857" calcext:value-type="float">
            <text:p>-0.036857</text:p>
          </table:table-cell>
          <table:table-cell table:formula="of:=[Datos_MoCap.D376]" office:value-type="float" office:value="0.007788" calcext:value-type="float">
            <text:p>0.007788</text:p>
          </table:table-cell>
          <table:table-cell table:formula="of:=[Datos_MoCap.F376]" office:value-type="float" office:value="-0.035696" calcext:value-type="float">
            <text:p>-0.035696</text:p>
          </table:table-cell>
          <table:table-cell table:formula="of:=[Datos_MoCap.E376]" office:value-type="float" office:value="-0.025693" calcext:value-type="float">
            <text:p>-0.025693</text:p>
          </table:table-cell>
          <table:table-cell/>
          <table:table-cell table:formula="of:=([.#REF!376]^2)*(0.178)+([.#REF!376])*(0.352)-0.013" office:value-type="string" office:string-value="" calcext:value-type="error">
            <text:p>#REF!</text:p>
          </table:table-cell>
          <table:table-cell table:formula="of:=([.J376]^2)*(-0.89)+([.J376])*(-0.633)-0.245" office:value-type="float" office:value="-0.22287852921961" calcext:value-type="float">
            <text:p>-0.2228785292</text:p>
          </table:table-cell>
          <table:table-cell table:formula="of:=([.I376]^2)*(-0.189)+([.I376])*(0.905)-0.392" office:value-type="float" office:value="0.491501349415884" calcext:value-type="float">
            <text:p>0.4915013494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377]" office:value-type="float" office:value="0.023383" calcext:value-type="float">
            <text:p>0.023383</text:p>
          </table:table-cell>
          <table:table-cell table:formula="of:=[Datos_MoCap.B377]" office:value-type="float" office:value="1.365729" calcext:value-type="float">
            <text:p>1.365729</text:p>
          </table:table-cell>
          <table:table-cell table:formula="of:=[Datos_MoCap.C377]" office:value-type="float" office:value="-0.036308" calcext:value-type="float">
            <text:p>-0.036308</text:p>
          </table:table-cell>
          <table:table-cell table:formula="of:=[Datos_MoCap.D377]" office:value-type="float" office:value="0.007673" calcext:value-type="float">
            <text:p>0.007673</text:p>
          </table:table-cell>
          <table:table-cell table:formula="of:=[Datos_MoCap.F377]" office:value-type="float" office:value="-0.03544" calcext:value-type="float">
            <text:p>-0.03544</text:p>
          </table:table-cell>
          <table:table-cell table:formula="of:=[Datos_MoCap.E377]" office:value-type="float" office:value="-0.026314" calcext:value-type="float">
            <text:p>-0.026314</text:p>
          </table:table-cell>
          <table:table-cell/>
          <table:table-cell table:formula="of:=([.#REF!377]^2)*(0.178)+([.#REF!377])*(0.352)-0.013" office:value-type="string" office:string-value="" calcext:value-type="error">
            <text:p>#REF!</text:p>
          </table:table-cell>
          <table:table-cell table:formula="of:=([.J377]^2)*(-0.89)+([.J377])*(-0.633)-0.245" office:value-type="float" office:value="-0.22319029706896" calcext:value-type="float">
            <text:p>-0.2231902971</text:p>
          </table:table-cell>
          <table:table-cell table:formula="of:=([.I377]^2)*(-0.189)+([.I377])*(0.905)-0.392" office:value-type="float" office:value="0.491458977427651" calcext:value-type="float">
            <text:p>0.4914589774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378]" office:value-type="float" office:value="0.024877" calcext:value-type="float">
            <text:p>0.024877</text:p>
          </table:table-cell>
          <table:table-cell table:formula="of:=[Datos_MoCap.B378]" office:value-type="float" office:value="1.365664" calcext:value-type="float">
            <text:p>1.365664</text:p>
          </table:table-cell>
          <table:table-cell table:formula="of:=[Datos_MoCap.C378]" office:value-type="float" office:value="-0.035785" calcext:value-type="float">
            <text:p>-0.035785</text:p>
          </table:table-cell>
          <table:table-cell table:formula="of:=[Datos_MoCap.D378]" office:value-type="float" office:value="0.007412" calcext:value-type="float">
            <text:p>0.007412</text:p>
          </table:table-cell>
          <table:table-cell table:formula="of:=[Datos_MoCap.F378]" office:value-type="float" office:value="-0.035173" calcext:value-type="float">
            <text:p>-0.035173</text:p>
          </table:table-cell>
          <table:table-cell table:formula="of:=[Datos_MoCap.E378]" office:value-type="float" office:value="-0.026753" calcext:value-type="float">
            <text:p>-0.026753</text:p>
          </table:table-cell>
          <table:table-cell/>
          <table:table-cell table:formula="of:=([.#REF!378]^2)*(0.178)+([.#REF!378])*(0.352)-0.013" office:value-type="string" office:string-value="" calcext:value-type="error">
            <text:p>#REF!</text:p>
          </table:table-cell>
          <table:table-cell table:formula="of:=([.J378]^2)*(-0.89)+([.J378])*(-0.633)-0.245" office:value-type="float" office:value="-0.22348779894025" calcext:value-type="float">
            <text:p>-0.2234877989</text:p>
          </table:table-cell>
          <table:table-cell table:formula="of:=([.I378]^2)*(-0.189)+([.I378])*(0.905)-0.392" office:value-type="float" office:value="0.491433707590656" calcext:value-type="float">
            <text:p>0.4914337076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379]" office:value-type="float" office:value="0.026373" calcext:value-type="float">
            <text:p>0.026373</text:p>
          </table:table-cell>
          <table:table-cell table:formula="of:=[Datos_MoCap.B379]" office:value-type="float" office:value="1.365627" calcext:value-type="float">
            <text:p>1.365627</text:p>
          </table:table-cell>
          <table:table-cell table:formula="of:=[Datos_MoCap.C379]" office:value-type="float" office:value="-0.035278" calcext:value-type="float">
            <text:p>-0.035278</text:p>
          </table:table-cell>
          <table:table-cell table:formula="of:=[Datos_MoCap.D379]" office:value-type="float" office:value="0.007121" calcext:value-type="float">
            <text:p>0.007121</text:p>
          </table:table-cell>
          <table:table-cell table:formula="of:=[Datos_MoCap.F379]" office:value-type="float" office:value="-0.03472" calcext:value-type="float">
            <text:p>-0.03472</text:p>
          </table:table-cell>
          <table:table-cell table:formula="of:=[Datos_MoCap.E379]" office:value-type="float" office:value="-0.026985" calcext:value-type="float">
            <text:p>-0.026985</text:p>
          </table:table-cell>
          <table:table-cell/>
          <table:table-cell table:formula="of:=([.#REF!379]^2)*(0.178)+([.#REF!379])*(0.352)-0.013" office:value-type="string" office:string-value="" calcext:value-type="error">
            <text:p>#REF!</text:p>
          </table:table-cell>
          <table:table-cell table:formula="of:=([.J379]^2)*(-0.89)+([.J379])*(-0.633)-0.245" office:value-type="float" office:value="-0.22377666418276" calcext:value-type="float">
            <text:p>-0.2237766642</text:p>
          </table:table-cell>
          <table:table-cell table:formula="of:=([.I379]^2)*(-0.189)+([.I379])*(0.905)-0.392" office:value-type="float" office:value="0.491419322508619" calcext:value-type="float">
            <text:p>0.4914193225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380]" office:value-type="float" office:value="0.027739" calcext:value-type="float">
            <text:p>0.027739</text:p>
          </table:table-cell>
          <table:table-cell table:formula="of:=[Datos_MoCap.B380]" office:value-type="float" office:value="1.365599" calcext:value-type="float">
            <text:p>1.365599</text:p>
          </table:table-cell>
          <table:table-cell table:formula="of:=[Datos_MoCap.C380]" office:value-type="float" office:value="-0.034788" calcext:value-type="float">
            <text:p>-0.034788</text:p>
          </table:table-cell>
          <table:table-cell table:formula="of:=[Datos_MoCap.D380]" office:value-type="float" office:value="0.006834" calcext:value-type="float">
            <text:p>0.006834</text:p>
          </table:table-cell>
          <table:table-cell table:formula="of:=[Datos_MoCap.F380]" office:value-type="float" office:value="-0.034502" calcext:value-type="float">
            <text:p>-0.034502</text:p>
          </table:table-cell>
          <table:table-cell table:formula="of:=[Datos_MoCap.E380]" office:value-type="float" office:value="-0.02709" calcext:value-type="float">
            <text:p>-0.02709</text:p>
          </table:table-cell>
          <table:table-cell/>
          <table:table-cell table:formula="of:=([.#REF!380]^2)*(0.178)+([.#REF!380])*(0.352)-0.013" office:value-type="string" office:string-value="" calcext:value-type="error">
            <text:p>#REF!</text:p>
          </table:table-cell>
          <table:table-cell table:formula="of:=([.J380]^2)*(-0.89)+([.J380])*(-0.633)-0.245" office:value-type="float" office:value="-0.22405627840016" calcext:value-type="float">
            <text:p>-0.2240562784</text:p>
          </table:table-cell>
          <table:table-cell table:formula="of:=([.I380]^2)*(-0.189)+([.I380])*(0.905)-0.392" office:value-type="float" office:value="0.491408436156611" calcext:value-type="float">
            <text:p>0.4914084362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381]" office:value-type="float" office:value="0.029046" calcext:value-type="float">
            <text:p>0.029046</text:p>
          </table:table-cell>
          <table:table-cell table:formula="of:=[Datos_MoCap.B381]" office:value-type="float" office:value="1.365611" calcext:value-type="float">
            <text:p>1.365611</text:p>
          </table:table-cell>
          <table:table-cell table:formula="of:=[Datos_MoCap.C381]" office:value-type="float" office:value="-0.034266" calcext:value-type="float">
            <text:p>-0.034266</text:p>
          </table:table-cell>
          <table:table-cell table:formula="of:=[Datos_MoCap.D381]" office:value-type="float" office:value="0.006503" calcext:value-type="float">
            <text:p>0.006503</text:p>
          </table:table-cell>
          <table:table-cell table:formula="of:=[Datos_MoCap.F381]" office:value-type="float" office:value="-0.034231" calcext:value-type="float">
            <text:p>-0.034231</text:p>
          </table:table-cell>
          <table:table-cell table:formula="of:=[Datos_MoCap.E381]" office:value-type="float" office:value="-0.026949" calcext:value-type="float">
            <text:p>-0.026949</text:p>
          </table:table-cell>
          <table:table-cell/>
          <table:table-cell table:formula="of:=([.#REF!381]^2)*(0.178)+([.#REF!381])*(0.352)-0.013" office:value-type="string" office:string-value="" calcext:value-type="error">
            <text:p>#REF!</text:p>
          </table:table-cell>
          <table:table-cell table:formula="of:=([.J381]^2)*(-0.89)+([.J381])*(-0.633)-0.245" office:value-type="float" office:value="-0.22435462329284" calcext:value-type="float">
            <text:p>-0.2243546233</text:p>
          </table:table-cell>
          <table:table-cell table:formula="of:=([.I381]^2)*(-0.189)+([.I381])*(0.905)-0.392" office:value-type="float" office:value="0.491413101772331" calcext:value-type="float">
            <text:p>0.4914131018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382]" office:value-type="float" office:value="0.030205" calcext:value-type="float">
            <text:p>0.030205</text:p>
          </table:table-cell>
          <table:table-cell table:formula="of:=[Datos_MoCap.B382]" office:value-type="float" office:value="1.365499" calcext:value-type="float">
            <text:p>1.365499</text:p>
          </table:table-cell>
          <table:table-cell table:formula="of:=[Datos_MoCap.C382]" office:value-type="float" office:value="-0.03379" calcext:value-type="float">
            <text:p>-0.03379</text:p>
          </table:table-cell>
          <table:table-cell table:formula="of:=[Datos_MoCap.D382]" office:value-type="float" office:value="0.006383" calcext:value-type="float">
            <text:p>0.006383</text:p>
          </table:table-cell>
          <table:table-cell table:formula="of:=[Datos_MoCap.F382]" office:value-type="float" office:value="-0.033964" calcext:value-type="float">
            <text:p>-0.033964</text:p>
          </table:table-cell>
          <table:table-cell table:formula="of:=[Datos_MoCap.E382]" office:value-type="float" office:value="-0.02685" calcext:value-type="float">
            <text:p>-0.02685</text:p>
          </table:table-cell>
          <table:table-cell/>
          <table:table-cell table:formula="of:=([.#REF!382]^2)*(0.178)+([.#REF!382])*(0.352)-0.013" office:value-type="string" office:string-value="" calcext:value-type="error">
            <text:p>#REF!</text:p>
          </table:table-cell>
          <table:table-cell table:formula="of:=([.J382]^2)*(-0.89)+([.J382])*(-0.633)-0.245" office:value-type="float" office:value="-0.224627100049" calcext:value-type="float">
            <text:p>-0.2246271</text:p>
          </table:table-cell>
          <table:table-cell table:formula="of:=([.I382]^2)*(-0.189)+([.I382])*(0.905)-0.392" office:value-type="float" office:value="0.491369553908811" calcext:value-type="float">
            <text:p>0.4913695539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383]" office:value-type="float" office:value="0.031401" calcext:value-type="float">
            <text:p>0.031401</text:p>
          </table:table-cell>
          <table:table-cell table:formula="of:=[Datos_MoCap.B383]" office:value-type="float" office:value="1.365475" calcext:value-type="float">
            <text:p>1.365475</text:p>
          </table:table-cell>
          <table:table-cell table:formula="of:=[Datos_MoCap.C383]" office:value-type="float" office:value="-0.033353" calcext:value-type="float">
            <text:p>-0.033353</text:p>
          </table:table-cell>
          <table:table-cell table:formula="of:=[Datos_MoCap.D383]" office:value-type="float" office:value="0.006162" calcext:value-type="float">
            <text:p>0.006162</text:p>
          </table:table-cell>
          <table:table-cell table:formula="of:=[Datos_MoCap.F383]" office:value-type="float" office:value="-0.03359" calcext:value-type="float">
            <text:p>-0.03359</text:p>
          </table:table-cell>
          <table:table-cell table:formula="of:=[Datos_MoCap.E383]" office:value-type="float" office:value="-0.026583" calcext:value-type="float">
            <text:p>-0.026583</text:p>
          </table:table-cell>
          <table:table-cell/>
          <table:table-cell table:formula="of:=([.#REF!383]^2)*(0.178)+([.#REF!383])*(0.352)-0.013" office:value-type="string" office:string-value="" calcext:value-type="error">
            <text:p>#REF!</text:p>
          </table:table-cell>
          <table:table-cell table:formula="of:=([.J383]^2)*(-0.89)+([.J383])*(-0.633)-0.245" office:value-type="float" office:value="-0.22487760712201" calcext:value-type="float">
            <text:p>-0.2248776071</text:p>
          </table:table-cell>
          <table:table-cell table:formula="of:=([.I383]^2)*(-0.189)+([.I383])*(0.905)-0.392" office:value-type="float" office:value="0.491360221606875" calcext:value-type="float">
            <text:p>0.4913602216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384]" office:value-type="float" office:value="0.032467" calcext:value-type="float">
            <text:p>0.032467</text:p>
          </table:table-cell>
          <table:table-cell table:formula="of:=[Datos_MoCap.B384]" office:value-type="float" office:value="1.365439" calcext:value-type="float">
            <text:p>1.365439</text:p>
          </table:table-cell>
          <table:table-cell table:formula="of:=[Datos_MoCap.C384]" office:value-type="float" office:value="-0.032912" calcext:value-type="float">
            <text:p>-0.032912</text:p>
          </table:table-cell>
          <table:table-cell table:formula="of:=[Datos_MoCap.D384]" office:value-type="float" office:value="0.00594" calcext:value-type="float">
            <text:p>0.00594</text:p>
          </table:table-cell>
          <table:table-cell table:formula="of:=[Datos_MoCap.F384]" office:value-type="float" office:value="-0.033582" calcext:value-type="float">
            <text:p>-0.033582</text:p>
          </table:table-cell>
          <table:table-cell table:formula="of:=[Datos_MoCap.E384]" office:value-type="float" office:value="-0.026415" calcext:value-type="float">
            <text:p>-0.026415</text:p>
          </table:table-cell>
          <table:table-cell/>
          <table:table-cell table:formula="of:=([.#REF!384]^2)*(0.178)+([.#REF!384])*(0.352)-0.013" office:value-type="string" office:string-value="" calcext:value-type="error">
            <text:p>#REF!</text:p>
          </table:table-cell>
          <table:table-cell table:formula="of:=([.J384]^2)*(-0.89)+([.J384])*(-0.633)-0.245" office:value-type="float" office:value="-0.22513075177216" calcext:value-type="float">
            <text:p>-0.2251307518</text:p>
          </table:table-cell>
          <table:table-cell table:formula="of:=([.I384]^2)*(-0.189)+([.I384])*(0.905)-0.392" office:value-type="float" office:value="0.491346222745731" calcext:value-type="float">
            <text:p>0.4913462227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385]" office:value-type="float" office:value="0.033382" calcext:value-type="float">
            <text:p>0.033382</text:p>
          </table:table-cell>
          <table:table-cell table:formula="of:=[Datos_MoCap.B385]" office:value-type="float" office:value="1.365394" calcext:value-type="float">
            <text:p>1.365394</text:p>
          </table:table-cell>
          <table:table-cell table:formula="of:=[Datos_MoCap.C385]" office:value-type="float" office:value="-0.032484" calcext:value-type="float">
            <text:p>-0.032484</text:p>
          </table:table-cell>
          <table:table-cell table:formula="of:=[Datos_MoCap.D385]" office:value-type="float" office:value="0.005789" calcext:value-type="float">
            <text:p>0.005789</text:p>
          </table:table-cell>
          <table:table-cell table:formula="of:=[Datos_MoCap.F385]" office:value-type="float" office:value="-0.033552" calcext:value-type="float">
            <text:p>-0.033552</text:p>
          </table:table-cell>
          <table:table-cell table:formula="of:=[Datos_MoCap.E385]" office:value-type="float" office:value="-0.025883" calcext:value-type="float">
            <text:p>-0.025883</text:p>
          </table:table-cell>
          <table:table-cell/>
          <table:table-cell table:formula="of:=([.#REF!385]^2)*(0.178)+([.#REF!385])*(0.352)-0.013" office:value-type="string" office:string-value="" calcext:value-type="error">
            <text:p>#REF!</text:p>
          </table:table-cell>
          <table:table-cell table:formula="of:=([.J385]^2)*(-0.89)+([.J385])*(-0.633)-0.245" office:value-type="float" office:value="-0.22537676512784" calcext:value-type="float">
            <text:p>-0.2253767651</text:p>
          </table:table-cell>
          <table:table-cell table:formula="of:=([.I385]^2)*(-0.189)+([.I385])*(0.905)-0.392" office:value-type="float" office:value="0.491328723480396" calcext:value-type="float">
            <text:p>0.4913287235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386]" office:value-type="float" office:value="0.034385" calcext:value-type="float">
            <text:p>0.034385</text:p>
          </table:table-cell>
          <table:table-cell table:formula="of:=[Datos_MoCap.B386]" office:value-type="float" office:value="1.365396" calcext:value-type="float">
            <text:p>1.365396</text:p>
          </table:table-cell>
          <table:table-cell table:formula="of:=[Datos_MoCap.C386]" office:value-type="float" office:value="-0.032137" calcext:value-type="float">
            <text:p>-0.032137</text:p>
          </table:table-cell>
          <table:table-cell table:formula="of:=[Datos_MoCap.D386]" office:value-type="float" office:value="0.005711" calcext:value-type="float">
            <text:p>0.005711</text:p>
          </table:table-cell>
          <table:table-cell table:formula="of:=[Datos_MoCap.F386]" office:value-type="float" office:value="-0.033314" calcext:value-type="float">
            <text:p>-0.033314</text:p>
          </table:table-cell>
          <table:table-cell table:formula="of:=[Datos_MoCap.E386]" office:value-type="float" office:value="-0.025674" calcext:value-type="float">
            <text:p>-0.025674</text:p>
          </table:table-cell>
          <table:table-cell/>
          <table:table-cell table:formula="of:=([.#REF!386]^2)*(0.178)+([.#REF!386])*(0.352)-0.013" office:value-type="string" office:string-value="" calcext:value-type="error">
            <text:p>#REF!</text:p>
          </table:table-cell>
          <table:table-cell table:formula="of:=([.J386]^2)*(-0.89)+([.J386])*(-0.633)-0.245" office:value-type="float" office:value="-0.22557645922441" calcext:value-type="float">
            <text:p>-0.2255764592</text:p>
          </table:table-cell>
          <table:table-cell table:formula="of:=([.I386]^2)*(-0.189)+([.I386])*(0.905)-0.392" office:value-type="float" office:value="0.491329501241776" calcext:value-type="float">
            <text:p>0.4913295012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387]" office:value-type="float" office:value="0.035264" calcext:value-type="float">
            <text:p>0.035264</text:p>
          </table:table-cell>
          <table:table-cell table:formula="of:=[Datos_MoCap.B387]" office:value-type="float" office:value="1.365396" calcext:value-type="float">
            <text:p>1.365396</text:p>
          </table:table-cell>
          <table:table-cell table:formula="of:=[Datos_MoCap.C387]" office:value-type="float" office:value="-0.031876" calcext:value-type="float">
            <text:p>-0.031876</text:p>
          </table:table-cell>
          <table:table-cell table:formula="of:=[Datos_MoCap.D387]" office:value-type="float" office:value="0.005472" calcext:value-type="float">
            <text:p>0.005472</text:p>
          </table:table-cell>
          <table:table-cell table:formula="of:=[Datos_MoCap.F387]" office:value-type="float" office:value="-0.033369" calcext:value-type="float">
            <text:p>-0.033369</text:p>
          </table:table-cell>
          <table:table-cell table:formula="of:=[Datos_MoCap.E387]" office:value-type="float" office:value="-0.025165" calcext:value-type="float">
            <text:p>-0.025165</text:p>
          </table:table-cell>
          <table:table-cell/>
          <table:table-cell table:formula="of:=([.#REF!387]^2)*(0.178)+([.#REF!387])*(0.352)-0.013" office:value-type="string" office:string-value="" calcext:value-type="error">
            <text:p>#REF!</text:p>
          </table:table-cell>
          <table:table-cell table:formula="of:=([.J387]^2)*(-0.89)+([.J387])*(-0.633)-0.245" office:value-type="float" office:value="-0.22572680264464" calcext:value-type="float">
            <text:p>-0.2257268026</text:p>
          </table:table-cell>
          <table:table-cell table:formula="of:=([.I387]^2)*(-0.189)+([.I387])*(0.905)-0.392" office:value-type="float" office:value="0.491329501241776" calcext:value-type="float">
            <text:p>0.4913295012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388]" office:value-type="float" office:value="0.036129" calcext:value-type="float">
            <text:p>0.036129</text:p>
          </table:table-cell>
          <table:table-cell table:formula="of:=[Datos_MoCap.B388]" office:value-type="float" office:value="1.365384" calcext:value-type="float">
            <text:p>1.365384</text:p>
          </table:table-cell>
          <table:table-cell table:formula="of:=[Datos_MoCap.C388]" office:value-type="float" office:value="-0.031665" calcext:value-type="float">
            <text:p>-0.031665</text:p>
          </table:table-cell>
          <table:table-cell table:formula="of:=[Datos_MoCap.D388]" office:value-type="float" office:value="0.005365" calcext:value-type="float">
            <text:p>0.005365</text:p>
          </table:table-cell>
          <table:table-cell table:formula="of:=[Datos_MoCap.F388]" office:value-type="float" office:value="-0.033527" calcext:value-type="float">
            <text:p>-0.033527</text:p>
          </table:table-cell>
          <table:table-cell table:formula="of:=[Datos_MoCap.E388]" office:value-type="float" office:value="-0.02486" calcext:value-type="float">
            <text:p>-0.02486</text:p>
          </table:table-cell>
          <table:table-cell/>
          <table:table-cell table:formula="of:=([.#REF!388]^2)*(0.178)+([.#REF!388])*(0.352)-0.013" office:value-type="string" office:string-value="" calcext:value-type="error">
            <text:p>#REF!</text:p>
          </table:table-cell>
          <table:table-cell table:formula="of:=([.J388]^2)*(-0.89)+([.J388])*(-0.633)-0.245" office:value-type="float" office:value="-0.22584843328025" calcext:value-type="float">
            <text:p>-0.2258484333</text:p>
          </table:table-cell>
          <table:table-cell table:formula="of:=([.I388]^2)*(-0.189)+([.I388])*(0.905)-0.392" office:value-type="float" office:value="0.491324834650816" calcext:value-type="float">
            <text:p>0.4913248347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389]" office:value-type="float" office:value="0.036898" calcext:value-type="float">
            <text:p>0.036898</text:p>
          </table:table-cell>
          <table:table-cell table:formula="of:=[Datos_MoCap.B389]" office:value-type="float" office:value="1.365376" calcext:value-type="float">
            <text:p>1.365376</text:p>
          </table:table-cell>
          <table:table-cell table:formula="of:=[Datos_MoCap.C389]" office:value-type="float" office:value="-0.031549" calcext:value-type="float">
            <text:p>-0.031549</text:p>
          </table:table-cell>
          <table:table-cell table:formula="of:=[Datos_MoCap.D389]" office:value-type="float" office:value="0.005271" calcext:value-type="float">
            <text:p>0.005271</text:p>
          </table:table-cell>
          <table:table-cell table:formula="of:=[Datos_MoCap.F389]" office:value-type="float" office:value="-0.03354" calcext:value-type="float">
            <text:p>-0.03354</text:p>
          </table:table-cell>
          <table:table-cell table:formula="of:=[Datos_MoCap.E389]" office:value-type="float" office:value="-0.02469" calcext:value-type="float">
            <text:p>-0.02469</text:p>
          </table:table-cell>
          <table:table-cell/>
          <table:table-cell table:formula="of:=([.#REF!389]^2)*(0.178)+([.#REF!389])*(0.352)-0.013" office:value-type="string" office:string-value="" calcext:value-type="error">
            <text:p>#REF!</text:p>
          </table:table-cell>
          <table:table-cell table:formula="of:=([.J389]^2)*(-0.89)+([.J389])*(-0.633)-0.245" office:value-type="float" office:value="-0.22591533506689" calcext:value-type="float">
            <text:p>-0.2259153351</text:p>
          </table:table-cell>
          <table:table-cell table:formula="of:=([.I389]^2)*(-0.189)+([.I389])*(0.905)-0.392" office:value-type="float" office:value="0.491321723559936" calcext:value-type="float">
            <text:p>0.4913217236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390]" office:value-type="float" office:value="0.037636" calcext:value-type="float">
            <text:p>0.037636</text:p>
          </table:table-cell>
          <table:table-cell table:formula="of:=[Datos_MoCap.B390]" office:value-type="float" office:value="1.365381" calcext:value-type="float">
            <text:p>1.365381</text:p>
          </table:table-cell>
          <table:table-cell table:formula="of:=[Datos_MoCap.C390]" office:value-type="float" office:value="-0.031446" calcext:value-type="float">
            <text:p>-0.031446</text:p>
          </table:table-cell>
          <table:table-cell table:formula="of:=[Datos_MoCap.D390]" office:value-type="float" office:value="0.005193" calcext:value-type="float">
            <text:p>0.005193</text:p>
          </table:table-cell>
          <table:table-cell table:formula="of:=[Datos_MoCap.F390]" office:value-type="float" office:value="-0.03354" calcext:value-type="float">
            <text:p>-0.03354</text:p>
          </table:table-cell>
          <table:table-cell table:formula="of:=[Datos_MoCap.E390]" office:value-type="float" office:value="-0.024335" calcext:value-type="float">
            <text:p>-0.024335</text:p>
          </table:table-cell>
          <table:table-cell/>
          <table:table-cell table:formula="of:=([.#REF!390]^2)*(0.178)+([.#REF!390])*(0.352)-0.013" office:value-type="string" office:string-value="" calcext:value-type="error">
            <text:p>#REF!</text:p>
          </table:table-cell>
          <table:table-cell table:formula="of:=([.J390]^2)*(-0.89)+([.J390])*(-0.633)-0.245" office:value-type="float" office:value="-0.22597475931524" calcext:value-type="float">
            <text:p>-0.2259747593</text:p>
          </table:table-cell>
          <table:table-cell table:formula="of:=([.I390]^2)*(-0.189)+([.I390])*(0.905)-0.392" office:value-type="float" office:value="0.491323667994571" calcext:value-type="float">
            <text:p>0.491323668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391]" office:value-type="float" office:value="0.03825" calcext:value-type="float">
            <text:p>0.03825</text:p>
          </table:table-cell>
          <table:table-cell table:formula="of:=[Datos_MoCap.B391]" office:value-type="float" office:value="1.365339" calcext:value-type="float">
            <text:p>1.365339</text:p>
          </table:table-cell>
          <table:table-cell table:formula="of:=[Datos_MoCap.C391]" office:value-type="float" office:value="-0.031388" calcext:value-type="float">
            <text:p>-0.031388</text:p>
          </table:table-cell>
          <table:table-cell table:formula="of:=[Datos_MoCap.D391]" office:value-type="float" office:value="0.005143" calcext:value-type="float">
            <text:p>0.005143</text:p>
          </table:table-cell>
          <table:table-cell table:formula="of:=[Datos_MoCap.F391]" office:value-type="float" office:value="-0.03341" calcext:value-type="float">
            <text:p>-0.03341</text:p>
          </table:table-cell>
          <table:table-cell table:formula="of:=[Datos_MoCap.E391]" office:value-type="float" office:value="-0.024086" calcext:value-type="float">
            <text:p>-0.024086</text:p>
          </table:table-cell>
          <table:table-cell/>
          <table:table-cell table:formula="of:=([.#REF!391]^2)*(0.178)+([.#REF!391])*(0.352)-0.013" office:value-type="string" office:string-value="" calcext:value-type="error">
            <text:p>#REF!</text:p>
          </table:table-cell>
          <table:table-cell table:formula="of:=([.J391]^2)*(-0.89)+([.J391])*(-0.633)-0.245" office:value-type="float" office:value="-0.22600822982416" calcext:value-type="float">
            <text:p>-0.2260082298</text:p>
          </table:table-cell>
          <table:table-cell table:formula="of:=([.I391]^2)*(-0.189)+([.I391])*(0.905)-0.392" office:value-type="float" office:value="0.491307334449931" calcext:value-type="float">
            <text:p>0.4913073344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392]" office:value-type="float" office:value="0.038874" calcext:value-type="float">
            <text:p>0.038874</text:p>
          </table:table-cell>
          <table:table-cell table:formula="of:=[Datos_MoCap.B392]" office:value-type="float" office:value="1.365296" calcext:value-type="float">
            <text:p>1.365296</text:p>
          </table:table-cell>
          <table:table-cell table:formula="of:=[Datos_MoCap.C392]" office:value-type="float" office:value="-0.031329" calcext:value-type="float">
            <text:p>-0.031329</text:p>
          </table:table-cell>
          <table:table-cell table:formula="of:=[Datos_MoCap.D392]" office:value-type="float" office:value="0.005226" calcext:value-type="float">
            <text:p>0.005226</text:p>
          </table:table-cell>
          <table:table-cell table:formula="of:=[Datos_MoCap.F392]" office:value-type="float" office:value="-0.033302" calcext:value-type="float">
            <text:p>-0.033302</text:p>
          </table:table-cell>
          <table:table-cell table:formula="of:=[Datos_MoCap.E392]" office:value-type="float" office:value="-0.023971" calcext:value-type="float">
            <text:p>-0.023971</text:p>
          </table:table-cell>
          <table:table-cell/>
          <table:table-cell table:formula="of:=([.#REF!392]^2)*(0.178)+([.#REF!392])*(0.352)-0.013" office:value-type="string" office:string-value="" calcext:value-type="error">
            <text:p>#REF!</text:p>
          </table:table-cell>
          <table:table-cell table:formula="of:=([.J392]^2)*(-0.89)+([.J392])*(-0.633)-0.245" office:value-type="float" office:value="-0.22604228355449" calcext:value-type="float">
            <text:p>-0.2260422836</text:p>
          </table:table-cell>
          <table:table-cell table:formula="of:=([.I392]^2)*(-0.189)+([.I392])*(0.905)-0.392" office:value-type="float" office:value="0.491290611320576" calcext:value-type="float">
            <text:p>0.4912906113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393]" office:value-type="float" office:value="0.039471" calcext:value-type="float">
            <text:p>0.039471</text:p>
          </table:table-cell>
          <table:table-cell table:formula="of:=[Datos_MoCap.B393]" office:value-type="float" office:value="1.36525" calcext:value-type="float">
            <text:p>1.36525</text:p>
          </table:table-cell>
          <table:table-cell table:formula="of:=[Datos_MoCap.C393]" office:value-type="float" office:value="-0.031269" calcext:value-type="float">
            <text:p>-0.031269</text:p>
          </table:table-cell>
          <table:table-cell table:formula="of:=[Datos_MoCap.D393]" office:value-type="float" office:value="0.005282" calcext:value-type="float">
            <text:p>0.005282</text:p>
          </table:table-cell>
          <table:table-cell table:formula="of:=[Datos_MoCap.F393]" office:value-type="float" office:value="-0.033228" calcext:value-type="float">
            <text:p>-0.033228</text:p>
          </table:table-cell>
          <table:table-cell table:formula="of:=[Datos_MoCap.E393]" office:value-type="float" office:value="-0.023864" calcext:value-type="float">
            <text:p>-0.023864</text:p>
          </table:table-cell>
          <table:table-cell/>
          <table:table-cell table:formula="of:=([.#REF!393]^2)*(0.178)+([.#REF!393])*(0.352)-0.013" office:value-type="string" office:string-value="" calcext:value-type="error">
            <text:p>#REF!</text:p>
          </table:table-cell>
          <table:table-cell table:formula="of:=([.J393]^2)*(-0.89)+([.J393])*(-0.633)-0.245" office:value-type="float" office:value="-0.22607692082129" calcext:value-type="float">
            <text:p>-0.2260769208</text:p>
          </table:table-cell>
          <table:table-cell table:formula="of:=([.I393]^2)*(-0.189)+([.I393])*(0.905)-0.392" office:value-type="float" office:value="0.4912727206875" calcext:value-type="float">
            <text:p>0.4912727207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394]" office:value-type="float" office:value="0.039927" calcext:value-type="float">
            <text:p>0.039927</text:p>
          </table:table-cell>
          <table:table-cell table:formula="of:=[Datos_MoCap.B394]" office:value-type="float" office:value="1.365203" calcext:value-type="float">
            <text:p>1.365203</text:p>
          </table:table-cell>
          <table:table-cell table:formula="of:=[Datos_MoCap.C394]" office:value-type="float" office:value="-0.031152" calcext:value-type="float">
            <text:p>-0.031152</text:p>
          </table:table-cell>
          <table:table-cell table:formula="of:=[Datos_MoCap.D394]" office:value-type="float" office:value="0.00566" calcext:value-type="float">
            <text:p>0.00566</text:p>
          </table:table-cell>
          <table:table-cell table:formula="of:=[Datos_MoCap.F394]" office:value-type="float" office:value="-0.033237" calcext:value-type="float">
            <text:p>-0.033237</text:p>
          </table:table-cell>
          <table:table-cell table:formula="of:=[Datos_MoCap.E394]" office:value-type="float" office:value="-0.02381" calcext:value-type="float">
            <text:p>-0.02381</text:p>
          </table:table-cell>
          <table:table-cell/>
          <table:table-cell table:formula="of:=([.#REF!394]^2)*(0.178)+([.#REF!394])*(0.352)-0.013" office:value-type="string" office:string-value="" calcext:value-type="error">
            <text:p>#REF!</text:p>
          </table:table-cell>
          <table:table-cell table:formula="of:=([.J394]^2)*(-0.89)+([.J394])*(-0.633)-0.245" office:value-type="float" office:value="-0.22614448192256" calcext:value-type="float">
            <text:p>-0.2261444819</text:p>
          </table:table-cell>
          <table:table-cell table:formula="of:=([.I394]^2)*(-0.189)+([.I394])*(0.905)-0.392" office:value-type="float" office:value="0.491254440301499" calcext:value-type="float">
            <text:p>0.4912544403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395]" office:value-type="float" office:value="0.040315" calcext:value-type="float">
            <text:p>0.040315</text:p>
          </table:table-cell>
          <table:table-cell table:formula="of:=[Datos_MoCap.B395]" office:value-type="float" office:value="1.365196" calcext:value-type="float">
            <text:p>1.365196</text:p>
          </table:table-cell>
          <table:table-cell table:formula="of:=[Datos_MoCap.C395]" office:value-type="float" office:value="-0.031004" calcext:value-type="float">
            <text:p>-0.031004</text:p>
          </table:table-cell>
          <table:table-cell table:formula="of:=[Datos_MoCap.D395]" office:value-type="float" office:value="0.006011" calcext:value-type="float">
            <text:p>0.006011</text:p>
          </table:table-cell>
          <table:table-cell table:formula="of:=[Datos_MoCap.F395]" office:value-type="float" office:value="-0.033273" calcext:value-type="float">
            <text:p>-0.033273</text:p>
          </table:table-cell>
          <table:table-cell table:formula="of:=[Datos_MoCap.E395]" office:value-type="float" office:value="-0.023769" calcext:value-type="float">
            <text:p>-0.023769</text:p>
          </table:table-cell>
          <table:table-cell/>
          <table:table-cell table:formula="of:=([.#REF!395]^2)*(0.178)+([.#REF!395])*(0.352)-0.013" office:value-type="string" office:string-value="" calcext:value-type="error">
            <text:p>#REF!</text:p>
          </table:table-cell>
          <table:table-cell table:formula="of:=([.J395]^2)*(-0.89)+([.J395])*(-0.633)-0.245" office:value-type="float" office:value="-0.22622997873424" calcext:value-type="float">
            <text:p>-0.2262299787</text:p>
          </table:table-cell>
          <table:table-cell table:formula="of:=([.I395]^2)*(-0.189)+([.I395])*(0.905)-0.392" office:value-type="float" office:value="0.491251717619376" calcext:value-type="float">
            <text:p>0.4912517176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396]" office:value-type="float" office:value="0.040721" calcext:value-type="float">
            <text:p>0.040721</text:p>
          </table:table-cell>
          <table:table-cell table:formula="of:=[Datos_MoCap.B396]" office:value-type="float" office:value="1.365246" calcext:value-type="float">
            <text:p>1.365246</text:p>
          </table:table-cell>
          <table:table-cell table:formula="of:=[Datos_MoCap.C396]" office:value-type="float" office:value="-0.030849" calcext:value-type="float">
            <text:p>-0.030849</text:p>
          </table:table-cell>
          <table:table-cell table:formula="of:=[Datos_MoCap.D396]" office:value-type="float" office:value="0.006183" calcext:value-type="float">
            <text:p>0.006183</text:p>
          </table:table-cell>
          <table:table-cell table:formula="of:=[Datos_MoCap.F396]" office:value-type="float" office:value="-0.033467" calcext:value-type="float">
            <text:p>-0.033467</text:p>
          </table:table-cell>
          <table:table-cell table:formula="of:=[Datos_MoCap.E396]" office:value-type="float" office:value="-0.023707" calcext:value-type="float">
            <text:p>-0.023707</text:p>
          </table:table-cell>
          <table:table-cell/>
          <table:table-cell table:formula="of:=([.#REF!396]^2)*(0.178)+([.#REF!396])*(0.352)-0.013" office:value-type="string" office:string-value="" calcext:value-type="error">
            <text:p>#REF!</text:p>
          </table:table-cell>
          <table:table-cell table:formula="of:=([.J396]^2)*(-0.89)+([.J396])*(-0.633)-0.245" office:value-type="float" office:value="-0.22631956111289" calcext:value-type="float">
            <text:p>-0.2263195611</text:p>
          </table:table-cell>
          <table:table-cell table:formula="of:=([.I396]^2)*(-0.189)+([.I396])*(0.905)-0.392" office:value-type="float" office:value="0.491271164942476" calcext:value-type="float">
            <text:p>0.4912711649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397]" office:value-type="float" office:value="0.04107" calcext:value-type="float">
            <text:p>0.04107</text:p>
          </table:table-cell>
          <table:table-cell table:formula="of:=[Datos_MoCap.B397]" office:value-type="float" office:value="1.365262" calcext:value-type="float">
            <text:p>1.365262</text:p>
          </table:table-cell>
          <table:table-cell table:formula="of:=[Datos_MoCap.C397]" office:value-type="float" office:value="-0.030672" calcext:value-type="float">
            <text:p>-0.030672</text:p>
          </table:table-cell>
          <table:table-cell table:formula="of:=[Datos_MoCap.D397]" office:value-type="float" office:value="0.006462" calcext:value-type="float">
            <text:p>0.006462</text:p>
          </table:table-cell>
          <table:table-cell table:formula="of:=[Datos_MoCap.F397]" office:value-type="float" office:value="-0.033487" calcext:value-type="float">
            <text:p>-0.033487</text:p>
          </table:table-cell>
          <table:table-cell table:formula="of:=[Datos_MoCap.E397]" office:value-type="float" office:value="-0.024049" calcext:value-type="float">
            <text:p>-0.024049</text:p>
          </table:table-cell>
          <table:table-cell/>
          <table:table-cell table:formula="of:=([.#REF!397]^2)*(0.178)+([.#REF!397])*(0.352)-0.013" office:value-type="string" office:string-value="" calcext:value-type="error">
            <text:p>#REF!</text:p>
          </table:table-cell>
          <table:table-cell table:formula="of:=([.J397]^2)*(-0.89)+([.J397])*(-0.633)-0.245" office:value-type="float" office:value="-0.22642191070976" calcext:value-type="float">
            <text:p>-0.2264219107</text:p>
          </table:table-cell>
          <table:table-cell table:formula="of:=([.I397]^2)*(-0.189)+([.I397])*(0.905)-0.392" office:value-type="float" office:value="0.491277387886284" calcext:value-type="float">
            <text:p>0.4912773879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398]" office:value-type="float" office:value="0.041372" calcext:value-type="float">
            <text:p>0.041372</text:p>
          </table:table-cell>
          <table:table-cell table:formula="of:=[Datos_MoCap.B398]" office:value-type="float" office:value="1.365246" calcext:value-type="float">
            <text:p>1.365246</text:p>
          </table:table-cell>
          <table:table-cell table:formula="of:=[Datos_MoCap.C398]" office:value-type="float" office:value="-0.030513" calcext:value-type="float">
            <text:p>-0.030513</text:p>
          </table:table-cell>
          <table:table-cell table:formula="of:=[Datos_MoCap.D398]" office:value-type="float" office:value="0.006768" calcext:value-type="float">
            <text:p>0.006768</text:p>
          </table:table-cell>
          <table:table-cell table:formula="of:=[Datos_MoCap.F398]" office:value-type="float" office:value="-0.03349" calcext:value-type="float">
            <text:p>-0.03349</text:p>
          </table:table-cell>
          <table:table-cell table:formula="of:=[Datos_MoCap.E398]" office:value-type="float" office:value="-0.024338" calcext:value-type="float">
            <text:p>-0.024338</text:p>
          </table:table-cell>
          <table:table-cell/>
          <table:table-cell table:formula="of:=([.#REF!398]^2)*(0.178)+([.#REF!398])*(0.352)-0.013" office:value-type="string" office:string-value="" calcext:value-type="error">
            <text:p>#REF!</text:p>
          </table:table-cell>
          <table:table-cell table:formula="of:=([.J398]^2)*(-0.89)+([.J398])*(-0.633)-0.245" office:value-type="float" office:value="-0.22651389942041" calcext:value-type="float">
            <text:p>-0.2265138994</text:p>
          </table:table-cell>
          <table:table-cell table:formula="of:=([.I398]^2)*(-0.189)+([.I398])*(0.905)-0.392" office:value-type="float" office:value="0.491271164942476" calcext:value-type="float">
            <text:p>0.4912711649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399]" office:value-type="float" office:value="0.041629" calcext:value-type="float">
            <text:p>0.041629</text:p>
          </table:table-cell>
          <table:table-cell table:formula="of:=[Datos_MoCap.B399]" office:value-type="float" office:value="1.365228" calcext:value-type="float">
            <text:p>1.365228</text:p>
          </table:table-cell>
          <table:table-cell table:formula="of:=[Datos_MoCap.C399]" office:value-type="float" office:value="-0.030378" calcext:value-type="float">
            <text:p>-0.030378</text:p>
          </table:table-cell>
          <table:table-cell table:formula="of:=[Datos_MoCap.D399]" office:value-type="float" office:value="0.007021" calcext:value-type="float">
            <text:p>0.007021</text:p>
          </table:table-cell>
          <table:table-cell table:formula="of:=[Datos_MoCap.F399]" office:value-type="float" office:value="-0.033516" calcext:value-type="float">
            <text:p>-0.033516</text:p>
          </table:table-cell>
          <table:table-cell table:formula="of:=[Datos_MoCap.E399]" office:value-type="float" office:value="-0.024511" calcext:value-type="float">
            <text:p>-0.024511</text:p>
          </table:table-cell>
          <table:table-cell/>
          <table:table-cell table:formula="of:=([.#REF!399]^2)*(0.178)+([.#REF!399])*(0.352)-0.013" office:value-type="string" office:string-value="" calcext:value-type="error">
            <text:p>#REF!</text:p>
          </table:table-cell>
          <table:table-cell table:formula="of:=([.J399]^2)*(-0.89)+([.J399])*(-0.633)-0.245" office:value-type="float" office:value="-0.22659203836676" calcext:value-type="float">
            <text:p>-0.2265920384</text:p>
          </table:table-cell>
          <table:table-cell table:formula="of:=([.I399]^2)*(-0.189)+([.I399])*(0.905)-0.392" office:value-type="float" office:value="0.491264164015024" calcext:value-type="float">
            <text:p>0.491264164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400]" office:value-type="float" office:value="0.041879" calcext:value-type="float">
            <text:p>0.041879</text:p>
          </table:table-cell>
          <table:table-cell table:formula="of:=[Datos_MoCap.B400]" office:value-type="float" office:value="1.365248" calcext:value-type="float">
            <text:p>1.365248</text:p>
          </table:table-cell>
          <table:table-cell table:formula="of:=[Datos_MoCap.C400]" office:value-type="float" office:value="-0.03024" calcext:value-type="float">
            <text:p>-0.03024</text:p>
          </table:table-cell>
          <table:table-cell table:formula="of:=[Datos_MoCap.D400]" office:value-type="float" office:value="0.007258" calcext:value-type="float">
            <text:p>0.007258</text:p>
          </table:table-cell>
          <table:table-cell table:formula="of:=[Datos_MoCap.F400]" office:value-type="float" office:value="-0.033659" calcext:value-type="float">
            <text:p>-0.033659</text:p>
          </table:table-cell>
          <table:table-cell table:formula="of:=[Datos_MoCap.E400]" office:value-type="float" office:value="-0.024591" calcext:value-type="float">
            <text:p>-0.024591</text:p>
          </table:table-cell>
          <table:table-cell/>
          <table:table-cell table:formula="of:=([.#REF!400]^2)*(0.178)+([.#REF!400])*(0.352)-0.013" office:value-type="string" office:string-value="" calcext:value-type="error">
            <text:p>#REF!</text:p>
          </table:table-cell>
          <table:table-cell table:formula="of:=([.J400]^2)*(-0.89)+([.J400])*(-0.633)-0.245" office:value-type="float" office:value="-0.226671947264" calcext:value-type="float">
            <text:p>-0.2266719473</text:p>
          </table:table-cell>
          <table:table-cell table:formula="of:=([.I400]^2)*(-0.189)+([.I400])*(0.905)-0.392" office:value-type="float" office:value="0.491271942815744" calcext:value-type="float">
            <text:p>0.4912719428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401]" office:value-type="float" office:value="0.042135" calcext:value-type="float">
            <text:p>0.042135</text:p>
          </table:table-cell>
          <table:table-cell table:formula="of:=[Datos_MoCap.B401]" office:value-type="float" office:value="1.365307" calcext:value-type="float">
            <text:p>1.365307</text:p>
          </table:table-cell>
          <table:table-cell table:formula="of:=[Datos_MoCap.C401]" office:value-type="float" office:value="-0.030082" calcext:value-type="float">
            <text:p>-0.030082</text:p>
          </table:table-cell>
          <table:table-cell table:formula="of:=[Datos_MoCap.D401]" office:value-type="float" office:value="0.007567" calcext:value-type="float">
            <text:p>0.007567</text:p>
          </table:table-cell>
          <table:table-cell table:formula="of:=[Datos_MoCap.F401]" office:value-type="float" office:value="-0.033664" calcext:value-type="float">
            <text:p>-0.033664</text:p>
          </table:table-cell>
          <table:table-cell table:formula="of:=[Datos_MoCap.E401]" office:value-type="float" office:value="-0.024564" calcext:value-type="float">
            <text:p>-0.024564</text:p>
          </table:table-cell>
          <table:table-cell/>
          <table:table-cell table:formula="of:=([.#REF!401]^2)*(0.178)+([.#REF!401])*(0.352)-0.013" office:value-type="string" office:string-value="" calcext:value-type="error">
            <text:p>#REF!</text:p>
          </table:table-cell>
          <table:table-cell table:formula="of:=([.J401]^2)*(-0.89)+([.J401])*(-0.633)-0.245" office:value-type="float" office:value="-0.22676347878436" calcext:value-type="float">
            <text:p>-0.2267634788</text:p>
          </table:table-cell>
          <table:table-cell table:formula="of:=([.I401]^2)*(-0.189)+([.I401])*(0.905)-0.392" office:value-type="float" office:value="0.491294889396939" calcext:value-type="float">
            <text:p>0.4912948894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402]" office:value-type="float" office:value="0.042336" calcext:value-type="float">
            <text:p>0.042336</text:p>
          </table:table-cell>
          <table:table-cell table:formula="of:=[Datos_MoCap.B402]" office:value-type="float" office:value="1.365341" calcext:value-type="float">
            <text:p>1.365341</text:p>
          </table:table-cell>
          <table:table-cell table:formula="of:=[Datos_MoCap.C402]" office:value-type="float" office:value="-0.029899" calcext:value-type="float">
            <text:p>-0.029899</text:p>
          </table:table-cell>
          <table:table-cell table:formula="of:=[Datos_MoCap.D402]" office:value-type="float" office:value="0.007894" calcext:value-type="float">
            <text:p>0.007894</text:p>
          </table:table-cell>
          <table:table-cell table:formula="of:=[Datos_MoCap.F402]" office:value-type="float" office:value="-0.033714" calcext:value-type="float">
            <text:p>-0.033714</text:p>
          </table:table-cell>
          <table:table-cell table:formula="of:=[Datos_MoCap.E402]" office:value-type="float" office:value="-0.024506" calcext:value-type="float">
            <text:p>-0.024506</text:p>
          </table:table-cell>
          <table:table-cell/>
          <table:table-cell table:formula="of:=([.#REF!402]^2)*(0.178)+([.#REF!402])*(0.352)-0.013" office:value-type="string" office:string-value="" calcext:value-type="error">
            <text:p>#REF!</text:p>
          </table:table-cell>
          <table:table-cell table:formula="of:=([.J402]^2)*(-0.89)+([.J402])*(-0.633)-0.245" office:value-type="float" office:value="-0.22686954867889" calcext:value-type="float">
            <text:p>-0.2268695487</text:p>
          </table:table-cell>
          <table:table-cell table:formula="of:=([.I402]^2)*(-0.189)+([.I402])*(0.905)-0.392" office:value-type="float" office:value="0.491308112252891" calcext:value-type="float">
            <text:p>0.4913081123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403]" office:value-type="float" office:value="0.042519" calcext:value-type="float">
            <text:p>0.042519</text:p>
          </table:table-cell>
          <table:table-cell table:formula="of:=[Datos_MoCap.B403]" office:value-type="float" office:value="1.365379" calcext:value-type="float">
            <text:p>1.365379</text:p>
          </table:table-cell>
          <table:table-cell table:formula="of:=[Datos_MoCap.C403]" office:value-type="float" office:value="-0.02971" calcext:value-type="float">
            <text:p>-0.02971</text:p>
          </table:table-cell>
          <table:table-cell table:formula="of:=[Datos_MoCap.D403]" office:value-type="float" office:value="0.00808" calcext:value-type="float">
            <text:p>0.00808</text:p>
          </table:table-cell>
          <table:table-cell table:formula="of:=[Datos_MoCap.F403]" office:value-type="float" office:value="-0.033786" calcext:value-type="float">
            <text:p>-0.033786</text:p>
          </table:table-cell>
          <table:table-cell table:formula="of:=[Datos_MoCap.E403]" office:value-type="float" office:value="-0.024342" calcext:value-type="float">
            <text:p>-0.024342</text:p>
          </table:table-cell>
          <table:table-cell/>
          <table:table-cell table:formula="of:=([.#REF!403]^2)*(0.178)+([.#REF!403])*(0.352)-0.013" office:value-type="string" office:string-value="" calcext:value-type="error">
            <text:p>#REF!</text:p>
          </table:table-cell>
          <table:table-cell table:formula="of:=([.J403]^2)*(-0.89)+([.J403])*(-0.633)-0.245" office:value-type="float" office:value="-0.226979158849" calcext:value-type="float">
            <text:p>-0.2269791588</text:p>
          </table:table-cell>
          <table:table-cell table:formula="of:=([.I403]^2)*(-0.189)+([.I403])*(0.905)-0.392" office:value-type="float" office:value="0.491322890221851" calcext:value-type="float">
            <text:p>0.4913228902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404]" office:value-type="float" office:value="0.042717" calcext:value-type="float">
            <text:p>0.042717</text:p>
          </table:table-cell>
          <table:table-cell table:formula="of:=[Datos_MoCap.B404]" office:value-type="float" office:value="1.365382" calcext:value-type="float">
            <text:p>1.365382</text:p>
          </table:table-cell>
          <table:table-cell table:formula="of:=[Datos_MoCap.C404]" office:value-type="float" office:value="-0.029507" calcext:value-type="float">
            <text:p>-0.029507</text:p>
          </table:table-cell>
          <table:table-cell table:formula="of:=[Datos_MoCap.D404]" office:value-type="float" office:value="0.008374" calcext:value-type="float">
            <text:p>0.008374</text:p>
          </table:table-cell>
          <table:table-cell table:formula="of:=[Datos_MoCap.F404]" office:value-type="float" office:value="-0.033749" calcext:value-type="float">
            <text:p>-0.033749</text:p>
          </table:table-cell>
          <table:table-cell table:formula="of:=[Datos_MoCap.E404]" office:value-type="float" office:value="-0.024164" calcext:value-type="float">
            <text:p>-0.024164</text:p>
          </table:table-cell>
          <table:table-cell/>
          <table:table-cell table:formula="of:=([.#REF!404]^2)*(0.178)+([.#REF!404])*(0.352)-0.013" office:value-type="string" office:string-value="" calcext:value-type="error">
            <text:p>#REF!</text:p>
          </table:table-cell>
          <table:table-cell table:formula="of:=([.J404]^2)*(-0.89)+([.J404])*(-0.633)-0.245" office:value-type="float" office:value="-0.22709695911361" calcext:value-type="float">
            <text:p>-0.2270969591</text:p>
          </table:table-cell>
          <table:table-cell table:formula="of:=([.I404]^2)*(-0.189)+([.I404])*(0.905)-0.392" office:value-type="float" office:value="0.491324056880364" calcext:value-type="float">
            <text:p>0.4913240569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405]" office:value-type="float" office:value="0.042948" calcext:value-type="float">
            <text:p>0.042948</text:p>
          </table:table-cell>
          <table:table-cell table:formula="of:=[Datos_MoCap.B405]" office:value-type="float" office:value="1.365395" calcext:value-type="float">
            <text:p>1.365395</text:p>
          </table:table-cell>
          <table:table-cell table:formula="of:=[Datos_MoCap.C405]" office:value-type="float" office:value="-0.029262" calcext:value-type="float">
            <text:p>-0.029262</text:p>
          </table:table-cell>
          <table:table-cell table:formula="of:=[Datos_MoCap.D405]" office:value-type="float" office:value="0.008559" calcext:value-type="float">
            <text:p>0.008559</text:p>
          </table:table-cell>
          <table:table-cell table:formula="of:=[Datos_MoCap.F405]" office:value-type="float" office:value="-0.03367" calcext:value-type="float">
            <text:p>-0.03367</text:p>
          </table:table-cell>
          <table:table-cell table:formula="of:=[Datos_MoCap.E405]" office:value-type="float" office:value="-0.023882" calcext:value-type="float">
            <text:p>-0.023882</text:p>
          </table:table-cell>
          <table:table-cell/>
          <table:table-cell table:formula="of:=([.#REF!405]^2)*(0.178)+([.#REF!405])*(0.352)-0.013" office:value-type="string" office:string-value="" calcext:value-type="error">
            <text:p>#REF!</text:p>
          </table:table-cell>
          <table:table-cell table:formula="of:=([.J405]^2)*(-0.89)+([.J405])*(-0.633)-0.245" office:value-type="float" office:value="-0.22723922953316" calcext:value-type="float">
            <text:p>-0.2272392295</text:p>
          </table:table-cell>
          <table:table-cell table:formula="of:=([.I405]^2)*(-0.189)+([.I405])*(0.905)-0.392" office:value-type="float" office:value="0.491329112361275" calcext:value-type="float">
            <text:p>0.4913291124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406]" office:value-type="float" office:value="0.043205" calcext:value-type="float">
            <text:p>0.043205</text:p>
          </table:table-cell>
          <table:table-cell table:formula="of:=[Datos_MoCap.B406]" office:value-type="float" office:value="1.365396" calcext:value-type="float">
            <text:p>1.365396</text:p>
          </table:table-cell>
          <table:table-cell table:formula="of:=[Datos_MoCap.C406]" office:value-type="float" office:value="-0.029006" calcext:value-type="float">
            <text:p>-0.029006</text:p>
          </table:table-cell>
          <table:table-cell table:formula="of:=[Datos_MoCap.D406]" office:value-type="float" office:value="0.008743" calcext:value-type="float">
            <text:p>0.008743</text:p>
          </table:table-cell>
          <table:table-cell table:formula="of:=[Datos_MoCap.F406]" office:value-type="float" office:value="-0.033612" calcext:value-type="float">
            <text:p>-0.033612</text:p>
          </table:table-cell>
          <table:table-cell table:formula="of:=[Datos_MoCap.E406]" office:value-type="float" office:value="-0.023557" calcext:value-type="float">
            <text:p>-0.023557</text:p>
          </table:table-cell>
          <table:table-cell/>
          <table:table-cell table:formula="of:=([.#REF!406]^2)*(0.178)+([.#REF!406])*(0.352)-0.013" office:value-type="string" office:string-value="" calcext:value-type="error">
            <text:p>#REF!</text:p>
          </table:table-cell>
          <table:table-cell table:formula="of:=([.J406]^2)*(-0.89)+([.J406])*(-0.633)-0.245" office:value-type="float" office:value="-0.22738800175204" calcext:value-type="float">
            <text:p>-0.2273880018</text:p>
          </table:table-cell>
          <table:table-cell table:formula="of:=([.I406]^2)*(-0.189)+([.I406])*(0.905)-0.392" office:value-type="float" office:value="0.491329501241776" calcext:value-type="float">
            <text:p>0.4913295012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407]" office:value-type="float" office:value="0.043407" calcext:value-type="float">
            <text:p>0.043407</text:p>
          </table:table-cell>
          <table:table-cell table:formula="of:=[Datos_MoCap.B407]" office:value-type="float" office:value="1.365393" calcext:value-type="float">
            <text:p>1.365393</text:p>
          </table:table-cell>
          <table:table-cell table:formula="of:=[Datos_MoCap.C407]" office:value-type="float" office:value="-0.028749" calcext:value-type="float">
            <text:p>-0.028749</text:p>
          </table:table-cell>
          <table:table-cell table:formula="of:=[Datos_MoCap.D407]" office:value-type="float" office:value="0.00896" calcext:value-type="float">
            <text:p>0.00896</text:p>
          </table:table-cell>
          <table:table-cell table:formula="of:=[Datos_MoCap.F407]" office:value-type="float" office:value="-0.033599" calcext:value-type="float">
            <text:p>-0.033599</text:p>
          </table:table-cell>
          <table:table-cell table:formula="of:=[Datos_MoCap.E407]" office:value-type="float" office:value="-0.023291" calcext:value-type="float">
            <text:p>-0.023291</text:p>
          </table:table-cell>
          <table:table-cell/>
          <table:table-cell table:formula="of:=([.#REF!407]^2)*(0.178)+([.#REF!407])*(0.352)-0.013" office:value-type="string" office:string-value="" calcext:value-type="error">
            <text:p>#REF!</text:p>
          </table:table-cell>
          <table:table-cell table:formula="of:=([.J407]^2)*(-0.89)+([.J407])*(-0.633)-0.245" office:value-type="float" office:value="-0.22753747245089" calcext:value-type="float">
            <text:p>-0.2275374725</text:p>
          </table:table-cell>
          <table:table-cell table:formula="of:=([.I407]^2)*(-0.189)+([.I407])*(0.905)-0.392" office:value-type="float" office:value="0.491328334599139" calcext:value-type="float">
            <text:p>0.4913283346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408]" office:value-type="float" office:value="0.043566" calcext:value-type="float">
            <text:p>0.043566</text:p>
          </table:table-cell>
          <table:table-cell table:formula="of:=[Datos_MoCap.B408]" office:value-type="float" office:value="1.365428" calcext:value-type="float">
            <text:p>1.365428</text:p>
          </table:table-cell>
          <table:table-cell table:formula="of:=[Datos_MoCap.C408]" office:value-type="float" office:value="-0.02852" calcext:value-type="float">
            <text:p>-0.02852</text:p>
          </table:table-cell>
          <table:table-cell table:formula="of:=[Datos_MoCap.D408]" office:value-type="float" office:value="0.009158" calcext:value-type="float">
            <text:p>0.009158</text:p>
          </table:table-cell>
          <table:table-cell table:formula="of:=[Datos_MoCap.F408]" office:value-type="float" office:value="-0.0335" calcext:value-type="float">
            <text:p>-0.0335</text:p>
          </table:table-cell>
          <table:table-cell table:formula="of:=[Datos_MoCap.E408]" office:value-type="float" office:value="-0.023068" calcext:value-type="float">
            <text:p>-0.023068</text:p>
          </table:table-cell>
          <table:table-cell/>
          <table:table-cell table:formula="of:=([.#REF!408]^2)*(0.178)+([.#REF!408])*(0.352)-0.013" office:value-type="string" office:string-value="" calcext:value-type="error">
            <text:p>#REF!</text:p>
          </table:table-cell>
          <table:table-cell table:formula="of:=([.J408]^2)*(-0.89)+([.J408])*(-0.633)-0.245" office:value-type="float" office:value="-0.227670757456" calcext:value-type="float">
            <text:p>-0.2276707575</text:p>
          </table:table-cell>
          <table:table-cell table:formula="of:=([.I408]^2)*(-0.189)+([.I408])*(0.905)-0.392" office:value-type="float" office:value="0.491341945218224" calcext:value-type="float">
            <text:p>0.4913419452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409]" office:value-type="float" office:value="0.043718" calcext:value-type="float">
            <text:p>0.043718</text:p>
          </table:table-cell>
          <table:table-cell table:formula="of:=[Datos_MoCap.B409]" office:value-type="float" office:value="1.365474" calcext:value-type="float">
            <text:p>1.365474</text:p>
          </table:table-cell>
          <table:table-cell table:formula="of:=[Datos_MoCap.C409]" office:value-type="float" office:value="-0.028302" calcext:value-type="float">
            <text:p>-0.028302</text:p>
          </table:table-cell>
          <table:table-cell table:formula="of:=[Datos_MoCap.D409]" office:value-type="float" office:value="0.009343" calcext:value-type="float">
            <text:p>0.009343</text:p>
          </table:table-cell>
          <table:table-cell table:formula="of:=[Datos_MoCap.F409]" office:value-type="float" office:value="-0.03352" calcext:value-type="float">
            <text:p>-0.03352</text:p>
          </table:table-cell>
          <table:table-cell table:formula="of:=[Datos_MoCap.E409]" office:value-type="float" office:value="-0.022822" calcext:value-type="float">
            <text:p>-0.022822</text:p>
          </table:table-cell>
          <table:table-cell/>
          <table:table-cell table:formula="of:=([.#REF!409]^2)*(0.178)+([.#REF!409])*(0.352)-0.013" office:value-type="string" office:string-value="" calcext:value-type="error">
            <text:p>#REF!</text:p>
          </table:table-cell>
          <table:table-cell table:formula="of:=([.J409]^2)*(-0.89)+([.J409])*(-0.633)-0.245" office:value-type="float" office:value="-0.22779772685156" calcext:value-type="float">
            <text:p>-0.2277977269</text:p>
          </table:table-cell>
          <table:table-cell table:formula="of:=([.I409]^2)*(-0.189)+([.I409])*(0.905)-0.392" office:value-type="float" office:value="0.491359832756236" calcext:value-type="float">
            <text:p>0.4913598328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410]" office:value-type="float" office:value="0.04389" calcext:value-type="float">
            <text:p>0.04389</text:p>
          </table:table-cell>
          <table:table-cell table:formula="of:=[Datos_MoCap.B410]" office:value-type="float" office:value="1.365512" calcext:value-type="float">
            <text:p>1.365512</text:p>
          </table:table-cell>
          <table:table-cell table:formula="of:=[Datos_MoCap.C410]" office:value-type="float" office:value="-0.02812" calcext:value-type="float">
            <text:p>-0.02812</text:p>
          </table:table-cell>
          <table:table-cell table:formula="of:=[Datos_MoCap.D410]" office:value-type="float" office:value="0.009449" calcext:value-type="float">
            <text:p>0.009449</text:p>
          </table:table-cell>
          <table:table-cell table:formula="of:=[Datos_MoCap.F410]" office:value-type="float" office:value="-0.033595" calcext:value-type="float">
            <text:p>-0.033595</text:p>
          </table:table-cell>
          <table:table-cell table:formula="of:=[Datos_MoCap.E410]" office:value-type="float" office:value="-0.02261" calcext:value-type="float">
            <text:p>-0.02261</text:p>
          </table:table-cell>
          <table:table-cell/>
          <table:table-cell table:formula="of:=([.#REF!410]^2)*(0.178)+([.#REF!410])*(0.352)-0.013" office:value-type="string" office:string-value="" calcext:value-type="error">
            <text:p>#REF!</text:p>
          </table:table-cell>
          <table:table-cell table:formula="of:=([.J410]^2)*(-0.89)+([.J410])*(-0.633)-0.245" office:value-type="float" office:value="-0.227903793616" calcext:value-type="float">
            <text:p>-0.2279037936</text:p>
          </table:table-cell>
          <table:table-cell table:formula="of:=([.I410]^2)*(-0.189)+([.I410])*(0.905)-0.392" office:value-type="float" office:value="0.491374608814784" calcext:value-type="float">
            <text:p>0.4913746088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411]" office:value-type="float" office:value="0.044067" calcext:value-type="float">
            <text:p>0.044067</text:p>
          </table:table-cell>
          <table:table-cell table:formula="of:=[Datos_MoCap.B411]" office:value-type="float" office:value="1.365508" calcext:value-type="float">
            <text:p>1.365508</text:p>
          </table:table-cell>
          <table:table-cell table:formula="of:=[Datos_MoCap.C411]" office:value-type="float" office:value="-0.027942" calcext:value-type="float">
            <text:p>-0.027942</text:p>
          </table:table-cell>
          <table:table-cell table:formula="of:=[Datos_MoCap.D411]" office:value-type="float" office:value="0.009593" calcext:value-type="float">
            <text:p>0.009593</text:p>
          </table:table-cell>
          <table:table-cell table:formula="of:=[Datos_MoCap.F411]" office:value-type="float" office:value="-0.033748" calcext:value-type="float">
            <text:p>-0.033748</text:p>
          </table:table-cell>
          <table:table-cell table:formula="of:=[Datos_MoCap.E411]" office:value-type="float" office:value="-0.022519" calcext:value-type="float">
            <text:p>-0.022519</text:p>
          </table:table-cell>
          <table:table-cell/>
          <table:table-cell table:formula="of:=([.#REF!411]^2)*(0.178)+([.#REF!411])*(0.352)-0.013" office:value-type="string" office:string-value="" calcext:value-type="error">
            <text:p>#REF!</text:p>
          </table:table-cell>
          <table:table-cell table:formula="of:=([.J411]^2)*(-0.89)+([.J411])*(-0.633)-0.245" office:value-type="float" office:value="-0.22800758627396" calcext:value-type="float">
            <text:p>-0.2280075863</text:p>
          </table:table-cell>
          <table:table-cell table:formula="of:=([.I411]^2)*(-0.189)+([.I411])*(0.905)-0.392" office:value-type="float" office:value="0.491373053465904" calcext:value-type="float">
            <text:p>0.4913730535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412]" office:value-type="float" office:value="0.044264" calcext:value-type="float">
            <text:p>0.044264</text:p>
          </table:table-cell>
          <table:table-cell table:formula="of:=[Datos_MoCap.B412]" office:value-type="float" office:value="1.365496" calcext:value-type="float">
            <text:p>1.365496</text:p>
          </table:table-cell>
          <table:table-cell table:formula="of:=[Datos_MoCap.C412]" office:value-type="float" office:value="-0.027736" calcext:value-type="float">
            <text:p>-0.027736</text:p>
          </table:table-cell>
          <table:table-cell table:formula="of:=[Datos_MoCap.D412]" office:value-type="float" office:value="0.009776" calcext:value-type="float">
            <text:p>0.009776</text:p>
          </table:table-cell>
          <table:table-cell table:formula="of:=[Datos_MoCap.F412]" office:value-type="float" office:value="-0.033868" calcext:value-type="float">
            <text:p>-0.033868</text:p>
          </table:table-cell>
          <table:table-cell table:formula="of:=[Datos_MoCap.E412]" office:value-type="float" office:value="-0.022364" calcext:value-type="float">
            <text:p>-0.022364</text:p>
          </table:table-cell>
          <table:table-cell/>
          <table:table-cell table:formula="of:=([.#REF!412]^2)*(0.178)+([.#REF!412])*(0.352)-0.013" office:value-type="string" office:string-value="" calcext:value-type="error">
            <text:p>#REF!</text:p>
          </table:table-cell>
          <table:table-cell table:formula="of:=([.J412]^2)*(-0.89)+([.J412])*(-0.633)-0.245" office:value-type="float" office:value="-0.22812777626944" calcext:value-type="float">
            <text:p>-0.2281277763</text:p>
          </table:table-cell>
          <table:table-cell table:formula="of:=([.I412]^2)*(-0.189)+([.I412])*(0.905)-0.392" office:value-type="float" office:value="0.491368387382976" calcext:value-type="float">
            <text:p>0.4913683874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413]" office:value-type="float" office:value="0.044403" calcext:value-type="float">
            <text:p>0.044403</text:p>
          </table:table-cell>
          <table:table-cell table:formula="of:=[Datos_MoCap.B413]" office:value-type="float" office:value="1.365489" calcext:value-type="float">
            <text:p>1.365489</text:p>
          </table:table-cell>
          <table:table-cell table:formula="of:=[Datos_MoCap.C413]" office:value-type="float" office:value="-0.027534" calcext:value-type="float">
            <text:p>-0.027534</text:p>
          </table:table-cell>
          <table:table-cell table:formula="of:=[Datos_MoCap.D413]" office:value-type="float" office:value="0.009893" calcext:value-type="float">
            <text:p>0.009893</text:p>
          </table:table-cell>
          <table:table-cell table:formula="of:=[Datos_MoCap.F413]" office:value-type="float" office:value="-0.033855" calcext:value-type="float">
            <text:p>-0.033855</text:p>
          </table:table-cell>
          <table:table-cell table:formula="of:=[Datos_MoCap.E413]" office:value-type="float" office:value="-0.022186" calcext:value-type="float">
            <text:p>-0.022186</text:p>
          </table:table-cell>
          <table:table-cell/>
          <table:table-cell table:formula="of:=([.#REF!413]^2)*(0.178)+([.#REF!413])*(0.352)-0.013" office:value-type="string" office:string-value="" calcext:value-type="error">
            <text:p>#REF!</text:p>
          </table:table-cell>
          <table:table-cell table:formula="of:=([.J413]^2)*(-0.89)+([.J413])*(-0.633)-0.245" office:value-type="float" office:value="-0.22824570582884" calcext:value-type="float">
            <text:p>-0.2282457058</text:p>
          </table:table-cell>
          <table:table-cell table:formula="of:=([.I413]^2)*(-0.189)+([.I413])*(0.905)-0.392" office:value-type="float" office:value="0.491365665476131" calcext:value-type="float">
            <text:p>0.4913656655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414]" office:value-type="float" office:value="0.044508" calcext:value-type="float">
            <text:p>0.044508</text:p>
          </table:table-cell>
          <table:table-cell table:formula="of:=[Datos_MoCap.B414]" office:value-type="float" office:value="1.365478" calcext:value-type="float">
            <text:p>1.365478</text:p>
          </table:table-cell>
          <table:table-cell table:formula="of:=[Datos_MoCap.C414]" office:value-type="float" office:value="-0.027337" calcext:value-type="float">
            <text:p>-0.027337</text:p>
          </table:table-cell>
          <table:table-cell table:formula="of:=[Datos_MoCap.D414]" office:value-type="float" office:value="0.009976" calcext:value-type="float">
            <text:p>0.009976</text:p>
          </table:table-cell>
          <table:table-cell table:formula="of:=[Datos_MoCap.F414]" office:value-type="float" office:value="-0.033907" calcext:value-type="float">
            <text:p>-0.033907</text:p>
          </table:table-cell>
          <table:table-cell table:formula="of:=[Datos_MoCap.E414]" office:value-type="float" office:value="-0.021894" calcext:value-type="float">
            <text:p>-0.021894</text:p>
          </table:table-cell>
          <table:table-cell/>
          <table:table-cell table:formula="of:=([.#REF!414]^2)*(0.178)+([.#REF!414])*(0.352)-0.013" office:value-type="string" office:string-value="" calcext:value-type="error">
            <text:p>#REF!</text:p>
          </table:table-cell>
          <table:table-cell table:formula="of:=([.J414]^2)*(-0.89)+([.J414])*(-0.633)-0.245" office:value-type="float" office:value="-0.22836078629641" calcext:value-type="float">
            <text:p>-0.2283607863</text:p>
          </table:table-cell>
          <table:table-cell table:formula="of:=([.I414]^2)*(-0.189)+([.I414])*(0.905)-0.392" office:value-type="float" office:value="0.491361388156524" calcext:value-type="float">
            <text:p>0.4913613882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415]" office:value-type="float" office:value="0.044565" calcext:value-type="float">
            <text:p>0.044565</text:p>
          </table:table-cell>
          <table:table-cell table:formula="of:=[Datos_MoCap.B415]" office:value-type="float" office:value="1.365461" calcext:value-type="float">
            <text:p>1.365461</text:p>
          </table:table-cell>
          <table:table-cell table:formula="of:=[Datos_MoCap.C415]" office:value-type="float" office:value="-0.02713" calcext:value-type="float">
            <text:p>-0.02713</text:p>
          </table:table-cell>
          <table:table-cell table:formula="of:=[Datos_MoCap.D415]" office:value-type="float" office:value="0.010068" calcext:value-type="float">
            <text:p>0.010068</text:p>
          </table:table-cell>
          <table:table-cell table:formula="of:=[Datos_MoCap.F415]" office:value-type="float" office:value="-0.034122" calcext:value-type="float">
            <text:p>-0.034122</text:p>
          </table:table-cell>
          <table:table-cell table:formula="of:=[Datos_MoCap.E415]" office:value-type="float" office:value="-0.021535" calcext:value-type="float">
            <text:p>-0.021535</text:p>
          </table:table-cell>
          <table:table-cell/>
          <table:table-cell table:formula="of:=([.#REF!415]^2)*(0.178)+([.#REF!415])*(0.352)-0.013" office:value-type="string" office:string-value="" calcext:value-type="error">
            <text:p>#REF!</text:p>
          </table:table-cell>
          <table:table-cell table:formula="of:=([.J415]^2)*(-0.89)+([.J415])*(-0.633)-0.245" office:value-type="float" office:value="-0.228481782841" calcext:value-type="float">
            <text:p>-0.2284817828</text:p>
          </table:table-cell>
          <table:table-cell table:formula="of:=([.I415]^2)*(-0.189)+([.I415])*(0.905)-0.392" office:value-type="float" office:value="0.491354777663531" calcext:value-type="float">
            <text:p>0.4913547777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416]" office:value-type="float" office:value="0.044582" calcext:value-type="float">
            <text:p>0.044582</text:p>
          </table:table-cell>
          <table:table-cell table:formula="of:=[Datos_MoCap.B416]" office:value-type="float" office:value="1.365447" calcext:value-type="float">
            <text:p>1.365447</text:p>
          </table:table-cell>
          <table:table-cell table:formula="of:=[Datos_MoCap.C416]" office:value-type="float" office:value="-0.026884" calcext:value-type="float">
            <text:p>-0.026884</text:p>
          </table:table-cell>
          <table:table-cell table:formula="of:=[Datos_MoCap.D416]" office:value-type="float" office:value="0.010262" calcext:value-type="float">
            <text:p>0.010262</text:p>
          </table:table-cell>
          <table:table-cell table:formula="of:=[Datos_MoCap.F416]" office:value-type="float" office:value="-0.034446" calcext:value-type="float">
            <text:p>-0.034446</text:p>
          </table:table-cell>
          <table:table-cell table:formula="of:=[Datos_MoCap.E416]" office:value-type="float" office:value="-0.021102" calcext:value-type="float">
            <text:p>-0.021102</text:p>
          </table:table-cell>
          <table:table-cell/>
          <table:table-cell table:formula="of:=([.#REF!416]^2)*(0.178)+([.#REF!416])*(0.352)-0.013" office:value-type="string" office:string-value="" calcext:value-type="error">
            <text:p>#REF!</text:p>
          </table:table-cell>
          <table:table-cell table:formula="of:=([.J416]^2)*(-0.89)+([.J416])*(-0.633)-0.245" office:value-type="float" office:value="-0.22862567501584" calcext:value-type="float">
            <text:p>-0.228625675</text:p>
          </table:table-cell>
          <table:table-cell table:formula="of:=([.I416]^2)*(-0.189)+([.I416])*(0.905)-0.392" office:value-type="float" office:value="0.491349333646099" calcext:value-type="float">
            <text:p>0.4913493336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417]" office:value-type="float" office:value="0.045064" calcext:value-type="float">
            <text:p>0.045064</text:p>
          </table:table-cell>
          <table:table-cell table:formula="of:=[Datos_MoCap.B417]" office:value-type="float" office:value="1.365423" calcext:value-type="float">
            <text:p>1.365423</text:p>
          </table:table-cell>
          <table:table-cell table:formula="of:=[Datos_MoCap.C417]" office:value-type="float" office:value="-0.026307" calcext:value-type="float">
            <text:p>-0.026307</text:p>
          </table:table-cell>
          <table:table-cell table:formula="of:=[Datos_MoCap.D417]" office:value-type="float" office:value="0.011486" calcext:value-type="float">
            <text:p>0.011486</text:p>
          </table:table-cell>
          <table:table-cell table:formula="of:=[Datos_MoCap.F417]" office:value-type="float" office:value="-0.03751" calcext:value-type="float">
            <text:p>-0.03751</text:p>
          </table:table-cell>
          <table:table-cell table:formula="of:=[Datos_MoCap.E417]" office:value-type="float" office:value="-0.021251" calcext:value-type="float">
            <text:p>-0.021251</text:p>
          </table:table-cell>
          <table:table-cell/>
          <table:table-cell table:formula="of:=([.#REF!417]^2)*(0.178)+([.#REF!417])*(0.352)-0.013" office:value-type="string" office:string-value="" calcext:value-type="error">
            <text:p>#REF!</text:p>
          </table:table-cell>
          <table:table-cell table:formula="of:=([.J417]^2)*(-0.89)+([.J417])*(-0.633)-0.245" office:value-type="float" office:value="-0.22896360084161" calcext:value-type="float">
            <text:p>-0.2289636008</text:p>
          </table:table-cell>
          <table:table-cell table:formula="of:=([.I417]^2)*(-0.189)+([.I417])*(0.905)-0.392" office:value-type="float" office:value="0.491340000872419" calcext:value-type="float">
            <text:p>0.4913400009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418]" office:value-type="float" office:value="0.045008" calcext:value-type="float">
            <text:p>0.045008</text:p>
          </table:table-cell>
          <table:table-cell table:formula="of:=[Datos_MoCap.B418]" office:value-type="float" office:value="1.365438" calcext:value-type="float">
            <text:p>1.365438</text:p>
          </table:table-cell>
          <table:table-cell table:formula="of:=[Datos_MoCap.C418]" office:value-type="float" office:value="-0.02606" calcext:value-type="float">
            <text:p>-0.02606</text:p>
          </table:table-cell>
          <table:table-cell table:formula="of:=[Datos_MoCap.D418]" office:value-type="float" office:value="0.011507" calcext:value-type="float">
            <text:p>0.011507</text:p>
          </table:table-cell>
          <table:table-cell table:formula="of:=[Datos_MoCap.F418]" office:value-type="float" office:value="-0.037415" calcext:value-type="float">
            <text:p>-0.037415</text:p>
          </table:table-cell>
          <table:table-cell table:formula="of:=[Datos_MoCap.E418]" office:value-type="float" office:value="-0.0208" calcext:value-type="float">
            <text:p>-0.0208</text:p>
          </table:table-cell>
          <table:table-cell/>
          <table:table-cell table:formula="of:=([.#REF!418]^2)*(0.178)+([.#REF!418])*(0.352)-0.013" office:value-type="string" office:string-value="" calcext:value-type="error">
            <text:p>#REF!</text:p>
          </table:table-cell>
          <table:table-cell table:formula="of:=([.J418]^2)*(-0.89)+([.J418])*(-0.633)-0.245" office:value-type="float" office:value="-0.229108440004" calcext:value-type="float">
            <text:p>-0.22910844</text:p>
          </table:table-cell>
          <table:table-cell table:formula="of:=([.I418]^2)*(-0.189)+([.I418])*(0.905)-0.392" office:value-type="float" office:value="0.491345833881484" calcext:value-type="float">
            <text:p>0.4913458339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419]" office:value-type="float" office:value="0.044928" calcext:value-type="float">
            <text:p>0.044928</text:p>
          </table:table-cell>
          <table:table-cell table:formula="of:=[Datos_MoCap.B419]" office:value-type="float" office:value="1.365434" calcext:value-type="float">
            <text:p>1.365434</text:p>
          </table:table-cell>
          <table:table-cell table:formula="of:=[Datos_MoCap.C419]" office:value-type="float" office:value="-0.025816" calcext:value-type="float">
            <text:p>-0.025816</text:p>
          </table:table-cell>
          <table:table-cell table:formula="of:=[Datos_MoCap.D419]" office:value-type="float" office:value="0.01157" calcext:value-type="float">
            <text:p>0.01157</text:p>
          </table:table-cell>
          <table:table-cell table:formula="of:=[Datos_MoCap.F419]" office:value-type="float" office:value="-0.03729" calcext:value-type="float">
            <text:p>-0.03729</text:p>
          </table:table-cell>
          <table:table-cell table:formula="of:=[Datos_MoCap.E419]" office:value-type="float" office:value="-0.02047" calcext:value-type="float">
            <text:p>-0.02047</text:p>
          </table:table-cell>
          <table:table-cell/>
          <table:table-cell table:formula="of:=([.#REF!419]^2)*(0.178)+([.#REF!419])*(0.352)-0.013" office:value-type="string" office:string-value="" calcext:value-type="error">
            <text:p>#REF!</text:p>
          </table:table-cell>
          <table:table-cell table:formula="of:=([.J419]^2)*(-0.89)+([.J419])*(-0.633)-0.245" office:value-type="float" office:value="-0.22925162661184" calcext:value-type="float">
            <text:p>-0.2292516266</text:p>
          </table:table-cell>
          <table:table-cell table:formula="of:=([.I419]^2)*(-0.189)+([.I419])*(0.905)-0.392" office:value-type="float" office:value="0.491344278420716" calcext:value-type="float">
            <text:p>0.4913442784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420]" office:value-type="float" office:value="0.044841" calcext:value-type="float">
            <text:p>0.044841</text:p>
          </table:table-cell>
          <table:table-cell table:formula="of:=[Datos_MoCap.B420]" office:value-type="float" office:value="1.365402" calcext:value-type="float">
            <text:p>1.365402</text:p>
          </table:table-cell>
          <table:table-cell table:formula="of:=[Datos_MoCap.C420]" office:value-type="float" office:value="-0.025582" calcext:value-type="float">
            <text:p>-0.025582</text:p>
          </table:table-cell>
          <table:table-cell table:formula="of:=[Datos_MoCap.D420]" office:value-type="float" office:value="0.011643" calcext:value-type="float">
            <text:p>0.011643</text:p>
          </table:table-cell>
          <table:table-cell table:formula="of:=[Datos_MoCap.F420]" office:value-type="float" office:value="-0.037209" calcext:value-type="float">
            <text:p>-0.037209</text:p>
          </table:table-cell>
          <table:table-cell table:formula="of:=[Datos_MoCap.E420]" office:value-type="float" office:value="-0.020184" calcext:value-type="float">
            <text:p>-0.020184</text:p>
          </table:table-cell>
          <table:table-cell/>
          <table:table-cell table:formula="of:=([.#REF!420]^2)*(0.178)+([.#REF!420])*(0.352)-0.013" office:value-type="string" office:string-value="" calcext:value-type="error">
            <text:p>#REF!</text:p>
          </table:table-cell>
          <table:table-cell table:formula="of:=([.J420]^2)*(-0.89)+([.J420])*(-0.633)-0.245" office:value-type="float" office:value="-0.22938904446436" calcext:value-type="float">
            <text:p>-0.2293890445</text:p>
          </table:table-cell>
          <table:table-cell table:formula="of:=([.I420]^2)*(-0.189)+([.I420])*(0.905)-0.392" office:value-type="float" office:value="0.491331834516844" calcext:value-type="float">
            <text:p>0.4913318345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421]" office:value-type="float" office:value="0.044739" calcext:value-type="float">
            <text:p>0.044739</text:p>
          </table:table-cell>
          <table:table-cell table:formula="of:=[Datos_MoCap.B421]" office:value-type="float" office:value="1.365385" calcext:value-type="float">
            <text:p>1.365385</text:p>
          </table:table-cell>
          <table:table-cell table:formula="of:=[Datos_MoCap.C421]" office:value-type="float" office:value="-0.025373" calcext:value-type="float">
            <text:p>-0.025373</text:p>
          </table:table-cell>
          <table:table-cell table:formula="of:=[Datos_MoCap.D421]" office:value-type="float" office:value="0.011607" calcext:value-type="float">
            <text:p>0.011607</text:p>
          </table:table-cell>
          <table:table-cell table:formula="of:=[Datos_MoCap.F421]" office:value-type="float" office:value="-0.037219" calcext:value-type="float">
            <text:p>-0.037219</text:p>
          </table:table-cell>
          <table:table-cell table:formula="of:=[Datos_MoCap.E421]" office:value-type="float" office:value="-0.020026" calcext:value-type="float">
            <text:p>-0.020026</text:p>
          </table:table-cell>
          <table:table-cell/>
          <table:table-cell table:formula="of:=([.#REF!421]^2)*(0.178)+([.#REF!421])*(0.352)-0.013" office:value-type="string" office:string-value="" calcext:value-type="error">
            <text:p>#REF!</text:p>
          </table:table-cell>
          <table:table-cell table:formula="of:=([.J421]^2)*(-0.89)+([.J421])*(-0.633)-0.245" office:value-type="float" office:value="-0.22951186332481" calcext:value-type="float">
            <text:p>-0.2295118633</text:p>
          </table:table-cell>
          <table:table-cell table:formula="of:=([.I421]^2)*(-0.189)+([.I421])*(0.905)-0.392" office:value-type="float" office:value="0.491325223535475" calcext:value-type="float">
            <text:p>0.4913252235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422]" office:value-type="float" office:value="0.044617" calcext:value-type="float">
            <text:p>0.044617</text:p>
          </table:table-cell>
          <table:table-cell table:formula="of:=[Datos_MoCap.B422]" office:value-type="float" office:value="1.365394" calcext:value-type="float">
            <text:p>1.365394</text:p>
          </table:table-cell>
          <table:table-cell table:formula="of:=[Datos_MoCap.C422]" office:value-type="float" office:value="-0.025173" calcext:value-type="float">
            <text:p>-0.025173</text:p>
          </table:table-cell>
          <table:table-cell table:formula="of:=[Datos_MoCap.D422]" office:value-type="float" office:value="0.011589" calcext:value-type="float">
            <text:p>0.011589</text:p>
          </table:table-cell>
          <table:table-cell table:formula="of:=[Datos_MoCap.F422]" office:value-type="float" office:value="-0.037222" calcext:value-type="float">
            <text:p>-0.037222</text:p>
          </table:table-cell>
          <table:table-cell table:formula="of:=[Datos_MoCap.E422]" office:value-type="float" office:value="-0.019832" calcext:value-type="float">
            <text:p>-0.019832</text:p>
          </table:table-cell>
          <table:table-cell/>
          <table:table-cell table:formula="of:=([.#REF!422]^2)*(0.178)+([.#REF!422])*(0.352)-0.013" office:value-type="string" office:string-value="" calcext:value-type="error">
            <text:p>#REF!</text:p>
          </table:table-cell>
          <table:table-cell table:formula="of:=([.J422]^2)*(-0.89)+([.J422])*(-0.633)-0.245" office:value-type="float" office:value="-0.22962946613681" calcext:value-type="float">
            <text:p>-0.2296294661</text:p>
          </table:table-cell>
          <table:table-cell table:formula="of:=([.I422]^2)*(-0.189)+([.I422])*(0.905)-0.392" office:value-type="float" office:value="0.491328723480396" calcext:value-type="float">
            <text:p>0.4913287235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423]" office:value-type="float" office:value="0.044448" calcext:value-type="float">
            <text:p>0.044448</text:p>
          </table:table-cell>
          <table:table-cell table:formula="of:=[Datos_MoCap.B423]" office:value-type="float" office:value="1.365422" calcext:value-type="float">
            <text:p>1.365422</text:p>
          </table:table-cell>
          <table:table-cell table:formula="of:=[Datos_MoCap.C423]" office:value-type="float" office:value="-0.024988" calcext:value-type="float">
            <text:p>-0.024988</text:p>
          </table:table-cell>
          <table:table-cell table:formula="of:=[Datos_MoCap.D423]" office:value-type="float" office:value="0.011567" calcext:value-type="float">
            <text:p>0.011567</text:p>
          </table:table-cell>
          <table:table-cell table:formula="of:=[Datos_MoCap.F423]" office:value-type="float" office:value="-0.037312" calcext:value-type="float">
            <text:p>-0.037312</text:p>
          </table:table-cell>
          <table:table-cell table:formula="of:=[Datos_MoCap.E423]" office:value-type="float" office:value="-0.019808" calcext:value-type="float">
            <text:p>-0.019808</text:p>
          </table:table-cell>
          <table:table-cell/>
          <table:table-cell table:formula="of:=([.#REF!423]^2)*(0.178)+([.#REF!423])*(0.352)-0.013" office:value-type="string" office:string-value="" calcext:value-type="error">
            <text:p>#REF!</text:p>
          </table:table-cell>
          <table:table-cell table:formula="of:=([.J423]^2)*(-0.89)+([.J423])*(-0.633)-0.245" office:value-type="float" office:value="-0.22973831212816" calcext:value-type="float">
            <text:p>-0.2297383121</text:p>
          </table:table-cell>
          <table:table-cell table:formula="of:=([.I423]^2)*(-0.189)+([.I423])*(0.905)-0.392" office:value-type="float" office:value="0.491339612002124" calcext:value-type="float">
            <text:p>0.491339612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424]" office:value-type="float" office:value="0.044229" calcext:value-type="float">
            <text:p>0.044229</text:p>
          </table:table-cell>
          <table:table-cell table:formula="of:=[Datos_MoCap.B424]" office:value-type="float" office:value="1.365428" calcext:value-type="float">
            <text:p>1.365428</text:p>
          </table:table-cell>
          <table:table-cell table:formula="of:=[Datos_MoCap.C424]" office:value-type="float" office:value="-0.024802" calcext:value-type="float">
            <text:p>-0.024802</text:p>
          </table:table-cell>
          <table:table-cell table:formula="of:=[Datos_MoCap.D424]" office:value-type="float" office:value="0.011572" calcext:value-type="float">
            <text:p>0.011572</text:p>
          </table:table-cell>
          <table:table-cell table:formula="of:=[Datos_MoCap.F424]" office:value-type="float" office:value="-0.03752" calcext:value-type="float">
            <text:p>-0.03752</text:p>
          </table:table-cell>
          <table:table-cell table:formula="of:=[Datos_MoCap.E424]" office:value-type="float" office:value="-0.019853" calcext:value-type="float">
            <text:p>-0.019853</text:p>
          </table:table-cell>
          <table:table-cell/>
          <table:table-cell table:formula="of:=([.#REF!424]^2)*(0.178)+([.#REF!424])*(0.352)-0.013" office:value-type="string" office:string-value="" calcext:value-type="error">
            <text:p>#REF!</text:p>
          </table:table-cell>
          <table:table-cell table:formula="of:=([.J424]^2)*(-0.89)+([.J424])*(-0.633)-0.245" office:value-type="float" office:value="-0.22984780789156" calcext:value-type="float">
            <text:p>-0.2298478079</text:p>
          </table:table-cell>
          <table:table-cell table:formula="of:=([.I424]^2)*(-0.189)+([.I424])*(0.905)-0.392" office:value-type="float" office:value="0.491341945218224" calcext:value-type="float">
            <text:p>0.4913419452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425]" office:value-type="float" office:value="0.043976" calcext:value-type="float">
            <text:p>0.043976</text:p>
          </table:table-cell>
          <table:table-cell table:formula="of:=[Datos_MoCap.B425]" office:value-type="float" office:value="1.365436" calcext:value-type="float">
            <text:p>1.365436</text:p>
          </table:table-cell>
          <table:table-cell table:formula="of:=[Datos_MoCap.C425]" office:value-type="float" office:value="-0.024642" calcext:value-type="float">
            <text:p>-0.024642</text:p>
          </table:table-cell>
          <table:table-cell table:formula="of:=[Datos_MoCap.D425]" office:value-type="float" office:value="0.011463" calcext:value-type="float">
            <text:p>0.011463</text:p>
          </table:table-cell>
          <table:table-cell table:formula="of:=[Datos_MoCap.F425]" office:value-type="float" office:value="-0.037663" calcext:value-type="float">
            <text:p>-0.037663</text:p>
          </table:table-cell>
          <table:table-cell table:formula="of:=[Datos_MoCap.E425]" office:value-type="float" office:value="-0.019892" calcext:value-type="float">
            <text:p>-0.019892</text:p>
          </table:table-cell>
          <table:table-cell/>
          <table:table-cell table:formula="of:=([.#REF!425]^2)*(0.178)+([.#REF!425])*(0.352)-0.013" office:value-type="string" office:string-value="" calcext:value-type="error">
            <text:p>#REF!</text:p>
          </table:table-cell>
          <table:table-cell table:formula="of:=([.J425]^2)*(-0.89)+([.J425])*(-0.633)-0.245" office:value-type="float" office:value="-0.22994204706596" calcext:value-type="float">
            <text:p>-0.2299420471</text:p>
          </table:table-cell>
          <table:table-cell table:formula="of:=([.I425]^2)*(-0.189)+([.I425])*(0.905)-0.392" office:value-type="float" office:value="0.491345056151856" calcext:value-type="float">
            <text:p>0.4913450562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426]" office:value-type="float" office:value="0.043684" calcext:value-type="float">
            <text:p>0.043684</text:p>
          </table:table-cell>
          <table:table-cell table:formula="of:=[Datos_MoCap.B426]" office:value-type="float" office:value="1.365424" calcext:value-type="float">
            <text:p>1.365424</text:p>
          </table:table-cell>
          <table:table-cell table:formula="of:=[Datos_MoCap.C426]" office:value-type="float" office:value="-0.024473" calcext:value-type="float">
            <text:p>-0.024473</text:p>
          </table:table-cell>
          <table:table-cell table:formula="of:=[Datos_MoCap.D426]" office:value-type="float" office:value="0.011417" calcext:value-type="float">
            <text:p>0.011417</text:p>
          </table:table-cell>
          <table:table-cell table:formula="of:=[Datos_MoCap.F426]" office:value-type="float" office:value="-0.037734" calcext:value-type="float">
            <text:p>-0.037734</text:p>
          </table:table-cell>
          <table:table-cell table:formula="of:=[Datos_MoCap.E426]" office:value-type="float" office:value="-0.019985" calcext:value-type="float">
            <text:p>-0.019985</text:p>
          </table:table-cell>
          <table:table-cell/>
          <table:table-cell table:formula="of:=([.#REF!426]^2)*(0.178)+([.#REF!426])*(0.352)-0.013" office:value-type="string" office:string-value="" calcext:value-type="error">
            <text:p>#REF!</text:p>
          </table:table-cell>
          <table:table-cell table:formula="of:=([.J426]^2)*(-0.89)+([.J426])*(-0.633)-0.245" office:value-type="float" office:value="-0.23004163667881" calcext:value-type="float">
            <text:p>-0.2300416367</text:p>
          </table:table-cell>
          <table:table-cell table:formula="of:=([.I426]^2)*(-0.189)+([.I426])*(0.905)-0.392" office:value-type="float" office:value="0.491340389742336" calcext:value-type="float">
            <text:p>0.4913403897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427]" office:value-type="float" office:value="0.043347" calcext:value-type="float">
            <text:p>0.043347</text:p>
          </table:table-cell>
          <table:table-cell table:formula="of:=[Datos_MoCap.B427]" office:value-type="float" office:value="1.365418" calcext:value-type="float">
            <text:p>1.365418</text:p>
          </table:table-cell>
          <table:table-cell table:formula="of:=[Datos_MoCap.C427]" office:value-type="float" office:value="-0.02431" calcext:value-type="float">
            <text:p>-0.02431</text:p>
          </table:table-cell>
          <table:table-cell table:formula="of:=[Datos_MoCap.D427]" office:value-type="float" office:value="0.01138" calcext:value-type="float">
            <text:p>0.01138</text:p>
          </table:table-cell>
          <table:table-cell table:formula="of:=[Datos_MoCap.F427]" office:value-type="float" office:value="-0.03786" calcext:value-type="float">
            <text:p>-0.03786</text:p>
          </table:table-cell>
          <table:table-cell table:formula="of:=[Datos_MoCap.E427]" office:value-type="float" office:value="-0.019988" calcext:value-type="float">
            <text:p>-0.019988</text:p>
          </table:table-cell>
          <table:table-cell/>
          <table:table-cell table:formula="of:=([.#REF!427]^2)*(0.178)+([.#REF!427])*(0.352)-0.013" office:value-type="string" office:string-value="" calcext:value-type="error">
            <text:p>#REF!</text:p>
          </table:table-cell>
          <table:table-cell table:formula="of:=([.J427]^2)*(-0.89)+([.J427])*(-0.633)-0.245" office:value-type="float" office:value="-0.230137738729" calcext:value-type="float">
            <text:p>-0.2301377387</text:p>
          </table:table-cell>
          <table:table-cell table:formula="of:=([.I427]^2)*(-0.189)+([.I427])*(0.905)-0.392" office:value-type="float" office:value="0.491338056517164" calcext:value-type="float">
            <text:p>0.4913380565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428]" office:value-type="float" office:value="0.042959" calcext:value-type="float">
            <text:p>0.042959</text:p>
          </table:table-cell>
          <table:table-cell table:formula="of:=[Datos_MoCap.B428]" office:value-type="float" office:value="1.365437" calcext:value-type="float">
            <text:p>1.365437</text:p>
          </table:table-cell>
          <table:table-cell table:formula="of:=[Datos_MoCap.C428]" office:value-type="float" office:value="-0.024128" calcext:value-type="float">
            <text:p>-0.024128</text:p>
          </table:table-cell>
          <table:table-cell table:formula="of:=[Datos_MoCap.D428]" office:value-type="float" office:value="0.011347" calcext:value-type="float">
            <text:p>0.011347</text:p>
          </table:table-cell>
          <table:table-cell table:formula="of:=[Datos_MoCap.F428]" office:value-type="float" office:value="-0.037923" calcext:value-type="float">
            <text:p>-0.037923</text:p>
          </table:table-cell>
          <table:table-cell table:formula="of:=[Datos_MoCap.E428]" office:value-type="float" office:value="-0.019957" calcext:value-type="float">
            <text:p>-0.019957</text:p>
          </table:table-cell>
          <table:table-cell/>
          <table:table-cell table:formula="of:=([.#REF!428]^2)*(0.178)+([.#REF!428])*(0.352)-0.013" office:value-type="string" office:string-value="" calcext:value-type="error">
            <text:p>#REF!</text:p>
          </table:table-cell>
          <table:table-cell table:formula="of:=([.J428]^2)*(-0.89)+([.J428])*(-0.633)-0.245" office:value-type="float" office:value="-0.23024509874176" calcext:value-type="float">
            <text:p>-0.2302450987</text:p>
          </table:table-cell>
          <table:table-cell table:formula="of:=([.I428]^2)*(-0.189)+([.I428])*(0.905)-0.392" office:value-type="float" office:value="0.491345445016859" calcext:value-type="float">
            <text:p>0.491345445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429]" office:value-type="float" office:value="0.042502" calcext:value-type="float">
            <text:p>0.042502</text:p>
          </table:table-cell>
          <table:table-cell table:formula="of:=[Datos_MoCap.B429]" office:value-type="float" office:value="1.365463" calcext:value-type="float">
            <text:p>1.365463</text:p>
          </table:table-cell>
          <table:table-cell table:formula="of:=[Datos_MoCap.C429]" office:value-type="float" office:value="-0.023942" calcext:value-type="float">
            <text:p>-0.023942</text:p>
          </table:table-cell>
          <table:table-cell table:formula="of:=[Datos_MoCap.D429]" office:value-type="float" office:value="0.011321" calcext:value-type="float">
            <text:p>0.011321</text:p>
          </table:table-cell>
          <table:table-cell table:formula="of:=[Datos_MoCap.F429]" office:value-type="float" office:value="-0.038116" calcext:value-type="float">
            <text:p>-0.038116</text:p>
          </table:table-cell>
          <table:table-cell table:formula="of:=[Datos_MoCap.E429]" office:value-type="float" office:value="-0.019942" calcext:value-type="float">
            <text:p>-0.019942</text:p>
          </table:table-cell>
          <table:table-cell/>
          <table:table-cell table:formula="of:=([.#REF!429]^2)*(0.178)+([.#REF!429])*(0.352)-0.013" office:value-type="string" office:string-value="" calcext:value-type="error">
            <text:p>#REF!</text:p>
          </table:table-cell>
          <table:table-cell table:formula="of:=([.J429]^2)*(-0.89)+([.J429])*(-0.633)-0.245" office:value-type="float" office:value="-0.23035487923396" calcext:value-type="float">
            <text:p>-0.2303548792</text:p>
          </table:table-cell>
          <table:table-cell table:formula="of:=([.I429]^2)*(-0.189)+([.I429])*(0.905)-0.392" office:value-type="float" office:value="0.491355555374259" calcext:value-type="float">
            <text:p>0.4913555554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430]" office:value-type="float" office:value="0.042048" calcext:value-type="float">
            <text:p>0.042048</text:p>
          </table:table-cell>
          <table:table-cell table:formula="of:=[Datos_MoCap.B430]" office:value-type="float" office:value="1.365508" calcext:value-type="float">
            <text:p>1.365508</text:p>
          </table:table-cell>
          <table:table-cell table:formula="of:=[Datos_MoCap.C430]" office:value-type="float" office:value="-0.02374" calcext:value-type="float">
            <text:p>-0.02374</text:p>
          </table:table-cell>
          <table:table-cell table:formula="of:=[Datos_MoCap.D430]" office:value-type="float" office:value="0.011275" calcext:value-type="float">
            <text:p>0.011275</text:p>
          </table:table-cell>
          <table:table-cell table:formula="of:=[Datos_MoCap.F430]" office:value-type="float" office:value="-0.038314" calcext:value-type="float">
            <text:p>-0.038314</text:p>
          </table:table-cell>
          <table:table-cell table:formula="of:=[Datos_MoCap.E430]" office:value-type="float" office:value="-0.02004" calcext:value-type="float">
            <text:p>-0.02004</text:p>
          </table:table-cell>
          <table:table-cell/>
          <table:table-cell table:formula="of:=([.#REF!430]^2)*(0.178)+([.#REF!430])*(0.352)-0.013" office:value-type="string" office:string-value="" calcext:value-type="error">
            <text:p>#REF!</text:p>
          </table:table-cell>
          <table:table-cell table:formula="of:=([.J430]^2)*(-0.89)+([.J430])*(-0.633)-0.245" office:value-type="float" office:value="-0.230474172964" calcext:value-type="float">
            <text:p>-0.230474173</text:p>
          </table:table-cell>
          <table:table-cell table:formula="of:=([.I430]^2)*(-0.189)+([.I430])*(0.905)-0.392" office:value-type="float" office:value="0.491373053465904" calcext:value-type="float">
            <text:p>0.4913730535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431]" office:value-type="float" office:value="0.041543" calcext:value-type="float">
            <text:p>0.041543</text:p>
          </table:table-cell>
          <table:table-cell table:formula="of:=[Datos_MoCap.B431]" office:value-type="float" office:value="1.365542" calcext:value-type="float">
            <text:p>1.365542</text:p>
          </table:table-cell>
          <table:table-cell table:formula="of:=[Datos_MoCap.C431]" office:value-type="float" office:value="-0.023531" calcext:value-type="float">
            <text:p>-0.023531</text:p>
          </table:table-cell>
          <table:table-cell table:formula="of:=[Datos_MoCap.D431]" office:value-type="float" office:value="0.011267" calcext:value-type="float">
            <text:p>0.011267</text:p>
          </table:table-cell>
          <table:table-cell table:formula="of:=[Datos_MoCap.F431]" office:value-type="float" office:value="-0.038398" calcext:value-type="float">
            <text:p>-0.038398</text:p>
          </table:table-cell>
          <table:table-cell table:formula="of:=[Datos_MoCap.E431]" office:value-type="float" office:value="-0.020003" calcext:value-type="float">
            <text:p>-0.020003</text:p>
          </table:table-cell>
          <table:table-cell/>
          <table:table-cell table:formula="of:=([.#REF!431]^2)*(0.178)+([.#REF!431])*(0.352)-0.013" office:value-type="string" office:string-value="" calcext:value-type="error">
            <text:p>#REF!</text:p>
          </table:table-cell>
          <table:table-cell table:formula="of:=([.J431]^2)*(-0.89)+([.J431])*(-0.633)-0.245" office:value-type="float" office:value="-0.23059767708529" calcext:value-type="float">
            <text:p>-0.2305976771</text:p>
          </table:table-cell>
          <table:table-cell table:formula="of:=([.I431]^2)*(-0.189)+([.I431])*(0.905)-0.392" office:value-type="float" office:value="0.491386273738604" calcext:value-type="float">
            <text:p>0.4913862737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432]" office:value-type="float" office:value="0.041046" calcext:value-type="float">
            <text:p>0.041046</text:p>
          </table:table-cell>
          <table:table-cell table:formula="of:=[Datos_MoCap.B432]" office:value-type="float" office:value="1.365581" calcext:value-type="float">
            <text:p>1.365581</text:p>
          </table:table-cell>
          <table:table-cell table:formula="of:=[Datos_MoCap.C432]" office:value-type="float" office:value="-0.023353" calcext:value-type="float">
            <text:p>-0.023353</text:p>
          </table:table-cell>
          <table:table-cell table:formula="of:=[Datos_MoCap.D432]" office:value-type="float" office:value="0.011234" calcext:value-type="float">
            <text:p>0.011234</text:p>
          </table:table-cell>
          <table:table-cell table:formula="of:=[Datos_MoCap.F432]" office:value-type="float" office:value="-0.038909" calcext:value-type="float">
            <text:p>-0.038909</text:p>
          </table:table-cell>
          <table:table-cell table:formula="of:=[Datos_MoCap.E432]" office:value-type="float" office:value="-0.020082" calcext:value-type="float">
            <text:p>-0.020082</text:p>
          </table:table-cell>
          <table:table-cell/>
          <table:table-cell table:formula="of:=([.#REF!432]^2)*(0.178)+([.#REF!432])*(0.352)-0.013" office:value-type="string" office:string-value="" calcext:value-type="error">
            <text:p>#REF!</text:p>
          </table:table-cell>
          <table:table-cell table:formula="of:=([.J432]^2)*(-0.89)+([.J432])*(-0.633)-0.245" office:value-type="float" office:value="-0.23070292372201" calcext:value-type="float">
            <text:p>-0.2307029237</text:p>
          </table:table-cell>
          <table:table-cell table:formula="of:=([.I432]^2)*(-0.189)+([.I432])*(0.905)-0.392" office:value-type="float" office:value="0.491401437630971" calcext:value-type="float">
            <text:p>0.4914014376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433]" office:value-type="float" office:value="0.040542" calcext:value-type="float">
            <text:p>0.040542</text:p>
          </table:table-cell>
          <table:table-cell table:formula="of:=[Datos_MoCap.B433]" office:value-type="float" office:value="1.365644" calcext:value-type="float">
            <text:p>1.365644</text:p>
          </table:table-cell>
          <table:table-cell table:formula="of:=[Datos_MoCap.C433]" office:value-type="float" office:value="-0.023182" calcext:value-type="float">
            <text:p>-0.023182</text:p>
          </table:table-cell>
          <table:table-cell table:formula="of:=[Datos_MoCap.D433]" office:value-type="float" office:value="0.011049" calcext:value-type="float">
            <text:p>0.011049</text:p>
          </table:table-cell>
          <table:table-cell table:formula="of:=[Datos_MoCap.F433]" office:value-type="float" office:value="-0.039334" calcext:value-type="float">
            <text:p>-0.039334</text:p>
          </table:table-cell>
          <table:table-cell table:formula="of:=[Datos_MoCap.E433]" office:value-type="float" office:value="-0.020133" calcext:value-type="float">
            <text:p>-0.020133</text:p>
          </table:table-cell>
          <table:table-cell/>
          <table:table-cell table:formula="of:=([.#REF!433]^2)*(0.178)+([.#REF!433])*(0.352)-0.013" office:value-type="string" office:string-value="" calcext:value-type="error">
            <text:p>#REF!</text:p>
          </table:table-cell>
          <table:table-cell table:formula="of:=([.J433]^2)*(-0.89)+([.J433])*(-0.633)-0.245" office:value-type="float" office:value="-0.23080408456036" calcext:value-type="float">
            <text:p>-0.2308040846</text:p>
          </table:table-cell>
          <table:table-cell table:formula="of:=([.I433]^2)*(-0.189)+([.I433])*(0.905)-0.392" office:value-type="float" office:value="0.491425931934896" calcext:value-type="float">
            <text:p>0.4914259319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434]" office:value-type="float" office:value="0.039987" calcext:value-type="float">
            <text:p>0.039987</text:p>
          </table:table-cell>
          <table:table-cell table:formula="of:=[Datos_MoCap.B434]" office:value-type="float" office:value="1.365717" calcext:value-type="float">
            <text:p>1.365717</text:p>
          </table:table-cell>
          <table:table-cell table:formula="of:=[Datos_MoCap.C434]" office:value-type="float" office:value="-0.023012" calcext:value-type="float">
            <text:p>-0.023012</text:p>
          </table:table-cell>
          <table:table-cell table:formula="of:=[Datos_MoCap.D434]" office:value-type="float" office:value="0.010903" calcext:value-type="float">
            <text:p>0.010903</text:p>
          </table:table-cell>
          <table:table-cell table:formula="of:=[Datos_MoCap.F434]" office:value-type="float" office:value="-0.039699" calcext:value-type="float">
            <text:p>-0.039699</text:p>
          </table:table-cell>
          <table:table-cell table:formula="of:=[Datos_MoCap.E434]" office:value-type="float" office:value="-0.020124" calcext:value-type="float">
            <text:p>-0.020124</text:p>
          </table:table-cell>
          <table:table-cell/>
          <table:table-cell table:formula="of:=([.#REF!434]^2)*(0.178)+([.#REF!434])*(0.352)-0.013" office:value-type="string" office:string-value="" calcext:value-type="error">
            <text:p>#REF!</text:p>
          </table:table-cell>
          <table:table-cell table:formula="of:=([.J434]^2)*(-0.89)+([.J434])*(-0.633)-0.245" office:value-type="float" office:value="-0.23090470540816" calcext:value-type="float">
            <text:p>-0.2309047054</text:p>
          </table:table-cell>
          <table:table-cell table:formula="of:=([.I434]^2)*(-0.189)+([.I434])*(0.905)-0.392" office:value-type="float" office:value="0.491454312347179" calcext:value-type="float">
            <text:p>0.4914543123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435]" office:value-type="float" office:value="0.039455" calcext:value-type="float">
            <text:p>0.039455</text:p>
          </table:table-cell>
          <table:table-cell table:formula="of:=[Datos_MoCap.B435]" office:value-type="float" office:value="1.365761" calcext:value-type="float">
            <text:p>1.365761</text:p>
          </table:table-cell>
          <table:table-cell table:formula="of:=[Datos_MoCap.C435]" office:value-type="float" office:value="-0.022824" calcext:value-type="float">
            <text:p>-0.022824</text:p>
          </table:table-cell>
          <table:table-cell table:formula="of:=[Datos_MoCap.D435]" office:value-type="float" office:value="0.010902" calcext:value-type="float">
            <text:p>0.010902</text:p>
          </table:table-cell>
          <table:table-cell table:formula="of:=[Datos_MoCap.F435]" office:value-type="float" office:value="-0.040044" calcext:value-type="float">
            <text:p>-0.040044</text:p>
          </table:table-cell>
          <table:table-cell table:formula="of:=[Datos_MoCap.E435]" office:value-type="float" office:value="-0.020214" calcext:value-type="float">
            <text:p>-0.020214</text:p>
          </table:table-cell>
          <table:table-cell/>
          <table:table-cell table:formula="of:=([.#REF!435]^2)*(0.178)+([.#REF!435])*(0.352)-0.013" office:value-type="string" office:string-value="" calcext:value-type="error">
            <text:p>#REF!</text:p>
          </table:table-cell>
          <table:table-cell table:formula="of:=([.J435]^2)*(-0.89)+([.J435])*(-0.633)-0.245" office:value-type="float" office:value="-0.23101604012864" calcext:value-type="float">
            <text:p>-0.2310160401</text:p>
          </table:table-cell>
          <table:table-cell table:formula="of:=([.I435]^2)*(-0.189)+([.I435])*(0.905)-0.392" office:value-type="float" office:value="0.491471417376131" calcext:value-type="float">
            <text:p>0.4914714174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436]" office:value-type="float" office:value="0.03891" calcext:value-type="float">
            <text:p>0.03891</text:p>
          </table:table-cell>
          <table:table-cell table:formula="of:=[Datos_MoCap.B436]" office:value-type="float" office:value="1.365821" calcext:value-type="float">
            <text:p>1.365821</text:p>
          </table:table-cell>
          <table:table-cell table:formula="of:=[Datos_MoCap.C436]" office:value-type="float" office:value="-0.02267" calcext:value-type="float">
            <text:p>-0.02267</text:p>
          </table:table-cell>
          <table:table-cell table:formula="of:=[Datos_MoCap.D436]" office:value-type="float" office:value="0.010797" calcext:value-type="float">
            <text:p>0.010797</text:p>
          </table:table-cell>
          <table:table-cell table:formula="of:=[Datos_MoCap.F436]" office:value-type="float" office:value="-0.040351" calcext:value-type="float">
            <text:p>-0.040351</text:p>
          </table:table-cell>
          <table:table-cell table:formula="of:=[Datos_MoCap.E436]" office:value-type="float" office:value="-0.020132" calcext:value-type="float">
            <text:p>-0.020132</text:p>
          </table:table-cell>
          <table:table-cell/>
          <table:table-cell table:formula="of:=([.#REF!436]^2)*(0.178)+([.#REF!436])*(0.352)-0.013" office:value-type="string" office:string-value="" calcext:value-type="error">
            <text:p>#REF!</text:p>
          </table:table-cell>
          <table:table-cell table:formula="of:=([.J436]^2)*(-0.89)+([.J436])*(-0.633)-0.245" office:value-type="float" office:value="-0.231107286721" calcext:value-type="float">
            <text:p>-0.2311072867</text:p>
          </table:table-cell>
          <table:table-cell table:formula="of:=([.I436]^2)*(-0.189)+([.I436])*(0.905)-0.392" office:value-type="float" office:value="0.491494741236251" calcext:value-type="float">
            <text:p>0.4914947412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437]" office:value-type="float" office:value="0.038381" calcext:value-type="float">
            <text:p>0.038381</text:p>
          </table:table-cell>
          <table:table-cell table:formula="of:=[Datos_MoCap.B437]" office:value-type="float" office:value="1.365845" calcext:value-type="float">
            <text:p>1.365845</text:p>
          </table:table-cell>
          <table:table-cell table:formula="of:=[Datos_MoCap.C437]" office:value-type="float" office:value="-0.022476" calcext:value-type="float">
            <text:p>-0.022476</text:p>
          </table:table-cell>
          <table:table-cell table:formula="of:=[Datos_MoCap.D437]" office:value-type="float" office:value="0.010734" calcext:value-type="float">
            <text:p>0.010734</text:p>
          </table:table-cell>
          <table:table-cell table:formula="of:=[Datos_MoCap.F437]" office:value-type="float" office:value="-0.040724" calcext:value-type="float">
            <text:p>-0.040724</text:p>
          </table:table-cell>
          <table:table-cell table:formula="of:=[Datos_MoCap.E437]" office:value-type="float" office:value="-0.019985" calcext:value-type="float">
            <text:p>-0.019985</text:p>
          </table:table-cell>
          <table:table-cell/>
          <table:table-cell table:formula="of:=([.#REF!437]^2)*(0.178)+([.#REF!437])*(0.352)-0.013" office:value-type="string" office:string-value="" calcext:value-type="error">
            <text:p>#REF!</text:p>
          </table:table-cell>
          <table:table-cell table:formula="of:=([.J437]^2)*(-0.89)+([.J437])*(-0.633)-0.245" office:value-type="float" office:value="-0.23122229381264" calcext:value-type="float">
            <text:p>-0.2312222938</text:p>
          </table:table-cell>
          <table:table-cell table:formula="of:=([.I437]^2)*(-0.189)+([.I437])*(0.905)-0.392" office:value-type="float" office:value="0.491504070399275" calcext:value-type="float">
            <text:p>0.4915040704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438]" office:value-type="float" office:value="0.03779" calcext:value-type="float">
            <text:p>0.03779</text:p>
          </table:table-cell>
          <table:table-cell table:formula="of:=[Datos_MoCap.B438]" office:value-type="float" office:value="1.365883" calcext:value-type="float">
            <text:p>1.365883</text:p>
          </table:table-cell>
          <table:table-cell table:formula="of:=[Datos_MoCap.C438]" office:value-type="float" office:value="-0.022242" calcext:value-type="float">
            <text:p>-0.022242</text:p>
          </table:table-cell>
          <table:table-cell table:formula="of:=[Datos_MoCap.D438]" office:value-type="float" office:value="0.010841" calcext:value-type="float">
            <text:p>0.010841</text:p>
          </table:table-cell>
          <table:table-cell table:formula="of:=[Datos_MoCap.F438]" office:value-type="float" office:value="-0.040986" calcext:value-type="float">
            <text:p>-0.040986</text:p>
          </table:table-cell>
          <table:table-cell table:formula="of:=[Datos_MoCap.E438]" office:value-type="float" office:value="-0.019693" calcext:value-type="float">
            <text:p>-0.019693</text:p>
          </table:table-cell>
          <table:table-cell/>
          <table:table-cell table:formula="of:=([.#REF!438]^2)*(0.178)+([.#REF!438])*(0.352)-0.013" office:value-type="string" office:string-value="" calcext:value-type="error">
            <text:p>#REF!</text:p>
          </table:table-cell>
          <table:table-cell table:formula="of:=([.J438]^2)*(-0.89)+([.J438])*(-0.633)-0.245" office:value-type="float" office:value="-0.23136110284196" calcext:value-type="float">
            <text:p>-0.2313611028</text:p>
          </table:table-cell>
          <table:table-cell table:formula="of:=([.I438]^2)*(-0.189)+([.I438])*(0.905)-0.392" office:value-type="float" office:value="0.491518841128779" calcext:value-type="float">
            <text:p>0.4915188411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439]" office:value-type="float" office:value="0.036697" calcext:value-type="float">
            <text:p>0.036697</text:p>
          </table:table-cell>
          <table:table-cell table:formula="of:=[Datos_MoCap.B439]" office:value-type="float" office:value="1.365994" calcext:value-type="float">
            <text:p>1.365994</text:p>
          </table:table-cell>
          <table:table-cell table:formula="of:=[Datos_MoCap.C439]" office:value-type="float" office:value="-0.022333" calcext:value-type="float">
            <text:p>-0.022333</text:p>
          </table:table-cell>
          <table:table-cell table:formula="of:=[Datos_MoCap.D439]" office:value-type="float" office:value="0.009771" calcext:value-type="float">
            <text:p>0.009771</text:p>
          </table:table-cell>
          <table:table-cell table:formula="of:=[Datos_MoCap.F439]" office:value-type="float" office:value="-0.038119" calcext:value-type="float">
            <text:p>-0.038119</text:p>
          </table:table-cell>
          <table:table-cell table:formula="of:=[Datos_MoCap.E439]" office:value-type="float" office:value="-0.018863" calcext:value-type="float">
            <text:p>-0.018863</text:p>
          </table:table-cell>
          <table:table-cell/>
          <table:table-cell table:formula="of:=([.#REF!439]^2)*(0.178)+([.#REF!439])*(0.352)-0.013" office:value-type="string" office:string-value="" calcext:value-type="error">
            <text:p>#REF!</text:p>
          </table:table-cell>
          <table:table-cell table:formula="of:=([.J439]^2)*(-0.89)+([.J439])*(-0.633)-0.245" office:value-type="float" office:value="-0.23130710997121" calcext:value-type="float">
            <text:p>-0.23130711</text:p>
          </table:table-cell>
          <table:table-cell table:formula="of:=([.I439]^2)*(-0.189)+([.I439])*(0.905)-0.392" office:value-type="float" office:value="0.491561984081196" calcext:value-type="float">
            <text:p>0.4915619841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formula="of:=[Datos_MoCap.A440]" office:value-type="float" office:value="0.036417" calcext:value-type="float">
            <text:p>0.036417</text:p>
          </table:table-cell>
          <table:table-cell table:formula="of:=[Datos_MoCap.B440]" office:value-type="float" office:value="1.366033" calcext:value-type="float">
            <text:p>1.366033</text:p>
          </table:table-cell>
          <table:table-cell table:formula="of:=[Datos_MoCap.C440]" office:value-type="float" office:value="-0.022208" calcext:value-type="float">
            <text:p>-0.022208</text:p>
          </table:table-cell>
          <table:table-cell table:formula="of:=[Datos_MoCap.D440]" office:value-type="float" office:value="0.009764" calcext:value-type="float">
            <text:p>0.009764</text:p>
          </table:table-cell>
          <table:table-cell table:formula="of:=[Datos_MoCap.F440]" office:value-type="float" office:value="-0.038213" calcext:value-type="float">
            <text:p>-0.038213</text:p>
          </table:table-cell>
          <table:table-cell table:formula="of:=[Datos_MoCap.E440]" office:value-type="float" office:value="-0.018731" calcext:value-type="float">
            <text:p>-0.018731</text:p>
          </table:table-cell>
          <table:table-cell/>
          <table:table-cell table:formula="of:=([.#REF!440]^2)*(0.178)+([.#REF!440])*(0.352)-0.013" office:value-type="string" office:string-value="" calcext:value-type="error">
            <text:p>#REF!</text:p>
          </table:table-cell>
          <table:table-cell table:formula="of:=([.J440]^2)*(-0.89)+([.J440])*(-0.633)-0.245" office:value-type="float" office:value="-0.23138127978496" calcext:value-type="float">
            <text:p>-0.2313812798</text:p>
          </table:table-cell>
          <table:table-cell table:formula="of:=([.I440]^2)*(-0.189)+([.I440])*(0.905)-0.392" office:value-type="float" office:value="0.491577141310179" calcext:value-type="float">
            <text:p>0.4915771413</text:p>
          </table:table-cell>
          <table:table-cell table:number-columns-repeated="1007"/>
        </table:table-row>
        <table:table-row table:style-name="ro1" table:number-rows-repeated="104813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104P0"/>
    </number:currency-style>
    <number:currency-style style:name="N10120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3">00/00/0000</text:date>, <text:time style:data-style-name="N2" text:time-value="22:49:47.3275863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meta:initial-creator>Lennon NM</meta:initial-creator>
    <meta:creation-date>2017-11-02T23:20:00Z</meta:creation-date>
    <dc:date>2017-11-23T23:05:29.993620284</dc:date>
    <meta:editing-cycles>100</meta:editing-cycles>
    <meta:editing-duration>PT19H23M21S</meta:editing-duration>
    <meta:document-statistic meta:table-count="3" meta:cell-count="10023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auto-position="true" chart:auto-size="true" chart:treat-empty-cells="leave-gap"/>
      <style:graphic-properties svg:stroke-width="0.026cm" svg:stroke-color="#b3b3b3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overlap="100" chart:reverse-direction="false" text:line-break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graphic-properties svg:stroke-width="0.018cm"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width="0.026cm" svg:stroke-color="#b3b3b3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1.563cm" svg:height="6.618cm" xlink:href=".." xlink:type="simple" chart:class="chart:line" chart:style-name="ch1">
        <chart:title svg:x="5.05cm" svg:y="0.267cm" chart:style-name="ch2">
          <text:p>X Torso</text:p>
        </chart:title>
        <chart:legend chart:legend-position="end" svg:x="8.949cm" svg:y="2.591cm" style:legend-expansion="high" chart:style-name="ch3"/>
        <chart:plot-area chart:style-name="ch4" table:cell-range-address="Torso.A1:Torso.A285 Torso.H1:Torso.H1 Torso.H110:Torso.H400 Torso.O1:Torso.O1 Torso.O130:Torso.O403" chart:data-source-has-labels="row" svg:x="0.231cm" svg:y="1.126cm" svg:width="8.487cm" svg:height="5.36cm">
          <chartooo:coordinate-region svg:x="1.073cm" svg:y="1.299cm" svg:width="7.645cm" svg:height="4.3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Torso.A2:Torso.A285" chart:label-cell-address="Torso.A1:Torso.A1" chart:class="chart:line">
            <chart:data-point chart:repeated="284"/>
          </chart:series>
          <chart:series chart:style-name="ch9" chart:values-cell-range-address="Torso.H110:Torso.H400" chart:label-cell-address="Torso.H1:Torso.H1" chart:class="chart:line">
            <chart:data-point chart:repeated="291"/>
          </chart:series>
          <chart:series chart:style-name="ch10" chart:values-cell-range-address="Torso.O130:Torso.O403" chart:label-cell-address="Torso.O1:Torso.O1" chart:class="chart:line">
            <chart:data-point chart:repeated="27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 Nao</text:p>
                <draw:g>
                  <svg:desc>Torso.A1:Torso.A1</svg:desc>
                </draw:g>
              </table:table-cell>
              <table:table-cell office:value-type="string">
                <text:p>X MoCap</text:p>
                <draw:g>
                  <svg:desc>Torso.H1:Torso.H1</svg:desc>
                </draw:g>
              </table:table-cell>
              <table:table-cell office:value-type="string">
                <text:p>X Corr</text:p>
                <draw:g>
                  <svg:desc>Torso.O1:Torso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00861632823944092">
                <text:p>-0.00861632823944092</text:p>
                <draw:g>
                  <svg:desc>Torso.A2:Torso.A285</svg:desc>
                </draw:g>
              </table:table-cell>
              <table:table-cell office:value-type="float" office:value="0.074613">
                <text:p>0.074613</text:p>
                <draw:g>
                  <svg:desc>Torso.H110:Torso.H400</svg:desc>
                </draw:g>
              </table:table-cell>
              <table:table-cell office:value-type="float" office:value="NaN">
                <text:p>NaN</text:p>
                <draw:g>
                  <svg:desc>Torso.O130:Torso.O4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0906942971050739">
                <text:p>-0.00906942971050739</text:p>
              </table:table-cell>
              <table:table-cell office:value-type="float" office:value="0.074321">
                <text:p>0.0743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0940656941384077">
                <text:p>-0.00940656941384077</text:p>
              </table:table-cell>
              <table:table-cell office:value-type="float" office:value="0.07395">
                <text:p>0.073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00959519855678082">
                <text:p>-0.00959519855678082</text:p>
              </table:table-cell>
              <table:table-cell office:value-type="float" office:value="0.073448">
                <text:p>0.0734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00979670416563749">
                <text:p>-0.00979670416563749</text:p>
              </table:table-cell>
              <table:table-cell office:value-type="float" office:value="0.072777">
                <text:p>0.0727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0101221296936274">
                <text:p>-0.0101221296936274</text:p>
              </table:table-cell>
              <table:table-cell office:value-type="float" office:value="0.072002">
                <text:p>0.0720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0103539060801268">
                <text:p>-0.0103539060801268</text:p>
              </table:table-cell>
              <table:table-cell office:value-type="float" office:value="0.071164">
                <text:p>0.0711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0105970380827785">
                <text:p>-0.0105970380827785</text:p>
              </table:table-cell>
              <table:table-cell office:value-type="float" office:value="0.07026">
                <text:p>0.07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0108511326834559">
                <text:p>-0.0108511326834559</text:p>
              </table:table-cell>
              <table:table-cell office:value-type="float" office:value="0.06929">
                <text:p>0.069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0109821315854788">
                <text:p>-0.0109821315854788</text:p>
              </table:table-cell>
              <table:table-cell office:value-type="float" office:value="0.068347">
                <text:p>0.0683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0112518379464746">
                <text:p>-0.0112518379464746</text:p>
              </table:table-cell>
              <table:table-cell office:value-type="float" office:value="0.067297">
                <text:p>0.0672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0115313977003098">
                <text:p>-0.0115313977003098</text:p>
              </table:table-cell>
              <table:table-cell office:value-type="float" office:value="0.066185">
                <text:p>0.0661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011674739420414">
                <text:p>-0.011674739420414</text:p>
              </table:table-cell>
              <table:table-cell office:value-type="float" office:value="0.065033">
                <text:p>0.0650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0119682587683201">
                <text:p>-0.0119682587683201</text:p>
              </table:table-cell>
              <table:table-cell office:value-type="float" office:value="0.063851">
                <text:p>0.0638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0121183823794127">
                <text:p>-0.0121183823794127</text:p>
              </table:table-cell>
              <table:table-cell office:value-type="float" office:value="0.062644">
                <text:p>0.0626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0122705949470401">
                <text:p>-0.0122705949470401</text:p>
              </table:table-cell>
              <table:table-cell office:value-type="float" office:value="0.061422">
                <text:p>0.0614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0125812646001577">
                <text:p>-0.0125812646001577</text:p>
              </table:table-cell>
              <table:table-cell office:value-type="float" office:value="0.060237">
                <text:p>0.0602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0128998244181275">
                <text:p>-0.0128998244181275</text:p>
              </table:table-cell>
              <table:table-cell office:value-type="float" office:value="0.059028">
                <text:p>0.059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0130619471892715">
                <text:p>-0.0130619471892715</text:p>
              </table:table-cell>
              <table:table-cell office:value-type="float" office:value="0.057844">
                <text:p>0.0578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0133915329352021">
                <text:p>-0.0133915329352021</text:p>
              </table:table-cell>
              <table:table-cell office:value-type="float" office:value="0.056598">
                <text:p>0.0565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01355891674757">
                <text:p>-0.01355891674757</text:p>
              </table:table-cell>
              <table:table-cell office:value-type="float" office:value="0.055289">
                <text:p>0.0552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0138985738158226">
                <text:p>-0.0138985738158226</text:p>
              </table:table-cell>
              <table:table-cell office:value-type="float" office:value="0.053915">
                <text:p>0.0539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0144194141030312">
                <text:p>-0.0144194141030312</text:p>
              </table:table-cell>
              <table:table-cell office:value-type="float" office:value="0.052476">
                <text:p>0.0524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0145958662033081">
                <text:p>-0.0145958662033081</text:p>
              </table:table-cell>
              <table:table-cell office:value-type="float" office:value="0.05097">
                <text:p>0.050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0149526465684176">
                <text:p>-0.0149526465684176</text:p>
              </table:table-cell>
              <table:table-cell office:value-type="float" office:value="0.049789">
                <text:p>0.0497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0151328798383474">
                <text:p>-0.0151328798383474</text:p>
              </table:table-cell>
              <table:table-cell office:value-type="float" office:value="0.048047">
                <text:p>0.0480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0154967335984111">
                <text:p>-0.0154967335984111</text:p>
              </table:table-cell>
              <table:table-cell office:value-type="float" office:value="0.046813">
                <text:p>0.0468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015680268406868">
                <text:p>-0.015680268406868</text:p>
              </table:table-cell>
              <table:table-cell office:value-type="float" office:value="0.04525">
                <text:p>0.045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0160502158105373">
                <text:p>-0.0160502158105373</text:p>
              </table:table-cell>
              <table:table-cell office:value-type="float" office:value="0.043722">
                <text:p>0.0437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0162365566939116">
                <text:p>-0.0162365566939116</text:p>
              </table:table-cell>
              <table:table-cell office:value-type="float" office:value="0.042166">
                <text:p>0.0421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0166116524487734">
                <text:p>-0.0166116524487734</text:p>
              </table:table-cell>
              <table:table-cell office:value-type="float" office:value="0.040564">
                <text:p>0.0405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0168002769351006">
                <text:p>-0.0168002769351006</text:p>
              </table:table-cell>
              <table:table-cell office:value-type="float" office:value="0.038947">
                <text:p>0.0389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0173699874430895">
                <text:p>-0.0173699874430895</text:p>
              </table:table-cell>
              <table:table-cell office:value-type="float" office:value="0.037355">
                <text:p>0.0373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0175609551370144">
                <text:p>-0.0175609551370144</text:p>
              </table:table-cell>
              <table:table-cell office:value-type="float" office:value="0.035807">
                <text:p>0.0358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017944198101759">
                <text:p>-0.017944198101759</text:p>
              </table:table-cell>
              <table:table-cell office:value-type="float" office:value="0.034233">
                <text:p>0.0342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0181363262236118">
                <text:p>-0.0181363262236118</text:p>
              </table:table-cell>
              <table:table-cell office:value-type="float" office:value="0.032695">
                <text:p>0.0326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0183287709951401">
                <text:p>-0.0183287709951401</text:p>
              </table:table-cell>
              <table:table-cell office:value-type="float" office:value="0.031171">
                <text:p>0.0311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0191003046929836">
                <text:p>-0.0191003046929836</text:p>
              </table:table-cell>
              <table:table-cell office:value-type="float" office:value="0.029507">
                <text:p>0.0295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0192933678627014">
                <text:p>-0.0192933678627014</text:p>
              </table:table-cell>
              <table:table-cell office:value-type="float" office:value="0.027764">
                <text:p>0.0277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0196793265640736">
                <text:p>-0.0196793265640736</text:p>
              </table:table-cell>
              <table:table-cell office:value-type="float" office:value="0.025882">
                <text:p>0.0258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0200647618621588">
                <text:p>-0.0200647618621588</text:p>
              </table:table-cell>
              <table:table-cell office:value-type="float" office:value="0.023904">
                <text:p>0.0239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0204492397606373">
                <text:p>-0.0204492397606373</text:p>
              </table:table-cell>
              <table:table-cell office:value-type="float" office:value="0.021823">
                <text:p>0.0218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0208322871476412">
                <text:p>-0.0208322871476412</text:p>
              </table:table-cell>
              <table:table-cell office:value-type="float" office:value="0.019834">
                <text:p>0.0198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0212135687470436">
                <text:p>-0.0212135687470436</text:p>
              </table:table-cell>
              <table:table-cell office:value-type="float" office:value="0.01784">
                <text:p>0.017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0215926729142666">
                <text:p>-0.0215926729142666</text:p>
              </table:table-cell>
              <table:table-cell office:value-type="float" office:value="0.015864">
                <text:p>0.0158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0219691563397646">
                <text:p>-0.0219691563397646</text:p>
              </table:table-cell>
              <table:table-cell office:value-type="float" office:value="0.01392">
                <text:p>0.013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0225280933082104">
                <text:p>-0.0225280933082104</text:p>
              </table:table-cell>
              <table:table-cell office:value-type="float" office:value="0.012018">
                <text:p>0.0120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0230789482593536">
                <text:p>-0.0230789482593536</text:p>
              </table:table-cell>
              <table:table-cell office:value-type="float" office:value="0.010236">
                <text:p>0.0102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0232605431228876">
                <text:p>-0.0232605431228876</text:p>
              </table:table-cell>
              <table:table-cell office:value-type="float" office:value="0.008444">
                <text:p>0.0084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0236203894019127">
                <text:p>-0.0236203894019127</text:p>
              </table:table-cell>
              <table:table-cell office:value-type="float" office:value="0.006826">
                <text:p>0.0068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0237985700368881">
                <text:p>-0.0237985700368881</text:p>
              </table:table-cell>
              <table:table-cell office:value-type="float" office:value="0.005225">
                <text:p>0.0052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024151124060154">
                <text:p>-0.024151124060154</text:p>
              </table:table-cell>
              <table:table-cell office:value-type="float" office:value="0.003711">
                <text:p>0.0037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0244983434677124">
                <text:p>-0.0244983434677124</text:p>
              </table:table-cell>
              <table:table-cell office:value-type="float" office:value="0.002241">
                <text:p>0.0022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0246698372066021">
                <text:p>-0.0246698372066021</text:p>
              </table:table-cell>
              <table:table-cell office:value-type="float" office:value="0.00088">
                <text:p>0.000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0250083729624748">
                <text:p>-0.0250083729624748</text:p>
              </table:table-cell>
              <table:table-cell office:value-type="float" office:value="-0.000403">
                <text:p>-0.0004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0251753143966198">
                <text:p>-0.0251753143966198</text:p>
              </table:table-cell>
              <table:table-cell office:value-type="float" office:value="-0.001671">
                <text:p>-0.0016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0253406316041946">
                <text:p>-0.0253406316041946</text:p>
              </table:table-cell>
              <table:table-cell office:value-type="float" office:value="-0.002877">
                <text:p>-0.0028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0256662741303444">
                <text:p>-0.0256662741303444</text:p>
              </table:table-cell>
              <table:table-cell office:value-type="float" office:value="-0.00409">
                <text:p>-0.004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025826521217823">
                <text:p>-0.025826521217823</text:p>
              </table:table-cell>
              <table:table-cell office:value-type="float" office:value="-0.005279">
                <text:p>-0.0052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0261415392160416">
                <text:p>-0.0261415392160416</text:p>
              </table:table-cell>
              <table:table-cell office:value-type="float" office:value="-0.006507">
                <text:p>-0.0065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0283991172909737">
                <text:p>-0.0283991172909737</text:p>
              </table:table-cell>
              <table:table-cell office:value-type="float" office:value="-0.007616">
                <text:p>-0.0076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02849380671978">
                <text:p>-0.02849380671978</text:p>
              </table:table-cell>
              <table:table-cell office:value-type="float" office:value="-0.008591">
                <text:p>-0.0085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028707604855299">
                <text:p>-0.028707604855299</text:p>
              </table:table-cell>
              <table:table-cell office:value-type="float" office:value="-0.009529">
                <text:p>-0.0095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0289423763751984">
                <text:p>-0.0289423763751984</text:p>
              </table:table-cell>
              <table:table-cell office:value-type="float" office:value="-0.010427">
                <text:p>-0.0104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0291885882616043">
                <text:p>-0.0291885882616043</text:p>
              </table:table-cell>
              <table:table-cell office:value-type="float" office:value="-0.011328">
                <text:p>-0.0113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0294400230050087">
                <text:p>-0.0294400230050087</text:p>
              </table:table-cell>
              <table:table-cell office:value-type="float" office:value="-0.012262">
                <text:p>-0.0122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029692767187953">
                <text:p>-0.029692767187953</text:p>
              </table:table-cell>
              <table:table-cell office:value-type="float" office:value="-0.013172">
                <text:p>-0.0131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0298187546432018">
                <text:p>-0.0298187546432018</text:p>
              </table:table-cell>
              <table:table-cell office:value-type="float" office:value="-0.014047">
                <text:p>-0.0140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029944159090519">
                <text:p>-0.029944159090519</text:p>
              </table:table-cell>
              <table:table-cell office:value-type="float" office:value="-0.015028">
                <text:p>-0.015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0301924925297499">
                <text:p>-0.0301924925297499</text:p>
              </table:table-cell>
              <table:table-cell office:value-type="float" office:value="-0.015983">
                <text:p>-0.0159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0304366387426853">
                <text:p>-0.0304366387426853</text:p>
              </table:table-cell>
              <table:table-cell office:value-type="float" office:value="-0.016956">
                <text:p>-0.0169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0307932235300541">
                <text:p>-0.0307932235300541</text:p>
              </table:table-cell>
              <table:table-cell office:value-type="float" office:value="-0.017715">
                <text:p>-0.0177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0310237854719162">
                <text:p>-0.0310237854719162</text:p>
              </table:table-cell>
              <table:table-cell office:value-type="float" office:value="-0.018337">
                <text:p>-0.0183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0312481671571732">
                <text:p>-0.0312481671571732</text:p>
              </table:table-cell>
              <table:table-cell office:value-type="float" office:value="-0.018822">
                <text:p>-0.0188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0314660742878914">
                <text:p>-0.0314660742878914</text:p>
              </table:table-cell>
              <table:table-cell office:value-type="float" office:value="-0.01924">
                <text:p>-0.01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0316772758960724">
                <text:p>-0.0316772758960724</text:p>
              </table:table-cell>
              <table:table-cell office:value-type="float" office:value="-0.01953">
                <text:p>-0.019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0318815894424915">
                <text:p>-0.0318815894424915</text:p>
              </table:table-cell>
              <table:table-cell office:value-type="float" office:value="-0.019789">
                <text:p>-0.0197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0319810844957829">
                <text:p>-0.0319810844957829</text:p>
              </table:table-cell>
              <table:table-cell office:value-type="float" office:value="-0.019968">
                <text:p>-0.0199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0321746915578842">
                <text:p>-0.0321746915578842</text:p>
              </table:table-cell>
              <table:table-cell office:value-type="float" office:value="-0.020073">
                <text:p>-0.0200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0322687774896622">
                <text:p>-0.0322687774896622</text:p>
              </table:table-cell>
              <table:table-cell office:value-type="float" office:value="-0.020147">
                <text:p>-0.0201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0324513465166092">
                <text:p>-0.0324513465166092</text:p>
              </table:table-cell>
              <table:table-cell office:value-type="float" office:value="-0.020194">
                <text:p>-0.0201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0326263681054115">
                <text:p>-0.0326263681054115</text:p>
              </table:table-cell>
              <table:table-cell office:value-type="float" office:value="-0.020232">
                <text:p>-0.0202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0327109917998314">
                <text:p>-0.0327109917998314</text:p>
              </table:table-cell>
              <table:table-cell office:value-type="float" office:value="-0.020097">
                <text:p>-0.0200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0328744240105152">
                <text:p>-0.0328744240105152</text:p>
              </table:table-cell>
              <table:table-cell office:value-type="float" office:value="-0.019999">
                <text:p>-0.01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0330299437046051">
                <text:p>-0.0330299437046051</text:p>
              </table:table-cell>
              <table:table-cell office:value-type="float" office:value="-0.019865">
                <text:p>-0.0198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0331047028303146">
                <text:p>-0.0331047028303146</text:p>
              </table:table-cell>
              <table:table-cell office:value-type="float" office:value="-0.019583">
                <text:p>-0.0195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0332481227815151">
                <text:p>-0.0332481227815151</text:p>
              </table:table-cell>
              <table:table-cell office:value-type="float" office:value="-0.019139">
                <text:p>-0.019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0333833023905754">
                <text:p>-0.0333833023905754</text:p>
              </table:table-cell>
              <table:table-cell office:value-type="float" office:value="-0.01867">
                <text:p>-0.018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0334477573633194">
                <text:p>-0.0334477573633194</text:p>
              </table:table-cell>
              <table:table-cell office:value-type="float" office:value="-0.018004">
                <text:p>-0.0180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0335700251162052">
                <text:p>-0.0335700251162052</text:p>
              </table:table-cell>
              <table:table-cell office:value-type="float" office:value="-0.017162">
                <text:p>-0.0171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0336276814341545">
                <text:p>-0.0336276814341545</text:p>
              </table:table-cell>
              <table:table-cell office:value-type="float" office:value="-0.016194">
                <text:p>-0.0161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0337389670312405">
                <text:p>-0.0337389670312405</text:p>
              </table:table-cell>
              <table:table-cell office:value-type="float" office:value="-0.015127">
                <text:p>-0.0151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0338482186198235">
                <text:p>-0.0338482186198235</text:p>
              </table:table-cell>
              <table:table-cell office:value-type="float" office:value="-0.013967">
                <text:p>-0.0139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0339029356837273">
                <text:p>-0.0339029356837273</text:p>
              </table:table-cell>
              <table:table-cell office:value-type="float" office:value="-0.012663">
                <text:p>-0.0126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0340137705206871">
                <text:p>-0.0340137705206871</text:p>
              </table:table-cell>
              <table:table-cell office:value-type="float" office:value="-0.011354">
                <text:p>-0.0113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0340702086687088">
                <text:p>-0.0340702086687088</text:p>
              </table:table-cell>
              <table:table-cell office:value-type="float" office:value="-0.009909">
                <text:p>-0.0099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0342448391020298">
                <text:p>-0.0342448391020298</text:p>
              </table:table-cell>
              <table:table-cell office:value-type="float" office:value="-0.008475">
                <text:p>-0.0084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0343662947416306">
                <text:p>-0.0343662947416306</text:p>
              </table:table-cell>
              <table:table-cell office:value-type="float" office:value="-0.006923">
                <text:p>-0.0069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0344921201467514">
                <text:p>-0.0344921201467514</text:p>
              </table:table-cell>
              <table:table-cell office:value-type="float" office:value="-0.005241">
                <text:p>-0.0052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0345566719770432">
                <text:p>-0.0345566719770432</text:p>
              </table:table-cell>
              <table:table-cell office:value-type="float" office:value="-0.003505">
                <text:p>-0.0035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0.0346890911459923">
                <text:p>-0.0346890911459923</text:p>
              </table:table-cell>
              <table:table-cell office:value-type="float" office:value="-0.001775">
                <text:p>-0.0017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0.0348259136080742">
                <text:p>-0.0348259136080742</text:p>
              </table:table-cell>
              <table:table-cell office:value-type="float" office:value="-0.00003">
                <text:p>-0.000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0.0349670313298702">
                <text:p>-0.0349670313298702</text:p>
              </table:table-cell>
              <table:table-cell office:value-type="float" office:value="0.001546">
                <text:p>0.0015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0.0351863689720631">
                <text:p>-0.0351863689720631</text:p>
              </table:table-cell>
              <table:table-cell office:value-type="float" office:value="0.003065">
                <text:p>0.0030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0.035337507724762">
                <text:p>-0.035337507724762</text:p>
              </table:table-cell>
              <table:table-cell office:value-type="float" office:value="0.004444">
                <text:p>0.0044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0.0354923717677593">
                <text:p>-0.0354923717677593</text:p>
              </table:table-cell>
              <table:table-cell office:value-type="float" office:value="0.005649">
                <text:p>0.0056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0.0310232900083065">
                <text:p>-0.0310232900083065</text:p>
              </table:table-cell>
              <table:table-cell office:value-type="float" office:value="0.006353">
                <text:p>0.0063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0.0309338103979826">
                <text:p>-0.0309338103979826</text:p>
              </table:table-cell>
              <table:table-cell office:value-type="float" office:value="0.007447">
                <text:p>0.0074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0.0308916307985783">
                <text:p>-0.0308916307985783</text:p>
              </table:table-cell>
              <table:table-cell office:value-type="float" office:value="0.008559">
                <text:p>0.0085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0.0308829993009567">
                <text:p>-0.0308829993009567</text:p>
              </table:table-cell>
              <table:table-cell office:value-type="float" office:value="0.009668">
                <text:p>0.0096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0.0308836922049522">
                <text:p>-0.0308836922049522</text:p>
              </table:table-cell>
              <table:table-cell office:value-type="float" office:value="0.010727">
                <text:p>0.0107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0.0308909416198731">
                <text:p>-0.0308909416198731</text:p>
              </table:table-cell>
              <table:table-cell office:value-type="float" office:value="0.011837">
                <text:p>0.0118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0.0309155900031328">
                <text:p>-0.0309155900031328</text:p>
              </table:table-cell>
              <table:table-cell office:value-type="float" office:value="0.012904">
                <text:p>0.0129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0.0309319104999304">
                <text:p>-0.0309319104999304</text:p>
              </table:table-cell>
              <table:table-cell office:value-type="float" office:value="0.01387">
                <text:p>0.013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0.0309705846011639">
                <text:p>-0.0309705846011639</text:p>
              </table:table-cell>
              <table:table-cell office:value-type="float" office:value="0.014761">
                <text:p>0.0147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0.0310154892504215">
                <text:p>-0.0310154892504215</text:p>
              </table:table-cell>
              <table:table-cell office:value-type="float" office:value="0.015489">
                <text:p>0.0154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0.0310397818684578">
                <text:p>-0.0310397818684578</text:p>
              </table:table-cell>
              <table:table-cell office:value-type="float" office:value="0.01601">
                <text:p>0.016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0.0310913287103176">
                <text:p>-0.0310913287103176</text:p>
              </table:table-cell>
              <table:table-cell office:value-type="float" office:value="0.016416">
                <text:p>0.0164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0.0311460644006729">
                <text:p>-0.0311460644006729</text:p>
              </table:table-cell>
              <table:table-cell office:value-type="float" office:value="0.016647">
                <text:p>0.0166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0.0312034040689468">
                <text:p>-0.0312034040689468</text:p>
              </table:table-cell>
              <table:table-cell office:value-type="float" office:value="0.016818">
                <text:p>0.0168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0.0312328599393368">
                <text:p>-0.0312328599393368</text:p>
              </table:table-cell>
              <table:table-cell office:value-type="float" office:value="0.01694">
                <text:p>0.016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0.0312931388616562">
                <text:p>-0.0312931388616562</text:p>
              </table:table-cell>
              <table:table-cell office:value-type="float" office:value="0.017001">
                <text:p>0.017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0.0313238389790058">
                <text:p>-0.0313238389790058</text:p>
              </table:table-cell>
              <table:table-cell office:value-type="float" office:value="0.017034">
                <text:p>0.0170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0.0314178727567196">
                <text:p>-0.0314178727567196</text:p>
              </table:table-cell>
              <table:table-cell office:value-type="float" office:value="0.017118">
                <text:p>0.0171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0.0315139070153236">
                <text:p>-0.0315139070153236</text:p>
              </table:table-cell>
              <table:table-cell office:value-type="float" office:value="0.017208">
                <text:p>0.0172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0.031546238809824">
                <text:p>-0.031546238809824</text:p>
              </table:table-cell>
              <table:table-cell office:value-type="float" office:value="0.017266">
                <text:p>0.0172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0.0316111296415329">
                <text:p>-0.0316111296415329</text:p>
              </table:table-cell>
              <table:table-cell office:value-type="float" office:value="0.017392">
                <text:p>0.0173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0.0317085944116116">
                <text:p>-0.0317085944116116</text:p>
              </table:table-cell>
              <table:table-cell office:value-type="float" office:value="0.017511">
                <text:p>0.0175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0.0317733809351921">
                <text:p>-0.0317733809351921</text:p>
              </table:table-cell>
              <table:table-cell office:value-type="float" office:value="0.017668">
                <text:p>0.0176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0.0318376533687115">
                <text:p>-0.0318376533687115</text:p>
              </table:table-cell>
              <table:table-cell office:value-type="float" office:value="0.01876">
                <text:p>0.018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0.0318695455789566">
                <text:p>-0.0318695455789566</text:p>
              </table:table-cell>
              <table:table-cell office:value-type="float" office:value="0.018845">
                <text:p>0.0188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0.0319326147437096">
                <text:p>-0.0319326147437096</text:p>
              </table:table-cell>
              <table:table-cell office:value-type="float" office:value="0.018974">
                <text:p>0.0189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0.0319637581706047">
                <text:p>-0.0319637581706047</text:p>
              </table:table-cell>
              <table:table-cell office:value-type="float" office:value="0.018983">
                <text:p>0.0189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0.0320552438497543">
                <text:p>-0.0320552438497543</text:p>
              </table:table-cell>
              <table:table-cell office:value-type="float" office:value="0.01893">
                <text:p>0.018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0.032114289700985">
                <text:p>-0.032114289700985</text:p>
              </table:table-cell>
              <table:table-cell office:value-type="float" office:value="0.018835">
                <text:p>0.0188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0.0321993082761765">
                <text:p>-0.0321993082761765</text:p>
              </table:table-cell>
              <table:table-cell office:value-type="float" office:value="0.018511">
                <text:p>0.0185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0.0322532281279564">
                <text:p>-0.0322532281279564</text:p>
              </table:table-cell>
              <table:table-cell office:value-type="float" office:value="0.018295">
                <text:p>0.0182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0.0322793051600456">
                <text:p>-0.0322793051600456</text:p>
              </table:table-cell>
              <table:table-cell office:value-type="float" office:value="0.018116">
                <text:p>0.0181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0.0323534347116947">
                <text:p>-0.0323534347116947</text:p>
              </table:table-cell>
              <table:table-cell office:value-type="float" office:value="0.017891">
                <text:p>0.0178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0.0323767140507698">
                <text:p>-0.0323767140507698</text:p>
              </table:table-cell>
              <table:table-cell office:value-type="float" office:value="0.017702">
                <text:p>0.0177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0.0324209071695805">
                <text:p>-0.0324209071695805</text:p>
              </table:table-cell>
              <table:table-cell office:value-type="float" office:value="0.017548">
                <text:p>0.0175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0.0324417650699616">
                <text:p>-0.0324417650699616</text:p>
              </table:table-cell>
              <table:table-cell office:value-type="float" office:value="0.017424">
                <text:p>0.0174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0.0324808694422245">
                <text:p>-0.0324808694422245</text:p>
              </table:table-cell>
              <table:table-cell office:value-type="float" office:value="0.017301">
                <text:p>0.0173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0.0325325429439545">
                <text:p>-0.0325325429439545</text:p>
              </table:table-cell>
              <table:table-cell office:value-type="float" office:value="0.017165">
                <text:p>0.0171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0.0325619615614414">
                <text:p>-0.0325619615614414</text:p>
              </table:table-cell>
              <table:table-cell office:value-type="float" office:value="0.016874">
                <text:p>0.0168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0.0325750708580017">
                <text:p>-0.0325750708580017</text:p>
              </table:table-cell>
              <table:table-cell office:value-type="float" office:value="0.016566">
                <text:p>0.0165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0.0325980074703693">
                <text:p>-0.0325980074703693</text:p>
              </table:table-cell>
              <table:table-cell office:value-type="float" office:value="0.015521">
                <text:p>0.0155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0.0326163284480572">
                <text:p>-0.0326163284480572</text:p>
              </table:table-cell>
              <table:table-cell office:value-type="float" office:value="0.015297">
                <text:p>0.0152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0.0326236523687839">
                <text:p>-0.0326236523687839</text:p>
              </table:table-cell>
              <table:table-cell office:value-type="float" office:value="0.015125">
                <text:p>0.015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0.0326346531510353">
                <text:p>-0.0326346531510353</text:p>
              </table:table-cell>
              <table:table-cell office:value-type="float" office:value="0.014978">
                <text:p>0.0149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0.0326382294297218">
                <text:p>-0.0326382294297218</text:p>
              </table:table-cell>
              <table:table-cell office:value-type="float" office:value="0.014783">
                <text:p>0.0147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0.0326413959264755">
                <text:p>-0.0326413959264755</text:p>
              </table:table-cell>
              <table:table-cell office:value-type="float" office:value="0.014696">
                <text:p>0.0146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0.0326409339904785">
                <text:p>-0.0326409339904785</text:p>
              </table:table-cell>
              <table:table-cell office:value-type="float" office:value="0.014644">
                <text:p>0.0146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0.0326358675956726">
                <text:p>-0.0326358675956726</text:p>
              </table:table-cell>
              <table:table-cell office:value-type="float" office:value="0.014642">
                <text:p>0.0146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0.0326311849057674">
                <text:p>-0.0326311849057674</text:p>
              </table:table-cell>
              <table:table-cell office:value-type="float" office:value="0.014663">
                <text:p>0.0146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0.0326250493526459">
                <text:p>-0.0326250493526459</text:p>
              </table:table-cell>
              <table:table-cell office:value-type="float" office:value="0.014743">
                <text:p>0.0147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0.0326083190739155">
                <text:p>-0.0326083190739155</text:p>
              </table:table-cell>
              <table:table-cell office:value-type="float" office:value="0.014786">
                <text:p>0.0147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0.0325854830443859">
                <text:p>-0.0325854830443859</text:p>
              </table:table-cell>
              <table:table-cell office:value-type="float" office:value="0.014904">
                <text:p>0.0149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0.0325563661754131">
                <text:p>-0.0325563661754131</text:p>
              </table:table-cell>
              <table:table-cell office:value-type="float" office:value="0.014981">
                <text:p>0.0149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0.0325208082795143">
                <text:p>-0.0325208082795143</text:p>
              </table:table-cell>
              <table:table-cell office:value-type="float" office:value="0.015006">
                <text:p>0.0150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0.032478678971529">
                <text:p>-0.032478678971529</text:p>
              </table:table-cell>
              <table:table-cell office:value-type="float" office:value="0.015045">
                <text:p>0.0150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0.0324297919869423">
                <text:p>-0.0324297919869423</text:p>
              </table:table-cell>
              <table:table-cell office:value-type="float" office:value="0.014868">
                <text:p>0.0148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0.0323435552418232">
                <text:p>-0.0323435552418232</text:p>
              </table:table-cell>
              <table:table-cell office:value-type="float" office:value="0.01465">
                <text:p>0.014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0.0322772413492203">
                <text:p>-0.0322772413492203</text:p>
              </table:table-cell>
              <table:table-cell office:value-type="float" office:value="0.014363">
                <text:p>0.0143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0.0322037190198898">
                <text:p>-0.0322037190198898</text:p>
              </table:table-cell>
              <table:table-cell office:value-type="float" office:value="0.014087">
                <text:p>0.0140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0.0321641862392426">
                <text:p>-0.0321641862392426</text:p>
              </table:table-cell>
              <table:table-cell office:value-type="float" office:value="0.013656">
                <text:p>0.0136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0.0321228168904781">
                <text:p>-0.0321228168904781</text:p>
              </table:table-cell>
              <table:table-cell office:value-type="float" office:value="0.013397">
                <text:p>0.0133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0.0320345237851143">
                <text:p>-0.0320345237851143</text:p>
              </table:table-cell>
              <table:table-cell office:value-type="float" office:value="0.013169">
                <text:p>0.0131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0.0319386832416058">
                <text:p>-0.0319386832416058</text:p>
              </table:table-cell>
              <table:table-cell office:value-type="float" office:value="0.012888">
                <text:p>0.0128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0.0318878665566444">
                <text:p>-0.0318878665566444</text:p>
              </table:table-cell>
              <table:table-cell office:value-type="float" office:value="0.012621">
                <text:p>0.0126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0.0317805036902428">
                <text:p>-0.0317805036902428</text:p>
              </table:table-cell>
              <table:table-cell office:value-type="float" office:value="0.012287">
                <text:p>0.0122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0.031665313988924">
                <text:p>-0.031665313988924</text:p>
              </table:table-cell>
              <table:table-cell office:value-type="float" office:value="0.011893">
                <text:p>0.0118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0.0316047742962837">
                <text:p>-0.0316047742962837</text:p>
              </table:table-cell>
              <table:table-cell office:value-type="float" office:value="0.011421">
                <text:p>0.0114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0.0314776748418808">
                <text:p>-0.0314776748418808</text:p>
              </table:table-cell>
              <table:table-cell office:value-type="float" office:value="0.010791">
                <text:p>0.0107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0.0313425734639168">
                <text:p>-0.0313425734639168</text:p>
              </table:table-cell>
              <table:table-cell office:value-type="float" office:value="0.010067">
                <text:p>0.0100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0.0311993174254894">
                <text:p>-0.0311993174254894</text:p>
              </table:table-cell>
              <table:table-cell office:value-type="float" office:value="0.009242">
                <text:p>0.0092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0.0310478694736958">
                <text:p>-0.0310478694736958</text:p>
              </table:table-cell>
              <table:table-cell office:value-type="float" office:value="0.008398">
                <text:p>0.0083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0.0308880899101496">
                <text:p>-0.0308880899101496</text:p>
              </table:table-cell>
              <table:table-cell office:value-type="float" office:value="0.007837">
                <text:p>0.0078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0.030719917267561">
                <text:p>-0.030719917267561</text:p>
              </table:table-cell>
              <table:table-cell office:value-type="float" office:value="0.00707">
                <text:p>0.007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0.0305432807654142">
                <text:p>-0.0305432807654142</text:p>
              </table:table-cell>
              <table:table-cell office:value-type="float" office:value="0.006482">
                <text:p>0.0064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0.0304517447948456">
                <text:p>-0.0304517447948456</text:p>
              </table:table-cell>
              <table:table-cell office:value-type="float" office:value="0.006026">
                <text:p>0.006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0.0302621778100729">
                <text:p>-0.0302621778100729</text:p>
              </table:table-cell>
              <table:table-cell office:value-type="float" office:value="0.005669">
                <text:p>0.0056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0.0301641635596752">
                <text:p>-0.0301641635596752</text:p>
              </table:table-cell>
              <table:table-cell office:value-type="float" office:value="0.005397">
                <text:p>0.0053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0.0299614705145359">
                <text:p>-0.0299614705145359</text:p>
              </table:table-cell>
              <table:table-cell office:value-type="float" office:value="0.005234">
                <text:p>0.0052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0.0298568271100521">
                <text:p>-0.0298568271100521</text:p>
              </table:table-cell>
              <table:table-cell office:value-type="float" office:value="0.005338">
                <text:p>0.0053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0.0296407900750637">
                <text:p>-0.0296407900750637</text:p>
              </table:table-cell>
              <table:table-cell office:value-type="float" office:value="0.005591">
                <text:p>0.0055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0.0292997658252716">
                <text:p>-0.0292997658252716</text:p>
              </table:table-cell>
              <table:table-cell office:value-type="float" office:value="0.005974">
                <text:p>0.0059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0.0290609262883663">
                <text:p>-0.0290609262883663</text:p>
              </table:table-cell>
              <table:table-cell office:value-type="float" office:value="0.006543">
                <text:p>0.0065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0.0289380140602589">
                <text:p>-0.0289380140602589</text:p>
              </table:table-cell>
              <table:table-cell office:value-type="float" office:value="0.007188">
                <text:p>0.0071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0.0286829322576523">
                <text:p>-0.0286829322576523</text:p>
              </table:table-cell>
              <table:table-cell office:value-type="float" office:value="0.007904">
                <text:p>0.0079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0.0282694548368454">
                <text:p>-0.0282694548368454</text:p>
              </table:table-cell>
              <table:table-cell office:value-type="float" office:value="0.008337">
                <text:p>0.0083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0.0281222686171532">
                <text:p>-0.0281222686171532</text:p>
              </table:table-cell>
              <table:table-cell office:value-type="float" office:value="0.009125">
                <text:p>0.009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0.0278130434453487">
                <text:p>-0.0278130434453487</text:p>
              </table:table-cell>
              <table:table-cell office:value-type="float" office:value="0.009948">
                <text:p>0.0099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0.0274837352335453">
                <text:p>-0.0274837352335453</text:p>
              </table:table-cell>
              <table:table-cell office:value-type="float" office:value="0.010742">
                <text:p>0.0107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0.0273115877062082">
                <text:p>-0.0273115877062082</text:p>
              </table:table-cell>
              <table:table-cell office:value-type="float" office:value="0.011494">
                <text:p>0.0114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0.0271344259381294">
                <text:p>-0.0271344259381294</text:p>
              </table:table-cell>
              <table:table-cell office:value-type="float" office:value="0.012228">
                <text:p>0.0122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0.0267654806375504">
                <text:p>-0.0267654806375504</text:p>
              </table:table-cell>
              <table:table-cell office:value-type="float" office:value="0.012917">
                <text:p>0.0129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0.0263775289058685">
                <text:p>-0.0263775289058685</text:p>
              </table:table-cell>
              <table:table-cell office:value-type="float" office:value="0.013623">
                <text:p>0.0136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0.0261766351759434">
                <text:p>-0.0261766351759434</text:p>
              </table:table-cell>
              <table:table-cell office:value-type="float" office:value="0.01432">
                <text:p>0.014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0.0257615298032761">
                <text:p>-0.0257615298032761</text:p>
              </table:table-cell>
              <table:table-cell office:value-type="float" office:value="0.014985">
                <text:p>0.0149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0.0255475454032421">
                <text:p>-0.0255475454032421</text:p>
              </table:table-cell>
              <table:table-cell office:value-type="float" office:value="0.015656">
                <text:p>0.0156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0.0253293849527836">
                <text:p>-0.0253293849527836</text:p>
              </table:table-cell>
              <table:table-cell office:value-type="float" office:value="0.016314">
                <text:p>0.0163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0.0248810388147831">
                <text:p>-0.0248810388147831</text:p>
              </table:table-cell>
              <table:table-cell office:value-type="float" office:value="0.016839">
                <text:p>0.0168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0.0244173929095268">
                <text:p>-0.0244173929095268</text:p>
              </table:table-cell>
              <table:table-cell office:value-type="float" office:value="0.017338">
                <text:p>0.0173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0.0239394009113312">
                <text:p>-0.0239394009113312</text:p>
              </table:table-cell>
              <table:table-cell office:value-type="float" office:value="0.017729">
                <text:p>0.0177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0.0236953347921371">
                <text:p>-0.0236953347921371</text:p>
              </table:table-cell>
              <table:table-cell office:value-type="float" office:value="0.018052">
                <text:p>0.0180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0.0231975503265858">
                <text:p>-0.0231975503265858</text:p>
              </table:table-cell>
              <table:table-cell office:value-type="float" office:value="0.018192">
                <text:p>0.0181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0.0224286913871765">
                <text:p>-0.0224286913871765</text:p>
              </table:table-cell>
              <table:table-cell office:value-type="float" office:value="0.018212">
                <text:p>0.0182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0.022166945040226">
                <text:p>-0.022166945040226</text:p>
              </table:table-cell>
              <table:table-cell office:value-type="float" office:value="0.018049">
                <text:p>0.0180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0.0216359682381153">
                <text:p>-0.0216359682381153</text:p>
              </table:table-cell>
              <table:table-cell office:value-type="float" office:value="0.017758">
                <text:p>0.0177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0.0213670134544373">
                <text:p>-0.0213670134544373</text:p>
              </table:table-cell>
              <table:table-cell office:value-type="float" office:value="0.01736">
                <text:p>0.01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0.0208226889371872">
                <text:p>-0.0208226889371872</text:p>
              </table:table-cell>
              <table:table-cell office:value-type="float" office:value="0.016753">
                <text:p>0.0167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0.0202706307172775">
                <text:p>-0.0202706307172775</text:p>
              </table:table-cell>
              <table:table-cell office:value-type="float" office:value="0.015955">
                <text:p>0.0159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0.019992008805275">
                <text:p>-0.019992008805275</text:p>
              </table:table-cell>
              <table:table-cell office:value-type="float" office:value="0.014995">
                <text:p>0.0149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0.0194301642477512">
                <text:p>-0.0194301642477512</text:p>
              </table:table-cell>
              <table:table-cell office:value-type="float" office:value="0.013734">
                <text:p>0.0137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0.0188630111515522">
                <text:p>-0.0188630111515522</text:p>
              </table:table-cell>
              <table:table-cell office:value-type="float" office:value="0.012262">
                <text:p>0.0122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0.0185777097940445">
                <text:p>-0.0185777097940445</text:p>
              </table:table-cell>
              <table:table-cell office:value-type="float" office:value="0.010632">
                <text:p>0.0106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0.0180043801665306">
                <text:p>-0.0180043801665306</text:p>
              </table:table-cell>
              <table:table-cell office:value-type="float" office:value="0.008726">
                <text:p>0.0087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0.017428083345294">
                <text:p>-0.017428083345294</text:p>
              </table:table-cell>
              <table:table-cell office:value-type="float" office:value="0.00668">
                <text:p>0.006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0.0171391814947128">
                <text:p>-0.0171391814947128</text:p>
              </table:table-cell>
              <table:table-cell office:value-type="float" office:value="0.004477">
                <text:p>0.0044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0.0165603198111057">
                <text:p>-0.0165603198111057</text:p>
              </table:table-cell>
              <table:table-cell office:value-type="float" office:value="0.002099">
                <text:p>0.0020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0.0159809924662113">
                <text:p>-0.0159809924662113</text:p>
              </table:table-cell>
              <table:table-cell office:value-type="float" office:value="-0.000419">
                <text:p>-0.0004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0.0154021065682173">
                <text:p>-0.0154021065682173</text:p>
              </table:table-cell>
              <table:table-cell office:value-type="float" office:value="-0.003108">
                <text:p>-0.0031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0.0148246558383107">
                <text:p>-0.0148246558383107</text:p>
              </table:table-cell>
              <table:table-cell office:value-type="float" office:value="-0.005927">
                <text:p>-0.0059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0.0145367495715618">
                <text:p>-0.0145367495715618</text:p>
              </table:table-cell>
              <table:table-cell office:value-type="float" office:value="-0.008722">
                <text:p>-0.0087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0.0142495725303888">
                <text:p>-0.0142495725303888</text:p>
              </table:table-cell>
              <table:table-cell office:value-type="float" office:value="-0.011408">
                <text:p>-0.0114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0.0133935576304793">
                <text:p>-0.0133935576304793</text:p>
              </table:table-cell>
              <table:table-cell office:value-type="float" office:value="-0.013844">
                <text:p>-0.0138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0.0128286480903625">
                <text:p>-0.0128286480903625</text:p>
              </table:table-cell>
              <table:table-cell office:value-type="float" office:value="-0.016021">
                <text:p>-0.0160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0.0122695285826921">
                <text:p>-0.0122695285826921</text:p>
              </table:table-cell>
              <table:table-cell office:value-type="float" office:value="-0.018">
                <text:p>-0.0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0.0117171388119459">
                <text:p>-0.0117171388119459</text:p>
              </table:table-cell>
              <table:table-cell office:value-type="float" office:value="-0.019708">
                <text:p>-0.0197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0.0114437574520707">
                <text:p>-0.0114437574520707</text:p>
              </table:table-cell>
              <table:table-cell office:value-type="float" office:value="-0.021269">
                <text:p>-0.0212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0.0109032243490219">
                <text:p>-0.0109032243490219</text:p>
              </table:table-cell>
              <table:table-cell office:value-type="float" office:value="-0.022627">
                <text:p>-0.0226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0.0101097887381911">
                <text:p>-0.0101097887381911</text:p>
              </table:table-cell>
              <table:table-cell office:value-type="float" office:value="-0.02382">
                <text:p>-0.023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0.00985041912645102">
                <text:p>-0.00985041912645102</text:p>
              </table:table-cell>
              <table:table-cell office:value-type="float" office:value="-0.024811">
                <text:p>-0.0248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0.00934004504233599">
                <text:p>-0.00934004504233599</text:p>
              </table:table-cell>
              <table:table-cell office:value-type="float" office:value="-0.02555">
                <text:p>-0.025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0.00884165521711111">
                <text:p>-0.00884165521711111</text:p>
              </table:table-cell>
              <table:table-cell office:value-type="float" office:value="-0.026075">
                <text:p>-0.0260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0.00835610646754503">
                <text:p>-0.00835610646754503</text:p>
              </table:table-cell>
              <table:table-cell office:value-type="float" office:value="-0.026297">
                <text:p>-0.0262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0.00788443814963102">
                <text:p>-0.00788443814963102</text:p>
              </table:table-cell>
              <table:table-cell office:value-type="float" office:value="-0.026312">
                <text:p>-0.0263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0.007427501026541">
                <text:p>-0.007427501026541</text:p>
              </table:table-cell>
              <table:table-cell office:value-type="float" office:value="-0.026014">
                <text:p>-0.0260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0.00720484834164381">
                <text:p>-0.00720484834164381</text:p>
              </table:table-cell>
              <table:table-cell office:value-type="float" office:value="-0.025483">
                <text:p>-0.0254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0.00677180802449584">
                <text:p>-0.00677180802449584</text:p>
              </table:table-cell>
              <table:table-cell office:value-type="float" office:value="-0.024686">
                <text:p>-0.0246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0.00635582953691483">
                <text:p>-0.00635582953691483</text:p>
              </table:table-cell>
              <table:table-cell office:value-type="float" office:value="-0.023668">
                <text:p>-0.0236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0.0061545530334115">
                <text:p>-0.0061545530334115</text:p>
              </table:table-cell>
              <table:table-cell office:value-type="float" office:value="-0.022396">
                <text:p>-0.0223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0.00576592143625021">
                <text:p>-0.00576592143625021</text:p>
              </table:table-cell>
              <table:table-cell office:value-type="float" office:value="-0.020852">
                <text:p>-0.0208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0.00539666507393122">
                <text:p>-0.00539666507393122</text:p>
              </table:table-cell>
              <table:table-cell office:value-type="float" office:value="-0.01907">
                <text:p>-0.019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0.00521959271281958">
                <text:p>-0.00521959271281958</text:p>
              </table:table-cell>
              <table:table-cell office:value-type="float" office:value="-0.017097">
                <text:p>-0.0170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0.00488113844767213">
                <text:p>-0.00488113844767213</text:p>
              </table:table-cell>
              <table:table-cell office:value-type="float" office:value="-0.015011">
                <text:p>-0.0150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0.00456434395164251">
                <text:p>-0.00456434395164251</text:p>
              </table:table-cell>
              <table:table-cell office:value-type="float" office:value="-0.012922">
                <text:p>-0.0129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0.0044143246486783">
                <text:p>-0.0044143246486783</text:p>
              </table:table-cell>
              <table:table-cell office:value-type="float" office:value="-0.010859">
                <text:p>-0.0108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0.00413172692060471">
                <text:p>-0.00413172692060471</text:p>
              </table:table-cell>
              <table:table-cell office:value-type="float" office:value="-0.008852">
                <text:p>-0.0088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0.00387305114418268">
                <text:p>-0.00387305114418268</text:p>
              </table:table-cell>
              <table:table-cell office:value-type="float" office:value="-0.006955">
                <text:p>-0.0069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-0.00353189278393984">
                <text:p>-0.00353189278393984</text:p>
              </table:table-cell>
              <table:table-cell office:value-type="float" office:value="-0.00508">
                <text:p>-0.005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-0.00333703774958849">
                <text:p>-0.00333703774958849</text:p>
              </table:table-cell>
              <table:table-cell office:value-type="float" office:value="-0.003222">
                <text:p>-0.0032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0.00324972998350859">
                <text:p>-0.00324972998350859</text:p>
              </table:table-cell>
              <table:table-cell office:value-type="float" office:value="-0.001385">
                <text:p>-0.0013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0.00316928513348103">
                <text:p>-0.00316928513348103</text:p>
              </table:table-cell>
              <table:table-cell office:value-type="float" office:value="0.000428">
                <text:p>0.0004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0.00302959606051445">
                <text:p>-0.00302959606051445</text:p>
              </table:table-cell>
              <table:table-cell office:value-type="float" office:value="0.002337">
                <text:p>0.0023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-0.00291886646300554">
                <text:p>-0.00291886646300554</text:p>
              </table:table-cell>
              <table:table-cell office:value-type="float" office:value="0.004221">
                <text:p>0.0042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-0.00283826887607574">
                <text:p>-0.00283826887607574</text:p>
              </table:table-cell>
              <table:table-cell office:value-type="float" office:value="0.00613">
                <text:p>0.006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-0.00278583914041519">
                <text:p>-0.00278583914041519</text:p>
              </table:table-cell>
              <table:table-cell office:value-type="float" office:value="0.007962">
                <text:p>0.0079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-0.00276719778776169">
                <text:p>-0.00276719778776169</text:p>
              </table:table-cell>
              <table:table-cell office:value-type="float" office:value="0.009807">
                <text:p>0.0098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-0.00274036452174187">
                <text:p>-0.00274036452174187</text:p>
              </table:table-cell>
              <table:table-cell office:value-type="float" office:value="0.011616">
                <text:p>0.0116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-0.00273082312196493">
                <text:p>-0.00273082312196493</text:p>
              </table:table-cell>
              <table:table-cell office:value-type="float" office:value="0.01337">
                <text:p>0.013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-0.00271219946444035">
                <text:p>-0.00271219946444035</text:p>
              </table:table-cell>
              <table:table-cell office:value-type="float" office:value="0.015112">
                <text:p>0.0151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-0.00270828045904636">
                <text:p>-0.00270828045904636</text:p>
              </table:table-cell>
              <table:table-cell office:value-type="float" office:value="0.016874">
                <text:p>0.0168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-0.00270266178995371">
                <text:p>-0.00270266178995371</text:p>
              </table:table-cell>
              <table:table-cell office:value-type="float" office:value="0.018557">
                <text:p>0.0185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0.00269905850291252">
                <text:p>-0.00269905850291252</text:p>
              </table:table-cell>
              <table:table-cell office:value-type="float" office:value="0.020186">
                <text:p>0.0201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-0.00269526336342096">
                <text:p>-0.00269526336342096</text:p>
              </table:table-cell>
              <table:table-cell office:value-type="float" office:value="0.021803">
                <text:p>0.021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-0.0026943301782012">
                <text:p>-0.0026943301782012</text:p>
              </table:table-cell>
              <table:table-cell office:value-type="float" office:value="0.023383">
                <text:p>0.0233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-0.00269399769604206">
                <text:p>-0.00269399769604206</text:p>
              </table:table-cell>
              <table:table-cell office:value-type="float" office:value="0.024877">
                <text:p>0.0248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0.00269351899623871">
                <text:p>-0.00269351899623871</text:p>
              </table:table-cell>
              <table:table-cell office:value-type="float" office:value="0.026373">
                <text:p>0.0263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0.00269320793449879">
                <text:p>-0.00269320793449879</text:p>
              </table:table-cell>
              <table:table-cell office:value-type="float" office:value="0.027739">
                <text:p>0.0277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0.00269285682588816">
                <text:p>-0.00269285682588816</text:p>
              </table:table-cell>
              <table:table-cell office:value-type="float" office:value="0.029046">
                <text:p>0.0290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-0.00269281305372715">
                <text:p>-0.00269281305372715</text:p>
              </table:table-cell>
              <table:table-cell office:value-type="float" office:value="0.030205">
                <text:p>0.0302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-0.00269277580082417">
                <text:p>-0.00269277580082417</text:p>
              </table:table-cell>
              <table:table-cell office:value-type="float" office:value="0.031401">
                <text:p>0.0314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-0.00269272178411484">
                <text:p>-0.00269272178411484</text:p>
              </table:table-cell>
              <table:table-cell office:value-type="float" office:value="0.032467">
                <text:p>0.0324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-0.00269268918782473">
                <text:p>-0.00269268918782473</text:p>
              </table:table-cell>
              <table:table-cell office:value-type="float" office:value="0.033382">
                <text:p>0.0333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0.00269265100359917">
                <text:p>-0.00269265100359917</text:p>
              </table:table-cell>
              <table:table-cell office:value-type="float" office:value="0.034385">
                <text:p>0.0343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-0.00269264727830887">
                <text:p>-0.00269264727830887</text:p>
              </table:table-cell>
              <table:table-cell office:value-type="float" office:value="0.035264">
                <text:p>0.0352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-0.00269264075905085">
                <text:p>-0.00269264075905085</text:p>
              </table:table-cell>
              <table:table-cell office:value-type="float" office:value="0.036129">
                <text:p>0.0361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-0.00269263703376055">
                <text:p>-0.00269263703376055</text:p>
              </table:table-cell>
              <table:table-cell office:value-type="float" office:value="0.036898">
                <text:p>0.0368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-0.0026926351711154">
                <text:p>-0.0026926351711154</text:p>
              </table:table-cell>
              <table:table-cell office:value-type="float" office:value="0.037636">
                <text:p>0.0376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0.00269263051450253">
                <text:p>-0.00269263051450253</text:p>
              </table:table-cell>
              <table:table-cell office:value-type="float" office:value="0.03825">
                <text:p>0.038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-0.00269262958317995">
                <text:p>-0.00269262958317995</text:p>
              </table:table-cell>
              <table:table-cell office:value-type="float" office:value="0.038874">
                <text:p>0.0388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-0.00269262958317995">
                <text:p>-0.00269262958317995</text:p>
              </table:table-cell>
              <table:table-cell office:value-type="float" office:value="0.039471">
                <text:p>0.0394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39927">
                <text:p>0.0399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40315">
                <text:p>0.0403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40721">
                <text:p>0.0407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4107">
                <text:p>0.041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41372">
                <text:p>0.0413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41629">
                <text:p>0.0416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41879">
                <text:p>0.04187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auto-position="true" chart:auto-size="true" chart:treat-empty-cells="leave-gap"/>
      <style:graphic-properties svg:stroke-width="0.026cm" svg:stroke-color="#b3b3b3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overlap="100" chart:reverse-direction="false" text:line-break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graphic-properties svg:stroke-width="0.018cm"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width="0.026cm" svg:stroke-color="#b3b3b3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1.648cm" svg:height="6.812cm" xlink:href=".." xlink:type="simple" chart:class="chart:line" chart:style-name="ch1">
        <chart:title svg:x="5.106cm" svg:y="0.271cm" chart:style-name="ch2">
          <text:p>Y Torso</text:p>
        </chart:title>
        <chart:legend chart:legend-position="end" svg:x="8.611cm" svg:y="2.688cm" style:legend-expansion="high" chart:style-name="ch3"/>
        <chart:plot-area chart:style-name="ch4" table:cell-range-address="Torso.B1:Torso.B285 Torso.J1:Torso.J1 Torso.J100:Torso.J400 Torso.P1:Torso.P1 Torso.P150:Torso.P403" chart:data-source-has-labels="row" svg:x="0.232cm" svg:y="1.134cm" svg:width="8.147cm" svg:height="5.542cm">
          <chartooo:coordinate-region svg:x="0.889cm" svg:y="1.307cm" svg:width="7.49cm" svg:height="4.482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Torso.B2:Torso.B285" chart:label-cell-address="Torso.B1:Torso.B1" chart:class="chart:line">
            <chart:data-point chart:repeated="284"/>
          </chart:series>
          <chart:series chart:style-name="ch9" chart:values-cell-range-address="Torso.J100:Torso.J400" chart:label-cell-address="Torso.J1:Torso.J1" chart:class="chart:line">
            <chart:data-point chart:repeated="301"/>
          </chart:series>
          <chart:series chart:style-name="ch10" chart:values-cell-range-address="Torso.P150:Torso.P403" chart:label-cell-address="Torso.P1:Torso.P1" chart:class="chart:line">
            <chart:data-point chart:repeated="25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 Nao</text:p>
                <draw:g>
                  <svg:desc>Torso.B1:Torso.B1</svg:desc>
                </draw:g>
              </table:table-cell>
              <table:table-cell office:value-type="string">
                <text:p>Y MoCap (Z)</text:p>
                <draw:g>
                  <svg:desc>Torso.J1:Torso.J1</svg:desc>
                </draw:g>
              </table:table-cell>
              <table:table-cell office:value-type="string">
                <text:p>Y Corr</text:p>
                <draw:g>
                  <svg:desc>Torso.P1:Torso.P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0122712831944227">
                <text:p>-0.0122712831944227</text:p>
                <draw:g>
                  <svg:desc>Torso.B2:Torso.B285</svg:desc>
                </draw:g>
              </table:table-cell>
              <table:table-cell office:value-type="float" office:value="-0.003117">
                <text:p>-0.003117</text:p>
                <draw:g>
                  <svg:desc>Torso.J100:Torso.J400</svg:desc>
                </draw:g>
              </table:table-cell>
              <table:table-cell office:value-type="float" office:value="-0.16765000658944">
                <text:p>-0.16765000658944</text:p>
                <draw:g>
                  <svg:desc>Torso.P150:Torso.P4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134379602968693">
                <text:p>-0.0134379602968693</text:p>
              </table:table-cell>
              <table:table-cell office:value-type="float" office:value="-0.004036">
                <text:p>-0.004036</text:p>
              </table:table-cell>
              <table:table-cell office:value-type="float" office:value="-0.16724688796676">
                <text:p>-0.167246887966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142315151169896">
                <text:p>-0.0142315151169896</text:p>
              </table:table-cell>
              <table:table-cell office:value-type="float" office:value="-0.00511">
                <text:p>-0.00511</text:p>
              </table:table-cell>
              <table:table-cell office:value-type="float" office:value="-0.16685134012225">
                <text:p>-0.166851340122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0146600278094411">
                <text:p>-0.0146600278094411</text:p>
              </table:table-cell>
              <table:table-cell office:value-type="float" office:value="-0.006343">
                <text:p>-0.006343</text:p>
              </table:table-cell>
              <table:table-cell office:value-type="float" office:value="-0.16646605677409">
                <text:p>-0.166466056774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0151086859405041">
                <text:p>-0.0151086859405041</text:p>
              </table:table-cell>
              <table:table-cell office:value-type="float" office:value="-0.007727">
                <text:p>-0.007727</text:p>
              </table:table-cell>
              <table:table-cell office:value-type="float" office:value="-0.16607636846336">
                <text:p>-0.166076368463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0158175602555275">
                <text:p>-0.0158175602555275</text:p>
              </table:table-cell>
              <table:table-cell office:value-type="float" office:value="-0.009236">
                <text:p>-0.009236</text:p>
              </table:table-cell>
              <table:table-cell office:value-type="float" office:value="-0.16569374125009">
                <text:p>-0.165693741250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0163130052387714">
                <text:p>-0.0163130052387714</text:p>
              </table:table-cell>
              <table:table-cell office:value-type="float" office:value="-0.010915">
                <text:p>-0.010915</text:p>
              </table:table-cell>
              <table:table-cell office:value-type="float" office:value="-0.16530577835776">
                <text:p>-0.165305778357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0168257690966129">
                <text:p>-0.0168257690966129</text:p>
              </table:table-cell>
              <table:table-cell office:value-type="float" office:value="-0.012805">
                <text:p>-0.012805</text:p>
              </table:table-cell>
              <table:table-cell office:value-type="float" office:value="-0.16490989297321">
                <text:p>-0.164909892973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017355177551508">
                <text:p>-0.017355177551508</text:p>
              </table:table-cell>
              <table:table-cell office:value-type="float" office:value="-0.014813">
                <text:p>-0.014813</text:p>
              </table:table-cell>
              <table:table-cell office:value-type="float" office:value="-0.16453059969856">
                <text:p>-0.164530599698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0176257956773043">
                <text:p>-0.0176257956773043</text:p>
              </table:table-cell>
              <table:table-cell office:value-type="float" office:value="-0.017009">
                <text:p>-0.017009</text:p>
              </table:table-cell>
              <table:table-cell office:value-type="float" office:value="-0.16414950376321">
                <text:p>-0.164149503763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0181786101311445">
                <text:p>-0.0181786101311445</text:p>
              </table:table-cell>
              <table:table-cell office:value-type="float" office:value="-0.019415">
                <text:p>-0.019415</text:p>
              </table:table-cell>
              <table:table-cell office:value-type="float" office:value="-0.16379172617689">
                <text:p>-0.163791726176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0187460519373417">
                <text:p>-0.0187460519373417</text:p>
              </table:table-cell>
              <table:table-cell office:value-type="float" office:value="-0.022002">
                <text:p>-0.022002</text:p>
              </table:table-cell>
              <table:table-cell office:value-type="float" office:value="-0.16343066479025">
                <text:p>-0.163430664790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0190349984914064">
                <text:p>-0.0190349984914064</text:p>
              </table:table-cell>
              <table:table-cell office:value-type="float" office:value="-0.024765">
                <text:p>-0.024765</text:p>
              </table:table-cell>
              <table:table-cell office:value-type="float" office:value="-0.16309745509609">
                <text:p>-0.1630974550960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0196229480206966">
                <text:p>-0.0196229480206966</text:p>
              </table:table-cell>
              <table:table-cell office:value-type="float" office:value="-0.027734">
                <text:p>-0.027734</text:p>
              </table:table-cell>
              <table:table-cell office:value-type="float" office:value="-0.16274896534289">
                <text:p>-0.162748965342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0199217461049557">
                <text:p>-0.0199217461049557</text:p>
              </table:table-cell>
              <table:table-cell office:value-type="float" office:value="-0.030909">
                <text:p>-0.030909</text:p>
              </table:table-cell>
              <table:table-cell office:value-type="float" office:value="-0.16240638691225">
                <text:p>-0.162406386912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0202236175537109">
                <text:p>-0.0202236175537109</text:p>
              </table:table-cell>
              <table:table-cell office:value-type="float" office:value="-0.034379">
                <text:p>-0.034379</text:p>
              </table:table-cell>
              <table:table-cell office:value-type="float" office:value="-0.16206900329729">
                <text:p>-0.1620690032972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0208361987024546">
                <text:p>-0.0208361987024546</text:p>
              </table:table-cell>
              <table:table-cell office:value-type="float" office:value="-0.038089">
                <text:p>-0.038089</text:p>
              </table:table-cell>
              <table:table-cell office:value-type="float" office:value="-0.16173805083601">
                <text:p>-0.161738050836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02145991101861">
                <text:p>-0.02145991101861</text:p>
              </table:table-cell>
              <table:table-cell office:value-type="float" office:value="-0.04197">
                <text:p>-0.04197</text:p>
              </table:table-cell>
              <table:table-cell office:value-type="float" office:value="-0.16141666445689">
                <text:p>-0.1614166644568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0217757094651461">
                <text:p>-0.0217757094651461</text:p>
              </table:table-cell>
              <table:table-cell office:value-type="float" office:value="-0.046081">
                <text:p>-0.046081</text:p>
              </table:table-cell>
              <table:table-cell office:value-type="float" office:value="-0.16109545415824">
                <text:p>-0.161095454158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0224146954715252">
                <text:p>-0.0224146954715252</text:p>
              </table:table-cell>
              <table:table-cell office:value-type="float" office:value="-0.050271">
                <text:p>-0.050271</text:p>
              </table:table-cell>
              <table:table-cell office:value-type="float" office:value="-0.16079128004009">
                <text:p>-0.1607912800400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0227376818656921">
                <text:p>-0.0227376818656921</text:p>
              </table:table-cell>
              <table:table-cell office:value-type="float" office:value="-0.054519">
                <text:p>-0.054519</text:p>
              </table:table-cell>
              <table:table-cell office:value-type="float" office:value="-0.16048462203481">
                <text:p>-0.1604846220348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0233901776373386">
                <text:p>-0.0233901776373386</text:p>
              </table:table-cell>
              <table:table-cell office:value-type="float" office:value="-0.058822">
                <text:p>-0.058822</text:p>
              </table:table-cell>
              <table:table-cell office:value-type="float" office:value="-0.16014099745636">
                <text:p>-0.1601409974563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0243837721645832">
                <text:p>-0.0243837721645832</text:p>
              </table:table-cell>
              <table:table-cell office:value-type="float" office:value="-0.063205">
                <text:p>-0.063205</text:p>
              </table:table-cell>
              <table:table-cell office:value-type="float" office:value="-0.159783579344">
                <text:p>-0.15978357934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024718526750803">
                <text:p>-0.024718526750803</text:p>
              </table:table-cell>
              <table:table-cell office:value-type="float" office:value="-0.06761">
                <text:p>-0.06761</text:p>
              </table:table-cell>
              <table:table-cell office:value-type="float" office:value="-0.15941484760324">
                <text:p>-0.159414847603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0253928005695343">
                <text:p>-0.0253928005695343</text:p>
              </table:table-cell>
              <table:table-cell office:value-type="float" office:value="-0.071956">
                <text:p>-0.071956</text:p>
              </table:table-cell>
              <table:table-cell office:value-type="float" office:value="-0.15904646548769">
                <text:p>-0.1590464654876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0257321186363697">
                <text:p>-0.0257321186363697</text:p>
              </table:table-cell>
              <table:table-cell office:value-type="float" office:value="-0.076275">
                <text:p>-0.076275</text:p>
              </table:table-cell>
              <table:table-cell office:value-type="float" office:value="-0.15867450509056">
                <text:p>-0.1586745050905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0264146719127893">
                <text:p>-0.0264146719127893</text:p>
              </table:table-cell>
              <table:table-cell office:value-type="float" office:value="-0.080635">
                <text:p>-0.080635</text:p>
              </table:table-cell>
              <table:table-cell office:value-type="float" office:value="-0.15832671006404">
                <text:p>-0.1583267100640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0267576985061169">
                <text:p>-0.0267576985061169</text:p>
              </table:table-cell>
              <table:table-cell office:value-type="float" office:value="-0.085021">
                <text:p>-0.085021</text:p>
              </table:table-cell>
              <table:table-cell office:value-type="float" office:value="-0.15797339805316">
                <text:p>-0.1579733980531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0274468008428812">
                <text:p>-0.0274468008428812</text:p>
              </table:table-cell>
              <table:table-cell office:value-type="float" office:value="-0.089451">
                <text:p>-0.089451</text:p>
              </table:table-cell>
              <table:table-cell office:value-type="float" office:value="-0.15765485719876">
                <text:p>-0.1576548571987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0277926772832871">
                <text:p>-0.0277926772832871</text:p>
              </table:table-cell>
              <table:table-cell office:value-type="float" office:value="-0.093849">
                <text:p>-0.093849</text:p>
              </table:table-cell>
              <table:table-cell office:value-type="float" office:value="-0.15736094517604">
                <text:p>-0.1573609451760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0284865852445364">
                <text:p>-0.0284865852445364</text:p>
              </table:table-cell>
              <table:table-cell office:value-type="float" office:value="-0.098183">
                <text:p>-0.098183</text:p>
              </table:table-cell>
              <table:table-cell office:value-type="float" office:value="-0.15712029869584">
                <text:p>-0.1571202986958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0288344211876392">
                <text:p>-0.0288344211876392</text:p>
              </table:table-cell>
              <table:table-cell office:value-type="float" office:value="-0.102488">
                <text:p>-0.102488</text:p>
              </table:table-cell>
              <table:table-cell office:value-type="float" office:value="-0.15690589570009">
                <text:p>-0.1569058957000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029880415648222">
                <text:p>-0.029880415648222</text:p>
              </table:table-cell>
              <table:table-cell office:value-type="float" office:value="-0.106708">
                <text:p>-0.106708</text:p>
              </table:table-cell>
              <table:table-cell office:value-type="float" office:value="-0.15672681422489">
                <text:p>-0.1567268142248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0302295945584774">
                <text:p>-0.0302295945584774</text:p>
              </table:table-cell>
              <table:table-cell office:value-type="float" office:value="-0.110788">
                <text:p>-0.110788</text:p>
              </table:table-cell>
              <table:table-cell office:value-type="float" office:value="-0.15657007159721">
                <text:p>-0.1565700715972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0309281125664711">
                <text:p>-0.0309281125664711</text:p>
              </table:table-cell>
              <table:table-cell office:value-type="float" office:value="-0.114592">
                <text:p>-0.114592</text:p>
              </table:table-cell>
              <table:table-cell office:value-type="float" office:value="-0.15642873594884">
                <text:p>-0.1564287359488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0312772877514362">
                <text:p>-0.0312772877514362</text:p>
              </table:table-cell>
              <table:table-cell office:value-type="float" office:value="-0.118905">
                <text:p>-0.118905</text:p>
              </table:table-cell>
              <table:table-cell office:value-type="float" office:value="-0.15628257188921">
                <text:p>-0.1562825718892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0316262617707252">
                <text:p>-0.0316262617707252</text:p>
              </table:table-cell>
              <table:table-cell office:value-type="float" office:value="-0.122541">
                <text:p>-0.122541</text:p>
              </table:table-cell>
              <table:table-cell office:value-type="float" office:value="-0.15615137718436">
                <text:p>-0.1561513771843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0330185070633888">
                <text:p>-0.0330185070633888</text:p>
              </table:table-cell>
              <table:table-cell office:value-type="float" office:value="-0.126302">
                <text:p>-0.126302</text:p>
              </table:table-cell>
              <table:table-cell office:value-type="float" office:value="-0.15604865314576">
                <text:p>-0.1560486531457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0333651453256607">
                <text:p>-0.0333651453256607</text:p>
              </table:table-cell>
              <table:table-cell office:value-type="float" office:value="-0.129941">
                <text:p>-0.129941</text:p>
              </table:table-cell>
              <table:table-cell office:value-type="float" office:value="-0.15598029437696">
                <text:p>-0.1559802943769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0340561866760254">
                <text:p>-0.0340561866760254</text:p>
              </table:table-cell>
              <table:table-cell office:value-type="float" office:value="-0.133376">
                <text:p>-0.133376</text:p>
              </table:table-cell>
              <table:table-cell office:value-type="float" office:value="-0.15596495625169">
                <text:p>-0.1559649562516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0347435623407364">
                <text:p>-0.0347435623407364</text:p>
              </table:table-cell>
              <table:table-cell office:value-type="float" office:value="-0.136634">
                <text:p>-0.136634</text:p>
              </table:table-cell>
              <table:table-cell office:value-type="float" office:value="-0.15599969123809">
                <text:p>-0.1559996912380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0354265533387661">
                <text:p>-0.0354265533387661</text:p>
              </table:table-cell>
              <table:table-cell office:value-type="float" office:value="-0.139633">
                <text:p>-0.139633</text:p>
              </table:table-cell>
              <table:table-cell office:value-type="float" office:value="-0.15607967898025">
                <text:p>-0.156079678980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0361044406890869">
                <text:p>-0.0361044406890869</text:p>
              </table:table-cell>
              <table:table-cell office:value-type="float" office:value="-0.142326">
                <text:p>-0.142326</text:p>
              </table:table-cell>
              <table:table-cell office:value-type="float" office:value="-0.15620398611041">
                <text:p>-0.1562039861104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0367765873670578">
                <text:p>-0.0367765873670578</text:p>
              </table:table-cell>
              <table:table-cell office:value-type="float" office:value="-0.144761">
                <text:p>-0.144761</text:p>
              </table:table-cell>
              <table:table-cell office:value-type="float" office:value="-0.156392518009">
                <text:p>-0.15639251800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037442222237587">
                <text:p>-0.037442222237587</text:p>
              </table:table-cell>
              <table:table-cell office:value-type="float" office:value="-0.146931">
                <text:p>-0.146931</text:p>
              </table:table-cell>
              <table:table-cell office:value-type="float" office:value="-0.156664819684">
                <text:p>-0.15666481968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0381006933748722">
                <text:p>-0.0381006933748722</text:p>
              </table:table-cell>
              <table:table-cell office:value-type="float" office:value="-0.148917">
                <text:p>-0.148917</text:p>
              </table:table-cell>
              <table:table-cell office:value-type="float" office:value="-0.15704063862025">
                <text:p>-0.157040638620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0390734933316708">
                <text:p>-0.0390734933316708</text:p>
              </table:table-cell>
              <table:table-cell office:value-type="float" office:value="-0.150935">
                <text:p>-0.150935</text:p>
              </table:table-cell>
              <table:table-cell office:value-type="float" office:value="-0.15752620801856">
                <text:p>-0.1575262080185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0400263555347919">
                <text:p>-0.0400263555347919</text:p>
              </table:table-cell>
              <table:table-cell office:value-type="float" office:value="-0.152603">
                <text:p>-0.152603</text:p>
              </table:table-cell>
              <table:table-cell office:value-type="float" office:value="-0.15812706853801">
                <text:p>-0.1581270685380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0403391942381859">
                <text:p>-0.0403391942381859</text:p>
              </table:table-cell>
              <table:table-cell office:value-type="float" office:value="-0.154082">
                <text:p>-0.154082</text:p>
              </table:table-cell>
              <table:table-cell office:value-type="float" office:value="-0.15885111265625">
                <text:p>-0.158851112656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0409571193158627">
                <text:p>-0.0409571193158627</text:p>
              </table:table-cell>
              <table:table-cell office:value-type="float" office:value="-0.155475">
                <text:p>-0.155475</text:p>
              </table:table-cell>
              <table:table-cell office:value-type="float" office:value="-0.15970813733956">
                <text:p>-0.1597081373395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0412620902061462">
                <text:p>-0.0412620902061462</text:p>
              </table:table-cell>
              <table:table-cell office:value-type="float" office:value="-0.156736">
                <text:p>-0.156736</text:p>
              </table:table-cell>
              <table:table-cell office:value-type="float" office:value="-0.16072016953321">
                <text:p>-0.1607201695332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0418636053800583">
                <text:p>-0.0418636053800583</text:p>
              </table:table-cell>
              <table:table-cell office:value-type="float" office:value="-0.157878">
                <text:p>-0.157878</text:p>
              </table:table-cell>
              <table:table-cell office:value-type="float" office:value="-0.16188807670769">
                <text:p>-0.1618880767076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0424533486366272">
                <text:p>-0.0424533486366272</text:p>
              </table:table-cell>
              <table:table-cell office:value-type="float" office:value="-0.159005">
                <text:p>-0.159005</text:p>
              </table:table-cell>
              <table:table-cell office:value-type="float" office:value="-0.16323270772736">
                <text:p>-0.1632327077273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0427436158061028">
                <text:p>-0.0427436158061028</text:p>
              </table:table-cell>
              <table:table-cell office:value-type="float" office:value="-0.160109">
                <text:p>-0.160109</text:p>
              </table:table-cell>
              <table:table-cell office:value-type="float" office:value="-0.16474352956481">
                <text:p>-0.1647435295648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0433146134018898">
                <text:p>-0.0433146134018898</text:p>
              </table:table-cell>
              <table:table-cell office:value-type="float" office:value="-0.161232">
                <text:p>-0.161232</text:p>
              </table:table-cell>
              <table:table-cell office:value-type="float" office:value="-0.16641943995361">
                <text:p>-0.1664194399536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0435951426625252">
                <text:p>-0.0435951426625252</text:p>
              </table:table-cell>
              <table:table-cell office:value-type="float" office:value="-0.162341">
                <text:p>-0.162341</text:p>
              </table:table-cell>
              <table:table-cell office:value-type="float" office:value="-0.16822334016481">
                <text:p>-0.1682233401648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0438723005354405">
                <text:p>-0.0438723005354405</text:p>
              </table:table-cell>
              <table:table-cell office:value-type="float" office:value="-0.163472">
                <text:p>-0.163472</text:p>
              </table:table-cell>
              <table:table-cell office:value-type="float" office:value="-0.17017645028881">
                <text:p>-0.1701764502888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0444160848855972">
                <text:p>-0.0444160848855972</text:p>
              </table:table-cell>
              <table:table-cell office:value-type="float" office:value="-0.164633">
                <text:p>-0.164633</text:p>
              </table:table-cell>
              <table:table-cell office:value-type="float" office:value="-0.17222510537561">
                <text:p>-0.1722251053756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0446825958788395">
                <text:p>-0.0446825958788395</text:p>
              </table:table-cell>
              <table:table-cell office:value-type="float" office:value="-0.165752">
                <text:p>-0.165752</text:p>
              </table:table-cell>
              <table:table-cell office:value-type="float" office:value="-0.17435881529569">
                <text:p>-0.1743588152956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0452044494450092">
                <text:p>-0.0452044494450092</text:p>
              </table:table-cell>
              <table:table-cell office:value-type="float" office:value="-0.166883">
                <text:p>-0.166883</text:p>
              </table:table-cell>
              <table:table-cell office:value-type="float" office:value="-0.17656490966881">
                <text:p>-0.1765649096688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0454929918050766">
                <text:p>-0.0454929918050766</text:p>
              </table:table-cell>
              <table:table-cell office:value-type="float" office:value="-0.167951">
                <text:p>-0.167951</text:p>
              </table:table-cell>
              <table:table-cell office:value-type="float" office:value="-0.17887310663881">
                <text:p>-0.1788731066388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0460721850395203">
                <text:p>-0.0460721850395203</text:p>
              </table:table-cell>
              <table:table-cell office:value-type="float" office:value="-0.169035">
                <text:p>-0.169035</text:p>
              </table:table-cell>
              <table:table-cell office:value-type="float" office:value="-0.18127350279961">
                <text:p>-0.1812735027996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0471321977674961">
                <text:p>-0.0471321977674961</text:p>
              </table:table-cell>
              <table:table-cell office:value-type="float" office:value="-0.170041">
                <text:p>-0.170041</text:p>
              </table:table-cell>
              <table:table-cell office:value-type="float" office:value="-0.18379851390641">
                <text:p>-0.1837985139064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0480926372110844">
                <text:p>-0.0480926372110844</text:p>
              </table:table-cell>
              <table:table-cell office:value-type="float" office:value="-0.171099">
                <text:p>-0.171099</text:p>
              </table:table-cell>
              <table:table-cell office:value-type="float" office:value="-0.18642574783225">
                <text:p>-0.186425747832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0489789694547653">
                <text:p>-0.0489789694547653</text:p>
              </table:table-cell>
              <table:table-cell office:value-type="float" office:value="-0.172145">
                <text:p>-0.172145</text:p>
              </table:table-cell>
              <table:table-cell office:value-type="float" office:value="-0.18914008453249">
                <text:p>-0.1891400845324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0498071052134037">
                <text:p>-0.0498071052134037</text:p>
              </table:table-cell>
              <table:table-cell office:value-type="float" office:value="-0.173181">
                <text:p>-0.173181</text:p>
              </table:table-cell>
              <table:table-cell office:value-type="float" office:value="-0.19193848950625">
                <text:p>-0.1919384895062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0505867898464203">
                <text:p>-0.0505867898464203</text:p>
              </table:table-cell>
              <table:table-cell office:value-type="float" office:value="-0.174203">
                <text:p>-0.174203</text:p>
              </table:table-cell>
              <table:table-cell office:value-type="float" office:value="-0.19469080811716">
                <text:p>-0.1946908081171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0509604401886463">
                <text:p>-0.0509604401886463</text:p>
              </table:table-cell>
              <table:table-cell office:value-type="float" office:value="-0.175201">
                <text:p>-0.175201</text:p>
              </table:table-cell>
              <table:table-cell office:value-type="float" office:value="-0.19761128144849">
                <text:p>-0.1976112814484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0513239465653896">
                <text:p>-0.0513239465653896</text:p>
              </table:table-cell>
              <table:table-cell office:value-type="float" office:value="-0.176204">
                <text:p>-0.176204</text:p>
              </table:table-cell>
              <table:table-cell office:value-type="float" office:value="-0.20058885619984">
                <text:p>-0.2005888561998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0520220287144184">
                <text:p>-0.0520220287144184</text:p>
              </table:table-cell>
              <table:table-cell office:value-type="float" office:value="-0.177159">
                <text:p>-0.177159</text:p>
              </table:table-cell>
              <table:table-cell office:value-type="float" office:value="-0.20359217693584">
                <text:p>-0.2035921769358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0526828579604626">
                <text:p>-0.0526828579604626</text:p>
              </table:table-cell>
              <table:table-cell office:value-type="float" office:value="-0.178127">
                <text:p>-0.178127</text:p>
              </table:table-cell>
              <table:table-cell office:value-type="float" office:value="-0.20662480101449">
                <text:p>-0.2066248010144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0536057054996491">
                <text:p>-0.0536057054996491</text:p>
              </table:table-cell>
              <table:table-cell office:value-type="float" office:value="-0.179218">
                <text:p>-0.179218</text:p>
              </table:table-cell>
              <table:table-cell office:value-type="float" office:value="-0.20970236098361">
                <text:p>-0.2097023609836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0541754588484764">
                <text:p>-0.0541754588484764</text:p>
              </table:table-cell>
              <table:table-cell office:value-type="float" office:value="-0.18036">
                <text:p>-0.18036</text:p>
              </table:table-cell>
              <table:table-cell office:value-type="float" office:value="-0.21280556258084">
                <text:p>-0.2128055625808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0547083057463169">
                <text:p>-0.0547083057463169</text:p>
              </table:table-cell>
              <table:table-cell office:value-type="float" office:value="-0.181546">
                <text:p>-0.181546</text:p>
              </table:table-cell>
              <table:table-cell office:value-type="float" office:value="-0.21596877722881">
                <text:p>-0.2159687772288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0552037246525288">
                <text:p>-0.0552037246525288</text:p>
              </table:table-cell>
              <table:table-cell office:value-type="float" office:value="-0.182739">
                <text:p>-0.182739</text:p>
              </table:table-cell>
              <table:table-cell office:value-type="float" office:value="-0.21918249558169">
                <text:p>-0.2191824955816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0556608363986015">
                <text:p>-0.0556608363986015</text:p>
              </table:table-cell>
              <table:table-cell office:value-type="float" office:value="-0.183952">
                <text:p>-0.183952</text:p>
              </table:table-cell>
              <table:table-cell office:value-type="float" office:value="-0.22241273226649">
                <text:p>-0.2224127322664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0560789108276367">
                <text:p>-0.0560789108276367</text:p>
              </table:table-cell>
              <table:table-cell office:value-type="float" office:value="-0.185094">
                <text:p>-0.185094</text:p>
              </table:table-cell>
              <table:table-cell office:value-type="float" office:value="-0.22565075173696">
                <text:p>-0.2256507517369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0562729462981224">
                <text:p>-0.0562729462981224</text:p>
              </table:table-cell>
              <table:table-cell office:value-type="float" office:value="-0.186262">
                <text:p>-0.186262</text:p>
              </table:table-cell>
              <table:table-cell office:value-type="float" office:value="-0.22888917115684">
                <text:p>-0.2288891711568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0566305890679359">
                <text:p>-0.0566305890679359</text:p>
              </table:table-cell>
              <table:table-cell office:value-type="float" office:value="-0.187322">
                <text:p>-0.187322</text:p>
              </table:table-cell>
              <table:table-cell office:value-type="float" office:value="-0.23205244157449">
                <text:p>-0.2320524415744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0567938759922981">
                <text:p>-0.0567938759922981</text:p>
              </table:table-cell>
              <table:table-cell office:value-type="float" office:value="-0.188306">
                <text:p>-0.188306</text:p>
              </table:table-cell>
              <table:table-cell office:value-type="float" office:value="-0.23510044452089">
                <text:p>-0.2351004445208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0570889264345169">
                <text:p>-0.0570889264345169</text:p>
              </table:table-cell>
              <table:table-cell office:value-type="float" office:value="-0.189116">
                <text:p>-0.189116</text:p>
              </table:table-cell>
              <table:table-cell office:value-type="float" office:value="-0.23807293204321">
                <text:p>-0.2380729320432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0573409646749497">
                <text:p>-0.0573409646749497</text:p>
              </table:table-cell>
              <table:table-cell office:value-type="float" office:value="-0.189841">
                <text:p>-0.189841</text:p>
              </table:table-cell>
              <table:table-cell office:value-type="float" office:value="-0.24088768388161">
                <text:p>-0.2408876838816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0574505627155304">
                <text:p>-0.0574505627155304</text:p>
              </table:table-cell>
              <table:table-cell office:value-type="float" office:value="-0.190449">
                <text:p>-0.190449</text:p>
              </table:table-cell>
              <table:table-cell office:value-type="float" office:value="-0.24362051495044">
                <text:p>-0.2436205149504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0576362311840057">
                <text:p>-0.0576362311840057</text:p>
              </table:table-cell>
              <table:table-cell office:value-type="float" office:value="-0.190983">
                <text:p>-0.190983</text:p>
              </table:table-cell>
              <table:table-cell office:value-type="float" office:value="-0.24628738437776">
                <text:p>-0.2462873843777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0577762685716152">
                <text:p>-0.0577762685716152</text:p>
              </table:table-cell>
              <table:table-cell office:value-type="float" office:value="-0.191466">
                <text:p>-0.191466</text:p>
              </table:table-cell>
              <table:table-cell office:value-type="float" office:value="-0.24888347157121">
                <text:p>-0.2488834715712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0578288771212101">
                <text:p>-0.0578288771212101</text:p>
              </table:table-cell>
              <table:table-cell office:value-type="float" office:value="-0.191967">
                <text:p>-0.191967</text:p>
              </table:table-cell>
              <table:table-cell office:value-type="float" office:value="-0.25139036652304">
                <text:p>-0.2513903665230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0578985586762428">
                <text:p>-0.0578985586762428</text:p>
              </table:table-cell>
              <table:table-cell office:value-type="float" office:value="-0.192418">
                <text:p>-0.192418</text:p>
              </table:table-cell>
              <table:table-cell office:value-type="float" office:value="-0.25383519981604">
                <text:p>-0.2538351998160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0579199679195881">
                <text:p>-0.0579199679195881</text:p>
              </table:table-cell>
              <table:table-cell office:value-type="float" office:value="-0.192772">
                <text:p>-0.192772</text:p>
              </table:table-cell>
              <table:table-cell office:value-type="float" office:value="-0.25623851041936">
                <text:p>-0.2562385104193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0579122677445412">
                <text:p>-0.0579122677445412</text:p>
              </table:table-cell>
              <table:table-cell office:value-type="float" office:value="-0.193008">
                <text:p>-0.193008</text:p>
              </table:table-cell>
              <table:table-cell office:value-type="float" office:value="-0.25856083011044">
                <text:p>-0.2585608301104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0578561238944531">
                <text:p>-0.0578561238944531</text:p>
              </table:table-cell>
              <table:table-cell office:value-type="float" office:value="-0.193061">
                <text:p>-0.193061</text:p>
              </table:table-cell>
              <table:table-cell office:value-type="float" office:value="-0.26106369826529">
                <text:p>-0.2610636982652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0578018352389336">
                <text:p>-0.0578018352389336</text:p>
              </table:table-cell>
              <table:table-cell office:value-type="float" office:value="-0.192941">
                <text:p>-0.192941</text:p>
              </table:table-cell>
              <table:table-cell office:value-type="float" office:value="-0.26330092520281">
                <text:p>-0.2633009252028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0576407574117184">
                <text:p>-0.0576407574117184</text:p>
              </table:table-cell>
              <table:table-cell office:value-type="float" office:value="-0.192665">
                <text:p>-0.192665</text:p>
              </table:table-cell>
              <table:table-cell office:value-type="float" office:value="-0.26548241911204">
                <text:p>-0.2654824191120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0574131421744823">
                <text:p>-0.0574131421744823</text:p>
              </table:table-cell>
              <table:table-cell office:value-type="float" office:value="-0.192237">
                <text:p>-0.192237</text:p>
              </table:table-cell>
              <table:table-cell office:value-type="float" office:value="-0.267585518225">
                <text:p>-0.26758551822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0572754256427288">
                <text:p>-0.0572754256427288</text:p>
              </table:table-cell>
              <table:table-cell office:value-type="float" office:value="-0.19159">
                <text:p>-0.19159</text:p>
              </table:table-cell>
              <table:table-cell office:value-type="float" office:value="-0.26964360319204">
                <text:p>-0.2696436031920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0569537878036499">
                <text:p>-0.0569537878036499</text:p>
              </table:table-cell>
              <table:table-cell office:value-type="float" office:value="-0.19066">
                <text:p>-0.19066</text:p>
              </table:table-cell>
              <table:table-cell office:value-type="float" office:value="-0.27164050183201">
                <text:p>-0.2716405018320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056770496070385">
                <text:p>-0.056770496070385</text:p>
              </table:table-cell>
              <table:table-cell office:value-type="float" office:value="-0.189385">
                <text:p>-0.189385</text:p>
              </table:table-cell>
              <table:table-cell office:value-type="float" office:value="-0.27364261117241">
                <text:p>-0.2736426111724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0561334528028965">
                <text:p>-0.0561334528028965</text:p>
              </table:table-cell>
              <table:table-cell office:value-type="float" office:value="-0.187752">
                <text:p>-0.187752</text:p>
              </table:table-cell>
              <table:table-cell office:value-type="float" office:value="-0.27564259452356">
                <text:p>-0.2756425945235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05563835054636">
                <text:p>-0.05563835054636</text:p>
              </table:table-cell>
              <table:table-cell office:value-type="float" office:value="-0.185753">
                <text:p>-0.185753</text:p>
              </table:table-cell>
              <table:table-cell office:value-type="float" office:value="-0.27760344255025">
                <text:p>-0.2776034425502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0550887994468212">
                <text:p>-0.0550887994468212</text:p>
              </table:table-cell>
              <table:table-cell office:value-type="float" office:value="-0.183375">
                <text:p>-0.183375</text:p>
              </table:table-cell>
              <table:table-cell office:value-type="float" office:value="-0.27957545367529">
                <text:p>-0.2795754536752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0547940284013748">
                <text:p>-0.0547940284013748</text:p>
              </table:table-cell>
              <table:table-cell office:value-type="float" office:value="-0.180602">
                <text:p>-0.180602</text:p>
              </table:table-cell>
              <table:table-cell office:value-type="float" office:value="-0.28156514144609">
                <text:p>-0.2815651414460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0.0541654862463474">
                <text:p>-0.0541654862463474</text:p>
              </table:table-cell>
              <table:table-cell office:value-type="float" office:value="-0.177383">
                <text:p>-0.177383</text:p>
              </table:table-cell>
              <table:table-cell office:value-type="float" office:value="-0.28353812159296">
                <text:p>-0.2835381215929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0.0534859746694565">
                <text:p>-0.0534859746694565</text:p>
              </table:table-cell>
              <table:table-cell office:value-type="float" office:value="-0.173739">
                <text:p>-0.173739</text:p>
              </table:table-cell>
              <table:table-cell office:value-type="float" office:value="-0.28551299537296">
                <text:p>-0.2855129953729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0.0527568869292736">
                <text:p>-0.0527568869292736</text:p>
              </table:table-cell>
              <table:table-cell office:value-type="float" office:value="-0.169632">
                <text:p>-0.169632</text:p>
              </table:table-cell>
              <table:table-cell office:value-type="float" office:value="-0.28755047441761">
                <text:p>-0.2875504744176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0.0515731237828732">
                <text:p>-0.0515731237828732</text:p>
              </table:table-cell>
              <table:table-cell office:value-type="float" office:value="-0.165123">
                <text:p>-0.165123</text:p>
              </table:table-cell>
              <table:table-cell office:value-type="float" office:value="-0.28963658140409">
                <text:p>-0.2896365814040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0.0507258214056492">
                <text:p>-0.0507258214056492</text:p>
              </table:table-cell>
              <table:table-cell office:value-type="float" office:value="-0.160243">
                <text:p>-0.160243</text:p>
              </table:table-cell>
              <table:table-cell office:value-type="float" office:value="-0.29178482195801">
                <text:p>-0.2917848219580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0.0498335584998131">
                <text:p>-0.0498335584998131</text:p>
              </table:table-cell>
              <table:table-cell office:value-type="float" office:value="-0.155123">
                <text:p>-0.155123</text:p>
              </table:table-cell>
              <table:table-cell office:value-type="float" office:value="-0.29402878547776">
                <text:p>-0.2940287854777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0.0446160882711411">
                <text:p>-0.0446160882711411</text:p>
              </table:table-cell>
              <table:table-cell office:value-type="float" office:value="-0.149723">
                <text:p>-0.149723</text:p>
              </table:table-cell>
              <table:table-cell office:value-type="float" office:value="-0.29616168580625">
                <text:p>-0.2961616858062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0.043515607714653">
                <text:p>-0.043515607714653</text:p>
              </table:table-cell>
              <table:table-cell office:value-type="float" office:value="-0.144207">
                <text:p>-0.144207</text:p>
              </table:table-cell>
              <table:table-cell office:value-type="float" office:value="-0.29858377926544">
                <text:p>-0.2985837792654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0.0424733087420464">
                <text:p>-0.0424733087420464</text:p>
              </table:table-cell>
              <table:table-cell office:value-type="float" office:value="-0.138611">
                <text:p>-0.138611</text:p>
              </table:table-cell>
              <table:table-cell office:value-type="float" office:value="-0.30106239470201">
                <text:p>-0.3010623947020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0.0419633574783802">
                <text:p>-0.0419633574783802</text:p>
              </table:table-cell>
              <table:table-cell office:value-type="float" office:value="-0.132973">
                <text:p>-0.132973</text:p>
              </table:table-cell>
              <table:table-cell office:value-type="float" office:value="-0.30364756928849">
                <text:p>-0.3036475692884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0.0409517213702202">
                <text:p>-0.0409517213702202</text:p>
              </table:table-cell>
              <table:table-cell office:value-type="float" office:value="-0.127223">
                <text:p>-0.127223</text:p>
              </table:table-cell>
              <table:table-cell office:value-type="float" office:value="-0.30636491378116">
                <text:p>-0.3063649137811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0.0404461100697517">
                <text:p>-0.0404461100697517</text:p>
              </table:table-cell>
              <table:table-cell office:value-type="float" office:value="-0.121393">
                <text:p>-0.121393</text:p>
              </table:table-cell>
              <table:table-cell office:value-type="float" office:value="-0.30911792887681">
                <text:p>-0.3091179288768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0.0394283719360828">
                <text:p>-0.0394283719360828</text:p>
              </table:table-cell>
              <table:table-cell office:value-type="float" office:value="-0.115413">
                <text:p>-0.115413</text:p>
              </table:table-cell>
              <table:table-cell office:value-type="float" office:value="-0.31195491065444">
                <text:p>-0.3119549106544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0.0389143489301205">
                <text:p>-0.0389143489301205</text:p>
              </table:table-cell>
              <table:table-cell office:value-type="float" office:value="-0.109345">
                <text:p>-0.109345</text:p>
              </table:table-cell>
              <table:table-cell office:value-type="float" office:value="-0.31492086361729">
                <text:p>-0.3149208636172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0.0378728359937668">
                <text:p>-0.0378728359937668</text:p>
              </table:table-cell>
              <table:table-cell office:value-type="float" office:value="-0.103229">
                <text:p>-0.103229</text:p>
              </table:table-cell>
              <table:table-cell office:value-type="float" office:value="-0.317963126404">
                <text:p>-0.31796312640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0.0368107706308365">
                <text:p>-0.0368107706308365</text:p>
              </table:table-cell>
              <table:table-cell office:value-type="float" office:value="-0.097075">
                <text:p>-0.097075</text:p>
              </table:table-cell>
              <table:table-cell office:value-type="float" office:value="-0.32109937360921">
                <text:p>-0.3210993736092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0.0362714976072311">
                <text:p>-0.0362714976072311</text:p>
              </table:table-cell>
              <table:table-cell office:value-type="float" office:value="-0.091162">
                <text:p>-0.091162</text:p>
              </table:table-cell>
              <table:table-cell office:value-type="float" office:value="-0.32432141113156">
                <text:p>-0.3243214111315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0.0351758003234863">
                <text:p>-0.0351758003234863</text:p>
              </table:table-cell>
              <table:table-cell office:value-type="float" office:value="-0.085029">
                <text:p>-0.085029</text:p>
              </table:table-cell>
              <table:table-cell office:value-type="float" office:value="-0.32756406356225">
                <text:p>-0.3275640635622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0.0340571179986">
                <text:p>-0.0340571179986</text:p>
              </table:table-cell>
              <table:table-cell office:value-type="float" office:value="-0.078916">
                <text:p>-0.078916</text:p>
              </table:table-cell>
              <table:table-cell office:value-type="float" office:value="-0.33093054384481">
                <text:p>-0.3309305438448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0.0329156965017319">
                <text:p>-0.0329156965017319</text:p>
              </table:table-cell>
              <table:table-cell office:value-type="float" office:value="-0.072884">
                <text:p>-0.072884</text:p>
              </table:table-cell>
              <table:table-cell office:value-type="float" office:value="-0.33435888207616">
                <text:p>-0.3343588820761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0.0323365852236748">
                <text:p>-0.0323365852236748</text:p>
              </table:table-cell>
              <table:table-cell office:value-type="float" office:value="-0.066921">
                <text:p>-0.066921</text:p>
              </table:table-cell>
              <table:table-cell office:value-type="float" office:value="-0.33780717009316">
                <text:p>-0.3378071700931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0.0311622526496649">
                <text:p>-0.0311622526496649</text:p>
              </table:table-cell>
              <table:table-cell office:value-type="float" office:value="-0.060993">
                <text:p>-0.060993</text:p>
              </table:table-cell>
              <table:table-cell office:value-type="float" office:value="-0.34134760301569">
                <text:p>-0.3413476030156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0.0305671747773886">
                <text:p>-0.0305671747773886</text:p>
              </table:table-cell>
              <table:table-cell office:value-type="float" office:value="-0.055134">
                <text:p>-0.055134</text:p>
              </table:table-cell>
              <table:table-cell office:value-type="float" office:value="-0.344984397604">
                <text:p>-0.34498439760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0.0287520252168179">
                <text:p>-0.0287520252168179</text:p>
              </table:table-cell>
              <table:table-cell office:value-type="float" office:value="-0.049277">
                <text:p>-0.049277</text:p>
              </table:table-cell>
              <table:table-cell office:value-type="float" office:value="-0.3486885481">
                <text:p>-0.348688548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0.026894835755229">
                <text:p>-0.026894835755229</text:p>
              </table:table-cell>
              <table:table-cell office:value-type="float" office:value="-0.043439">
                <text:p>-0.043439</text:p>
              </table:table-cell>
              <table:table-cell office:value-type="float" office:value="-0.35244593782544">
                <text:p>-0.3524459378254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0.0262671448290348">
                <text:p>-0.0262671448290348</text:p>
              </table:table-cell>
              <table:table-cell office:value-type="float" office:value="-0.037679">
                <text:p>-0.037679</text:p>
              </table:table-cell>
              <table:table-cell office:value-type="float" office:value="-0.35624461679716">
                <text:p>-0.3562446167971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0.0249996352940798">
                <text:p>-0.0249996352940798</text:p>
              </table:table-cell>
              <table:table-cell office:value-type="float" office:value="-0.032008">
                <text:p>-0.032008</text:p>
              </table:table-cell>
              <table:table-cell office:value-type="float" office:value="-0.36006860962624">
                <text:p>-0.3600686096262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0.0230706073343754">
                <text:p>-0.0230706073343754</text:p>
              </table:table-cell>
              <table:table-cell office:value-type="float" office:value="-0.026434">
                <text:p>-0.026434</text:p>
              </table:table-cell>
              <table:table-cell office:value-type="float" office:value="-0.36390139459904">
                <text:p>-0.3639013945990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0.0217679291963577">
                <text:p>-0.0217679291963577</text:p>
              </table:table-cell>
              <table:table-cell office:value-type="float" office:value="-0.021079">
                <text:p>-0.021079</text:p>
              </table:table-cell>
              <table:table-cell office:value-type="float" office:value="-0.36779546955584">
                <text:p>-0.3677954695558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0.0204534456133843">
                <text:p>-0.0204534456133843</text:p>
              </table:table-cell>
              <table:table-cell office:value-type="float" office:value="-0.015999">
                <text:p>-0.015999</text:p>
              </table:table-cell>
              <table:table-cell office:value-type="float" office:value="-0.37170633975049">
                <text:p>-0.3717063397504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0.0197921823710203">
                <text:p>-0.0197921823710203</text:p>
              </table:table-cell>
              <table:table-cell office:value-type="float" office:value="-0.011117">
                <text:p>-0.011117</text:p>
              </table:table-cell>
              <table:table-cell office:value-type="float" office:value="-0.37551174471076">
                <text:p>-0.3755117447107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0.0184624250978231">
                <text:p>-0.0184624250978231</text:p>
              </table:table-cell>
              <table:table-cell office:value-type="float" office:value="-0.006557">
                <text:p>-0.006557</text:p>
              </table:table-cell>
              <table:table-cell office:value-type="float" office:value="-0.37917750972224">
                <text:p>-0.3791775097222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0.0177942737936974">
                <text:p>-0.0177942737936974</text:p>
              </table:table-cell>
              <table:table-cell office:value-type="float" office:value="-0.002186">
                <text:p>-0.002186</text:p>
              </table:table-cell>
              <table:table-cell office:value-type="float" office:value="-0.38272249366681">
                <text:p>-0.3827224936668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0.0157787892967463">
                <text:p>-0.0157787892967463</text:p>
              </table:table-cell>
              <table:table-cell office:value-type="float" office:value="0.002028">
                <text:p>0.002028</text:p>
              </table:table-cell>
              <table:table-cell office:value-type="float" office:value="-0.38617584952729">
                <text:p>-0.3861758495272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0.0144275911152363">
                <text:p>-0.0144275911152363</text:p>
              </table:table-cell>
              <table:table-cell office:value-type="float" office:value="0.006083">
                <text:p>0.006083</text:p>
              </table:table-cell>
              <table:table-cell office:value-type="float" office:value="-0.38945100169924">
                <text:p>-0.3894510016992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0.0123929344117641">
                <text:p>-0.0123929344117641</text:p>
              </table:table-cell>
              <table:table-cell office:value-type="float" office:value="0.009956">
                <text:p>0.009956</text:p>
              </table:table-cell>
              <table:table-cell office:value-type="float" office:value="-0.39254504209249">
                <text:p>-0.3925450420924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0.0110332258045673">
                <text:p>-0.0110332258045673</text:p>
              </table:table-cell>
              <table:table-cell office:value-type="float" office:value="0.013694">
                <text:p>0.013694</text:p>
              </table:table-cell>
              <table:table-cell office:value-type="float" office:value="-0.39547177180816">
                <text:p>-0.3954717718081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0.0103529095649719">
                <text:p>-0.0103529095649719</text:p>
              </table:table-cell>
              <table:table-cell office:value-type="float" office:value="0.017332">
                <text:p>0.017332</text:p>
              </table:table-cell>
              <table:table-cell office:value-type="float" office:value="-0.39837011702089">
                <text:p>-0.3983701170208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0.00831219181418419">
                <text:p>-0.00831219181418419</text:p>
              </table:table-cell>
              <table:table-cell office:value-type="float" office:value="0.020814">
                <text:p>0.020814</text:p>
              </table:table-cell>
              <table:table-cell office:value-type="float" office:value="-0.40073970945649">
                <text:p>-0.4007397094564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0.00763259641826153">
                <text:p>-0.00763259641826153</text:p>
              </table:table-cell>
              <table:table-cell office:value-type="float" office:value="0.024531">
                <text:p>0.024531</text:p>
              </table:table-cell>
              <table:table-cell office:value-type="float" office:value="-0.40284895080121">
                <text:p>-0.4028489508012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0.00627550855278969">
                <text:p>-0.00627550855278969</text:p>
              </table:table-cell>
              <table:table-cell office:value-type="float" office:value="0.027823">
                <text:p>0.027823</text:p>
              </table:table-cell>
              <table:table-cell office:value-type="float" office:value="-0.40467596159396">
                <text:p>-0.4046759615939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0.0055982880294323">
                <text:p>-0.0055982880294323</text:p>
              </table:table-cell>
              <table:table-cell office:value-type="float" office:value="0.031006">
                <text:p>0.031006</text:p>
              </table:table-cell>
              <table:table-cell office:value-type="float" office:value="-0.40610429359409">
                <text:p>-0.4061042935940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0.0042475052177906">
                <text:p>-0.0042475052177906</text:p>
              </table:table-cell>
              <table:table-cell office:value-type="float" office:value="0.03405">
                <text:p>0.03405</text:p>
              </table:table-cell>
              <table:table-cell office:value-type="float" office:value="-0.40713374099521">
                <text:p>-0.4071337409952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0.00223299115896225">
                <text:p>-0.00223299115896225</text:p>
              </table:table-cell>
              <table:table-cell office:value-type="float" office:value="0.037006">
                <text:p>0.037006</text:p>
              </table:table-cell>
              <table:table-cell office:value-type="float" office:value="-0.40784124571456">
                <text:p>-0.4078412457145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0.000899778679013252">
                <text:p>-0.000899778679013252</text:p>
              </table:table-cell>
              <table:table-cell office:value-type="float" office:value="0.039853">
                <text:p>0.039853</text:p>
              </table:table-cell>
              <table:table-cell office:value-type="float" office:value="-0.40806407529481">
                <text:p>-0.4080640752948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0.000236637890338898">
                <text:p>-0.000236637890338898</text:p>
              </table:table-cell>
              <table:table-cell office:value-type="float" office:value="0.042687">
                <text:p>0.042687</text:p>
              </table:table-cell>
              <table:table-cell office:value-type="float" office:value="-0.40785510803716">
                <text:p>-0.4078551080371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0108181312680244">
                <text:p>0.00108181312680244</text:p>
              </table:table-cell>
              <table:table-cell office:value-type="float" office:value="0.045498">
                <text:p>0.045498</text:p>
              </table:table-cell>
              <table:table-cell office:value-type="float" office:value="-0.40731572518321">
                <text:p>-0.4073157251832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0238868221640587">
                <text:p>0.00238868221640587</text:p>
              </table:table-cell>
              <table:table-cell office:value-type="float" office:value="0.048235">
                <text:p>0.048235</text:p>
              </table:table-cell>
              <table:table-cell office:value-type="float" office:value="-0.40641628267561">
                <text:p>-0.4064162826756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0303734187036753">
                <text:p>0.00303734187036753</text:p>
              </table:table-cell>
              <table:table-cell office:value-type="float" office:value="0.050969">
                <text:p>0.050969</text:p>
              </table:table-cell>
              <table:table-cell office:value-type="float" office:value="-0.40530932883025">
                <text:p>-0.4053093288302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0432419031858444">
                <text:p>0.00432419031858444</text:p>
              </table:table-cell>
              <table:table-cell office:value-type="float" office:value="0.053709">
                <text:p>0.053709</text:p>
              </table:table-cell>
              <table:table-cell office:value-type="float" office:value="-0.40393714403809">
                <text:p>-0.4039371440380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0496203172951937">
                <text:p>0.00496203172951937</text:p>
              </table:table-cell>
              <table:table-cell office:value-type="float" office:value="0.056408">
                <text:p>0.056408</text:p>
              </table:table-cell>
              <table:table-cell office:value-type="float" office:value="-0.40234880204281">
                <text:p>-0.4023488020428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062257181853056">
                <text:p>0.0062257181853056</text:p>
              </table:table-cell>
              <table:table-cell office:value-type="float" office:value="0.059092">
                <text:p>0.059092</text:p>
              </table:table-cell>
              <table:table-cell office:value-type="float" office:value="-0.40086090879001">
                <text:p>-0.4008609087900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0685119908303023">
                <text:p>0.00685119908303023</text:p>
              </table:table-cell>
              <table:table-cell office:value-type="float" office:value="0.061843">
                <text:p>0.061843</text:p>
              </table:table-cell>
              <table:table-cell office:value-type="float" office:value="-0.39944731961225">
                <text:p>-0.3994473196122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0808855704963207">
                <text:p>0.00808855704963207</text:p>
              </table:table-cell>
              <table:table-cell office:value-type="float" office:value="0.064641">
                <text:p>0.064641</text:p>
              </table:table-cell>
              <table:table-cell office:value-type="float" office:value="-0.398059827536">
                <text:p>-0.39805982753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0870009139180183">
                <text:p>0.00870009139180183</text:p>
              </table:table-cell>
              <table:table-cell office:value-type="float" office:value="0.067503">
                <text:p>0.067503</text:p>
              </table:table-cell>
              <table:table-cell office:value-type="float" office:value="-0.39670698684841">
                <text:p>-0.3967069868484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0930662173777819">
                <text:p>0.00930662173777819</text:p>
              </table:table-cell>
              <table:table-cell office:value-type="float" office:value="0.070472">
                <text:p>0.070472</text:p>
              </table:table-cell>
              <table:table-cell office:value-type="float" office:value="-0.39531213191401">
                <text:p>-0.3953121319140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105040427297354">
                <text:p>0.0105040427297354</text:p>
              </table:table-cell>
              <table:table-cell office:value-type="float" office:value="0.073275">
                <text:p>0.073275</text:p>
              </table:table-cell>
              <table:table-cell office:value-type="float" office:value="-0.39381195644804">
                <text:p>-0.3938119564480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116793625056744">
                <text:p>0.0116793625056744</text:p>
              </table:table-cell>
              <table:table-cell office:value-type="float" office:value="0.076436">
                <text:p>0.076436</text:p>
              </table:table-cell>
              <table:table-cell office:value-type="float" office:value="-0.39221605237441">
                <text:p>-0.3922160523744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128312557935715">
                <text:p>0.0128312557935715</text:p>
              </table:table-cell>
              <table:table-cell office:value-type="float" office:value="0.079647">
                <text:p>0.079647</text:p>
              </table:table-cell>
              <table:table-cell office:value-type="float" office:value="-0.39038733160336">
                <text:p>-0.3903873316033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13958347029984">
                <text:p>0.013958347029984</text:p>
              </table:table-cell>
              <table:table-cell office:value-type="float" office:value="0.082971">
                <text:p>0.082971</text:p>
              </table:table-cell>
              <table:table-cell office:value-type="float" office:value="-0.38833977026009">
                <text:p>-0.3883397702600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150592401623726">
                <text:p>0.0150592401623726</text:p>
              </table:table-cell>
              <table:table-cell office:value-type="float" office:value="0.086438">
                <text:p>0.086438</text:p>
              </table:table-cell>
              <table:table-cell office:value-type="float" office:value="-0.38602095669904">
                <text:p>-0.3860209566990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16132578253746">
                <text:p>0.016132578253746</text:p>
              </table:table-cell>
              <table:table-cell office:value-type="float" office:value="0.089923">
                <text:p>0.089923</text:p>
              </table:table-cell>
              <table:table-cell office:value-type="float" office:value="-0.38340541156624">
                <text:p>-0.3834054115662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176878869533539">
                <text:p>0.0176878869533539</text:p>
              </table:table-cell>
              <table:table-cell office:value-type="float" office:value="0.093486">
                <text:p>0.093486</text:p>
              </table:table-cell>
              <table:table-cell office:value-type="float" office:value="-0.38050356315521">
                <text:p>-0.3805035631552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186863485723734">
                <text:p>0.0186863485723734</text:p>
              </table:table-cell>
              <table:table-cell office:value-type="float" office:value="0.097181">
                <text:p>0.097181</text:p>
              </table:table-cell>
              <table:table-cell office:value-type="float" office:value="-0.37736454114884">
                <text:p>-0.3773645411488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196525286883116">
                <text:p>0.0196525286883116</text:p>
              </table:table-cell>
              <table:table-cell office:value-type="float" office:value="0.10094">
                <text:p>0.10094</text:p>
              </table:table-cell>
              <table:table-cell office:value-type="float" office:value="-0.37390605348089">
                <text:p>-0.3739060534808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201230961829424">
                <text:p>0.0201230961829424</text:p>
              </table:table-cell>
              <table:table-cell office:value-type="float" office:value="0.104783">
                <text:p>0.104783</text:p>
              </table:table-cell>
              <table:table-cell office:value-type="float" office:value="-0.37014640343876">
                <text:p>-0.3701464034387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205850638449192">
                <text:p>0.0205850638449192</text:p>
              </table:table-cell>
              <table:table-cell office:value-type="float" office:value="0.108698">
                <text:p>0.108698</text:p>
              </table:table-cell>
              <table:table-cell office:value-type="float" office:value="-0.36614709897616">
                <text:p>-0.3661470989761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214825682342052">
                <text:p>0.0214825682342052</text:p>
              </table:table-cell>
              <table:table-cell office:value-type="float" office:value="0.112605">
                <text:p>0.112605</text:p>
              </table:table-cell>
              <table:table-cell office:value-type="float" office:value="-0.36179843875076">
                <text:p>-0.3617984387507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223437752574682">
                <text:p>0.0223437752574682</text:p>
              </table:table-cell>
              <table:table-cell office:value-type="float" office:value="0.116627">
                <text:p>0.116627</text:p>
              </table:table-cell>
              <table:table-cell office:value-type="float" office:value="-0.35706655440196">
                <text:p>-0.3570665544019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227603316307068">
                <text:p>0.0227603316307068</text:p>
              </table:table-cell>
              <table:table-cell office:value-type="float" office:value="0.120688">
                <text:p>0.120688</text:p>
              </table:table-cell>
              <table:table-cell office:value-type="float" office:value="-0.35196830603264">
                <text:p>-0.3519683060326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235645193606615">
                <text:p>0.0235645193606615</text:p>
              </table:table-cell>
              <table:table-cell office:value-type="float" office:value="0.124738">
                <text:p>0.124738</text:p>
              </table:table-cell>
              <table:table-cell office:value-type="float" office:value="-0.34650848216809">
                <text:p>-0.3465084821680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243290551006794">
                <text:p>0.0243290551006794</text:p>
              </table:table-cell>
              <table:table-cell office:value-type="float" office:value="0.128861">
                <text:p>0.128861</text:p>
              </table:table-cell>
              <table:table-cell office:value-type="float" office:value="-0.34085289438841">
                <text:p>-0.3408528943884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246960036456585">
                <text:p>0.0246960036456585</text:p>
              </table:table-cell>
              <table:table-cell office:value-type="float" office:value="0.13306">
                <text:p>0.13306</text:p>
              </table:table-cell>
              <table:table-cell office:value-type="float" office:value="-0.33503261592836">
                <text:p>-0.3350326159283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253985896706581">
                <text:p>0.0253985896706581</text:p>
              </table:table-cell>
              <table:table-cell office:value-type="float" office:value="0.1373">
                <text:p>0.1373</text:p>
              </table:table-cell>
              <table:table-cell office:value-type="float" office:value="-0.32911147804996">
                <text:p>-0.3291114780499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260581076145172">
                <text:p>0.0260581076145172</text:p>
              </table:table-cell>
              <table:table-cell office:value-type="float" office:value="0.141564">
                <text:p>0.141564</text:p>
              </table:table-cell>
              <table:table-cell office:value-type="float" office:value="-0.32311252449721">
                <text:p>-0.3231125244972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266733653843403">
                <text:p>0.0266733653843403</text:p>
              </table:table-cell>
              <table:table-cell office:value-type="float" office:value="0.145838">
                <text:p>0.145838</text:p>
              </table:table-cell>
              <table:table-cell office:value-type="float" office:value="-0.31708161297124">
                <text:p>-0.3170816129712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272429715842009">
                <text:p>0.0272429715842009</text:p>
              </table:table-cell>
              <table:table-cell office:value-type="float" office:value="0.150104">
                <text:p>0.150104</text:p>
              </table:table-cell>
              <table:table-cell office:value-type="float" office:value="-0.31107424963321">
                <text:p>-0.3110742496332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277656596153975">
                <text:p>0.0277656596153975</text:p>
              </table:table-cell>
              <table:table-cell office:value-type="float" office:value="0.154344">
                <text:p>0.154344</text:p>
              </table:table-cell>
              <table:table-cell office:value-type="float" office:value="-0.30509332085729">
                <text:p>-0.3050933208572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282400418072939">
                <text:p>0.0282400418072939</text:p>
              </table:table-cell>
              <table:table-cell office:value-type="float" office:value="0.158616">
                <text:p>0.158616</text:p>
              </table:table-cell>
              <table:table-cell office:value-type="float" office:value="-0.29918803672849">
                <text:p>-0.2991880367284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286648496985436">
                <text:p>0.0286648496985436</text:p>
              </table:table-cell>
              <table:table-cell office:value-type="float" office:value="0.162871">
                <text:p>0.162871</text:p>
              </table:table-cell>
              <table:table-cell office:value-type="float" office:value="-0.2934438001">
                <text:p>-0.293443800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28858195990324">
                <text:p>0.028858195990324</text:p>
              </table:table-cell>
              <table:table-cell office:value-type="float" office:value="0.166978">
                <text:p>0.166978</text:p>
              </table:table-cell>
              <table:table-cell office:value-type="float" office:value="-0.28787685829636">
                <text:p>-0.2878768582963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29206071048975">
                <text:p>0.029206071048975</text:p>
              </table:table-cell>
              <table:table-cell office:value-type="float" office:value="0.170904">
                <text:p>0.170904</text:p>
              </table:table-cell>
              <table:table-cell office:value-type="float" office:value="-0.28248020791841">
                <text:p>-0.2824802079184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293602086603642">
                <text:p>0.0293602086603642</text:p>
              </table:table-cell>
              <table:table-cell office:value-type="float" office:value="0.174673">
                <text:p>0.174673</text:p>
              </table:table-cell>
              <table:table-cell office:value-type="float" office:value="-0.27732250501904">
                <text:p>-0.2773225050190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296280849725008">
                <text:p>0.0296280849725008</text:p>
              </table:table-cell>
              <table:table-cell office:value-type="float" office:value="0.178319">
                <text:p>0.178319</text:p>
              </table:table-cell>
              <table:table-cell office:value-type="float" office:value="-0.27243708859721">
                <text:p>-0.2724370885972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297415666282177">
                <text:p>0.0297415666282177</text:p>
              </table:table-cell>
              <table:table-cell office:value-type="float" office:value="0.181754">
                <text:p>0.181754</text:p>
              </table:table-cell>
              <table:table-cell office:value-type="float" office:value="-0.26778049262929">
                <text:p>-0.2677804926292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299265459179878">
                <text:p>0.0299265459179878</text:p>
              </table:table-cell>
              <table:table-cell office:value-type="float" office:value="0.184979">
                <text:p>0.184979</text:p>
              </table:table-cell>
              <table:table-cell office:value-type="float" office:value="-0.26339649613841">
                <text:p>-0.2633964961384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300966929644346">
                <text:p>0.0300966929644346</text:p>
              </table:table-cell>
              <table:table-cell office:value-type="float" office:value="0.188012">
                <text:p>0.188012</text:p>
              </table:table-cell>
              <table:table-cell office:value-type="float" office:value="-0.25932449837056">
                <text:p>-0.2593244983705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301365740597248">
                <text:p>0.0301365740597248</text:p>
              </table:table-cell>
              <table:table-cell office:value-type="float" office:value="0.190999">
                <text:p>0.190999</text:p>
              </table:table-cell>
              <table:table-cell office:value-type="float" office:value="-0.255527884964">
                <text:p>-0.25552788496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301339216530323">
                <text:p>0.0301339216530323</text:p>
              </table:table-cell>
              <table:table-cell office:value-type="float" office:value="0.193429">
                <text:p>0.193429</text:p>
              </table:table-cell>
              <table:table-cell office:value-type="float" office:value="-0.25206024894784">
                <text:p>-0.2520602489478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300932712852955">
                <text:p>0.0300932712852955</text:p>
              </table:table-cell>
              <table:table-cell office:value-type="float" office:value="0.195583">
                <text:p>0.195583</text:p>
              </table:table-cell>
              <table:table-cell office:value-type="float" office:value="-0.24885643237609">
                <text:p>-0.2488564323760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299470741301775">
                <text:p>0.0299470741301775</text:p>
              </table:table-cell>
              <table:table-cell office:value-type="float" office:value="0.197442">
                <text:p>0.197442</text:p>
              </table:table-cell>
              <table:table-cell office:value-type="float" office:value="-0.245894299409">
                <text:p>-0.24589429940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298734586685896">
                <text:p>0.0298734586685896</text:p>
              </table:table-cell>
              <table:table-cell office:value-type="float" office:value="0.198891">
                <text:p>0.198891</text:p>
              </table:table-cell>
              <table:table-cell office:value-type="float" office:value="-0.24315734509681">
                <text:p>-0.2431573450968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296873115003109">
                <text:p>0.0296873115003109</text:p>
              </table:table-cell>
              <table:table-cell office:value-type="float" office:value="0.199933">
                <text:p>0.199933</text:p>
              </table:table-cell>
              <table:table-cell office:value-type="float" office:value="-0.24066163821449">
                <text:p>-0.2406616382144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29448825865984">
                <text:p>0.029448825865984</text:p>
              </table:table-cell>
              <table:table-cell office:value-type="float" office:value="0.200648">
                <text:p>0.200648</text:p>
              </table:table-cell>
              <table:table-cell office:value-type="float" office:value="-0.23840371173476">
                <text:p>-0.2384037117347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293100029230118">
                <text:p>0.0293100029230118</text:p>
              </table:table-cell>
              <table:table-cell office:value-type="float" office:value="0.200873">
                <text:p>0.200873</text:p>
              </table:table-cell>
              <table:table-cell office:value-type="float" office:value="-0.23638907220964">
                <text:p>-0.2363890722096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291582494974136">
                <text:p>0.0291582494974136</text:p>
              </table:table-cell>
              <table:table-cell office:value-type="float" office:value="0.200662">
                <text:p>0.200662</text:p>
              </table:table-cell>
              <table:table-cell office:value-type="float" office:value="-0.23455709581889">
                <text:p>-0.2345570958188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288165733218193">
                <text:p>0.0288165733218193</text:p>
              </table:table-cell>
              <table:table-cell office:value-type="float" office:value="0.200117">
                <text:p>0.200117</text:p>
              </table:table-cell>
              <table:table-cell office:value-type="float" office:value="-0.23291536567321">
                <text:p>-0.2329153656732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28425021097064">
                <text:p>0.028425021097064</text:p>
              </table:table-cell>
              <table:table-cell office:value-type="float" office:value="0.199207">
                <text:p>0.199207</text:p>
              </table:table-cell>
              <table:table-cell office:value-type="float" office:value="-0.2314453849">
                <text:p>-0.231445384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282110311090946">
                <text:p>0.0282110311090946</text:p>
              </table:table-cell>
              <table:table-cell office:value-type="float" office:value="0.198085">
                <text:p>0.198085</text:p>
              </table:table-cell>
              <table:table-cell office:value-type="float" office:value="-0.23012830330564">
                <text:p>-0.2301283033056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277476646006107">
                <text:p>0.0277476646006107</text:p>
              </table:table-cell>
              <table:table-cell office:value-type="float" office:value="0.196691">
                <text:p>0.196691</text:p>
              </table:table-cell>
              <table:table-cell office:value-type="float" office:value="-0.22894894705936">
                <text:p>-0.2289489470593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274987798184156">
                <text:p>0.0274987798184156</text:p>
              </table:table-cell>
              <table:table-cell office:value-type="float" office:value="0.195073">
                <text:p>0.195073</text:p>
              </table:table-cell>
              <table:table-cell office:value-type="float" office:value="-0.22784609064529">
                <text:p>-0.2278460906452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272386781871319">
                <text:p>0.0272386781871319</text:p>
              </table:table-cell>
              <table:table-cell office:value-type="float" office:value="0.193553">
                <text:p>0.193553</text:p>
              </table:table-cell>
              <table:table-cell office:value-type="float" office:value="-0.22685389527364">
                <text:p>-0.2268538952736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26685930788517">
                <text:p>0.026685930788517</text:p>
              </table:table-cell>
              <table:table-cell office:value-type="float" office:value="0.192105">
                <text:p>0.192105</text:p>
              </table:table-cell>
              <table:table-cell office:value-type="float" office:value="-0.22599033966929">
                <text:p>-0.2259903396692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260914117097855">
                <text:p>0.0260914117097855</text:p>
              </table:table-cell>
              <table:table-cell office:value-type="float" office:value="0.19068">
                <text:p>0.19068</text:p>
              </table:table-cell>
              <table:table-cell office:value-type="float" office:value="-0.22522325592089">
                <text:p>-0.2252232559208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254570357501507">
                <text:p>0.0254570357501507</text:p>
              </table:table-cell>
              <table:table-cell office:value-type="float" office:value="0.189287">
                <text:p>0.189287</text:p>
              </table:table-cell>
              <table:table-cell office:value-type="float" office:value="-0.22455894305009">
                <text:p>-0.2245589430500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251255724579096">
                <text:p>0.0251255724579096</text:p>
              </table:table-cell>
              <table:table-cell office:value-type="float" office:value="0.187847">
                <text:p>0.187847</text:p>
              </table:table-cell>
              <table:table-cell office:value-type="float" office:value="-0.22400089227025">
                <text:p>-0.2240008922702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244353301823139">
                <text:p>0.0244353301823139</text:p>
              </table:table-cell>
              <table:table-cell office:value-type="float" office:value="0.186294">
                <text:p>0.186294</text:p>
              </table:table-cell>
              <table:table-cell office:value-type="float" office:value="-0.223513419364">
                <text:p>-0.22351341936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233355201780796">
                <text:p>0.0233355201780796</text:p>
              </table:table-cell>
              <table:table-cell office:value-type="float" office:value="0.184637">
                <text:p>0.184637</text:p>
              </table:table-cell>
              <table:table-cell office:value-type="float" office:value="-0.22306132254025">
                <text:p>-0.2230613225402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22952813655138">
                <text:p>0.022952813655138</text:p>
              </table:table-cell>
              <table:table-cell office:value-type="float" office:value="0.182732">
                <text:p>0.182732</text:p>
              </table:table-cell>
              <table:table-cell office:value-type="float" office:value="-0.222672682276">
                <text:p>-0.22267268227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221647042781115">
                <text:p>0.0221647042781115</text:p>
              </table:table-cell>
              <table:table-cell office:value-type="float" office:value="0.180591">
                <text:p>0.180591</text:p>
              </table:table-cell>
              <table:table-cell office:value-type="float" office:value="-0.22229449148416">
                <text:p>-0.2222944914841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217598397284746">
                <text:p>0.0217598397284746</text:p>
              </table:table-cell>
              <table:table-cell office:value-type="float" office:value="0.178156">
                <text:p>0.178156</text:p>
              </table:table-cell>
              <table:table-cell office:value-type="float" office:value="-0.22198088018161">
                <text:p>-0.2219808801816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209299065172672">
                <text:p>0.0209299065172672</text:p>
              </table:table-cell>
              <table:table-cell office:value-type="float" office:value="0.175396">
                <text:p>0.175396</text:p>
              </table:table-cell>
              <table:table-cell office:value-type="float" office:value="-0.22169374389056">
                <text:p>-0.2216937438905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200747922062874">
                <text:p>0.0200747922062874</text:p>
              </table:table-cell>
              <table:table-cell office:value-type="float" office:value="0.172317">
                <text:p>0.172317</text:p>
              </table:table-cell>
              <table:table-cell office:value-type="float" office:value="-0.22144646628409">
                <text:p>-0.2214464662840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19638430327177">
                <text:p>0.019638430327177</text:p>
              </table:table-cell>
              <table:table-cell office:value-type="float" office:value="0.168966">
                <text:p>0.168966</text:p>
              </table:table-cell>
              <table:table-cell office:value-type="float" office:value="-0.221233261081">
                <text:p>-0.22123326108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187495201826096">
                <text:p>0.0187495201826096</text:p>
              </table:table-cell>
              <table:table-cell office:value-type="float" office:value="0.165249">
                <text:p>0.165249</text:p>
              </table:table-cell>
              <table:table-cell office:value-type="float" office:value="-0.221025365444">
                <text:p>-0.22102536544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178407728672028">
                <text:p>0.0178407728672028</text:p>
              </table:table-cell>
              <table:table-cell office:value-type="float" office:value="0.161178">
                <text:p>0.161178</text:p>
              </table:table-cell>
              <table:table-cell office:value-type="float" office:value="-0.22087493375296">
                <text:p>-0.2208749337529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173796731978655">
                <text:p>0.0173796731978655</text:p>
              </table:table-cell>
              <table:table-cell office:value-type="float" office:value="0.156812">
                <text:p>0.156812</text:p>
              </table:table-cell>
              <table:table-cell office:value-type="float" office:value="-0.22081603082041">
                <text:p>-0.2208160308204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164453350007534">
                <text:p>0.0164453350007534</text:p>
              </table:table-cell>
              <table:table-cell office:value-type="float" office:value="0.152022">
                <text:p>0.152022</text:p>
              </table:table-cell>
              <table:table-cell office:value-type="float" office:value="-0.22082780983696">
                <text:p>-0.2208278098369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154966814443469">
                <text:p>0.0154966814443469</text:p>
              </table:table-cell>
              <table:table-cell office:value-type="float" office:value="0.146758">
                <text:p>0.146758</text:p>
              </table:table-cell>
              <table:table-cell office:value-type="float" office:value="-0.22092656007184">
                <text:p>-0.2209265600718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150176910683513">
                <text:p>0.0150176910683513</text:p>
              </table:table-cell>
              <table:table-cell office:value-type="float" office:value="0.141024">
                <text:p>0.141024</text:p>
              </table:table-cell>
              <table:table-cell office:value-type="float" office:value="-0.22109950565696">
                <text:p>-0.2210995056569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14051740989089">
                <text:p>0.014051740989089</text:p>
              </table:table-cell>
              <table:table-cell office:value-type="float" office:value="0.134809">
                <text:p>0.134809</text:p>
              </table:table-cell>
              <table:table-cell office:value-type="float" office:value="-0.22129680210761">
                <text:p>-0.2212968021076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130770578980446">
                <text:p>0.0130770578980446</text:p>
              </table:table-cell>
              <table:table-cell office:value-type="float" office:value="0.128287">
                <text:p>0.128287</text:p>
              </table:table-cell>
              <table:table-cell office:value-type="float" office:value="-0.22153317153041">
                <text:p>-0.2215331715304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120959123596549">
                <text:p>0.0120959123596549</text:p>
              </table:table-cell>
              <table:table-cell office:value-type="float" office:value="0.121482">
                <text:p>0.121482</text:p>
              </table:table-cell>
              <table:table-cell office:value-type="float" office:value="-0.22176759933649">
                <text:p>-0.2217675993364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111105833202601">
                <text:p>0.0111105833202601</text:p>
              </table:table-cell>
              <table:table-cell office:value-type="float" office:value="0.114458">
                <text:p>0.114458</text:p>
              </table:table-cell>
              <table:table-cell office:value-type="float" office:value="-0.22200967564096">
                <text:p>-0.2220096756409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106170438230038">
                <text:p>0.0106170438230038</text:p>
              </table:table-cell>
              <table:table-cell office:value-type="float" office:value="0.107233">
                <text:p>0.107233</text:p>
              </table:table-cell>
              <table:table-cell office:value-type="float" office:value="-0.222276394496">
                <text:p>-0.22227639449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101233180612326">
                <text:p>0.0101233180612326</text:p>
              </table:table-cell>
              <table:table-cell office:value-type="float" office:value="0.099854">
                <text:p>0.099854</text:p>
              </table:table-cell>
              <table:table-cell office:value-type="float" office:value="-0.222576360769">
                <text:p>-0.22257636076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086438748985529">
                <text:p>0.0086438748985529</text:p>
              </table:table-cell>
              <table:table-cell office:value-type="float" office:value="0.092383">
                <text:p>0.092383</text:p>
              </table:table-cell>
              <table:table-cell office:value-type="float" office:value="-0.22287852921961">
                <text:p>-0.2228785292196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0766191072762013">
                <text:p>0.00766191072762013</text:p>
              </table:table-cell>
              <table:table-cell office:value-type="float" office:value="0.084819">
                <text:p>0.084819</text:p>
              </table:table-cell>
              <table:table-cell office:value-type="float" office:value="-0.22319029706896">
                <text:p>-0.2231902970689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0668607372790575">
                <text:p>0.00668607372790575</text:p>
              </table:table-cell>
              <table:table-cell office:value-type="float" office:value="0.077221">
                <text:p>0.077221</text:p>
              </table:table-cell>
              <table:table-cell office:value-type="float" office:value="-0.22348779894025">
                <text:p>-0.2234877989402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0571870617568493">
                <text:p>0.00571870617568493</text:p>
              </table:table-cell>
              <table:table-cell office:value-type="float" office:value="0.0697">
                <text:p>0.0697</text:p>
              </table:table-cell>
              <table:table-cell office:value-type="float" office:value="-0.22377666418276">
                <text:p>-0.2237766641827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0523897120729089">
                <text:p>0.00523897120729089</text:p>
              </table:table-cell>
              <table:table-cell office:value-type="float" office:value="0.062282">
                <text:p>0.062282</text:p>
              </table:table-cell>
              <table:table-cell office:value-type="float" office:value="-0.22405627840016">
                <text:p>-0.2240562784001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0428873626515269">
                <text:p>0.00428873626515269</text:p>
              </table:table-cell>
              <table:table-cell office:value-type="float" office:value="0.054963">
                <text:p>0.054963</text:p>
              </table:table-cell>
              <table:table-cell office:value-type="float" office:value="-0.22435462329284">
                <text:p>-0.2243546232928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0289101991802454">
                <text:p>0.00289101991802454</text:p>
              </table:table-cell>
              <table:table-cell office:value-type="float" office:value="0.047844">
                <text:p>0.047844</text:p>
              </table:table-cell>
              <table:table-cell office:value-type="float" office:value="-0.224627100049">
                <text:p>-0.22462710004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0243367999792099">
                <text:p>0.00243367999792099</text:p>
              </table:table-cell>
              <table:table-cell office:value-type="float" office:value="0.040983">
                <text:p>0.040983</text:p>
              </table:table-cell>
              <table:table-cell office:value-type="float" office:value="-0.22487760712201">
                <text:p>-0.2248776071220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0153349339962006">
                <text:p>0.00153349339962006</text:p>
              </table:table-cell>
              <table:table-cell office:value-type="float" office:value="0.034331">
                <text:p>0.034331</text:p>
              </table:table-cell>
              <table:table-cell office:value-type="float" office:value="-0.22513075177216">
                <text:p>-0.2251307517721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00654729083180428">
                <text:p>0.000654729083180428</text:p>
              </table:table-cell>
              <table:table-cell office:value-type="float" office:value="0.027963">
                <text:p>0.027963</text:p>
              </table:table-cell>
              <table:table-cell office:value-type="float" office:value="-0.22537676512784">
                <text:p>-0.2253767651278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0.000200235284864902">
                <text:p>-0.000200235284864902</text:p>
              </table:table-cell>
              <table:table-cell office:value-type="float" office:value="0.021952">
                <text:p>0.021952</text:p>
              </table:table-cell>
              <table:table-cell office:value-type="float" office:value="-0.22557645922441">
                <text:p>-0.2255764592244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0.00102912448346615">
                <text:p>-0.00102912448346615</text:p>
              </table:table-cell>
              <table:table-cell office:value-type="float" office:value="0.01626">
                <text:p>0.01626</text:p>
              </table:table-cell>
              <table:table-cell office:value-type="float" office:value="-0.22572680264464">
                <text:p>-0.2257268026446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0.00182951241731644">
                <text:p>-0.00182951241731644</text:p>
              </table:table-cell>
              <table:table-cell office:value-type="float" office:value="0.010984">
                <text:p>0.010984</text:p>
              </table:table-cell>
              <table:table-cell office:value-type="float" office:value="-0.22584843328025">
                <text:p>-0.2258484332802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0.00221825949847698">
                <text:p>-0.00221825949847698</text:p>
              </table:table-cell>
              <table:table-cell office:value-type="float" office:value="0.006041">
                <text:p>0.006041</text:p>
              </table:table-cell>
              <table:table-cell office:value-type="float" office:value="-0.22591533506689">
                <text:p>-0.2259153350668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0.00297147501260042">
                <text:p>-0.00297147501260042</text:p>
              </table:table-cell>
              <table:table-cell office:value-type="float" office:value="0.00141">
                <text:p>0.00141</text:p>
              </table:table-cell>
              <table:table-cell office:value-type="float" office:value="-0.22597475931524">
                <text:p>-0.2259747593152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0.0036902567371726">
                <text:p>-0.0036902567371726</text:p>
              </table:table-cell>
              <table:table-cell office:value-type="float" office:value="-0.002923">
                <text:p>-0.002923</text:p>
              </table:table-cell>
              <table:table-cell office:value-type="float" office:value="-0.22600822982416">
                <text:p>-0.2260082298241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0.00403599534183741">
                <text:p>-0.00403599534183741</text:p>
              </table:table-cell>
              <table:table-cell office:value-type="float" office:value="-0.006921">
                <text:p>-0.006921</text:p>
              </table:table-cell>
              <table:table-cell office:value-type="float" office:value="-0.22604228355449">
                <text:p>-0.2260422835544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0.00469871331006289">
                <text:p>-0.00469871331006289</text:p>
              </table:table-cell>
              <table:table-cell office:value-type="float" office:value="-0.010578">
                <text:p>-0.010578</text:p>
              </table:table-cell>
              <table:table-cell office:value-type="float" office:value="-0.22607692082129">
                <text:p>-0.2260769208212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0.00532112643122673">
                <text:p>-0.00532112643122673</text:p>
              </table:table-cell>
              <table:table-cell office:value-type="float" office:value="-0.013874">
                <text:p>-0.013874</text:p>
              </table:table-cell>
              <table:table-cell office:value-type="float" office:value="-0.22614448192256">
                <text:p>-0.2261444819225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0.00561648048460484">
                <text:p>-0.00561648048460484</text:p>
              </table:table-cell>
              <table:table-cell office:value-type="float" office:value="-0.016899">
                <text:p>-0.016899</text:p>
              </table:table-cell>
              <table:table-cell office:value-type="float" office:value="-0.22622997873424">
                <text:p>-0.2262299787342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0.00617400370538235">
                <text:p>-0.00617400370538235</text:p>
              </table:table-cell>
              <table:table-cell office:value-type="float" office:value="-0.019633">
                <text:p>-0.019633</text:p>
              </table:table-cell>
              <table:table-cell office:value-type="float" office:value="-0.22631956111289">
                <text:p>-0.2263195611128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0.00668522529304028">
                <text:p>-0.00668522529304028</text:p>
              </table:table-cell>
              <table:table-cell office:value-type="float" office:value="-0.0221">
                <text:p>-0.0221</text:p>
              </table:table-cell>
              <table:table-cell office:value-type="float" office:value="-0.22642191070976">
                <text:p>-0.2264219107097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0.00692281313240528">
                <text:p>-0.00692281313240528</text:p>
              </table:table-cell>
              <table:table-cell office:value-type="float" office:value="-0.024326">
                <text:p>-0.024326</text:p>
              </table:table-cell>
              <table:table-cell office:value-type="float" office:value="-0.22651389942041">
                <text:p>-0.2265138994204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0.00736032053828239">
                <text:p>-0.00736032053828239</text:p>
              </table:table-cell>
              <table:table-cell office:value-type="float" office:value="-0.026332">
                <text:p>-0.026332</text:p>
              </table:table-cell>
              <table:table-cell office:value-type="float" office:value="-0.22659203836676">
                <text:p>-0.2265920383667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0.00774574559181929">
                <text:p>-0.00774574559181929</text:p>
              </table:table-cell>
              <table:table-cell office:value-type="float" office:value="-0.028219">
                <text:p>-0.028219</text:p>
              </table:table-cell>
              <table:table-cell office:value-type="float" office:value="-0.226671947264">
                <text:p>-0.22667194726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-0.00822104327380657">
                <text:p>-0.00822104327380657</text:p>
              </table:table-cell>
              <table:table-cell office:value-type="float" office:value="-0.029926">
                <text:p>-0.029926</text:p>
              </table:table-cell>
              <table:table-cell office:value-type="float" office:value="-0.22676347878436">
                <text:p>-0.2267634787843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-0.00846595875918865">
                <text:p>-0.00846595875918865</text:p>
              </table:table-cell>
              <table:table-cell office:value-type="float" office:value="-0.031419">
                <text:p>-0.031419</text:p>
              </table:table-cell>
              <table:table-cell office:value-type="float" office:value="-0.22686954867889">
                <text:p>-0.2268695486788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0.00856595393270254">
                <text:p>-0.00856595393270254</text:p>
              </table:table-cell>
              <table:table-cell office:value-type="float" office:value="-0.032751">
                <text:p>-0.032751</text:p>
              </table:table-cell>
              <table:table-cell office:value-type="float" office:value="-0.226979158849">
                <text:p>-0.22697915884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0.00865057669579983">
                <text:p>-0.00865057669579983</text:p>
              </table:table-cell>
              <table:table-cell office:value-type="float" office:value="-0.033909">
                <text:p>-0.0339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0.00877258833497763">
                <text:p>-0.00877258833497763</text:p>
              </table:table-cell>
              <table:table-cell office:value-type="float" office:value="-0.034885">
                <text:p>-0.0348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-0.00882966816425324">
                <text:p>-0.00882966816425324</text:p>
              </table:table-cell>
              <table:table-cell office:value-type="float" office:value="-0.03574">
                <text:p>-0.035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-0.00882862787693739">
                <text:p>-0.00882862787693739</text:p>
              </table:table-cell>
              <table:table-cell office:value-type="float" office:value="-0.036535">
                <text:p>-0.0365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-0.00882209930568934">
                <text:p>-0.00882209930568934</text:p>
              </table:table-cell>
              <table:table-cell office:value-type="float" office:value="-0.03722">
                <text:p>-0.037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-0.00881978217512369">
                <text:p>-0.00881978217512369</text:p>
              </table:table-cell>
              <table:table-cell office:value-type="float" office:value="-0.037888">
                <text:p>-0.0378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-0.00881645083427429">
                <text:p>-0.00881645083427429</text:p>
              </table:table-cell>
              <table:table-cell office:value-type="float" office:value="-0.038443">
                <text:p>-0.0384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-0.00881526060402393">
                <text:p>-0.00881526060402393</text:p>
              </table:table-cell>
              <table:table-cell office:value-type="float" office:value="-0.038952">
                <text:p>-0.0389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-0.00881292019039393">
                <text:p>-0.00881292019039393</text:p>
              </table:table-cell>
              <table:table-cell office:value-type="float" office:value="-0.039391">
                <text:p>-0.0393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-0.00881243404000998">
                <text:p>-0.00881243404000998</text:p>
              </table:table-cell>
              <table:table-cell office:value-type="float" office:value="-0.03977">
                <text:p>-0.039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-0.00881174765527248">
                <text:p>-0.00881174765527248</text:p>
              </table:table-cell>
              <table:table-cell office:value-type="float" office:value="-0.04014">
                <text:p>-0.040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0.00881130062043667">
                <text:p>-0.00881130062043667</text:p>
              </table:table-cell>
              <table:table-cell office:value-type="float" office:value="-0.040408">
                <text:p>-0.0404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-0.00881083123385906">
                <text:p>-0.00881083123385906</text:p>
              </table:table-cell>
              <table:table-cell office:value-type="float" office:value="-0.040513">
                <text:p>-0.0405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-0.00881071202456951">
                <text:p>-0.00881071202456951</text:p>
              </table:table-cell>
              <table:table-cell office:value-type="float" office:value="-0.040492">
                <text:p>-0.0404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-0.00881067384034395">
                <text:p>-0.00881067384034395</text:p>
              </table:table-cell>
              <table:table-cell office:value-type="float" office:value="-0.040316">
                <text:p>-0.0403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0.00881061796098948">
                <text:p>-0.00881061796098948</text:p>
              </table:table-cell>
              <table:table-cell office:value-type="float" office:value="-0.040008">
                <text:p>-0.0400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0.00881058163940907">
                <text:p>-0.00881058163940907</text:p>
              </table:table-cell>
              <table:table-cell office:value-type="float" office:value="-0.039657">
                <text:p>-0.0396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0.00881054159253836">
                <text:p>-0.00881054159253836</text:p>
              </table:table-cell>
              <table:table-cell office:value-type="float" office:value="-0.039237">
                <text:p>-0.0392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-0.00881053693592549">
                <text:p>-0.00881053693592549</text:p>
              </table:table-cell>
              <table:table-cell office:value-type="float" office:value="-0.038821">
                <text:p>-0.0388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-0.00881053693592549">
                <text:p>-0.00881053693592549</text:p>
              </table:table-cell>
              <table:table-cell office:value-type="float" office:value="-0.038392">
                <text:p>-0.0383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-0.00881052948534489">
                <text:p>-0.00881052948534489</text:p>
              </table:table-cell>
              <table:table-cell office:value-type="float" office:value="-0.03792">
                <text:p>-0.037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-0.00881052203476429">
                <text:p>-0.00881052203476429</text:p>
              </table:table-cell>
              <table:table-cell office:value-type="float" office:value="-0.03739">
                <text:p>-0.037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0.00881051830947399">
                <text:p>-0.00881051830947399</text:p>
              </table:table-cell>
              <table:table-cell office:value-type="float" office:value="-0.036857">
                <text:p>-0.0368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-0.00881051830947399">
                <text:p>-0.00881051830947399</text:p>
              </table:table-cell>
              <table:table-cell office:value-type="float" office:value="-0.036308">
                <text:p>-0.0363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-0.00881051644682884">
                <text:p>-0.00881051644682884</text:p>
              </table:table-cell>
              <table:table-cell office:value-type="float" office:value="-0.035785">
                <text:p>-0.0357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-0.00881050899624825">
                <text:p>-0.00881050899624825</text:p>
              </table:table-cell>
              <table:table-cell office:value-type="float" office:value="-0.035278">
                <text:p>-0.0352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-0.00881050899624825">
                <text:p>-0.00881050899624825</text:p>
              </table:table-cell>
              <table:table-cell office:value-type="float" office:value="-0.034788">
                <text:p>-0.0347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0.00881051085889339">
                <text:p>-0.00881051085889339</text:p>
              </table:table-cell>
              <table:table-cell office:value-type="float" office:value="-0.034266">
                <text:p>-0.0342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-0.00881050899624825">
                <text:p>-0.00881050899624825</text:p>
              </table:table-cell>
              <table:table-cell office:value-type="float" office:value="-0.03379">
                <text:p>-0.033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-0.00881050899624825">
                <text:p>-0.00881050899624825</text:p>
              </table:table-cell>
              <table:table-cell office:value-type="float" office:value="-0.033353">
                <text:p>-0.0333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032912">
                <text:p>-0.0329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032484">
                <text:p>-0.0324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032137">
                <text:p>-0.0321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031876">
                <text:p>-0.0318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031665">
                <text:p>-0.0316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031549">
                <text:p>-0.0315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031446">
                <text:p>-0.0314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031388">
                <text:p>-0.0313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031329">
                <text:p>-0.0313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031269">
                <text:p>-0.0312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031152">
                <text:p>-0.0311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031004">
                <text:p>-0.0310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030849">
                <text:p>-0.0308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030672">
                <text:p>-0.0306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030513">
                <text:p>-0.0305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030378">
                <text:p>-0.0303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03024">
                <text:p>-0.0302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auto-position="true" chart:auto-size="true" chart:treat-empty-cells="leave-gap"/>
      <style:graphic-properties svg:stroke-width="0.026cm" svg:stroke-color="#b3b3b3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overlap="100" chart:reverse-direction="false" text:line-break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graphic-properties svg:stroke-width="0.018cm"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width="0.026cm" svg:stroke-color="#b3b3b3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1.755cm" svg:height="6.766cm" xlink:href=".." xlink:type="simple" chart:class="chart:line" chart:style-name="ch1">
        <chart:title svg:x="5.159cm" svg:y="0.27cm" chart:style-name="ch2">
          <text:p>Z Torso</text:p>
        </chart:title>
        <chart:legend chart:legend-position="end" svg:x="8.718cm" svg:y="2.665cm" style:legend-expansion="high" chart:style-name="ch3"/>
        <chart:plot-area chart:style-name="ch4" table:cell-range-address="Torso.C1:Torso.C285 Torso.I1:Torso.I1 Torso.I100:Torso.I400 Torso.Q1:Torso.Q1 Torso.Q140:Torso.Q403" chart:data-source-has-labels="row" svg:x="0.235cm" svg:y="1.132cm" svg:width="8.248cm" svg:height="5.499cm">
          <chartooo:coordinate-region svg:x="0.786cm" svg:y="1.305cm" svg:width="7.697cm" svg:height="4.43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Torso.C2:Torso.C285" chart:label-cell-address="Torso.C1:Torso.C1" chart:class="chart:line">
            <chart:data-point chart:repeated="284"/>
          </chart:series>
          <chart:series chart:style-name="ch9" chart:values-cell-range-address="Torso.I100:Torso.I400" chart:label-cell-address="Torso.I1:Torso.I1" chart:class="chart:line">
            <chart:data-point chart:repeated="301"/>
          </chart:series>
          <chart:series chart:style-name="ch10" chart:values-cell-range-address="Torso.Q140:Torso.Q403" chart:label-cell-address="Torso.Q1:Torso.Q1" chart:class="chart:line">
            <chart:data-point chart:repeated="26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Z Nao</text:p>
                <draw:g>
                  <svg:desc>Torso.C1:Torso.C1</svg:desc>
                </draw:g>
              </table:table-cell>
              <table:table-cell office:value-type="string">
                <text:p>Z MoCap (Y)</text:p>
                <draw:g>
                  <svg:desc>Torso.I1:Torso.I1</svg:desc>
                </draw:g>
              </table:table-cell>
              <table:table-cell office:value-type="string">
                <text:p>Z Corr</text:p>
                <draw:g>
                  <svg:desc>Torso.Q1:Torso.Q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2926619052887">
                <text:p>0.32926619052887</text:p>
                <draw:g>
                  <svg:desc>Torso.C2:Torso.C285</svg:desc>
                </draw:g>
              </table:table-cell>
              <table:table-cell office:value-type="float" office:value="1.364329">
                <text:p>1.364329</text:p>
                <draw:g>
                  <svg:desc>Torso.I100:Torso.I400</svg:desc>
                </draw:g>
              </table:table-cell>
              <table:table-cell office:value-type="float" office:value="0.486866984943616">
                <text:p>0.486866984943616</text:p>
                <draw:g>
                  <svg:desc>Torso.Q140:Torso.Q4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29269051551819">
                <text:p>0.329269051551819</text:p>
              </table:table-cell>
              <table:table-cell office:value-type="float" office:value="1.364574">
                <text:p>1.364574</text:p>
              </table:table-cell>
              <table:table-cell office:value-type="float" office:value="0.486636508329644">
                <text:p>0.4866365083296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29267024993896">
                <text:p>0.329267024993896</text:p>
              </table:table-cell>
              <table:table-cell office:value-type="float" office:value="1.364853">
                <text:p>1.364853</text:p>
              </table:table-cell>
              <table:table-cell office:value-type="float" office:value="0.486393698981371">
                <text:p>0.4863936989813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29264253377914">
                <text:p>0.329264253377914</text:p>
              </table:table-cell>
              <table:table-cell office:value-type="float" office:value="1.365129">
                <text:p>1.365129</text:p>
              </table:table-cell>
              <table:table-cell office:value-type="float" office:value="0.486127506036275">
                <text:p>0.4861275060362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29260051250458">
                <text:p>0.329260051250458</text:p>
              </table:table-cell>
              <table:table-cell office:value-type="float" office:value="1.365417">
                <text:p>1.365417</text:p>
              </table:table-cell>
              <table:table-cell office:value-type="float" office:value="0.485820934084419">
                <text:p>0.4858209340844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29250484704971">
                <text:p>0.329250484704971</text:p>
              </table:table-cell>
              <table:table-cell office:value-type="float" office:value="1.365653">
                <text:p>1.365653</text:p>
              </table:table-cell>
              <table:table-cell office:value-type="float" office:value="0.485482572727371">
                <text:p>0.4854825727273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2924148440361">
                <text:p>0.32924148440361</text:p>
              </table:table-cell>
              <table:table-cell office:value-type="float" office:value="1.365824">
                <text:p>1.365824</text:p>
              </table:table-cell>
              <table:table-cell office:value-type="float" office:value="0.485067325660979">
                <text:p>0.4850673256609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29230129718781">
                <text:p>0.329230129718781</text:p>
              </table:table-cell>
              <table:table-cell office:value-type="float" office:value="1.365978">
                <text:p>1.365978</text:p>
              </table:table-cell>
              <table:table-cell office:value-type="float" office:value="0.484751268401779">
                <text:p>0.4847512684017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29216122627258">
                <text:p>0.329216122627258</text:p>
              </table:table-cell>
              <table:table-cell office:value-type="float" office:value="1.36611">
                <text:p>1.36611</text:p>
              </table:table-cell>
              <table:table-cell office:value-type="float" office:value="0.484458304549936">
                <text:p>0.4844583045499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29208046197891">
                <text:p>0.329208046197891</text:p>
              </table:table-cell>
              <table:table-cell office:value-type="float" office:value="1.366223">
                <text:p>1.366223</text:p>
              </table:table-cell>
              <table:table-cell office:value-type="float" office:value="0.484152072101644">
                <text:p>0.4841520721016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29189598560333">
                <text:p>0.329189598560333</text:p>
              </table:table-cell>
              <table:table-cell office:value-type="float" office:value="1.366252">
                <text:p>1.366252</text:p>
              </table:table-cell>
              <table:table-cell office:value-type="float" office:value="0.483839671839859">
                <text:p>0.48383967183985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29167813062668">
                <text:p>0.329167813062668</text:p>
              </table:table-cell>
              <table:table-cell office:value-type="float" office:value="1.366282">
                <text:p>1.366282</text:p>
              </table:table-cell>
              <table:table-cell office:value-type="float" office:value="0.483502855654259">
                <text:p>0.48350285565425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29155623912811">
                <text:p>0.329155623912811</text:p>
              </table:table-cell>
              <table:table-cell office:value-type="float" office:value="1.366204">
                <text:p>1.366204</text:p>
              </table:table-cell>
              <table:table-cell office:value-type="float" office:value="0.483174891198256">
                <text:p>0.4831748911982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29128414392471">
                <text:p>0.329128414392471</text:p>
              </table:table-cell>
              <table:table-cell office:value-type="float" office:value="1.366035">
                <text:p>1.366035</text:p>
              </table:table-cell>
              <table:table-cell office:value-type="float" office:value="0.482829992195379">
                <text:p>0.48282999219537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29113364219665">
                <text:p>0.329113364219665</text:p>
              </table:table-cell>
              <table:table-cell office:value-type="float" office:value="1.365879">
                <text:p>1.365879</text:p>
              </table:table-cell>
              <table:table-cell office:value-type="float" office:value="0.482536067204219">
                <text:p>0.4825360672042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29097270965576">
                <text:p>0.329097270965576</text:p>
              </table:table-cell>
              <table:table-cell office:value-type="float" office:value="1.365731">
                <text:p>1.365731</text:p>
              </table:table-cell>
              <table:table-cell office:value-type="float" office:value="0.482269369790896">
                <text:p>0.48226936979089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9061985015869">
                <text:p>0.329061985015869</text:p>
              </table:table-cell>
              <table:table-cell office:value-type="float" office:value="1.365641">
                <text:p>1.365641</text:p>
              </table:table-cell>
              <table:table-cell office:value-type="float" office:value="0.482023587338284">
                <text:p>0.48202358733828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29022318124771">
                <text:p>0.329022318124771</text:p>
              </table:table-cell>
              <table:table-cell office:value-type="float" office:value="1.365487">
                <text:p>1.365487</text:p>
              </table:table-cell>
              <table:table-cell office:value-type="float" office:value="0.481776068288816">
                <text:p>0.4817760682888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29000771045685">
                <text:p>0.329000771045685</text:p>
              </table:table-cell>
              <table:table-cell office:value-type="float" office:value="1.365355">
                <text:p>1.365355</text:p>
              </table:table-cell>
              <table:table-cell office:value-type="float" office:value="0.481503708088064">
                <text:p>0.48150370808806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28954070806503">
                <text:p>0.328954070806503</text:p>
              </table:table-cell>
              <table:table-cell office:value-type="float" office:value="1.365187">
                <text:p>1.365187</text:p>
              </table:table-cell>
              <table:table-cell office:value-type="float" office:value="0.481254686319939">
                <text:p>0.48125468631993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28928887844086">
                <text:p>0.328928887844086</text:p>
              </table:table-cell>
              <table:table-cell office:value-type="float" office:value="1.364959">
                <text:p>1.364959</text:p>
              </table:table-cell>
              <table:table-cell office:value-type="float" office:value="0.481011897474444">
                <text:p>0.48101189747444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28874707221985">
                <text:p>0.328874707221985</text:p>
              </table:table-cell>
              <table:table-cell office:value-type="float" office:value="1.364682">
                <text:p>1.364682</text:p>
              </table:table-cell>
              <table:table-cell office:value-type="float" office:value="0.480796898444891">
                <text:p>0.48079689844489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28783690929413">
                <text:p>0.328783690929413</text:p>
              </table:table-cell>
              <table:table-cell office:value-type="float" office:value="1.36435">
                <text:p>1.36435</text:p>
              </table:table-cell>
              <table:table-cell office:value-type="float" office:value="0.480602946171419">
                <text:p>0.48060294617141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28750640153885">
                <text:p>0.328750640153885</text:p>
              </table:table-cell>
              <table:table-cell office:value-type="float" office:value="1.363956">
                <text:p>1.363956</text:p>
              </table:table-cell>
              <table:table-cell office:value-type="float" office:value="0.480387738306316">
                <text:p>0.48038773830631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28680396080017">
                <text:p>0.328680396080017</text:p>
              </table:table-cell>
              <table:table-cell office:value-type="float" office:value="1.363558">
                <text:p>1.363558</text:p>
              </table:table-cell>
              <table:table-cell office:value-type="float" office:value="0.4801864056259">
                <text:p>0.480186405625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28643172979355">
                <text:p>0.328643172979355</text:p>
              </table:table-cell>
              <table:table-cell office:value-type="float" office:value="1.363084">
                <text:p>1.363084</text:p>
              </table:table-cell>
              <table:table-cell office:value-type="float" office:value="0.479964588911875">
                <text:p>0.4799645889118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28564435243607">
                <text:p>0.328564435243607</text:p>
              </table:table-cell>
              <table:table-cell office:value-type="float" office:value="1.362602">
                <text:p>1.362602</text:p>
              </table:table-cell>
              <table:table-cell office:value-type="float" office:value="0.479779452733184">
                <text:p>0.47977945273318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28522890806198">
                <text:p>0.328522890806198</text:p>
              </table:table-cell>
              <table:table-cell office:value-type="float" office:value="1.362114">
                <text:p>1.362114</text:p>
              </table:table-cell>
              <table:table-cell office:value-type="float" office:value="0.479610240207731">
                <text:p>0.47961024020773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28435391187668">
                <text:p>0.328435391187668</text:p>
              </table:table-cell>
              <table:table-cell office:value-type="float" office:value="1.361626">
                <text:p>1.361626</text:p>
              </table:table-cell>
              <table:table-cell office:value-type="float" office:value="0.47949459276">
                <text:p>0.4794945927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28389436006546">
                <text:p>0.328389436006546</text:p>
              </table:table-cell>
              <table:table-cell office:value-type="float" office:value="1.36102">
                <text:p>1.36102</text:p>
              </table:table-cell>
              <table:table-cell office:value-type="float" office:value="0.479369305759459">
                <text:p>0.47936930575945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28293025493622">
                <text:p>0.328293025493622</text:p>
              </table:table-cell>
              <table:table-cell office:value-type="float" office:value="1.360361">
                <text:p>1.360361</text:p>
              </table:table-cell>
              <table:table-cell office:value-type="float" office:value="0.479257196549939">
                <text:p>0.47925719654993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28242570161819">
                <text:p>0.328242570161819</text:p>
              </table:table-cell>
              <table:table-cell office:value-type="float" office:value="1.359756">
                <text:p>1.359756</text:p>
              </table:table-cell>
              <table:table-cell office:value-type="float" office:value="0.479137046653739">
                <text:p>0.47913704665373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28082114458084">
                <text:p>0.328082114458084</text:p>
              </table:table-cell>
              <table:table-cell office:value-type="float" office:value="1.359104">
                <text:p>1.359104</text:p>
              </table:table-cell>
              <table:table-cell office:value-type="float" office:value="0.479036094450275">
                <text:p>0.47903609445027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28025579452515">
                <text:p>0.328025579452515</text:p>
              </table:table-cell>
              <table:table-cell office:value-type="float" office:value="1.358395">
                <text:p>1.358395</text:p>
              </table:table-cell>
              <table:table-cell office:value-type="float" office:value="0.478969581074931">
                <text:p>0.47896958107493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27908009290695">
                <text:p>0.327908009290695</text:p>
              </table:table-cell>
              <table:table-cell office:value-type="float" office:value="1.357674">
                <text:p>1.357674</text:p>
              </table:table-cell>
              <table:table-cell office:value-type="float" office:value="0.478922694907824">
                <text:p>0.47892269490782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27846974134445">
                <text:p>0.327846974134445</text:p>
              </table:table-cell>
              <table:table-cell office:value-type="float" office:value="1.356948">
                <text:p>1.356948</text:p>
              </table:table-cell>
              <table:table-cell office:value-type="float" office:value="0.478896244017996">
                <text:p>0.47889624401799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27784448862076">
                <text:p>0.327784448862076</text:p>
              </table:table-cell>
              <table:table-cell office:value-type="float" office:value="1.356328">
                <text:p>1.356328</text:p>
              </table:table-cell>
              <table:table-cell office:value-type="float" office:value="0.4788978471491">
                <text:p>0.478897847149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27519476413727">
                <text:p>0.327519476413727</text:p>
              </table:table-cell>
              <table:table-cell office:value-type="float" office:value="1.355777">
                <text:p>1.355777</text:p>
              </table:table-cell>
              <table:table-cell office:value-type="float" office:value="0.478918687303084">
                <text:p>0.47891868730308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27449589967728">
                <text:p>0.327449589967728</text:p>
              </table:table-cell>
              <table:table-cell office:value-type="float" office:value="1.355152">
                <text:p>1.355152</text:p>
              </table:table-cell>
              <table:table-cell office:value-type="float" office:value="0.478959963821475">
                <text:p>0.4789599638214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27305495738983">
                <text:p>0.327305495738983</text:p>
              </table:table-cell>
              <table:table-cell office:value-type="float" office:value="1.354535">
                <text:p>1.354535</text:p>
              </table:table-cell>
              <table:table-cell office:value-type="float" office:value="0.479032087915275">
                <text:p>0.4790320879152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327155768871307">
                <text:p>0.327155768871307</text:p>
              </table:table-cell>
              <table:table-cell office:value-type="float" office:value="1.353984">
                <text:p>1.353984</text:p>
              </table:table-cell>
              <table:table-cell office:value-type="float" office:value="0.479128634886956">
                <text:p>0.47912863488695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32700052857399">
                <text:p>0.32700052857399</text:p>
              </table:table-cell>
              <table:table-cell office:value-type="float" office:value="1.353398">
                <text:p>1.353398</text:p>
              </table:table-cell>
              <table:table-cell office:value-type="float" office:value="0.479218752284531">
                <text:p>0.47921875228453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32684001326561">
                <text:p>0.32684001326561</text:p>
              </table:table-cell>
              <table:table-cell office:value-type="float" office:value="1.352781">
                <text:p>1.352781</text:p>
              </table:table-cell>
              <table:table-cell office:value-type="float" office:value="0.479288830363756">
                <text:p>0.47928883036375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326674342155457">
                <text:p>0.326674342155457</text:p>
              </table:table-cell>
              <table:table-cell office:value-type="float" office:value="1.352105">
                <text:p>1.352105</text:p>
              </table:table-cell>
              <table:table-cell office:value-type="float" office:value="0.479332072773196">
                <text:p>0.47933207277319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326503753662109">
                <text:p>0.326503753662109</text:p>
              </table:table-cell>
              <table:table-cell office:value-type="float" office:value="1.351327">
                <text:p>1.351327</text:p>
              </table:table-cell>
              <table:table-cell office:value-type="float" office:value="0.479376912096396">
                <text:p>0.47937691209639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32632851600647">
                <text:p>0.32632851600647</text:p>
              </table:table-cell>
              <table:table-cell office:value-type="float" office:value="1.350469">
                <text:p>1.350469</text:p>
              </table:table-cell>
              <table:table-cell office:value-type="float" office:value="0.479425749535024">
                <text:p>0.47942574953502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326057463884354">
                <text:p>0.326057463884354</text:p>
              </table:table-cell>
              <table:table-cell office:value-type="float" office:value="1.349417">
                <text:p>1.349417</text:p>
              </table:table-cell>
              <table:table-cell office:value-type="float" office:value="0.479525408487019">
                <text:p>0.47952540848701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325777381658554">
                <text:p>0.325777381658554</text:p>
              </table:table-cell>
              <table:table-cell office:value-type="float" office:value="1.348617">
                <text:p>1.348617</text:p>
              </table:table-cell>
              <table:table-cell office:value-type="float" office:value="0.479654249972211">
                <text:p>0.47965424997221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325682193040848">
                <text:p>0.325682193040848</text:p>
              </table:table-cell>
              <table:table-cell office:value-type="float" office:value="1.347876">
                <text:p>1.347876</text:p>
              </table:table-cell>
              <table:table-cell office:value-type="float" office:value="0.479823444909324">
                <text:p>0.47982344490932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325489401817322">
                <text:p>0.325489401817322</text:p>
              </table:table-cell>
              <table:table-cell office:value-type="float" office:value="1.347102">
                <text:p>1.347102</text:p>
              </table:table-cell>
              <table:table-cell office:value-type="float" office:value="0.4800105604971">
                <text:p>0.480010560497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325391829013824">
                <text:p>0.325391829013824</text:p>
              </table:table-cell>
              <table:table-cell office:value-type="float" office:value="1.346313">
                <text:p>1.346313</text:p>
              </table:table-cell>
              <table:table-cell office:value-type="float" office:value="0.480191599937139">
                <text:p>0.48019159993713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325194627046585">
                <text:p>0.325194627046585</text:p>
              </table:table-cell>
              <table:table-cell office:value-type="float" office:value="1.345463">
                <text:p>1.345463</text:p>
              </table:table-cell>
              <table:table-cell office:value-type="float" office:value="0.480396125084275">
                <text:p>0.48039612508427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32499498128891">
                <text:p>0.32499498128891</text:p>
              </table:table-cell>
              <table:table-cell office:value-type="float" office:value="1.344636">
                <text:p>1.344636</text:p>
              </table:table-cell>
              <table:table-cell office:value-type="float" office:value="0.480627694022475">
                <text:p>0.48062769402247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324894338846207">
                <text:p>0.324894338846207</text:p>
              </table:table-cell>
              <table:table-cell office:value-type="float" office:value="1.343767">
                <text:p>1.343767</text:p>
              </table:table-cell>
              <table:table-cell office:value-type="float" office:value="0.480913386504211">
                <text:p>0.48091338650421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324691742658615">
                <text:p>0.324691742658615</text:p>
              </table:table-cell>
              <table:table-cell office:value-type="float" office:value="1.343027">
                <text:p>1.343027</text:p>
              </table:table-cell>
              <table:table-cell office:value-type="float" office:value="0.4812359539136">
                <text:p>0.481235953913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324589878320694">
                <text:p>0.324589878320694</text:p>
              </table:table-cell>
              <table:table-cell office:value-type="float" office:value="1.342356">
                <text:p>1.342356</text:p>
              </table:table-cell>
              <table:table-cell office:value-type="float" office:value="0.481596107390656">
                <text:p>0.48159610739065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324487686157227">
                <text:p>0.324487686157227</text:p>
              </table:table-cell>
              <table:table-cell office:value-type="float" office:value="1.341738">
                <text:p>1.341738</text:p>
              </table:table-cell>
              <table:table-cell office:value-type="float" office:value="0.482005684918939">
                <text:p>0.48200568491893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324282616376877">
                <text:p>0.324282616376877</text:p>
              </table:table-cell>
              <table:table-cell office:value-type="float" office:value="1.341116">
                <text:p>1.341116</text:p>
              </table:table-cell>
              <table:table-cell office:value-type="float" office:value="0.482426785567744">
                <text:p>0.48242678556774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324179828166962">
                <text:p>0.324179828166962</text:p>
              </table:table-cell>
              <table:table-cell office:value-type="float" office:value="1.340432">
                <text:p>1.340432</text:p>
              </table:table-cell>
              <table:table-cell office:value-type="float" office:value="0.482893516328819">
                <text:p>0.48289351632881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323974102735519">
                <text:p>0.323974102735519</text:p>
              </table:table-cell>
              <table:table-cell office:value-type="float" office:value="1.339807">
                <text:p>1.339807</text:p>
              </table:table-cell>
              <table:table-cell office:value-type="float" office:value="0.483400171494576">
                <text:p>0.48340017149457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323657661676407">
                <text:p>0.323657661676407</text:p>
              </table:table-cell>
              <table:table-cell office:value-type="float" office:value="1.339198">
                <text:p>1.339198</text:p>
              </table:table-cell>
              <table:table-cell office:value-type="float" office:value="0.483913338726811">
                <text:p>0.48391333872681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323630630970001">
                <text:p>0.323630630970001</text:p>
              </table:table-cell>
              <table:table-cell office:value-type="float" office:value="1.338659">
                <text:p>1.338659</text:p>
              </table:table-cell>
              <table:table-cell office:value-type="float" office:value="0.484419147913219">
                <text:p>0.48441914791321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323516309261322">
                <text:p>0.323516309261322</text:p>
              </table:table-cell>
              <table:table-cell office:value-type="float" office:value="1.338173">
                <text:p>1.338173</text:p>
              </table:table-cell>
              <table:table-cell office:value-type="float" office:value="0.484922759486411">
                <text:p>0.48492275948641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323346734046936">
                <text:p>0.323346734046936</text:p>
              </table:table-cell>
              <table:table-cell office:value-type="float" office:value="1.337634">
                <text:p>1.337634</text:p>
              </table:table-cell>
              <table:table-cell office:value-type="float" office:value="0.4854237846464">
                <text:p>0.485423784646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323142737150192">
                <text:p>0.323142737150192</text:p>
              </table:table-cell>
              <table:table-cell office:value-type="float" office:value="1.33713">
                <text:p>1.33713</text:p>
              </table:table-cell>
              <table:table-cell office:value-type="float" office:value="0.485919865974124">
                <text:p>0.48591986597412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322917878627777">
                <text:p>0.322917878627777</text:p>
              </table:table-cell>
              <table:table-cell office:value-type="float" office:value="1.336575">
                <text:p>1.336575</text:p>
              </table:table-cell>
              <table:table-cell office:value-type="float" office:value="0.486382676667299">
                <text:p>0.48638267666729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322681099176407">
                <text:p>0.322681099176407</text:p>
              </table:table-cell>
              <table:table-cell office:value-type="float" office:value="1.336112">
                <text:p>1.336112</text:p>
              </table:table-cell>
              <table:table-cell office:value-type="float" office:value="0.486826877184364">
                <text:p>0.48682687718436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32256019115448">
                <text:p>0.32256019115448</text:p>
              </table:table-cell>
              <table:table-cell office:value-type="float" office:value="1.335689">
                <text:p>1.335689</text:p>
              </table:table-cell>
              <table:table-cell office:value-type="float" office:value="0.487280415915056">
                <text:p>0.48728041591505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322438418865204">
                <text:p>0.322438418865204</text:p>
              </table:table-cell>
              <table:table-cell office:value-type="float" office:value="1.3354">
                <text:p>1.3354</text:p>
              </table:table-cell>
              <table:table-cell office:value-type="float" office:value="0.487732666535984">
                <text:p>0.48773266653598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322194069623947">
                <text:p>0.322194069623947</text:p>
              </table:table-cell>
              <table:table-cell office:value-type="float" office:value="1.335087">
                <text:p>1.335087</text:p>
              </table:table-cell>
              <table:table-cell office:value-type="float" office:value="0.488191862027491">
                <text:p>0.48819186202749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321950942277908">
                <text:p>0.321950942277908</text:p>
              </table:table-cell>
              <table:table-cell office:value-type="float" office:value="1.334807">
                <text:p>1.334807</text:p>
              </table:table-cell>
              <table:table-cell office:value-type="float" office:value="0.488630181944524">
                <text:p>0.48863018194452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321593165397644">
                <text:p>0.321593165397644</text:p>
              </table:table-cell>
              <table:table-cell office:value-type="float" office:value="1.334507">
                <text:p>1.334507</text:p>
              </table:table-cell>
              <table:table-cell office:value-type="float" office:value="0.489078978421875">
                <text:p>0.48907897842187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321361601352692">
                <text:p>0.321361601352692</text:p>
              </table:table-cell>
              <table:table-cell office:value-type="float" office:value="1.334255">
                <text:p>1.334255</text:p>
              </table:table-cell>
              <table:table-cell office:value-type="float" office:value="0.489505401828016">
                <text:p>0.48950540182801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321137130260468">
                <text:p>0.321137130260468</text:p>
              </table:table-cell>
              <table:table-cell office:value-type="float" office:value="1.334089">
                <text:p>1.334089</text:p>
              </table:table-cell>
              <table:table-cell office:value-type="float" office:value="0.489911082475275">
                <text:p>0.48991108247527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320920795202255">
                <text:p>0.320920795202255</text:p>
              </table:table-cell>
              <table:table-cell office:value-type="float" office:value="1.333972">
                <text:p>1.333972</text:p>
              </table:table-cell>
              <table:table-cell office:value-type="float" office:value="0.490300760206476">
                <text:p>0.49030076020647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320713639259338">
                <text:p>0.320713639259338</text:p>
              </table:table-cell>
              <table:table-cell office:value-type="float" office:value="1.333906">
                <text:p>1.333906</text:p>
              </table:table-cell>
              <table:table-cell office:value-type="float" office:value="0.490658120310451">
                <text:p>0.49065812031045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320516526699066">
                <text:p>0.320516526699066</text:p>
              </table:table-cell>
              <table:table-cell office:value-type="float" office:value="1.33391">
                <text:p>1.33391</text:p>
              </table:table-cell>
              <table:table-cell office:value-type="float" office:value="0.490921747095344">
                <text:p>0.49092174709534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320421993732452">
                <text:p>0.320421993732452</text:p>
              </table:table-cell>
              <table:table-cell office:value-type="float" office:value="1.333962">
                <text:p>1.333962</text:p>
              </table:table-cell>
              <table:table-cell office:value-type="float" office:value="0.491259107713475">
                <text:p>0.49125910771347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320241510868072">
                <text:p>0.320241510868072</text:p>
              </table:table-cell>
              <table:table-cell office:value-type="float" office:value="1.334065">
                <text:p>1.334065</text:p>
              </table:table-cell>
              <table:table-cell office:value-type="float" office:value="0.491582970860544">
                <text:p>0.49158297086054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320155769586563">
                <text:p>0.320155769586563</text:p>
              </table:table-cell>
              <table:table-cell office:value-type="float" office:value="1.334245">
                <text:p>1.334245</text:p>
              </table:table-cell>
              <table:table-cell office:value-type="float" office:value="0.491885990280624">
                <text:p>0.49188599028062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319993764162064">
                <text:p>0.319993764162064</text:p>
              </table:table-cell>
              <table:table-cell office:value-type="float" office:value="1.334486">
                <text:p>1.334486</text:p>
              </table:table-cell>
              <table:table-cell office:value-type="float" office:value="0.492163167986604">
                <text:p>0.49216316798660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319844990968704">
                <text:p>0.319844990968704</text:p>
              </table:table-cell>
              <table:table-cell office:value-type="float" office:value="1.334711">
                <text:p>1.334711</text:p>
              </table:table-cell>
              <table:table-cell office:value-type="float" office:value="0.492419599099499">
                <text:p>0.49241959909949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319775819778442">
                <text:p>0.319775819778442</text:p>
              </table:table-cell>
              <table:table-cell office:value-type="float" office:value="1.334886">
                <text:p>1.334886</text:p>
              </table:table-cell>
              <table:table-cell office:value-type="float" office:value="0.492641757484736">
                <text:p>0.49264175748473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319648295640945">
                <text:p>0.319648295640945</text:p>
              </table:table-cell>
              <table:table-cell office:value-type="float" office:value="1.334994">
                <text:p>1.334994</text:p>
              </table:table-cell>
              <table:table-cell office:value-type="float" office:value="0.492861854826496">
                <text:p>0.49286185482649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319535791873932">
                <text:p>0.319535791873932</text:p>
              </table:table-cell>
              <table:table-cell office:value-type="float" office:value="1.335106">
                <text:p>1.335106</text:p>
              </table:table-cell>
              <table:table-cell office:value-type="float" office:value="0.493064019846316">
                <text:p>0.49306401984631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319485396146774">
                <text:p>0.319485396146774</text:p>
              </table:table-cell>
              <table:table-cell office:value-type="float" office:value="1.335228">
                <text:p>1.335228</text:p>
              </table:table-cell>
              <table:table-cell office:value-type="float" office:value="0.493240152465251">
                <text:p>0.49324015246525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319396674633026">
                <text:p>0.319396674633026</text:p>
              </table:table-cell>
              <table:table-cell office:value-type="float" office:value="1.335477">
                <text:p>1.335477</text:p>
              </table:table-cell>
              <table:table-cell office:value-type="float" office:value="0.493394155954371">
                <text:p>0.49339415595437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319324523210526">
                <text:p>0.319324523210526</text:p>
              </table:table-cell>
              <table:table-cell office:value-type="float" office:value="1.335799">
                <text:p>1.335799</text:p>
              </table:table-cell>
              <table:table-cell office:value-type="float" office:value="0.493559700929899">
                <text:p>0.49355970092989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319294840097427">
                <text:p>0.319294840097427</text:p>
              </table:table-cell>
              <table:table-cell office:value-type="float" office:value="1.336222">
                <text:p>1.336222</text:p>
              </table:table-cell>
              <table:table-cell office:value-type="float" office:value="0.4937000504611">
                <text:p>0.493700050461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319248765707016">
                <text:p>0.319248765707016</text:p>
              </table:table-cell>
              <table:table-cell office:value-type="float" office:value="1.33669">
                <text:p>1.33669</text:p>
              </table:table-cell>
              <table:table-cell office:value-type="float" office:value="0.493812526099411">
                <text:p>0.49381252609941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319232910871506">
                <text:p>0.319232910871506</text:p>
              </table:table-cell>
              <table:table-cell office:value-type="float" office:value="1.337143">
                <text:p>1.337143</text:p>
              </table:table-cell>
              <table:table-cell office:value-type="float" office:value="0.493894060580784">
                <text:p>0.49389406058078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319216907024384">
                <text:p>0.319216907024384</text:p>
              </table:table-cell>
              <table:table-cell office:value-type="float" office:value="1.337655">
                <text:p>1.337655</text:p>
              </table:table-cell>
              <table:table-cell office:value-type="float" office:value="0.493927287816844">
                <text:p>0.49392728781684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319222718477249">
                <text:p>0.319222718477249</text:p>
              </table:table-cell>
              <table:table-cell office:value-type="float" office:value="1.338235">
                <text:p>1.338235</text:p>
              </table:table-cell>
              <table:table-cell office:value-type="float" office:value="0.493888264846299">
                <text:p>0.49388826484629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319233983755112">
                <text:p>0.319233983755112</text:p>
              </table:table-cell>
              <table:table-cell office:value-type="float" office:value="1.338951">
                <text:p>1.338951</text:p>
              </table:table-cell>
              <table:table-cell office:value-type="float" office:value="0.493828757053339">
                <text:p>0.49382875705333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319273382425308">
                <text:p>0.319273382425308</text:p>
              </table:table-cell>
              <table:table-cell office:value-type="float" office:value="1.33976">
                <text:p>1.33976</text:p>
              </table:table-cell>
              <table:table-cell office:value-type="float" office:value="0.493760350659916">
                <text:p>0.49376035065991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319301426410675">
                <text:p>0.319301426410675</text:p>
              </table:table-cell>
              <table:table-cell office:value-type="float" office:value="1.340664">
                <text:p>1.340664</text:p>
              </table:table-cell>
              <table:table-cell office:value-type="float" office:value="0.493677242219211">
                <text:p>0.49367724221921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319418460130692">
                <text:p>0.319418460130692</text:p>
              </table:table-cell>
              <table:table-cell office:value-type="float" office:value="1.341693">
                <text:p>1.341693</text:p>
              </table:table-cell>
              <table:table-cell office:value-type="float" office:value="0.493597209675696">
                <text:p>0.49359720967569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319523155689239">
                <text:p>0.319523155689239</text:p>
              </table:table-cell>
              <table:table-cell office:value-type="float" office:value="1.342752">
                <text:p>1.342752</text:p>
              </table:table-cell>
              <table:table-cell office:value-type="float" office:value="0.493486219884539">
                <text:p>0.49348621988453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319648265838623">
                <text:p>0.319648265838623</text:p>
              </table:table-cell>
              <table:table-cell office:value-type="float" office:value="1.343927">
                <text:p>1.343927</text:p>
              </table:table-cell>
              <table:table-cell office:value-type="float" office:value="0.4933945428224">
                <text:p>0.493394542822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319718211889267">
                <text:p>0.319718211889267</text:p>
              </table:table-cell>
              <table:table-cell office:value-type="float" office:value="1.345204">
                <text:p>1.345204</text:p>
              </table:table-cell>
              <table:table-cell office:value-type="float" office:value="0.493423943686576">
                <text:p>0.49342394368657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319872289896011">
                <text:p>0.319872289896011</text:p>
              </table:table-cell>
              <table:table-cell office:value-type="float" office:value="1.346499">
                <text:p>1.346499</text:p>
              </table:table-cell>
              <table:table-cell office:value-type="float" office:value="0.493298201012051">
                <text:p>0.49329820101205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320044428110123">
                <text:p>0.320044428110123</text:p>
              </table:table-cell>
              <table:table-cell office:value-type="float" office:value="1.347777">
                <text:p>1.347777</text:p>
              </table:table-cell>
              <table:table-cell office:value-type="float" office:value="0.49319332044">
                <text:p>0.4931933204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320233553647995">
                <text:p>0.320233553647995</text:p>
              </table:table-cell>
              <table:table-cell office:value-type="float" office:value="1.349051">
                <text:p>1.349051</text:p>
              </table:table-cell>
              <table:table-cell office:value-type="float" office:value="0.493066730171619">
                <text:p>0.49306673017161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320546627044678">
                <text:p>0.320546627044678</text:p>
              </table:table-cell>
              <table:table-cell office:value-type="float" office:value="1.35032">
                <text:p>1.35032</text:p>
              </table:table-cell>
              <table:table-cell office:value-type="float" office:value="0.492931965856875">
                <text:p>0.49293196585687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320773243904114">
                <text:p>0.320773243904114</text:p>
              </table:table-cell>
              <table:table-cell office:value-type="float" office:value="1.351578">
                <text:p>1.351578</text:p>
              </table:table-cell>
              <table:table-cell office:value-type="float" office:value="0.492793668689664">
                <text:p>0.49279366868966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321012824773788">
                <text:p>0.321012824773788</text:p>
              </table:table-cell>
              <table:table-cell office:value-type="float" office:value="1.352753">
                <text:p>1.352753</text:p>
              </table:table-cell>
              <table:table-cell office:value-type="float" office:value="0.492542131114771">
                <text:p>0.49254213111477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322617799043655">
                <text:p>0.322617799043655</text:p>
              </table:table-cell>
              <table:table-cell office:value-type="float" office:value="1.353882">
                <text:p>1.353882</text:p>
              </table:table-cell>
              <table:table-cell office:value-type="float" office:value="0.492418823460211">
                <text:p>0.49241882346021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322733998298645">
                <text:p>0.322733998298645</text:p>
              </table:table-cell>
              <table:table-cell office:value-type="float" office:value="1.355036">
                <text:p>1.355036</text:p>
              </table:table-cell>
              <table:table-cell office:value-type="float" office:value="0.492304400105996">
                <text:p>0.49230440010599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322909951210022">
                <text:p>0.322909951210022</text:p>
              </table:table-cell>
              <table:table-cell office:value-type="float" office:value="1.356188">
                <text:p>1.356188</text:p>
              </table:table-cell>
              <table:table-cell office:value-type="float" office:value="0.4921779143404">
                <text:p>0.492177914340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323014080524445">
                <text:p>0.323014080524445</text:p>
              </table:table-cell>
              <table:table-cell office:value-type="float" office:value="1.357359">
                <text:p>1.357359</text:p>
              </table:table-cell>
              <table:table-cell office:value-type="float" office:value="0.492052164757696">
                <text:p>0.49205216475769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323245853185654">
                <text:p>0.323245853185654</text:p>
              </table:table-cell>
              <table:table-cell office:value-type="float" office:value="1.358478">
                <text:p>1.358478</text:p>
              </table:table-cell>
              <table:table-cell office:value-type="float" office:value="0.4919100665731">
                <text:p>0.491910066573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323370933532715">
                <text:p>0.323370933532715</text:p>
              </table:table-cell>
              <table:table-cell office:value-type="float" office:value="1.359625">
                <text:p>1.359625</text:p>
              </table:table-cell>
              <table:table-cell office:value-type="float" office:value="0.491764810109616">
                <text:p>0.49176481010961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323634773492813">
                <text:p>0.323634773492813</text:p>
              </table:table-cell>
              <table:table-cell office:value-type="float" office:value="1.360716">
                <text:p>1.360716</text:p>
              </table:table-cell>
              <table:table-cell office:value-type="float" office:value="0.491596961434416">
                <text:p>0.49159696143441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323772072792053">
                <text:p>0.323772072792053</text:p>
              </table:table-cell>
              <table:table-cell office:value-type="float" office:value="1.361755">
                <text:p>1.361755</text:p>
              </table:table-cell>
              <table:table-cell office:value-type="float" office:value="0.491449647212275">
                <text:p>0.49144964721227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324054628610611">
                <text:p>0.324054628610611</text:p>
              </table:table-cell>
              <table:table-cell office:value-type="float" office:value="1.362754">
                <text:p>1.362754</text:p>
              </table:table-cell>
              <table:table-cell office:value-type="float" office:value="0.491308501153804">
                <text:p>0.49130850115380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324345022439957">
                <text:p>0.324345022439957</text:p>
              </table:table-cell>
              <table:table-cell office:value-type="float" office:value="1.363671">
                <text:p>1.363671</text:p>
              </table:table-cell>
              <table:table-cell office:value-type="float" office:value="0.491146685745036">
                <text:p>0.49114668574503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324492305517197">
                <text:p>0.324492305517197</text:p>
              </table:table-cell>
              <table:table-cell office:value-type="float" office:value="1.364348">
                <text:p>1.364348</text:p>
              </table:table-cell>
              <table:table-cell office:value-type="float" office:value="0.4909380963731">
                <text:p>0.490938096373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324789822101593">
                <text:p>0.324789822101593</text:p>
              </table:table-cell>
              <table:table-cell office:value-type="float" office:value="1.365215">
                <text:p>1.365215</text:p>
              </table:table-cell>
              <table:table-cell office:value-type="float" office:value="0.490732903556659">
                <text:p>0.49073290355665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325089693069458">
                <text:p>0.325089693069458</text:p>
              </table:table-cell>
              <table:table-cell office:value-type="float" office:value="1.366048">
                <text:p>1.366048</text:p>
              </table:table-cell>
              <table:table-cell office:value-type="float" office:value="0.490533840254144">
                <text:p>0.49053384025414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325390428304672">
                <text:p>0.325390428304672</text:p>
              </table:table-cell>
              <table:table-cell office:value-type="float" office:value="1.366828">
                <text:p>1.366828</text:p>
              </table:table-cell>
              <table:table-cell office:value-type="float" office:value="0.490379508050096">
                <text:p>0.49037950805009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325540691614151">
                <text:p>0.325540691614151</text:p>
              </table:table-cell>
              <table:table-cell office:value-type="float" office:value="1.367542">
                <text:p>1.367542</text:p>
              </table:table-cell>
              <table:table-cell office:value-type="float" office:value="0.490205228509691">
                <text:p>0.49020522850969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325840353965759">
                <text:p>0.325840353965759</text:p>
              </table:table-cell>
              <table:table-cell office:value-type="float" office:value="1.368203">
                <text:p>1.368203</text:p>
              </table:table-cell>
              <table:table-cell office:value-type="float" office:value="0.490044528129699">
                <text:p>0.49004452812969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325989425182343">
                <text:p>0.325989425182343</text:p>
              </table:table-cell>
              <table:table-cell office:value-type="float" office:value="1.368776">
                <text:p>1.368776</text:p>
              </table:table-cell>
              <table:table-cell office:value-type="float" office:value="0.489883763586475">
                <text:p>0.48988376358647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326432198286057">
                <text:p>0.326432198286057</text:p>
              </table:table-cell>
              <table:table-cell office:value-type="float" office:value="1.369344">
                <text:p>1.369344</text:p>
              </table:table-cell>
              <table:table-cell office:value-type="float" office:value="0.489749874257804">
                <text:p>0.48974987425780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326865792274475">
                <text:p>0.326865792274475</text:p>
              </table:table-cell>
              <table:table-cell office:value-type="float" office:value="1.369866">
                <text:p>1.369866</text:p>
              </table:table-cell>
              <table:table-cell office:value-type="float" office:value="0.489586648716336">
                <text:p>0.48958664871633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32700777053833">
                <text:p>0.32700777053833</text:p>
              </table:table-cell>
              <table:table-cell office:value-type="float" office:value="1.370321">
                <text:p>1.370321</text:p>
              </table:table-cell>
              <table:table-cell office:value-type="float" office:value="0.489408118421179">
                <text:p>0.48940811842117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327287197113037">
                <text:p>0.327287197113037</text:p>
              </table:table-cell>
              <table:table-cell office:value-type="float" office:value="1.370719">
                <text:p>1.370719</text:p>
              </table:table-cell>
              <table:table-cell office:value-type="float" office:value="0.489210744767084">
                <text:p>0.48921074476708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32769376039505">
                <text:p>0.32769376039505</text:p>
              </table:table-cell>
              <table:table-cell office:value-type="float" office:value="1.371147">
                <text:p>1.371147</text:p>
              </table:table-cell>
              <table:table-cell office:value-type="float" office:value="0.488981201171875">
                <text:p>0.48898120117187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327955335378647">
                <text:p>0.327955335378647</text:p>
              </table:table-cell>
              <table:table-cell office:value-type="float" office:value="1.37151">
                <text:p>1.37151</text:p>
              </table:table-cell>
              <table:table-cell office:value-type="float" office:value="0.488735089114476">
                <text:p>0.48873508911447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328208535909653">
                <text:p>0.328208535909653</text:p>
              </table:table-cell>
              <table:table-cell office:value-type="float" office:value="1.371801">
                <text:p>1.371801</text:p>
              </table:table-cell>
              <table:table-cell office:value-type="float" office:value="0.488448879097475">
                <text:p>0.48844887909747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328331798315048">
                <text:p>0.328331798315048</text:p>
              </table:table-cell>
              <table:table-cell office:value-type="float" office:value="1.372012">
                <text:p>1.372012</text:p>
              </table:table-cell>
              <table:table-cell office:value-type="float" office:value="0.488279642242979">
                <text:p>0.48827964224297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328571259975433">
                <text:p>0.328571259975433</text:p>
              </table:table-cell>
              <table:table-cell office:value-type="float" office:value="1.372098">
                <text:p>1.372098</text:p>
              </table:table-cell>
              <table:table-cell office:value-type="float" office:value="0.487970759987275">
                <text:p>0.48797075998727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328687340021133">
                <text:p>0.328687340021133</text:p>
              </table:table-cell>
              <table:table-cell office:value-type="float" office:value="1.371997">
                <text:p>1.371997</text:p>
              </table:table-cell>
              <table:table-cell office:value-type="float" office:value="0.487555280779456">
                <text:p>0.48755528077945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329020112752914">
                <text:p>0.329020112752914</text:p>
              </table:table-cell>
              <table:table-cell office:value-type="float" office:value="1.371843">
                <text:p>1.371843</text:p>
              </table:table-cell>
              <table:table-cell office:value-type="float" office:value="0.487216777939436">
                <text:p>0.48721677793943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329228490591049">
                <text:p>0.329228490591049</text:p>
              </table:table-cell>
              <table:table-cell office:value-type="float" office:value="1.371666">
                <text:p>1.371666</text:p>
              </table:table-cell>
              <table:table-cell office:value-type="float" office:value="0.486876028306739">
                <text:p>0.48687602830673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329519867897034">
                <text:p>0.329519867897034</text:p>
              </table:table-cell>
              <table:table-cell office:value-type="float" office:value="1.371451">
                <text:p>1.371451</text:p>
              </table:table-cell>
              <table:table-cell office:value-type="float" office:value="0.486473995467475">
                <text:p>0.48647399546747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32969942688942">
                <text:p>0.32969942688942</text:p>
              </table:table-cell>
              <table:table-cell office:value-type="float" office:value="1.371244">
                <text:p>1.371244</text:p>
              </table:table-cell>
              <table:table-cell office:value-type="float" office:value="0.486114113071251">
                <text:p>0.48611411307125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329784721136093">
                <text:p>0.329784721136093</text:p>
              </table:table-cell>
              <table:table-cell office:value-type="float" office:value="1.370957">
                <text:p>1.370957</text:p>
              </table:table-cell>
              <table:table-cell office:value-type="float" office:value="0.485757068984475">
                <text:p>0.48575706898447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330022156238556">
                <text:p>0.330022156238556</text:p>
              </table:table-cell>
              <table:table-cell office:value-type="float" office:value="1.37072">
                <text:p>1.37072</text:p>
              </table:table-cell>
              <table:table-cell office:value-type="float" office:value="0.4853882710019">
                <text:p>0.485388271001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330095082521439">
                <text:p>0.330095082521439</text:p>
              </table:table-cell>
              <table:table-cell office:value-type="float" office:value="1.370796">
                <text:p>1.370796</text:p>
              </table:table-cell>
              <table:table-cell office:value-type="float" office:value="0.485038495466496">
                <text:p>0.48503849546649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330231487751007">
                <text:p>0.330231487751007</text:p>
              </table:table-cell>
              <table:table-cell office:value-type="float" office:value="1.370471">
                <text:p>1.370471</text:p>
              </table:table-cell>
              <table:table-cell office:value-type="float" office:value="0.484673797477451">
                <text:p>0.48467379747745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33029493689537">
                <text:p>0.33029493689537</text:p>
              </table:table-cell>
              <table:table-cell office:value-type="float" office:value="1.3702">
                <text:p>1.3702</text:p>
              </table:table-cell>
              <table:table-cell office:value-type="float" office:value="0.484297303573371">
                <text:p>0.48429730357337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330412328243256">
                <text:p>0.330412328243256</text:p>
              </table:table-cell>
              <table:table-cell office:value-type="float" office:value="1.369873">
                <text:p>1.369873</text:p>
              </table:table-cell>
              <table:table-cell office:value-type="float" office:value="0.483953731145011">
                <text:p>0.48395373114501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33056452870369">
                <text:p>0.33056452870369</text:p>
              </table:table-cell>
              <table:table-cell office:value-type="float" office:value="1.369525">
                <text:p>1.369525</text:p>
              </table:table-cell>
              <table:table-cell office:value-type="float" office:value="0.483634840886576">
                <text:p>0.48363484088657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330650120973587">
                <text:p>0.330650120973587</text:p>
              </table:table-cell>
              <table:table-cell office:value-type="float" office:value="1.369168">
                <text:p>1.369168</text:p>
              </table:table-cell>
              <table:table-cell office:value-type="float" office:value="0.483320068179244">
                <text:p>0.48332006817924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330688208341598">
                <text:p>0.330688208341598</text:p>
              </table:table-cell>
              <table:table-cell office:value-type="float" office:value="1.368519">
                <text:p>1.368519</text:p>
              </table:table-cell>
              <table:table-cell office:value-type="float" office:value="0.482977273984684">
                <text:p>0.48297727398468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330754965543747">
                <text:p>0.330754965543747</text:p>
              </table:table-cell>
              <table:table-cell office:value-type="float" office:value="1.368201">
                <text:p>1.368201</text:p>
              </table:table-cell>
              <table:table-cell office:value-type="float" office:value="0.482572620497571">
                <text:p>0.48257262049757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330809414386749">
                <text:p>0.330809414386749</text:p>
              </table:table-cell>
              <table:table-cell office:value-type="float" office:value="1.367906">
                <text:p>1.367906</text:p>
              </table:table-cell>
              <table:table-cell office:value-type="float" office:value="0.482156439148224">
                <text:p>0.48215643914822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330832064151764">
                <text:p>0.330832064151764</text:p>
              </table:table-cell>
              <table:table-cell office:value-type="float" office:value="1.36758">
                <text:p>1.36758</text:p>
              </table:table-cell>
              <table:table-cell office:value-type="float" office:value="0.4817896020475">
                <text:p>0.481789602047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330868393182755">
                <text:p>0.330868393182755</text:p>
              </table:table-cell>
              <table:table-cell office:value-type="float" office:value="1.367256">
                <text:p>1.367256</text:p>
              </table:table-cell>
              <table:table-cell office:value-type="float" office:value="0.4815188438499">
                <text:p>0.481518843849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330882161855698">
                <text:p>0.330882161855698</text:p>
              </table:table-cell>
              <table:table-cell office:value-type="float" office:value="1.36689">
                <text:p>1.36689</text:p>
              </table:table-cell>
              <table:table-cell office:value-type="float" office:value="0.481308886025939">
                <text:p>0.48130888602593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330901086330414">
                <text:p>0.330901086330414</text:p>
              </table:table-cell>
              <table:table-cell office:value-type="float" office:value="1.366516">
                <text:p>1.366516</text:p>
              </table:table-cell>
              <table:table-cell office:value-type="float" office:value="0.481146664589056">
                <text:p>0.48114666458905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330906331539154">
                <text:p>0.330906331539154</text:p>
              </table:table-cell>
              <table:table-cell office:value-type="float" office:value="1.366084">
                <text:p>1.366084</text:p>
              </table:table-cell>
              <table:table-cell office:value-type="float" office:value="0.481058153777356">
                <text:p>0.48105815377735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330908626317978">
                <text:p>0.330908626317978</text:p>
              </table:table-cell>
              <table:table-cell office:value-type="float" office:value="1.365705">
                <text:p>1.365705</text:p>
              </table:table-cell>
              <table:table-cell office:value-type="float" office:value="0.48105257139">
                <text:p>0.4810525713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330905795097351">
                <text:p>0.330905795097351</text:p>
              </table:table-cell>
              <table:table-cell office:value-type="float" office:value="1.365342">
                <text:p>1.365342</text:p>
              </table:table-cell>
              <table:table-cell office:value-type="float" office:value="0.481089254293504">
                <text:p>0.48108925429350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330900400876999">
                <text:p>0.330900400876999</text:p>
              </table:table-cell>
              <table:table-cell office:value-type="float" office:value="1.364926">
                <text:p>1.364926</text:p>
              </table:table-cell>
              <table:table-cell office:value-type="float" office:value="0.481152644377411">
                <text:p>0.48115264437741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330882161855698">
                <text:p>0.330882161855698</text:p>
              </table:table-cell>
              <table:table-cell office:value-type="float" office:value="1.36439">
                <text:p>1.36439</text:p>
              </table:table-cell>
              <table:table-cell office:value-type="float" office:value="0.481218017848475">
                <text:p>0.48121801784847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330854296684265">
                <text:p>0.330854296684265</text:p>
              </table:table-cell>
              <table:table-cell office:value-type="float" office:value="1.363863">
                <text:p>1.363863</text:p>
              </table:table-cell>
              <table:table-cell office:value-type="float" office:value="0.481280591463424">
                <text:p>0.48128059146342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330817490816116">
                <text:p>0.330817490816116</text:p>
              </table:table-cell>
              <table:table-cell office:value-type="float" office:value="1.363352">
                <text:p>1.363352</text:p>
              </table:table-cell>
              <table:table-cell office:value-type="float" office:value="0.481342757291824">
                <text:p>0.48134275729182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330772250890732">
                <text:p>0.330772250890732</text:p>
              </table:table-cell>
              <table:table-cell office:value-type="float" office:value="1.362956">
                <text:p>1.362956</text:p>
              </table:table-cell>
              <table:table-cell office:value-type="float" office:value="0.481407702785091">
                <text:p>0.48140770278509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330719262361526">
                <text:p>0.330719262361526</text:p>
              </table:table-cell>
              <table:table-cell office:value-type="float" office:value="1.362509">
                <text:p>1.362509</text:p>
              </table:table-cell>
              <table:table-cell office:value-type="float" office:value="0.481397742471916">
                <text:p>0.48139774247191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330659180879593">
                <text:p>0.330659180879593</text:p>
              </table:table-cell>
              <table:table-cell office:value-type="float" office:value="1.362097">
                <text:p>1.362097</text:p>
              </table:table-cell>
              <table:table-cell office:value-type="float" office:value="0.481408898006796">
                <text:p>0.48140889800679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330557197332382">
                <text:p>0.330557197332382</text:p>
              </table:table-cell>
              <table:table-cell office:value-type="float" office:value="1.361685">
                <text:p>1.361685</text:p>
              </table:table-cell>
              <table:table-cell office:value-type="float" office:value="0.481437582307116">
                <text:p>0.48143758230711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330482453107834">
                <text:p>0.330482453107834</text:p>
              </table:table-cell>
              <table:table-cell office:value-type="float" office:value="1.361342">
                <text:p>1.361342</text:p>
              </table:table-cell>
              <table:table-cell office:value-type="float" office:value="0.481536767072475">
                <text:p>0.48153676707247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330403119325638">
                <text:p>0.330403119325638</text:p>
              </table:table-cell>
              <table:table-cell office:value-type="float" office:value="1.360924">
                <text:p>1.360924</text:p>
              </table:table-cell>
              <table:table-cell office:value-type="float" office:value="0.481728696692299">
                <text:p>0.48172869669229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330361932516098">
                <text:p>0.330361932516098</text:p>
              </table:table-cell>
              <table:table-cell office:value-type="float" office:value="1.360467">
                <text:p>1.360467</text:p>
              </table:table-cell>
              <table:table-cell office:value-type="float" office:value="0.481991362432339">
                <text:p>0.48199136243233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330319941043854">
                <text:p>0.330319941043854</text:p>
              </table:table-cell>
              <table:table-cell office:value-type="float" office:value="1.359962">
                <text:p>1.359962</text:p>
              </table:table-cell>
              <table:table-cell office:value-type="float" office:value="0.482260225133979">
                <text:p>0.48226022513397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330233812332153">
                <text:p>0.330233812332153</text:p>
              </table:table-cell>
              <table:table-cell office:value-type="float" office:value="1.359375">
                <text:p>1.359375</text:p>
              </table:table-cell>
              <table:table-cell office:value-type="float" office:value="0.482513815807051">
                <text:p>0.48251381580705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330145508050919">
                <text:p>0.330145508050919</text:p>
              </table:table-cell>
              <table:table-cell office:value-type="float" office:value="1.358746">
                <text:p>1.358746</text:p>
              </table:table-cell>
              <table:table-cell office:value-type="float" office:value="0.482820859805696">
                <text:p>0.48282085980569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330100804567337">
                <text:p>0.330100804567337</text:p>
              </table:table-cell>
              <table:table-cell office:value-type="float" office:value="1.358015">
                <text:p>1.358015</text:p>
              </table:table-cell>
              <table:table-cell office:value-type="float" office:value="0.483147912848064">
                <text:p>0.48314791284806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330010831356049">
                <text:p>0.330010831356049</text:p>
              </table:table-cell>
              <table:table-cell office:value-type="float" office:value="1.357583">
                <text:p>1.357583</text:p>
              </table:table-cell>
              <table:table-cell office:value-type="float" office:value="0.4835333784876">
                <text:p>0.483533378487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329920738935471">
                <text:p>0.329920738935471</text:p>
              </table:table-cell>
              <table:table-cell office:value-type="float" office:value="1.356795">
                <text:p>1.356795</text:p>
              </table:table-cell>
              <table:table-cell office:value-type="float" office:value="0.483963234671875">
                <text:p>0.48396323467187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329875916242599">
                <text:p>0.329875916242599</text:p>
              </table:table-cell>
              <table:table-cell office:value-type="float" office:value="1.355736">
                <text:p>1.355736</text:p>
              </table:table-cell>
              <table:table-cell office:value-type="float" office:value="0.484415983578771">
                <text:p>0.48441598357877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329787284135818">
                <text:p>0.329787284135818</text:p>
              </table:table-cell>
              <table:table-cell office:value-type="float" office:value="1.354874">
                <text:p>1.354874</text:p>
              </table:table-cell>
              <table:table-cell office:value-type="float" office:value="0.484876535028716">
                <text:p>0.48487653502871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329700738191605">
                <text:p>0.329700738191605</text:p>
              </table:table-cell>
              <table:table-cell office:value-type="float" office:value="1.354007">
                <text:p>1.354007</text:p>
              </table:table-cell>
              <table:table-cell office:value-type="float" office:value="0.485286448251824">
                <text:p>0.48528644825182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32961705327034">
                <text:p>0.32961705327034</text:p>
              </table:table-cell>
              <table:table-cell office:value-type="float" office:value="1.352985">
                <text:p>1.352985</text:p>
              </table:table-cell>
              <table:table-cell office:value-type="float" office:value="0.485690039385275">
                <text:p>0.48569003938527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329537153244019">
                <text:p>0.329537153244019</text:p>
              </table:table-cell>
              <table:table-cell office:value-type="float" office:value="1.352071">
                <text:p>1.352071</text:p>
              </table:table-cell>
              <table:table-cell office:value-type="float" office:value="0.486068810098096">
                <text:p>0.48606881009809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3294617831707">
                <text:p>0.3294617831707</text:p>
              </table:table-cell>
              <table:table-cell office:value-type="float" office:value="1.351165">
                <text:p>1.351165</text:p>
              </table:table-cell>
              <table:table-cell office:value-type="float" office:value="0.486493280025516">
                <text:p>0.48649328002551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329391747713089">
                <text:p>0.329391747713089</text:p>
              </table:table-cell>
              <table:table-cell office:value-type="float" office:value="1.35023">
                <text:p>1.35023</text:p>
              </table:table-cell>
              <table:table-cell office:value-type="float" office:value="0.486933429339699">
                <text:p>0.48693342933969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329327881336212">
                <text:p>0.329327881336212</text:p>
              </table:table-cell>
              <table:table-cell office:value-type="float" office:value="1.349344">
                <text:p>1.349344</text:p>
              </table:table-cell>
              <table:table-cell office:value-type="float" office:value="0.487392347535251">
                <text:p>0.48739234753525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329298496246338">
                <text:p>0.329298496246338</text:p>
              </table:table-cell>
              <table:table-cell office:value-type="float" office:value="1.348421">
                <text:p>1.348421</text:p>
              </table:table-cell>
              <table:table-cell office:value-type="float" office:value="0.487848788813616">
                <text:p>0.48784878881361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329245299100876">
                <text:p>0.329245299100876</text:p>
              </table:table-cell>
              <table:table-cell office:value-type="float" office:value="1.347469">
                <text:p>1.347469</text:p>
              </table:table-cell>
              <table:table-cell office:value-type="float" office:value="0.488274940212251">
                <text:p>0.48827494021225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329221665859222">
                <text:p>0.329221665859222</text:p>
              </table:table-cell>
              <table:table-cell office:value-type="float" office:value="1.346601">
                <text:p>1.346601</text:p>
              </table:table-cell>
              <table:table-cell office:value-type="float" office:value="0.488673635595931">
                <text:p>0.48867363559593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329180747270584">
                <text:p>0.329180747270584</text:p>
              </table:table-cell>
              <table:table-cell office:value-type="float" office:value="1.345796">
                <text:p>1.345796</text:p>
              </table:table-cell>
              <table:table-cell office:value-type="float" office:value="0.489048474455499">
                <text:p>0.48904847445549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329163640737534">
                <text:p>0.329163640737534</text:p>
              </table:table-cell>
              <table:table-cell office:value-type="float" office:value="1.345002">
                <text:p>1.345002</text:p>
              </table:table-cell>
              <table:table-cell office:value-type="float" office:value="0.489417886889904">
                <text:p>0.48941788688990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329136520624161">
                <text:p>0.329136520624161</text:p>
              </table:table-cell>
              <table:table-cell office:value-type="float" office:value="1.344138">
                <text:p>1.344138</text:p>
              </table:table-cell>
              <table:table-cell office:value-type="float" office:value="0.489789694389296">
                <text:p>0.48978969438929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329114735126495">
                <text:p>0.329114735126495</text:p>
              </table:table-cell>
              <table:table-cell office:value-type="float" office:value="1.343119">
                <text:p>1.343119</text:p>
              </table:table-cell>
              <table:table-cell office:value-type="float" office:value="0.490181439538944">
                <text:p>0.49018143953894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329113572835922">
                <text:p>0.329113572835922</text:p>
              </table:table-cell>
              <table:table-cell office:value-type="float" office:value="1.342072">
                <text:p>1.342072</text:p>
              </table:table-cell>
              <table:table-cell office:value-type="float" office:value="0.490574362116096">
                <text:p>0.49057436211609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329117178916931">
                <text:p>0.329117178916931</text:p>
              </table:table-cell>
              <table:table-cell office:value-type="float" office:value="1.34115">
                <text:p>1.34115</text:p>
              </table:table-cell>
              <table:table-cell office:value-type="float" office:value="0.490998427222275">
                <text:p>0.49099842722227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329132556915283">
                <text:p>0.329132556915283</text:p>
              </table:table-cell>
              <table:table-cell office:value-type="float" office:value="1.34047">
                <text:p>1.34047</text:p>
              </table:table-cell>
              <table:table-cell office:value-type="float" office:value="0.491401826441164">
                <text:p>0.49140182644116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329174011945724">
                <text:p>0.329174011945724</text:p>
              </table:table-cell>
              <table:table-cell office:value-type="float" office:value="1.339943">
                <text:p>1.339943</text:p>
              </table:table-cell>
              <table:table-cell office:value-type="float" office:value="0.491793943317891">
                <text:p>0.49179394331789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329192310571671">
                <text:p>0.329192310571671</text:p>
              </table:table-cell>
              <table:table-cell office:value-type="float" office:value="1.339536">
                <text:p>1.339536</text:p>
              </table:table-cell>
              <table:table-cell office:value-type="float" office:value="0.492148809170275">
                <text:p>0.49214880917027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329235047101974">
                <text:p>0.329235047101974</text:p>
              </table:table-cell>
              <table:table-cell office:value-type="float" office:value="1.339314">
                <text:p>1.339314</text:p>
              </table:table-cell>
              <table:table-cell office:value-type="float" office:value="0.492456828007211">
                <text:p>0.49245682800721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329285502433777">
                <text:p>0.329285502433777</text:p>
              </table:table-cell>
              <table:table-cell office:value-type="float" office:value="1.3393">
                <text:p>1.3393</text:p>
              </table:table-cell>
              <table:table-cell office:value-type="float" office:value="0.492720045512524">
                <text:p>0.49272004551252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329313397407532">
                <text:p>0.329313397407532</text:p>
              </table:table-cell>
              <table:table-cell office:value-type="float" office:value="1.339392">
                <text:p>1.339392</text:p>
              </table:table-cell>
              <table:table-cell office:value-type="float" office:value="0.492956753533931">
                <text:p>0.49295675353393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329342991113663">
                <text:p>0.329342991113663</text:p>
              </table:table-cell>
              <table:table-cell office:value-type="float" office:value="1.339551">
                <text:p>1.339551</text:p>
              </table:table-cell>
              <table:table-cell office:value-type="float" office:value="0.493148418426416">
                <text:p>0.49314841842641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329406917095184">
                <text:p>0.329406917095184</text:p>
              </table:table-cell>
              <table:table-cell office:value-type="float" office:value="1.339715">
                <text:p>1.339715</text:p>
              </table:table-cell>
              <table:table-cell office:value-type="float" office:value="0.493291235635499">
                <text:p>0.49329123563549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329476594924927">
                <text:p>0.329476594924927</text:p>
              </table:table-cell>
              <table:table-cell office:value-type="float" office:value="1.339872">
                <text:p>1.339872</text:p>
              </table:table-cell>
              <table:table-cell office:value-type="float" office:value="0.493423556847275">
                <text:p>0.49342355684727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329513430595398">
                <text:p>0.329513430595398</text:p>
              </table:table-cell>
              <table:table-cell office:value-type="float" office:value="1.340028">
                <text:p>1.340028</text:p>
              </table:table-cell>
              <table:table-cell office:value-type="float" office:value="0.493543845648396">
                <text:p>0.49354384564839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32959058880806">
                <text:p>0.32959058880806</text:p>
              </table:table-cell>
              <table:table-cell office:value-type="float" office:value="1.340191">
                <text:p>1.340191</text:p>
              </table:table-cell>
              <table:table-cell office:value-type="float" office:value="0.49361886259">
                <text:p>0.4936188625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329630762338638">
                <text:p>0.329630762338638</text:p>
              </table:table-cell>
              <table:table-cell office:value-type="float" office:value="1.340166">
                <text:p>1.340166</text:p>
              </table:table-cell>
              <table:table-cell office:value-type="float" office:value="0.493675695850099">
                <text:p>0.49367569585009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329671859741211">
                <text:p>0.329671859741211</text:p>
              </table:table-cell>
              <table:table-cell office:value-type="float" office:value="1.340194">
                <text:p>1.340194</text:p>
              </table:table-cell>
              <table:table-cell office:value-type="float" office:value="0.493677242219211">
                <text:p>0.49367724221921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329756557941437">
                <text:p>0.329756557941437</text:p>
              </table:table-cell>
              <table:table-cell office:value-type="float" office:value="1.340266">
                <text:p>1.340266</text:p>
              </table:table-cell>
              <table:table-cell office:value-type="float" office:value="0.493620409181376">
                <text:p>0.49362040918137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329843997955322">
                <text:p>0.329843997955322</text:p>
              </table:table-cell>
              <table:table-cell office:value-type="float" office:value="1.340515">
                <text:p>1.340515</text:p>
              </table:table-cell>
              <table:table-cell office:value-type="float" office:value="0.4935183211776">
                <text:p>0.493518321177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329933524131775">
                <text:p>0.329933524131775</text:p>
              </table:table-cell>
              <table:table-cell office:value-type="float" office:value="1.340997">
                <text:p>1.340997</text:p>
              </table:table-cell>
              <table:table-cell office:value-type="float" office:value="0.493395316557324">
                <text:p>0.49339531655732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329978823661804">
                <text:p>0.329978823661804</text:p>
              </table:table-cell>
              <table:table-cell office:value-type="float" office:value="1.341657">
                <text:p>1.341657</text:p>
              </table:table-cell>
              <table:table-cell office:value-type="float" office:value="0.4932668558531">
                <text:p>0.493266855853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3300701379776">
                <text:p>0.3300701379776</text:p>
              </table:table-cell>
              <table:table-cell office:value-type="float" office:value="1.342333">
                <text:p>1.342333</text:p>
              </table:table-cell>
              <table:table-cell office:value-type="float" office:value="0.493136417889099">
                <text:p>0.49313641788909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330207467079163">
                <text:p>0.330207467079163</text:p>
              </table:table-cell>
              <table:table-cell office:value-type="float" office:value="1.342971">
                <text:p>1.342971</text:p>
              </table:table-cell>
              <table:table-cell office:value-type="float" office:value="0.492992770367564">
                <text:p>0.49299277036756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330253005027771">
                <text:p>0.330253005027771</text:p>
              </table:table-cell>
              <table:table-cell office:value-type="float" office:value="1.343744">
                <text:p>1.343744</text:p>
              </table:table-cell>
              <table:table-cell office:value-type="float" office:value="0.492854106991536">
                <text:p>0.49285410699153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330343216657639">
                <text:p>0.330343216657639</text:p>
              </table:table-cell>
              <table:table-cell office:value-type="float" office:value="1.344568">
                <text:p>1.344568</text:p>
              </table:table-cell>
              <table:table-cell office:value-type="float" office:value="0.49276732091">
                <text:p>0.4927673209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330387741327286">
                <text:p>0.330387741327286</text:p>
              </table:table-cell>
              <table:table-cell office:value-type="float" office:value="1.34554">
                <text:p>1.34554</text:p>
              </table:table-cell>
              <table:table-cell office:value-type="float" office:value="0.492738258831875">
                <text:p>0.49273825883187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330475300550461">
                <text:p>0.330475300550461</text:p>
              </table:table-cell>
              <table:table-cell office:value-type="float" office:value="1.346625">
                <text:p>1.346625</text:p>
              </table:table-cell>
              <table:table-cell office:value-type="float" office:value="0.492757633786875">
                <text:p>0.49275763378687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33056029677391">
                <text:p>0.33056029677391</text:p>
              </table:table-cell>
              <table:table-cell office:value-type="float" office:value="1.347769">
                <text:p>1.347769</text:p>
              </table:table-cell>
              <table:table-cell office:value-type="float" office:value="0.492782044884684">
                <text:p>0.49278204488468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330601632595062">
                <text:p>0.330601632595062</text:p>
              </table:table-cell>
              <table:table-cell office:value-type="float" office:value="1.348934">
                <text:p>1.348934</text:p>
              </table:table-cell>
              <table:table-cell office:value-type="float" office:value="0.492758796254124">
                <text:p>0.49275879625412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330681711435318">
                <text:p>0.330681711435318</text:p>
              </table:table-cell>
              <table:table-cell office:value-type="float" office:value="1.349972">
                <text:p>1.349972</text:p>
              </table:table-cell>
              <table:table-cell office:value-type="float" office:value="0.492664237803916">
                <text:p>0.49266423780391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330757915973663">
                <text:p>0.330757915973663</text:p>
              </table:table-cell>
              <table:table-cell office:value-type="float" office:value="1.350995">
                <text:p>1.350995</text:p>
              </table:table-cell>
              <table:table-cell office:value-type="float" office:value="0.492495216669644">
                <text:p>0.49249521666964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330794394016266">
                <text:p>0.330794394016266</text:p>
              </table:table-cell>
              <table:table-cell office:value-type="float" office:value="1.351956">
                <text:p>1.351956</text:p>
              </table:table-cell>
              <table:table-cell office:value-type="float" office:value="0.4922593975051">
                <text:p>0.492259397505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330863773822784">
                <text:p>0.330863773822784</text:p>
              </table:table-cell>
              <table:table-cell office:value-type="float" office:value="1.353034">
                <text:p>1.353034</text:p>
              </table:table-cell>
              <table:table-cell office:value-type="float" office:value="0.4920226621964">
                <text:p>0.492022662196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330928146839142">
                <text:p>0.330928146839142</text:p>
              </table:table-cell>
              <table:table-cell office:value-type="float" office:value="1.354153">
                <text:p>1.354153</text:p>
              </table:table-cell>
              <table:table-cell office:value-type="float" office:value="0.491760925521196">
                <text:p>0.49176092552119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330958336591721">
                <text:p>0.330958336591721</text:p>
              </table:table-cell>
              <table:table-cell office:value-type="float" office:value="1.355321">
                <text:p>1.355321</text:p>
              </table:table-cell>
              <table:table-cell office:value-type="float" office:value="0.491508734899139">
                <text:p>0.49150873489913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331014484167099">
                <text:p>0.331014484167099</text:p>
              </table:table-cell>
              <table:table-cell office:value-type="float" office:value="1.356484">
                <text:p>1.356484</text:p>
              </table:table-cell>
              <table:table-cell office:value-type="float" office:value="0.491339612002124">
                <text:p>0.49133961200212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331064730882645">
                <text:p>0.331064730882645</text:p>
              </table:table-cell>
              <table:table-cell office:value-type="float" office:value="1.357571">
                <text:p>1.357571</text:p>
              </table:table-cell>
              <table:table-cell office:value-type="float" office:value="0.491289444564539">
                <text:p>0.49128944456453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331108868122101">
                <text:p>0.331108868122101</text:p>
              </table:table-cell>
              <table:table-cell office:value-type="float" office:value="1.358589">
                <text:p>1.358589</text:p>
              </table:table-cell>
              <table:table-cell office:value-type="float" office:value="0.491345833881484">
                <text:p>0.49134583388148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331146687269211">
                <text:p>0.331146687269211</text:p>
              </table:table-cell>
              <table:table-cell office:value-type="float" office:value="1.359547">
                <text:p>1.359547</text:p>
              </table:table-cell>
              <table:table-cell office:value-type="float" office:value="0.491439539233251">
                <text:p>0.49143953923325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331163167953491">
                <text:p>0.331163167953491</text:p>
              </table:table-cell>
              <table:table-cell office:value-type="float" office:value="1.360492">
                <text:p>1.360492</text:p>
              </table:table-cell>
              <table:table-cell office:value-type="float" office:value="0.491492408911475">
                <text:p>0.49149240891147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331178039312363">
                <text:p>0.331178039312363</text:p>
              </table:table-cell>
              <table:table-cell office:value-type="float" office:value="1.361444">
                <text:p>1.361444</text:p>
              </table:table-cell>
              <table:table-cell office:value-type="float" office:value="0.4915215619931">
                <text:p>0.491521561993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331212729215622">
                <text:p>0.331212729215622</text:p>
              </table:table-cell>
              <table:table-cell office:value-type="float" office:value="1.362448">
                <text:p>1.362448</text:p>
              </table:table-cell>
              <table:table-cell office:value-type="float" office:value="0.491497073547419">
                <text:p>0.49149707354741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331227600574493">
                <text:p>0.331227600574493</text:p>
              </table:table-cell>
              <table:table-cell office:value-type="float" office:value="1.363456">
                <text:p>1.363456</text:p>
              </table:table-cell>
              <table:table-cell office:value-type="float" office:value="0.491482302013531">
                <text:p>0.49148230201353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331235975027084">
                <text:p>0.331235975027084</text:p>
              </table:table-cell>
              <table:table-cell office:value-type="float" office:value="1.364545">
                <text:p>1.364545</text:p>
              </table:table-cell>
              <table:table-cell office:value-type="float" office:value="0.491481135816556">
                <text:p>0.49148113581655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331237882375717">
                <text:p>0.331237882375717</text:p>
              </table:table-cell>
              <table:table-cell office:value-type="float" office:value="1.365582">
                <text:p>1.365582</text:p>
              </table:table-cell>
              <table:table-cell office:value-type="float" office:value="0.491504847819699">
                <text:p>0.49150484781969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331236451864243">
                <text:p>0.331236451864243</text:p>
              </table:table-cell>
              <table:table-cell office:value-type="float" office:value="1.366591">
                <text:p>1.366591</text:p>
              </table:table-cell>
              <table:table-cell office:value-type="float" office:value="0.491533999994124">
                <text:p>0.49153399999412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331229001283646">
                <text:p>0.331229001283646</text:p>
              </table:table-cell>
              <table:table-cell office:value-type="float" office:value="1.367505">
                <text:p>1.367505</text:p>
              </table:table-cell>
              <table:table-cell office:value-type="float" office:value="0.491533999994124">
                <text:p>0.49153399999412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331206649541855">
                <text:p>0.331206649541855</text:p>
              </table:table-cell>
              <table:table-cell office:value-type="float" office:value="1.368299">
                <text:p>1.368299</text:p>
              </table:table-cell>
              <table:table-cell office:value-type="float" office:value="0.491527781041996">
                <text:p>0.49152778104199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331196397542953">
                <text:p>0.331196397542953</text:p>
              </table:table-cell>
              <table:table-cell office:value-type="float" office:value="1.368978">
                <text:p>1.368978</text:p>
              </table:table-cell>
              <table:table-cell office:value-type="float" office:value="0.491528558416304">
                <text:p>0.49152855841630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331171870231628">
                <text:p>0.331171870231628</text:p>
              </table:table-cell>
              <table:table-cell office:value-type="float" office:value="1.369589">
                <text:p>1.369589</text:p>
              </table:table-cell>
              <table:table-cell office:value-type="float" office:value="0.491521173299331">
                <text:p>0.49152117329933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331142365932465">
                <text:p>0.331142365932465</text:p>
              </table:table-cell>
              <table:table-cell office:value-type="float" office:value="1.370084">
                <text:p>1.370084</text:p>
              </table:table-cell>
              <table:table-cell office:value-type="float" office:value="0.491511067128659">
                <text:p>0.49151106712865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331108301877975">
                <text:p>0.331108301877975</text:p>
              </table:table-cell>
              <table:table-cell office:value-type="float" office:value="1.370453">
                <text:p>1.370453</text:p>
              </table:table-cell>
              <table:table-cell office:value-type="float" office:value="0.491501349415884">
                <text:p>0.49150134941588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331070125102997">
                <text:p>0.331070125102997</text:p>
              </table:table-cell>
              <table:table-cell office:value-type="float" office:value="1.370795">
                <text:p>1.370795</text:p>
              </table:table-cell>
              <table:table-cell office:value-type="float" office:value="0.491458977427651">
                <text:p>0.49145897742765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331028342247009">
                <text:p>0.331028342247009</text:p>
              </table:table-cell>
              <table:table-cell office:value-type="float" office:value="1.371106">
                <text:p>1.371106</text:p>
              </table:table-cell>
              <table:table-cell office:value-type="float" office:value="0.491433707590656">
                <text:p>0.49143370759065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33100625872612">
                <text:p>0.33100625872612</text:p>
              </table:table-cell>
              <table:table-cell office:value-type="float" office:value="1.3713">
                <text:p>1.3713</text:p>
              </table:table-cell>
              <table:table-cell office:value-type="float" office:value="0.491419322508619">
                <text:p>0.49141932250861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330960094928741">
                <text:p>0.330960094928741</text:p>
              </table:table-cell>
              <table:table-cell office:value-type="float" office:value="1.371447">
                <text:p>1.371447</text:p>
              </table:table-cell>
              <table:table-cell office:value-type="float" office:value="0.491408436156611">
                <text:p>0.49140843615661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330911725759506">
                <text:p>0.330911725759506</text:p>
              </table:table-cell>
              <table:table-cell office:value-type="float" office:value="1.371451">
                <text:p>1.371451</text:p>
              </table:table-cell>
              <table:table-cell office:value-type="float" office:value="0.491413101772331">
                <text:p>0.49141310177233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330886900424957">
                <text:p>0.330886900424957</text:p>
              </table:table-cell>
              <table:table-cell office:value-type="float" office:value="1.371304">
                <text:p>1.371304</text:p>
              </table:table-cell>
              <table:table-cell office:value-type="float" office:value="0.491369553908811">
                <text:p>0.49136955390881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330836325883865">
                <text:p>0.330836325883865</text:p>
              </table:table-cell>
              <table:table-cell office:value-type="float" office:value="1.37104">
                <text:p>1.37104</text:p>
              </table:table-cell>
              <table:table-cell office:value-type="float" office:value="0.491360221606875">
                <text:p>0.49136022160687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330785155296326">
                <text:p>0.330785155296326</text:p>
              </table:table-cell>
              <table:table-cell office:value-type="float" office:value="1.370722">
                <text:p>1.370722</text:p>
              </table:table-cell>
              <table:table-cell office:value-type="float" office:value="0.491346222745731">
                <text:p>0.49134622274573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330759525299072">
                <text:p>0.330759525299072</text:p>
              </table:table-cell>
              <table:table-cell office:value-type="float" office:value="1.37039">
                <text:p>1.37039</text:p>
              </table:table-cell>
              <table:table-cell office:value-type="float" office:value="0.491328723480396">
                <text:p>0.49132872348039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330708593130112">
                <text:p>0.330708593130112</text:p>
              </table:table-cell>
              <table:table-cell office:value-type="float" office:value="1.370053">
                <text:p>1.370053</text:p>
              </table:table-cell>
              <table:table-cell office:value-type="float" office:value="0.491329501241776">
                <text:p>0.49132950124177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330658704042435">
                <text:p>0.330658704042435</text:p>
              </table:table-cell>
              <table:table-cell office:value-type="float" office:value="1.369682">
                <text:p>1.369682</text:p>
              </table:table-cell>
              <table:table-cell office:value-type="float" office:value="0.491329501241776">
                <text:p>0.49132950124177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330634325742722">
                <text:p>0.330634325742722</text:p>
              </table:table-cell>
              <table:table-cell office:value-type="float" office:value="1.369324">
                <text:p>1.369324</text:p>
              </table:table-cell>
              <table:table-cell office:value-type="float" office:value="0.491324834650816">
                <text:p>0.49132483465081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330587178468704">
                <text:p>0.330587178468704</text:p>
              </table:table-cell>
              <table:table-cell office:value-type="float" office:value="1.3691">
                <text:p>1.3691</text:p>
              </table:table-cell>
              <table:table-cell office:value-type="float" office:value="0.491321723559936">
                <text:p>0.49132172355993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330542683601379">
                <text:p>0.330542683601379</text:p>
              </table:table-cell>
              <table:table-cell office:value-type="float" office:value="1.369025">
                <text:p>1.369025</text:p>
              </table:table-cell>
              <table:table-cell office:value-type="float" office:value="0.491323667994571">
                <text:p>0.49132366799457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330482363700867">
                <text:p>0.330482363700867</text:p>
              </table:table-cell>
              <table:table-cell office:value-type="float" office:value="1.369075">
                <text:p>1.369075</text:p>
              </table:table-cell>
              <table:table-cell office:value-type="float" office:value="0.491307334449931">
                <text:p>0.49130733444993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330447345972061">
                <text:p>0.330447345972061</text:p>
              </table:table-cell>
              <table:table-cell office:value-type="float" office:value="1.369138">
                <text:p>1.369138</text:p>
              </table:table-cell>
              <table:table-cell office:value-type="float" office:value="0.491290611320576">
                <text:p>0.49129061132057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330431580543518">
                <text:p>0.330431580543518</text:p>
              </table:table-cell>
              <table:table-cell office:value-type="float" office:value="1.369078">
                <text:p>1.369078</text:p>
              </table:table-cell>
              <table:table-cell office:value-type="float" office:value="0.4912727206875">
                <text:p>0.491272720687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330417096614838">
                <text:p>0.330417096614838</text:p>
              </table:table-cell>
              <table:table-cell office:value-type="float" office:value="1.368834">
                <text:p>1.368834</text:p>
              </table:table-cell>
              <table:table-cell office:value-type="float" office:value="0.491254440301499">
                <text:p>0.49125444030149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330392211675644">
                <text:p>0.330392211675644</text:p>
              </table:table-cell>
              <table:table-cell office:value-type="float" office:value="1.368398">
                <text:p>1.368398</text:p>
              </table:table-cell>
              <table:table-cell office:value-type="float" office:value="0.491251717619376">
                <text:p>0.49125171761937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330373167991638">
                <text:p>0.330373167991638</text:p>
              </table:table-cell>
              <table:table-cell office:value-type="float" office:value="1.36779">
                <text:p>1.36779</text:p>
              </table:table-cell>
              <table:table-cell office:value-type="float" office:value="0.491271164942476">
                <text:p>0.49127116494247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330360233783722">
                <text:p>0.330360233783722</text:p>
              </table:table-cell>
              <table:table-cell office:value-type="float" office:value="1.36718">
                <text:p>1.36718</text:p>
              </table:table-cell>
              <table:table-cell office:value-type="float" office:value="0.491277387886284">
                <text:p>0.49127738788628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330351948738098">
                <text:p>0.330351948738098</text:p>
              </table:table-cell>
              <table:table-cell office:value-type="float" office:value="1.366506">
                <text:p>1.366506</text:p>
              </table:table-cell>
              <table:table-cell office:value-type="float" office:value="0.491271164942476">
                <text:p>0.49127116494247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330348998308182">
                <text:p>0.330348998308182</text:p>
              </table:table-cell>
              <table:table-cell office:value-type="float" office:value="1.365857">
                <text:p>1.365857</text:p>
              </table:table-cell>
              <table:table-cell office:value-type="float" office:value="0.491264164015024">
                <text:p>0.49126416401502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330344766378403">
                <text:p>0.330344766378403</text:p>
              </table:table-cell>
              <table:table-cell office:value-type="float" office:value="1.365422">
                <text:p>1.365422</text:p>
              </table:table-cell>
              <table:table-cell office:value-type="float" office:value="0.491271942815744">
                <text:p>0.49127194281574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330343246459961">
                <text:p>0.330343246459961</text:p>
              </table:table-cell>
              <table:table-cell office:value-type="float" office:value="1.365293">
                <text:p>1.365293</text:p>
              </table:table-cell>
              <table:table-cell office:value-type="float" office:value="0.491294889396939">
                <text:p>0.49129488939693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330340325832367">
                <text:p>0.330340325832367</text:p>
              </table:table-cell>
              <table:table-cell office:value-type="float" office:value="1.365438">
                <text:p>1.365438</text:p>
              </table:table-cell>
              <table:table-cell office:value-type="float" office:value="0.491308112252891">
                <text:p>0.49130811225289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330339699983597">
                <text:p>0.330339699983597</text:p>
              </table:table-cell>
              <table:table-cell office:value-type="float" office:value="1.365679">
                <text:p>1.365679</text:p>
              </table:table-cell>
              <table:table-cell office:value-type="float" office:value="0.491322890221851">
                <text:p>0.49132289022185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330338805913925">
                <text:p>0.330338805913925</text:p>
              </table:table-cell>
              <table:table-cell office:value-type="float" office:value="1.365815">
                <text:p>1.3658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3303382396698">
                <text:p>0.3303382396698</text:p>
              </table:table-cell>
              <table:table-cell office:value-type="float" office:value="1.36589">
                <text:p>1.365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330337643623352">
                <text:p>0.330337643623352</text:p>
              </table:table-cell>
              <table:table-cell office:value-type="float" office:value="1.365827">
                <text:p>1.3658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33033749461174">
                <text:p>0.33033749461174</text:p>
              </table:table-cell>
              <table:table-cell office:value-type="float" office:value="1.365789">
                <text:p>1.3657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330337435007095">
                <text:p>0.330337435007095</text:p>
              </table:table-cell>
              <table:table-cell office:value-type="float" office:value="1.365786">
                <text:p>1.3657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330337375402451">
                <text:p>0.330337375402451</text:p>
              </table:table-cell>
              <table:table-cell office:value-type="float" office:value="1.365847">
                <text:p>1.3658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330337315797806">
                <text:p>0.330337315797806</text:p>
              </table:table-cell>
              <table:table-cell office:value-type="float" office:value="1.365922">
                <text:p>1.3659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330337285995483">
                <text:p>0.330337285995483</text:p>
              </table:table-cell>
              <table:table-cell office:value-type="float" office:value="1.365922">
                <text:p>1.3659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330337285995483">
                <text:p>0.330337285995483</text:p>
              </table:table-cell>
              <table:table-cell office:value-type="float" office:value="1.365906">
                <text:p>1.3659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330337285995483">
                <text:p>0.330337285995483</text:p>
              </table:table-cell>
              <table:table-cell office:value-type="float" office:value="1.365908">
                <text:p>1.3659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330337285995483">
                <text:p>0.330337285995483</text:p>
              </table:table-cell>
              <table:table-cell office:value-type="float" office:value="1.365889">
                <text:p>1.3658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330337285995483">
                <text:p>0.330337285995483</text:p>
              </table:table-cell>
              <table:table-cell office:value-type="float" office:value="1.365863">
                <text:p>1.3658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330337285995483">
                <text:p>0.330337285995483</text:p>
              </table:table-cell>
              <table:table-cell office:value-type="float" office:value="1.365838">
                <text:p>1.3658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330337285995483">
                <text:p>0.330337285995483</text:p>
              </table:table-cell>
              <table:table-cell office:value-type="float" office:value="1.365729">
                <text:p>1.3657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330337285995483">
                <text:p>0.330337285995483</text:p>
              </table:table-cell>
              <table:table-cell office:value-type="float" office:value="1.365664">
                <text:p>1.3656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330337285995483">
                <text:p>0.330337285995483</text:p>
              </table:table-cell>
              <table:table-cell office:value-type="float" office:value="1.365627">
                <text:p>1.3656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330337285995483">
                <text:p>0.330337285995483</text:p>
              </table:table-cell>
              <table:table-cell office:value-type="float" office:value="1.365599">
                <text:p>1.3655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330337285995483">
                <text:p>0.330337285995483</text:p>
              </table:table-cell>
              <table:table-cell office:value-type="float" office:value="1.365611">
                <text:p>1.3656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330337285995483">
                <text:p>0.330337285995483</text:p>
              </table:table-cell>
              <table:table-cell office:value-type="float" office:value="1.365499">
                <text:p>1.3654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330337285995483">
                <text:p>0.330337285995483</text:p>
              </table:table-cell>
              <table:table-cell office:value-type="float" office:value="1.365475">
                <text:p>1.3654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365439">
                <text:p>1.3654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365394">
                <text:p>1.3653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365396">
                <text:p>1.3653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365396">
                <text:p>1.3653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365384">
                <text:p>1.3653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365376">
                <text:p>1.3653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365381">
                <text:p>1.3653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365339">
                <text:p>1.3653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365296">
                <text:p>1.3652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36525">
                <text:p>1.365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365203">
                <text:p>1.3652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365196">
                <text:p>1.3651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365246">
                <text:p>1.3652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365262">
                <text:p>1.3652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365246">
                <text:p>1.3652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365228">
                <text:p>1.3652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1.365248">
                <text:p>1.36524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auto-position="true" chart:auto-size="true" chart:treat-empty-cells="leave-gap"/>
      <style:graphic-properties svg:stroke-width="0.026cm" svg:stroke-color="#b3b3b3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overlap="100" chart:reverse-direction="false" text:line-break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graphic-properties svg:stroke-width="0.018cm"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width="0.026cm" svg:stroke-color="#b3b3b3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1.563cm" svg:height="6.618cm" xlink:href=".." xlink:type="simple" chart:class="chart:line" chart:style-name="ch1">
        <chart:title svg:x="4.891cm" svg:y="0.267cm" chart:style-name="ch2">
          <text:p>wX Torso</text:p>
        </chart:title>
        <chart:legend chart:legend-position="end" svg:x="8.711cm" svg:y="2.591cm" style:legend-expansion="high" chart:style-name="ch3"/>
        <chart:plot-area chart:style-name="ch4" table:cell-range-address="Torso.D1:Torso.D285 Torso.K1:Torso.K1 Torso.K60:Torso.K350 Torso.R1:Torso.R1 Torso.R130:Torso.R403" chart:data-source-has-labels="row" svg:x="0.231cm" svg:y="1.126cm" svg:width="8.249cm" svg:height="5.36cm">
          <chartooo:coordinate-region svg:x="1.073cm" svg:y="1.299cm" svg:width="7.407cm" svg:height="4.3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Torso.D2:Torso.D285" chart:label-cell-address="Torso.D1:Torso.D1" chart:class="chart:line">
            <chart:data-point chart:repeated="284"/>
          </chart:series>
          <chart:series chart:style-name="ch9" chart:values-cell-range-address="Torso.K60:Torso.K350" chart:label-cell-address="Torso.K1:Torso.K1" chart:class="chart:line">
            <chart:data-point chart:repeated="291"/>
          </chart:series>
          <chart:series chart:style-name="ch10" chart:values-cell-range-address="Torso.R130:Torso.R403" chart:label-cell-address="Torso.R1:Torso.R1" chart:class="chart:line">
            <chart:data-point chart:repeated="27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X Nao</text:p>
                <draw:g>
                  <svg:desc>Torso.D1:Torso.D1</svg:desc>
                </draw:g>
              </table:table-cell>
              <table:table-cell office:value-type="string">
                <text:p>wX MoCap</text:p>
                <draw:g>
                  <svg:desc>Torso.K1:Torso.K1</svg:desc>
                </draw:g>
              </table:table-cell>
              <table:table-cell office:value-type="string">
                <text:p>wX Corr</text:p>
                <draw:g>
                  <svg:desc>Torso.R1:Torso.R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319020003080368">
                <text:p>0.0319020003080368</text:p>
                <draw:g>
                  <svg:desc>Torso.D2:Torso.D285</svg:desc>
                </draw:g>
              </table:table-cell>
              <table:table-cell office:value-type="float" office:value="0.002936">
                <text:p>0.002936</text:p>
                <draw:g>
                  <svg:desc>Torso.K60:Torso.K350</svg:desc>
                </draw:g>
              </table:table-cell>
              <table:table-cell office:value-type="float" office:value="NaN">
                <text:p>NaN</text:p>
                <draw:g>
                  <svg:desc>Torso.R130:Torso.R4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9070571064949">
                <text:p>0.029070571064949</text:p>
              </table:table-cell>
              <table:table-cell office:value-type="float" office:value="0.002761">
                <text:p>0.0027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69170813262463">
                <text:p>0.0269170813262463</text:p>
              </table:table-cell>
              <table:table-cell office:value-type="float" office:value="0.002585">
                <text:p>0.0025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5702154263854">
                <text:p>0.025702154263854</text:p>
              </table:table-cell>
              <table:table-cell office:value-type="float" office:value="0.002427">
                <text:p>0.0024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43986155837774">
                <text:p>0.0243986155837774</text:p>
              </table:table-cell>
              <table:table-cell office:value-type="float" office:value="0.002217">
                <text:p>0.0022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2283086553216">
                <text:p>0.022283086553216</text:p>
              </table:table-cell>
              <table:table-cell office:value-type="float" office:value="0.00198">
                <text:p>0.001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07699276506901">
                <text:p>0.0207699276506901</text:p>
              </table:table-cell>
              <table:table-cell office:value-type="float" office:value="0.001788">
                <text:p>0.0017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191777646541595">
                <text:p>0.0191777646541595</text:p>
              </table:table-cell>
              <table:table-cell office:value-type="float" office:value="0.001609">
                <text:p>0.0016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75093375146389">
                <text:p>0.0175093375146389</text:p>
              </table:table-cell>
              <table:table-cell office:value-type="float" office:value="0.001486">
                <text:p>0.0014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66474021971226">
                <text:p>0.0166474021971226</text:p>
              </table:table-cell>
              <table:table-cell office:value-type="float" office:value="0.00141">
                <text:p>0.00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48698017001152">
                <text:p>0.0148698017001152</text:p>
              </table:table-cell>
              <table:table-cell office:value-type="float" office:value="0.001291">
                <text:p>0.0012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30229089409113">
                <text:p>0.0130229089409113</text:p>
              </table:table-cell>
              <table:table-cell office:value-type="float" office:value="0.0012">
                <text:p>0.00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120743392035365">
                <text:p>0.0120743392035365</text:p>
              </table:table-cell>
              <table:table-cell office:value-type="float" office:value="0.001207">
                <text:p>0.0012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101287197321653">
                <text:p>0.0101287197321653</text:p>
              </table:table-cell>
              <table:table-cell office:value-type="float" office:value="0.001355">
                <text:p>0.0013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913235731422901">
                <text:p>0.00913235731422901</text:p>
              </table:table-cell>
              <table:table-cell office:value-type="float" office:value="0.001397">
                <text:p>0.0013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812075473368168">
                <text:p>0.00812075473368168</text:p>
              </table:table-cell>
              <table:table-cell office:value-type="float" office:value="0.001499">
                <text:p>0.0014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605323072522879">
                <text:p>0.00605323072522879</text:p>
              </table:table-cell>
              <table:table-cell office:value-type="float" office:value="0.001495">
                <text:p>0.0014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392893375828862">
                <text:p>0.00392893375828862</text:p>
              </table:table-cell>
              <table:table-cell office:value-type="float" office:value="0.001529">
                <text:p>0.0015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284635811112821">
                <text:p>0.00284635811112821</text:p>
              </table:table-cell>
              <table:table-cell office:value-type="float" office:value="0.002343">
                <text:p>0.0023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0642097089439631">
                <text:p>0.000642097089439631</text:p>
              </table:table-cell>
              <table:table-cell office:value-type="float" office:value="0.002655">
                <text:p>0.0026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000478912785183638">
                <text:p>-0.000478912785183638</text:p>
              </table:table-cell>
              <table:table-cell office:value-type="float" office:value="0.002928">
                <text:p>0.0029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00275690667331219">
                <text:p>-0.00275690667331219</text:p>
              </table:table-cell>
              <table:table-cell office:value-type="float" office:value="0.003199">
                <text:p>0.0031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00625866604968906">
                <text:p>-0.00625866604968906</text:p>
              </table:table-cell>
              <table:table-cell office:value-type="float" office:value="0.003536">
                <text:p>0.0035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00744716729968786">
                <text:p>-0.00744716729968786</text:p>
              </table:table-cell>
              <table:table-cell office:value-type="float" office:value="0.003887">
                <text:p>0.0038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00985392834991217">
                <text:p>-0.00985392834991217</text:p>
              </table:table-cell>
              <table:table-cell office:value-type="float" office:value="0.004204">
                <text:p>0.0042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0110715134069324">
                <text:p>-0.0110715134069324</text:p>
              </table:table-cell>
              <table:table-cell office:value-type="float" office:value="0.004502">
                <text:p>0.0045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0135333817452192">
                <text:p>-0.0135333817452192</text:p>
              </table:table-cell>
              <table:table-cell office:value-type="float" office:value="0.003969">
                <text:p>0.0039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0147769618779421">
                <text:p>-0.0147769618779421</text:p>
              </table:table-cell>
              <table:table-cell office:value-type="float" office:value="0.004048">
                <text:p>0.0040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0172876641154289">
                <text:p>-0.0172876641154289</text:p>
              </table:table-cell>
              <table:table-cell office:value-type="float" office:value="0.004149">
                <text:p>0.0041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0185541212558746">
                <text:p>-0.0185541212558746</text:p>
              </table:table-cell>
              <table:table-cell office:value-type="float" office:value="0.00421">
                <text:p>0.004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0211075376719236">
                <text:p>-0.0211075376719236</text:p>
              </table:table-cell>
              <table:table-cell office:value-type="float" office:value="0.004251">
                <text:p>0.0042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0223938059061766">
                <text:p>-0.0223938059061766</text:p>
              </table:table-cell>
              <table:table-cell office:value-type="float" office:value="0.004171">
                <text:p>0.0041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0262867342680693">
                <text:p>-0.0262867342680693</text:p>
              </table:table-cell>
              <table:table-cell office:value-type="float" office:value="0.003972">
                <text:p>0.0039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0275946129113436">
                <text:p>-0.0275946129113436</text:p>
              </table:table-cell>
              <table:table-cell office:value-type="float" office:value="0.003652">
                <text:p>0.0036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0302236638963223">
                <text:p>-0.0302236638963223</text:p>
              </table:table-cell>
              <table:table-cell office:value-type="float" office:value="0.002985">
                <text:p>0.0029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031544167548418">
                <text:p>-0.031544167548418</text:p>
              </table:table-cell>
              <table:table-cell office:value-type="float" office:value="0.002138">
                <text:p>0.002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0328681841492653">
                <text:p>-0.0328681841492653</text:p>
              </table:table-cell>
              <table:table-cell office:value-type="float" office:value="0.001316">
                <text:p>0.0013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0381927564740181">
                <text:p>-0.0381927564740181</text:p>
              </table:table-cell>
              <table:table-cell office:value-type="float" office:value="0.000511">
                <text:p>0.0005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0395292937755585">
                <text:p>-0.0395292937755585</text:p>
              </table:table-cell>
              <table:table-cell office:value-type="float" office:value="-0.000305">
                <text:p>-0.0003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0422065258026123">
                <text:p>-0.0422065258026123</text:p>
              </table:table-cell>
              <table:table-cell office:value-type="float" office:value="-0.001167">
                <text:p>-0.0011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0448870062828064">
                <text:p>-0.0448870062828064</text:p>
              </table:table-cell>
              <table:table-cell office:value-type="float" office:value="-0.001875">
                <text:p>-0.001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0475680008530617">
                <text:p>-0.0475680008530617</text:p>
              </table:table-cell>
              <table:table-cell office:value-type="float" office:value="-0.002443">
                <text:p>-0.0024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0502468012273312">
                <text:p>-0.0502468012273312</text:p>
              </table:table-cell>
              <table:table-cell office:value-type="float" office:value="-0.003163">
                <text:p>-0.0031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0529207363724709">
                <text:p>-0.0529207363724709</text:p>
              </table:table-cell>
              <table:table-cell office:value-type="float" office:value="-0.00385">
                <text:p>-0.003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055587075650692">
                <text:p>-0.055587075650692</text:p>
              </table:table-cell>
              <table:table-cell office:value-type="float" office:value="-0.004759">
                <text:p>-0.0047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0582431778311729">
                <text:p>-0.0582431778311729</text:p>
              </table:table-cell>
              <table:table-cell office:value-type="float" office:value="-0.005589">
                <text:p>-0.0055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0622021779417992">
                <text:p>-0.0622021779417992</text:p>
              </table:table-cell>
              <table:table-cell office:value-type="float" office:value="-0.006406">
                <text:p>-0.0064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0661228746175766">
                <text:p>-0.0661228746175766</text:p>
              </table:table-cell>
              <table:table-cell office:value-type="float" office:value="-0.007328">
                <text:p>-0.0073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067419707775116">
                <text:p>-0.067419707775116</text:p>
              </table:table-cell>
              <table:table-cell office:value-type="float" office:value="-0.008171">
                <text:p>-0.0081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0699962675571442">
                <text:p>-0.0699962675571442</text:p>
              </table:table-cell>
              <table:table-cell office:value-type="float" office:value="-0.009013">
                <text:p>-0.0090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0712753087282181">
                <text:p>-0.0712753087282181</text:p>
              </table:table-cell>
              <table:table-cell office:value-type="float" office:value="-0.00998">
                <text:p>-0.009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0738132745027542">
                <text:p>-0.0738132745027542</text:p>
              </table:table-cell>
              <table:table-cell office:value-type="float" office:value="-0.011014">
                <text:p>-0.0110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0763221830129623">
                <text:p>-0.0763221830129623</text:p>
              </table:table-cell>
              <table:table-cell office:value-type="float" office:value="-0.011949">
                <text:p>-0.0119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0775649100542069">
                <text:p>-0.0775649100542069</text:p>
              </table:table-cell>
              <table:table-cell office:value-type="float" office:value="-0.012824">
                <text:p>-0.0128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0800251588225365">
                <text:p>-0.0800251588225365</text:p>
              </table:table-cell>
              <table:table-cell office:value-type="float" office:value="-0.013627">
                <text:p>-0.0136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0812420397996903">
                <text:p>-0.0812420397996903</text:p>
              </table:table-cell>
              <table:table-cell office:value-type="float" office:value="-0.014608">
                <text:p>-0.0146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0824496597051621">
                <text:p>-0.0824496597051621</text:p>
              </table:table-cell>
              <table:table-cell office:value-type="float" office:value="-0.015647">
                <text:p>-0.0156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0848357230424881">
                <text:p>-0.0848357230424881</text:p>
              </table:table-cell>
              <table:table-cell office:value-type="float" office:value="-0.016573">
                <text:p>-0.0165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0860134810209275">
                <text:p>-0.0860134810209275</text:p>
              </table:table-cell>
              <table:table-cell office:value-type="float" office:value="-0.017392">
                <text:p>-0.0173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0883368477225304">
                <text:p>-0.0883368477225304</text:p>
              </table:table-cell>
              <table:table-cell office:value-type="float" office:value="-0.018047">
                <text:p>-0.0180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0909576416015625">
                <text:p>-0.0909576416015625</text:p>
              </table:table-cell>
              <table:table-cell office:value-type="float" office:value="-0.018464">
                <text:p>-0.0184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0910589769482613">
                <text:p>-0.0910589769482613</text:p>
              </table:table-cell>
              <table:table-cell office:value-type="float" office:value="-0.018828">
                <text:p>-0.0188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0914837568998337">
                <text:p>-0.0914837568998337</text:p>
              </table:table-cell>
              <table:table-cell office:value-type="float" office:value="-0.018899">
                <text:p>-0.0188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0921057611703873">
                <text:p>-0.0921057611703873</text:p>
              </table:table-cell>
              <table:table-cell office:value-type="float" office:value="-0.018919">
                <text:p>-0.0189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0928436666727066">
                <text:p>-0.0928436666727066</text:p>
              </table:table-cell>
              <table:table-cell office:value-type="float" office:value="-0.018967">
                <text:p>-0.0189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0936451554298401">
                <text:p>-0.0936451554298401</text:p>
              </table:table-cell>
              <table:table-cell office:value-type="float" office:value="-0.018971">
                <text:p>-0.0189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0944762676954269">
                <text:p>-0.0944762676954269</text:p>
              </table:table-cell>
              <table:table-cell office:value-type="float" office:value="-0.019138">
                <text:p>-0.019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0948957055807114">
                <text:p>-0.0948957055807114</text:p>
              </table:table-cell>
              <table:table-cell office:value-type="float" office:value="-0.019323">
                <text:p>-0.0193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0953148975968361">
                <text:p>-0.0953148975968361</text:p>
              </table:table-cell>
              <table:table-cell office:value-type="float" office:value="-0.019452">
                <text:p>-0.0194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0961465314030647">
                <text:p>-0.0961465314030647</text:p>
              </table:table-cell>
              <table:table-cell office:value-type="float" office:value="-0.019458">
                <text:p>-0.0194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0969614386558533">
                <text:p>-0.0969614386558533</text:p>
              </table:table-cell>
              <table:table-cell office:value-type="float" office:value="-0.01951">
                <text:p>-0.019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0981386750936508">
                <text:p>-0.0981386750936508</text:p>
              </table:table-cell>
              <table:table-cell office:value-type="float" office:value="-0.019785">
                <text:p>-0.0197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0988871529698372">
                <text:p>-0.0988871529698372</text:p>
              </table:table-cell>
              <table:table-cell office:value-type="float" office:value="-0.020226">
                <text:p>-0.0202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099603109061718">
                <text:p>-0.099603109061718</text:p>
              </table:table-cell>
              <table:table-cell office:value-type="float" office:value="-0.020705">
                <text:p>-0.0207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100284248590469">
                <text:p>-0.100284248590469</text:p>
              </table:table-cell>
              <table:table-cell office:value-type="float" office:value="-0.021761">
                <text:p>-0.0217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100928790867329">
                <text:p>-0.100928790867329</text:p>
              </table:table-cell>
              <table:table-cell office:value-type="float" office:value="-0.022266">
                <text:p>-0.0222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101535201072693">
                <text:p>-0.101535201072693</text:p>
              </table:table-cell>
              <table:table-cell office:value-type="float" office:value="-0.023684">
                <text:p>-0.0236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101823672652245">
                <text:p>-0.101823672652245</text:p>
              </table:table-cell>
              <table:table-cell office:value-type="float" office:value="-0.024532">
                <text:p>-0.0245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102370351552963">
                <text:p>-0.102370351552963</text:p>
              </table:table-cell>
              <table:table-cell office:value-type="float" office:value="-0.025308">
                <text:p>-0.0253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102628238499165">
                <text:p>-0.102628238499165</text:p>
              </table:table-cell>
              <table:table-cell office:value-type="float" office:value="-0.026174">
                <text:p>-0.0261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103112399578094">
                <text:p>-0.103112399578094</text:p>
              </table:table-cell>
              <table:table-cell office:value-type="float" office:value="-0.026804">
                <text:p>-0.0268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103553436696529">
                <text:p>-0.103553436696529</text:p>
              </table:table-cell>
              <table:table-cell office:value-type="float" office:value="-0.027315">
                <text:p>-0.0273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103757426142693">
                <text:p>-0.103757426142693</text:p>
              </table:table-cell>
              <table:table-cell office:value-type="float" office:value="-0.027804">
                <text:p>-0.0278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104131698608398">
                <text:p>-0.104131698608398</text:p>
              </table:table-cell>
              <table:table-cell office:value-type="float" office:value="-0.028295">
                <text:p>-0.0282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104460075497627">
                <text:p>-0.104460075497627</text:p>
              </table:table-cell>
              <table:table-cell office:value-type="float" office:value="-0.028715">
                <text:p>-0.0287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104606710374355">
                <text:p>-0.104606710374355</text:p>
              </table:table-cell>
              <table:table-cell office:value-type="float" office:value="-0.029386">
                <text:p>-0.0293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104864187538624">
                <text:p>-0.104864187538624</text:p>
              </table:table-cell>
              <table:table-cell office:value-type="float" office:value="-0.030762">
                <text:p>-0.0307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105073131620884">
                <text:p>-0.105073131620884</text:p>
              </table:table-cell>
              <table:table-cell office:value-type="float" office:value="-0.031824">
                <text:p>-0.0318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105159014463425">
                <text:p>-0.105159014463425</text:p>
              </table:table-cell>
              <table:table-cell office:value-type="float" office:value="-0.033188">
                <text:p>-0.0331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105291910469532">
                <text:p>-0.105291910469532</text:p>
              </table:table-cell>
              <table:table-cell office:value-type="float" office:value="-0.034861">
                <text:p>-0.0348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105335935950279">
                <text:p>-0.105335935950279</text:p>
              </table:table-cell>
              <table:table-cell office:value-type="float" office:value="-0.036754">
                <text:p>-0.0367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105371683835983">
                <text:p>-0.105371683835983</text:p>
              </table:table-cell>
              <table:table-cell office:value-type="float" office:value="-0.038729">
                <text:p>-0.0387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105331614613533">
                <text:p>-0.105331614613533</text:p>
              </table:table-cell>
              <table:table-cell office:value-type="float" office:value="-0.040513">
                <text:p>-0.0405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105281680822372">
                <text:p>-0.105281680822372</text:p>
              </table:table-cell>
              <table:table-cell office:value-type="float" office:value="-0.042691">
                <text:p>-0.0426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105120606720448">
                <text:p>-0.105120606720448</text:p>
              </table:table-cell>
              <table:table-cell office:value-type="float" office:value="-0.044968">
                <text:p>-0.0449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105009198188782">
                <text:p>-0.105009198188782</text:p>
              </table:table-cell>
              <table:table-cell office:value-type="float" office:value="-0.047127">
                <text:p>-0.0471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104551538825035">
                <text:p>-0.104551538825035</text:p>
              </table:table-cell>
              <table:table-cell office:value-type="float" office:value="-0.048933">
                <text:p>-0.0489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10414457321167">
                <text:p>-0.10414457321167</text:p>
              </table:table-cell>
              <table:table-cell office:value-type="float" office:value="-0.050651">
                <text:p>-0.0506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103657610714436">
                <text:p>-0.103657610714436</text:p>
              </table:table-cell>
              <table:table-cell office:value-type="float" office:value="-0.051997">
                <text:p>-0.0519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10338468849659">
                <text:p>-0.10338468849659</text:p>
              </table:table-cell>
              <table:table-cell office:value-type="float" office:value="-0.05334">
                <text:p>-0.053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0.102781116962433">
                <text:p>-0.102781116962433</text:p>
              </table:table-cell>
              <table:table-cell office:value-type="float" office:value="-0.054317">
                <text:p>-0.0543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0.102102257311344">
                <text:p>-0.102102257311344</text:p>
              </table:table-cell>
              <table:table-cell office:value-type="float" office:value="-0.054959">
                <text:p>-0.0549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0.101350203156471">
                <text:p>-0.101350203156471</text:p>
              </table:table-cell>
              <table:table-cell office:value-type="float" office:value="-0.055414">
                <text:p>-0.0554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0.100089646875858">
                <text:p>-0.100089646875858</text:p>
              </table:table-cell>
              <table:table-cell office:value-type="float" office:value="-0.055587">
                <text:p>-0.0555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0.0991642102599144">
                <text:p>-0.0991642102599144</text:p>
              </table:table-cell>
              <table:table-cell office:value-type="float" office:value="-0.055775">
                <text:p>-0.0557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0.0981732755899429">
                <text:p>-0.0981732755899429</text:p>
              </table:table-cell>
              <table:table-cell office:value-type="float" office:value="-0.055919">
                <text:p>-0.0559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0.111350804567337">
                <text:p>-0.111350804567337</text:p>
              </table:table-cell>
              <table:table-cell office:value-type="float" office:value="-0.056134">
                <text:p>-0.0561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0.110638022422791">
                <text:p>-0.110638022422791</text:p>
              </table:table-cell>
              <table:table-cell office:value-type="float" office:value="-0.056129">
                <text:p>-0.0561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0.109547890722752">
                <text:p>-0.109547890722752</text:p>
              </table:table-cell>
              <table:table-cell office:value-type="float" office:value="-0.056204">
                <text:p>-0.0562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0.108897559344769">
                <text:p>-0.108897559344769</text:p>
              </table:table-cell>
              <table:table-cell office:value-type="float" office:value="-0.056091">
                <text:p>-0.0560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0.10743573307991">
                <text:p>-0.10743573307991</text:p>
              </table:table-cell>
              <table:table-cell office:value-type="float" office:value="-0.05593">
                <text:p>-0.055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0.106638565659523">
                <text:p>-0.106638565659523</text:p>
              </table:table-cell>
              <table:table-cell office:value-type="float" office:value="-0.055491">
                <text:p>-0.0554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0.104938194155693">
                <text:p>-0.104938194155693</text:p>
              </table:table-cell>
              <table:table-cell office:value-type="float" office:value="-0.054856">
                <text:p>-0.0548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0.104042641818523">
                <text:p>-0.104042641818523</text:p>
              </table:table-cell>
              <table:table-cell office:value-type="float" office:value="-0.053679">
                <text:p>-0.0536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0.102175205945969">
                <text:p>-0.102175205945969</text:p>
              </table:table-cell>
              <table:table-cell office:value-type="float" office:value="-0.052198">
                <text:p>-0.0521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0.100219771265984">
                <text:p>-0.100219771265984</text:p>
              </table:table-cell>
              <table:table-cell office:value-type="float" office:value="-0.050571">
                <text:p>-0.0505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0.0992130264639854">
                <text:p>-0.0992130264639854</text:p>
              </table:table-cell>
              <table:table-cell office:value-type="float" office:value="-0.048742">
                <text:p>-0.0487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0.0971475467085839">
                <text:p>-0.0971475467085839</text:p>
              </table:table-cell>
              <table:table-cell office:value-type="float" office:value="-0.046666">
                <text:p>-0.0466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0.0950189903378487">
                <text:p>-0.0950189903378487</text:p>
              </table:table-cell>
              <table:table-cell office:value-type="float" office:value="-0.044356">
                <text:p>-0.0443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0.0928333550691605">
                <text:p>-0.0928333550691605</text:p>
              </table:table-cell>
              <table:table-cell office:value-type="float" office:value="-0.04154">
                <text:p>-0.041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0.0917207375168801">
                <text:p>-0.0917207375168801</text:p>
              </table:table-cell>
              <table:table-cell office:value-type="float" office:value="-0.038843">
                <text:p>-0.0388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0.089458629488945">
                <text:p>-0.089458629488945</text:p>
              </table:table-cell>
              <table:table-cell office:value-type="float" office:value="-0.036289">
                <text:p>-0.0362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0.0883101597428322">
                <text:p>-0.0883101597428322</text:p>
              </table:table-cell>
              <table:table-cell office:value-type="float" office:value="-0.033604">
                <text:p>-0.0336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0.0848005935549736">
                <text:p>-0.0848005935549736</text:p>
              </table:table-cell>
              <table:table-cell office:value-type="float" office:value="-0.031247">
                <text:p>-0.0312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0.0812038332223892">
                <text:p>-0.0812038332223892</text:p>
              </table:table-cell>
              <table:table-cell office:value-type="float" office:value="-0.028688">
                <text:p>-0.0286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0.0799874365329742">
                <text:p>-0.0799874365329742</text:p>
              </table:table-cell>
              <table:table-cell office:value-type="float" office:value="-0.026401">
                <text:p>-0.0264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0.0775307938456535">
                <text:p>-0.0775307938456535</text:p>
              </table:table-cell>
              <table:table-cell office:value-type="float" office:value="-0.023994">
                <text:p>-0.0239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0.0737919062376022">
                <text:p>-0.0737919062376022</text:p>
              </table:table-cell>
              <table:table-cell office:value-type="float" office:value="-0.021577">
                <text:p>-0.0215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0.07126784324646">
                <text:p>-0.07126784324646</text:p>
              </table:table-cell>
              <table:table-cell office:value-type="float" office:value="-0.019197">
                <text:p>-0.0191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0.0687220245599747">
                <text:p>-0.0687220245599747</text:p>
              </table:table-cell>
              <table:table-cell office:value-type="float" office:value="-0.016941">
                <text:p>-0.0169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0.067441925406456">
                <text:p>-0.067441925406456</text:p>
              </table:table-cell>
              <table:table-cell office:value-type="float" office:value="-0.014877">
                <text:p>-0.0148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0.0648690685629845">
                <text:p>-0.0648690685629845</text:p>
              </table:table-cell>
              <table:table-cell office:value-type="float" office:value="-0.01267">
                <text:p>-0.012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0.0635770559310913">
                <text:p>-0.0635770559310913</text:p>
              </table:table-cell>
              <table:table-cell office:value-type="float" office:value="-0.010611">
                <text:p>-0.0106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0.0596829243004322">
                <text:p>-0.0596829243004322</text:p>
              </table:table-cell>
              <table:table-cell office:value-type="float" office:value="-0.008466">
                <text:p>-0.0084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0.0570753589272499">
                <text:p>-0.0570753589272499</text:p>
              </table:table-cell>
              <table:table-cell office:value-type="float" office:value="-0.006329">
                <text:p>-0.0063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0.0531538426876068">
                <text:p>-0.0531538426876068</text:p>
              </table:table-cell>
              <table:table-cell office:value-type="float" office:value="-0.004376">
                <text:p>-0.0043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0.050536822527647">
                <text:p>-0.050536822527647</text:p>
              </table:table-cell>
              <table:table-cell office:value-type="float" office:value="-0.002556">
                <text:p>-0.0025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0.0492285341024399">
                <text:p>-0.0492285341024399</text:p>
              </table:table-cell>
              <table:table-cell office:value-type="float" office:value="-0.000443">
                <text:p>-0.0004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0.0453085638582707">
                <text:p>-0.0453085638582707</text:p>
              </table:table-cell>
              <table:table-cell office:value-type="float" office:value="0.001775">
                <text:p>0.0017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0.044004712253809">
                <text:p>-0.044004712253809</text:p>
              </table:table-cell>
              <table:table-cell office:value-type="float" office:value="0.003952">
                <text:p>0.0039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0.0414031222462654">
                <text:p>-0.0414031222462654</text:p>
              </table:table-cell>
              <table:table-cell office:value-type="float" office:value="0.006324">
                <text:p>0.0063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0.0401060804724693">
                <text:p>-0.0401060804724693</text:p>
              </table:table-cell>
              <table:table-cell office:value-type="float" office:value="0.008812">
                <text:p>0.0088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0.0375211089849472">
                <text:p>-0.0375211089849472</text:p>
              </table:table-cell>
              <table:table-cell office:value-type="float" office:value="0.011085">
                <text:p>0.0110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0.0336713679134846">
                <text:p>-0.0336713679134846</text:p>
              </table:table-cell>
              <table:table-cell office:value-type="float" office:value="0.013454">
                <text:p>0.0134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0.0311270225793123">
                <text:p>-0.0311270225793123</text:p>
              </table:table-cell>
              <table:table-cell office:value-type="float" office:value="0.015458">
                <text:p>0.0154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0.0298624560236931">
                <text:p>-0.0298624560236931</text:p>
              </table:table-cell>
              <table:table-cell office:value-type="float" office:value="0.017266">
                <text:p>0.0172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0.0273500923067331">
                <text:p>-0.0273500923067331</text:p>
              </table:table-cell>
              <table:table-cell office:value-type="float" office:value="0.018928">
                <text:p>0.0189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0.0248621497303247">
                <text:p>-0.0248621497303247</text:p>
              </table:table-cell>
              <table:table-cell office:value-type="float" office:value="0.020211">
                <text:p>0.0202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0.0236280951648951">
                <text:p>-0.0236280951648951</text:p>
              </table:table-cell>
              <table:table-cell office:value-type="float" office:value="0.020877">
                <text:p>0.0208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0.0211813449859619">
                <text:p>-0.0211813449859619</text:p>
              </table:table-cell>
              <table:table-cell office:value-type="float" office:value="0.021567">
                <text:p>0.0215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0.0199692379683256">
                <text:p>-0.0199692379683256</text:p>
              </table:table-cell>
              <table:table-cell office:value-type="float" office:value="0.02224">
                <text:p>0.022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0.0175690706819296">
                <text:p>-0.0175690706819296</text:p>
              </table:table-cell>
              <table:table-cell office:value-type="float" office:value="0.022963">
                <text:p>0.0229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0.0163815952837467">
                <text:p>-0.0163815952837467</text:p>
              </table:table-cell>
              <table:table-cell office:value-type="float" office:value="0.023473">
                <text:p>0.0234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0.0140333231538534">
                <text:p>-0.0140333231538534</text:p>
              </table:table-cell>
              <table:table-cell office:value-type="float" office:value="0.024351">
                <text:p>0.0243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0.0128731168806553">
                <text:p>-0.0128731168806553</text:p>
              </table:table-cell>
              <table:table-cell office:value-type="float" office:value="0.024934">
                <text:p>0.0249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0.0117225609719753">
                <text:p>-0.0117225609719753</text:p>
              </table:table-cell>
              <table:table-cell office:value-type="float" office:value="0.025673">
                <text:p>0.0256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0.00945156160742044">
                <text:p>-0.00945156160742044</text:p>
              </table:table-cell>
              <table:table-cell office:value-type="float" office:value="0.026653">
                <text:p>0.0266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0.00722261378541589">
                <text:p>-0.00722261378541589</text:p>
              </table:table-cell>
              <table:table-cell office:value-type="float" office:value="0.027362">
                <text:p>0.0273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0.00503798434510827">
                <text:p>-0.00503798434510827</text:p>
              </table:table-cell>
              <table:table-cell office:value-type="float" office:value="0.027647">
                <text:p>0.0276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0.00289985886774957">
                <text:p>-0.00289985886774957</text:p>
              </table:table-cell>
              <table:table-cell office:value-type="float" office:value="0.02793">
                <text:p>0.027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0.000810492318123579">
                <text:p>-0.000810492318123579</text:p>
              </table:table-cell>
              <table:table-cell office:value-type="float" office:value="0.028001">
                <text:p>0.028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012279519578442">
                <text:p>0.0012279519578442</text:p>
              </table:table-cell>
              <table:table-cell office:value-type="float" office:value="0.028044">
                <text:p>0.028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0418534362688661">
                <text:p>0.00418534362688661</text:p>
              </table:table-cell>
              <table:table-cell office:value-type="float" office:value="0.02801">
                <text:p>0.028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0608694925904274">
                <text:p>0.00608694925904274</text:p>
              </table:table-cell>
              <table:table-cell office:value-type="float" office:value="0.028064">
                <text:p>0.0280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0793004781007767">
                <text:p>0.00793004781007767</text:p>
              </table:table-cell>
              <table:table-cell office:value-type="float" office:value="0.028016">
                <text:p>0.028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0882897712290287">
                <text:p>0.00882897712290287</text:p>
              </table:table-cell>
              <table:table-cell office:value-type="float" office:value="0.027575">
                <text:p>0.0275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0971249118447304">
                <text:p>0.00971249118447304</text:p>
              </table:table-cell>
              <table:table-cell office:value-type="float" office:value="0.027121">
                <text:p>0.0271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114321205765009">
                <text:p>0.0114321205765009</text:p>
              </table:table-cell>
              <table:table-cell office:value-type="float" office:value="0.026559">
                <text:p>0.0265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130868228152394">
                <text:p>0.0130868228152394</text:p>
              </table:table-cell>
              <table:table-cell office:value-type="float" office:value="0.025728">
                <text:p>0.025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138891460373998">
                <text:p>0.0138891460373998</text:p>
              </table:table-cell>
              <table:table-cell office:value-type="float" office:value="0.0246">
                <text:p>0.02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154424011707306">
                <text:p>0.0154424011707306</text:p>
              </table:table-cell>
              <table:table-cell office:value-type="float" office:value="0.023489">
                <text:p>0.0234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16925347968936">
                <text:p>0.016925347968936</text:p>
              </table:table-cell>
              <table:table-cell office:value-type="float" office:value="0.022309">
                <text:p>0.0223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176397878676653">
                <text:p>0.0176397878676653</text:p>
              </table:table-cell>
              <table:table-cell office:value-type="float" office:value="0.021185">
                <text:p>0.0211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190131962299347">
                <text:p>0.0190131962299347</text:p>
              </table:table-cell>
              <table:table-cell office:value-type="float" office:value="0.020084">
                <text:p>0.0200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203108694404364">
                <text:p>0.0203108694404364</text:p>
              </table:table-cell>
              <table:table-cell office:value-type="float" office:value="0.019481">
                <text:p>0.0194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215306244790554">
                <text:p>0.0215306244790554</text:p>
              </table:table-cell>
              <table:table-cell office:value-type="float" office:value="0.018922">
                <text:p>0.0189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22670229896903">
                <text:p>0.022670229896903</text:p>
              </table:table-cell>
              <table:table-cell office:value-type="float" office:value="0.018408">
                <text:p>0.0184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237274654209614">
                <text:p>0.0237274654209614</text:p>
              </table:table-cell>
              <table:table-cell office:value-type="float" office:value="0.018057">
                <text:p>0.0180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247000195086002">
                <text:p>0.0247000195086002</text:p>
              </table:table-cell>
              <table:table-cell office:value-type="float" office:value="0.017829">
                <text:p>0.0178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255856513977051">
                <text:p>0.0255856513977051</text:p>
              </table:table-cell>
              <table:table-cell office:value-type="float" office:value="0.018913">
                <text:p>0.0189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259951651096344">
                <text:p>0.0259951651096344</text:p>
              </table:table-cell>
              <table:table-cell office:value-type="float" office:value="0.018583">
                <text:p>0.0185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267460476607084">
                <text:p>0.0267460476607084</text:p>
              </table:table-cell>
              <table:table-cell office:value-type="float" office:value="0.0181">
                <text:p>0.01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270868502557278">
                <text:p>0.0270868502557278</text:p>
              </table:table-cell>
              <table:table-cell office:value-type="float" office:value="0.017622">
                <text:p>0.0176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276976525783539">
                <text:p>0.0276976525783539</text:p>
              </table:table-cell>
              <table:table-cell office:value-type="float" office:value="0.017199">
                <text:p>0.0171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279670562595129">
                <text:p>0.0279670562595129</text:p>
              </table:table-cell>
              <table:table-cell office:value-type="float" office:value="0.016862">
                <text:p>0.0168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284323263913393">
                <text:p>0.0284323263913393</text:p>
              </table:table-cell>
              <table:table-cell office:value-type="float" office:value="0.016403">
                <text:p>0.0164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289417803287506">
                <text:p>0.0289417803287506</text:p>
              </table:table-cell>
              <table:table-cell office:value-type="float" office:value="0.016104">
                <text:p>0.016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291519723832607">
                <text:p>0.0291519723832607</text:p>
              </table:table-cell>
              <table:table-cell office:value-type="float" office:value="0.01615">
                <text:p>0.016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292172841727734">
                <text:p>0.0292172841727734</text:p>
              </table:table-cell>
              <table:table-cell office:value-type="float" office:value="0.016172">
                <text:p>0.0161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29279638081789">
                <text:p>0.029279638081789</text:p>
              </table:table-cell>
              <table:table-cell office:value-type="float" office:value="0.016403">
                <text:p>0.0164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29258256778121">
                <text:p>0.029258256778121</text:p>
              </table:table-cell>
              <table:table-cell office:value-type="float" office:value="0.016379">
                <text:p>0.0163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292305797338486">
                <text:p>0.0292305797338486</text:p>
              </table:table-cell>
              <table:table-cell office:value-type="float" office:value="0.016449">
                <text:p>0.0164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291540753096342">
                <text:p>0.0291540753096342</text:p>
              </table:table-cell>
              <table:table-cell office:value-type="float" office:value="0.016405">
                <text:p>0.0164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290561709553003">
                <text:p>0.0290561709553003</text:p>
              </table:table-cell>
              <table:table-cell office:value-type="float" office:value="0.016288">
                <text:p>0.0162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290010403841734">
                <text:p>0.0290010403841734</text:p>
              </table:table-cell>
              <table:table-cell office:value-type="float" office:value="0.016002">
                <text:p>0.0160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289424620568752">
                <text:p>0.0289424620568752</text:p>
              </table:table-cell>
              <table:table-cell office:value-type="float" office:value="0.015702">
                <text:p>0.0157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288164932280779">
                <text:p>0.0288164932280779</text:p>
              </table:table-cell>
              <table:table-cell office:value-type="float" office:value="0.014157">
                <text:p>0.0141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286805406212807">
                <text:p>0.0286805406212807</text:p>
              </table:table-cell>
              <table:table-cell office:value-type="float" office:value="0.013619">
                <text:p>0.0136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286093018949032">
                <text:p>0.0286093018949032</text:p>
              </table:table-cell>
              <table:table-cell office:value-type="float" office:value="0.012878">
                <text:p>0.0128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284609012305737">
                <text:p>0.0284609012305737</text:p>
              </table:table-cell>
              <table:table-cell office:value-type="float" office:value="0.011996">
                <text:p>0.0119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28383931145072">
                <text:p>0.028383931145072</text:p>
              </table:table-cell>
              <table:table-cell office:value-type="float" office:value="0.011163">
                <text:p>0.0111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283052045851946">
                <text:p>0.0283052045851946</text:p>
              </table:table-cell>
              <table:table-cell office:value-type="float" office:value="0.009989">
                <text:p>0.0099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28142673894763">
                <text:p>0.028142673894763</text:p>
              </table:table-cell>
              <table:table-cell office:value-type="float" office:value="0.008857">
                <text:p>0.0088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279735997319222">
                <text:p>0.0279735997319222</text:p>
              </table:table-cell>
              <table:table-cell office:value-type="float" office:value="0.007678">
                <text:p>0.0076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277981944382191">
                <text:p>0.0277981944382191</text:p>
              </table:table-cell>
              <table:table-cell office:value-type="float" office:value="0.006696">
                <text:p>0.0066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277081541717052">
                <text:p>0.0277081541717052</text:p>
              </table:table-cell>
              <table:table-cell office:value-type="float" office:value="0.005584">
                <text:p>0.0055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275235418230295">
                <text:p>0.0275235418230295</text:p>
              </table:table-cell>
              <table:table-cell office:value-type="float" office:value="0.004692">
                <text:p>0.0046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272354837507009">
                <text:p>0.0272354837507009</text:p>
              </table:table-cell>
              <table:table-cell office:value-type="float" office:value="0.003937">
                <text:p>0.0039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271365474909544">
                <text:p>0.0271365474909544</text:p>
              </table:table-cell>
              <table:table-cell office:value-type="float" office:value="0.003158">
                <text:p>0.0031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269344281405211">
                <text:p>0.0269344281405211</text:p>
              </table:table-cell>
              <table:table-cell office:value-type="float" office:value="0.002403">
                <text:p>0.0024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268312972038984">
                <text:p>0.0268312972038984</text:p>
              </table:table-cell>
              <table:table-cell office:value-type="float" office:value="0.001431">
                <text:p>0.0014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266209840774536">
                <text:p>0.0266209840774536</text:p>
              </table:table-cell>
              <table:table-cell office:value-type="float" office:value="0.00085">
                <text:p>0.000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264054387807846">
                <text:p>0.0264054387807846</text:p>
              </table:table-cell>
              <table:table-cell office:value-type="float" office:value="0.001132">
                <text:p>0.0011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2629579231143">
                <text:p>0.02629579231143</text:p>
              </table:table-cell>
              <table:table-cell office:value-type="float" office:value="0.000617">
                <text:p>0.0006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260728988796473">
                <text:p>0.0260728988796473</text:p>
              </table:table-cell>
              <table:table-cell office:value-type="float" office:value="0.000201">
                <text:p>0.0002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258454419672489">
                <text:p>0.0258454419672489</text:p>
              </table:table-cell>
              <table:table-cell office:value-type="float" office:value="-0.000509">
                <text:p>-0.0005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257300995290279">
                <text:p>0.0257300995290279</text:p>
              </table:table-cell>
              <table:table-cell office:value-type="float" office:value="-0.000874">
                <text:p>-0.0008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254964083433151">
                <text:p>0.0254964083433151</text:p>
              </table:table-cell>
              <table:table-cell office:value-type="float" office:value="-0.001274">
                <text:p>-0.0012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25259030982852">
                <text:p>0.025259030982852</text:p>
              </table:table-cell>
              <table:table-cell office:value-type="float" office:value="-0.001522">
                <text:p>-0.0015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25139082223177">
                <text:p>0.025139082223177</text:p>
              </table:table-cell>
              <table:table-cell office:value-type="float" office:value="-0.001941">
                <text:p>-0.0019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248969364911318">
                <text:p>0.0248969364911318</text:p>
              </table:table-cell>
              <table:table-cell office:value-type="float" office:value="-0.002242">
                <text:p>-0.0022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246521569788456">
                <text:p>0.0246521569788456</text:p>
              </table:table-cell>
              <table:table-cell office:value-type="float" office:value="-0.002524">
                <text:p>-0.0025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244052074849606">
                <text:p>0.0244052074849606</text:p>
              </table:table-cell>
              <table:table-cell office:value-type="float" office:value="-0.002951">
                <text:p>-0.0029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241565704345703">
                <text:p>0.0241565704345703</text:p>
              </table:table-cell>
              <table:table-cell office:value-type="float" office:value="-0.003478">
                <text:p>-0.0034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240317899733782">
                <text:p>0.0240317899733782</text:p>
              </table:table-cell>
              <table:table-cell office:value-type="float" office:value="-0.003796">
                <text:p>-0.0037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239067934453487">
                <text:p>0.0239067934453487</text:p>
              </table:table-cell>
              <table:table-cell office:value-type="float" office:value="-0.00421">
                <text:p>-0.004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235312059521675">
                <text:p>0.0235312059521675</text:p>
              </table:table-cell>
              <table:table-cell office:value-type="float" office:value="-0.004145">
                <text:p>-0.0041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232809986919165">
                <text:p>0.0232809986919165</text:p>
              </table:table-cell>
              <table:table-cell office:value-type="float" office:value="-0.004581">
                <text:p>-0.0045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230316147208214">
                <text:p>0.0230316147208214</text:p>
              </table:table-cell>
              <table:table-cell office:value-type="float" office:value="-0.004757">
                <text:p>-0.0047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227836035192013">
                <text:p>0.0227836035192013</text:p>
              </table:table-cell>
              <table:table-cell office:value-type="float" office:value="-0.004897">
                <text:p>-0.0048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226603243499994">
                <text:p>0.0226603243499994</text:p>
              </table:table-cell>
              <table:table-cell office:value-type="float" office:value="-0.005249">
                <text:p>-0.0052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224155765026808">
                <text:p>0.0224155765026808</text:p>
              </table:table-cell>
              <table:table-cell office:value-type="float" office:value="-0.005539">
                <text:p>-0.0055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220541004091501">
                <text:p>0.0220541004091501</text:p>
              </table:table-cell>
              <table:table-cell office:value-type="float" office:value="-0.005877">
                <text:p>-0.0058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219354182481766">
                <text:p>0.0219354182481766</text:p>
              </table:table-cell>
              <table:table-cell office:value-type="float" office:value="-0.006055">
                <text:p>-0.0060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21701218560338">
                <text:p>0.021701218560338</text:p>
              </table:table-cell>
              <table:table-cell office:value-type="float" office:value="-0.006383">
                <text:p>-0.0063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214717853814363">
                <text:p>0.0214717853814363</text:p>
              </table:table-cell>
              <table:table-cell office:value-type="float" office:value="-0.006766">
                <text:p>-0.0067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212476849555969">
                <text:p>0.0212476849555969</text:p>
              </table:table-cell>
              <table:table-cell office:value-type="float" office:value="-0.007165">
                <text:p>-0.0071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210295040160418">
                <text:p>0.0210295040160418</text:p>
              </table:table-cell>
              <table:table-cell office:value-type="float" office:value="-0.007489">
                <text:p>-0.0074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208178292959929">
                <text:p>0.0208178292959929</text:p>
              </table:table-cell>
              <table:table-cell office:value-type="float" office:value="-0.00743">
                <text:p>-0.007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207146164029837">
                <text:p>0.0207146164029837</text:p>
              </table:table-cell>
              <table:table-cell office:value-type="float" office:value="-0.00709">
                <text:p>-0.007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205137655138969">
                <text:p>0.0205137655138969</text:p>
              </table:table-cell>
              <table:table-cell office:value-type="float" office:value="-0.005858">
                <text:p>-0.0058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203208532184362">
                <text:p>0.0203208532184362</text:p>
              </table:table-cell>
              <table:table-cell office:value-type="float" office:value="-0.005299">
                <text:p>-0.0052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202275291085243">
                <text:p>0.0202275291085243</text:p>
              </table:table-cell>
              <table:table-cell office:value-type="float" office:value="-0.004622">
                <text:p>-0.0046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20047515630722">
                <text:p>0.020047515630722</text:p>
              </table:table-cell>
              <table:table-cell office:value-type="float" office:value="-0.003702">
                <text:p>-0.0037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198767837136984">
                <text:p>0.0198767837136984</text:p>
              </table:table-cell>
              <table:table-cell office:value-type="float" office:value="-0.002836">
                <text:p>-0.0028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197950564324856">
                <text:p>0.0197950564324856</text:p>
              </table:table-cell>
              <table:table-cell office:value-type="float" office:value="-0.002093">
                <text:p>-0.0020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196391586214304">
                <text:p>0.0196391586214304</text:p>
              </table:table-cell>
              <table:table-cell office:value-type="float" office:value="-0.001369">
                <text:p>-0.0013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194937866181135">
                <text:p>0.0194937866181135</text:p>
              </table:table-cell>
              <table:table-cell office:value-type="float" office:value="-0.00085">
                <text:p>-0.000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194252133369446">
                <text:p>0.0194252133369446</text:p>
              </table:table-cell>
              <table:table-cell office:value-type="float" office:value="-0.000546">
                <text:p>-0.0005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192965604364872">
                <text:p>0.0192965604364872</text:p>
              </table:table-cell>
              <table:table-cell office:value-type="float" office:value="-0.000522">
                <text:p>-0.0005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0191796254366636">
                <text:p>0.0191796254366636</text:p>
              </table:table-cell>
              <table:table-cell office:value-type="float" office:value="-0.000555">
                <text:p>-0.0005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0190272387117147">
                <text:p>0.0190272387117147</text:p>
              </table:table-cell>
              <table:table-cell office:value-type="float" office:value="-0.000729">
                <text:p>-0.0007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0189416650682688">
                <text:p>0.0189416650682688</text:p>
              </table:table-cell>
              <table:table-cell office:value-type="float" office:value="-0.001108">
                <text:p>-0.0011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0189038217067719">
                <text:p>0.0189038217067719</text:p>
              </table:table-cell>
              <table:table-cell office:value-type="float" office:value="-0.00148">
                <text:p>-0.001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0188693981617689">
                <text:p>0.0188693981617689</text:p>
              </table:table-cell>
              <table:table-cell office:value-type="float" office:value="-0.002139">
                <text:p>-0.002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188109297305346">
                <text:p>0.0188109297305346</text:p>
              </table:table-cell>
              <table:table-cell office:value-type="float" office:value="-0.002936">
                <text:p>-0.0029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0187666974961758">
                <text:p>0.0187666974961758</text:p>
              </table:table-cell>
              <table:table-cell office:value-type="float" office:value="-0.003953">
                <text:p>-0.0039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0187367517501116">
                <text:p>0.0187367517501116</text:p>
              </table:table-cell>
              <table:table-cell office:value-type="float" office:value="-0.005075">
                <text:p>-0.0050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0187175888568163">
                <text:p>0.0187175888568163</text:p>
              </table:table-cell>
              <table:table-cell office:value-type="float" office:value="-0.006248">
                <text:p>-0.0062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0187107734382153">
                <text:p>0.0187107734382153</text:p>
              </table:table-cell>
              <table:table-cell office:value-type="float" office:value="-0.007509">
                <text:p>-0.0075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0187009666115046">
                <text:p>0.0187009666115046</text:p>
              </table:table-cell>
              <table:table-cell office:value-type="float" office:value="-0.008685">
                <text:p>-0.0086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01869747787714">
                <text:p>0.01869747787714</text:p>
              </table:table-cell>
              <table:table-cell office:value-type="float" office:value="-0.009779">
                <text:p>-0.0097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0186906699091196">
                <text:p>0.0186906699091196</text:p>
              </table:table-cell>
              <table:table-cell office:value-type="float" office:value="-0.010519">
                <text:p>-0.0105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0186892431229353">
                <text:p>0.0186892431229353</text:p>
              </table:table-cell>
              <table:table-cell office:value-type="float" office:value="-0.011265">
                <text:p>-0.0112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0186871886253357">
                <text:p>0.0186871886253357</text:p>
              </table:table-cell>
              <table:table-cell office:value-type="float" office:value="-0.011947">
                <text:p>-0.0119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0186858717352152">
                <text:p>0.0186858717352152</text:p>
              </table:table-cell>
              <table:table-cell office:value-type="float" office:value="-0.012662">
                <text:p>-0.0126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0186844877898693">
                <text:p>0.0186844877898693</text:p>
              </table:table-cell>
              <table:table-cell office:value-type="float" office:value="-0.0131">
                <text:p>-0.01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0186841432005167">
                <text:p>0.0186841432005167</text:p>
              </table:table-cell>
              <table:table-cell office:value-type="float" office:value="-0.013621">
                <text:p>-0.0136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0186840184032917">
                <text:p>0.0186840184032917</text:p>
              </table:table-cell>
              <table:table-cell office:value-type="float" office:value="-0.01384">
                <text:p>-0.013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0186838395893574">
                <text:p>0.0186838395893574</text:p>
              </table:table-cell>
              <table:table-cell office:value-type="float" office:value="-0.013812">
                <text:p>-0.0138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0186837278306484">
                <text:p>0.0186837278306484</text:p>
              </table:table-cell>
              <table:table-cell office:value-type="float" office:value="-0.013752">
                <text:p>-0.0137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018683610484004">
                <text:p>0.018683610484004</text:p>
              </table:table-cell>
              <table:table-cell office:value-type="float" office:value="-0.013617">
                <text:p>-0.0136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0186835937201977">
                <text:p>0.0186835937201977</text:p>
              </table:table-cell>
              <table:table-cell office:value-type="float" office:value="-0.013217">
                <text:p>-0.0132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0186835825443268">
                <text:p>0.0186835825443268</text:p>
              </table:table-cell>
              <table:table-cell office:value-type="float" office:value="-0.012639">
                <text:p>-0.0126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0186835639178753">
                <text:p>0.0186835639178753</text:p>
              </table:table-cell>
              <table:table-cell office:value-type="float" office:value="-0.012">
                <text:p>-0.0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0186835508793592">
                <text:p>0.0186835508793592</text:p>
              </table:table-cell>
              <table:table-cell office:value-type="float" office:value="-0.011058">
                <text:p>-0.0110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0186835378408432">
                <text:p>0.0186835378408432</text:p>
              </table:table-cell>
              <table:table-cell office:value-type="float" office:value="-0.00994">
                <text:p>-0.009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0186835359781981">
                <text:p>0.0186835359781981</text:p>
              </table:table-cell>
              <table:table-cell office:value-type="float" office:value="-0.008794">
                <text:p>-0.0087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0186835322529078">
                <text:p>0.0186835322529078</text:p>
              </table:table-cell>
              <table:table-cell office:value-type="float" office:value="-0.007424">
                <text:p>-0.0074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0186835285276175">
                <text:p>0.0186835285276175</text:p>
              </table:table-cell>
              <table:table-cell office:value-type="float" office:value="-0.006104">
                <text:p>-0.006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0186835266649723">
                <text:p>0.0186835266649723</text:p>
              </table:table-cell>
              <table:table-cell office:value-type="float" office:value="-0.004919">
                <text:p>-0.0049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0186835266649723">
                <text:p>0.0186835266649723</text:p>
              </table:table-cell>
              <table:table-cell office:value-type="float" office:value="-0.003834">
                <text:p>-0.0038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0186835266649723">
                <text:p>0.0186835266649723</text:p>
              </table:table-cell>
              <table:table-cell office:value-type="float" office:value="-0.00296">
                <text:p>-0.002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0186835266649723">
                <text:p>0.0186835266649723</text:p>
              </table:table-cell>
              <table:table-cell office:value-type="float" office:value="-0.002">
                <text:p>-0.0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001275">
                <text:p>-0.0012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000636">
                <text:p>-0.0006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000166">
                <text:p>-0.0001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0135">
                <text:p>0.0001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0482">
                <text:p>0.0004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0678">
                <text:p>0.0006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.000749">
                <text:p>0.00074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auto-position="true" chart:auto-size="true" chart:treat-empty-cells="leave-gap"/>
      <style:graphic-properties svg:stroke-width="0.026cm" svg:stroke-color="#b3b3b3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overlap="100" chart:reverse-direction="false" text:line-break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graphic-properties svg:stroke-width="0.018cm"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width="0.026cm" svg:stroke-color="#b3b3b3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1.648cm" svg:height="6.812cm" xlink:href=".." xlink:type="simple" chart:class="chart:line" chart:style-name="ch1">
        <chart:title svg:x="4.947cm" svg:y="0.271cm" chart:style-name="ch2">
          <text:p>wY Torso</text:p>
        </chart:title>
        <chart:legend chart:legend-position="end" svg:x="8.373cm" svg:y="2.688cm" style:legend-expansion="high" chart:style-name="ch3"/>
        <chart:plot-area chart:style-name="ch4" table:cell-range-address="Torso.E1:Torso.E285 Torso.M1:Torso.M1 Torso.M100:Torso.M440 Torso.P1:Torso.P1 Torso.P150:Torso.P403" chart:data-source-has-labels="row" svg:x="0.232cm" svg:y="1.134cm" svg:width="7.909cm" svg:height="5.542cm">
          <chartooo:coordinate-region svg:x="1.074cm" svg:y="1.307cm" svg:width="7.067cm" svg:height="4.482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Torso.E2:Torso.E285" chart:label-cell-address="Torso.E1:Torso.E1" chart:class="chart:line">
            <chart:data-point chart:repeated="284"/>
          </chart:series>
          <chart:series chart:style-name="ch9" chart:values-cell-range-address="Torso.M100:Torso.M440" chart:label-cell-address="Torso.M1:Torso.M1" chart:class="chart:line">
            <chart:data-point chart:repeated="341"/>
          </chart:series>
          <chart:series chart:style-name="ch10" chart:values-cell-range-address="Torso.P150:Torso.P403" chart:label-cell-address="Torso.P1:Torso.P1" chart:class="chart:line">
            <chart:data-point chart:repeated="25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Y Nao</text:p>
                <draw:g>
                  <svg:desc>Torso.E1:Torso.E1</svg:desc>
                </draw:g>
              </table:table-cell>
              <table:table-cell office:value-type="string">
                <text:p>wY MoCap (Z)</text:p>
                <draw:g>
                  <svg:desc>Torso.M1:Torso.M1</svg:desc>
                </draw:g>
              </table:table-cell>
              <table:table-cell office:value-type="string">
                <text:p>Y Corr</text:p>
                <draw:g>
                  <svg:desc>Torso.P1:Torso.P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00153218524064869">
                <text:p>-0.00153218524064869</text:p>
                <draw:g>
                  <svg:desc>Torso.E2:Torso.E285</svg:desc>
                </draw:g>
              </table:table-cell>
              <table:table-cell office:value-type="float" office:value="-0.007071">
                <text:p>-0.007071</text:p>
                <draw:g>
                  <svg:desc>Torso.M100:Torso.M440</svg:desc>
                </draw:g>
              </table:table-cell>
              <table:table-cell office:value-type="float" office:value="-0.16765000658944">
                <text:p>-0.16765000658944</text:p>
                <draw:g>
                  <svg:desc>Torso.P150:Torso.P4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0238154199905694">
                <text:p>-0.00238154199905694</text:p>
              </table:table-cell>
              <table:table-cell office:value-type="float" office:value="-0.006835">
                <text:p>-0.006835</text:p>
              </table:table-cell>
              <table:table-cell office:value-type="float" office:value="-0.16724688796676">
                <text:p>-0.167246887966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0302565144374967">
                <text:p>-0.00302565144374967</text:p>
              </table:table-cell>
              <table:table-cell office:value-type="float" office:value="-0.006651">
                <text:p>-0.006651</text:p>
              </table:table-cell>
              <table:table-cell office:value-type="float" office:value="-0.16685134012225">
                <text:p>-0.166851340122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00338836316950619">
                <text:p>-0.00338836316950619</text:p>
              </table:table-cell>
              <table:table-cell office:value-type="float" office:value="-0.006526">
                <text:p>-0.006526</text:p>
              </table:table-cell>
              <table:table-cell office:value-type="float" office:value="-0.16646605677409">
                <text:p>-0.166466056774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00377698498778045">
                <text:p>-0.00377698498778045</text:p>
              </table:table-cell>
              <table:table-cell office:value-type="float" office:value="-0.006221">
                <text:p>-0.006221</text:p>
              </table:table-cell>
              <table:table-cell office:value-type="float" office:value="-0.16607636846336">
                <text:p>-0.166076368463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0044065099209547">
                <text:p>-0.0044065099209547</text:p>
              </table:table-cell>
              <table:table-cell office:value-type="float" office:value="-0.005746">
                <text:p>-0.005746</text:p>
              </table:table-cell>
              <table:table-cell office:value-type="float" office:value="-0.16569374125009">
                <text:p>-0.165693741250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00485589681193233">
                <text:p>-0.00485589681193233</text:p>
              </table:table-cell>
              <table:table-cell office:value-type="float" office:value="-0.005196">
                <text:p>-0.005196</text:p>
              </table:table-cell>
              <table:table-cell office:value-type="float" office:value="-0.16530577835776">
                <text:p>-0.165305778357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00532795302569866">
                <text:p>-0.00532795302569866</text:p>
              </table:table-cell>
              <table:table-cell office:value-type="float" office:value="-0.004504">
                <text:p>-0.004504</text:p>
              </table:table-cell>
              <table:table-cell office:value-type="float" office:value="-0.16490989297321">
                <text:p>-0.164909892973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00582172581925988">
                <text:p>-0.00582172581925988</text:p>
              </table:table-cell>
              <table:table-cell office:value-type="float" office:value="-0.003668">
                <text:p>-0.003668</text:p>
              </table:table-cell>
              <table:table-cell office:value-type="float" office:value="-0.16453059969856">
                <text:p>-0.164530599698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00607646582648158">
                <text:p>-0.00607646582648158</text:p>
              </table:table-cell>
              <table:table-cell office:value-type="float" office:value="-0.002555">
                <text:p>-0.002555</text:p>
              </table:table-cell>
              <table:table-cell office:value-type="float" office:value="-0.16414950376321">
                <text:p>-0.164149503763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00660105561837554">
                <text:p>-0.00660105561837554</text:p>
              </table:table-cell>
              <table:table-cell office:value-type="float" office:value="-0.001411">
                <text:p>-0.001411</text:p>
              </table:table-cell>
              <table:table-cell office:value-type="float" office:value="-0.16379172617689">
                <text:p>-0.163791726176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00714498152956367">
                <text:p>-0.00714498152956367</text:p>
              </table:table-cell>
              <table:table-cell office:value-type="float" office:value="-0.000224">
                <text:p>-0.000224</text:p>
              </table:table-cell>
              <table:table-cell office:value-type="float" office:value="-0.16343066479025">
                <text:p>-0.163430664790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00742390844970941">
                <text:p>-0.00742390844970941</text:p>
              </table:table-cell>
              <table:table-cell office:value-type="float" office:value="0.000952">
                <text:p>0.000952</text:p>
              </table:table-cell>
              <table:table-cell office:value-type="float" office:value="-0.16309745509609">
                <text:p>-0.1630974550960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0079950662329793">
                <text:p>-0.0079950662329793</text:p>
              </table:table-cell>
              <table:table-cell office:value-type="float" office:value="0.001886">
                <text:p>0.001886</text:p>
              </table:table-cell>
              <table:table-cell office:value-type="float" office:value="-0.16274896534289">
                <text:p>-0.162748965342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00828707031905651">
                <text:p>-0.00828707031905651</text:p>
              </table:table-cell>
              <table:table-cell office:value-type="float" office:value="0.002437">
                <text:p>0.002437</text:p>
              </table:table-cell>
              <table:table-cell office:value-type="float" office:value="-0.16240638691225">
                <text:p>-0.162406386912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00858319643884897">
                <text:p>-0.00858319643884897</text:p>
              </table:table-cell>
              <table:table-cell office:value-type="float" office:value="0.002835">
                <text:p>0.002835</text:p>
              </table:table-cell>
              <table:table-cell office:value-type="float" office:value="-0.16206900329729">
                <text:p>-0.1620690032972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00918732583522797">
                <text:p>-0.00918732583522797</text:p>
              </table:table-cell>
              <table:table-cell office:value-type="float" office:value="0.002753">
                <text:p>0.002753</text:p>
              </table:table-cell>
              <table:table-cell office:value-type="float" office:value="-0.16173805083601">
                <text:p>-0.161738050836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00980650167912245">
                <text:p>-0.00980650167912245</text:p>
              </table:table-cell>
              <table:table-cell office:value-type="float" office:value="0.002424">
                <text:p>0.002424</text:p>
              </table:table-cell>
              <table:table-cell office:value-type="float" office:value="-0.16141666445689">
                <text:p>-0.1614166644568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0101214442402124">
                <text:p>-0.0101214442402124</text:p>
              </table:table-cell>
              <table:table-cell office:value-type="float" office:value="0.00197">
                <text:p>0.00197</text:p>
              </table:table-cell>
              <table:table-cell office:value-type="float" office:value="-0.16109545415824">
                <text:p>-0.161095454158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0107613988220692">
                <text:p>-0.0107613988220692</text:p>
              </table:table-cell>
              <table:table-cell office:value-type="float" office:value="0.001291">
                <text:p>0.001291</text:p>
              </table:table-cell>
              <table:table-cell office:value-type="float" office:value="-0.16079128004009">
                <text:p>-0.1607912800400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0110861826688051">
                <text:p>-0.0110861826688051</text:p>
              </table:table-cell>
              <table:table-cell office:value-type="float" office:value="0.000559">
                <text:p>0.000559</text:p>
              </table:table-cell>
              <table:table-cell office:value-type="float" office:value="-0.16048462203481">
                <text:p>-0.1604846220348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0117448018863797">
                <text:p>-0.0117448018863797</text:p>
              </table:table-cell>
              <table:table-cell office:value-type="float" office:value="-0.000121">
                <text:p>-0.000121</text:p>
              </table:table-cell>
              <table:table-cell office:value-type="float" office:value="-0.16014099745636">
                <text:p>-0.1601409974563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0127535341307521">
                <text:p>-0.0127535341307521</text:p>
              </table:table-cell>
              <table:table-cell office:value-type="float" office:value="-0.000742">
                <text:p>-0.000742</text:p>
              </table:table-cell>
              <table:table-cell office:value-type="float" office:value="-0.159783579344">
                <text:p>-0.15978357934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0130948508158326">
                <text:p>-0.0130948508158326</text:p>
              </table:table-cell>
              <table:table-cell office:value-type="float" office:value="-0.001197">
                <text:p>-0.001197</text:p>
              </table:table-cell>
              <table:table-cell office:value-type="float" office:value="-0.15941484760324">
                <text:p>-0.159414847603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0137843964621425">
                <text:p>-0.0137843964621425</text:p>
              </table:table-cell>
              <table:table-cell office:value-type="float" office:value="-0.001815">
                <text:p>-0.001815</text:p>
              </table:table-cell>
              <table:table-cell office:value-type="float" office:value="-0.15904646548769">
                <text:p>-0.1590464654876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0141323916614056">
                <text:p>-0.0141323916614056</text:p>
              </table:table-cell>
              <table:table-cell office:value-type="float" office:value="-0.002228">
                <text:p>-0.002228</text:p>
              </table:table-cell>
              <table:table-cell office:value-type="float" office:value="-0.15867450509056">
                <text:p>-0.1586745050905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0148342531174421">
                <text:p>-0.0148342531174421</text:p>
              </table:table-cell>
              <table:table-cell office:value-type="float" office:value="-0.002876">
                <text:p>-0.002876</text:p>
              </table:table-cell>
              <table:table-cell office:value-type="float" office:value="-0.15832671006404">
                <text:p>-0.1583267100640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0151878800243139">
                <text:p>-0.0151878800243139</text:p>
              </table:table-cell>
              <table:table-cell office:value-type="float" office:value="-0.003602">
                <text:p>-0.003602</text:p>
              </table:table-cell>
              <table:table-cell office:value-type="float" office:value="-0.15797339805316">
                <text:p>-0.1579733980531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0158999375998974">
                <text:p>-0.0158999375998974</text:p>
              </table:table-cell>
              <table:table-cell office:value-type="float" office:value="-0.004927">
                <text:p>-0.004927</text:p>
              </table:table-cell>
              <table:table-cell office:value-type="float" office:value="-0.15765485719876">
                <text:p>-0.1576548571987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0162581466138363">
                <text:p>-0.0162581466138363</text:p>
              </table:table-cell>
              <table:table-cell office:value-type="float" office:value="-0.006757">
                <text:p>-0.006757</text:p>
              </table:table-cell>
              <table:table-cell office:value-type="float" office:value="-0.15736094517604">
                <text:p>-0.1573609451760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0169783756136894">
                <text:p>-0.0169783756136894</text:p>
              </table:table-cell>
              <table:table-cell office:value-type="float" office:value="-0.008975">
                <text:p>-0.008975</text:p>
              </table:table-cell>
              <table:table-cell office:value-type="float" office:value="-0.15712029869584">
                <text:p>-0.1571202986958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0173401609063149">
                <text:p>-0.0173401609063149</text:p>
              </table:table-cell>
              <table:table-cell office:value-type="float" office:value="-0.011562">
                <text:p>-0.011562</text:p>
              </table:table-cell>
              <table:table-cell office:value-type="float" office:value="-0.15690589570009">
                <text:p>-0.1569058957000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0184308290481567">
                <text:p>-0.0184308290481567</text:p>
              </table:table-cell>
              <table:table-cell office:value-type="float" office:value="-0.014415">
                <text:p>-0.014415</text:p>
              </table:table-cell>
              <table:table-cell office:value-type="float" office:value="-0.15672681422489">
                <text:p>-0.1567268142248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018795795738697">
                <text:p>-0.018795795738697</text:p>
              </table:table-cell>
              <table:table-cell office:value-type="float" office:value="-0.017086">
                <text:p>-0.017086</text:p>
              </table:table-cell>
              <table:table-cell office:value-type="float" office:value="-0.15657007159721">
                <text:p>-0.1565700715972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0195271708071232">
                <text:p>-0.0195271708071232</text:p>
              </table:table-cell>
              <table:table-cell office:value-type="float" office:value="-0.018285">
                <text:p>-0.018285</text:p>
              </table:table-cell>
              <table:table-cell office:value-type="float" office:value="-0.15642873594884">
                <text:p>-0.1564287359488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0198933556675911">
                <text:p>-0.0198933556675911</text:p>
              </table:table-cell>
              <table:table-cell office:value-type="float" office:value="-0.022586">
                <text:p>-0.022586</text:p>
              </table:table-cell>
              <table:table-cell office:value-type="float" office:value="-0.15628257188921">
                <text:p>-0.1562825718892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020259715616703">
                <text:p>-0.020259715616703</text:p>
              </table:table-cell>
              <table:table-cell office:value-type="float" office:value="-0.023287">
                <text:p>-0.023287</text:p>
              </table:table-cell>
              <table:table-cell office:value-type="float" office:value="-0.15615137718436">
                <text:p>-0.1561513771843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0217249151319265">
                <text:p>-0.0217249151319265</text:p>
              </table:table-cell>
              <table:table-cell office:value-type="float" office:value="-0.025633">
                <text:p>-0.025633</text:p>
              </table:table-cell>
              <table:table-cell office:value-type="float" office:value="-0.15604865314576">
                <text:p>-0.1560486531457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0220906138420105">
                <text:p>-0.0220906138420105</text:p>
              </table:table-cell>
              <table:table-cell office:value-type="float" office:value="-0.028122">
                <text:p>-0.028122</text:p>
              </table:table-cell>
              <table:table-cell office:value-type="float" office:value="-0.15598029437696">
                <text:p>-0.1559802943769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0228205546736717">
                <text:p>-0.0228205546736717</text:p>
              </table:table-cell>
              <table:table-cell office:value-type="float" office:value="-0.030345">
                <text:p>-0.030345</text:p>
              </table:table-cell>
              <table:table-cell office:value-type="float" office:value="-0.15596495625169">
                <text:p>-0.1559649562516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0235478542745113">
                <text:p>-0.0235478542745113</text:p>
              </table:table-cell>
              <table:table-cell office:value-type="float" office:value="-0.032817">
                <text:p>-0.032817</text:p>
              </table:table-cell>
              <table:table-cell office:value-type="float" office:value="-0.15599969123809">
                <text:p>-0.1559996912380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0242716986685991">
                <text:p>-0.0242716986685991</text:p>
              </table:table-cell>
              <table:table-cell office:value-type="float" office:value="-0.035169">
                <text:p>-0.035169</text:p>
              </table:table-cell>
              <table:table-cell office:value-type="float" office:value="-0.15607967898025">
                <text:p>-0.156079678980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0249912682920694">
                <text:p>-0.0249912682920694</text:p>
              </table:table-cell>
              <table:table-cell office:value-type="float" office:value="-0.037323">
                <text:p>-0.037323</text:p>
              </table:table-cell>
              <table:table-cell office:value-type="float" office:value="-0.15620398611041">
                <text:p>-0.1562039861104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0257057659327984">
                <text:p>-0.0257057659327984</text:p>
              </table:table-cell>
              <table:table-cell office:value-type="float" office:value="-0.039309">
                <text:p>-0.039309</text:p>
              </table:table-cell>
              <table:table-cell office:value-type="float" office:value="-0.156392518009">
                <text:p>-0.15639251800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0264144297689199">
                <text:p>-0.0264144297689199</text:p>
              </table:table-cell>
              <table:table-cell office:value-type="float" office:value="-0.041122">
                <text:p>-0.041122</text:p>
              </table:table-cell>
              <table:table-cell office:value-type="float" office:value="-0.156664819684">
                <text:p>-0.15666481968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027116471901536">
                <text:p>-0.027116471901536</text:p>
              </table:table-cell>
              <table:table-cell office:value-type="float" office:value="-0.042543">
                <text:p>-0.042543</text:p>
              </table:table-cell>
              <table:table-cell office:value-type="float" office:value="-0.15704063862025">
                <text:p>-0.157040638620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0281554274260998">
                <text:p>-0.0281554274260998</text:p>
              </table:table-cell>
              <table:table-cell office:value-type="float" office:value="-0.042814">
                <text:p>-0.042814</text:p>
              </table:table-cell>
              <table:table-cell office:value-type="float" office:value="-0.15752620801856">
                <text:p>-0.1575262080185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0291752927005291">
                <text:p>-0.0291752927005291</text:p>
              </table:table-cell>
              <table:table-cell office:value-type="float" office:value="-0.043991">
                <text:p>-0.043991</text:p>
              </table:table-cell>
              <table:table-cell office:value-type="float" office:value="-0.15812706853801">
                <text:p>-0.1581270685380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0295105930417776">
                <text:p>-0.0295105930417776</text:p>
              </table:table-cell>
              <table:table-cell office:value-type="float" office:value="-0.045018">
                <text:p>-0.045018</text:p>
              </table:table-cell>
              <table:table-cell office:value-type="float" office:value="-0.15885111265625">
                <text:p>-0.158851112656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0301736444234848">
                <text:p>-0.0301736444234848</text:p>
              </table:table-cell>
              <table:table-cell office:value-type="float" office:value="-0.045721">
                <text:p>-0.045721</text:p>
              </table:table-cell>
              <table:table-cell office:value-type="float" office:value="-0.15970813733956">
                <text:p>-0.1597081373395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030501214787364">
                <text:p>-0.030501214787364</text:p>
              </table:table-cell>
              <table:table-cell office:value-type="float" office:value="-0.046454">
                <text:p>-0.046454</text:p>
              </table:table-cell>
              <table:table-cell office:value-type="float" office:value="-0.16072016953321">
                <text:p>-0.1607201695332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031148049980402">
                <text:p>-0.031148049980402</text:p>
              </table:table-cell>
              <table:table-cell office:value-type="float" office:value="-0.047275">
                <text:p>-0.047275</text:p>
              </table:table-cell>
              <table:table-cell office:value-type="float" office:value="-0.16188807670769">
                <text:p>-0.1618880767076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0317832492291927">
                <text:p>-0.0317832492291927</text:p>
              </table:table-cell>
              <table:table-cell office:value-type="float" office:value="-0.048753">
                <text:p>-0.048753</text:p>
              </table:table-cell>
              <table:table-cell office:value-type="float" office:value="-0.16323270772736">
                <text:p>-0.1632327077273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0320962555706501">
                <text:p>-0.0320962555706501</text:p>
              </table:table-cell>
              <table:table-cell office:value-type="float" office:value="-0.05022">
                <text:p>-0.05022</text:p>
              </table:table-cell>
              <table:table-cell office:value-type="float" office:value="-0.16474352956481">
                <text:p>-0.1647435295648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0327127277851105">
                <text:p>-0.0327127277851105</text:p>
              </table:table-cell>
              <table:table-cell office:value-type="float" office:value="-0.051378">
                <text:p>-0.051378</text:p>
              </table:table-cell>
              <table:table-cell office:value-type="float" office:value="-0.16641943995361">
                <text:p>-0.1664194399536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0330160260200501">
                <text:p>-0.0330160260200501</text:p>
              </table:table-cell>
              <table:table-cell office:value-type="float" office:value="-0.052899">
                <text:p>-0.052899</text:p>
              </table:table-cell>
              <table:table-cell office:value-type="float" office:value="-0.16822334016481">
                <text:p>-0.1682233401648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0333159379661083">
                <text:p>-0.0333159379661083</text:p>
              </table:table-cell>
              <table:table-cell office:value-type="float" office:value="-0.054116">
                <text:p>-0.054116</text:p>
              </table:table-cell>
              <table:table-cell office:value-type="float" office:value="-0.17017645028881">
                <text:p>-0.1701764502888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0339051783084869">
                <text:p>-0.0339051783084869</text:p>
              </table:table-cell>
              <table:table-cell office:value-type="float" office:value="-0.055533">
                <text:p>-0.055533</text:p>
              </table:table-cell>
              <table:table-cell office:value-type="float" office:value="-0.17222510537561">
                <text:p>-0.1722251053756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0341943725943565">
                <text:p>-0.0341943725943565</text:p>
              </table:table-cell>
              <table:table-cell office:value-type="float" office:value="-0.056867">
                <text:p>-0.056867</text:p>
              </table:table-cell>
              <table:table-cell office:value-type="float" office:value="-0.17435881529569">
                <text:p>-0.1743588152956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0347615592181683">
                <text:p>-0.0347615592181683</text:p>
              </table:table-cell>
              <table:table-cell office:value-type="float" office:value="-0.057749">
                <text:p>-0.057749</text:p>
              </table:table-cell>
              <table:table-cell office:value-type="float" office:value="-0.17656490966881">
                <text:p>-0.1765649096688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041370652616024">
                <text:p>-0.041370652616024</text:p>
              </table:table-cell>
              <table:table-cell office:value-type="float" office:value="-0.058831">
                <text:p>-0.058831</text:p>
              </table:table-cell>
              <table:table-cell office:value-type="float" office:value="-0.17887310663881">
                <text:p>-0.1788731066388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0414128713309765">
                <text:p>-0.0414128713309765</text:p>
              </table:table-cell>
              <table:table-cell office:value-type="float" office:value="-0.059666">
                <text:p>-0.059666</text:p>
              </table:table-cell>
              <table:table-cell office:value-type="float" office:value="-0.18127350279961">
                <text:p>-0.1812735027996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0415904447436333">
                <text:p>-0.0415904447436333</text:p>
              </table:table-cell>
              <table:table-cell office:value-type="float" office:value="-0.06063">
                <text:p>-0.06063</text:p>
              </table:table-cell>
              <table:table-cell office:value-type="float" office:value="-0.18379851390641">
                <text:p>-0.1837985139064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0418521948158741">
                <text:p>-0.0418521948158741</text:p>
              </table:table-cell>
              <table:table-cell office:value-type="float" office:value="-0.061327">
                <text:p>-0.061327</text:p>
              </table:table-cell>
              <table:table-cell office:value-type="float" office:value="-0.18642574783225">
                <text:p>-0.186425747832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0421654917299748">
                <text:p>-0.0421654917299748</text:p>
              </table:table-cell>
              <table:table-cell office:value-type="float" office:value="-0.062174">
                <text:p>-0.062174</text:p>
              </table:table-cell>
              <table:table-cell office:value-type="float" office:value="-0.18914008453249">
                <text:p>-0.1891400845324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0425096116960049">
                <text:p>-0.0425096116960049</text:p>
              </table:table-cell>
              <table:table-cell office:value-type="float" office:value="-0.06283">
                <text:p>-0.06283</text:p>
              </table:table-cell>
              <table:table-cell office:value-type="float" office:value="-0.19193848950625">
                <text:p>-0.1919384895062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0428713224828243">
                <text:p>-0.0428713224828243</text:p>
              </table:table-cell>
              <table:table-cell office:value-type="float" office:value="-0.063372">
                <text:p>-0.063372</text:p>
              </table:table-cell>
              <table:table-cell office:value-type="float" office:value="-0.19469080811716">
                <text:p>-0.1946908081171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0430560261011124">
                <text:p>-0.0430560261011124</text:p>
              </table:table-cell>
              <table:table-cell office:value-type="float" office:value="-0.064084">
                <text:p>-0.064084</text:p>
              </table:table-cell>
              <table:table-cell office:value-type="float" office:value="-0.19761128144849">
                <text:p>-0.1976112814484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0432422645390034">
                <text:p>-0.0432422645390034</text:p>
              </table:table-cell>
              <table:table-cell office:value-type="float" office:value="-0.064544">
                <text:p>-0.064544</text:p>
              </table:table-cell>
              <table:table-cell office:value-type="float" office:value="-0.20058885619984">
                <text:p>-0.2005888561998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0436171554028988">
                <text:p>-0.0436171554028988</text:p>
              </table:table-cell>
              <table:table-cell office:value-type="float" office:value="-0.065312">
                <text:p>-0.065312</text:p>
              </table:table-cell>
              <table:table-cell office:value-type="float" office:value="-0.20359217693584">
                <text:p>-0.2035921769358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0439927615225315">
                <text:p>-0.0439927615225315</text:p>
              </table:table-cell>
              <table:table-cell office:value-type="float" office:value="-0.065953">
                <text:p>-0.065953</text:p>
              </table:table-cell>
              <table:table-cell office:value-type="float" office:value="-0.20662480101449">
                <text:p>-0.2066248010144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0445534400641918">
                <text:p>-0.0445534400641918</text:p>
              </table:table-cell>
              <table:table-cell office:value-type="float" office:value="-0.066938">
                <text:p>-0.066938</text:p>
              </table:table-cell>
              <table:table-cell office:value-type="float" office:value="-0.20970236098361">
                <text:p>-0.2097023609836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0449239388108254">
                <text:p>-0.0449239388108254</text:p>
              </table:table-cell>
              <table:table-cell office:value-type="float" office:value="-0.067551">
                <text:p>-0.067551</text:p>
              </table:table-cell>
              <table:table-cell office:value-type="float" office:value="-0.21280556258084">
                <text:p>-0.2128055625808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0452912673354149">
                <text:p>-0.0452912673354149</text:p>
              </table:table-cell>
              <table:table-cell office:value-type="float" office:value="-0.068288">
                <text:p>-0.068288</text:p>
              </table:table-cell>
              <table:table-cell office:value-type="float" office:value="-0.21596877722881">
                <text:p>-0.2159687772288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0456552989780903">
                <text:p>-0.0456552989780903</text:p>
              </table:table-cell>
              <table:table-cell office:value-type="float" office:value="-0.068788">
                <text:p>-0.068788</text:p>
              </table:table-cell>
              <table:table-cell office:value-type="float" office:value="-0.21918249558169">
                <text:p>-0.2191824955816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0460160635411739">
                <text:p>-0.0460160635411739</text:p>
              </table:table-cell>
              <table:table-cell office:value-type="float" office:value="-0.069048">
                <text:p>-0.069048</text:p>
              </table:table-cell>
              <table:table-cell office:value-type="float" office:value="-0.22241273226649">
                <text:p>-0.2224127322664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0463737398386002">
                <text:p>-0.0463737398386002</text:p>
              </table:table-cell>
              <table:table-cell office:value-type="float" office:value="-0.068952">
                <text:p>-0.068952</text:p>
              </table:table-cell>
              <table:table-cell office:value-type="float" office:value="-0.22565075173696">
                <text:p>-0.2256507517369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0465514808893204">
                <text:p>-0.0465514808893204</text:p>
              </table:table-cell>
              <table:table-cell office:value-type="float" office:value="-0.068363">
                <text:p>-0.068363</text:p>
              </table:table-cell>
              <table:table-cell office:value-type="float" office:value="-0.22888917115684">
                <text:p>-0.2288891711568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0469049662351608">
                <text:p>-0.0469049662351608</text:p>
              </table:table-cell>
              <table:table-cell office:value-type="float" office:value="-0.067124">
                <text:p>-0.067124</text:p>
              </table:table-cell>
              <table:table-cell office:value-type="float" office:value="-0.23205244157449">
                <text:p>-0.2320524415744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0470807813107967">
                <text:p>-0.0470807813107967</text:p>
              </table:table-cell>
              <table:table-cell office:value-type="float" office:value="-0.065565">
                <text:p>-0.065565</text:p>
              </table:table-cell>
              <table:table-cell office:value-type="float" office:value="-0.23510044452089">
                <text:p>-0.2351004445208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0474306903779507">
                <text:p>-0.0474306903779507</text:p>
              </table:table-cell>
              <table:table-cell office:value-type="float" office:value="-0.063752">
                <text:p>-0.063752</text:p>
              </table:table-cell>
              <table:table-cell office:value-type="float" office:value="-0.23807293204321">
                <text:p>-0.2380729320432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0477786175906658">
                <text:p>-0.0477786175906658</text:p>
              </table:table-cell>
              <table:table-cell office:value-type="float" office:value="-0.061583">
                <text:p>-0.061583</text:p>
              </table:table-cell>
              <table:table-cell office:value-type="float" office:value="-0.24088768388161">
                <text:p>-0.2408876838816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0479519292712212">
                <text:p>-0.0479519292712212</text:p>
              </table:table-cell>
              <table:table-cell office:value-type="float" office:value="-0.059459">
                <text:p>-0.059459</text:p>
              </table:table-cell>
              <table:table-cell office:value-type="float" office:value="-0.24362051495044">
                <text:p>-0.2436205149504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0482974387705326">
                <text:p>-0.0482974387705326</text:p>
              </table:table-cell>
              <table:table-cell office:value-type="float" office:value="-0.057297">
                <text:p>-0.057297</text:p>
              </table:table-cell>
              <table:table-cell office:value-type="float" office:value="-0.24628738437776">
                <text:p>-0.2462873843777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0486416630446911">
                <text:p>-0.0486416630446911</text:p>
              </table:table-cell>
              <table:table-cell office:value-type="float" office:value="-0.055727">
                <text:p>-0.055727</text:p>
              </table:table-cell>
              <table:table-cell office:value-type="float" office:value="-0.24888347157121">
                <text:p>-0.2488834715712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048813384026289">
                <text:p>-0.048813384026289</text:p>
              </table:table-cell>
              <table:table-cell office:value-type="float" office:value="-0.05438">
                <text:p>-0.05438</text:p>
              </table:table-cell>
              <table:table-cell office:value-type="float" office:value="-0.25139036652304">
                <text:p>-0.2513903665230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049156203866005">
                <text:p>-0.049156203866005</text:p>
              </table:table-cell>
              <table:table-cell office:value-type="float" office:value="-0.053455">
                <text:p>-0.053455</text:p>
              </table:table-cell>
              <table:table-cell office:value-type="float" office:value="-0.25383519981604">
                <text:p>-0.2538351998160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0494983419775963">
                <text:p>-0.0494983419775963</text:p>
              </table:table-cell>
              <table:table-cell office:value-type="float" office:value="-0.052994">
                <text:p>-0.052994</text:p>
              </table:table-cell>
              <table:table-cell office:value-type="float" office:value="-0.25623851041936">
                <text:p>-0.2562385104193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0496692210435867">
                <text:p>-0.0496692210435867</text:p>
              </table:table-cell>
              <table:table-cell office:value-type="float" office:value="-0.052768">
                <text:p>-0.052768</text:p>
              </table:table-cell>
              <table:table-cell office:value-type="float" office:value="-0.25856083011044">
                <text:p>-0.2585608301104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0500121340155602">
                <text:p>-0.0500121340155602</text:p>
              </table:table-cell>
              <table:table-cell office:value-type="float" office:value="-0.052888">
                <text:p>-0.052888</text:p>
              </table:table-cell>
              <table:table-cell office:value-type="float" office:value="-0.26106369826529">
                <text:p>-0.2610636982652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050188235938549">
                <text:p>-0.050188235938549</text:p>
              </table:table-cell>
              <table:table-cell office:value-type="float" office:value="-0.052778">
                <text:p>-0.052778</text:p>
              </table:table-cell>
              <table:table-cell office:value-type="float" office:value="-0.26330092520281">
                <text:p>-0.2633009252028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0505600906908512">
                <text:p>-0.0505600906908512</text:p>
              </table:table-cell>
              <table:table-cell office:value-type="float" office:value="-0.052782">
                <text:p>-0.052782</text:p>
              </table:table-cell>
              <table:table-cell office:value-type="float" office:value="-0.26548241911204">
                <text:p>-0.2654824191120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0509671270847321">
                <text:p>-0.0509671270847321</text:p>
              </table:table-cell>
              <table:table-cell office:value-type="float" office:value="-0.05238">
                <text:p>-0.05238</text:p>
              </table:table-cell>
              <table:table-cell office:value-type="float" office:value="-0.267585518225">
                <text:p>-0.26758551822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0511861369013786">
                <text:p>-0.0511861369013786</text:p>
              </table:table-cell>
              <table:table-cell office:value-type="float" office:value="-0.051764">
                <text:p>-0.051764</text:p>
              </table:table-cell>
              <table:table-cell office:value-type="float" office:value="-0.26964360319204">
                <text:p>-0.2696436031920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0516579449176788">
                <text:p>-0.0516579449176788</text:p>
              </table:table-cell>
              <table:table-cell office:value-type="float" office:value="-0.051077">
                <text:p>-0.051077</text:p>
              </table:table-cell>
              <table:table-cell office:value-type="float" office:value="-0.27164050183201">
                <text:p>-0.2716405018320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0519114285707474">
                <text:p>-0.0519114285707474</text:p>
              </table:table-cell>
              <table:table-cell office:value-type="float" office:value="-0.050215">
                <text:p>-0.050215</text:p>
              </table:table-cell>
              <table:table-cell office:value-type="float" office:value="-0.27364261117241">
                <text:p>-0.2736426111724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0527443327009678">
                <text:p>-0.0527443327009678</text:p>
              </table:table-cell>
              <table:table-cell office:value-type="float" office:value="-0.048921">
                <text:p>-0.048921</text:p>
              </table:table-cell>
              <table:table-cell office:value-type="float" office:value="-0.27564259452356">
                <text:p>-0.2756425945235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0533604510128498">
                <text:p>-0.0533604510128498</text:p>
              </table:table-cell>
              <table:table-cell office:value-type="float" office:value="-0.047694">
                <text:p>-0.047694</text:p>
              </table:table-cell>
              <table:table-cell office:value-type="float" office:value="-0.27760344255025">
                <text:p>-0.2776034425502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0540247969329357">
                <text:p>-0.0540247969329357</text:p>
              </table:table-cell>
              <table:table-cell office:value-type="float" office:value="-0.046258">
                <text:p>-0.046258</text:p>
              </table:table-cell>
              <table:table-cell office:value-type="float" office:value="-0.27957545367529">
                <text:p>-0.2795754536752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0543748028576374">
                <text:p>-0.0543748028576374</text:p>
              </table:table-cell>
              <table:table-cell office:value-type="float" office:value="-0.044629">
                <text:p>-0.044629</text:p>
              </table:table-cell>
              <table:table-cell office:value-type="float" office:value="-0.28156514144609">
                <text:p>-0.2815651414460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0.055109765380621">
                <text:p>-0.055109765380621</text:p>
              </table:table-cell>
              <table:table-cell office:value-type="float" office:value="-0.0427">
                <text:p>-0.0427</text:p>
              </table:table-cell>
              <table:table-cell office:value-type="float" office:value="-0.28353812159296">
                <text:p>-0.2835381215929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0.0558902509510517">
                <text:p>-0.0558902509510517</text:p>
              </table:table-cell>
              <table:table-cell office:value-type="float" office:value="-0.04085">
                <text:p>-0.04085</text:p>
              </table:table-cell>
              <table:table-cell office:value-type="float" office:value="-0.28551299537296">
                <text:p>-0.2855129953729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0.0567147880792618">
                <text:p>-0.0567147880792618</text:p>
              </table:table-cell>
              <table:table-cell office:value-type="float" office:value="-0.038697">
                <text:p>-0.038697</text:p>
              </table:table-cell>
              <table:table-cell office:value-type="float" office:value="-0.28755047441761">
                <text:p>-0.2875504744176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0.0580306574702263">
                <text:p>-0.0580306574702263</text:p>
              </table:table-cell>
              <table:table-cell office:value-type="float" office:value="-0.036418">
                <text:p>-0.036418</text:p>
              </table:table-cell>
              <table:table-cell office:value-type="float" office:value="-0.28963658140409">
                <text:p>-0.2896365814040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0.0589581467211247">
                <text:p>-0.0589581467211247</text:p>
              </table:table-cell>
              <table:table-cell office:value-type="float" office:value="-0.034384">
                <text:p>-0.034384</text:p>
              </table:table-cell>
              <table:table-cell office:value-type="float" office:value="-0.29178482195801">
                <text:p>-0.2917848219580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0.0599237456917763">
                <text:p>-0.0599237456917763</text:p>
              </table:table-cell>
              <table:table-cell office:value-type="float" office:value="-0.032238">
                <text:p>-0.032238</text:p>
              </table:table-cell>
              <table:table-cell office:value-type="float" office:value="-0.29402878547776">
                <text:p>-0.2940287854777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0.0474518500268459">
                <text:p>-0.0474518500268459</text:p>
              </table:table-cell>
              <table:table-cell office:value-type="float" office:value="-0.030423">
                <text:p>-0.030423</text:p>
              </table:table-cell>
              <table:table-cell office:value-type="float" office:value="-0.29616168580625">
                <text:p>-0.2961616858062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0.0477341040968895">
                <text:p>-0.0477341040968895</text:p>
              </table:table-cell>
              <table:table-cell office:value-type="float" office:value="-0.028983">
                <text:p>-0.028983</text:p>
              </table:table-cell>
              <table:table-cell office:value-type="float" office:value="-0.29858377926544">
                <text:p>-0.2985837792654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0.0481663197278977">
                <text:p>-0.0481663197278977</text:p>
              </table:table-cell>
              <table:table-cell office:value-type="float" office:value="-0.0278">
                <text:p>-0.0278</text:p>
              </table:table-cell>
              <table:table-cell office:value-type="float" office:value="-0.30106239470201">
                <text:p>-0.3010623947020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0.048424419015646">
                <text:p>-0.048424419015646</text:p>
              </table:table-cell>
              <table:table-cell office:value-type="float" office:value="-0.02734">
                <text:p>-0.02734</text:p>
              </table:table-cell>
              <table:table-cell office:value-type="float" office:value="-0.30364756928849">
                <text:p>-0.3036475692884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0.0490049868822098">
                <text:p>-0.0490049868822098</text:p>
              </table:table-cell>
              <table:table-cell office:value-type="float" office:value="-0.026836">
                <text:p>-0.026836</text:p>
              </table:table-cell>
              <table:table-cell office:value-type="float" office:value="-0.30636491378116">
                <text:p>-0.3063649137811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0.0493217594921589">
                <text:p>-0.0493217594921589</text:p>
              </table:table-cell>
              <table:table-cell office:value-type="float" office:value="-0.026433">
                <text:p>-0.026433</text:p>
              </table:table-cell>
              <table:table-cell office:value-type="float" office:value="-0.30911792887681">
                <text:p>-0.3091179288768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0.0499977096915245">
                <text:p>-0.0499977096915245</text:p>
              </table:table-cell>
              <table:table-cell office:value-type="float" office:value="-0.02564">
                <text:p>-0.02564</text:p>
              </table:table-cell>
              <table:table-cell office:value-type="float" office:value="-0.31195491065444">
                <text:p>-0.3119549106544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0.0503537580370903">
                <text:p>-0.0503537580370903</text:p>
              </table:table-cell>
              <table:table-cell office:value-type="float" office:value="-0.02471">
                <text:p>-0.02471</text:p>
              </table:table-cell>
              <table:table-cell office:value-type="float" office:value="-0.31492086361729">
                <text:p>-0.3149208636172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0.0510960333049297">
                <text:p>-0.0510960333049297</text:p>
              </table:table-cell>
              <table:table-cell office:value-type="float" office:value="-0.023124">
                <text:p>-0.023124</text:p>
              </table:table-cell>
              <table:table-cell office:value-type="float" office:value="-0.317963126404">
                <text:p>-0.31796312640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0.0518727265298367">
                <text:p>-0.0518727265298367</text:p>
              </table:table-cell>
              <table:table-cell office:value-type="float" office:value="-0.021525">
                <text:p>-0.021525</text:p>
              </table:table-cell>
              <table:table-cell office:value-type="float" office:value="-0.32109937360921">
                <text:p>-0.3210993736092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0.0522722266614437">
                <text:p>-0.0522722266614437</text:p>
              </table:table-cell>
              <table:table-cell office:value-type="float" office:value="-0.021265">
                <text:p>-0.021265</text:p>
              </table:table-cell>
              <table:table-cell office:value-type="float" office:value="-0.32432141113156">
                <text:p>-0.3243214111315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0.0530908927321434">
                <text:p>-0.0530908927321434</text:p>
              </table:table-cell>
              <table:table-cell office:value-type="float" office:value="-0.020335">
                <text:p>-0.020335</text:p>
              </table:table-cell>
              <table:table-cell office:value-type="float" office:value="-0.32756406356225">
                <text:p>-0.3275640635622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0.0539328381419182">
                <text:p>-0.0539328381419182</text:p>
              </table:table-cell>
              <table:table-cell office:value-type="float" office:value="-0.019402">
                <text:p>-0.019402</text:p>
              </table:table-cell>
              <table:table-cell office:value-type="float" office:value="-0.33093054384481">
                <text:p>-0.3309305438448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0.0547950603067875">
                <text:p>-0.0547950603067875</text:p>
              </table:table-cell>
              <table:table-cell office:value-type="float" office:value="-0.019423">
                <text:p>-0.019423</text:p>
              </table:table-cell>
              <table:table-cell office:value-type="float" office:value="-0.33435888207616">
                <text:p>-0.3343588820761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0.0552329495549202">
                <text:p>-0.0552329495549202</text:p>
              </table:table-cell>
              <table:table-cell office:value-type="float" office:value="-0.019717">
                <text:p>-0.019717</text:p>
              </table:table-cell>
              <table:table-cell office:value-type="float" office:value="-0.33780717009316">
                <text:p>-0.3378071700931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0.0561208240687847">
                <text:p>-0.0561208240687847</text:p>
              </table:table-cell>
              <table:table-cell office:value-type="float" office:value="-0.020281">
                <text:p>-0.020281</text:p>
              </table:table-cell>
              <table:table-cell office:value-type="float" office:value="-0.34134760301569">
                <text:p>-0.3413476030156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0.0565702542662621">
                <text:p>-0.0565702542662621</text:p>
              </table:table-cell>
              <table:table-cell office:value-type="float" office:value="-0.02086">
                <text:p>-0.02086</text:p>
              </table:table-cell>
              <table:table-cell office:value-type="float" office:value="-0.344984397604">
                <text:p>-0.34498439760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0.0579374320805073">
                <text:p>-0.0579374320805073</text:p>
              </table:table-cell>
              <table:table-cell office:value-type="float" office:value="-0.02153">
                <text:p>-0.02153</text:p>
              </table:table-cell>
              <table:table-cell office:value-type="float" office:value="-0.3486885481">
                <text:p>-0.348688548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0.0593276359140873">
                <text:p>-0.0593276359140873</text:p>
              </table:table-cell>
              <table:table-cell office:value-type="float" office:value="-0.021925">
                <text:p>-0.021925</text:p>
              </table:table-cell>
              <table:table-cell office:value-type="float" office:value="-0.35244593782544">
                <text:p>-0.3524459378254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0.0597950220108032">
                <text:p>-0.0597950220108032</text:p>
              </table:table-cell>
              <table:table-cell office:value-type="float" office:value="-0.022079">
                <text:p>-0.022079</text:p>
              </table:table-cell>
              <table:table-cell office:value-type="float" office:value="-0.35624461679716">
                <text:p>-0.3562446167971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0.0607343129813671">
                <text:p>-0.0607343129813671</text:p>
              </table:table-cell>
              <table:table-cell office:value-type="float" office:value="-0.022003">
                <text:p>-0.022003</text:p>
              </table:table-cell>
              <table:table-cell office:value-type="float" office:value="-0.36006860962624">
                <text:p>-0.3600686096262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0.0621510334312916">
                <text:p>-0.0621510334312916</text:p>
              </table:table-cell>
              <table:table-cell office:value-type="float" office:value="-0.022051">
                <text:p>-0.022051</text:p>
              </table:table-cell>
              <table:table-cell office:value-type="float" office:value="-0.36390139459904">
                <text:p>-0.3639013945990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0.0630979686975479">
                <text:p>-0.0630979686975479</text:p>
              </table:table-cell>
              <table:table-cell office:value-type="float" office:value="-0.022086">
                <text:p>-0.022086</text:p>
              </table:table-cell>
              <table:table-cell office:value-type="float" office:value="-0.36779546955584">
                <text:p>-0.3677954695558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0.0640446841716766">
                <text:p>-0.0640446841716766</text:p>
              </table:table-cell>
              <table:table-cell office:value-type="float" office:value="-0.022391">
                <text:p>-0.022391</text:p>
              </table:table-cell>
              <table:table-cell office:value-type="float" office:value="-0.37170633975049">
                <text:p>-0.3717063397504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0.0645173713564873">
                <text:p>-0.0645173713564873</text:p>
              </table:table-cell>
              <table:table-cell office:value-type="float" office:value="-0.023091">
                <text:p>-0.023091</text:p>
              </table:table-cell>
              <table:table-cell office:value-type="float" office:value="-0.37551174471076">
                <text:p>-0.3755117447107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0.0654603093862534">
                <text:p>-0.0654603093862534</text:p>
              </table:table-cell>
              <table:table-cell office:value-type="float" office:value="-0.02434">
                <text:p>-0.02434</text:p>
              </table:table-cell>
              <table:table-cell office:value-type="float" office:value="-0.37917750972224">
                <text:p>-0.3791775097222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0.0659300982952118">
                <text:p>-0.0659300982952118</text:p>
              </table:table-cell>
              <table:table-cell office:value-type="float" office:value="-0.025745">
                <text:p>-0.025745</text:p>
              </table:table-cell>
              <table:table-cell office:value-type="float" office:value="-0.38272249366681">
                <text:p>-0.3827224936668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0.0673299506306648">
                <text:p>-0.0673299506306648</text:p>
              </table:table-cell>
              <table:table-cell office:value-type="float" office:value="-0.026862">
                <text:p>-0.026862</text:p>
              </table:table-cell>
              <table:table-cell office:value-type="float" office:value="-0.38617584952729">
                <text:p>-0.3861758495272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0.0682530403137207">
                <text:p>-0.0682530403137207</text:p>
              </table:table-cell>
              <table:table-cell office:value-type="float" office:value="-0.02803">
                <text:p>-0.02803</text:p>
              </table:table-cell>
              <table:table-cell office:value-type="float" office:value="-0.38945100169924">
                <text:p>-0.3894510016992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0.0696180462837219">
                <text:p>-0.0696180462837219</text:p>
              </table:table-cell>
              <table:table-cell office:value-type="float" office:value="-0.02874">
                <text:p>-0.02874</text:p>
              </table:table-cell>
              <table:table-cell office:value-type="float" office:value="-0.39254504209249">
                <text:p>-0.3925450420924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0.0705123692750931">
                <text:p>-0.0705123692750931</text:p>
              </table:table-cell>
              <table:table-cell office:value-type="float" office:value="-0.029701">
                <text:p>-0.029701</text:p>
              </table:table-cell>
              <table:table-cell office:value-type="float" office:value="-0.39547177180816">
                <text:p>-0.3954717718081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0.0709541961550713">
                <text:p>-0.0709541961550713</text:p>
              </table:table-cell>
              <table:table-cell office:value-type="float" office:value="-0.030824">
                <text:p>-0.030824</text:p>
              </table:table-cell>
              <table:table-cell office:value-type="float" office:value="-0.39837011702089">
                <text:p>-0.3983701170208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0.0722558423876762">
                <text:p>-0.0722558423876762</text:p>
              </table:table-cell>
              <table:table-cell office:value-type="float" office:value="-0.032011">
                <text:p>-0.032011</text:p>
              </table:table-cell>
              <table:table-cell office:value-type="float" office:value="-0.40073970945649">
                <text:p>-0.4007397094564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0.0726810693740845">
                <text:p>-0.0726810693740845</text:p>
              </table:table-cell>
              <table:table-cell office:value-type="float" office:value="-0.033366">
                <text:p>-0.033366</text:p>
              </table:table-cell>
              <table:table-cell office:value-type="float" office:value="-0.40284895080121">
                <text:p>-0.4028489508012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0.0735173374414444">
                <text:p>-0.0735173374414444</text:p>
              </table:table-cell>
              <table:table-cell office:value-type="float" office:value="-0.034304">
                <text:p>-0.034304</text:p>
              </table:table-cell>
              <table:table-cell office:value-type="float" office:value="-0.40467596159396">
                <text:p>-0.4046759615939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0.0739279836416245">
                <text:p>-0.0739279836416245</text:p>
              </table:table-cell>
              <table:table-cell office:value-type="float" office:value="-0.035122">
                <text:p>-0.035122</text:p>
              </table:table-cell>
              <table:table-cell office:value-type="float" office:value="-0.40610429359409">
                <text:p>-0.4061042935940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0.0747333094477654">
                <text:p>-0.0747333094477654</text:p>
              </table:table-cell>
              <table:table-cell office:value-type="float" office:value="-0.035829">
                <text:p>-0.035829</text:p>
              </table:table-cell>
              <table:table-cell office:value-type="float" office:value="-0.40713374099521">
                <text:p>-0.4071337409952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0.0758985355496407">
                <text:p>-0.0758985355496407</text:p>
              </table:table-cell>
              <table:table-cell office:value-type="float" office:value="-0.036565">
                <text:p>-0.036565</text:p>
              </table:table-cell>
              <table:table-cell office:value-type="float" office:value="-0.40784124571456">
                <text:p>-0.4078412457145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0.0766447260975838">
                <text:p>-0.0766447260975838</text:p>
              </table:table-cell>
              <table:table-cell office:value-type="float" office:value="-0.037442">
                <text:p>-0.037442</text:p>
              </table:table-cell>
              <table:table-cell office:value-type="float" office:value="-0.40806407529481">
                <text:p>-0.4080640752948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0.0770080834627152">
                <text:p>-0.0770080834627152</text:p>
              </table:table-cell>
              <table:table-cell office:value-type="float" office:value="-0.038787">
                <text:p>-0.038787</text:p>
              </table:table-cell>
              <table:table-cell office:value-type="float" office:value="-0.40785510803716">
                <text:p>-0.4078551080371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0.0777144804596901">
                <text:p>-0.0777144804596901</text:p>
              </table:table-cell>
              <table:table-cell office:value-type="float" office:value="-0.039774">
                <text:p>-0.039774</text:p>
              </table:table-cell>
              <table:table-cell office:value-type="float" office:value="-0.40731572518321">
                <text:p>-0.4073157251832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0.0783926397562027">
                <text:p>-0.0783926397562027</text:p>
              </table:table-cell>
              <table:table-cell office:value-type="float" office:value="-0.041039">
                <text:p>-0.041039</text:p>
              </table:table-cell>
              <table:table-cell office:value-type="float" office:value="-0.40641628267561">
                <text:p>-0.4064162826756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0.0787207037210465">
                <text:p>-0.0787207037210465</text:p>
              </table:table-cell>
              <table:table-cell office:value-type="float" office:value="-0.042417">
                <text:p>-0.042417</text:p>
              </table:table-cell>
              <table:table-cell office:value-type="float" office:value="-0.40530932883025">
                <text:p>-0.4053093288302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0.0793540924787521">
                <text:p>-0.0793540924787521</text:p>
              </table:table-cell>
              <table:table-cell office:value-type="float" office:value="-0.044073">
                <text:p>-0.044073</text:p>
              </table:table-cell>
              <table:table-cell office:value-type="float" office:value="-0.40393714403809">
                <text:p>-0.4039371440380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0.0796591117978096">
                <text:p>-0.0796591117978096</text:p>
              </table:table-cell>
              <table:table-cell office:value-type="float" office:value="-0.045941">
                <text:p>-0.045941</text:p>
              </table:table-cell>
              <table:table-cell office:value-type="float" office:value="-0.40234880204281">
                <text:p>-0.4023488020428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0.0802450031042099">
                <text:p>-0.0802450031042099</text:p>
              </table:table-cell>
              <table:table-cell office:value-type="float" office:value="-0.047783">
                <text:p>-0.047783</text:p>
              </table:table-cell>
              <table:table-cell office:value-type="float" office:value="-0.40086090879001">
                <text:p>-0.4008609087900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0.0805256068706513">
                <text:p>-0.0805256068706513</text:p>
              </table:table-cell>
              <table:table-cell office:value-type="float" office:value="-0.049386">
                <text:p>-0.049386</text:p>
              </table:table-cell>
              <table:table-cell office:value-type="float" office:value="-0.39944731961225">
                <text:p>-0.3994473196122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0.0810614824295044">
                <text:p>-0.0810614824295044</text:p>
              </table:table-cell>
              <table:table-cell office:value-type="float" office:value="-0.050593">
                <text:p>-0.050593</text:p>
              </table:table-cell>
              <table:table-cell office:value-type="float" office:value="-0.398059827536">
                <text:p>-0.39805982753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0.0813164636492729">
                <text:p>-0.0813164636492729</text:p>
              </table:table-cell>
              <table:table-cell office:value-type="float" office:value="-0.051207">
                <text:p>-0.051207</text:p>
              </table:table-cell>
              <table:table-cell office:value-type="float" office:value="-0.39670698684841">
                <text:p>-0.3967069868484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0.0815626457333565">
                <text:p>-0.0815626457333565</text:p>
              </table:table-cell>
              <table:table-cell office:value-type="float" office:value="-0.051373">
                <text:p>-0.051373</text:p>
              </table:table-cell>
              <table:table-cell office:value-type="float" office:value="-0.39531213191401">
                <text:p>-0.3953121319140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0.0820281654596329">
                <text:p>-0.0820281654596329</text:p>
              </table:table-cell>
              <table:table-cell office:value-type="float" office:value="-0.050857">
                <text:p>-0.050857</text:p>
              </table:table-cell>
              <table:table-cell office:value-type="float" office:value="-0.39381195644804">
                <text:p>-0.3938119564480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0.082457035779953">
                <text:p>-0.082457035779953</text:p>
              </table:table-cell>
              <table:table-cell office:value-type="float" office:value="-0.050736">
                <text:p>-0.050736</text:p>
              </table:table-cell>
              <table:table-cell office:value-type="float" office:value="-0.39221605237441">
                <text:p>-0.3922160523744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0.0828483924269676">
                <text:p>-0.0828483924269676</text:p>
              </table:table-cell>
              <table:table-cell office:value-type="float" office:value="-0.050693">
                <text:p>-0.050693</text:p>
              </table:table-cell>
              <table:table-cell office:value-type="float" office:value="-0.39038733160336">
                <text:p>-0.3903873316033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0.0832014232873917">
                <text:p>-0.0832014232873917</text:p>
              </table:table-cell>
              <table:table-cell office:value-type="float" office:value="-0.050491">
                <text:p>-0.050491</text:p>
              </table:table-cell>
              <table:table-cell office:value-type="float" office:value="-0.38833977026009">
                <text:p>-0.3883397702600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0.0835153162479401">
                <text:p>-0.0835153162479401</text:p>
              </table:table-cell>
              <table:table-cell office:value-type="float" office:value="-0.050413">
                <text:p>-0.050413</text:p>
              </table:table-cell>
              <table:table-cell office:value-type="float" office:value="-0.38602095669904">
                <text:p>-0.3860209566990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0.0837893486022949">
                <text:p>-0.0837893486022949</text:p>
              </table:table-cell>
              <table:table-cell office:value-type="float" office:value="-0.04986">
                <text:p>-0.04986</text:p>
              </table:table-cell>
              <table:table-cell office:value-type="float" office:value="-0.38340541156624">
                <text:p>-0.3834054115662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0.0841242149472237">
                <text:p>-0.0841242149472237</text:p>
              </table:table-cell>
              <table:table-cell office:value-type="float" office:value="-0.049071">
                <text:p>-0.049071</text:p>
              </table:table-cell>
              <table:table-cell office:value-type="float" office:value="-0.38050356315521">
                <text:p>-0.3805035631552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0.0842957571148873">
                <text:p>-0.0842957571148873</text:p>
              </table:table-cell>
              <table:table-cell office:value-type="float" office:value="-0.048">
                <text:p>-0.048</text:p>
              </table:table-cell>
              <table:table-cell office:value-type="float" office:value="-0.37736454114884">
                <text:p>-0.3773645411488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0.0844252482056618">
                <text:p>-0.0844252482056618</text:p>
              </table:table-cell>
              <table:table-cell office:value-type="float" office:value="-0.046928">
                <text:p>-0.046928</text:p>
              </table:table-cell>
              <table:table-cell office:value-type="float" office:value="-0.37390605348089">
                <text:p>-0.3739060534808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0.0844740346074104">
                <text:p>-0.0844740346074104</text:p>
              </table:table-cell>
              <table:table-cell office:value-type="float" office:value="-0.04558">
                <text:p>-0.04558</text:p>
              </table:table-cell>
              <table:table-cell office:value-type="float" office:value="-0.37014640343876">
                <text:p>-0.3701464034387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0.0845121294260025">
                <text:p>-0.0845121294260025</text:p>
              </table:table-cell>
              <table:table-cell office:value-type="float" office:value="-0.044409">
                <text:p>-0.044409</text:p>
              </table:table-cell>
              <table:table-cell office:value-type="float" office:value="-0.36614709897616">
                <text:p>-0.3661470989761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0.0845559611916542">
                <text:p>-0.0845559611916542</text:p>
              </table:table-cell>
              <table:table-cell office:value-type="float" office:value="-0.042984">
                <text:p>-0.042984</text:p>
              </table:table-cell>
              <table:table-cell office:value-type="float" office:value="-0.36179843875076">
                <text:p>-0.3617984387507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0.0845562592148781">
                <text:p>-0.0845562592148781</text:p>
              </table:table-cell>
              <table:table-cell office:value-type="float" office:value="-0.04175">
                <text:p>-0.04175</text:p>
              </table:table-cell>
              <table:table-cell office:value-type="float" office:value="-0.35706655440196">
                <text:p>-0.3570665544019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0.0845399796962738">
                <text:p>-0.0845399796962738</text:p>
              </table:table-cell>
              <table:table-cell office:value-type="float" office:value="-0.040479">
                <text:p>-0.040479</text:p>
              </table:table-cell>
              <table:table-cell office:value-type="float" office:value="-0.35196830603264">
                <text:p>-0.3519683060326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0.0844741761684418">
                <text:p>-0.0844741761684418</text:p>
              </table:table-cell>
              <table:table-cell office:value-type="float" office:value="-0.0386">
                <text:p>-0.0386</text:p>
              </table:table-cell>
              <table:table-cell office:value-type="float" office:value="-0.34650848216809">
                <text:p>-0.3465084821680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0.0843638256192207">
                <text:p>-0.0843638256192207</text:p>
              </table:table-cell>
              <table:table-cell office:value-type="float" office:value="-0.03735">
                <text:p>-0.03735</text:p>
              </table:table-cell>
              <table:table-cell office:value-type="float" office:value="-0.34085289438841">
                <text:p>-0.3408528943884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0.0842918008565903">
                <text:p>-0.0842918008565903</text:p>
              </table:table-cell>
              <table:table-cell office:value-type="float" office:value="-0.037041">
                <text:p>-0.037041</text:p>
              </table:table-cell>
              <table:table-cell office:value-type="float" office:value="-0.33503261592836">
                <text:p>-0.3350326159283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0.0841138735413551">
                <text:p>-0.0841138735413551</text:p>
              </table:table-cell>
              <table:table-cell office:value-type="float" office:value="-0.0355">
                <text:p>-0.0355</text:p>
              </table:table-cell>
              <table:table-cell office:value-type="float" office:value="-0.32911147804996">
                <text:p>-0.3291114780499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0.0838904231786728">
                <text:p>-0.0838904231786728</text:p>
              </table:table-cell>
              <table:table-cell office:value-type="float" office:value="-0.033915">
                <text:p>-0.033915</text:p>
              </table:table-cell>
              <table:table-cell office:value-type="float" office:value="-0.32311252449721">
                <text:p>-0.3231125244972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0.0836210995912552">
                <text:p>-0.0836210995912552</text:p>
              </table:table-cell>
              <table:table-cell office:value-type="float" office:value="-0.031451">
                <text:p>-0.031451</text:p>
              </table:table-cell>
              <table:table-cell office:value-type="float" office:value="-0.31708161297124">
                <text:p>-0.3170816129712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0.0833054855465889">
                <text:p>-0.0833054855465889</text:p>
              </table:table-cell>
              <table:table-cell office:value-type="float" office:value="-0.029737">
                <text:p>-0.029737</text:p>
              </table:table-cell>
              <table:table-cell office:value-type="float" office:value="-0.31107424963321">
                <text:p>-0.3110742496332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0.0829432755708695">
                <text:p>-0.0829432755708695</text:p>
              </table:table-cell>
              <table:table-cell office:value-type="float" office:value="-0.027697">
                <text:p>-0.027697</text:p>
              </table:table-cell>
              <table:table-cell office:value-type="float" office:value="-0.30509332085729">
                <text:p>-0.3050933208572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0.0825340524315834">
                <text:p>-0.0825340524315834</text:p>
              </table:table-cell>
              <table:table-cell office:value-type="float" office:value="-0.025645">
                <text:p>-0.025645</text:p>
              </table:table-cell>
              <table:table-cell office:value-type="float" office:value="-0.29918803672849">
                <text:p>-0.2991880367284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0.0820773541927338">
                <text:p>-0.0820773541927338</text:p>
              </table:table-cell>
              <table:table-cell office:value-type="float" office:value="-0.023394">
                <text:p>-0.023394</text:p>
              </table:table-cell>
              <table:table-cell office:value-type="float" office:value="-0.2934438001">
                <text:p>-0.293443800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0.0818310603499413">
                <text:p>-0.0818310603499413</text:p>
              </table:table-cell>
              <table:table-cell office:value-type="float" office:value="-0.02145">
                <text:p>-0.02145</text:p>
              </table:table-cell>
              <table:table-cell office:value-type="float" office:value="-0.28787685829636">
                <text:p>-0.2878768582963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0.0813023746013642">
                <text:p>-0.0813023746013642</text:p>
              </table:table-cell>
              <table:table-cell office:value-type="float" office:value="-0.019852">
                <text:p>-0.019852</text:p>
              </table:table-cell>
              <table:table-cell office:value-type="float" office:value="-0.28248020791841">
                <text:p>-0.2824802079184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0.0810198113322258">
                <text:p>-0.0810198113322258</text:p>
              </table:table-cell>
              <table:table-cell office:value-type="float" office:value="-0.018259">
                <text:p>-0.018259</text:p>
              </table:table-cell>
              <table:table-cell office:value-type="float" office:value="-0.27732250501904">
                <text:p>-0.2773225050190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0.0804179459810257">
                <text:p>-0.0804179459810257</text:p>
              </table:table-cell>
              <table:table-cell office:value-type="float" office:value="-0.016606">
                <text:p>-0.016606</text:p>
              </table:table-cell>
              <table:table-cell office:value-type="float" office:value="-0.27243708859721">
                <text:p>-0.2724370885972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0.0800985097885132">
                <text:p>-0.0800985097885132</text:p>
              </table:table-cell>
              <table:table-cell office:value-type="float" office:value="-0.014967">
                <text:p>-0.014967</text:p>
              </table:table-cell>
              <table:table-cell office:value-type="float" office:value="-0.26778049262929">
                <text:p>-0.2677804926292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0.0794222429394722">
                <text:p>-0.0794222429394722</text:p>
              </table:table-cell>
              <table:table-cell office:value-type="float" office:value="-0.012973">
                <text:p>-0.012973</text:p>
              </table:table-cell>
              <table:table-cell office:value-type="float" office:value="-0.26339649613841">
                <text:p>-0.2633964961384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0.0783130675554276">
                <text:p>-0.0783130675554276</text:p>
              </table:table-cell>
              <table:table-cell office:value-type="float" office:value="-0.01125">
                <text:p>-0.01125</text:p>
              </table:table-cell>
              <table:table-cell office:value-type="float" office:value="-0.25932449837056">
                <text:p>-0.2593244983705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0.0775093287229538">
                <text:p>-0.0775093287229538</text:p>
              </table:table-cell>
              <table:table-cell office:value-type="float" office:value="-0.008055">
                <text:p>-0.008055</text:p>
              </table:table-cell>
              <table:table-cell office:value-type="float" office:value="-0.255527884964">
                <text:p>-0.25552788496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0.07708790153265">
                <text:p>-0.07708790153265</text:p>
              </table:table-cell>
              <table:table-cell office:value-type="float" office:value="-0.006625">
                <text:p>-0.006625</text:p>
              </table:table-cell>
              <table:table-cell office:value-type="float" office:value="-0.25206024894784">
                <text:p>-0.2520602489478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0.0762013271450996">
                <text:p>-0.0762013271450996</text:p>
              </table:table-cell>
              <table:table-cell office:value-type="float" office:value="-0.00505">
                <text:p>-0.00505</text:p>
              </table:table-cell>
              <table:table-cell office:value-type="float" office:value="-0.24885643237609">
                <text:p>-0.2488564323760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0.0747441276907921">
                <text:p>-0.0747441276907921</text:p>
              </table:table-cell>
              <table:table-cell office:value-type="float" office:value="-0.003344">
                <text:p>-0.003344</text:p>
              </table:table-cell>
              <table:table-cell office:value-type="float" office:value="-0.245894299409">
                <text:p>-0.24589429940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0.0742217227816582">
                <text:p>-0.0742217227816582</text:p>
              </table:table-cell>
              <table:table-cell office:value-type="float" office:value="-0.001357">
                <text:p>-0.001357</text:p>
              </table:table-cell>
              <table:table-cell office:value-type="float" office:value="-0.24315734509681">
                <text:p>-0.2431573450968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0.0731201320886612">
                <text:p>-0.0731201320886612</text:p>
              </table:table-cell>
              <table:table-cell office:value-type="float" office:value="0.000442">
                <text:p>0.000442</text:p>
              </table:table-cell>
              <table:table-cell office:value-type="float" office:value="-0.24066163821449">
                <text:p>-0.2406616382144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0.0719426199793816">
                <text:p>-0.0719426199793816</text:p>
              </table:table-cell>
              <table:table-cell office:value-type="float" office:value="0.001941">
                <text:p>0.001941</text:p>
              </table:table-cell>
              <table:table-cell office:value-type="float" office:value="-0.23840371173476">
                <text:p>-0.2384037117347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0.0713256299495697">
                <text:p>-0.0713256299495697</text:p>
              </table:table-cell>
              <table:table-cell office:value-type="float" office:value="0.003195">
                <text:p>0.003195</text:p>
              </table:table-cell>
              <table:table-cell office:value-type="float" office:value="-0.23638907220964">
                <text:p>-0.2363890722096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0.0706900358200073">
                <text:p>-0.0706900358200073</text:p>
              </table:table-cell>
              <table:table-cell office:value-type="float" office:value="0.003948">
                <text:p>0.003948</text:p>
              </table:table-cell>
              <table:table-cell office:value-type="float" office:value="-0.23455709581889">
                <text:p>-0.2345570958188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0.0693639442324638">
                <text:p>-0.0693639442324638</text:p>
              </table:table-cell>
              <table:table-cell office:value-type="float" office:value="0.004244">
                <text:p>0.004244</text:p>
              </table:table-cell>
              <table:table-cell office:value-type="float" office:value="-0.23291536567321">
                <text:p>-0.2329153656732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0.0679665505886078">
                <text:p>-0.0679665505886078</text:p>
              </table:table-cell>
              <table:table-cell office:value-type="float" office:value="0.004519">
                <text:p>0.004519</text:p>
              </table:table-cell>
              <table:table-cell office:value-type="float" office:value="-0.2314453849">
                <text:p>-0.231445384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0.0672418624162674">
                <text:p>-0.0672418624162674</text:p>
              </table:table-cell>
              <table:table-cell office:value-type="float" office:value="0.004517">
                <text:p>0.004517</text:p>
              </table:table-cell>
              <table:table-cell office:value-type="float" office:value="-0.23012830330564">
                <text:p>-0.2301283033056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0.0657422319054604">
                <text:p>-0.0657422319054604</text:p>
              </table:table-cell>
              <table:table-cell office:value-type="float" office:value="0.004535">
                <text:p>0.004535</text:p>
              </table:table-cell>
              <table:table-cell office:value-type="float" office:value="-0.22894894705936">
                <text:p>-0.2289489470593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0.0649679750204086">
                <text:p>-0.0649679750204086</text:p>
              </table:table-cell>
              <table:table-cell office:value-type="float" office:value="0.002564">
                <text:p>0.002564</text:p>
              </table:table-cell>
              <table:table-cell office:value-type="float" office:value="-0.22784609064529">
                <text:p>-0.2278460906452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0.0641778856515884">
                <text:p>-0.0641778856515884</text:p>
              </table:table-cell>
              <table:table-cell office:value-type="float" office:value="0.002665">
                <text:p>0.002665</text:p>
              </table:table-cell>
              <table:table-cell office:value-type="float" office:value="-0.22685389527364">
                <text:p>-0.2268538952736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0.0625517219305039">
                <text:p>-0.0625517219305039</text:p>
              </table:table-cell>
              <table:table-cell office:value-type="float" office:value="0.002698">
                <text:p>0.002698</text:p>
              </table:table-cell>
              <table:table-cell office:value-type="float" office:value="-0.22599033966929">
                <text:p>-0.2259903396692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0.0608666874468327">
                <text:p>-0.0608666874468327</text:p>
              </table:table-cell>
              <table:table-cell office:value-type="float" office:value="0.002835">
                <text:p>0.002835</text:p>
              </table:table-cell>
              <table:table-cell office:value-type="float" office:value="-0.22522325592089">
                <text:p>-0.2252232559208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0.059125792235136">
                <text:p>-0.059125792235136</text:p>
              </table:table-cell>
              <table:table-cell office:value-type="float" office:value="0.003016">
                <text:p>0.003016</text:p>
              </table:table-cell>
              <table:table-cell office:value-type="float" office:value="-0.22455894305009">
                <text:p>-0.2245589430500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0.058235377073288">
                <text:p>-0.058235377073288</text:p>
              </table:table-cell>
              <table:table-cell office:value-type="float" office:value="0.003465">
                <text:p>0.003465</text:p>
              </table:table-cell>
              <table:table-cell office:value-type="float" office:value="-0.22400089227025">
                <text:p>-0.2240008922702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0.0564165152609348">
                <text:p>-0.0564165152609348</text:p>
              </table:table-cell>
              <table:table-cell office:value-type="float" office:value="0.003658">
                <text:p>0.003658</text:p>
              </table:table-cell>
              <table:table-cell office:value-type="float" office:value="-0.223513419364">
                <text:p>-0.22351341936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0.053599052131176">
                <text:p>-0.053599052131176</text:p>
              </table:table-cell>
              <table:table-cell office:value-type="float" office:value="0.003505">
                <text:p>0.003505</text:p>
              </table:table-cell>
              <table:table-cell office:value-type="float" office:value="-0.22306132254025">
                <text:p>-0.2230613225402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0.0526377186179161">
                <text:p>-0.0526377186179161</text:p>
              </table:table-cell>
              <table:table-cell office:value-type="float" office:value="0.003204">
                <text:p>0.003204</text:p>
              </table:table-cell>
              <table:table-cell office:value-type="float" office:value="-0.222672682276">
                <text:p>-0.22267268227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0.0506842620670795">
                <text:p>-0.0506842620670795</text:p>
              </table:table-cell>
              <table:table-cell office:value-type="float" office:value="0.002606">
                <text:p>0.002606</text:p>
              </table:table-cell>
              <table:table-cell office:value-type="float" office:value="-0.22229449148416">
                <text:p>-0.2222944914841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0.0496929362416268">
                <text:p>-0.0496929362416268</text:p>
              </table:table-cell>
              <table:table-cell office:value-type="float" office:value="0.001735">
                <text:p>0.001735</text:p>
              </table:table-cell>
              <table:table-cell office:value-type="float" office:value="-0.22198088018161">
                <text:p>-0.2219808801816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0.047683134675026">
                <text:p>-0.047683134675026</text:p>
              </table:table-cell>
              <table:table-cell office:value-type="float" office:value="0.000501">
                <text:p>0.000501</text:p>
              </table:table-cell>
              <table:table-cell office:value-type="float" office:value="-0.22169374389056">
                <text:p>-0.2216937438905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0.0456399694085121">
                <text:p>-0.0456399694085121</text:p>
              </table:table-cell>
              <table:table-cell office:value-type="float" office:value="-0.000872">
                <text:p>-0.000872</text:p>
              </table:table-cell>
              <table:table-cell office:value-type="float" office:value="-0.22144646628409">
                <text:p>-0.2214464662840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0.0446069352328777">
                <text:p>-0.0446069352328777</text:p>
              </table:table-cell>
              <table:table-cell office:value-type="float" office:value="-0.002125">
                <text:p>-0.002125</text:p>
              </table:table-cell>
              <table:table-cell office:value-type="float" office:value="-0.221233261081">
                <text:p>-0.22123326108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0.0425201170146465">
                <text:p>-0.0425201170146465</text:p>
              </table:table-cell>
              <table:table-cell office:value-type="float" office:value="-0.003611">
                <text:p>-0.003611</text:p>
              </table:table-cell>
              <table:table-cell office:value-type="float" office:value="-0.221025365444">
                <text:p>-0.22102536544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0.0404085479676724">
                <text:p>-0.0404085479676724</text:p>
              </table:table-cell>
              <table:table-cell office:value-type="float" office:value="-0.005016">
                <text:p>-0.005016</text:p>
              </table:table-cell>
              <table:table-cell office:value-type="float" office:value="-0.22087493375296">
                <text:p>-0.2208749337529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0.0393445864319801">
                <text:p>-0.0393445864319801</text:p>
              </table:table-cell>
              <table:table-cell office:value-type="float" office:value="-0.0064">
                <text:p>-0.0064</text:p>
              </table:table-cell>
              <table:table-cell office:value-type="float" office:value="-0.22081603082041">
                <text:p>-0.2208160308204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0.0372025370597839">
                <text:p>-0.0372025370597839</text:p>
              </table:table-cell>
              <table:table-cell office:value-type="float" office:value="-0.007873">
                <text:p>-0.007873</text:p>
              </table:table-cell>
              <table:table-cell office:value-type="float" office:value="-0.22082780983696">
                <text:p>-0.2208278098369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0.0350446663796902">
                <text:p>-0.0350446663796902</text:p>
              </table:table-cell>
              <table:table-cell office:value-type="float" office:value="-0.009582">
                <text:p>-0.009582</text:p>
              </table:table-cell>
              <table:table-cell office:value-type="float" office:value="-0.22092656007184">
                <text:p>-0.2209265600718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0.0339609421789646">
                <text:p>-0.0339609421789646</text:p>
              </table:table-cell>
              <table:table-cell office:value-type="float" office:value="-0.011243">
                <text:p>-0.011243</text:p>
              </table:table-cell>
              <table:table-cell office:value-type="float" office:value="-0.22109950565696">
                <text:p>-0.2210995056569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0.0317862331867218">
                <text:p>-0.0317862331867218</text:p>
              </table:table-cell>
              <table:table-cell office:value-type="float" office:value="-0.012812">
                <text:p>-0.012812</text:p>
              </table:table-cell>
              <table:table-cell office:value-type="float" office:value="-0.22129680210761">
                <text:p>-0.2212968021076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0.0296049751341343">
                <text:p>-0.0296049751341343</text:p>
              </table:table-cell>
              <table:table-cell office:value-type="float" office:value="-0.014845">
                <text:p>-0.014845</text:p>
              </table:table-cell>
              <table:table-cell office:value-type="float" office:value="-0.22153317153041">
                <text:p>-0.2215331715304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0.0274209417402744">
                <text:p>-0.0274209417402744</text:p>
              </table:table-cell>
              <table:table-cell office:value-type="float" office:value="-0.016569">
                <text:p>-0.016569</text:p>
              </table:table-cell>
              <table:table-cell office:value-type="float" office:value="-0.22176759933649">
                <text:p>-0.2217675993364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0.0252379477024078">
                <text:p>-0.0252379477024078</text:p>
              </table:table-cell>
              <table:table-cell office:value-type="float" office:value="-0.018264">
                <text:p>-0.018264</text:p>
              </table:table-cell>
              <table:table-cell office:value-type="float" office:value="-0.22200967564096">
                <text:p>-0.2220096756409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0.0241480469703674">
                <text:p>-0.0241480469703674</text:p>
              </table:table-cell>
              <table:table-cell office:value-type="float" office:value="-0.019921">
                <text:p>-0.019921</text:p>
              </table:table-cell>
              <table:table-cell office:value-type="float" office:value="-0.222276394496">
                <text:p>-0.22227639449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0.0230598598718643">
                <text:p>-0.0230598598718643</text:p>
              </table:table-cell>
              <table:table-cell office:value-type="float" office:value="-0.021309">
                <text:p>-0.021309</text:p>
              </table:table-cell>
              <table:table-cell office:value-type="float" office:value="-0.222576360769">
                <text:p>-0.22257636076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0.0198104921728373">
                <text:p>-0.0198104921728373</text:p>
              </table:table-cell>
              <table:table-cell office:value-type="float" office:value="-0.02312">
                <text:p>-0.02312</text:p>
              </table:table-cell>
              <table:table-cell office:value-type="float" office:value="-0.22287852921961">
                <text:p>-0.2228785292196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0.0176618173718452">
                <text:p>-0.0176618173718452</text:p>
              </table:table-cell>
              <table:table-cell office:value-type="float" office:value="-0.025201">
                <text:p>-0.025201</text:p>
              </table:table-cell>
              <table:table-cell office:value-type="float" office:value="-0.22319029706896">
                <text:p>-0.2231902970689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0.0155318528413773">
                <text:p>-0.0155318528413773</text:p>
              </table:table-cell>
              <table:table-cell office:value-type="float" office:value="-0.027068">
                <text:p>-0.027068</text:p>
              </table:table-cell>
              <table:table-cell office:value-type="float" office:value="-0.22348779894025">
                <text:p>-0.2234877989402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0.0134245743975043">
                <text:p>-0.0134245743975043</text:p>
              </table:table-cell>
              <table:table-cell office:value-type="float" office:value="-0.029329">
                <text:p>-0.029329</text:p>
              </table:table-cell>
              <table:table-cell office:value-type="float" office:value="-0.22377666418276">
                <text:p>-0.2237766641827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0.0123806959018111">
                <text:p>-0.0123806959018111</text:p>
              </table:table-cell>
              <table:table-cell office:value-type="float" office:value="-0.031657">
                <text:p>-0.031657</text:p>
              </table:table-cell>
              <table:table-cell office:value-type="float" office:value="-0.22405627840016">
                <text:p>-0.2240562784001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0.0103149712085724">
                <text:p>-0.0103149712085724</text:p>
              </table:table-cell>
              <table:table-cell office:value-type="float" office:value="-0.033949">
                <text:p>-0.033949</text:p>
              </table:table-cell>
              <table:table-cell office:value-type="float" office:value="-0.22435462329284">
                <text:p>-0.2243546232928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0.00727904122322798">
                <text:p>-0.00727904122322798</text:p>
              </table:table-cell>
              <table:table-cell office:value-type="float" office:value="-0.036175">
                <text:p>-0.036175</text:p>
              </table:table-cell>
              <table:table-cell office:value-type="float" office:value="-0.224627100049">
                <text:p>-0.22462710004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0.00628578942269087">
                <text:p>-0.00628578942269087</text:p>
              </table:table-cell>
              <table:table-cell office:value-type="float" office:value="-0.038239">
                <text:p>-0.038239</text:p>
              </table:table-cell>
              <table:table-cell office:value-type="float" office:value="-0.22487760712201">
                <text:p>-0.2248776071220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0.00433040643110871">
                <text:p>-0.00433040643110871</text:p>
              </table:table-cell>
              <table:table-cell office:value-type="float" office:value="-0.040159">
                <text:p>-0.040159</text:p>
              </table:table-cell>
              <table:table-cell office:value-type="float" office:value="-0.22513075177216">
                <text:p>-0.2251307517721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0.00241988268680871">
                <text:p>-0.00241988268680871</text:p>
              </table:table-cell>
              <table:table-cell office:value-type="float" office:value="-0.041939">
                <text:p>-0.041939</text:p>
              </table:table-cell>
              <table:table-cell office:value-type="float" office:value="-0.22537676512784">
                <text:p>-0.2253767651278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0.000558257394004613">
                <text:p>-0.000558257394004613</text:p>
              </table:table-cell>
              <table:table-cell office:value-type="float" office:value="-0.043369">
                <text:p>-0.043369</text:p>
              </table:table-cell>
              <table:table-cell office:value-type="float" office:value="-0.22557645922441">
                <text:p>-0.2255764592244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0125044223386794">
                <text:p>0.00125044223386794</text:p>
              </table:table-cell>
              <table:table-cell office:value-type="float" office:value="-0.044522">
                <text:p>-0.044522</text:p>
              </table:table-cell>
              <table:table-cell office:value-type="float" office:value="-0.22572680264464">
                <text:p>-0.2257268026446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0300219631753862">
                <text:p>0.00300219631753862</text:p>
              </table:table-cell>
              <table:table-cell office:value-type="float" office:value="-0.045212">
                <text:p>-0.045212</text:p>
              </table:table-cell>
              <table:table-cell office:value-type="float" office:value="-0.22584843328025">
                <text:p>-0.2258484332802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0385545962490141">
                <text:p>0.00385545962490141</text:p>
              </table:table-cell>
              <table:table-cell office:value-type="float" office:value="-0.045433">
                <text:p>-0.045433</text:p>
              </table:table-cell>
              <table:table-cell office:value-type="float" office:value="-0.22591533506689">
                <text:p>-0.2259153350668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0551427248865366">
                <text:p>0.00551427248865366</text:p>
              </table:table-cell>
              <table:table-cell office:value-type="float" office:value="-0.044891">
                <text:p>-0.044891</text:p>
              </table:table-cell>
              <table:table-cell office:value-type="float" office:value="-0.22597475931524">
                <text:p>-0.2259747593152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0710614491254091">
                <text:p>0.00710614491254091</text:p>
              </table:table-cell>
              <table:table-cell office:value-type="float" office:value="-0.044121">
                <text:p>-0.044121</text:p>
              </table:table-cell>
              <table:table-cell office:value-type="float" office:value="-0.22600822982416">
                <text:p>-0.2260082298241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0787573587149382">
                <text:p>0.00787573587149382</text:p>
              </table:table-cell>
              <table:table-cell office:value-type="float" office:value="-0.043126">
                <text:p>-0.043126</text:p>
              </table:table-cell>
              <table:table-cell office:value-type="float" office:value="-0.22604228355449">
                <text:p>-0.2260422835544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0935974344611168">
                <text:p>0.00935974344611168</text:p>
              </table:table-cell>
              <table:table-cell office:value-type="float" office:value="-0.041859">
                <text:p>-0.041859</text:p>
              </table:table-cell>
              <table:table-cell office:value-type="float" office:value="-0.22607692082129">
                <text:p>-0.2260769208212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107668982818723">
                <text:p>0.0107668982818723</text:p>
              </table:table-cell>
              <table:table-cell office:value-type="float" office:value="-0.040298">
                <text:p>-0.040298</text:p>
              </table:table-cell>
              <table:table-cell office:value-type="float" office:value="-0.22614448192256">
                <text:p>-0.2261444819225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114404251798987">
                <text:p>0.0114404251798987</text:p>
              </table:table-cell>
              <table:table-cell office:value-type="float" office:value="-0.038622">
                <text:p>-0.038622</text:p>
              </table:table-cell>
              <table:table-cell office:value-type="float" office:value="-0.22622997873424">
                <text:p>-0.2262299787342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127249462530017">
                <text:p>0.0127249462530017</text:p>
              </table:table-cell>
              <table:table-cell office:value-type="float" office:value="-0.036705">
                <text:p>-0.036705</text:p>
              </table:table-cell>
              <table:table-cell office:value-type="float" office:value="-0.22631956111289">
                <text:p>-0.2263195611128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13922824524343">
                <text:p>0.013922824524343</text:p>
              </table:table-cell>
              <table:table-cell office:value-type="float" office:value="-0.034537">
                <text:p>-0.034537</text:p>
              </table:table-cell>
              <table:table-cell office:value-type="float" office:value="-0.22642191070976">
                <text:p>-0.2264219107097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144880507141352">
                <text:p>0.0144880507141352</text:p>
              </table:table-cell>
              <table:table-cell office:value-type="float" office:value="-0.032422">
                <text:p>-0.032422</text:p>
              </table:table-cell>
              <table:table-cell office:value-type="float" office:value="-0.22651389942041">
                <text:p>-0.2265138994204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155486613512039">
                <text:p>0.0155486613512039</text:p>
              </table:table-cell>
              <table:table-cell office:value-type="float" office:value="-0.030288">
                <text:p>-0.030288</text:p>
              </table:table-cell>
              <table:table-cell office:value-type="float" office:value="-0.22659203836676">
                <text:p>-0.2265920383667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0165129285305738">
                <text:p>0.0165129285305738</text:p>
              </table:table-cell>
              <table:table-cell office:value-type="float" office:value="-0.028351">
                <text:p>-0.028351</text:p>
              </table:table-cell>
              <table:table-cell office:value-type="float" office:value="-0.226671947264">
                <text:p>-0.22667194726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0177702568471432">
                <text:p>0.0177702568471432</text:p>
              </table:table-cell>
              <table:table-cell office:value-type="float" office:value="-0.02654">
                <text:p>-0.02654</text:p>
              </table:table-cell>
              <table:table-cell office:value-type="float" office:value="-0.22676347878436">
                <text:p>-0.2267634787843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0184768103063107">
                <text:p>0.0184768103063107</text:p>
              </table:table-cell>
              <table:table-cell office:value-type="float" office:value="-0.024812">
                <text:p>-0.024812</text:p>
              </table:table-cell>
              <table:table-cell office:value-type="float" office:value="-0.22686954867889">
                <text:p>-0.2268695486788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018789142370224">
                <text:p>0.018789142370224</text:p>
              </table:table-cell>
              <table:table-cell office:value-type="float" office:value="-0.023095">
                <text:p>-0.023095</text:p>
              </table:table-cell>
              <table:table-cell office:value-type="float" office:value="-0.226979158849">
                <text:p>-0.22697915884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0190735459327698">
                <text:p>0.0190735459327698</text:p>
              </table:table-cell>
              <table:table-cell office:value-type="float" office:value="-0.021376">
                <text:p>-0.0213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195566434413195">
                <text:p>0.0195566434413195</text:p>
              </table:table-cell>
              <table:table-cell office:value-type="float" office:value="-0.019703">
                <text:p>-0.0197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0199222881346941">
                <text:p>0.0199222881346941</text:p>
              </table:table-cell>
              <table:table-cell office:value-type="float" office:value="-0.017941">
                <text:p>-0.0179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0201699193567038">
                <text:p>0.0201699193567038</text:p>
              </table:table-cell>
              <table:table-cell office:value-type="float" office:value="-0.016372">
                <text:p>-0.0163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0203284081071615">
                <text:p>0.0203284081071615</text:p>
              </table:table-cell>
              <table:table-cell office:value-type="float" office:value="-0.015191">
                <text:p>-0.0151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0203847568482161">
                <text:p>0.0203847568482161</text:p>
              </table:table-cell>
              <table:table-cell office:value-type="float" office:value="-0.01456">
                <text:p>-0.014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0204658973962069">
                <text:p>0.0204658973962069</text:p>
              </table:table-cell>
              <table:table-cell office:value-type="float" office:value="-0.014312">
                <text:p>-0.0143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0204947516322136">
                <text:p>0.0204947516322136</text:p>
              </table:table-cell>
              <table:table-cell office:value-type="float" office:value="-0.014572">
                <text:p>-0.0145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0205510705709457">
                <text:p>0.0205510705709457</text:p>
              </table:table-cell>
              <table:table-cell office:value-type="float" office:value="-0.014972">
                <text:p>-0.0149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0205628871917725">
                <text:p>0.0205628871917725</text:p>
              </table:table-cell>
              <table:table-cell office:value-type="float" office:value="-0.015755">
                <text:p>-0.0157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020579906180501">
                <text:p>0.020579906180501</text:p>
              </table:table-cell>
              <table:table-cell office:value-type="float" office:value="-0.016559">
                <text:p>-0.0165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0205907952040434">
                <text:p>0.0205907952040434</text:p>
              </table:table-cell>
              <table:table-cell office:value-type="float" office:value="-0.017714">
                <text:p>-0.0177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0206022281199694">
                <text:p>0.0206022281199694</text:p>
              </table:table-cell>
              <table:table-cell office:value-type="float" office:value="-0.018797">
                <text:p>-0.0187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0206050798296928">
                <text:p>0.0206050798296928</text:p>
              </table:table-cell>
              <table:table-cell office:value-type="float" office:value="-0.019513">
                <text:p>-0.0195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020606093108654">
                <text:p>0.020606093108654</text:p>
              </table:table-cell>
              <table:table-cell office:value-type="float" office:value="-0.020139">
                <text:p>-0.020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020607553422451">
                <text:p>0.020607553422451</text:p>
              </table:table-cell>
              <table:table-cell office:value-type="float" office:value="-0.020597">
                <text:p>-0.0205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0206084866076708">
                <text:p>0.0206084866076708</text:p>
              </table:table-cell>
              <table:table-cell office:value-type="float" office:value="-0.021203">
                <text:p>-0.0212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020609475672245">
                <text:p>0.020609475672245</text:p>
              </table:table-cell>
              <table:table-cell office:value-type="float" office:value="-0.021932">
                <text:p>-0.0219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0206096135079861">
                <text:p>0.0206096135079861</text:p>
              </table:table-cell>
              <table:table-cell office:value-type="float" office:value="-0.022922">
                <text:p>-0.0229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0206097234040499">
                <text:p>0.0206097234040499</text:p>
              </table:table-cell>
              <table:table-cell office:value-type="float" office:value="-0.023663">
                <text:p>-0.0236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0206098798662424">
                <text:p>0.0206098798662424</text:p>
              </table:table-cell>
              <table:table-cell office:value-type="float" office:value="-0.024378">
                <text:p>-0.0243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0206099804490805">
                <text:p>0.0206099804490805</text:p>
              </table:table-cell>
              <table:table-cell office:value-type="float" office:value="-0.025121">
                <text:p>-0.0251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0206100884824991">
                <text:p>0.0206100884824991</text:p>
              </table:table-cell>
              <table:table-cell office:value-type="float" office:value="-0.025693">
                <text:p>-0.0256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0206101052463055">
                <text:p>0.0206101052463055</text:p>
              </table:table-cell>
              <table:table-cell office:value-type="float" office:value="-0.026314">
                <text:p>-0.0263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0206101182848215">
                <text:p>0.0206101182848215</text:p>
              </table:table-cell>
              <table:table-cell office:value-type="float" office:value="-0.026753">
                <text:p>-0.0267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020610136911273">
                <text:p>0.020610136911273</text:p>
              </table:table-cell>
              <table:table-cell office:value-type="float" office:value="-0.026985">
                <text:p>-0.0269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0206101443618536">
                <text:p>0.0206101443618536</text:p>
              </table:table-cell>
              <table:table-cell office:value-type="float" office:value="-0.02709">
                <text:p>-0.027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0206101574003696">
                <text:p>0.0206101574003696</text:p>
              </table:table-cell>
              <table:table-cell office:value-type="float" office:value="-0.026949">
                <text:p>-0.0269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0206101611256599">
                <text:p>0.0206101611256599</text:p>
              </table:table-cell>
              <table:table-cell office:value-type="float" office:value="-0.02685">
                <text:p>-0.026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0206101629883051">
                <text:p>0.0206101629883051</text:p>
              </table:table-cell>
              <table:table-cell office:value-type="float" office:value="-0.026583">
                <text:p>-0.0265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026415">
                <text:p>-0.0264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025883">
                <text:p>-0.0258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025674">
                <text:p>-0.0256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025165">
                <text:p>-0.0251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02486">
                <text:p>-0.024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02469">
                <text:p>-0.024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024335">
                <text:p>-0.0243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024086">
                <text:p>-0.0240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023971">
                <text:p>-0.0239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023864">
                <text:p>-0.0238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02381">
                <text:p>-0.023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023769">
                <text:p>-0.0237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023707">
                <text:p>-0.0237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024049">
                <text:p>-0.0240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024338">
                <text:p>-0.0243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024511">
                <text:p>-0.0245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024591">
                <text:p>-0.0245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024564">
                <text:p>-0.0245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024506">
                <text:p>-0.0245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024342">
                <text:p>-0.0243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024164">
                <text:p>-0.0241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023882">
                <text:p>-0.0238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023557">
                <text:p>-0.0235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023291">
                <text:p>-0.0232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023068">
                <text:p>-0.0230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022822">
                <text:p>-0.0228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02261">
                <text:p>-0.022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022519">
                <text:p>-0.0225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022364">
                <text:p>-0.0223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022186">
                <text:p>-0.0221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021894">
                <text:p>-0.0218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021535">
                <text:p>-0.0215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021102">
                <text:p>-0.021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021251">
                <text:p>-0.0212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0208">
                <text:p>-0.02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02047">
                <text:p>-0.020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020184">
                <text:p>-0.0201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020026">
                <text:p>-0.020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019832">
                <text:p>-0.0198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019808">
                <text:p>-0.0198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019853">
                <text:p>-0.0198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019892">
                <text:p>-0.0198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019985">
                <text:p>-0.0199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019988">
                <text:p>-0.0199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019957">
                <text:p>-0.0199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019942">
                <text:p>-0.0199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02004">
                <text:p>-0.020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020003">
                <text:p>-0.0200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020082">
                <text:p>-0.0200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020133">
                <text:p>-0.0201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020124">
                <text:p>-0.0201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020214">
                <text:p>-0.0202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020132">
                <text:p>-0.0201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019985">
                <text:p>-0.0199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019693">
                <text:p>-0.0196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018863">
                <text:p>-0.0188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018731">
                <text:p>-0.01873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auto-position="true" chart:auto-size="true" chart:treat-empty-cells="leave-gap"/>
      <style:graphic-properties svg:stroke-width="0.026cm" svg:stroke-color="#b3b3b3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overlap="100" chart:reverse-direction="false" text:line-break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graphic-properties svg:stroke-width="0.018cm"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width="0.026cm" svg:stroke-color="#b3b3b3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1.805cm" svg:height="6.766cm" xlink:href=".." xlink:type="simple" chart:class="chart:line" chart:style-name="ch1">
        <chart:title svg:x="5.025cm" svg:y="0.27cm" chart:style-name="ch2">
          <text:p>wZ Torso</text:p>
        </chart:title>
        <chart:legend chart:legend-position="end" svg:x="8.53cm" svg:y="2.665cm" style:legend-expansion="high" chart:style-name="ch3"/>
        <chart:plot-area chart:style-name="ch4" table:cell-range-address="Torso.F1:Torso.F285 Torso.L1:Torso.L1 Torso.L100:Torso.L400 Torso.Q1:Torso.Q1 Torso.Q140:Torso.Q403" chart:data-source-has-labels="row" svg:x="0.236cm" svg:y="1.132cm" svg:width="8.058cm" svg:height="5.499cm">
          <chartooo:coordinate-region svg:x="0.893cm" svg:y="1.305cm" svg:width="7.401cm" svg:height="4.43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Torso.F2:Torso.F285" chart:label-cell-address="Torso.F1:Torso.F1" chart:class="chart:line">
            <chart:data-point chart:repeated="284"/>
          </chart:series>
          <chart:series chart:style-name="ch9" chart:values-cell-range-address="Torso.L100:Torso.L400" chart:label-cell-address="Torso.L1:Torso.L1" chart:class="chart:line">
            <chart:data-point chart:repeated="301"/>
          </chart:series>
          <chart:series chart:style-name="ch10" chart:values-cell-range-address="Torso.Q140:Torso.Q403" chart:label-cell-address="Torso.Q1:Torso.Q1" chart:class="chart:line">
            <chart:data-point chart:repeated="26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Z Nao</text:p>
                <draw:g>
                  <svg:desc>Torso.F1:Torso.F1</svg:desc>
                </draw:g>
              </table:table-cell>
              <table:table-cell office:value-type="string">
                <text:p>wZ MoCap (Y)</text:p>
                <draw:g>
                  <svg:desc>Torso.L1:Torso.L1</svg:desc>
                </draw:g>
              </table:table-cell>
              <table:table-cell office:value-type="string">
                <text:p>Z Corr</text:p>
                <draw:g>
                  <svg:desc>Torso.Q1:Torso.Q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000244131602812558">
                <text:p>-0.000244131602812558</text:p>
                <draw:g>
                  <svg:desc>Torso.F2:Torso.F285</svg:desc>
                </draw:g>
              </table:table-cell>
              <table:table-cell office:value-type="float" office:value="-0.015021">
                <text:p>-0.015021</text:p>
                <draw:g>
                  <svg:desc>Torso.L100:Torso.L400</svg:desc>
                </draw:g>
              </table:table-cell>
              <table:table-cell office:value-type="float" office:value="0.486866984943616">
                <text:p>0.486866984943616</text:p>
                <draw:g>
                  <svg:desc>Torso.Q140:Torso.Q4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0153501832392067">
                <text:p>-0.00153501832392067</text:p>
              </table:table-cell>
              <table:table-cell office:value-type="float" office:value="-0.016477">
                <text:p>-0.016477</text:p>
              </table:table-cell>
              <table:table-cell office:value-type="float" office:value="0.486636508329644">
                <text:p>0.4866365083296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0246955710463226">
                <text:p>-0.00246955710463226</text:p>
              </table:table-cell>
              <table:table-cell office:value-type="float" office:value="-0.017397">
                <text:p>-0.017397</text:p>
              </table:table-cell>
              <table:table-cell office:value-type="float" office:value="0.486393698981371">
                <text:p>0.4863936989813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0029883359093219">
                <text:p>-0.0029883359093219</text:p>
              </table:table-cell>
              <table:table-cell office:value-type="float" office:value="-0.018546">
                <text:p>-0.018546</text:p>
              </table:table-cell>
              <table:table-cell office:value-type="float" office:value="0.486127506036275">
                <text:p>0.4861275060362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00354059715755284">
                <text:p>-0.00354059715755284</text:p>
              </table:table-cell>
              <table:table-cell office:value-type="float" office:value="-0.019268">
                <text:p>-0.019268</text:p>
              </table:table-cell>
              <table:table-cell office:value-type="float" office:value="0.485820934084419">
                <text:p>0.4858209340844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00443031592294574">
                <text:p>-0.00443031592294574</text:p>
              </table:table-cell>
              <table:table-cell office:value-type="float" office:value="-0.020376">
                <text:p>-0.020376</text:p>
              </table:table-cell>
              <table:table-cell office:value-type="float" office:value="0.485482572727371">
                <text:p>0.4854825727273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00506333727389574">
                <text:p>-0.00506333727389574</text:p>
              </table:table-cell>
              <table:table-cell office:value-type="float" office:value="-0.021378">
                <text:p>-0.021378</text:p>
              </table:table-cell>
              <table:table-cell office:value-type="float" office:value="0.485067325660979">
                <text:p>0.4850673256609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00572756584733725">
                <text:p>-0.00572756584733725</text:p>
              </table:table-cell>
              <table:table-cell office:value-type="float" office:value="-0.022072">
                <text:p>-0.022072</text:p>
              </table:table-cell>
              <table:table-cell office:value-type="float" office:value="0.484751268401779">
                <text:p>0.4847512684017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00642228871583939">
                <text:p>-0.00642228871583939</text:p>
              </table:table-cell>
              <table:table-cell office:value-type="float" office:value="-0.02314">
                <text:p>-0.02314</text:p>
              </table:table-cell>
              <table:table-cell office:value-type="float" office:value="0.484458304549936">
                <text:p>0.4844583045499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00678086327388883">
                <text:p>-0.00678086327388883</text:p>
              </table:table-cell>
              <table:table-cell office:value-type="float" office:value="-0.024249">
                <text:p>-0.024249</text:p>
              </table:table-cell>
              <table:table-cell office:value-type="float" office:value="0.484152072101644">
                <text:p>0.4841520721016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00752012804150581">
                <text:p>-0.00752012804150581</text:p>
              </table:table-cell>
              <table:table-cell office:value-type="float" office:value="-0.025214">
                <text:p>-0.025214</text:p>
              </table:table-cell>
              <table:table-cell office:value-type="float" office:value="0.483839671839859">
                <text:p>0.48383967183985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00828822236508131">
                <text:p>-0.00828822236508131</text:p>
              </table:table-cell>
              <table:table-cell office:value-type="float" office:value="-0.025984">
                <text:p>-0.025984</text:p>
              </table:table-cell>
              <table:table-cell office:value-type="float" office:value="0.483502855654259">
                <text:p>0.48350285565425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00868279486894608">
                <text:p>-0.00868279486894608</text:p>
              </table:table-cell>
              <table:table-cell office:value-type="float" office:value="-0.027357">
                <text:p>-0.027357</text:p>
              </table:table-cell>
              <table:table-cell office:value-type="float" office:value="0.483174891198256">
                <text:p>0.4831748911982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00949278194457293">
                <text:p>-0.00949278194457293</text:p>
              </table:table-cell>
              <table:table-cell office:value-type="float" office:value="-0.028741">
                <text:p>-0.028741</text:p>
              </table:table-cell>
              <table:table-cell office:value-type="float" office:value="0.482829992195379">
                <text:p>0.48282999219537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00990804843604565">
                <text:p>-0.00990804843604565</text:p>
              </table:table-cell>
              <table:table-cell office:value-type="float" office:value="-0.030015">
                <text:p>-0.030015</text:p>
              </table:table-cell>
              <table:table-cell office:value-type="float" office:value="0.482536067204219">
                <text:p>0.4825360672042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010329901240766">
                <text:p>-0.010329901240766</text:p>
              </table:table-cell>
              <table:table-cell office:value-type="float" office:value="-0.03169">
                <text:p>-0.03169</text:p>
              </table:table-cell>
              <table:table-cell office:value-type="float" office:value="0.482269369790896">
                <text:p>0.48226936979089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0111934039741755">
                <text:p>-0.0111934039741755</text:p>
              </table:table-cell>
              <table:table-cell office:value-type="float" office:value="-0.033403">
                <text:p>-0.033403</text:p>
              </table:table-cell>
              <table:table-cell office:value-type="float" office:value="0.482023587338284">
                <text:p>0.48202358733828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0120825180783868">
                <text:p>-0.0120825180783868</text:p>
              </table:table-cell>
              <table:table-cell office:value-type="float" office:value="-0.035266">
                <text:p>-0.035266</text:p>
              </table:table-cell>
              <table:table-cell office:value-type="float" office:value="0.481776068288816">
                <text:p>0.4817760682888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0125364558771253">
                <text:p>-0.0125364558771253</text:p>
              </table:table-cell>
              <table:table-cell office:value-type="float" office:value="-0.036993">
                <text:p>-0.036993</text:p>
              </table:table-cell>
              <table:table-cell office:value-type="float" office:value="0.481503708088064">
                <text:p>0.48150370808806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0134625779464841">
                <text:p>-0.0134625779464841</text:p>
              </table:table-cell>
              <table:table-cell office:value-type="float" office:value="-0.039013">
                <text:p>-0.039013</text:p>
              </table:table-cell>
              <table:table-cell office:value-type="float" office:value="0.481254686319939">
                <text:p>0.48125468631993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013934631831944">
                <text:p>-0.013934631831944</text:p>
              </table:table-cell>
              <table:table-cell office:value-type="float" office:value="-0.040992">
                <text:p>-0.040992</text:p>
              </table:table-cell>
              <table:table-cell office:value-type="float" office:value="0.481011897474444">
                <text:p>0.48101189747444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0148960119113326">
                <text:p>-0.0148960119113326</text:p>
              </table:table-cell>
              <table:table-cell office:value-type="float" office:value="-0.04308">
                <text:p>-0.04308</text:p>
              </table:table-cell>
              <table:table-cell office:value-type="float" office:value="0.480796898444891">
                <text:p>0.48079689844489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0163801722228527">
                <text:p>-0.0163801722228527</text:p>
              </table:table-cell>
              <table:table-cell office:value-type="float" office:value="-0.045006">
                <text:p>-0.045006</text:p>
              </table:table-cell>
              <table:table-cell office:value-type="float" office:value="0.480602946171419">
                <text:p>0.48060294617141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0168856009840965">
                <text:p>-0.0168856009840965</text:p>
              </table:table-cell>
              <table:table-cell office:value-type="float" office:value="-0.046846">
                <text:p>-0.046846</text:p>
              </table:table-cell>
              <table:table-cell office:value-type="float" office:value="0.480387738306316">
                <text:p>0.48038773830631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0179121308028698">
                <text:p>-0.0179121308028698</text:p>
              </table:table-cell>
              <table:table-cell office:value-type="float" office:value="-0.048983">
                <text:p>-0.048983</text:p>
              </table:table-cell>
              <table:table-cell office:value-type="float" office:value="0.4801864056259">
                <text:p>0.480186405625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0184329114854336">
                <text:p>-0.0184329114854336</text:p>
              </table:table-cell>
              <table:table-cell office:value-type="float" office:value="-0.050851">
                <text:p>-0.050851</text:p>
              </table:table-cell>
              <table:table-cell office:value-type="float" office:value="0.479964588911875">
                <text:p>0.4799645889118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0194889679551125">
                <text:p>-0.0194889679551125</text:p>
              </table:table-cell>
              <table:table-cell office:value-type="float" office:value="-0.052864">
                <text:p>-0.052864</text:p>
              </table:table-cell>
              <table:table-cell office:value-type="float" office:value="0.479779452733184">
                <text:p>0.47977945273318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0200240705162287">
                <text:p>-0.0200240705162287</text:p>
              </table:table-cell>
              <table:table-cell office:value-type="float" office:value="-0.054727">
                <text:p>-0.054727</text:p>
              </table:table-cell>
              <table:table-cell office:value-type="float" office:value="0.479610240207731">
                <text:p>0.47961024020773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0211077816784382">
                <text:p>-0.0211077816784382</text:p>
              </table:table-cell>
              <table:table-cell office:value-type="float" office:value="-0.056564">
                <text:p>-0.056564</text:p>
              </table:table-cell>
              <table:table-cell office:value-type="float" office:value="0.47949459276">
                <text:p>0.4794945927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0216561462730169">
                <text:p>-0.0216561462730169</text:p>
              </table:table-cell>
              <table:table-cell office:value-type="float" office:value="-0.058181">
                <text:p>-0.058181</text:p>
              </table:table-cell>
              <table:table-cell office:value-type="float" office:value="0.479369305759459">
                <text:p>0.47936930575945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022765276953578">
                <text:p>-0.022765276953578</text:p>
              </table:table-cell>
              <table:table-cell office:value-type="float" office:value="-0.060092">
                <text:p>-0.060092</text:p>
              </table:table-cell>
              <table:table-cell office:value-type="float" office:value="0.479257196549939">
                <text:p>0.47925719654993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0233258046209812">
                <text:p>-0.0233258046209812</text:p>
              </table:table-cell>
              <table:table-cell office:value-type="float" office:value="-0.061523">
                <text:p>-0.061523</text:p>
              </table:table-cell>
              <table:table-cell office:value-type="float" office:value="0.479137046653739">
                <text:p>0.47913704665373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0250297356396914">
                <text:p>-0.0250297356396914</text:p>
              </table:table-cell>
              <table:table-cell office:value-type="float" office:value="-0.063291">
                <text:p>-0.063291</text:p>
              </table:table-cell>
              <table:table-cell office:value-type="float" office:value="0.479036094450275">
                <text:p>0.47903609445027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0256047025322914">
                <text:p>-0.0256047025322914</text:p>
              </table:table-cell>
              <table:table-cell office:value-type="float" office:value="-0.065413">
                <text:p>-0.065413</text:p>
              </table:table-cell>
              <table:table-cell office:value-type="float" office:value="0.478969581074931">
                <text:p>0.47896958107493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0267644543200731">
                <text:p>-0.0267644543200731</text:p>
              </table:table-cell>
              <table:table-cell office:value-type="float" office:value="-0.066744">
                <text:p>-0.066744</text:p>
              </table:table-cell>
              <table:table-cell office:value-type="float" office:value="0.478922694907824">
                <text:p>0.47892269490782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0273489151149988">
                <text:p>-0.0273489151149988</text:p>
              </table:table-cell>
              <table:table-cell office:value-type="float" office:value="-0.069291">
                <text:p>-0.069291</text:p>
              </table:table-cell>
              <table:table-cell office:value-type="float" office:value="0.478896244017996">
                <text:p>0.47889624401799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0279363226145506">
                <text:p>-0.0279363226145506</text:p>
              </table:table-cell>
              <table:table-cell office:value-type="float" office:value="-0.070325">
                <text:p>-0.070325</text:p>
              </table:table-cell>
              <table:table-cell office:value-type="float" office:value="0.4788978471491">
                <text:p>0.478897847149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0303117968142033">
                <text:p>-0.0303117968142033</text:p>
              </table:table-cell>
              <table:table-cell office:value-type="float" office:value="-0.071613">
                <text:p>-0.071613</text:p>
              </table:table-cell>
              <table:table-cell office:value-type="float" office:value="0.478918687303084">
                <text:p>0.47891868730308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0309114791452885">
                <text:p>-0.0309114791452885</text:p>
              </table:table-cell>
              <table:table-cell office:value-type="float" office:value="-0.073421">
                <text:p>-0.073421</text:p>
              </table:table-cell>
              <table:table-cell office:value-type="float" office:value="0.478959963821475">
                <text:p>0.4789599638214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0321167334914207">
                <text:p>-0.0321167334914207</text:p>
              </table:table-cell>
              <table:table-cell office:value-type="float" office:value="-0.075202">
                <text:p>-0.075202</text:p>
              </table:table-cell>
              <table:table-cell office:value-type="float" office:value="0.479032087915275">
                <text:p>0.4790320879152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033328965306282">
                <text:p>-0.033328965306282</text:p>
              </table:table-cell>
              <table:table-cell office:value-type="float" office:value="-0.076927">
                <text:p>-0.076927</text:p>
              </table:table-cell>
              <table:table-cell office:value-type="float" office:value="0.479128634886956">
                <text:p>0.47912863488695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034546859562397">
                <text:p>-0.034546859562397</text:p>
              </table:table-cell>
              <table:table-cell office:value-type="float" office:value="-0.078267">
                <text:p>-0.078267</text:p>
              </table:table-cell>
              <table:table-cell office:value-type="float" office:value="0.479218752284531">
                <text:p>0.47921875228453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0357691831886768">
                <text:p>-0.0357691831886768</text:p>
              </table:table-cell>
              <table:table-cell office:value-type="float" office:value="-0.07955">
                <text:p>-0.07955</text:p>
              </table:table-cell>
              <table:table-cell office:value-type="float" office:value="0.479288830363756">
                <text:p>0.47928883036375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0369947478175163">
                <text:p>-0.0369947478175163</text:p>
              </table:table-cell>
              <table:table-cell office:value-type="float" office:value="-0.080896">
                <text:p>-0.080896</text:p>
              </table:table-cell>
              <table:table-cell office:value-type="float" office:value="0.479332072773196">
                <text:p>0.47933207277319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0382221266627312">
                <text:p>-0.0382221266627312</text:p>
              </table:table-cell>
              <table:table-cell office:value-type="float" office:value="-0.082001">
                <text:p>-0.082001</text:p>
              </table:table-cell>
              <table:table-cell office:value-type="float" office:value="0.479376912096396">
                <text:p>0.47937691209639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039450004696846">
                <text:p>-0.039450004696846</text:p>
              </table:table-cell>
              <table:table-cell office:value-type="float" office:value="-0.083488">
                <text:p>-0.083488</text:p>
              </table:table-cell>
              <table:table-cell office:value-type="float" office:value="0.479425749535024">
                <text:p>0.47942574953502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0412900224328041">
                <text:p>-0.0412900224328041</text:p>
              </table:table-cell>
              <table:table-cell office:value-type="float" office:value="-0.086221">
                <text:p>-0.086221</text:p>
              </table:table-cell>
              <table:table-cell office:value-type="float" office:value="0.479525408487019">
                <text:p>0.47952540848701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0431234054267407">
                <text:p>-0.0431234054267407</text:p>
              </table:table-cell>
              <table:table-cell office:value-type="float" office:value="-0.08744">
                <text:p>-0.08744</text:p>
              </table:table-cell>
              <table:table-cell office:value-type="float" office:value="0.479654249972211">
                <text:p>0.47965424997221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043732300400734">
                <text:p>-0.043732300400734</text:p>
              </table:table-cell>
              <table:table-cell office:value-type="float" office:value="-0.089029">
                <text:p>-0.089029</text:p>
              </table:table-cell>
              <table:table-cell office:value-type="float" office:value="0.479823444909324">
                <text:p>0.47982344490932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0449456088244915">
                <text:p>-0.0449456088244915</text:p>
              </table:table-cell>
              <table:table-cell office:value-type="float" office:value="-0.090575">
                <text:p>-0.090575</text:p>
              </table:table-cell>
              <table:table-cell office:value-type="float" office:value="0.4800105604971">
                <text:p>0.480010560497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0455497205257416">
                <text:p>-0.0455497205257416</text:p>
              </table:table-cell>
              <table:table-cell office:value-type="float" office:value="-0.092117">
                <text:p>-0.092117</text:p>
              </table:table-cell>
              <table:table-cell office:value-type="float" office:value="0.480191599937139">
                <text:p>0.48019159993713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0467517152428627">
                <text:p>-0.0467517152428627</text:p>
              </table:table-cell>
              <table:table-cell office:value-type="float" office:value="-0.094017">
                <text:p>-0.094017</text:p>
              </table:table-cell>
              <table:table-cell office:value-type="float" office:value="0.480396125084275">
                <text:p>0.48039612508427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0479443669319153">
                <text:p>-0.0479443669319153</text:p>
              </table:table-cell>
              <table:table-cell office:value-type="float" office:value="-0.09545">
                <text:p>-0.09545</text:p>
              </table:table-cell>
              <table:table-cell office:value-type="float" office:value="0.480627694022475">
                <text:p>0.48062769402247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0485366992652416">
                <text:p>-0.0485366992652416</text:p>
              </table:table-cell>
              <table:table-cell office:value-type="float" office:value="-0.097234">
                <text:p>-0.097234</text:p>
              </table:table-cell>
              <table:table-cell office:value-type="float" office:value="0.480913386504211">
                <text:p>0.48091338650421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0497124083340168">
                <text:p>-0.0497124083340168</text:p>
              </table:table-cell>
              <table:table-cell office:value-type="float" office:value="-0.098732">
                <text:p>-0.098732</text:p>
              </table:table-cell>
              <table:table-cell office:value-type="float" office:value="0.4812359539136">
                <text:p>0.481235953913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0502954460680485">
                <text:p>-0.0502954460680485</text:p>
              </table:table-cell>
              <table:table-cell office:value-type="float" office:value="-0.100302">
                <text:p>-0.100302</text:p>
              </table:table-cell>
              <table:table-cell office:value-type="float" office:value="0.481596107390656">
                <text:p>0.48159610739065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0508749894797802">
                <text:p>-0.0508749894797802</text:p>
              </table:table-cell>
              <table:table-cell office:value-type="float" office:value="-0.101484">
                <text:p>-0.101484</text:p>
              </table:table-cell>
              <table:table-cell office:value-type="float" office:value="0.482005684918939">
                <text:p>0.48200568491893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0520227402448654">
                <text:p>-0.0520227402448654</text:p>
              </table:table-cell>
              <table:table-cell office:value-type="float" office:value="-0.102868">
                <text:p>-0.102868</text:p>
              </table:table-cell>
              <table:table-cell office:value-type="float" office:value="0.482426785567744">
                <text:p>0.48242678556774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0525906309485436">
                <text:p>-0.0525906309485436</text:p>
              </table:table-cell>
              <table:table-cell office:value-type="float" office:value="-0.103984">
                <text:p>-0.103984</text:p>
              </table:table-cell>
              <table:table-cell office:value-type="float" office:value="0.482893516328819">
                <text:p>0.48289351632881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0537134259939194">
                <text:p>-0.0537134259939194</text:p>
              </table:table-cell>
              <table:table-cell office:value-type="float" office:value="-0.104874">
                <text:p>-0.104874</text:p>
              </table:table-cell>
              <table:table-cell office:value-type="float" office:value="0.483400171494576">
                <text:p>0.48340017149457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0548156723380089">
                <text:p>-0.0548156723380089</text:p>
              </table:table-cell>
              <table:table-cell office:value-type="float" office:value="-0.105717">
                <text:p>-0.105717</text:p>
              </table:table-cell>
              <table:table-cell office:value-type="float" office:value="0.483913338726811">
                <text:p>0.48391333872681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055400438606739">
                <text:p>-0.055400438606739</text:p>
              </table:table-cell>
              <table:table-cell office:value-type="float" office:value="-0.106378">
                <text:p>-0.106378</text:p>
              </table:table-cell>
              <table:table-cell office:value-type="float" office:value="0.484419147913219">
                <text:p>0.48441914791321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056544441729784">
                <text:p>-0.056544441729784</text:p>
              </table:table-cell>
              <table:table-cell office:value-type="float" office:value="-0.107071">
                <text:p>-0.107071</text:p>
              </table:table-cell>
              <table:table-cell office:value-type="float" office:value="0.484922759486411">
                <text:p>0.48492275948641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0576568841934204">
                <text:p>-0.0576568841934204</text:p>
              </table:table-cell>
              <table:table-cell office:value-type="float" office:value="-0.107625">
                <text:p>-0.107625</text:p>
              </table:table-cell>
              <table:table-cell office:value-type="float" office:value="0.4854237846464">
                <text:p>0.485423784646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0587394386529923">
                <text:p>-0.0587394386529923</text:p>
              </table:table-cell>
              <table:table-cell office:value-type="float" office:value="-0.10808">
                <text:p>-0.10808</text:p>
              </table:table-cell>
              <table:table-cell office:value-type="float" office:value="0.485919865974124">
                <text:p>0.48591986597412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059792198240757">
                <text:p>-0.059792198240757</text:p>
              </table:table-cell>
              <table:table-cell office:value-type="float" office:value="-0.108807">
                <text:p>-0.108807</text:p>
              </table:table-cell>
              <table:table-cell office:value-type="float" office:value="0.486382676667299">
                <text:p>0.48638267666729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0608146153390408">
                <text:p>-0.0608146153390408</text:p>
              </table:table-cell>
              <table:table-cell office:value-type="float" office:value="-0.109177">
                <text:p>-0.109177</text:p>
              </table:table-cell>
              <table:table-cell office:value-type="float" office:value="0.486826877184364">
                <text:p>0.48682687718436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0613142400979996">
                <text:p>-0.0613142400979996</text:p>
              </table:table-cell>
              <table:table-cell office:value-type="float" office:value="-0.109504">
                <text:p>-0.109504</text:p>
              </table:table-cell>
              <table:table-cell office:value-type="float" office:value="0.487280415915056">
                <text:p>0.48728041591505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0618057474493981">
                <text:p>-0.0618057474493981</text:p>
              </table:table-cell>
              <table:table-cell office:value-type="float" office:value="-0.110069">
                <text:p>-0.110069</text:p>
              </table:table-cell>
              <table:table-cell office:value-type="float" office:value="0.487732666535984">
                <text:p>0.48773266653598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0627643391489983">
                <text:p>-0.0627643391489983</text:p>
              </table:table-cell>
              <table:table-cell office:value-type="float" office:value="-0.110817">
                <text:p>-0.110817</text:p>
              </table:table-cell>
              <table:table-cell office:value-type="float" office:value="0.488191862027491">
                <text:p>0.48819186202749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0636889114975929">
                <text:p>-0.0636889114975929</text:p>
              </table:table-cell>
              <table:table-cell office:value-type="float" office:value="-0.111282">
                <text:p>-0.111282</text:p>
              </table:table-cell>
              <table:table-cell office:value-type="float" office:value="0.488630181944524">
                <text:p>0.48863018194452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0650080740451813">
                <text:p>-0.0650080740451813</text:p>
              </table:table-cell>
              <table:table-cell office:value-type="float" office:value="-0.111788">
                <text:p>-0.111788</text:p>
              </table:table-cell>
              <table:table-cell office:value-type="float" office:value="0.489078978421875">
                <text:p>0.48907897842187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0658400803804398">
                <text:p>-0.0658400803804398</text:p>
              </table:table-cell>
              <table:table-cell office:value-type="float" office:value="-0.111841">
                <text:p>-0.111841</text:p>
              </table:table-cell>
              <table:table-cell office:value-type="float" office:value="0.489505401828016">
                <text:p>0.48950540182801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0666317939758301">
                <text:p>-0.0666317939758301</text:p>
              </table:table-cell>
              <table:table-cell office:value-type="float" office:value="-0.111949">
                <text:p>-0.111949</text:p>
              </table:table-cell>
              <table:table-cell office:value-type="float" office:value="0.489911082475275">
                <text:p>0.48991108247527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0673815831542015">
                <text:p>-0.0673815831542015</text:p>
              </table:table-cell>
              <table:table-cell office:value-type="float" office:value="-0.111801">
                <text:p>-0.111801</text:p>
              </table:table-cell>
              <table:table-cell office:value-type="float" office:value="0.490300760206476">
                <text:p>0.49030076020647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0680875554680824">
                <text:p>-0.0680875554680824</text:p>
              </table:table-cell>
              <table:table-cell office:value-type="float" office:value="-0.111935">
                <text:p>-0.111935</text:p>
              </table:table-cell>
              <table:table-cell office:value-type="float" office:value="0.490658120310451">
                <text:p>0.49065812031045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0687479004263878">
                <text:p>-0.0687479004263878</text:p>
              </table:table-cell>
              <table:table-cell office:value-type="float" office:value="-0.111735">
                <text:p>-0.111735</text:p>
              </table:table-cell>
              <table:table-cell office:value-type="float" office:value="0.490921747095344">
                <text:p>0.49092174709534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0690603479743004">
                <text:p>-0.0690603479743004</text:p>
              </table:table-cell>
              <table:table-cell office:value-type="float" office:value="-0.111878">
                <text:p>-0.111878</text:p>
              </table:table-cell>
              <table:table-cell office:value-type="float" office:value="0.491259107713475">
                <text:p>0.49125910771347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0696487575769424">
                <text:p>-0.0696487575769424</text:p>
              </table:table-cell>
              <table:table-cell office:value-type="float" office:value="-0.111837">
                <text:p>-0.111837</text:p>
              </table:table-cell>
              <table:table-cell office:value-type="float" office:value="0.491582970860544">
                <text:p>0.49158297086054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0699242055416107">
                <text:p>-0.0699242055416107</text:p>
              </table:table-cell>
              <table:table-cell office:value-type="float" office:value="-0.11235">
                <text:p>-0.11235</text:p>
              </table:table-cell>
              <table:table-cell office:value-type="float" office:value="0.491885990280624">
                <text:p>0.49188599028062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0704364776611328">
                <text:p>-0.0704364776611328</text:p>
              </table:table-cell>
              <table:table-cell office:value-type="float" office:value="-0.113165">
                <text:p>-0.113165</text:p>
              </table:table-cell>
              <table:table-cell office:value-type="float" office:value="0.492163167986604">
                <text:p>0.49216316798660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0708955079317093">
                <text:p>-0.0708955079317093</text:p>
              </table:table-cell>
              <table:table-cell office:value-type="float" office:value="-0.113794">
                <text:p>-0.113794</text:p>
              </table:table-cell>
              <table:table-cell office:value-type="float" office:value="0.492419599099499">
                <text:p>0.49241959909949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071104608476162">
                <text:p>-0.071104608476162</text:p>
              </table:table-cell>
              <table:table-cell office:value-type="float" office:value="-0.11412">
                <text:p>-0.11412</text:p>
              </table:table-cell>
              <table:table-cell office:value-type="float" office:value="0.492641757484736">
                <text:p>0.49264175748473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0714806914329529">
                <text:p>-0.0714806914329529</text:p>
              </table:table-cell>
              <table:table-cell office:value-type="float" office:value="-0.114892">
                <text:p>-0.114892</text:p>
              </table:table-cell>
              <table:table-cell office:value-type="float" office:value="0.492861854826496">
                <text:p>0.49286185482649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0717990919947624">
                <text:p>-0.0717990919947624</text:p>
              </table:table-cell>
              <table:table-cell office:value-type="float" office:value="-0.115405">
                <text:p>-0.115405</text:p>
              </table:table-cell>
              <table:table-cell office:value-type="float" office:value="0.493064019846316">
                <text:p>0.49306401984631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0719360634684563">
                <text:p>-0.0719360634684563</text:p>
              </table:table-cell>
              <table:table-cell office:value-type="float" office:value="-0.115883">
                <text:p>-0.115883</text:p>
              </table:table-cell>
              <table:table-cell office:value-type="float" office:value="0.493240152465251">
                <text:p>0.49324015246525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0721644759178162">
                <text:p>-0.0721644759178162</text:p>
              </table:table-cell>
              <table:table-cell office:value-type="float" office:value="-0.116033">
                <text:p>-0.116033</text:p>
              </table:table-cell>
              <table:table-cell office:value-type="float" office:value="0.493394155954371">
                <text:p>0.49339415595437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0723306387662888">
                <text:p>-0.0723306387662888</text:p>
              </table:table-cell>
              <table:table-cell office:value-type="float" office:value="-0.115738">
                <text:p>-0.115738</text:p>
              </table:table-cell>
              <table:table-cell office:value-type="float" office:value="0.493559700929899">
                <text:p>0.49355970092989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0723898485302925">
                <text:p>-0.0723898485302925</text:p>
              </table:table-cell>
              <table:table-cell office:value-type="float" office:value="-0.115476">
                <text:p>-0.115476</text:p>
              </table:table-cell>
              <table:table-cell office:value-type="float" office:value="0.4937000504611">
                <text:p>0.493700050461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0724597051739693">
                <text:p>-0.0724597051739693</text:p>
              </table:table-cell>
              <table:table-cell office:value-type="float" office:value="-0.114844">
                <text:p>-0.114844</text:p>
              </table:table-cell>
              <table:table-cell office:value-type="float" office:value="0.493812526099411">
                <text:p>0.49381252609941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0724708139896393">
                <text:p>-0.0724708139896393</text:p>
              </table:table-cell>
              <table:table-cell office:value-type="float" office:value="-0.114213">
                <text:p>-0.114213</text:p>
              </table:table-cell>
              <table:table-cell office:value-type="float" office:value="0.493894060580784">
                <text:p>0.49389406058078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0724463388323784">
                <text:p>-0.0724463388323784</text:p>
              </table:table-cell>
              <table:table-cell office:value-type="float" office:value="-0.113399">
                <text:p>-0.113399</text:p>
              </table:table-cell>
              <table:table-cell office:value-type="float" office:value="0.493927287816844">
                <text:p>0.49392728781684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0723610296845436">
                <text:p>-0.0723610296845436</text:p>
              </table:table-cell>
              <table:table-cell office:value-type="float" office:value="-0.112881">
                <text:p>-0.112881</text:p>
              </table:table-cell>
              <table:table-cell office:value-type="float" office:value="0.493888264846299">
                <text:p>0.49388826484629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0722959041595459">
                <text:p>-0.0722959041595459</text:p>
              </table:table-cell>
              <table:table-cell office:value-type="float" office:value="-0.111955">
                <text:p>-0.111955</text:p>
              </table:table-cell>
              <table:table-cell office:value-type="float" office:value="0.493828757053339">
                <text:p>0.49382875705333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0721212923526764">
                <text:p>-0.0721212923526764</text:p>
              </table:table-cell>
              <table:table-cell office:value-type="float" office:value="-0.111133">
                <text:p>-0.111133</text:p>
              </table:table-cell>
              <table:table-cell office:value-type="float" office:value="0.493760350659916">
                <text:p>0.49376035065991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0720120966434479">
                <text:p>-0.0720120966434479</text:p>
              </table:table-cell>
              <table:table-cell office:value-type="float" office:value="-0.110557">
                <text:p>-0.110557</text:p>
              </table:table-cell>
              <table:table-cell office:value-type="float" office:value="0.493677242219211">
                <text:p>0.49367724221921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0715972632169724">
                <text:p>-0.0715972632169724</text:p>
              </table:table-cell>
              <table:table-cell office:value-type="float" office:value="-0.109533">
                <text:p>-0.109533</text:p>
              </table:table-cell>
              <table:table-cell office:value-type="float" office:value="0.493597209675696">
                <text:p>0.49359720967569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0712489858269692">
                <text:p>-0.0712489858269692</text:p>
              </table:table-cell>
              <table:table-cell office:value-type="float" office:value="-0.108541">
                <text:p>-0.108541</text:p>
              </table:table-cell>
              <table:table-cell office:value-type="float" office:value="0.493486219884539">
                <text:p>0.49348621988453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0708439275622368">
                <text:p>-0.0708439275622368</text:p>
              </table:table-cell>
              <table:table-cell office:value-type="float" office:value="-0.107359">
                <text:p>-0.107359</text:p>
              </table:table-cell>
              <table:table-cell office:value-type="float" office:value="0.4933945428224">
                <text:p>0.493394542822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070620097219944">
                <text:p>-0.070620097219944</text:p>
              </table:table-cell>
              <table:table-cell office:value-type="float" office:value="-0.105797">
                <text:p>-0.105797</text:p>
              </table:table-cell>
              <table:table-cell office:value-type="float" office:value="0.493423943686576">
                <text:p>0.49342394368657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0.0701305568218231">
                <text:p>-0.0701305568218231</text:p>
              </table:table-cell>
              <table:table-cell office:value-type="float" office:value="-0.104099">
                <text:p>-0.104099</text:p>
              </table:table-cell>
              <table:table-cell office:value-type="float" office:value="0.493298201012051">
                <text:p>0.49329820101205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0.069584883749485">
                <text:p>-0.069584883749485</text:p>
              </table:table-cell>
              <table:table-cell office:value-type="float" office:value="-0.10242">
                <text:p>-0.10242</text:p>
              </table:table-cell>
              <table:table-cell office:value-type="float" office:value="0.49319332044">
                <text:p>0.4931933204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0.0689836218953133">
                <text:p>-0.0689836218953133</text:p>
              </table:table-cell>
              <table:table-cell office:value-type="float" office:value="-0.100418">
                <text:p>-0.100418</text:p>
              </table:table-cell>
              <table:table-cell office:value-type="float" office:value="0.493066730171619">
                <text:p>0.49306673017161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0.0679778382182121">
                <text:p>-0.0679778382182121</text:p>
              </table:table-cell>
              <table:table-cell office:value-type="float" office:value="-0.098775">
                <text:p>-0.098775</text:p>
              </table:table-cell>
              <table:table-cell office:value-type="float" office:value="0.492931965856875">
                <text:p>0.49293196585687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0.0672385022044182">
                <text:p>-0.0672385022044182</text:p>
              </table:table-cell>
              <table:table-cell office:value-type="float" office:value="-0.096812">
                <text:p>-0.096812</text:p>
              </table:table-cell>
              <table:table-cell office:value-type="float" office:value="0.492793668689664">
                <text:p>0.49279366868966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0.066444456577301">
                <text:p>-0.066444456577301</text:p>
              </table:table-cell>
              <table:table-cell office:value-type="float" office:value="-0.095005">
                <text:p>-0.095005</text:p>
              </table:table-cell>
              <table:table-cell office:value-type="float" office:value="0.492542131114771">
                <text:p>0.49254213111477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0.0648459047079086">
                <text:p>-0.0648459047079086</text:p>
              </table:table-cell>
              <table:table-cell office:value-type="float" office:value="-0.093377">
                <text:p>-0.093377</text:p>
              </table:table-cell>
              <table:table-cell office:value-type="float" office:value="0.492418823460211">
                <text:p>0.49241882346021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0.0639219135046005">
                <text:p>-0.0639219135046005</text:p>
              </table:table-cell>
              <table:table-cell office:value-type="float" office:value="-0.091895">
                <text:p>-0.091895</text:p>
              </table:table-cell>
              <table:table-cell office:value-type="float" office:value="0.492304400105996">
                <text:p>0.49230440010599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0.0629582405090332">
                <text:p>-0.0629582405090332</text:p>
              </table:table-cell>
              <table:table-cell office:value-type="float" office:value="-0.090086">
                <text:p>-0.090086</text:p>
              </table:table-cell>
              <table:table-cell office:value-type="float" office:value="0.4921779143404">
                <text:p>0.492177914340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0.0624599903821945">
                <text:p>-0.0624599903821945</text:p>
              </table:table-cell>
              <table:table-cell office:value-type="float" office:value="-0.088238">
                <text:p>-0.088238</text:p>
              </table:table-cell>
              <table:table-cell office:value-type="float" office:value="0.492052164757696">
                <text:p>0.49205216475769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0.0614292956888676">
                <text:p>-0.0614292956888676</text:p>
              </table:table-cell>
              <table:table-cell office:value-type="float" office:value="-0.086307">
                <text:p>-0.086307</text:p>
              </table:table-cell>
              <table:table-cell office:value-type="float" office:value="0.4919100665731">
                <text:p>0.491910066573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0.0608961656689644">
                <text:p>-0.0608961656689644</text:p>
              </table:table-cell>
              <table:table-cell office:value-type="float" office:value="-0.08437">
                <text:p>-0.08437</text:p>
              </table:table-cell>
              <table:table-cell office:value-type="float" office:value="0.491764810109616">
                <text:p>0.49176481010961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0.0597939640283585">
                <text:p>-0.0597939640283585</text:p>
              </table:table-cell>
              <table:table-cell office:value-type="float" office:value="-0.082487">
                <text:p>-0.082487</text:p>
              </table:table-cell>
              <table:table-cell office:value-type="float" office:value="0.491596961434416">
                <text:p>0.49159696143441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0.0592246055603027">
                <text:p>-0.0592246055603027</text:p>
              </table:table-cell>
              <table:table-cell office:value-type="float" office:value="-0.080752">
                <text:p>-0.080752</text:p>
              </table:table-cell>
              <table:table-cell office:value-type="float" office:value="0.491449647212275">
                <text:p>0.49144964721227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0.058049313724041">
                <text:p>-0.058049313724041</text:p>
              </table:table-cell>
              <table:table-cell office:value-type="float" office:value="-0.079143">
                <text:p>-0.079143</text:p>
              </table:table-cell>
              <table:table-cell office:value-type="float" office:value="0.491308501153804">
                <text:p>0.49130850115380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0.0568251051008701">
                <text:p>-0.0568251051008701</text:p>
              </table:table-cell>
              <table:table-cell office:value-type="float" office:value="-0.07767">
                <text:p>-0.07767</text:p>
              </table:table-cell>
              <table:table-cell office:value-type="float" office:value="0.491146685745036">
                <text:p>0.49114668574503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0.0561947450041771">
                <text:p>-0.0561947450041771</text:p>
              </table:table-cell>
              <table:table-cell office:value-type="float" office:value="-0.076429">
                <text:p>-0.076429</text:p>
              </table:table-cell>
              <table:table-cell office:value-type="float" office:value="0.4909380963731">
                <text:p>0.490938096373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0.0548977926373482">
                <text:p>-0.0548977926373482</text:p>
              </table:table-cell>
              <table:table-cell office:value-type="float" office:value="-0.074951">
                <text:p>-0.074951</text:p>
              </table:table-cell>
              <table:table-cell office:value-type="float" office:value="0.490732903556659">
                <text:p>0.49073290355665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0.0535529516637325">
                <text:p>-0.0535529516637325</text:p>
              </table:table-cell>
              <table:table-cell office:value-type="float" office:value="-0.073825">
                <text:p>-0.073825</text:p>
              </table:table-cell>
              <table:table-cell office:value-type="float" office:value="0.490533840254144">
                <text:p>0.49053384025414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0.0521607808768749">
                <text:p>-0.0521607808768749</text:p>
              </table:table-cell>
              <table:table-cell office:value-type="float" office:value="-0.072539">
                <text:p>-0.072539</text:p>
              </table:table-cell>
              <table:table-cell office:value-type="float" office:value="0.490379508050096">
                <text:p>0.49037950805009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0.0514472164213658">
                <text:p>-0.0514472164213658</text:p>
              </table:table-cell>
              <table:table-cell office:value-type="float" office:value="-0.070574">
                <text:p>-0.070574</text:p>
              </table:table-cell>
              <table:table-cell office:value-type="float" office:value="0.490205228509691">
                <text:p>0.49020522850969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0.049985446035862">
                <text:p>-0.049985446035862</text:p>
              </table:table-cell>
              <table:table-cell office:value-type="float" office:value="-0.068979">
                <text:p>-0.068979</text:p>
              </table:table-cell>
              <table:table-cell office:value-type="float" office:value="0.490044528129699">
                <text:p>0.49004452812969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0.0492376238107681">
                <text:p>-0.0492376238107681</text:p>
              </table:table-cell>
              <table:table-cell office:value-type="float" office:value="-0.066934">
                <text:p>-0.066934</text:p>
              </table:table-cell>
              <table:table-cell office:value-type="float" office:value="0.489883763586475">
                <text:p>0.48988376358647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0.0469273030757904">
                <text:p>-0.0469273030757904</text:p>
              </table:table-cell>
              <table:table-cell office:value-type="float" office:value="-0.064838">
                <text:p>-0.064838</text:p>
              </table:table-cell>
              <table:table-cell office:value-type="float" office:value="0.489749874257804">
                <text:p>0.48974987425780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0.0445198304951191">
                <text:p>-0.0445198304951191</text:p>
              </table:table-cell>
              <table:table-cell office:value-type="float" office:value="-0.063197">
                <text:p>-0.063197</text:p>
              </table:table-cell>
              <table:table-cell office:value-type="float" office:value="0.489586648716336">
                <text:p>0.48958664871633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0.043696440756321">
                <text:p>-0.043696440756321</text:p>
              </table:table-cell>
              <table:table-cell office:value-type="float" office:value="-0.061677">
                <text:p>-0.061677</text:p>
              </table:table-cell>
              <table:table-cell office:value-type="float" office:value="0.489408118421179">
                <text:p>0.48940811842117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0.0420190580189228">
                <text:p>-0.0420190580189228</text:p>
              </table:table-cell>
              <table:table-cell office:value-type="float" office:value="-0.060692">
                <text:p>-0.060692</text:p>
              </table:table-cell>
              <table:table-cell office:value-type="float" office:value="0.489210744767084">
                <text:p>0.48921074476708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0.039429422467947">
                <text:p>-0.039429422467947</text:p>
              </table:table-cell>
              <table:table-cell office:value-type="float" office:value="-0.059929">
                <text:p>-0.059929</text:p>
              </table:table-cell>
              <table:table-cell office:value-type="float" office:value="0.488981201171875">
                <text:p>0.48898120117187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0.0376559793949127">
                <text:p>-0.0376559793949127</text:p>
              </table:table-cell>
              <table:table-cell office:value-type="float" office:value="-0.05939">
                <text:p>-0.05939</text:p>
              </table:table-cell>
              <table:table-cell office:value-type="float" office:value="0.488735089114476">
                <text:p>0.48873508911447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0.0358466170728207">
                <text:p>-0.0358466170728207</text:p>
              </table:table-cell>
              <table:table-cell office:value-type="float" office:value="-0.0587">
                <text:p>-0.0587</text:p>
              </table:table-cell>
              <table:table-cell office:value-type="float" office:value="0.488448879097475">
                <text:p>0.48844887909747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0.0349289998412132">
                <text:p>-0.0349289998412132</text:p>
              </table:table-cell>
              <table:table-cell office:value-type="float" office:value="-0.058644">
                <text:p>-0.058644</text:p>
              </table:table-cell>
              <table:table-cell office:value-type="float" office:value="0.488279642242979">
                <text:p>0.48827964224297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0.0330689363181591">
                <text:p>-0.0330689363181591</text:p>
              </table:table-cell>
              <table:table-cell office:value-type="float" office:value="-0.058436">
                <text:p>-0.058436</text:p>
              </table:table-cell>
              <table:table-cell office:value-type="float" office:value="0.487970759987275">
                <text:p>0.48797075998727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0.0321269109845161">
                <text:p>-0.0321269109845161</text:p>
              </table:table-cell>
              <table:table-cell office:value-type="float" office:value="-0.058419">
                <text:p>-0.058419</text:p>
              </table:table-cell>
              <table:table-cell office:value-type="float" office:value="0.487555280779456">
                <text:p>0.48755528077945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0.0292555205523968">
                <text:p>-0.0292555205523968</text:p>
              </table:table-cell>
              <table:table-cell office:value-type="float" office:value="-0.058542">
                <text:p>-0.058542</text:p>
              </table:table-cell>
              <table:table-cell office:value-type="float" office:value="0.487216777939436">
                <text:p>0.48721677793943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0.0273059606552124">
                <text:p>-0.0273059606552124</text:p>
              </table:table-cell>
              <table:table-cell office:value-type="float" office:value="-0.059004">
                <text:p>-0.059004</text:p>
              </table:table-cell>
              <table:table-cell office:value-type="float" office:value="0.486876028306739">
                <text:p>0.48687602830673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0.0243337415158749">
                <text:p>-0.0243337415158749</text:p>
              </table:table-cell>
              <table:table-cell office:value-type="float" office:value="-0.059406">
                <text:p>-0.059406</text:p>
              </table:table-cell>
              <table:table-cell office:value-type="float" office:value="0.486473995467475">
                <text:p>0.48647399546747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0.0223232116550207">
                <text:p>-0.0223232116550207</text:p>
              </table:table-cell>
              <table:table-cell office:value-type="float" office:value="-0.059582">
                <text:p>-0.059582</text:p>
              </table:table-cell>
              <table:table-cell office:value-type="float" office:value="0.486114113071251">
                <text:p>0.48611411307125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0.0213101636618376">
                <text:p>-0.0213101636618376</text:p>
              </table:table-cell>
              <table:table-cell office:value-type="float" office:value="-0.059678">
                <text:p>-0.059678</text:p>
              </table:table-cell>
              <table:table-cell office:value-type="float" office:value="0.485757068984475">
                <text:p>0.48575706898447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0.0182428453117609">
                <text:p>-0.0182428453117609</text:p>
              </table:table-cell>
              <table:table-cell office:value-type="float" office:value="-0.059424">
                <text:p>-0.059424</text:p>
              </table:table-cell>
              <table:table-cell office:value-type="float" office:value="0.4853882710019">
                <text:p>0.485388271001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0.0172120966017246">
                <text:p>-0.0172120966017246</text:p>
              </table:table-cell>
              <table:table-cell office:value-type="float" office:value="-0.064431">
                <text:p>-0.064431</text:p>
              </table:table-cell>
              <table:table-cell office:value-type="float" office:value="0.485038495466496">
                <text:p>0.48503849546649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0.0151397222653031">
                <text:p>-0.0151397222653031</text:p>
              </table:table-cell>
              <table:table-cell office:value-type="float" office:value="-0.06443">
                <text:p>-0.06443</text:p>
              </table:table-cell>
              <table:table-cell office:value-type="float" office:value="0.484673797477451">
                <text:p>0.48467379747745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0.0140988295897841">
                <text:p>-0.0140988295897841</text:p>
              </table:table-cell>
              <table:table-cell office:value-type="float" office:value="-0.06441">
                <text:p>-0.06441</text:p>
              </table:table-cell>
              <table:table-cell office:value-type="float" office:value="0.484297303573371">
                <text:p>0.48429730357337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0.0120090497657657">
                <text:p>-0.0120090497657657</text:p>
              </table:table-cell>
              <table:table-cell office:value-type="float" office:value="-0.064609">
                <text:p>-0.064609</text:p>
              </table:table-cell>
              <table:table-cell office:value-type="float" office:value="0.483953731145011">
                <text:p>0.48395373114501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0.00885953847318888">
                <text:p>-0.00885953847318888</text:p>
              </table:table-cell>
              <table:table-cell office:value-type="float" office:value="-0.06496">
                <text:p>-0.06496</text:p>
              </table:table-cell>
              <table:table-cell office:value-type="float" office:value="0.483634840886576">
                <text:p>0.48363484088657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0.00675393547862768">
                <text:p>-0.00675393547862768</text:p>
              </table:table-cell>
              <table:table-cell office:value-type="float" office:value="-0.065274">
                <text:p>-0.065274</text:p>
              </table:table-cell>
              <table:table-cell office:value-type="float" office:value="0.483320068179244">
                <text:p>0.48332006817924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0.00570028088986874">
                <text:p>-0.00570028088986874</text:p>
              </table:table-cell>
              <table:table-cell office:value-type="float" office:value="-0.065852">
                <text:p>-0.065852</text:p>
              </table:table-cell>
              <table:table-cell office:value-type="float" office:value="0.482977273984684">
                <text:p>0.48297727398468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0.00359325739555061">
                <text:p>-0.00359325739555061</text:p>
              </table:table-cell>
              <table:table-cell office:value-type="float" office:value="-0.066628">
                <text:p>-0.066628</text:p>
              </table:table-cell>
              <table:table-cell office:value-type="float" office:value="0.482572620497571">
                <text:p>0.48257262049757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0.00148886756505817">
                <text:p>-0.00148886756505817</text:p>
              </table:table-cell>
              <table:table-cell office:value-type="float" office:value="-0.067486">
                <text:p>-0.067486</text:p>
              </table:table-cell>
              <table:table-cell office:value-type="float" office:value="0.482156439148224">
                <text:p>0.48215643914822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0.000438539602328092">
                <text:p>-0.000438539602328092</text:p>
              </table:table-cell>
              <table:table-cell office:value-type="float" office:value="-0.068098">
                <text:p>-0.068098</text:p>
              </table:table-cell>
              <table:table-cell office:value-type="float" office:value="0.4817896020475">
                <text:p>0.481789602047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0165630294941366">
                <text:p>0.00165630294941366</text:p>
              </table:table-cell>
              <table:table-cell office:value-type="float" office:value="-0.068395">
                <text:p>-0.068395</text:p>
              </table:table-cell>
              <table:table-cell office:value-type="float" office:value="0.4815188438499">
                <text:p>0.481518843849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0270022451877594">
                <text:p>0.00270022451877594</text:p>
              </table:table-cell>
              <table:table-cell office:value-type="float" office:value="-0.068752">
                <text:p>-0.068752</text:p>
              </table:table-cell>
              <table:table-cell office:value-type="float" office:value="0.481308886025939">
                <text:p>0.48130888602593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047788992524147">
                <text:p>0.0047788992524147</text:p>
              </table:table-cell>
              <table:table-cell office:value-type="float" office:value="-0.069279">
                <text:p>-0.069279</text:p>
              </table:table-cell>
              <table:table-cell office:value-type="float" office:value="0.481146664589056">
                <text:p>0.48114666458905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0581298395991326">
                <text:p>0.00581298395991326</text:p>
              </table:table-cell>
              <table:table-cell office:value-type="float" office:value="-0.069855">
                <text:p>-0.069855</text:p>
              </table:table-cell>
              <table:table-cell office:value-type="float" office:value="0.481058153777356">
                <text:p>0.48105815377735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0786851346492767">
                <text:p>0.00786851346492767</text:p>
              </table:table-cell>
              <table:table-cell office:value-type="float" office:value="-0.070604">
                <text:p>-0.070604</text:p>
              </table:table-cell>
              <table:table-cell office:value-type="float" office:value="0.48105257139">
                <text:p>0.4810525713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0888923183083534">
                <text:p>0.00888923183083534</text:p>
              </table:table-cell>
              <table:table-cell office:value-type="float" office:value="-0.071136">
                <text:p>-0.071136</text:p>
              </table:table-cell>
              <table:table-cell office:value-type="float" office:value="0.481089254293504">
                <text:p>0.48108925429350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0990473385900259">
                <text:p>0.00990473385900259</text:p>
              </table:table-cell>
              <table:table-cell office:value-type="float" office:value="-0.072176">
                <text:p>-0.072176</text:p>
              </table:table-cell>
              <table:table-cell office:value-type="float" office:value="0.481152644377411">
                <text:p>0.48115264437741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119186583906412">
                <text:p>0.0119186583906412</text:p>
              </table:table-cell>
              <table:table-cell office:value-type="float" office:value="-0.068721">
                <text:p>-0.068721</text:p>
              </table:table-cell>
              <table:table-cell office:value-type="float" office:value="0.481218017848475">
                <text:p>0.48121801784847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139066688716412">
                <text:p>0.0139066688716412</text:p>
              </table:table-cell>
              <table:table-cell office:value-type="float" office:value="-0.069694">
                <text:p>-0.069694</text:p>
              </table:table-cell>
              <table:table-cell office:value-type="float" office:value="0.481280591463424">
                <text:p>0.48128059146342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15865933150053">
                <text:p>0.015865933150053</text:p>
              </table:table-cell>
              <table:table-cell office:value-type="float" office:value="-0.070572">
                <text:p>-0.070572</text:p>
              </table:table-cell>
              <table:table-cell office:value-type="float" office:value="0.481342757291824">
                <text:p>0.48134275729182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177930295467377">
                <text:p>0.0177930295467377</text:p>
              </table:table-cell>
              <table:table-cell office:value-type="float" office:value="-0.071446">
                <text:p>-0.071446</text:p>
              </table:table-cell>
              <table:table-cell office:value-type="float" office:value="0.481407702785091">
                <text:p>0.48140770278509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196847375482321">
                <text:p>0.0196847375482321</text:p>
              </table:table-cell>
              <table:table-cell office:value-type="float" office:value="-0.072284">
                <text:p>-0.072284</text:p>
              </table:table-cell>
              <table:table-cell office:value-type="float" office:value="0.481397742471916">
                <text:p>0.48139774247191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215375982224941">
                <text:p>0.0215375982224941</text:p>
              </table:table-cell>
              <table:table-cell office:value-type="float" office:value="-0.073137">
                <text:p>-0.073137</text:p>
              </table:table-cell>
              <table:table-cell office:value-type="float" office:value="0.481408898006796">
                <text:p>0.48140889800679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242374110966921">
                <text:p>0.0242374110966921</text:p>
              </table:table-cell>
              <table:table-cell office:value-type="float" office:value="-0.073639">
                <text:p>-0.073639</text:p>
              </table:table-cell>
              <table:table-cell office:value-type="float" office:value="0.481437582307116">
                <text:p>0.48143758230711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25979133322835">
                <text:p>0.025979133322835</text:p>
              </table:table-cell>
              <table:table-cell office:value-type="float" office:value="-0.074166">
                <text:p>-0.074166</text:p>
              </table:table-cell>
              <table:table-cell office:value-type="float" office:value="0.481536767072475">
                <text:p>0.48153676707247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276707578450441">
                <text:p>0.0276707578450441</text:p>
              </table:table-cell>
              <table:table-cell office:value-type="float" office:value="-0.074626">
                <text:p>-0.074626</text:p>
              </table:table-cell>
              <table:table-cell office:value-type="float" office:value="0.481728696692299">
                <text:p>0.48172869669229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284966249018908">
                <text:p>0.0284966249018908</text:p>
              </table:table-cell>
              <table:table-cell office:value-type="float" office:value="-0.074606">
                <text:p>-0.074606</text:p>
              </table:table-cell>
              <table:table-cell office:value-type="float" office:value="0.481991362432339">
                <text:p>0.48199136243233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293088350445032">
                <text:p>0.0293088350445032</text:p>
              </table:table-cell>
              <table:table-cell office:value-type="float" office:value="-0.074567">
                <text:p>-0.074567</text:p>
              </table:table-cell>
              <table:table-cell office:value-type="float" office:value="0.482260225133979">
                <text:p>0.48226022513397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308900997042656">
                <text:p>0.0308900997042656</text:p>
              </table:table-cell>
              <table:table-cell office:value-type="float" office:value="-0.074824">
                <text:p>-0.074824</text:p>
              </table:table-cell>
              <table:table-cell office:value-type="float" office:value="0.482513815807051">
                <text:p>0.48251381580705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324114114046097">
                <text:p>0.0324114114046097</text:p>
              </table:table-cell>
              <table:table-cell office:value-type="float" office:value="-0.074663">
                <text:p>-0.074663</text:p>
              </table:table-cell>
              <table:table-cell office:value-type="float" office:value="0.482820859805696">
                <text:p>0.48282085980569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331485718488693">
                <text:p>0.0331485718488693</text:p>
              </table:table-cell>
              <table:table-cell office:value-type="float" office:value="-0.074729">
                <text:p>-0.074729</text:p>
              </table:table-cell>
              <table:table-cell office:value-type="float" office:value="0.483147912848064">
                <text:p>0.48314791284806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345737114548683">
                <text:p>0.0345737114548683</text:p>
              </table:table-cell>
              <table:table-cell office:value-type="float" office:value="-0.073704">
                <text:p>-0.073704</text:p>
              </table:table-cell>
              <table:table-cell office:value-type="float" office:value="0.4835333784876">
                <text:p>0.483533378487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359309762716293">
                <text:p>0.0359309762716293</text:p>
              </table:table-cell>
              <table:table-cell office:value-type="float" office:value="-0.073902">
                <text:p>-0.073902</text:p>
              </table:table-cell>
              <table:table-cell office:value-type="float" office:value="0.483963234671875">
                <text:p>0.48396323467187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3658302500844">
                <text:p>0.03658302500844</text:p>
              </table:table-cell>
              <table:table-cell office:value-type="float" office:value="-0.075829">
                <text:p>-0.075829</text:p>
              </table:table-cell>
              <table:table-cell office:value-type="float" office:value="0.484415983578771">
                <text:p>0.48441598357877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378323085606098">
                <text:p>0.0378323085606098</text:p>
              </table:table-cell>
              <table:table-cell office:value-type="float" office:value="-0.076521">
                <text:p>-0.076521</text:p>
              </table:table-cell>
              <table:table-cell office:value-type="float" office:value="0.484876535028716">
                <text:p>0.48487653502871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390056893229485">
                <text:p>0.0390056893229485</text:p>
              </table:table-cell>
              <table:table-cell office:value-type="float" office:value="-0.077098">
                <text:p>-0.077098</text:p>
              </table:table-cell>
              <table:table-cell office:value-type="float" office:value="0.485286448251824">
                <text:p>0.48528644825182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401002392172813">
                <text:p>0.0401002392172813</text:p>
              </table:table-cell>
              <table:table-cell office:value-type="float" office:value="-0.077934">
                <text:p>-0.077934</text:p>
              </table:table-cell>
              <table:table-cell office:value-type="float" office:value="0.485690039385275">
                <text:p>0.48569003938527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411130115389824">
                <text:p>0.0411130115389824</text:p>
              </table:table-cell>
              <table:table-cell office:value-type="float" office:value="-0.079021">
                <text:p>-0.079021</text:p>
              </table:table-cell>
              <table:table-cell office:value-type="float" office:value="0.486068810098096">
                <text:p>0.48606881009809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420410856604576">
                <text:p>0.0420410856604576</text:p>
              </table:table-cell>
              <table:table-cell office:value-type="float" office:value="-0.079939">
                <text:p>-0.079939</text:p>
              </table:table-cell>
              <table:table-cell office:value-type="float" office:value="0.486493280025516">
                <text:p>0.48649328002551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428814254701138">
                <text:p>0.0428814254701138</text:p>
              </table:table-cell>
              <table:table-cell office:value-type="float" office:value="-0.080944">
                <text:p>-0.080944</text:p>
              </table:table-cell>
              <table:table-cell office:value-type="float" office:value="0.486933429339699">
                <text:p>0.48693342933969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43631587177515">
                <text:p>0.043631587177515</text:p>
              </table:table-cell>
              <table:table-cell office:value-type="float" office:value="-0.081529">
                <text:p>-0.081529</text:p>
              </table:table-cell>
              <table:table-cell office:value-type="float" office:value="0.487392347535251">
                <text:p>0.48739234753525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439718924462795">
                <text:p>0.0439718924462795</text:p>
              </table:table-cell>
              <table:table-cell office:value-type="float" office:value="-0.082234">
                <text:p>-0.082234</text:p>
              </table:table-cell>
              <table:table-cell office:value-type="float" office:value="0.487848788813616">
                <text:p>0.48784878881361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445813797414303">
                <text:p>0.0445813797414303</text:p>
              </table:table-cell>
              <table:table-cell office:value-type="float" office:value="-0.082906">
                <text:p>-0.082906</text:p>
              </table:table-cell>
              <table:table-cell office:value-type="float" office:value="0.488274940212251">
                <text:p>0.48827494021225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448499619960785">
                <text:p>0.0448499619960785</text:p>
              </table:table-cell>
              <table:table-cell office:value-type="float" office:value="-0.083542">
                <text:p>-0.083542</text:p>
              </table:table-cell>
              <table:table-cell office:value-type="float" office:value="0.488673635595931">
                <text:p>0.48867363559593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453130826354027">
                <text:p>0.0453130826354027</text:p>
              </table:table-cell>
              <table:table-cell office:value-type="float" office:value="-0.084365">
                <text:p>-0.084365</text:p>
              </table:table-cell>
              <table:table-cell office:value-type="float" office:value="0.489048474455499">
                <text:p>0.48904847445549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455070957541466">
                <text:p>0.0455070957541466</text:p>
              </table:table-cell>
              <table:table-cell office:value-type="float" office:value="-0.085484">
                <text:p>-0.085484</text:p>
              </table:table-cell>
              <table:table-cell office:value-type="float" office:value="0.489417886889904">
                <text:p>0.48941788688990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458185188472271">
                <text:p>0.0458185188472271</text:p>
              </table:table-cell>
              <table:table-cell office:value-type="float" office:value="-0.086883">
                <text:p>-0.086883</text:p>
              </table:table-cell>
              <table:table-cell office:value-type="float" office:value="0.489789694389296">
                <text:p>0.48978969438929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460900068283081">
                <text:p>0.0460900068283081</text:p>
              </table:table-cell>
              <table:table-cell office:value-type="float" office:value="-0.088907">
                <text:p>-0.088907</text:p>
              </table:table-cell>
              <table:table-cell office:value-type="float" office:value="0.490181439538944">
                <text:p>0.49018143953894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46137347817421">
                <text:p>0.046137347817421</text:p>
              </table:table-cell>
              <table:table-cell office:value-type="float" office:value="-0.090654">
                <text:p>-0.090654</text:p>
              </table:table-cell>
              <table:table-cell office:value-type="float" office:value="0.490574362116096">
                <text:p>0.49057436211609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461201779544354">
                <text:p>0.0461201779544354</text:p>
              </table:table-cell>
              <table:table-cell office:value-type="float" office:value="-0.092591">
                <text:p>-0.092591</text:p>
              </table:table-cell>
              <table:table-cell office:value-type="float" office:value="0.490998427222275">
                <text:p>0.49099842722227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460090339183807">
                <text:p>0.0460090339183807</text:p>
              </table:table-cell>
              <table:table-cell office:value-type="float" office:value="-0.094315">
                <text:p>-0.094315</text:p>
              </table:table-cell>
              <table:table-cell office:value-type="float" office:value="0.491401826441164">
                <text:p>0.49140182644116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456606857478619">
                <text:p>0.0456606857478619</text:p>
              </table:table-cell>
              <table:table-cell office:value-type="float" office:value="-0.096052">
                <text:p>-0.096052</text:p>
              </table:table-cell>
              <table:table-cell office:value-type="float" office:value="0.491793943317891">
                <text:p>0.49179394331789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454976484179497">
                <text:p>0.0454976484179497</text:p>
              </table:table-cell>
              <table:table-cell office:value-type="float" office:value="-0.097151">
                <text:p>-0.097151</text:p>
              </table:table-cell>
              <table:table-cell office:value-type="float" office:value="0.492148809170275">
                <text:p>0.49214880917027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451040491461754">
                <text:p>0.0451040491461754</text:p>
              </table:table-cell>
              <table:table-cell office:value-type="float" office:value="-0.098475">
                <text:p>-0.098475</text:p>
              </table:table-cell>
              <table:table-cell office:value-type="float" office:value="0.492456828007211">
                <text:p>0.49245682800721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446239076554775">
                <text:p>0.0446239076554775</text:p>
              </table:table-cell>
              <table:table-cell office:value-type="float" office:value="-0.099352">
                <text:p>-0.099352</text:p>
              </table:table-cell>
              <table:table-cell office:value-type="float" office:value="0.492720045512524">
                <text:p>0.49272004551252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443528257310391">
                <text:p>0.0443528257310391</text:p>
              </table:table-cell>
              <table:table-cell office:value-type="float" office:value="-0.099816">
                <text:p>-0.099816</text:p>
              </table:table-cell>
              <table:table-cell office:value-type="float" office:value="0.492956753533931">
                <text:p>0.49295675353393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440618731081486">
                <text:p>0.0440618731081486</text:p>
              </table:table-cell>
              <table:table-cell office:value-type="float" office:value="-0.09986">
                <text:p>-0.09986</text:p>
              </table:table-cell>
              <table:table-cell office:value-type="float" office:value="0.493148418426416">
                <text:p>0.49314841842641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434228181838989">
                <text:p>0.0434228181838989</text:p>
              </table:table-cell>
              <table:table-cell office:value-type="float" office:value="-0.099835">
                <text:p>-0.099835</text:p>
              </table:table-cell>
              <table:table-cell office:value-type="float" office:value="0.493291235635499">
                <text:p>0.49329123563549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427117645740509">
                <text:p>0.0427117645740509</text:p>
              </table:table-cell>
              <table:table-cell office:value-type="float" office:value="-0.099251">
                <text:p>-0.099251</text:p>
              </table:table-cell>
              <table:table-cell office:value-type="float" office:value="0.493423556847275">
                <text:p>0.49342355684727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423308424651623">
                <text:p>0.0423308424651623</text:p>
              </table:table-cell>
              <table:table-cell office:value-type="float" office:value="-0.098414">
                <text:p>-0.098414</text:p>
              </table:table-cell>
              <table:table-cell office:value-type="float" office:value="0.493543845648396">
                <text:p>0.49354384564839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415215753018856">
                <text:p>0.0415215753018856</text:p>
              </table:table-cell>
              <table:table-cell office:value-type="float" office:value="-0.09757">
                <text:p>-0.09757</text:p>
              </table:table-cell>
              <table:table-cell office:value-type="float" office:value="0.49361886259">
                <text:p>0.4936188625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410945080220699">
                <text:p>0.0410945080220699</text:p>
              </table:table-cell>
              <table:table-cell office:value-type="float" office:value="-0.097068">
                <text:p>-0.097068</text:p>
              </table:table-cell>
              <table:table-cell office:value-type="float" office:value="0.493675695850099">
                <text:p>0.49367569585009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406533516943455">
                <text:p>0.0406533516943455</text:p>
              </table:table-cell>
              <table:table-cell office:value-type="float" office:value="-0.096058">
                <text:p>-0.096058</text:p>
              </table:table-cell>
              <table:table-cell office:value-type="float" office:value="0.493677242219211">
                <text:p>0.49367724221921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397314764559269">
                <text:p>0.0397314764559269</text:p>
              </table:table-cell>
              <table:table-cell office:value-type="float" office:value="-0.095049">
                <text:p>-0.095049</text:p>
              </table:table-cell>
              <table:table-cell office:value-type="float" office:value="0.493620409181376">
                <text:p>0.49362040918137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387612096965313">
                <text:p>0.0387612096965313</text:p>
              </table:table-cell>
              <table:table-cell office:value-type="float" office:value="-0.093982">
                <text:p>-0.093982</text:p>
              </table:table-cell>
              <table:table-cell office:value-type="float" office:value="0.4935183211776">
                <text:p>0.493518321177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37747822701931">
                <text:p>0.037747822701931</text:p>
              </table:table-cell>
              <table:table-cell office:value-type="float" office:value="-0.093069">
                <text:p>-0.093069</text:p>
              </table:table-cell>
              <table:table-cell office:value-type="float" office:value="0.493395316557324">
                <text:p>0.49339531655732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372265577316284">
                <text:p>0.0372265577316284</text:p>
              </table:table-cell>
              <table:table-cell office:value-type="float" office:value="-0.092145">
                <text:p>-0.092145</text:p>
              </table:table-cell>
              <table:table-cell office:value-type="float" office:value="0.4932668558531">
                <text:p>0.493266855853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361582040786743">
                <text:p>0.0361582040786743</text:p>
              </table:table-cell>
              <table:table-cell office:value-type="float" office:value="-0.090984">
                <text:p>-0.090984</text:p>
              </table:table-cell>
              <table:table-cell office:value-type="float" office:value="0.493136417889099">
                <text:p>0.49313641788909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345003455877304">
                <text:p>0.0345003455877304</text:p>
              </table:table-cell>
              <table:table-cell office:value-type="float" office:value="-0.089991">
                <text:p>-0.089991</text:p>
              </table:table-cell>
              <table:table-cell office:value-type="float" office:value="0.492992770367564">
                <text:p>0.49299277036756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339353531599045">
                <text:p>0.0339353531599045</text:p>
              </table:table-cell>
              <table:table-cell office:value-type="float" office:value="-0.088693">
                <text:p>-0.088693</text:p>
              </table:table-cell>
              <table:table-cell office:value-type="float" office:value="0.492854106991536">
                <text:p>0.49285410699153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327908582985401">
                <text:p>0.0327908582985401</text:p>
              </table:table-cell>
              <table:table-cell office:value-type="float" office:value="-0.087177">
                <text:p>-0.087177</text:p>
              </table:table-cell>
              <table:table-cell office:value-type="float" office:value="0.49276732091">
                <text:p>0.4927673209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322122536599636">
                <text:p>0.0322122536599636</text:p>
              </table:table-cell>
              <table:table-cell office:value-type="float" office:value="-0.085451">
                <text:p>-0.085451</text:p>
              </table:table-cell>
              <table:table-cell office:value-type="float" office:value="0.492738258831875">
                <text:p>0.49273825883187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310457218438387">
                <text:p>0.0310457218438387</text:p>
              </table:table-cell>
              <table:table-cell office:value-type="float" office:value="-0.083857">
                <text:p>-0.083857</text:p>
              </table:table-cell>
              <table:table-cell office:value-type="float" office:value="0.492757633786875">
                <text:p>0.49275763378687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298700761049986">
                <text:p>0.0298700761049986</text:p>
              </table:table-cell>
              <table:table-cell office:value-type="float" office:value="-0.082131">
                <text:p>-0.082131</text:p>
              </table:table-cell>
              <table:table-cell office:value-type="float" office:value="0.492782044884684">
                <text:p>0.49278204488468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292802639305592">
                <text:p>0.0292802639305592</text:p>
              </table:table-cell>
              <table:table-cell office:value-type="float" office:value="-0.080243">
                <text:p>-0.080243</text:p>
              </table:table-cell>
              <table:table-cell office:value-type="float" office:value="0.492758796254124">
                <text:p>0.49275879625412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280991271138191">
                <text:p>0.0280991271138191</text:p>
              </table:table-cell>
              <table:table-cell office:value-type="float" office:value="-0.078104">
                <text:p>-0.078104</text:p>
              </table:table-cell>
              <table:table-cell office:value-type="float" office:value="0.492664237803916">
                <text:p>0.49266423780391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2691949903965">
                <text:p>0.02691949903965</text:p>
              </table:table-cell>
              <table:table-cell office:value-type="float" office:value="-0.076165">
                <text:p>-0.076165</text:p>
              </table:table-cell>
              <table:table-cell office:value-type="float" office:value="0.492495216669644">
                <text:p>0.49249521666964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263313688337803">
                <text:p>0.0263313688337803</text:p>
              </table:table-cell>
              <table:table-cell office:value-type="float" office:value="-0.074454">
                <text:p>-0.074454</text:p>
              </table:table-cell>
              <table:table-cell office:value-type="float" office:value="0.4922593975051">
                <text:p>0.492259397505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251609459519386">
                <text:p>0.0251609459519386</text:p>
              </table:table-cell>
              <table:table-cell office:value-type="float" office:value="-0.072965">
                <text:p>-0.072965</text:p>
              </table:table-cell>
              <table:table-cell office:value-type="float" office:value="0.4920226621964">
                <text:p>0.492022662196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240013040602207">
                <text:p>0.0240013040602207</text:p>
              </table:table-cell>
              <table:table-cell office:value-type="float" office:value="-0.07129">
                <text:p>-0.07129</text:p>
              </table:table-cell>
              <table:table-cell office:value-type="float" office:value="0.491760925521196">
                <text:p>0.49176092552119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234265085309744">
                <text:p>0.0234265085309744</text:p>
              </table:table-cell>
              <table:table-cell office:value-type="float" office:value="-0.069606">
                <text:p>-0.069606</text:p>
              </table:table-cell>
              <table:table-cell office:value-type="float" office:value="0.491508734899139">
                <text:p>0.49150873489913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222890917211771">
                <text:p>0.0222890917211771</text:p>
              </table:table-cell>
              <table:table-cell office:value-type="float" office:value="-0.067965">
                <text:p>-0.067965</text:p>
              </table:table-cell>
              <table:table-cell office:value-type="float" office:value="0.491339612002124">
                <text:p>0.49133961200212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211702734231949">
                <text:p>0.0211702734231949</text:p>
              </table:table-cell>
              <table:table-cell office:value-type="float" office:value="-0.066282">
                <text:p>-0.066282</text:p>
              </table:table-cell>
              <table:table-cell office:value-type="float" office:value="0.491289444564539">
                <text:p>0.49128944456453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200730580836534">
                <text:p>0.0200730580836534</text:p>
              </table:table-cell>
              <table:table-cell office:value-type="float" office:value="-0.064511">
                <text:p>-0.064511</text:p>
              </table:table-cell>
              <table:table-cell office:value-type="float" office:value="0.491345833881484">
                <text:p>0.49134583388148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189998000860214">
                <text:p>0.0189998000860214</text:p>
              </table:table-cell>
              <table:table-cell office:value-type="float" office:value="-0.062993">
                <text:p>-0.062993</text:p>
              </table:table-cell>
              <table:table-cell office:value-type="float" office:value="0.491439539233251">
                <text:p>0.49143953923325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184729918837547">
                <text:p>0.0184729918837547</text:p>
              </table:table-cell>
              <table:table-cell office:value-type="float" office:value="-0.061501">
                <text:p>-0.061501</text:p>
              </table:table-cell>
              <table:table-cell office:value-type="float" office:value="0.491492408911475">
                <text:p>0.49149240891147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179529935121536">
                <text:p>0.0179529935121536</text:p>
              </table:table-cell>
              <table:table-cell office:value-type="float" office:value="-0.060217">
                <text:p>-0.060217</text:p>
              </table:table-cell>
              <table:table-cell office:value-type="float" office:value="0.4915215619931">
                <text:p>0.491521561993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164369828999043">
                <text:p>0.0164369828999043</text:p>
              </table:table-cell>
              <table:table-cell office:value-type="float" office:value="-0.058917">
                <text:p>-0.058917</text:p>
              </table:table-cell>
              <table:table-cell office:value-type="float" office:value="0.491497073547419">
                <text:p>0.49149707354741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154651021584868">
                <text:p>0.0154651021584868</text:p>
              </table:table-cell>
              <table:table-cell office:value-type="float" office:value="-0.058038">
                <text:p>-0.058038</text:p>
              </table:table-cell>
              <table:table-cell office:value-type="float" office:value="0.491482302013531">
                <text:p>0.49148230201353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145261995494366">
                <text:p>0.0145261995494366</text:p>
              </table:table-cell>
              <table:table-cell office:value-type="float" office:value="-0.057192">
                <text:p>-0.057192</text:p>
              </table:table-cell>
              <table:table-cell office:value-type="float" office:value="0.491481135816556">
                <text:p>0.49148113581655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136217102408409">
                <text:p>0.0136217102408409</text:p>
              </table:table-cell>
              <table:table-cell office:value-type="float" office:value="-0.056396">
                <text:p>-0.056396</text:p>
              </table:table-cell>
              <table:table-cell office:value-type="float" office:value="0.491504847819699">
                <text:p>0.49150484781969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131826363503933">
                <text:p>0.0131826363503933</text:p>
              </table:table-cell>
              <table:table-cell office:value-type="float" office:value="-0.055353">
                <text:p>-0.055353</text:p>
              </table:table-cell>
              <table:table-cell office:value-type="float" office:value="0.491533999994124">
                <text:p>0.49153399999412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123316468670964">
                <text:p>0.0123316468670964</text:p>
              </table:table-cell>
              <table:table-cell office:value-type="float" office:value="-0.054569">
                <text:p>-0.054569</text:p>
              </table:table-cell>
              <table:table-cell office:value-type="float" office:value="0.491533999994124">
                <text:p>0.49153399999412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111246863380075">
                <text:p>0.0111246863380075</text:p>
              </table:table-cell>
              <table:table-cell office:value-type="float" office:value="-0.053871">
                <text:p>-0.053871</text:p>
              </table:table-cell>
              <table:table-cell office:value-type="float" office:value="0.491527781041996">
                <text:p>0.49152778104199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107411993667483">
                <text:p>0.0107411993667483</text:p>
              </table:table-cell>
              <table:table-cell office:value-type="float" office:value="-0.053635">
                <text:p>-0.053635</text:p>
              </table:table-cell>
              <table:table-cell office:value-type="float" office:value="0.491528558416304">
                <text:p>0.49152855841630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100028095766902">
                <text:p>0.0100028095766902</text:p>
              </table:table-cell>
              <table:table-cell office:value-type="float" office:value="-0.053769">
                <text:p>-0.053769</text:p>
              </table:table-cell>
              <table:table-cell office:value-type="float" office:value="0.491521173299331">
                <text:p>0.49152117329933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0930288154631853">
                <text:p>0.00930288154631853</text:p>
              </table:table-cell>
              <table:table-cell office:value-type="float" office:value="-0.053919">
                <text:p>-0.053919</text:p>
              </table:table-cell>
              <table:table-cell office:value-type="float" office:value="0.491511067128659">
                <text:p>0.49151106712865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0864149536937475">
                <text:p>0.00864149536937475</text:p>
              </table:table-cell>
              <table:table-cell office:value-type="float" office:value="-0.054163">
                <text:p>-0.054163</text:p>
              </table:table-cell>
              <table:table-cell office:value-type="float" office:value="0.491501349415884">
                <text:p>0.49150134941588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0801877118647099">
                <text:p>0.00801877118647099</text:p>
              </table:table-cell>
              <table:table-cell office:value-type="float" office:value="-0.05449">
                <text:p>-0.05449</text:p>
              </table:table-cell>
              <table:table-cell office:value-type="float" office:value="0.491458977427651">
                <text:p>0.49145897742765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074345669709146">
                <text:p>0.0074345669709146</text:p>
              </table:table-cell>
              <table:table-cell office:value-type="float" office:value="-0.054096">
                <text:p>-0.054096</text:p>
              </table:table-cell>
              <table:table-cell office:value-type="float" office:value="0.491433707590656">
                <text:p>0.49143370759065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0715690525248647">
                <text:p>0.00715690525248647</text:p>
              </table:table-cell>
              <table:table-cell office:value-type="float" office:value="-0.053979">
                <text:p>-0.053979</text:p>
              </table:table-cell>
              <table:table-cell office:value-type="float" office:value="0.491419322508619">
                <text:p>0.49141932250861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0663005840033293">
                <text:p>0.00663005840033293</text:p>
              </table:table-cell>
              <table:table-cell office:value-type="float" office:value="-0.053916">
                <text:p>-0.053916</text:p>
              </table:table-cell>
              <table:table-cell office:value-type="float" office:value="0.491408436156611">
                <text:p>0.49140843615661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0614118948578835">
                <text:p>0.00614118948578835</text:p>
              </table:table-cell>
              <table:table-cell office:value-type="float" office:value="-0.053677">
                <text:p>-0.053677</text:p>
              </table:table-cell>
              <table:table-cell office:value-type="float" office:value="0.491413101772331">
                <text:p>0.49141310177233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0591079099103808">
                <text:p>0.00591079099103808</text:p>
              </table:table-cell>
              <table:table-cell office:value-type="float" office:value="-0.053357">
                <text:p>-0.053357</text:p>
              </table:table-cell>
              <table:table-cell office:value-type="float" office:value="0.491369553908811">
                <text:p>0.49136955390881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0547781912609935">
                <text:p>0.00547781912609935</text:p>
              </table:table-cell>
              <table:table-cell office:value-type="float" office:value="-0.053073">
                <text:p>-0.053073</text:p>
              </table:table-cell>
              <table:table-cell office:value-type="float" office:value="0.491360221606875">
                <text:p>0.49136022160687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0508162379264832">
                <text:p>0.00508162379264832</text:p>
              </table:table-cell>
              <table:table-cell office:value-type="float" office:value="-0.052935">
                <text:p>-0.052935</text:p>
              </table:table-cell>
              <table:table-cell office:value-type="float" office:value="0.491346222745731">
                <text:p>0.49134622274573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0489716697484255">
                <text:p>0.00489716697484255</text:p>
              </table:table-cell>
              <table:table-cell office:value-type="float" office:value="-0.052446">
                <text:p>-0.052446</text:p>
              </table:table-cell>
              <table:table-cell office:value-type="float" office:value="0.491328723480396">
                <text:p>0.49132872348039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0455518160015345">
                <text:p>0.00455518160015345</text:p>
              </table:table-cell>
              <table:table-cell office:value-type="float" office:value="-0.051787">
                <text:p>-0.051787</text:p>
              </table:table-cell>
              <table:table-cell office:value-type="float" office:value="0.491329501241776">
                <text:p>0.49132950124177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0424867123365402">
                <text:p>0.00424867123365402</text:p>
              </table:table-cell>
              <table:table-cell office:value-type="float" office:value="-0.050836">
                <text:p>-0.050836</text:p>
              </table:table-cell>
              <table:table-cell office:value-type="float" office:value="0.491329501241776">
                <text:p>0.49132950124177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0410861102864146">
                <text:p>0.00410861102864146</text:p>
              </table:table-cell>
              <table:table-cell office:value-type="float" office:value="-0.050396">
                <text:p>-0.050396</text:p>
              </table:table-cell>
              <table:table-cell office:value-type="float" office:value="0.491324834650816">
                <text:p>0.49132483465081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0385461607947946">
                <text:p>0.00385461607947946</text:p>
              </table:table-cell>
              <table:table-cell office:value-type="float" office:value="-0.0497">
                <text:p>-0.0497</text:p>
              </table:table-cell>
              <table:table-cell office:value-type="float" office:value="0.491321723559936">
                <text:p>0.49132172355993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00363523559644818">
                <text:p>0.00363523559644818</text:p>
              </table:table-cell>
              <table:table-cell office:value-type="float" office:value="-0.048937">
                <text:p>-0.048937</text:p>
              </table:table-cell>
              <table:table-cell office:value-type="float" office:value="0.491323667994571">
                <text:p>0.49132366799457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00337049947120249">
                <text:p>0.00337049947120249</text:p>
              </table:table-cell>
              <table:table-cell office:value-type="float" office:value="-0.048487">
                <text:p>-0.048487</text:p>
              </table:table-cell>
              <table:table-cell office:value-type="float" office:value="0.491307334449931">
                <text:p>0.49130733444993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00323681114241481">
                <text:p>0.00323681114241481</text:p>
              </table:table-cell>
              <table:table-cell office:value-type="float" office:value="-0.047925">
                <text:p>-0.047925</text:p>
              </table:table-cell>
              <table:table-cell office:value-type="float" office:value="0.491290611320576">
                <text:p>0.49129061132057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00318293715827167">
                <text:p>0.00318293715827167</text:p>
              </table:table-cell>
              <table:table-cell office:value-type="float" office:value="-0.047416">
                <text:p>-0.047416</text:p>
              </table:table-cell>
              <table:table-cell office:value-type="float" office:value="0.4912727206875">
                <text:p>0.491272720687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00313764694146812">
                <text:p>0.00313764694146812</text:p>
              </table:table-cell>
              <table:table-cell office:value-type="float" office:value="-0.046683">
                <text:p>-0.046683</text:p>
              </table:table-cell>
              <table:table-cell office:value-type="float" office:value="0.491254440301499">
                <text:p>0.49125444030149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0307338335551321">
                <text:p>0.00307338335551321</text:p>
              </table:table-cell>
              <table:table-cell office:value-type="float" office:value="-0.045789">
                <text:p>-0.045789</text:p>
              </table:table-cell>
              <table:table-cell office:value-type="float" office:value="0.491251717619376">
                <text:p>0.49125171761937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00304467789828777">
                <text:p>0.00304467789828777</text:p>
              </table:table-cell>
              <table:table-cell office:value-type="float" office:value="-0.04474">
                <text:p>-0.04474</text:p>
              </table:table-cell>
              <table:table-cell office:value-type="float" office:value="0.491271164942476">
                <text:p>0.49127116494247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00304743158631027">
                <text:p>0.00304743158631027</text:p>
              </table:table-cell>
              <table:table-cell office:value-type="float" office:value="-0.043745">
                <text:p>-0.043745</text:p>
              </table:table-cell>
              <table:table-cell office:value-type="float" office:value="0.491277387886284">
                <text:p>0.49127738788628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00305239297449589">
                <text:p>0.00305239297449589</text:p>
              </table:table-cell>
              <table:table-cell office:value-type="float" office:value="-0.042546">
                <text:p>-0.042546</text:p>
              </table:table-cell>
              <table:table-cell office:value-type="float" office:value="0.491271164942476">
                <text:p>0.49127116494247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00305418856441975">
                <text:p>0.00305418856441975</text:p>
              </table:table-cell>
              <table:table-cell office:value-type="float" office:value="-0.041738">
                <text:p>-0.041738</text:p>
              </table:table-cell>
              <table:table-cell office:value-type="float" office:value="0.491264164015024">
                <text:p>0.49126416401502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00305667519569397">
                <text:p>0.00305667519569397</text:p>
              </table:table-cell>
              <table:table-cell office:value-type="float" office:value="-0.040864">
                <text:p>-0.040864</text:p>
              </table:table-cell>
              <table:table-cell office:value-type="float" office:value="0.491271942815744">
                <text:p>0.49127194281574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00305763469077647">
                <text:p>0.00305763469077647</text:p>
              </table:table-cell>
              <table:table-cell office:value-type="float" office:value="-0.040297">
                <text:p>-0.040297</text:p>
              </table:table-cell>
              <table:table-cell office:value-type="float" office:value="0.491294889396939">
                <text:p>0.49129488939693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00305934506468475">
                <text:p>0.00305934506468475</text:p>
              </table:table-cell>
              <table:table-cell office:value-type="float" office:value="-0.039825">
                <text:p>-0.039825</text:p>
              </table:table-cell>
              <table:table-cell office:value-type="float" office:value="0.491308112252891">
                <text:p>0.49130811225289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00305969966575503">
                <text:p>0.00305969966575503</text:p>
              </table:table-cell>
              <table:table-cell office:value-type="float" office:value="-0.039335">
                <text:p>-0.039335</text:p>
              </table:table-cell>
              <table:table-cell office:value-type="float" office:value="0.491322890221851">
                <text:p>0.49132289022185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00306027103215456">
                <text:p>0.00306027103215456</text:p>
              </table:table-cell>
              <table:table-cell office:value-type="float" office:value="-0.038817">
                <text:p>-0.0388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00306059187278152">
                <text:p>0.00306059187278152</text:p>
              </table:table-cell>
              <table:table-cell office:value-type="float" office:value="-0.038705">
                <text:p>-0.0387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00306095043197274">
                <text:p>0.00306095043197274</text:p>
              </table:table-cell>
              <table:table-cell office:value-type="float" office:value="-0.03839">
                <text:p>-0.038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00306107336655259">
                <text:p>0.00306107336655259</text:p>
              </table:table-cell>
              <table:table-cell office:value-type="float" office:value="-0.038043">
                <text:p>-0.0380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00306113297119737">
                <text:p>0.00306113297119737</text:p>
              </table:table-cell>
              <table:table-cell office:value-type="float" office:value="-0.037578">
                <text:p>-0.0375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00306109595112503">
                <text:p>0.00306109595112503</text:p>
              </table:table-cell>
              <table:table-cell office:value-type="float" office:value="-0.037248">
                <text:p>-0.0372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00306109222583473">
                <text:p>0.00306109222583473</text:p>
              </table:table-cell>
              <table:table-cell office:value-type="float" office:value="-0.036859">
                <text:p>-0.0368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00306114833801985">
                <text:p>0.00306114833801985</text:p>
              </table:table-cell>
              <table:table-cell office:value-type="float" office:value="-0.036764">
                <text:p>-0.0367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00306116696447134">
                <text:p>0.00306116696447134</text:p>
              </table:table-cell>
              <table:table-cell office:value-type="float" office:value="-0.036637">
                <text:p>-0.0366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00306118186563253">
                <text:p>0.00306118186563253</text:p>
              </table:table-cell>
              <table:table-cell office:value-type="float" office:value="-0.036304">
                <text:p>-0.0363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00306119676679373">
                <text:p>0.00306119676679373</text:p>
              </table:table-cell>
              <table:table-cell office:value-type="float" office:value="-0.036001">
                <text:p>-0.036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00306120794266462">
                <text:p>0.00306120794266462</text:p>
              </table:table-cell>
              <table:table-cell office:value-type="float" office:value="-0.035853">
                <text:p>-0.0358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00306121935136616">
                <text:p>0.00306121935136616</text:p>
              </table:table-cell>
              <table:table-cell office:value-type="float" office:value="-0.035696">
                <text:p>-0.0356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00306121935136616">
                <text:p>0.00306121935136616</text:p>
              </table:table-cell>
              <table:table-cell office:value-type="float" office:value="-0.03544">
                <text:p>-0.035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00306121935136616">
                <text:p>0.00306121935136616</text:p>
              </table:table-cell>
              <table:table-cell office:value-type="float" office:value="-0.035173">
                <text:p>-0.0351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00306121935136616">
                <text:p>0.00306121935136616</text:p>
              </table:table-cell>
              <table:table-cell office:value-type="float" office:value="-0.03472">
                <text:p>-0.034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00306121935136616">
                <text:p>0.00306121935136616</text:p>
              </table:table-cell>
              <table:table-cell office:value-type="float" office:value="-0.034502">
                <text:p>-0.0345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00306121935136616">
                <text:p>0.00306121935136616</text:p>
              </table:table-cell>
              <table:table-cell office:value-type="float" office:value="-0.034231">
                <text:p>-0.0342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00306122307665646">
                <text:p>0.00306122307665646</text:p>
              </table:table-cell>
              <table:table-cell office:value-type="float" office:value="-0.033964">
                <text:p>-0.0339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00306122307665646">
                <text:p>0.00306122307665646</text:p>
              </table:table-cell>
              <table:table-cell office:value-type="float" office:value="-0.03359">
                <text:p>-0.033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033582">
                <text:p>-0.0335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033552">
                <text:p>-0.0335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033314">
                <text:p>-0.0333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033369">
                <text:p>-0.0333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033527">
                <text:p>-0.0335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03354">
                <text:p>-0.033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03354">
                <text:p>-0.033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03341">
                <text:p>-0.033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033302">
                <text:p>-0.0333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033228">
                <text:p>-0.0332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033237">
                <text:p>-0.0332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033273">
                <text:p>-0.0332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033467">
                <text:p>-0.0334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033487">
                <text:p>-0.0334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03349">
                <text:p>-0.033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033516">
                <text:p>-0.0335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-0.033659">
                <text:p>-0.03365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